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c9c5" officeooo:paragraph-rsid="0005c9c5"/>
    </style:style>
    <style:style style:name="P2" style:family="paragraph" style:parent-style-name="Standard">
      <style:text-properties officeooo:rsid="00074c3a" officeooo:paragraph-rsid="00074c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cuting: python -u /home/yewintun/mygo/src/scoops3d/AraiTagyo/input/PrePro/plot3D.py</text:p>
      <text:p text:style-name="P2"/>
      <text:p text:style-name="P2">0.0 , 0.0 , 15</text:p>
      <text:p text:style-name="P2">0.0 , 0.503787878788 , 15</text:p>
      <text:p text:style-name="P2">0.0 , 1.00757575758 , 15</text:p>
      <text:p text:style-name="P2">0.0 , 1.51136363636 , 15</text:p>
      <text:p text:style-name="P2">0.0 , 2.01515151515 , 15</text:p>
      <text:p text:style-name="P2">0.0 , 2.51893939394 , 15</text:p>
      <text:p text:style-name="P2">0.0 , 3.02272727273 , 15</text:p>
      <text:p text:style-name="P2">0.0 , 3.52651515152 , 15</text:p>
      <text:p text:style-name="P2">0.0 , 4.0303030303 , 15</text:p>
      <text:p text:style-name="P2">0.0 , 4.53409090909 , 15</text:p>
      <text:p text:style-name="P2">0.0 , 5.03787878788 , 15</text:p>
      <text:p text:style-name="P2">0.0 , 5.54166666667 , 15</text:p>
      <text:p text:style-name="P2">0.0 , 6.04545454545 , 15</text:p>
      <text:p text:style-name="P2">0.0 , 6.54924242424 , 15</text:p>
      <text:p text:style-name="P2">0.0 , 7.05303030303 , 15</text:p>
      <text:p text:style-name="P2">0.0 , 7.55681818182 , 15</text:p>
      <text:p text:style-name="P2">0.0 , 8.06060606061 , 15</text:p>
      <text:p text:style-name="P2">0.0 , 8.56439393939 , 15</text:p>
      <text:p text:style-name="P2">0.0 , 9.06818181818 , 15</text:p>
      <text:p text:style-name="P2">0.0 , 9.57196969697 , 15</text:p>
      <text:p text:style-name="P2">0.0 , 10.0757575758 , 15</text:p>
      <text:p text:style-name="P2">0.0 , 10.5795454545 , 15</text:p>
      <text:p text:style-name="P2">0.0 , 11.0833333333 , 15</text:p>
      <text:p text:style-name="P2">0.0 , 11.5871212121 , 15</text:p>
      <text:p text:style-name="P2">0.0 , 12.0909090909 , 15</text:p>
      <text:p text:style-name="P2">0.0 , 12.5946969697 , 15</text:p>
      <text:p text:style-name="P2">0.0 , 13.0984848485 , 15</text:p>
      <text:p text:style-name="P2">0.0 , 13.6022727273 , 15</text:p>
      <text:p text:style-name="P2">0.0 , 14.1060606061 , 15</text:p>
      <text:p text:style-name="P2">0.0 , 14.6098484848 , 15</text:p>
      <text:p text:style-name="P2">0.0 , 15.1136363636 , 15</text:p>
      <text:p text:style-name="P2">0.0 , 15.6174242424 , 15</text:p>
      <text:p text:style-name="P2">0.0 , 16.1212121212 , 15</text:p>
      <text:p text:style-name="P2">0.0 , 16.625 , 15</text:p>
      <text:p text:style-name="P2">0.0 , 17.1287878788 , 15</text:p>
      <text:p text:style-name="P2">0.0 , 17.6325757576 , 15</text:p>
      <text:p text:style-name="P2">0.0 , 18.1363636364 , 15</text:p>
      <text:p text:style-name="P2">0.0 , 18.6401515152 , 15.33333333</text:p>
      <text:p text:style-name="P2">0.0 , 19.1439393939 , 15.66666667</text:p>
      <text:p text:style-name="P2">0.0 , 19.6477272727 , 16</text:p>
      <text:p text:style-name="P2">0.0 , 20.1515151515 , 16.33333333</text:p>
      <text:p text:style-name="P2">0.0 , 20.6553030303 , 16.66666667</text:p>
      <text:p text:style-name="P2">0.0 , 21.1590909091 , 17</text:p>
      <text:p text:style-name="P2">0.0 , 21.6628787879 , 17.33333333</text:p>
      <text:p text:style-name="P2">0.0 , 22.1666666667 , 17.66666667</text:p>
      <text:p text:style-name="P2">0.0 , 22.6704545455 , 18</text:p>
      <text:p text:style-name="P2">0.0 , 23.1742424242 , 18.33333333</text:p>
      <text:p text:style-name="P2">0.0 , 23.678030303 , 18.66666667</text:p>
      <text:p text:style-name="P2">0.0 , 24.1818181818 , 19</text:p>
      <text:p text:style-name="P2">0.0 , 24.6856060606 , 19.33333333</text:p>
      <text:p text:style-name="P2"><text:soft-page-break/>0.0 , 25.1893939394 , 19.66666667</text:p>
      <text:p text:style-name="P2">0.0 , 25.6931818182 , 20</text:p>
      <text:p text:style-name="P2">0.0 , 26.196969697 , 20.33333333</text:p>
      <text:p text:style-name="P2">0.0 , 26.7007575758 , 20.66666667</text:p>
      <text:p text:style-name="P2">0.0 , 27.2045454545 , 21</text:p>
      <text:p text:style-name="P2">0.0 , 27.7083333333 , 21.33333333</text:p>
      <text:p text:style-name="P2">0.0 , 28.2121212121 , 21.66666667</text:p>
      <text:p text:style-name="P2">0.0 , 28.7159090909 , 22</text:p>
      <text:p text:style-name="P2">0.0 , 29.2196969697 , 22.33333333</text:p>
      <text:p text:style-name="P2">0.0 , 29.7234848485 , 22.66666667</text:p>
      <text:p text:style-name="P2">0.0 , 30.2272727273 , 23</text:p>
      <text:p text:style-name="P2">0.0 , 30.7310606061 , 23.33333333</text:p>
      <text:p text:style-name="P2">0.0 , 31.2348484848 , 23.66666667</text:p>
      <text:p text:style-name="P2">0.0 , 31.7386363636 , 24</text:p>
      <text:p text:style-name="P2">0.0 , 32.2424242424 , 24.33333333</text:p>
      <text:p text:style-name="P2">0.0 , 32.7462121212 , 24.66666667</text:p>
      <text:p text:style-name="P2">0.0 , 33.25 , 25</text:p>
      <text:p text:style-name="P2">0.0 , 33.7537878788 , 25.33333333</text:p>
      <text:p text:style-name="P2">0.0 , 34.2575757576 , 25.66666667</text:p>
      <text:p text:style-name="P2">0.0 , 34.7613636364 , 26</text:p>
      <text:p text:style-name="P2">0.0 , 35.2651515152 , 26.33333333</text:p>
      <text:p text:style-name="P2">0.0 , 35.7689393939 , 26.66666667</text:p>
      <text:p text:style-name="P2">0.0 , 36.2727272727 , 27</text:p>
      <text:p text:style-name="P2">0.0 , 36.7765151515 , 27.33333333</text:p>
      <text:p text:style-name="P2">0.0 , 37.2803030303 , 27.66666667</text:p>
      <text:p text:style-name="P2">0.0 , 37.7840909091 , 28</text:p>
      <text:p text:style-name="P2">0.0 , 38.2878787879 , 28.33333333</text:p>
      <text:p text:style-name="P2">0.0 , 38.7916666667 , 28.66666667</text:p>
      <text:p text:style-name="P2">0.0 , 39.2954545455 , 29</text:p>
      <text:p text:style-name="P2">0.0 , 39.7992424242 , 29.33333333</text:p>
      <text:p text:style-name="P2">0.0 , 40.303030303 , 29.66666667</text:p>
      <text:p text:style-name="P2">0.0 , 40.8068181818 , 30</text:p>
      <text:p text:style-name="P2">0.0 , 41.3106060606 , 30.33333333</text:p>
      <text:p text:style-name="P2">0.0 , 41.8143939394 , 30.66666667</text:p>
      <text:p text:style-name="P2">0.0 , 42.3181818182 , 31</text:p>
      <text:p text:style-name="P2">0.0 , 42.821969697 , 31.33333333</text:p>
      <text:p text:style-name="P2">0.0 , 43.3257575758 , 31.66666667</text:p>
      <text:p text:style-name="P2">0.0 , 43.8295454545 , 32</text:p>
      <text:p text:style-name="P2">0.0 , 44.3333333333 , 32.33333333</text:p>
      <text:p text:style-name="P2">0.0 , 44.8371212121 , 32.66666667</text:p>
      <text:p text:style-name="P2">0.0 , 45.3409090909 , 33</text:p>
      <text:p text:style-name="P2">0.0 , 45.8446969697 , 33.33333333</text:p>
      <text:p text:style-name="P2">0.0 , 46.3484848485 , 33.66666667</text:p>
      <text:p text:style-name="P2">0.0 , 46.8522727273 , 34</text:p>
      <text:p text:style-name="P2">0.0 , 47.3560606061 , 34.33333333</text:p>
      <text:p text:style-name="P2">0.0 , 47.8598484848 , 34.66666667</text:p>
      <text:p text:style-name="P2">0.0 , 48.3636363636 , 35</text:p>
      <text:p text:style-name="P2">0.0 , 48.8674242424 , 35</text:p>
      <text:p text:style-name="P2">0.0 , 49.3712121212 , 35</text:p>
      <text:p text:style-name="P2">0.0 , 49.875 , 35</text:p>
      <text:p text:style-name="P2">0.0 , 50.3787878788 , 35</text:p>
      <text:p text:style-name="P2">0.0 , 50.8825757576 , 35</text:p>
      <text:p text:style-name="P2"><text:soft-page-break/>0.0 , 51.3863636364 , 35</text:p>
      <text:p text:style-name="P2">0.0 , 51.8901515152 , 35</text:p>
      <text:p text:style-name="P2">0.0 , 52.3939393939 , 35</text:p>
      <text:p text:style-name="P2">0.0 , 52.8977272727 , 35</text:p>
      <text:p text:style-name="P2">0.0 , 53.4015151515 , 35</text:p>
      <text:p text:style-name="P2">0.0 , 53.9053030303 , 35</text:p>
      <text:p text:style-name="P2">0.0 , 54.4090909091 , 35</text:p>
      <text:p text:style-name="P2">0.0 , 54.9128787879 , 35</text:p>
      <text:p text:style-name="P2">0.0 , 55.4166666667 , 35</text:p>
      <text:p text:style-name="P2">0.0 , 55.9204545455 , 35</text:p>
      <text:p text:style-name="P2">0.0 , 56.4242424242 , 35</text:p>
      <text:p text:style-name="P2">0.0 , 56.928030303 , 35</text:p>
      <text:p text:style-name="P2">0.0 , 57.4318181818 , 35</text:p>
      <text:p text:style-name="P2">0.0 , 57.9356060606 , 35</text:p>
      <text:p text:style-name="P2">0.0 , 58.4393939394 , 35</text:p>
      <text:p text:style-name="P2">0.0 , 58.9431818182 , 35</text:p>
      <text:p text:style-name="P2">0.0 , 59.446969697 , 35</text:p>
      <text:p text:style-name="P2">0.0 , 59.9507575758 , 35</text:p>
      <text:p text:style-name="P2">0.0 , 60.4545454545 , 35</text:p>
      <text:p text:style-name="P2">0.0 , 60.9583333333 , 35</text:p>
      <text:p text:style-name="P2">0.0 , 61.4621212121 , 35</text:p>
      <text:p text:style-name="P2">0.0 , 61.9659090909 , 35</text:p>
      <text:p text:style-name="P2">0.0 , 62.4696969697 , 35</text:p>
      <text:p text:style-name="P2">0.0 , 62.9734848485 , 35</text:p>
      <text:p text:style-name="P2">0.0 , 63.4772727273 , 35</text:p>
      <text:p text:style-name="P2">0.0 , 63.9810606061 , 35</text:p>
      <text:p text:style-name="P2">0.0 , 64.4848484848 , 35</text:p>
      <text:p text:style-name="P2">0.0 , 64.9886363636 , 35</text:p>
      <text:p text:style-name="P2">0.0 , 65.4924242424 , 35</text:p>
      <text:p text:style-name="P2">0.0 , 65.9962121212 , 35</text:p>
      <text:p text:style-name="P2">0.0 , 66.5 , 35</text:p>
      <text:p text:style-name="P2">0.503787878788 , 0.0 , 15</text:p>
      <text:p text:style-name="P2">0.503787878788 , 0.503787878788 , 15</text:p>
      <text:p text:style-name="P2">0.503787878788 , 1.00757575758 , 15</text:p>
      <text:p text:style-name="P2">0.503787878788 , 1.51136363636 , 15</text:p>
      <text:p text:style-name="P2">0.503787878788 , 2.01515151515 , 15</text:p>
      <text:p text:style-name="P2">0.503787878788 , 2.51893939394 , 15</text:p>
      <text:p text:style-name="P2">0.503787878788 , 3.02272727273 , 15</text:p>
      <text:p text:style-name="P2">0.503787878788 , 3.52651515152 , 15</text:p>
      <text:p text:style-name="P2">0.503787878788 , 4.0303030303 , 15</text:p>
      <text:p text:style-name="P2">0.503787878788 , 4.53409090909 , 15</text:p>
      <text:p text:style-name="P2">0.503787878788 , 5.03787878788 , 15</text:p>
      <text:p text:style-name="P2">0.503787878788 , 5.54166666667 , 15</text:p>
      <text:p text:style-name="P2">0.503787878788 , 6.04545454545 , 15</text:p>
      <text:p text:style-name="P2">0.503787878788 , 6.54924242424 , 15</text:p>
      <text:p text:style-name="P2">0.503787878788 , 7.05303030303 , 15</text:p>
      <text:p text:style-name="P2">0.503787878788 , 7.55681818182 , 15</text:p>
      <text:p text:style-name="P2">0.503787878788 , 8.06060606061 , 15</text:p>
      <text:p text:style-name="P2">0.503787878788 , 8.56439393939 , 15</text:p>
      <text:p text:style-name="P2">0.503787878788 , 9.06818181818 , 15</text:p>
      <text:p text:style-name="P2">0.503787878788 , 9.57196969697 , 15</text:p>
      <text:p text:style-name="P2">0.503787878788 , 10.0757575758 , 15</text:p>
      <text:p text:style-name="P2"><text:soft-page-break/>0.503787878788 , 10.5795454545 , 15</text:p>
      <text:p text:style-name="P2">0.503787878788 , 11.0833333333 , 15</text:p>
      <text:p text:style-name="P2">0.503787878788 , 11.5871212121 , 15</text:p>
      <text:p text:style-name="P2">0.503787878788 , 12.0909090909 , 15</text:p>
      <text:p text:style-name="P2">0.503787878788 , 12.5946969697 , 15</text:p>
      <text:p text:style-name="P2">0.503787878788 , 13.0984848485 , 15</text:p>
      <text:p text:style-name="P2">0.503787878788 , 13.6022727273 , 15</text:p>
      <text:p text:style-name="P2">0.503787878788 , 14.1060606061 , 15</text:p>
      <text:p text:style-name="P2">0.503787878788 , 14.6098484848 , 15</text:p>
      <text:p text:style-name="P2">0.503787878788 , 15.1136363636 , 15</text:p>
      <text:p text:style-name="P2">0.503787878788 , 15.6174242424 , 15</text:p>
      <text:p text:style-name="P2">0.503787878788 , 16.1212121212 , 15</text:p>
      <text:p text:style-name="P2">0.503787878788 , 16.625 , 15</text:p>
      <text:p text:style-name="P2">0.503787878788 , 17.1287878788 , 15</text:p>
      <text:p text:style-name="P2">0.503787878788 , 17.6325757576 , 15</text:p>
      <text:p text:style-name="P2">0.503787878788 , 18.1363636364 , 15</text:p>
      <text:p text:style-name="P2">0.503787878788 , 18.6401515152 , 15.33333333</text:p>
      <text:p text:style-name="P2">0.503787878788 , 19.1439393939 , 15.66666667</text:p>
      <text:p text:style-name="P2">0.503787878788 , 19.6477272727 , 16</text:p>
      <text:p text:style-name="P2">0.503787878788 , 20.1515151515 , 16.33333333</text:p>
      <text:p text:style-name="P2">0.503787878788 , 20.6553030303 , 16.66666667</text:p>
      <text:p text:style-name="P2">0.503787878788 , 21.1590909091 , 17</text:p>
      <text:p text:style-name="P2">0.503787878788 , 21.6628787879 , 17.33333333</text:p>
      <text:p text:style-name="P2">0.503787878788 , 22.1666666667 , 17.66666667</text:p>
      <text:p text:style-name="P2">0.503787878788 , 22.6704545455 , 18</text:p>
      <text:p text:style-name="P2">0.503787878788 , 23.1742424242 , 18.33333333</text:p>
      <text:p text:style-name="P2">0.503787878788 , 23.678030303 , 18.66666667</text:p>
      <text:p text:style-name="P2">0.503787878788 , 24.1818181818 , 19</text:p>
      <text:p text:style-name="P2">0.503787878788 , 24.6856060606 , 19.33333333</text:p>
      <text:p text:style-name="P2">0.503787878788 , 25.1893939394 , 19.66666667</text:p>
      <text:p text:style-name="P2">0.503787878788 , 25.6931818182 , 20</text:p>
      <text:p text:style-name="P2">0.503787878788 , 26.196969697 , 20.33333333</text:p>
      <text:p text:style-name="P2">0.503787878788 , 26.7007575758 , 20.66666667</text:p>
      <text:p text:style-name="P2">0.503787878788 , 27.2045454545 , 21</text:p>
      <text:p text:style-name="P2">0.503787878788 , 27.7083333333 , 21.33333333</text:p>
      <text:p text:style-name="P2">0.503787878788 , 28.2121212121 , 21.66666667</text:p>
      <text:p text:style-name="P2">0.503787878788 , 28.7159090909 , 22</text:p>
      <text:p text:style-name="P2">0.503787878788 , 29.2196969697 , 22.33333333</text:p>
      <text:p text:style-name="P2">0.503787878788 , 29.7234848485 , 22.66666667</text:p>
      <text:p text:style-name="P2">0.503787878788 , 30.2272727273 , 23</text:p>
      <text:p text:style-name="P2">0.503787878788 , 30.7310606061 , 23.33333333</text:p>
      <text:p text:style-name="P2">0.503787878788 , 31.2348484848 , 23.66666667</text:p>
      <text:p text:style-name="P2">0.503787878788 , 31.7386363636 , 24</text:p>
      <text:p text:style-name="P2">0.503787878788 , 32.2424242424 , 24.33333333</text:p>
      <text:p text:style-name="P2">0.503787878788 , 32.7462121212 , 24.66666667</text:p>
      <text:p text:style-name="P2">0.503787878788 , 33.25 , 25</text:p>
      <text:p text:style-name="P2">0.503787878788 , 33.7537878788 , 25.33333333</text:p>
      <text:p text:style-name="P2">0.503787878788 , 34.2575757576 , 25.66666667</text:p>
      <text:p text:style-name="P2">0.503787878788 , 34.7613636364 , 26</text:p>
      <text:p text:style-name="P2">0.503787878788 , 35.2651515152 , 26.33333333</text:p>
      <text:p text:style-name="P2">0.503787878788 , 35.7689393939 , 26.66666667</text:p>
      <text:p text:style-name="P2">0.503787878788 , 36.2727272727 , 27</text:p>
      <text:p text:style-name="P2"><text:soft-page-break/>0.503787878788 , 36.7765151515 , 27.33333333</text:p>
      <text:p text:style-name="P2">0.503787878788 , 37.2803030303 , 27.66666667</text:p>
      <text:p text:style-name="P2">0.503787878788 , 37.7840909091 , 28</text:p>
      <text:p text:style-name="P2">0.503787878788 , 38.2878787879 , 28.33333333</text:p>
      <text:p text:style-name="P2">0.503787878788 , 38.7916666667 , 28.66666667</text:p>
      <text:p text:style-name="P2">0.503787878788 , 39.2954545455 , 29</text:p>
      <text:p text:style-name="P2">0.503787878788 , 39.7992424242 , 29.33333333</text:p>
      <text:p text:style-name="P2">0.503787878788 , 40.303030303 , 29.66666667</text:p>
      <text:p text:style-name="P2">0.503787878788 , 40.8068181818 , 30</text:p>
      <text:p text:style-name="P2">0.503787878788 , 41.3106060606 , 30.33333333</text:p>
      <text:p text:style-name="P2">0.503787878788 , 41.8143939394 , 30.66666667</text:p>
      <text:p text:style-name="P2">0.503787878788 , 42.3181818182 , 31</text:p>
      <text:p text:style-name="P2">0.503787878788 , 42.821969697 , 31.33333333</text:p>
      <text:p text:style-name="P2">0.503787878788 , 43.3257575758 , 31.66666667</text:p>
      <text:p text:style-name="P2">0.503787878788 , 43.8295454545 , 32</text:p>
      <text:p text:style-name="P2">0.503787878788 , 44.3333333333 , 32.33333333</text:p>
      <text:p text:style-name="P2">0.503787878788 , 44.8371212121 , 32.66666667</text:p>
      <text:p text:style-name="P2">0.503787878788 , 45.3409090909 , 33</text:p>
      <text:p text:style-name="P2">0.503787878788 , 45.8446969697 , 33.33333333</text:p>
      <text:p text:style-name="P2">0.503787878788 , 46.3484848485 , 33.66666667</text:p>
      <text:p text:style-name="P2">0.503787878788 , 46.8522727273 , 34</text:p>
      <text:p text:style-name="P2">0.503787878788 , 47.3560606061 , 34.33333333</text:p>
      <text:p text:style-name="P2">0.503787878788 , 47.8598484848 , 34.66666667</text:p>
      <text:p text:style-name="P2">0.503787878788 , 48.3636363636 , 35</text:p>
      <text:p text:style-name="P2">0.503787878788 , 48.8674242424 , 35</text:p>
      <text:p text:style-name="P2">0.503787878788 , 49.3712121212 , 35</text:p>
      <text:p text:style-name="P2">0.503787878788 , 49.875 , 35</text:p>
      <text:p text:style-name="P2">0.503787878788 , 50.3787878788 , 35</text:p>
      <text:p text:style-name="P2">0.503787878788 , 50.8825757576 , 35</text:p>
      <text:p text:style-name="P2">0.503787878788 , 51.3863636364 , 35</text:p>
      <text:p text:style-name="P2">0.503787878788 , 51.8901515152 , 35</text:p>
      <text:p text:style-name="P2">0.503787878788 , 52.3939393939 , 35</text:p>
      <text:p text:style-name="P2">0.503787878788 , 52.8977272727 , 35</text:p>
      <text:p text:style-name="P2">0.503787878788 , 53.4015151515 , 35</text:p>
      <text:p text:style-name="P2">0.503787878788 , 53.9053030303 , 35</text:p>
      <text:p text:style-name="P2">0.503787878788 , 54.4090909091 , 35</text:p>
      <text:p text:style-name="P2">0.503787878788 , 54.9128787879 , 35</text:p>
      <text:p text:style-name="P2">0.503787878788 , 55.4166666667 , 35</text:p>
      <text:p text:style-name="P2">0.503787878788 , 55.9204545455 , 35</text:p>
      <text:p text:style-name="P2">0.503787878788 , 56.4242424242 , 35</text:p>
      <text:p text:style-name="P2">0.503787878788 , 56.928030303 , 35</text:p>
      <text:p text:style-name="P2">0.503787878788 , 57.4318181818 , 35</text:p>
      <text:p text:style-name="P2">0.503787878788 , 57.9356060606 , 35</text:p>
      <text:p text:style-name="P2">0.503787878788 , 58.4393939394 , 35</text:p>
      <text:p text:style-name="P2">0.503787878788 , 58.9431818182 , 35</text:p>
      <text:p text:style-name="P2">0.503787878788 , 59.446969697 , 35</text:p>
      <text:p text:style-name="P2">0.503787878788 , 59.9507575758 , 35</text:p>
      <text:p text:style-name="P2">0.503787878788 , 60.4545454545 , 35</text:p>
      <text:p text:style-name="P2">0.503787878788 , 60.9583333333 , 35</text:p>
      <text:p text:style-name="P2">0.503787878788 , 61.4621212121 , 35</text:p>
      <text:p text:style-name="P2">0.503787878788 , 61.9659090909 , 35</text:p>
      <text:p text:style-name="P2">0.503787878788 , 62.4696969697 , 35</text:p>
      <text:p text:style-name="P2"><text:soft-page-break/>0.503787878788 , 62.9734848485 , 35</text:p>
      <text:p text:style-name="P2">0.503787878788 , 63.4772727273 , 35</text:p>
      <text:p text:style-name="P2">0.503787878788 , 63.9810606061 , 35</text:p>
      <text:p text:style-name="P2">0.503787878788 , 64.4848484848 , 35</text:p>
      <text:p text:style-name="P2">0.503787878788 , 64.9886363636 , 35</text:p>
      <text:p text:style-name="P2">0.503787878788 , 65.4924242424 , 35</text:p>
      <text:p text:style-name="P2">0.503787878788 , 65.9962121212 , 35</text:p>
      <text:p text:style-name="P2">0.503787878788 , 66.5 , 35</text:p>
      <text:p text:style-name="P2">1.00757575758 , 0.0 , 15</text:p>
      <text:p text:style-name="P2">1.00757575758 , 0.503787878788 , 15</text:p>
      <text:p text:style-name="P2">1.00757575758 , 1.00757575758 , 15</text:p>
      <text:p text:style-name="P2">1.00757575758 , 1.51136363636 , 15</text:p>
      <text:p text:style-name="P2">1.00757575758 , 2.01515151515 , 15</text:p>
      <text:p text:style-name="P2">1.00757575758 , 2.51893939394 , 15</text:p>
      <text:p text:style-name="P2">1.00757575758 , 3.02272727273 , 15</text:p>
      <text:p text:style-name="P2">1.00757575758 , 3.52651515152 , 15</text:p>
      <text:p text:style-name="P2">1.00757575758 , 4.0303030303 , 15</text:p>
      <text:p text:style-name="P2">1.00757575758 , 4.53409090909 , 15</text:p>
      <text:p text:style-name="P2">1.00757575758 , 5.03787878788 , 15</text:p>
      <text:p text:style-name="P2">1.00757575758 , 5.54166666667 , 15</text:p>
      <text:p text:style-name="P2">1.00757575758 , 6.04545454545 , 15</text:p>
      <text:p text:style-name="P2">1.00757575758 , 6.54924242424 , 15</text:p>
      <text:p text:style-name="P2">1.00757575758 , 7.05303030303 , 15</text:p>
      <text:p text:style-name="P2">1.00757575758 , 7.55681818182 , 15</text:p>
      <text:p text:style-name="P2">1.00757575758 , 8.06060606061 , 15</text:p>
      <text:p text:style-name="P2">1.00757575758 , 8.56439393939 , 15</text:p>
      <text:p text:style-name="P2">1.00757575758 , 9.06818181818 , 15</text:p>
      <text:p text:style-name="P2">1.00757575758 , 9.57196969697 , 15</text:p>
      <text:p text:style-name="P2">1.00757575758 , 10.0757575758 , 15</text:p>
      <text:p text:style-name="P2">1.00757575758 , 10.5795454545 , 15</text:p>
      <text:p text:style-name="P2">1.00757575758 , 11.0833333333 , 15</text:p>
      <text:p text:style-name="P2">1.00757575758 , 11.5871212121 , 15</text:p>
      <text:p text:style-name="P2">1.00757575758 , 12.0909090909 , 15</text:p>
      <text:p text:style-name="P2">1.00757575758 , 12.5946969697 , 15</text:p>
      <text:p text:style-name="P2">1.00757575758 , 13.0984848485 , 15</text:p>
      <text:p text:style-name="P2">1.00757575758 , 13.6022727273 , 15</text:p>
      <text:p text:style-name="P2">1.00757575758 , 14.1060606061 , 15</text:p>
      <text:p text:style-name="P2">1.00757575758 , 14.6098484848 , 15</text:p>
      <text:p text:style-name="P2">1.00757575758 , 15.1136363636 , 15</text:p>
      <text:p text:style-name="P2">1.00757575758 , 15.6174242424 , 15</text:p>
      <text:p text:style-name="P2">1.00757575758 , 16.1212121212 , 15</text:p>
      <text:p text:style-name="P2">1.00757575758 , 16.625 , 15</text:p>
      <text:p text:style-name="P2">1.00757575758 , 17.1287878788 , 15</text:p>
      <text:p text:style-name="P2">1.00757575758 , 17.6325757576 , 15</text:p>
      <text:p text:style-name="P2">1.00757575758 , 18.1363636364 , 15</text:p>
      <text:p text:style-name="P2">1.00757575758 , 18.6401515152 , 15.33333333</text:p>
      <text:p text:style-name="P2">1.00757575758 , 19.1439393939 , 15.66666667</text:p>
      <text:p text:style-name="P2">1.00757575758 , 19.6477272727 , 16</text:p>
      <text:p text:style-name="P2">1.00757575758 , 20.1515151515 , 16.33333333</text:p>
      <text:p text:style-name="P2">1.00757575758 , 20.6553030303 , 16.66666667</text:p>
      <text:p text:style-name="P2">1.00757575758 , 21.1590909091 , 17</text:p>
      <text:p text:style-name="P2">1.00757575758 , 21.6628787879 , 17.33333333</text:p>
      <text:p text:style-name="P2"><text:soft-page-break/>1.00757575758 , 22.1666666667 , 17.66666667</text:p>
      <text:p text:style-name="P2">1.00757575758 , 22.6704545455 , 18</text:p>
      <text:p text:style-name="P2">1.00757575758 , 23.1742424242 , 18.33333333</text:p>
      <text:p text:style-name="P2">1.00757575758 , 23.678030303 , 18.66666667</text:p>
      <text:p text:style-name="P2">1.00757575758 , 24.1818181818 , 19</text:p>
      <text:p text:style-name="P2">1.00757575758 , 24.6856060606 , 19.33333333</text:p>
      <text:p text:style-name="P2">1.00757575758 , 25.1893939394 , 19.66666667</text:p>
      <text:p text:style-name="P2">1.00757575758 , 25.6931818182 , 20</text:p>
      <text:p text:style-name="P2">1.00757575758 , 26.196969697 , 20.33333333</text:p>
      <text:p text:style-name="P2">1.00757575758 , 26.7007575758 , 20.66666667</text:p>
      <text:p text:style-name="P2">1.00757575758 , 27.2045454545 , 21</text:p>
      <text:p text:style-name="P2">1.00757575758 , 27.7083333333 , 21.33333333</text:p>
      <text:p text:style-name="P2">1.00757575758 , 28.2121212121 , 21.66666667</text:p>
      <text:p text:style-name="P2">1.00757575758 , 28.7159090909 , 22</text:p>
      <text:p text:style-name="P2">1.00757575758 , 29.2196969697 , 22.33333333</text:p>
      <text:p text:style-name="P2">1.00757575758 , 29.7234848485 , 22.66666667</text:p>
      <text:p text:style-name="P2">1.00757575758 , 30.2272727273 , 23</text:p>
      <text:p text:style-name="P2">1.00757575758 , 30.7310606061 , 23.33333333</text:p>
      <text:p text:style-name="P2">1.00757575758 , 31.2348484848 , 23.66666667</text:p>
      <text:p text:style-name="P2">1.00757575758 , 31.7386363636 , 24</text:p>
      <text:p text:style-name="P2">1.00757575758 , 32.2424242424 , 24.33333333</text:p>
      <text:p text:style-name="P2">1.00757575758 , 32.7462121212 , 24.66666667</text:p>
      <text:p text:style-name="P2">1.00757575758 , 33.25 , 25</text:p>
      <text:p text:style-name="P2">1.00757575758 , 33.7537878788 , 25.33333333</text:p>
      <text:p text:style-name="P2">1.00757575758 , 34.2575757576 , 25.66666667</text:p>
      <text:p text:style-name="P2">1.00757575758 , 34.7613636364 , 26</text:p>
      <text:p text:style-name="P2">1.00757575758 , 35.2651515152 , 26.33333333</text:p>
      <text:p text:style-name="P2">1.00757575758 , 35.7689393939 , 26.66666667</text:p>
      <text:p text:style-name="P2">1.00757575758 , 36.2727272727 , 27</text:p>
      <text:p text:style-name="P2">1.00757575758 , 36.7765151515 , 27.33333333</text:p>
      <text:p text:style-name="P2">1.00757575758 , 37.2803030303 , 27.66666667</text:p>
      <text:p text:style-name="P2">1.00757575758 , 37.7840909091 , 28</text:p>
      <text:p text:style-name="P2">1.00757575758 , 38.2878787879 , 28.33333333</text:p>
      <text:p text:style-name="P2">1.00757575758 , 38.7916666667 , 28.66666667</text:p>
      <text:p text:style-name="P2">1.00757575758 , 39.2954545455 , 29</text:p>
      <text:p text:style-name="P2">1.00757575758 , 39.7992424242 , 29.33333333</text:p>
      <text:p text:style-name="P2">1.00757575758 , 40.303030303 , 29.66666667</text:p>
      <text:p text:style-name="P2">1.00757575758 , 40.8068181818 , 30</text:p>
      <text:p text:style-name="P2">1.00757575758 , 41.3106060606 , 30.33333333</text:p>
      <text:p text:style-name="P2">1.00757575758 , 41.8143939394 , 30.66666667</text:p>
      <text:p text:style-name="P2">1.00757575758 , 42.3181818182 , 31</text:p>
      <text:p text:style-name="P2">1.00757575758 , 42.821969697 , 31.33333333</text:p>
      <text:p text:style-name="P2">1.00757575758 , 43.3257575758 , 31.66666667</text:p>
      <text:p text:style-name="P2">1.00757575758 , 43.8295454545 , 32</text:p>
      <text:p text:style-name="P2">1.00757575758 , 44.3333333333 , 32.33333333</text:p>
      <text:p text:style-name="P2">1.00757575758 , 44.8371212121 , 32.66666667</text:p>
      <text:p text:style-name="P2">1.00757575758 , 45.3409090909 , 33</text:p>
      <text:p text:style-name="P2">1.00757575758 , 45.8446969697 , 33.33333333</text:p>
      <text:p text:style-name="P2">1.00757575758 , 46.3484848485 , 33.66666667</text:p>
      <text:p text:style-name="P2">1.00757575758 , 46.8522727273 , 34</text:p>
      <text:p text:style-name="P2">1.00757575758 , 47.3560606061 , 34.33333333</text:p>
      <text:p text:style-name="P2">1.00757575758 , 47.8598484848 , 34.66666667</text:p>
      <text:p text:style-name="P2"><text:soft-page-break/>1.00757575758 , 48.3636363636 , 35</text:p>
      <text:p text:style-name="P2">1.00757575758 , 48.8674242424 , 35</text:p>
      <text:p text:style-name="P2">1.00757575758 , 49.3712121212 , 35</text:p>
      <text:p text:style-name="P2">1.00757575758 , 49.875 , 35</text:p>
      <text:p text:style-name="P2">1.00757575758 , 50.3787878788 , 35</text:p>
      <text:p text:style-name="P2">1.00757575758 , 50.8825757576 , 35</text:p>
      <text:p text:style-name="P2">1.00757575758 , 51.3863636364 , 35</text:p>
      <text:p text:style-name="P2">1.00757575758 , 51.8901515152 , 35</text:p>
      <text:p text:style-name="P2">1.00757575758 , 52.3939393939 , 35</text:p>
      <text:p text:style-name="P2">1.00757575758 , 52.8977272727 , 35</text:p>
      <text:p text:style-name="P2">1.00757575758 , 53.4015151515 , 35</text:p>
      <text:p text:style-name="P2">1.00757575758 , 53.9053030303 , 35</text:p>
      <text:p text:style-name="P2">1.00757575758 , 54.4090909091 , 35</text:p>
      <text:p text:style-name="P2">1.00757575758 , 54.9128787879 , 35</text:p>
      <text:p text:style-name="P2">1.00757575758 , 55.4166666667 , 35</text:p>
      <text:p text:style-name="P2">1.00757575758 , 55.9204545455 , 35</text:p>
      <text:p text:style-name="P2">1.00757575758 , 56.4242424242 , 35</text:p>
      <text:p text:style-name="P2">1.00757575758 , 56.928030303 , 35</text:p>
      <text:p text:style-name="P2">1.00757575758 , 57.4318181818 , 35</text:p>
      <text:p text:style-name="P2">1.00757575758 , 57.9356060606 , 35</text:p>
      <text:p text:style-name="P2">1.00757575758 , 58.4393939394 , 35</text:p>
      <text:p text:style-name="P2">1.00757575758 , 58.9431818182 , 35</text:p>
      <text:p text:style-name="P2">1.00757575758 , 59.446969697 , 35</text:p>
      <text:p text:style-name="P2">1.00757575758 , 59.9507575758 , 35</text:p>
      <text:p text:style-name="P2">1.00757575758 , 60.4545454545 , 35</text:p>
      <text:p text:style-name="P2">1.00757575758 , 60.9583333333 , 35</text:p>
      <text:p text:style-name="P2">1.00757575758 , 61.4621212121 , 35</text:p>
      <text:p text:style-name="P2">1.00757575758 , 61.9659090909 , 35</text:p>
      <text:p text:style-name="P2">1.00757575758 , 62.4696969697 , 35</text:p>
      <text:p text:style-name="P2">1.00757575758 , 62.9734848485 , 35</text:p>
      <text:p text:style-name="P2">1.00757575758 , 63.4772727273 , 35</text:p>
      <text:p text:style-name="P2">1.00757575758 , 63.9810606061 , 35</text:p>
      <text:p text:style-name="P2">1.00757575758 , 64.4848484848 , 35</text:p>
      <text:p text:style-name="P2">1.00757575758 , 64.9886363636 , 35</text:p>
      <text:p text:style-name="P2">1.00757575758 , 65.4924242424 , 35</text:p>
      <text:p text:style-name="P2">1.00757575758 , 65.9962121212 , 35</text:p>
      <text:p text:style-name="P2">1.00757575758 , 66.5 , 35</text:p>
      <text:p text:style-name="P2">1.51136363636 , 0.0 , 15</text:p>
      <text:p text:style-name="P2">1.51136363636 , 0.503787878788 , 15</text:p>
      <text:p text:style-name="P2">1.51136363636 , 1.00757575758 , 15</text:p>
      <text:p text:style-name="P2">1.51136363636 , 1.51136363636 , 15</text:p>
      <text:p text:style-name="P2">1.51136363636 , 2.01515151515 , 15</text:p>
      <text:p text:style-name="P2">1.51136363636 , 2.51893939394 , 15</text:p>
      <text:p text:style-name="P2">1.51136363636 , 3.02272727273 , 15</text:p>
      <text:p text:style-name="P2">1.51136363636 , 3.52651515152 , 15</text:p>
      <text:p text:style-name="P2">1.51136363636 , 4.0303030303 , 15</text:p>
      <text:p text:style-name="P2">1.51136363636 , 4.53409090909 , 15</text:p>
      <text:p text:style-name="P2">1.51136363636 , 5.03787878788 , 15</text:p>
      <text:p text:style-name="P2">1.51136363636 , 5.54166666667 , 15</text:p>
      <text:p text:style-name="P2">1.51136363636 , 6.04545454545 , 15</text:p>
      <text:p text:style-name="P2">1.51136363636 , 6.54924242424 , 15</text:p>
      <text:p text:style-name="P2">1.51136363636 , 7.05303030303 , 15</text:p>
      <text:p text:style-name="P2"><text:soft-page-break/>1.51136363636 , 7.55681818182 , 15</text:p>
      <text:p text:style-name="P2">1.51136363636 , 8.06060606061 , 15</text:p>
      <text:p text:style-name="P2">1.51136363636 , 8.56439393939 , 15</text:p>
      <text:p text:style-name="P2">1.51136363636 , 9.06818181818 , 15</text:p>
      <text:p text:style-name="P2">1.51136363636 , 9.57196969697 , 15</text:p>
      <text:p text:style-name="P2">1.51136363636 , 10.0757575758 , 15</text:p>
      <text:p text:style-name="P2">1.51136363636 , 10.5795454545 , 15</text:p>
      <text:p text:style-name="P2">1.51136363636 , 11.0833333333 , 15</text:p>
      <text:p text:style-name="P2">1.51136363636 , 11.5871212121 , 15</text:p>
      <text:p text:style-name="P2">1.51136363636 , 12.0909090909 , 15</text:p>
      <text:p text:style-name="P2">1.51136363636 , 12.5946969697 , 15</text:p>
      <text:p text:style-name="P2">1.51136363636 , 13.0984848485 , 15</text:p>
      <text:p text:style-name="P2">1.51136363636 , 13.6022727273 , 15</text:p>
      <text:p text:style-name="P2">1.51136363636 , 14.1060606061 , 15</text:p>
      <text:p text:style-name="P2">1.51136363636 , 14.6098484848 , 15</text:p>
      <text:p text:style-name="P2">1.51136363636 , 15.1136363636 , 15</text:p>
      <text:p text:style-name="P2">1.51136363636 , 15.6174242424 , 15</text:p>
      <text:p text:style-name="P2">1.51136363636 , 16.1212121212 , 15</text:p>
      <text:p text:style-name="P2">1.51136363636 , 16.625 , 15</text:p>
      <text:p text:style-name="P2">1.51136363636 , 17.1287878788 , 15</text:p>
      <text:p text:style-name="P2">1.51136363636 , 17.6325757576 , 15</text:p>
      <text:p text:style-name="P2">1.51136363636 , 18.1363636364 , 15</text:p>
      <text:p text:style-name="P2">1.51136363636 , 18.6401515152 , 15.33333333</text:p>
      <text:p text:style-name="P2">1.51136363636 , 19.1439393939 , 15.66666667</text:p>
      <text:p text:style-name="P2">1.51136363636 , 19.6477272727 , 16</text:p>
      <text:p text:style-name="P2">1.51136363636 , 20.1515151515 , 16.33333333</text:p>
      <text:p text:style-name="P2">1.51136363636 , 20.6553030303 , 16.66666667</text:p>
      <text:p text:style-name="P2">1.51136363636 , 21.1590909091 , 17</text:p>
      <text:p text:style-name="P2">1.51136363636 , 21.6628787879 , 17.33333333</text:p>
      <text:p text:style-name="P2">1.51136363636 , 22.1666666667 , 17.66666667</text:p>
      <text:p text:style-name="P2">1.51136363636 , 22.6704545455 , 18</text:p>
      <text:p text:style-name="P2">1.51136363636 , 23.1742424242 , 18.33333333</text:p>
      <text:p text:style-name="P2">1.51136363636 , 23.678030303 , 18.66666667</text:p>
      <text:p text:style-name="P2">1.51136363636 , 24.1818181818 , 19</text:p>
      <text:p text:style-name="P2">1.51136363636 , 24.6856060606 , 19.33333333</text:p>
      <text:p text:style-name="P2">1.51136363636 , 25.1893939394 , 19.66666667</text:p>
      <text:p text:style-name="P2">1.51136363636 , 25.6931818182 , 20</text:p>
      <text:p text:style-name="P2">1.51136363636 , 26.196969697 , 20.33333333</text:p>
      <text:p text:style-name="P2">1.51136363636 , 26.7007575758 , 20.66666667</text:p>
      <text:p text:style-name="P2">1.51136363636 , 27.2045454545 , 21</text:p>
      <text:p text:style-name="P2">1.51136363636 , 27.7083333333 , 21.33333333</text:p>
      <text:p text:style-name="P2">1.51136363636 , 28.2121212121 , 21.66666667</text:p>
      <text:p text:style-name="P2">1.51136363636 , 28.7159090909 , 22</text:p>
      <text:p text:style-name="P2">1.51136363636 , 29.2196969697 , 22.33333333</text:p>
      <text:p text:style-name="P2">1.51136363636 , 29.7234848485 , 22.66666667</text:p>
      <text:p text:style-name="P2">1.51136363636 , 30.2272727273 , 23</text:p>
      <text:p text:style-name="P2">1.51136363636 , 30.7310606061 , 23.33333333</text:p>
      <text:p text:style-name="P2">1.51136363636 , 31.2348484848 , 23.66666667</text:p>
      <text:p text:style-name="P2">1.51136363636 , 31.7386363636 , 24</text:p>
      <text:p text:style-name="P2">1.51136363636 , 32.2424242424 , 24.33333333</text:p>
      <text:p text:style-name="P2">1.51136363636 , 32.7462121212 , 24.66666667</text:p>
      <text:p text:style-name="P2">1.51136363636 , 33.25 , 25</text:p>
      <text:p text:style-name="P2"><text:soft-page-break/>1.51136363636 , 33.7537878788 , 25.33333333</text:p>
      <text:p text:style-name="P2">1.51136363636 , 34.2575757576 , 25.66666667</text:p>
      <text:p text:style-name="P2">1.51136363636 , 34.7613636364 , 26</text:p>
      <text:p text:style-name="P2">1.51136363636 , 35.2651515152 , 26.33333333</text:p>
      <text:p text:style-name="P2">1.51136363636 , 35.7689393939 , 26.66666667</text:p>
      <text:p text:style-name="P2">1.51136363636 , 36.2727272727 , 27</text:p>
      <text:p text:style-name="P2">1.51136363636 , 36.7765151515 , 27.33333333</text:p>
      <text:p text:style-name="P2">1.51136363636 , 37.2803030303 , 27.66666667</text:p>
      <text:p text:style-name="P2">1.51136363636 , 37.7840909091 , 28</text:p>
      <text:p text:style-name="P2">1.51136363636 , 38.2878787879 , 28.33333333</text:p>
      <text:p text:style-name="P2">1.51136363636 , 38.7916666667 , 28.66666667</text:p>
      <text:p text:style-name="P2">1.51136363636 , 39.2954545455 , 29</text:p>
      <text:p text:style-name="P2">1.51136363636 , 39.7992424242 , 29.33333333</text:p>
      <text:p text:style-name="P2">1.51136363636 , 40.303030303 , 29.66666667</text:p>
      <text:p text:style-name="P2">1.51136363636 , 40.8068181818 , 30</text:p>
      <text:p text:style-name="P2">1.51136363636 , 41.3106060606 , 30.33333333</text:p>
      <text:p text:style-name="P2">1.51136363636 , 41.8143939394 , 30.66666667</text:p>
      <text:p text:style-name="P2">1.51136363636 , 42.3181818182 , 31</text:p>
      <text:p text:style-name="P2">1.51136363636 , 42.821969697 , 31.33333333</text:p>
      <text:p text:style-name="P2">1.51136363636 , 43.3257575758 , 31.66666667</text:p>
      <text:p text:style-name="P2">1.51136363636 , 43.8295454545 , 32</text:p>
      <text:p text:style-name="P2">1.51136363636 , 44.3333333333 , 32.33333333</text:p>
      <text:p text:style-name="P2">1.51136363636 , 44.8371212121 , 32.66666667</text:p>
      <text:p text:style-name="P2">1.51136363636 , 45.3409090909 , 33</text:p>
      <text:p text:style-name="P2">1.51136363636 , 45.8446969697 , 33.33333333</text:p>
      <text:p text:style-name="P2">1.51136363636 , 46.3484848485 , 33.66666667</text:p>
      <text:p text:style-name="P2">1.51136363636 , 46.8522727273 , 34</text:p>
      <text:p text:style-name="P2">1.51136363636 , 47.3560606061 , 34.33333333</text:p>
      <text:p text:style-name="P2">1.51136363636 , 47.8598484848 , 34.66666667</text:p>
      <text:p text:style-name="P2">1.51136363636 , 48.3636363636 , 35</text:p>
      <text:p text:style-name="P2">1.51136363636 , 48.8674242424 , 35</text:p>
      <text:p text:style-name="P2">1.51136363636 , 49.3712121212 , 35</text:p>
      <text:p text:style-name="P2">1.51136363636 , 49.875 , 35</text:p>
      <text:p text:style-name="P2">1.51136363636 , 50.3787878788 , 35</text:p>
      <text:p text:style-name="P2">1.51136363636 , 50.8825757576 , 35</text:p>
      <text:p text:style-name="P2">1.51136363636 , 51.3863636364 , 35</text:p>
      <text:p text:style-name="P2">1.51136363636 , 51.8901515152 , 35</text:p>
      <text:p text:style-name="P2">1.51136363636 , 52.3939393939 , 35</text:p>
      <text:p text:style-name="P2">1.51136363636 , 52.8977272727 , 35</text:p>
      <text:p text:style-name="P2">1.51136363636 , 53.4015151515 , 35</text:p>
      <text:p text:style-name="P2">1.51136363636 , 53.9053030303 , 35</text:p>
      <text:p text:style-name="P2">1.51136363636 , 54.4090909091 , 35</text:p>
      <text:p text:style-name="P2">1.51136363636 , 54.9128787879 , 35</text:p>
      <text:p text:style-name="P2">1.51136363636 , 55.4166666667 , 35</text:p>
      <text:p text:style-name="P2">1.51136363636 , 55.9204545455 , 35</text:p>
      <text:p text:style-name="P2">1.51136363636 , 56.4242424242 , 35</text:p>
      <text:p text:style-name="P2">1.51136363636 , 56.928030303 , 35</text:p>
      <text:p text:style-name="P2">1.51136363636 , 57.4318181818 , 35</text:p>
      <text:p text:style-name="P2">1.51136363636 , 57.9356060606 , 35</text:p>
      <text:p text:style-name="P2">1.51136363636 , 58.4393939394 , 35</text:p>
      <text:p text:style-name="P2">1.51136363636 , 58.9431818182 , 35</text:p>
      <text:p text:style-name="P2">1.51136363636 , 59.446969697 , 35</text:p>
      <text:p text:style-name="P2"><text:soft-page-break/>1.51136363636 , 59.9507575758 , 35</text:p>
      <text:p text:style-name="P2">1.51136363636 , 60.4545454545 , 35</text:p>
      <text:p text:style-name="P2">1.51136363636 , 60.9583333333 , 35</text:p>
      <text:p text:style-name="P2">1.51136363636 , 61.4621212121 , 35</text:p>
      <text:p text:style-name="P2">1.51136363636 , 61.9659090909 , 35</text:p>
      <text:p text:style-name="P2">1.51136363636 , 62.4696969697 , 35</text:p>
      <text:p text:style-name="P2">1.51136363636 , 62.9734848485 , 35</text:p>
      <text:p text:style-name="P2">1.51136363636 , 63.4772727273 , 35</text:p>
      <text:p text:style-name="P2">1.51136363636 , 63.9810606061 , 35</text:p>
      <text:p text:style-name="P2">1.51136363636 , 64.4848484848 , 35</text:p>
      <text:p text:style-name="P2">1.51136363636 , 64.9886363636 , 35</text:p>
      <text:p text:style-name="P2">1.51136363636 , 65.4924242424 , 35</text:p>
      <text:p text:style-name="P2">1.51136363636 , 65.9962121212 , 35</text:p>
      <text:p text:style-name="P2">1.51136363636 , 66.5 , 35</text:p>
      <text:p text:style-name="P2">2.01515151515 , 0.0 , 15</text:p>
      <text:p text:style-name="P2">2.01515151515 , 0.503787878788 , 15</text:p>
      <text:p text:style-name="P2">2.01515151515 , 1.00757575758 , 15</text:p>
      <text:p text:style-name="P2">2.01515151515 , 1.51136363636 , 15</text:p>
      <text:p text:style-name="P2">2.01515151515 , 2.01515151515 , 15</text:p>
      <text:p text:style-name="P2">2.01515151515 , 2.51893939394 , 15</text:p>
      <text:p text:style-name="P2">2.01515151515 , 3.02272727273 , 15</text:p>
      <text:p text:style-name="P2">2.01515151515 , 3.52651515152 , 15</text:p>
      <text:p text:style-name="P2">2.01515151515 , 4.0303030303 , 15</text:p>
      <text:p text:style-name="P2">2.01515151515 , 4.53409090909 , 15</text:p>
      <text:p text:style-name="P2">2.01515151515 , 5.03787878788 , 15</text:p>
      <text:p text:style-name="P2">2.01515151515 , 5.54166666667 , 15</text:p>
      <text:p text:style-name="P2">2.01515151515 , 6.04545454545 , 15</text:p>
      <text:p text:style-name="P2">2.01515151515 , 6.54924242424 , 15</text:p>
      <text:p text:style-name="P2">2.01515151515 , 7.05303030303 , 15</text:p>
      <text:p text:style-name="P2">2.01515151515 , 7.55681818182 , 15</text:p>
      <text:p text:style-name="P2">2.01515151515 , 8.06060606061 , 15</text:p>
      <text:p text:style-name="P2">2.01515151515 , 8.56439393939 , 15</text:p>
      <text:p text:style-name="P2">2.01515151515 , 9.06818181818 , 15</text:p>
      <text:p text:style-name="P2">2.01515151515 , 9.57196969697 , 15</text:p>
      <text:p text:style-name="P2">2.01515151515 , 10.0757575758 , 15</text:p>
      <text:p text:style-name="P2">2.01515151515 , 10.5795454545 , 15</text:p>
      <text:p text:style-name="P2">2.01515151515 , 11.0833333333 , 15</text:p>
      <text:p text:style-name="P2">2.01515151515 , 11.5871212121 , 15</text:p>
      <text:p text:style-name="P2">2.01515151515 , 12.0909090909 , 15</text:p>
      <text:p text:style-name="P2">2.01515151515 , 12.5946969697 , 15</text:p>
      <text:p text:style-name="P2">2.01515151515 , 13.0984848485 , 15</text:p>
      <text:p text:style-name="P2">2.01515151515 , 13.6022727273 , 15</text:p>
      <text:p text:style-name="P2">2.01515151515 , 14.1060606061 , 15</text:p>
      <text:p text:style-name="P2">2.01515151515 , 14.6098484848 , 15</text:p>
      <text:p text:style-name="P2">2.01515151515 , 15.1136363636 , 15</text:p>
      <text:p text:style-name="P2">2.01515151515 , 15.6174242424 , 15</text:p>
      <text:p text:style-name="P2">2.01515151515 , 16.1212121212 , 15</text:p>
      <text:p text:style-name="P2">2.01515151515 , 16.625 , 15</text:p>
      <text:p text:style-name="P2">2.01515151515 , 17.1287878788 , 15</text:p>
      <text:p text:style-name="P2">2.01515151515 , 17.6325757576 , 15</text:p>
      <text:p text:style-name="P2">2.01515151515 , 18.1363636364 , 15</text:p>
      <text:p text:style-name="P2">2.01515151515 , 18.6401515152 , 15.33333333</text:p>
      <text:p text:style-name="P2"><text:soft-page-break/>2.01515151515 , 19.1439393939 , 15.66666667</text:p>
      <text:p text:style-name="P2">2.01515151515 , 19.6477272727 , 16</text:p>
      <text:p text:style-name="P2">2.01515151515 , 20.1515151515 , 16.33333333</text:p>
      <text:p text:style-name="P2">2.01515151515 , 20.6553030303 , 16.66666667</text:p>
      <text:p text:style-name="P2">2.01515151515 , 21.1590909091 , 17</text:p>
      <text:p text:style-name="P2">2.01515151515 , 21.6628787879 , 17.33333333</text:p>
      <text:p text:style-name="P2">2.01515151515 , 22.1666666667 , 17.66666667</text:p>
      <text:p text:style-name="P2">2.01515151515 , 22.6704545455 , 18</text:p>
      <text:p text:style-name="P2">2.01515151515 , 23.1742424242 , 18.33333333</text:p>
      <text:p text:style-name="P2">2.01515151515 , 23.678030303 , 18.66666667</text:p>
      <text:p text:style-name="P2">2.01515151515 , 24.1818181818 , 19</text:p>
      <text:p text:style-name="P2">2.01515151515 , 24.6856060606 , 19.33333333</text:p>
      <text:p text:style-name="P2">2.01515151515 , 25.1893939394 , 19.66666667</text:p>
      <text:p text:style-name="P2">2.01515151515 , 25.6931818182 , 20</text:p>
      <text:p text:style-name="P2">2.01515151515 , 26.196969697 , 20.33333333</text:p>
      <text:p text:style-name="P2">2.01515151515 , 26.7007575758 , 20.66666667</text:p>
      <text:p text:style-name="P2">2.01515151515 , 27.2045454545 , 21</text:p>
      <text:p text:style-name="P2">2.01515151515 , 27.7083333333 , 21.33333333</text:p>
      <text:p text:style-name="P2">2.01515151515 , 28.2121212121 , 21.66666667</text:p>
      <text:p text:style-name="P2">2.01515151515 , 28.7159090909 , 22</text:p>
      <text:p text:style-name="P2">2.01515151515 , 29.2196969697 , 22.33333333</text:p>
      <text:p text:style-name="P2">2.01515151515 , 29.7234848485 , 22.66666667</text:p>
      <text:p text:style-name="P2">2.01515151515 , 30.2272727273 , 23</text:p>
      <text:p text:style-name="P2">2.01515151515 , 30.7310606061 , 23.33333333</text:p>
      <text:p text:style-name="P2">2.01515151515 , 31.2348484848 , 23.66666667</text:p>
      <text:p text:style-name="P2">2.01515151515 , 31.7386363636 , 24</text:p>
      <text:p text:style-name="P2">2.01515151515 , 32.2424242424 , 24.33333333</text:p>
      <text:p text:style-name="P2">2.01515151515 , 32.7462121212 , 24.66666667</text:p>
      <text:p text:style-name="P2">2.01515151515 , 33.25 , 25</text:p>
      <text:p text:style-name="P2">2.01515151515 , 33.7537878788 , 25.33333333</text:p>
      <text:p text:style-name="P2">2.01515151515 , 34.2575757576 , 25.66666667</text:p>
      <text:p text:style-name="P2">2.01515151515 , 34.7613636364 , 26</text:p>
      <text:p text:style-name="P2">2.01515151515 , 35.2651515152 , 26.33333333</text:p>
      <text:p text:style-name="P2">2.01515151515 , 35.7689393939 , 26.66666667</text:p>
      <text:p text:style-name="P2">2.01515151515 , 36.2727272727 , 27</text:p>
      <text:p text:style-name="P2">2.01515151515 , 36.7765151515 , 27.33333333</text:p>
      <text:p text:style-name="P2">2.01515151515 , 37.2803030303 , 27.66666667</text:p>
      <text:p text:style-name="P2">2.01515151515 , 37.7840909091 , 28</text:p>
      <text:p text:style-name="P2">2.01515151515 , 38.2878787879 , 28.33333333</text:p>
      <text:p text:style-name="P2">2.01515151515 , 38.7916666667 , 28.66666667</text:p>
      <text:p text:style-name="P2">2.01515151515 , 39.2954545455 , 29</text:p>
      <text:p text:style-name="P2">2.01515151515 , 39.7992424242 , 29.33333333</text:p>
      <text:p text:style-name="P2">2.01515151515 , 40.303030303 , 29.66666667</text:p>
      <text:p text:style-name="P2">2.01515151515 , 40.8068181818 , 30</text:p>
      <text:p text:style-name="P2">2.01515151515 , 41.3106060606 , 30.33333333</text:p>
      <text:p text:style-name="P2">2.01515151515 , 41.8143939394 , 30.66666667</text:p>
      <text:p text:style-name="P2">2.01515151515 , 42.3181818182 , 31</text:p>
      <text:p text:style-name="P2">2.01515151515 , 42.821969697 , 31.33333333</text:p>
      <text:p text:style-name="P2">2.01515151515 , 43.3257575758 , 31.66666667</text:p>
      <text:p text:style-name="P2">2.01515151515 , 43.8295454545 , 32</text:p>
      <text:p text:style-name="P2">2.01515151515 , 44.3333333333 , 32.33333333</text:p>
      <text:p text:style-name="P2">2.01515151515 , 44.8371212121 , 32.66666667</text:p>
      <text:p text:style-name="P2"><text:soft-page-break/>2.01515151515 , 45.3409090909 , 33</text:p>
      <text:p text:style-name="P2">2.01515151515 , 45.8446969697 , 33.33333333</text:p>
      <text:p text:style-name="P2">2.01515151515 , 46.3484848485 , 33.66666667</text:p>
      <text:p text:style-name="P2">2.01515151515 , 46.8522727273 , 34</text:p>
      <text:p text:style-name="P2">2.01515151515 , 47.3560606061 , 34.33333333</text:p>
      <text:p text:style-name="P2">2.01515151515 , 47.8598484848 , 34.66666667</text:p>
      <text:p text:style-name="P2">2.01515151515 , 48.3636363636 , 35</text:p>
      <text:p text:style-name="P2">2.01515151515 , 48.8674242424 , 35</text:p>
      <text:p text:style-name="P2">2.01515151515 , 49.3712121212 , 35</text:p>
      <text:p text:style-name="P2">2.01515151515 , 49.875 , 35</text:p>
      <text:p text:style-name="P2">2.01515151515 , 50.3787878788 , 35</text:p>
      <text:p text:style-name="P2">2.01515151515 , 50.8825757576 , 35</text:p>
      <text:p text:style-name="P2">2.01515151515 , 51.3863636364 , 35</text:p>
      <text:p text:style-name="P2">2.01515151515 , 51.8901515152 , 35</text:p>
      <text:p text:style-name="P2">2.01515151515 , 52.3939393939 , 35</text:p>
      <text:p text:style-name="P2">2.01515151515 , 52.8977272727 , 35</text:p>
      <text:p text:style-name="P2">2.01515151515 , 53.4015151515 , 35</text:p>
      <text:p text:style-name="P2">2.01515151515 , 53.9053030303 , 35</text:p>
      <text:p text:style-name="P2">2.01515151515 , 54.4090909091 , 35</text:p>
      <text:p text:style-name="P2">2.01515151515 , 54.9128787879 , 35</text:p>
      <text:p text:style-name="P2">2.01515151515 , 55.4166666667 , 35</text:p>
      <text:p text:style-name="P2">2.01515151515 , 55.9204545455 , 35</text:p>
      <text:p text:style-name="P2">2.01515151515 , 56.4242424242 , 35</text:p>
      <text:p text:style-name="P2">2.01515151515 , 56.928030303 , 35</text:p>
      <text:p text:style-name="P2">2.01515151515 , 57.4318181818 , 35</text:p>
      <text:p text:style-name="P2">2.01515151515 , 57.9356060606 , 35</text:p>
      <text:p text:style-name="P2">2.01515151515 , 58.4393939394 , 35</text:p>
      <text:p text:style-name="P2">2.01515151515 , 58.9431818182 , 35</text:p>
      <text:p text:style-name="P2">2.01515151515 , 59.446969697 , 35</text:p>
      <text:p text:style-name="P2">2.01515151515 , 59.9507575758 , 35</text:p>
      <text:p text:style-name="P2">2.01515151515 , 60.4545454545 , 35</text:p>
      <text:p text:style-name="P2">2.01515151515 , 60.9583333333 , 35</text:p>
      <text:p text:style-name="P2">2.01515151515 , 61.4621212121 , 35</text:p>
      <text:p text:style-name="P2">2.01515151515 , 61.9659090909 , 35</text:p>
      <text:p text:style-name="P2">2.01515151515 , 62.4696969697 , 35</text:p>
      <text:p text:style-name="P2">2.01515151515 , 62.9734848485 , 35</text:p>
      <text:p text:style-name="P2">2.01515151515 , 63.4772727273 , 35</text:p>
      <text:p text:style-name="P2">2.01515151515 , 63.9810606061 , 35</text:p>
      <text:p text:style-name="P2">2.01515151515 , 64.4848484848 , 35</text:p>
      <text:p text:style-name="P2">2.01515151515 , 64.9886363636 , 35</text:p>
      <text:p text:style-name="P2">2.01515151515 , 65.4924242424 , 35</text:p>
      <text:p text:style-name="P2">2.01515151515 , 65.9962121212 , 35</text:p>
      <text:p text:style-name="P2">2.01515151515 , 66.5 , 35</text:p>
      <text:p text:style-name="P2">2.51893939394 , 0.0 , 15</text:p>
      <text:p text:style-name="P2">2.51893939394 , 0.503787878788 , 15</text:p>
      <text:p text:style-name="P2">2.51893939394 , 1.00757575758 , 15</text:p>
      <text:p text:style-name="P2">2.51893939394 , 1.51136363636 , 15</text:p>
      <text:p text:style-name="P2">2.51893939394 , 2.01515151515 , 15</text:p>
      <text:p text:style-name="P2">2.51893939394 , 2.51893939394 , 15</text:p>
      <text:p text:style-name="P2">2.51893939394 , 3.02272727273 , 15</text:p>
      <text:p text:style-name="P2">2.51893939394 , 3.52651515152 , 15</text:p>
      <text:p text:style-name="P2">2.51893939394 , 4.0303030303 , 15</text:p>
      <text:p text:style-name="P2"><text:soft-page-break/>2.51893939394 , 4.53409090909 , 15</text:p>
      <text:p text:style-name="P2">2.51893939394 , 5.03787878788 , 15</text:p>
      <text:p text:style-name="P2">2.51893939394 , 5.54166666667 , 15</text:p>
      <text:p text:style-name="P2">2.51893939394 , 6.04545454545 , 15</text:p>
      <text:p text:style-name="P2">2.51893939394 , 6.54924242424 , 15</text:p>
      <text:p text:style-name="P2">2.51893939394 , 7.05303030303 , 15</text:p>
      <text:p text:style-name="P2">2.51893939394 , 7.55681818182 , 15</text:p>
      <text:p text:style-name="P2">2.51893939394 , 8.06060606061 , 15</text:p>
      <text:p text:style-name="P2">2.51893939394 , 8.56439393939 , 15</text:p>
      <text:p text:style-name="P2">2.51893939394 , 9.06818181818 , 15</text:p>
      <text:p text:style-name="P2">2.51893939394 , 9.57196969697 , 15</text:p>
      <text:p text:style-name="P2">2.51893939394 , 10.0757575758 , 15</text:p>
      <text:p text:style-name="P2">2.51893939394 , 10.5795454545 , 15</text:p>
      <text:p text:style-name="P2">2.51893939394 , 11.0833333333 , 15</text:p>
      <text:p text:style-name="P2">2.51893939394 , 11.5871212121 , 15</text:p>
      <text:p text:style-name="P2">2.51893939394 , 12.0909090909 , 15</text:p>
      <text:p text:style-name="P2">2.51893939394 , 12.5946969697 , 15</text:p>
      <text:p text:style-name="P2">2.51893939394 , 13.0984848485 , 15</text:p>
      <text:p text:style-name="P2">2.51893939394 , 13.6022727273 , 15</text:p>
      <text:p text:style-name="P2">2.51893939394 , 14.1060606061 , 15</text:p>
      <text:p text:style-name="P2">2.51893939394 , 14.6098484848 , 15</text:p>
      <text:p text:style-name="P2">2.51893939394 , 15.1136363636 , 15</text:p>
      <text:p text:style-name="P2">2.51893939394 , 15.6174242424 , 15</text:p>
      <text:p text:style-name="P2">2.51893939394 , 16.1212121212 , 15</text:p>
      <text:p text:style-name="P2">2.51893939394 , 16.625 , 15</text:p>
      <text:p text:style-name="P2">2.51893939394 , 17.1287878788 , 15</text:p>
      <text:p text:style-name="P2">2.51893939394 , 17.6325757576 , 15</text:p>
      <text:p text:style-name="P2">2.51893939394 , 18.1363636364 , 15</text:p>
      <text:p text:style-name="P2">2.51893939394 , 18.6401515152 , 15.33333333</text:p>
      <text:p text:style-name="P2">2.51893939394 , 19.1439393939 , 15.66666667</text:p>
      <text:p text:style-name="P2">2.51893939394 , 19.6477272727 , 16</text:p>
      <text:p text:style-name="P2">2.51893939394 , 20.1515151515 , 16.33333333</text:p>
      <text:p text:style-name="P2">2.51893939394 , 20.6553030303 , 16.66666667</text:p>
      <text:p text:style-name="P2">2.51893939394 , 21.1590909091 , 17</text:p>
      <text:p text:style-name="P2">2.51893939394 , 21.6628787879 , 17.33333333</text:p>
      <text:p text:style-name="P2">2.51893939394 , 22.1666666667 , 17.66666667</text:p>
      <text:p text:style-name="P2">2.51893939394 , 22.6704545455 , 18</text:p>
      <text:p text:style-name="P2">2.51893939394 , 23.1742424242 , 18.33333333</text:p>
      <text:p text:style-name="P2">2.51893939394 , 23.678030303 , 18.66666667</text:p>
      <text:p text:style-name="P2">2.51893939394 , 24.1818181818 , 19</text:p>
      <text:p text:style-name="P2">2.51893939394 , 24.6856060606 , 19.33333333</text:p>
      <text:p text:style-name="P2">2.51893939394 , 25.1893939394 , 19.66666667</text:p>
      <text:p text:style-name="P2">2.51893939394 , 25.6931818182 , 20</text:p>
      <text:p text:style-name="P2">2.51893939394 , 26.196969697 , 20.33333333</text:p>
      <text:p text:style-name="P2">2.51893939394 , 26.7007575758 , 20.66666667</text:p>
      <text:p text:style-name="P2">2.51893939394 , 27.2045454545 , 21</text:p>
      <text:p text:style-name="P2">2.51893939394 , 27.7083333333 , 21.33333333</text:p>
      <text:p text:style-name="P2">2.51893939394 , 28.2121212121 , 21.66666667</text:p>
      <text:p text:style-name="P2">2.51893939394 , 28.7159090909 , 22</text:p>
      <text:p text:style-name="P2">2.51893939394 , 29.2196969697 , 22.33333333</text:p>
      <text:p text:style-name="P2">2.51893939394 , 29.7234848485 , 22.66666667</text:p>
      <text:p text:style-name="P2">2.51893939394 , 30.2272727273 , 23</text:p>
      <text:p text:style-name="P2"><text:soft-page-break/>2.51893939394 , 30.7310606061 , 23.33333333</text:p>
      <text:p text:style-name="P2">2.51893939394 , 31.2348484848 , 23.66666667</text:p>
      <text:p text:style-name="P2">2.51893939394 , 31.7386363636 , 24</text:p>
      <text:p text:style-name="P2">2.51893939394 , 32.2424242424 , 24.33333333</text:p>
      <text:p text:style-name="P2">2.51893939394 , 32.7462121212 , 24.66666667</text:p>
      <text:p text:style-name="P2">2.51893939394 , 33.25 , 25</text:p>
      <text:p text:style-name="P2">2.51893939394 , 33.7537878788 , 25.33333333</text:p>
      <text:p text:style-name="P2">2.51893939394 , 34.2575757576 , 25.66666667</text:p>
      <text:p text:style-name="P2">2.51893939394 , 34.7613636364 , 26</text:p>
      <text:p text:style-name="P2">2.51893939394 , 35.2651515152 , 26.33333333</text:p>
      <text:p text:style-name="P2">2.51893939394 , 35.7689393939 , 26.66666667</text:p>
      <text:p text:style-name="P2">2.51893939394 , 36.2727272727 , 27</text:p>
      <text:p text:style-name="P2">2.51893939394 , 36.7765151515 , 27.33333333</text:p>
      <text:p text:style-name="P2">2.51893939394 , 37.2803030303 , 27.66666667</text:p>
      <text:p text:style-name="P2">2.51893939394 , 37.7840909091 , 28</text:p>
      <text:p text:style-name="P2">2.51893939394 , 38.2878787879 , 28.33333333</text:p>
      <text:p text:style-name="P2">2.51893939394 , 38.7916666667 , 28.66666667</text:p>
      <text:p text:style-name="P2">2.51893939394 , 39.2954545455 , 29</text:p>
      <text:p text:style-name="P2">2.51893939394 , 39.7992424242 , 29.33333333</text:p>
      <text:p text:style-name="P2">2.51893939394 , 40.303030303 , 29.66666667</text:p>
      <text:p text:style-name="P2">2.51893939394 , 40.8068181818 , 30</text:p>
      <text:p text:style-name="P2">2.51893939394 , 41.3106060606 , 30.33333333</text:p>
      <text:p text:style-name="P2">2.51893939394 , 41.8143939394 , 30.66666667</text:p>
      <text:p text:style-name="P2">2.51893939394 , 42.3181818182 , 31</text:p>
      <text:p text:style-name="P2">2.51893939394 , 42.821969697 , 31.33333333</text:p>
      <text:p text:style-name="P2">2.51893939394 , 43.3257575758 , 31.66666667</text:p>
      <text:p text:style-name="P2">2.51893939394 , 43.8295454545 , 32</text:p>
      <text:p text:style-name="P2">2.51893939394 , 44.3333333333 , 32.33333333</text:p>
      <text:p text:style-name="P2">2.51893939394 , 44.8371212121 , 32.66666667</text:p>
      <text:p text:style-name="P2">2.51893939394 , 45.3409090909 , 33</text:p>
      <text:p text:style-name="P2">2.51893939394 , 45.8446969697 , 33.33333333</text:p>
      <text:p text:style-name="P2">2.51893939394 , 46.3484848485 , 33.66666667</text:p>
      <text:p text:style-name="P2">2.51893939394 , 46.8522727273 , 34</text:p>
      <text:p text:style-name="P2">2.51893939394 , 47.3560606061 , 34.33333333</text:p>
      <text:p text:style-name="P2">2.51893939394 , 47.8598484848 , 34.66666667</text:p>
      <text:p text:style-name="P2">2.51893939394 , 48.3636363636 , 35</text:p>
      <text:p text:style-name="P2">2.51893939394 , 48.8674242424 , 35</text:p>
      <text:p text:style-name="P2">2.51893939394 , 49.3712121212 , 35</text:p>
      <text:p text:style-name="P2">2.51893939394 , 49.875 , 35</text:p>
      <text:p text:style-name="P2">2.51893939394 , 50.3787878788 , 35</text:p>
      <text:p text:style-name="P2">2.51893939394 , 50.8825757576 , 35</text:p>
      <text:p text:style-name="P2">2.51893939394 , 51.3863636364 , 35</text:p>
      <text:p text:style-name="P2">2.51893939394 , 51.8901515152 , 35</text:p>
      <text:p text:style-name="P2">2.51893939394 , 52.3939393939 , 35</text:p>
      <text:p text:style-name="P2">2.51893939394 , 52.8977272727 , 35</text:p>
      <text:p text:style-name="P2">2.51893939394 , 53.4015151515 , 35</text:p>
      <text:p text:style-name="P2">2.51893939394 , 53.9053030303 , 35</text:p>
      <text:p text:style-name="P2">2.51893939394 , 54.4090909091 , 35</text:p>
      <text:p text:style-name="P2">2.51893939394 , 54.9128787879 , 35</text:p>
      <text:p text:style-name="P2">2.51893939394 , 55.4166666667 , 35</text:p>
      <text:p text:style-name="P2">2.51893939394 , 55.9204545455 , 35</text:p>
      <text:p text:style-name="P2">2.51893939394 , 56.4242424242 , 35</text:p>
      <text:p text:style-name="P2"><text:soft-page-break/>2.51893939394 , 56.928030303 , 35</text:p>
      <text:p text:style-name="P2">2.51893939394 , 57.4318181818 , 35</text:p>
      <text:p text:style-name="P2">2.51893939394 , 57.9356060606 , 35</text:p>
      <text:p text:style-name="P2">2.51893939394 , 58.4393939394 , 35</text:p>
      <text:p text:style-name="P2">2.51893939394 , 58.9431818182 , 35</text:p>
      <text:p text:style-name="P2">2.51893939394 , 59.446969697 , 35</text:p>
      <text:p text:style-name="P2">2.51893939394 , 59.9507575758 , 35</text:p>
      <text:p text:style-name="P2">2.51893939394 , 60.4545454545 , 35</text:p>
      <text:p text:style-name="P2">2.51893939394 , 60.9583333333 , 35</text:p>
      <text:p text:style-name="P2">2.51893939394 , 61.4621212121 , 35</text:p>
      <text:p text:style-name="P2">2.51893939394 , 61.9659090909 , 35</text:p>
      <text:p text:style-name="P2">2.51893939394 , 62.4696969697 , 35</text:p>
      <text:p text:style-name="P2">2.51893939394 , 62.9734848485 , 35</text:p>
      <text:p text:style-name="P2">2.51893939394 , 63.4772727273 , 35</text:p>
      <text:p text:style-name="P2">2.51893939394 , 63.9810606061 , 35</text:p>
      <text:p text:style-name="P2">2.51893939394 , 64.4848484848 , 35</text:p>
      <text:p text:style-name="P2">2.51893939394 , 64.9886363636 , 35</text:p>
      <text:p text:style-name="P2">2.51893939394 , 65.4924242424 , 35</text:p>
      <text:p text:style-name="P2">2.51893939394 , 65.9962121212 , 35</text:p>
      <text:p text:style-name="P2">2.51893939394 , 66.5 , 35</text:p>
      <text:p text:style-name="P2">3.02272727273 , 0.0 , 15</text:p>
      <text:p text:style-name="P2">3.02272727273 , 0.503787878788 , 15</text:p>
      <text:p text:style-name="P2">3.02272727273 , 1.00757575758 , 15</text:p>
      <text:p text:style-name="P2">3.02272727273 , 1.51136363636 , 15</text:p>
      <text:p text:style-name="P2">3.02272727273 , 2.01515151515 , 15</text:p>
      <text:p text:style-name="P2">3.02272727273 , 2.51893939394 , 15</text:p>
      <text:p text:style-name="P2">3.02272727273 , 3.02272727273 , 15</text:p>
      <text:p text:style-name="P2">3.02272727273 , 3.52651515152 , 15</text:p>
      <text:p text:style-name="P2">3.02272727273 , 4.0303030303 , 15</text:p>
      <text:p text:style-name="P2">3.02272727273 , 4.53409090909 , 15</text:p>
      <text:p text:style-name="P2">3.02272727273 , 5.03787878788 , 15</text:p>
      <text:p text:style-name="P2">3.02272727273 , 5.54166666667 , 15</text:p>
      <text:p text:style-name="P2">3.02272727273 , 6.04545454545 , 15</text:p>
      <text:p text:style-name="P2">3.02272727273 , 6.54924242424 , 15</text:p>
      <text:p text:style-name="P2">3.02272727273 , 7.05303030303 , 15</text:p>
      <text:p text:style-name="P2">3.02272727273 , 7.55681818182 , 15</text:p>
      <text:p text:style-name="P2">3.02272727273 , 8.06060606061 , 15</text:p>
      <text:p text:style-name="P2">3.02272727273 , 8.56439393939 , 15</text:p>
      <text:p text:style-name="P2">3.02272727273 , 9.06818181818 , 15</text:p>
      <text:p text:style-name="P2">3.02272727273 , 9.57196969697 , 15</text:p>
      <text:p text:style-name="P2">3.02272727273 , 10.0757575758 , 15</text:p>
      <text:p text:style-name="P2">3.02272727273 , 10.5795454545 , 15</text:p>
      <text:p text:style-name="P2">3.02272727273 , 11.0833333333 , 15</text:p>
      <text:p text:style-name="P2">3.02272727273 , 11.5871212121 , 15</text:p>
      <text:p text:style-name="P2">3.02272727273 , 12.0909090909 , 15</text:p>
      <text:p text:style-name="P2">3.02272727273 , 12.5946969697 , 15</text:p>
      <text:p text:style-name="P2">3.02272727273 , 13.0984848485 , 15</text:p>
      <text:p text:style-name="P2">3.02272727273 , 13.6022727273 , 15</text:p>
      <text:p text:style-name="P2">3.02272727273 , 14.1060606061 , 15</text:p>
      <text:p text:style-name="P2">3.02272727273 , 14.6098484848 , 15</text:p>
      <text:p text:style-name="P2">3.02272727273 , 15.1136363636 , 15</text:p>
      <text:p text:style-name="P2">3.02272727273 , 15.6174242424 , 15</text:p>
      <text:p text:style-name="P2"><text:soft-page-break/>3.02272727273 , 16.1212121212 , 15</text:p>
      <text:p text:style-name="P2">3.02272727273 , 16.625 , 15</text:p>
      <text:p text:style-name="P2">3.02272727273 , 17.1287878788 , 15</text:p>
      <text:p text:style-name="P2">3.02272727273 , 17.6325757576 , 15</text:p>
      <text:p text:style-name="P2">3.02272727273 , 18.1363636364 , 15</text:p>
      <text:p text:style-name="P2">3.02272727273 , 18.6401515152 , 15.33333333</text:p>
      <text:p text:style-name="P2">3.02272727273 , 19.1439393939 , 15.66666667</text:p>
      <text:p text:style-name="P2">3.02272727273 , 19.6477272727 , 16</text:p>
      <text:p text:style-name="P2">3.02272727273 , 20.1515151515 , 16.33333333</text:p>
      <text:p text:style-name="P2">3.02272727273 , 20.6553030303 , 16.66666667</text:p>
      <text:p text:style-name="P2">3.02272727273 , 21.1590909091 , 17</text:p>
      <text:p text:style-name="P2">3.02272727273 , 21.6628787879 , 17.33333333</text:p>
      <text:p text:style-name="P2">3.02272727273 , 22.1666666667 , 17.66666667</text:p>
      <text:p text:style-name="P2">3.02272727273 , 22.6704545455 , 18</text:p>
      <text:p text:style-name="P2">3.02272727273 , 23.1742424242 , 18.33333333</text:p>
      <text:p text:style-name="P2">3.02272727273 , 23.678030303 , 18.66666667</text:p>
      <text:p text:style-name="P2">3.02272727273 , 24.1818181818 , 19</text:p>
      <text:p text:style-name="P2">3.02272727273 , 24.6856060606 , 19.33333333</text:p>
      <text:p text:style-name="P2">3.02272727273 , 25.1893939394 , 19.66666667</text:p>
      <text:p text:style-name="P2">3.02272727273 , 25.6931818182 , 20</text:p>
      <text:p text:style-name="P2">3.02272727273 , 26.196969697 , 20.33333333</text:p>
      <text:p text:style-name="P2">3.02272727273 , 26.7007575758 , 20.66666667</text:p>
      <text:p text:style-name="P2">3.02272727273 , 27.2045454545 , 21</text:p>
      <text:p text:style-name="P2">3.02272727273 , 27.7083333333 , 21.33333333</text:p>
      <text:p text:style-name="P2">3.02272727273 , 28.2121212121 , 21.66666667</text:p>
      <text:p text:style-name="P2">3.02272727273 , 28.7159090909 , 22</text:p>
      <text:p text:style-name="P2">3.02272727273 , 29.2196969697 , 22.33333333</text:p>
      <text:p text:style-name="P2">3.02272727273 , 29.7234848485 , 22.66666667</text:p>
      <text:p text:style-name="P2">3.02272727273 , 30.2272727273 , 23</text:p>
      <text:p text:style-name="P2">3.02272727273 , 30.7310606061 , 23.33333333</text:p>
      <text:p text:style-name="P2">3.02272727273 , 31.2348484848 , 23.66666667</text:p>
      <text:p text:style-name="P2">3.02272727273 , 31.7386363636 , 24</text:p>
      <text:p text:style-name="P2">3.02272727273 , 32.2424242424 , 24.33333333</text:p>
      <text:p text:style-name="P2">3.02272727273 , 32.7462121212 , 24.66666667</text:p>
      <text:p text:style-name="P2">3.02272727273 , 33.25 , 25</text:p>
      <text:p text:style-name="P2">3.02272727273 , 33.7537878788 , 25.33333333</text:p>
      <text:p text:style-name="P2">3.02272727273 , 34.2575757576 , 25.66666667</text:p>
      <text:p text:style-name="P2">3.02272727273 , 34.7613636364 , 26</text:p>
      <text:p text:style-name="P2">3.02272727273 , 35.2651515152 , 26.33333333</text:p>
      <text:p text:style-name="P2">3.02272727273 , 35.7689393939 , 26.66666667</text:p>
      <text:p text:style-name="P2">3.02272727273 , 36.2727272727 , 27</text:p>
      <text:p text:style-name="P2">3.02272727273 , 36.7765151515 , 27.33333333</text:p>
      <text:p text:style-name="P2">3.02272727273 , 37.2803030303 , 27.66666667</text:p>
      <text:p text:style-name="P2">3.02272727273 , 37.7840909091 , 28</text:p>
      <text:p text:style-name="P2">3.02272727273 , 38.2878787879 , 28.33333333</text:p>
      <text:p text:style-name="P2">3.02272727273 , 38.7916666667 , 28.66666667</text:p>
      <text:p text:style-name="P2">3.02272727273 , 39.2954545455 , 29</text:p>
      <text:p text:style-name="P2">3.02272727273 , 39.7992424242 , 29.33333333</text:p>
      <text:p text:style-name="P2">3.02272727273 , 40.303030303 , 29.66666667</text:p>
      <text:p text:style-name="P2">3.02272727273 , 40.8068181818 , 30</text:p>
      <text:p text:style-name="P2">3.02272727273 , 41.3106060606 , 30.33333333</text:p>
      <text:p text:style-name="P2">3.02272727273 , 41.8143939394 , 30.66666667</text:p>
      <text:p text:style-name="P2"><text:soft-page-break/>3.02272727273 , 42.3181818182 , 31</text:p>
      <text:p text:style-name="P2">3.02272727273 , 42.821969697 , 31.33333333</text:p>
      <text:p text:style-name="P2">3.02272727273 , 43.3257575758 , 31.66666667</text:p>
      <text:p text:style-name="P2">3.02272727273 , 43.8295454545 , 32</text:p>
      <text:p text:style-name="P2">3.02272727273 , 44.3333333333 , 32.33333333</text:p>
      <text:p text:style-name="P2">3.02272727273 , 44.8371212121 , 32.66666667</text:p>
      <text:p text:style-name="P2">3.02272727273 , 45.3409090909 , 33</text:p>
      <text:p text:style-name="P2">3.02272727273 , 45.8446969697 , 33.33333333</text:p>
      <text:p text:style-name="P2">3.02272727273 , 46.3484848485 , 33.66666667</text:p>
      <text:p text:style-name="P2">3.02272727273 , 46.8522727273 , 34</text:p>
      <text:p text:style-name="P2">3.02272727273 , 47.3560606061 , 34.33333333</text:p>
      <text:p text:style-name="P2">3.02272727273 , 47.8598484848 , 34.66666667</text:p>
      <text:p text:style-name="P2">3.02272727273 , 48.3636363636 , 35</text:p>
      <text:p text:style-name="P2">3.02272727273 , 48.8674242424 , 35</text:p>
      <text:p text:style-name="P2">3.02272727273 , 49.3712121212 , 35</text:p>
      <text:p text:style-name="P2">3.02272727273 , 49.875 , 35</text:p>
      <text:p text:style-name="P2">3.02272727273 , 50.3787878788 , 35</text:p>
      <text:p text:style-name="P2">3.02272727273 , 50.8825757576 , 35</text:p>
      <text:p text:style-name="P2">3.02272727273 , 51.3863636364 , 35</text:p>
      <text:p text:style-name="P2">3.02272727273 , 51.8901515152 , 35</text:p>
      <text:p text:style-name="P2">3.02272727273 , 52.3939393939 , 35</text:p>
      <text:p text:style-name="P2">3.02272727273 , 52.8977272727 , 35</text:p>
      <text:p text:style-name="P2">3.02272727273 , 53.4015151515 , 35</text:p>
      <text:p text:style-name="P2">3.02272727273 , 53.9053030303 , 35</text:p>
      <text:p text:style-name="P2">3.02272727273 , 54.4090909091 , 35</text:p>
      <text:p text:style-name="P2">3.02272727273 , 54.9128787879 , 35</text:p>
      <text:p text:style-name="P2">3.02272727273 , 55.4166666667 , 35</text:p>
      <text:p text:style-name="P2">3.02272727273 , 55.9204545455 , 35</text:p>
      <text:p text:style-name="P2">3.02272727273 , 56.4242424242 , 35</text:p>
      <text:p text:style-name="P2">3.02272727273 , 56.928030303 , 35</text:p>
      <text:p text:style-name="P2">3.02272727273 , 57.4318181818 , 35</text:p>
      <text:p text:style-name="P2">3.02272727273 , 57.9356060606 , 35</text:p>
      <text:p text:style-name="P2">3.02272727273 , 58.4393939394 , 35</text:p>
      <text:p text:style-name="P2">3.02272727273 , 58.9431818182 , 35</text:p>
      <text:p text:style-name="P2">3.02272727273 , 59.446969697 , 35</text:p>
      <text:p text:style-name="P2">3.02272727273 , 59.9507575758 , 35</text:p>
      <text:p text:style-name="P2">3.02272727273 , 60.4545454545 , 35</text:p>
      <text:p text:style-name="P2">3.02272727273 , 60.9583333333 , 35</text:p>
      <text:p text:style-name="P2">3.02272727273 , 61.4621212121 , 35</text:p>
      <text:p text:style-name="P2">3.02272727273 , 61.9659090909 , 35</text:p>
      <text:p text:style-name="P2">3.02272727273 , 62.4696969697 , 35</text:p>
      <text:p text:style-name="P2">3.02272727273 , 62.9734848485 , 35</text:p>
      <text:p text:style-name="P2">3.02272727273 , 63.4772727273 , 35</text:p>
      <text:p text:style-name="P2">3.02272727273 , 63.9810606061 , 35</text:p>
      <text:p text:style-name="P2">3.02272727273 , 64.4848484848 , 35</text:p>
      <text:p text:style-name="P2">3.02272727273 , 64.9886363636 , 35</text:p>
      <text:p text:style-name="P2">3.02272727273 , 65.4924242424 , 35</text:p>
      <text:p text:style-name="P2">3.02272727273 , 65.9962121212 , 35</text:p>
      <text:p text:style-name="P2">3.02272727273 , 66.5 , 35</text:p>
      <text:p text:style-name="P2">3.52651515152 , 0.0 , 15</text:p>
      <text:p text:style-name="P2">3.52651515152 , 0.503787878788 , 15</text:p>
      <text:p text:style-name="P2">3.52651515152 , 1.00757575758 , 15</text:p>
      <text:p text:style-name="P2"><text:soft-page-break/>3.52651515152 , 1.51136363636 , 15</text:p>
      <text:p text:style-name="P2">3.52651515152 , 2.01515151515 , 15</text:p>
      <text:p text:style-name="P2">3.52651515152 , 2.51893939394 , 15</text:p>
      <text:p text:style-name="P2">3.52651515152 , 3.02272727273 , 15</text:p>
      <text:p text:style-name="P2">3.52651515152 , 3.52651515152 , 15</text:p>
      <text:p text:style-name="P2">3.52651515152 , 4.0303030303 , 15</text:p>
      <text:p text:style-name="P2">3.52651515152 , 4.53409090909 , 15</text:p>
      <text:p text:style-name="P2">3.52651515152 , 5.03787878788 , 15</text:p>
      <text:p text:style-name="P2">3.52651515152 , 5.54166666667 , 15</text:p>
      <text:p text:style-name="P2">3.52651515152 , 6.04545454545 , 15</text:p>
      <text:p text:style-name="P2">3.52651515152 , 6.54924242424 , 15</text:p>
      <text:p text:style-name="P2">3.52651515152 , 7.05303030303 , 15</text:p>
      <text:p text:style-name="P2">3.52651515152 , 7.55681818182 , 15</text:p>
      <text:p text:style-name="P2">3.52651515152 , 8.06060606061 , 15</text:p>
      <text:p text:style-name="P2">3.52651515152 , 8.56439393939 , 15</text:p>
      <text:p text:style-name="P2">3.52651515152 , 9.06818181818 , 15</text:p>
      <text:p text:style-name="P2">3.52651515152 , 9.57196969697 , 15</text:p>
      <text:p text:style-name="P2">3.52651515152 , 10.0757575758 , 15</text:p>
      <text:p text:style-name="P2">3.52651515152 , 10.5795454545 , 15</text:p>
      <text:p text:style-name="P2">3.52651515152 , 11.0833333333 , 15</text:p>
      <text:p text:style-name="P2">3.52651515152 , 11.5871212121 , 15</text:p>
      <text:p text:style-name="P2">3.52651515152 , 12.0909090909 , 15</text:p>
      <text:p text:style-name="P2">3.52651515152 , 12.5946969697 , 15</text:p>
      <text:p text:style-name="P2">3.52651515152 , 13.0984848485 , 15</text:p>
      <text:p text:style-name="P2">3.52651515152 , 13.6022727273 , 15</text:p>
      <text:p text:style-name="P2">3.52651515152 , 14.1060606061 , 15</text:p>
      <text:p text:style-name="P2">3.52651515152 , 14.6098484848 , 15</text:p>
      <text:p text:style-name="P2">3.52651515152 , 15.1136363636 , 15</text:p>
      <text:p text:style-name="P2">3.52651515152 , 15.6174242424 , 15</text:p>
      <text:p text:style-name="P2">3.52651515152 , 16.1212121212 , 15</text:p>
      <text:p text:style-name="P2">3.52651515152 , 16.625 , 15</text:p>
      <text:p text:style-name="P2">3.52651515152 , 17.1287878788 , 15</text:p>
      <text:p text:style-name="P2">3.52651515152 , 17.6325757576 , 15</text:p>
      <text:p text:style-name="P2">3.52651515152 , 18.1363636364 , 15</text:p>
      <text:p text:style-name="P2">3.52651515152 , 18.6401515152 , 15.33333333</text:p>
      <text:p text:style-name="P2">3.52651515152 , 19.1439393939 , 15.66666667</text:p>
      <text:p text:style-name="P2">3.52651515152 , 19.6477272727 , 16</text:p>
      <text:p text:style-name="P2">3.52651515152 , 20.1515151515 , 16.33333333</text:p>
      <text:p text:style-name="P2">3.52651515152 , 20.6553030303 , 16.66666667</text:p>
      <text:p text:style-name="P2">3.52651515152 , 21.1590909091 , 17</text:p>
      <text:p text:style-name="P2">3.52651515152 , 21.6628787879 , 17.33333333</text:p>
      <text:p text:style-name="P2">3.52651515152 , 22.1666666667 , 17.66666667</text:p>
      <text:p text:style-name="P2">3.52651515152 , 22.6704545455 , 18</text:p>
      <text:p text:style-name="P2">3.52651515152 , 23.1742424242 , 18.33333333</text:p>
      <text:p text:style-name="P2">3.52651515152 , 23.678030303 , 18.66666667</text:p>
      <text:p text:style-name="P2">3.52651515152 , 24.1818181818 , 19</text:p>
      <text:p text:style-name="P2">3.52651515152 , 24.6856060606 , 19.33333333</text:p>
      <text:p text:style-name="P2">3.52651515152 , 25.1893939394 , 19.66666667</text:p>
      <text:p text:style-name="P2">3.52651515152 , 25.6931818182 , 20</text:p>
      <text:p text:style-name="P2">3.52651515152 , 26.196969697 , 20.33333333</text:p>
      <text:p text:style-name="P2">3.52651515152 , 26.7007575758 , 20.66666667</text:p>
      <text:p text:style-name="P2">3.52651515152 , 27.2045454545 , 21</text:p>
      <text:p text:style-name="P2"><text:soft-page-break/>3.52651515152 , 27.7083333333 , 21.33333333</text:p>
      <text:p text:style-name="P2">3.52651515152 , 28.2121212121 , 21.66666667</text:p>
      <text:p text:style-name="P2">3.52651515152 , 28.7159090909 , 22</text:p>
      <text:p text:style-name="P2">3.52651515152 , 29.2196969697 , 22.33333333</text:p>
      <text:p text:style-name="P2">3.52651515152 , 29.7234848485 , 22.66666667</text:p>
      <text:p text:style-name="P2">3.52651515152 , 30.2272727273 , 23</text:p>
      <text:p text:style-name="P2">3.52651515152 , 30.7310606061 , 23.33333333</text:p>
      <text:p text:style-name="P2">3.52651515152 , 31.2348484848 , 23.66666667</text:p>
      <text:p text:style-name="P2">3.52651515152 , 31.7386363636 , 24</text:p>
      <text:p text:style-name="P2">3.52651515152 , 32.2424242424 , 24.33333333</text:p>
      <text:p text:style-name="P2">3.52651515152 , 32.7462121212 , 24.66666667</text:p>
      <text:p text:style-name="P2">3.52651515152 , 33.25 , 25</text:p>
      <text:p text:style-name="P2">3.52651515152 , 33.7537878788 , 25.33333333</text:p>
      <text:p text:style-name="P2">3.52651515152 , 34.2575757576 , 25.66666667</text:p>
      <text:p text:style-name="P2">3.52651515152 , 34.7613636364 , 26</text:p>
      <text:p text:style-name="P2">3.52651515152 , 35.2651515152 , 26.33333333</text:p>
      <text:p text:style-name="P2">3.52651515152 , 35.7689393939 , 26.66666667</text:p>
      <text:p text:style-name="P2">3.52651515152 , 36.2727272727 , 27</text:p>
      <text:p text:style-name="P2">3.52651515152 , 36.7765151515 , 27.33333333</text:p>
      <text:p text:style-name="P2">3.52651515152 , 37.2803030303 , 27.66666667</text:p>
      <text:p text:style-name="P2">3.52651515152 , 37.7840909091 , 28</text:p>
      <text:p text:style-name="P2">3.52651515152 , 38.2878787879 , 28.33333333</text:p>
      <text:p text:style-name="P2">3.52651515152 , 38.7916666667 , 28.66666667</text:p>
      <text:p text:style-name="P2">3.52651515152 , 39.2954545455 , 29</text:p>
      <text:p text:style-name="P2">3.52651515152 , 39.7992424242 , 29.33333333</text:p>
      <text:p text:style-name="P2">3.52651515152 , 40.303030303 , 29.66666667</text:p>
      <text:p text:style-name="P2">3.52651515152 , 40.8068181818 , 30</text:p>
      <text:p text:style-name="P2">3.52651515152 , 41.3106060606 , 30.33333333</text:p>
      <text:p text:style-name="P2">3.52651515152 , 41.8143939394 , 30.66666667</text:p>
      <text:p text:style-name="P2">3.52651515152 , 42.3181818182 , 31</text:p>
      <text:p text:style-name="P2">3.52651515152 , 42.821969697 , 31.33333333</text:p>
      <text:p text:style-name="P2">3.52651515152 , 43.3257575758 , 31.66666667</text:p>
      <text:p text:style-name="P2">3.52651515152 , 43.8295454545 , 32</text:p>
      <text:p text:style-name="P2">3.52651515152 , 44.3333333333 , 32.33333333</text:p>
      <text:p text:style-name="P2">3.52651515152 , 44.8371212121 , 32.66666667</text:p>
      <text:p text:style-name="P2">3.52651515152 , 45.3409090909 , 33</text:p>
      <text:p text:style-name="P2">3.52651515152 , 45.8446969697 , 33.33333333</text:p>
      <text:p text:style-name="P2">3.52651515152 , 46.3484848485 , 33.66666667</text:p>
      <text:p text:style-name="P2">3.52651515152 , 46.8522727273 , 34</text:p>
      <text:p text:style-name="P2">3.52651515152 , 47.3560606061 , 34.33333333</text:p>
      <text:p text:style-name="P2">3.52651515152 , 47.8598484848 , 34.66666667</text:p>
      <text:p text:style-name="P2">3.52651515152 , 48.3636363636 , 35</text:p>
      <text:p text:style-name="P2">3.52651515152 , 48.8674242424 , 35</text:p>
      <text:p text:style-name="P2">3.52651515152 , 49.3712121212 , 35</text:p>
      <text:p text:style-name="P2">3.52651515152 , 49.875 , 35</text:p>
      <text:p text:style-name="P2">3.52651515152 , 50.3787878788 , 35</text:p>
      <text:p text:style-name="P2">3.52651515152 , 50.8825757576 , 35</text:p>
      <text:p text:style-name="P2">3.52651515152 , 51.3863636364 , 35</text:p>
      <text:p text:style-name="P2">3.52651515152 , 51.8901515152 , 35</text:p>
      <text:p text:style-name="P2">3.52651515152 , 52.3939393939 , 35</text:p>
      <text:p text:style-name="P2">3.52651515152 , 52.8977272727 , 35</text:p>
      <text:p text:style-name="P2">3.52651515152 , 53.4015151515 , 35</text:p>
      <text:p text:style-name="P2"><text:soft-page-break/>3.52651515152 , 53.9053030303 , 35</text:p>
      <text:p text:style-name="P2">3.52651515152 , 54.4090909091 , 35</text:p>
      <text:p text:style-name="P2">3.52651515152 , 54.9128787879 , 35</text:p>
      <text:p text:style-name="P2">3.52651515152 , 55.4166666667 , 35</text:p>
      <text:p text:style-name="P2">3.52651515152 , 55.9204545455 , 35</text:p>
      <text:p text:style-name="P2">3.52651515152 , 56.4242424242 , 35</text:p>
      <text:p text:style-name="P2">3.52651515152 , 56.928030303 , 35</text:p>
      <text:p text:style-name="P2">3.52651515152 , 57.4318181818 , 35</text:p>
      <text:p text:style-name="P2">3.52651515152 , 57.9356060606 , 35</text:p>
      <text:p text:style-name="P2">3.52651515152 , 58.4393939394 , 35</text:p>
      <text:p text:style-name="P2">3.52651515152 , 58.9431818182 , 35</text:p>
      <text:p text:style-name="P2">3.52651515152 , 59.446969697 , 35</text:p>
      <text:p text:style-name="P2">3.52651515152 , 59.9507575758 , 35</text:p>
      <text:p text:style-name="P2">3.52651515152 , 60.4545454545 , 35</text:p>
      <text:p text:style-name="P2">3.52651515152 , 60.9583333333 , 35</text:p>
      <text:p text:style-name="P2">3.52651515152 , 61.4621212121 , 35</text:p>
      <text:p text:style-name="P2">3.52651515152 , 61.9659090909 , 35</text:p>
      <text:p text:style-name="P2">3.52651515152 , 62.4696969697 , 35</text:p>
      <text:p text:style-name="P2">3.52651515152 , 62.9734848485 , 35</text:p>
      <text:p text:style-name="P2">3.52651515152 , 63.4772727273 , 35</text:p>
      <text:p text:style-name="P2">3.52651515152 , 63.9810606061 , 35</text:p>
      <text:p text:style-name="P2">3.52651515152 , 64.4848484848 , 35</text:p>
      <text:p text:style-name="P2">3.52651515152 , 64.9886363636 , 35</text:p>
      <text:p text:style-name="P2">3.52651515152 , 65.4924242424 , 35</text:p>
      <text:p text:style-name="P2">3.52651515152 , 65.9962121212 , 35</text:p>
      <text:p text:style-name="P2">3.52651515152 , 66.5 , 35</text:p>
      <text:p text:style-name="P2">4.0303030303 , 0.0 , 15</text:p>
      <text:p text:style-name="P2">4.0303030303 , 0.503787878788 , 15</text:p>
      <text:p text:style-name="P2">4.0303030303 , 1.00757575758 , 15</text:p>
      <text:p text:style-name="P2">4.0303030303 , 1.51136363636 , 15</text:p>
      <text:p text:style-name="P2">4.0303030303 , 2.01515151515 , 15</text:p>
      <text:p text:style-name="P2">4.0303030303 , 2.51893939394 , 15</text:p>
      <text:p text:style-name="P2">4.0303030303 , 3.02272727273 , 15</text:p>
      <text:p text:style-name="P2">4.0303030303 , 3.52651515152 , 15</text:p>
      <text:p text:style-name="P2">4.0303030303 , 4.0303030303 , 15</text:p>
      <text:p text:style-name="P2">4.0303030303 , 4.53409090909 , 15</text:p>
      <text:p text:style-name="P2">4.0303030303 , 5.03787878788 , 15</text:p>
      <text:p text:style-name="P2">4.0303030303 , 5.54166666667 , 15</text:p>
      <text:p text:style-name="P2">4.0303030303 , 6.04545454545 , 15</text:p>
      <text:p text:style-name="P2">4.0303030303 , 6.54924242424 , 15</text:p>
      <text:p text:style-name="P2">4.0303030303 , 7.05303030303 , 15</text:p>
      <text:p text:style-name="P2">4.0303030303 , 7.55681818182 , 15</text:p>
      <text:p text:style-name="P2">4.0303030303 , 8.06060606061 , 15</text:p>
      <text:p text:style-name="P2">4.0303030303 , 8.56439393939 , 15</text:p>
      <text:p text:style-name="P2">4.0303030303 , 9.06818181818 , 15</text:p>
      <text:p text:style-name="P2">4.0303030303 , 9.57196969697 , 15</text:p>
      <text:p text:style-name="P2">4.0303030303 , 10.0757575758 , 15</text:p>
      <text:p text:style-name="P2">4.0303030303 , 10.5795454545 , 15</text:p>
      <text:p text:style-name="P2">4.0303030303 , 11.0833333333 , 15</text:p>
      <text:p text:style-name="P2">4.0303030303 , 11.5871212121 , 15</text:p>
      <text:p text:style-name="P2">4.0303030303 , 12.0909090909 , 15</text:p>
      <text:p text:style-name="P2">4.0303030303 , 12.5946969697 , 15</text:p>
      <text:p text:style-name="P2"><text:soft-page-break/>4.0303030303 , 13.0984848485 , 15</text:p>
      <text:p text:style-name="P2">4.0303030303 , 13.6022727273 , 15</text:p>
      <text:p text:style-name="P2">4.0303030303 , 14.1060606061 , 15</text:p>
      <text:p text:style-name="P2">4.0303030303 , 14.6098484848 , 15</text:p>
      <text:p text:style-name="P2">4.0303030303 , 15.1136363636 , 15</text:p>
      <text:p text:style-name="P2">4.0303030303 , 15.6174242424 , 15</text:p>
      <text:p text:style-name="P2">4.0303030303 , 16.1212121212 , 15</text:p>
      <text:p text:style-name="P2">4.0303030303 , 16.625 , 15</text:p>
      <text:p text:style-name="P2">4.0303030303 , 17.1287878788 , 15</text:p>
      <text:p text:style-name="P2">4.0303030303 , 17.6325757576 , 15</text:p>
      <text:p text:style-name="P2">4.0303030303 , 18.1363636364 , 15</text:p>
      <text:p text:style-name="P2">4.0303030303 , 18.6401515152 , 15.33333333</text:p>
      <text:p text:style-name="P2">4.0303030303 , 19.1439393939 , 15.66666667</text:p>
      <text:p text:style-name="P2">4.0303030303 , 19.6477272727 , 16</text:p>
      <text:p text:style-name="P2">4.0303030303 , 20.1515151515 , 16.33333333</text:p>
      <text:p text:style-name="P2">4.0303030303 , 20.6553030303 , 16.66666667</text:p>
      <text:p text:style-name="P2">4.0303030303 , 21.1590909091 , 17</text:p>
      <text:p text:style-name="P2">4.0303030303 , 21.6628787879 , 17.33333333</text:p>
      <text:p text:style-name="P2">4.0303030303 , 22.1666666667 , 17.66666667</text:p>
      <text:p text:style-name="P2">4.0303030303 , 22.6704545455 , 18</text:p>
      <text:p text:style-name="P2">4.0303030303 , 23.1742424242 , 18.33333333</text:p>
      <text:p text:style-name="P2">4.0303030303 , 23.678030303 , 18.66666667</text:p>
      <text:p text:style-name="P2">4.0303030303 , 24.1818181818 , 19</text:p>
      <text:p text:style-name="P2">4.0303030303 , 24.6856060606 , 19.33333333</text:p>
      <text:p text:style-name="P2">4.0303030303 , 25.1893939394 , 19.66666667</text:p>
      <text:p text:style-name="P2">4.0303030303 , 25.6931818182 , 20</text:p>
      <text:p text:style-name="P2">4.0303030303 , 26.196969697 , 20.33333333</text:p>
      <text:p text:style-name="P2">4.0303030303 , 26.7007575758 , 20.66666667</text:p>
      <text:p text:style-name="P2">4.0303030303 , 27.2045454545 , 21</text:p>
      <text:p text:style-name="P2">4.0303030303 , 27.7083333333 , 21.33333333</text:p>
      <text:p text:style-name="P2">4.0303030303 , 28.2121212121 , 21.66666667</text:p>
      <text:p text:style-name="P2">4.0303030303 , 28.7159090909 , 22</text:p>
      <text:p text:style-name="P2">4.0303030303 , 29.2196969697 , 22.33333333</text:p>
      <text:p text:style-name="P2">4.0303030303 , 29.7234848485 , 22.66666667</text:p>
      <text:p text:style-name="P2">4.0303030303 , 30.2272727273 , 23</text:p>
      <text:p text:style-name="P2">4.0303030303 , 30.7310606061 , 23.33333333</text:p>
      <text:p text:style-name="P2">4.0303030303 , 31.2348484848 , 23.66666667</text:p>
      <text:p text:style-name="P2">4.0303030303 , 31.7386363636 , 24</text:p>
      <text:p text:style-name="P2">4.0303030303 , 32.2424242424 , 24.33333333</text:p>
      <text:p text:style-name="P2">4.0303030303 , 32.7462121212 , 24.66666667</text:p>
      <text:p text:style-name="P2">4.0303030303 , 33.25 , 25</text:p>
      <text:p text:style-name="P2">4.0303030303 , 33.7537878788 , 25.33333333</text:p>
      <text:p text:style-name="P2">4.0303030303 , 34.2575757576 , 25.66666667</text:p>
      <text:p text:style-name="P2">4.0303030303 , 34.7613636364 , 26</text:p>
      <text:p text:style-name="P2">4.0303030303 , 35.2651515152 , 26.33333333</text:p>
      <text:p text:style-name="P2">4.0303030303 , 35.7689393939 , 26.66666667</text:p>
      <text:p text:style-name="P2">4.0303030303 , 36.2727272727 , 27</text:p>
      <text:p text:style-name="P2">4.0303030303 , 36.7765151515 , 27.33333333</text:p>
      <text:p text:style-name="P2">4.0303030303 , 37.2803030303 , 27.66666667</text:p>
      <text:p text:style-name="P2">4.0303030303 , 37.7840909091 , 28</text:p>
      <text:p text:style-name="P2">4.0303030303 , 38.2878787879 , 28.33333333</text:p>
      <text:p text:style-name="P2">4.0303030303 , 38.7916666667 , 28.66666667</text:p>
      <text:p text:style-name="P2"><text:soft-page-break/>4.0303030303 , 39.2954545455 , 29</text:p>
      <text:p text:style-name="P2">4.0303030303 , 39.7992424242 , 29.33333333</text:p>
      <text:p text:style-name="P2">4.0303030303 , 40.303030303 , 29.66666667</text:p>
      <text:p text:style-name="P2">4.0303030303 , 40.8068181818 , 30</text:p>
      <text:p text:style-name="P2">4.0303030303 , 41.3106060606 , 30.33333333</text:p>
      <text:p text:style-name="P2">4.0303030303 , 41.8143939394 , 30.66666667</text:p>
      <text:p text:style-name="P2">4.0303030303 , 42.3181818182 , 31</text:p>
      <text:p text:style-name="P2">4.0303030303 , 42.821969697 , 31.33333333</text:p>
      <text:p text:style-name="P2">4.0303030303 , 43.3257575758 , 31.66666667</text:p>
      <text:p text:style-name="P2">4.0303030303 , 43.8295454545 , 32</text:p>
      <text:p text:style-name="P2">4.0303030303 , 44.3333333333 , 32.33333333</text:p>
      <text:p text:style-name="P2">4.0303030303 , 44.8371212121 , 32.66666667</text:p>
      <text:p text:style-name="P2">4.0303030303 , 45.3409090909 , 33</text:p>
      <text:p text:style-name="P2">4.0303030303 , 45.8446969697 , 33.33333333</text:p>
      <text:p text:style-name="P2">4.0303030303 , 46.3484848485 , 33.66666667</text:p>
      <text:p text:style-name="P2">4.0303030303 , 46.8522727273 , 34</text:p>
      <text:p text:style-name="P2">4.0303030303 , 47.3560606061 , 34.33333333</text:p>
      <text:p text:style-name="P2">4.0303030303 , 47.8598484848 , 34.66666667</text:p>
      <text:p text:style-name="P2">4.0303030303 , 48.3636363636 , 35</text:p>
      <text:p text:style-name="P2">4.0303030303 , 48.8674242424 , 35</text:p>
      <text:p text:style-name="P2">4.0303030303 , 49.3712121212 , 35</text:p>
      <text:p text:style-name="P2">4.0303030303 , 49.875 , 35</text:p>
      <text:p text:style-name="P2">4.0303030303 , 50.3787878788 , 35</text:p>
      <text:p text:style-name="P2">4.0303030303 , 50.8825757576 , 35</text:p>
      <text:p text:style-name="P2">4.0303030303 , 51.3863636364 , 35</text:p>
      <text:p text:style-name="P2">4.0303030303 , 51.8901515152 , 35</text:p>
      <text:p text:style-name="P2">4.0303030303 , 52.3939393939 , 35</text:p>
      <text:p text:style-name="P2">4.0303030303 , 52.8977272727 , 35</text:p>
      <text:p text:style-name="P2">4.0303030303 , 53.4015151515 , 35</text:p>
      <text:p text:style-name="P2">4.0303030303 , 53.9053030303 , 35</text:p>
      <text:p text:style-name="P2">4.0303030303 , 54.4090909091 , 35</text:p>
      <text:p text:style-name="P2">4.0303030303 , 54.9128787879 , 35</text:p>
      <text:p text:style-name="P2">4.0303030303 , 55.4166666667 , 35</text:p>
      <text:p text:style-name="P2">4.0303030303 , 55.9204545455 , 35</text:p>
      <text:p text:style-name="P2">4.0303030303 , 56.4242424242 , 35</text:p>
      <text:p text:style-name="P2">4.0303030303 , 56.928030303 , 35</text:p>
      <text:p text:style-name="P2">4.0303030303 , 57.4318181818 , 35</text:p>
      <text:p text:style-name="P2">4.0303030303 , 57.9356060606 , 35</text:p>
      <text:p text:style-name="P2">4.0303030303 , 58.4393939394 , 35</text:p>
      <text:p text:style-name="P2">4.0303030303 , 58.9431818182 , 35</text:p>
      <text:p text:style-name="P2">4.0303030303 , 59.446969697 , 35</text:p>
      <text:p text:style-name="P2">4.0303030303 , 59.9507575758 , 35</text:p>
      <text:p text:style-name="P2">4.0303030303 , 60.4545454545 , 35</text:p>
      <text:p text:style-name="P2">4.0303030303 , 60.9583333333 , 35</text:p>
      <text:p text:style-name="P2">4.0303030303 , 61.4621212121 , 35</text:p>
      <text:p text:style-name="P2">4.0303030303 , 61.9659090909 , 35</text:p>
      <text:p text:style-name="P2">4.0303030303 , 62.4696969697 , 35</text:p>
      <text:p text:style-name="P2">4.0303030303 , 62.9734848485 , 35</text:p>
      <text:p text:style-name="P2">4.0303030303 , 63.4772727273 , 35</text:p>
      <text:p text:style-name="P2">4.0303030303 , 63.9810606061 , 35</text:p>
      <text:p text:style-name="P2">4.0303030303 , 64.4848484848 , 35</text:p>
      <text:p text:style-name="P2">4.0303030303 , 64.9886363636 , 35</text:p>
      <text:p text:style-name="P2"><text:soft-page-break/>4.0303030303 , 65.4924242424 , 35</text:p>
      <text:p text:style-name="P2">4.0303030303 , 65.9962121212 , 35</text:p>
      <text:p text:style-name="P2">4.0303030303 , 66.5 , 35</text:p>
      <text:p text:style-name="P2">4.53409090909 , 0.0 , 15</text:p>
      <text:p text:style-name="P2">4.53409090909 , 0.503787878788 , 15</text:p>
      <text:p text:style-name="P2">4.53409090909 , 1.00757575758 , 15</text:p>
      <text:p text:style-name="P2">4.53409090909 , 1.51136363636 , 15</text:p>
      <text:p text:style-name="P2">4.53409090909 , 2.01515151515 , 15</text:p>
      <text:p text:style-name="P2">4.53409090909 , 2.51893939394 , 15</text:p>
      <text:p text:style-name="P2">4.53409090909 , 3.02272727273 , 15</text:p>
      <text:p text:style-name="P2">4.53409090909 , 3.52651515152 , 15</text:p>
      <text:p text:style-name="P2">4.53409090909 , 4.0303030303 , 15</text:p>
      <text:p text:style-name="P2">4.53409090909 , 4.53409090909 , 15</text:p>
      <text:p text:style-name="P2">4.53409090909 , 5.03787878788 , 15</text:p>
      <text:p text:style-name="P2">4.53409090909 , 5.54166666667 , 15</text:p>
      <text:p text:style-name="P2">4.53409090909 , 6.04545454545 , 15</text:p>
      <text:p text:style-name="P2">4.53409090909 , 6.54924242424 , 15</text:p>
      <text:p text:style-name="P2">4.53409090909 , 7.05303030303 , 15</text:p>
      <text:p text:style-name="P2">4.53409090909 , 7.55681818182 , 15</text:p>
      <text:p text:style-name="P2">4.53409090909 , 8.06060606061 , 15</text:p>
      <text:p text:style-name="P2">4.53409090909 , 8.56439393939 , 15</text:p>
      <text:p text:style-name="P2">4.53409090909 , 9.06818181818 , 15</text:p>
      <text:p text:style-name="P2">4.53409090909 , 9.57196969697 , 15</text:p>
      <text:p text:style-name="P2">4.53409090909 , 10.0757575758 , 15</text:p>
      <text:p text:style-name="P2">4.53409090909 , 10.5795454545 , 15</text:p>
      <text:p text:style-name="P2">4.53409090909 , 11.0833333333 , 15</text:p>
      <text:p text:style-name="P2">4.53409090909 , 11.5871212121 , 15</text:p>
      <text:p text:style-name="P2">4.53409090909 , 12.0909090909 , 15</text:p>
      <text:p text:style-name="P2">4.53409090909 , 12.5946969697 , 15</text:p>
      <text:p text:style-name="P2">4.53409090909 , 13.0984848485 , 15</text:p>
      <text:p text:style-name="P2">4.53409090909 , 13.6022727273 , 15</text:p>
      <text:p text:style-name="P2">4.53409090909 , 14.1060606061 , 15</text:p>
      <text:p text:style-name="P2">4.53409090909 , 14.6098484848 , 15</text:p>
      <text:p text:style-name="P2">4.53409090909 , 15.1136363636 , 15</text:p>
      <text:p text:style-name="P2">4.53409090909 , 15.6174242424 , 15</text:p>
      <text:p text:style-name="P2">4.53409090909 , 16.1212121212 , 15</text:p>
      <text:p text:style-name="P2">4.53409090909 , 16.625 , 15</text:p>
      <text:p text:style-name="P2">4.53409090909 , 17.1287878788 , 15</text:p>
      <text:p text:style-name="P2">4.53409090909 , 17.6325757576 , 15</text:p>
      <text:p text:style-name="P2">4.53409090909 , 18.1363636364 , 15</text:p>
      <text:p text:style-name="P2">4.53409090909 , 18.6401515152 , 15.33333333</text:p>
      <text:p text:style-name="P2">4.53409090909 , 19.1439393939 , 15.66666667</text:p>
      <text:p text:style-name="P2">4.53409090909 , 19.6477272727 , 16</text:p>
      <text:p text:style-name="P2">4.53409090909 , 20.1515151515 , 16.33333333</text:p>
      <text:p text:style-name="P2">4.53409090909 , 20.6553030303 , 16.66666667</text:p>
      <text:p text:style-name="P2">4.53409090909 , 21.1590909091 , 17</text:p>
      <text:p text:style-name="P2">4.53409090909 , 21.6628787879 , 17.33333333</text:p>
      <text:p text:style-name="P2">4.53409090909 , 22.1666666667 , 17.66666667</text:p>
      <text:p text:style-name="P2">4.53409090909 , 22.6704545455 , 18</text:p>
      <text:p text:style-name="P2">4.53409090909 , 23.1742424242 , 18.33333333</text:p>
      <text:p text:style-name="P2">4.53409090909 , 23.678030303 , 18.66666667</text:p>
      <text:p text:style-name="P2">4.53409090909 , 24.1818181818 , 19</text:p>
      <text:p text:style-name="P2"><text:soft-page-break/>4.53409090909 , 24.6856060606 , 19.33333333</text:p>
      <text:p text:style-name="P2">4.53409090909 , 25.1893939394 , 19.66666667</text:p>
      <text:p text:style-name="P2">4.53409090909 , 25.6931818182 , 20</text:p>
      <text:p text:style-name="P2">4.53409090909 , 26.196969697 , 20.33333333</text:p>
      <text:p text:style-name="P2">4.53409090909 , 26.7007575758 , 20.66666667</text:p>
      <text:p text:style-name="P2">4.53409090909 , 27.2045454545 , 21</text:p>
      <text:p text:style-name="P2">4.53409090909 , 27.7083333333 , 21.33333333</text:p>
      <text:p text:style-name="P2">4.53409090909 , 28.2121212121 , 21.66666667</text:p>
      <text:p text:style-name="P2">4.53409090909 , 28.7159090909 , 22</text:p>
      <text:p text:style-name="P2">4.53409090909 , 29.2196969697 , 22.33333333</text:p>
      <text:p text:style-name="P2">4.53409090909 , 29.7234848485 , 22.66666667</text:p>
      <text:p text:style-name="P2">4.53409090909 , 30.2272727273 , 23</text:p>
      <text:p text:style-name="P2">4.53409090909 , 30.7310606061 , 23.33333333</text:p>
      <text:p text:style-name="P2">4.53409090909 , 31.2348484848 , 23.66666667</text:p>
      <text:p text:style-name="P2">4.53409090909 , 31.7386363636 , 24</text:p>
      <text:p text:style-name="P2">4.53409090909 , 32.2424242424 , 24.33333333</text:p>
      <text:p text:style-name="P2">4.53409090909 , 32.7462121212 , 24.66666667</text:p>
      <text:p text:style-name="P2">4.53409090909 , 33.25 , 25</text:p>
      <text:p text:style-name="P2">4.53409090909 , 33.7537878788 , 25.33333333</text:p>
      <text:p text:style-name="P2">4.53409090909 , 34.2575757576 , 25.66666667</text:p>
      <text:p text:style-name="P2">4.53409090909 , 34.7613636364 , 26</text:p>
      <text:p text:style-name="P2">4.53409090909 , 35.2651515152 , 26.33333333</text:p>
      <text:p text:style-name="P2">4.53409090909 , 35.7689393939 , 26.66666667</text:p>
      <text:p text:style-name="P2">4.53409090909 , 36.2727272727 , 27</text:p>
      <text:p text:style-name="P2">4.53409090909 , 36.7765151515 , 27.33333333</text:p>
      <text:p text:style-name="P2">4.53409090909 , 37.2803030303 , 27.66666667</text:p>
      <text:p text:style-name="P2">4.53409090909 , 37.7840909091 , 28</text:p>
      <text:p text:style-name="P2">4.53409090909 , 38.2878787879 , 28.33333333</text:p>
      <text:p text:style-name="P2">4.53409090909 , 38.7916666667 , 28.66666667</text:p>
      <text:p text:style-name="P2">4.53409090909 , 39.2954545455 , 29</text:p>
      <text:p text:style-name="P2">4.53409090909 , 39.7992424242 , 29.33333333</text:p>
      <text:p text:style-name="P2">4.53409090909 , 40.303030303 , 29.66666667</text:p>
      <text:p text:style-name="P2">4.53409090909 , 40.8068181818 , 30</text:p>
      <text:p text:style-name="P2">4.53409090909 , 41.3106060606 , 30.33333333</text:p>
      <text:p text:style-name="P2">4.53409090909 , 41.8143939394 , 30.66666667</text:p>
      <text:p text:style-name="P2">4.53409090909 , 42.3181818182 , 31</text:p>
      <text:p text:style-name="P2">4.53409090909 , 42.821969697 , 31.33333333</text:p>
      <text:p text:style-name="P2">4.53409090909 , 43.3257575758 , 31.66666667</text:p>
      <text:p text:style-name="P2">4.53409090909 , 43.8295454545 , 32</text:p>
      <text:p text:style-name="P2">4.53409090909 , 44.3333333333 , 32.33333333</text:p>
      <text:p text:style-name="P2">4.53409090909 , 44.8371212121 , 32.66666667</text:p>
      <text:p text:style-name="P2">4.53409090909 , 45.3409090909 , 33</text:p>
      <text:p text:style-name="P2">4.53409090909 , 45.8446969697 , 33.33333333</text:p>
      <text:p text:style-name="P2">4.53409090909 , 46.3484848485 , 33.66666667</text:p>
      <text:p text:style-name="P2">4.53409090909 , 46.8522727273 , 34</text:p>
      <text:p text:style-name="P2">4.53409090909 , 47.3560606061 , 34.33333333</text:p>
      <text:p text:style-name="P2">4.53409090909 , 47.8598484848 , 34.66666667</text:p>
      <text:p text:style-name="P2">4.53409090909 , 48.3636363636 , 35</text:p>
      <text:p text:style-name="P2">4.53409090909 , 48.8674242424 , 35</text:p>
      <text:p text:style-name="P2">4.53409090909 , 49.3712121212 , 35</text:p>
      <text:p text:style-name="P2">4.53409090909 , 49.875 , 35</text:p>
      <text:p text:style-name="P2">4.53409090909 , 50.3787878788 , 35</text:p>
      <text:p text:style-name="P2"><text:soft-page-break/>4.53409090909 , 50.8825757576 , 35</text:p>
      <text:p text:style-name="P2">4.53409090909 , 51.3863636364 , 35</text:p>
      <text:p text:style-name="P2">4.53409090909 , 51.8901515152 , 35</text:p>
      <text:p text:style-name="P2">4.53409090909 , 52.3939393939 , 35</text:p>
      <text:p text:style-name="P2">4.53409090909 , 52.8977272727 , 35</text:p>
      <text:p text:style-name="P2">4.53409090909 , 53.4015151515 , 35</text:p>
      <text:p text:style-name="P2">4.53409090909 , 53.9053030303 , 35</text:p>
      <text:p text:style-name="P2">4.53409090909 , 54.4090909091 , 35</text:p>
      <text:p text:style-name="P2">4.53409090909 , 54.9128787879 , 35</text:p>
      <text:p text:style-name="P2">4.53409090909 , 55.4166666667 , 35</text:p>
      <text:p text:style-name="P2">4.53409090909 , 55.9204545455 , 35</text:p>
      <text:p text:style-name="P2">4.53409090909 , 56.4242424242 , 35</text:p>
      <text:p text:style-name="P2">4.53409090909 , 56.928030303 , 35</text:p>
      <text:p text:style-name="P2">4.53409090909 , 57.4318181818 , 35</text:p>
      <text:p text:style-name="P2">4.53409090909 , 57.9356060606 , 35</text:p>
      <text:p text:style-name="P2">4.53409090909 , 58.4393939394 , 35</text:p>
      <text:p text:style-name="P2">4.53409090909 , 58.9431818182 , 35</text:p>
      <text:p text:style-name="P2">4.53409090909 , 59.446969697 , 35</text:p>
      <text:p text:style-name="P2">4.53409090909 , 59.9507575758 , 35</text:p>
      <text:p text:style-name="P2">4.53409090909 , 60.4545454545 , 35</text:p>
      <text:p text:style-name="P2">4.53409090909 , 60.9583333333 , 35</text:p>
      <text:p text:style-name="P2">4.53409090909 , 61.4621212121 , 35</text:p>
      <text:p text:style-name="P2">4.53409090909 , 61.9659090909 , 35</text:p>
      <text:p text:style-name="P2">4.53409090909 , 62.4696969697 , 35</text:p>
      <text:p text:style-name="P2">4.53409090909 , 62.9734848485 , 35</text:p>
      <text:p text:style-name="P2">4.53409090909 , 63.4772727273 , 35</text:p>
      <text:p text:style-name="P2">4.53409090909 , 63.9810606061 , 35</text:p>
      <text:p text:style-name="P2">4.53409090909 , 64.4848484848 , 35</text:p>
      <text:p text:style-name="P2">4.53409090909 , 64.9886363636 , 35</text:p>
      <text:p text:style-name="P2">4.53409090909 , 65.4924242424 , 35</text:p>
      <text:p text:style-name="P2">4.53409090909 , 65.9962121212 , 35</text:p>
      <text:p text:style-name="P2">4.53409090909 , 66.5 , 35</text:p>
      <text:p text:style-name="P2">5.03787878788 , 0.0 , 15</text:p>
      <text:p text:style-name="P2">5.03787878788 , 0.503787878788 , 15</text:p>
      <text:p text:style-name="P2">5.03787878788 , 1.00757575758 , 15</text:p>
      <text:p text:style-name="P2">5.03787878788 , 1.51136363636 , 15</text:p>
      <text:p text:style-name="P2">5.03787878788 , 2.01515151515 , 15</text:p>
      <text:p text:style-name="P2">5.03787878788 , 2.51893939394 , 15</text:p>
      <text:p text:style-name="P2">5.03787878788 , 3.02272727273 , 15</text:p>
      <text:p text:style-name="P2">5.03787878788 , 3.52651515152 , 15</text:p>
      <text:p text:style-name="P2">5.03787878788 , 4.0303030303 , 15</text:p>
      <text:p text:style-name="P2">5.03787878788 , 4.53409090909 , 15</text:p>
      <text:p text:style-name="P2">5.03787878788 , 5.03787878788 , 15</text:p>
      <text:p text:style-name="P2">5.03787878788 , 5.54166666667 , 15</text:p>
      <text:p text:style-name="P2">5.03787878788 , 6.04545454545 , 15</text:p>
      <text:p text:style-name="P2">5.03787878788 , 6.54924242424 , 15</text:p>
      <text:p text:style-name="P2">5.03787878788 , 7.05303030303 , 15</text:p>
      <text:p text:style-name="P2">5.03787878788 , 7.55681818182 , 15</text:p>
      <text:p text:style-name="P2">5.03787878788 , 8.06060606061 , 15</text:p>
      <text:p text:style-name="P2">5.03787878788 , 8.56439393939 , 15</text:p>
      <text:p text:style-name="P2">5.03787878788 , 9.06818181818 , 15</text:p>
      <text:p text:style-name="P2">5.03787878788 , 9.57196969697 , 15</text:p>
      <text:p text:style-name="P2"><text:soft-page-break/>5.03787878788 , 10.0757575758 , 15</text:p>
      <text:p text:style-name="P2">5.03787878788 , 10.5795454545 , 15</text:p>
      <text:p text:style-name="P2">5.03787878788 , 11.0833333333 , 15</text:p>
      <text:p text:style-name="P2">5.03787878788 , 11.5871212121 , 15</text:p>
      <text:p text:style-name="P2">5.03787878788 , 12.0909090909 , 15</text:p>
      <text:p text:style-name="P2">5.03787878788 , 12.5946969697 , 15</text:p>
      <text:p text:style-name="P2">5.03787878788 , 13.0984848485 , 15</text:p>
      <text:p text:style-name="P2">5.03787878788 , 13.6022727273 , 15</text:p>
      <text:p text:style-name="P2">5.03787878788 , 14.1060606061 , 15</text:p>
      <text:p text:style-name="P2">5.03787878788 , 14.6098484848 , 15</text:p>
      <text:p text:style-name="P2">5.03787878788 , 15.1136363636 , 15</text:p>
      <text:p text:style-name="P2">5.03787878788 , 15.6174242424 , 15</text:p>
      <text:p text:style-name="P2">5.03787878788 , 16.1212121212 , 15</text:p>
      <text:p text:style-name="P2">5.03787878788 , 16.625 , 15</text:p>
      <text:p text:style-name="P2">5.03787878788 , 17.1287878788 , 15</text:p>
      <text:p text:style-name="P2">5.03787878788 , 17.6325757576 , 15</text:p>
      <text:p text:style-name="P2">5.03787878788 , 18.1363636364 , 15</text:p>
      <text:p text:style-name="P2">5.03787878788 , 18.6401515152 , 15.33333333</text:p>
      <text:p text:style-name="P2">5.03787878788 , 19.1439393939 , 15.66666667</text:p>
      <text:p text:style-name="P2">5.03787878788 , 19.6477272727 , 16</text:p>
      <text:p text:style-name="P2">5.03787878788 , 20.1515151515 , 16.33333333</text:p>
      <text:p text:style-name="P2">5.03787878788 , 20.6553030303 , 16.66666667</text:p>
      <text:p text:style-name="P2">5.03787878788 , 21.1590909091 , 17</text:p>
      <text:p text:style-name="P2">5.03787878788 , 21.6628787879 , 17.33333333</text:p>
      <text:p text:style-name="P2">5.03787878788 , 22.1666666667 , 17.66666667</text:p>
      <text:p text:style-name="P2">5.03787878788 , 22.6704545455 , 18</text:p>
      <text:p text:style-name="P2">5.03787878788 , 23.1742424242 , 18.33333333</text:p>
      <text:p text:style-name="P2">5.03787878788 , 23.678030303 , 18.66666667</text:p>
      <text:p text:style-name="P2">5.03787878788 , 24.1818181818 , 19</text:p>
      <text:p text:style-name="P2">5.03787878788 , 24.6856060606 , 19.33333333</text:p>
      <text:p text:style-name="P2">5.03787878788 , 25.1893939394 , 19.66666667</text:p>
      <text:p text:style-name="P2">5.03787878788 , 25.6931818182 , 20</text:p>
      <text:p text:style-name="P2">5.03787878788 , 26.196969697 , 20.33333333</text:p>
      <text:p text:style-name="P2">5.03787878788 , 26.7007575758 , 20.66666667</text:p>
      <text:p text:style-name="P2">5.03787878788 , 27.2045454545 , 21</text:p>
      <text:p text:style-name="P2">5.03787878788 , 27.7083333333 , 21.33333333</text:p>
      <text:p text:style-name="P2">5.03787878788 , 28.2121212121 , 21.66666667</text:p>
      <text:p text:style-name="P2">5.03787878788 , 28.7159090909 , 22</text:p>
      <text:p text:style-name="P2">5.03787878788 , 29.2196969697 , 22.33333333</text:p>
      <text:p text:style-name="P2">5.03787878788 , 29.7234848485 , 22.66666667</text:p>
      <text:p text:style-name="P2">5.03787878788 , 30.2272727273 , 23</text:p>
      <text:p text:style-name="P2">5.03787878788 , 30.7310606061 , 23.33333333</text:p>
      <text:p text:style-name="P2">5.03787878788 , 31.2348484848 , 23.66666667</text:p>
      <text:p text:style-name="P2">5.03787878788 , 31.7386363636 , 24</text:p>
      <text:p text:style-name="P2">5.03787878788 , 32.2424242424 , 24.33333333</text:p>
      <text:p text:style-name="P2">5.03787878788 , 32.7462121212 , 24.66666667</text:p>
      <text:p text:style-name="P2">5.03787878788 , 33.25 , 25</text:p>
      <text:p text:style-name="P2">5.03787878788 , 33.7537878788 , 25.33333333</text:p>
      <text:p text:style-name="P2">5.03787878788 , 34.2575757576 , 25.66666667</text:p>
      <text:p text:style-name="P2">5.03787878788 , 34.7613636364 , 26</text:p>
      <text:p text:style-name="P2">5.03787878788 , 35.2651515152 , 26.33333333</text:p>
      <text:p text:style-name="P2">5.03787878788 , 35.7689393939 , 26.66666667</text:p>
      <text:p text:style-name="P2"><text:soft-page-break/>5.03787878788 , 36.2727272727 , 27</text:p>
      <text:p text:style-name="P2">5.03787878788 , 36.7765151515 , 27.33333333</text:p>
      <text:p text:style-name="P2">5.03787878788 , 37.2803030303 , 27.66666667</text:p>
      <text:p text:style-name="P2">5.03787878788 , 37.7840909091 , 28</text:p>
      <text:p text:style-name="P2">5.03787878788 , 38.2878787879 , 28.33333333</text:p>
      <text:p text:style-name="P2">5.03787878788 , 38.7916666667 , 28.66666667</text:p>
      <text:p text:style-name="P2">5.03787878788 , 39.2954545455 , 29</text:p>
      <text:p text:style-name="P2">5.03787878788 , 39.7992424242 , 29.33333333</text:p>
      <text:p text:style-name="P2">5.03787878788 , 40.303030303 , 29.66666667</text:p>
      <text:p text:style-name="P2">5.03787878788 , 40.8068181818 , 30</text:p>
      <text:p text:style-name="P2">5.03787878788 , 41.3106060606 , 30.33333333</text:p>
      <text:p text:style-name="P2">5.03787878788 , 41.8143939394 , 30.66666667</text:p>
      <text:p text:style-name="P2">5.03787878788 , 42.3181818182 , 31</text:p>
      <text:p text:style-name="P2">5.03787878788 , 42.821969697 , 31.33333333</text:p>
      <text:p text:style-name="P2">5.03787878788 , 43.3257575758 , 31.66666667</text:p>
      <text:p text:style-name="P2">5.03787878788 , 43.8295454545 , 32</text:p>
      <text:p text:style-name="P2">5.03787878788 , 44.3333333333 , 32.33333333</text:p>
      <text:p text:style-name="P2">5.03787878788 , 44.8371212121 , 32.66666667</text:p>
      <text:p text:style-name="P2">5.03787878788 , 45.3409090909 , 33</text:p>
      <text:p text:style-name="P2">5.03787878788 , 45.8446969697 , 33.33333333</text:p>
      <text:p text:style-name="P2">5.03787878788 , 46.3484848485 , 33.66666667</text:p>
      <text:p text:style-name="P2">5.03787878788 , 46.8522727273 , 34</text:p>
      <text:p text:style-name="P2">5.03787878788 , 47.3560606061 , 34.33333333</text:p>
      <text:p text:style-name="P2">5.03787878788 , 47.8598484848 , 34.66666667</text:p>
      <text:p text:style-name="P2">5.03787878788 , 48.3636363636 , 35</text:p>
      <text:p text:style-name="P2">5.03787878788 , 48.8674242424 , 35</text:p>
      <text:p text:style-name="P2">5.03787878788 , 49.3712121212 , 35</text:p>
      <text:p text:style-name="P2">5.03787878788 , 49.875 , 35</text:p>
      <text:p text:style-name="P2">5.03787878788 , 50.3787878788 , 35</text:p>
      <text:p text:style-name="P2">5.03787878788 , 50.8825757576 , 35</text:p>
      <text:p text:style-name="P2">5.03787878788 , 51.3863636364 , 35</text:p>
      <text:p text:style-name="P2">5.03787878788 , 51.8901515152 , 35</text:p>
      <text:p text:style-name="P2">5.03787878788 , 52.3939393939 , 35</text:p>
      <text:p text:style-name="P2">5.03787878788 , 52.8977272727 , 35</text:p>
      <text:p text:style-name="P2">5.03787878788 , 53.4015151515 , 35</text:p>
      <text:p text:style-name="P2">5.03787878788 , 53.9053030303 , 35</text:p>
      <text:p text:style-name="P2">5.03787878788 , 54.4090909091 , 35</text:p>
      <text:p text:style-name="P2">5.03787878788 , 54.9128787879 , 35</text:p>
      <text:p text:style-name="P2">5.03787878788 , 55.4166666667 , 35</text:p>
      <text:p text:style-name="P2">5.03787878788 , 55.9204545455 , 35</text:p>
      <text:p text:style-name="P2">5.03787878788 , 56.4242424242 , 35</text:p>
      <text:p text:style-name="P2">5.03787878788 , 56.928030303 , 35</text:p>
      <text:p text:style-name="P2">5.03787878788 , 57.4318181818 , 35</text:p>
      <text:p text:style-name="P2">5.03787878788 , 57.9356060606 , 35</text:p>
      <text:p text:style-name="P2">5.03787878788 , 58.4393939394 , 35</text:p>
      <text:p text:style-name="P2">5.03787878788 , 58.9431818182 , 35</text:p>
      <text:p text:style-name="P2">5.03787878788 , 59.446969697 , 35</text:p>
      <text:p text:style-name="P2">5.03787878788 , 59.9507575758 , 35</text:p>
      <text:p text:style-name="P2">5.03787878788 , 60.4545454545 , 35</text:p>
      <text:p text:style-name="P2">5.03787878788 , 60.9583333333 , 35</text:p>
      <text:p text:style-name="P2">5.03787878788 , 61.4621212121 , 35</text:p>
      <text:p text:style-name="P2">5.03787878788 , 61.9659090909 , 35</text:p>
      <text:p text:style-name="P2"><text:soft-page-break/>5.03787878788 , 62.4696969697 , 35</text:p>
      <text:p text:style-name="P2">5.03787878788 , 62.9734848485 , 35</text:p>
      <text:p text:style-name="P2">5.03787878788 , 63.4772727273 , 35</text:p>
      <text:p text:style-name="P2">5.03787878788 , 63.9810606061 , 35</text:p>
      <text:p text:style-name="P2">5.03787878788 , 64.4848484848 , 35</text:p>
      <text:p text:style-name="P2">5.03787878788 , 64.9886363636 , 35</text:p>
      <text:p text:style-name="P2">5.03787878788 , 65.4924242424 , 35</text:p>
      <text:p text:style-name="P2">5.03787878788 , 65.9962121212 , 35</text:p>
      <text:p text:style-name="P2">5.03787878788 , 66.5 , 35</text:p>
      <text:p text:style-name="P2">5.54166666667 , 0.0 , 15</text:p>
      <text:p text:style-name="P2">5.54166666667 , 0.503787878788 , 15</text:p>
      <text:p text:style-name="P2">5.54166666667 , 1.00757575758 , 15</text:p>
      <text:p text:style-name="P2">5.54166666667 , 1.51136363636 , 15</text:p>
      <text:p text:style-name="P2">5.54166666667 , 2.01515151515 , 15</text:p>
      <text:p text:style-name="P2">5.54166666667 , 2.51893939394 , 15</text:p>
      <text:p text:style-name="P2">5.54166666667 , 3.02272727273 , 15</text:p>
      <text:p text:style-name="P2">5.54166666667 , 3.52651515152 , 15</text:p>
      <text:p text:style-name="P2">5.54166666667 , 4.0303030303 , 15</text:p>
      <text:p text:style-name="P2">5.54166666667 , 4.53409090909 , 15</text:p>
      <text:p text:style-name="P2">5.54166666667 , 5.03787878788 , 15</text:p>
      <text:p text:style-name="P2">5.54166666667 , 5.54166666667 , 15</text:p>
      <text:p text:style-name="P2">5.54166666667 , 6.04545454545 , 15</text:p>
      <text:p text:style-name="P2">5.54166666667 , 6.54924242424 , 15</text:p>
      <text:p text:style-name="P2">5.54166666667 , 7.05303030303 , 15</text:p>
      <text:p text:style-name="P2">5.54166666667 , 7.55681818182 , 15</text:p>
      <text:p text:style-name="P2">5.54166666667 , 8.06060606061 , 15</text:p>
      <text:p text:style-name="P2">5.54166666667 , 8.56439393939 , 15</text:p>
      <text:p text:style-name="P2">5.54166666667 , 9.06818181818 , 15</text:p>
      <text:p text:style-name="P2">5.54166666667 , 9.57196969697 , 15</text:p>
      <text:p text:style-name="P2">5.54166666667 , 10.0757575758 , 15</text:p>
      <text:p text:style-name="P2">5.54166666667 , 10.5795454545 , 15</text:p>
      <text:p text:style-name="P2">5.54166666667 , 11.0833333333 , 15</text:p>
      <text:p text:style-name="P2">5.54166666667 , 11.5871212121 , 15</text:p>
      <text:p text:style-name="P2">5.54166666667 , 12.0909090909 , 15</text:p>
      <text:p text:style-name="P2">5.54166666667 , 12.5946969697 , 15</text:p>
      <text:p text:style-name="P2">5.54166666667 , 13.0984848485 , 15</text:p>
      <text:p text:style-name="P2">5.54166666667 , 13.6022727273 , 15</text:p>
      <text:p text:style-name="P2">5.54166666667 , 14.1060606061 , 15</text:p>
      <text:p text:style-name="P2">5.54166666667 , 14.6098484848 , 15</text:p>
      <text:p text:style-name="P2">5.54166666667 , 15.1136363636 , 15</text:p>
      <text:p text:style-name="P2">5.54166666667 , 15.6174242424 , 15</text:p>
      <text:p text:style-name="P2">5.54166666667 , 16.1212121212 , 15</text:p>
      <text:p text:style-name="P2">5.54166666667 , 16.625 , 15</text:p>
      <text:p text:style-name="P2">5.54166666667 , 17.1287878788 , 15</text:p>
      <text:p text:style-name="P2">5.54166666667 , 17.6325757576 , 15</text:p>
      <text:p text:style-name="P2">5.54166666667 , 18.1363636364 , 15</text:p>
      <text:p text:style-name="P2">5.54166666667 , 18.6401515152 , 15.33333333</text:p>
      <text:p text:style-name="P2">5.54166666667 , 19.1439393939 , 15.66666667</text:p>
      <text:p text:style-name="P2">5.54166666667 , 19.6477272727 , 16</text:p>
      <text:p text:style-name="P2">5.54166666667 , 20.1515151515 , 16.33333333</text:p>
      <text:p text:style-name="P2">5.54166666667 , 20.6553030303 , 16.66666667</text:p>
      <text:p text:style-name="P2">5.54166666667 , 21.1590909091 , 17</text:p>
      <text:p text:style-name="P2"><text:soft-page-break/>5.54166666667 , 21.6628787879 , 17.33333333</text:p>
      <text:p text:style-name="P2">5.54166666667 , 22.1666666667 , 17.66666667</text:p>
      <text:p text:style-name="P2">5.54166666667 , 22.6704545455 , 18</text:p>
      <text:p text:style-name="P2">5.54166666667 , 23.1742424242 , 18.33333333</text:p>
      <text:p text:style-name="P2">5.54166666667 , 23.678030303 , 18.66666667</text:p>
      <text:p text:style-name="P2">5.54166666667 , 24.1818181818 , 19</text:p>
      <text:p text:style-name="P2">5.54166666667 , 24.6856060606 , 19.33333333</text:p>
      <text:p text:style-name="P2">5.54166666667 , 25.1893939394 , 19.66666667</text:p>
      <text:p text:style-name="P2">5.54166666667 , 25.6931818182 , 20</text:p>
      <text:p text:style-name="P2">5.54166666667 , 26.196969697 , 20.33333333</text:p>
      <text:p text:style-name="P2">5.54166666667 , 26.7007575758 , 20.66666667</text:p>
      <text:p text:style-name="P2">5.54166666667 , 27.2045454545 , 21</text:p>
      <text:p text:style-name="P2">5.54166666667 , 27.7083333333 , 21.33333333</text:p>
      <text:p text:style-name="P2">5.54166666667 , 28.2121212121 , 21.66666667</text:p>
      <text:p text:style-name="P2">5.54166666667 , 28.7159090909 , 22</text:p>
      <text:p text:style-name="P2">5.54166666667 , 29.2196969697 , 22.33333333</text:p>
      <text:p text:style-name="P2">5.54166666667 , 29.7234848485 , 22.66666667</text:p>
      <text:p text:style-name="P2">5.54166666667 , 30.2272727273 , 23</text:p>
      <text:p text:style-name="P2">5.54166666667 , 30.7310606061 , 23.33333333</text:p>
      <text:p text:style-name="P2">5.54166666667 , 31.2348484848 , 23.66666667</text:p>
      <text:p text:style-name="P2">5.54166666667 , 31.7386363636 , 24</text:p>
      <text:p text:style-name="P2">5.54166666667 , 32.2424242424 , 24.33333333</text:p>
      <text:p text:style-name="P2">5.54166666667 , 32.7462121212 , 24.66666667</text:p>
      <text:p text:style-name="P2">5.54166666667 , 33.25 , 25</text:p>
      <text:p text:style-name="P2">5.54166666667 , 33.7537878788 , 25.33333333</text:p>
      <text:p text:style-name="P2">5.54166666667 , 34.2575757576 , 25.66666667</text:p>
      <text:p text:style-name="P2">5.54166666667 , 34.7613636364 , 26</text:p>
      <text:p text:style-name="P2">5.54166666667 , 35.2651515152 , 26.33333333</text:p>
      <text:p text:style-name="P2">5.54166666667 , 35.7689393939 , 26.66666667</text:p>
      <text:p text:style-name="P2">5.54166666667 , 36.2727272727 , 27</text:p>
      <text:p text:style-name="P2">5.54166666667 , 36.7765151515 , 27.33333333</text:p>
      <text:p text:style-name="P2">5.54166666667 , 37.2803030303 , 27.66666667</text:p>
      <text:p text:style-name="P2">5.54166666667 , 37.7840909091 , 28</text:p>
      <text:p text:style-name="P2">5.54166666667 , 38.2878787879 , 28.33333333</text:p>
      <text:p text:style-name="P2">5.54166666667 , 38.7916666667 , 28.66666667</text:p>
      <text:p text:style-name="P2">5.54166666667 , 39.2954545455 , 29</text:p>
      <text:p text:style-name="P2">5.54166666667 , 39.7992424242 , 29.33333333</text:p>
      <text:p text:style-name="P2">5.54166666667 , 40.303030303 , 29.66666667</text:p>
      <text:p text:style-name="P2">5.54166666667 , 40.8068181818 , 30</text:p>
      <text:p text:style-name="P2">5.54166666667 , 41.3106060606 , 30.33333333</text:p>
      <text:p text:style-name="P2">5.54166666667 , 41.8143939394 , 30.66666667</text:p>
      <text:p text:style-name="P2">5.54166666667 , 42.3181818182 , 31</text:p>
      <text:p text:style-name="P2">5.54166666667 , 42.821969697 , 31.33333333</text:p>
      <text:p text:style-name="P2">5.54166666667 , 43.3257575758 , 31.66666667</text:p>
      <text:p text:style-name="P2">5.54166666667 , 43.8295454545 , 32</text:p>
      <text:p text:style-name="P2">5.54166666667 , 44.3333333333 , 32.33333333</text:p>
      <text:p text:style-name="P2">5.54166666667 , 44.8371212121 , 32.66666667</text:p>
      <text:p text:style-name="P2">5.54166666667 , 45.3409090909 , 33</text:p>
      <text:p text:style-name="P2">5.54166666667 , 45.8446969697 , 33.33333333</text:p>
      <text:p text:style-name="P2">5.54166666667 , 46.3484848485 , 33.66666667</text:p>
      <text:p text:style-name="P2">5.54166666667 , 46.8522727273 , 34</text:p>
      <text:p text:style-name="P2">5.54166666667 , 47.3560606061 , 34.33333333</text:p>
      <text:p text:style-name="P2"><text:soft-page-break/>5.54166666667 , 47.8598484848 , 34.66666667</text:p>
      <text:p text:style-name="P2">5.54166666667 , 48.3636363636 , 35</text:p>
      <text:p text:style-name="P2">5.54166666667 , 48.8674242424 , 35</text:p>
      <text:p text:style-name="P2">5.54166666667 , 49.3712121212 , 35</text:p>
      <text:p text:style-name="P2">5.54166666667 , 49.875 , 35</text:p>
      <text:p text:style-name="P2">5.54166666667 , 50.3787878788 , 35</text:p>
      <text:p text:style-name="P2">5.54166666667 , 50.8825757576 , 35</text:p>
      <text:p text:style-name="P2">5.54166666667 , 51.3863636364 , 35</text:p>
      <text:p text:style-name="P2">5.54166666667 , 51.8901515152 , 35</text:p>
      <text:p text:style-name="P2">5.54166666667 , 52.3939393939 , 35</text:p>
      <text:p text:style-name="P2">5.54166666667 , 52.8977272727 , 35</text:p>
      <text:p text:style-name="P2">5.54166666667 , 53.4015151515 , 35</text:p>
      <text:p text:style-name="P2">5.54166666667 , 53.9053030303 , 35</text:p>
      <text:p text:style-name="P2">5.54166666667 , 54.4090909091 , 35</text:p>
      <text:p text:style-name="P2">5.54166666667 , 54.9128787879 , 35</text:p>
      <text:p text:style-name="P2">5.54166666667 , 55.4166666667 , 35</text:p>
      <text:p text:style-name="P2">5.54166666667 , 55.9204545455 , 35</text:p>
      <text:p text:style-name="P2">5.54166666667 , 56.4242424242 , 35</text:p>
      <text:p text:style-name="P2">5.54166666667 , 56.928030303 , 35</text:p>
      <text:p text:style-name="P2">5.54166666667 , 57.4318181818 , 35</text:p>
      <text:p text:style-name="P2">5.54166666667 , 57.9356060606 , 35</text:p>
      <text:p text:style-name="P2">5.54166666667 , 58.4393939394 , 35</text:p>
      <text:p text:style-name="P2">5.54166666667 , 58.9431818182 , 35</text:p>
      <text:p text:style-name="P2">5.54166666667 , 59.446969697 , 35</text:p>
      <text:p text:style-name="P2">5.54166666667 , 59.9507575758 , 35</text:p>
      <text:p text:style-name="P2">5.54166666667 , 60.4545454545 , 35</text:p>
      <text:p text:style-name="P2">5.54166666667 , 60.9583333333 , 35</text:p>
      <text:p text:style-name="P2">5.54166666667 , 61.4621212121 , 35</text:p>
      <text:p text:style-name="P2">5.54166666667 , 61.9659090909 , 35</text:p>
      <text:p text:style-name="P2">5.54166666667 , 62.4696969697 , 35</text:p>
      <text:p text:style-name="P2">5.54166666667 , 62.9734848485 , 35</text:p>
      <text:p text:style-name="P2">5.54166666667 , 63.4772727273 , 35</text:p>
      <text:p text:style-name="P2">5.54166666667 , 63.9810606061 , 35</text:p>
      <text:p text:style-name="P2">5.54166666667 , 64.4848484848 , 35</text:p>
      <text:p text:style-name="P2">5.54166666667 , 64.9886363636 , 35</text:p>
      <text:p text:style-name="P2">5.54166666667 , 65.4924242424 , 35</text:p>
      <text:p text:style-name="P2">5.54166666667 , 65.9962121212 , 35</text:p>
      <text:p text:style-name="P2">5.54166666667 , 66.5 , 35</text:p>
      <text:p text:style-name="P2">6.04545454545 , 0.0 , 15</text:p>
      <text:p text:style-name="P2">6.04545454545 , 0.503787878788 , 15</text:p>
      <text:p text:style-name="P2">6.04545454545 , 1.00757575758 , 15</text:p>
      <text:p text:style-name="P2">6.04545454545 , 1.51136363636 , 15</text:p>
      <text:p text:style-name="P2">6.04545454545 , 2.01515151515 , 15</text:p>
      <text:p text:style-name="P2">6.04545454545 , 2.51893939394 , 15</text:p>
      <text:p text:style-name="P2">6.04545454545 , 3.02272727273 , 15</text:p>
      <text:p text:style-name="P2">6.04545454545 , 3.52651515152 , 15</text:p>
      <text:p text:style-name="P2">6.04545454545 , 4.0303030303 , 15</text:p>
      <text:p text:style-name="P2">6.04545454545 , 4.53409090909 , 15</text:p>
      <text:p text:style-name="P2">6.04545454545 , 5.03787878788 , 15</text:p>
      <text:p text:style-name="P2">6.04545454545 , 5.54166666667 , 15</text:p>
      <text:p text:style-name="P2">6.04545454545 , 6.04545454545 , 15</text:p>
      <text:p text:style-name="P2">6.04545454545 , 6.54924242424 , 15</text:p>
      <text:p text:style-name="P2"><text:soft-page-break/>6.04545454545 , 7.05303030303 , 15</text:p>
      <text:p text:style-name="P2">6.04545454545 , 7.55681818182 , 15</text:p>
      <text:p text:style-name="P2">6.04545454545 , 8.06060606061 , 15</text:p>
      <text:p text:style-name="P2">6.04545454545 , 8.56439393939 , 15</text:p>
      <text:p text:style-name="P2">6.04545454545 , 9.06818181818 , 15</text:p>
      <text:p text:style-name="P2">6.04545454545 , 9.57196969697 , 15</text:p>
      <text:p text:style-name="P2">6.04545454545 , 10.0757575758 , 15</text:p>
      <text:p text:style-name="P2">6.04545454545 , 10.5795454545 , 15</text:p>
      <text:p text:style-name="P2">6.04545454545 , 11.0833333333 , 15</text:p>
      <text:p text:style-name="P2">6.04545454545 , 11.5871212121 , 15</text:p>
      <text:p text:style-name="P2">6.04545454545 , 12.0909090909 , 15</text:p>
      <text:p text:style-name="P2">6.04545454545 , 12.5946969697 , 15</text:p>
      <text:p text:style-name="P2">6.04545454545 , 13.0984848485 , 15</text:p>
      <text:p text:style-name="P2">6.04545454545 , 13.6022727273 , 15</text:p>
      <text:p text:style-name="P2">6.04545454545 , 14.1060606061 , 15</text:p>
      <text:p text:style-name="P2">6.04545454545 , 14.6098484848 , 15</text:p>
      <text:p text:style-name="P2">6.04545454545 , 15.1136363636 , 15</text:p>
      <text:p text:style-name="P2">6.04545454545 , 15.6174242424 , 15</text:p>
      <text:p text:style-name="P2">6.04545454545 , 16.1212121212 , 15</text:p>
      <text:p text:style-name="P2">6.04545454545 , 16.625 , 15</text:p>
      <text:p text:style-name="P2">6.04545454545 , 17.1287878788 , 15</text:p>
      <text:p text:style-name="P2">6.04545454545 , 17.6325757576 , 15</text:p>
      <text:p text:style-name="P2">6.04545454545 , 18.1363636364 , 15</text:p>
      <text:p text:style-name="P2">6.04545454545 , 18.6401515152 , 15.33333333</text:p>
      <text:p text:style-name="P2">6.04545454545 , 19.1439393939 , 15.66666667</text:p>
      <text:p text:style-name="P2">6.04545454545 , 19.6477272727 , 16</text:p>
      <text:p text:style-name="P2">6.04545454545 , 20.1515151515 , 16.33333333</text:p>
      <text:p text:style-name="P2">6.04545454545 , 20.6553030303 , 16.66666667</text:p>
      <text:p text:style-name="P2">6.04545454545 , 21.1590909091 , 17</text:p>
      <text:p text:style-name="P2">6.04545454545 , 21.6628787879 , 17.33333333</text:p>
      <text:p text:style-name="P2">6.04545454545 , 22.1666666667 , 17.66666667</text:p>
      <text:p text:style-name="P2">6.04545454545 , 22.6704545455 , 18</text:p>
      <text:p text:style-name="P2">6.04545454545 , 23.1742424242 , 18.33333333</text:p>
      <text:p text:style-name="P2">6.04545454545 , 23.678030303 , 18.66666667</text:p>
      <text:p text:style-name="P2">6.04545454545 , 24.1818181818 , 19</text:p>
      <text:p text:style-name="P2">6.04545454545 , 24.6856060606 , 19.33333333</text:p>
      <text:p text:style-name="P2">6.04545454545 , 25.1893939394 , 19.66666667</text:p>
      <text:p text:style-name="P2">6.04545454545 , 25.6931818182 , 20</text:p>
      <text:p text:style-name="P2">6.04545454545 , 26.196969697 , 20.33333333</text:p>
      <text:p text:style-name="P2">6.04545454545 , 26.7007575758 , 20.66666667</text:p>
      <text:p text:style-name="P2">6.04545454545 , 27.2045454545 , 21</text:p>
      <text:p text:style-name="P2">6.04545454545 , 27.7083333333 , 21.33333333</text:p>
      <text:p text:style-name="P2">6.04545454545 , 28.2121212121 , 21.66666667</text:p>
      <text:p text:style-name="P2">6.04545454545 , 28.7159090909 , 22</text:p>
      <text:p text:style-name="P2">6.04545454545 , 29.2196969697 , 22.33333333</text:p>
      <text:p text:style-name="P2">6.04545454545 , 29.7234848485 , 22.66666667</text:p>
      <text:p text:style-name="P2">6.04545454545 , 30.2272727273 , 23</text:p>
      <text:p text:style-name="P2">6.04545454545 , 30.7310606061 , 23.33333333</text:p>
      <text:p text:style-name="P2">6.04545454545 , 31.2348484848 , 23.66666667</text:p>
      <text:p text:style-name="P2">6.04545454545 , 31.7386363636 , 24</text:p>
      <text:p text:style-name="P2">6.04545454545 , 32.2424242424 , 24.33333333</text:p>
      <text:p text:style-name="P2">6.04545454545 , 32.7462121212 , 24.66666667</text:p>
      <text:p text:style-name="P2"><text:soft-page-break/>6.04545454545 , 33.25 , 25</text:p>
      <text:p text:style-name="P2">6.04545454545 , 33.7537878788 , 25.33333333</text:p>
      <text:p text:style-name="P2">6.04545454545 , 34.2575757576 , 25.66666667</text:p>
      <text:p text:style-name="P2">6.04545454545 , 34.7613636364 , 26</text:p>
      <text:p text:style-name="P2">6.04545454545 , 35.2651515152 , 26.33333333</text:p>
      <text:p text:style-name="P2">6.04545454545 , 35.7689393939 , 26.66666667</text:p>
      <text:p text:style-name="P2">6.04545454545 , 36.2727272727 , 27</text:p>
      <text:p text:style-name="P2">6.04545454545 , 36.7765151515 , 27.33333333</text:p>
      <text:p text:style-name="P2">6.04545454545 , 37.2803030303 , 27.66666667</text:p>
      <text:p text:style-name="P2">6.04545454545 , 37.7840909091 , 28</text:p>
      <text:p text:style-name="P2">6.04545454545 , 38.2878787879 , 28.33333333</text:p>
      <text:p text:style-name="P2">6.04545454545 , 38.7916666667 , 28.66666667</text:p>
      <text:p text:style-name="P2">6.04545454545 , 39.2954545455 , 29</text:p>
      <text:p text:style-name="P2">6.04545454545 , 39.7992424242 , 29.33333333</text:p>
      <text:p text:style-name="P2">6.04545454545 , 40.303030303 , 29.66666667</text:p>
      <text:p text:style-name="P2">6.04545454545 , 40.8068181818 , 30</text:p>
      <text:p text:style-name="P2">6.04545454545 , 41.3106060606 , 30.33333333</text:p>
      <text:p text:style-name="P2">6.04545454545 , 41.8143939394 , 30.66666667</text:p>
      <text:p text:style-name="P2">6.04545454545 , 42.3181818182 , 31</text:p>
      <text:p text:style-name="P2">6.04545454545 , 42.821969697 , 31.33333333</text:p>
      <text:p text:style-name="P2">6.04545454545 , 43.3257575758 , 31.66666667</text:p>
      <text:p text:style-name="P2">6.04545454545 , 43.8295454545 , 32</text:p>
      <text:p text:style-name="P2">6.04545454545 , 44.3333333333 , 32.33333333</text:p>
      <text:p text:style-name="P2">6.04545454545 , 44.8371212121 , 32.66666667</text:p>
      <text:p text:style-name="P2">6.04545454545 , 45.3409090909 , 33</text:p>
      <text:p text:style-name="P2">6.04545454545 , 45.8446969697 , 33.33333333</text:p>
      <text:p text:style-name="P2">6.04545454545 , 46.3484848485 , 33.66666667</text:p>
      <text:p text:style-name="P2">6.04545454545 , 46.8522727273 , 34</text:p>
      <text:p text:style-name="P2">6.04545454545 , 47.3560606061 , 34.33333333</text:p>
      <text:p text:style-name="P2">6.04545454545 , 47.8598484848 , 34.66666667</text:p>
      <text:p text:style-name="P2">6.04545454545 , 48.3636363636 , 35</text:p>
      <text:p text:style-name="P2">6.04545454545 , 48.8674242424 , 35</text:p>
      <text:p text:style-name="P2">6.04545454545 , 49.3712121212 , 35</text:p>
      <text:p text:style-name="P2">6.04545454545 , 49.875 , 35</text:p>
      <text:p text:style-name="P2">6.04545454545 , 50.3787878788 , 35</text:p>
      <text:p text:style-name="P2">6.04545454545 , 50.8825757576 , 35</text:p>
      <text:p text:style-name="P2">6.04545454545 , 51.3863636364 , 35</text:p>
      <text:p text:style-name="P2">6.04545454545 , 51.8901515152 , 35</text:p>
      <text:p text:style-name="P2">6.04545454545 , 52.3939393939 , 35</text:p>
      <text:p text:style-name="P2">6.04545454545 , 52.8977272727 , 35</text:p>
      <text:p text:style-name="P2">6.04545454545 , 53.4015151515 , 35</text:p>
      <text:p text:style-name="P2">6.04545454545 , 53.9053030303 , 35</text:p>
      <text:p text:style-name="P2">6.04545454545 , 54.4090909091 , 35</text:p>
      <text:p text:style-name="P2">6.04545454545 , 54.9128787879 , 35</text:p>
      <text:p text:style-name="P2">6.04545454545 , 55.4166666667 , 35</text:p>
      <text:p text:style-name="P2">6.04545454545 , 55.9204545455 , 35</text:p>
      <text:p text:style-name="P2">6.04545454545 , 56.4242424242 , 35</text:p>
      <text:p text:style-name="P2">6.04545454545 , 56.928030303 , 35</text:p>
      <text:p text:style-name="P2">6.04545454545 , 57.4318181818 , 35</text:p>
      <text:p text:style-name="P2">6.04545454545 , 57.9356060606 , 35</text:p>
      <text:p text:style-name="P2">6.04545454545 , 58.4393939394 , 35</text:p>
      <text:p text:style-name="P2">6.04545454545 , 58.9431818182 , 35</text:p>
      <text:p text:style-name="P2"><text:soft-page-break/>6.04545454545 , 59.446969697 , 35</text:p>
      <text:p text:style-name="P2">6.04545454545 , 59.9507575758 , 35</text:p>
      <text:p text:style-name="P2">6.04545454545 , 60.4545454545 , 35</text:p>
      <text:p text:style-name="P2">6.04545454545 , 60.9583333333 , 35</text:p>
      <text:p text:style-name="P2">6.04545454545 , 61.4621212121 , 35</text:p>
      <text:p text:style-name="P2">6.04545454545 , 61.9659090909 , 35</text:p>
      <text:p text:style-name="P2">6.04545454545 , 62.4696969697 , 35</text:p>
      <text:p text:style-name="P2">6.04545454545 , 62.9734848485 , 35</text:p>
      <text:p text:style-name="P2">6.04545454545 , 63.4772727273 , 35</text:p>
      <text:p text:style-name="P2">6.04545454545 , 63.9810606061 , 35</text:p>
      <text:p text:style-name="P2">6.04545454545 , 64.4848484848 , 35</text:p>
      <text:p text:style-name="P2">6.04545454545 , 64.9886363636 , 35</text:p>
      <text:p text:style-name="P2">6.04545454545 , 65.4924242424 , 35</text:p>
      <text:p text:style-name="P2">6.04545454545 , 65.9962121212 , 35</text:p>
      <text:p text:style-name="P2">6.04545454545 , 66.5 , 35</text:p>
      <text:p text:style-name="P2">6.54924242424 , 0.0 , 15</text:p>
      <text:p text:style-name="P2">6.54924242424 , 0.503787878788 , 15</text:p>
      <text:p text:style-name="P2">6.54924242424 , 1.00757575758 , 15</text:p>
      <text:p text:style-name="P2">6.54924242424 , 1.51136363636 , 15</text:p>
      <text:p text:style-name="P2">6.54924242424 , 2.01515151515 , 15</text:p>
      <text:p text:style-name="P2">6.54924242424 , 2.51893939394 , 15</text:p>
      <text:p text:style-name="P2">6.54924242424 , 3.02272727273 , 15</text:p>
      <text:p text:style-name="P2">6.54924242424 , 3.52651515152 , 15</text:p>
      <text:p text:style-name="P2">6.54924242424 , 4.0303030303 , 15</text:p>
      <text:p text:style-name="P2">6.54924242424 , 4.53409090909 , 15</text:p>
      <text:p text:style-name="P2">6.54924242424 , 5.03787878788 , 15</text:p>
      <text:p text:style-name="P2">6.54924242424 , 5.54166666667 , 15</text:p>
      <text:p text:style-name="P2">6.54924242424 , 6.04545454545 , 15</text:p>
      <text:p text:style-name="P2">6.54924242424 , 6.54924242424 , 15</text:p>
      <text:p text:style-name="P2">6.54924242424 , 7.05303030303 , 15</text:p>
      <text:p text:style-name="P2">6.54924242424 , 7.55681818182 , 15</text:p>
      <text:p text:style-name="P2">6.54924242424 , 8.06060606061 , 15</text:p>
      <text:p text:style-name="P2">6.54924242424 , 8.56439393939 , 15</text:p>
      <text:p text:style-name="P2">6.54924242424 , 9.06818181818 , 15</text:p>
      <text:p text:style-name="P2">6.54924242424 , 9.57196969697 , 15</text:p>
      <text:p text:style-name="P2">6.54924242424 , 10.0757575758 , 15</text:p>
      <text:p text:style-name="P2">6.54924242424 , 10.5795454545 , 15</text:p>
      <text:p text:style-name="P2">6.54924242424 , 11.0833333333 , 15</text:p>
      <text:p text:style-name="P2">6.54924242424 , 11.5871212121 , 15</text:p>
      <text:p text:style-name="P2">6.54924242424 , 12.0909090909 , 15</text:p>
      <text:p text:style-name="P2">6.54924242424 , 12.5946969697 , 15</text:p>
      <text:p text:style-name="P2">6.54924242424 , 13.0984848485 , 15</text:p>
      <text:p text:style-name="P2">6.54924242424 , 13.6022727273 , 15</text:p>
      <text:p text:style-name="P2">6.54924242424 , 14.1060606061 , 15</text:p>
      <text:p text:style-name="P2">6.54924242424 , 14.6098484848 , 15</text:p>
      <text:p text:style-name="P2">6.54924242424 , 15.1136363636 , 15</text:p>
      <text:p text:style-name="P2">6.54924242424 , 15.6174242424 , 15</text:p>
      <text:p text:style-name="P2">6.54924242424 , 16.1212121212 , 15</text:p>
      <text:p text:style-name="P2">6.54924242424 , 16.625 , 15</text:p>
      <text:p text:style-name="P2">6.54924242424 , 17.1287878788 , 15</text:p>
      <text:p text:style-name="P2">6.54924242424 , 17.6325757576 , 15</text:p>
      <text:p text:style-name="P2">6.54924242424 , 18.1363636364 , 15</text:p>
      <text:p text:style-name="P2"><text:soft-page-break/>6.54924242424 , 18.6401515152 , 15.33333333</text:p>
      <text:p text:style-name="P2">6.54924242424 , 19.1439393939 , 15.66666667</text:p>
      <text:p text:style-name="P2">6.54924242424 , 19.6477272727 , 16</text:p>
      <text:p text:style-name="P2">6.54924242424 , 20.1515151515 , 16.33333333</text:p>
      <text:p text:style-name="P2">6.54924242424 , 20.6553030303 , 16.66666667</text:p>
      <text:p text:style-name="P2">6.54924242424 , 21.1590909091 , 17</text:p>
      <text:p text:style-name="P2">6.54924242424 , 21.6628787879 , 17.33333333</text:p>
      <text:p text:style-name="P2">6.54924242424 , 22.1666666667 , 17.66666667</text:p>
      <text:p text:style-name="P2">6.54924242424 , 22.6704545455 , 18</text:p>
      <text:p text:style-name="P2">6.54924242424 , 23.1742424242 , 18.33333333</text:p>
      <text:p text:style-name="P2">6.54924242424 , 23.678030303 , 18.66666667</text:p>
      <text:p text:style-name="P2">6.54924242424 , 24.1818181818 , 19</text:p>
      <text:p text:style-name="P2">6.54924242424 , 24.6856060606 , 19.33333333</text:p>
      <text:p text:style-name="P2">6.54924242424 , 25.1893939394 , 19.66666667</text:p>
      <text:p text:style-name="P2">6.54924242424 , 25.6931818182 , 20</text:p>
      <text:p text:style-name="P2">6.54924242424 , 26.196969697 , 20.33333333</text:p>
      <text:p text:style-name="P2">6.54924242424 , 26.7007575758 , 20.66666667</text:p>
      <text:p text:style-name="P2">6.54924242424 , 27.2045454545 , 21</text:p>
      <text:p text:style-name="P2">6.54924242424 , 27.7083333333 , 21.33333333</text:p>
      <text:p text:style-name="P2">6.54924242424 , 28.2121212121 , 21.66666667</text:p>
      <text:p text:style-name="P2">6.54924242424 , 28.7159090909 , 22</text:p>
      <text:p text:style-name="P2">6.54924242424 , 29.2196969697 , 22.33333333</text:p>
      <text:p text:style-name="P2">6.54924242424 , 29.7234848485 , 22.66666667</text:p>
      <text:p text:style-name="P2">6.54924242424 , 30.2272727273 , 23</text:p>
      <text:p text:style-name="P2">6.54924242424 , 30.7310606061 , 23.33333333</text:p>
      <text:p text:style-name="P2">6.54924242424 , 31.2348484848 , 23.66666667</text:p>
      <text:p text:style-name="P2">6.54924242424 , 31.7386363636 , 24</text:p>
      <text:p text:style-name="P2">6.54924242424 , 32.2424242424 , 24.33333333</text:p>
      <text:p text:style-name="P2">6.54924242424 , 32.7462121212 , 24.66666667</text:p>
      <text:p text:style-name="P2">6.54924242424 , 33.25 , 25</text:p>
      <text:p text:style-name="P2">6.54924242424 , 33.7537878788 , 25.33333333</text:p>
      <text:p text:style-name="P2">6.54924242424 , 34.2575757576 , 25.66666667</text:p>
      <text:p text:style-name="P2">6.54924242424 , 34.7613636364 , 26</text:p>
      <text:p text:style-name="P2">6.54924242424 , 35.2651515152 , 26.33333333</text:p>
      <text:p text:style-name="P2">6.54924242424 , 35.7689393939 , 26.66666667</text:p>
      <text:p text:style-name="P2">6.54924242424 , 36.2727272727 , 27</text:p>
      <text:p text:style-name="P2">6.54924242424 , 36.7765151515 , 27.33333333</text:p>
      <text:p text:style-name="P2">6.54924242424 , 37.2803030303 , 27.66666667</text:p>
      <text:p text:style-name="P2">6.54924242424 , 37.7840909091 , 28</text:p>
      <text:p text:style-name="P2">6.54924242424 , 38.2878787879 , 28.33333333</text:p>
      <text:p text:style-name="P2">6.54924242424 , 38.7916666667 , 28.66666667</text:p>
      <text:p text:style-name="P2">6.54924242424 , 39.2954545455 , 29</text:p>
      <text:p text:style-name="P2">6.54924242424 , 39.7992424242 , 29.33333333</text:p>
      <text:p text:style-name="P2">6.54924242424 , 40.303030303 , 29.66666667</text:p>
      <text:p text:style-name="P2">6.54924242424 , 40.8068181818 , 30</text:p>
      <text:p text:style-name="P2">6.54924242424 , 41.3106060606 , 30.33333333</text:p>
      <text:p text:style-name="P2">6.54924242424 , 41.8143939394 , 30.66666667</text:p>
      <text:p text:style-name="P2">6.54924242424 , 42.3181818182 , 31</text:p>
      <text:p text:style-name="P2">6.54924242424 , 42.821969697 , 31.33333333</text:p>
      <text:p text:style-name="P2">6.54924242424 , 43.3257575758 , 31.66666667</text:p>
      <text:p text:style-name="P2">6.54924242424 , 43.8295454545 , 32</text:p>
      <text:p text:style-name="P2">6.54924242424 , 44.3333333333 , 32.33333333</text:p>
      <text:p text:style-name="P2"><text:soft-page-break/>6.54924242424 , 44.8371212121 , 32.66666667</text:p>
      <text:p text:style-name="P2">6.54924242424 , 45.3409090909 , 33</text:p>
      <text:p text:style-name="P2">6.54924242424 , 45.8446969697 , 33.33333333</text:p>
      <text:p text:style-name="P2">6.54924242424 , 46.3484848485 , 33.66666667</text:p>
      <text:p text:style-name="P2">6.54924242424 , 46.8522727273 , 34</text:p>
      <text:p text:style-name="P2">6.54924242424 , 47.3560606061 , 34.33333333</text:p>
      <text:p text:style-name="P2">6.54924242424 , 47.8598484848 , 34.66666667</text:p>
      <text:p text:style-name="P2">6.54924242424 , 48.3636363636 , 35</text:p>
      <text:p text:style-name="P2">6.54924242424 , 48.8674242424 , 35</text:p>
      <text:p text:style-name="P2">6.54924242424 , 49.3712121212 , 35</text:p>
      <text:p text:style-name="P2">6.54924242424 , 49.875 , 35</text:p>
      <text:p text:style-name="P2">6.54924242424 , 50.3787878788 , 35</text:p>
      <text:p text:style-name="P2">6.54924242424 , 50.8825757576 , 35</text:p>
      <text:p text:style-name="P2">6.54924242424 , 51.3863636364 , 35</text:p>
      <text:p text:style-name="P2">6.54924242424 , 51.8901515152 , 35</text:p>
      <text:p text:style-name="P2">6.54924242424 , 52.3939393939 , 35</text:p>
      <text:p text:style-name="P2">6.54924242424 , 52.8977272727 , 35</text:p>
      <text:p text:style-name="P2">6.54924242424 , 53.4015151515 , 35</text:p>
      <text:p text:style-name="P2">6.54924242424 , 53.9053030303 , 35</text:p>
      <text:p text:style-name="P2">6.54924242424 , 54.4090909091 , 35</text:p>
      <text:p text:style-name="P2">6.54924242424 , 54.9128787879 , 35</text:p>
      <text:p text:style-name="P2">6.54924242424 , 55.4166666667 , 35</text:p>
      <text:p text:style-name="P2">6.54924242424 , 55.9204545455 , 35</text:p>
      <text:p text:style-name="P2">6.54924242424 , 56.4242424242 , 35</text:p>
      <text:p text:style-name="P2">6.54924242424 , 56.928030303 , 35</text:p>
      <text:p text:style-name="P2">6.54924242424 , 57.4318181818 , 35</text:p>
      <text:p text:style-name="P2">6.54924242424 , 57.9356060606 , 35</text:p>
      <text:p text:style-name="P2">6.54924242424 , 58.4393939394 , 35</text:p>
      <text:p text:style-name="P2">6.54924242424 , 58.9431818182 , 35</text:p>
      <text:p text:style-name="P2">6.54924242424 , 59.446969697 , 35</text:p>
      <text:p text:style-name="P2">6.54924242424 , 59.9507575758 , 35</text:p>
      <text:p text:style-name="P2">6.54924242424 , 60.4545454545 , 35</text:p>
      <text:p text:style-name="P2">6.54924242424 , 60.9583333333 , 35</text:p>
      <text:p text:style-name="P2">6.54924242424 , 61.4621212121 , 35</text:p>
      <text:p text:style-name="P2">6.54924242424 , 61.9659090909 , 35</text:p>
      <text:p text:style-name="P2">6.54924242424 , 62.4696969697 , 35</text:p>
      <text:p text:style-name="P2">6.54924242424 , 62.9734848485 , 35</text:p>
      <text:p text:style-name="P2">6.54924242424 , 63.4772727273 , 35</text:p>
      <text:p text:style-name="P2">6.54924242424 , 63.9810606061 , 35</text:p>
      <text:p text:style-name="P2">6.54924242424 , 64.4848484848 , 35</text:p>
      <text:p text:style-name="P2">6.54924242424 , 64.9886363636 , 35</text:p>
      <text:p text:style-name="P2">6.54924242424 , 65.4924242424 , 35</text:p>
      <text:p text:style-name="P2">6.54924242424 , 65.9962121212 , 35</text:p>
      <text:p text:style-name="P2">6.54924242424 , 66.5 , 35</text:p>
      <text:p text:style-name="P2">7.05303030303 , 0.0 , 15</text:p>
      <text:p text:style-name="P2">7.05303030303 , 0.503787878788 , 15</text:p>
      <text:p text:style-name="P2">7.05303030303 , 1.00757575758 , 15</text:p>
      <text:p text:style-name="P2">7.05303030303 , 1.51136363636 , 15</text:p>
      <text:p text:style-name="P2">7.05303030303 , 2.01515151515 , 15</text:p>
      <text:p text:style-name="P2">7.05303030303 , 2.51893939394 , 15</text:p>
      <text:p text:style-name="P2">7.05303030303 , 3.02272727273 , 15</text:p>
      <text:p text:style-name="P2">7.05303030303 , 3.52651515152 , 15</text:p>
      <text:p text:style-name="P2"><text:soft-page-break/>7.05303030303 , 4.0303030303 , 15</text:p>
      <text:p text:style-name="P2">7.05303030303 , 4.53409090909 , 15</text:p>
      <text:p text:style-name="P2">7.05303030303 , 5.03787878788 , 15</text:p>
      <text:p text:style-name="P2">7.05303030303 , 5.54166666667 , 15</text:p>
      <text:p text:style-name="P2">7.05303030303 , 6.04545454545 , 15</text:p>
      <text:p text:style-name="P2">7.05303030303 , 6.54924242424 , 15</text:p>
      <text:p text:style-name="P2">7.05303030303 , 7.05303030303 , 15</text:p>
      <text:p text:style-name="P2">7.05303030303 , 7.55681818182 , 15</text:p>
      <text:p text:style-name="P2">7.05303030303 , 8.06060606061 , 15</text:p>
      <text:p text:style-name="P2">7.05303030303 , 8.56439393939 , 15</text:p>
      <text:p text:style-name="P2">7.05303030303 , 9.06818181818 , 15</text:p>
      <text:p text:style-name="P2">7.05303030303 , 9.57196969697 , 15</text:p>
      <text:p text:style-name="P2">7.05303030303 , 10.0757575758 , 15</text:p>
      <text:p text:style-name="P2">7.05303030303 , 10.5795454545 , 15</text:p>
      <text:p text:style-name="P2">7.05303030303 , 11.0833333333 , 15</text:p>
      <text:p text:style-name="P2">7.05303030303 , 11.5871212121 , 15</text:p>
      <text:p text:style-name="P2">7.05303030303 , 12.0909090909 , 15</text:p>
      <text:p text:style-name="P2">7.05303030303 , 12.5946969697 , 15</text:p>
      <text:p text:style-name="P2">7.05303030303 , 13.0984848485 , 15</text:p>
      <text:p text:style-name="P2">7.05303030303 , 13.6022727273 , 15</text:p>
      <text:p text:style-name="P2">7.05303030303 , 14.1060606061 , 15</text:p>
      <text:p text:style-name="P2">7.05303030303 , 14.6098484848 , 15</text:p>
      <text:p text:style-name="P2">7.05303030303 , 15.1136363636 , 15</text:p>
      <text:p text:style-name="P2">7.05303030303 , 15.6174242424 , 15</text:p>
      <text:p text:style-name="P2">7.05303030303 , 16.1212121212 , 15</text:p>
      <text:p text:style-name="P2">7.05303030303 , 16.625 , 15</text:p>
      <text:p text:style-name="P2">7.05303030303 , 17.1287878788 , 15</text:p>
      <text:p text:style-name="P2">7.05303030303 , 17.6325757576 , 15</text:p>
      <text:p text:style-name="P2">7.05303030303 , 18.1363636364 , 15</text:p>
      <text:p text:style-name="P2">7.05303030303 , 18.6401515152 , 15.33333333</text:p>
      <text:p text:style-name="P2">7.05303030303 , 19.1439393939 , 15.66666667</text:p>
      <text:p text:style-name="P2">7.05303030303 , 19.6477272727 , 16</text:p>
      <text:p text:style-name="P2">7.05303030303 , 20.1515151515 , 16.33333333</text:p>
      <text:p text:style-name="P2">7.05303030303 , 20.6553030303 , 16.66666667</text:p>
      <text:p text:style-name="P2">7.05303030303 , 21.1590909091 , 17</text:p>
      <text:p text:style-name="P2">7.05303030303 , 21.6628787879 , 17.33333333</text:p>
      <text:p text:style-name="P2">7.05303030303 , 22.1666666667 , 17.66666667</text:p>
      <text:p text:style-name="P2">7.05303030303 , 22.6704545455 , 18</text:p>
      <text:p text:style-name="P2">7.05303030303 , 23.1742424242 , 18.33333333</text:p>
      <text:p text:style-name="P2">7.05303030303 , 23.678030303 , 18.66666667</text:p>
      <text:p text:style-name="P2">7.05303030303 , 24.1818181818 , 19</text:p>
      <text:p text:style-name="P2">7.05303030303 , 24.6856060606 , 19.33333333</text:p>
      <text:p text:style-name="P2">7.05303030303 , 25.1893939394 , 19.66666667</text:p>
      <text:p text:style-name="P2">7.05303030303 , 25.6931818182 , 20</text:p>
      <text:p text:style-name="P2">7.05303030303 , 26.196969697 , 20.33333333</text:p>
      <text:p text:style-name="P2">7.05303030303 , 26.7007575758 , 20.66666667</text:p>
      <text:p text:style-name="P2">7.05303030303 , 27.2045454545 , 21</text:p>
      <text:p text:style-name="P2">7.05303030303 , 27.7083333333 , 21.33333333</text:p>
      <text:p text:style-name="P2">7.05303030303 , 28.2121212121 , 21.66666667</text:p>
      <text:p text:style-name="P2">7.05303030303 , 28.7159090909 , 22</text:p>
      <text:p text:style-name="P2">7.05303030303 , 29.2196969697 , 22.33333333</text:p>
      <text:p text:style-name="P2">7.05303030303 , 29.7234848485 , 22.66666667</text:p>
      <text:p text:style-name="P2"><text:soft-page-break/>7.05303030303 , 30.2272727273 , 23</text:p>
      <text:p text:style-name="P2">7.05303030303 , 30.7310606061 , 23.33333333</text:p>
      <text:p text:style-name="P2">7.05303030303 , 31.2348484848 , 23.66666667</text:p>
      <text:p text:style-name="P2">7.05303030303 , 31.7386363636 , 24</text:p>
      <text:p text:style-name="P2">7.05303030303 , 32.2424242424 , 24.33333333</text:p>
      <text:p text:style-name="P2">7.05303030303 , 32.7462121212 , 24.66666667</text:p>
      <text:p text:style-name="P2">7.05303030303 , 33.25 , 25</text:p>
      <text:p text:style-name="P2">7.05303030303 , 33.7537878788 , 25.33333333</text:p>
      <text:p text:style-name="P2">7.05303030303 , 34.2575757576 , 25.66666667</text:p>
      <text:p text:style-name="P2">7.05303030303 , 34.7613636364 , 26</text:p>
      <text:p text:style-name="P2">7.05303030303 , 35.2651515152 , 26.33333333</text:p>
      <text:p text:style-name="P2">7.05303030303 , 35.7689393939 , 26.66666667</text:p>
      <text:p text:style-name="P2">7.05303030303 , 36.2727272727 , 27</text:p>
      <text:p text:style-name="P2">7.05303030303 , 36.7765151515 , 27.33333333</text:p>
      <text:p text:style-name="P2">7.05303030303 , 37.2803030303 , 27.66666667</text:p>
      <text:p text:style-name="P2">7.05303030303 , 37.7840909091 , 28</text:p>
      <text:p text:style-name="P2">7.05303030303 , 38.2878787879 , 28.33333333</text:p>
      <text:p text:style-name="P2">7.05303030303 , 38.7916666667 , 28.66666667</text:p>
      <text:p text:style-name="P2">7.05303030303 , 39.2954545455 , 29</text:p>
      <text:p text:style-name="P2">7.05303030303 , 39.7992424242 , 29.33333333</text:p>
      <text:p text:style-name="P2">7.05303030303 , 40.303030303 , 29.66666667</text:p>
      <text:p text:style-name="P2">7.05303030303 , 40.8068181818 , 30</text:p>
      <text:p text:style-name="P2">7.05303030303 , 41.3106060606 , 30.33333333</text:p>
      <text:p text:style-name="P2">7.05303030303 , 41.8143939394 , 30.66666667</text:p>
      <text:p text:style-name="P2">7.05303030303 , 42.3181818182 , 31</text:p>
      <text:p text:style-name="P2">7.05303030303 , 42.821969697 , 31.33333333</text:p>
      <text:p text:style-name="P2">7.05303030303 , 43.3257575758 , 31.66666667</text:p>
      <text:p text:style-name="P2">7.05303030303 , 43.8295454545 , 32</text:p>
      <text:p text:style-name="P2">7.05303030303 , 44.3333333333 , 32.33333333</text:p>
      <text:p text:style-name="P2">7.05303030303 , 44.8371212121 , 32.66666667</text:p>
      <text:p text:style-name="P2">7.05303030303 , 45.3409090909 , 33</text:p>
      <text:p text:style-name="P2">7.05303030303 , 45.8446969697 , 33.33333333</text:p>
      <text:p text:style-name="P2">7.05303030303 , 46.3484848485 , 33.66666667</text:p>
      <text:p text:style-name="P2">7.05303030303 , 46.8522727273 , 34</text:p>
      <text:p text:style-name="P2">7.05303030303 , 47.3560606061 , 34.33333333</text:p>
      <text:p text:style-name="P2">7.05303030303 , 47.8598484848 , 34.66666667</text:p>
      <text:p text:style-name="P2">7.05303030303 , 48.3636363636 , 35</text:p>
      <text:p text:style-name="P2">7.05303030303 , 48.8674242424 , 35</text:p>
      <text:p text:style-name="P2">7.05303030303 , 49.3712121212 , 35</text:p>
      <text:p text:style-name="P2">7.05303030303 , 49.875 , 35</text:p>
      <text:p text:style-name="P2">7.05303030303 , 50.3787878788 , 35</text:p>
      <text:p text:style-name="P2">7.05303030303 , 50.8825757576 , 35</text:p>
      <text:p text:style-name="P2">7.05303030303 , 51.3863636364 , 35</text:p>
      <text:p text:style-name="P2">7.05303030303 , 51.8901515152 , 35</text:p>
      <text:p text:style-name="P2">7.05303030303 , 52.3939393939 , 35</text:p>
      <text:p text:style-name="P2">7.05303030303 , 52.8977272727 , 35</text:p>
      <text:p text:style-name="P2">7.05303030303 , 53.4015151515 , 35</text:p>
      <text:p text:style-name="P2">7.05303030303 , 53.9053030303 , 35</text:p>
      <text:p text:style-name="P2">7.05303030303 , 54.4090909091 , 35</text:p>
      <text:p text:style-name="P2">7.05303030303 , 54.9128787879 , 35</text:p>
      <text:p text:style-name="P2">7.05303030303 , 55.4166666667 , 35</text:p>
      <text:p text:style-name="P2">7.05303030303 , 55.9204545455 , 35</text:p>
      <text:p text:style-name="P2"><text:soft-page-break/>7.05303030303 , 56.4242424242 , 35</text:p>
      <text:p text:style-name="P2">7.05303030303 , 56.928030303 , 35</text:p>
      <text:p text:style-name="P2">7.05303030303 , 57.4318181818 , 35</text:p>
      <text:p text:style-name="P2">7.05303030303 , 57.9356060606 , 35</text:p>
      <text:p text:style-name="P2">7.05303030303 , 58.4393939394 , 35</text:p>
      <text:p text:style-name="P2">7.05303030303 , 58.9431818182 , 35</text:p>
      <text:p text:style-name="P2">7.05303030303 , 59.446969697 , 35</text:p>
      <text:p text:style-name="P2">7.05303030303 , 59.9507575758 , 35</text:p>
      <text:p text:style-name="P2">7.05303030303 , 60.4545454545 , 35</text:p>
      <text:p text:style-name="P2">7.05303030303 , 60.9583333333 , 35</text:p>
      <text:p text:style-name="P2">7.05303030303 , 61.4621212121 , 35</text:p>
      <text:p text:style-name="P2">7.05303030303 , 61.9659090909 , 35</text:p>
      <text:p text:style-name="P2">7.05303030303 , 62.4696969697 , 35</text:p>
      <text:p text:style-name="P2">7.05303030303 , 62.9734848485 , 35</text:p>
      <text:p text:style-name="P2">7.05303030303 , 63.4772727273 , 35</text:p>
      <text:p text:style-name="P2">7.05303030303 , 63.9810606061 , 35</text:p>
      <text:p text:style-name="P2">7.05303030303 , 64.4848484848 , 35</text:p>
      <text:p text:style-name="P2">7.05303030303 , 64.9886363636 , 35</text:p>
      <text:p text:style-name="P2">7.05303030303 , 65.4924242424 , 35</text:p>
      <text:p text:style-name="P2">7.05303030303 , 65.9962121212 , 35</text:p>
      <text:p text:style-name="P2">7.05303030303 , 66.5 , 35</text:p>
      <text:p text:style-name="P2">7.55681818182 , 0.0 , 15</text:p>
      <text:p text:style-name="P2">7.55681818182 , 0.503787878788 , 15</text:p>
      <text:p text:style-name="P2">7.55681818182 , 1.00757575758 , 15</text:p>
      <text:p text:style-name="P2">7.55681818182 , 1.51136363636 , 15</text:p>
      <text:p text:style-name="P2">7.55681818182 , 2.01515151515 , 15</text:p>
      <text:p text:style-name="P2">7.55681818182 , 2.51893939394 , 15</text:p>
      <text:p text:style-name="P2">7.55681818182 , 3.02272727273 , 15</text:p>
      <text:p text:style-name="P2">7.55681818182 , 3.52651515152 , 15</text:p>
      <text:p text:style-name="P2">7.55681818182 , 4.0303030303 , 15</text:p>
      <text:p text:style-name="P2">7.55681818182 , 4.53409090909 , 15</text:p>
      <text:p text:style-name="P2">7.55681818182 , 5.03787878788 , 15</text:p>
      <text:p text:style-name="P2">7.55681818182 , 5.54166666667 , 15</text:p>
      <text:p text:style-name="P2">7.55681818182 , 6.04545454545 , 15</text:p>
      <text:p text:style-name="P2">7.55681818182 , 6.54924242424 , 15</text:p>
      <text:p text:style-name="P2">7.55681818182 , 7.05303030303 , 15</text:p>
      <text:p text:style-name="P2">7.55681818182 , 7.55681818182 , 15</text:p>
      <text:p text:style-name="P2">7.55681818182 , 8.06060606061 , 15</text:p>
      <text:p text:style-name="P2">7.55681818182 , 8.56439393939 , 15</text:p>
      <text:p text:style-name="P2">7.55681818182 , 9.06818181818 , 15</text:p>
      <text:p text:style-name="P2">7.55681818182 , 9.57196969697 , 15</text:p>
      <text:p text:style-name="P2">7.55681818182 , 10.0757575758 , 15</text:p>
      <text:p text:style-name="P2">7.55681818182 , 10.5795454545 , 15</text:p>
      <text:p text:style-name="P2">7.55681818182 , 11.0833333333 , 15</text:p>
      <text:p text:style-name="P2">7.55681818182 , 11.5871212121 , 15</text:p>
      <text:p text:style-name="P2">7.55681818182 , 12.0909090909 , 15</text:p>
      <text:p text:style-name="P2">7.55681818182 , 12.5946969697 , 15</text:p>
      <text:p text:style-name="P2">7.55681818182 , 13.0984848485 , 15</text:p>
      <text:p text:style-name="P2">7.55681818182 , 13.6022727273 , 15</text:p>
      <text:p text:style-name="P2">7.55681818182 , 14.1060606061 , 15</text:p>
      <text:p text:style-name="P2">7.55681818182 , 14.6098484848 , 15</text:p>
      <text:p text:style-name="P2">7.55681818182 , 15.1136363636 , 15</text:p>
      <text:p text:style-name="P2"><text:soft-page-break/>7.55681818182 , 15.6174242424 , 15</text:p>
      <text:p text:style-name="P2">7.55681818182 , 16.1212121212 , 15</text:p>
      <text:p text:style-name="P2">7.55681818182 , 16.625 , 15</text:p>
      <text:p text:style-name="P2">7.55681818182 , 17.1287878788 , 15</text:p>
      <text:p text:style-name="P2">7.55681818182 , 17.6325757576 , 15</text:p>
      <text:p text:style-name="P2">7.55681818182 , 18.1363636364 , 15</text:p>
      <text:p text:style-name="P2">7.55681818182 , 18.6401515152 , 15.33333333</text:p>
      <text:p text:style-name="P2">7.55681818182 , 19.1439393939 , 15.66666667</text:p>
      <text:p text:style-name="P2">7.55681818182 , 19.6477272727 , 16</text:p>
      <text:p text:style-name="P2">7.55681818182 , 20.1515151515 , 16.33333333</text:p>
      <text:p text:style-name="P2">7.55681818182 , 20.6553030303 , 16.66666667</text:p>
      <text:p text:style-name="P2">7.55681818182 , 21.1590909091 , 17</text:p>
      <text:p text:style-name="P2">7.55681818182 , 21.6628787879 , 17.33333333</text:p>
      <text:p text:style-name="P2">7.55681818182 , 22.1666666667 , 17.66666667</text:p>
      <text:p text:style-name="P2">7.55681818182 , 22.6704545455 , 18</text:p>
      <text:p text:style-name="P2">7.55681818182 , 23.1742424242 , 18.33333333</text:p>
      <text:p text:style-name="P2">7.55681818182 , 23.678030303 , 18.66666667</text:p>
      <text:p text:style-name="P2">7.55681818182 , 24.1818181818 , 19</text:p>
      <text:p text:style-name="P2">7.55681818182 , 24.6856060606 , 19.33333333</text:p>
      <text:p text:style-name="P2">7.55681818182 , 25.1893939394 , 19.66666667</text:p>
      <text:p text:style-name="P2">7.55681818182 , 25.6931818182 , 20</text:p>
      <text:p text:style-name="P2">7.55681818182 , 26.196969697 , 20.33333333</text:p>
      <text:p text:style-name="P2">7.55681818182 , 26.7007575758 , 20.66666667</text:p>
      <text:p text:style-name="P2">7.55681818182 , 27.2045454545 , 21</text:p>
      <text:p text:style-name="P2">7.55681818182 , 27.7083333333 , 21.33333333</text:p>
      <text:p text:style-name="P2">7.55681818182 , 28.2121212121 , 21.66666667</text:p>
      <text:p text:style-name="P2">7.55681818182 , 28.7159090909 , 22</text:p>
      <text:p text:style-name="P2">7.55681818182 , 29.2196969697 , 22.33333333</text:p>
      <text:p text:style-name="P2">7.55681818182 , 29.7234848485 , 22.66666667</text:p>
      <text:p text:style-name="P2">7.55681818182 , 30.2272727273 , 23</text:p>
      <text:p text:style-name="P2">7.55681818182 , 30.7310606061 , 23.33333333</text:p>
      <text:p text:style-name="P2">7.55681818182 , 31.2348484848 , 23.66666667</text:p>
      <text:p text:style-name="P2">7.55681818182 , 31.7386363636 , 24</text:p>
      <text:p text:style-name="P2">7.55681818182 , 32.2424242424 , 24.33333333</text:p>
      <text:p text:style-name="P2">7.55681818182 , 32.7462121212 , 24.66666667</text:p>
      <text:p text:style-name="P2">7.55681818182 , 33.25 , 25</text:p>
      <text:p text:style-name="P2">7.55681818182 , 33.7537878788 , 25.33333333</text:p>
      <text:p text:style-name="P2">7.55681818182 , 34.2575757576 , 25.66666667</text:p>
      <text:p text:style-name="P2">7.55681818182 , 34.7613636364 , 26</text:p>
      <text:p text:style-name="P2">7.55681818182 , 35.2651515152 , 26.33333333</text:p>
      <text:p text:style-name="P2">7.55681818182 , 35.7689393939 , 26.66666667</text:p>
      <text:p text:style-name="P2">7.55681818182 , 36.2727272727 , 27</text:p>
      <text:p text:style-name="P2">7.55681818182 , 36.7765151515 , 27.33333333</text:p>
      <text:p text:style-name="P2">7.55681818182 , 37.2803030303 , 27.66666667</text:p>
      <text:p text:style-name="P2">7.55681818182 , 37.7840909091 , 28</text:p>
      <text:p text:style-name="P2">7.55681818182 , 38.2878787879 , 28.33333333</text:p>
      <text:p text:style-name="P2">7.55681818182 , 38.7916666667 , 28.66666667</text:p>
      <text:p text:style-name="P2">7.55681818182 , 39.2954545455 , 29</text:p>
      <text:p text:style-name="P2">7.55681818182 , 39.7992424242 , 29.33333333</text:p>
      <text:p text:style-name="P2">7.55681818182 , 40.303030303 , 29.66666667</text:p>
      <text:p text:style-name="P2">7.55681818182 , 40.8068181818 , 30</text:p>
      <text:p text:style-name="P2">7.55681818182 , 41.3106060606 , 30.33333333</text:p>
      <text:p text:style-name="P2"><text:soft-page-break/>7.55681818182 , 41.8143939394 , 30.66666667</text:p>
      <text:p text:style-name="P2">7.55681818182 , 42.3181818182 , 31</text:p>
      <text:p text:style-name="P2">7.55681818182 , 42.821969697 , 31.33333333</text:p>
      <text:p text:style-name="P2">7.55681818182 , 43.3257575758 , 31.66666667</text:p>
      <text:p text:style-name="P2">7.55681818182 , 43.8295454545 , 32</text:p>
      <text:p text:style-name="P2">7.55681818182 , 44.3333333333 , 32.33333333</text:p>
      <text:p text:style-name="P2">7.55681818182 , 44.8371212121 , 32.66666667</text:p>
      <text:p text:style-name="P2">7.55681818182 , 45.3409090909 , 33</text:p>
      <text:p text:style-name="P2">7.55681818182 , 45.8446969697 , 33.33333333</text:p>
      <text:p text:style-name="P2">7.55681818182 , 46.3484848485 , 33.66666667</text:p>
      <text:p text:style-name="P2">7.55681818182 , 46.8522727273 , 34</text:p>
      <text:p text:style-name="P2">7.55681818182 , 47.3560606061 , 34.33333333</text:p>
      <text:p text:style-name="P2">7.55681818182 , 47.8598484848 , 34.66666667</text:p>
      <text:p text:style-name="P2">7.55681818182 , 48.3636363636 , 35</text:p>
      <text:p text:style-name="P2">7.55681818182 , 48.8674242424 , 35</text:p>
      <text:p text:style-name="P2">7.55681818182 , 49.3712121212 , 35</text:p>
      <text:p text:style-name="P2">7.55681818182 , 49.875 , 35</text:p>
      <text:p text:style-name="P2">7.55681818182 , 50.3787878788 , 35</text:p>
      <text:p text:style-name="P2">7.55681818182 , 50.8825757576 , 35</text:p>
      <text:p text:style-name="P2">7.55681818182 , 51.3863636364 , 35</text:p>
      <text:p text:style-name="P2">7.55681818182 , 51.8901515152 , 35</text:p>
      <text:p text:style-name="P2">7.55681818182 , 52.3939393939 , 35</text:p>
      <text:p text:style-name="P2">7.55681818182 , 52.8977272727 , 35</text:p>
      <text:p text:style-name="P2">7.55681818182 , 53.4015151515 , 35</text:p>
      <text:p text:style-name="P2">7.55681818182 , 53.9053030303 , 35</text:p>
      <text:p text:style-name="P2">7.55681818182 , 54.4090909091 , 35</text:p>
      <text:p text:style-name="P2">7.55681818182 , 54.9128787879 , 35</text:p>
      <text:p text:style-name="P2">7.55681818182 , 55.4166666667 , 35</text:p>
      <text:p text:style-name="P2">7.55681818182 , 55.9204545455 , 35</text:p>
      <text:p text:style-name="P2">7.55681818182 , 56.4242424242 , 35</text:p>
      <text:p text:style-name="P2">7.55681818182 , 56.928030303 , 35</text:p>
      <text:p text:style-name="P2">7.55681818182 , 57.4318181818 , 35</text:p>
      <text:p text:style-name="P2">7.55681818182 , 57.9356060606 , 35</text:p>
      <text:p text:style-name="P2">7.55681818182 , 58.4393939394 , 35</text:p>
      <text:p text:style-name="P2">7.55681818182 , 58.9431818182 , 35</text:p>
      <text:p text:style-name="P2">7.55681818182 , 59.446969697 , 35</text:p>
      <text:p text:style-name="P2">7.55681818182 , 59.9507575758 , 35</text:p>
      <text:p text:style-name="P2">7.55681818182 , 60.4545454545 , 35</text:p>
      <text:p text:style-name="P2">7.55681818182 , 60.9583333333 , 35</text:p>
      <text:p text:style-name="P2">7.55681818182 , 61.4621212121 , 35</text:p>
      <text:p text:style-name="P2">7.55681818182 , 61.9659090909 , 35</text:p>
      <text:p text:style-name="P2">7.55681818182 , 62.4696969697 , 35</text:p>
      <text:p text:style-name="P2">7.55681818182 , 62.9734848485 , 35</text:p>
      <text:p text:style-name="P2">7.55681818182 , 63.4772727273 , 35</text:p>
      <text:p text:style-name="P2">7.55681818182 , 63.9810606061 , 35</text:p>
      <text:p text:style-name="P2">7.55681818182 , 64.4848484848 , 35</text:p>
      <text:p text:style-name="P2">7.55681818182 , 64.9886363636 , 35</text:p>
      <text:p text:style-name="P2">7.55681818182 , 65.4924242424 , 35</text:p>
      <text:p text:style-name="P2">7.55681818182 , 65.9962121212 , 35</text:p>
      <text:p text:style-name="P2">7.55681818182 , 66.5 , 35</text:p>
      <text:p text:style-name="P2">8.06060606061 , 0.0 , 15</text:p>
      <text:p text:style-name="P2">8.06060606061 , 0.503787878788 , 15</text:p>
      <text:p text:style-name="P2"><text:soft-page-break/>8.06060606061 , 1.00757575758 , 15</text:p>
      <text:p text:style-name="P2">8.06060606061 , 1.51136363636 , 15</text:p>
      <text:p text:style-name="P2">8.06060606061 , 2.01515151515 , 15</text:p>
      <text:p text:style-name="P2">8.06060606061 , 2.51893939394 , 15</text:p>
      <text:p text:style-name="P2">8.06060606061 , 3.02272727273 , 15</text:p>
      <text:p text:style-name="P2">8.06060606061 , 3.52651515152 , 15</text:p>
      <text:p text:style-name="P2">8.06060606061 , 4.0303030303 , 15</text:p>
      <text:p text:style-name="P2">8.06060606061 , 4.53409090909 , 15</text:p>
      <text:p text:style-name="P2">8.06060606061 , 5.03787878788 , 15</text:p>
      <text:p text:style-name="P2">8.06060606061 , 5.54166666667 , 15</text:p>
      <text:p text:style-name="P2">8.06060606061 , 6.04545454545 , 15</text:p>
      <text:p text:style-name="P2">8.06060606061 , 6.54924242424 , 15</text:p>
      <text:p text:style-name="P2">8.06060606061 , 7.05303030303 , 15</text:p>
      <text:p text:style-name="P2">8.06060606061 , 7.55681818182 , 15</text:p>
      <text:p text:style-name="P2">8.06060606061 , 8.06060606061 , 15</text:p>
      <text:p text:style-name="P2">8.06060606061 , 8.56439393939 , 15</text:p>
      <text:p text:style-name="P2">8.06060606061 , 9.06818181818 , 15</text:p>
      <text:p text:style-name="P2">8.06060606061 , 9.57196969697 , 15</text:p>
      <text:p text:style-name="P2">8.06060606061 , 10.0757575758 , 15</text:p>
      <text:p text:style-name="P2">8.06060606061 , 10.5795454545 , 15</text:p>
      <text:p text:style-name="P2">8.06060606061 , 11.0833333333 , 15</text:p>
      <text:p text:style-name="P2">8.06060606061 , 11.5871212121 , 15</text:p>
      <text:p text:style-name="P2">8.06060606061 , 12.0909090909 , 15</text:p>
      <text:p text:style-name="P2">8.06060606061 , 12.5946969697 , 15</text:p>
      <text:p text:style-name="P2">8.06060606061 , 13.0984848485 , 15</text:p>
      <text:p text:style-name="P2">8.06060606061 , 13.6022727273 , 15</text:p>
      <text:p text:style-name="P2">8.06060606061 , 14.1060606061 , 15</text:p>
      <text:p text:style-name="P2">8.06060606061 , 14.6098484848 , 15</text:p>
      <text:p text:style-name="P2">8.06060606061 , 15.1136363636 , 15</text:p>
      <text:p text:style-name="P2">8.06060606061 , 15.6174242424 , 15</text:p>
      <text:p text:style-name="P2">8.06060606061 , 16.1212121212 , 15</text:p>
      <text:p text:style-name="P2">8.06060606061 , 16.625 , 15</text:p>
      <text:p text:style-name="P2">8.06060606061 , 17.1287878788 , 15</text:p>
      <text:p text:style-name="P2">8.06060606061 , 17.6325757576 , 15</text:p>
      <text:p text:style-name="P2">8.06060606061 , 18.1363636364 , 15</text:p>
      <text:p text:style-name="P2">8.06060606061 , 18.6401515152 , 15.33333333</text:p>
      <text:p text:style-name="P2">8.06060606061 , 19.1439393939 , 15.66666667</text:p>
      <text:p text:style-name="P2">8.06060606061 , 19.6477272727 , 16</text:p>
      <text:p text:style-name="P2">8.06060606061 , 20.1515151515 , 16.33333333</text:p>
      <text:p text:style-name="P2">8.06060606061 , 20.6553030303 , 16.66666667</text:p>
      <text:p text:style-name="P2">8.06060606061 , 21.1590909091 , 17</text:p>
      <text:p text:style-name="P2">8.06060606061 , 21.6628787879 , 17.33333333</text:p>
      <text:p text:style-name="P2">8.06060606061 , 22.1666666667 , 17.66666667</text:p>
      <text:p text:style-name="P2">8.06060606061 , 22.6704545455 , 18</text:p>
      <text:p text:style-name="P2">8.06060606061 , 23.1742424242 , 18.33333333</text:p>
      <text:p text:style-name="P2">8.06060606061 , 23.678030303 , 18.66666667</text:p>
      <text:p text:style-name="P2">8.06060606061 , 24.1818181818 , 19</text:p>
      <text:p text:style-name="P2">8.06060606061 , 24.6856060606 , 19.33333333</text:p>
      <text:p text:style-name="P2">8.06060606061 , 25.1893939394 , 19.66666667</text:p>
      <text:p text:style-name="P2">8.06060606061 , 25.6931818182 , 20</text:p>
      <text:p text:style-name="P2">8.06060606061 , 26.196969697 , 20.33333333</text:p>
      <text:p text:style-name="P2">8.06060606061 , 26.7007575758 , 20.66666667</text:p>
      <text:p text:style-name="P2"><text:soft-page-break/>8.06060606061 , 27.2045454545 , 21</text:p>
      <text:p text:style-name="P2">8.06060606061 , 27.7083333333 , 21.33333333</text:p>
      <text:p text:style-name="P2">8.06060606061 , 28.2121212121 , 21.66666667</text:p>
      <text:p text:style-name="P2">8.06060606061 , 28.7159090909 , 22</text:p>
      <text:p text:style-name="P2">8.06060606061 , 29.2196969697 , 22.33333333</text:p>
      <text:p text:style-name="P2">8.06060606061 , 29.7234848485 , 22.66666667</text:p>
      <text:p text:style-name="P2">8.06060606061 , 30.2272727273 , 23</text:p>
      <text:p text:style-name="P2">8.06060606061 , 30.7310606061 , 23.33333333</text:p>
      <text:p text:style-name="P2">8.06060606061 , 31.2348484848 , 23.66666667</text:p>
      <text:p text:style-name="P2">8.06060606061 , 31.7386363636 , 24</text:p>
      <text:p text:style-name="P2">8.06060606061 , 32.2424242424 , 24.33333333</text:p>
      <text:p text:style-name="P2">8.06060606061 , 32.7462121212 , 24.66666667</text:p>
      <text:p text:style-name="P2">8.06060606061 , 33.25 , 25</text:p>
      <text:p text:style-name="P2">8.06060606061 , 33.7537878788 , 25.33333333</text:p>
      <text:p text:style-name="P2">8.06060606061 , 34.2575757576 , 25.66666667</text:p>
      <text:p text:style-name="P2">8.06060606061 , 34.7613636364 , 26</text:p>
      <text:p text:style-name="P2">8.06060606061 , 35.2651515152 , 26.33333333</text:p>
      <text:p text:style-name="P2">8.06060606061 , 35.7689393939 , 26.66666667</text:p>
      <text:p text:style-name="P2">8.06060606061 , 36.2727272727 , 27</text:p>
      <text:p text:style-name="P2">8.06060606061 , 36.7765151515 , 27.33333333</text:p>
      <text:p text:style-name="P2">8.06060606061 , 37.2803030303 , 27.66666667</text:p>
      <text:p text:style-name="P2">8.06060606061 , 37.7840909091 , 28</text:p>
      <text:p text:style-name="P2">8.06060606061 , 38.2878787879 , 28.33333333</text:p>
      <text:p text:style-name="P2">8.06060606061 , 38.7916666667 , 28.66666667</text:p>
      <text:p text:style-name="P2">8.06060606061 , 39.2954545455 , 29</text:p>
      <text:p text:style-name="P2">8.06060606061 , 39.7992424242 , 29.33333333</text:p>
      <text:p text:style-name="P2">8.06060606061 , 40.303030303 , 29.66666667</text:p>
      <text:p text:style-name="P2">8.06060606061 , 40.8068181818 , 30</text:p>
      <text:p text:style-name="P2">8.06060606061 , 41.3106060606 , 30.33333333</text:p>
      <text:p text:style-name="P2">8.06060606061 , 41.8143939394 , 30.66666667</text:p>
      <text:p text:style-name="P2">8.06060606061 , 42.3181818182 , 31</text:p>
      <text:p text:style-name="P2">8.06060606061 , 42.821969697 , 31.33333333</text:p>
      <text:p text:style-name="P2">8.06060606061 , 43.3257575758 , 31.66666667</text:p>
      <text:p text:style-name="P2">8.06060606061 , 43.8295454545 , 32</text:p>
      <text:p text:style-name="P2">8.06060606061 , 44.3333333333 , 32.33333333</text:p>
      <text:p text:style-name="P2">8.06060606061 , 44.8371212121 , 32.66666667</text:p>
      <text:p text:style-name="P2">8.06060606061 , 45.3409090909 , 33</text:p>
      <text:p text:style-name="P2">8.06060606061 , 45.8446969697 , 33.33333333</text:p>
      <text:p text:style-name="P2">8.06060606061 , 46.3484848485 , 33.66666667</text:p>
      <text:p text:style-name="P2">8.06060606061 , 46.8522727273 , 34</text:p>
      <text:p text:style-name="P2">8.06060606061 , 47.3560606061 , 34.33333333</text:p>
      <text:p text:style-name="P2">8.06060606061 , 47.8598484848 , 34.66666667</text:p>
      <text:p text:style-name="P2">8.06060606061 , 48.3636363636 , 35</text:p>
      <text:p text:style-name="P2">8.06060606061 , 48.8674242424 , 35</text:p>
      <text:p text:style-name="P2">8.06060606061 , 49.3712121212 , 35</text:p>
      <text:p text:style-name="P2">8.06060606061 , 49.875 , 35</text:p>
      <text:p text:style-name="P2">8.06060606061 , 50.3787878788 , 35</text:p>
      <text:p text:style-name="P2">8.06060606061 , 50.8825757576 , 35</text:p>
      <text:p text:style-name="P2">8.06060606061 , 51.3863636364 , 35</text:p>
      <text:p text:style-name="P2">8.06060606061 , 51.8901515152 , 35</text:p>
      <text:p text:style-name="P2">8.06060606061 , 52.3939393939 , 35</text:p>
      <text:p text:style-name="P2">8.06060606061 , 52.8977272727 , 35</text:p>
      <text:p text:style-name="P2"><text:soft-page-break/>8.06060606061 , 53.4015151515 , 35</text:p>
      <text:p text:style-name="P2">8.06060606061 , 53.9053030303 , 35</text:p>
      <text:p text:style-name="P2">8.06060606061 , 54.4090909091 , 35</text:p>
      <text:p text:style-name="P2">8.06060606061 , 54.9128787879 , 35</text:p>
      <text:p text:style-name="P2">8.06060606061 , 55.4166666667 , 35</text:p>
      <text:p text:style-name="P2">8.06060606061 , 55.9204545455 , 35</text:p>
      <text:p text:style-name="P2">8.06060606061 , 56.4242424242 , 35</text:p>
      <text:p text:style-name="P2">8.06060606061 , 56.928030303 , 35</text:p>
      <text:p text:style-name="P2">8.06060606061 , 57.4318181818 , 35</text:p>
      <text:p text:style-name="P2">8.06060606061 , 57.9356060606 , 35</text:p>
      <text:p text:style-name="P2">8.06060606061 , 58.4393939394 , 35</text:p>
      <text:p text:style-name="P2">8.06060606061 , 58.9431818182 , 35</text:p>
      <text:p text:style-name="P2">8.06060606061 , 59.446969697 , 35</text:p>
      <text:p text:style-name="P2">8.06060606061 , 59.9507575758 , 35</text:p>
      <text:p text:style-name="P2">8.06060606061 , 60.4545454545 , 35</text:p>
      <text:p text:style-name="P2">8.06060606061 , 60.9583333333 , 35</text:p>
      <text:p text:style-name="P2">8.06060606061 , 61.4621212121 , 35</text:p>
      <text:p text:style-name="P2">8.06060606061 , 61.9659090909 , 35</text:p>
      <text:p text:style-name="P2">8.06060606061 , 62.4696969697 , 35</text:p>
      <text:p text:style-name="P2">8.06060606061 , 62.9734848485 , 35</text:p>
      <text:p text:style-name="P2">8.06060606061 , 63.4772727273 , 35</text:p>
      <text:p text:style-name="P2">8.06060606061 , 63.9810606061 , 35</text:p>
      <text:p text:style-name="P2">8.06060606061 , 64.4848484848 , 35</text:p>
      <text:p text:style-name="P2">8.06060606061 , 64.9886363636 , 35</text:p>
      <text:p text:style-name="P2">8.06060606061 , 65.4924242424 , 35</text:p>
      <text:p text:style-name="P2">8.06060606061 , 65.9962121212 , 35</text:p>
      <text:p text:style-name="P2">8.06060606061 , 66.5 , 35</text:p>
      <text:p text:style-name="P2">8.56439393939 , 0.0 , 15</text:p>
      <text:p text:style-name="P2">8.56439393939 , 0.503787878788 , 15</text:p>
      <text:p text:style-name="P2">8.56439393939 , 1.00757575758 , 15</text:p>
      <text:p text:style-name="P2">8.56439393939 , 1.51136363636 , 15</text:p>
      <text:p text:style-name="P2">8.56439393939 , 2.01515151515 , 15</text:p>
      <text:p text:style-name="P2">8.56439393939 , 2.51893939394 , 15</text:p>
      <text:p text:style-name="P2">8.56439393939 , 3.02272727273 , 15</text:p>
      <text:p text:style-name="P2">8.56439393939 , 3.52651515152 , 15</text:p>
      <text:p text:style-name="P2">8.56439393939 , 4.0303030303 , 15</text:p>
      <text:p text:style-name="P2">8.56439393939 , 4.53409090909 , 15</text:p>
      <text:p text:style-name="P2">8.56439393939 , 5.03787878788 , 15</text:p>
      <text:p text:style-name="P2">8.56439393939 , 5.54166666667 , 15</text:p>
      <text:p text:style-name="P2">8.56439393939 , 6.04545454545 , 15</text:p>
      <text:p text:style-name="P2">8.56439393939 , 6.54924242424 , 15</text:p>
      <text:p text:style-name="P2">8.56439393939 , 7.05303030303 , 15</text:p>
      <text:p text:style-name="P2">8.56439393939 , 7.55681818182 , 15</text:p>
      <text:p text:style-name="P2">8.56439393939 , 8.06060606061 , 15</text:p>
      <text:p text:style-name="P2">8.56439393939 , 8.56439393939 , 15</text:p>
      <text:p text:style-name="P2">8.56439393939 , 9.06818181818 , 15</text:p>
      <text:p text:style-name="P2">8.56439393939 , 9.57196969697 , 15</text:p>
      <text:p text:style-name="P2">8.56439393939 , 10.0757575758 , 15</text:p>
      <text:p text:style-name="P2">8.56439393939 , 10.5795454545 , 15</text:p>
      <text:p text:style-name="P2">8.56439393939 , 11.0833333333 , 15</text:p>
      <text:p text:style-name="P2">8.56439393939 , 11.5871212121 , 15</text:p>
      <text:p text:style-name="P2">8.56439393939 , 12.0909090909 , 15</text:p>
      <text:p text:style-name="P2"><text:soft-page-break/>8.56439393939 , 12.5946969697 , 15</text:p>
      <text:p text:style-name="P2">8.56439393939 , 13.0984848485 , 15</text:p>
      <text:p text:style-name="P2">8.56439393939 , 13.6022727273 , 15</text:p>
      <text:p text:style-name="P2">8.56439393939 , 14.1060606061 , 15</text:p>
      <text:p text:style-name="P2">8.56439393939 , 14.6098484848 , 15</text:p>
      <text:p text:style-name="P2">8.56439393939 , 15.1136363636 , 15</text:p>
      <text:p text:style-name="P2">8.56439393939 , 15.6174242424 , 15</text:p>
      <text:p text:style-name="P2">8.56439393939 , 16.1212121212 , 15</text:p>
      <text:p text:style-name="P2">8.56439393939 , 16.625 , 15</text:p>
      <text:p text:style-name="P2">8.56439393939 , 17.1287878788 , 15</text:p>
      <text:p text:style-name="P2">8.56439393939 , 17.6325757576 , 15</text:p>
      <text:p text:style-name="P2">8.56439393939 , 18.1363636364 , 15</text:p>
      <text:p text:style-name="P2">8.56439393939 , 18.6401515152 , 15.33333333</text:p>
      <text:p text:style-name="P2">8.56439393939 , 19.1439393939 , 15.66666667</text:p>
      <text:p text:style-name="P2">8.56439393939 , 19.6477272727 , 16</text:p>
      <text:p text:style-name="P2">8.56439393939 , 20.1515151515 , 16.33333333</text:p>
      <text:p text:style-name="P2">8.56439393939 , 20.6553030303 , 16.66666667</text:p>
      <text:p text:style-name="P2">8.56439393939 , 21.1590909091 , 17</text:p>
      <text:p text:style-name="P2">8.56439393939 , 21.6628787879 , 17.33333333</text:p>
      <text:p text:style-name="P2">8.56439393939 , 22.1666666667 , 17.66666667</text:p>
      <text:p text:style-name="P2">8.56439393939 , 22.6704545455 , 18</text:p>
      <text:p text:style-name="P2">8.56439393939 , 23.1742424242 , 18.33333333</text:p>
      <text:p text:style-name="P2">8.56439393939 , 23.678030303 , 18.66666667</text:p>
      <text:p text:style-name="P2">8.56439393939 , 24.1818181818 , 19</text:p>
      <text:p text:style-name="P2">8.56439393939 , 24.6856060606 , 19.33333333</text:p>
      <text:p text:style-name="P2">8.56439393939 , 25.1893939394 , 19.66666667</text:p>
      <text:p text:style-name="P2">8.56439393939 , 25.6931818182 , 20</text:p>
      <text:p text:style-name="P2">8.56439393939 , 26.196969697 , 20.33333333</text:p>
      <text:p text:style-name="P2">8.56439393939 , 26.7007575758 , 20.66666667</text:p>
      <text:p text:style-name="P2">8.56439393939 , 27.2045454545 , 21</text:p>
      <text:p text:style-name="P2">8.56439393939 , 27.7083333333 , 21.33333333</text:p>
      <text:p text:style-name="P2">8.56439393939 , 28.2121212121 , 21.66666667</text:p>
      <text:p text:style-name="P2">8.56439393939 , 28.7159090909 , 22</text:p>
      <text:p text:style-name="P2">8.56439393939 , 29.2196969697 , 22.33333333</text:p>
      <text:p text:style-name="P2">8.56439393939 , 29.7234848485 , 22.66666667</text:p>
      <text:p text:style-name="P2">8.56439393939 , 30.2272727273 , 23</text:p>
      <text:p text:style-name="P2">8.56439393939 , 30.7310606061 , 23.33333333</text:p>
      <text:p text:style-name="P2">8.56439393939 , 31.2348484848 , 23.66666667</text:p>
      <text:p text:style-name="P2">8.56439393939 , 31.7386363636 , 24</text:p>
      <text:p text:style-name="P2">8.56439393939 , 32.2424242424 , 24.33333333</text:p>
      <text:p text:style-name="P2">8.56439393939 , 32.7462121212 , 24.66666667</text:p>
      <text:p text:style-name="P2">8.56439393939 , 33.25 , 25</text:p>
      <text:p text:style-name="P2">8.56439393939 , 33.7537878788 , 25.33333333</text:p>
      <text:p text:style-name="P2">8.56439393939 , 34.2575757576 , 25.66666667</text:p>
      <text:p text:style-name="P2">8.56439393939 , 34.7613636364 , 26</text:p>
      <text:p text:style-name="P2">8.56439393939 , 35.2651515152 , 26.33333333</text:p>
      <text:p text:style-name="P2">8.56439393939 , 35.7689393939 , 26.66666667</text:p>
      <text:p text:style-name="P2">8.56439393939 , 36.2727272727 , 27</text:p>
      <text:p text:style-name="P2">8.56439393939 , 36.7765151515 , 27.33333333</text:p>
      <text:p text:style-name="P2">8.56439393939 , 37.2803030303 , 27.66666667</text:p>
      <text:p text:style-name="P2">8.56439393939 , 37.7840909091 , 28</text:p>
      <text:p text:style-name="P2">8.56439393939 , 38.2878787879 , 28.33333333</text:p>
      <text:p text:style-name="P2"><text:soft-page-break/>8.56439393939 , 38.7916666667 , 28.66666667</text:p>
      <text:p text:style-name="P2">8.56439393939 , 39.2954545455 , 29</text:p>
      <text:p text:style-name="P2">8.56439393939 , 39.7992424242 , 29.33333333</text:p>
      <text:p text:style-name="P2">8.56439393939 , 40.303030303 , 29.66666667</text:p>
      <text:p text:style-name="P2">8.56439393939 , 40.8068181818 , 30</text:p>
      <text:p text:style-name="P2">8.56439393939 , 41.3106060606 , 30.33333333</text:p>
      <text:p text:style-name="P2">8.56439393939 , 41.8143939394 , 30.66666667</text:p>
      <text:p text:style-name="P2">8.56439393939 , 42.3181818182 , 31</text:p>
      <text:p text:style-name="P2">8.56439393939 , 42.821969697 , 31.33333333</text:p>
      <text:p text:style-name="P2">8.56439393939 , 43.3257575758 , 31.66666667</text:p>
      <text:p text:style-name="P2">8.56439393939 , 43.8295454545 , 32</text:p>
      <text:p text:style-name="P2">8.56439393939 , 44.3333333333 , 32.33333333</text:p>
      <text:p text:style-name="P2">8.56439393939 , 44.8371212121 , 32.66666667</text:p>
      <text:p text:style-name="P2">8.56439393939 , 45.3409090909 , 33</text:p>
      <text:p text:style-name="P2">8.56439393939 , 45.8446969697 , 33.33333333</text:p>
      <text:p text:style-name="P2">8.56439393939 , 46.3484848485 , 33.66666667</text:p>
      <text:p text:style-name="P2">8.56439393939 , 46.8522727273 , 34</text:p>
      <text:p text:style-name="P2">8.56439393939 , 47.3560606061 , 34.33333333</text:p>
      <text:p text:style-name="P2">8.56439393939 , 47.8598484848 , 34.66666667</text:p>
      <text:p text:style-name="P2">8.56439393939 , 48.3636363636 , 35</text:p>
      <text:p text:style-name="P2">8.56439393939 , 48.8674242424 , 35</text:p>
      <text:p text:style-name="P2">8.56439393939 , 49.3712121212 , 35</text:p>
      <text:p text:style-name="P2">8.56439393939 , 49.875 , 35</text:p>
      <text:p text:style-name="P2">8.56439393939 , 50.3787878788 , 35</text:p>
      <text:p text:style-name="P2">8.56439393939 , 50.8825757576 , 35</text:p>
      <text:p text:style-name="P2">8.56439393939 , 51.3863636364 , 35</text:p>
      <text:p text:style-name="P2">8.56439393939 , 51.8901515152 , 35</text:p>
      <text:p text:style-name="P2">8.56439393939 , 52.3939393939 , 35</text:p>
      <text:p text:style-name="P2">8.56439393939 , 52.8977272727 , 35</text:p>
      <text:p text:style-name="P2">8.56439393939 , 53.4015151515 , 35</text:p>
      <text:p text:style-name="P2">8.56439393939 , 53.9053030303 , 35</text:p>
      <text:p text:style-name="P2">8.56439393939 , 54.4090909091 , 35</text:p>
      <text:p text:style-name="P2">8.56439393939 , 54.9128787879 , 35</text:p>
      <text:p text:style-name="P2">8.56439393939 , 55.4166666667 , 35</text:p>
      <text:p text:style-name="P2">8.56439393939 , 55.9204545455 , 35</text:p>
      <text:p text:style-name="P2">8.56439393939 , 56.4242424242 , 35</text:p>
      <text:p text:style-name="P2">8.56439393939 , 56.928030303 , 35</text:p>
      <text:p text:style-name="P2">8.56439393939 , 57.4318181818 , 35</text:p>
      <text:p text:style-name="P2">8.56439393939 , 57.9356060606 , 35</text:p>
      <text:p text:style-name="P2">8.56439393939 , 58.4393939394 , 35</text:p>
      <text:p text:style-name="P2">8.56439393939 , 58.9431818182 , 35</text:p>
      <text:p text:style-name="P2">8.56439393939 , 59.446969697 , 35</text:p>
      <text:p text:style-name="P2">8.56439393939 , 59.9507575758 , 35</text:p>
      <text:p text:style-name="P2">8.56439393939 , 60.4545454545 , 35</text:p>
      <text:p text:style-name="P2">8.56439393939 , 60.9583333333 , 35</text:p>
      <text:p text:style-name="P2">8.56439393939 , 61.4621212121 , 35</text:p>
      <text:p text:style-name="P2">8.56439393939 , 61.9659090909 , 35</text:p>
      <text:p text:style-name="P2">8.56439393939 , 62.4696969697 , 35</text:p>
      <text:p text:style-name="P2">8.56439393939 , 62.9734848485 , 35</text:p>
      <text:p text:style-name="P2">8.56439393939 , 63.4772727273 , 35</text:p>
      <text:p text:style-name="P2">8.56439393939 , 63.9810606061 , 35</text:p>
      <text:p text:style-name="P2">8.56439393939 , 64.4848484848 , 35</text:p>
      <text:p text:style-name="P2"><text:soft-page-break/>8.56439393939 , 64.9886363636 , 35</text:p>
      <text:p text:style-name="P2">8.56439393939 , 65.4924242424 , 35</text:p>
      <text:p text:style-name="P2">8.56439393939 , 65.9962121212 , 35</text:p>
      <text:p text:style-name="P2">8.56439393939 , 66.5 , 35</text:p>
      <text:p text:style-name="P2">9.06818181818 , 0.0 , 15</text:p>
      <text:p text:style-name="P2">9.06818181818 , 0.503787878788 , 15</text:p>
      <text:p text:style-name="P2">9.06818181818 , 1.00757575758 , 15</text:p>
      <text:p text:style-name="P2">9.06818181818 , 1.51136363636 , 15</text:p>
      <text:p text:style-name="P2">9.06818181818 , 2.01515151515 , 15</text:p>
      <text:p text:style-name="P2">9.06818181818 , 2.51893939394 , 15</text:p>
      <text:p text:style-name="P2">9.06818181818 , 3.02272727273 , 15</text:p>
      <text:p text:style-name="P2">9.06818181818 , 3.52651515152 , 15</text:p>
      <text:p text:style-name="P2">9.06818181818 , 4.0303030303 , 15</text:p>
      <text:p text:style-name="P2">9.06818181818 , 4.53409090909 , 15</text:p>
      <text:p text:style-name="P2">9.06818181818 , 5.03787878788 , 15</text:p>
      <text:p text:style-name="P2">9.06818181818 , 5.54166666667 , 15</text:p>
      <text:p text:style-name="P2">9.06818181818 , 6.04545454545 , 15</text:p>
      <text:p text:style-name="P2">9.06818181818 , 6.54924242424 , 15</text:p>
      <text:p text:style-name="P2">9.06818181818 , 7.05303030303 , 15</text:p>
      <text:p text:style-name="P2">9.06818181818 , 7.55681818182 , 15</text:p>
      <text:p text:style-name="P2">9.06818181818 , 8.06060606061 , 15</text:p>
      <text:p text:style-name="P2">9.06818181818 , 8.56439393939 , 15</text:p>
      <text:p text:style-name="P2">9.06818181818 , 9.06818181818 , 15</text:p>
      <text:p text:style-name="P2">9.06818181818 , 9.57196969697 , 15</text:p>
      <text:p text:style-name="P2">9.06818181818 , 10.0757575758 , 15</text:p>
      <text:p text:style-name="P2">9.06818181818 , 10.5795454545 , 15</text:p>
      <text:p text:style-name="P2">9.06818181818 , 11.0833333333 , 15</text:p>
      <text:p text:style-name="P2">9.06818181818 , 11.5871212121 , 15</text:p>
      <text:p text:style-name="P2">9.06818181818 , 12.0909090909 , 15</text:p>
      <text:p text:style-name="P2">9.06818181818 , 12.5946969697 , 15</text:p>
      <text:p text:style-name="P2">9.06818181818 , 13.0984848485 , 15</text:p>
      <text:p text:style-name="P2">9.06818181818 , 13.6022727273 , 15</text:p>
      <text:p text:style-name="P2">9.06818181818 , 14.1060606061 , 15</text:p>
      <text:p text:style-name="P2">9.06818181818 , 14.6098484848 , 15</text:p>
      <text:p text:style-name="P2">9.06818181818 , 15.1136363636 , 15</text:p>
      <text:p text:style-name="P2">9.06818181818 , 15.6174242424 , 15</text:p>
      <text:p text:style-name="P2">9.06818181818 , 16.1212121212 , 15</text:p>
      <text:p text:style-name="P2">9.06818181818 , 16.625 , 15</text:p>
      <text:p text:style-name="P2">9.06818181818 , 17.1287878788 , 15</text:p>
      <text:p text:style-name="P2">9.06818181818 , 17.6325757576 , 15</text:p>
      <text:p text:style-name="P2">9.06818181818 , 18.1363636364 , 15</text:p>
      <text:p text:style-name="P2">9.06818181818 , 18.6401515152 , 15.33333333</text:p>
      <text:p text:style-name="P2">9.06818181818 , 19.1439393939 , 15.66666667</text:p>
      <text:p text:style-name="P2">9.06818181818 , 19.6477272727 , 16</text:p>
      <text:p text:style-name="P2">9.06818181818 , 20.1515151515 , 16.33333333</text:p>
      <text:p text:style-name="P2">9.06818181818 , 20.6553030303 , 16.66666667</text:p>
      <text:p text:style-name="P2">9.06818181818 , 21.1590909091 , 17</text:p>
      <text:p text:style-name="P2">9.06818181818 , 21.6628787879 , 17.33333333</text:p>
      <text:p text:style-name="P2">9.06818181818 , 22.1666666667 , 17.66666667</text:p>
      <text:p text:style-name="P2">9.06818181818 , 22.6704545455 , 18</text:p>
      <text:p text:style-name="P2">9.06818181818 , 23.1742424242 , 18.33333333</text:p>
      <text:p text:style-name="P2">9.06818181818 , 23.678030303 , 18.66666667</text:p>
      <text:p text:style-name="P2"><text:soft-page-break/>9.06818181818 , 24.1818181818 , 19</text:p>
      <text:p text:style-name="P2">9.06818181818 , 24.6856060606 , 19.33333333</text:p>
      <text:p text:style-name="P2">9.06818181818 , 25.1893939394 , 19.66666667</text:p>
      <text:p text:style-name="P2">9.06818181818 , 25.6931818182 , 20</text:p>
      <text:p text:style-name="P2">9.06818181818 , 26.196969697 , 20.33333333</text:p>
      <text:p text:style-name="P2">9.06818181818 , 26.7007575758 , 20.66666667</text:p>
      <text:p text:style-name="P2">9.06818181818 , 27.2045454545 , 21</text:p>
      <text:p text:style-name="P2">9.06818181818 , 27.7083333333 , 21.33333333</text:p>
      <text:p text:style-name="P2">9.06818181818 , 28.2121212121 , 21.66666667</text:p>
      <text:p text:style-name="P2">9.06818181818 , 28.7159090909 , 22</text:p>
      <text:p text:style-name="P2">9.06818181818 , 29.2196969697 , 22.33333333</text:p>
      <text:p text:style-name="P2">9.06818181818 , 29.7234848485 , 22.66666667</text:p>
      <text:p text:style-name="P2">9.06818181818 , 30.2272727273 , 23</text:p>
      <text:p text:style-name="P2">9.06818181818 , 30.7310606061 , 23.33333333</text:p>
      <text:p text:style-name="P2">9.06818181818 , 31.2348484848 , 23.66666667</text:p>
      <text:p text:style-name="P2">9.06818181818 , 31.7386363636 , 24</text:p>
      <text:p text:style-name="P2">9.06818181818 , 32.2424242424 , 24.33333333</text:p>
      <text:p text:style-name="P2">9.06818181818 , 32.7462121212 , 24.66666667</text:p>
      <text:p text:style-name="P2">9.06818181818 , 33.25 , 25</text:p>
      <text:p text:style-name="P2">9.06818181818 , 33.7537878788 , 25.33333333</text:p>
      <text:p text:style-name="P2">9.06818181818 , 34.2575757576 , 25.66666667</text:p>
      <text:p text:style-name="P2">9.06818181818 , 34.7613636364 , 26</text:p>
      <text:p text:style-name="P2">9.06818181818 , 35.2651515152 , 26.33333333</text:p>
      <text:p text:style-name="P2">9.06818181818 , 35.7689393939 , 26.66666667</text:p>
      <text:p text:style-name="P2">9.06818181818 , 36.2727272727 , 27</text:p>
      <text:p text:style-name="P2">9.06818181818 , 36.7765151515 , 27.33333333</text:p>
      <text:p text:style-name="P2">9.06818181818 , 37.2803030303 , 27.66666667</text:p>
      <text:p text:style-name="P2">9.06818181818 , 37.7840909091 , 28</text:p>
      <text:p text:style-name="P2">9.06818181818 , 38.2878787879 , 28.33333333</text:p>
      <text:p text:style-name="P2">9.06818181818 , 38.7916666667 , 28.66666667</text:p>
      <text:p text:style-name="P2">9.06818181818 , 39.2954545455 , 29</text:p>
      <text:p text:style-name="P2">9.06818181818 , 39.7992424242 , 29.33333333</text:p>
      <text:p text:style-name="P2">9.06818181818 , 40.303030303 , 29.66666667</text:p>
      <text:p text:style-name="P2">9.06818181818 , 40.8068181818 , 30</text:p>
      <text:p text:style-name="P2">9.06818181818 , 41.3106060606 , 30.33333333</text:p>
      <text:p text:style-name="P2">9.06818181818 , 41.8143939394 , 30.66666667</text:p>
      <text:p text:style-name="P2">9.06818181818 , 42.3181818182 , 31</text:p>
      <text:p text:style-name="P2">9.06818181818 , 42.821969697 , 31.33333333</text:p>
      <text:p text:style-name="P2">9.06818181818 , 43.3257575758 , 31.66666667</text:p>
      <text:p text:style-name="P2">9.06818181818 , 43.8295454545 , 32</text:p>
      <text:p text:style-name="P2">9.06818181818 , 44.3333333333 , 32.33333333</text:p>
      <text:p text:style-name="P2">9.06818181818 , 44.8371212121 , 32.66666667</text:p>
      <text:p text:style-name="P2">9.06818181818 , 45.3409090909 , 33</text:p>
      <text:p text:style-name="P2">9.06818181818 , 45.8446969697 , 33.33333333</text:p>
      <text:p text:style-name="P2">9.06818181818 , 46.3484848485 , 33.66666667</text:p>
      <text:p text:style-name="P2">9.06818181818 , 46.8522727273 , 34</text:p>
      <text:p text:style-name="P2">9.06818181818 , 47.3560606061 , 34.33333333</text:p>
      <text:p text:style-name="P2">9.06818181818 , 47.8598484848 , 34.66666667</text:p>
      <text:p text:style-name="P2">9.06818181818 , 48.3636363636 , 35</text:p>
      <text:p text:style-name="P2">9.06818181818 , 48.8674242424 , 35</text:p>
      <text:p text:style-name="P2">9.06818181818 , 49.3712121212 , 35</text:p>
      <text:p text:style-name="P2">9.06818181818 , 49.875 , 35</text:p>
      <text:p text:style-name="P2"><text:soft-page-break/>9.06818181818 , 50.3787878788 , 35</text:p>
      <text:p text:style-name="P2">9.06818181818 , 50.8825757576 , 35</text:p>
      <text:p text:style-name="P2">9.06818181818 , 51.3863636364 , 35</text:p>
      <text:p text:style-name="P2">9.06818181818 , 51.8901515152 , 35</text:p>
      <text:p text:style-name="P2">9.06818181818 , 52.3939393939 , 35</text:p>
      <text:p text:style-name="P2">9.06818181818 , 52.8977272727 , 35</text:p>
      <text:p text:style-name="P2">9.06818181818 , 53.4015151515 , 35</text:p>
      <text:p text:style-name="P2">9.06818181818 , 53.9053030303 , 35</text:p>
      <text:p text:style-name="P2">9.06818181818 , 54.4090909091 , 35</text:p>
      <text:p text:style-name="P2">9.06818181818 , 54.9128787879 , 35</text:p>
      <text:p text:style-name="P2">9.06818181818 , 55.4166666667 , 35</text:p>
      <text:p text:style-name="P2">9.06818181818 , 55.9204545455 , 35</text:p>
      <text:p text:style-name="P2">9.06818181818 , 56.4242424242 , 35</text:p>
      <text:p text:style-name="P2">9.06818181818 , 56.928030303 , 35</text:p>
      <text:p text:style-name="P2">9.06818181818 , 57.4318181818 , 35</text:p>
      <text:p text:style-name="P2">9.06818181818 , 57.9356060606 , 35</text:p>
      <text:p text:style-name="P2">9.06818181818 , 58.4393939394 , 35</text:p>
      <text:p text:style-name="P2">9.06818181818 , 58.9431818182 , 35</text:p>
      <text:p text:style-name="P2">9.06818181818 , 59.446969697 , 35</text:p>
      <text:p text:style-name="P2">9.06818181818 , 59.9507575758 , 35</text:p>
      <text:p text:style-name="P2">9.06818181818 , 60.4545454545 , 35</text:p>
      <text:p text:style-name="P2">9.06818181818 , 60.9583333333 , 35</text:p>
      <text:p text:style-name="P2">9.06818181818 , 61.4621212121 , 35</text:p>
      <text:p text:style-name="P2">9.06818181818 , 61.9659090909 , 35</text:p>
      <text:p text:style-name="P2">9.06818181818 , 62.4696969697 , 35</text:p>
      <text:p text:style-name="P2">9.06818181818 , 62.9734848485 , 35</text:p>
      <text:p text:style-name="P2">9.06818181818 , 63.4772727273 , 35</text:p>
      <text:p text:style-name="P2">9.06818181818 , 63.9810606061 , 35</text:p>
      <text:p text:style-name="P2">9.06818181818 , 64.4848484848 , 35</text:p>
      <text:p text:style-name="P2">9.06818181818 , 64.9886363636 , 35</text:p>
      <text:p text:style-name="P2">9.06818181818 , 65.4924242424 , 35</text:p>
      <text:p text:style-name="P2">9.06818181818 , 65.9962121212 , 35</text:p>
      <text:p text:style-name="P2">9.06818181818 , 66.5 , 35</text:p>
      <text:p text:style-name="P2">9.57196969697 , 0.0 , 15</text:p>
      <text:p text:style-name="P2">9.57196969697 , 0.503787878788 , 15</text:p>
      <text:p text:style-name="P2">9.57196969697 , 1.00757575758 , 15</text:p>
      <text:p text:style-name="P2">9.57196969697 , 1.51136363636 , 15</text:p>
      <text:p text:style-name="P2">9.57196969697 , 2.01515151515 , 15</text:p>
      <text:p text:style-name="P2">9.57196969697 , 2.51893939394 , 15</text:p>
      <text:p text:style-name="P2">9.57196969697 , 3.02272727273 , 15</text:p>
      <text:p text:style-name="P2">9.57196969697 , 3.52651515152 , 15</text:p>
      <text:p text:style-name="P2">9.57196969697 , 4.0303030303 , 15</text:p>
      <text:p text:style-name="P2">9.57196969697 , 4.53409090909 , 15</text:p>
      <text:p text:style-name="P2">9.57196969697 , 5.03787878788 , 15</text:p>
      <text:p text:style-name="P2">9.57196969697 , 5.54166666667 , 15</text:p>
      <text:p text:style-name="P2">9.57196969697 , 6.04545454545 , 15</text:p>
      <text:p text:style-name="P2">9.57196969697 , 6.54924242424 , 15</text:p>
      <text:p text:style-name="P2">9.57196969697 , 7.05303030303 , 15</text:p>
      <text:p text:style-name="P2">9.57196969697 , 7.55681818182 , 15</text:p>
      <text:p text:style-name="P2">9.57196969697 , 8.06060606061 , 15</text:p>
      <text:p text:style-name="P2">9.57196969697 , 8.56439393939 , 15</text:p>
      <text:p text:style-name="P2">9.57196969697 , 9.06818181818 , 15</text:p>
      <text:p text:style-name="P2"><text:soft-page-break/>9.57196969697 , 9.57196969697 , 15</text:p>
      <text:p text:style-name="P2">9.57196969697 , 10.0757575758 , 15</text:p>
      <text:p text:style-name="P2">9.57196969697 , 10.5795454545 , 15</text:p>
      <text:p text:style-name="P2">9.57196969697 , 11.0833333333 , 15</text:p>
      <text:p text:style-name="P2">9.57196969697 , 11.5871212121 , 15</text:p>
      <text:p text:style-name="P2">9.57196969697 , 12.0909090909 , 15</text:p>
      <text:p text:style-name="P2">9.57196969697 , 12.5946969697 , 15</text:p>
      <text:p text:style-name="P2">9.57196969697 , 13.0984848485 , 15</text:p>
      <text:p text:style-name="P2">9.57196969697 , 13.6022727273 , 15</text:p>
      <text:p text:style-name="P2">9.57196969697 , 14.1060606061 , 15</text:p>
      <text:p text:style-name="P2">9.57196969697 , 14.6098484848 , 15</text:p>
      <text:p text:style-name="P2">9.57196969697 , 15.1136363636 , 15</text:p>
      <text:p text:style-name="P2">9.57196969697 , 15.6174242424 , 15</text:p>
      <text:p text:style-name="P2">9.57196969697 , 16.1212121212 , 15</text:p>
      <text:p text:style-name="P2">9.57196969697 , 16.625 , 15</text:p>
      <text:p text:style-name="P2">9.57196969697 , 17.1287878788 , 15</text:p>
      <text:p text:style-name="P2">9.57196969697 , 17.6325757576 , 15</text:p>
      <text:p text:style-name="P2">9.57196969697 , 18.1363636364 , 15</text:p>
      <text:p text:style-name="P2">9.57196969697 , 18.6401515152 , 15.33333333</text:p>
      <text:p text:style-name="P2">9.57196969697 , 19.1439393939 , 15.66666667</text:p>
      <text:p text:style-name="P2">9.57196969697 , 19.6477272727 , 16</text:p>
      <text:p text:style-name="P2">9.57196969697 , 20.1515151515 , 16.33333333</text:p>
      <text:p text:style-name="P2">9.57196969697 , 20.6553030303 , 16.66666667</text:p>
      <text:p text:style-name="P2">9.57196969697 , 21.1590909091 , 17</text:p>
      <text:p text:style-name="P2">9.57196969697 , 21.6628787879 , 17.33333333</text:p>
      <text:p text:style-name="P2">9.57196969697 , 22.1666666667 , 17.66666667</text:p>
      <text:p text:style-name="P2">9.57196969697 , 22.6704545455 , 18</text:p>
      <text:p text:style-name="P2">9.57196969697 , 23.1742424242 , 18.33333333</text:p>
      <text:p text:style-name="P2">9.57196969697 , 23.678030303 , 18.66666667</text:p>
      <text:p text:style-name="P2">9.57196969697 , 24.1818181818 , 19</text:p>
      <text:p text:style-name="P2">9.57196969697 , 24.6856060606 , 19.33333333</text:p>
      <text:p text:style-name="P2">9.57196969697 , 25.1893939394 , 19.66666667</text:p>
      <text:p text:style-name="P2">9.57196969697 , 25.6931818182 , 20</text:p>
      <text:p text:style-name="P2">9.57196969697 , 26.196969697 , 20.33333333</text:p>
      <text:p text:style-name="P2">9.57196969697 , 26.7007575758 , 20.66666667</text:p>
      <text:p text:style-name="P2">9.57196969697 , 27.2045454545 , 21</text:p>
      <text:p text:style-name="P2">9.57196969697 , 27.7083333333 , 21.33333333</text:p>
      <text:p text:style-name="P2">9.57196969697 , 28.2121212121 , 21.66666667</text:p>
      <text:p text:style-name="P2">9.57196969697 , 28.7159090909 , 22</text:p>
      <text:p text:style-name="P2">9.57196969697 , 29.2196969697 , 22.33333333</text:p>
      <text:p text:style-name="P2">9.57196969697 , 29.7234848485 , 22.66666667</text:p>
      <text:p text:style-name="P2">9.57196969697 , 30.2272727273 , 23</text:p>
      <text:p text:style-name="P2">9.57196969697 , 30.7310606061 , 23.33333333</text:p>
      <text:p text:style-name="P2">9.57196969697 , 31.2348484848 , 23.66666667</text:p>
      <text:p text:style-name="P2">9.57196969697 , 31.7386363636 , 24</text:p>
      <text:p text:style-name="P2">9.57196969697 , 32.2424242424 , 24.33333333</text:p>
      <text:p text:style-name="P2">9.57196969697 , 32.7462121212 , 24.66666667</text:p>
      <text:p text:style-name="P2">9.57196969697 , 33.25 , 25</text:p>
      <text:p text:style-name="P2">9.57196969697 , 33.7537878788 , 25.33333333</text:p>
      <text:p text:style-name="P2">9.57196969697 , 34.2575757576 , 25.66666667</text:p>
      <text:p text:style-name="P2">9.57196969697 , 34.7613636364 , 26</text:p>
      <text:p text:style-name="P2">9.57196969697 , 35.2651515152 , 26.33333333</text:p>
      <text:p text:style-name="P2"><text:soft-page-break/>9.57196969697 , 35.7689393939 , 26.66666667</text:p>
      <text:p text:style-name="P2">9.57196969697 , 36.2727272727 , 27</text:p>
      <text:p text:style-name="P2">9.57196969697 , 36.7765151515 , 27.33333333</text:p>
      <text:p text:style-name="P2">9.57196969697 , 37.2803030303 , 27.66666667</text:p>
      <text:p text:style-name="P2">9.57196969697 , 37.7840909091 , 28</text:p>
      <text:p text:style-name="P2">9.57196969697 , 38.2878787879 , 28.33333333</text:p>
      <text:p text:style-name="P2">9.57196969697 , 38.7916666667 , 28.66666667</text:p>
      <text:p text:style-name="P2">9.57196969697 , 39.2954545455 , 29</text:p>
      <text:p text:style-name="P2">9.57196969697 , 39.7992424242 , 29.33333333</text:p>
      <text:p text:style-name="P2">9.57196969697 , 40.303030303 , 29.66666667</text:p>
      <text:p text:style-name="P2">9.57196969697 , 40.8068181818 , 30</text:p>
      <text:p text:style-name="P2">9.57196969697 , 41.3106060606 , 30.33333333</text:p>
      <text:p text:style-name="P2">9.57196969697 , 41.8143939394 , 30.66666667</text:p>
      <text:p text:style-name="P2">9.57196969697 , 42.3181818182 , 31</text:p>
      <text:p text:style-name="P2">9.57196969697 , 42.821969697 , 31.33333333</text:p>
      <text:p text:style-name="P2">9.57196969697 , 43.3257575758 , 31.66666667</text:p>
      <text:p text:style-name="P2">9.57196969697 , 43.8295454545 , 32</text:p>
      <text:p text:style-name="P2">9.57196969697 , 44.3333333333 , 32.33333333</text:p>
      <text:p text:style-name="P2">9.57196969697 , 44.8371212121 , 32.66666667</text:p>
      <text:p text:style-name="P2">9.57196969697 , 45.3409090909 , 33</text:p>
      <text:p text:style-name="P2">9.57196969697 , 45.8446969697 , 33.33333333</text:p>
      <text:p text:style-name="P2">9.57196969697 , 46.3484848485 , 33.66666667</text:p>
      <text:p text:style-name="P2">9.57196969697 , 46.8522727273 , 34</text:p>
      <text:p text:style-name="P2">9.57196969697 , 47.3560606061 , 34.33333333</text:p>
      <text:p text:style-name="P2">9.57196969697 , 47.8598484848 , 34.66666667</text:p>
      <text:p text:style-name="P2">9.57196969697 , 48.3636363636 , 35</text:p>
      <text:p text:style-name="P2">9.57196969697 , 48.8674242424 , 35</text:p>
      <text:p text:style-name="P2">9.57196969697 , 49.3712121212 , 35</text:p>
      <text:p text:style-name="P2">9.57196969697 , 49.875 , 35</text:p>
      <text:p text:style-name="P2">9.57196969697 , 50.3787878788 , 35</text:p>
      <text:p text:style-name="P2">9.57196969697 , 50.8825757576 , 35</text:p>
      <text:p text:style-name="P2">9.57196969697 , 51.3863636364 , 35</text:p>
      <text:p text:style-name="P2">9.57196969697 , 51.8901515152 , 35</text:p>
      <text:p text:style-name="P2">9.57196969697 , 52.3939393939 , 35</text:p>
      <text:p text:style-name="P2">9.57196969697 , 52.8977272727 , 35</text:p>
      <text:p text:style-name="P2">9.57196969697 , 53.4015151515 , 35</text:p>
      <text:p text:style-name="P2">9.57196969697 , 53.9053030303 , 35</text:p>
      <text:p text:style-name="P2">9.57196969697 , 54.4090909091 , 35</text:p>
      <text:p text:style-name="P2">9.57196969697 , 54.9128787879 , 35</text:p>
      <text:p text:style-name="P2">9.57196969697 , 55.4166666667 , 35</text:p>
      <text:p text:style-name="P2">9.57196969697 , 55.9204545455 , 35</text:p>
      <text:p text:style-name="P2">9.57196969697 , 56.4242424242 , 35</text:p>
      <text:p text:style-name="P2">9.57196969697 , 56.928030303 , 35</text:p>
      <text:p text:style-name="P2">9.57196969697 , 57.4318181818 , 35</text:p>
      <text:p text:style-name="P2">9.57196969697 , 57.9356060606 , 35</text:p>
      <text:p text:style-name="P2">9.57196969697 , 58.4393939394 , 35</text:p>
      <text:p text:style-name="P2">9.57196969697 , 58.9431818182 , 35</text:p>
      <text:p text:style-name="P2">9.57196969697 , 59.446969697 , 35</text:p>
      <text:p text:style-name="P2">9.57196969697 , 59.9507575758 , 35</text:p>
      <text:p text:style-name="P2">9.57196969697 , 60.4545454545 , 35</text:p>
      <text:p text:style-name="P2">9.57196969697 , 60.9583333333 , 35</text:p>
      <text:p text:style-name="P2">9.57196969697 , 61.4621212121 , 35</text:p>
      <text:p text:style-name="P2"><text:soft-page-break/>9.57196969697 , 61.9659090909 , 35</text:p>
      <text:p text:style-name="P2">9.57196969697 , 62.4696969697 , 35</text:p>
      <text:p text:style-name="P2">9.57196969697 , 62.9734848485 , 35</text:p>
      <text:p text:style-name="P2">9.57196969697 , 63.4772727273 , 35</text:p>
      <text:p text:style-name="P2">9.57196969697 , 63.9810606061 , 35</text:p>
      <text:p text:style-name="P2">9.57196969697 , 64.4848484848 , 35</text:p>
      <text:p text:style-name="P2">9.57196969697 , 64.9886363636 , 35</text:p>
      <text:p text:style-name="P2">9.57196969697 , 65.4924242424 , 35</text:p>
      <text:p text:style-name="P2">9.57196969697 , 65.9962121212 , 35</text:p>
      <text:p text:style-name="P2">9.57196969697 , 66.5 , 35</text:p>
      <text:p text:style-name="P2">10.0757575758 , 0.0 , 15</text:p>
      <text:p text:style-name="P2">10.0757575758 , 0.503787878788 , 15</text:p>
      <text:p text:style-name="P2">10.0757575758 , 1.00757575758 , 15</text:p>
      <text:p text:style-name="P2">10.0757575758 , 1.51136363636 , 15</text:p>
      <text:p text:style-name="P2">10.0757575758 , 2.01515151515 , 15</text:p>
      <text:p text:style-name="P2">10.0757575758 , 2.51893939394 , 15</text:p>
      <text:p text:style-name="P2">10.0757575758 , 3.02272727273 , 15</text:p>
      <text:p text:style-name="P2">10.0757575758 , 3.52651515152 , 15</text:p>
      <text:p text:style-name="P2">10.0757575758 , 4.0303030303 , 15</text:p>
      <text:p text:style-name="P2">10.0757575758 , 4.53409090909 , 15</text:p>
      <text:p text:style-name="P2">10.0757575758 , 5.03787878788 , 15</text:p>
      <text:p text:style-name="P2">10.0757575758 , 5.54166666667 , 15</text:p>
      <text:p text:style-name="P2">10.0757575758 , 6.04545454545 , 15</text:p>
      <text:p text:style-name="P2">10.0757575758 , 6.54924242424 , 15</text:p>
      <text:p text:style-name="P2">10.0757575758 , 7.05303030303 , 15</text:p>
      <text:p text:style-name="P2">10.0757575758 , 7.55681818182 , 15</text:p>
      <text:p text:style-name="P2">10.0757575758 , 8.06060606061 , 15</text:p>
      <text:p text:style-name="P2">10.0757575758 , 8.56439393939 , 15</text:p>
      <text:p text:style-name="P2">10.0757575758 , 9.06818181818 , 15</text:p>
      <text:p text:style-name="P2">10.0757575758 , 9.57196969697 , 15</text:p>
      <text:p text:style-name="P2">10.0757575758 , 10.0757575758 , 15</text:p>
      <text:p text:style-name="P2">10.0757575758 , 10.5795454545 , 15</text:p>
      <text:p text:style-name="P2">10.0757575758 , 11.0833333333 , 15</text:p>
      <text:p text:style-name="P2">10.0757575758 , 11.5871212121 , 15</text:p>
      <text:p text:style-name="P2">10.0757575758 , 12.0909090909 , 15</text:p>
      <text:p text:style-name="P2">10.0757575758 , 12.5946969697 , 15</text:p>
      <text:p text:style-name="P2">10.0757575758 , 13.0984848485 , 15</text:p>
      <text:p text:style-name="P2">10.0757575758 , 13.6022727273 , 15</text:p>
      <text:p text:style-name="P2">10.0757575758 , 14.1060606061 , 15</text:p>
      <text:p text:style-name="P2">10.0757575758 , 14.6098484848 , 15</text:p>
      <text:p text:style-name="P2">10.0757575758 , 15.1136363636 , 15</text:p>
      <text:p text:style-name="P2">10.0757575758 , 15.6174242424 , 15</text:p>
      <text:p text:style-name="P2">10.0757575758 , 16.1212121212 , 15</text:p>
      <text:p text:style-name="P2">10.0757575758 , 16.625 , 15</text:p>
      <text:p text:style-name="P2">10.0757575758 , 17.1287878788 , 15</text:p>
      <text:p text:style-name="P2">10.0757575758 , 17.6325757576 , 15</text:p>
      <text:p text:style-name="P2">10.0757575758 , 18.1363636364 , 15</text:p>
      <text:p text:style-name="P2">10.0757575758 , 18.6401515152 , 15.33333333</text:p>
      <text:p text:style-name="P2">10.0757575758 , 19.1439393939 , 15.66666667</text:p>
      <text:p text:style-name="P2">10.0757575758 , 19.6477272727 , 16</text:p>
      <text:p text:style-name="P2">10.0757575758 , 20.1515151515 , 16.33333333</text:p>
      <text:p text:style-name="P2">10.0757575758 , 20.6553030303 , 16.66666667</text:p>
      <text:p text:style-name="P2"><text:soft-page-break/>10.0757575758 , 21.1590909091 , 17</text:p>
      <text:p text:style-name="P2">10.0757575758 , 21.6628787879 , 17.33333333</text:p>
      <text:p text:style-name="P2">10.0757575758 , 22.1666666667 , 17.66666667</text:p>
      <text:p text:style-name="P2">10.0757575758 , 22.6704545455 , 18</text:p>
      <text:p text:style-name="P2">10.0757575758 , 23.1742424242 , 18.33333333</text:p>
      <text:p text:style-name="P2">10.0757575758 , 23.678030303 , 18.66666667</text:p>
      <text:p text:style-name="P2">10.0757575758 , 24.1818181818 , 19</text:p>
      <text:p text:style-name="P2">10.0757575758 , 24.6856060606 , 19.33333333</text:p>
      <text:p text:style-name="P2">10.0757575758 , 25.1893939394 , 19.66666667</text:p>
      <text:p text:style-name="P2">10.0757575758 , 25.6931818182 , 20</text:p>
      <text:p text:style-name="P2">10.0757575758 , 26.196969697 , 20.33333333</text:p>
      <text:p text:style-name="P2">10.0757575758 , 26.7007575758 , 20.66666667</text:p>
      <text:p text:style-name="P2">10.0757575758 , 27.2045454545 , 21</text:p>
      <text:p text:style-name="P2">10.0757575758 , 27.7083333333 , 21.33333333</text:p>
      <text:p text:style-name="P2">10.0757575758 , 28.2121212121 , 21.66666667</text:p>
      <text:p text:style-name="P2">10.0757575758 , 28.7159090909 , 22</text:p>
      <text:p text:style-name="P2">10.0757575758 , 29.2196969697 , 22.33333333</text:p>
      <text:p text:style-name="P2">10.0757575758 , 29.7234848485 , 22.66666667</text:p>
      <text:p text:style-name="P2">10.0757575758 , 30.2272727273 , 23</text:p>
      <text:p text:style-name="P2">10.0757575758 , 30.7310606061 , 23.33333333</text:p>
      <text:p text:style-name="P2">10.0757575758 , 31.2348484848 , 23.66666667</text:p>
      <text:p text:style-name="P2">10.0757575758 , 31.7386363636 , 24</text:p>
      <text:p text:style-name="P2">10.0757575758 , 32.2424242424 , 24.33333333</text:p>
      <text:p text:style-name="P2">10.0757575758 , 32.7462121212 , 24.66666667</text:p>
      <text:p text:style-name="P2">10.0757575758 , 33.25 , 25</text:p>
      <text:p text:style-name="P2">10.0757575758 , 33.7537878788 , 25.33333333</text:p>
      <text:p text:style-name="P2">10.0757575758 , 34.2575757576 , 25.66666667</text:p>
      <text:p text:style-name="P2">10.0757575758 , 34.7613636364 , 26</text:p>
      <text:p text:style-name="P2">10.0757575758 , 35.2651515152 , 26.33333333</text:p>
      <text:p text:style-name="P2">10.0757575758 , 35.7689393939 , 26.66666667</text:p>
      <text:p text:style-name="P2">10.0757575758 , 36.2727272727 , 27</text:p>
      <text:p text:style-name="P2">10.0757575758 , 36.7765151515 , 27.33333333</text:p>
      <text:p text:style-name="P2">10.0757575758 , 37.2803030303 , 27.66666667</text:p>
      <text:p text:style-name="P2">10.0757575758 , 37.7840909091 , 28</text:p>
      <text:p text:style-name="P2">10.0757575758 , 38.2878787879 , 28.33333333</text:p>
      <text:p text:style-name="P2">10.0757575758 , 38.7916666667 , 28.66666667</text:p>
      <text:p text:style-name="P2">10.0757575758 , 39.2954545455 , 29</text:p>
      <text:p text:style-name="P2">10.0757575758 , 39.7992424242 , 29.33333333</text:p>
      <text:p text:style-name="P2">10.0757575758 , 40.303030303 , 29.66666667</text:p>
      <text:p text:style-name="P2">10.0757575758 , 40.8068181818 , 30</text:p>
      <text:p text:style-name="P2">10.0757575758 , 41.3106060606 , 30.33333333</text:p>
      <text:p text:style-name="P2">10.0757575758 , 41.8143939394 , 30.66666667</text:p>
      <text:p text:style-name="P2">10.0757575758 , 42.3181818182 , 31</text:p>
      <text:p text:style-name="P2">10.0757575758 , 42.821969697 , 31.33333333</text:p>
      <text:p text:style-name="P2">10.0757575758 , 43.3257575758 , 31.66666667</text:p>
      <text:p text:style-name="P2">10.0757575758 , 43.8295454545 , 32</text:p>
      <text:p text:style-name="P2">10.0757575758 , 44.3333333333 , 32.33333333</text:p>
      <text:p text:style-name="P2">10.0757575758 , 44.8371212121 , 32.66666667</text:p>
      <text:p text:style-name="P2">10.0757575758 , 45.3409090909 , 33</text:p>
      <text:p text:style-name="P2">10.0757575758 , 45.8446969697 , 33.33333333</text:p>
      <text:p text:style-name="P2">10.0757575758 , 46.3484848485 , 33.66666667</text:p>
      <text:p text:style-name="P2">10.0757575758 , 46.8522727273 , 34</text:p>
      <text:p text:style-name="P2"><text:soft-page-break/>10.0757575758 , 47.3560606061 , 34.33333333</text:p>
      <text:p text:style-name="P2">10.0757575758 , 47.8598484848 , 34.66666667</text:p>
      <text:p text:style-name="P2">10.0757575758 , 48.3636363636 , 35</text:p>
      <text:p text:style-name="P2">10.0757575758 , 48.8674242424 , 35</text:p>
      <text:p text:style-name="P2">10.0757575758 , 49.3712121212 , 35</text:p>
      <text:p text:style-name="P2">10.0757575758 , 49.875 , 35</text:p>
      <text:p text:style-name="P2">10.0757575758 , 50.3787878788 , 35</text:p>
      <text:p text:style-name="P2">10.0757575758 , 50.8825757576 , 35</text:p>
      <text:p text:style-name="P2">10.0757575758 , 51.3863636364 , 35</text:p>
      <text:p text:style-name="P2">10.0757575758 , 51.8901515152 , 35</text:p>
      <text:p text:style-name="P2">10.0757575758 , 52.3939393939 , 35</text:p>
      <text:p text:style-name="P2">10.0757575758 , 52.8977272727 , 35</text:p>
      <text:p text:style-name="P2">10.0757575758 , 53.4015151515 , 35</text:p>
      <text:p text:style-name="P2">10.0757575758 , 53.9053030303 , 35</text:p>
      <text:p text:style-name="P2">10.0757575758 , 54.4090909091 , 35</text:p>
      <text:p text:style-name="P2">10.0757575758 , 54.9128787879 , 35</text:p>
      <text:p text:style-name="P2">10.0757575758 , 55.4166666667 , 35</text:p>
      <text:p text:style-name="P2">10.0757575758 , 55.9204545455 , 35</text:p>
      <text:p text:style-name="P2">10.0757575758 , 56.4242424242 , 35</text:p>
      <text:p text:style-name="P2">10.0757575758 , 56.928030303 , 35</text:p>
      <text:p text:style-name="P2">10.0757575758 , 57.4318181818 , 35</text:p>
      <text:p text:style-name="P2">10.0757575758 , 57.9356060606 , 35</text:p>
      <text:p text:style-name="P2">10.0757575758 , 58.4393939394 , 35</text:p>
      <text:p text:style-name="P2">10.0757575758 , 58.9431818182 , 35</text:p>
      <text:p text:style-name="P2">10.0757575758 , 59.446969697 , 35</text:p>
      <text:p text:style-name="P2">10.0757575758 , 59.9507575758 , 35</text:p>
      <text:p text:style-name="P2">10.0757575758 , 60.4545454545 , 35</text:p>
      <text:p text:style-name="P2">10.0757575758 , 60.9583333333 , 35</text:p>
      <text:p text:style-name="P2">10.0757575758 , 61.4621212121 , 35</text:p>
      <text:p text:style-name="P2">10.0757575758 , 61.9659090909 , 35</text:p>
      <text:p text:style-name="P2">10.0757575758 , 62.4696969697 , 35</text:p>
      <text:p text:style-name="P2">10.0757575758 , 62.9734848485 , 35</text:p>
      <text:p text:style-name="P2">10.0757575758 , 63.4772727273 , 35</text:p>
      <text:p text:style-name="P2">10.0757575758 , 63.9810606061 , 35</text:p>
      <text:p text:style-name="P2">10.0757575758 , 64.4848484848 , 35</text:p>
      <text:p text:style-name="P2">10.0757575758 , 64.9886363636 , 35</text:p>
      <text:p text:style-name="P2">10.0757575758 , 65.4924242424 , 35</text:p>
      <text:p text:style-name="P2">10.0757575758 , 65.9962121212 , 35</text:p>
      <text:p text:style-name="P2">10.0757575758 , 66.5 , 35</text:p>
      <text:p text:style-name="P2">10.5795454545 , 0.0 , 15</text:p>
      <text:p text:style-name="P2">10.5795454545 , 0.503787878788 , 15</text:p>
      <text:p text:style-name="P2">10.5795454545 , 1.00757575758 , 15</text:p>
      <text:p text:style-name="P2">10.5795454545 , 1.51136363636 , 15</text:p>
      <text:p text:style-name="P2">10.5795454545 , 2.01515151515 , 15</text:p>
      <text:p text:style-name="P2">10.5795454545 , 2.51893939394 , 15</text:p>
      <text:p text:style-name="P2">10.5795454545 , 3.02272727273 , 15</text:p>
      <text:p text:style-name="P2">10.5795454545 , 3.52651515152 , 15</text:p>
      <text:p text:style-name="P2">10.5795454545 , 4.0303030303 , 15</text:p>
      <text:p text:style-name="P2">10.5795454545 , 4.53409090909 , 15</text:p>
      <text:p text:style-name="P2">10.5795454545 , 5.03787878788 , 15</text:p>
      <text:p text:style-name="P2">10.5795454545 , 5.54166666667 , 15</text:p>
      <text:p text:style-name="P2">10.5795454545 , 6.04545454545 , 15</text:p>
      <text:p text:style-name="P2"><text:soft-page-break/>10.5795454545 , 6.54924242424 , 15</text:p>
      <text:p text:style-name="P2">10.5795454545 , 7.05303030303 , 15</text:p>
      <text:p text:style-name="P2">10.5795454545 , 7.55681818182 , 15</text:p>
      <text:p text:style-name="P2">10.5795454545 , 8.06060606061 , 15</text:p>
      <text:p text:style-name="P2">10.5795454545 , 8.56439393939 , 15</text:p>
      <text:p text:style-name="P2">10.5795454545 , 9.06818181818 , 15</text:p>
      <text:p text:style-name="P2">10.5795454545 , 9.57196969697 , 15</text:p>
      <text:p text:style-name="P2">10.5795454545 , 10.0757575758 , 15</text:p>
      <text:p text:style-name="P2">10.5795454545 , 10.5795454545 , 15</text:p>
      <text:p text:style-name="P2">10.5795454545 , 11.0833333333 , 15</text:p>
      <text:p text:style-name="P2">10.5795454545 , 11.5871212121 , 15</text:p>
      <text:p text:style-name="P2">10.5795454545 , 12.0909090909 , 15</text:p>
      <text:p text:style-name="P2">10.5795454545 , 12.5946969697 , 15</text:p>
      <text:p text:style-name="P2">10.5795454545 , 13.0984848485 , 15</text:p>
      <text:p text:style-name="P2">10.5795454545 , 13.6022727273 , 15</text:p>
      <text:p text:style-name="P2">10.5795454545 , 14.1060606061 , 15</text:p>
      <text:p text:style-name="P2">10.5795454545 , 14.6098484848 , 15</text:p>
      <text:p text:style-name="P2">10.5795454545 , 15.1136363636 , 15</text:p>
      <text:p text:style-name="P2">10.5795454545 , 15.6174242424 , 15</text:p>
      <text:p text:style-name="P2">10.5795454545 , 16.1212121212 , 15</text:p>
      <text:p text:style-name="P2">10.5795454545 , 16.625 , 15</text:p>
      <text:p text:style-name="P2">10.5795454545 , 17.1287878788 , 15</text:p>
      <text:p text:style-name="P2">10.5795454545 , 17.6325757576 , 15</text:p>
      <text:p text:style-name="P2">10.5795454545 , 18.1363636364 , 15</text:p>
      <text:p text:style-name="P2">10.5795454545 , 18.6401515152 , 15.33333333</text:p>
      <text:p text:style-name="P2">10.5795454545 , 19.1439393939 , 15.66666667</text:p>
      <text:p text:style-name="P2">10.5795454545 , 19.6477272727 , 16</text:p>
      <text:p text:style-name="P2">10.5795454545 , 20.1515151515 , 16.33333333</text:p>
      <text:p text:style-name="P2">10.5795454545 , 20.6553030303 , 16.66666667</text:p>
      <text:p text:style-name="P2">10.5795454545 , 21.1590909091 , 17</text:p>
      <text:p text:style-name="P2">10.5795454545 , 21.6628787879 , 17.33333333</text:p>
      <text:p text:style-name="P2">10.5795454545 , 22.1666666667 , 17.66666667</text:p>
      <text:p text:style-name="P2">10.5795454545 , 22.6704545455 , 18</text:p>
      <text:p text:style-name="P2">10.5795454545 , 23.1742424242 , 18.33333333</text:p>
      <text:p text:style-name="P2">10.5795454545 , 23.678030303 , 18.66666667</text:p>
      <text:p text:style-name="P2">10.5795454545 , 24.1818181818 , 19</text:p>
      <text:p text:style-name="P2">10.5795454545 , 24.6856060606 , 19.33333333</text:p>
      <text:p text:style-name="P2">10.5795454545 , 25.1893939394 , 19.66666667</text:p>
      <text:p text:style-name="P2">10.5795454545 , 25.6931818182 , 20</text:p>
      <text:p text:style-name="P2">10.5795454545 , 26.196969697 , 20.33333333</text:p>
      <text:p text:style-name="P2">10.5795454545 , 26.7007575758 , 20.66666667</text:p>
      <text:p text:style-name="P2">10.5795454545 , 27.2045454545 , 21</text:p>
      <text:p text:style-name="P2">10.5795454545 , 27.7083333333 , 21.33333333</text:p>
      <text:p text:style-name="P2">10.5795454545 , 28.2121212121 , 21.66666667</text:p>
      <text:p text:style-name="P2">10.5795454545 , 28.7159090909 , 22</text:p>
      <text:p text:style-name="P2">10.5795454545 , 29.2196969697 , 22.33333333</text:p>
      <text:p text:style-name="P2">10.5795454545 , 29.7234848485 , 22.66666667</text:p>
      <text:p text:style-name="P2">10.5795454545 , 30.2272727273 , 23</text:p>
      <text:p text:style-name="P2">10.5795454545 , 30.7310606061 , 23.33333333</text:p>
      <text:p text:style-name="P2">10.5795454545 , 31.2348484848 , 23.66666667</text:p>
      <text:p text:style-name="P2">10.5795454545 , 31.7386363636 , 24</text:p>
      <text:p text:style-name="P2">10.5795454545 , 32.2424242424 , 24.33333333</text:p>
      <text:p text:style-name="P2"><text:soft-page-break/>10.5795454545 , 32.7462121212 , 24.66666667</text:p>
      <text:p text:style-name="P2">10.5795454545 , 33.25 , 25</text:p>
      <text:p text:style-name="P2">10.5795454545 , 33.7537878788 , 25.33333333</text:p>
      <text:p text:style-name="P2">10.5795454545 , 34.2575757576 , 25.66666667</text:p>
      <text:p text:style-name="P2">10.5795454545 , 34.7613636364 , 26</text:p>
      <text:p text:style-name="P2">10.5795454545 , 35.2651515152 , 26.33333333</text:p>
      <text:p text:style-name="P2">10.5795454545 , 35.7689393939 , 26.66666667</text:p>
      <text:p text:style-name="P2">10.5795454545 , 36.2727272727 , 27</text:p>
      <text:p text:style-name="P2">10.5795454545 , 36.7765151515 , 27.33333333</text:p>
      <text:p text:style-name="P2">10.5795454545 , 37.2803030303 , 27.66666667</text:p>
      <text:p text:style-name="P2">10.5795454545 , 37.7840909091 , 28</text:p>
      <text:p text:style-name="P2">10.5795454545 , 38.2878787879 , 28.33333333</text:p>
      <text:p text:style-name="P2">10.5795454545 , 38.7916666667 , 28.66666667</text:p>
      <text:p text:style-name="P2">10.5795454545 , 39.2954545455 , 29</text:p>
      <text:p text:style-name="P2">10.5795454545 , 39.7992424242 , 29.33333333</text:p>
      <text:p text:style-name="P2">10.5795454545 , 40.303030303 , 29.66666667</text:p>
      <text:p text:style-name="P2">10.5795454545 , 40.8068181818 , 30</text:p>
      <text:p text:style-name="P2">10.5795454545 , 41.3106060606 , 30.33333333</text:p>
      <text:p text:style-name="P2">10.5795454545 , 41.8143939394 , 30.66666667</text:p>
      <text:p text:style-name="P2">10.5795454545 , 42.3181818182 , 31</text:p>
      <text:p text:style-name="P2">10.5795454545 , 42.821969697 , 31.33333333</text:p>
      <text:p text:style-name="P2">10.5795454545 , 43.3257575758 , 31.66666667</text:p>
      <text:p text:style-name="P2">10.5795454545 , 43.8295454545 , 32</text:p>
      <text:p text:style-name="P2">10.5795454545 , 44.3333333333 , 32.33333333</text:p>
      <text:p text:style-name="P2">10.5795454545 , 44.8371212121 , 32.66666667</text:p>
      <text:p text:style-name="P2">10.5795454545 , 45.3409090909 , 33</text:p>
      <text:p text:style-name="P2">10.5795454545 , 45.8446969697 , 33.33333333</text:p>
      <text:p text:style-name="P2">10.5795454545 , 46.3484848485 , 33.66666667</text:p>
      <text:p text:style-name="P2">10.5795454545 , 46.8522727273 , 34</text:p>
      <text:p text:style-name="P2">10.5795454545 , 47.3560606061 , 34.33333333</text:p>
      <text:p text:style-name="P2">10.5795454545 , 47.8598484848 , 34.66666667</text:p>
      <text:p text:style-name="P2">10.5795454545 , 48.3636363636 , 35</text:p>
      <text:p text:style-name="P2">10.5795454545 , 48.8674242424 , 35</text:p>
      <text:p text:style-name="P2">10.5795454545 , 49.3712121212 , 35</text:p>
      <text:p text:style-name="P2">10.5795454545 , 49.875 , 35</text:p>
      <text:p text:style-name="P2">10.5795454545 , 50.3787878788 , 35</text:p>
      <text:p text:style-name="P2">10.5795454545 , 50.8825757576 , 35</text:p>
      <text:p text:style-name="P2">10.5795454545 , 51.3863636364 , 35</text:p>
      <text:p text:style-name="P2">10.5795454545 , 51.8901515152 , 35</text:p>
      <text:p text:style-name="P2">10.5795454545 , 52.3939393939 , 35</text:p>
      <text:p text:style-name="P2">10.5795454545 , 52.8977272727 , 35</text:p>
      <text:p text:style-name="P2">10.5795454545 , 53.4015151515 , 35</text:p>
      <text:p text:style-name="P2">10.5795454545 , 53.9053030303 , 35</text:p>
      <text:p text:style-name="P2">10.5795454545 , 54.4090909091 , 35</text:p>
      <text:p text:style-name="P2">10.5795454545 , 54.9128787879 , 35</text:p>
      <text:p text:style-name="P2">10.5795454545 , 55.4166666667 , 35</text:p>
      <text:p text:style-name="P2">10.5795454545 , 55.9204545455 , 35</text:p>
      <text:p text:style-name="P2">10.5795454545 , 56.4242424242 , 35</text:p>
      <text:p text:style-name="P2">10.5795454545 , 56.928030303 , 35</text:p>
      <text:p text:style-name="P2">10.5795454545 , 57.4318181818 , 35</text:p>
      <text:p text:style-name="P2">10.5795454545 , 57.9356060606 , 35</text:p>
      <text:p text:style-name="P2">10.5795454545 , 58.4393939394 , 35</text:p>
      <text:p text:style-name="P2"><text:soft-page-break/>10.5795454545 , 58.9431818182 , 35</text:p>
      <text:p text:style-name="P2">10.5795454545 , 59.446969697 , 35</text:p>
      <text:p text:style-name="P2">10.5795454545 , 59.9507575758 , 35</text:p>
      <text:p text:style-name="P2">10.5795454545 , 60.4545454545 , 35</text:p>
      <text:p text:style-name="P2">10.5795454545 , 60.9583333333 , 35</text:p>
      <text:p text:style-name="P2">10.5795454545 , 61.4621212121 , 35</text:p>
      <text:p text:style-name="P2">10.5795454545 , 61.9659090909 , 35</text:p>
      <text:p text:style-name="P2">10.5795454545 , 62.4696969697 , 35</text:p>
      <text:p text:style-name="P2">10.5795454545 , 62.9734848485 , 35</text:p>
      <text:p text:style-name="P2">10.5795454545 , 63.4772727273 , 35</text:p>
      <text:p text:style-name="P2">10.5795454545 , 63.9810606061 , 35</text:p>
      <text:p text:style-name="P2">10.5795454545 , 64.4848484848 , 35</text:p>
      <text:p text:style-name="P2">10.5795454545 , 64.9886363636 , 35</text:p>
      <text:p text:style-name="P2">10.5795454545 , 65.4924242424 , 35</text:p>
      <text:p text:style-name="P2">10.5795454545 , 65.9962121212 , 35</text:p>
      <text:p text:style-name="P2">10.5795454545 , 66.5 , 35</text:p>
      <text:p text:style-name="P2">11.0833333333 , 0.0 , 15</text:p>
      <text:p text:style-name="P2">11.0833333333 , 0.503787878788 , 15</text:p>
      <text:p text:style-name="P2">11.0833333333 , 1.00757575758 , 15</text:p>
      <text:p text:style-name="P2">11.0833333333 , 1.51136363636 , 15</text:p>
      <text:p text:style-name="P2">11.0833333333 , 2.01515151515 , 15</text:p>
      <text:p text:style-name="P2">11.0833333333 , 2.51893939394 , 15</text:p>
      <text:p text:style-name="P2">11.0833333333 , 3.02272727273 , 15</text:p>
      <text:p text:style-name="P2">11.0833333333 , 3.52651515152 , 15</text:p>
      <text:p text:style-name="P2">11.0833333333 , 4.0303030303 , 15</text:p>
      <text:p text:style-name="P2">11.0833333333 , 4.53409090909 , 15</text:p>
      <text:p text:style-name="P2">11.0833333333 , 5.03787878788 , 15</text:p>
      <text:p text:style-name="P2">11.0833333333 , 5.54166666667 , 15</text:p>
      <text:p text:style-name="P2">11.0833333333 , 6.04545454545 , 15</text:p>
      <text:p text:style-name="P2">11.0833333333 , 6.54924242424 , 15</text:p>
      <text:p text:style-name="P2">11.0833333333 , 7.05303030303 , 15</text:p>
      <text:p text:style-name="P2">11.0833333333 , 7.55681818182 , 15</text:p>
      <text:p text:style-name="P2">11.0833333333 , 8.06060606061 , 15</text:p>
      <text:p text:style-name="P2">11.0833333333 , 8.56439393939 , 15</text:p>
      <text:p text:style-name="P2">11.0833333333 , 9.06818181818 , 15</text:p>
      <text:p text:style-name="P2">11.0833333333 , 9.57196969697 , 15</text:p>
      <text:p text:style-name="P2">11.0833333333 , 10.0757575758 , 15</text:p>
      <text:p text:style-name="P2">11.0833333333 , 10.5795454545 , 15</text:p>
      <text:p text:style-name="P2">11.0833333333 , 11.0833333333 , 15</text:p>
      <text:p text:style-name="P2">11.0833333333 , 11.5871212121 , 15</text:p>
      <text:p text:style-name="P2">11.0833333333 , 12.0909090909 , 15</text:p>
      <text:p text:style-name="P2">11.0833333333 , 12.5946969697 , 15</text:p>
      <text:p text:style-name="P2">11.0833333333 , 13.0984848485 , 15</text:p>
      <text:p text:style-name="P2">11.0833333333 , 13.6022727273 , 15</text:p>
      <text:p text:style-name="P2">11.0833333333 , 14.1060606061 , 15</text:p>
      <text:p text:style-name="P2">11.0833333333 , 14.6098484848 , 15</text:p>
      <text:p text:style-name="P2">11.0833333333 , 15.1136363636 , 15</text:p>
      <text:p text:style-name="P2">11.0833333333 , 15.6174242424 , 15</text:p>
      <text:p text:style-name="P2">11.0833333333 , 16.1212121212 , 15</text:p>
      <text:p text:style-name="P2">11.0833333333 , 16.625 , 15</text:p>
      <text:p text:style-name="P2">11.0833333333 , 17.1287878788 , 15</text:p>
      <text:p text:style-name="P2">11.0833333333 , 17.6325757576 , 15</text:p>
      <text:p text:style-name="P2"><text:soft-page-break/>11.0833333333 , 18.1363636364 , 15</text:p>
      <text:p text:style-name="P2">11.0833333333 , 18.6401515152 , 15.33333333</text:p>
      <text:p text:style-name="P2">11.0833333333 , 19.1439393939 , 15.66666667</text:p>
      <text:p text:style-name="P2">11.0833333333 , 19.6477272727 , 16</text:p>
      <text:p text:style-name="P2">11.0833333333 , 20.1515151515 , 16.33333333</text:p>
      <text:p text:style-name="P2">11.0833333333 , 20.6553030303 , 16.66666667</text:p>
      <text:p text:style-name="P2">11.0833333333 , 21.1590909091 , 17</text:p>
      <text:p text:style-name="P2">11.0833333333 , 21.6628787879 , 17.33333333</text:p>
      <text:p text:style-name="P2">11.0833333333 , 22.1666666667 , 17.66666667</text:p>
      <text:p text:style-name="P2">11.0833333333 , 22.6704545455 , 18</text:p>
      <text:p text:style-name="P2">11.0833333333 , 23.1742424242 , 18.33333333</text:p>
      <text:p text:style-name="P2">11.0833333333 , 23.678030303 , 18.66666667</text:p>
      <text:p text:style-name="P2">11.0833333333 , 24.1818181818 , 19</text:p>
      <text:p text:style-name="P2">11.0833333333 , 24.6856060606 , 19.33333333</text:p>
      <text:p text:style-name="P2">11.0833333333 , 25.1893939394 , 19.66666667</text:p>
      <text:p text:style-name="P2">11.0833333333 , 25.6931818182 , 20</text:p>
      <text:p text:style-name="P2">11.0833333333 , 26.196969697 , 20.33333333</text:p>
      <text:p text:style-name="P2">11.0833333333 , 26.7007575758 , 20.66666667</text:p>
      <text:p text:style-name="P2">11.0833333333 , 27.2045454545 , 21</text:p>
      <text:p text:style-name="P2">11.0833333333 , 27.7083333333 , 21.33333333</text:p>
      <text:p text:style-name="P2">11.0833333333 , 28.2121212121 , 21.66666667</text:p>
      <text:p text:style-name="P2">11.0833333333 , 28.7159090909 , 22</text:p>
      <text:p text:style-name="P2">11.0833333333 , 29.2196969697 , 22.33333333</text:p>
      <text:p text:style-name="P2">11.0833333333 , 29.7234848485 , 22.66666667</text:p>
      <text:p text:style-name="P2">11.0833333333 , 30.2272727273 , 23</text:p>
      <text:p text:style-name="P2">11.0833333333 , 30.7310606061 , 23.33333333</text:p>
      <text:p text:style-name="P2">11.0833333333 , 31.2348484848 , 23.66666667</text:p>
      <text:p text:style-name="P2">11.0833333333 , 31.7386363636 , 24</text:p>
      <text:p text:style-name="P2">11.0833333333 , 32.2424242424 , 24.33333333</text:p>
      <text:p text:style-name="P2">11.0833333333 , 32.7462121212 , 24.66666667</text:p>
      <text:p text:style-name="P2">11.0833333333 , 33.25 , 25</text:p>
      <text:p text:style-name="P2">11.0833333333 , 33.7537878788 , 25.33333333</text:p>
      <text:p text:style-name="P2">11.0833333333 , 34.2575757576 , 25.66666667</text:p>
      <text:p text:style-name="P2">11.0833333333 , 34.7613636364 , 26</text:p>
      <text:p text:style-name="P2">11.0833333333 , 35.2651515152 , 26.33333333</text:p>
      <text:p text:style-name="P2">11.0833333333 , 35.7689393939 , 26.66666667</text:p>
      <text:p text:style-name="P2">11.0833333333 , 36.2727272727 , 27</text:p>
      <text:p text:style-name="P2">11.0833333333 , 36.7765151515 , 27.33333333</text:p>
      <text:p text:style-name="P2">11.0833333333 , 37.2803030303 , 27.66666667</text:p>
      <text:p text:style-name="P2">11.0833333333 , 37.7840909091 , 28</text:p>
      <text:p text:style-name="P2">11.0833333333 , 38.2878787879 , 28.33333333</text:p>
      <text:p text:style-name="P2">11.0833333333 , 38.7916666667 , 28.66666667</text:p>
      <text:p text:style-name="P2">11.0833333333 , 39.2954545455 , 29</text:p>
      <text:p text:style-name="P2">11.0833333333 , 39.7992424242 , 29.33333333</text:p>
      <text:p text:style-name="P2">11.0833333333 , 40.303030303 , 29.66666667</text:p>
      <text:p text:style-name="P2">11.0833333333 , 40.8068181818 , 30</text:p>
      <text:p text:style-name="P2">11.0833333333 , 41.3106060606 , 30.33333333</text:p>
      <text:p text:style-name="P2">11.0833333333 , 41.8143939394 , 30.66666667</text:p>
      <text:p text:style-name="P2">11.0833333333 , 42.3181818182 , 31</text:p>
      <text:p text:style-name="P2">11.0833333333 , 42.821969697 , 31.33333333</text:p>
      <text:p text:style-name="P2">11.0833333333 , 43.3257575758 , 31.66666667</text:p>
      <text:p text:style-name="P2">11.0833333333 , 43.8295454545 , 32</text:p>
      <text:p text:style-name="P2"><text:soft-page-break/>11.0833333333 , 44.3333333333 , 32.33333333</text:p>
      <text:p text:style-name="P2">11.0833333333 , 44.8371212121 , 32.66666667</text:p>
      <text:p text:style-name="P2">11.0833333333 , 45.3409090909 , 33</text:p>
      <text:p text:style-name="P2">11.0833333333 , 45.8446969697 , 33.33333333</text:p>
      <text:p text:style-name="P2">11.0833333333 , 46.3484848485 , 33.66666667</text:p>
      <text:p text:style-name="P2">11.0833333333 , 46.8522727273 , 34</text:p>
      <text:p text:style-name="P2">11.0833333333 , 47.3560606061 , 34.33333333</text:p>
      <text:p text:style-name="P2">11.0833333333 , 47.8598484848 , 34.66666667</text:p>
      <text:p text:style-name="P2">11.0833333333 , 48.3636363636 , 35</text:p>
      <text:p text:style-name="P2">11.0833333333 , 48.8674242424 , 35</text:p>
      <text:p text:style-name="P2">11.0833333333 , 49.3712121212 , 35</text:p>
      <text:p text:style-name="P2">11.0833333333 , 49.875 , 35</text:p>
      <text:p text:style-name="P2">11.0833333333 , 50.3787878788 , 35</text:p>
      <text:p text:style-name="P2">11.0833333333 , 50.8825757576 , 35</text:p>
      <text:p text:style-name="P2">11.0833333333 , 51.3863636364 , 35</text:p>
      <text:p text:style-name="P2">11.0833333333 , 51.8901515152 , 35</text:p>
      <text:p text:style-name="P2">11.0833333333 , 52.3939393939 , 35</text:p>
      <text:p text:style-name="P2">11.0833333333 , 52.8977272727 , 35</text:p>
      <text:p text:style-name="P2">11.0833333333 , 53.4015151515 , 35</text:p>
      <text:p text:style-name="P2">11.0833333333 , 53.9053030303 , 35</text:p>
      <text:p text:style-name="P2">11.0833333333 , 54.4090909091 , 35</text:p>
      <text:p text:style-name="P2">11.0833333333 , 54.9128787879 , 35</text:p>
      <text:p text:style-name="P2">11.0833333333 , 55.4166666667 , 35</text:p>
      <text:p text:style-name="P2">11.0833333333 , 55.9204545455 , 35</text:p>
      <text:p text:style-name="P2">11.0833333333 , 56.4242424242 , 35</text:p>
      <text:p text:style-name="P2">11.0833333333 , 56.928030303 , 35</text:p>
      <text:p text:style-name="P2">11.0833333333 , 57.4318181818 , 35</text:p>
      <text:p text:style-name="P2">11.0833333333 , 57.9356060606 , 35</text:p>
      <text:p text:style-name="P2">11.0833333333 , 58.4393939394 , 35</text:p>
      <text:p text:style-name="P2">11.0833333333 , 58.9431818182 , 35</text:p>
      <text:p text:style-name="P2">11.0833333333 , 59.446969697 , 35</text:p>
      <text:p text:style-name="P2">11.0833333333 , 59.9507575758 , 35</text:p>
      <text:p text:style-name="P2">11.0833333333 , 60.4545454545 , 35</text:p>
      <text:p text:style-name="P2">11.0833333333 , 60.9583333333 , 35</text:p>
      <text:p text:style-name="P2">11.0833333333 , 61.4621212121 , 35</text:p>
      <text:p text:style-name="P2">11.0833333333 , 61.9659090909 , 35</text:p>
      <text:p text:style-name="P2">11.0833333333 , 62.4696969697 , 35</text:p>
      <text:p text:style-name="P2">11.0833333333 , 62.9734848485 , 35</text:p>
      <text:p text:style-name="P2">11.0833333333 , 63.4772727273 , 35</text:p>
      <text:p text:style-name="P2">11.0833333333 , 63.9810606061 , 35</text:p>
      <text:p text:style-name="P2">11.0833333333 , 64.4848484848 , 35</text:p>
      <text:p text:style-name="P2">11.0833333333 , 64.9886363636 , 35</text:p>
      <text:p text:style-name="P2">11.0833333333 , 65.4924242424 , 35</text:p>
      <text:p text:style-name="P2">11.0833333333 , 65.9962121212 , 35</text:p>
      <text:p text:style-name="P2">11.0833333333 , 66.5 , 35</text:p>
      <text:p text:style-name="P2">11.5871212121 , 0.0 , 15</text:p>
      <text:p text:style-name="P2">11.5871212121 , 0.503787878788 , 15</text:p>
      <text:p text:style-name="P2">11.5871212121 , 1.00757575758 , 15</text:p>
      <text:p text:style-name="P2">11.5871212121 , 1.51136363636 , 15</text:p>
      <text:p text:style-name="P2">11.5871212121 , 2.01515151515 , 15</text:p>
      <text:p text:style-name="P2">11.5871212121 , 2.51893939394 , 15</text:p>
      <text:p text:style-name="P2">11.5871212121 , 3.02272727273 , 15</text:p>
      <text:p text:style-name="P2"><text:soft-page-break/>11.5871212121 , 3.52651515152 , 15</text:p>
      <text:p text:style-name="P2">11.5871212121 , 4.0303030303 , 15</text:p>
      <text:p text:style-name="P2">11.5871212121 , 4.53409090909 , 15</text:p>
      <text:p text:style-name="P2">11.5871212121 , 5.03787878788 , 15</text:p>
      <text:p text:style-name="P2">11.5871212121 , 5.54166666667 , 15</text:p>
      <text:p text:style-name="P2">11.5871212121 , 6.04545454545 , 15</text:p>
      <text:p text:style-name="P2">11.5871212121 , 6.54924242424 , 15</text:p>
      <text:p text:style-name="P2">11.5871212121 , 7.05303030303 , 15</text:p>
      <text:p text:style-name="P2">11.5871212121 , 7.55681818182 , 15</text:p>
      <text:p text:style-name="P2">11.5871212121 , 8.06060606061 , 15</text:p>
      <text:p text:style-name="P2">11.5871212121 , 8.56439393939 , 15</text:p>
      <text:p text:style-name="P2">11.5871212121 , 9.06818181818 , 15</text:p>
      <text:p text:style-name="P2">11.5871212121 , 9.57196969697 , 15</text:p>
      <text:p text:style-name="P2">11.5871212121 , 10.0757575758 , 15</text:p>
      <text:p text:style-name="P2">11.5871212121 , 10.5795454545 , 15</text:p>
      <text:p text:style-name="P2">11.5871212121 , 11.0833333333 , 15</text:p>
      <text:p text:style-name="P2">11.5871212121 , 11.5871212121 , 15</text:p>
      <text:p text:style-name="P2">11.5871212121 , 12.0909090909 , 15</text:p>
      <text:p text:style-name="P2">11.5871212121 , 12.5946969697 , 15</text:p>
      <text:p text:style-name="P2">11.5871212121 , 13.0984848485 , 15</text:p>
      <text:p text:style-name="P2">11.5871212121 , 13.6022727273 , 15</text:p>
      <text:p text:style-name="P2">11.5871212121 , 14.1060606061 , 15</text:p>
      <text:p text:style-name="P2">11.5871212121 , 14.6098484848 , 15</text:p>
      <text:p text:style-name="P2">11.5871212121 , 15.1136363636 , 15</text:p>
      <text:p text:style-name="P2">11.5871212121 , 15.6174242424 , 15</text:p>
      <text:p text:style-name="P2">11.5871212121 , 16.1212121212 , 15</text:p>
      <text:p text:style-name="P2">11.5871212121 , 16.625 , 15</text:p>
      <text:p text:style-name="P2">11.5871212121 , 17.1287878788 , 15</text:p>
      <text:p text:style-name="P2">11.5871212121 , 17.6325757576 , 15</text:p>
      <text:p text:style-name="P2">11.5871212121 , 18.1363636364 , 15</text:p>
      <text:p text:style-name="P2">11.5871212121 , 18.6401515152 , 15.33333333</text:p>
      <text:p text:style-name="P2">11.5871212121 , 19.1439393939 , 15.66666667</text:p>
      <text:p text:style-name="P2">11.5871212121 , 19.6477272727 , 16</text:p>
      <text:p text:style-name="P2">11.5871212121 , 20.1515151515 , 16.33333333</text:p>
      <text:p text:style-name="P2">11.5871212121 , 20.6553030303 , 16.66666667</text:p>
      <text:p text:style-name="P2">11.5871212121 , 21.1590909091 , 17</text:p>
      <text:p text:style-name="P2">11.5871212121 , 21.6628787879 , 17.33333333</text:p>
      <text:p text:style-name="P2">11.5871212121 , 22.1666666667 , 17.66666667</text:p>
      <text:p text:style-name="P2">11.5871212121 , 22.6704545455 , 18</text:p>
      <text:p text:style-name="P2">11.5871212121 , 23.1742424242 , 18.33333333</text:p>
      <text:p text:style-name="P2">11.5871212121 , 23.678030303 , 18.66666667</text:p>
      <text:p text:style-name="P2">11.5871212121 , 24.1818181818 , 19</text:p>
      <text:p text:style-name="P2">11.5871212121 , 24.6856060606 , 19.33333333</text:p>
      <text:p text:style-name="P2">11.5871212121 , 25.1893939394 , 19.66666667</text:p>
      <text:p text:style-name="P2">11.5871212121 , 25.6931818182 , 20</text:p>
      <text:p text:style-name="P2">11.5871212121 , 26.196969697 , 20.33333333</text:p>
      <text:p text:style-name="P2">11.5871212121 , 26.7007575758 , 20.66666667</text:p>
      <text:p text:style-name="P2">11.5871212121 , 27.2045454545 , 21</text:p>
      <text:p text:style-name="P2">11.5871212121 , 27.7083333333 , 21.33333333</text:p>
      <text:p text:style-name="P2">11.5871212121 , 28.2121212121 , 21.66666667</text:p>
      <text:p text:style-name="P2">11.5871212121 , 28.7159090909 , 22</text:p>
      <text:p text:style-name="P2">11.5871212121 , 29.2196969697 , 22.33333333</text:p>
      <text:p text:style-name="P2"><text:soft-page-break/>11.5871212121 , 29.7234848485 , 22.66666667</text:p>
      <text:p text:style-name="P2">11.5871212121 , 30.2272727273 , 23</text:p>
      <text:p text:style-name="P2">11.5871212121 , 30.7310606061 , 23.33333333</text:p>
      <text:p text:style-name="P2">11.5871212121 , 31.2348484848 , 23.66666667</text:p>
      <text:p text:style-name="P2">11.5871212121 , 31.7386363636 , 24</text:p>
      <text:p text:style-name="P2">11.5871212121 , 32.2424242424 , 24.33333333</text:p>
      <text:p text:style-name="P2">11.5871212121 , 32.7462121212 , 24.66666667</text:p>
      <text:p text:style-name="P2">11.5871212121 , 33.25 , 25</text:p>
      <text:p text:style-name="P2">11.5871212121 , 33.7537878788 , 25.33333333</text:p>
      <text:p text:style-name="P2">11.5871212121 , 34.2575757576 , 25.66666667</text:p>
      <text:p text:style-name="P2">11.5871212121 , 34.7613636364 , 26</text:p>
      <text:p text:style-name="P2">11.5871212121 , 35.2651515152 , 26.33333333</text:p>
      <text:p text:style-name="P2">11.5871212121 , 35.7689393939 , 26.66666667</text:p>
      <text:p text:style-name="P2">11.5871212121 , 36.2727272727 , 27</text:p>
      <text:p text:style-name="P2">11.5871212121 , 36.7765151515 , 27.33333333</text:p>
      <text:p text:style-name="P2">11.5871212121 , 37.2803030303 , 27.66666667</text:p>
      <text:p text:style-name="P2">11.5871212121 , 37.7840909091 , 28</text:p>
      <text:p text:style-name="P2">11.5871212121 , 38.2878787879 , 28.33333333</text:p>
      <text:p text:style-name="P2">11.5871212121 , 38.7916666667 , 28.66666667</text:p>
      <text:p text:style-name="P2">11.5871212121 , 39.2954545455 , 29</text:p>
      <text:p text:style-name="P2">11.5871212121 , 39.7992424242 , 29.33333333</text:p>
      <text:p text:style-name="P2">11.5871212121 , 40.303030303 , 29.66666667</text:p>
      <text:p text:style-name="P2">11.5871212121 , 40.8068181818 , 30</text:p>
      <text:p text:style-name="P2">11.5871212121 , 41.3106060606 , 30.33333333</text:p>
      <text:p text:style-name="P2">11.5871212121 , 41.8143939394 , 30.66666667</text:p>
      <text:p text:style-name="P2">11.5871212121 , 42.3181818182 , 31</text:p>
      <text:p text:style-name="P2">11.5871212121 , 42.821969697 , 31.33333333</text:p>
      <text:p text:style-name="P2">11.5871212121 , 43.3257575758 , 31.66666667</text:p>
      <text:p text:style-name="P2">11.5871212121 , 43.8295454545 , 32</text:p>
      <text:p text:style-name="P2">11.5871212121 , 44.3333333333 , 32.33333333</text:p>
      <text:p text:style-name="P2">11.5871212121 , 44.8371212121 , 32.66666667</text:p>
      <text:p text:style-name="P2">11.5871212121 , 45.3409090909 , 33</text:p>
      <text:p text:style-name="P2">11.5871212121 , 45.8446969697 , 33.33333333</text:p>
      <text:p text:style-name="P2">11.5871212121 , 46.3484848485 , 33.66666667</text:p>
      <text:p text:style-name="P2">11.5871212121 , 46.8522727273 , 34</text:p>
      <text:p text:style-name="P2">11.5871212121 , 47.3560606061 , 34.33333333</text:p>
      <text:p text:style-name="P2">11.5871212121 , 47.8598484848 , 34.66666667</text:p>
      <text:p text:style-name="P2">11.5871212121 , 48.3636363636 , 35</text:p>
      <text:p text:style-name="P2">11.5871212121 , 48.8674242424 , 35</text:p>
      <text:p text:style-name="P2">11.5871212121 , 49.3712121212 , 35</text:p>
      <text:p text:style-name="P2">11.5871212121 , 49.875 , 35</text:p>
      <text:p text:style-name="P2">11.5871212121 , 50.3787878788 , 35</text:p>
      <text:p text:style-name="P2">11.5871212121 , 50.8825757576 , 35</text:p>
      <text:p text:style-name="P2">11.5871212121 , 51.3863636364 , 35</text:p>
      <text:p text:style-name="P2">11.5871212121 , 51.8901515152 , 35</text:p>
      <text:p text:style-name="P2">11.5871212121 , 52.3939393939 , 35</text:p>
      <text:p text:style-name="P2">11.5871212121 , 52.8977272727 , 35</text:p>
      <text:p text:style-name="P2">11.5871212121 , 53.4015151515 , 35</text:p>
      <text:p text:style-name="P2">11.5871212121 , 53.9053030303 , 35</text:p>
      <text:p text:style-name="P2">11.5871212121 , 54.4090909091 , 35</text:p>
      <text:p text:style-name="P2">11.5871212121 , 54.9128787879 , 35</text:p>
      <text:p text:style-name="P2">11.5871212121 , 55.4166666667 , 35</text:p>
      <text:p text:style-name="P2"><text:soft-page-break/>11.5871212121 , 55.9204545455 , 35</text:p>
      <text:p text:style-name="P2">11.5871212121 , 56.4242424242 , 35</text:p>
      <text:p text:style-name="P2">11.5871212121 , 56.928030303 , 35</text:p>
      <text:p text:style-name="P2">11.5871212121 , 57.4318181818 , 35</text:p>
      <text:p text:style-name="P2">11.5871212121 , 57.9356060606 , 35</text:p>
      <text:p text:style-name="P2">11.5871212121 , 58.4393939394 , 35</text:p>
      <text:p text:style-name="P2">11.5871212121 , 58.9431818182 , 35</text:p>
      <text:p text:style-name="P2">11.5871212121 , 59.446969697 , 35</text:p>
      <text:p text:style-name="P2">11.5871212121 , 59.9507575758 , 35</text:p>
      <text:p text:style-name="P2">11.5871212121 , 60.4545454545 , 35</text:p>
      <text:p text:style-name="P2">11.5871212121 , 60.9583333333 , 35</text:p>
      <text:p text:style-name="P2">11.5871212121 , 61.4621212121 , 35</text:p>
      <text:p text:style-name="P2">11.5871212121 , 61.9659090909 , 35</text:p>
      <text:p text:style-name="P2">11.5871212121 , 62.4696969697 , 35</text:p>
      <text:p text:style-name="P2">11.5871212121 , 62.9734848485 , 35</text:p>
      <text:p text:style-name="P2">11.5871212121 , 63.4772727273 , 35</text:p>
      <text:p text:style-name="P2">11.5871212121 , 63.9810606061 , 35</text:p>
      <text:p text:style-name="P2">11.5871212121 , 64.4848484848 , 35</text:p>
      <text:p text:style-name="P2">11.5871212121 , 64.9886363636 , 35</text:p>
      <text:p text:style-name="P2">11.5871212121 , 65.4924242424 , 35</text:p>
      <text:p text:style-name="P2">11.5871212121 , 65.9962121212 , 35</text:p>
      <text:p text:style-name="P2">11.5871212121 , 66.5 , 35</text:p>
      <text:p text:style-name="P2">12.0909090909 , 0.0 , 15</text:p>
      <text:p text:style-name="P2">12.0909090909 , 0.503787878788 , 15</text:p>
      <text:p text:style-name="P2">12.0909090909 , 1.00757575758 , 15</text:p>
      <text:p text:style-name="P2">12.0909090909 , 1.51136363636 , 15</text:p>
      <text:p text:style-name="P2">12.0909090909 , 2.01515151515 , 15</text:p>
      <text:p text:style-name="P2">12.0909090909 , 2.51893939394 , 15</text:p>
      <text:p text:style-name="P2">12.0909090909 , 3.02272727273 , 15</text:p>
      <text:p text:style-name="P2">12.0909090909 , 3.52651515152 , 15</text:p>
      <text:p text:style-name="P2">12.0909090909 , 4.0303030303 , 15</text:p>
      <text:p text:style-name="P2">12.0909090909 , 4.53409090909 , 15</text:p>
      <text:p text:style-name="P2">12.0909090909 , 5.03787878788 , 15</text:p>
      <text:p text:style-name="P2">12.0909090909 , 5.54166666667 , 15</text:p>
      <text:p text:style-name="P2">12.0909090909 , 6.04545454545 , 15</text:p>
      <text:p text:style-name="P2">12.0909090909 , 6.54924242424 , 15</text:p>
      <text:p text:style-name="P2">12.0909090909 , 7.05303030303 , 15</text:p>
      <text:p text:style-name="P2">12.0909090909 , 7.55681818182 , 15</text:p>
      <text:p text:style-name="P2">12.0909090909 , 8.06060606061 , 15</text:p>
      <text:p text:style-name="P2">12.0909090909 , 8.56439393939 , 15</text:p>
      <text:p text:style-name="P2">12.0909090909 , 9.06818181818 , 15</text:p>
      <text:p text:style-name="P2">12.0909090909 , 9.57196969697 , 15</text:p>
      <text:p text:style-name="P2">12.0909090909 , 10.0757575758 , 15</text:p>
      <text:p text:style-name="P2">12.0909090909 , 10.5795454545 , 15</text:p>
      <text:p text:style-name="P2">12.0909090909 , 11.0833333333 , 15</text:p>
      <text:p text:style-name="P2">12.0909090909 , 11.5871212121 , 15</text:p>
      <text:p text:style-name="P2">12.0909090909 , 12.0909090909 , 15</text:p>
      <text:p text:style-name="P2">12.0909090909 , 12.5946969697 , 15</text:p>
      <text:p text:style-name="P2">12.0909090909 , 13.0984848485 , 15</text:p>
      <text:p text:style-name="P2">12.0909090909 , 13.6022727273 , 15</text:p>
      <text:p text:style-name="P2">12.0909090909 , 14.1060606061 , 15</text:p>
      <text:p text:style-name="P2">12.0909090909 , 14.6098484848 , 15</text:p>
      <text:p text:style-name="P2"><text:soft-page-break/>12.0909090909 , 15.1136363636 , 15</text:p>
      <text:p text:style-name="P2">12.0909090909 , 15.6174242424 , 15</text:p>
      <text:p text:style-name="P2">12.0909090909 , 16.1212121212 , 15</text:p>
      <text:p text:style-name="P2">12.0909090909 , 16.625 , 15</text:p>
      <text:p text:style-name="P2">12.0909090909 , 17.1287878788 , 15</text:p>
      <text:p text:style-name="P2">12.0909090909 , 17.6325757576 , 15</text:p>
      <text:p text:style-name="P2">12.0909090909 , 18.1363636364 , 15</text:p>
      <text:p text:style-name="P2">12.0909090909 , 18.6401515152 , 15.33333333</text:p>
      <text:p text:style-name="P2">12.0909090909 , 19.1439393939 , 15.66666667</text:p>
      <text:p text:style-name="P2">12.0909090909 , 19.6477272727 , 16</text:p>
      <text:p text:style-name="P2">12.0909090909 , 20.1515151515 , 16.33333333</text:p>
      <text:p text:style-name="P2">12.0909090909 , 20.6553030303 , 16.66666667</text:p>
      <text:p text:style-name="P2">12.0909090909 , 21.1590909091 , 17</text:p>
      <text:p text:style-name="P2">12.0909090909 , 21.6628787879 , 17.33333333</text:p>
      <text:p text:style-name="P2">12.0909090909 , 22.1666666667 , 17.66666667</text:p>
      <text:p text:style-name="P2">12.0909090909 , 22.6704545455 , 18</text:p>
      <text:p text:style-name="P2">12.0909090909 , 23.1742424242 , 18.33333333</text:p>
      <text:p text:style-name="P2">12.0909090909 , 23.678030303 , 18.66666667</text:p>
      <text:p text:style-name="P2">12.0909090909 , 24.1818181818 , 19</text:p>
      <text:p text:style-name="P2">12.0909090909 , 24.6856060606 , 19.33333333</text:p>
      <text:p text:style-name="P2">12.0909090909 , 25.1893939394 , 19.66666667</text:p>
      <text:p text:style-name="P2">12.0909090909 , 25.6931818182 , 20</text:p>
      <text:p text:style-name="P2">12.0909090909 , 26.196969697 , 20.33333333</text:p>
      <text:p text:style-name="P2">12.0909090909 , 26.7007575758 , 20.66666667</text:p>
      <text:p text:style-name="P2">12.0909090909 , 27.2045454545 , 21</text:p>
      <text:p text:style-name="P2">12.0909090909 , 27.7083333333 , 21.33333333</text:p>
      <text:p text:style-name="P2">12.0909090909 , 28.2121212121 , 21.66666667</text:p>
      <text:p text:style-name="P2">12.0909090909 , 28.7159090909 , 22</text:p>
      <text:p text:style-name="P2">12.0909090909 , 29.2196969697 , 22.33333333</text:p>
      <text:p text:style-name="P2">12.0909090909 , 29.7234848485 , 22.66666667</text:p>
      <text:p text:style-name="P2">12.0909090909 , 30.2272727273 , 23</text:p>
      <text:p text:style-name="P2">12.0909090909 , 30.7310606061 , 23.33333333</text:p>
      <text:p text:style-name="P2">12.0909090909 , 31.2348484848 , 23.66666667</text:p>
      <text:p text:style-name="P2">12.0909090909 , 31.7386363636 , 24</text:p>
      <text:p text:style-name="P2">12.0909090909 , 32.2424242424 , 24.33333333</text:p>
      <text:p text:style-name="P2">12.0909090909 , 32.7462121212 , 24.66666667</text:p>
      <text:p text:style-name="P2">12.0909090909 , 33.25 , 25</text:p>
      <text:p text:style-name="P2">12.0909090909 , 33.7537878788 , 25.33333333</text:p>
      <text:p text:style-name="P2">12.0909090909 , 34.2575757576 , 25.66666667</text:p>
      <text:p text:style-name="P2">12.0909090909 , 34.7613636364 , 26</text:p>
      <text:p text:style-name="P2">12.0909090909 , 35.2651515152 , 26.33333333</text:p>
      <text:p text:style-name="P2">12.0909090909 , 35.7689393939 , 26.66666667</text:p>
      <text:p text:style-name="P2">12.0909090909 , 36.2727272727 , 27</text:p>
      <text:p text:style-name="P2">12.0909090909 , 36.7765151515 , 27.33333333</text:p>
      <text:p text:style-name="P2">12.0909090909 , 37.2803030303 , 27.66666667</text:p>
      <text:p text:style-name="P2">12.0909090909 , 37.7840909091 , 28</text:p>
      <text:p text:style-name="P2">12.0909090909 , 38.2878787879 , 28.33333333</text:p>
      <text:p text:style-name="P2">12.0909090909 , 38.7916666667 , 28.66666667</text:p>
      <text:p text:style-name="P2">12.0909090909 , 39.2954545455 , 29</text:p>
      <text:p text:style-name="P2">12.0909090909 , 39.7992424242 , 29.33333333</text:p>
      <text:p text:style-name="P2">12.0909090909 , 40.303030303 , 29.66666667</text:p>
      <text:p text:style-name="P2">12.0909090909 , 40.8068181818 , 30</text:p>
      <text:p text:style-name="P2"><text:soft-page-break/>12.0909090909 , 41.3106060606 , 30.33333333</text:p>
      <text:p text:style-name="P2">12.0909090909 , 41.8143939394 , 30.66666667</text:p>
      <text:p text:style-name="P2">12.0909090909 , 42.3181818182 , 31</text:p>
      <text:p text:style-name="P2">12.0909090909 , 42.821969697 , 31.33333333</text:p>
      <text:p text:style-name="P2">12.0909090909 , 43.3257575758 , 31.66666667</text:p>
      <text:p text:style-name="P2">12.0909090909 , 43.8295454545 , 32</text:p>
      <text:p text:style-name="P2">12.0909090909 , 44.3333333333 , 32.33333333</text:p>
      <text:p text:style-name="P2">12.0909090909 , 44.8371212121 , 32.66666667</text:p>
      <text:p text:style-name="P2">12.0909090909 , 45.3409090909 , 33</text:p>
      <text:p text:style-name="P2">12.0909090909 , 45.8446969697 , 33.33333333</text:p>
      <text:p text:style-name="P2">12.0909090909 , 46.3484848485 , 33.66666667</text:p>
      <text:p text:style-name="P2">12.0909090909 , 46.8522727273 , 34</text:p>
      <text:p text:style-name="P2">12.0909090909 , 47.3560606061 , 34.33333333</text:p>
      <text:p text:style-name="P2">12.0909090909 , 47.8598484848 , 34.66666667</text:p>
      <text:p text:style-name="P2">12.0909090909 , 48.3636363636 , 35</text:p>
      <text:p text:style-name="P2">12.0909090909 , 48.8674242424 , 35</text:p>
      <text:p text:style-name="P2">12.0909090909 , 49.3712121212 , 35</text:p>
      <text:p text:style-name="P2">12.0909090909 , 49.875 , 35</text:p>
      <text:p text:style-name="P2">12.0909090909 , 50.3787878788 , 35</text:p>
      <text:p text:style-name="P2">12.0909090909 , 50.8825757576 , 35</text:p>
      <text:p text:style-name="P2">12.0909090909 , 51.3863636364 , 35</text:p>
      <text:p text:style-name="P2">12.0909090909 , 51.8901515152 , 35</text:p>
      <text:p text:style-name="P2">12.0909090909 , 52.3939393939 , 35</text:p>
      <text:p text:style-name="P2">12.0909090909 , 52.8977272727 , 35</text:p>
      <text:p text:style-name="P2">12.0909090909 , 53.4015151515 , 35</text:p>
      <text:p text:style-name="P2">12.0909090909 , 53.9053030303 , 35</text:p>
      <text:p text:style-name="P2">12.0909090909 , 54.4090909091 , 35</text:p>
      <text:p text:style-name="P2">12.0909090909 , 54.9128787879 , 35</text:p>
      <text:p text:style-name="P2">12.0909090909 , 55.4166666667 , 35</text:p>
      <text:p text:style-name="P2">12.0909090909 , 55.9204545455 , 35</text:p>
      <text:p text:style-name="P2">12.0909090909 , 56.4242424242 , 35</text:p>
      <text:p text:style-name="P2">12.0909090909 , 56.928030303 , 35</text:p>
      <text:p text:style-name="P2">12.0909090909 , 57.4318181818 , 35</text:p>
      <text:p text:style-name="P2">12.0909090909 , 57.9356060606 , 35</text:p>
      <text:p text:style-name="P2">12.0909090909 , 58.4393939394 , 35</text:p>
      <text:p text:style-name="P2">12.0909090909 , 58.9431818182 , 35</text:p>
      <text:p text:style-name="P2">12.0909090909 , 59.446969697 , 35</text:p>
      <text:p text:style-name="P2">12.0909090909 , 59.9507575758 , 35</text:p>
      <text:p text:style-name="P2">12.0909090909 , 60.4545454545 , 35</text:p>
      <text:p text:style-name="P2">12.0909090909 , 60.9583333333 , 35</text:p>
      <text:p text:style-name="P2">12.0909090909 , 61.4621212121 , 35</text:p>
      <text:p text:style-name="P2">12.0909090909 , 61.9659090909 , 35</text:p>
      <text:p text:style-name="P2">12.0909090909 , 62.4696969697 , 35</text:p>
      <text:p text:style-name="P2">12.0909090909 , 62.9734848485 , 35</text:p>
      <text:p text:style-name="P2">12.0909090909 , 63.4772727273 , 35</text:p>
      <text:p text:style-name="P2">12.0909090909 , 63.9810606061 , 35</text:p>
      <text:p text:style-name="P2">12.0909090909 , 64.4848484848 , 35</text:p>
      <text:p text:style-name="P2">12.0909090909 , 64.9886363636 , 35</text:p>
      <text:p text:style-name="P2">12.0909090909 , 65.4924242424 , 35</text:p>
      <text:p text:style-name="P2">12.0909090909 , 65.9962121212 , 35</text:p>
      <text:p text:style-name="P2">12.0909090909 , 66.5 , 35</text:p>
      <text:p text:style-name="P2">12.5946969697 , 0.0 , 15</text:p>
      <text:p text:style-name="P2"><text:soft-page-break/>12.5946969697 , 0.503787878788 , 15</text:p>
      <text:p text:style-name="P2">12.5946969697 , 1.00757575758 , 15</text:p>
      <text:p text:style-name="P2">12.5946969697 , 1.51136363636 , 15</text:p>
      <text:p text:style-name="P2">12.5946969697 , 2.01515151515 , 15</text:p>
      <text:p text:style-name="P2">12.5946969697 , 2.51893939394 , 15</text:p>
      <text:p text:style-name="P2">12.5946969697 , 3.02272727273 , 15</text:p>
      <text:p text:style-name="P2">12.5946969697 , 3.52651515152 , 15</text:p>
      <text:p text:style-name="P2">12.5946969697 , 4.0303030303 , 15</text:p>
      <text:p text:style-name="P2">12.5946969697 , 4.53409090909 , 15</text:p>
      <text:p text:style-name="P2">12.5946969697 , 5.03787878788 , 15</text:p>
      <text:p text:style-name="P2">12.5946969697 , 5.54166666667 , 15</text:p>
      <text:p text:style-name="P2">12.5946969697 , 6.04545454545 , 15</text:p>
      <text:p text:style-name="P2">12.5946969697 , 6.54924242424 , 15</text:p>
      <text:p text:style-name="P2">12.5946969697 , 7.05303030303 , 15</text:p>
      <text:p text:style-name="P2">12.5946969697 , 7.55681818182 , 15</text:p>
      <text:p text:style-name="P2">12.5946969697 , 8.06060606061 , 15</text:p>
      <text:p text:style-name="P2">12.5946969697 , 8.56439393939 , 15</text:p>
      <text:p text:style-name="P2">12.5946969697 , 9.06818181818 , 15</text:p>
      <text:p text:style-name="P2">12.5946969697 , 9.57196969697 , 15</text:p>
      <text:p text:style-name="P2">12.5946969697 , 10.0757575758 , 15</text:p>
      <text:p text:style-name="P2">12.5946969697 , 10.5795454545 , 15</text:p>
      <text:p text:style-name="P2">12.5946969697 , 11.0833333333 , 15</text:p>
      <text:p text:style-name="P2">12.5946969697 , 11.5871212121 , 15</text:p>
      <text:p text:style-name="P2">12.5946969697 , 12.0909090909 , 15</text:p>
      <text:p text:style-name="P2">12.5946969697 , 12.5946969697 , 15</text:p>
      <text:p text:style-name="P2">12.5946969697 , 13.0984848485 , 15</text:p>
      <text:p text:style-name="P2">12.5946969697 , 13.6022727273 , 15</text:p>
      <text:p text:style-name="P2">12.5946969697 , 14.1060606061 , 15</text:p>
      <text:p text:style-name="P2">12.5946969697 , 14.6098484848 , 15</text:p>
      <text:p text:style-name="P2">12.5946969697 , 15.1136363636 , 15</text:p>
      <text:p text:style-name="P2">12.5946969697 , 15.6174242424 , 15</text:p>
      <text:p text:style-name="P2">12.5946969697 , 16.1212121212 , 15</text:p>
      <text:p text:style-name="P2">12.5946969697 , 16.625 , 15</text:p>
      <text:p text:style-name="P2">12.5946969697 , 17.1287878788 , 15</text:p>
      <text:p text:style-name="P2">12.5946969697 , 17.6325757576 , 15</text:p>
      <text:p text:style-name="P2">12.5946969697 , 18.1363636364 , 15</text:p>
      <text:p text:style-name="P2">12.5946969697 , 18.6401515152 , 15.33333333</text:p>
      <text:p text:style-name="P2">12.5946969697 , 19.1439393939 , 15.66666667</text:p>
      <text:p text:style-name="P2">12.5946969697 , 19.6477272727 , 16</text:p>
      <text:p text:style-name="P2">12.5946969697 , 20.1515151515 , 16.33333333</text:p>
      <text:p text:style-name="P2">12.5946969697 , 20.6553030303 , 16.66666667</text:p>
      <text:p text:style-name="P2">12.5946969697 , 21.1590909091 , 17</text:p>
      <text:p text:style-name="P2">12.5946969697 , 21.6628787879 , 17.33333333</text:p>
      <text:p text:style-name="P2">12.5946969697 , 22.1666666667 , 17.66666667</text:p>
      <text:p text:style-name="P2">12.5946969697 , 22.6704545455 , 18</text:p>
      <text:p text:style-name="P2">12.5946969697 , 23.1742424242 , 18.33333333</text:p>
      <text:p text:style-name="P2">12.5946969697 , 23.678030303 , 18.66666667</text:p>
      <text:p text:style-name="P2">12.5946969697 , 24.1818181818 , 19</text:p>
      <text:p text:style-name="P2">12.5946969697 , 24.6856060606 , 19.33333333</text:p>
      <text:p text:style-name="P2">12.5946969697 , 25.1893939394 , 19.66666667</text:p>
      <text:p text:style-name="P2">12.5946969697 , 25.6931818182 , 20</text:p>
      <text:p text:style-name="P2">12.5946969697 , 26.196969697 , 20.33333333</text:p>
      <text:p text:style-name="P2"><text:soft-page-break/>12.5946969697 , 26.7007575758 , 20.66666667</text:p>
      <text:p text:style-name="P2">12.5946969697 , 27.2045454545 , 21</text:p>
      <text:p text:style-name="P2">12.5946969697 , 27.7083333333 , 21.33333333</text:p>
      <text:p text:style-name="P2">12.5946969697 , 28.2121212121 , 21.66666667</text:p>
      <text:p text:style-name="P2">12.5946969697 , 28.7159090909 , 22</text:p>
      <text:p text:style-name="P2">12.5946969697 , 29.2196969697 , 22.33333333</text:p>
      <text:p text:style-name="P2">12.5946969697 , 29.7234848485 , 22.66666667</text:p>
      <text:p text:style-name="P2">12.5946969697 , 30.2272727273 , 23</text:p>
      <text:p text:style-name="P2">12.5946969697 , 30.7310606061 , 23.33333333</text:p>
      <text:p text:style-name="P2">12.5946969697 , 31.2348484848 , 23.66666667</text:p>
      <text:p text:style-name="P2">12.5946969697 , 31.7386363636 , 24</text:p>
      <text:p text:style-name="P2">12.5946969697 , 32.2424242424 , 24.33333333</text:p>
      <text:p text:style-name="P2">12.5946969697 , 32.7462121212 , 24.66666667</text:p>
      <text:p text:style-name="P2">12.5946969697 , 33.25 , 25</text:p>
      <text:p text:style-name="P2">12.5946969697 , 33.7537878788 , 25.33333333</text:p>
      <text:p text:style-name="P2">12.5946969697 , 34.2575757576 , 25.66666667</text:p>
      <text:p text:style-name="P2">12.5946969697 , 34.7613636364 , 26</text:p>
      <text:p text:style-name="P2">12.5946969697 , 35.2651515152 , 26.33333333</text:p>
      <text:p text:style-name="P2">12.5946969697 , 35.7689393939 , 26.66666667</text:p>
      <text:p text:style-name="P2">12.5946969697 , 36.2727272727 , 27</text:p>
      <text:p text:style-name="P2">12.5946969697 , 36.7765151515 , 27.33333333</text:p>
      <text:p text:style-name="P2">12.5946969697 , 37.2803030303 , 27.66666667</text:p>
      <text:p text:style-name="P2">12.5946969697 , 37.7840909091 , 28</text:p>
      <text:p text:style-name="P2">12.5946969697 , 38.2878787879 , 28.33333333</text:p>
      <text:p text:style-name="P2">12.5946969697 , 38.7916666667 , 28.66666667</text:p>
      <text:p text:style-name="P2">12.5946969697 , 39.2954545455 , 29</text:p>
      <text:p text:style-name="P2">12.5946969697 , 39.7992424242 , 29.33333333</text:p>
      <text:p text:style-name="P2">12.5946969697 , 40.303030303 , 29.66666667</text:p>
      <text:p text:style-name="P2">12.5946969697 , 40.8068181818 , 30</text:p>
      <text:p text:style-name="P2">12.5946969697 , 41.3106060606 , 30.33333333</text:p>
      <text:p text:style-name="P2">12.5946969697 , 41.8143939394 , 30.66666667</text:p>
      <text:p text:style-name="P2">12.5946969697 , 42.3181818182 , 31</text:p>
      <text:p text:style-name="P2">12.5946969697 , 42.821969697 , 31.33333333</text:p>
      <text:p text:style-name="P2">12.5946969697 , 43.3257575758 , 31.66666667</text:p>
      <text:p text:style-name="P2">12.5946969697 , 43.8295454545 , 32</text:p>
      <text:p text:style-name="P2">12.5946969697 , 44.3333333333 , 32.33333333</text:p>
      <text:p text:style-name="P2">12.5946969697 , 44.8371212121 , 32.66666667</text:p>
      <text:p text:style-name="P2">12.5946969697 , 45.3409090909 , 33</text:p>
      <text:p text:style-name="P2">12.5946969697 , 45.8446969697 , 33.33333333</text:p>
      <text:p text:style-name="P2">12.5946969697 , 46.3484848485 , 33.66666667</text:p>
      <text:p text:style-name="P2">12.5946969697 , 46.8522727273 , 34</text:p>
      <text:p text:style-name="P2">12.5946969697 , 47.3560606061 , 34.33333333</text:p>
      <text:p text:style-name="P2">12.5946969697 , 47.8598484848 , 34.66666667</text:p>
      <text:p text:style-name="P2">12.5946969697 , 48.3636363636 , 35</text:p>
      <text:p text:style-name="P2">12.5946969697 , 48.8674242424 , 35</text:p>
      <text:p text:style-name="P2">12.5946969697 , 49.3712121212 , 35</text:p>
      <text:p text:style-name="P2">12.5946969697 , 49.875 , 35</text:p>
      <text:p text:style-name="P2">12.5946969697 , 50.3787878788 , 35</text:p>
      <text:p text:style-name="P2">12.5946969697 , 50.8825757576 , 35</text:p>
      <text:p text:style-name="P2">12.5946969697 , 51.3863636364 , 35</text:p>
      <text:p text:style-name="P2">12.5946969697 , 51.8901515152 , 35</text:p>
      <text:p text:style-name="P2">12.5946969697 , 52.3939393939 , 35</text:p>
      <text:p text:style-name="P2"><text:soft-page-break/>12.5946969697 , 52.8977272727 , 35</text:p>
      <text:p text:style-name="P2">12.5946969697 , 53.4015151515 , 35</text:p>
      <text:p text:style-name="P2">12.5946969697 , 53.9053030303 , 35</text:p>
      <text:p text:style-name="P2">12.5946969697 , 54.4090909091 , 35</text:p>
      <text:p text:style-name="P2">12.5946969697 , 54.9128787879 , 35</text:p>
      <text:p text:style-name="P2">12.5946969697 , 55.4166666667 , 35</text:p>
      <text:p text:style-name="P2">12.5946969697 , 55.9204545455 , 35</text:p>
      <text:p text:style-name="P2">12.5946969697 , 56.4242424242 , 35</text:p>
      <text:p text:style-name="P2">12.5946969697 , 56.928030303 , 35</text:p>
      <text:p text:style-name="P2">12.5946969697 , 57.4318181818 , 35</text:p>
      <text:p text:style-name="P2">12.5946969697 , 57.9356060606 , 35</text:p>
      <text:p text:style-name="P2">12.5946969697 , 58.4393939394 , 35</text:p>
      <text:p text:style-name="P2">12.5946969697 , 58.9431818182 , 35</text:p>
      <text:p text:style-name="P2">12.5946969697 , 59.446969697 , 35</text:p>
      <text:p text:style-name="P2">12.5946969697 , 59.9507575758 , 35</text:p>
      <text:p text:style-name="P2">12.5946969697 , 60.4545454545 , 35</text:p>
      <text:p text:style-name="P2">12.5946969697 , 60.9583333333 , 35</text:p>
      <text:p text:style-name="P2">12.5946969697 , 61.4621212121 , 35</text:p>
      <text:p text:style-name="P2">12.5946969697 , 61.9659090909 , 35</text:p>
      <text:p text:style-name="P2">12.5946969697 , 62.4696969697 , 35</text:p>
      <text:p text:style-name="P2">12.5946969697 , 62.9734848485 , 35</text:p>
      <text:p text:style-name="P2">12.5946969697 , 63.4772727273 , 35</text:p>
      <text:p text:style-name="P2">12.5946969697 , 63.9810606061 , 35</text:p>
      <text:p text:style-name="P2">12.5946969697 , 64.4848484848 , 35</text:p>
      <text:p text:style-name="P2">12.5946969697 , 64.9886363636 , 35</text:p>
      <text:p text:style-name="P2">12.5946969697 , 65.4924242424 , 35</text:p>
      <text:p text:style-name="P2">12.5946969697 , 65.9962121212 , 35</text:p>
      <text:p text:style-name="P2">12.5946969697 , 66.5 , 35</text:p>
      <text:p text:style-name="P2">13.0984848485 , 0.0 , 15</text:p>
      <text:p text:style-name="P2">13.0984848485 , 0.503787878788 , 15</text:p>
      <text:p text:style-name="P2">13.0984848485 , 1.00757575758 , 15</text:p>
      <text:p text:style-name="P2">13.0984848485 , 1.51136363636 , 15</text:p>
      <text:p text:style-name="P2">13.0984848485 , 2.01515151515 , 15</text:p>
      <text:p text:style-name="P2">13.0984848485 , 2.51893939394 , 15</text:p>
      <text:p text:style-name="P2">13.0984848485 , 3.02272727273 , 15</text:p>
      <text:p text:style-name="P2">13.0984848485 , 3.52651515152 , 15</text:p>
      <text:p text:style-name="P2">13.0984848485 , 4.0303030303 , 15</text:p>
      <text:p text:style-name="P2">13.0984848485 , 4.53409090909 , 15</text:p>
      <text:p text:style-name="P2">13.0984848485 , 5.03787878788 , 15</text:p>
      <text:p text:style-name="P2">13.0984848485 , 5.54166666667 , 15</text:p>
      <text:p text:style-name="P2">13.0984848485 , 6.04545454545 , 15</text:p>
      <text:p text:style-name="P2">13.0984848485 , 6.54924242424 , 15</text:p>
      <text:p text:style-name="P2">13.0984848485 , 7.05303030303 , 15</text:p>
      <text:p text:style-name="P2">13.0984848485 , 7.55681818182 , 15</text:p>
      <text:p text:style-name="P2">13.0984848485 , 8.06060606061 , 15</text:p>
      <text:p text:style-name="P2">13.0984848485 , 8.56439393939 , 15</text:p>
      <text:p text:style-name="P2">13.0984848485 , 9.06818181818 , 15</text:p>
      <text:p text:style-name="P2">13.0984848485 , 9.57196969697 , 15</text:p>
      <text:p text:style-name="P2">13.0984848485 , 10.0757575758 , 15</text:p>
      <text:p text:style-name="P2">13.0984848485 , 10.5795454545 , 15</text:p>
      <text:p text:style-name="P2">13.0984848485 , 11.0833333333 , 15</text:p>
      <text:p text:style-name="P2">13.0984848485 , 11.5871212121 , 15</text:p>
      <text:p text:style-name="P2"><text:soft-page-break/>13.0984848485 , 12.0909090909 , 15</text:p>
      <text:p text:style-name="P2">13.0984848485 , 12.5946969697 , 15</text:p>
      <text:p text:style-name="P2">13.0984848485 , 13.0984848485 , 15</text:p>
      <text:p text:style-name="P2">13.0984848485 , 13.6022727273 , 15</text:p>
      <text:p text:style-name="P2">13.0984848485 , 14.1060606061 , 15</text:p>
      <text:p text:style-name="P2">13.0984848485 , 14.6098484848 , 15</text:p>
      <text:p text:style-name="P2">13.0984848485 , 15.1136363636 , 15</text:p>
      <text:p text:style-name="P2">13.0984848485 , 15.6174242424 , 15</text:p>
      <text:p text:style-name="P2">13.0984848485 , 16.1212121212 , 15</text:p>
      <text:p text:style-name="P2">13.0984848485 , 16.625 , 15</text:p>
      <text:p text:style-name="P2">13.0984848485 , 17.1287878788 , 15</text:p>
      <text:p text:style-name="P2">13.0984848485 , 17.6325757576 , 15</text:p>
      <text:p text:style-name="P2">13.0984848485 , 18.1363636364 , 15</text:p>
      <text:p text:style-name="P2">13.0984848485 , 18.6401515152 , 15.33333333</text:p>
      <text:p text:style-name="P2">13.0984848485 , 19.1439393939 , 15.66666667</text:p>
      <text:p text:style-name="P2">13.0984848485 , 19.6477272727 , 16</text:p>
      <text:p text:style-name="P2">13.0984848485 , 20.1515151515 , 16.33333333</text:p>
      <text:p text:style-name="P2">13.0984848485 , 20.6553030303 , 16.66666667</text:p>
      <text:p text:style-name="P2">13.0984848485 , 21.1590909091 , 17</text:p>
      <text:p text:style-name="P2">13.0984848485 , 21.6628787879 , 17.33333333</text:p>
      <text:p text:style-name="P2">13.0984848485 , 22.1666666667 , 17.66666667</text:p>
      <text:p text:style-name="P2">13.0984848485 , 22.6704545455 , 18</text:p>
      <text:p text:style-name="P2">13.0984848485 , 23.1742424242 , 18.33333333</text:p>
      <text:p text:style-name="P2">13.0984848485 , 23.678030303 , 18.66666667</text:p>
      <text:p text:style-name="P2">13.0984848485 , 24.1818181818 , 19</text:p>
      <text:p text:style-name="P2">13.0984848485 , 24.6856060606 , 19.33333333</text:p>
      <text:p text:style-name="P2">13.0984848485 , 25.1893939394 , 19.66666667</text:p>
      <text:p text:style-name="P2">13.0984848485 , 25.6931818182 , 20</text:p>
      <text:p text:style-name="P2">13.0984848485 , 26.196969697 , 20.33333333</text:p>
      <text:p text:style-name="P2">13.0984848485 , 26.7007575758 , 20.66666667</text:p>
      <text:p text:style-name="P2">13.0984848485 , 27.2045454545 , 21</text:p>
      <text:p text:style-name="P2">13.0984848485 , 27.7083333333 , 21.33333333</text:p>
      <text:p text:style-name="P2">13.0984848485 , 28.2121212121 , 21.66666667</text:p>
      <text:p text:style-name="P2">13.0984848485 , 28.7159090909 , 22</text:p>
      <text:p text:style-name="P2">13.0984848485 , 29.2196969697 , 22.33333333</text:p>
      <text:p text:style-name="P2">13.0984848485 , 29.7234848485 , 22.66666667</text:p>
      <text:p text:style-name="P2">13.0984848485 , 30.2272727273 , 23</text:p>
      <text:p text:style-name="P2">13.0984848485 , 30.7310606061 , 23.33333333</text:p>
      <text:p text:style-name="P2">13.0984848485 , 31.2348484848 , 23.66666667</text:p>
      <text:p text:style-name="P2">13.0984848485 , 31.7386363636 , 24</text:p>
      <text:p text:style-name="P2">13.0984848485 , 32.2424242424 , 24.33333333</text:p>
      <text:p text:style-name="P2">13.0984848485 , 32.7462121212 , 24.66666667</text:p>
      <text:p text:style-name="P2">13.0984848485 , 33.25 , 25</text:p>
      <text:p text:style-name="P2">13.0984848485 , 33.7537878788 , 25.33333333</text:p>
      <text:p text:style-name="P2">13.0984848485 , 34.2575757576 , 25.66666667</text:p>
      <text:p text:style-name="P2">13.0984848485 , 34.7613636364 , 26</text:p>
      <text:p text:style-name="P2">13.0984848485 , 35.2651515152 , 26.33333333</text:p>
      <text:p text:style-name="P2">13.0984848485 , 35.7689393939 , 26.66666667</text:p>
      <text:p text:style-name="P2">13.0984848485 , 36.2727272727 , 27</text:p>
      <text:p text:style-name="P2">13.0984848485 , 36.7765151515 , 27.33333333</text:p>
      <text:p text:style-name="P2">13.0984848485 , 37.2803030303 , 27.66666667</text:p>
      <text:p text:style-name="P2">13.0984848485 , 37.7840909091 , 28</text:p>
      <text:p text:style-name="P2"><text:soft-page-break/>13.0984848485 , 38.2878787879 , 28.33333333</text:p>
      <text:p text:style-name="P2">13.0984848485 , 38.7916666667 , 28.66666667</text:p>
      <text:p text:style-name="P2">13.0984848485 , 39.2954545455 , 29</text:p>
      <text:p text:style-name="P2">13.0984848485 , 39.7992424242 , 29.33333333</text:p>
      <text:p text:style-name="P2">13.0984848485 , 40.303030303 , 29.66666667</text:p>
      <text:p text:style-name="P2">13.0984848485 , 40.8068181818 , 30</text:p>
      <text:p text:style-name="P2">13.0984848485 , 41.3106060606 , 30.33333333</text:p>
      <text:p text:style-name="P2">13.0984848485 , 41.8143939394 , 30.66666667</text:p>
      <text:p text:style-name="P2">13.0984848485 , 42.3181818182 , 31</text:p>
      <text:p text:style-name="P2">13.0984848485 , 42.821969697 , 31.33333333</text:p>
      <text:p text:style-name="P2">13.0984848485 , 43.3257575758 , 31.66666667</text:p>
      <text:p text:style-name="P2">13.0984848485 , 43.8295454545 , 32</text:p>
      <text:p text:style-name="P2">13.0984848485 , 44.3333333333 , 32.33333333</text:p>
      <text:p text:style-name="P2">13.0984848485 , 44.8371212121 , 32.66666667</text:p>
      <text:p text:style-name="P2">13.0984848485 , 45.3409090909 , 33</text:p>
      <text:p text:style-name="P2">13.0984848485 , 45.8446969697 , 33.33333333</text:p>
      <text:p text:style-name="P2">13.0984848485 , 46.3484848485 , 33.66666667</text:p>
      <text:p text:style-name="P2">13.0984848485 , 46.8522727273 , 34</text:p>
      <text:p text:style-name="P2">13.0984848485 , 47.3560606061 , 34.33333333</text:p>
      <text:p text:style-name="P2">13.0984848485 , 47.8598484848 , 34.66666667</text:p>
      <text:p text:style-name="P2">13.0984848485 , 48.3636363636 , 35</text:p>
      <text:p text:style-name="P2">13.0984848485 , 48.8674242424 , 35</text:p>
      <text:p text:style-name="P2">13.0984848485 , 49.3712121212 , 35</text:p>
      <text:p text:style-name="P2">13.0984848485 , 49.875 , 35</text:p>
      <text:p text:style-name="P2">13.0984848485 , 50.3787878788 , 35</text:p>
      <text:p text:style-name="P2">13.0984848485 , 50.8825757576 , 35</text:p>
      <text:p text:style-name="P2">13.0984848485 , 51.3863636364 , 35</text:p>
      <text:p text:style-name="P2">13.0984848485 , 51.8901515152 , 35</text:p>
      <text:p text:style-name="P2">13.0984848485 , 52.3939393939 , 35</text:p>
      <text:p text:style-name="P2">13.0984848485 , 52.8977272727 , 35</text:p>
      <text:p text:style-name="P2">13.0984848485 , 53.4015151515 , 35</text:p>
      <text:p text:style-name="P2">13.0984848485 , 53.9053030303 , 35</text:p>
      <text:p text:style-name="P2">13.0984848485 , 54.4090909091 , 35</text:p>
      <text:p text:style-name="P2">13.0984848485 , 54.9128787879 , 35</text:p>
      <text:p text:style-name="P2">13.0984848485 , 55.4166666667 , 35</text:p>
      <text:p text:style-name="P2">13.0984848485 , 55.9204545455 , 35</text:p>
      <text:p text:style-name="P2">13.0984848485 , 56.4242424242 , 35</text:p>
      <text:p text:style-name="P2">13.0984848485 , 56.928030303 , 35</text:p>
      <text:p text:style-name="P2">13.0984848485 , 57.4318181818 , 35</text:p>
      <text:p text:style-name="P2">13.0984848485 , 57.9356060606 , 35</text:p>
      <text:p text:style-name="P2">13.0984848485 , 58.4393939394 , 35</text:p>
      <text:p text:style-name="P2">13.0984848485 , 58.9431818182 , 35</text:p>
      <text:p text:style-name="P2">13.0984848485 , 59.446969697 , 35</text:p>
      <text:p text:style-name="P2">13.0984848485 , 59.9507575758 , 35</text:p>
      <text:p text:style-name="P2">13.0984848485 , 60.4545454545 , 35</text:p>
      <text:p text:style-name="P2">13.0984848485 , 60.9583333333 , 35</text:p>
      <text:p text:style-name="P2">13.0984848485 , 61.4621212121 , 35</text:p>
      <text:p text:style-name="P2">13.0984848485 , 61.9659090909 , 35</text:p>
      <text:p text:style-name="P2">13.0984848485 , 62.4696969697 , 35</text:p>
      <text:p text:style-name="P2">13.0984848485 , 62.9734848485 , 35</text:p>
      <text:p text:style-name="P2">13.0984848485 , 63.4772727273 , 35</text:p>
      <text:p text:style-name="P2">13.0984848485 , 63.9810606061 , 35</text:p>
      <text:p text:style-name="P2"><text:soft-page-break/>13.0984848485 , 64.4848484848 , 35</text:p>
      <text:p text:style-name="P2">13.0984848485 , 64.9886363636 , 35</text:p>
      <text:p text:style-name="P2">13.0984848485 , 65.4924242424 , 35</text:p>
      <text:p text:style-name="P2">13.0984848485 , 65.9962121212 , 35</text:p>
      <text:p text:style-name="P2">13.0984848485 , 66.5 , 35</text:p>
      <text:p text:style-name="P2">13.6022727273 , 0.0 , 15</text:p>
      <text:p text:style-name="P2">13.6022727273 , 0.503787878788 , 15</text:p>
      <text:p text:style-name="P2">13.6022727273 , 1.00757575758 , 15</text:p>
      <text:p text:style-name="P2">13.6022727273 , 1.51136363636 , 15</text:p>
      <text:p text:style-name="P2">13.6022727273 , 2.01515151515 , 15</text:p>
      <text:p text:style-name="P2">13.6022727273 , 2.51893939394 , 15</text:p>
      <text:p text:style-name="P2">13.6022727273 , 3.02272727273 , 15</text:p>
      <text:p text:style-name="P2">13.6022727273 , 3.52651515152 , 15</text:p>
      <text:p text:style-name="P2">13.6022727273 , 4.0303030303 , 15</text:p>
      <text:p text:style-name="P2">13.6022727273 , 4.53409090909 , 15</text:p>
      <text:p text:style-name="P2">13.6022727273 , 5.03787878788 , 15</text:p>
      <text:p text:style-name="P2">13.6022727273 , 5.54166666667 , 15</text:p>
      <text:p text:style-name="P2">13.6022727273 , 6.04545454545 , 15</text:p>
      <text:p text:style-name="P2">13.6022727273 , 6.54924242424 , 15</text:p>
      <text:p text:style-name="P2">13.6022727273 , 7.05303030303 , 15</text:p>
      <text:p text:style-name="P2">13.6022727273 , 7.55681818182 , 15</text:p>
      <text:p text:style-name="P2">13.6022727273 , 8.06060606061 , 15</text:p>
      <text:p text:style-name="P2">13.6022727273 , 8.56439393939 , 15</text:p>
      <text:p text:style-name="P2">13.6022727273 , 9.06818181818 , 15</text:p>
      <text:p text:style-name="P2">13.6022727273 , 9.57196969697 , 15</text:p>
      <text:p text:style-name="P2">13.6022727273 , 10.0757575758 , 15</text:p>
      <text:p text:style-name="P2">13.6022727273 , 10.5795454545 , 15</text:p>
      <text:p text:style-name="P2">13.6022727273 , 11.0833333333 , 15</text:p>
      <text:p text:style-name="P2">13.6022727273 , 11.5871212121 , 15</text:p>
      <text:p text:style-name="P2">13.6022727273 , 12.0909090909 , 15</text:p>
      <text:p text:style-name="P2">13.6022727273 , 12.5946969697 , 15</text:p>
      <text:p text:style-name="P2">13.6022727273 , 13.0984848485 , 15</text:p>
      <text:p text:style-name="P2">13.6022727273 , 13.6022727273 , 15</text:p>
      <text:p text:style-name="P2">13.6022727273 , 14.1060606061 , 15</text:p>
      <text:p text:style-name="P2">13.6022727273 , 14.6098484848 , 15</text:p>
      <text:p text:style-name="P2">13.6022727273 , 15.1136363636 , 15</text:p>
      <text:p text:style-name="P2">13.6022727273 , 15.6174242424 , 15</text:p>
      <text:p text:style-name="P2">13.6022727273 , 16.1212121212 , 15</text:p>
      <text:p text:style-name="P2">13.6022727273 , 16.625 , 15</text:p>
      <text:p text:style-name="P2">13.6022727273 , 17.1287878788 , 15</text:p>
      <text:p text:style-name="P2">13.6022727273 , 17.6325757576 , 15</text:p>
      <text:p text:style-name="P2">13.6022727273 , 18.1363636364 , 15</text:p>
      <text:p text:style-name="P2">13.6022727273 , 18.6401515152 , 15.33333333</text:p>
      <text:p text:style-name="P2">13.6022727273 , 19.1439393939 , 15.66666667</text:p>
      <text:p text:style-name="P2">13.6022727273 , 19.6477272727 , 16</text:p>
      <text:p text:style-name="P2">13.6022727273 , 20.1515151515 , 16.33333333</text:p>
      <text:p text:style-name="P2">13.6022727273 , 20.6553030303 , 16.66666667</text:p>
      <text:p text:style-name="P2">13.6022727273 , 21.1590909091 , 17</text:p>
      <text:p text:style-name="P2">13.6022727273 , 21.6628787879 , 17.33333333</text:p>
      <text:p text:style-name="P2">13.6022727273 , 22.1666666667 , 17.66666667</text:p>
      <text:p text:style-name="P2">13.6022727273 , 22.6704545455 , 18</text:p>
      <text:p text:style-name="P2">13.6022727273 , 23.1742424242 , 18.33333333</text:p>
      <text:p text:style-name="P2"><text:soft-page-break/>13.6022727273 , 23.678030303 , 18.66666667</text:p>
      <text:p text:style-name="P2">13.6022727273 , 24.1818181818 , 19</text:p>
      <text:p text:style-name="P2">13.6022727273 , 24.6856060606 , 19.33333333</text:p>
      <text:p text:style-name="P2">13.6022727273 , 25.1893939394 , 19.66666667</text:p>
      <text:p text:style-name="P2">13.6022727273 , 25.6931818182 , 20</text:p>
      <text:p text:style-name="P2">13.6022727273 , 26.196969697 , 20.33333333</text:p>
      <text:p text:style-name="P2">13.6022727273 , 26.7007575758 , 20.66666667</text:p>
      <text:p text:style-name="P2">13.6022727273 , 27.2045454545 , 21</text:p>
      <text:p text:style-name="P2">13.6022727273 , 27.7083333333 , 21.33333333</text:p>
      <text:p text:style-name="P2">13.6022727273 , 28.2121212121 , 21.66666667</text:p>
      <text:p text:style-name="P2">13.6022727273 , 28.7159090909 , 22</text:p>
      <text:p text:style-name="P2">13.6022727273 , 29.2196969697 , 22.33333333</text:p>
      <text:p text:style-name="P2">13.6022727273 , 29.7234848485 , 22.66666667</text:p>
      <text:p text:style-name="P2">13.6022727273 , 30.2272727273 , 23</text:p>
      <text:p text:style-name="P2">13.6022727273 , 30.7310606061 , 23.33333333</text:p>
      <text:p text:style-name="P2">13.6022727273 , 31.2348484848 , 23.66666667</text:p>
      <text:p text:style-name="P2">13.6022727273 , 31.7386363636 , 24</text:p>
      <text:p text:style-name="P2">13.6022727273 , 32.2424242424 , 24.33333333</text:p>
      <text:p text:style-name="P2">13.6022727273 , 32.7462121212 , 24.66666667</text:p>
      <text:p text:style-name="P2">13.6022727273 , 33.25 , 25</text:p>
      <text:p text:style-name="P2">13.6022727273 , 33.7537878788 , 25.33333333</text:p>
      <text:p text:style-name="P2">13.6022727273 , 34.2575757576 , 25.66666667</text:p>
      <text:p text:style-name="P2">13.6022727273 , 34.7613636364 , 26</text:p>
      <text:p text:style-name="P2">13.6022727273 , 35.2651515152 , 26.33333333</text:p>
      <text:p text:style-name="P2">13.6022727273 , 35.7689393939 , 26.66666667</text:p>
      <text:p text:style-name="P2">13.6022727273 , 36.2727272727 , 27</text:p>
      <text:p text:style-name="P2">13.6022727273 , 36.7765151515 , 27.33333333</text:p>
      <text:p text:style-name="P2">13.6022727273 , 37.2803030303 , 27.66666667</text:p>
      <text:p text:style-name="P2">13.6022727273 , 37.7840909091 , 28</text:p>
      <text:p text:style-name="P2">13.6022727273 , 38.2878787879 , 28.33333333</text:p>
      <text:p text:style-name="P2">13.6022727273 , 38.7916666667 , 28.66666667</text:p>
      <text:p text:style-name="P2">13.6022727273 , 39.2954545455 , 29</text:p>
      <text:p text:style-name="P2">13.6022727273 , 39.7992424242 , 29.33333333</text:p>
      <text:p text:style-name="P2">13.6022727273 , 40.303030303 , 29.66666667</text:p>
      <text:p text:style-name="P2">13.6022727273 , 40.8068181818 , 30</text:p>
      <text:p text:style-name="P2">13.6022727273 , 41.3106060606 , 30.33333333</text:p>
      <text:p text:style-name="P2">13.6022727273 , 41.8143939394 , 30.66666667</text:p>
      <text:p text:style-name="P2">13.6022727273 , 42.3181818182 , 31</text:p>
      <text:p text:style-name="P2">13.6022727273 , 42.821969697 , 31.33333333</text:p>
      <text:p text:style-name="P2">13.6022727273 , 43.3257575758 , 31.66666667</text:p>
      <text:p text:style-name="P2">13.6022727273 , 43.8295454545 , 32</text:p>
      <text:p text:style-name="P2">13.6022727273 , 44.3333333333 , 32.33333333</text:p>
      <text:p text:style-name="P2">13.6022727273 , 44.8371212121 , 32.66666667</text:p>
      <text:p text:style-name="P2">13.6022727273 , 45.3409090909 , 33</text:p>
      <text:p text:style-name="P2">13.6022727273 , 45.8446969697 , 33.33333333</text:p>
      <text:p text:style-name="P2">13.6022727273 , 46.3484848485 , 33.66666667</text:p>
      <text:p text:style-name="P2">13.6022727273 , 46.8522727273 , 34</text:p>
      <text:p text:style-name="P2">13.6022727273 , 47.3560606061 , 34.33333333</text:p>
      <text:p text:style-name="P2">13.6022727273 , 47.8598484848 , 34.66666667</text:p>
      <text:p text:style-name="P2">13.6022727273 , 48.3636363636 , 35</text:p>
      <text:p text:style-name="P2">13.6022727273 , 48.8674242424 , 35</text:p>
      <text:p text:style-name="P2">13.6022727273 , 49.3712121212 , 35</text:p>
      <text:p text:style-name="P2"><text:soft-page-break/>13.6022727273 , 49.875 , 35</text:p>
      <text:p text:style-name="P2">13.6022727273 , 50.3787878788 , 35</text:p>
      <text:p text:style-name="P2">13.6022727273 , 50.8825757576 , 35</text:p>
      <text:p text:style-name="P2">13.6022727273 , 51.3863636364 , 35</text:p>
      <text:p text:style-name="P2">13.6022727273 , 51.8901515152 , 35</text:p>
      <text:p text:style-name="P2">13.6022727273 , 52.3939393939 , 35</text:p>
      <text:p text:style-name="P2">13.6022727273 , 52.8977272727 , 35</text:p>
      <text:p text:style-name="P2">13.6022727273 , 53.4015151515 , 35</text:p>
      <text:p text:style-name="P2">13.6022727273 , 53.9053030303 , 35</text:p>
      <text:p text:style-name="P2">13.6022727273 , 54.4090909091 , 35</text:p>
      <text:p text:style-name="P2">13.6022727273 , 54.9128787879 , 35</text:p>
      <text:p text:style-name="P2">13.6022727273 , 55.4166666667 , 35</text:p>
      <text:p text:style-name="P2">13.6022727273 , 55.9204545455 , 35</text:p>
      <text:p text:style-name="P2">13.6022727273 , 56.4242424242 , 35</text:p>
      <text:p text:style-name="P2">13.6022727273 , 56.928030303 , 35</text:p>
      <text:p text:style-name="P2">13.6022727273 , 57.4318181818 , 35</text:p>
      <text:p text:style-name="P2">13.6022727273 , 57.9356060606 , 35</text:p>
      <text:p text:style-name="P2">13.6022727273 , 58.4393939394 , 35</text:p>
      <text:p text:style-name="P2">13.6022727273 , 58.9431818182 , 35</text:p>
      <text:p text:style-name="P2">13.6022727273 , 59.446969697 , 35</text:p>
      <text:p text:style-name="P2">13.6022727273 , 59.9507575758 , 35</text:p>
      <text:p text:style-name="P2">13.6022727273 , 60.4545454545 , 35</text:p>
      <text:p text:style-name="P2">13.6022727273 , 60.9583333333 , 35</text:p>
      <text:p text:style-name="P2">13.6022727273 , 61.4621212121 , 35</text:p>
      <text:p text:style-name="P2">13.6022727273 , 61.9659090909 , 35</text:p>
      <text:p text:style-name="P2">13.6022727273 , 62.4696969697 , 35</text:p>
      <text:p text:style-name="P2">13.6022727273 , 62.9734848485 , 35</text:p>
      <text:p text:style-name="P2">13.6022727273 , 63.4772727273 , 35</text:p>
      <text:p text:style-name="P2">13.6022727273 , 63.9810606061 , 35</text:p>
      <text:p text:style-name="P2">13.6022727273 , 64.4848484848 , 35</text:p>
      <text:p text:style-name="P2">13.6022727273 , 64.9886363636 , 35</text:p>
      <text:p text:style-name="P2">13.6022727273 , 65.4924242424 , 35</text:p>
      <text:p text:style-name="P2">13.6022727273 , 65.9962121212 , 35</text:p>
      <text:p text:style-name="P2">13.6022727273 , 66.5 , 35</text:p>
      <text:p text:style-name="P2">14.1060606061 , 0.0 , 15</text:p>
      <text:p text:style-name="P2">14.1060606061 , 0.503787878788 , 15</text:p>
      <text:p text:style-name="P2">14.1060606061 , 1.00757575758 , 15</text:p>
      <text:p text:style-name="P2">14.1060606061 , 1.51136363636 , 15</text:p>
      <text:p text:style-name="P2">14.1060606061 , 2.01515151515 , 15</text:p>
      <text:p text:style-name="P2">14.1060606061 , 2.51893939394 , 15</text:p>
      <text:p text:style-name="P2">14.1060606061 , 3.02272727273 , 15</text:p>
      <text:p text:style-name="P2">14.1060606061 , 3.52651515152 , 15</text:p>
      <text:p text:style-name="P2">14.1060606061 , 4.0303030303 , 15</text:p>
      <text:p text:style-name="P2">14.1060606061 , 4.53409090909 , 15</text:p>
      <text:p text:style-name="P2">14.1060606061 , 5.03787878788 , 15</text:p>
      <text:p text:style-name="P2">14.1060606061 , 5.54166666667 , 15</text:p>
      <text:p text:style-name="P2">14.1060606061 , 6.04545454545 , 15</text:p>
      <text:p text:style-name="P2">14.1060606061 , 6.54924242424 , 15</text:p>
      <text:p text:style-name="P2">14.1060606061 , 7.05303030303 , 15</text:p>
      <text:p text:style-name="P2">14.1060606061 , 7.55681818182 , 15</text:p>
      <text:p text:style-name="P2">14.1060606061 , 8.06060606061 , 15</text:p>
      <text:p text:style-name="P2">14.1060606061 , 8.56439393939 , 15</text:p>
      <text:p text:style-name="P2"><text:soft-page-break/>14.1060606061 , 9.06818181818 , 15</text:p>
      <text:p text:style-name="P2">14.1060606061 , 9.57196969697 , 15</text:p>
      <text:p text:style-name="P2">14.1060606061 , 10.0757575758 , 15</text:p>
      <text:p text:style-name="P2">14.1060606061 , 10.5795454545 , 15</text:p>
      <text:p text:style-name="P2">14.1060606061 , 11.0833333333 , 15</text:p>
      <text:p text:style-name="P2">14.1060606061 , 11.5871212121 , 15</text:p>
      <text:p text:style-name="P2">14.1060606061 , 12.0909090909 , 15</text:p>
      <text:p text:style-name="P2">14.1060606061 , 12.5946969697 , 15</text:p>
      <text:p text:style-name="P2">14.1060606061 , 13.0984848485 , 15</text:p>
      <text:p text:style-name="P2">14.1060606061 , 13.6022727273 , 15</text:p>
      <text:p text:style-name="P2">14.1060606061 , 14.1060606061 , 15</text:p>
      <text:p text:style-name="P2">14.1060606061 , 14.6098484848 , 15</text:p>
      <text:p text:style-name="P2">14.1060606061 , 15.1136363636 , 15</text:p>
      <text:p text:style-name="P2">14.1060606061 , 15.6174242424 , 15</text:p>
      <text:p text:style-name="P2">14.1060606061 , 16.1212121212 , 15</text:p>
      <text:p text:style-name="P2">14.1060606061 , 16.625 , 15</text:p>
      <text:p text:style-name="P2">14.1060606061 , 17.1287878788 , 15</text:p>
      <text:p text:style-name="P2">14.1060606061 , 17.6325757576 , 15</text:p>
      <text:p text:style-name="P2">14.1060606061 , 18.1363636364 , 15</text:p>
      <text:p text:style-name="P2">14.1060606061 , 18.6401515152 , 15.33333333</text:p>
      <text:p text:style-name="P2">14.1060606061 , 19.1439393939 , 15.66666667</text:p>
      <text:p text:style-name="P2">14.1060606061 , 19.6477272727 , 16</text:p>
      <text:p text:style-name="P2">14.1060606061 , 20.1515151515 , 16.33333333</text:p>
      <text:p text:style-name="P2">14.1060606061 , 20.6553030303 , 16.66666667</text:p>
      <text:p text:style-name="P2">14.1060606061 , 21.1590909091 , 17</text:p>
      <text:p text:style-name="P2">14.1060606061 , 21.6628787879 , 17.33333333</text:p>
      <text:p text:style-name="P2">14.1060606061 , 22.1666666667 , 17.66666667</text:p>
      <text:p text:style-name="P2">14.1060606061 , 22.6704545455 , 18</text:p>
      <text:p text:style-name="P2">14.1060606061 , 23.1742424242 , 18.33333333</text:p>
      <text:p text:style-name="P2">14.1060606061 , 23.678030303 , 18.66666667</text:p>
      <text:p text:style-name="P2">14.1060606061 , 24.1818181818 , 19</text:p>
      <text:p text:style-name="P2">14.1060606061 , 24.6856060606 , 19.33333333</text:p>
      <text:p text:style-name="P2">14.1060606061 , 25.1893939394 , 19.66666667</text:p>
      <text:p text:style-name="P2">14.1060606061 , 25.6931818182 , 20</text:p>
      <text:p text:style-name="P2">14.1060606061 , 26.196969697 , 20.33333333</text:p>
      <text:p text:style-name="P2">14.1060606061 , 26.7007575758 , 20.66666667</text:p>
      <text:p text:style-name="P2">14.1060606061 , 27.2045454545 , 21</text:p>
      <text:p text:style-name="P2">14.1060606061 , 27.7083333333 , 21.33333333</text:p>
      <text:p text:style-name="P2">14.1060606061 , 28.2121212121 , 21.66666667</text:p>
      <text:p text:style-name="P2">14.1060606061 , 28.7159090909 , 22</text:p>
      <text:p text:style-name="P2">14.1060606061 , 29.2196969697 , 22.33333333</text:p>
      <text:p text:style-name="P2">14.1060606061 , 29.7234848485 , 22.66666667</text:p>
      <text:p text:style-name="P2">14.1060606061 , 30.2272727273 , 23</text:p>
      <text:p text:style-name="P2">14.1060606061 , 30.7310606061 , 23.33333333</text:p>
      <text:p text:style-name="P2">14.1060606061 , 31.2348484848 , 23.66666667</text:p>
      <text:p text:style-name="P2">14.1060606061 , 31.7386363636 , 24</text:p>
      <text:p text:style-name="P2">14.1060606061 , 32.2424242424 , 24.33333333</text:p>
      <text:p text:style-name="P2">14.1060606061 , 32.7462121212 , 24.66666667</text:p>
      <text:p text:style-name="P2">14.1060606061 , 33.25 , 25</text:p>
      <text:p text:style-name="P2">14.1060606061 , 33.7537878788 , 25.33333333</text:p>
      <text:p text:style-name="P2">14.1060606061 , 34.2575757576 , 25.66666667</text:p>
      <text:p text:style-name="P2">14.1060606061 , 34.7613636364 , 26</text:p>
      <text:p text:style-name="P2"><text:soft-page-break/>14.1060606061 , 35.2651515152 , 26.33333333</text:p>
      <text:p text:style-name="P2">14.1060606061 , 35.7689393939 , 26.66666667</text:p>
      <text:p text:style-name="P2">14.1060606061 , 36.2727272727 , 27</text:p>
      <text:p text:style-name="P2">14.1060606061 , 36.7765151515 , 27.33333333</text:p>
      <text:p text:style-name="P2">14.1060606061 , 37.2803030303 , 27.66666667</text:p>
      <text:p text:style-name="P2">14.1060606061 , 37.7840909091 , 28</text:p>
      <text:p text:style-name="P2">14.1060606061 , 38.2878787879 , 28.33333333</text:p>
      <text:p text:style-name="P2">14.1060606061 , 38.7916666667 , 28.66666667</text:p>
      <text:p text:style-name="P2">14.1060606061 , 39.2954545455 , 29</text:p>
      <text:p text:style-name="P2">14.1060606061 , 39.7992424242 , 29.33333333</text:p>
      <text:p text:style-name="P2">14.1060606061 , 40.303030303 , 29.66666667</text:p>
      <text:p text:style-name="P2">14.1060606061 , 40.8068181818 , 30</text:p>
      <text:p text:style-name="P2">14.1060606061 , 41.3106060606 , 30.33333333</text:p>
      <text:p text:style-name="P2">14.1060606061 , 41.8143939394 , 30.66666667</text:p>
      <text:p text:style-name="P2">14.1060606061 , 42.3181818182 , 31</text:p>
      <text:p text:style-name="P2">14.1060606061 , 42.821969697 , 31.33333333</text:p>
      <text:p text:style-name="P2">14.1060606061 , 43.3257575758 , 31.66666667</text:p>
      <text:p text:style-name="P2">14.1060606061 , 43.8295454545 , 32</text:p>
      <text:p text:style-name="P2">14.1060606061 , 44.3333333333 , 32.33333333</text:p>
      <text:p text:style-name="P2">14.1060606061 , 44.8371212121 , 32.66666667</text:p>
      <text:p text:style-name="P2">14.1060606061 , 45.3409090909 , 33</text:p>
      <text:p text:style-name="P2">14.1060606061 , 45.8446969697 , 33.33333333</text:p>
      <text:p text:style-name="P2">14.1060606061 , 46.3484848485 , 33.66666667</text:p>
      <text:p text:style-name="P2">14.1060606061 , 46.8522727273 , 34</text:p>
      <text:p text:style-name="P2">14.1060606061 , 47.3560606061 , 34.33333333</text:p>
      <text:p text:style-name="P2">14.1060606061 , 47.8598484848 , 34.66666667</text:p>
      <text:p text:style-name="P2">14.1060606061 , 48.3636363636 , 35</text:p>
      <text:p text:style-name="P2">14.1060606061 , 48.8674242424 , 35</text:p>
      <text:p text:style-name="P2">14.1060606061 , 49.3712121212 , 35</text:p>
      <text:p text:style-name="P2">14.1060606061 , 49.875 , 35</text:p>
      <text:p text:style-name="P2">14.1060606061 , 50.3787878788 , 35</text:p>
      <text:p text:style-name="P2">14.1060606061 , 50.8825757576 , 35</text:p>
      <text:p text:style-name="P2">14.1060606061 , 51.3863636364 , 35</text:p>
      <text:p text:style-name="P2">14.1060606061 , 51.8901515152 , 35</text:p>
      <text:p text:style-name="P2">14.1060606061 , 52.3939393939 , 35</text:p>
      <text:p text:style-name="P2">14.1060606061 , 52.8977272727 , 35</text:p>
      <text:p text:style-name="P2">14.1060606061 , 53.4015151515 , 35</text:p>
      <text:p text:style-name="P2">14.1060606061 , 53.9053030303 , 35</text:p>
      <text:p text:style-name="P2">14.1060606061 , 54.4090909091 , 35</text:p>
      <text:p text:style-name="P2">14.1060606061 , 54.9128787879 , 35</text:p>
      <text:p text:style-name="P2">14.1060606061 , 55.4166666667 , 35</text:p>
      <text:p text:style-name="P2">14.1060606061 , 55.9204545455 , 35</text:p>
      <text:p text:style-name="P2">14.1060606061 , 56.4242424242 , 35</text:p>
      <text:p text:style-name="P2">14.1060606061 , 56.928030303 , 35</text:p>
      <text:p text:style-name="P2">14.1060606061 , 57.4318181818 , 35</text:p>
      <text:p text:style-name="P2">14.1060606061 , 57.9356060606 , 35</text:p>
      <text:p text:style-name="P2">14.1060606061 , 58.4393939394 , 35</text:p>
      <text:p text:style-name="P2">14.1060606061 , 58.9431818182 , 35</text:p>
      <text:p text:style-name="P2">14.1060606061 , 59.446969697 , 35</text:p>
      <text:p text:style-name="P2">14.1060606061 , 59.9507575758 , 35</text:p>
      <text:p text:style-name="P2">14.1060606061 , 60.4545454545 , 35</text:p>
      <text:p text:style-name="P2">14.1060606061 , 60.9583333333 , 35</text:p>
      <text:p text:style-name="P2"><text:soft-page-break/>14.1060606061 , 61.4621212121 , 35</text:p>
      <text:p text:style-name="P2">14.1060606061 , 61.9659090909 , 35</text:p>
      <text:p text:style-name="P2">14.1060606061 , 62.4696969697 , 35</text:p>
      <text:p text:style-name="P2">14.1060606061 , 62.9734848485 , 35</text:p>
      <text:p text:style-name="P2">14.1060606061 , 63.4772727273 , 35</text:p>
      <text:p text:style-name="P2">14.1060606061 , 63.9810606061 , 35</text:p>
      <text:p text:style-name="P2">14.1060606061 , 64.4848484848 , 35</text:p>
      <text:p text:style-name="P2">14.1060606061 , 64.9886363636 , 35</text:p>
      <text:p text:style-name="P2">14.1060606061 , 65.4924242424 , 35</text:p>
      <text:p text:style-name="P2">14.1060606061 , 65.9962121212 , 35</text:p>
      <text:p text:style-name="P2">14.1060606061 , 66.5 , 35</text:p>
      <text:p text:style-name="P2">14.6098484848 , 0.0 , 15</text:p>
      <text:p text:style-name="P2">14.6098484848 , 0.503787878788 , 15</text:p>
      <text:p text:style-name="P2">14.6098484848 , 1.00757575758 , 15</text:p>
      <text:p text:style-name="P2">14.6098484848 , 1.51136363636 , 15</text:p>
      <text:p text:style-name="P2">14.6098484848 , 2.01515151515 , 15</text:p>
      <text:p text:style-name="P2">14.6098484848 , 2.51893939394 , 15</text:p>
      <text:p text:style-name="P2">14.6098484848 , 3.02272727273 , 15</text:p>
      <text:p text:style-name="P2">14.6098484848 , 3.52651515152 , 15</text:p>
      <text:p text:style-name="P2">14.6098484848 , 4.0303030303 , 15</text:p>
      <text:p text:style-name="P2">14.6098484848 , 4.53409090909 , 15</text:p>
      <text:p text:style-name="P2">14.6098484848 , 5.03787878788 , 15</text:p>
      <text:p text:style-name="P2">14.6098484848 , 5.54166666667 , 15</text:p>
      <text:p text:style-name="P2">14.6098484848 , 6.04545454545 , 15</text:p>
      <text:p text:style-name="P2">14.6098484848 , 6.54924242424 , 15</text:p>
      <text:p text:style-name="P2">14.6098484848 , 7.05303030303 , 15</text:p>
      <text:p text:style-name="P2">14.6098484848 , 7.55681818182 , 15</text:p>
      <text:p text:style-name="P2">14.6098484848 , 8.06060606061 , 15</text:p>
      <text:p text:style-name="P2">14.6098484848 , 8.56439393939 , 15</text:p>
      <text:p text:style-name="P2">14.6098484848 , 9.06818181818 , 15</text:p>
      <text:p text:style-name="P2">14.6098484848 , 9.57196969697 , 15</text:p>
      <text:p text:style-name="P2">14.6098484848 , 10.0757575758 , 15</text:p>
      <text:p text:style-name="P2">14.6098484848 , 10.5795454545 , 15</text:p>
      <text:p text:style-name="P2">14.6098484848 , 11.0833333333 , 15</text:p>
      <text:p text:style-name="P2">14.6098484848 , 11.5871212121 , 15</text:p>
      <text:p text:style-name="P2">14.6098484848 , 12.0909090909 , 15</text:p>
      <text:p text:style-name="P2">14.6098484848 , 12.5946969697 , 15</text:p>
      <text:p text:style-name="P2">14.6098484848 , 13.0984848485 , 15</text:p>
      <text:p text:style-name="P2">14.6098484848 , 13.6022727273 , 15</text:p>
      <text:p text:style-name="P2">14.6098484848 , 14.1060606061 , 15</text:p>
      <text:p text:style-name="P2">14.6098484848 , 14.6098484848 , 15</text:p>
      <text:p text:style-name="P2">14.6098484848 , 15.1136363636 , 15</text:p>
      <text:p text:style-name="P2">14.6098484848 , 15.6174242424 , 15</text:p>
      <text:p text:style-name="P2">14.6098484848 , 16.1212121212 , 15</text:p>
      <text:p text:style-name="P2">14.6098484848 , 16.625 , 15</text:p>
      <text:p text:style-name="P2">14.6098484848 , 17.1287878788 , 15</text:p>
      <text:p text:style-name="P2">14.6098484848 , 17.6325757576 , 15</text:p>
      <text:p text:style-name="P2">14.6098484848 , 18.1363636364 , 15</text:p>
      <text:p text:style-name="P2">14.6098484848 , 18.6401515152 , 15.33333333</text:p>
      <text:p text:style-name="P2">14.6098484848 , 19.1439393939 , 15.66666667</text:p>
      <text:p text:style-name="P2">14.6098484848 , 19.6477272727 , 16</text:p>
      <text:p text:style-name="P2">14.6098484848 , 20.1515151515 , 16.33333333</text:p>
      <text:p text:style-name="P2"><text:soft-page-break/>14.6098484848 , 20.6553030303 , 16.66666667</text:p>
      <text:p text:style-name="P2">14.6098484848 , 21.1590909091 , 17</text:p>
      <text:p text:style-name="P2">14.6098484848 , 21.6628787879 , 17.33333333</text:p>
      <text:p text:style-name="P2">14.6098484848 , 22.1666666667 , 17.66666667</text:p>
      <text:p text:style-name="P2">14.6098484848 , 22.6704545455 , 18</text:p>
      <text:p text:style-name="P2">14.6098484848 , 23.1742424242 , 18.33333333</text:p>
      <text:p text:style-name="P2">14.6098484848 , 23.678030303 , 18.66666667</text:p>
      <text:p text:style-name="P2">14.6098484848 , 24.1818181818 , 19</text:p>
      <text:p text:style-name="P2">14.6098484848 , 24.6856060606 , 19.33333333</text:p>
      <text:p text:style-name="P2">14.6098484848 , 25.1893939394 , 19.66666667</text:p>
      <text:p text:style-name="P2">14.6098484848 , 25.6931818182 , 20</text:p>
      <text:p text:style-name="P2">14.6098484848 , 26.196969697 , 20.33333333</text:p>
      <text:p text:style-name="P2">14.6098484848 , 26.7007575758 , 20.66666667</text:p>
      <text:p text:style-name="P2">14.6098484848 , 27.2045454545 , 21</text:p>
      <text:p text:style-name="P2">14.6098484848 , 27.7083333333 , 21.33333333</text:p>
      <text:p text:style-name="P2">14.6098484848 , 28.2121212121 , 21.66666667</text:p>
      <text:p text:style-name="P2">14.6098484848 , 28.7159090909 , 22</text:p>
      <text:p text:style-name="P2">14.6098484848 , 29.2196969697 , 22.33333333</text:p>
      <text:p text:style-name="P2">14.6098484848 , 29.7234848485 , 22.66666667</text:p>
      <text:p text:style-name="P2">14.6098484848 , 30.2272727273 , 23</text:p>
      <text:p text:style-name="P2">14.6098484848 , 30.7310606061 , 23.33333333</text:p>
      <text:p text:style-name="P2">14.6098484848 , 31.2348484848 , 23.66666667</text:p>
      <text:p text:style-name="P2">14.6098484848 , 31.7386363636 , 24</text:p>
      <text:p text:style-name="P2">14.6098484848 , 32.2424242424 , 24.33333333</text:p>
      <text:p text:style-name="P2">14.6098484848 , 32.7462121212 , 24.66666667</text:p>
      <text:p text:style-name="P2">14.6098484848 , 33.25 , 25</text:p>
      <text:p text:style-name="P2">14.6098484848 , 33.7537878788 , 25.33333333</text:p>
      <text:p text:style-name="P2">14.6098484848 , 34.2575757576 , 25.66666667</text:p>
      <text:p text:style-name="P2">14.6098484848 , 34.7613636364 , 26</text:p>
      <text:p text:style-name="P2">14.6098484848 , 35.2651515152 , 26.33333333</text:p>
      <text:p text:style-name="P2">14.6098484848 , 35.7689393939 , 26.66666667</text:p>
      <text:p text:style-name="P2">14.6098484848 , 36.2727272727 , 27</text:p>
      <text:p text:style-name="P2">14.6098484848 , 36.7765151515 , 27.33333333</text:p>
      <text:p text:style-name="P2">14.6098484848 , 37.2803030303 , 27.66666667</text:p>
      <text:p text:style-name="P2">14.6098484848 , 37.7840909091 , 28</text:p>
      <text:p text:style-name="P2">14.6098484848 , 38.2878787879 , 28.33333333</text:p>
      <text:p text:style-name="P2">14.6098484848 , 38.7916666667 , 28.66666667</text:p>
      <text:p text:style-name="P2">14.6098484848 , 39.2954545455 , 29</text:p>
      <text:p text:style-name="P2">14.6098484848 , 39.7992424242 , 29.33333333</text:p>
      <text:p text:style-name="P2">14.6098484848 , 40.303030303 , 29.66666667</text:p>
      <text:p text:style-name="P2">14.6098484848 , 40.8068181818 , 30</text:p>
      <text:p text:style-name="P2">14.6098484848 , 41.3106060606 , 30.33333333</text:p>
      <text:p text:style-name="P2">14.6098484848 , 41.8143939394 , 30.66666667</text:p>
      <text:p text:style-name="P2">14.6098484848 , 42.3181818182 , 31</text:p>
      <text:p text:style-name="P2">14.6098484848 , 42.821969697 , 31.33333333</text:p>
      <text:p text:style-name="P2">14.6098484848 , 43.3257575758 , 31.66666667</text:p>
      <text:p text:style-name="P2">14.6098484848 , 43.8295454545 , 32</text:p>
      <text:p text:style-name="P2">14.6098484848 , 44.3333333333 , 32.33333333</text:p>
      <text:p text:style-name="P2">14.6098484848 , 44.8371212121 , 32.66666667</text:p>
      <text:p text:style-name="P2">14.6098484848 , 45.3409090909 , 33</text:p>
      <text:p text:style-name="P2">14.6098484848 , 45.8446969697 , 33.33333333</text:p>
      <text:p text:style-name="P2">14.6098484848 , 46.3484848485 , 33.66666667</text:p>
      <text:p text:style-name="P2"><text:soft-page-break/>14.6098484848 , 46.8522727273 , 34</text:p>
      <text:p text:style-name="P2">14.6098484848 , 47.3560606061 , 34.33333333</text:p>
      <text:p text:style-name="P2">14.6098484848 , 47.8598484848 , 34.66666667</text:p>
      <text:p text:style-name="P2">14.6098484848 , 48.3636363636 , 35</text:p>
      <text:p text:style-name="P2">14.6098484848 , 48.8674242424 , 35</text:p>
      <text:p text:style-name="P2">14.6098484848 , 49.3712121212 , 35</text:p>
      <text:p text:style-name="P2">14.6098484848 , 49.875 , 35</text:p>
      <text:p text:style-name="P2">14.6098484848 , 50.3787878788 , 35</text:p>
      <text:p text:style-name="P2">14.6098484848 , 50.8825757576 , 35</text:p>
      <text:p text:style-name="P2">14.6098484848 , 51.3863636364 , 35</text:p>
      <text:p text:style-name="P2">14.6098484848 , 51.8901515152 , 35</text:p>
      <text:p text:style-name="P2">14.6098484848 , 52.3939393939 , 35</text:p>
      <text:p text:style-name="P2">14.6098484848 , 52.8977272727 , 35</text:p>
      <text:p text:style-name="P2">14.6098484848 , 53.4015151515 , 35</text:p>
      <text:p text:style-name="P2">14.6098484848 , 53.9053030303 , 35</text:p>
      <text:p text:style-name="P2">14.6098484848 , 54.4090909091 , 35</text:p>
      <text:p text:style-name="P2">14.6098484848 , 54.9128787879 , 35</text:p>
      <text:p text:style-name="P2">14.6098484848 , 55.4166666667 , 35</text:p>
      <text:p text:style-name="P2">14.6098484848 , 55.9204545455 , 35</text:p>
      <text:p text:style-name="P2">14.6098484848 , 56.4242424242 , 35</text:p>
      <text:p text:style-name="P2">14.6098484848 , 56.928030303 , 35</text:p>
      <text:p text:style-name="P2">14.6098484848 , 57.4318181818 , 35</text:p>
      <text:p text:style-name="P2">14.6098484848 , 57.9356060606 , 35</text:p>
      <text:p text:style-name="P2">14.6098484848 , 58.4393939394 , 35</text:p>
      <text:p text:style-name="P2">14.6098484848 , 58.9431818182 , 35</text:p>
      <text:p text:style-name="P2">14.6098484848 , 59.446969697 , 35</text:p>
      <text:p text:style-name="P2">14.6098484848 , 59.9507575758 , 35</text:p>
      <text:p text:style-name="P2">14.6098484848 , 60.4545454545 , 35</text:p>
      <text:p text:style-name="P2">14.6098484848 , 60.9583333333 , 35</text:p>
      <text:p text:style-name="P2">14.6098484848 , 61.4621212121 , 35</text:p>
      <text:p text:style-name="P2">14.6098484848 , 61.9659090909 , 35</text:p>
      <text:p text:style-name="P2">14.6098484848 , 62.4696969697 , 35</text:p>
      <text:p text:style-name="P2">14.6098484848 , 62.9734848485 , 35</text:p>
      <text:p text:style-name="P2">14.6098484848 , 63.4772727273 , 35</text:p>
      <text:p text:style-name="P2">14.6098484848 , 63.9810606061 , 35</text:p>
      <text:p text:style-name="P2">14.6098484848 , 64.4848484848 , 35</text:p>
      <text:p text:style-name="P2">14.6098484848 , 64.9886363636 , 35</text:p>
      <text:p text:style-name="P2">14.6098484848 , 65.4924242424 , 35</text:p>
      <text:p text:style-name="P2">14.6098484848 , 65.9962121212 , 35</text:p>
      <text:p text:style-name="P2">14.6098484848 , 66.5 , 35</text:p>
      <text:p text:style-name="P2">15.1136363636 , 0.0 , 15</text:p>
      <text:p text:style-name="P2">15.1136363636 , 0.503787878788 , 15</text:p>
      <text:p text:style-name="P2">15.1136363636 , 1.00757575758 , 15</text:p>
      <text:p text:style-name="P2">15.1136363636 , 1.51136363636 , 15</text:p>
      <text:p text:style-name="P2">15.1136363636 , 2.01515151515 , 15</text:p>
      <text:p text:style-name="P2">15.1136363636 , 2.51893939394 , 15</text:p>
      <text:p text:style-name="P2">15.1136363636 , 3.02272727273 , 15</text:p>
      <text:p text:style-name="P2">15.1136363636 , 3.52651515152 , 15</text:p>
      <text:p text:style-name="P2">15.1136363636 , 4.0303030303 , 15</text:p>
      <text:p text:style-name="P2">15.1136363636 , 4.53409090909 , 15</text:p>
      <text:p text:style-name="P2">15.1136363636 , 5.03787878788 , 15</text:p>
      <text:p text:style-name="P2">15.1136363636 , 5.54166666667 , 15</text:p>
      <text:p text:style-name="P2"><text:soft-page-break/>15.1136363636 , 6.04545454545 , 15</text:p>
      <text:p text:style-name="P2">15.1136363636 , 6.54924242424 , 15</text:p>
      <text:p text:style-name="P2">15.1136363636 , 7.05303030303 , 15</text:p>
      <text:p text:style-name="P2">15.1136363636 , 7.55681818182 , 15</text:p>
      <text:p text:style-name="P2">15.1136363636 , 8.06060606061 , 15</text:p>
      <text:p text:style-name="P2">15.1136363636 , 8.56439393939 , 15</text:p>
      <text:p text:style-name="P2">15.1136363636 , 9.06818181818 , 15</text:p>
      <text:p text:style-name="P2">15.1136363636 , 9.57196969697 , 15</text:p>
      <text:p text:style-name="P2">15.1136363636 , 10.0757575758 , 15</text:p>
      <text:p text:style-name="P2">15.1136363636 , 10.5795454545 , 15</text:p>
      <text:p text:style-name="P2">15.1136363636 , 11.0833333333 , 15</text:p>
      <text:p text:style-name="P2">15.1136363636 , 11.5871212121 , 15</text:p>
      <text:p text:style-name="P2">15.1136363636 , 12.0909090909 , 15</text:p>
      <text:p text:style-name="P2">15.1136363636 , 12.5946969697 , 15</text:p>
      <text:p text:style-name="P2">15.1136363636 , 13.0984848485 , 15</text:p>
      <text:p text:style-name="P2">15.1136363636 , 13.6022727273 , 15</text:p>
      <text:p text:style-name="P2">15.1136363636 , 14.1060606061 , 15</text:p>
      <text:p text:style-name="P2">15.1136363636 , 14.6098484848 , 15</text:p>
      <text:p text:style-name="P2">15.1136363636 , 15.1136363636 , 15</text:p>
      <text:p text:style-name="P2">15.1136363636 , 15.6174242424 , 15</text:p>
      <text:p text:style-name="P2">15.1136363636 , 16.1212121212 , 15</text:p>
      <text:p text:style-name="P2">15.1136363636 , 16.625 , 15</text:p>
      <text:p text:style-name="P2">15.1136363636 , 17.1287878788 , 15</text:p>
      <text:p text:style-name="P2">15.1136363636 , 17.6325757576 , 15</text:p>
      <text:p text:style-name="P2">15.1136363636 , 18.1363636364 , 15</text:p>
      <text:p text:style-name="P2">15.1136363636 , 18.6401515152 , 15.33333333</text:p>
      <text:p text:style-name="P2">15.1136363636 , 19.1439393939 , 15.66666667</text:p>
      <text:p text:style-name="P2">15.1136363636 , 19.6477272727 , 16</text:p>
      <text:p text:style-name="P2">15.1136363636 , 20.1515151515 , 16.33333333</text:p>
      <text:p text:style-name="P2">15.1136363636 , 20.6553030303 , 16.66666667</text:p>
      <text:p text:style-name="P2">15.1136363636 , 21.1590909091 , 17</text:p>
      <text:p text:style-name="P2">15.1136363636 , 21.6628787879 , 17.33333333</text:p>
      <text:p text:style-name="P2">15.1136363636 , 22.1666666667 , 17.66666667</text:p>
      <text:p text:style-name="P2">15.1136363636 , 22.6704545455 , 18</text:p>
      <text:p text:style-name="P2">15.1136363636 , 23.1742424242 , 18.33333333</text:p>
      <text:p text:style-name="P2">15.1136363636 , 23.678030303 , 18.66666667</text:p>
      <text:p text:style-name="P2">15.1136363636 , 24.1818181818 , 19</text:p>
      <text:p text:style-name="P2">15.1136363636 , 24.6856060606 , 19.33333333</text:p>
      <text:p text:style-name="P2">15.1136363636 , 25.1893939394 , 19.66666667</text:p>
      <text:p text:style-name="P2">15.1136363636 , 25.6931818182 , 20</text:p>
      <text:p text:style-name="P2">15.1136363636 , 26.196969697 , 20.33333333</text:p>
      <text:p text:style-name="P2">15.1136363636 , 26.7007575758 , 20.66666667</text:p>
      <text:p text:style-name="P2">15.1136363636 , 27.2045454545 , 21</text:p>
      <text:p text:style-name="P2">15.1136363636 , 27.7083333333 , 21.33333333</text:p>
      <text:p text:style-name="P2">15.1136363636 , 28.2121212121 , 21.66666667</text:p>
      <text:p text:style-name="P2">15.1136363636 , 28.7159090909 , 22</text:p>
      <text:p text:style-name="P2">15.1136363636 , 29.2196969697 , 22.33333333</text:p>
      <text:p text:style-name="P2">15.1136363636 , 29.7234848485 , 22.66666667</text:p>
      <text:p text:style-name="P2">15.1136363636 , 30.2272727273 , 23</text:p>
      <text:p text:style-name="P2">15.1136363636 , 30.7310606061 , 23.33333333</text:p>
      <text:p text:style-name="P2">15.1136363636 , 31.2348484848 , 23.66666667</text:p>
      <text:p text:style-name="P2">15.1136363636 , 31.7386363636 , 24</text:p>
      <text:p text:style-name="P2"><text:soft-page-break/>15.1136363636 , 32.2424242424 , 24.33333333</text:p>
      <text:p text:style-name="P2">15.1136363636 , 32.7462121212 , 24.66666667</text:p>
      <text:p text:style-name="P2">15.1136363636 , 33.25 , 25</text:p>
      <text:p text:style-name="P2">15.1136363636 , 33.7537878788 , 25.33333333</text:p>
      <text:p text:style-name="P2">15.1136363636 , 34.2575757576 , 25.66666667</text:p>
      <text:p text:style-name="P2">15.1136363636 , 34.7613636364 , 26</text:p>
      <text:p text:style-name="P2">15.1136363636 , 35.2651515152 , 26.33333333</text:p>
      <text:p text:style-name="P2">15.1136363636 , 35.7689393939 , 26.66666667</text:p>
      <text:p text:style-name="P2">15.1136363636 , 36.2727272727 , 27</text:p>
      <text:p text:style-name="P2">15.1136363636 , 36.7765151515 , 27.33333333</text:p>
      <text:p text:style-name="P2">15.1136363636 , 37.2803030303 , 27.66666667</text:p>
      <text:p text:style-name="P2">15.1136363636 , 37.7840909091 , 28</text:p>
      <text:p text:style-name="P2">15.1136363636 , 38.2878787879 , 28.33333333</text:p>
      <text:p text:style-name="P2">15.1136363636 , 38.7916666667 , 28.66666667</text:p>
      <text:p text:style-name="P2">15.1136363636 , 39.2954545455 , 29</text:p>
      <text:p text:style-name="P2">15.1136363636 , 39.7992424242 , 29.33333333</text:p>
      <text:p text:style-name="P2">15.1136363636 , 40.303030303 , 29.66666667</text:p>
      <text:p text:style-name="P2">15.1136363636 , 40.8068181818 , 30</text:p>
      <text:p text:style-name="P2">15.1136363636 , 41.3106060606 , 30.33333333</text:p>
      <text:p text:style-name="P2">15.1136363636 , 41.8143939394 , 30.66666667</text:p>
      <text:p text:style-name="P2">15.1136363636 , 42.3181818182 , 31</text:p>
      <text:p text:style-name="P2">15.1136363636 , 42.821969697 , 31.33333333</text:p>
      <text:p text:style-name="P2">15.1136363636 , 43.3257575758 , 31.66666667</text:p>
      <text:p text:style-name="P2">15.1136363636 , 43.8295454545 , 32</text:p>
      <text:p text:style-name="P2">15.1136363636 , 44.3333333333 , 32.33333333</text:p>
      <text:p text:style-name="P2">15.1136363636 , 44.8371212121 , 32.66666667</text:p>
      <text:p text:style-name="P2">15.1136363636 , 45.3409090909 , 33</text:p>
      <text:p text:style-name="P2">15.1136363636 , 45.8446969697 , 33.33333333</text:p>
      <text:p text:style-name="P2">15.1136363636 , 46.3484848485 , 33.66666667</text:p>
      <text:p text:style-name="P2">15.1136363636 , 46.8522727273 , 34</text:p>
      <text:p text:style-name="P2">15.1136363636 , 47.3560606061 , 34.33333333</text:p>
      <text:p text:style-name="P2">15.1136363636 , 47.8598484848 , 34.66666667</text:p>
      <text:p text:style-name="P2">15.1136363636 , 48.3636363636 , 35</text:p>
      <text:p text:style-name="P2">15.1136363636 , 48.8674242424 , 35</text:p>
      <text:p text:style-name="P2">15.1136363636 , 49.3712121212 , 35</text:p>
      <text:p text:style-name="P2">15.1136363636 , 49.875 , 35</text:p>
      <text:p text:style-name="P2">15.1136363636 , 50.3787878788 , 35</text:p>
      <text:p text:style-name="P2">15.1136363636 , 50.8825757576 , 35</text:p>
      <text:p text:style-name="P2">15.1136363636 , 51.3863636364 , 35</text:p>
      <text:p text:style-name="P2">15.1136363636 , 51.8901515152 , 35</text:p>
      <text:p text:style-name="P2">15.1136363636 , 52.3939393939 , 35</text:p>
      <text:p text:style-name="P2">15.1136363636 , 52.8977272727 , 35</text:p>
      <text:p text:style-name="P2">15.1136363636 , 53.4015151515 , 35</text:p>
      <text:p text:style-name="P2">15.1136363636 , 53.9053030303 , 35</text:p>
      <text:p text:style-name="P2">15.1136363636 , 54.4090909091 , 35</text:p>
      <text:p text:style-name="P2">15.1136363636 , 54.9128787879 , 35</text:p>
      <text:p text:style-name="P2">15.1136363636 , 55.4166666667 , 35</text:p>
      <text:p text:style-name="P2">15.1136363636 , 55.9204545455 , 35</text:p>
      <text:p text:style-name="P2">15.1136363636 , 56.4242424242 , 35</text:p>
      <text:p text:style-name="P2">15.1136363636 , 56.928030303 , 35</text:p>
      <text:p text:style-name="P2">15.1136363636 , 57.4318181818 , 35</text:p>
      <text:p text:style-name="P2">15.1136363636 , 57.9356060606 , 35</text:p>
      <text:p text:style-name="P2"><text:soft-page-break/>15.1136363636 , 58.4393939394 , 35</text:p>
      <text:p text:style-name="P2">15.1136363636 , 58.9431818182 , 35</text:p>
      <text:p text:style-name="P2">15.1136363636 , 59.446969697 , 35</text:p>
      <text:p text:style-name="P2">15.1136363636 , 59.9507575758 , 35</text:p>
      <text:p text:style-name="P2">15.1136363636 , 60.4545454545 , 35</text:p>
      <text:p text:style-name="P2">15.1136363636 , 60.9583333333 , 35</text:p>
      <text:p text:style-name="P2">15.1136363636 , 61.4621212121 , 35</text:p>
      <text:p text:style-name="P2">15.1136363636 , 61.9659090909 , 35</text:p>
      <text:p text:style-name="P2">15.1136363636 , 62.4696969697 , 35</text:p>
      <text:p text:style-name="P2">15.1136363636 , 62.9734848485 , 35</text:p>
      <text:p text:style-name="P2">15.1136363636 , 63.4772727273 , 35</text:p>
      <text:p text:style-name="P2">15.1136363636 , 63.9810606061 , 35</text:p>
      <text:p text:style-name="P2">15.1136363636 , 64.4848484848 , 35</text:p>
      <text:p text:style-name="P2">15.1136363636 , 64.9886363636 , 35</text:p>
      <text:p text:style-name="P2">15.1136363636 , 65.4924242424 , 35</text:p>
      <text:p text:style-name="P2">15.1136363636 , 65.9962121212 , 35</text:p>
      <text:p text:style-name="P2">15.1136363636 , 66.5 , 35</text:p>
      <text:p text:style-name="P2">15.6174242424 , 0.0 , 15</text:p>
      <text:p text:style-name="P2">15.6174242424 , 0.503787878788 , 15</text:p>
      <text:p text:style-name="P2">15.6174242424 , 1.00757575758 , 15</text:p>
      <text:p text:style-name="P2">15.6174242424 , 1.51136363636 , 15</text:p>
      <text:p text:style-name="P2">15.6174242424 , 2.01515151515 , 15</text:p>
      <text:p text:style-name="P2">15.6174242424 , 2.51893939394 , 15</text:p>
      <text:p text:style-name="P2">15.6174242424 , 3.02272727273 , 15</text:p>
      <text:p text:style-name="P2">15.6174242424 , 3.52651515152 , 15</text:p>
      <text:p text:style-name="P2">15.6174242424 , 4.0303030303 , 15</text:p>
      <text:p text:style-name="P2">15.6174242424 , 4.53409090909 , 15</text:p>
      <text:p text:style-name="P2">15.6174242424 , 5.03787878788 , 15</text:p>
      <text:p text:style-name="P2">15.6174242424 , 5.54166666667 , 15</text:p>
      <text:p text:style-name="P2">15.6174242424 , 6.04545454545 , 15</text:p>
      <text:p text:style-name="P2">15.6174242424 , 6.54924242424 , 15</text:p>
      <text:p text:style-name="P2">15.6174242424 , 7.05303030303 , 15</text:p>
      <text:p text:style-name="P2">15.6174242424 , 7.55681818182 , 15</text:p>
      <text:p text:style-name="P2">15.6174242424 , 8.06060606061 , 15</text:p>
      <text:p text:style-name="P2">15.6174242424 , 8.56439393939 , 15</text:p>
      <text:p text:style-name="P2">15.6174242424 , 9.06818181818 , 15</text:p>
      <text:p text:style-name="P2">15.6174242424 , 9.57196969697 , 15</text:p>
      <text:p text:style-name="P2">15.6174242424 , 10.0757575758 , 15</text:p>
      <text:p text:style-name="P2">15.6174242424 , 10.5795454545 , 15</text:p>
      <text:p text:style-name="P2">15.6174242424 , 11.0833333333 , 15</text:p>
      <text:p text:style-name="P2">15.6174242424 , 11.5871212121 , 15</text:p>
      <text:p text:style-name="P2">15.6174242424 , 12.0909090909 , 15</text:p>
      <text:p text:style-name="P2">15.6174242424 , 12.5946969697 , 15</text:p>
      <text:p text:style-name="P2">15.6174242424 , 13.0984848485 , 15</text:p>
      <text:p text:style-name="P2">15.6174242424 , 13.6022727273 , 15</text:p>
      <text:p text:style-name="P2">15.6174242424 , 14.1060606061 , 15</text:p>
      <text:p text:style-name="P2">15.6174242424 , 14.6098484848 , 15</text:p>
      <text:p text:style-name="P2">15.6174242424 , 15.1136363636 , 15</text:p>
      <text:p text:style-name="P2">15.6174242424 , 15.6174242424 , 15</text:p>
      <text:p text:style-name="P2">15.6174242424 , 16.1212121212 , 15</text:p>
      <text:p text:style-name="P2">15.6174242424 , 16.625 , 15</text:p>
      <text:p text:style-name="P2">15.6174242424 , 17.1287878788 , 15</text:p>
      <text:p text:style-name="P2"><text:soft-page-break/>15.6174242424 , 17.6325757576 , 15</text:p>
      <text:p text:style-name="P2">15.6174242424 , 18.1363636364 , 15</text:p>
      <text:p text:style-name="P2">15.6174242424 , 18.6401515152 , 15.33333333</text:p>
      <text:p text:style-name="P2">15.6174242424 , 19.1439393939 , 15.66666667</text:p>
      <text:p text:style-name="P2">15.6174242424 , 19.6477272727 , 16</text:p>
      <text:p text:style-name="P2">15.6174242424 , 20.1515151515 , 16.33333333</text:p>
      <text:p text:style-name="P2">15.6174242424 , 20.6553030303 , 16.66666667</text:p>
      <text:p text:style-name="P2">15.6174242424 , 21.1590909091 , 17</text:p>
      <text:p text:style-name="P2">15.6174242424 , 21.6628787879 , 17.33333333</text:p>
      <text:p text:style-name="P2">15.6174242424 , 22.1666666667 , 17.66666667</text:p>
      <text:p text:style-name="P2">15.6174242424 , 22.6704545455 , 18</text:p>
      <text:p text:style-name="P2">15.6174242424 , 23.1742424242 , 18.33333333</text:p>
      <text:p text:style-name="P2">15.6174242424 , 23.678030303 , 18.66666667</text:p>
      <text:p text:style-name="P2">15.6174242424 , 24.1818181818 , 19</text:p>
      <text:p text:style-name="P2">15.6174242424 , 24.6856060606 , 19.33333333</text:p>
      <text:p text:style-name="P2">15.6174242424 , 25.1893939394 , 19.66666667</text:p>
      <text:p text:style-name="P2">15.6174242424 , 25.6931818182 , 20</text:p>
      <text:p text:style-name="P2">15.6174242424 , 26.196969697 , 20.33333333</text:p>
      <text:p text:style-name="P2">15.6174242424 , 26.7007575758 , 20.66666667</text:p>
      <text:p text:style-name="P2">15.6174242424 , 27.2045454545 , 21</text:p>
      <text:p text:style-name="P2">15.6174242424 , 27.7083333333 , 21.33333333</text:p>
      <text:p text:style-name="P2">15.6174242424 , 28.2121212121 , 21.66666667</text:p>
      <text:p text:style-name="P2">15.6174242424 , 28.7159090909 , 22</text:p>
      <text:p text:style-name="P2">15.6174242424 , 29.2196969697 , 22.33333333</text:p>
      <text:p text:style-name="P2">15.6174242424 , 29.7234848485 , 22.66666667</text:p>
      <text:p text:style-name="P2">15.6174242424 , 30.2272727273 , 23</text:p>
      <text:p text:style-name="P2">15.6174242424 , 30.7310606061 , 23.33333333</text:p>
      <text:p text:style-name="P2">15.6174242424 , 31.2348484848 , 23.66666667</text:p>
      <text:p text:style-name="P2">15.6174242424 , 31.7386363636 , 24</text:p>
      <text:p text:style-name="P2">15.6174242424 , 32.2424242424 , 24.33333333</text:p>
      <text:p text:style-name="P2">15.6174242424 , 32.7462121212 , 24.66666667</text:p>
      <text:p text:style-name="P2">15.6174242424 , 33.25 , 25</text:p>
      <text:p text:style-name="P2">15.6174242424 , 33.7537878788 , 25.33333333</text:p>
      <text:p text:style-name="P2">15.6174242424 , 34.2575757576 , 25.66666667</text:p>
      <text:p text:style-name="P2">15.6174242424 , 34.7613636364 , 26</text:p>
      <text:p text:style-name="P2">15.6174242424 , 35.2651515152 , 26.33333333</text:p>
      <text:p text:style-name="P2">15.6174242424 , 35.7689393939 , 26.66666667</text:p>
      <text:p text:style-name="P2">15.6174242424 , 36.2727272727 , 27</text:p>
      <text:p text:style-name="P2">15.6174242424 , 36.7765151515 , 27.33333333</text:p>
      <text:p text:style-name="P2">15.6174242424 , 37.2803030303 , 27.66666667</text:p>
      <text:p text:style-name="P2">15.6174242424 , 37.7840909091 , 28</text:p>
      <text:p text:style-name="P2">15.6174242424 , 38.2878787879 , 28.33333333</text:p>
      <text:p text:style-name="P2">15.6174242424 , 38.7916666667 , 28.66666667</text:p>
      <text:p text:style-name="P2">15.6174242424 , 39.2954545455 , 29</text:p>
      <text:p text:style-name="P2">15.6174242424 , 39.7992424242 , 29.33333333</text:p>
      <text:p text:style-name="P2">15.6174242424 , 40.303030303 , 29.66666667</text:p>
      <text:p text:style-name="P2">15.6174242424 , 40.8068181818 , 30</text:p>
      <text:p text:style-name="P2">15.6174242424 , 41.3106060606 , 30.33333333</text:p>
      <text:p text:style-name="P2">15.6174242424 , 41.8143939394 , 30.66666667</text:p>
      <text:p text:style-name="P2">15.6174242424 , 42.3181818182 , 31</text:p>
      <text:p text:style-name="P2">15.6174242424 , 42.821969697 , 31.33333333</text:p>
      <text:p text:style-name="P2">15.6174242424 , 43.3257575758 , 31.66666667</text:p>
      <text:p text:style-name="P2"><text:soft-page-break/>15.6174242424 , 43.8295454545 , 32</text:p>
      <text:p text:style-name="P2">15.6174242424 , 44.3333333333 , 32.33333333</text:p>
      <text:p text:style-name="P2">15.6174242424 , 44.8371212121 , 32.66666667</text:p>
      <text:p text:style-name="P2">15.6174242424 , 45.3409090909 , 33</text:p>
      <text:p text:style-name="P2">15.6174242424 , 45.8446969697 , 33.33333333</text:p>
      <text:p text:style-name="P2">15.6174242424 , 46.3484848485 , 33.66666667</text:p>
      <text:p text:style-name="P2">15.6174242424 , 46.8522727273 , 34</text:p>
      <text:p text:style-name="P2">15.6174242424 , 47.3560606061 , 34.33333333</text:p>
      <text:p text:style-name="P2">15.6174242424 , 47.8598484848 , 34.66666667</text:p>
      <text:p text:style-name="P2">15.6174242424 , 48.3636363636 , 35</text:p>
      <text:p text:style-name="P2">15.6174242424 , 48.8674242424 , 35</text:p>
      <text:p text:style-name="P2">15.6174242424 , 49.3712121212 , 35</text:p>
      <text:p text:style-name="P2">15.6174242424 , 49.875 , 35</text:p>
      <text:p text:style-name="P2">15.6174242424 , 50.3787878788 , 35</text:p>
      <text:p text:style-name="P2">15.6174242424 , 50.8825757576 , 35</text:p>
      <text:p text:style-name="P2">15.6174242424 , 51.3863636364 , 35</text:p>
      <text:p text:style-name="P2">15.6174242424 , 51.8901515152 , 35</text:p>
      <text:p text:style-name="P2">15.6174242424 , 52.3939393939 , 35</text:p>
      <text:p text:style-name="P2">15.6174242424 , 52.8977272727 , 35</text:p>
      <text:p text:style-name="P2">15.6174242424 , 53.4015151515 , 35</text:p>
      <text:p text:style-name="P2">15.6174242424 , 53.9053030303 , 35</text:p>
      <text:p text:style-name="P2">15.6174242424 , 54.4090909091 , 35</text:p>
      <text:p text:style-name="P2">15.6174242424 , 54.9128787879 , 35</text:p>
      <text:p text:style-name="P2">15.6174242424 , 55.4166666667 , 35</text:p>
      <text:p text:style-name="P2">15.6174242424 , 55.9204545455 , 35</text:p>
      <text:p text:style-name="P2">15.6174242424 , 56.4242424242 , 35</text:p>
      <text:p text:style-name="P2">15.6174242424 , 56.928030303 , 35</text:p>
      <text:p text:style-name="P2">15.6174242424 , 57.4318181818 , 35</text:p>
      <text:p text:style-name="P2">15.6174242424 , 57.9356060606 , 35</text:p>
      <text:p text:style-name="P2">15.6174242424 , 58.4393939394 , 35</text:p>
      <text:p text:style-name="P2">15.6174242424 , 58.9431818182 , 35</text:p>
      <text:p text:style-name="P2">15.6174242424 , 59.446969697 , 35</text:p>
      <text:p text:style-name="P2">15.6174242424 , 59.9507575758 , 35</text:p>
      <text:p text:style-name="P2">15.6174242424 , 60.4545454545 , 35</text:p>
      <text:p text:style-name="P2">15.6174242424 , 60.9583333333 , 35</text:p>
      <text:p text:style-name="P2">15.6174242424 , 61.4621212121 , 35</text:p>
      <text:p text:style-name="P2">15.6174242424 , 61.9659090909 , 35</text:p>
      <text:p text:style-name="P2">15.6174242424 , 62.4696969697 , 35</text:p>
      <text:p text:style-name="P2">15.6174242424 , 62.9734848485 , 35</text:p>
      <text:p text:style-name="P2">15.6174242424 , 63.4772727273 , 35</text:p>
      <text:p text:style-name="P2">15.6174242424 , 63.9810606061 , 35</text:p>
      <text:p text:style-name="P2">15.6174242424 , 64.4848484848 , 35</text:p>
      <text:p text:style-name="P2">15.6174242424 , 64.9886363636 , 35</text:p>
      <text:p text:style-name="P2">15.6174242424 , 65.4924242424 , 35</text:p>
      <text:p text:style-name="P2">15.6174242424 , 65.9962121212 , 35</text:p>
      <text:p text:style-name="P2">15.6174242424 , 66.5 , 35</text:p>
      <text:p text:style-name="P2">16.1212121212 , 0.0 , 15</text:p>
      <text:p text:style-name="P2">16.1212121212 , 0.503787878788 , 15</text:p>
      <text:p text:style-name="P2">16.1212121212 , 1.00757575758 , 15</text:p>
      <text:p text:style-name="P2">16.1212121212 , 1.51136363636 , 15</text:p>
      <text:p text:style-name="P2">16.1212121212 , 2.01515151515 , 15</text:p>
      <text:p text:style-name="P2">16.1212121212 , 2.51893939394 , 15</text:p>
      <text:p text:style-name="P2"><text:soft-page-break/>16.1212121212 , 3.02272727273 , 15</text:p>
      <text:p text:style-name="P2">16.1212121212 , 3.52651515152 , 15</text:p>
      <text:p text:style-name="P2">16.1212121212 , 4.0303030303 , 15</text:p>
      <text:p text:style-name="P2">16.1212121212 , 4.53409090909 , 15</text:p>
      <text:p text:style-name="P2">16.1212121212 , 5.03787878788 , 15</text:p>
      <text:p text:style-name="P2">16.1212121212 , 5.54166666667 , 15</text:p>
      <text:p text:style-name="P2">16.1212121212 , 6.04545454545 , 15</text:p>
      <text:p text:style-name="P2">16.1212121212 , 6.54924242424 , 15</text:p>
      <text:p text:style-name="P2">16.1212121212 , 7.05303030303 , 15</text:p>
      <text:p text:style-name="P2">16.1212121212 , 7.55681818182 , 15</text:p>
      <text:p text:style-name="P2">16.1212121212 , 8.06060606061 , 15</text:p>
      <text:p text:style-name="P2">16.1212121212 , 8.56439393939 , 15</text:p>
      <text:p text:style-name="P2">16.1212121212 , 9.06818181818 , 15</text:p>
      <text:p text:style-name="P2">16.1212121212 , 9.57196969697 , 15</text:p>
      <text:p text:style-name="P2">16.1212121212 , 10.0757575758 , 15</text:p>
      <text:p text:style-name="P2">16.1212121212 , 10.5795454545 , 15</text:p>
      <text:p text:style-name="P2">16.1212121212 , 11.0833333333 , 15</text:p>
      <text:p text:style-name="P2">16.1212121212 , 11.5871212121 , 15</text:p>
      <text:p text:style-name="P2">16.1212121212 , 12.0909090909 , 15</text:p>
      <text:p text:style-name="P2">16.1212121212 , 12.5946969697 , 15</text:p>
      <text:p text:style-name="P2">16.1212121212 , 13.0984848485 , 15</text:p>
      <text:p text:style-name="P2">16.1212121212 , 13.6022727273 , 15</text:p>
      <text:p text:style-name="P2">16.1212121212 , 14.1060606061 , 15</text:p>
      <text:p text:style-name="P2">16.1212121212 , 14.6098484848 , 15</text:p>
      <text:p text:style-name="P2">16.1212121212 , 15.1136363636 , 15</text:p>
      <text:p text:style-name="P2">16.1212121212 , 15.6174242424 , 15</text:p>
      <text:p text:style-name="P2">16.1212121212 , 16.1212121212 , 15</text:p>
      <text:p text:style-name="P2">16.1212121212 , 16.625 , 15</text:p>
      <text:p text:style-name="P2">16.1212121212 , 17.1287878788 , 15</text:p>
      <text:p text:style-name="P2">16.1212121212 , 17.6325757576 , 15</text:p>
      <text:p text:style-name="P2">16.1212121212 , 18.1363636364 , 15</text:p>
      <text:p text:style-name="P2">16.1212121212 , 18.6401515152 , 15.33333333</text:p>
      <text:p text:style-name="P2">16.1212121212 , 19.1439393939 , 15.66666667</text:p>
      <text:p text:style-name="P2">16.1212121212 , 19.6477272727 , 16</text:p>
      <text:p text:style-name="P2">16.1212121212 , 20.1515151515 , 16.33333333</text:p>
      <text:p text:style-name="P2">16.1212121212 , 20.6553030303 , 16.66666667</text:p>
      <text:p text:style-name="P2">16.1212121212 , 21.1590909091 , 17</text:p>
      <text:p text:style-name="P2">16.1212121212 , 21.6628787879 , 17.33333333</text:p>
      <text:p text:style-name="P2">16.1212121212 , 22.1666666667 , 17.66666667</text:p>
      <text:p text:style-name="P2">16.1212121212 , 22.6704545455 , 18</text:p>
      <text:p text:style-name="P2">16.1212121212 , 23.1742424242 , 18.33333333</text:p>
      <text:p text:style-name="P2">16.1212121212 , 23.678030303 , 18.66666667</text:p>
      <text:p text:style-name="P2">16.1212121212 , 24.1818181818 , 19</text:p>
      <text:p text:style-name="P2">16.1212121212 , 24.6856060606 , 19.33333333</text:p>
      <text:p text:style-name="P2">16.1212121212 , 25.1893939394 , 19.66666667</text:p>
      <text:p text:style-name="P2">16.1212121212 , 25.6931818182 , 20</text:p>
      <text:p text:style-name="P2">16.1212121212 , 26.196969697 , 20.33333333</text:p>
      <text:p text:style-name="P2">16.1212121212 , 26.7007575758 , 20.66666667</text:p>
      <text:p text:style-name="P2">16.1212121212 , 27.2045454545 , 21</text:p>
      <text:p text:style-name="P2">16.1212121212 , 27.7083333333 , 21.33333333</text:p>
      <text:p text:style-name="P2">16.1212121212 , 28.2121212121 , 21.66666667</text:p>
      <text:p text:style-name="P2">16.1212121212 , 28.7159090909 , 22</text:p>
      <text:p text:style-name="P2"><text:soft-page-break/>16.1212121212 , 29.2196969697 , 22.33333333</text:p>
      <text:p text:style-name="P2">16.1212121212 , 29.7234848485 , 22.66666667</text:p>
      <text:p text:style-name="P2">16.1212121212 , 30.2272727273 , 23</text:p>
      <text:p text:style-name="P2">16.1212121212 , 30.7310606061 , 23.33333333</text:p>
      <text:p text:style-name="P2">16.1212121212 , 31.2348484848 , 23.66666667</text:p>
      <text:p text:style-name="P2">16.1212121212 , 31.7386363636 , 24</text:p>
      <text:p text:style-name="P2">16.1212121212 , 32.2424242424 , 24.33333333</text:p>
      <text:p text:style-name="P2">16.1212121212 , 32.7462121212 , 24.66666667</text:p>
      <text:p text:style-name="P2">16.1212121212 , 33.25 , 25</text:p>
      <text:p text:style-name="P2">16.1212121212 , 33.7537878788 , 25.33333333</text:p>
      <text:p text:style-name="P2">16.1212121212 , 34.2575757576 , 25.66666667</text:p>
      <text:p text:style-name="P2">16.1212121212 , 34.7613636364 , 26</text:p>
      <text:p text:style-name="P2">16.1212121212 , 35.2651515152 , 26.33333333</text:p>
      <text:p text:style-name="P2">16.1212121212 , 35.7689393939 , 26.66666667</text:p>
      <text:p text:style-name="P2">16.1212121212 , 36.2727272727 , 27</text:p>
      <text:p text:style-name="P2">16.1212121212 , 36.7765151515 , 27.33333333</text:p>
      <text:p text:style-name="P2">16.1212121212 , 37.2803030303 , 27.66666667</text:p>
      <text:p text:style-name="P2">16.1212121212 , 37.7840909091 , 28</text:p>
      <text:p text:style-name="P2">16.1212121212 , 38.2878787879 , 28.33333333</text:p>
      <text:p text:style-name="P2">16.1212121212 , 38.7916666667 , 28.66666667</text:p>
      <text:p text:style-name="P2">16.1212121212 , 39.2954545455 , 29</text:p>
      <text:p text:style-name="P2">16.1212121212 , 39.7992424242 , 29.33333333</text:p>
      <text:p text:style-name="P2">16.1212121212 , 40.303030303 , 29.66666667</text:p>
      <text:p text:style-name="P2">16.1212121212 , 40.8068181818 , 30</text:p>
      <text:p text:style-name="P2">16.1212121212 , 41.3106060606 , 30.33333333</text:p>
      <text:p text:style-name="P2">16.1212121212 , 41.8143939394 , 30.66666667</text:p>
      <text:p text:style-name="P2">16.1212121212 , 42.3181818182 , 31</text:p>
      <text:p text:style-name="P2">16.1212121212 , 42.821969697 , 31.33333333</text:p>
      <text:p text:style-name="P2">16.1212121212 , 43.3257575758 , 31.66666667</text:p>
      <text:p text:style-name="P2">16.1212121212 , 43.8295454545 , 32</text:p>
      <text:p text:style-name="P2">16.1212121212 , 44.3333333333 , 32.33333333</text:p>
      <text:p text:style-name="P2">16.1212121212 , 44.8371212121 , 32.66666667</text:p>
      <text:p text:style-name="P2">16.1212121212 , 45.3409090909 , 33</text:p>
      <text:p text:style-name="P2">16.1212121212 , 45.8446969697 , 33.33333333</text:p>
      <text:p text:style-name="P2">16.1212121212 , 46.3484848485 , 33.66666667</text:p>
      <text:p text:style-name="P2">16.1212121212 , 46.8522727273 , 34</text:p>
      <text:p text:style-name="P2">16.1212121212 , 47.3560606061 , 34.33333333</text:p>
      <text:p text:style-name="P2">16.1212121212 , 47.8598484848 , 34.66666667</text:p>
      <text:p text:style-name="P2">16.1212121212 , 48.3636363636 , 35</text:p>
      <text:p text:style-name="P2">16.1212121212 , 48.8674242424 , 35</text:p>
      <text:p text:style-name="P2">16.1212121212 , 49.3712121212 , 35</text:p>
      <text:p text:style-name="P2">16.1212121212 , 49.875 , 35</text:p>
      <text:p text:style-name="P2">16.1212121212 , 50.3787878788 , 35</text:p>
      <text:p text:style-name="P2">16.1212121212 , 50.8825757576 , 35</text:p>
      <text:p text:style-name="P2">16.1212121212 , 51.3863636364 , 35</text:p>
      <text:p text:style-name="P2">16.1212121212 , 51.8901515152 , 35</text:p>
      <text:p text:style-name="P2">16.1212121212 , 52.3939393939 , 35</text:p>
      <text:p text:style-name="P2">16.1212121212 , 52.8977272727 , 35</text:p>
      <text:p text:style-name="P2">16.1212121212 , 53.4015151515 , 35</text:p>
      <text:p text:style-name="P2">16.1212121212 , 53.9053030303 , 35</text:p>
      <text:p text:style-name="P2">16.1212121212 , 54.4090909091 , 35</text:p>
      <text:p text:style-name="P2">16.1212121212 , 54.9128787879 , 35</text:p>
      <text:p text:style-name="P2"><text:soft-page-break/>16.1212121212 , 55.4166666667 , 35</text:p>
      <text:p text:style-name="P2">16.1212121212 , 55.9204545455 , 35</text:p>
      <text:p text:style-name="P2">16.1212121212 , 56.4242424242 , 35</text:p>
      <text:p text:style-name="P2">16.1212121212 , 56.928030303 , 35</text:p>
      <text:p text:style-name="P2">16.1212121212 , 57.4318181818 , 35</text:p>
      <text:p text:style-name="P2">16.1212121212 , 57.9356060606 , 35</text:p>
      <text:p text:style-name="P2">16.1212121212 , 58.4393939394 , 35</text:p>
      <text:p text:style-name="P2">16.1212121212 , 58.9431818182 , 35</text:p>
      <text:p text:style-name="P2">16.1212121212 , 59.446969697 , 35</text:p>
      <text:p text:style-name="P2">16.1212121212 , 59.9507575758 , 35</text:p>
      <text:p text:style-name="P2">16.1212121212 , 60.4545454545 , 35</text:p>
      <text:p text:style-name="P2">16.1212121212 , 60.9583333333 , 35</text:p>
      <text:p text:style-name="P2">16.1212121212 , 61.4621212121 , 35</text:p>
      <text:p text:style-name="P2">16.1212121212 , 61.9659090909 , 35</text:p>
      <text:p text:style-name="P2">16.1212121212 , 62.4696969697 , 35</text:p>
      <text:p text:style-name="P2">16.1212121212 , 62.9734848485 , 35</text:p>
      <text:p text:style-name="P2">16.1212121212 , 63.4772727273 , 35</text:p>
      <text:p text:style-name="P2">16.1212121212 , 63.9810606061 , 35</text:p>
      <text:p text:style-name="P2">16.1212121212 , 64.4848484848 , 35</text:p>
      <text:p text:style-name="P2">16.1212121212 , 64.9886363636 , 35</text:p>
      <text:p text:style-name="P2">16.1212121212 , 65.4924242424 , 35</text:p>
      <text:p text:style-name="P2">16.1212121212 , 65.9962121212 , 35</text:p>
      <text:p text:style-name="P2">16.1212121212 , 66.5 , 35</text:p>
      <text:p text:style-name="P2">16.625 , 0.0 , 15</text:p>
      <text:p text:style-name="P2">16.625 , 0.503787878788 , 15</text:p>
      <text:p text:style-name="P2">16.625 , 1.00757575758 , 15</text:p>
      <text:p text:style-name="P2">16.625 , 1.51136363636 , 15</text:p>
      <text:p text:style-name="P2">16.625 , 2.01515151515 , 15</text:p>
      <text:p text:style-name="P2">16.625 , 2.51893939394 , 15</text:p>
      <text:p text:style-name="P2">16.625 , 3.02272727273 , 15</text:p>
      <text:p text:style-name="P2">16.625 , 3.52651515152 , 15</text:p>
      <text:p text:style-name="P2">16.625 , 4.0303030303 , 15</text:p>
      <text:p text:style-name="P2">16.625 , 4.53409090909 , 15</text:p>
      <text:p text:style-name="P2">16.625 , 5.03787878788 , 15</text:p>
      <text:p text:style-name="P2">16.625 , 5.54166666667 , 15</text:p>
      <text:p text:style-name="P2">16.625 , 6.04545454545 , 15</text:p>
      <text:p text:style-name="P2">16.625 , 6.54924242424 , 15</text:p>
      <text:p text:style-name="P2">16.625 , 7.05303030303 , 15</text:p>
      <text:p text:style-name="P2">16.625 , 7.55681818182 , 15</text:p>
      <text:p text:style-name="P2">16.625 , 8.06060606061 , 15</text:p>
      <text:p text:style-name="P2">16.625 , 8.56439393939 , 15</text:p>
      <text:p text:style-name="P2">16.625 , 9.06818181818 , 15</text:p>
      <text:p text:style-name="P2">16.625 , 9.57196969697 , 15</text:p>
      <text:p text:style-name="P2">16.625 , 10.0757575758 , 15</text:p>
      <text:p text:style-name="P2">16.625 , 10.5795454545 , 15</text:p>
      <text:p text:style-name="P2">16.625 , 11.0833333333 , 15</text:p>
      <text:p text:style-name="P2">16.625 , 11.5871212121 , 15</text:p>
      <text:p text:style-name="P2">16.625 , 12.0909090909 , 15</text:p>
      <text:p text:style-name="P2">16.625 , 12.5946969697 , 15</text:p>
      <text:p text:style-name="P2">16.625 , 13.0984848485 , 15</text:p>
      <text:p text:style-name="P2">16.625 , 13.6022727273 , 15</text:p>
      <text:p text:style-name="P2">16.625 , 14.1060606061 , 15</text:p>
      <text:p text:style-name="P2"><text:soft-page-break/>16.625 , 14.6098484848 , 15</text:p>
      <text:p text:style-name="P2">16.625 , 15.1136363636 , 15</text:p>
      <text:p text:style-name="P2">16.625 , 15.6174242424 , 15</text:p>
      <text:p text:style-name="P2">16.625 , 16.1212121212 , 15</text:p>
      <text:p text:style-name="P2">16.625 , 16.625 , 15</text:p>
      <text:p text:style-name="P2">16.625 , 17.1287878788 , 15</text:p>
      <text:p text:style-name="P2">16.625 , 17.6325757576 , 15</text:p>
      <text:p text:style-name="P2">16.625 , 18.1363636364 , 15</text:p>
      <text:p text:style-name="P2">16.625 , 18.6401515152 , 15.33333333</text:p>
      <text:p text:style-name="P2">16.625 , 19.1439393939 , 15.66666667</text:p>
      <text:p text:style-name="P2">16.625 , 19.6477272727 , 16</text:p>
      <text:p text:style-name="P2">16.625 , 20.1515151515 , 16.33333333</text:p>
      <text:p text:style-name="P2">16.625 , 20.6553030303 , 16.66666667</text:p>
      <text:p text:style-name="P2">16.625 , 21.1590909091 , 17</text:p>
      <text:p text:style-name="P2">16.625 , 21.6628787879 , 17.33333333</text:p>
      <text:p text:style-name="P2">16.625 , 22.1666666667 , 17.66666667</text:p>
      <text:p text:style-name="P2">16.625 , 22.6704545455 , 18</text:p>
      <text:p text:style-name="P2">16.625 , 23.1742424242 , 18.33333333</text:p>
      <text:p text:style-name="P2">16.625 , 23.678030303 , 18.66666667</text:p>
      <text:p text:style-name="P2">16.625 , 24.1818181818 , 19</text:p>
      <text:p text:style-name="P2">16.625 , 24.6856060606 , 19.33333333</text:p>
      <text:p text:style-name="P2">16.625 , 25.1893939394 , 19.66666667</text:p>
      <text:p text:style-name="P2">16.625 , 25.6931818182 , 20</text:p>
      <text:p text:style-name="P2">16.625 , 26.196969697 , 20.33333333</text:p>
      <text:p text:style-name="P2">16.625 , 26.7007575758 , 20.66666667</text:p>
      <text:p text:style-name="P2">16.625 , 27.2045454545 , 21</text:p>
      <text:p text:style-name="P2">16.625 , 27.7083333333 , 21.33333333</text:p>
      <text:p text:style-name="P2">16.625 , 28.2121212121 , 21.66666667</text:p>
      <text:p text:style-name="P2">16.625 , 28.7159090909 , 22</text:p>
      <text:p text:style-name="P2">16.625 , 29.2196969697 , 22.33333333</text:p>
      <text:p text:style-name="P2">16.625 , 29.7234848485 , 22.66666667</text:p>
      <text:p text:style-name="P2">16.625 , 30.2272727273 , 23</text:p>
      <text:p text:style-name="P2">16.625 , 30.7310606061 , 23.33333333</text:p>
      <text:p text:style-name="P2">16.625 , 31.2348484848 , 23.66666667</text:p>
      <text:p text:style-name="P2">16.625 , 31.7386363636 , 24</text:p>
      <text:p text:style-name="P2">16.625 , 32.2424242424 , 24.33333333</text:p>
      <text:p text:style-name="P2">16.625 , 32.7462121212 , 24.66666667</text:p>
      <text:p text:style-name="P2">16.625 , 33.25 , 25</text:p>
      <text:p text:style-name="P2">16.625 , 33.7537878788 , 25.33333333</text:p>
      <text:p text:style-name="P2">16.625 , 34.2575757576 , 25.66666667</text:p>
      <text:p text:style-name="P2">16.625 , 34.7613636364 , 26</text:p>
      <text:p text:style-name="P2">16.625 , 35.2651515152 , 26.33333333</text:p>
      <text:p text:style-name="P2">16.625 , 35.7689393939 , 26.66666667</text:p>
      <text:p text:style-name="P2">16.625 , 36.2727272727 , 27</text:p>
      <text:p text:style-name="P2">16.625 , 36.7765151515 , 27.33333333</text:p>
      <text:p text:style-name="P2">16.625 , 37.2803030303 , 27.66666667</text:p>
      <text:p text:style-name="P2">16.625 , 37.7840909091 , 28</text:p>
      <text:p text:style-name="P2">16.625 , 38.2878787879 , 28.33333333</text:p>
      <text:p text:style-name="P2">16.625 , 38.7916666667 , 28.66666667</text:p>
      <text:p text:style-name="P2">16.625 , 39.2954545455 , 29</text:p>
      <text:p text:style-name="P2">16.625 , 39.7992424242 , 29.33333333</text:p>
      <text:p text:style-name="P2">16.625 , 40.303030303 , 29.66666667</text:p>
      <text:p text:style-name="P2"><text:soft-page-break/>16.625 , 40.8068181818 , 30</text:p>
      <text:p text:style-name="P2">16.625 , 41.3106060606 , 30.33333333</text:p>
      <text:p text:style-name="P2">16.625 , 41.8143939394 , 30.66666667</text:p>
      <text:p text:style-name="P2">16.625 , 42.3181818182 , 31</text:p>
      <text:p text:style-name="P2">16.625 , 42.821969697 , 31.33333333</text:p>
      <text:p text:style-name="P2">16.625 , 43.3257575758 , 31.66666667</text:p>
      <text:p text:style-name="P2">16.625 , 43.8295454545 , 32</text:p>
      <text:p text:style-name="P2">16.625 , 44.3333333333 , 32.33333333</text:p>
      <text:p text:style-name="P2">16.625 , 44.8371212121 , 32.66666667</text:p>
      <text:p text:style-name="P2">16.625 , 45.3409090909 , 33</text:p>
      <text:p text:style-name="P2">16.625 , 45.8446969697 , 33.33333333</text:p>
      <text:p text:style-name="P2">16.625 , 46.3484848485 , 33.66666667</text:p>
      <text:p text:style-name="P2">16.625 , 46.8522727273 , 34</text:p>
      <text:p text:style-name="P2">16.625 , 47.3560606061 , 34.33333333</text:p>
      <text:p text:style-name="P2">16.625 , 47.8598484848 , 34.66666667</text:p>
      <text:p text:style-name="P2">16.625 , 48.3636363636 , 35</text:p>
      <text:p text:style-name="P2">16.625 , 48.8674242424 , 35</text:p>
      <text:p text:style-name="P2">16.625 , 49.3712121212 , 35</text:p>
      <text:p text:style-name="P2">16.625 , 49.875 , 35</text:p>
      <text:p text:style-name="P2">16.625 , 50.3787878788 , 35</text:p>
      <text:p text:style-name="P2">16.625 , 50.8825757576 , 35</text:p>
      <text:p text:style-name="P2">16.625 , 51.3863636364 , 35</text:p>
      <text:p text:style-name="P2">16.625 , 51.8901515152 , 35</text:p>
      <text:p text:style-name="P2">16.625 , 52.3939393939 , 35</text:p>
      <text:p text:style-name="P2">16.625 , 52.8977272727 , 35</text:p>
      <text:p text:style-name="P2">16.625 , 53.4015151515 , 35</text:p>
      <text:p text:style-name="P2">16.625 , 53.9053030303 , 35</text:p>
      <text:p text:style-name="P2">16.625 , 54.4090909091 , 35</text:p>
      <text:p text:style-name="P2">16.625 , 54.9128787879 , 35</text:p>
      <text:p text:style-name="P2">16.625 , 55.4166666667 , 35</text:p>
      <text:p text:style-name="P2">16.625 , 55.9204545455 , 35</text:p>
      <text:p text:style-name="P2">16.625 , 56.4242424242 , 35</text:p>
      <text:p text:style-name="P2">16.625 , 56.928030303 , 35</text:p>
      <text:p text:style-name="P2">16.625 , 57.4318181818 , 35</text:p>
      <text:p text:style-name="P2">16.625 , 57.9356060606 , 35</text:p>
      <text:p text:style-name="P2">16.625 , 58.4393939394 , 35</text:p>
      <text:p text:style-name="P2">16.625 , 58.9431818182 , 35</text:p>
      <text:p text:style-name="P2">16.625 , 59.446969697 , 35</text:p>
      <text:p text:style-name="P2">16.625 , 59.9507575758 , 35</text:p>
      <text:p text:style-name="P2">16.625 , 60.4545454545 , 35</text:p>
      <text:p text:style-name="P2">16.625 , 60.9583333333 , 35</text:p>
      <text:p text:style-name="P2">16.625 , 61.4621212121 , 35</text:p>
      <text:p text:style-name="P2">16.625 , 61.9659090909 , 35</text:p>
      <text:p text:style-name="P2">16.625 , 62.4696969697 , 35</text:p>
      <text:p text:style-name="P2">16.625 , 62.9734848485 , 35</text:p>
      <text:p text:style-name="P2">16.625 , 63.4772727273 , 35</text:p>
      <text:p text:style-name="P2">16.625 , 63.9810606061 , 35</text:p>
      <text:p text:style-name="P2">16.625 , 64.4848484848 , 35</text:p>
      <text:p text:style-name="P2">16.625 , 64.9886363636 , 35</text:p>
      <text:p text:style-name="P2">16.625 , 65.4924242424 , 35</text:p>
      <text:p text:style-name="P2">16.625 , 65.9962121212 , 35</text:p>
      <text:p text:style-name="P2">16.625 , 66.5 , 35</text:p>
      <text:p text:style-name="P2"><text:soft-page-break/>17.1287878788 , 0.0 , 15</text:p>
      <text:p text:style-name="P2">17.1287878788 , 0.503787878788 , 15</text:p>
      <text:p text:style-name="P2">17.1287878788 , 1.00757575758 , 15</text:p>
      <text:p text:style-name="P2">17.1287878788 , 1.51136363636 , 15</text:p>
      <text:p text:style-name="P2">17.1287878788 , 2.01515151515 , 15</text:p>
      <text:p text:style-name="P2">17.1287878788 , 2.51893939394 , 15</text:p>
      <text:p text:style-name="P2">17.1287878788 , 3.02272727273 , 15</text:p>
      <text:p text:style-name="P2">17.1287878788 , 3.52651515152 , 15</text:p>
      <text:p text:style-name="P2">17.1287878788 , 4.0303030303 , 15</text:p>
      <text:p text:style-name="P2">17.1287878788 , 4.53409090909 , 15</text:p>
      <text:p text:style-name="P2">17.1287878788 , 5.03787878788 , 15</text:p>
      <text:p text:style-name="P2">17.1287878788 , 5.54166666667 , 15</text:p>
      <text:p text:style-name="P2">17.1287878788 , 6.04545454545 , 15</text:p>
      <text:p text:style-name="P2">17.1287878788 , 6.54924242424 , 15</text:p>
      <text:p text:style-name="P2">17.1287878788 , 7.05303030303 , 15</text:p>
      <text:p text:style-name="P2">17.1287878788 , 7.55681818182 , 15</text:p>
      <text:p text:style-name="P2">17.1287878788 , 8.06060606061 , 15</text:p>
      <text:p text:style-name="P2">17.1287878788 , 8.56439393939 , 15</text:p>
      <text:p text:style-name="P2">17.1287878788 , 9.06818181818 , 15</text:p>
      <text:p text:style-name="P2">17.1287878788 , 9.57196969697 , 15</text:p>
      <text:p text:style-name="P2">17.1287878788 , 10.0757575758 , 15</text:p>
      <text:p text:style-name="P2">17.1287878788 , 10.5795454545 , 15</text:p>
      <text:p text:style-name="P2">17.1287878788 , 11.0833333333 , 15</text:p>
      <text:p text:style-name="P2">17.1287878788 , 11.5871212121 , 15</text:p>
      <text:p text:style-name="P2">17.1287878788 , 12.0909090909 , 15</text:p>
      <text:p text:style-name="P2">17.1287878788 , 12.5946969697 , 15</text:p>
      <text:p text:style-name="P2">17.1287878788 , 13.0984848485 , 15</text:p>
      <text:p text:style-name="P2">17.1287878788 , 13.6022727273 , 15</text:p>
      <text:p text:style-name="P2">17.1287878788 , 14.1060606061 , 15</text:p>
      <text:p text:style-name="P2">17.1287878788 , 14.6098484848 , 15</text:p>
      <text:p text:style-name="P2">17.1287878788 , 15.1136363636 , 15</text:p>
      <text:p text:style-name="P2">17.1287878788 , 15.6174242424 , 15</text:p>
      <text:p text:style-name="P2">17.1287878788 , 16.1212121212 , 15</text:p>
      <text:p text:style-name="P2">17.1287878788 , 16.625 , 15</text:p>
      <text:p text:style-name="P2">17.1287878788 , 17.1287878788 , 15</text:p>
      <text:p text:style-name="P2">17.1287878788 , 17.6325757576 , 15</text:p>
      <text:p text:style-name="P2">17.1287878788 , 18.1363636364 , 15</text:p>
      <text:p text:style-name="P2">17.1287878788 , 18.6401515152 , 15.33333333</text:p>
      <text:p text:style-name="P2">17.1287878788 , 19.1439393939 , 15.66666667</text:p>
      <text:p text:style-name="P2">17.1287878788 , 19.6477272727 , 16</text:p>
      <text:p text:style-name="P2">17.1287878788 , 20.1515151515 , 16.33333333</text:p>
      <text:p text:style-name="P2">17.1287878788 , 20.6553030303 , 16.66666667</text:p>
      <text:p text:style-name="P2">17.1287878788 , 21.1590909091 , 17</text:p>
      <text:p text:style-name="P2">17.1287878788 , 21.6628787879 , 17.33333333</text:p>
      <text:p text:style-name="P2">17.1287878788 , 22.1666666667 , 17.66666667</text:p>
      <text:p text:style-name="P2">17.1287878788 , 22.6704545455 , 18</text:p>
      <text:p text:style-name="P2">17.1287878788 , 23.1742424242 , 18.33333333</text:p>
      <text:p text:style-name="P2">17.1287878788 , 23.678030303 , 18.66666667</text:p>
      <text:p text:style-name="P2">17.1287878788 , 24.1818181818 , 19</text:p>
      <text:p text:style-name="P2">17.1287878788 , 24.6856060606 , 19.33333333</text:p>
      <text:p text:style-name="P2">17.1287878788 , 25.1893939394 , 19.66666667</text:p>
      <text:p text:style-name="P2">17.1287878788 , 25.6931818182 , 20</text:p>
      <text:p text:style-name="P2"><text:soft-page-break/>17.1287878788 , 26.196969697 , 20.33333333</text:p>
      <text:p text:style-name="P2">17.1287878788 , 26.7007575758 , 20.66666667</text:p>
      <text:p text:style-name="P2">17.1287878788 , 27.2045454545 , 21</text:p>
      <text:p text:style-name="P2">17.1287878788 , 27.7083333333 , 21.33333333</text:p>
      <text:p text:style-name="P2">17.1287878788 , 28.2121212121 , 21.66666667</text:p>
      <text:p text:style-name="P2">17.1287878788 , 28.7159090909 , 22</text:p>
      <text:p text:style-name="P2">17.1287878788 , 29.2196969697 , 22.33333333</text:p>
      <text:p text:style-name="P2">17.1287878788 , 29.7234848485 , 22.66666667</text:p>
      <text:p text:style-name="P2">17.1287878788 , 30.2272727273 , 23</text:p>
      <text:p text:style-name="P2">17.1287878788 , 30.7310606061 , 23.33333333</text:p>
      <text:p text:style-name="P2">17.1287878788 , 31.2348484848 , 23.66666667</text:p>
      <text:p text:style-name="P2">17.1287878788 , 31.7386363636 , 24</text:p>
      <text:p text:style-name="P2">17.1287878788 , 32.2424242424 , 24.33333333</text:p>
      <text:p text:style-name="P2">17.1287878788 , 32.7462121212 , 24.66666667</text:p>
      <text:p text:style-name="P2">17.1287878788 , 33.25 , 25</text:p>
      <text:p text:style-name="P2">17.1287878788 , 33.7537878788 , 25.33333333</text:p>
      <text:p text:style-name="P2">17.1287878788 , 34.2575757576 , 25.66666667</text:p>
      <text:p text:style-name="P2">17.1287878788 , 34.7613636364 , 26</text:p>
      <text:p text:style-name="P2">17.1287878788 , 35.2651515152 , 26.33333333</text:p>
      <text:p text:style-name="P2">17.1287878788 , 35.7689393939 , 26.66666667</text:p>
      <text:p text:style-name="P2">17.1287878788 , 36.2727272727 , 27</text:p>
      <text:p text:style-name="P2">17.1287878788 , 36.7765151515 , 27.33333333</text:p>
      <text:p text:style-name="P2">17.1287878788 , 37.2803030303 , 27.66666667</text:p>
      <text:p text:style-name="P2">17.1287878788 , 37.7840909091 , 28</text:p>
      <text:p text:style-name="P2">17.1287878788 , 38.2878787879 , 28.33333333</text:p>
      <text:p text:style-name="P2">17.1287878788 , 38.7916666667 , 28.66666667</text:p>
      <text:p text:style-name="P2">17.1287878788 , 39.2954545455 , 29</text:p>
      <text:p text:style-name="P2">17.1287878788 , 39.7992424242 , 29.33333333</text:p>
      <text:p text:style-name="P2">17.1287878788 , 40.303030303 , 29.66666667</text:p>
      <text:p text:style-name="P2">17.1287878788 , 40.8068181818 , 30</text:p>
      <text:p text:style-name="P2">17.1287878788 , 41.3106060606 , 30.33333333</text:p>
      <text:p text:style-name="P2">17.1287878788 , 41.8143939394 , 30.66666667</text:p>
      <text:p text:style-name="P2">17.1287878788 , 42.3181818182 , 31</text:p>
      <text:p text:style-name="P2">17.1287878788 , 42.821969697 , 31.33333333</text:p>
      <text:p text:style-name="P2">17.1287878788 , 43.3257575758 , 31.66666667</text:p>
      <text:p text:style-name="P2">17.1287878788 , 43.8295454545 , 32</text:p>
      <text:p text:style-name="P2">17.1287878788 , 44.3333333333 , 32.33333333</text:p>
      <text:p text:style-name="P2">17.1287878788 , 44.8371212121 , 32.66666667</text:p>
      <text:p text:style-name="P2">17.1287878788 , 45.3409090909 , 33</text:p>
      <text:p text:style-name="P2">17.1287878788 , 45.8446969697 , 33.33333333</text:p>
      <text:p text:style-name="P2">17.1287878788 , 46.3484848485 , 33.66666667</text:p>
      <text:p text:style-name="P2">17.1287878788 , 46.8522727273 , 34</text:p>
      <text:p text:style-name="P2">17.1287878788 , 47.3560606061 , 34.33333333</text:p>
      <text:p text:style-name="P2">17.1287878788 , 47.8598484848 , 34.66666667</text:p>
      <text:p text:style-name="P2">17.1287878788 , 48.3636363636 , 35</text:p>
      <text:p text:style-name="P2">17.1287878788 , 48.8674242424 , 35</text:p>
      <text:p text:style-name="P2">17.1287878788 , 49.3712121212 , 35</text:p>
      <text:p text:style-name="P2">17.1287878788 , 49.875 , 35</text:p>
      <text:p text:style-name="P2">17.1287878788 , 50.3787878788 , 35</text:p>
      <text:p text:style-name="P2">17.1287878788 , 50.8825757576 , 35</text:p>
      <text:p text:style-name="P2">17.1287878788 , 51.3863636364 , 35</text:p>
      <text:p text:style-name="P2">17.1287878788 , 51.8901515152 , 35</text:p>
      <text:p text:style-name="P2"><text:soft-page-break/>17.1287878788 , 52.3939393939 , 35</text:p>
      <text:p text:style-name="P2">17.1287878788 , 52.8977272727 , 35</text:p>
      <text:p text:style-name="P2">17.1287878788 , 53.4015151515 , 35</text:p>
      <text:p text:style-name="P2">17.1287878788 , 53.9053030303 , 35</text:p>
      <text:p text:style-name="P2">17.1287878788 , 54.4090909091 , 35</text:p>
      <text:p text:style-name="P2">17.1287878788 , 54.9128787879 , 35</text:p>
      <text:p text:style-name="P2">17.1287878788 , 55.4166666667 , 35</text:p>
      <text:p text:style-name="P2">17.1287878788 , 55.9204545455 , 35</text:p>
      <text:p text:style-name="P2">17.1287878788 , 56.4242424242 , 35</text:p>
      <text:p text:style-name="P2">17.1287878788 , 56.928030303 , 35</text:p>
      <text:p text:style-name="P2">17.1287878788 , 57.4318181818 , 35</text:p>
      <text:p text:style-name="P2">17.1287878788 , 57.9356060606 , 35</text:p>
      <text:p text:style-name="P2">17.1287878788 , 58.4393939394 , 35</text:p>
      <text:p text:style-name="P2">17.1287878788 , 58.9431818182 , 35</text:p>
      <text:p text:style-name="P2">17.1287878788 , 59.446969697 , 35</text:p>
      <text:p text:style-name="P2">17.1287878788 , 59.9507575758 , 35</text:p>
      <text:p text:style-name="P2">17.1287878788 , 60.4545454545 , 35</text:p>
      <text:p text:style-name="P2">17.1287878788 , 60.9583333333 , 35</text:p>
      <text:p text:style-name="P2">17.1287878788 , 61.4621212121 , 35</text:p>
      <text:p text:style-name="P2">17.1287878788 , 61.9659090909 , 35</text:p>
      <text:p text:style-name="P2">17.1287878788 , 62.4696969697 , 35</text:p>
      <text:p text:style-name="P2">17.1287878788 , 62.9734848485 , 35</text:p>
      <text:p text:style-name="P2">17.1287878788 , 63.4772727273 , 35</text:p>
      <text:p text:style-name="P2">17.1287878788 , 63.9810606061 , 35</text:p>
      <text:p text:style-name="P2">17.1287878788 , 64.4848484848 , 35</text:p>
      <text:p text:style-name="P2">17.1287878788 , 64.9886363636 , 35</text:p>
      <text:p text:style-name="P2">17.1287878788 , 65.4924242424 , 35</text:p>
      <text:p text:style-name="P2">17.1287878788 , 65.9962121212 , 35</text:p>
      <text:p text:style-name="P2">17.1287878788 , 66.5 , 35</text:p>
      <text:p text:style-name="P2">17.6325757576 , 0.0 , 15</text:p>
      <text:p text:style-name="P2">17.6325757576 , 0.503787878788 , 15</text:p>
      <text:p text:style-name="P2">17.6325757576 , 1.00757575758 , 15</text:p>
      <text:p text:style-name="P2">17.6325757576 , 1.51136363636 , 15</text:p>
      <text:p text:style-name="P2">17.6325757576 , 2.01515151515 , 15</text:p>
      <text:p text:style-name="P2">17.6325757576 , 2.51893939394 , 15</text:p>
      <text:p text:style-name="P2">17.6325757576 , 3.02272727273 , 15</text:p>
      <text:p text:style-name="P2">17.6325757576 , 3.52651515152 , 15</text:p>
      <text:p text:style-name="P2">17.6325757576 , 4.0303030303 , 15</text:p>
      <text:p text:style-name="P2">17.6325757576 , 4.53409090909 , 15</text:p>
      <text:p text:style-name="P2">17.6325757576 , 5.03787878788 , 15</text:p>
      <text:p text:style-name="P2">17.6325757576 , 5.54166666667 , 15</text:p>
      <text:p text:style-name="P2">17.6325757576 , 6.04545454545 , 15</text:p>
      <text:p text:style-name="P2">17.6325757576 , 6.54924242424 , 15</text:p>
      <text:p text:style-name="P2">17.6325757576 , 7.05303030303 , 15</text:p>
      <text:p text:style-name="P2">17.6325757576 , 7.55681818182 , 15</text:p>
      <text:p text:style-name="P2">17.6325757576 , 8.06060606061 , 15</text:p>
      <text:p text:style-name="P2">17.6325757576 , 8.56439393939 , 15</text:p>
      <text:p text:style-name="P2">17.6325757576 , 9.06818181818 , 15</text:p>
      <text:p text:style-name="P2">17.6325757576 , 9.57196969697 , 15</text:p>
      <text:p text:style-name="P2">17.6325757576 , 10.0757575758 , 15</text:p>
      <text:p text:style-name="P2">17.6325757576 , 10.5795454545 , 15</text:p>
      <text:p text:style-name="P2">17.6325757576 , 11.0833333333 , 15</text:p>
      <text:p text:style-name="P2"><text:soft-page-break/>17.6325757576 , 11.5871212121 , 15</text:p>
      <text:p text:style-name="P2">17.6325757576 , 12.0909090909 , 15</text:p>
      <text:p text:style-name="P2">17.6325757576 , 12.5946969697 , 15</text:p>
      <text:p text:style-name="P2">17.6325757576 , 13.0984848485 , 15</text:p>
      <text:p text:style-name="P2">17.6325757576 , 13.6022727273 , 15</text:p>
      <text:p text:style-name="P2">17.6325757576 , 14.1060606061 , 15</text:p>
      <text:p text:style-name="P2">17.6325757576 , 14.6098484848 , 15</text:p>
      <text:p text:style-name="P2">17.6325757576 , 15.1136363636 , 15</text:p>
      <text:p text:style-name="P2">17.6325757576 , 15.6174242424 , 15</text:p>
      <text:p text:style-name="P2">17.6325757576 , 16.1212121212 , 15</text:p>
      <text:p text:style-name="P2">17.6325757576 , 16.625 , 15</text:p>
      <text:p text:style-name="P2">17.6325757576 , 17.1287878788 , 15</text:p>
      <text:p text:style-name="P2">17.6325757576 , 17.6325757576 , 15</text:p>
      <text:p text:style-name="P2">17.6325757576 , 18.1363636364 , 15</text:p>
      <text:p text:style-name="P2">17.6325757576 , 18.6401515152 , 15.33333333</text:p>
      <text:p text:style-name="P2">17.6325757576 , 19.1439393939 , 15.66666667</text:p>
      <text:p text:style-name="P2">17.6325757576 , 19.6477272727 , 16</text:p>
      <text:p text:style-name="P2">17.6325757576 , 20.1515151515 , 16.33333333</text:p>
      <text:p text:style-name="P2">17.6325757576 , 20.6553030303 , 16.66666667</text:p>
      <text:p text:style-name="P2">17.6325757576 , 21.1590909091 , 17</text:p>
      <text:p text:style-name="P2">17.6325757576 , 21.6628787879 , 17.33333333</text:p>
      <text:p text:style-name="P2">17.6325757576 , 22.1666666667 , 17.66666667</text:p>
      <text:p text:style-name="P2">17.6325757576 , 22.6704545455 , 18</text:p>
      <text:p text:style-name="P2">17.6325757576 , 23.1742424242 , 18.33333333</text:p>
      <text:p text:style-name="P2">17.6325757576 , 23.678030303 , 18.66666667</text:p>
      <text:p text:style-name="P2">17.6325757576 , 24.1818181818 , 19</text:p>
      <text:p text:style-name="P2">17.6325757576 , 24.6856060606 , 19.33333333</text:p>
      <text:p text:style-name="P2">17.6325757576 , 25.1893939394 , 19.66666667</text:p>
      <text:p text:style-name="P2">17.6325757576 , 25.6931818182 , 20</text:p>
      <text:p text:style-name="P2">17.6325757576 , 26.196969697 , 20.33333333</text:p>
      <text:p text:style-name="P2">17.6325757576 , 26.7007575758 , 20.66666667</text:p>
      <text:p text:style-name="P2">17.6325757576 , 27.2045454545 , 21</text:p>
      <text:p text:style-name="P2">17.6325757576 , 27.7083333333 , 21.33333333</text:p>
      <text:p text:style-name="P2">17.6325757576 , 28.2121212121 , 21.66666667</text:p>
      <text:p text:style-name="P2">17.6325757576 , 28.7159090909 , 22</text:p>
      <text:p text:style-name="P2">17.6325757576 , 29.2196969697 , 22.33333333</text:p>
      <text:p text:style-name="P2">17.6325757576 , 29.7234848485 , 22.66666667</text:p>
      <text:p text:style-name="P2">17.6325757576 , 30.2272727273 , 23</text:p>
      <text:p text:style-name="P2">17.6325757576 , 30.7310606061 , 23.33333333</text:p>
      <text:p text:style-name="P2">17.6325757576 , 31.2348484848 , 23.66666667</text:p>
      <text:p text:style-name="P2">17.6325757576 , 31.7386363636 , 24</text:p>
      <text:p text:style-name="P2">17.6325757576 , 32.2424242424 , 24.33333333</text:p>
      <text:p text:style-name="P2">17.6325757576 , 32.7462121212 , 24.66666667</text:p>
      <text:p text:style-name="P2">17.6325757576 , 33.25 , 25</text:p>
      <text:p text:style-name="P2">17.6325757576 , 33.7537878788 , 25.33333333</text:p>
      <text:p text:style-name="P2">17.6325757576 , 34.2575757576 , 25.66666667</text:p>
      <text:p text:style-name="P2">17.6325757576 , 34.7613636364 , 26</text:p>
      <text:p text:style-name="P2">17.6325757576 , 35.2651515152 , 26.33333333</text:p>
      <text:p text:style-name="P2">17.6325757576 , 35.7689393939 , 26.66666667</text:p>
      <text:p text:style-name="P2">17.6325757576 , 36.2727272727 , 27</text:p>
      <text:p text:style-name="P2">17.6325757576 , 36.7765151515 , 27.33333333</text:p>
      <text:p text:style-name="P2">17.6325757576 , 37.2803030303 , 27.66666667</text:p>
      <text:p text:style-name="P2"><text:soft-page-break/>17.6325757576 , 37.7840909091 , 28</text:p>
      <text:p text:style-name="P2">17.6325757576 , 38.2878787879 , 28.33333333</text:p>
      <text:p text:style-name="P2">17.6325757576 , 38.7916666667 , 28.66666667</text:p>
      <text:p text:style-name="P2">17.6325757576 , 39.2954545455 , 29</text:p>
      <text:p text:style-name="P2">17.6325757576 , 39.7992424242 , 29.33333333</text:p>
      <text:p text:style-name="P2">17.6325757576 , 40.303030303 , 29.66666667</text:p>
      <text:p text:style-name="P2">17.6325757576 , 40.8068181818 , 30</text:p>
      <text:p text:style-name="P2">17.6325757576 , 41.3106060606 , 30.33333333</text:p>
      <text:p text:style-name="P2">17.6325757576 , 41.8143939394 , 30.66666667</text:p>
      <text:p text:style-name="P2">17.6325757576 , 42.3181818182 , 31</text:p>
      <text:p text:style-name="P2">17.6325757576 , 42.821969697 , 31.33333333</text:p>
      <text:p text:style-name="P2">17.6325757576 , 43.3257575758 , 31.66666667</text:p>
      <text:p text:style-name="P2">17.6325757576 , 43.8295454545 , 32</text:p>
      <text:p text:style-name="P2">17.6325757576 , 44.3333333333 , 32.33333333</text:p>
      <text:p text:style-name="P2">17.6325757576 , 44.8371212121 , 32.66666667</text:p>
      <text:p text:style-name="P2">17.6325757576 , 45.3409090909 , 33</text:p>
      <text:p text:style-name="P2">17.6325757576 , 45.8446969697 , 33.33333333</text:p>
      <text:p text:style-name="P2">17.6325757576 , 46.3484848485 , 33.66666667</text:p>
      <text:p text:style-name="P2">17.6325757576 , 46.8522727273 , 34</text:p>
      <text:p text:style-name="P2">17.6325757576 , 47.3560606061 , 34.33333333</text:p>
      <text:p text:style-name="P2">17.6325757576 , 47.8598484848 , 34.66666667</text:p>
      <text:p text:style-name="P2">17.6325757576 , 48.3636363636 , 35</text:p>
      <text:p text:style-name="P2">17.6325757576 , 48.8674242424 , 35</text:p>
      <text:p text:style-name="P2">17.6325757576 , 49.3712121212 , 35</text:p>
      <text:p text:style-name="P2">17.6325757576 , 49.875 , 35</text:p>
      <text:p text:style-name="P2">17.6325757576 , 50.3787878788 , 35</text:p>
      <text:p text:style-name="P2">17.6325757576 , 50.8825757576 , 35</text:p>
      <text:p text:style-name="P2">17.6325757576 , 51.3863636364 , 35</text:p>
      <text:p text:style-name="P2">17.6325757576 , 51.8901515152 , 35</text:p>
      <text:p text:style-name="P2">17.6325757576 , 52.3939393939 , 35</text:p>
      <text:p text:style-name="P2">17.6325757576 , 52.8977272727 , 35</text:p>
      <text:p text:style-name="P2">17.6325757576 , 53.4015151515 , 35</text:p>
      <text:p text:style-name="P2">17.6325757576 , 53.9053030303 , 35</text:p>
      <text:p text:style-name="P2">17.6325757576 , 54.4090909091 , 35</text:p>
      <text:p text:style-name="P2">17.6325757576 , 54.9128787879 , 35</text:p>
      <text:p text:style-name="P2">17.6325757576 , 55.4166666667 , 35</text:p>
      <text:p text:style-name="P2">17.6325757576 , 55.9204545455 , 35</text:p>
      <text:p text:style-name="P2">17.6325757576 , 56.4242424242 , 35</text:p>
      <text:p text:style-name="P2">17.6325757576 , 56.928030303 , 35</text:p>
      <text:p text:style-name="P2">17.6325757576 , 57.4318181818 , 35</text:p>
      <text:p text:style-name="P2">17.6325757576 , 57.9356060606 , 35</text:p>
      <text:p text:style-name="P2">17.6325757576 , 58.4393939394 , 35</text:p>
      <text:p text:style-name="P2">17.6325757576 , 58.9431818182 , 35</text:p>
      <text:p text:style-name="P2">17.6325757576 , 59.446969697 , 35</text:p>
      <text:p text:style-name="P2">17.6325757576 , 59.9507575758 , 35</text:p>
      <text:p text:style-name="P2">17.6325757576 , 60.4545454545 , 35</text:p>
      <text:p text:style-name="P2">17.6325757576 , 60.9583333333 , 35</text:p>
      <text:p text:style-name="P2">17.6325757576 , 61.4621212121 , 35</text:p>
      <text:p text:style-name="P2">17.6325757576 , 61.9659090909 , 35</text:p>
      <text:p text:style-name="P2">17.6325757576 , 62.4696969697 , 35</text:p>
      <text:p text:style-name="P2">17.6325757576 , 62.9734848485 , 35</text:p>
      <text:p text:style-name="P2">17.6325757576 , 63.4772727273 , 35</text:p>
      <text:p text:style-name="P2"><text:soft-page-break/>17.6325757576 , 63.9810606061 , 35</text:p>
      <text:p text:style-name="P2">17.6325757576 , 64.4848484848 , 35</text:p>
      <text:p text:style-name="P2">17.6325757576 , 64.9886363636 , 35</text:p>
      <text:p text:style-name="P2">17.6325757576 , 65.4924242424 , 35</text:p>
      <text:p text:style-name="P2">17.6325757576 , 65.9962121212 , 35</text:p>
      <text:p text:style-name="P2">17.6325757576 , 66.5 , 35</text:p>
      <text:p text:style-name="P2">18.1363636364 , 0.0 , 15</text:p>
      <text:p text:style-name="P2">18.1363636364 , 0.503787878788 , 15</text:p>
      <text:p text:style-name="P2">18.1363636364 , 1.00757575758 , 15</text:p>
      <text:p text:style-name="P2">18.1363636364 , 1.51136363636 , 15</text:p>
      <text:p text:style-name="P2">18.1363636364 , 2.01515151515 , 15</text:p>
      <text:p text:style-name="P2">18.1363636364 , 2.51893939394 , 15</text:p>
      <text:p text:style-name="P2">18.1363636364 , 3.02272727273 , 15</text:p>
      <text:p text:style-name="P2">18.1363636364 , 3.52651515152 , 15</text:p>
      <text:p text:style-name="P2">18.1363636364 , 4.0303030303 , 15</text:p>
      <text:p text:style-name="P2">18.1363636364 , 4.53409090909 , 15</text:p>
      <text:p text:style-name="P2">18.1363636364 , 5.03787878788 , 15</text:p>
      <text:p text:style-name="P2">18.1363636364 , 5.54166666667 , 15</text:p>
      <text:p text:style-name="P2">18.1363636364 , 6.04545454545 , 15</text:p>
      <text:p text:style-name="P2">18.1363636364 , 6.54924242424 , 15</text:p>
      <text:p text:style-name="P2">18.1363636364 , 7.05303030303 , 15</text:p>
      <text:p text:style-name="P2">18.1363636364 , 7.55681818182 , 15</text:p>
      <text:p text:style-name="P2">18.1363636364 , 8.06060606061 , 15</text:p>
      <text:p text:style-name="P2">18.1363636364 , 8.56439393939 , 15</text:p>
      <text:p text:style-name="P2">18.1363636364 , 9.06818181818 , 15</text:p>
      <text:p text:style-name="P2">18.1363636364 , 9.57196969697 , 15</text:p>
      <text:p text:style-name="P2">18.1363636364 , 10.0757575758 , 15</text:p>
      <text:p text:style-name="P2">18.1363636364 , 10.5795454545 , 15</text:p>
      <text:p text:style-name="P2">18.1363636364 , 11.0833333333 , 15</text:p>
      <text:p text:style-name="P2">18.1363636364 , 11.5871212121 , 15</text:p>
      <text:p text:style-name="P2">18.1363636364 , 12.0909090909 , 15</text:p>
      <text:p text:style-name="P2">18.1363636364 , 12.5946969697 , 15</text:p>
      <text:p text:style-name="P2">18.1363636364 , 13.0984848485 , 15</text:p>
      <text:p text:style-name="P2">18.1363636364 , 13.6022727273 , 15</text:p>
      <text:p text:style-name="P2">18.1363636364 , 14.1060606061 , 15</text:p>
      <text:p text:style-name="P2">18.1363636364 , 14.6098484848 , 15</text:p>
      <text:p text:style-name="P2">18.1363636364 , 15.1136363636 , 15</text:p>
      <text:p text:style-name="P2">18.1363636364 , 15.6174242424 , 15</text:p>
      <text:p text:style-name="P2">18.1363636364 , 16.1212121212 , 15</text:p>
      <text:p text:style-name="P2">18.1363636364 , 16.625 , 15</text:p>
      <text:p text:style-name="P2">18.1363636364 , 17.1287878788 , 15</text:p>
      <text:p text:style-name="P2">18.1363636364 , 17.6325757576 , 15</text:p>
      <text:p text:style-name="P2">18.1363636364 , 18.1363636364 , 15</text:p>
      <text:p text:style-name="P2">18.1363636364 , 18.6401515152 , 15.33333333</text:p>
      <text:p text:style-name="P2">18.1363636364 , 19.1439393939 , 15.66666667</text:p>
      <text:p text:style-name="P2">18.1363636364 , 19.6477272727 , 16</text:p>
      <text:p text:style-name="P2">18.1363636364 , 20.1515151515 , 16.33333333</text:p>
      <text:p text:style-name="P2">18.1363636364 , 20.6553030303 , 16.66666667</text:p>
      <text:p text:style-name="P2">18.1363636364 , 21.1590909091 , 17</text:p>
      <text:p text:style-name="P2">18.1363636364 , 21.6628787879 , 17.33333333</text:p>
      <text:p text:style-name="P2">18.1363636364 , 22.1666666667 , 17.66666667</text:p>
      <text:p text:style-name="P2">18.1363636364 , 22.6704545455 , 18</text:p>
      <text:p text:style-name="P2"><text:soft-page-break/>18.1363636364 , 23.1742424242 , 18.33333333</text:p>
      <text:p text:style-name="P2">18.1363636364 , 23.678030303 , 18.66666667</text:p>
      <text:p text:style-name="P2">18.1363636364 , 24.1818181818 , 19</text:p>
      <text:p text:style-name="P2">18.1363636364 , 24.6856060606 , 19.33333333</text:p>
      <text:p text:style-name="P2">18.1363636364 , 25.1893939394 , 19.66666667</text:p>
      <text:p text:style-name="P2">18.1363636364 , 25.6931818182 , 20</text:p>
      <text:p text:style-name="P2">18.1363636364 , 26.196969697 , 20.33333333</text:p>
      <text:p text:style-name="P2">18.1363636364 , 26.7007575758 , 20.66666667</text:p>
      <text:p text:style-name="P2">18.1363636364 , 27.2045454545 , 21</text:p>
      <text:p text:style-name="P2">18.1363636364 , 27.7083333333 , 21.33333333</text:p>
      <text:p text:style-name="P2">18.1363636364 , 28.2121212121 , 21.66666667</text:p>
      <text:p text:style-name="P2">18.1363636364 , 28.7159090909 , 22</text:p>
      <text:p text:style-name="P2">18.1363636364 , 29.2196969697 , 22.33333333</text:p>
      <text:p text:style-name="P2">18.1363636364 , 29.7234848485 , 22.66666667</text:p>
      <text:p text:style-name="P2">18.1363636364 , 30.2272727273 , 23</text:p>
      <text:p text:style-name="P2">18.1363636364 , 30.7310606061 , 23.33333333</text:p>
      <text:p text:style-name="P2">18.1363636364 , 31.2348484848 , 23.66666667</text:p>
      <text:p text:style-name="P2">18.1363636364 , 31.7386363636 , 24</text:p>
      <text:p text:style-name="P2">18.1363636364 , 32.2424242424 , 24.33333333</text:p>
      <text:p text:style-name="P2">18.1363636364 , 32.7462121212 , 24.66666667</text:p>
      <text:p text:style-name="P2">18.1363636364 , 33.25 , 25</text:p>
      <text:p text:style-name="P2">18.1363636364 , 33.7537878788 , 25.33333333</text:p>
      <text:p text:style-name="P2">18.1363636364 , 34.2575757576 , 25.66666667</text:p>
      <text:p text:style-name="P2">18.1363636364 , 34.7613636364 , 26</text:p>
      <text:p text:style-name="P2">18.1363636364 , 35.2651515152 , 26.33333333</text:p>
      <text:p text:style-name="P2">18.1363636364 , 35.7689393939 , 26.66666667</text:p>
      <text:p text:style-name="P2">18.1363636364 , 36.2727272727 , 27</text:p>
      <text:p text:style-name="P2">18.1363636364 , 36.7765151515 , 27.33333333</text:p>
      <text:p text:style-name="P2">18.1363636364 , 37.2803030303 , 27.66666667</text:p>
      <text:p text:style-name="P2">18.1363636364 , 37.7840909091 , 28</text:p>
      <text:p text:style-name="P2">18.1363636364 , 38.2878787879 , 28.33333333</text:p>
      <text:p text:style-name="P2">18.1363636364 , 38.7916666667 , 28.66666667</text:p>
      <text:p text:style-name="P2">18.1363636364 , 39.2954545455 , 29</text:p>
      <text:p text:style-name="P2">18.1363636364 , 39.7992424242 , 29.33333333</text:p>
      <text:p text:style-name="P2">18.1363636364 , 40.303030303 , 29.66666667</text:p>
      <text:p text:style-name="P2">18.1363636364 , 40.8068181818 , 30</text:p>
      <text:p text:style-name="P2">18.1363636364 , 41.3106060606 , 30.33333333</text:p>
      <text:p text:style-name="P2">18.1363636364 , 41.8143939394 , 30.66666667</text:p>
      <text:p text:style-name="P2">18.1363636364 , 42.3181818182 , 31</text:p>
      <text:p text:style-name="P2">18.1363636364 , 42.821969697 , 31.33333333</text:p>
      <text:p text:style-name="P2">18.1363636364 , 43.3257575758 , 31.66666667</text:p>
      <text:p text:style-name="P2">18.1363636364 , 43.8295454545 , 32</text:p>
      <text:p text:style-name="P2">18.1363636364 , 44.3333333333 , 32.33333333</text:p>
      <text:p text:style-name="P2">18.1363636364 , 44.8371212121 , 32.66666667</text:p>
      <text:p text:style-name="P2">18.1363636364 , 45.3409090909 , 33</text:p>
      <text:p text:style-name="P2">18.1363636364 , 45.8446969697 , 33.33333333</text:p>
      <text:p text:style-name="P2">18.1363636364 , 46.3484848485 , 33.66666667</text:p>
      <text:p text:style-name="P2">18.1363636364 , 46.8522727273 , 34</text:p>
      <text:p text:style-name="P2">18.1363636364 , 47.3560606061 , 34.33333333</text:p>
      <text:p text:style-name="P2">18.1363636364 , 47.8598484848 , 34.66666667</text:p>
      <text:p text:style-name="P2">18.1363636364 , 48.3636363636 , 35</text:p>
      <text:p text:style-name="P2">18.1363636364 , 48.8674242424 , 35</text:p>
      <text:p text:style-name="P2"><text:soft-page-break/>18.1363636364 , 49.3712121212 , 35</text:p>
      <text:p text:style-name="P2">18.1363636364 , 49.875 , 35</text:p>
      <text:p text:style-name="P2">18.1363636364 , 50.3787878788 , 35</text:p>
      <text:p text:style-name="P2">18.1363636364 , 50.8825757576 , 35</text:p>
      <text:p text:style-name="P2">18.1363636364 , 51.3863636364 , 35</text:p>
      <text:p text:style-name="P2">18.1363636364 , 51.8901515152 , 35</text:p>
      <text:p text:style-name="P2">18.1363636364 , 52.3939393939 , 35</text:p>
      <text:p text:style-name="P2">18.1363636364 , 52.8977272727 , 35</text:p>
      <text:p text:style-name="P2">18.1363636364 , 53.4015151515 , 35</text:p>
      <text:p text:style-name="P2">18.1363636364 , 53.9053030303 , 35</text:p>
      <text:p text:style-name="P2">18.1363636364 , 54.4090909091 , 35</text:p>
      <text:p text:style-name="P2">18.1363636364 , 54.9128787879 , 35</text:p>
      <text:p text:style-name="P2">18.1363636364 , 55.4166666667 , 35</text:p>
      <text:p text:style-name="P2">18.1363636364 , 55.9204545455 , 35</text:p>
      <text:p text:style-name="P2">18.1363636364 , 56.4242424242 , 35</text:p>
      <text:p text:style-name="P2">18.1363636364 , 56.928030303 , 35</text:p>
      <text:p text:style-name="P2">18.1363636364 , 57.4318181818 , 35</text:p>
      <text:p text:style-name="P2">18.1363636364 , 57.9356060606 , 35</text:p>
      <text:p text:style-name="P2">18.1363636364 , 58.4393939394 , 35</text:p>
      <text:p text:style-name="P2">18.1363636364 , 58.9431818182 , 35</text:p>
      <text:p text:style-name="P2">18.1363636364 , 59.446969697 , 35</text:p>
      <text:p text:style-name="P2">18.1363636364 , 59.9507575758 , 35</text:p>
      <text:p text:style-name="P2">18.1363636364 , 60.4545454545 , 35</text:p>
      <text:p text:style-name="P2">18.1363636364 , 60.9583333333 , 35</text:p>
      <text:p text:style-name="P2">18.1363636364 , 61.4621212121 , 35</text:p>
      <text:p text:style-name="P2">18.1363636364 , 61.9659090909 , 35</text:p>
      <text:p text:style-name="P2">18.1363636364 , 62.4696969697 , 35</text:p>
      <text:p text:style-name="P2">18.1363636364 , 62.9734848485 , 35</text:p>
      <text:p text:style-name="P2">18.1363636364 , 63.4772727273 , 35</text:p>
      <text:p text:style-name="P2">18.1363636364 , 63.9810606061 , 35</text:p>
      <text:p text:style-name="P2">18.1363636364 , 64.4848484848 , 35</text:p>
      <text:p text:style-name="P2">18.1363636364 , 64.9886363636 , 35</text:p>
      <text:p text:style-name="P2">18.1363636364 , 65.4924242424 , 35</text:p>
      <text:p text:style-name="P2">18.1363636364 , 65.9962121212 , 35</text:p>
      <text:p text:style-name="P2">18.1363636364 , 66.5 , 35</text:p>
      <text:p text:style-name="P2">18.6401515152 , 0.0 , 15</text:p>
      <text:p text:style-name="P2">18.6401515152 , 0.503787878788 , 15</text:p>
      <text:p text:style-name="P2">18.6401515152 , 1.00757575758 , 15</text:p>
      <text:p text:style-name="P2">18.6401515152 , 1.51136363636 , 15</text:p>
      <text:p text:style-name="P2">18.6401515152 , 2.01515151515 , 15</text:p>
      <text:p text:style-name="P2">18.6401515152 , 2.51893939394 , 15</text:p>
      <text:p text:style-name="P2">18.6401515152 , 3.02272727273 , 15</text:p>
      <text:p text:style-name="P2">18.6401515152 , 3.52651515152 , 15</text:p>
      <text:p text:style-name="P2">18.6401515152 , 4.0303030303 , 15</text:p>
      <text:p text:style-name="P2">18.6401515152 , 4.53409090909 , 15</text:p>
      <text:p text:style-name="P2">18.6401515152 , 5.03787878788 , 15</text:p>
      <text:p text:style-name="P2">18.6401515152 , 5.54166666667 , 15</text:p>
      <text:p text:style-name="P2">18.6401515152 , 6.04545454545 , 15</text:p>
      <text:p text:style-name="P2">18.6401515152 , 6.54924242424 , 15</text:p>
      <text:p text:style-name="P2">18.6401515152 , 7.05303030303 , 15</text:p>
      <text:p text:style-name="P2">18.6401515152 , 7.55681818182 , 15</text:p>
      <text:p text:style-name="P2">18.6401515152 , 8.06060606061 , 15</text:p>
      <text:p text:style-name="P2"><text:soft-page-break/>18.6401515152 , 8.56439393939 , 15</text:p>
      <text:p text:style-name="P2">18.6401515152 , 9.06818181818 , 15</text:p>
      <text:p text:style-name="P2">18.6401515152 , 9.57196969697 , 15</text:p>
      <text:p text:style-name="P2">18.6401515152 , 10.0757575758 , 15</text:p>
      <text:p text:style-name="P2">18.6401515152 , 10.5795454545 , 15</text:p>
      <text:p text:style-name="P2">18.6401515152 , 11.0833333333 , 15</text:p>
      <text:p text:style-name="P2">18.6401515152 , 11.5871212121 , 15</text:p>
      <text:p text:style-name="P2">18.6401515152 , 12.0909090909 , 15</text:p>
      <text:p text:style-name="P2">18.6401515152 , 12.5946969697 , 15</text:p>
      <text:p text:style-name="P2">18.6401515152 , 13.0984848485 , 15</text:p>
      <text:p text:style-name="P2">18.6401515152 , 13.6022727273 , 15</text:p>
      <text:p text:style-name="P2">18.6401515152 , 14.1060606061 , 15</text:p>
      <text:p text:style-name="P2">18.6401515152 , 14.6098484848 , 15</text:p>
      <text:p text:style-name="P2">18.6401515152 , 15.1136363636 , 15</text:p>
      <text:p text:style-name="P2">18.6401515152 , 15.6174242424 , 15</text:p>
      <text:p text:style-name="P2">18.6401515152 , 16.1212121212 , 15</text:p>
      <text:p text:style-name="P2">18.6401515152 , 16.625 , 15</text:p>
      <text:p text:style-name="P2">18.6401515152 , 17.1287878788 , 15</text:p>
      <text:p text:style-name="P2">18.6401515152 , 17.6325757576 , 15</text:p>
      <text:p text:style-name="P2">18.6401515152 , 18.1363636364 , 15</text:p>
      <text:p text:style-name="P2">18.6401515152 , 18.6401515152 , 15.33333333</text:p>
      <text:p text:style-name="P2">18.6401515152 , 19.1439393939 , 15.66666667</text:p>
      <text:p text:style-name="P2">18.6401515152 , 19.6477272727 , 16</text:p>
      <text:p text:style-name="P2">18.6401515152 , 20.1515151515 , 16.33333333</text:p>
      <text:p text:style-name="P2">18.6401515152 , 20.6553030303 , 16.66666667</text:p>
      <text:p text:style-name="P2">18.6401515152 , 21.1590909091 , 17</text:p>
      <text:p text:style-name="P2">18.6401515152 , 21.6628787879 , 17.33333333</text:p>
      <text:p text:style-name="P2">18.6401515152 , 22.1666666667 , 17.66666667</text:p>
      <text:p text:style-name="P2">18.6401515152 , 22.6704545455 , 18</text:p>
      <text:p text:style-name="P2">18.6401515152 , 23.1742424242 , 18.33333333</text:p>
      <text:p text:style-name="P2">18.6401515152 , 23.678030303 , 18.66666667</text:p>
      <text:p text:style-name="P2">18.6401515152 , 24.1818181818 , 19</text:p>
      <text:p text:style-name="P2">18.6401515152 , 24.6856060606 , 19.33333333</text:p>
      <text:p text:style-name="P2">18.6401515152 , 25.1893939394 , 19.66666667</text:p>
      <text:p text:style-name="P2">18.6401515152 , 25.6931818182 , 20</text:p>
      <text:p text:style-name="P2">18.6401515152 , 26.196969697 , 20.33333333</text:p>
      <text:p text:style-name="P2">18.6401515152 , 26.7007575758 , 20.66666667</text:p>
      <text:p text:style-name="P2">18.6401515152 , 27.2045454545 , 21</text:p>
      <text:p text:style-name="P2">18.6401515152 , 27.7083333333 , 21.33333333</text:p>
      <text:p text:style-name="P2">18.6401515152 , 28.2121212121 , 21.66666667</text:p>
      <text:p text:style-name="P2">18.6401515152 , 28.7159090909 , 22</text:p>
      <text:p text:style-name="P2">18.6401515152 , 29.2196969697 , 22.33333333</text:p>
      <text:p text:style-name="P2">18.6401515152 , 29.7234848485 , 22.66666667</text:p>
      <text:p text:style-name="P2">18.6401515152 , 30.2272727273 , 23</text:p>
      <text:p text:style-name="P2">18.6401515152 , 30.7310606061 , 23.33333333</text:p>
      <text:p text:style-name="P2">18.6401515152 , 31.2348484848 , 23.66666667</text:p>
      <text:p text:style-name="P2">18.6401515152 , 31.7386363636 , 24</text:p>
      <text:p text:style-name="P2">18.6401515152 , 32.2424242424 , 24.33333333</text:p>
      <text:p text:style-name="P2">18.6401515152 , 32.7462121212 , 24.66666667</text:p>
      <text:p text:style-name="P2">18.6401515152 , 33.25 , 25</text:p>
      <text:p text:style-name="P2">18.6401515152 , 33.7537878788 , 25.33333333</text:p>
      <text:p text:style-name="P2">18.6401515152 , 34.2575757576 , 25.66666667</text:p>
      <text:p text:style-name="P2"><text:soft-page-break/>18.6401515152 , 34.7613636364 , 26</text:p>
      <text:p text:style-name="P2">18.6401515152 , 35.2651515152 , 26.33333333</text:p>
      <text:p text:style-name="P2">18.6401515152 , 35.7689393939 , 26.66666667</text:p>
      <text:p text:style-name="P2">18.6401515152 , 36.2727272727 , 27</text:p>
      <text:p text:style-name="P2">18.6401515152 , 36.7765151515 , 27.33333333</text:p>
      <text:p text:style-name="P2">18.6401515152 , 37.2803030303 , 27.66666667</text:p>
      <text:p text:style-name="P2">18.6401515152 , 37.7840909091 , 28</text:p>
      <text:p text:style-name="P2">18.6401515152 , 38.2878787879 , 28.33333333</text:p>
      <text:p text:style-name="P2">18.6401515152 , 38.7916666667 , 28.66666667</text:p>
      <text:p text:style-name="P2">18.6401515152 , 39.2954545455 , 29</text:p>
      <text:p text:style-name="P2">18.6401515152 , 39.7992424242 , 29.33333333</text:p>
      <text:p text:style-name="P2">18.6401515152 , 40.303030303 , 29.66666667</text:p>
      <text:p text:style-name="P2">18.6401515152 , 40.8068181818 , 30</text:p>
      <text:p text:style-name="P2">18.6401515152 , 41.3106060606 , 30.33333333</text:p>
      <text:p text:style-name="P2">18.6401515152 , 41.8143939394 , 30.66666667</text:p>
      <text:p text:style-name="P2">18.6401515152 , 42.3181818182 , 31</text:p>
      <text:p text:style-name="P2">18.6401515152 , 42.821969697 , 31.33333333</text:p>
      <text:p text:style-name="P2">18.6401515152 , 43.3257575758 , 31.66666667</text:p>
      <text:p text:style-name="P2">18.6401515152 , 43.8295454545 , 32</text:p>
      <text:p text:style-name="P2">18.6401515152 , 44.3333333333 , 32.33333333</text:p>
      <text:p text:style-name="P2">18.6401515152 , 44.8371212121 , 32.66666667</text:p>
      <text:p text:style-name="P2">18.6401515152 , 45.3409090909 , 33</text:p>
      <text:p text:style-name="P2">18.6401515152 , 45.8446969697 , 33.33333333</text:p>
      <text:p text:style-name="P2">18.6401515152 , 46.3484848485 , 33.66666667</text:p>
      <text:p text:style-name="P2">18.6401515152 , 46.8522727273 , 34</text:p>
      <text:p text:style-name="P2">18.6401515152 , 47.3560606061 , 34.33333333</text:p>
      <text:p text:style-name="P2">18.6401515152 , 47.8598484848 , 34.66666667</text:p>
      <text:p text:style-name="P2">18.6401515152 , 48.3636363636 , 35</text:p>
      <text:p text:style-name="P2">18.6401515152 , 48.8674242424 , 35</text:p>
      <text:p text:style-name="P2">18.6401515152 , 49.3712121212 , 35</text:p>
      <text:p text:style-name="P2">18.6401515152 , 49.875 , 35</text:p>
      <text:p text:style-name="P2">18.6401515152 , 50.3787878788 , 35</text:p>
      <text:p text:style-name="P2">18.6401515152 , 50.8825757576 , 35</text:p>
      <text:p text:style-name="P2">18.6401515152 , 51.3863636364 , 35</text:p>
      <text:p text:style-name="P2">18.6401515152 , 51.8901515152 , 35</text:p>
      <text:p text:style-name="P2">18.6401515152 , 52.3939393939 , 35</text:p>
      <text:p text:style-name="P2">18.6401515152 , 52.8977272727 , 35</text:p>
      <text:p text:style-name="P2">18.6401515152 , 53.4015151515 , 35</text:p>
      <text:p text:style-name="P2">18.6401515152 , 53.9053030303 , 35</text:p>
      <text:p text:style-name="P2">18.6401515152 , 54.4090909091 , 35</text:p>
      <text:p text:style-name="P2">18.6401515152 , 54.9128787879 , 35</text:p>
      <text:p text:style-name="P2">18.6401515152 , 55.4166666667 , 35</text:p>
      <text:p text:style-name="P2">18.6401515152 , 55.9204545455 , 35</text:p>
      <text:p text:style-name="P2">18.6401515152 , 56.4242424242 , 35</text:p>
      <text:p text:style-name="P2">18.6401515152 , 56.928030303 , 35</text:p>
      <text:p text:style-name="P2">18.6401515152 , 57.4318181818 , 35</text:p>
      <text:p text:style-name="P2">18.6401515152 , 57.9356060606 , 35</text:p>
      <text:p text:style-name="P2">18.6401515152 , 58.4393939394 , 35</text:p>
      <text:p text:style-name="P2">18.6401515152 , 58.9431818182 , 35</text:p>
      <text:p text:style-name="P2">18.6401515152 , 59.446969697 , 35</text:p>
      <text:p text:style-name="P2">18.6401515152 , 59.9507575758 , 35</text:p>
      <text:p text:style-name="P2">18.6401515152 , 60.4545454545 , 35</text:p>
      <text:p text:style-name="P2"><text:soft-page-break/>18.6401515152 , 60.9583333333 , 35</text:p>
      <text:p text:style-name="P2">18.6401515152 , 61.4621212121 , 35</text:p>
      <text:p text:style-name="P2">18.6401515152 , 61.9659090909 , 35</text:p>
      <text:p text:style-name="P2">18.6401515152 , 62.4696969697 , 35</text:p>
      <text:p text:style-name="P2">18.6401515152 , 62.9734848485 , 35</text:p>
      <text:p text:style-name="P2">18.6401515152 , 63.4772727273 , 35</text:p>
      <text:p text:style-name="P2">18.6401515152 , 63.9810606061 , 35</text:p>
      <text:p text:style-name="P2">18.6401515152 , 64.4848484848 , 35</text:p>
      <text:p text:style-name="P2">18.6401515152 , 64.9886363636 , 35</text:p>
      <text:p text:style-name="P2">18.6401515152 , 65.4924242424 , 35</text:p>
      <text:p text:style-name="P2">18.6401515152 , 65.9962121212 , 35</text:p>
      <text:p text:style-name="P2">18.6401515152 , 66.5 , 35</text:p>
      <text:p text:style-name="P2">19.1439393939 , 0.0 , 15</text:p>
      <text:p text:style-name="P2">19.1439393939 , 0.503787878788 , 15</text:p>
      <text:p text:style-name="P2">19.1439393939 , 1.00757575758 , 15</text:p>
      <text:p text:style-name="P2">19.1439393939 , 1.51136363636 , 15</text:p>
      <text:p text:style-name="P2">19.1439393939 , 2.01515151515 , 15</text:p>
      <text:p text:style-name="P2">19.1439393939 , 2.51893939394 , 15</text:p>
      <text:p text:style-name="P2">19.1439393939 , 3.02272727273 , 15</text:p>
      <text:p text:style-name="P2">19.1439393939 , 3.52651515152 , 15</text:p>
      <text:p text:style-name="P2">19.1439393939 , 4.0303030303 , 15</text:p>
      <text:p text:style-name="P2">19.1439393939 , 4.53409090909 , 15</text:p>
      <text:p text:style-name="P2">19.1439393939 , 5.03787878788 , 15</text:p>
      <text:p text:style-name="P2">19.1439393939 , 5.54166666667 , 15</text:p>
      <text:p text:style-name="P2">19.1439393939 , 6.04545454545 , 15</text:p>
      <text:p text:style-name="P2">19.1439393939 , 6.54924242424 , 15</text:p>
      <text:p text:style-name="P2">19.1439393939 , 7.05303030303 , 15</text:p>
      <text:p text:style-name="P2">19.1439393939 , 7.55681818182 , 15</text:p>
      <text:p text:style-name="P2">19.1439393939 , 8.06060606061 , 15</text:p>
      <text:p text:style-name="P2">19.1439393939 , 8.56439393939 , 15</text:p>
      <text:p text:style-name="P2">19.1439393939 , 9.06818181818 , 15</text:p>
      <text:p text:style-name="P2">19.1439393939 , 9.57196969697 , 15</text:p>
      <text:p text:style-name="P2">19.1439393939 , 10.0757575758 , 15</text:p>
      <text:p text:style-name="P2">19.1439393939 , 10.5795454545 , 15</text:p>
      <text:p text:style-name="P2">19.1439393939 , 11.0833333333 , 15</text:p>
      <text:p text:style-name="P2">19.1439393939 , 11.5871212121 , 15</text:p>
      <text:p text:style-name="P2">19.1439393939 , 12.0909090909 , 15</text:p>
      <text:p text:style-name="P2">19.1439393939 , 12.5946969697 , 15</text:p>
      <text:p text:style-name="P2">19.1439393939 , 13.0984848485 , 15</text:p>
      <text:p text:style-name="P2">19.1439393939 , 13.6022727273 , 15</text:p>
      <text:p text:style-name="P2">19.1439393939 , 14.1060606061 , 15</text:p>
      <text:p text:style-name="P2">19.1439393939 , 14.6098484848 , 15</text:p>
      <text:p text:style-name="P2">19.1439393939 , 15.1136363636 , 15</text:p>
      <text:p text:style-name="P2">19.1439393939 , 15.6174242424 , 15</text:p>
      <text:p text:style-name="P2">19.1439393939 , 16.1212121212 , 15</text:p>
      <text:p text:style-name="P2">19.1439393939 , 16.625 , 15</text:p>
      <text:p text:style-name="P2">19.1439393939 , 17.1287878788 , 15</text:p>
      <text:p text:style-name="P2">19.1439393939 , 17.6325757576 , 15</text:p>
      <text:p text:style-name="P2">19.1439393939 , 18.1363636364 , 15</text:p>
      <text:p text:style-name="P2">19.1439393939 , 18.6401515152 , 15.33333333</text:p>
      <text:p text:style-name="P2">19.1439393939 , 19.1439393939 , 15.66666667</text:p>
      <text:p text:style-name="P2">19.1439393939 , 19.6477272727 , 16</text:p>
      <text:p text:style-name="P2"><text:soft-page-break/>19.1439393939 , 20.1515151515 , 16.33333333</text:p>
      <text:p text:style-name="P2">19.1439393939 , 20.6553030303 , 16.66666667</text:p>
      <text:p text:style-name="P2">19.1439393939 , 21.1590909091 , 17</text:p>
      <text:p text:style-name="P2">19.1439393939 , 21.6628787879 , 17.33333333</text:p>
      <text:p text:style-name="P2">19.1439393939 , 22.1666666667 , 17.66666667</text:p>
      <text:p text:style-name="P2">19.1439393939 , 22.6704545455 , 18</text:p>
      <text:p text:style-name="P2">19.1439393939 , 23.1742424242 , 18.33333333</text:p>
      <text:p text:style-name="P2">19.1439393939 , 23.678030303 , 18.66666667</text:p>
      <text:p text:style-name="P2">19.1439393939 , 24.1818181818 , 19</text:p>
      <text:p text:style-name="P2">19.1439393939 , 24.6856060606 , 19.33333333</text:p>
      <text:p text:style-name="P2">19.1439393939 , 25.1893939394 , 19.66666667</text:p>
      <text:p text:style-name="P2">19.1439393939 , 25.6931818182 , 20</text:p>
      <text:p text:style-name="P2">19.1439393939 , 26.196969697 , 20.33333333</text:p>
      <text:p text:style-name="P2">19.1439393939 , 26.7007575758 , 20.66666667</text:p>
      <text:p text:style-name="P2">19.1439393939 , 27.2045454545 , 21</text:p>
      <text:p text:style-name="P2">19.1439393939 , 27.7083333333 , 21.33333333</text:p>
      <text:p text:style-name="P2">19.1439393939 , 28.2121212121 , 21.66666667</text:p>
      <text:p text:style-name="P2">19.1439393939 , 28.7159090909 , 22</text:p>
      <text:p text:style-name="P2">19.1439393939 , 29.2196969697 , 22.33333333</text:p>
      <text:p text:style-name="P2">19.1439393939 , 29.7234848485 , 22.66666667</text:p>
      <text:p text:style-name="P2">19.1439393939 , 30.2272727273 , 23</text:p>
      <text:p text:style-name="P2">19.1439393939 , 30.7310606061 , 23.33333333</text:p>
      <text:p text:style-name="P2">19.1439393939 , 31.2348484848 , 23.66666667</text:p>
      <text:p text:style-name="P2">19.1439393939 , 31.7386363636 , 24</text:p>
      <text:p text:style-name="P2">19.1439393939 , 32.2424242424 , 24.33333333</text:p>
      <text:p text:style-name="P2">19.1439393939 , 32.7462121212 , 24.66666667</text:p>
      <text:p text:style-name="P2">19.1439393939 , 33.25 , 25</text:p>
      <text:p text:style-name="P2">19.1439393939 , 33.7537878788 , 25.33333333</text:p>
      <text:p text:style-name="P2">19.1439393939 , 34.2575757576 , 25.66666667</text:p>
      <text:p text:style-name="P2">19.1439393939 , 34.7613636364 , 26</text:p>
      <text:p text:style-name="P2">19.1439393939 , 35.2651515152 , 26.33333333</text:p>
      <text:p text:style-name="P2">19.1439393939 , 35.7689393939 , 26.66666667</text:p>
      <text:p text:style-name="P2">19.1439393939 , 36.2727272727 , 27</text:p>
      <text:p text:style-name="P2">19.1439393939 , 36.7765151515 , 27.33333333</text:p>
      <text:p text:style-name="P2">19.1439393939 , 37.2803030303 , 27.66666667</text:p>
      <text:p text:style-name="P2">19.1439393939 , 37.7840909091 , 28</text:p>
      <text:p text:style-name="P2">19.1439393939 , 38.2878787879 , 28.33333333</text:p>
      <text:p text:style-name="P2">19.1439393939 , 38.7916666667 , 28.66666667</text:p>
      <text:p text:style-name="P2">19.1439393939 , 39.2954545455 , 29</text:p>
      <text:p text:style-name="P2">19.1439393939 , 39.7992424242 , 29.33333333</text:p>
      <text:p text:style-name="P2">19.1439393939 , 40.303030303 , 29.66666667</text:p>
      <text:p text:style-name="P2">19.1439393939 , 40.8068181818 , 30</text:p>
      <text:p text:style-name="P2">19.1439393939 , 41.3106060606 , 30.33333333</text:p>
      <text:p text:style-name="P2">19.1439393939 , 41.8143939394 , 30.66666667</text:p>
      <text:p text:style-name="P2">19.1439393939 , 42.3181818182 , 31</text:p>
      <text:p text:style-name="P2">19.1439393939 , 42.821969697 , 31.33333333</text:p>
      <text:p text:style-name="P2">19.1439393939 , 43.3257575758 , 31.66666667</text:p>
      <text:p text:style-name="P2">19.1439393939 , 43.8295454545 , 32</text:p>
      <text:p text:style-name="P2">19.1439393939 , 44.3333333333 , 32.33333333</text:p>
      <text:p text:style-name="P2">19.1439393939 , 44.8371212121 , 32.66666667</text:p>
      <text:p text:style-name="P2">19.1439393939 , 45.3409090909 , 33</text:p>
      <text:p text:style-name="P2">19.1439393939 , 45.8446969697 , 33.33333333</text:p>
      <text:p text:style-name="P2"><text:soft-page-break/>19.1439393939 , 46.3484848485 , 33.66666667</text:p>
      <text:p text:style-name="P2">19.1439393939 , 46.8522727273 , 34</text:p>
      <text:p text:style-name="P2">19.1439393939 , 47.3560606061 , 34.33333333</text:p>
      <text:p text:style-name="P2">19.1439393939 , 47.8598484848 , 34.66666667</text:p>
      <text:p text:style-name="P2">19.1439393939 , 48.3636363636 , 35</text:p>
      <text:p text:style-name="P2">19.1439393939 , 48.8674242424 , 35</text:p>
      <text:p text:style-name="P2">19.1439393939 , 49.3712121212 , 35</text:p>
      <text:p text:style-name="P2">19.1439393939 , 49.875 , 35</text:p>
      <text:p text:style-name="P2">19.1439393939 , 50.3787878788 , 35</text:p>
      <text:p text:style-name="P2">19.1439393939 , 50.8825757576 , 35</text:p>
      <text:p text:style-name="P2">19.1439393939 , 51.3863636364 , 35</text:p>
      <text:p text:style-name="P2">19.1439393939 , 51.8901515152 , 35</text:p>
      <text:p text:style-name="P2">19.1439393939 , 52.3939393939 , 35</text:p>
      <text:p text:style-name="P2">19.1439393939 , 52.8977272727 , 35</text:p>
      <text:p text:style-name="P2">19.1439393939 , 53.4015151515 , 35</text:p>
      <text:p text:style-name="P2">19.1439393939 , 53.9053030303 , 35</text:p>
      <text:p text:style-name="P2">19.1439393939 , 54.4090909091 , 35</text:p>
      <text:p text:style-name="P2">19.1439393939 , 54.9128787879 , 35</text:p>
      <text:p text:style-name="P2">19.1439393939 , 55.4166666667 , 35</text:p>
      <text:p text:style-name="P2">19.1439393939 , 55.9204545455 , 35</text:p>
      <text:p text:style-name="P2">19.1439393939 , 56.4242424242 , 35</text:p>
      <text:p text:style-name="P2">19.1439393939 , 56.928030303 , 35</text:p>
      <text:p text:style-name="P2">19.1439393939 , 57.4318181818 , 35</text:p>
      <text:p text:style-name="P2">19.1439393939 , 57.9356060606 , 35</text:p>
      <text:p text:style-name="P2">19.1439393939 , 58.4393939394 , 35</text:p>
      <text:p text:style-name="P2">19.1439393939 , 58.9431818182 , 35</text:p>
      <text:p text:style-name="P2">19.1439393939 , 59.446969697 , 35</text:p>
      <text:p text:style-name="P2">19.1439393939 , 59.9507575758 , 35</text:p>
      <text:p text:style-name="P2">19.1439393939 , 60.4545454545 , 35</text:p>
      <text:p text:style-name="P2">19.1439393939 , 60.9583333333 , 35</text:p>
      <text:p text:style-name="P2">19.1439393939 , 61.4621212121 , 35</text:p>
      <text:p text:style-name="P2">19.1439393939 , 61.9659090909 , 35</text:p>
      <text:p text:style-name="P2">19.1439393939 , 62.4696969697 , 35</text:p>
      <text:p text:style-name="P2">19.1439393939 , 62.9734848485 , 35</text:p>
      <text:p text:style-name="P2">19.1439393939 , 63.4772727273 , 35</text:p>
      <text:p text:style-name="P2">19.1439393939 , 63.9810606061 , 35</text:p>
      <text:p text:style-name="P2">19.1439393939 , 64.4848484848 , 35</text:p>
      <text:p text:style-name="P2">19.1439393939 , 64.9886363636 , 35</text:p>
      <text:p text:style-name="P2">19.1439393939 , 65.4924242424 , 35</text:p>
      <text:p text:style-name="P2">19.1439393939 , 65.9962121212 , 35</text:p>
      <text:p text:style-name="P2">19.1439393939 , 66.5 , 35</text:p>
      <text:p text:style-name="P2">19.6477272727 , 0.0 , 15</text:p>
      <text:p text:style-name="P2">19.6477272727 , 0.503787878788 , 15</text:p>
      <text:p text:style-name="P2">19.6477272727 , 1.00757575758 , 15</text:p>
      <text:p text:style-name="P2">19.6477272727 , 1.51136363636 , 15</text:p>
      <text:p text:style-name="P2">19.6477272727 , 2.01515151515 , 15</text:p>
      <text:p text:style-name="P2">19.6477272727 , 2.51893939394 , 15</text:p>
      <text:p text:style-name="P2">19.6477272727 , 3.02272727273 , 15</text:p>
      <text:p text:style-name="P2">19.6477272727 , 3.52651515152 , 15</text:p>
      <text:p text:style-name="P2">19.6477272727 , 4.0303030303 , 15</text:p>
      <text:p text:style-name="P2">19.6477272727 , 4.53409090909 , 15</text:p>
      <text:p text:style-name="P2">19.6477272727 , 5.03787878788 , 15</text:p>
      <text:p text:style-name="P2"><text:soft-page-break/>19.6477272727 , 5.54166666667 , 15</text:p>
      <text:p text:style-name="P2">19.6477272727 , 6.04545454545 , 15</text:p>
      <text:p text:style-name="P2">19.6477272727 , 6.54924242424 , 15</text:p>
      <text:p text:style-name="P2">19.6477272727 , 7.05303030303 , 15</text:p>
      <text:p text:style-name="P2">19.6477272727 , 7.55681818182 , 15</text:p>
      <text:p text:style-name="P2">19.6477272727 , 8.06060606061 , 15</text:p>
      <text:p text:style-name="P2">19.6477272727 , 8.56439393939 , 15</text:p>
      <text:p text:style-name="P2">19.6477272727 , 9.06818181818 , 15</text:p>
      <text:p text:style-name="P2">19.6477272727 , 9.57196969697 , 15</text:p>
      <text:p text:style-name="P2">19.6477272727 , 10.0757575758 , 15</text:p>
      <text:p text:style-name="P2">19.6477272727 , 10.5795454545 , 15</text:p>
      <text:p text:style-name="P2">19.6477272727 , 11.0833333333 , 15</text:p>
      <text:p text:style-name="P2">19.6477272727 , 11.5871212121 , 15</text:p>
      <text:p text:style-name="P2">19.6477272727 , 12.0909090909 , 15</text:p>
      <text:p text:style-name="P2">19.6477272727 , 12.5946969697 , 15</text:p>
      <text:p text:style-name="P2">19.6477272727 , 13.0984848485 , 15</text:p>
      <text:p text:style-name="P2">19.6477272727 , 13.6022727273 , 15</text:p>
      <text:p text:style-name="P2">19.6477272727 , 14.1060606061 , 15</text:p>
      <text:p text:style-name="P2">19.6477272727 , 14.6098484848 , 15</text:p>
      <text:p text:style-name="P2">19.6477272727 , 15.1136363636 , 15</text:p>
      <text:p text:style-name="P2">19.6477272727 , 15.6174242424 , 15</text:p>
      <text:p text:style-name="P2">19.6477272727 , 16.1212121212 , 15</text:p>
      <text:p text:style-name="P2">19.6477272727 , 16.625 , 15</text:p>
      <text:p text:style-name="P2">19.6477272727 , 17.1287878788 , 15</text:p>
      <text:p text:style-name="P2">19.6477272727 , 17.6325757576 , 15</text:p>
      <text:p text:style-name="P2">19.6477272727 , 18.1363636364 , 15</text:p>
      <text:p text:style-name="P2">19.6477272727 , 18.6401515152 , 15.33333333</text:p>
      <text:p text:style-name="P2">19.6477272727 , 19.1439393939 , 15.66666667</text:p>
      <text:p text:style-name="P2">19.6477272727 , 19.6477272727 , 16</text:p>
      <text:p text:style-name="P2">19.6477272727 , 20.1515151515 , 16.33333333</text:p>
      <text:p text:style-name="P2">19.6477272727 , 20.6553030303 , 16.66666667</text:p>
      <text:p text:style-name="P2">19.6477272727 , 21.1590909091 , 17</text:p>
      <text:p text:style-name="P2">19.6477272727 , 21.6628787879 , 17.33333333</text:p>
      <text:p text:style-name="P2">19.6477272727 , 22.1666666667 , 17.66666667</text:p>
      <text:p text:style-name="P2">19.6477272727 , 22.6704545455 , 18</text:p>
      <text:p text:style-name="P2">19.6477272727 , 23.1742424242 , 18.33333333</text:p>
      <text:p text:style-name="P2">19.6477272727 , 23.678030303 , 18.66666667</text:p>
      <text:p text:style-name="P2">19.6477272727 , 24.1818181818 , 19</text:p>
      <text:p text:style-name="P2">19.6477272727 , 24.6856060606 , 19.33333333</text:p>
      <text:p text:style-name="P2">19.6477272727 , 25.1893939394 , 19.66666667</text:p>
      <text:p text:style-name="P2">19.6477272727 , 25.6931818182 , 20</text:p>
      <text:p text:style-name="P2">19.6477272727 , 26.196969697 , 20.33333333</text:p>
      <text:p text:style-name="P2">19.6477272727 , 26.7007575758 , 20.66666667</text:p>
      <text:p text:style-name="P2">19.6477272727 , 27.2045454545 , 21</text:p>
      <text:p text:style-name="P2">19.6477272727 , 27.7083333333 , 21.33333333</text:p>
      <text:p text:style-name="P2">19.6477272727 , 28.2121212121 , 21.66666667</text:p>
      <text:p text:style-name="P2">19.6477272727 , 28.7159090909 , 22</text:p>
      <text:p text:style-name="P2">19.6477272727 , 29.2196969697 , 22.33333333</text:p>
      <text:p text:style-name="P2">19.6477272727 , 29.7234848485 , 22.66666667</text:p>
      <text:p text:style-name="P2">19.6477272727 , 30.2272727273 , 23</text:p>
      <text:p text:style-name="P2">19.6477272727 , 30.7310606061 , 23.33333333</text:p>
      <text:p text:style-name="P2">19.6477272727 , 31.2348484848 , 23.66666667</text:p>
      <text:p text:style-name="P2"><text:soft-page-break/>19.6477272727 , 31.7386363636 , 24</text:p>
      <text:p text:style-name="P2">19.6477272727 , 32.2424242424 , 24.33333333</text:p>
      <text:p text:style-name="P2">19.6477272727 , 32.7462121212 , 24.66666667</text:p>
      <text:p text:style-name="P2">19.6477272727 , 33.25 , 25</text:p>
      <text:p text:style-name="P2">19.6477272727 , 33.7537878788 , 25.33333333</text:p>
      <text:p text:style-name="P2">19.6477272727 , 34.2575757576 , 25.66666667</text:p>
      <text:p text:style-name="P2">19.6477272727 , 34.7613636364 , 26</text:p>
      <text:p text:style-name="P2">19.6477272727 , 35.2651515152 , 26.33333333</text:p>
      <text:p text:style-name="P2">19.6477272727 , 35.7689393939 , 26.66666667</text:p>
      <text:p text:style-name="P2">19.6477272727 , 36.2727272727 , 27</text:p>
      <text:p text:style-name="P2">19.6477272727 , 36.7765151515 , 27.33333333</text:p>
      <text:p text:style-name="P2">19.6477272727 , 37.2803030303 , 27.66666667</text:p>
      <text:p text:style-name="P2">19.6477272727 , 37.7840909091 , 28</text:p>
      <text:p text:style-name="P2">19.6477272727 , 38.2878787879 , 28.33333333</text:p>
      <text:p text:style-name="P2">19.6477272727 , 38.7916666667 , 28.66666667</text:p>
      <text:p text:style-name="P2">19.6477272727 , 39.2954545455 , 29</text:p>
      <text:p text:style-name="P2">19.6477272727 , 39.7992424242 , 29.33333333</text:p>
      <text:p text:style-name="P2">19.6477272727 , 40.303030303 , 29.66666667</text:p>
      <text:p text:style-name="P2">19.6477272727 , 40.8068181818 , 30</text:p>
      <text:p text:style-name="P2">19.6477272727 , 41.3106060606 , 30.33333333</text:p>
      <text:p text:style-name="P2">19.6477272727 , 41.8143939394 , 30.66666667</text:p>
      <text:p text:style-name="P2">19.6477272727 , 42.3181818182 , 31</text:p>
      <text:p text:style-name="P2">19.6477272727 , 42.821969697 , 31.33333333</text:p>
      <text:p text:style-name="P2">19.6477272727 , 43.3257575758 , 31.66666667</text:p>
      <text:p text:style-name="P2">19.6477272727 , 43.8295454545 , 32</text:p>
      <text:p text:style-name="P2">19.6477272727 , 44.3333333333 , 32.33333333</text:p>
      <text:p text:style-name="P2">19.6477272727 , 44.8371212121 , 32.66666667</text:p>
      <text:p text:style-name="P2">19.6477272727 , 45.3409090909 , 33</text:p>
      <text:p text:style-name="P2">19.6477272727 , 45.8446969697 , 33.33333333</text:p>
      <text:p text:style-name="P2">19.6477272727 , 46.3484848485 , 33.66666667</text:p>
      <text:p text:style-name="P2">19.6477272727 , 46.8522727273 , 34</text:p>
      <text:p text:style-name="P2">19.6477272727 , 47.3560606061 , 34.33333333</text:p>
      <text:p text:style-name="P2">19.6477272727 , 47.8598484848 , 34.66666667</text:p>
      <text:p text:style-name="P2">19.6477272727 , 48.3636363636 , 35</text:p>
      <text:p text:style-name="P2">19.6477272727 , 48.8674242424 , 35</text:p>
      <text:p text:style-name="P2">19.6477272727 , 49.3712121212 , 35</text:p>
      <text:p text:style-name="P2">19.6477272727 , 49.875 , 35</text:p>
      <text:p text:style-name="P2">19.6477272727 , 50.3787878788 , 35</text:p>
      <text:p text:style-name="P2">19.6477272727 , 50.8825757576 , 35</text:p>
      <text:p text:style-name="P2">19.6477272727 , 51.3863636364 , 35</text:p>
      <text:p text:style-name="P2">19.6477272727 , 51.8901515152 , 35</text:p>
      <text:p text:style-name="P2">19.6477272727 , 52.3939393939 , 35</text:p>
      <text:p text:style-name="P2">19.6477272727 , 52.8977272727 , 35</text:p>
      <text:p text:style-name="P2">19.6477272727 , 53.4015151515 , 35</text:p>
      <text:p text:style-name="P2">19.6477272727 , 53.9053030303 , 35</text:p>
      <text:p text:style-name="P2">19.6477272727 , 54.4090909091 , 35</text:p>
      <text:p text:style-name="P2">19.6477272727 , 54.9128787879 , 35</text:p>
      <text:p text:style-name="P2">19.6477272727 , 55.4166666667 , 35</text:p>
      <text:p text:style-name="P2">19.6477272727 , 55.9204545455 , 35</text:p>
      <text:p text:style-name="P2">19.6477272727 , 56.4242424242 , 35</text:p>
      <text:p text:style-name="P2">19.6477272727 , 56.928030303 , 35</text:p>
      <text:p text:style-name="P2">19.6477272727 , 57.4318181818 , 35</text:p>
      <text:p text:style-name="P2"><text:soft-page-break/>19.6477272727 , 57.9356060606 , 35</text:p>
      <text:p text:style-name="P2">19.6477272727 , 58.4393939394 , 35</text:p>
      <text:p text:style-name="P2">19.6477272727 , 58.9431818182 , 35</text:p>
      <text:p text:style-name="P2">19.6477272727 , 59.446969697 , 35</text:p>
      <text:p text:style-name="P2">19.6477272727 , 59.9507575758 , 35</text:p>
      <text:p text:style-name="P2">19.6477272727 , 60.4545454545 , 35</text:p>
      <text:p text:style-name="P2">19.6477272727 , 60.9583333333 , 35</text:p>
      <text:p text:style-name="P2">19.6477272727 , 61.4621212121 , 35</text:p>
      <text:p text:style-name="P2">19.6477272727 , 61.9659090909 , 35</text:p>
      <text:p text:style-name="P2">19.6477272727 , 62.4696969697 , 35</text:p>
      <text:p text:style-name="P2">19.6477272727 , 62.9734848485 , 35</text:p>
      <text:p text:style-name="P2">19.6477272727 , 63.4772727273 , 35</text:p>
      <text:p text:style-name="P2">19.6477272727 , 63.9810606061 , 35</text:p>
      <text:p text:style-name="P2">19.6477272727 , 64.4848484848 , 35</text:p>
      <text:p text:style-name="P2">19.6477272727 , 64.9886363636 , 35</text:p>
      <text:p text:style-name="P2">19.6477272727 , 65.4924242424 , 35</text:p>
      <text:p text:style-name="P2">19.6477272727 , 65.9962121212 , 35</text:p>
      <text:p text:style-name="P2">19.6477272727 , 66.5 , 35</text:p>
      <text:p text:style-name="P2">20.1515151515 , 0.0 , 15</text:p>
      <text:p text:style-name="P2">20.1515151515 , 0.503787878788 , 15</text:p>
      <text:p text:style-name="P2">20.1515151515 , 1.00757575758 , 15</text:p>
      <text:p text:style-name="P2">20.1515151515 , 1.51136363636 , 15</text:p>
      <text:p text:style-name="P2">20.1515151515 , 2.01515151515 , 15</text:p>
      <text:p text:style-name="P2">20.1515151515 , 2.51893939394 , 15</text:p>
      <text:p text:style-name="P2">20.1515151515 , 3.02272727273 , 15</text:p>
      <text:p text:style-name="P2">20.1515151515 , 3.52651515152 , 15</text:p>
      <text:p text:style-name="P2">20.1515151515 , 4.0303030303 , 15</text:p>
      <text:p text:style-name="P2">20.1515151515 , 4.53409090909 , 15</text:p>
      <text:p text:style-name="P2">20.1515151515 , 5.03787878788 , 15</text:p>
      <text:p text:style-name="P2">20.1515151515 , 5.54166666667 , 15</text:p>
      <text:p text:style-name="P2">20.1515151515 , 6.04545454545 , 15</text:p>
      <text:p text:style-name="P2">20.1515151515 , 6.54924242424 , 15</text:p>
      <text:p text:style-name="P2">20.1515151515 , 7.05303030303 , 15</text:p>
      <text:p text:style-name="P2">20.1515151515 , 7.55681818182 , 15</text:p>
      <text:p text:style-name="P2">20.1515151515 , 8.06060606061 , 15</text:p>
      <text:p text:style-name="P2">20.1515151515 , 8.56439393939 , 15</text:p>
      <text:p text:style-name="P2">20.1515151515 , 9.06818181818 , 15</text:p>
      <text:p text:style-name="P2">20.1515151515 , 9.57196969697 , 15</text:p>
      <text:p text:style-name="P2">20.1515151515 , 10.0757575758 , 15</text:p>
      <text:p text:style-name="P2">20.1515151515 , 10.5795454545 , 15</text:p>
      <text:p text:style-name="P2">20.1515151515 , 11.0833333333 , 15</text:p>
      <text:p text:style-name="P2">20.1515151515 , 11.5871212121 , 15</text:p>
      <text:p text:style-name="P2">20.1515151515 , 12.0909090909 , 15</text:p>
      <text:p text:style-name="P2">20.1515151515 , 12.5946969697 , 15</text:p>
      <text:p text:style-name="P2">20.1515151515 , 13.0984848485 , 15</text:p>
      <text:p text:style-name="P2">20.1515151515 , 13.6022727273 , 15</text:p>
      <text:p text:style-name="P2">20.1515151515 , 14.1060606061 , 15</text:p>
      <text:p text:style-name="P2">20.1515151515 , 14.6098484848 , 15</text:p>
      <text:p text:style-name="P2">20.1515151515 , 15.1136363636 , 15</text:p>
      <text:p text:style-name="P2">20.1515151515 , 15.6174242424 , 15</text:p>
      <text:p text:style-name="P2">20.1515151515 , 16.1212121212 , 15</text:p>
      <text:p text:style-name="P2">20.1515151515 , 16.625 , 15</text:p>
      <text:p text:style-name="P2"><text:soft-page-break/>20.1515151515 , 17.1287878788 , 15</text:p>
      <text:p text:style-name="P2">20.1515151515 , 17.6325757576 , 15</text:p>
      <text:p text:style-name="P2">20.1515151515 , 18.1363636364 , 15</text:p>
      <text:p text:style-name="P2">20.1515151515 , 18.6401515152 , 15.33333333</text:p>
      <text:p text:style-name="P2">20.1515151515 , 19.1439393939 , 15.66666667</text:p>
      <text:p text:style-name="P2">20.1515151515 , 19.6477272727 , 16</text:p>
      <text:p text:style-name="P2">20.1515151515 , 20.1515151515 , 16.33333333</text:p>
      <text:p text:style-name="P2">20.1515151515 , 20.6553030303 , 16.66666667</text:p>
      <text:p text:style-name="P2">20.1515151515 , 21.1590909091 , 17</text:p>
      <text:p text:style-name="P2">20.1515151515 , 21.6628787879 , 17.33333333</text:p>
      <text:p text:style-name="P2">20.1515151515 , 22.1666666667 , 17.66666667</text:p>
      <text:p text:style-name="P2">20.1515151515 , 22.6704545455 , 18</text:p>
      <text:p text:style-name="P2">20.1515151515 , 23.1742424242 , 18.33333333</text:p>
      <text:p text:style-name="P2">20.1515151515 , 23.678030303 , 18.66666667</text:p>
      <text:p text:style-name="P2">20.1515151515 , 24.1818181818 , 19</text:p>
      <text:p text:style-name="P2">20.1515151515 , 24.6856060606 , 19.33333333</text:p>
      <text:p text:style-name="P2">20.1515151515 , 25.1893939394 , 19.66666667</text:p>
      <text:p text:style-name="P2">20.1515151515 , 25.6931818182 , 20</text:p>
      <text:p text:style-name="P2">20.1515151515 , 26.196969697 , 20.33333333</text:p>
      <text:p text:style-name="P2">20.1515151515 , 26.7007575758 , 20.66666667</text:p>
      <text:p text:style-name="P2">20.1515151515 , 27.2045454545 , 21</text:p>
      <text:p text:style-name="P2">20.1515151515 , 27.7083333333 , 21.33333333</text:p>
      <text:p text:style-name="P2">20.1515151515 , 28.2121212121 , 21.66666667</text:p>
      <text:p text:style-name="P2">20.1515151515 , 28.7159090909 , 22</text:p>
      <text:p text:style-name="P2">20.1515151515 , 29.2196969697 , 22.33333333</text:p>
      <text:p text:style-name="P2">20.1515151515 , 29.7234848485 , 22.66666667</text:p>
      <text:p text:style-name="P2">20.1515151515 , 30.2272727273 , 23</text:p>
      <text:p text:style-name="P2">20.1515151515 , 30.7310606061 , 23.33333333</text:p>
      <text:p text:style-name="P2">20.1515151515 , 31.2348484848 , 23.66666667</text:p>
      <text:p text:style-name="P2">20.1515151515 , 31.7386363636 , 24</text:p>
      <text:p text:style-name="P2">20.1515151515 , 32.2424242424 , 24.33333333</text:p>
      <text:p text:style-name="P2">20.1515151515 , 32.7462121212 , 24.66666667</text:p>
      <text:p text:style-name="P2">20.1515151515 , 33.25 , 25</text:p>
      <text:p text:style-name="P2">20.1515151515 , 33.7537878788 , 25.33333333</text:p>
      <text:p text:style-name="P2">20.1515151515 , 34.2575757576 , 25.66666667</text:p>
      <text:p text:style-name="P2">20.1515151515 , 34.7613636364 , 26</text:p>
      <text:p text:style-name="P2">20.1515151515 , 35.2651515152 , 26.33333333</text:p>
      <text:p text:style-name="P2">20.1515151515 , 35.7689393939 , 26.66666667</text:p>
      <text:p text:style-name="P2">20.1515151515 , 36.2727272727 , 27</text:p>
      <text:p text:style-name="P2">20.1515151515 , 36.7765151515 , 27.33333333</text:p>
      <text:p text:style-name="P2">20.1515151515 , 37.2803030303 , 27.66666667</text:p>
      <text:p text:style-name="P2">20.1515151515 , 37.7840909091 , 28</text:p>
      <text:p text:style-name="P2">20.1515151515 , 38.2878787879 , 28.33333333</text:p>
      <text:p text:style-name="P2">20.1515151515 , 38.7916666667 , 28.66666667</text:p>
      <text:p text:style-name="P2">20.1515151515 , 39.2954545455 , 29</text:p>
      <text:p text:style-name="P2">20.1515151515 , 39.7992424242 , 29.33333333</text:p>
      <text:p text:style-name="P2">20.1515151515 , 40.303030303 , 29.66666667</text:p>
      <text:p text:style-name="P2">20.1515151515 , 40.8068181818 , 30</text:p>
      <text:p text:style-name="P2">20.1515151515 , 41.3106060606 , 30.33333333</text:p>
      <text:p text:style-name="P2">20.1515151515 , 41.8143939394 , 30.66666667</text:p>
      <text:p text:style-name="P2">20.1515151515 , 42.3181818182 , 31</text:p>
      <text:p text:style-name="P2">20.1515151515 , 42.821969697 , 31.33333333</text:p>
      <text:p text:style-name="P2"><text:soft-page-break/>20.1515151515 , 43.3257575758 , 31.66666667</text:p>
      <text:p text:style-name="P2">20.1515151515 , 43.8295454545 , 32</text:p>
      <text:p text:style-name="P2">20.1515151515 , 44.3333333333 , 32.33333333</text:p>
      <text:p text:style-name="P2">20.1515151515 , 44.8371212121 , 32.66666667</text:p>
      <text:p text:style-name="P2">20.1515151515 , 45.3409090909 , 33</text:p>
      <text:p text:style-name="P2">20.1515151515 , 45.8446969697 , 33.33333333</text:p>
      <text:p text:style-name="P2">20.1515151515 , 46.3484848485 , 33.66666667</text:p>
      <text:p text:style-name="P2">20.1515151515 , 46.8522727273 , 34</text:p>
      <text:p text:style-name="P2">20.1515151515 , 47.3560606061 , 34.33333333</text:p>
      <text:p text:style-name="P2">20.1515151515 , 47.8598484848 , 34.66666667</text:p>
      <text:p text:style-name="P2">20.1515151515 , 48.3636363636 , 35</text:p>
      <text:p text:style-name="P2">20.1515151515 , 48.8674242424 , 35</text:p>
      <text:p text:style-name="P2">20.1515151515 , 49.3712121212 , 35</text:p>
      <text:p text:style-name="P2">20.1515151515 , 49.875 , 35</text:p>
      <text:p text:style-name="P2">20.1515151515 , 50.3787878788 , 35</text:p>
      <text:p text:style-name="P2">20.1515151515 , 50.8825757576 , 35</text:p>
      <text:p text:style-name="P2">20.1515151515 , 51.3863636364 , 35</text:p>
      <text:p text:style-name="P2">20.1515151515 , 51.8901515152 , 35</text:p>
      <text:p text:style-name="P2">20.1515151515 , 52.3939393939 , 35</text:p>
      <text:p text:style-name="P2">20.1515151515 , 52.8977272727 , 35</text:p>
      <text:p text:style-name="P2">20.1515151515 , 53.4015151515 , 35</text:p>
      <text:p text:style-name="P2">20.1515151515 , 53.9053030303 , 35</text:p>
      <text:p text:style-name="P2">20.1515151515 , 54.4090909091 , 35</text:p>
      <text:p text:style-name="P2">20.1515151515 , 54.9128787879 , 35</text:p>
      <text:p text:style-name="P2">20.1515151515 , 55.4166666667 , 35</text:p>
      <text:p text:style-name="P2">20.1515151515 , 55.9204545455 , 35</text:p>
      <text:p text:style-name="P2">20.1515151515 , 56.4242424242 , 35</text:p>
      <text:p text:style-name="P2">20.1515151515 , 56.928030303 , 35</text:p>
      <text:p text:style-name="P2">20.1515151515 , 57.4318181818 , 35</text:p>
      <text:p text:style-name="P2">20.1515151515 , 57.9356060606 , 35</text:p>
      <text:p text:style-name="P2">20.1515151515 , 58.4393939394 , 35</text:p>
      <text:p text:style-name="P2">20.1515151515 , 58.9431818182 , 35</text:p>
      <text:p text:style-name="P2">20.1515151515 , 59.446969697 , 35</text:p>
      <text:p text:style-name="P2">20.1515151515 , 59.9507575758 , 35</text:p>
      <text:p text:style-name="P2">20.1515151515 , 60.4545454545 , 35</text:p>
      <text:p text:style-name="P2">20.1515151515 , 60.9583333333 , 35</text:p>
      <text:p text:style-name="P2">20.1515151515 , 61.4621212121 , 35</text:p>
      <text:p text:style-name="P2">20.1515151515 , 61.9659090909 , 35</text:p>
      <text:p text:style-name="P2">20.1515151515 , 62.4696969697 , 35</text:p>
      <text:p text:style-name="P2">20.1515151515 , 62.9734848485 , 35</text:p>
      <text:p text:style-name="P2">20.1515151515 , 63.4772727273 , 35</text:p>
      <text:p text:style-name="P2">20.1515151515 , 63.9810606061 , 35</text:p>
      <text:p text:style-name="P2">20.1515151515 , 64.4848484848 , 35</text:p>
      <text:p text:style-name="P2">20.1515151515 , 64.9886363636 , 35</text:p>
      <text:p text:style-name="P2">20.1515151515 , 65.4924242424 , 35</text:p>
      <text:p text:style-name="P2">20.1515151515 , 65.9962121212 , 35</text:p>
      <text:p text:style-name="P2">20.1515151515 , 66.5 , 35</text:p>
      <text:p text:style-name="P2">20.6553030303 , 0.0 , 15</text:p>
      <text:p text:style-name="P2">20.6553030303 , 0.503787878788 , 15</text:p>
      <text:p text:style-name="P2">20.6553030303 , 1.00757575758 , 15</text:p>
      <text:p text:style-name="P2">20.6553030303 , 1.51136363636 , 15</text:p>
      <text:p text:style-name="P2">20.6553030303 , 2.01515151515 , 15</text:p>
      <text:p text:style-name="P2"><text:soft-page-break/>20.6553030303 , 2.51893939394 , 15</text:p>
      <text:p text:style-name="P2">20.6553030303 , 3.02272727273 , 15</text:p>
      <text:p text:style-name="P2">20.6553030303 , 3.52651515152 , 15</text:p>
      <text:p text:style-name="P2">20.6553030303 , 4.0303030303 , 15</text:p>
      <text:p text:style-name="P2">20.6553030303 , 4.53409090909 , 15</text:p>
      <text:p text:style-name="P2">20.6553030303 , 5.03787878788 , 15</text:p>
      <text:p text:style-name="P2">20.6553030303 , 5.54166666667 , 15</text:p>
      <text:p text:style-name="P2">20.6553030303 , 6.04545454545 , 15</text:p>
      <text:p text:style-name="P2">20.6553030303 , 6.54924242424 , 15</text:p>
      <text:p text:style-name="P2">20.6553030303 , 7.05303030303 , 15</text:p>
      <text:p text:style-name="P2">20.6553030303 , 7.55681818182 , 15</text:p>
      <text:p text:style-name="P2">20.6553030303 , 8.06060606061 , 15</text:p>
      <text:p text:style-name="P2">20.6553030303 , 8.56439393939 , 15</text:p>
      <text:p text:style-name="P2">20.6553030303 , 9.06818181818 , 15</text:p>
      <text:p text:style-name="P2">20.6553030303 , 9.57196969697 , 15</text:p>
      <text:p text:style-name="P2">20.6553030303 , 10.0757575758 , 15</text:p>
      <text:p text:style-name="P2">20.6553030303 , 10.5795454545 , 15</text:p>
      <text:p text:style-name="P2">20.6553030303 , 11.0833333333 , 15</text:p>
      <text:p text:style-name="P2">20.6553030303 , 11.5871212121 , 15</text:p>
      <text:p text:style-name="P2">20.6553030303 , 12.0909090909 , 15</text:p>
      <text:p text:style-name="P2">20.6553030303 , 12.5946969697 , 15</text:p>
      <text:p text:style-name="P2">20.6553030303 , 13.0984848485 , 15</text:p>
      <text:p text:style-name="P2">20.6553030303 , 13.6022727273 , 15</text:p>
      <text:p text:style-name="P2">20.6553030303 , 14.1060606061 , 15</text:p>
      <text:p text:style-name="P2">20.6553030303 , 14.6098484848 , 15</text:p>
      <text:p text:style-name="P2">20.6553030303 , 15.1136363636 , 15</text:p>
      <text:p text:style-name="P2">20.6553030303 , 15.6174242424 , 15</text:p>
      <text:p text:style-name="P2">20.6553030303 , 16.1212121212 , 15</text:p>
      <text:p text:style-name="P2">20.6553030303 , 16.625 , 15</text:p>
      <text:p text:style-name="P2">20.6553030303 , 17.1287878788 , 15</text:p>
      <text:p text:style-name="P2">20.6553030303 , 17.6325757576 , 15</text:p>
      <text:p text:style-name="P2">20.6553030303 , 18.1363636364 , 15</text:p>
      <text:p text:style-name="P2">20.6553030303 , 18.6401515152 , 15.33333333</text:p>
      <text:p text:style-name="P2">20.6553030303 , 19.1439393939 , 15.66666667</text:p>
      <text:p text:style-name="P2">20.6553030303 , 19.6477272727 , 16</text:p>
      <text:p text:style-name="P2">20.6553030303 , 20.1515151515 , 16.33333333</text:p>
      <text:p text:style-name="P2">20.6553030303 , 20.6553030303 , 16.66666667</text:p>
      <text:p text:style-name="P2">20.6553030303 , 21.1590909091 , 17</text:p>
      <text:p text:style-name="P2">20.6553030303 , 21.6628787879 , 17.33333333</text:p>
      <text:p text:style-name="P2">20.6553030303 , 22.1666666667 , 17.66666667</text:p>
      <text:p text:style-name="P2">20.6553030303 , 22.6704545455 , 18</text:p>
      <text:p text:style-name="P2">20.6553030303 , 23.1742424242 , 18.33333333</text:p>
      <text:p text:style-name="P2">20.6553030303 , 23.678030303 , 18.66666667</text:p>
      <text:p text:style-name="P2">20.6553030303 , 24.1818181818 , 19</text:p>
      <text:p text:style-name="P2">20.6553030303 , 24.6856060606 , 19.33333333</text:p>
      <text:p text:style-name="P2">20.6553030303 , 25.1893939394 , 19.66666667</text:p>
      <text:p text:style-name="P2">20.6553030303 , 25.6931818182 , 20</text:p>
      <text:p text:style-name="P2">20.6553030303 , 26.196969697 , 20.33333333</text:p>
      <text:p text:style-name="P2">20.6553030303 , 26.7007575758 , 20.66666667</text:p>
      <text:p text:style-name="P2">20.6553030303 , 27.2045454545 , 21</text:p>
      <text:p text:style-name="P2">20.6553030303 , 27.7083333333 , 21.33333333</text:p>
      <text:p text:style-name="P2">20.6553030303 , 28.2121212121 , 21.66666667</text:p>
      <text:p text:style-name="P2"><text:soft-page-break/>20.6553030303 , 28.7159090909 , 22</text:p>
      <text:p text:style-name="P2">20.6553030303 , 29.2196969697 , 22.33333333</text:p>
      <text:p text:style-name="P2">20.6553030303 , 29.7234848485 , 22.66666667</text:p>
      <text:p text:style-name="P2">20.6553030303 , 30.2272727273 , 23</text:p>
      <text:p text:style-name="P2">20.6553030303 , 30.7310606061 , 23.33333333</text:p>
      <text:p text:style-name="P2">20.6553030303 , 31.2348484848 , 23.66666667</text:p>
      <text:p text:style-name="P2">20.6553030303 , 31.7386363636 , 24</text:p>
      <text:p text:style-name="P2">20.6553030303 , 32.2424242424 , 24.33333333</text:p>
      <text:p text:style-name="P2">20.6553030303 , 32.7462121212 , 24.66666667</text:p>
      <text:p text:style-name="P2">20.6553030303 , 33.25 , 25</text:p>
      <text:p text:style-name="P2">20.6553030303 , 33.7537878788 , 25.33333333</text:p>
      <text:p text:style-name="P2">20.6553030303 , 34.2575757576 , 25.66666667</text:p>
      <text:p text:style-name="P2">20.6553030303 , 34.7613636364 , 26</text:p>
      <text:p text:style-name="P2">20.6553030303 , 35.2651515152 , 26.33333333</text:p>
      <text:p text:style-name="P2">20.6553030303 , 35.7689393939 , 26.66666667</text:p>
      <text:p text:style-name="P2">20.6553030303 , 36.2727272727 , 27</text:p>
      <text:p text:style-name="P2">20.6553030303 , 36.7765151515 , 27.33333333</text:p>
      <text:p text:style-name="P2">20.6553030303 , 37.2803030303 , 27.66666667</text:p>
      <text:p text:style-name="P2">20.6553030303 , 37.7840909091 , 28</text:p>
      <text:p text:style-name="P2">20.6553030303 , 38.2878787879 , 28.33333333</text:p>
      <text:p text:style-name="P2">20.6553030303 , 38.7916666667 , 28.66666667</text:p>
      <text:p text:style-name="P2">20.6553030303 , 39.2954545455 , 29</text:p>
      <text:p text:style-name="P2">20.6553030303 , 39.7992424242 , 29.33333333</text:p>
      <text:p text:style-name="P2">20.6553030303 , 40.303030303 , 29.66666667</text:p>
      <text:p text:style-name="P2">20.6553030303 , 40.8068181818 , 30</text:p>
      <text:p text:style-name="P2">20.6553030303 , 41.3106060606 , 30.33333333</text:p>
      <text:p text:style-name="P2">20.6553030303 , 41.8143939394 , 30.66666667</text:p>
      <text:p text:style-name="P2">20.6553030303 , 42.3181818182 , 31</text:p>
      <text:p text:style-name="P2">20.6553030303 , 42.821969697 , 31.33333333</text:p>
      <text:p text:style-name="P2">20.6553030303 , 43.3257575758 , 31.66666667</text:p>
      <text:p text:style-name="P2">20.6553030303 , 43.8295454545 , 32</text:p>
      <text:p text:style-name="P2">20.6553030303 , 44.3333333333 , 32.33333333</text:p>
      <text:p text:style-name="P2">20.6553030303 , 44.8371212121 , 32.66666667</text:p>
      <text:p text:style-name="P2">20.6553030303 , 45.3409090909 , 33</text:p>
      <text:p text:style-name="P2">20.6553030303 , 45.8446969697 , 33.33333333</text:p>
      <text:p text:style-name="P2">20.6553030303 , 46.3484848485 , 33.66666667</text:p>
      <text:p text:style-name="P2">20.6553030303 , 46.8522727273 , 34</text:p>
      <text:p text:style-name="P2">20.6553030303 , 47.3560606061 , 34.33333333</text:p>
      <text:p text:style-name="P2">20.6553030303 , 47.8598484848 , 34.66666667</text:p>
      <text:p text:style-name="P2">20.6553030303 , 48.3636363636 , 35</text:p>
      <text:p text:style-name="P2">20.6553030303 , 48.8674242424 , 35</text:p>
      <text:p text:style-name="P2">20.6553030303 , 49.3712121212 , 35</text:p>
      <text:p text:style-name="P2">20.6553030303 , 49.875 , 35</text:p>
      <text:p text:style-name="P2">20.6553030303 , 50.3787878788 , 35</text:p>
      <text:p text:style-name="P2">20.6553030303 , 50.8825757576 , 35</text:p>
      <text:p text:style-name="P2">20.6553030303 , 51.3863636364 , 35</text:p>
      <text:p text:style-name="P2">20.6553030303 , 51.8901515152 , 35</text:p>
      <text:p text:style-name="P2">20.6553030303 , 52.3939393939 , 35</text:p>
      <text:p text:style-name="P2">20.6553030303 , 52.8977272727 , 35</text:p>
      <text:p text:style-name="P2">20.6553030303 , 53.4015151515 , 35</text:p>
      <text:p text:style-name="P2">20.6553030303 , 53.9053030303 , 35</text:p>
      <text:p text:style-name="P2">20.6553030303 , 54.4090909091 , 35</text:p>
      <text:p text:style-name="P2"><text:soft-page-break/>20.6553030303 , 54.9128787879 , 35</text:p>
      <text:p text:style-name="P2">20.6553030303 , 55.4166666667 , 35</text:p>
      <text:p text:style-name="P2">20.6553030303 , 55.9204545455 , 35</text:p>
      <text:p text:style-name="P2">20.6553030303 , 56.4242424242 , 35</text:p>
      <text:p text:style-name="P2">20.6553030303 , 56.928030303 , 35</text:p>
      <text:p text:style-name="P2">20.6553030303 , 57.4318181818 , 35</text:p>
      <text:p text:style-name="P2">20.6553030303 , 57.9356060606 , 35</text:p>
      <text:p text:style-name="P2">20.6553030303 , 58.4393939394 , 35</text:p>
      <text:p text:style-name="P2">20.6553030303 , 58.9431818182 , 35</text:p>
      <text:p text:style-name="P2">20.6553030303 , 59.446969697 , 35</text:p>
      <text:p text:style-name="P2">20.6553030303 , 59.9507575758 , 35</text:p>
      <text:p text:style-name="P2">20.6553030303 , 60.4545454545 , 35</text:p>
      <text:p text:style-name="P2">20.6553030303 , 60.9583333333 , 35</text:p>
      <text:p text:style-name="P2">20.6553030303 , 61.4621212121 , 35</text:p>
      <text:p text:style-name="P2">20.6553030303 , 61.9659090909 , 35</text:p>
      <text:p text:style-name="P2">20.6553030303 , 62.4696969697 , 35</text:p>
      <text:p text:style-name="P2">20.6553030303 , 62.9734848485 , 35</text:p>
      <text:p text:style-name="P2">20.6553030303 , 63.4772727273 , 35</text:p>
      <text:p text:style-name="P2">20.6553030303 , 63.9810606061 , 35</text:p>
      <text:p text:style-name="P2">20.6553030303 , 64.4848484848 , 35</text:p>
      <text:p text:style-name="P2">20.6553030303 , 64.9886363636 , 35</text:p>
      <text:p text:style-name="P2">20.6553030303 , 65.4924242424 , 35</text:p>
      <text:p text:style-name="P2">20.6553030303 , 65.9962121212 , 35</text:p>
      <text:p text:style-name="P2">20.6553030303 , 66.5 , 35</text:p>
      <text:p text:style-name="P2">21.1590909091 , 0.0 , 15</text:p>
      <text:p text:style-name="P2">21.1590909091 , 0.503787878788 , 15</text:p>
      <text:p text:style-name="P2">21.1590909091 , 1.00757575758 , 15</text:p>
      <text:p text:style-name="P2">21.1590909091 , 1.51136363636 , 15</text:p>
      <text:p text:style-name="P2">21.1590909091 , 2.01515151515 , 15</text:p>
      <text:p text:style-name="P2">21.1590909091 , 2.51893939394 , 15</text:p>
      <text:p text:style-name="P2">21.1590909091 , 3.02272727273 , 15</text:p>
      <text:p text:style-name="P2">21.1590909091 , 3.52651515152 , 15</text:p>
      <text:p text:style-name="P2">21.1590909091 , 4.0303030303 , 15</text:p>
      <text:p text:style-name="P2">21.1590909091 , 4.53409090909 , 15</text:p>
      <text:p text:style-name="P2">21.1590909091 , 5.03787878788 , 15</text:p>
      <text:p text:style-name="P2">21.1590909091 , 5.54166666667 , 15</text:p>
      <text:p text:style-name="P2">21.1590909091 , 6.04545454545 , 15</text:p>
      <text:p text:style-name="P2">21.1590909091 , 6.54924242424 , 15</text:p>
      <text:p text:style-name="P2">21.1590909091 , 7.05303030303 , 15</text:p>
      <text:p text:style-name="P2">21.1590909091 , 7.55681818182 , 15</text:p>
      <text:p text:style-name="P2">21.1590909091 , 8.06060606061 , 15</text:p>
      <text:p text:style-name="P2">21.1590909091 , 8.56439393939 , 15</text:p>
      <text:p text:style-name="P2">21.1590909091 , 9.06818181818 , 15</text:p>
      <text:p text:style-name="P2">21.1590909091 , 9.57196969697 , 15</text:p>
      <text:p text:style-name="P2">21.1590909091 , 10.0757575758 , 15</text:p>
      <text:p text:style-name="P2">21.1590909091 , 10.5795454545 , 15</text:p>
      <text:p text:style-name="P2">21.1590909091 , 11.0833333333 , 15</text:p>
      <text:p text:style-name="P2">21.1590909091 , 11.5871212121 , 15</text:p>
      <text:p text:style-name="P2">21.1590909091 , 12.0909090909 , 15</text:p>
      <text:p text:style-name="P2">21.1590909091 , 12.5946969697 , 15</text:p>
      <text:p text:style-name="P2">21.1590909091 , 13.0984848485 , 15</text:p>
      <text:p text:style-name="P2">21.1590909091 , 13.6022727273 , 15</text:p>
      <text:p text:style-name="P2"><text:soft-page-break/>21.1590909091 , 14.1060606061 , 15</text:p>
      <text:p text:style-name="P2">21.1590909091 , 14.6098484848 , 15</text:p>
      <text:p text:style-name="P2">21.1590909091 , 15.1136363636 , 15</text:p>
      <text:p text:style-name="P2">21.1590909091 , 15.6174242424 , 15</text:p>
      <text:p text:style-name="P2">21.1590909091 , 16.1212121212 , 15</text:p>
      <text:p text:style-name="P2">21.1590909091 , 16.625 , 15</text:p>
      <text:p text:style-name="P2">21.1590909091 , 17.1287878788 , 15</text:p>
      <text:p text:style-name="P2">21.1590909091 , 17.6325757576 , 15</text:p>
      <text:p text:style-name="P2">21.1590909091 , 18.1363636364 , 15</text:p>
      <text:p text:style-name="P2">21.1590909091 , 18.6401515152 , 15.33333333</text:p>
      <text:p text:style-name="P2">21.1590909091 , 19.1439393939 , 15.66666667</text:p>
      <text:p text:style-name="P2">21.1590909091 , 19.6477272727 , 16</text:p>
      <text:p text:style-name="P2">21.1590909091 , 20.1515151515 , 16.33333333</text:p>
      <text:p text:style-name="P2">21.1590909091 , 20.6553030303 , 16.66666667</text:p>
      <text:p text:style-name="P2">21.1590909091 , 21.1590909091 , 17</text:p>
      <text:p text:style-name="P2">21.1590909091 , 21.6628787879 , 17.33333333</text:p>
      <text:p text:style-name="P2">21.1590909091 , 22.1666666667 , 17.66666667</text:p>
      <text:p text:style-name="P2">21.1590909091 , 22.6704545455 , 18</text:p>
      <text:p text:style-name="P2">21.1590909091 , 23.1742424242 , 18.33333333</text:p>
      <text:p text:style-name="P2">21.1590909091 , 23.678030303 , 18.66666667</text:p>
      <text:p text:style-name="P2">21.1590909091 , 24.1818181818 , 19</text:p>
      <text:p text:style-name="P2">21.1590909091 , 24.6856060606 , 19.33333333</text:p>
      <text:p text:style-name="P2">21.1590909091 , 25.1893939394 , 19.66666667</text:p>
      <text:p text:style-name="P2">21.1590909091 , 25.6931818182 , 20</text:p>
      <text:p text:style-name="P2">21.1590909091 , 26.196969697 , 20.33333333</text:p>
      <text:p text:style-name="P2">21.1590909091 , 26.7007575758 , 20.66666667</text:p>
      <text:p text:style-name="P2">21.1590909091 , 27.2045454545 , 21</text:p>
      <text:p text:style-name="P2">21.1590909091 , 27.7083333333 , 21.33333333</text:p>
      <text:p text:style-name="P2">21.1590909091 , 28.2121212121 , 21.66666667</text:p>
      <text:p text:style-name="P2">21.1590909091 , 28.7159090909 , 22</text:p>
      <text:p text:style-name="P2">21.1590909091 , 29.2196969697 , 22.33333333</text:p>
      <text:p text:style-name="P2">21.1590909091 , 29.7234848485 , 22.66666667</text:p>
      <text:p text:style-name="P2">21.1590909091 , 30.2272727273 , 23</text:p>
      <text:p text:style-name="P2">21.1590909091 , 30.7310606061 , 23.33333333</text:p>
      <text:p text:style-name="P2">21.1590909091 , 31.2348484848 , 23.66666667</text:p>
      <text:p text:style-name="P2">21.1590909091 , 31.7386363636 , 24</text:p>
      <text:p text:style-name="P2">21.1590909091 , 32.2424242424 , 24.33333333</text:p>
      <text:p text:style-name="P2">21.1590909091 , 32.7462121212 , 24.66666667</text:p>
      <text:p text:style-name="P2">21.1590909091 , 33.25 , 25</text:p>
      <text:p text:style-name="P2">21.1590909091 , 33.7537878788 , 25.33333333</text:p>
      <text:p text:style-name="P2">21.1590909091 , 34.2575757576 , 25.66666667</text:p>
      <text:p text:style-name="P2">21.1590909091 , 34.7613636364 , 26</text:p>
      <text:p text:style-name="P2">21.1590909091 , 35.2651515152 , 26.33333333</text:p>
      <text:p text:style-name="P2">21.1590909091 , 35.7689393939 , 26.66666667</text:p>
      <text:p text:style-name="P2">21.1590909091 , 36.2727272727 , 27</text:p>
      <text:p text:style-name="P2">21.1590909091 , 36.7765151515 , 27.33333333</text:p>
      <text:p text:style-name="P2">21.1590909091 , 37.2803030303 , 27.66666667</text:p>
      <text:p text:style-name="P2">21.1590909091 , 37.7840909091 , 28</text:p>
      <text:p text:style-name="P2">21.1590909091 , 38.2878787879 , 28.33333333</text:p>
      <text:p text:style-name="P2">21.1590909091 , 38.7916666667 , 28.66666667</text:p>
      <text:p text:style-name="P2">21.1590909091 , 39.2954545455 , 29</text:p>
      <text:p text:style-name="P2">21.1590909091 , 39.7992424242 , 29.33333333</text:p>
      <text:p text:style-name="P2"><text:soft-page-break/>21.1590909091 , 40.303030303 , 29.66666667</text:p>
      <text:p text:style-name="P2">21.1590909091 , 40.8068181818 , 30</text:p>
      <text:p text:style-name="P2">21.1590909091 , 41.3106060606 , 30.33333333</text:p>
      <text:p text:style-name="P2">21.1590909091 , 41.8143939394 , 30.66666667</text:p>
      <text:p text:style-name="P2">21.1590909091 , 42.3181818182 , 31</text:p>
      <text:p text:style-name="P2">21.1590909091 , 42.821969697 , 31.33333333</text:p>
      <text:p text:style-name="P2">21.1590909091 , 43.3257575758 , 31.66666667</text:p>
      <text:p text:style-name="P2">21.1590909091 , 43.8295454545 , 32</text:p>
      <text:p text:style-name="P2">21.1590909091 , 44.3333333333 , 32.33333333</text:p>
      <text:p text:style-name="P2">21.1590909091 , 44.8371212121 , 32.66666667</text:p>
      <text:p text:style-name="P2">21.1590909091 , 45.3409090909 , 33</text:p>
      <text:p text:style-name="P2">21.1590909091 , 45.8446969697 , 33.33333333</text:p>
      <text:p text:style-name="P2">21.1590909091 , 46.3484848485 , 33.66666667</text:p>
      <text:p text:style-name="P2">21.1590909091 , 46.8522727273 , 34</text:p>
      <text:p text:style-name="P2">21.1590909091 , 47.3560606061 , 34.33333333</text:p>
      <text:p text:style-name="P2">21.1590909091 , 47.8598484848 , 34.66666667</text:p>
      <text:p text:style-name="P2">21.1590909091 , 48.3636363636 , 35</text:p>
      <text:p text:style-name="P2">21.1590909091 , 48.8674242424 , 35</text:p>
      <text:p text:style-name="P2">21.1590909091 , 49.3712121212 , 35</text:p>
      <text:p text:style-name="P2">21.1590909091 , 49.875 , 35</text:p>
      <text:p text:style-name="P2">21.1590909091 , 50.3787878788 , 35</text:p>
      <text:p text:style-name="P2">21.1590909091 , 50.8825757576 , 35</text:p>
      <text:p text:style-name="P2">21.1590909091 , 51.3863636364 , 35</text:p>
      <text:p text:style-name="P2">21.1590909091 , 51.8901515152 , 35</text:p>
      <text:p text:style-name="P2">21.1590909091 , 52.3939393939 , 35</text:p>
      <text:p text:style-name="P2">21.1590909091 , 52.8977272727 , 35</text:p>
      <text:p text:style-name="P2">21.1590909091 , 53.4015151515 , 35</text:p>
      <text:p text:style-name="P2">21.1590909091 , 53.9053030303 , 35</text:p>
      <text:p text:style-name="P2">21.1590909091 , 54.4090909091 , 35</text:p>
      <text:p text:style-name="P2">21.1590909091 , 54.9128787879 , 35</text:p>
      <text:p text:style-name="P2">21.1590909091 , 55.4166666667 , 35</text:p>
      <text:p text:style-name="P2">21.1590909091 , 55.9204545455 , 35</text:p>
      <text:p text:style-name="P2">21.1590909091 , 56.4242424242 , 35</text:p>
      <text:p text:style-name="P2">21.1590909091 , 56.928030303 , 35</text:p>
      <text:p text:style-name="P2">21.1590909091 , 57.4318181818 , 35</text:p>
      <text:p text:style-name="P2">21.1590909091 , 57.9356060606 , 35</text:p>
      <text:p text:style-name="P2">21.1590909091 , 58.4393939394 , 35</text:p>
      <text:p text:style-name="P2">21.1590909091 , 58.9431818182 , 35</text:p>
      <text:p text:style-name="P2">21.1590909091 , 59.446969697 , 35</text:p>
      <text:p text:style-name="P2">21.1590909091 , 59.9507575758 , 35</text:p>
      <text:p text:style-name="P2">21.1590909091 , 60.4545454545 , 35</text:p>
      <text:p text:style-name="P2">21.1590909091 , 60.9583333333 , 35</text:p>
      <text:p text:style-name="P2">21.1590909091 , 61.4621212121 , 35</text:p>
      <text:p text:style-name="P2">21.1590909091 , 61.9659090909 , 35</text:p>
      <text:p text:style-name="P2">21.1590909091 , 62.4696969697 , 35</text:p>
      <text:p text:style-name="P2">21.1590909091 , 62.9734848485 , 35</text:p>
      <text:p text:style-name="P2">21.1590909091 , 63.4772727273 , 35</text:p>
      <text:p text:style-name="P2">21.1590909091 , 63.9810606061 , 35</text:p>
      <text:p text:style-name="P2">21.1590909091 , 64.4848484848 , 35</text:p>
      <text:p text:style-name="P2">21.1590909091 , 64.9886363636 , 35</text:p>
      <text:p text:style-name="P2">21.1590909091 , 65.4924242424 , 35</text:p>
      <text:p text:style-name="P2">21.1590909091 , 65.9962121212 , 35</text:p>
      <text:p text:style-name="P2"><text:soft-page-break/>21.1590909091 , 66.5 , 35</text:p>
      <text:p text:style-name="P2">21.6628787879 , 0.0 , 15</text:p>
      <text:p text:style-name="P2">21.6628787879 , 0.503787878788 , 15</text:p>
      <text:p text:style-name="P2">21.6628787879 , 1.00757575758 , 15</text:p>
      <text:p text:style-name="P2">21.6628787879 , 1.51136363636 , 15</text:p>
      <text:p text:style-name="P2">21.6628787879 , 2.01515151515 , 15</text:p>
      <text:p text:style-name="P2">21.6628787879 , 2.51893939394 , 15</text:p>
      <text:p text:style-name="P2">21.6628787879 , 3.02272727273 , 15</text:p>
      <text:p text:style-name="P2">21.6628787879 , 3.52651515152 , 15</text:p>
      <text:p text:style-name="P2">21.6628787879 , 4.0303030303 , 15</text:p>
      <text:p text:style-name="P2">21.6628787879 , 4.53409090909 , 15</text:p>
      <text:p text:style-name="P2">21.6628787879 , 5.03787878788 , 15</text:p>
      <text:p text:style-name="P2">21.6628787879 , 5.54166666667 , 15</text:p>
      <text:p text:style-name="P2">21.6628787879 , 6.04545454545 , 15</text:p>
      <text:p text:style-name="P2">21.6628787879 , 6.54924242424 , 15</text:p>
      <text:p text:style-name="P2">21.6628787879 , 7.05303030303 , 15</text:p>
      <text:p text:style-name="P2">21.6628787879 , 7.55681818182 , 15</text:p>
      <text:p text:style-name="P2">21.6628787879 , 8.06060606061 , 15</text:p>
      <text:p text:style-name="P2">21.6628787879 , 8.56439393939 , 15</text:p>
      <text:p text:style-name="P2">21.6628787879 , 9.06818181818 , 15</text:p>
      <text:p text:style-name="P2">21.6628787879 , 9.57196969697 , 15</text:p>
      <text:p text:style-name="P2">21.6628787879 , 10.0757575758 , 15</text:p>
      <text:p text:style-name="P2">21.6628787879 , 10.5795454545 , 15</text:p>
      <text:p text:style-name="P2">21.6628787879 , 11.0833333333 , 15</text:p>
      <text:p text:style-name="P2">21.6628787879 , 11.5871212121 , 15</text:p>
      <text:p text:style-name="P2">21.6628787879 , 12.0909090909 , 15</text:p>
      <text:p text:style-name="P2">21.6628787879 , 12.5946969697 , 15</text:p>
      <text:p text:style-name="P2">21.6628787879 , 13.0984848485 , 15</text:p>
      <text:p text:style-name="P2">21.6628787879 , 13.6022727273 , 15</text:p>
      <text:p text:style-name="P2">21.6628787879 , 14.1060606061 , 15</text:p>
      <text:p text:style-name="P2">21.6628787879 , 14.6098484848 , 15</text:p>
      <text:p text:style-name="P2">21.6628787879 , 15.1136363636 , 15</text:p>
      <text:p text:style-name="P2">21.6628787879 , 15.6174242424 , 15</text:p>
      <text:p text:style-name="P2">21.6628787879 , 16.1212121212 , 15</text:p>
      <text:p text:style-name="P2">21.6628787879 , 16.625 , 15</text:p>
      <text:p text:style-name="P2">21.6628787879 , 17.1287878788 , 15</text:p>
      <text:p text:style-name="P2">21.6628787879 , 17.6325757576 , 15</text:p>
      <text:p text:style-name="P2">21.6628787879 , 18.1363636364 , 15</text:p>
      <text:p text:style-name="P2">21.6628787879 , 18.6401515152 , 15.33333333</text:p>
      <text:p text:style-name="P2">21.6628787879 , 19.1439393939 , 15.66666667</text:p>
      <text:p text:style-name="P2">21.6628787879 , 19.6477272727 , 16</text:p>
      <text:p text:style-name="P2">21.6628787879 , 20.1515151515 , 16.33333333</text:p>
      <text:p text:style-name="P2">21.6628787879 , 20.6553030303 , 16.66666667</text:p>
      <text:p text:style-name="P2">21.6628787879 , 21.1590909091 , 17</text:p>
      <text:p text:style-name="P2">21.6628787879 , 21.6628787879 , 17.33333333</text:p>
      <text:p text:style-name="P2">21.6628787879 , 22.1666666667 , 17.66666667</text:p>
      <text:p text:style-name="P2">21.6628787879 , 22.6704545455 , 18</text:p>
      <text:p text:style-name="P2">21.6628787879 , 23.1742424242 , 18.33333333</text:p>
      <text:p text:style-name="P2">21.6628787879 , 23.678030303 , 18.66666667</text:p>
      <text:p text:style-name="P2">21.6628787879 , 24.1818181818 , 19</text:p>
      <text:p text:style-name="P2">21.6628787879 , 24.6856060606 , 19.33333333</text:p>
      <text:p text:style-name="P2">21.6628787879 , 25.1893939394 , 19.66666667</text:p>
      <text:p text:style-name="P2"><text:soft-page-break/>21.6628787879 , 25.6931818182 , 20</text:p>
      <text:p text:style-name="P2">21.6628787879 , 26.196969697 , 20.33333333</text:p>
      <text:p text:style-name="P2">21.6628787879 , 26.7007575758 , 20.66666667</text:p>
      <text:p text:style-name="P2">21.6628787879 , 27.2045454545 , 21</text:p>
      <text:p text:style-name="P2">21.6628787879 , 27.7083333333 , 21.33333333</text:p>
      <text:p text:style-name="P2">21.6628787879 , 28.2121212121 , 21.66666667</text:p>
      <text:p text:style-name="P2">21.6628787879 , 28.7159090909 , 22</text:p>
      <text:p text:style-name="P2">21.6628787879 , 29.2196969697 , 22.33333333</text:p>
      <text:p text:style-name="P2">21.6628787879 , 29.7234848485 , 22.66666667</text:p>
      <text:p text:style-name="P2">21.6628787879 , 30.2272727273 , 23</text:p>
      <text:p text:style-name="P2">21.6628787879 , 30.7310606061 , 23.33333333</text:p>
      <text:p text:style-name="P2">21.6628787879 , 31.2348484848 , 23.66666667</text:p>
      <text:p text:style-name="P2">21.6628787879 , 31.7386363636 , 24</text:p>
      <text:p text:style-name="P2">21.6628787879 , 32.2424242424 , 24.33333333</text:p>
      <text:p text:style-name="P2">21.6628787879 , 32.7462121212 , 24.66666667</text:p>
      <text:p text:style-name="P2">21.6628787879 , 33.25 , 25</text:p>
      <text:p text:style-name="P2">21.6628787879 , 33.7537878788 , 25.33333333</text:p>
      <text:p text:style-name="P2">21.6628787879 , 34.2575757576 , 25.66666667</text:p>
      <text:p text:style-name="P2">21.6628787879 , 34.7613636364 , 26</text:p>
      <text:p text:style-name="P2">21.6628787879 , 35.2651515152 , 26.33333333</text:p>
      <text:p text:style-name="P2">21.6628787879 , 35.7689393939 , 26.66666667</text:p>
      <text:p text:style-name="P2">21.6628787879 , 36.2727272727 , 27</text:p>
      <text:p text:style-name="P2">21.6628787879 , 36.7765151515 , 27.33333333</text:p>
      <text:p text:style-name="P2">21.6628787879 , 37.2803030303 , 27.66666667</text:p>
      <text:p text:style-name="P2">21.6628787879 , 37.7840909091 , 28</text:p>
      <text:p text:style-name="P2">21.6628787879 , 38.2878787879 , 28.33333333</text:p>
      <text:p text:style-name="P2">21.6628787879 , 38.7916666667 , 28.66666667</text:p>
      <text:p text:style-name="P2">21.6628787879 , 39.2954545455 , 29</text:p>
      <text:p text:style-name="P2">21.6628787879 , 39.7992424242 , 29.33333333</text:p>
      <text:p text:style-name="P2">21.6628787879 , 40.303030303 , 29.66666667</text:p>
      <text:p text:style-name="P2">21.6628787879 , 40.8068181818 , 30</text:p>
      <text:p text:style-name="P2">21.6628787879 , 41.3106060606 , 30.33333333</text:p>
      <text:p text:style-name="P2">21.6628787879 , 41.8143939394 , 30.66666667</text:p>
      <text:p text:style-name="P2">21.6628787879 , 42.3181818182 , 31</text:p>
      <text:p text:style-name="P2">21.6628787879 , 42.821969697 , 31.33333333</text:p>
      <text:p text:style-name="P2">21.6628787879 , 43.3257575758 , 31.66666667</text:p>
      <text:p text:style-name="P2">21.6628787879 , 43.8295454545 , 32</text:p>
      <text:p text:style-name="P2">21.6628787879 , 44.3333333333 , 32.33333333</text:p>
      <text:p text:style-name="P2">21.6628787879 , 44.8371212121 , 32.66666667</text:p>
      <text:p text:style-name="P2">21.6628787879 , 45.3409090909 , 33</text:p>
      <text:p text:style-name="P2">21.6628787879 , 45.8446969697 , 33.33333333</text:p>
      <text:p text:style-name="P2">21.6628787879 , 46.3484848485 , 33.66666667</text:p>
      <text:p text:style-name="P2">21.6628787879 , 46.8522727273 , 34</text:p>
      <text:p text:style-name="P2">21.6628787879 , 47.3560606061 , 34.33333333</text:p>
      <text:p text:style-name="P2">21.6628787879 , 47.8598484848 , 34.66666667</text:p>
      <text:p text:style-name="P2">21.6628787879 , 48.3636363636 , 35</text:p>
      <text:p text:style-name="P2">21.6628787879 , 48.8674242424 , 35</text:p>
      <text:p text:style-name="P2">21.6628787879 , 49.3712121212 , 35</text:p>
      <text:p text:style-name="P2">21.6628787879 , 49.875 , 35</text:p>
      <text:p text:style-name="P2">21.6628787879 , 50.3787878788 , 35</text:p>
      <text:p text:style-name="P2">21.6628787879 , 50.8825757576 , 35</text:p>
      <text:p text:style-name="P2">21.6628787879 , 51.3863636364 , 35</text:p>
      <text:p text:style-name="P2"><text:soft-page-break/>21.6628787879 , 51.8901515152 , 35</text:p>
      <text:p text:style-name="P2">21.6628787879 , 52.3939393939 , 35</text:p>
      <text:p text:style-name="P2">21.6628787879 , 52.8977272727 , 35</text:p>
      <text:p text:style-name="P2">21.6628787879 , 53.4015151515 , 35</text:p>
      <text:p text:style-name="P2">21.6628787879 , 53.9053030303 , 35</text:p>
      <text:p text:style-name="P2">21.6628787879 , 54.4090909091 , 35</text:p>
      <text:p text:style-name="P2">21.6628787879 , 54.9128787879 , 35</text:p>
      <text:p text:style-name="P2">21.6628787879 , 55.4166666667 , 35</text:p>
      <text:p text:style-name="P2">21.6628787879 , 55.9204545455 , 35</text:p>
      <text:p text:style-name="P2">21.6628787879 , 56.4242424242 , 35</text:p>
      <text:p text:style-name="P2">21.6628787879 , 56.928030303 , 35</text:p>
      <text:p text:style-name="P2">21.6628787879 , 57.4318181818 , 35</text:p>
      <text:p text:style-name="P2">21.6628787879 , 57.9356060606 , 35</text:p>
      <text:p text:style-name="P2">21.6628787879 , 58.4393939394 , 35</text:p>
      <text:p text:style-name="P2">21.6628787879 , 58.9431818182 , 35</text:p>
      <text:p text:style-name="P2">21.6628787879 , 59.446969697 , 35</text:p>
      <text:p text:style-name="P2">21.6628787879 , 59.9507575758 , 35</text:p>
      <text:p text:style-name="P2">21.6628787879 , 60.4545454545 , 35</text:p>
      <text:p text:style-name="P2">21.6628787879 , 60.9583333333 , 35</text:p>
      <text:p text:style-name="P2">21.6628787879 , 61.4621212121 , 35</text:p>
      <text:p text:style-name="P2">21.6628787879 , 61.9659090909 , 35</text:p>
      <text:p text:style-name="P2">21.6628787879 , 62.4696969697 , 35</text:p>
      <text:p text:style-name="P2">21.6628787879 , 62.9734848485 , 35</text:p>
      <text:p text:style-name="P2">21.6628787879 , 63.4772727273 , 35</text:p>
      <text:p text:style-name="P2">21.6628787879 , 63.9810606061 , 35</text:p>
      <text:p text:style-name="P2">21.6628787879 , 64.4848484848 , 35</text:p>
      <text:p text:style-name="P2">21.6628787879 , 64.9886363636 , 35</text:p>
      <text:p text:style-name="P2">21.6628787879 , 65.4924242424 , 35</text:p>
      <text:p text:style-name="P2">21.6628787879 , 65.9962121212 , 35</text:p>
      <text:p text:style-name="P2">21.6628787879 , 66.5 , 35</text:p>
      <text:p text:style-name="P2">22.1666666667 , 0.0 , 15</text:p>
      <text:p text:style-name="P2">22.1666666667 , 0.503787878788 , 15</text:p>
      <text:p text:style-name="P2">22.1666666667 , 1.00757575758 , 15</text:p>
      <text:p text:style-name="P2">22.1666666667 , 1.51136363636 , 15</text:p>
      <text:p text:style-name="P2">22.1666666667 , 2.01515151515 , 15</text:p>
      <text:p text:style-name="P2">22.1666666667 , 2.51893939394 , 15</text:p>
      <text:p text:style-name="P2">22.1666666667 , 3.02272727273 , 15</text:p>
      <text:p text:style-name="P2">22.1666666667 , 3.52651515152 , 15</text:p>
      <text:p text:style-name="P2">22.1666666667 , 4.0303030303 , 15</text:p>
      <text:p text:style-name="P2">22.1666666667 , 4.53409090909 , 15</text:p>
      <text:p text:style-name="P2">22.1666666667 , 5.03787878788 , 15</text:p>
      <text:p text:style-name="P2">22.1666666667 , 5.54166666667 , 15</text:p>
      <text:p text:style-name="P2">22.1666666667 , 6.04545454545 , 15</text:p>
      <text:p text:style-name="P2">22.1666666667 , 6.54924242424 , 15</text:p>
      <text:p text:style-name="P2">22.1666666667 , 7.05303030303 , 15</text:p>
      <text:p text:style-name="P2">22.1666666667 , 7.55681818182 , 15</text:p>
      <text:p text:style-name="P2">22.1666666667 , 8.06060606061 , 15</text:p>
      <text:p text:style-name="P2">22.1666666667 , 8.56439393939 , 15</text:p>
      <text:p text:style-name="P2">22.1666666667 , 9.06818181818 , 15</text:p>
      <text:p text:style-name="P2">22.1666666667 , 9.57196969697 , 15</text:p>
      <text:p text:style-name="P2">22.1666666667 , 10.0757575758 , 15</text:p>
      <text:p text:style-name="P2">22.1666666667 , 10.5795454545 , 15</text:p>
      <text:p text:style-name="P2"><text:soft-page-break/>22.1666666667 , 11.0833333333 , 15</text:p>
      <text:p text:style-name="P2">22.1666666667 , 11.5871212121 , 15</text:p>
      <text:p text:style-name="P2">22.1666666667 , 12.0909090909 , 15</text:p>
      <text:p text:style-name="P2">22.1666666667 , 12.5946969697 , 15</text:p>
      <text:p text:style-name="P2">22.1666666667 , 13.0984848485 , 15</text:p>
      <text:p text:style-name="P2">22.1666666667 , 13.6022727273 , 15</text:p>
      <text:p text:style-name="P2">22.1666666667 , 14.1060606061 , 15</text:p>
      <text:p text:style-name="P2">22.1666666667 , 14.6098484848 , 15</text:p>
      <text:p text:style-name="P2">22.1666666667 , 15.1136363636 , 15</text:p>
      <text:p text:style-name="P2">22.1666666667 , 15.6174242424 , 15</text:p>
      <text:p text:style-name="P2">22.1666666667 , 16.1212121212 , 15</text:p>
      <text:p text:style-name="P2">22.1666666667 , 16.625 , 15</text:p>
      <text:p text:style-name="P2">22.1666666667 , 17.1287878788 , 15</text:p>
      <text:p text:style-name="P2">22.1666666667 , 17.6325757576 , 15</text:p>
      <text:p text:style-name="P2">22.1666666667 , 18.1363636364 , 15</text:p>
      <text:p text:style-name="P2">22.1666666667 , 18.6401515152 , 15.33333333</text:p>
      <text:p text:style-name="P2">22.1666666667 , 19.1439393939 , 15.66666667</text:p>
      <text:p text:style-name="P2">22.1666666667 , 19.6477272727 , 16</text:p>
      <text:p text:style-name="P2">22.1666666667 , 20.1515151515 , 16.33333333</text:p>
      <text:p text:style-name="P2">22.1666666667 , 20.6553030303 , 16.66666667</text:p>
      <text:p text:style-name="P2">22.1666666667 , 21.1590909091 , 17</text:p>
      <text:p text:style-name="P2">22.1666666667 , 21.6628787879 , 17.33333333</text:p>
      <text:p text:style-name="P2">22.1666666667 , 22.1666666667 , 17.66666667</text:p>
      <text:p text:style-name="P2">22.1666666667 , 22.6704545455 , 18</text:p>
      <text:p text:style-name="P2">22.1666666667 , 23.1742424242 , 18.33333333</text:p>
      <text:p text:style-name="P2">22.1666666667 , 23.678030303 , 18.66666667</text:p>
      <text:p text:style-name="P2">22.1666666667 , 24.1818181818 , 19</text:p>
      <text:p text:style-name="P2">22.1666666667 , 24.6856060606 , 19.33333333</text:p>
      <text:p text:style-name="P2">22.1666666667 , 25.1893939394 , 19.66666667</text:p>
      <text:p text:style-name="P2">22.1666666667 , 25.6931818182 , 20</text:p>
      <text:p text:style-name="P2">22.1666666667 , 26.196969697 , 20.33333333</text:p>
      <text:p text:style-name="P2">22.1666666667 , 26.7007575758 , 20.66666667</text:p>
      <text:p text:style-name="P2">22.1666666667 , 27.2045454545 , 21</text:p>
      <text:p text:style-name="P2">22.1666666667 , 27.7083333333 , 21.33333333</text:p>
      <text:p text:style-name="P2">22.1666666667 , 28.2121212121 , 21.66666667</text:p>
      <text:p text:style-name="P2">22.1666666667 , 28.7159090909 , 22</text:p>
      <text:p text:style-name="P2">22.1666666667 , 29.2196969697 , 22.33333333</text:p>
      <text:p text:style-name="P2">22.1666666667 , 29.7234848485 , 22.66666667</text:p>
      <text:p text:style-name="P2">22.1666666667 , 30.2272727273 , 23</text:p>
      <text:p text:style-name="P2">22.1666666667 , 30.7310606061 , 23.33333333</text:p>
      <text:p text:style-name="P2">22.1666666667 , 31.2348484848 , 23.66666667</text:p>
      <text:p text:style-name="P2">22.1666666667 , 31.7386363636 , 24</text:p>
      <text:p text:style-name="P2">22.1666666667 , 32.2424242424 , 24.33333333</text:p>
      <text:p text:style-name="P2">22.1666666667 , 32.7462121212 , 24.66666667</text:p>
      <text:p text:style-name="P2">22.1666666667 , 33.25 , 25</text:p>
      <text:p text:style-name="P2">22.1666666667 , 33.7537878788 , 25.33333333</text:p>
      <text:p text:style-name="P2">22.1666666667 , 34.2575757576 , 25.66666667</text:p>
      <text:p text:style-name="P2">22.1666666667 , 34.7613636364 , 26</text:p>
      <text:p text:style-name="P2">22.1666666667 , 35.2651515152 , 26.33333333</text:p>
      <text:p text:style-name="P2">22.1666666667 , 35.7689393939 , 26.66666667</text:p>
      <text:p text:style-name="P2">22.1666666667 , 36.2727272727 , 27</text:p>
      <text:p text:style-name="P2">22.1666666667 , 36.7765151515 , 27.33333333</text:p>
      <text:p text:style-name="P2"><text:soft-page-break/>22.1666666667 , 37.2803030303 , 27.66666667</text:p>
      <text:p text:style-name="P2">22.1666666667 , 37.7840909091 , 28</text:p>
      <text:p text:style-name="P2">22.1666666667 , 38.2878787879 , 28.33333333</text:p>
      <text:p text:style-name="P2">22.1666666667 , 38.7916666667 , 28.66666667</text:p>
      <text:p text:style-name="P2">22.1666666667 , 39.2954545455 , 29</text:p>
      <text:p text:style-name="P2">22.1666666667 , 39.7992424242 , 29.33333333</text:p>
      <text:p text:style-name="P2">22.1666666667 , 40.303030303 , 29.66666667</text:p>
      <text:p text:style-name="P2">22.1666666667 , 40.8068181818 , 30</text:p>
      <text:p text:style-name="P2">22.1666666667 , 41.3106060606 , 30.33333333</text:p>
      <text:p text:style-name="P2">22.1666666667 , 41.8143939394 , 30.66666667</text:p>
      <text:p text:style-name="P2">22.1666666667 , 42.3181818182 , 31</text:p>
      <text:p text:style-name="P2">22.1666666667 , 42.821969697 , 31.33333333</text:p>
      <text:p text:style-name="P2">22.1666666667 , 43.3257575758 , 31.66666667</text:p>
      <text:p text:style-name="P2">22.1666666667 , 43.8295454545 , 32</text:p>
      <text:p text:style-name="P2">22.1666666667 , 44.3333333333 , 32.33333333</text:p>
      <text:p text:style-name="P2">22.1666666667 , 44.8371212121 , 32.66666667</text:p>
      <text:p text:style-name="P2">22.1666666667 , 45.3409090909 , 33</text:p>
      <text:p text:style-name="P2">22.1666666667 , 45.8446969697 , 33.33333333</text:p>
      <text:p text:style-name="P2">22.1666666667 , 46.3484848485 , 33.66666667</text:p>
      <text:p text:style-name="P2">22.1666666667 , 46.8522727273 , 34</text:p>
      <text:p text:style-name="P2">22.1666666667 , 47.3560606061 , 34.33333333</text:p>
      <text:p text:style-name="P2">22.1666666667 , 47.8598484848 , 34.66666667</text:p>
      <text:p text:style-name="P2">22.1666666667 , 48.3636363636 , 35</text:p>
      <text:p text:style-name="P2">22.1666666667 , 48.8674242424 , 35</text:p>
      <text:p text:style-name="P2">22.1666666667 , 49.3712121212 , 35</text:p>
      <text:p text:style-name="P2">22.1666666667 , 49.875 , 35</text:p>
      <text:p text:style-name="P2">22.1666666667 , 50.3787878788 , 35</text:p>
      <text:p text:style-name="P2">22.1666666667 , 50.8825757576 , 35</text:p>
      <text:p text:style-name="P2">22.1666666667 , 51.3863636364 , 35</text:p>
      <text:p text:style-name="P2">22.1666666667 , 51.8901515152 , 35</text:p>
      <text:p text:style-name="P2">22.1666666667 , 52.3939393939 , 35</text:p>
      <text:p text:style-name="P2">22.1666666667 , 52.8977272727 , 35</text:p>
      <text:p text:style-name="P2">22.1666666667 , 53.4015151515 , 35</text:p>
      <text:p text:style-name="P2">22.1666666667 , 53.9053030303 , 35</text:p>
      <text:p text:style-name="P2">22.1666666667 , 54.4090909091 , 35</text:p>
      <text:p text:style-name="P2">22.1666666667 , 54.9128787879 , 35</text:p>
      <text:p text:style-name="P2">22.1666666667 , 55.4166666667 , 35</text:p>
      <text:p text:style-name="P2">22.1666666667 , 55.9204545455 , 35</text:p>
      <text:p text:style-name="P2">22.1666666667 , 56.4242424242 , 35</text:p>
      <text:p text:style-name="P2">22.1666666667 , 56.928030303 , 35</text:p>
      <text:p text:style-name="P2">22.1666666667 , 57.4318181818 , 35</text:p>
      <text:p text:style-name="P2">22.1666666667 , 57.9356060606 , 35</text:p>
      <text:p text:style-name="P2">22.1666666667 , 58.4393939394 , 35</text:p>
      <text:p text:style-name="P2">22.1666666667 , 58.9431818182 , 35</text:p>
      <text:p text:style-name="P2">22.1666666667 , 59.446969697 , 35</text:p>
      <text:p text:style-name="P2">22.1666666667 , 59.9507575758 , 35</text:p>
      <text:p text:style-name="P2">22.1666666667 , 60.4545454545 , 35</text:p>
      <text:p text:style-name="P2">22.1666666667 , 60.9583333333 , 35</text:p>
      <text:p text:style-name="P2">22.1666666667 , 61.4621212121 , 35</text:p>
      <text:p text:style-name="P2">22.1666666667 , 61.9659090909 , 35</text:p>
      <text:p text:style-name="P2">22.1666666667 , 62.4696969697 , 35</text:p>
      <text:p text:style-name="P2">22.1666666667 , 62.9734848485 , 35</text:p>
      <text:p text:style-name="P2"><text:soft-page-break/>22.1666666667 , 63.4772727273 , 35</text:p>
      <text:p text:style-name="P2">22.1666666667 , 63.9810606061 , 35</text:p>
      <text:p text:style-name="P2">22.1666666667 , 64.4848484848 , 35</text:p>
      <text:p text:style-name="P2">22.1666666667 , 64.9886363636 , 35</text:p>
      <text:p text:style-name="P2">22.1666666667 , 65.4924242424 , 35</text:p>
      <text:p text:style-name="P2">22.1666666667 , 65.9962121212 , 35</text:p>
      <text:p text:style-name="P2">22.1666666667 , 66.5 , 35</text:p>
      <text:p text:style-name="P2">22.6704545455 , 0.0 , 15</text:p>
      <text:p text:style-name="P2">22.6704545455 , 0.503787878788 , 15</text:p>
      <text:p text:style-name="P2">22.6704545455 , 1.00757575758 , 15</text:p>
      <text:p text:style-name="P2">22.6704545455 , 1.51136363636 , 15</text:p>
      <text:p text:style-name="P2">22.6704545455 , 2.01515151515 , 15</text:p>
      <text:p text:style-name="P2">22.6704545455 , 2.51893939394 , 15</text:p>
      <text:p text:style-name="P2">22.6704545455 , 3.02272727273 , 15</text:p>
      <text:p text:style-name="P2">22.6704545455 , 3.52651515152 , 15</text:p>
      <text:p text:style-name="P2">22.6704545455 , 4.0303030303 , 15</text:p>
      <text:p text:style-name="P2">22.6704545455 , 4.53409090909 , 15</text:p>
      <text:p text:style-name="P2">22.6704545455 , 5.03787878788 , 15</text:p>
      <text:p text:style-name="P2">22.6704545455 , 5.54166666667 , 15</text:p>
      <text:p text:style-name="P2">22.6704545455 , 6.04545454545 , 15</text:p>
      <text:p text:style-name="P2">22.6704545455 , 6.54924242424 , 15</text:p>
      <text:p text:style-name="P2">22.6704545455 , 7.05303030303 , 15</text:p>
      <text:p text:style-name="P2">22.6704545455 , 7.55681818182 , 15</text:p>
      <text:p text:style-name="P2">22.6704545455 , 8.06060606061 , 15</text:p>
      <text:p text:style-name="P2">22.6704545455 , 8.56439393939 , 15</text:p>
      <text:p text:style-name="P2">22.6704545455 , 9.06818181818 , 15</text:p>
      <text:p text:style-name="P2">22.6704545455 , 9.57196969697 , 15</text:p>
      <text:p text:style-name="P2">22.6704545455 , 10.0757575758 , 15</text:p>
      <text:p text:style-name="P2">22.6704545455 , 10.5795454545 , 15</text:p>
      <text:p text:style-name="P2">22.6704545455 , 11.0833333333 , 15</text:p>
      <text:p text:style-name="P2">22.6704545455 , 11.5871212121 , 15</text:p>
      <text:p text:style-name="P2">22.6704545455 , 12.0909090909 , 15</text:p>
      <text:p text:style-name="P2">22.6704545455 , 12.5946969697 , 15</text:p>
      <text:p text:style-name="P2">22.6704545455 , 13.0984848485 , 15</text:p>
      <text:p text:style-name="P2">22.6704545455 , 13.6022727273 , 15</text:p>
      <text:p text:style-name="P2">22.6704545455 , 14.1060606061 , 15</text:p>
      <text:p text:style-name="P2">22.6704545455 , 14.6098484848 , 15</text:p>
      <text:p text:style-name="P2">22.6704545455 , 15.1136363636 , 15</text:p>
      <text:p text:style-name="P2">22.6704545455 , 15.6174242424 , 15</text:p>
      <text:p text:style-name="P2">22.6704545455 , 16.1212121212 , 15</text:p>
      <text:p text:style-name="P2">22.6704545455 , 16.625 , 15</text:p>
      <text:p text:style-name="P2">22.6704545455 , 17.1287878788 , 15</text:p>
      <text:p text:style-name="P2">22.6704545455 , 17.6325757576 , 15</text:p>
      <text:p text:style-name="P2">22.6704545455 , 18.1363636364 , 15</text:p>
      <text:p text:style-name="P2">22.6704545455 , 18.6401515152 , 15.33333333</text:p>
      <text:p text:style-name="P2">22.6704545455 , 19.1439393939 , 15.66666667</text:p>
      <text:p text:style-name="P2">22.6704545455 , 19.6477272727 , 16</text:p>
      <text:p text:style-name="P2">22.6704545455 , 20.1515151515 , 16.33333333</text:p>
      <text:p text:style-name="P2">22.6704545455 , 20.6553030303 , 16.66666667</text:p>
      <text:p text:style-name="P2">22.6704545455 , 21.1590909091 , 17</text:p>
      <text:p text:style-name="P2">22.6704545455 , 21.6628787879 , 17.33333333</text:p>
      <text:p text:style-name="P2">22.6704545455 , 22.1666666667 , 17.66666667</text:p>
      <text:p text:style-name="P2"><text:soft-page-break/>22.6704545455 , 22.6704545455 , 18</text:p>
      <text:p text:style-name="P2">22.6704545455 , 23.1742424242 , 18.33333333</text:p>
      <text:p text:style-name="P2">22.6704545455 , 23.678030303 , 18.66666667</text:p>
      <text:p text:style-name="P2">22.6704545455 , 24.1818181818 , 19</text:p>
      <text:p text:style-name="P2">22.6704545455 , 24.6856060606 , 19.33333333</text:p>
      <text:p text:style-name="P2">22.6704545455 , 25.1893939394 , 19.66666667</text:p>
      <text:p text:style-name="P2">22.6704545455 , 25.6931818182 , 20</text:p>
      <text:p text:style-name="P2">22.6704545455 , 26.196969697 , 20.33333333</text:p>
      <text:p text:style-name="P2">22.6704545455 , 26.7007575758 , 20.66666667</text:p>
      <text:p text:style-name="P2">22.6704545455 , 27.2045454545 , 21</text:p>
      <text:p text:style-name="P2">22.6704545455 , 27.7083333333 , 21.33333333</text:p>
      <text:p text:style-name="P2">22.6704545455 , 28.2121212121 , 21.66666667</text:p>
      <text:p text:style-name="P2">22.6704545455 , 28.7159090909 , 22</text:p>
      <text:p text:style-name="P2">22.6704545455 , 29.2196969697 , 22.33333333</text:p>
      <text:p text:style-name="P2">22.6704545455 , 29.7234848485 , 22.66666667</text:p>
      <text:p text:style-name="P2">22.6704545455 , 30.2272727273 , 23</text:p>
      <text:p text:style-name="P2">22.6704545455 , 30.7310606061 , 23.33333333</text:p>
      <text:p text:style-name="P2">22.6704545455 , 31.2348484848 , 23.66666667</text:p>
      <text:p text:style-name="P2">22.6704545455 , 31.7386363636 , 24</text:p>
      <text:p text:style-name="P2">22.6704545455 , 32.2424242424 , 24.33333333</text:p>
      <text:p text:style-name="P2">22.6704545455 , 32.7462121212 , 24.66666667</text:p>
      <text:p text:style-name="P2">22.6704545455 , 33.25 , 25</text:p>
      <text:p text:style-name="P2">22.6704545455 , 33.7537878788 , 25.33333333</text:p>
      <text:p text:style-name="P2">22.6704545455 , 34.2575757576 , 25.66666667</text:p>
      <text:p text:style-name="P2">22.6704545455 , 34.7613636364 , 26</text:p>
      <text:p text:style-name="P2">22.6704545455 , 35.2651515152 , 26.33333333</text:p>
      <text:p text:style-name="P2">22.6704545455 , 35.7689393939 , 26.66666667</text:p>
      <text:p text:style-name="P2">22.6704545455 , 36.2727272727 , 27</text:p>
      <text:p text:style-name="P2">22.6704545455 , 36.7765151515 , 27.33333333</text:p>
      <text:p text:style-name="P2">22.6704545455 , 37.2803030303 , 27.66666667</text:p>
      <text:p text:style-name="P2">22.6704545455 , 37.7840909091 , 28</text:p>
      <text:p text:style-name="P2">22.6704545455 , 38.2878787879 , 28.33333333</text:p>
      <text:p text:style-name="P2">22.6704545455 , 38.7916666667 , 28.66666667</text:p>
      <text:p text:style-name="P2">22.6704545455 , 39.2954545455 , 29</text:p>
      <text:p text:style-name="P2">22.6704545455 , 39.7992424242 , 29.33333333</text:p>
      <text:p text:style-name="P2">22.6704545455 , 40.303030303 , 29.66666667</text:p>
      <text:p text:style-name="P2">22.6704545455 , 40.8068181818 , 30</text:p>
      <text:p text:style-name="P2">22.6704545455 , 41.3106060606 , 30.33333333</text:p>
      <text:p text:style-name="P2">22.6704545455 , 41.8143939394 , 30.66666667</text:p>
      <text:p text:style-name="P2">22.6704545455 , 42.3181818182 , 31</text:p>
      <text:p text:style-name="P2">22.6704545455 , 42.821969697 , 31.33333333</text:p>
      <text:p text:style-name="P2">22.6704545455 , 43.3257575758 , 31.66666667</text:p>
      <text:p text:style-name="P2">22.6704545455 , 43.8295454545 , 32</text:p>
      <text:p text:style-name="P2">22.6704545455 , 44.3333333333 , 32.33333333</text:p>
      <text:p text:style-name="P2">22.6704545455 , 44.8371212121 , 32.66666667</text:p>
      <text:p text:style-name="P2">22.6704545455 , 45.3409090909 , 33</text:p>
      <text:p text:style-name="P2">22.6704545455 , 45.8446969697 , 33.33333333</text:p>
      <text:p text:style-name="P2">22.6704545455 , 46.3484848485 , 33.66666667</text:p>
      <text:p text:style-name="P2">22.6704545455 , 46.8522727273 , 34</text:p>
      <text:p text:style-name="P2">22.6704545455 , 47.3560606061 , 34.33333333</text:p>
      <text:p text:style-name="P2">22.6704545455 , 47.8598484848 , 34.66666667</text:p>
      <text:p text:style-name="P2">22.6704545455 , 48.3636363636 , 35</text:p>
      <text:p text:style-name="P2"><text:soft-page-break/>22.6704545455 , 48.8674242424 , 35</text:p>
      <text:p text:style-name="P2">22.6704545455 , 49.3712121212 , 35</text:p>
      <text:p text:style-name="P2">22.6704545455 , 49.875 , 35</text:p>
      <text:p text:style-name="P2">22.6704545455 , 50.3787878788 , 35</text:p>
      <text:p text:style-name="P2">22.6704545455 , 50.8825757576 , 35</text:p>
      <text:p text:style-name="P2">22.6704545455 , 51.3863636364 , 35</text:p>
      <text:p text:style-name="P2">22.6704545455 , 51.8901515152 , 35</text:p>
      <text:p text:style-name="P2">22.6704545455 , 52.3939393939 , 35</text:p>
      <text:p text:style-name="P2">22.6704545455 , 52.8977272727 , 35</text:p>
      <text:p text:style-name="P2">22.6704545455 , 53.4015151515 , 35</text:p>
      <text:p text:style-name="P2">22.6704545455 , 53.9053030303 , 35</text:p>
      <text:p text:style-name="P2">22.6704545455 , 54.4090909091 , 35</text:p>
      <text:p text:style-name="P2">22.6704545455 , 54.9128787879 , 35</text:p>
      <text:p text:style-name="P2">22.6704545455 , 55.4166666667 , 35</text:p>
      <text:p text:style-name="P2">22.6704545455 , 55.9204545455 , 35</text:p>
      <text:p text:style-name="P2">22.6704545455 , 56.4242424242 , 35</text:p>
      <text:p text:style-name="P2">22.6704545455 , 56.928030303 , 35</text:p>
      <text:p text:style-name="P2">22.6704545455 , 57.4318181818 , 35</text:p>
      <text:p text:style-name="P2">22.6704545455 , 57.9356060606 , 35</text:p>
      <text:p text:style-name="P2">22.6704545455 , 58.4393939394 , 35</text:p>
      <text:p text:style-name="P2">22.6704545455 , 58.9431818182 , 35</text:p>
      <text:p text:style-name="P2">22.6704545455 , 59.446969697 , 35</text:p>
      <text:p text:style-name="P2">22.6704545455 , 59.9507575758 , 35</text:p>
      <text:p text:style-name="P2">22.6704545455 , 60.4545454545 , 35</text:p>
      <text:p text:style-name="P2">22.6704545455 , 60.9583333333 , 35</text:p>
      <text:p text:style-name="P2">22.6704545455 , 61.4621212121 , 35</text:p>
      <text:p text:style-name="P2">22.6704545455 , 61.9659090909 , 35</text:p>
      <text:p text:style-name="P2">22.6704545455 , 62.4696969697 , 35</text:p>
      <text:p text:style-name="P2">22.6704545455 , 62.9734848485 , 35</text:p>
      <text:p text:style-name="P2">22.6704545455 , 63.4772727273 , 35</text:p>
      <text:p text:style-name="P2">22.6704545455 , 63.9810606061 , 35</text:p>
      <text:p text:style-name="P2">22.6704545455 , 64.4848484848 , 35</text:p>
      <text:p text:style-name="P2">22.6704545455 , 64.9886363636 , 35</text:p>
      <text:p text:style-name="P2">22.6704545455 , 65.4924242424 , 35</text:p>
      <text:p text:style-name="P2">22.6704545455 , 65.9962121212 , 35</text:p>
      <text:p text:style-name="P2">22.6704545455 , 66.5 , 35</text:p>
      <text:p text:style-name="P2">23.1742424242 , 0.0 , 15</text:p>
      <text:p text:style-name="P2">23.1742424242 , 0.503787878788 , 15</text:p>
      <text:p text:style-name="P2">23.1742424242 , 1.00757575758 , 15</text:p>
      <text:p text:style-name="P2">23.1742424242 , 1.51136363636 , 15</text:p>
      <text:p text:style-name="P2">23.1742424242 , 2.01515151515 , 15</text:p>
      <text:p text:style-name="P2">23.1742424242 , 2.51893939394 , 15</text:p>
      <text:p text:style-name="P2">23.1742424242 , 3.02272727273 , 15</text:p>
      <text:p text:style-name="P2">23.1742424242 , 3.52651515152 , 15</text:p>
      <text:p text:style-name="P2">23.1742424242 , 4.0303030303 , 15</text:p>
      <text:p text:style-name="P2">23.1742424242 , 4.53409090909 , 15</text:p>
      <text:p text:style-name="P2">23.1742424242 , 5.03787878788 , 15</text:p>
      <text:p text:style-name="P2">23.1742424242 , 5.54166666667 , 15</text:p>
      <text:p text:style-name="P2">23.1742424242 , 6.04545454545 , 15</text:p>
      <text:p text:style-name="P2">23.1742424242 , 6.54924242424 , 15</text:p>
      <text:p text:style-name="P2">23.1742424242 , 7.05303030303 , 15</text:p>
      <text:p text:style-name="P2">23.1742424242 , 7.55681818182 , 15</text:p>
      <text:p text:style-name="P2"><text:soft-page-break/>23.1742424242 , 8.06060606061 , 15</text:p>
      <text:p text:style-name="P2">23.1742424242 , 8.56439393939 , 15</text:p>
      <text:p text:style-name="P2">23.1742424242 , 9.06818181818 , 15</text:p>
      <text:p text:style-name="P2">23.1742424242 , 9.57196969697 , 15</text:p>
      <text:p text:style-name="P2">23.1742424242 , 10.0757575758 , 15</text:p>
      <text:p text:style-name="P2">23.1742424242 , 10.5795454545 , 15</text:p>
      <text:p text:style-name="P2">23.1742424242 , 11.0833333333 , 15</text:p>
      <text:p text:style-name="P2">23.1742424242 , 11.5871212121 , 15</text:p>
      <text:p text:style-name="P2">23.1742424242 , 12.0909090909 , 15</text:p>
      <text:p text:style-name="P2">23.1742424242 , 12.5946969697 , 15</text:p>
      <text:p text:style-name="P2">23.1742424242 , 13.0984848485 , 15</text:p>
      <text:p text:style-name="P2">23.1742424242 , 13.6022727273 , 15</text:p>
      <text:p text:style-name="P2">23.1742424242 , 14.1060606061 , 15</text:p>
      <text:p text:style-name="P2">23.1742424242 , 14.6098484848 , 15</text:p>
      <text:p text:style-name="P2">23.1742424242 , 15.1136363636 , 15</text:p>
      <text:p text:style-name="P2">23.1742424242 , 15.6174242424 , 15</text:p>
      <text:p text:style-name="P2">23.1742424242 , 16.1212121212 , 15</text:p>
      <text:p text:style-name="P2">23.1742424242 , 16.625 , 15</text:p>
      <text:p text:style-name="P2">23.1742424242 , 17.1287878788 , 15</text:p>
      <text:p text:style-name="P2">23.1742424242 , 17.6325757576 , 15</text:p>
      <text:p text:style-name="P2">23.1742424242 , 18.1363636364 , 15</text:p>
      <text:p text:style-name="P2">23.1742424242 , 18.6401515152 , 15.33333333</text:p>
      <text:p text:style-name="P2">23.1742424242 , 19.1439393939 , 15.66666667</text:p>
      <text:p text:style-name="P2">23.1742424242 , 19.6477272727 , 16</text:p>
      <text:p text:style-name="P2">23.1742424242 , 20.1515151515 , 16.33333333</text:p>
      <text:p text:style-name="P2">23.1742424242 , 20.6553030303 , 16.66666667</text:p>
      <text:p text:style-name="P2">23.1742424242 , 21.1590909091 , 17</text:p>
      <text:p text:style-name="P2">23.1742424242 , 21.6628787879 , 17.33333333</text:p>
      <text:p text:style-name="P2">23.1742424242 , 22.1666666667 , 17.66666667</text:p>
      <text:p text:style-name="P2">23.1742424242 , 22.6704545455 , 18</text:p>
      <text:p text:style-name="P2">23.1742424242 , 23.1742424242 , 18.33333333</text:p>
      <text:p text:style-name="P2">23.1742424242 , 23.678030303 , 18.66666667</text:p>
      <text:p text:style-name="P2">23.1742424242 , 24.1818181818 , 19</text:p>
      <text:p text:style-name="P2">23.1742424242 , 24.6856060606 , 19.33333333</text:p>
      <text:p text:style-name="P2">23.1742424242 , 25.1893939394 , 19.66666667</text:p>
      <text:p text:style-name="P2">23.1742424242 , 25.6931818182 , 20</text:p>
      <text:p text:style-name="P2">23.1742424242 , 26.196969697 , 20.33333333</text:p>
      <text:p text:style-name="P2">23.1742424242 , 26.7007575758 , 20.66666667</text:p>
      <text:p text:style-name="P2">23.1742424242 , 27.2045454545 , 21</text:p>
      <text:p text:style-name="P2">23.1742424242 , 27.7083333333 , 21.33333333</text:p>
      <text:p text:style-name="P2">23.1742424242 , 28.2121212121 , 21.66666667</text:p>
      <text:p text:style-name="P2">23.1742424242 , 28.7159090909 , 22</text:p>
      <text:p text:style-name="P2">23.1742424242 , 29.2196969697 , 22.33333333</text:p>
      <text:p text:style-name="P2">23.1742424242 , 29.7234848485 , 22.66666667</text:p>
      <text:p text:style-name="P2">23.1742424242 , 30.2272727273 , 23</text:p>
      <text:p text:style-name="P2">23.1742424242 , 30.7310606061 , 23.33333333</text:p>
      <text:p text:style-name="P2">23.1742424242 , 31.2348484848 , 23.66666667</text:p>
      <text:p text:style-name="P2">23.1742424242 , 31.7386363636 , 24</text:p>
      <text:p text:style-name="P2">23.1742424242 , 32.2424242424 , 24.33333333</text:p>
      <text:p text:style-name="P2">23.1742424242 , 32.7462121212 , 24.66666667</text:p>
      <text:p text:style-name="P2">23.1742424242 , 33.25 , 25</text:p>
      <text:p text:style-name="P2">23.1742424242 , 33.7537878788 , 25.33333333</text:p>
      <text:p text:style-name="P2"><text:soft-page-break/>23.1742424242 , 34.2575757576 , 25.66666667</text:p>
      <text:p text:style-name="P2">23.1742424242 , 34.7613636364 , 26</text:p>
      <text:p text:style-name="P2">23.1742424242 , 35.2651515152 , 26.33333333</text:p>
      <text:p text:style-name="P2">23.1742424242 , 35.7689393939 , 26.66666667</text:p>
      <text:p text:style-name="P2">23.1742424242 , 36.2727272727 , 27</text:p>
      <text:p text:style-name="P2">23.1742424242 , 36.7765151515 , 27.33333333</text:p>
      <text:p text:style-name="P2">23.1742424242 , 37.2803030303 , 27.66666667</text:p>
      <text:p text:style-name="P2">23.1742424242 , 37.7840909091 , 28</text:p>
      <text:p text:style-name="P2">23.1742424242 , 38.2878787879 , 28.33333333</text:p>
      <text:p text:style-name="P2">23.1742424242 , 38.7916666667 , 28.66666667</text:p>
      <text:p text:style-name="P2">23.1742424242 , 39.2954545455 , 29</text:p>
      <text:p text:style-name="P2">23.1742424242 , 39.7992424242 , 29.33333333</text:p>
      <text:p text:style-name="P2">23.1742424242 , 40.303030303 , 29.66666667</text:p>
      <text:p text:style-name="P2">23.1742424242 , 40.8068181818 , 30</text:p>
      <text:p text:style-name="P2">23.1742424242 , 41.3106060606 , 30.33333333</text:p>
      <text:p text:style-name="P2">23.1742424242 , 41.8143939394 , 30.66666667</text:p>
      <text:p text:style-name="P2">23.1742424242 , 42.3181818182 , 31</text:p>
      <text:p text:style-name="P2">23.1742424242 , 42.821969697 , 31.33333333</text:p>
      <text:p text:style-name="P2">23.1742424242 , 43.3257575758 , 31.66666667</text:p>
      <text:p text:style-name="P2">23.1742424242 , 43.8295454545 , 32</text:p>
      <text:p text:style-name="P2">23.1742424242 , 44.3333333333 , 32.33333333</text:p>
      <text:p text:style-name="P2">23.1742424242 , 44.8371212121 , 32.66666667</text:p>
      <text:p text:style-name="P2">23.1742424242 , 45.3409090909 , 33</text:p>
      <text:p text:style-name="P2">23.1742424242 , 45.8446969697 , 33.33333333</text:p>
      <text:p text:style-name="P2">23.1742424242 , 46.3484848485 , 33.66666667</text:p>
      <text:p text:style-name="P2">23.1742424242 , 46.8522727273 , 34</text:p>
      <text:p text:style-name="P2">23.1742424242 , 47.3560606061 , 34.33333333</text:p>
      <text:p text:style-name="P2">23.1742424242 , 47.8598484848 , 34.66666667</text:p>
      <text:p text:style-name="P2">23.1742424242 , 48.3636363636 , 35</text:p>
      <text:p text:style-name="P2">23.1742424242 , 48.8674242424 , 35</text:p>
      <text:p text:style-name="P2">23.1742424242 , 49.3712121212 , 35</text:p>
      <text:p text:style-name="P2">23.1742424242 , 49.875 , 35</text:p>
      <text:p text:style-name="P2">23.1742424242 , 50.3787878788 , 35</text:p>
      <text:p text:style-name="P2">23.1742424242 , 50.8825757576 , 35</text:p>
      <text:p text:style-name="P2">23.1742424242 , 51.3863636364 , 35</text:p>
      <text:p text:style-name="P2">23.1742424242 , 51.8901515152 , 35</text:p>
      <text:p text:style-name="P2">23.1742424242 , 52.3939393939 , 35</text:p>
      <text:p text:style-name="P2">23.1742424242 , 52.8977272727 , 35</text:p>
      <text:p text:style-name="P2">23.1742424242 , 53.4015151515 , 35</text:p>
      <text:p text:style-name="P2">23.1742424242 , 53.9053030303 , 35</text:p>
      <text:p text:style-name="P2">23.1742424242 , 54.4090909091 , 35</text:p>
      <text:p text:style-name="P2">23.1742424242 , 54.9128787879 , 35</text:p>
      <text:p text:style-name="P2">23.1742424242 , 55.4166666667 , 35</text:p>
      <text:p text:style-name="P2">23.1742424242 , 55.9204545455 , 35</text:p>
      <text:p text:style-name="P2">23.1742424242 , 56.4242424242 , 35</text:p>
      <text:p text:style-name="P2">23.1742424242 , 56.928030303 , 35</text:p>
      <text:p text:style-name="P2">23.1742424242 , 57.4318181818 , 35</text:p>
      <text:p text:style-name="P2">23.1742424242 , 57.9356060606 , 35</text:p>
      <text:p text:style-name="P2">23.1742424242 , 58.4393939394 , 35</text:p>
      <text:p text:style-name="P2">23.1742424242 , 58.9431818182 , 35</text:p>
      <text:p text:style-name="P2">23.1742424242 , 59.446969697 , 35</text:p>
      <text:p text:style-name="P2">23.1742424242 , 59.9507575758 , 35</text:p>
      <text:p text:style-name="P2"><text:soft-page-break/>23.1742424242 , 60.4545454545 , 35</text:p>
      <text:p text:style-name="P2">23.1742424242 , 60.9583333333 , 35</text:p>
      <text:p text:style-name="P2">23.1742424242 , 61.4621212121 , 35</text:p>
      <text:p text:style-name="P2">23.1742424242 , 61.9659090909 , 35</text:p>
      <text:p text:style-name="P2">23.1742424242 , 62.4696969697 , 35</text:p>
      <text:p text:style-name="P2">23.1742424242 , 62.9734848485 , 35</text:p>
      <text:p text:style-name="P2">23.1742424242 , 63.4772727273 , 35</text:p>
      <text:p text:style-name="P2">23.1742424242 , 63.9810606061 , 35</text:p>
      <text:p text:style-name="P2">23.1742424242 , 64.4848484848 , 35</text:p>
      <text:p text:style-name="P2">23.1742424242 , 64.9886363636 , 35</text:p>
      <text:p text:style-name="P2">23.1742424242 , 65.4924242424 , 35</text:p>
      <text:p text:style-name="P2">23.1742424242 , 65.9962121212 , 35</text:p>
      <text:p text:style-name="P2">23.1742424242 , 66.5 , 35</text:p>
      <text:p text:style-name="P2">23.678030303 , 0.0 , 15</text:p>
      <text:p text:style-name="P2">23.678030303 , 0.503787878788 , 15</text:p>
      <text:p text:style-name="P2">23.678030303 , 1.00757575758 , 15</text:p>
      <text:p text:style-name="P2">23.678030303 , 1.51136363636 , 15</text:p>
      <text:p text:style-name="P2">23.678030303 , 2.01515151515 , 15</text:p>
      <text:p text:style-name="P2">23.678030303 , 2.51893939394 , 15</text:p>
      <text:p text:style-name="P2">23.678030303 , 3.02272727273 , 15</text:p>
      <text:p text:style-name="P2">23.678030303 , 3.52651515152 , 15</text:p>
      <text:p text:style-name="P2">23.678030303 , 4.0303030303 , 15</text:p>
      <text:p text:style-name="P2">23.678030303 , 4.53409090909 , 15</text:p>
      <text:p text:style-name="P2">23.678030303 , 5.03787878788 , 15</text:p>
      <text:p text:style-name="P2">23.678030303 , 5.54166666667 , 15</text:p>
      <text:p text:style-name="P2">23.678030303 , 6.04545454545 , 15</text:p>
      <text:p text:style-name="P2">23.678030303 , 6.54924242424 , 15</text:p>
      <text:p text:style-name="P2">23.678030303 , 7.05303030303 , 15</text:p>
      <text:p text:style-name="P2">23.678030303 , 7.55681818182 , 15</text:p>
      <text:p text:style-name="P2">23.678030303 , 8.06060606061 , 15</text:p>
      <text:p text:style-name="P2">23.678030303 , 8.56439393939 , 15</text:p>
      <text:p text:style-name="P2">23.678030303 , 9.06818181818 , 15</text:p>
      <text:p text:style-name="P2">23.678030303 , 9.57196969697 , 15</text:p>
      <text:p text:style-name="P2">23.678030303 , 10.0757575758 , 15</text:p>
      <text:p text:style-name="P2">23.678030303 , 10.5795454545 , 15</text:p>
      <text:p text:style-name="P2">23.678030303 , 11.0833333333 , 15</text:p>
      <text:p text:style-name="P2">23.678030303 , 11.5871212121 , 15</text:p>
      <text:p text:style-name="P2">23.678030303 , 12.0909090909 , 15</text:p>
      <text:p text:style-name="P2">23.678030303 , 12.5946969697 , 15</text:p>
      <text:p text:style-name="P2">23.678030303 , 13.0984848485 , 15</text:p>
      <text:p text:style-name="P2">23.678030303 , 13.6022727273 , 15</text:p>
      <text:p text:style-name="P2">23.678030303 , 14.1060606061 , 15</text:p>
      <text:p text:style-name="P2">23.678030303 , 14.6098484848 , 15</text:p>
      <text:p text:style-name="P2">23.678030303 , 15.1136363636 , 15</text:p>
      <text:p text:style-name="P2">23.678030303 , 15.6174242424 , 15</text:p>
      <text:p text:style-name="P2">23.678030303 , 16.1212121212 , 15</text:p>
      <text:p text:style-name="P2">23.678030303 , 16.625 , 15</text:p>
      <text:p text:style-name="P2">23.678030303 , 17.1287878788 , 15</text:p>
      <text:p text:style-name="P2">23.678030303 , 17.6325757576 , 15</text:p>
      <text:p text:style-name="P2">23.678030303 , 18.1363636364 , 15</text:p>
      <text:p text:style-name="P2">23.678030303 , 18.6401515152 , 15.33333333</text:p>
      <text:p text:style-name="P2">23.678030303 , 19.1439393939 , 15.66666667</text:p>
      <text:p text:style-name="P2"><text:soft-page-break/>23.678030303 , 19.6477272727 , 16</text:p>
      <text:p text:style-name="P2">23.678030303 , 20.1515151515 , 16.33333333</text:p>
      <text:p text:style-name="P2">23.678030303 , 20.6553030303 , 16.66666667</text:p>
      <text:p text:style-name="P2">23.678030303 , 21.1590909091 , 17</text:p>
      <text:p text:style-name="P2">23.678030303 , 21.6628787879 , 17.33333333</text:p>
      <text:p text:style-name="P2">23.678030303 , 22.1666666667 , 17.66666667</text:p>
      <text:p text:style-name="P2">23.678030303 , 22.6704545455 , 18</text:p>
      <text:p text:style-name="P2">23.678030303 , 23.1742424242 , 18.33333333</text:p>
      <text:p text:style-name="P2">23.678030303 , 23.678030303 , 18.66666667</text:p>
      <text:p text:style-name="P2">23.678030303 , 24.1818181818 , 19</text:p>
      <text:p text:style-name="P2">23.678030303 , 24.6856060606 , 19.33333333</text:p>
      <text:p text:style-name="P2">23.678030303 , 25.1893939394 , 19.66666667</text:p>
      <text:p text:style-name="P2">23.678030303 , 25.6931818182 , 20</text:p>
      <text:p text:style-name="P2">23.678030303 , 26.196969697 , 20.33333333</text:p>
      <text:p text:style-name="P2">23.678030303 , 26.7007575758 , 20.66666667</text:p>
      <text:p text:style-name="P2">23.678030303 , 27.2045454545 , 21</text:p>
      <text:p text:style-name="P2">23.678030303 , 27.7083333333 , 21.33333333</text:p>
      <text:p text:style-name="P2">23.678030303 , 28.2121212121 , 21.66666667</text:p>
      <text:p text:style-name="P2">23.678030303 , 28.7159090909 , 22</text:p>
      <text:p text:style-name="P2">23.678030303 , 29.2196969697 , 22.33333333</text:p>
      <text:p text:style-name="P2">23.678030303 , 29.7234848485 , 22.66666667</text:p>
      <text:p text:style-name="P2">23.678030303 , 30.2272727273 , 23</text:p>
      <text:p text:style-name="P2">23.678030303 , 30.7310606061 , 23.33333333</text:p>
      <text:p text:style-name="P2">23.678030303 , 31.2348484848 , 23.66666667</text:p>
      <text:p text:style-name="P2">23.678030303 , 31.7386363636 , 24</text:p>
      <text:p text:style-name="P2">23.678030303 , 32.2424242424 , 24.33333333</text:p>
      <text:p text:style-name="P2">23.678030303 , 32.7462121212 , 24.66666667</text:p>
      <text:p text:style-name="P2">23.678030303 , 33.25 , 25</text:p>
      <text:p text:style-name="P2">23.678030303 , 33.7537878788 , 25.33333333</text:p>
      <text:p text:style-name="P2">23.678030303 , 34.2575757576 , 25.66666667</text:p>
      <text:p text:style-name="P2">23.678030303 , 34.7613636364 , 26</text:p>
      <text:p text:style-name="P2">23.678030303 , 35.2651515152 , 26.33333333</text:p>
      <text:p text:style-name="P2">23.678030303 , 35.7689393939 , 26.66666667</text:p>
      <text:p text:style-name="P2">23.678030303 , 36.2727272727 , 27</text:p>
      <text:p text:style-name="P2">23.678030303 , 36.7765151515 , 27.33333333</text:p>
      <text:p text:style-name="P2">23.678030303 , 37.2803030303 , 27.66666667</text:p>
      <text:p text:style-name="P2">23.678030303 , 37.7840909091 , 28</text:p>
      <text:p text:style-name="P2">23.678030303 , 38.2878787879 , 28.33333333</text:p>
      <text:p text:style-name="P2">23.678030303 , 38.7916666667 , 28.66666667</text:p>
      <text:p text:style-name="P2">23.678030303 , 39.2954545455 , 29</text:p>
      <text:p text:style-name="P2">23.678030303 , 39.7992424242 , 29.33333333</text:p>
      <text:p text:style-name="P2">23.678030303 , 40.303030303 , 29.66666667</text:p>
      <text:p text:style-name="P2">23.678030303 , 40.8068181818 , 30</text:p>
      <text:p text:style-name="P2">23.678030303 , 41.3106060606 , 30.33333333</text:p>
      <text:p text:style-name="P2">23.678030303 , 41.8143939394 , 30.66666667</text:p>
      <text:p text:style-name="P2">23.678030303 , 42.3181818182 , 31</text:p>
      <text:p text:style-name="P2">23.678030303 , 42.821969697 , 31.33333333</text:p>
      <text:p text:style-name="P2">23.678030303 , 43.3257575758 , 31.66666667</text:p>
      <text:p text:style-name="P2">23.678030303 , 43.8295454545 , 32</text:p>
      <text:p text:style-name="P2">23.678030303 , 44.3333333333 , 32.33333333</text:p>
      <text:p text:style-name="P2">23.678030303 , 44.8371212121 , 32.66666667</text:p>
      <text:p text:style-name="P2">23.678030303 , 45.3409090909 , 33</text:p>
      <text:p text:style-name="P2"><text:soft-page-break/>23.678030303 , 45.8446969697 , 33.33333333</text:p>
      <text:p text:style-name="P2">23.678030303 , 46.3484848485 , 33.66666667</text:p>
      <text:p text:style-name="P2">23.678030303 , 46.8522727273 , 34</text:p>
      <text:p text:style-name="P2">23.678030303 , 47.3560606061 , 34.33333333</text:p>
      <text:p text:style-name="P2">23.678030303 , 47.8598484848 , 34.66666667</text:p>
      <text:p text:style-name="P2">23.678030303 , 48.3636363636 , 35</text:p>
      <text:p text:style-name="P2">23.678030303 , 48.8674242424 , 35</text:p>
      <text:p text:style-name="P2">23.678030303 , 49.3712121212 , 35</text:p>
      <text:p text:style-name="P2">23.678030303 , 49.875 , 35</text:p>
      <text:p text:style-name="P2">23.678030303 , 50.3787878788 , 35</text:p>
      <text:p text:style-name="P2">23.678030303 , 50.8825757576 , 35</text:p>
      <text:p text:style-name="P2">23.678030303 , 51.3863636364 , 35</text:p>
      <text:p text:style-name="P2">23.678030303 , 51.8901515152 , 35</text:p>
      <text:p text:style-name="P2">23.678030303 , 52.3939393939 , 35</text:p>
      <text:p text:style-name="P2">23.678030303 , 52.8977272727 , 35</text:p>
      <text:p text:style-name="P2">23.678030303 , 53.4015151515 , 35</text:p>
      <text:p text:style-name="P2">23.678030303 , 53.9053030303 , 35</text:p>
      <text:p text:style-name="P2">23.678030303 , 54.4090909091 , 35</text:p>
      <text:p text:style-name="P2">23.678030303 , 54.9128787879 , 35</text:p>
      <text:p text:style-name="P2">23.678030303 , 55.4166666667 , 35</text:p>
      <text:p text:style-name="P2">23.678030303 , 55.9204545455 , 35</text:p>
      <text:p text:style-name="P2">23.678030303 , 56.4242424242 , 35</text:p>
      <text:p text:style-name="P2">23.678030303 , 56.928030303 , 35</text:p>
      <text:p text:style-name="P2">23.678030303 , 57.4318181818 , 35</text:p>
      <text:p text:style-name="P2">23.678030303 , 57.9356060606 , 35</text:p>
      <text:p text:style-name="P2">23.678030303 , 58.4393939394 , 35</text:p>
      <text:p text:style-name="P2">23.678030303 , 58.9431818182 , 35</text:p>
      <text:p text:style-name="P2">23.678030303 , 59.446969697 , 35</text:p>
      <text:p text:style-name="P2">23.678030303 , 59.9507575758 , 35</text:p>
      <text:p text:style-name="P2">23.678030303 , 60.4545454545 , 35</text:p>
      <text:p text:style-name="P2">23.678030303 , 60.9583333333 , 35</text:p>
      <text:p text:style-name="P2">23.678030303 , 61.4621212121 , 35</text:p>
      <text:p text:style-name="P2">23.678030303 , 61.9659090909 , 35</text:p>
      <text:p text:style-name="P2">23.678030303 , 62.4696969697 , 35</text:p>
      <text:p text:style-name="P2">23.678030303 , 62.9734848485 , 35</text:p>
      <text:p text:style-name="P2">23.678030303 , 63.4772727273 , 35</text:p>
      <text:p text:style-name="P2">23.678030303 , 63.9810606061 , 35</text:p>
      <text:p text:style-name="P2">23.678030303 , 64.4848484848 , 35</text:p>
      <text:p text:style-name="P2">23.678030303 , 64.9886363636 , 35</text:p>
      <text:p text:style-name="P2">23.678030303 , 65.4924242424 , 35</text:p>
      <text:p text:style-name="P2">23.678030303 , 65.9962121212 , 35</text:p>
      <text:p text:style-name="P2">23.678030303 , 66.5 , 35</text:p>
      <text:p text:style-name="P2">24.1818181818 , 0.0 , 15</text:p>
      <text:p text:style-name="P2">24.1818181818 , 0.503787878788 , 15</text:p>
      <text:p text:style-name="P2">24.1818181818 , 1.00757575758 , 15</text:p>
      <text:p text:style-name="P2">24.1818181818 , 1.51136363636 , 15</text:p>
      <text:p text:style-name="P2">24.1818181818 , 2.01515151515 , 15</text:p>
      <text:p text:style-name="P2">24.1818181818 , 2.51893939394 , 15</text:p>
      <text:p text:style-name="P2">24.1818181818 , 3.02272727273 , 15</text:p>
      <text:p text:style-name="P2">24.1818181818 , 3.52651515152 , 15</text:p>
      <text:p text:style-name="P2">24.1818181818 , 4.0303030303 , 15</text:p>
      <text:p text:style-name="P2">24.1818181818 , 4.53409090909 , 15</text:p>
      <text:p text:style-name="P2"><text:soft-page-break/>24.1818181818 , 5.03787878788 , 15</text:p>
      <text:p text:style-name="P2">24.1818181818 , 5.54166666667 , 15</text:p>
      <text:p text:style-name="P2">24.1818181818 , 6.04545454545 , 15</text:p>
      <text:p text:style-name="P2">24.1818181818 , 6.54924242424 , 15</text:p>
      <text:p text:style-name="P2">24.1818181818 , 7.05303030303 , 15</text:p>
      <text:p text:style-name="P2">24.1818181818 , 7.55681818182 , 15</text:p>
      <text:p text:style-name="P2">24.1818181818 , 8.06060606061 , 15</text:p>
      <text:p text:style-name="P2">24.1818181818 , 8.56439393939 , 15</text:p>
      <text:p text:style-name="P2">24.1818181818 , 9.06818181818 , 15</text:p>
      <text:p text:style-name="P2">24.1818181818 , 9.57196969697 , 15</text:p>
      <text:p text:style-name="P2">24.1818181818 , 10.0757575758 , 15</text:p>
      <text:p text:style-name="P2">24.1818181818 , 10.5795454545 , 15</text:p>
      <text:p text:style-name="P2">24.1818181818 , 11.0833333333 , 15</text:p>
      <text:p text:style-name="P2">24.1818181818 , 11.5871212121 , 15</text:p>
      <text:p text:style-name="P2">24.1818181818 , 12.0909090909 , 15</text:p>
      <text:p text:style-name="P2">24.1818181818 , 12.5946969697 , 15</text:p>
      <text:p text:style-name="P2">24.1818181818 , 13.0984848485 , 15</text:p>
      <text:p text:style-name="P2">24.1818181818 , 13.6022727273 , 15</text:p>
      <text:p text:style-name="P2">24.1818181818 , 14.1060606061 , 15</text:p>
      <text:p text:style-name="P2">24.1818181818 , 14.6098484848 , 15</text:p>
      <text:p text:style-name="P2">24.1818181818 , 15.1136363636 , 15</text:p>
      <text:p text:style-name="P2">24.1818181818 , 15.6174242424 , 15</text:p>
      <text:p text:style-name="P2">24.1818181818 , 16.1212121212 , 15</text:p>
      <text:p text:style-name="P2">24.1818181818 , 16.625 , 15</text:p>
      <text:p text:style-name="P2">24.1818181818 , 17.1287878788 , 15</text:p>
      <text:p text:style-name="P2">24.1818181818 , 17.6325757576 , 15</text:p>
      <text:p text:style-name="P2">24.1818181818 , 18.1363636364 , 15</text:p>
      <text:p text:style-name="P2">24.1818181818 , 18.6401515152 , 15.33333333</text:p>
      <text:p text:style-name="P2">24.1818181818 , 19.1439393939 , 15.66666667</text:p>
      <text:p text:style-name="P2">24.1818181818 , 19.6477272727 , 16</text:p>
      <text:p text:style-name="P2">24.1818181818 , 20.1515151515 , 16.33333333</text:p>
      <text:p text:style-name="P2">24.1818181818 , 20.6553030303 , 16.66666667</text:p>
      <text:p text:style-name="P2">24.1818181818 , 21.1590909091 , 17</text:p>
      <text:p text:style-name="P2">24.1818181818 , 21.6628787879 , 17.33333333</text:p>
      <text:p text:style-name="P2">24.1818181818 , 22.1666666667 , 17.66666667</text:p>
      <text:p text:style-name="P2">24.1818181818 , 22.6704545455 , 18</text:p>
      <text:p text:style-name="P2">24.1818181818 , 23.1742424242 , 18.33333333</text:p>
      <text:p text:style-name="P2">24.1818181818 , 23.678030303 , 18.66666667</text:p>
      <text:p text:style-name="P2">24.1818181818 , 24.1818181818 , 19</text:p>
      <text:p text:style-name="P2">24.1818181818 , 24.6856060606 , 19.33333333</text:p>
      <text:p text:style-name="P2">24.1818181818 , 25.1893939394 , 19.66666667</text:p>
      <text:p text:style-name="P2">24.1818181818 , 25.6931818182 , 20</text:p>
      <text:p text:style-name="P2">24.1818181818 , 26.196969697 , 20.33333333</text:p>
      <text:p text:style-name="P2">24.1818181818 , 26.7007575758 , 20.66666667</text:p>
      <text:p text:style-name="P2">24.1818181818 , 27.2045454545 , 21</text:p>
      <text:p text:style-name="P2">24.1818181818 , 27.7083333333 , 21.33333333</text:p>
      <text:p text:style-name="P2">24.1818181818 , 28.2121212121 , 21.66666667</text:p>
      <text:p text:style-name="P2">24.1818181818 , 28.7159090909 , 22</text:p>
      <text:p text:style-name="P2">24.1818181818 , 29.2196969697 , 22.33333333</text:p>
      <text:p text:style-name="P2">24.1818181818 , 29.7234848485 , 22.66666667</text:p>
      <text:p text:style-name="P2">24.1818181818 , 30.2272727273 , 23</text:p>
      <text:p text:style-name="P2">24.1818181818 , 30.7310606061 , 23.33333333</text:p>
      <text:p text:style-name="P2"><text:soft-page-break/>24.1818181818 , 31.2348484848 , 23.66666667</text:p>
      <text:p text:style-name="P2">24.1818181818 , 31.7386363636 , 24</text:p>
      <text:p text:style-name="P2">24.1818181818 , 32.2424242424 , 24.33333333</text:p>
      <text:p text:style-name="P2">24.1818181818 , 32.7462121212 , 24.66666667</text:p>
      <text:p text:style-name="P2">24.1818181818 , 33.25 , 25</text:p>
      <text:p text:style-name="P2">24.1818181818 , 33.7537878788 , 25.33333333</text:p>
      <text:p text:style-name="P2">24.1818181818 , 34.2575757576 , 25.66666667</text:p>
      <text:p text:style-name="P2">24.1818181818 , 34.7613636364 , 26</text:p>
      <text:p text:style-name="P2">24.1818181818 , 35.2651515152 , 26.33333333</text:p>
      <text:p text:style-name="P2">24.1818181818 , 35.7689393939 , 26.66666667</text:p>
      <text:p text:style-name="P2">24.1818181818 , 36.2727272727 , 27</text:p>
      <text:p text:style-name="P2">24.1818181818 , 36.7765151515 , 27.33333333</text:p>
      <text:p text:style-name="P2">24.1818181818 , 37.2803030303 , 27.66666667</text:p>
      <text:p text:style-name="P2">24.1818181818 , 37.7840909091 , 28</text:p>
      <text:p text:style-name="P2">24.1818181818 , 38.2878787879 , 28.33333333</text:p>
      <text:p text:style-name="P2">24.1818181818 , 38.7916666667 , 28.66666667</text:p>
      <text:p text:style-name="P2">24.1818181818 , 39.2954545455 , 29</text:p>
      <text:p text:style-name="P2">24.1818181818 , 39.7992424242 , 29.33333333</text:p>
      <text:p text:style-name="P2">24.1818181818 , 40.303030303 , 29.66666667</text:p>
      <text:p text:style-name="P2">24.1818181818 , 40.8068181818 , 30</text:p>
      <text:p text:style-name="P2">24.1818181818 , 41.3106060606 , 30.33333333</text:p>
      <text:p text:style-name="P2">24.1818181818 , 41.8143939394 , 30.66666667</text:p>
      <text:p text:style-name="P2">24.1818181818 , 42.3181818182 , 31</text:p>
      <text:p text:style-name="P2">24.1818181818 , 42.821969697 , 31.33333333</text:p>
      <text:p text:style-name="P2">24.1818181818 , 43.3257575758 , 31.66666667</text:p>
      <text:p text:style-name="P2">24.1818181818 , 43.8295454545 , 32</text:p>
      <text:p text:style-name="P2">24.1818181818 , 44.3333333333 , 32.33333333</text:p>
      <text:p text:style-name="P2">24.1818181818 , 44.8371212121 , 32.66666667</text:p>
      <text:p text:style-name="P2">24.1818181818 , 45.3409090909 , 33</text:p>
      <text:p text:style-name="P2">24.1818181818 , 45.8446969697 , 33.33333333</text:p>
      <text:p text:style-name="P2">24.1818181818 , 46.3484848485 , 33.66666667</text:p>
      <text:p text:style-name="P2">24.1818181818 , 46.8522727273 , 34</text:p>
      <text:p text:style-name="P2">24.1818181818 , 47.3560606061 , 34.33333333</text:p>
      <text:p text:style-name="P2">24.1818181818 , 47.8598484848 , 34.66666667</text:p>
      <text:p text:style-name="P2">24.1818181818 , 48.3636363636 , 35</text:p>
      <text:p text:style-name="P2">24.1818181818 , 48.8674242424 , 35</text:p>
      <text:p text:style-name="P2">24.1818181818 , 49.3712121212 , 35</text:p>
      <text:p text:style-name="P2">24.1818181818 , 49.875 , 35</text:p>
      <text:p text:style-name="P2">24.1818181818 , 50.3787878788 , 35</text:p>
      <text:p text:style-name="P2">24.1818181818 , 50.8825757576 , 35</text:p>
      <text:p text:style-name="P2">24.1818181818 , 51.3863636364 , 35</text:p>
      <text:p text:style-name="P2">24.1818181818 , 51.8901515152 , 35</text:p>
      <text:p text:style-name="P2">24.1818181818 , 52.3939393939 , 35</text:p>
      <text:p text:style-name="P2">24.1818181818 , 52.8977272727 , 35</text:p>
      <text:p text:style-name="P2">24.1818181818 , 53.4015151515 , 35</text:p>
      <text:p text:style-name="P2">24.1818181818 , 53.9053030303 , 35</text:p>
      <text:p text:style-name="P2">24.1818181818 , 54.4090909091 , 35</text:p>
      <text:p text:style-name="P2">24.1818181818 , 54.9128787879 , 35</text:p>
      <text:p text:style-name="P2">24.1818181818 , 55.4166666667 , 35</text:p>
      <text:p text:style-name="P2">24.1818181818 , 55.9204545455 , 35</text:p>
      <text:p text:style-name="P2">24.1818181818 , 56.4242424242 , 35</text:p>
      <text:p text:style-name="P2">24.1818181818 , 56.928030303 , 35</text:p>
      <text:p text:style-name="P2"><text:soft-page-break/>24.1818181818 , 57.4318181818 , 35</text:p>
      <text:p text:style-name="P2">24.1818181818 , 57.9356060606 , 35</text:p>
      <text:p text:style-name="P2">24.1818181818 , 58.4393939394 , 35</text:p>
      <text:p text:style-name="P2">24.1818181818 , 58.9431818182 , 35</text:p>
      <text:p text:style-name="P2">24.1818181818 , 59.446969697 , 35</text:p>
      <text:p text:style-name="P2">24.1818181818 , 59.9507575758 , 35</text:p>
      <text:p text:style-name="P2">24.1818181818 , 60.4545454545 , 35</text:p>
      <text:p text:style-name="P2">24.1818181818 , 60.9583333333 , 35</text:p>
      <text:p text:style-name="P2">24.1818181818 , 61.4621212121 , 35</text:p>
      <text:p text:style-name="P2">24.1818181818 , 61.9659090909 , 35</text:p>
      <text:p text:style-name="P2">24.1818181818 , 62.4696969697 , 35</text:p>
      <text:p text:style-name="P2">24.1818181818 , 62.9734848485 , 35</text:p>
      <text:p text:style-name="P2">24.1818181818 , 63.4772727273 , 35</text:p>
      <text:p text:style-name="P2">24.1818181818 , 63.9810606061 , 35</text:p>
      <text:p text:style-name="P2">24.1818181818 , 64.4848484848 , 35</text:p>
      <text:p text:style-name="P2">24.1818181818 , 64.9886363636 , 35</text:p>
      <text:p text:style-name="P2">24.1818181818 , 65.4924242424 , 35</text:p>
      <text:p text:style-name="P2">24.1818181818 , 65.9962121212 , 35</text:p>
      <text:p text:style-name="P2">24.1818181818 , 66.5 , 35</text:p>
      <text:p text:style-name="P2">24.6856060606 , 0.0 , 15</text:p>
      <text:p text:style-name="P2">24.6856060606 , 0.503787878788 , 15</text:p>
      <text:p text:style-name="P2">24.6856060606 , 1.00757575758 , 15</text:p>
      <text:p text:style-name="P2">24.6856060606 , 1.51136363636 , 15</text:p>
      <text:p text:style-name="P2">24.6856060606 , 2.01515151515 , 15</text:p>
      <text:p text:style-name="P2">24.6856060606 , 2.51893939394 , 15</text:p>
      <text:p text:style-name="P2">24.6856060606 , 3.02272727273 , 15</text:p>
      <text:p text:style-name="P2">24.6856060606 , 3.52651515152 , 15</text:p>
      <text:p text:style-name="P2">24.6856060606 , 4.0303030303 , 15</text:p>
      <text:p text:style-name="P2">24.6856060606 , 4.53409090909 , 15</text:p>
      <text:p text:style-name="P2">24.6856060606 , 5.03787878788 , 15</text:p>
      <text:p text:style-name="P2">24.6856060606 , 5.54166666667 , 15</text:p>
      <text:p text:style-name="P2">24.6856060606 , 6.04545454545 , 15</text:p>
      <text:p text:style-name="P2">24.6856060606 , 6.54924242424 , 15</text:p>
      <text:p text:style-name="P2">24.6856060606 , 7.05303030303 , 15</text:p>
      <text:p text:style-name="P2">24.6856060606 , 7.55681818182 , 15</text:p>
      <text:p text:style-name="P2">24.6856060606 , 8.06060606061 , 15</text:p>
      <text:p text:style-name="P2">24.6856060606 , 8.56439393939 , 15</text:p>
      <text:p text:style-name="P2">24.6856060606 , 9.06818181818 , 15</text:p>
      <text:p text:style-name="P2">24.6856060606 , 9.57196969697 , 15</text:p>
      <text:p text:style-name="P2">24.6856060606 , 10.0757575758 , 15</text:p>
      <text:p text:style-name="P2">24.6856060606 , 10.5795454545 , 15</text:p>
      <text:p text:style-name="P2">24.6856060606 , 11.0833333333 , 15</text:p>
      <text:p text:style-name="P2">24.6856060606 , 11.5871212121 , 15</text:p>
      <text:p text:style-name="P2">24.6856060606 , 12.0909090909 , 15</text:p>
      <text:p text:style-name="P2">24.6856060606 , 12.5946969697 , 15</text:p>
      <text:p text:style-name="P2">24.6856060606 , 13.0984848485 , 15</text:p>
      <text:p text:style-name="P2">24.6856060606 , 13.6022727273 , 15</text:p>
      <text:p text:style-name="P2">24.6856060606 , 14.1060606061 , 15</text:p>
      <text:p text:style-name="P2">24.6856060606 , 14.6098484848 , 15</text:p>
      <text:p text:style-name="P2">24.6856060606 , 15.1136363636 , 15</text:p>
      <text:p text:style-name="P2">24.6856060606 , 15.6174242424 , 15</text:p>
      <text:p text:style-name="P2">24.6856060606 , 16.1212121212 , 15</text:p>
      <text:p text:style-name="P2"><text:soft-page-break/>24.6856060606 , 16.625 , 15</text:p>
      <text:p text:style-name="P2">24.6856060606 , 17.1287878788 , 15</text:p>
      <text:p text:style-name="P2">24.6856060606 , 17.6325757576 , 15</text:p>
      <text:p text:style-name="P2">24.6856060606 , 18.1363636364 , 15</text:p>
      <text:p text:style-name="P2">24.6856060606 , 18.6401515152 , 15.33333333</text:p>
      <text:p text:style-name="P2">24.6856060606 , 19.1439393939 , 15.66666667</text:p>
      <text:p text:style-name="P2">24.6856060606 , 19.6477272727 , 16</text:p>
      <text:p text:style-name="P2">24.6856060606 , 20.1515151515 , 16.33333333</text:p>
      <text:p text:style-name="P2">24.6856060606 , 20.6553030303 , 16.66666667</text:p>
      <text:p text:style-name="P2">24.6856060606 , 21.1590909091 , 17</text:p>
      <text:p text:style-name="P2">24.6856060606 , 21.6628787879 , 17.33333333</text:p>
      <text:p text:style-name="P2">24.6856060606 , 22.1666666667 , 17.66666667</text:p>
      <text:p text:style-name="P2">24.6856060606 , 22.6704545455 , 18</text:p>
      <text:p text:style-name="P2">24.6856060606 , 23.1742424242 , 18.33333333</text:p>
      <text:p text:style-name="P2">24.6856060606 , 23.678030303 , 18.66666667</text:p>
      <text:p text:style-name="P2">24.6856060606 , 24.1818181818 , 19</text:p>
      <text:p text:style-name="P2">24.6856060606 , 24.6856060606 , 19.33333333</text:p>
      <text:p text:style-name="P2">24.6856060606 , 25.1893939394 , 19.66666667</text:p>
      <text:p text:style-name="P2">24.6856060606 , 25.6931818182 , 20</text:p>
      <text:p text:style-name="P2">24.6856060606 , 26.196969697 , 20.33333333</text:p>
      <text:p text:style-name="P2">24.6856060606 , 26.7007575758 , 20.66666667</text:p>
      <text:p text:style-name="P2">24.6856060606 , 27.2045454545 , 21</text:p>
      <text:p text:style-name="P2">24.6856060606 , 27.7083333333 , 21.33333333</text:p>
      <text:p text:style-name="P2">24.6856060606 , 28.2121212121 , 21.66666667</text:p>
      <text:p text:style-name="P2">24.6856060606 , 28.7159090909 , 22</text:p>
      <text:p text:style-name="P2">24.6856060606 , 29.2196969697 , 22.33333333</text:p>
      <text:p text:style-name="P2">24.6856060606 , 29.7234848485 , 22.66666667</text:p>
      <text:p text:style-name="P2">24.6856060606 , 30.2272727273 , 23</text:p>
      <text:p text:style-name="P2">24.6856060606 , 30.7310606061 , 23.33333333</text:p>
      <text:p text:style-name="P2">24.6856060606 , 31.2348484848 , 23.66666667</text:p>
      <text:p text:style-name="P2">24.6856060606 , 31.7386363636 , 24</text:p>
      <text:p text:style-name="P2">24.6856060606 , 32.2424242424 , 24.33333333</text:p>
      <text:p text:style-name="P2">24.6856060606 , 32.7462121212 , 24.66666667</text:p>
      <text:p text:style-name="P2">24.6856060606 , 33.25 , 25</text:p>
      <text:p text:style-name="P2">24.6856060606 , 33.7537878788 , 25.33333333</text:p>
      <text:p text:style-name="P2">24.6856060606 , 34.2575757576 , 25.66666667</text:p>
      <text:p text:style-name="P2">24.6856060606 , 34.7613636364 , 26</text:p>
      <text:p text:style-name="P2">24.6856060606 , 35.2651515152 , 26.33333333</text:p>
      <text:p text:style-name="P2">24.6856060606 , 35.7689393939 , 26.66666667</text:p>
      <text:p text:style-name="P2">24.6856060606 , 36.2727272727 , 27</text:p>
      <text:p text:style-name="P2">24.6856060606 , 36.7765151515 , 27.33333333</text:p>
      <text:p text:style-name="P2">24.6856060606 , 37.2803030303 , 27.66666667</text:p>
      <text:p text:style-name="P2">24.6856060606 , 37.7840909091 , 28</text:p>
      <text:p text:style-name="P2">24.6856060606 , 38.2878787879 , 28.33333333</text:p>
      <text:p text:style-name="P2">24.6856060606 , 38.7916666667 , 28.66666667</text:p>
      <text:p text:style-name="P2">24.6856060606 , 39.2954545455 , 29</text:p>
      <text:p text:style-name="P2">24.6856060606 , 39.7992424242 , 29.33333333</text:p>
      <text:p text:style-name="P2">24.6856060606 , 40.303030303 , 29.66666667</text:p>
      <text:p text:style-name="P2">24.6856060606 , 40.8068181818 , 30</text:p>
      <text:p text:style-name="P2">24.6856060606 , 41.3106060606 , 30.33333333</text:p>
      <text:p text:style-name="P2">24.6856060606 , 41.8143939394 , 30.66666667</text:p>
      <text:p text:style-name="P2">24.6856060606 , 42.3181818182 , 31</text:p>
      <text:p text:style-name="P2"><text:soft-page-break/>24.6856060606 , 42.821969697 , 31.33333333</text:p>
      <text:p text:style-name="P2">24.6856060606 , 43.3257575758 , 31.66666667</text:p>
      <text:p text:style-name="P2">24.6856060606 , 43.8295454545 , 32</text:p>
      <text:p text:style-name="P2">24.6856060606 , 44.3333333333 , 32.33333333</text:p>
      <text:p text:style-name="P2">24.6856060606 , 44.8371212121 , 32.66666667</text:p>
      <text:p text:style-name="P2">24.6856060606 , 45.3409090909 , 33</text:p>
      <text:p text:style-name="P2">24.6856060606 , 45.8446969697 , 33.33333333</text:p>
      <text:p text:style-name="P2">24.6856060606 , 46.3484848485 , 33.66666667</text:p>
      <text:p text:style-name="P2">24.6856060606 , 46.8522727273 , 34</text:p>
      <text:p text:style-name="P2">24.6856060606 , 47.3560606061 , 34.33333333</text:p>
      <text:p text:style-name="P2">24.6856060606 , 47.8598484848 , 34.66666667</text:p>
      <text:p text:style-name="P2">24.6856060606 , 48.3636363636 , 35</text:p>
      <text:p text:style-name="P2">24.6856060606 , 48.8674242424 , 35</text:p>
      <text:p text:style-name="P2">24.6856060606 , 49.3712121212 , 35</text:p>
      <text:p text:style-name="P2">24.6856060606 , 49.875 , 35</text:p>
      <text:p text:style-name="P2">24.6856060606 , 50.3787878788 , 35</text:p>
      <text:p text:style-name="P2">24.6856060606 , 50.8825757576 , 35</text:p>
      <text:p text:style-name="P2">24.6856060606 , 51.3863636364 , 35</text:p>
      <text:p text:style-name="P2">24.6856060606 , 51.8901515152 , 35</text:p>
      <text:p text:style-name="P2">24.6856060606 , 52.3939393939 , 35</text:p>
      <text:p text:style-name="P2">24.6856060606 , 52.8977272727 , 35</text:p>
      <text:p text:style-name="P2">24.6856060606 , 53.4015151515 , 35</text:p>
      <text:p text:style-name="P2">24.6856060606 , 53.9053030303 , 35</text:p>
      <text:p text:style-name="P2">24.6856060606 , 54.4090909091 , 35</text:p>
      <text:p text:style-name="P2">24.6856060606 , 54.9128787879 , 35</text:p>
      <text:p text:style-name="P2">24.6856060606 , 55.4166666667 , 35</text:p>
      <text:p text:style-name="P2">24.6856060606 , 55.9204545455 , 35</text:p>
      <text:p text:style-name="P2">24.6856060606 , 56.4242424242 , 35</text:p>
      <text:p text:style-name="P2">24.6856060606 , 56.928030303 , 35</text:p>
      <text:p text:style-name="P2">24.6856060606 , 57.4318181818 , 35</text:p>
      <text:p text:style-name="P2">24.6856060606 , 57.9356060606 , 35</text:p>
      <text:p text:style-name="P2">24.6856060606 , 58.4393939394 , 35</text:p>
      <text:p text:style-name="P2">24.6856060606 , 58.9431818182 , 35</text:p>
      <text:p text:style-name="P2">24.6856060606 , 59.446969697 , 35</text:p>
      <text:p text:style-name="P2">24.6856060606 , 59.9507575758 , 35</text:p>
      <text:p text:style-name="P2">24.6856060606 , 60.4545454545 , 35</text:p>
      <text:p text:style-name="P2">24.6856060606 , 60.9583333333 , 35</text:p>
      <text:p text:style-name="P2">24.6856060606 , 61.4621212121 , 35</text:p>
      <text:p text:style-name="P2">24.6856060606 , 61.9659090909 , 35</text:p>
      <text:p text:style-name="P2">24.6856060606 , 62.4696969697 , 35</text:p>
      <text:p text:style-name="P2">24.6856060606 , 62.9734848485 , 35</text:p>
      <text:p text:style-name="P2">24.6856060606 , 63.4772727273 , 35</text:p>
      <text:p text:style-name="P2">24.6856060606 , 63.9810606061 , 35</text:p>
      <text:p text:style-name="P2">24.6856060606 , 64.4848484848 , 35</text:p>
      <text:p text:style-name="P2">24.6856060606 , 64.9886363636 , 35</text:p>
      <text:p text:style-name="P2">24.6856060606 , 65.4924242424 , 35</text:p>
      <text:p text:style-name="P2">24.6856060606 , 65.9962121212 , 35</text:p>
      <text:p text:style-name="P2">24.6856060606 , 66.5 , 35</text:p>
      <text:p text:style-name="P2">25.1893939394 , 0.0 , 15</text:p>
      <text:p text:style-name="P2">25.1893939394 , 0.503787878788 , 15</text:p>
      <text:p text:style-name="P2">25.1893939394 , 1.00757575758 , 15</text:p>
      <text:p text:style-name="P2">25.1893939394 , 1.51136363636 , 15</text:p>
      <text:p text:style-name="P2"><text:soft-page-break/>25.1893939394 , 2.01515151515 , 15</text:p>
      <text:p text:style-name="P2">25.1893939394 , 2.51893939394 , 15</text:p>
      <text:p text:style-name="P2">25.1893939394 , 3.02272727273 , 15</text:p>
      <text:p text:style-name="P2">25.1893939394 , 3.52651515152 , 15</text:p>
      <text:p text:style-name="P2">25.1893939394 , 4.0303030303 , 15</text:p>
      <text:p text:style-name="P2">25.1893939394 , 4.53409090909 , 15</text:p>
      <text:p text:style-name="P2">25.1893939394 , 5.03787878788 , 15</text:p>
      <text:p text:style-name="P2">25.1893939394 , 5.54166666667 , 15</text:p>
      <text:p text:style-name="P2">25.1893939394 , 6.04545454545 , 15</text:p>
      <text:p text:style-name="P2">25.1893939394 , 6.54924242424 , 15</text:p>
      <text:p text:style-name="P2">25.1893939394 , 7.05303030303 , 15</text:p>
      <text:p text:style-name="P2">25.1893939394 , 7.55681818182 , 15</text:p>
      <text:p text:style-name="P2">25.1893939394 , 8.06060606061 , 15</text:p>
      <text:p text:style-name="P2">25.1893939394 , 8.56439393939 , 15</text:p>
      <text:p text:style-name="P2">25.1893939394 , 9.06818181818 , 15</text:p>
      <text:p text:style-name="P2">25.1893939394 , 9.57196969697 , 15</text:p>
      <text:p text:style-name="P2">25.1893939394 , 10.0757575758 , 15</text:p>
      <text:p text:style-name="P2">25.1893939394 , 10.5795454545 , 15</text:p>
      <text:p text:style-name="P2">25.1893939394 , 11.0833333333 , 15</text:p>
      <text:p text:style-name="P2">25.1893939394 , 11.5871212121 , 15</text:p>
      <text:p text:style-name="P2">25.1893939394 , 12.0909090909 , 15</text:p>
      <text:p text:style-name="P2">25.1893939394 , 12.5946969697 , 15</text:p>
      <text:p text:style-name="P2">25.1893939394 , 13.0984848485 , 15</text:p>
      <text:p text:style-name="P2">25.1893939394 , 13.6022727273 , 15</text:p>
      <text:p text:style-name="P2">25.1893939394 , 14.1060606061 , 15</text:p>
      <text:p text:style-name="P2">25.1893939394 , 14.6098484848 , 15</text:p>
      <text:p text:style-name="P2">25.1893939394 , 15.1136363636 , 15</text:p>
      <text:p text:style-name="P2">25.1893939394 , 15.6174242424 , 15</text:p>
      <text:p text:style-name="P2">25.1893939394 , 16.1212121212 , 15</text:p>
      <text:p text:style-name="P2">25.1893939394 , 16.625 , 15</text:p>
      <text:p text:style-name="P2">25.1893939394 , 17.1287878788 , 15</text:p>
      <text:p text:style-name="P2">25.1893939394 , 17.6325757576 , 15</text:p>
      <text:p text:style-name="P2">25.1893939394 , 18.1363636364 , 15</text:p>
      <text:p text:style-name="P2">25.1893939394 , 18.6401515152 , 15.33333333</text:p>
      <text:p text:style-name="P2">25.1893939394 , 19.1439393939 , 15.66666667</text:p>
      <text:p text:style-name="P2">25.1893939394 , 19.6477272727 , 16</text:p>
      <text:p text:style-name="P2">25.1893939394 , 20.1515151515 , 16.33333333</text:p>
      <text:p text:style-name="P2">25.1893939394 , 20.6553030303 , 16.66666667</text:p>
      <text:p text:style-name="P2">25.1893939394 , 21.1590909091 , 17</text:p>
      <text:p text:style-name="P2">25.1893939394 , 21.6628787879 , 17.33333333</text:p>
      <text:p text:style-name="P2">25.1893939394 , 22.1666666667 , 17.66666667</text:p>
      <text:p text:style-name="P2">25.1893939394 , 22.6704545455 , 18</text:p>
      <text:p text:style-name="P2">25.1893939394 , 23.1742424242 , 18.33333333</text:p>
      <text:p text:style-name="P2">25.1893939394 , 23.678030303 , 18.66666667</text:p>
      <text:p text:style-name="P2">25.1893939394 , 24.1818181818 , 19</text:p>
      <text:p text:style-name="P2">25.1893939394 , 24.6856060606 , 19.33333333</text:p>
      <text:p text:style-name="P2">25.1893939394 , 25.1893939394 , 19.66666667</text:p>
      <text:p text:style-name="P2">25.1893939394 , 25.6931818182 , 20</text:p>
      <text:p text:style-name="P2">25.1893939394 , 26.196969697 , 20.33333333</text:p>
      <text:p text:style-name="P2">25.1893939394 , 26.7007575758 , 20.66666667</text:p>
      <text:p text:style-name="P2">25.1893939394 , 27.2045454545 , 21</text:p>
      <text:p text:style-name="P2">25.1893939394 , 27.7083333333 , 21.33333333</text:p>
      <text:p text:style-name="P2"><text:soft-page-break/>25.1893939394 , 28.2121212121 , 21.66666667</text:p>
      <text:p text:style-name="P2">25.1893939394 , 28.7159090909 , 22</text:p>
      <text:p text:style-name="P2">25.1893939394 , 29.2196969697 , 22.33333333</text:p>
      <text:p text:style-name="P2">25.1893939394 , 29.7234848485 , 22.66666667</text:p>
      <text:p text:style-name="P2">25.1893939394 , 30.2272727273 , 23</text:p>
      <text:p text:style-name="P2">25.1893939394 , 30.7310606061 , 23.33333333</text:p>
      <text:p text:style-name="P2">25.1893939394 , 31.2348484848 , 23.66666667</text:p>
      <text:p text:style-name="P2">25.1893939394 , 31.7386363636 , 24</text:p>
      <text:p text:style-name="P2">25.1893939394 , 32.2424242424 , 24.33333333</text:p>
      <text:p text:style-name="P2">25.1893939394 , 32.7462121212 , 24.66666667</text:p>
      <text:p text:style-name="P2">25.1893939394 , 33.25 , 25</text:p>
      <text:p text:style-name="P2">25.1893939394 , 33.7537878788 , 25.33333333</text:p>
      <text:p text:style-name="P2">25.1893939394 , 34.2575757576 , 25.66666667</text:p>
      <text:p text:style-name="P2">25.1893939394 , 34.7613636364 , 26</text:p>
      <text:p text:style-name="P2">25.1893939394 , 35.2651515152 , 26.33333333</text:p>
      <text:p text:style-name="P2">25.1893939394 , 35.7689393939 , 26.66666667</text:p>
      <text:p text:style-name="P2">25.1893939394 , 36.2727272727 , 27</text:p>
      <text:p text:style-name="P2">25.1893939394 , 36.7765151515 , 27.33333333</text:p>
      <text:p text:style-name="P2">25.1893939394 , 37.2803030303 , 27.66666667</text:p>
      <text:p text:style-name="P2">25.1893939394 , 37.7840909091 , 28</text:p>
      <text:p text:style-name="P2">25.1893939394 , 38.2878787879 , 28.33333333</text:p>
      <text:p text:style-name="P2">25.1893939394 , 38.7916666667 , 28.66666667</text:p>
      <text:p text:style-name="P2">25.1893939394 , 39.2954545455 , 29</text:p>
      <text:p text:style-name="P2">25.1893939394 , 39.7992424242 , 29.33333333</text:p>
      <text:p text:style-name="P2">25.1893939394 , 40.303030303 , 29.66666667</text:p>
      <text:p text:style-name="P2">25.1893939394 , 40.8068181818 , 30</text:p>
      <text:p text:style-name="P2">25.1893939394 , 41.3106060606 , 30.33333333</text:p>
      <text:p text:style-name="P2">25.1893939394 , 41.8143939394 , 30.66666667</text:p>
      <text:p text:style-name="P2">25.1893939394 , 42.3181818182 , 31</text:p>
      <text:p text:style-name="P2">25.1893939394 , 42.821969697 , 31.33333333</text:p>
      <text:p text:style-name="P2">25.1893939394 , 43.3257575758 , 31.66666667</text:p>
      <text:p text:style-name="P2">25.1893939394 , 43.8295454545 , 32</text:p>
      <text:p text:style-name="P2">25.1893939394 , 44.3333333333 , 32.33333333</text:p>
      <text:p text:style-name="P2">25.1893939394 , 44.8371212121 , 32.66666667</text:p>
      <text:p text:style-name="P2">25.1893939394 , 45.3409090909 , 33</text:p>
      <text:p text:style-name="P2">25.1893939394 , 45.8446969697 , 33.33333333</text:p>
      <text:p text:style-name="P2">25.1893939394 , 46.3484848485 , 33.66666667</text:p>
      <text:p text:style-name="P2">25.1893939394 , 46.8522727273 , 34</text:p>
      <text:p text:style-name="P2">25.1893939394 , 47.3560606061 , 34.33333333</text:p>
      <text:p text:style-name="P2">25.1893939394 , 47.8598484848 , 34.66666667</text:p>
      <text:p text:style-name="P2">25.1893939394 , 48.3636363636 , 35</text:p>
      <text:p text:style-name="P2">25.1893939394 , 48.8674242424 , 35</text:p>
      <text:p text:style-name="P2">25.1893939394 , 49.3712121212 , 35</text:p>
      <text:p text:style-name="P2">25.1893939394 , 49.875 , 35</text:p>
      <text:p text:style-name="P2">25.1893939394 , 50.3787878788 , 35</text:p>
      <text:p text:style-name="P2">25.1893939394 , 50.8825757576 , 35</text:p>
      <text:p text:style-name="P2">25.1893939394 , 51.3863636364 , 35</text:p>
      <text:p text:style-name="P2">25.1893939394 , 51.8901515152 , 35</text:p>
      <text:p text:style-name="P2">25.1893939394 , 52.3939393939 , 35</text:p>
      <text:p text:style-name="P2">25.1893939394 , 52.8977272727 , 35</text:p>
      <text:p text:style-name="P2">25.1893939394 , 53.4015151515 , 35</text:p>
      <text:p text:style-name="P2">25.1893939394 , 53.9053030303 , 35</text:p>
      <text:p text:style-name="P2"><text:soft-page-break/>25.1893939394 , 54.4090909091 , 35</text:p>
      <text:p text:style-name="P2">25.1893939394 , 54.9128787879 , 35</text:p>
      <text:p text:style-name="P2">25.1893939394 , 55.4166666667 , 35</text:p>
      <text:p text:style-name="P2">25.1893939394 , 55.9204545455 , 35</text:p>
      <text:p text:style-name="P2">25.1893939394 , 56.4242424242 , 35</text:p>
      <text:p text:style-name="P2">25.1893939394 , 56.928030303 , 35</text:p>
      <text:p text:style-name="P2">25.1893939394 , 57.4318181818 , 35</text:p>
      <text:p text:style-name="P2">25.1893939394 , 57.9356060606 , 35</text:p>
      <text:p text:style-name="P2">25.1893939394 , 58.4393939394 , 35</text:p>
      <text:p text:style-name="P2">25.1893939394 , 58.9431818182 , 35</text:p>
      <text:p text:style-name="P2">25.1893939394 , 59.446969697 , 35</text:p>
      <text:p text:style-name="P2">25.1893939394 , 59.9507575758 , 35</text:p>
      <text:p text:style-name="P2">25.1893939394 , 60.4545454545 , 35</text:p>
      <text:p text:style-name="P2">25.1893939394 , 60.9583333333 , 35</text:p>
      <text:p text:style-name="P2">25.1893939394 , 61.4621212121 , 35</text:p>
      <text:p text:style-name="P2">25.1893939394 , 61.9659090909 , 35</text:p>
      <text:p text:style-name="P2">25.1893939394 , 62.4696969697 , 35</text:p>
      <text:p text:style-name="P2">25.1893939394 , 62.9734848485 , 35</text:p>
      <text:p text:style-name="P2">25.1893939394 , 63.4772727273 , 35</text:p>
      <text:p text:style-name="P2">25.1893939394 , 63.9810606061 , 35</text:p>
      <text:p text:style-name="P2">25.1893939394 , 64.4848484848 , 35</text:p>
      <text:p text:style-name="P2">25.1893939394 , 64.9886363636 , 35</text:p>
      <text:p text:style-name="P2">25.1893939394 , 65.4924242424 , 35</text:p>
      <text:p text:style-name="P2">25.1893939394 , 65.9962121212 , 35</text:p>
      <text:p text:style-name="P2">25.1893939394 , 66.5 , 35</text:p>
      <text:p text:style-name="P2">25.6931818182 , 0.0 , 15</text:p>
      <text:p text:style-name="P2">25.6931818182 , 0.503787878788 , 15</text:p>
      <text:p text:style-name="P2">25.6931818182 , 1.00757575758 , 15</text:p>
      <text:p text:style-name="P2">25.6931818182 , 1.51136363636 , 15</text:p>
      <text:p text:style-name="P2">25.6931818182 , 2.01515151515 , 15</text:p>
      <text:p text:style-name="P2">25.6931818182 , 2.51893939394 , 15</text:p>
      <text:p text:style-name="P2">25.6931818182 , 3.02272727273 , 15</text:p>
      <text:p text:style-name="P2">25.6931818182 , 3.52651515152 , 15</text:p>
      <text:p text:style-name="P2">25.6931818182 , 4.0303030303 , 15</text:p>
      <text:p text:style-name="P2">25.6931818182 , 4.53409090909 , 15</text:p>
      <text:p text:style-name="P2">25.6931818182 , 5.03787878788 , 15</text:p>
      <text:p text:style-name="P2">25.6931818182 , 5.54166666667 , 15</text:p>
      <text:p text:style-name="P2">25.6931818182 , 6.04545454545 , 15</text:p>
      <text:p text:style-name="P2">25.6931818182 , 6.54924242424 , 15</text:p>
      <text:p text:style-name="P2">25.6931818182 , 7.05303030303 , 15</text:p>
      <text:p text:style-name="P2">25.6931818182 , 7.55681818182 , 15</text:p>
      <text:p text:style-name="P2">25.6931818182 , 8.06060606061 , 15</text:p>
      <text:p text:style-name="P2">25.6931818182 , 8.56439393939 , 15</text:p>
      <text:p text:style-name="P2">25.6931818182 , 9.06818181818 , 15</text:p>
      <text:p text:style-name="P2">25.6931818182 , 9.57196969697 , 15</text:p>
      <text:p text:style-name="P2">25.6931818182 , 10.0757575758 , 15</text:p>
      <text:p text:style-name="P2">25.6931818182 , 10.5795454545 , 15</text:p>
      <text:p text:style-name="P2">25.6931818182 , 11.0833333333 , 15</text:p>
      <text:p text:style-name="P2">25.6931818182 , 11.5871212121 , 15</text:p>
      <text:p text:style-name="P2">25.6931818182 , 12.0909090909 , 15</text:p>
      <text:p text:style-name="P2">25.6931818182 , 12.5946969697 , 15</text:p>
      <text:p text:style-name="P2">25.6931818182 , 13.0984848485 , 15</text:p>
      <text:p text:style-name="P2"><text:soft-page-break/>25.6931818182 , 13.6022727273 , 15</text:p>
      <text:p text:style-name="P2">25.6931818182 , 14.1060606061 , 15</text:p>
      <text:p text:style-name="P2">25.6931818182 , 14.6098484848 , 15</text:p>
      <text:p text:style-name="P2">25.6931818182 , 15.1136363636 , 15</text:p>
      <text:p text:style-name="P2">25.6931818182 , 15.6174242424 , 15</text:p>
      <text:p text:style-name="P2">25.6931818182 , 16.1212121212 , 15</text:p>
      <text:p text:style-name="P2">25.6931818182 , 16.625 , 15</text:p>
      <text:p text:style-name="P2">25.6931818182 , 17.1287878788 , 15</text:p>
      <text:p text:style-name="P2">25.6931818182 , 17.6325757576 , 15</text:p>
      <text:p text:style-name="P2">25.6931818182 , 18.1363636364 , 15</text:p>
      <text:p text:style-name="P2">25.6931818182 , 18.6401515152 , 15.33333333</text:p>
      <text:p text:style-name="P2">25.6931818182 , 19.1439393939 , 15.66666667</text:p>
      <text:p text:style-name="P2">25.6931818182 , 19.6477272727 , 16</text:p>
      <text:p text:style-name="P2">25.6931818182 , 20.1515151515 , 16.33333333</text:p>
      <text:p text:style-name="P2">25.6931818182 , 20.6553030303 , 16.66666667</text:p>
      <text:p text:style-name="P2">25.6931818182 , 21.1590909091 , 17</text:p>
      <text:p text:style-name="P2">25.6931818182 , 21.6628787879 , 17.33333333</text:p>
      <text:p text:style-name="P2">25.6931818182 , 22.1666666667 , 17.66666667</text:p>
      <text:p text:style-name="P2">25.6931818182 , 22.6704545455 , 18</text:p>
      <text:p text:style-name="P2">25.6931818182 , 23.1742424242 , 18.33333333</text:p>
      <text:p text:style-name="P2">25.6931818182 , 23.678030303 , 18.66666667</text:p>
      <text:p text:style-name="P2">25.6931818182 , 24.1818181818 , 19</text:p>
      <text:p text:style-name="P2">25.6931818182 , 24.6856060606 , 19.33333333</text:p>
      <text:p text:style-name="P2">25.6931818182 , 25.1893939394 , 19.66666667</text:p>
      <text:p text:style-name="P2">25.6931818182 , 25.6931818182 , 20</text:p>
      <text:p text:style-name="P2">25.6931818182 , 26.196969697 , 20.33333333</text:p>
      <text:p text:style-name="P2">25.6931818182 , 26.7007575758 , 20.66666667</text:p>
      <text:p text:style-name="P2">25.6931818182 , 27.2045454545 , 21</text:p>
      <text:p text:style-name="P2">25.6931818182 , 27.7083333333 , 21.33333333</text:p>
      <text:p text:style-name="P2">25.6931818182 , 28.2121212121 , 21.66666667</text:p>
      <text:p text:style-name="P2">25.6931818182 , 28.7159090909 , 22</text:p>
      <text:p text:style-name="P2">25.6931818182 , 29.2196969697 , 22.33333333</text:p>
      <text:p text:style-name="P2">25.6931818182 , 29.7234848485 , 22.66666667</text:p>
      <text:p text:style-name="P2">25.6931818182 , 30.2272727273 , 23</text:p>
      <text:p text:style-name="P2">25.6931818182 , 30.7310606061 , 23.33333333</text:p>
      <text:p text:style-name="P2">25.6931818182 , 31.2348484848 , 23.66666667</text:p>
      <text:p text:style-name="P2">25.6931818182 , 31.7386363636 , 24</text:p>
      <text:p text:style-name="P2">25.6931818182 , 32.2424242424 , 24.33333333</text:p>
      <text:p text:style-name="P2">25.6931818182 , 32.7462121212 , 24.66666667</text:p>
      <text:p text:style-name="P2">25.6931818182 , 33.25 , 25</text:p>
      <text:p text:style-name="P2">25.6931818182 , 33.7537878788 , 25.33333333</text:p>
      <text:p text:style-name="P2">25.6931818182 , 34.2575757576 , 25.66666667</text:p>
      <text:p text:style-name="P2">25.6931818182 , 34.7613636364 , 26</text:p>
      <text:p text:style-name="P2">25.6931818182 , 35.2651515152 , 26.33333333</text:p>
      <text:p text:style-name="P2">25.6931818182 , 35.7689393939 , 26.66666667</text:p>
      <text:p text:style-name="P2">25.6931818182 , 36.2727272727 , 27</text:p>
      <text:p text:style-name="P2">25.6931818182 , 36.7765151515 , 27.33333333</text:p>
      <text:p text:style-name="P2">25.6931818182 , 37.2803030303 , 27.66666667</text:p>
      <text:p text:style-name="P2">25.6931818182 , 37.7840909091 , 28</text:p>
      <text:p text:style-name="P2">25.6931818182 , 38.2878787879 , 28.33333333</text:p>
      <text:p text:style-name="P2">25.6931818182 , 38.7916666667 , 28.66666667</text:p>
      <text:p text:style-name="P2">25.6931818182 , 39.2954545455 , 29</text:p>
      <text:p text:style-name="P2"><text:soft-page-break/>25.6931818182 , 39.7992424242 , 29.33333333</text:p>
      <text:p text:style-name="P2">25.6931818182 , 40.303030303 , 29.66666667</text:p>
      <text:p text:style-name="P2">25.6931818182 , 40.8068181818 , 30</text:p>
      <text:p text:style-name="P2">25.6931818182 , 41.3106060606 , 30.33333333</text:p>
      <text:p text:style-name="P2">25.6931818182 , 41.8143939394 , 30.66666667</text:p>
      <text:p text:style-name="P2">25.6931818182 , 42.3181818182 , 31</text:p>
      <text:p text:style-name="P2">25.6931818182 , 42.821969697 , 31.33333333</text:p>
      <text:p text:style-name="P2">25.6931818182 , 43.3257575758 , 31.66666667</text:p>
      <text:p text:style-name="P2">25.6931818182 , 43.8295454545 , 32</text:p>
      <text:p text:style-name="P2">25.6931818182 , 44.3333333333 , 32.33333333</text:p>
      <text:p text:style-name="P2">25.6931818182 , 44.8371212121 , 32.66666667</text:p>
      <text:p text:style-name="P2">25.6931818182 , 45.3409090909 , 33</text:p>
      <text:p text:style-name="P2">25.6931818182 , 45.8446969697 , 33.33333333</text:p>
      <text:p text:style-name="P2">25.6931818182 , 46.3484848485 , 33.66666667</text:p>
      <text:p text:style-name="P2">25.6931818182 , 46.8522727273 , 34</text:p>
      <text:p text:style-name="P2">25.6931818182 , 47.3560606061 , 34.33333333</text:p>
      <text:p text:style-name="P2">25.6931818182 , 47.8598484848 , 34.66666667</text:p>
      <text:p text:style-name="P2">25.6931818182 , 48.3636363636 , 35</text:p>
      <text:p text:style-name="P2">25.6931818182 , 48.8674242424 , 35</text:p>
      <text:p text:style-name="P2">25.6931818182 , 49.3712121212 , 35</text:p>
      <text:p text:style-name="P2">25.6931818182 , 49.875 , 35</text:p>
      <text:p text:style-name="P2">25.6931818182 , 50.3787878788 , 35</text:p>
      <text:p text:style-name="P2">25.6931818182 , 50.8825757576 , 35</text:p>
      <text:p text:style-name="P2">25.6931818182 , 51.3863636364 , 35</text:p>
      <text:p text:style-name="P2">25.6931818182 , 51.8901515152 , 35</text:p>
      <text:p text:style-name="P2">25.6931818182 , 52.3939393939 , 35</text:p>
      <text:p text:style-name="P2">25.6931818182 , 52.8977272727 , 35</text:p>
      <text:p text:style-name="P2">25.6931818182 , 53.4015151515 , 35</text:p>
      <text:p text:style-name="P2">25.6931818182 , 53.9053030303 , 35</text:p>
      <text:p text:style-name="P2">25.6931818182 , 54.4090909091 , 35</text:p>
      <text:p text:style-name="P2">25.6931818182 , 54.9128787879 , 35</text:p>
      <text:p text:style-name="P2">25.6931818182 , 55.4166666667 , 35</text:p>
      <text:p text:style-name="P2">25.6931818182 , 55.9204545455 , 35</text:p>
      <text:p text:style-name="P2">25.6931818182 , 56.4242424242 , 35</text:p>
      <text:p text:style-name="P2">25.6931818182 , 56.928030303 , 35</text:p>
      <text:p text:style-name="P2">25.6931818182 , 57.4318181818 , 35</text:p>
      <text:p text:style-name="P2">25.6931818182 , 57.9356060606 , 35</text:p>
      <text:p text:style-name="P2">25.6931818182 , 58.4393939394 , 35</text:p>
      <text:p text:style-name="P2">25.6931818182 , 58.9431818182 , 35</text:p>
      <text:p text:style-name="P2">25.6931818182 , 59.446969697 , 35</text:p>
      <text:p text:style-name="P2">25.6931818182 , 59.9507575758 , 35</text:p>
      <text:p text:style-name="P2">25.6931818182 , 60.4545454545 , 35</text:p>
      <text:p text:style-name="P2">25.6931818182 , 60.9583333333 , 35</text:p>
      <text:p text:style-name="P2">25.6931818182 , 61.4621212121 , 35</text:p>
      <text:p text:style-name="P2">25.6931818182 , 61.9659090909 , 35</text:p>
      <text:p text:style-name="P2">25.6931818182 , 62.4696969697 , 35</text:p>
      <text:p text:style-name="P2">25.6931818182 , 62.9734848485 , 35</text:p>
      <text:p text:style-name="P2">25.6931818182 , 63.4772727273 , 35</text:p>
      <text:p text:style-name="P2">25.6931818182 , 63.9810606061 , 35</text:p>
      <text:p text:style-name="P2">25.6931818182 , 64.4848484848 , 35</text:p>
      <text:p text:style-name="P2">25.6931818182 , 64.9886363636 , 35</text:p>
      <text:p text:style-name="P2">25.6931818182 , 65.4924242424 , 35</text:p>
      <text:p text:style-name="P2"><text:soft-page-break/>25.6931818182 , 65.9962121212 , 35</text:p>
      <text:p text:style-name="P2">25.6931818182 , 66.5 , 35</text:p>
      <text:p text:style-name="P2">26.196969697 , 0.0 , 15</text:p>
      <text:p text:style-name="P2">26.196969697 , 0.503787878788 , 15</text:p>
      <text:p text:style-name="P2">26.196969697 , 1.00757575758 , 15</text:p>
      <text:p text:style-name="P2">26.196969697 , 1.51136363636 , 15</text:p>
      <text:p text:style-name="P2">26.196969697 , 2.01515151515 , 15</text:p>
      <text:p text:style-name="P2">26.196969697 , 2.51893939394 , 15</text:p>
      <text:p text:style-name="P2">26.196969697 , 3.02272727273 , 15</text:p>
      <text:p text:style-name="P2">26.196969697 , 3.52651515152 , 15</text:p>
      <text:p text:style-name="P2">26.196969697 , 4.0303030303 , 15</text:p>
      <text:p text:style-name="P2">26.196969697 , 4.53409090909 , 15</text:p>
      <text:p text:style-name="P2">26.196969697 , 5.03787878788 , 15</text:p>
      <text:p text:style-name="P2">26.196969697 , 5.54166666667 , 15</text:p>
      <text:p text:style-name="P2">26.196969697 , 6.04545454545 , 15</text:p>
      <text:p text:style-name="P2">26.196969697 , 6.54924242424 , 15</text:p>
      <text:p text:style-name="P2">26.196969697 , 7.05303030303 , 15</text:p>
      <text:p text:style-name="P2">26.196969697 , 7.55681818182 , 15</text:p>
      <text:p text:style-name="P2">26.196969697 , 8.06060606061 , 15</text:p>
      <text:p text:style-name="P2">26.196969697 , 8.56439393939 , 15</text:p>
      <text:p text:style-name="P2">26.196969697 , 9.06818181818 , 15</text:p>
      <text:p text:style-name="P2">26.196969697 , 9.57196969697 , 15</text:p>
      <text:p text:style-name="P2">26.196969697 , 10.0757575758 , 15</text:p>
      <text:p text:style-name="P2">26.196969697 , 10.5795454545 , 15</text:p>
      <text:p text:style-name="P2">26.196969697 , 11.0833333333 , 15</text:p>
      <text:p text:style-name="P2">26.196969697 , 11.5871212121 , 15</text:p>
      <text:p text:style-name="P2">26.196969697 , 12.0909090909 , 15</text:p>
      <text:p text:style-name="P2">26.196969697 , 12.5946969697 , 15</text:p>
      <text:p text:style-name="P2">26.196969697 , 13.0984848485 , 15</text:p>
      <text:p text:style-name="P2">26.196969697 , 13.6022727273 , 15</text:p>
      <text:p text:style-name="P2">26.196969697 , 14.1060606061 , 15</text:p>
      <text:p text:style-name="P2">26.196969697 , 14.6098484848 , 15</text:p>
      <text:p text:style-name="P2">26.196969697 , 15.1136363636 , 15</text:p>
      <text:p text:style-name="P2">26.196969697 , 15.6174242424 , 15</text:p>
      <text:p text:style-name="P2">26.196969697 , 16.1212121212 , 15</text:p>
      <text:p text:style-name="P2">26.196969697 , 16.625 , 15</text:p>
      <text:p text:style-name="P2">26.196969697 , 17.1287878788 , 15</text:p>
      <text:p text:style-name="P2">26.196969697 , 17.6325757576 , 15</text:p>
      <text:p text:style-name="P2">26.196969697 , 18.1363636364 , 15</text:p>
      <text:p text:style-name="P2">26.196969697 , 18.6401515152 , 15.33333333</text:p>
      <text:p text:style-name="P2">26.196969697 , 19.1439393939 , 15.66666667</text:p>
      <text:p text:style-name="P2">26.196969697 , 19.6477272727 , 16</text:p>
      <text:p text:style-name="P2">26.196969697 , 20.1515151515 , 16.33333333</text:p>
      <text:p text:style-name="P2">26.196969697 , 20.6553030303 , 16.66666667</text:p>
      <text:p text:style-name="P2">26.196969697 , 21.1590909091 , 17</text:p>
      <text:p text:style-name="P2">26.196969697 , 21.6628787879 , 17.33333333</text:p>
      <text:p text:style-name="P2">26.196969697 , 22.1666666667 , 17.66666667</text:p>
      <text:p text:style-name="P2">26.196969697 , 22.6704545455 , 18</text:p>
      <text:p text:style-name="P2">26.196969697 , 23.1742424242 , 18.33333333</text:p>
      <text:p text:style-name="P2">26.196969697 , 23.678030303 , 18.66666667</text:p>
      <text:p text:style-name="P2">26.196969697 , 24.1818181818 , 19</text:p>
      <text:p text:style-name="P2">26.196969697 , 24.6856060606 , 19.33333333</text:p>
      <text:p text:style-name="P2"><text:soft-page-break/>26.196969697 , 25.1893939394 , 19.66666667</text:p>
      <text:p text:style-name="P2">26.196969697 , 25.6931818182 , 20</text:p>
      <text:p text:style-name="P2">26.196969697 , 26.196969697 , 20.33333333</text:p>
      <text:p text:style-name="P2">26.196969697 , 26.7007575758 , 20.66666667</text:p>
      <text:p text:style-name="P2">26.196969697 , 27.2045454545 , 21</text:p>
      <text:p text:style-name="P2">26.196969697 , 27.7083333333 , 21.33333333</text:p>
      <text:p text:style-name="P2">26.196969697 , 28.2121212121 , 21.66666667</text:p>
      <text:p text:style-name="P2">26.196969697 , 28.7159090909 , 22</text:p>
      <text:p text:style-name="P2">26.196969697 , 29.2196969697 , 22.33333333</text:p>
      <text:p text:style-name="P2">26.196969697 , 29.7234848485 , 22.66666667</text:p>
      <text:p text:style-name="P2">26.196969697 , 30.2272727273 , 23</text:p>
      <text:p text:style-name="P2">26.196969697 , 30.7310606061 , 23.33333333</text:p>
      <text:p text:style-name="P2">26.196969697 , 31.2348484848 , 23.66666667</text:p>
      <text:p text:style-name="P2">26.196969697 , 31.7386363636 , 24</text:p>
      <text:p text:style-name="P2">26.196969697 , 32.2424242424 , 24.33333333</text:p>
      <text:p text:style-name="P2">26.196969697 , 32.7462121212 , 24.66666667</text:p>
      <text:p text:style-name="P2">26.196969697 , 33.25 , 25</text:p>
      <text:p text:style-name="P2">26.196969697 , 33.7537878788 , 25.33333333</text:p>
      <text:p text:style-name="P2">26.196969697 , 34.2575757576 , 25.66666667</text:p>
      <text:p text:style-name="P2">26.196969697 , 34.7613636364 , 26</text:p>
      <text:p text:style-name="P2">26.196969697 , 35.2651515152 , 26.33333333</text:p>
      <text:p text:style-name="P2">26.196969697 , 35.7689393939 , 26.66666667</text:p>
      <text:p text:style-name="P2">26.196969697 , 36.2727272727 , 27</text:p>
      <text:p text:style-name="P2">26.196969697 , 36.7765151515 , 27.33333333</text:p>
      <text:p text:style-name="P2">26.196969697 , 37.2803030303 , 27.66666667</text:p>
      <text:p text:style-name="P2">26.196969697 , 37.7840909091 , 28</text:p>
      <text:p text:style-name="P2">26.196969697 , 38.2878787879 , 28.33333333</text:p>
      <text:p text:style-name="P2">26.196969697 , 38.7916666667 , 28.66666667</text:p>
      <text:p text:style-name="P2">26.196969697 , 39.2954545455 , 29</text:p>
      <text:p text:style-name="P2">26.196969697 , 39.7992424242 , 29.33333333</text:p>
      <text:p text:style-name="P2">26.196969697 , 40.303030303 , 29.66666667</text:p>
      <text:p text:style-name="P2">26.196969697 , 40.8068181818 , 30</text:p>
      <text:p text:style-name="P2">26.196969697 , 41.3106060606 , 30.33333333</text:p>
      <text:p text:style-name="P2">26.196969697 , 41.8143939394 , 30.66666667</text:p>
      <text:p text:style-name="P2">26.196969697 , 42.3181818182 , 31</text:p>
      <text:p text:style-name="P2">26.196969697 , 42.821969697 , 31.33333333</text:p>
      <text:p text:style-name="P2">26.196969697 , 43.3257575758 , 31.66666667</text:p>
      <text:p text:style-name="P2">26.196969697 , 43.8295454545 , 32</text:p>
      <text:p text:style-name="P2">26.196969697 , 44.3333333333 , 32.33333333</text:p>
      <text:p text:style-name="P2">26.196969697 , 44.8371212121 , 32.66666667</text:p>
      <text:p text:style-name="P2">26.196969697 , 45.3409090909 , 33</text:p>
      <text:p text:style-name="P2">26.196969697 , 45.8446969697 , 33.33333333</text:p>
      <text:p text:style-name="P2">26.196969697 , 46.3484848485 , 33.66666667</text:p>
      <text:p text:style-name="P2">26.196969697 , 46.8522727273 , 34</text:p>
      <text:p text:style-name="P2">26.196969697 , 47.3560606061 , 34.33333333</text:p>
      <text:p text:style-name="P2">26.196969697 , 47.8598484848 , 34.66666667</text:p>
      <text:p text:style-name="P2">26.196969697 , 48.3636363636 , 35</text:p>
      <text:p text:style-name="P2">26.196969697 , 48.8674242424 , 35</text:p>
      <text:p text:style-name="P2">26.196969697 , 49.3712121212 , 35</text:p>
      <text:p text:style-name="P2">26.196969697 , 49.875 , 35</text:p>
      <text:p text:style-name="P2">26.196969697 , 50.3787878788 , 35</text:p>
      <text:p text:style-name="P2">26.196969697 , 50.8825757576 , 35</text:p>
      <text:p text:style-name="P2"><text:soft-page-break/>26.196969697 , 51.3863636364 , 35</text:p>
      <text:p text:style-name="P2">26.196969697 , 51.8901515152 , 35</text:p>
      <text:p text:style-name="P2">26.196969697 , 52.3939393939 , 35</text:p>
      <text:p text:style-name="P2">26.196969697 , 52.8977272727 , 35</text:p>
      <text:p text:style-name="P2">26.196969697 , 53.4015151515 , 35</text:p>
      <text:p text:style-name="P2">26.196969697 , 53.9053030303 , 35</text:p>
      <text:p text:style-name="P2">26.196969697 , 54.4090909091 , 35</text:p>
      <text:p text:style-name="P2">26.196969697 , 54.9128787879 , 35</text:p>
      <text:p text:style-name="P2">26.196969697 , 55.4166666667 , 35</text:p>
      <text:p text:style-name="P2">26.196969697 , 55.9204545455 , 35</text:p>
      <text:p text:style-name="P2">26.196969697 , 56.4242424242 , 35</text:p>
      <text:p text:style-name="P2">26.196969697 , 56.928030303 , 35</text:p>
      <text:p text:style-name="P2">26.196969697 , 57.4318181818 , 35</text:p>
      <text:p text:style-name="P2">26.196969697 , 57.9356060606 , 35</text:p>
      <text:p text:style-name="P2">26.196969697 , 58.4393939394 , 35</text:p>
      <text:p text:style-name="P2">26.196969697 , 58.9431818182 , 35</text:p>
      <text:p text:style-name="P2">26.196969697 , 59.446969697 , 35</text:p>
      <text:p text:style-name="P2">26.196969697 , 59.9507575758 , 35</text:p>
      <text:p text:style-name="P2">26.196969697 , 60.4545454545 , 35</text:p>
      <text:p text:style-name="P2">26.196969697 , 60.9583333333 , 35</text:p>
      <text:p text:style-name="P2">26.196969697 , 61.4621212121 , 35</text:p>
      <text:p text:style-name="P2">26.196969697 , 61.9659090909 , 35</text:p>
      <text:p text:style-name="P2">26.196969697 , 62.4696969697 , 35</text:p>
      <text:p text:style-name="P2">26.196969697 , 62.9734848485 , 35</text:p>
      <text:p text:style-name="P2">26.196969697 , 63.4772727273 , 35</text:p>
      <text:p text:style-name="P2">26.196969697 , 63.9810606061 , 35</text:p>
      <text:p text:style-name="P2">26.196969697 , 64.4848484848 , 35</text:p>
      <text:p text:style-name="P2">26.196969697 , 64.9886363636 , 35</text:p>
      <text:p text:style-name="P2">26.196969697 , 65.4924242424 , 35</text:p>
      <text:p text:style-name="P2">26.196969697 , 65.9962121212 , 35</text:p>
      <text:p text:style-name="P2">26.196969697 , 66.5 , 35</text:p>
      <text:p text:style-name="P2">26.7007575758 , 0.0 , 15</text:p>
      <text:p text:style-name="P2">26.7007575758 , 0.503787878788 , 15</text:p>
      <text:p text:style-name="P2">26.7007575758 , 1.00757575758 , 15</text:p>
      <text:p text:style-name="P2">26.7007575758 , 1.51136363636 , 15</text:p>
      <text:p text:style-name="P2">26.7007575758 , 2.01515151515 , 15</text:p>
      <text:p text:style-name="P2">26.7007575758 , 2.51893939394 , 15</text:p>
      <text:p text:style-name="P2">26.7007575758 , 3.02272727273 , 15</text:p>
      <text:p text:style-name="P2">26.7007575758 , 3.52651515152 , 15</text:p>
      <text:p text:style-name="P2">26.7007575758 , 4.0303030303 , 15</text:p>
      <text:p text:style-name="P2">26.7007575758 , 4.53409090909 , 15</text:p>
      <text:p text:style-name="P2">26.7007575758 , 5.03787878788 , 15</text:p>
      <text:p text:style-name="P2">26.7007575758 , 5.54166666667 , 15</text:p>
      <text:p text:style-name="P2">26.7007575758 , 6.04545454545 , 15</text:p>
      <text:p text:style-name="P2">26.7007575758 , 6.54924242424 , 15</text:p>
      <text:p text:style-name="P2">26.7007575758 , 7.05303030303 , 15</text:p>
      <text:p text:style-name="P2">26.7007575758 , 7.55681818182 , 15</text:p>
      <text:p text:style-name="P2">26.7007575758 , 8.06060606061 , 15</text:p>
      <text:p text:style-name="P2">26.7007575758 , 8.56439393939 , 15</text:p>
      <text:p text:style-name="P2">26.7007575758 , 9.06818181818 , 15</text:p>
      <text:p text:style-name="P2">26.7007575758 , 9.57196969697 , 15</text:p>
      <text:p text:style-name="P2">26.7007575758 , 10.0757575758 , 15</text:p>
      <text:p text:style-name="P2"><text:soft-page-break/>26.7007575758 , 10.5795454545 , 15</text:p>
      <text:p text:style-name="P2">26.7007575758 , 11.0833333333 , 15</text:p>
      <text:p text:style-name="P2">26.7007575758 , 11.5871212121 , 15</text:p>
      <text:p text:style-name="P2">26.7007575758 , 12.0909090909 , 15</text:p>
      <text:p text:style-name="P2">26.7007575758 , 12.5946969697 , 15</text:p>
      <text:p text:style-name="P2">26.7007575758 , 13.0984848485 , 15</text:p>
      <text:p text:style-name="P2">26.7007575758 , 13.6022727273 , 15</text:p>
      <text:p text:style-name="P2">26.7007575758 , 14.1060606061 , 15</text:p>
      <text:p text:style-name="P2">26.7007575758 , 14.6098484848 , 15</text:p>
      <text:p text:style-name="P2">26.7007575758 , 15.1136363636 , 15</text:p>
      <text:p text:style-name="P2">26.7007575758 , 15.6174242424 , 15</text:p>
      <text:p text:style-name="P2">26.7007575758 , 16.1212121212 , 15</text:p>
      <text:p text:style-name="P2">26.7007575758 , 16.625 , 15</text:p>
      <text:p text:style-name="P2">26.7007575758 , 17.1287878788 , 15</text:p>
      <text:p text:style-name="P2">26.7007575758 , 17.6325757576 , 15</text:p>
      <text:p text:style-name="P2">26.7007575758 , 18.1363636364 , 15</text:p>
      <text:p text:style-name="P2">26.7007575758 , 18.6401515152 , 15.33333333</text:p>
      <text:p text:style-name="P2">26.7007575758 , 19.1439393939 , 15.66666667</text:p>
      <text:p text:style-name="P2">26.7007575758 , 19.6477272727 , 16</text:p>
      <text:p text:style-name="P2">26.7007575758 , 20.1515151515 , 16.33333333</text:p>
      <text:p text:style-name="P2">26.7007575758 , 20.6553030303 , 16.66666667</text:p>
      <text:p text:style-name="P2">26.7007575758 , 21.1590909091 , 17</text:p>
      <text:p text:style-name="P2">26.7007575758 , 21.6628787879 , 17.33333333</text:p>
      <text:p text:style-name="P2">26.7007575758 , 22.1666666667 , 17.66666667</text:p>
      <text:p text:style-name="P2">26.7007575758 , 22.6704545455 , 18</text:p>
      <text:p text:style-name="P2">26.7007575758 , 23.1742424242 , 18.33333333</text:p>
      <text:p text:style-name="P2">26.7007575758 , 23.678030303 , 18.66666667</text:p>
      <text:p text:style-name="P2">26.7007575758 , 24.1818181818 , 19</text:p>
      <text:p text:style-name="P2">26.7007575758 , 24.6856060606 , 19.33333333</text:p>
      <text:p text:style-name="P2">26.7007575758 , 25.1893939394 , 19.66666667</text:p>
      <text:p text:style-name="P2">26.7007575758 , 25.6931818182 , 20</text:p>
      <text:p text:style-name="P2">26.7007575758 , 26.196969697 , 20.33333333</text:p>
      <text:p text:style-name="P2">26.7007575758 , 26.7007575758 , 20.66666667</text:p>
      <text:p text:style-name="P2">26.7007575758 , 27.2045454545 , 21</text:p>
      <text:p text:style-name="P2">26.7007575758 , 27.7083333333 , 21.33333333</text:p>
      <text:p text:style-name="P2">26.7007575758 , 28.2121212121 , 21.66666667</text:p>
      <text:p text:style-name="P2">26.7007575758 , 28.7159090909 , 22</text:p>
      <text:p text:style-name="P2">26.7007575758 , 29.2196969697 , 22.33333333</text:p>
      <text:p text:style-name="P2">26.7007575758 , 29.7234848485 , 22.66666667</text:p>
      <text:p text:style-name="P2">26.7007575758 , 30.2272727273 , 23</text:p>
      <text:p text:style-name="P2">26.7007575758 , 30.7310606061 , 23.33333333</text:p>
      <text:p text:style-name="P2">26.7007575758 , 31.2348484848 , 23.66666667</text:p>
      <text:p text:style-name="P2">26.7007575758 , 31.7386363636 , 24</text:p>
      <text:p text:style-name="P2">26.7007575758 , 32.2424242424 , 24.33333333</text:p>
      <text:p text:style-name="P2">26.7007575758 , 32.7462121212 , 24.66666667</text:p>
      <text:p text:style-name="P2">26.7007575758 , 33.25 , 25</text:p>
      <text:p text:style-name="P2">26.7007575758 , 33.7537878788 , 25.33333333</text:p>
      <text:p text:style-name="P2">26.7007575758 , 34.2575757576 , 25.66666667</text:p>
      <text:p text:style-name="P2">26.7007575758 , 34.7613636364 , 26</text:p>
      <text:p text:style-name="P2">26.7007575758 , 35.2651515152 , 26.33333333</text:p>
      <text:p text:style-name="P2">26.7007575758 , 35.7689393939 , 26.66666667</text:p>
      <text:p text:style-name="P2">26.7007575758 , 36.2727272727 , 27</text:p>
      <text:p text:style-name="P2"><text:soft-page-break/>26.7007575758 , 36.7765151515 , 27.33333333</text:p>
      <text:p text:style-name="P2">26.7007575758 , 37.2803030303 , 27.66666667</text:p>
      <text:p text:style-name="P2">26.7007575758 , 37.7840909091 , 28</text:p>
      <text:p text:style-name="P2">26.7007575758 , 38.2878787879 , 28.33333333</text:p>
      <text:p text:style-name="P2">26.7007575758 , 38.7916666667 , 28.66666667</text:p>
      <text:p text:style-name="P2">26.7007575758 , 39.2954545455 , 29</text:p>
      <text:p text:style-name="P2">26.7007575758 , 39.7992424242 , 29.33333333</text:p>
      <text:p text:style-name="P2">26.7007575758 , 40.303030303 , 29.66666667</text:p>
      <text:p text:style-name="P2">26.7007575758 , 40.8068181818 , 30</text:p>
      <text:p text:style-name="P2">26.7007575758 , 41.3106060606 , 30.33333333</text:p>
      <text:p text:style-name="P2">26.7007575758 , 41.8143939394 , 30.66666667</text:p>
      <text:p text:style-name="P2">26.7007575758 , 42.3181818182 , 31</text:p>
      <text:p text:style-name="P2">26.7007575758 , 42.821969697 , 31.33333333</text:p>
      <text:p text:style-name="P2">26.7007575758 , 43.3257575758 , 31.66666667</text:p>
      <text:p text:style-name="P2">26.7007575758 , 43.8295454545 , 32</text:p>
      <text:p text:style-name="P2">26.7007575758 , 44.3333333333 , 32.33333333</text:p>
      <text:p text:style-name="P2">26.7007575758 , 44.8371212121 , 32.66666667</text:p>
      <text:p text:style-name="P2">26.7007575758 , 45.3409090909 , 33</text:p>
      <text:p text:style-name="P2">26.7007575758 , 45.8446969697 , 33.33333333</text:p>
      <text:p text:style-name="P2">26.7007575758 , 46.3484848485 , 33.66666667</text:p>
      <text:p text:style-name="P2">26.7007575758 , 46.8522727273 , 34</text:p>
      <text:p text:style-name="P2">26.7007575758 , 47.3560606061 , 34.33333333</text:p>
      <text:p text:style-name="P2">26.7007575758 , 47.8598484848 , 34.66666667</text:p>
      <text:p text:style-name="P2">26.7007575758 , 48.3636363636 , 35</text:p>
      <text:p text:style-name="P2">26.7007575758 , 48.8674242424 , 35</text:p>
      <text:p text:style-name="P2">26.7007575758 , 49.3712121212 , 35</text:p>
      <text:p text:style-name="P2">26.7007575758 , 49.875 , 35</text:p>
      <text:p text:style-name="P2">26.7007575758 , 50.3787878788 , 35</text:p>
      <text:p text:style-name="P2">26.7007575758 , 50.8825757576 , 35</text:p>
      <text:p text:style-name="P2">26.7007575758 , 51.3863636364 , 35</text:p>
      <text:p text:style-name="P2">26.7007575758 , 51.8901515152 , 35</text:p>
      <text:p text:style-name="P2">26.7007575758 , 52.3939393939 , 35</text:p>
      <text:p text:style-name="P2">26.7007575758 , 52.8977272727 , 35</text:p>
      <text:p text:style-name="P2">26.7007575758 , 53.4015151515 , 35</text:p>
      <text:p text:style-name="P2">26.7007575758 , 53.9053030303 , 35</text:p>
      <text:p text:style-name="P2">26.7007575758 , 54.4090909091 , 35</text:p>
      <text:p text:style-name="P2">26.7007575758 , 54.9128787879 , 35</text:p>
      <text:p text:style-name="P2">26.7007575758 , 55.4166666667 , 35</text:p>
      <text:p text:style-name="P2">26.7007575758 , 55.9204545455 , 35</text:p>
      <text:p text:style-name="P2">26.7007575758 , 56.4242424242 , 35</text:p>
      <text:p text:style-name="P2">26.7007575758 , 56.928030303 , 35</text:p>
      <text:p text:style-name="P2">26.7007575758 , 57.4318181818 , 35</text:p>
      <text:p text:style-name="P2">26.7007575758 , 57.9356060606 , 35</text:p>
      <text:p text:style-name="P2">26.7007575758 , 58.4393939394 , 35</text:p>
      <text:p text:style-name="P2">26.7007575758 , 58.9431818182 , 35</text:p>
      <text:p text:style-name="P2">26.7007575758 , 59.446969697 , 35</text:p>
      <text:p text:style-name="P2">26.7007575758 , 59.9507575758 , 35</text:p>
      <text:p text:style-name="P2">26.7007575758 , 60.4545454545 , 35</text:p>
      <text:p text:style-name="P2">26.7007575758 , 60.9583333333 , 35</text:p>
      <text:p text:style-name="P2">26.7007575758 , 61.4621212121 , 35</text:p>
      <text:p text:style-name="P2">26.7007575758 , 61.9659090909 , 35</text:p>
      <text:p text:style-name="P2">26.7007575758 , 62.4696969697 , 35</text:p>
      <text:p text:style-name="P2"><text:soft-page-break/>26.7007575758 , 62.9734848485 , 35</text:p>
      <text:p text:style-name="P2">26.7007575758 , 63.4772727273 , 35</text:p>
      <text:p text:style-name="P2">26.7007575758 , 63.9810606061 , 35</text:p>
      <text:p text:style-name="P2">26.7007575758 , 64.4848484848 , 35</text:p>
      <text:p text:style-name="P2">26.7007575758 , 64.9886363636 , 35</text:p>
      <text:p text:style-name="P2">26.7007575758 , 65.4924242424 , 35</text:p>
      <text:p text:style-name="P2">26.7007575758 , 65.9962121212 , 35</text:p>
      <text:p text:style-name="P2">26.7007575758 , 66.5 , 35</text:p>
      <text:p text:style-name="P2">27.2045454545 , 0.0 , 15</text:p>
      <text:p text:style-name="P2">27.2045454545 , 0.503787878788 , 15</text:p>
      <text:p text:style-name="P2">27.2045454545 , 1.00757575758 , 15</text:p>
      <text:p text:style-name="P2">27.2045454545 , 1.51136363636 , 15</text:p>
      <text:p text:style-name="P2">27.2045454545 , 2.01515151515 , 15</text:p>
      <text:p text:style-name="P2">27.2045454545 , 2.51893939394 , 15</text:p>
      <text:p text:style-name="P2">27.2045454545 , 3.02272727273 , 15</text:p>
      <text:p text:style-name="P2">27.2045454545 , 3.52651515152 , 15</text:p>
      <text:p text:style-name="P2">27.2045454545 , 4.0303030303 , 15</text:p>
      <text:p text:style-name="P2">27.2045454545 , 4.53409090909 , 15</text:p>
      <text:p text:style-name="P2">27.2045454545 , 5.03787878788 , 15</text:p>
      <text:p text:style-name="P2">27.2045454545 , 5.54166666667 , 15</text:p>
      <text:p text:style-name="P2">27.2045454545 , 6.04545454545 , 15</text:p>
      <text:p text:style-name="P2">27.2045454545 , 6.54924242424 , 15</text:p>
      <text:p text:style-name="P2">27.2045454545 , 7.05303030303 , 15</text:p>
      <text:p text:style-name="P2">27.2045454545 , 7.55681818182 , 15</text:p>
      <text:p text:style-name="P2">27.2045454545 , 8.06060606061 , 15</text:p>
      <text:p text:style-name="P2">27.2045454545 , 8.56439393939 , 15</text:p>
      <text:p text:style-name="P2">27.2045454545 , 9.06818181818 , 15</text:p>
      <text:p text:style-name="P2">27.2045454545 , 9.57196969697 , 15</text:p>
      <text:p text:style-name="P2">27.2045454545 , 10.0757575758 , 15</text:p>
      <text:p text:style-name="P2">27.2045454545 , 10.5795454545 , 15</text:p>
      <text:p text:style-name="P2">27.2045454545 , 11.0833333333 , 15</text:p>
      <text:p text:style-name="P2">27.2045454545 , 11.5871212121 , 15</text:p>
      <text:p text:style-name="P2">27.2045454545 , 12.0909090909 , 15</text:p>
      <text:p text:style-name="P2">27.2045454545 , 12.5946969697 , 15</text:p>
      <text:p text:style-name="P2">27.2045454545 , 13.0984848485 , 15</text:p>
      <text:p text:style-name="P2">27.2045454545 , 13.6022727273 , 15</text:p>
      <text:p text:style-name="P2">27.2045454545 , 14.1060606061 , 15</text:p>
      <text:p text:style-name="P2">27.2045454545 , 14.6098484848 , 15</text:p>
      <text:p text:style-name="P2">27.2045454545 , 15.1136363636 , 15</text:p>
      <text:p text:style-name="P2">27.2045454545 , 15.6174242424 , 15</text:p>
      <text:p text:style-name="P2">27.2045454545 , 16.1212121212 , 15</text:p>
      <text:p text:style-name="P2">27.2045454545 , 16.625 , 15</text:p>
      <text:p text:style-name="P2">27.2045454545 , 17.1287878788 , 15</text:p>
      <text:p text:style-name="P2">27.2045454545 , 17.6325757576 , 15</text:p>
      <text:p text:style-name="P2">27.2045454545 , 18.1363636364 , 15</text:p>
      <text:p text:style-name="P2">27.2045454545 , 18.6401515152 , 15.33333333</text:p>
      <text:p text:style-name="P2">27.2045454545 , 19.1439393939 , 15.66666667</text:p>
      <text:p text:style-name="P2">27.2045454545 , 19.6477272727 , 16</text:p>
      <text:p text:style-name="P2">27.2045454545 , 20.1515151515 , 16.33333333</text:p>
      <text:p text:style-name="P2">27.2045454545 , 20.6553030303 , 16.66666667</text:p>
      <text:p text:style-name="P2">27.2045454545 , 21.1590909091 , 17</text:p>
      <text:p text:style-name="P2">27.2045454545 , 21.6628787879 , 17.33333333</text:p>
      <text:p text:style-name="P2"><text:soft-page-break/>27.2045454545 , 22.1666666667 , 17.66666667</text:p>
      <text:p text:style-name="P2">27.2045454545 , 22.6704545455 , 18</text:p>
      <text:p text:style-name="P2">27.2045454545 , 23.1742424242 , 18.33333333</text:p>
      <text:p text:style-name="P2">27.2045454545 , 23.678030303 , 18.66666667</text:p>
      <text:p text:style-name="P2">27.2045454545 , 24.1818181818 , 19</text:p>
      <text:p text:style-name="P2">27.2045454545 , 24.6856060606 , 19.33333333</text:p>
      <text:p text:style-name="P2">27.2045454545 , 25.1893939394 , 19.66666667</text:p>
      <text:p text:style-name="P2">27.2045454545 , 25.6931818182 , 20</text:p>
      <text:p text:style-name="P2">27.2045454545 , 26.196969697 , 20.33333333</text:p>
      <text:p text:style-name="P2">27.2045454545 , 26.7007575758 , 20.66666667</text:p>
      <text:p text:style-name="P2">27.2045454545 , 27.2045454545 , 21</text:p>
      <text:p text:style-name="P2">27.2045454545 , 27.7083333333 , 21.33333333</text:p>
      <text:p text:style-name="P2">27.2045454545 , 28.2121212121 , 21.66666667</text:p>
      <text:p text:style-name="P2">27.2045454545 , 28.7159090909 , 22</text:p>
      <text:p text:style-name="P2">27.2045454545 , 29.2196969697 , 22.33333333</text:p>
      <text:p text:style-name="P2">27.2045454545 , 29.7234848485 , 22.66666667</text:p>
      <text:p text:style-name="P2">27.2045454545 , 30.2272727273 , 23</text:p>
      <text:p text:style-name="P2">27.2045454545 , 30.7310606061 , 23.33333333</text:p>
      <text:p text:style-name="P2">27.2045454545 , 31.2348484848 , 23.66666667</text:p>
      <text:p text:style-name="P2">27.2045454545 , 31.7386363636 , 24</text:p>
      <text:p text:style-name="P2">27.2045454545 , 32.2424242424 , 24.33333333</text:p>
      <text:p text:style-name="P2">27.2045454545 , 32.7462121212 , 24.66666667</text:p>
      <text:p text:style-name="P2">27.2045454545 , 33.25 , 25</text:p>
      <text:p text:style-name="P2">27.2045454545 , 33.7537878788 , 25.33333333</text:p>
      <text:p text:style-name="P2">27.2045454545 , 34.2575757576 , 25.66666667</text:p>
      <text:p text:style-name="P2">27.2045454545 , 34.7613636364 , 26</text:p>
      <text:p text:style-name="P2">27.2045454545 , 35.2651515152 , 26.33333333</text:p>
      <text:p text:style-name="P2">27.2045454545 , 35.7689393939 , 26.66666667</text:p>
      <text:p text:style-name="P2">27.2045454545 , 36.2727272727 , 27</text:p>
      <text:p text:style-name="P2">27.2045454545 , 36.7765151515 , 27.33333333</text:p>
      <text:p text:style-name="P2">27.2045454545 , 37.2803030303 , 27.66666667</text:p>
      <text:p text:style-name="P2">27.2045454545 , 37.7840909091 , 28</text:p>
      <text:p text:style-name="P2">27.2045454545 , 38.2878787879 , 28.33333333</text:p>
      <text:p text:style-name="P2">27.2045454545 , 38.7916666667 , 28.66666667</text:p>
      <text:p text:style-name="P2">27.2045454545 , 39.2954545455 , 29</text:p>
      <text:p text:style-name="P2">27.2045454545 , 39.7992424242 , 29.33333333</text:p>
      <text:p text:style-name="P2">27.2045454545 , 40.303030303 , 29.66666667</text:p>
      <text:p text:style-name="P2">27.2045454545 , 40.8068181818 , 30</text:p>
      <text:p text:style-name="P2">27.2045454545 , 41.3106060606 , 30.33333333</text:p>
      <text:p text:style-name="P2">27.2045454545 , 41.8143939394 , 30.66666667</text:p>
      <text:p text:style-name="P2">27.2045454545 , 42.3181818182 , 31</text:p>
      <text:p text:style-name="P2">27.2045454545 , 42.821969697 , 31.33333333</text:p>
      <text:p text:style-name="P2">27.2045454545 , 43.3257575758 , 31.66666667</text:p>
      <text:p text:style-name="P2">27.2045454545 , 43.8295454545 , 32</text:p>
      <text:p text:style-name="P2">27.2045454545 , 44.3333333333 , 32.33333333</text:p>
      <text:p text:style-name="P2">27.2045454545 , 44.8371212121 , 32.66666667</text:p>
      <text:p text:style-name="P2">27.2045454545 , 45.3409090909 , 33</text:p>
      <text:p text:style-name="P2">27.2045454545 , 45.8446969697 , 33.33333333</text:p>
      <text:p text:style-name="P2">27.2045454545 , 46.3484848485 , 33.66666667</text:p>
      <text:p text:style-name="P2">27.2045454545 , 46.8522727273 , 34</text:p>
      <text:p text:style-name="P2">27.2045454545 , 47.3560606061 , 34.33333333</text:p>
      <text:p text:style-name="P2">27.2045454545 , 47.8598484848 , 34.66666667</text:p>
      <text:p text:style-name="P2"><text:soft-page-break/>27.2045454545 , 48.3636363636 , 35</text:p>
      <text:p text:style-name="P2">27.2045454545 , 48.8674242424 , 35</text:p>
      <text:p text:style-name="P2">27.2045454545 , 49.3712121212 , 35</text:p>
      <text:p text:style-name="P2">27.2045454545 , 49.875 , 35</text:p>
      <text:p text:style-name="P2">27.2045454545 , 50.3787878788 , 35</text:p>
      <text:p text:style-name="P2">27.2045454545 , 50.8825757576 , 35</text:p>
      <text:p text:style-name="P2">27.2045454545 , 51.3863636364 , 35</text:p>
      <text:p text:style-name="P2">27.2045454545 , 51.8901515152 , 35</text:p>
      <text:p text:style-name="P2">27.2045454545 , 52.3939393939 , 35</text:p>
      <text:p text:style-name="P2">27.2045454545 , 52.8977272727 , 35</text:p>
      <text:p text:style-name="P2">27.2045454545 , 53.4015151515 , 35</text:p>
      <text:p text:style-name="P2">27.2045454545 , 53.9053030303 , 35</text:p>
      <text:p text:style-name="P2">27.2045454545 , 54.4090909091 , 35</text:p>
      <text:p text:style-name="P2">27.2045454545 , 54.9128787879 , 35</text:p>
      <text:p text:style-name="P2">27.2045454545 , 55.4166666667 , 35</text:p>
      <text:p text:style-name="P2">27.2045454545 , 55.9204545455 , 35</text:p>
      <text:p text:style-name="P2">27.2045454545 , 56.4242424242 , 35</text:p>
      <text:p text:style-name="P2">27.2045454545 , 56.928030303 , 35</text:p>
      <text:p text:style-name="P2">27.2045454545 , 57.4318181818 , 35</text:p>
      <text:p text:style-name="P2">27.2045454545 , 57.9356060606 , 35</text:p>
      <text:p text:style-name="P2">27.2045454545 , 58.4393939394 , 35</text:p>
      <text:p text:style-name="P2">27.2045454545 , 58.9431818182 , 35</text:p>
      <text:p text:style-name="P2">27.2045454545 , 59.446969697 , 35</text:p>
      <text:p text:style-name="P2">27.2045454545 , 59.9507575758 , 35</text:p>
      <text:p text:style-name="P2">27.2045454545 , 60.4545454545 , 35</text:p>
      <text:p text:style-name="P2">27.2045454545 , 60.9583333333 , 35</text:p>
      <text:p text:style-name="P2">27.2045454545 , 61.4621212121 , 35</text:p>
      <text:p text:style-name="P2">27.2045454545 , 61.9659090909 , 35</text:p>
      <text:p text:style-name="P2">27.2045454545 , 62.4696969697 , 35</text:p>
      <text:p text:style-name="P2">27.2045454545 , 62.9734848485 , 35</text:p>
      <text:p text:style-name="P2">27.2045454545 , 63.4772727273 , 35</text:p>
      <text:p text:style-name="P2">27.2045454545 , 63.9810606061 , 35</text:p>
      <text:p text:style-name="P2">27.2045454545 , 64.4848484848 , 35</text:p>
      <text:p text:style-name="P2">27.2045454545 , 64.9886363636 , 35</text:p>
      <text:p text:style-name="P2">27.2045454545 , 65.4924242424 , 35</text:p>
      <text:p text:style-name="P2">27.2045454545 , 65.9962121212 , 35</text:p>
      <text:p text:style-name="P2">27.2045454545 , 66.5 , 35</text:p>
      <text:p text:style-name="P2">27.7083333333 , 0.0 , 15</text:p>
      <text:p text:style-name="P2">27.7083333333 , 0.503787878788 , 15</text:p>
      <text:p text:style-name="P2">27.7083333333 , 1.00757575758 , 15</text:p>
      <text:p text:style-name="P2">27.7083333333 , 1.51136363636 , 15</text:p>
      <text:p text:style-name="P2">27.7083333333 , 2.01515151515 , 15</text:p>
      <text:p text:style-name="P2">27.7083333333 , 2.51893939394 , 15</text:p>
      <text:p text:style-name="P2">27.7083333333 , 3.02272727273 , 15</text:p>
      <text:p text:style-name="P2">27.7083333333 , 3.52651515152 , 15</text:p>
      <text:p text:style-name="P2">27.7083333333 , 4.0303030303 , 15</text:p>
      <text:p text:style-name="P2">27.7083333333 , 4.53409090909 , 15</text:p>
      <text:p text:style-name="P2">27.7083333333 , 5.03787878788 , 15</text:p>
      <text:p text:style-name="P2">27.7083333333 , 5.54166666667 , 15</text:p>
      <text:p text:style-name="P2">27.7083333333 , 6.04545454545 , 15</text:p>
      <text:p text:style-name="P2">27.7083333333 , 6.54924242424 , 15</text:p>
      <text:p text:style-name="P2">27.7083333333 , 7.05303030303 , 15</text:p>
      <text:p text:style-name="P2"><text:soft-page-break/>27.7083333333 , 7.55681818182 , 15</text:p>
      <text:p text:style-name="P2">27.7083333333 , 8.06060606061 , 15</text:p>
      <text:p text:style-name="P2">27.7083333333 , 8.56439393939 , 15</text:p>
      <text:p text:style-name="P2">27.7083333333 , 9.06818181818 , 15</text:p>
      <text:p text:style-name="P2">27.7083333333 , 9.57196969697 , 15</text:p>
      <text:p text:style-name="P2">27.7083333333 , 10.0757575758 , 15</text:p>
      <text:p text:style-name="P2">27.7083333333 , 10.5795454545 , 15</text:p>
      <text:p text:style-name="P2">27.7083333333 , 11.0833333333 , 15</text:p>
      <text:p text:style-name="P2">27.7083333333 , 11.5871212121 , 15</text:p>
      <text:p text:style-name="P2">27.7083333333 , 12.0909090909 , 15</text:p>
      <text:p text:style-name="P2">27.7083333333 , 12.5946969697 , 15</text:p>
      <text:p text:style-name="P2">27.7083333333 , 13.0984848485 , 15</text:p>
      <text:p text:style-name="P2">27.7083333333 , 13.6022727273 , 15</text:p>
      <text:p text:style-name="P2">27.7083333333 , 14.1060606061 , 15</text:p>
      <text:p text:style-name="P2">27.7083333333 , 14.6098484848 , 15</text:p>
      <text:p text:style-name="P2">27.7083333333 , 15.1136363636 , 15</text:p>
      <text:p text:style-name="P2">27.7083333333 , 15.6174242424 , 15</text:p>
      <text:p text:style-name="P2">27.7083333333 , 16.1212121212 , 15</text:p>
      <text:p text:style-name="P2">27.7083333333 , 16.625 , 15</text:p>
      <text:p text:style-name="P2">27.7083333333 , 17.1287878788 , 15</text:p>
      <text:p text:style-name="P2">27.7083333333 , 17.6325757576 , 15</text:p>
      <text:p text:style-name="P2">27.7083333333 , 18.1363636364 , 15</text:p>
      <text:p text:style-name="P2">27.7083333333 , 18.6401515152 , 15.33333333</text:p>
      <text:p text:style-name="P2">27.7083333333 , 19.1439393939 , 15.66666667</text:p>
      <text:p text:style-name="P2">27.7083333333 , 19.6477272727 , 16</text:p>
      <text:p text:style-name="P2">27.7083333333 , 20.1515151515 , 16.33333333</text:p>
      <text:p text:style-name="P2">27.7083333333 , 20.6553030303 , 16.66666667</text:p>
      <text:p text:style-name="P2">27.7083333333 , 21.1590909091 , 17</text:p>
      <text:p text:style-name="P2">27.7083333333 , 21.6628787879 , 17.33333333</text:p>
      <text:p text:style-name="P2">27.7083333333 , 22.1666666667 , 17.66666667</text:p>
      <text:p text:style-name="P2">27.7083333333 , 22.6704545455 , 18</text:p>
      <text:p text:style-name="P2">27.7083333333 , 23.1742424242 , 18.33333333</text:p>
      <text:p text:style-name="P2">27.7083333333 , 23.678030303 , 18.66666667</text:p>
      <text:p text:style-name="P2">27.7083333333 , 24.1818181818 , 19</text:p>
      <text:p text:style-name="P2">27.7083333333 , 24.6856060606 , 19.33333333</text:p>
      <text:p text:style-name="P2">27.7083333333 , 25.1893939394 , 19.66666667</text:p>
      <text:p text:style-name="P2">27.7083333333 , 25.6931818182 , 20</text:p>
      <text:p text:style-name="P2">27.7083333333 , 26.196969697 , 20.33333333</text:p>
      <text:p text:style-name="P2">27.7083333333 , 26.7007575758 , 20.66666667</text:p>
      <text:p text:style-name="P2">27.7083333333 , 27.2045454545 , 21</text:p>
      <text:p text:style-name="P2">27.7083333333 , 27.7083333333 , 21.33333333</text:p>
      <text:p text:style-name="P2">27.7083333333 , 28.2121212121 , 21.66666667</text:p>
      <text:p text:style-name="P2">27.7083333333 , 28.7159090909 , 22</text:p>
      <text:p text:style-name="P2">27.7083333333 , 29.2196969697 , 22.33333333</text:p>
      <text:p text:style-name="P2">27.7083333333 , 29.7234848485 , 22.66666667</text:p>
      <text:p text:style-name="P2">27.7083333333 , 30.2272727273 , 23</text:p>
      <text:p text:style-name="P2">27.7083333333 , 30.7310606061 , 23.33333333</text:p>
      <text:p text:style-name="P2">27.7083333333 , 31.2348484848 , 23.66666667</text:p>
      <text:p text:style-name="P2">27.7083333333 , 31.7386363636 , 24</text:p>
      <text:p text:style-name="P2">27.7083333333 , 32.2424242424 , 24.33333333</text:p>
      <text:p text:style-name="P2">27.7083333333 , 32.7462121212 , 24.66666667</text:p>
      <text:p text:style-name="P2">27.7083333333 , 33.25 , 25</text:p>
      <text:p text:style-name="P2"><text:soft-page-break/>27.7083333333 , 33.7537878788 , 25.33333333</text:p>
      <text:p text:style-name="P2">27.7083333333 , 34.2575757576 , 25.66666667</text:p>
      <text:p text:style-name="P2">27.7083333333 , 34.7613636364 , 26</text:p>
      <text:p text:style-name="P2">27.7083333333 , 35.2651515152 , 26.33333333</text:p>
      <text:p text:style-name="P2">27.7083333333 , 35.7689393939 , 26.66666667</text:p>
      <text:p text:style-name="P2">27.7083333333 , 36.2727272727 , 27</text:p>
      <text:p text:style-name="P2">27.7083333333 , 36.7765151515 , 27.33333333</text:p>
      <text:p text:style-name="P2">27.7083333333 , 37.2803030303 , 27.66666667</text:p>
      <text:p text:style-name="P2">27.7083333333 , 37.7840909091 , 28</text:p>
      <text:p text:style-name="P2">27.7083333333 , 38.2878787879 , 28.33333333</text:p>
      <text:p text:style-name="P2">27.7083333333 , 38.7916666667 , 28.66666667</text:p>
      <text:p text:style-name="P2">27.7083333333 , 39.2954545455 , 29</text:p>
      <text:p text:style-name="P2">27.7083333333 , 39.7992424242 , 29.33333333</text:p>
      <text:p text:style-name="P2">27.7083333333 , 40.303030303 , 29.66666667</text:p>
      <text:p text:style-name="P2">27.7083333333 , 40.8068181818 , 30</text:p>
      <text:p text:style-name="P2">27.7083333333 , 41.3106060606 , 30.33333333</text:p>
      <text:p text:style-name="P2">27.7083333333 , 41.8143939394 , 30.66666667</text:p>
      <text:p text:style-name="P2">27.7083333333 , 42.3181818182 , 31</text:p>
      <text:p text:style-name="P2">27.7083333333 , 42.821969697 , 31.33333333</text:p>
      <text:p text:style-name="P2">27.7083333333 , 43.3257575758 , 31.66666667</text:p>
      <text:p text:style-name="P2">27.7083333333 , 43.8295454545 , 32</text:p>
      <text:p text:style-name="P2">27.7083333333 , 44.3333333333 , 32.33333333</text:p>
      <text:p text:style-name="P2">27.7083333333 , 44.8371212121 , 32.66666667</text:p>
      <text:p text:style-name="P2">27.7083333333 , 45.3409090909 , 33</text:p>
      <text:p text:style-name="P2">27.7083333333 , 45.8446969697 , 33.33333333</text:p>
      <text:p text:style-name="P2">27.7083333333 , 46.3484848485 , 33.66666667</text:p>
      <text:p text:style-name="P2">27.7083333333 , 46.8522727273 , 34</text:p>
      <text:p text:style-name="P2">27.7083333333 , 47.3560606061 , 34.33333333</text:p>
      <text:p text:style-name="P2">27.7083333333 , 47.8598484848 , 34.66666667</text:p>
      <text:p text:style-name="P2">27.7083333333 , 48.3636363636 , 35</text:p>
      <text:p text:style-name="P2">27.7083333333 , 48.8674242424 , 35</text:p>
      <text:p text:style-name="P2">27.7083333333 , 49.3712121212 , 35</text:p>
      <text:p text:style-name="P2">27.7083333333 , 49.875 , 35</text:p>
      <text:p text:style-name="P2">27.7083333333 , 50.3787878788 , 35</text:p>
      <text:p text:style-name="P2">27.7083333333 , 50.8825757576 , 35</text:p>
      <text:p text:style-name="P2">27.7083333333 , 51.3863636364 , 35</text:p>
      <text:p text:style-name="P2">27.7083333333 , 51.8901515152 , 35</text:p>
      <text:p text:style-name="P2">27.7083333333 , 52.3939393939 , 35</text:p>
      <text:p text:style-name="P2">27.7083333333 , 52.8977272727 , 35</text:p>
      <text:p text:style-name="P2">27.7083333333 , 53.4015151515 , 35</text:p>
      <text:p text:style-name="P2">27.7083333333 , 53.9053030303 , 35</text:p>
      <text:p text:style-name="P2">27.7083333333 , 54.4090909091 , 35</text:p>
      <text:p text:style-name="P2">27.7083333333 , 54.9128787879 , 35</text:p>
      <text:p text:style-name="P2">27.7083333333 , 55.4166666667 , 35</text:p>
      <text:p text:style-name="P2">27.7083333333 , 55.9204545455 , 35</text:p>
      <text:p text:style-name="P2">27.7083333333 , 56.4242424242 , 35</text:p>
      <text:p text:style-name="P2">27.7083333333 , 56.928030303 , 35</text:p>
      <text:p text:style-name="P2">27.7083333333 , 57.4318181818 , 35</text:p>
      <text:p text:style-name="P2">27.7083333333 , 57.9356060606 , 35</text:p>
      <text:p text:style-name="P2">27.7083333333 , 58.4393939394 , 35</text:p>
      <text:p text:style-name="P2">27.7083333333 , 58.9431818182 , 35</text:p>
      <text:p text:style-name="P2">27.7083333333 , 59.446969697 , 35</text:p>
      <text:p text:style-name="P2"><text:soft-page-break/>27.7083333333 , 59.9507575758 , 35</text:p>
      <text:p text:style-name="P2">27.7083333333 , 60.4545454545 , 35</text:p>
      <text:p text:style-name="P2">27.7083333333 , 60.9583333333 , 35</text:p>
      <text:p text:style-name="P2">27.7083333333 , 61.4621212121 , 35</text:p>
      <text:p text:style-name="P2">27.7083333333 , 61.9659090909 , 35</text:p>
      <text:p text:style-name="P2">27.7083333333 , 62.4696969697 , 35</text:p>
      <text:p text:style-name="P2">27.7083333333 , 62.9734848485 , 35</text:p>
      <text:p text:style-name="P2">27.7083333333 , 63.4772727273 , 35</text:p>
      <text:p text:style-name="P2">27.7083333333 , 63.9810606061 , 35</text:p>
      <text:p text:style-name="P2">27.7083333333 , 64.4848484848 , 35</text:p>
      <text:p text:style-name="P2">27.7083333333 , 64.9886363636 , 35</text:p>
      <text:p text:style-name="P2">27.7083333333 , 65.4924242424 , 35</text:p>
      <text:p text:style-name="P2">27.7083333333 , 65.9962121212 , 35</text:p>
      <text:p text:style-name="P2">27.7083333333 , 66.5 , 35</text:p>
      <text:p text:style-name="P2">28.2121212121 , 0.0 , 15</text:p>
      <text:p text:style-name="P2">28.2121212121 , 0.503787878788 , 15</text:p>
      <text:p text:style-name="P2">28.2121212121 , 1.00757575758 , 15</text:p>
      <text:p text:style-name="P2">28.2121212121 , 1.51136363636 , 15</text:p>
      <text:p text:style-name="P2">28.2121212121 , 2.01515151515 , 15</text:p>
      <text:p text:style-name="P2">28.2121212121 , 2.51893939394 , 15</text:p>
      <text:p text:style-name="P2">28.2121212121 , 3.02272727273 , 15</text:p>
      <text:p text:style-name="P2">28.2121212121 , 3.52651515152 , 15</text:p>
      <text:p text:style-name="P2">28.2121212121 , 4.0303030303 , 15</text:p>
      <text:p text:style-name="P2">28.2121212121 , 4.53409090909 , 15</text:p>
      <text:p text:style-name="P2">28.2121212121 , 5.03787878788 , 15</text:p>
      <text:p text:style-name="P2">28.2121212121 , 5.54166666667 , 15</text:p>
      <text:p text:style-name="P2">28.2121212121 , 6.04545454545 , 15</text:p>
      <text:p text:style-name="P2">28.2121212121 , 6.54924242424 , 15</text:p>
      <text:p text:style-name="P2">28.2121212121 , 7.05303030303 , 15</text:p>
      <text:p text:style-name="P2">28.2121212121 , 7.55681818182 , 15</text:p>
      <text:p text:style-name="P2">28.2121212121 , 8.06060606061 , 15</text:p>
      <text:p text:style-name="P2">28.2121212121 , 8.56439393939 , 15</text:p>
      <text:p text:style-name="P2">28.2121212121 , 9.06818181818 , 15</text:p>
      <text:p text:style-name="P2">28.2121212121 , 9.57196969697 , 15</text:p>
      <text:p text:style-name="P2">28.2121212121 , 10.0757575758 , 15</text:p>
      <text:p text:style-name="P2">28.2121212121 , 10.5795454545 , 15</text:p>
      <text:p text:style-name="P2">28.2121212121 , 11.0833333333 , 15</text:p>
      <text:p text:style-name="P2">28.2121212121 , 11.5871212121 , 15</text:p>
      <text:p text:style-name="P2">28.2121212121 , 12.0909090909 , 15</text:p>
      <text:p text:style-name="P2">28.2121212121 , 12.5946969697 , 15</text:p>
      <text:p text:style-name="P2">28.2121212121 , 13.0984848485 , 15</text:p>
      <text:p text:style-name="P2">28.2121212121 , 13.6022727273 , 15</text:p>
      <text:p text:style-name="P2">28.2121212121 , 14.1060606061 , 15</text:p>
      <text:p text:style-name="P2">28.2121212121 , 14.6098484848 , 15</text:p>
      <text:p text:style-name="P2">28.2121212121 , 15.1136363636 , 15</text:p>
      <text:p text:style-name="P2">28.2121212121 , 15.6174242424 , 15</text:p>
      <text:p text:style-name="P2">28.2121212121 , 16.1212121212 , 15</text:p>
      <text:p text:style-name="P2">28.2121212121 , 16.625 , 15</text:p>
      <text:p text:style-name="P2">28.2121212121 , 17.1287878788 , 15</text:p>
      <text:p text:style-name="P2">28.2121212121 , 17.6325757576 , 15</text:p>
      <text:p text:style-name="P2">28.2121212121 , 18.1363636364 , 15</text:p>
      <text:p text:style-name="P2">28.2121212121 , 18.6401515152 , 15.33333333</text:p>
      <text:p text:style-name="P2"><text:soft-page-break/>28.2121212121 , 19.1439393939 , 15.66666667</text:p>
      <text:p text:style-name="P2">28.2121212121 , 19.6477272727 , 16</text:p>
      <text:p text:style-name="P2">28.2121212121 , 20.1515151515 , 16.33333333</text:p>
      <text:p text:style-name="P2">28.2121212121 , 20.6553030303 , 16.66666667</text:p>
      <text:p text:style-name="P2">28.2121212121 , 21.1590909091 , 17</text:p>
      <text:p text:style-name="P2">28.2121212121 , 21.6628787879 , 17.33333333</text:p>
      <text:p text:style-name="P2">28.2121212121 , 22.1666666667 , 17.66666667</text:p>
      <text:p text:style-name="P2">28.2121212121 , 22.6704545455 , 18</text:p>
      <text:p text:style-name="P2">28.2121212121 , 23.1742424242 , 18.33333333</text:p>
      <text:p text:style-name="P2">28.2121212121 , 23.678030303 , 18.66666667</text:p>
      <text:p text:style-name="P2">28.2121212121 , 24.1818181818 , 19</text:p>
      <text:p text:style-name="P2">28.2121212121 , 24.6856060606 , 19.33333333</text:p>
      <text:p text:style-name="P2">28.2121212121 , 25.1893939394 , 19.66666667</text:p>
      <text:p text:style-name="P2">28.2121212121 , 25.6931818182 , 20</text:p>
      <text:p text:style-name="P2">28.2121212121 , 26.196969697 , 20.33333333</text:p>
      <text:p text:style-name="P2">28.2121212121 , 26.7007575758 , 20.66666667</text:p>
      <text:p text:style-name="P2">28.2121212121 , 27.2045454545 , 21</text:p>
      <text:p text:style-name="P2">28.2121212121 , 27.7083333333 , 21.33333333</text:p>
      <text:p text:style-name="P2">28.2121212121 , 28.2121212121 , 21.66666667</text:p>
      <text:p text:style-name="P2">28.2121212121 , 28.7159090909 , 22</text:p>
      <text:p text:style-name="P2">28.2121212121 , 29.2196969697 , 22.33333333</text:p>
      <text:p text:style-name="P2">28.2121212121 , 29.7234848485 , 22.66666667</text:p>
      <text:p text:style-name="P2">28.2121212121 , 30.2272727273 , 23</text:p>
      <text:p text:style-name="P2">28.2121212121 , 30.7310606061 , 23.33333333</text:p>
      <text:p text:style-name="P2">28.2121212121 , 31.2348484848 , 23.66666667</text:p>
      <text:p text:style-name="P2">28.2121212121 , 31.7386363636 , 24</text:p>
      <text:p text:style-name="P2">28.2121212121 , 32.2424242424 , 24.33333333</text:p>
      <text:p text:style-name="P2">28.2121212121 , 32.7462121212 , 24.66666667</text:p>
      <text:p text:style-name="P2">28.2121212121 , 33.25 , 25</text:p>
      <text:p text:style-name="P2">28.2121212121 , 33.7537878788 , 25.33333333</text:p>
      <text:p text:style-name="P2">28.2121212121 , 34.2575757576 , 25.66666667</text:p>
      <text:p text:style-name="P2">28.2121212121 , 34.7613636364 , 26</text:p>
      <text:p text:style-name="P2">28.2121212121 , 35.2651515152 , 26.33333333</text:p>
      <text:p text:style-name="P2">28.2121212121 , 35.7689393939 , 26.66666667</text:p>
      <text:p text:style-name="P2">28.2121212121 , 36.2727272727 , 27</text:p>
      <text:p text:style-name="P2">28.2121212121 , 36.7765151515 , 27.33333333</text:p>
      <text:p text:style-name="P2">28.2121212121 , 37.2803030303 , 27.66666667</text:p>
      <text:p text:style-name="P2">28.2121212121 , 37.7840909091 , 28</text:p>
      <text:p text:style-name="P2">28.2121212121 , 38.2878787879 , 28.33333333</text:p>
      <text:p text:style-name="P2">28.2121212121 , 38.7916666667 , 28.66666667</text:p>
      <text:p text:style-name="P2">28.2121212121 , 39.2954545455 , 29</text:p>
      <text:p text:style-name="P2">28.2121212121 , 39.7992424242 , 29.33333333</text:p>
      <text:p text:style-name="P2">28.2121212121 , 40.303030303 , 29.66666667</text:p>
      <text:p text:style-name="P2">28.2121212121 , 40.8068181818 , 30</text:p>
      <text:p text:style-name="P2">28.2121212121 , 41.3106060606 , 30.33333333</text:p>
      <text:p text:style-name="P2">28.2121212121 , 41.8143939394 , 30.66666667</text:p>
      <text:p text:style-name="P2">28.2121212121 , 42.3181818182 , 31</text:p>
      <text:p text:style-name="P2">28.2121212121 , 42.821969697 , 31.33333333</text:p>
      <text:p text:style-name="P2">28.2121212121 , 43.3257575758 , 31.66666667</text:p>
      <text:p text:style-name="P2">28.2121212121 , 43.8295454545 , 32</text:p>
      <text:p text:style-name="P2">28.2121212121 , 44.3333333333 , 32.33333333</text:p>
      <text:p text:style-name="P2">28.2121212121 , 44.8371212121 , 32.66666667</text:p>
      <text:p text:style-name="P2"><text:soft-page-break/>28.2121212121 , 45.3409090909 , 33</text:p>
      <text:p text:style-name="P2">28.2121212121 , 45.8446969697 , 33.33333333</text:p>
      <text:p text:style-name="P2">28.2121212121 , 46.3484848485 , 33.66666667</text:p>
      <text:p text:style-name="P2">28.2121212121 , 46.8522727273 , 34</text:p>
      <text:p text:style-name="P2">28.2121212121 , 47.3560606061 , 34.33333333</text:p>
      <text:p text:style-name="P2">28.2121212121 , 47.8598484848 , 34.66666667</text:p>
      <text:p text:style-name="P2">28.2121212121 , 48.3636363636 , 35</text:p>
      <text:p text:style-name="P2">28.2121212121 , 48.8674242424 , 35</text:p>
      <text:p text:style-name="P2">28.2121212121 , 49.3712121212 , 35</text:p>
      <text:p text:style-name="P2">28.2121212121 , 49.875 , 35</text:p>
      <text:p text:style-name="P2">28.2121212121 , 50.3787878788 , 35</text:p>
      <text:p text:style-name="P2">28.2121212121 , 50.8825757576 , 35</text:p>
      <text:p text:style-name="P2">28.2121212121 , 51.3863636364 , 35</text:p>
      <text:p text:style-name="P2">28.2121212121 , 51.8901515152 , 35</text:p>
      <text:p text:style-name="P2">28.2121212121 , 52.3939393939 , 35</text:p>
      <text:p text:style-name="P2">28.2121212121 , 52.8977272727 , 35</text:p>
      <text:p text:style-name="P2">28.2121212121 , 53.4015151515 , 35</text:p>
      <text:p text:style-name="P2">28.2121212121 , 53.9053030303 , 35</text:p>
      <text:p text:style-name="P2">28.2121212121 , 54.4090909091 , 35</text:p>
      <text:p text:style-name="P2">28.2121212121 , 54.9128787879 , 35</text:p>
      <text:p text:style-name="P2">28.2121212121 , 55.4166666667 , 35</text:p>
      <text:p text:style-name="P2">28.2121212121 , 55.9204545455 , 35</text:p>
      <text:p text:style-name="P2">28.2121212121 , 56.4242424242 , 35</text:p>
      <text:p text:style-name="P2">28.2121212121 , 56.928030303 , 35</text:p>
      <text:p text:style-name="P2">28.2121212121 , 57.4318181818 , 35</text:p>
      <text:p text:style-name="P2">28.2121212121 , 57.9356060606 , 35</text:p>
      <text:p text:style-name="P2">28.2121212121 , 58.4393939394 , 35</text:p>
      <text:p text:style-name="P2">28.2121212121 , 58.9431818182 , 35</text:p>
      <text:p text:style-name="P2">28.2121212121 , 59.446969697 , 35</text:p>
      <text:p text:style-name="P2">28.2121212121 , 59.9507575758 , 35</text:p>
      <text:p text:style-name="P2">28.2121212121 , 60.4545454545 , 35</text:p>
      <text:p text:style-name="P2">28.2121212121 , 60.9583333333 , 35</text:p>
      <text:p text:style-name="P2">28.2121212121 , 61.4621212121 , 35</text:p>
      <text:p text:style-name="P2">28.2121212121 , 61.9659090909 , 35</text:p>
      <text:p text:style-name="P2">28.2121212121 , 62.4696969697 , 35</text:p>
      <text:p text:style-name="P2">28.2121212121 , 62.9734848485 , 35</text:p>
      <text:p text:style-name="P2">28.2121212121 , 63.4772727273 , 35</text:p>
      <text:p text:style-name="P2">28.2121212121 , 63.9810606061 , 35</text:p>
      <text:p text:style-name="P2">28.2121212121 , 64.4848484848 , 35</text:p>
      <text:p text:style-name="P2">28.2121212121 , 64.9886363636 , 35</text:p>
      <text:p text:style-name="P2">28.2121212121 , 65.4924242424 , 35</text:p>
      <text:p text:style-name="P2">28.2121212121 , 65.9962121212 , 35</text:p>
      <text:p text:style-name="P2">28.2121212121 , 66.5 , 35</text:p>
      <text:p text:style-name="P2">28.7159090909 , 0.0 , 15</text:p>
      <text:p text:style-name="P2">28.7159090909 , 0.503787878788 , 15</text:p>
      <text:p text:style-name="P2">28.7159090909 , 1.00757575758 , 15</text:p>
      <text:p text:style-name="P2">28.7159090909 , 1.51136363636 , 15</text:p>
      <text:p text:style-name="P2">28.7159090909 , 2.01515151515 , 15</text:p>
      <text:p text:style-name="P2">28.7159090909 , 2.51893939394 , 15</text:p>
      <text:p text:style-name="P2">28.7159090909 , 3.02272727273 , 15</text:p>
      <text:p text:style-name="P2">28.7159090909 , 3.52651515152 , 15</text:p>
      <text:p text:style-name="P2">28.7159090909 , 4.0303030303 , 15</text:p>
      <text:p text:style-name="P2"><text:soft-page-break/>28.7159090909 , 4.53409090909 , 15</text:p>
      <text:p text:style-name="P2">28.7159090909 , 5.03787878788 , 15</text:p>
      <text:p text:style-name="P2">28.7159090909 , 5.54166666667 , 15</text:p>
      <text:p text:style-name="P2">28.7159090909 , 6.04545454545 , 15</text:p>
      <text:p text:style-name="P2">28.7159090909 , 6.54924242424 , 15</text:p>
      <text:p text:style-name="P2">28.7159090909 , 7.05303030303 , 15</text:p>
      <text:p text:style-name="P2">28.7159090909 , 7.55681818182 , 15</text:p>
      <text:p text:style-name="P2">28.7159090909 , 8.06060606061 , 15</text:p>
      <text:p text:style-name="P2">28.7159090909 , 8.56439393939 , 15</text:p>
      <text:p text:style-name="P2">28.7159090909 , 9.06818181818 , 15</text:p>
      <text:p text:style-name="P2">28.7159090909 , 9.57196969697 , 15</text:p>
      <text:p text:style-name="P2">28.7159090909 , 10.0757575758 , 15</text:p>
      <text:p text:style-name="P2">28.7159090909 , 10.5795454545 , 15</text:p>
      <text:p text:style-name="P2">28.7159090909 , 11.0833333333 , 15</text:p>
      <text:p text:style-name="P2">28.7159090909 , 11.5871212121 , 15</text:p>
      <text:p text:style-name="P2">28.7159090909 , 12.0909090909 , 15</text:p>
      <text:p text:style-name="P2">28.7159090909 , 12.5946969697 , 15</text:p>
      <text:p text:style-name="P2">28.7159090909 , 13.0984848485 , 15</text:p>
      <text:p text:style-name="P2">28.7159090909 , 13.6022727273 , 15</text:p>
      <text:p text:style-name="P2">28.7159090909 , 14.1060606061 , 15</text:p>
      <text:p text:style-name="P2">28.7159090909 , 14.6098484848 , 15</text:p>
      <text:p text:style-name="P2">28.7159090909 , 15.1136363636 , 15</text:p>
      <text:p text:style-name="P2">28.7159090909 , 15.6174242424 , 15</text:p>
      <text:p text:style-name="P2">28.7159090909 , 16.1212121212 , 15</text:p>
      <text:p text:style-name="P2">28.7159090909 , 16.625 , 15</text:p>
      <text:p text:style-name="P2">28.7159090909 , 17.1287878788 , 15</text:p>
      <text:p text:style-name="P2">28.7159090909 , 17.6325757576 , 15</text:p>
      <text:p text:style-name="P2">28.7159090909 , 18.1363636364 , 15</text:p>
      <text:p text:style-name="P2">28.7159090909 , 18.6401515152 , 15.33333333</text:p>
      <text:p text:style-name="P2">28.7159090909 , 19.1439393939 , 15.66666667</text:p>
      <text:p text:style-name="P2">28.7159090909 , 19.6477272727 , 16</text:p>
      <text:p text:style-name="P2">28.7159090909 , 20.1515151515 , 16.33333333</text:p>
      <text:p text:style-name="P2">28.7159090909 , 20.6553030303 , 16.66666667</text:p>
      <text:p text:style-name="P2">28.7159090909 , 21.1590909091 , 17</text:p>
      <text:p text:style-name="P2">28.7159090909 , 21.6628787879 , 17.33333333</text:p>
      <text:p text:style-name="P2">28.7159090909 , 22.1666666667 , 17.66666667</text:p>
      <text:p text:style-name="P2">28.7159090909 , 22.6704545455 , 18</text:p>
      <text:p text:style-name="P2">28.7159090909 , 23.1742424242 , 18.33333333</text:p>
      <text:p text:style-name="P2">28.7159090909 , 23.678030303 , 18.66666667</text:p>
      <text:p text:style-name="P2">28.7159090909 , 24.1818181818 , 19</text:p>
      <text:p text:style-name="P2">28.7159090909 , 24.6856060606 , 19.33333333</text:p>
      <text:p text:style-name="P2">28.7159090909 , 25.1893939394 , 19.66666667</text:p>
      <text:p text:style-name="P2">28.7159090909 , 25.6931818182 , 20</text:p>
      <text:p text:style-name="P2">28.7159090909 , 26.196969697 , 20.33333333</text:p>
      <text:p text:style-name="P2">28.7159090909 , 26.7007575758 , 20.66666667</text:p>
      <text:p text:style-name="P2">28.7159090909 , 27.2045454545 , 21</text:p>
      <text:p text:style-name="P2">28.7159090909 , 27.7083333333 , 21.33333333</text:p>
      <text:p text:style-name="P2">28.7159090909 , 28.2121212121 , 21.66666667</text:p>
      <text:p text:style-name="P2">28.7159090909 , 28.7159090909 , 22</text:p>
      <text:p text:style-name="P2">28.7159090909 , 29.2196969697 , 22.33333333</text:p>
      <text:p text:style-name="P2">28.7159090909 , 29.7234848485 , 22.66666667</text:p>
      <text:p text:style-name="P2">28.7159090909 , 30.2272727273 , 23</text:p>
      <text:p text:style-name="P2"><text:soft-page-break/>28.7159090909 , 30.7310606061 , 23.33333333</text:p>
      <text:p text:style-name="P2">28.7159090909 , 31.2348484848 , 23.66666667</text:p>
      <text:p text:style-name="P2">28.7159090909 , 31.7386363636 , 24</text:p>
      <text:p text:style-name="P2">28.7159090909 , 32.2424242424 , 24.33333333</text:p>
      <text:p text:style-name="P2">28.7159090909 , 32.7462121212 , 24.66666667</text:p>
      <text:p text:style-name="P2">28.7159090909 , 33.25 , 25</text:p>
      <text:p text:style-name="P2">28.7159090909 , 33.7537878788 , 25.33333333</text:p>
      <text:p text:style-name="P2">28.7159090909 , 34.2575757576 , 25.66666667</text:p>
      <text:p text:style-name="P2">28.7159090909 , 34.7613636364 , 26</text:p>
      <text:p text:style-name="P2">28.7159090909 , 35.2651515152 , 26.33333333</text:p>
      <text:p text:style-name="P2">28.7159090909 , 35.7689393939 , 26.66666667</text:p>
      <text:p text:style-name="P2">28.7159090909 , 36.2727272727 , 27</text:p>
      <text:p text:style-name="P2">28.7159090909 , 36.7765151515 , 27.33333333</text:p>
      <text:p text:style-name="P2">28.7159090909 , 37.2803030303 , 27.66666667</text:p>
      <text:p text:style-name="P2">28.7159090909 , 37.7840909091 , 28</text:p>
      <text:p text:style-name="P2">28.7159090909 , 38.2878787879 , 28.33333333</text:p>
      <text:p text:style-name="P2">28.7159090909 , 38.7916666667 , 28.66666667</text:p>
      <text:p text:style-name="P2">28.7159090909 , 39.2954545455 , 29</text:p>
      <text:p text:style-name="P2">28.7159090909 , 39.7992424242 , 29.33333333</text:p>
      <text:p text:style-name="P2">28.7159090909 , 40.303030303 , 29.66666667</text:p>
      <text:p text:style-name="P2">28.7159090909 , 40.8068181818 , 30</text:p>
      <text:p text:style-name="P2">28.7159090909 , 41.3106060606 , 30.33333333</text:p>
      <text:p text:style-name="P2">28.7159090909 , 41.8143939394 , 30.66666667</text:p>
      <text:p text:style-name="P2">28.7159090909 , 42.3181818182 , 31</text:p>
      <text:p text:style-name="P2">28.7159090909 , 42.821969697 , 31.33333333</text:p>
      <text:p text:style-name="P2">28.7159090909 , 43.3257575758 , 31.66666667</text:p>
      <text:p text:style-name="P2">28.7159090909 , 43.8295454545 , 32</text:p>
      <text:p text:style-name="P2">28.7159090909 , 44.3333333333 , 32.33333333</text:p>
      <text:p text:style-name="P2">28.7159090909 , 44.8371212121 , 32.66666667</text:p>
      <text:p text:style-name="P2">28.7159090909 , 45.3409090909 , 33</text:p>
      <text:p text:style-name="P2">28.7159090909 , 45.8446969697 , 33.33333333</text:p>
      <text:p text:style-name="P2">28.7159090909 , 46.3484848485 , 33.66666667</text:p>
      <text:p text:style-name="P2">28.7159090909 , 46.8522727273 , 34</text:p>
      <text:p text:style-name="P2">28.7159090909 , 47.3560606061 , 34.33333333</text:p>
      <text:p text:style-name="P2">28.7159090909 , 47.8598484848 , 34.66666667</text:p>
      <text:p text:style-name="P2">28.7159090909 , 48.3636363636 , 35</text:p>
      <text:p text:style-name="P2">28.7159090909 , 48.8674242424 , 35</text:p>
      <text:p text:style-name="P2">28.7159090909 , 49.3712121212 , 35</text:p>
      <text:p text:style-name="P2">28.7159090909 , 49.875 , 35</text:p>
      <text:p text:style-name="P2">28.7159090909 , 50.3787878788 , 35</text:p>
      <text:p text:style-name="P2">28.7159090909 , 50.8825757576 , 35</text:p>
      <text:p text:style-name="P2">28.7159090909 , 51.3863636364 , 35</text:p>
      <text:p text:style-name="P2">28.7159090909 , 51.8901515152 , 35</text:p>
      <text:p text:style-name="P2">28.7159090909 , 52.3939393939 , 35</text:p>
      <text:p text:style-name="P2">28.7159090909 , 52.8977272727 , 35</text:p>
      <text:p text:style-name="P2">28.7159090909 , 53.4015151515 , 35</text:p>
      <text:p text:style-name="P2">28.7159090909 , 53.9053030303 , 35</text:p>
      <text:p text:style-name="P2">28.7159090909 , 54.4090909091 , 35</text:p>
      <text:p text:style-name="P2">28.7159090909 , 54.9128787879 , 35</text:p>
      <text:p text:style-name="P2">28.7159090909 , 55.4166666667 , 35</text:p>
      <text:p text:style-name="P2">28.7159090909 , 55.9204545455 , 35</text:p>
      <text:p text:style-name="P2">28.7159090909 , 56.4242424242 , 35</text:p>
      <text:p text:style-name="P2"><text:soft-page-break/>28.7159090909 , 56.928030303 , 35</text:p>
      <text:p text:style-name="P2">28.7159090909 , 57.4318181818 , 35</text:p>
      <text:p text:style-name="P2">28.7159090909 , 57.9356060606 , 35</text:p>
      <text:p text:style-name="P2">28.7159090909 , 58.4393939394 , 35</text:p>
      <text:p text:style-name="P2">28.7159090909 , 58.9431818182 , 35</text:p>
      <text:p text:style-name="P2">28.7159090909 , 59.446969697 , 35</text:p>
      <text:p text:style-name="P2">28.7159090909 , 59.9507575758 , 35</text:p>
      <text:p text:style-name="P2">28.7159090909 , 60.4545454545 , 35</text:p>
      <text:p text:style-name="P2">28.7159090909 , 60.9583333333 , 35</text:p>
      <text:p text:style-name="P2">28.7159090909 , 61.4621212121 , 35</text:p>
      <text:p text:style-name="P2">28.7159090909 , 61.9659090909 , 35</text:p>
      <text:p text:style-name="P2">28.7159090909 , 62.4696969697 , 35</text:p>
      <text:p text:style-name="P2">28.7159090909 , 62.9734848485 , 35</text:p>
      <text:p text:style-name="P2">28.7159090909 , 63.4772727273 , 35</text:p>
      <text:p text:style-name="P2">28.7159090909 , 63.9810606061 , 35</text:p>
      <text:p text:style-name="P2">28.7159090909 , 64.4848484848 , 35</text:p>
      <text:p text:style-name="P2">28.7159090909 , 64.9886363636 , 35</text:p>
      <text:p text:style-name="P2">28.7159090909 , 65.4924242424 , 35</text:p>
      <text:p text:style-name="P2">28.7159090909 , 65.9962121212 , 35</text:p>
      <text:p text:style-name="P2">28.7159090909 , 66.5 , 35</text:p>
      <text:p text:style-name="P2">29.2196969697 , 0.0 , 15</text:p>
      <text:p text:style-name="P2">29.2196969697 , 0.503787878788 , 15</text:p>
      <text:p text:style-name="P2">29.2196969697 , 1.00757575758 , 15</text:p>
      <text:p text:style-name="P2">29.2196969697 , 1.51136363636 , 15</text:p>
      <text:p text:style-name="P2">29.2196969697 , 2.01515151515 , 15</text:p>
      <text:p text:style-name="P2">29.2196969697 , 2.51893939394 , 15</text:p>
      <text:p text:style-name="P2">29.2196969697 , 3.02272727273 , 15</text:p>
      <text:p text:style-name="P2">29.2196969697 , 3.52651515152 , 15</text:p>
      <text:p text:style-name="P2">29.2196969697 , 4.0303030303 , 15</text:p>
      <text:p text:style-name="P2">29.2196969697 , 4.53409090909 , 15</text:p>
      <text:p text:style-name="P2">29.2196969697 , 5.03787878788 , 15</text:p>
      <text:p text:style-name="P2">29.2196969697 , 5.54166666667 , 15</text:p>
      <text:p text:style-name="P2">29.2196969697 , 6.04545454545 , 15</text:p>
      <text:p text:style-name="P2">29.2196969697 , 6.54924242424 , 15</text:p>
      <text:p text:style-name="P2">29.2196969697 , 7.05303030303 , 15</text:p>
      <text:p text:style-name="P2">29.2196969697 , 7.55681818182 , 15</text:p>
      <text:p text:style-name="P2">29.2196969697 , 8.06060606061 , 15</text:p>
      <text:p text:style-name="P2">29.2196969697 , 8.56439393939 , 15</text:p>
      <text:p text:style-name="P2">29.2196969697 , 9.06818181818 , 15</text:p>
      <text:p text:style-name="P2">29.2196969697 , 9.57196969697 , 15</text:p>
      <text:p text:style-name="P2">29.2196969697 , 10.0757575758 , 15</text:p>
      <text:p text:style-name="P2">29.2196969697 , 10.5795454545 , 15</text:p>
      <text:p text:style-name="P2">29.2196969697 , 11.0833333333 , 15</text:p>
      <text:p text:style-name="P2">29.2196969697 , 11.5871212121 , 15</text:p>
      <text:p text:style-name="P2">29.2196969697 , 12.0909090909 , 15</text:p>
      <text:p text:style-name="P2">29.2196969697 , 12.5946969697 , 15</text:p>
      <text:p text:style-name="P2">29.2196969697 , 13.0984848485 , 15</text:p>
      <text:p text:style-name="P2">29.2196969697 , 13.6022727273 , 15</text:p>
      <text:p text:style-name="P2">29.2196969697 , 14.1060606061 , 15</text:p>
      <text:p text:style-name="P2">29.2196969697 , 14.6098484848 , 15</text:p>
      <text:p text:style-name="P2">29.2196969697 , 15.1136363636 , 15</text:p>
      <text:p text:style-name="P2">29.2196969697 , 15.6174242424 , 15</text:p>
      <text:p text:style-name="P2"><text:soft-page-break/>29.2196969697 , 16.1212121212 , 15</text:p>
      <text:p text:style-name="P2">29.2196969697 , 16.625 , 15</text:p>
      <text:p text:style-name="P2">29.2196969697 , 17.1287878788 , 15</text:p>
      <text:p text:style-name="P2">29.2196969697 , 17.6325757576 , 15</text:p>
      <text:p text:style-name="P2">29.2196969697 , 18.1363636364 , 15</text:p>
      <text:p text:style-name="P2">29.2196969697 , 18.6401515152 , 15.33333333</text:p>
      <text:p text:style-name="P2">29.2196969697 , 19.1439393939 , 15.66666667</text:p>
      <text:p text:style-name="P2">29.2196969697 , 19.6477272727 , 16</text:p>
      <text:p text:style-name="P2">29.2196969697 , 20.1515151515 , 16.33333333</text:p>
      <text:p text:style-name="P2">29.2196969697 , 20.6553030303 , 16.66666667</text:p>
      <text:p text:style-name="P2">29.2196969697 , 21.1590909091 , 17</text:p>
      <text:p text:style-name="P2">29.2196969697 , 21.6628787879 , 17.33333333</text:p>
      <text:p text:style-name="P2">29.2196969697 , 22.1666666667 , 17.66666667</text:p>
      <text:p text:style-name="P2">29.2196969697 , 22.6704545455 , 18</text:p>
      <text:p text:style-name="P2">29.2196969697 , 23.1742424242 , 18.33333333</text:p>
      <text:p text:style-name="P2">29.2196969697 , 23.678030303 , 18.66666667</text:p>
      <text:p text:style-name="P2">29.2196969697 , 24.1818181818 , 19</text:p>
      <text:p text:style-name="P2">29.2196969697 , 24.6856060606 , 19.33333333</text:p>
      <text:p text:style-name="P2">29.2196969697 , 25.1893939394 , 19.66666667</text:p>
      <text:p text:style-name="P2">29.2196969697 , 25.6931818182 , 20</text:p>
      <text:p text:style-name="P2">29.2196969697 , 26.196969697 , 20.33333333</text:p>
      <text:p text:style-name="P2">29.2196969697 , 26.7007575758 , 20.66666667</text:p>
      <text:p text:style-name="P2">29.2196969697 , 27.2045454545 , 21</text:p>
      <text:p text:style-name="P2">29.2196969697 , 27.7083333333 , 21.33333333</text:p>
      <text:p text:style-name="P2">29.2196969697 , 28.2121212121 , 21.66666667</text:p>
      <text:p text:style-name="P2">29.2196969697 , 28.7159090909 , 22</text:p>
      <text:p text:style-name="P2">29.2196969697 , 29.2196969697 , 22.33333333</text:p>
      <text:p text:style-name="P2">29.2196969697 , 29.7234848485 , 22.66666667</text:p>
      <text:p text:style-name="P2">29.2196969697 , 30.2272727273 , 23</text:p>
      <text:p text:style-name="P2">29.2196969697 , 30.7310606061 , 23.33333333</text:p>
      <text:p text:style-name="P2">29.2196969697 , 31.2348484848 , 23.66666667</text:p>
      <text:p text:style-name="P2">29.2196969697 , 31.7386363636 , 24</text:p>
      <text:p text:style-name="P2">29.2196969697 , 32.2424242424 , 24.33333333</text:p>
      <text:p text:style-name="P2">29.2196969697 , 32.7462121212 , 24.66666667</text:p>
      <text:p text:style-name="P2">29.2196969697 , 33.25 , 25</text:p>
      <text:p text:style-name="P2">29.2196969697 , 33.7537878788 , 25.33333333</text:p>
      <text:p text:style-name="P2">29.2196969697 , 34.2575757576 , 25.66666667</text:p>
      <text:p text:style-name="P2">29.2196969697 , 34.7613636364 , 26</text:p>
      <text:p text:style-name="P2">29.2196969697 , 35.2651515152 , 26.33333333</text:p>
      <text:p text:style-name="P2">29.2196969697 , 35.7689393939 , 26.66666667</text:p>
      <text:p text:style-name="P2">29.2196969697 , 36.2727272727 , 27</text:p>
      <text:p text:style-name="P2">29.2196969697 , 36.7765151515 , 27.33333333</text:p>
      <text:p text:style-name="P2">29.2196969697 , 37.2803030303 , 27.66666667</text:p>
      <text:p text:style-name="P2">29.2196969697 , 37.7840909091 , 28</text:p>
      <text:p text:style-name="P2">29.2196969697 , 38.2878787879 , 28.33333333</text:p>
      <text:p text:style-name="P2">29.2196969697 , 38.7916666667 , 28.66666667</text:p>
      <text:p text:style-name="P2">29.2196969697 , 39.2954545455 , 29</text:p>
      <text:p text:style-name="P2">29.2196969697 , 39.7992424242 , 29.33333333</text:p>
      <text:p text:style-name="P2">29.2196969697 , 40.303030303 , 29.66666667</text:p>
      <text:p text:style-name="P2">29.2196969697 , 40.8068181818 , 30</text:p>
      <text:p text:style-name="P2">29.2196969697 , 41.3106060606 , 30.33333333</text:p>
      <text:p text:style-name="P2">29.2196969697 , 41.8143939394 , 30.66666667</text:p>
      <text:p text:style-name="P2"><text:soft-page-break/>29.2196969697 , 42.3181818182 , 31</text:p>
      <text:p text:style-name="P2">29.2196969697 , 42.821969697 , 31.33333333</text:p>
      <text:p text:style-name="P2">29.2196969697 , 43.3257575758 , 31.66666667</text:p>
      <text:p text:style-name="P2">29.2196969697 , 43.8295454545 , 32</text:p>
      <text:p text:style-name="P2">29.2196969697 , 44.3333333333 , 32.33333333</text:p>
      <text:p text:style-name="P2">29.2196969697 , 44.8371212121 , 32.66666667</text:p>
      <text:p text:style-name="P2">29.2196969697 , 45.3409090909 , 33</text:p>
      <text:p text:style-name="P2">29.2196969697 , 45.8446969697 , 33.33333333</text:p>
      <text:p text:style-name="P2">29.2196969697 , 46.3484848485 , 33.66666667</text:p>
      <text:p text:style-name="P2">29.2196969697 , 46.8522727273 , 34</text:p>
      <text:p text:style-name="P2">29.2196969697 , 47.3560606061 , 34.33333333</text:p>
      <text:p text:style-name="P2">29.2196969697 , 47.8598484848 , 34.66666667</text:p>
      <text:p text:style-name="P2">29.2196969697 , 48.3636363636 , 35</text:p>
      <text:p text:style-name="P2">29.2196969697 , 48.8674242424 , 35</text:p>
      <text:p text:style-name="P2">29.2196969697 , 49.3712121212 , 35</text:p>
      <text:p text:style-name="P2">29.2196969697 , 49.875 , 35</text:p>
      <text:p text:style-name="P2">29.2196969697 , 50.3787878788 , 35</text:p>
      <text:p text:style-name="P2">29.2196969697 , 50.8825757576 , 35</text:p>
      <text:p text:style-name="P2">29.2196969697 , 51.3863636364 , 35</text:p>
      <text:p text:style-name="P2">29.2196969697 , 51.8901515152 , 35</text:p>
      <text:p text:style-name="P2">29.2196969697 , 52.3939393939 , 35</text:p>
      <text:p text:style-name="P2">29.2196969697 , 52.8977272727 , 35</text:p>
      <text:p text:style-name="P2">29.2196969697 , 53.4015151515 , 35</text:p>
      <text:p text:style-name="P2">29.2196969697 , 53.9053030303 , 35</text:p>
      <text:p text:style-name="P2">29.2196969697 , 54.4090909091 , 35</text:p>
      <text:p text:style-name="P2">29.2196969697 , 54.9128787879 , 35</text:p>
      <text:p text:style-name="P2">29.2196969697 , 55.4166666667 , 35</text:p>
      <text:p text:style-name="P2">29.2196969697 , 55.9204545455 , 35</text:p>
      <text:p text:style-name="P2">29.2196969697 , 56.4242424242 , 35</text:p>
      <text:p text:style-name="P2">29.2196969697 , 56.928030303 , 35</text:p>
      <text:p text:style-name="P2">29.2196969697 , 57.4318181818 , 35</text:p>
      <text:p text:style-name="P2">29.2196969697 , 57.9356060606 , 35</text:p>
      <text:p text:style-name="P2">29.2196969697 , 58.4393939394 , 35</text:p>
      <text:p text:style-name="P2">29.2196969697 , 58.9431818182 , 35</text:p>
      <text:p text:style-name="P2">29.2196969697 , 59.446969697 , 35</text:p>
      <text:p text:style-name="P2">29.2196969697 , 59.9507575758 , 35</text:p>
      <text:p text:style-name="P2">29.2196969697 , 60.4545454545 , 35</text:p>
      <text:p text:style-name="P2">29.2196969697 , 60.9583333333 , 35</text:p>
      <text:p text:style-name="P2">29.2196969697 , 61.4621212121 , 35</text:p>
      <text:p text:style-name="P2">29.2196969697 , 61.9659090909 , 35</text:p>
      <text:p text:style-name="P2">29.2196969697 , 62.4696969697 , 35</text:p>
      <text:p text:style-name="P2">29.2196969697 , 62.9734848485 , 35</text:p>
      <text:p text:style-name="P2">29.2196969697 , 63.4772727273 , 35</text:p>
      <text:p text:style-name="P2">29.2196969697 , 63.9810606061 , 35</text:p>
      <text:p text:style-name="P2">29.2196969697 , 64.4848484848 , 35</text:p>
      <text:p text:style-name="P2">29.2196969697 , 64.9886363636 , 35</text:p>
      <text:p text:style-name="P2">29.2196969697 , 65.4924242424 , 35</text:p>
      <text:p text:style-name="P2">29.2196969697 , 65.9962121212 , 35</text:p>
      <text:p text:style-name="P2">29.2196969697 , 66.5 , 35</text:p>
      <text:p text:style-name="P2">29.7234848485 , 0.0 , 15</text:p>
      <text:p text:style-name="P2">29.7234848485 , 0.503787878788 , 15</text:p>
      <text:p text:style-name="P2">29.7234848485 , 1.00757575758 , 15</text:p>
      <text:p text:style-name="P2"><text:soft-page-break/>29.7234848485 , 1.51136363636 , 15</text:p>
      <text:p text:style-name="P2">29.7234848485 , 2.01515151515 , 15</text:p>
      <text:p text:style-name="P2">29.7234848485 , 2.51893939394 , 15</text:p>
      <text:p text:style-name="P2">29.7234848485 , 3.02272727273 , 15</text:p>
      <text:p text:style-name="P2">29.7234848485 , 3.52651515152 , 15</text:p>
      <text:p text:style-name="P2">29.7234848485 , 4.0303030303 , 15</text:p>
      <text:p text:style-name="P2">29.7234848485 , 4.53409090909 , 15</text:p>
      <text:p text:style-name="P2">29.7234848485 , 5.03787878788 , 15</text:p>
      <text:p text:style-name="P2">29.7234848485 , 5.54166666667 , 15</text:p>
      <text:p text:style-name="P2">29.7234848485 , 6.04545454545 , 15</text:p>
      <text:p text:style-name="P2">29.7234848485 , 6.54924242424 , 15</text:p>
      <text:p text:style-name="P2">29.7234848485 , 7.05303030303 , 15</text:p>
      <text:p text:style-name="P2">29.7234848485 , 7.55681818182 , 15</text:p>
      <text:p text:style-name="P2">29.7234848485 , 8.06060606061 , 15</text:p>
      <text:p text:style-name="P2">29.7234848485 , 8.56439393939 , 15</text:p>
      <text:p text:style-name="P2">29.7234848485 , 9.06818181818 , 15</text:p>
      <text:p text:style-name="P2">29.7234848485 , 9.57196969697 , 15</text:p>
      <text:p text:style-name="P2">29.7234848485 , 10.0757575758 , 15</text:p>
      <text:p text:style-name="P2">29.7234848485 , 10.5795454545 , 15</text:p>
      <text:p text:style-name="P2">29.7234848485 , 11.0833333333 , 15</text:p>
      <text:p text:style-name="P2">29.7234848485 , 11.5871212121 , 15</text:p>
      <text:p text:style-name="P2">29.7234848485 , 12.0909090909 , 15</text:p>
      <text:p text:style-name="P2">29.7234848485 , 12.5946969697 , 15</text:p>
      <text:p text:style-name="P2">29.7234848485 , 13.0984848485 , 15</text:p>
      <text:p text:style-name="P2">29.7234848485 , 13.6022727273 , 15</text:p>
      <text:p text:style-name="P2">29.7234848485 , 14.1060606061 , 15</text:p>
      <text:p text:style-name="P2">29.7234848485 , 14.6098484848 , 15</text:p>
      <text:p text:style-name="P2">29.7234848485 , 15.1136363636 , 15</text:p>
      <text:p text:style-name="P2">29.7234848485 , 15.6174242424 , 15</text:p>
      <text:p text:style-name="P2">29.7234848485 , 16.1212121212 , 15</text:p>
      <text:p text:style-name="P2">29.7234848485 , 16.625 , 15</text:p>
      <text:p text:style-name="P2">29.7234848485 , 17.1287878788 , 15</text:p>
      <text:p text:style-name="P2">29.7234848485 , 17.6325757576 , 15</text:p>
      <text:p text:style-name="P2">29.7234848485 , 18.1363636364 , 15</text:p>
      <text:p text:style-name="P2">29.7234848485 , 18.6401515152 , 15.33333333</text:p>
      <text:p text:style-name="P2">29.7234848485 , 19.1439393939 , 15.66666667</text:p>
      <text:p text:style-name="P2">29.7234848485 , 19.6477272727 , 16</text:p>
      <text:p text:style-name="P2">29.7234848485 , 20.1515151515 , 16.33333333</text:p>
      <text:p text:style-name="P2">29.7234848485 , 20.6553030303 , 16.66666667</text:p>
      <text:p text:style-name="P2">29.7234848485 , 21.1590909091 , 17</text:p>
      <text:p text:style-name="P2">29.7234848485 , 21.6628787879 , 17.33333333</text:p>
      <text:p text:style-name="P2">29.7234848485 , 22.1666666667 , 17.66666667</text:p>
      <text:p text:style-name="P2">29.7234848485 , 22.6704545455 , 18</text:p>
      <text:p text:style-name="P2">29.7234848485 , 23.1742424242 , 18.33333333</text:p>
      <text:p text:style-name="P2">29.7234848485 , 23.678030303 , 18.66666667</text:p>
      <text:p text:style-name="P2">29.7234848485 , 24.1818181818 , 19</text:p>
      <text:p text:style-name="P2">29.7234848485 , 24.6856060606 , 19.33333333</text:p>
      <text:p text:style-name="P2">29.7234848485 , 25.1893939394 , 19.66666667</text:p>
      <text:p text:style-name="P2">29.7234848485 , 25.6931818182 , 20</text:p>
      <text:p text:style-name="P2">29.7234848485 , 26.196969697 , 20.33333333</text:p>
      <text:p text:style-name="P2">29.7234848485 , 26.7007575758 , 20.66666667</text:p>
      <text:p text:style-name="P2">29.7234848485 , 27.2045454545 , 21</text:p>
      <text:p text:style-name="P2"><text:soft-page-break/>29.7234848485 , 27.7083333333 , 21.33333333</text:p>
      <text:p text:style-name="P2">29.7234848485 , 28.2121212121 , 21.66666667</text:p>
      <text:p text:style-name="P2">29.7234848485 , 28.7159090909 , 22</text:p>
      <text:p text:style-name="P2">29.7234848485 , 29.2196969697 , 22.33333333</text:p>
      <text:p text:style-name="P2">29.7234848485 , 29.7234848485 , 22.66666667</text:p>
      <text:p text:style-name="P2">29.7234848485 , 30.2272727273 , 23</text:p>
      <text:p text:style-name="P2">29.7234848485 , 30.7310606061 , 23.33333333</text:p>
      <text:p text:style-name="P2">29.7234848485 , 31.2348484848 , 23.66666667</text:p>
      <text:p text:style-name="P2">29.7234848485 , 31.7386363636 , 24</text:p>
      <text:p text:style-name="P2">29.7234848485 , 32.2424242424 , 24.33333333</text:p>
      <text:p text:style-name="P2">29.7234848485 , 32.7462121212 , 24.66666667</text:p>
      <text:p text:style-name="P2">29.7234848485 , 33.25 , 25</text:p>
      <text:p text:style-name="P2">29.7234848485 , 33.7537878788 , 25.33333333</text:p>
      <text:p text:style-name="P2">29.7234848485 , 34.2575757576 , 25.66666667</text:p>
      <text:p text:style-name="P2">29.7234848485 , 34.7613636364 , 26</text:p>
      <text:p text:style-name="P2">29.7234848485 , 35.2651515152 , 26.33333333</text:p>
      <text:p text:style-name="P2">29.7234848485 , 35.7689393939 , 26.66666667</text:p>
      <text:p text:style-name="P2">29.7234848485 , 36.2727272727 , 27</text:p>
      <text:p text:style-name="P2">29.7234848485 , 36.7765151515 , 27.33333333</text:p>
      <text:p text:style-name="P2">29.7234848485 , 37.2803030303 , 27.66666667</text:p>
      <text:p text:style-name="P2">29.7234848485 , 37.7840909091 , 28</text:p>
      <text:p text:style-name="P2">29.7234848485 , 38.2878787879 , 28.33333333</text:p>
      <text:p text:style-name="P2">29.7234848485 , 38.7916666667 , 28.66666667</text:p>
      <text:p text:style-name="P2">29.7234848485 , 39.2954545455 , 29</text:p>
      <text:p text:style-name="P2">29.7234848485 , 39.7992424242 , 29.33333333</text:p>
      <text:p text:style-name="P2">29.7234848485 , 40.303030303 , 29.66666667</text:p>
      <text:p text:style-name="P2">29.7234848485 , 40.8068181818 , 30</text:p>
      <text:p text:style-name="P2">29.7234848485 , 41.3106060606 , 30.33333333</text:p>
      <text:p text:style-name="P2">29.7234848485 , 41.8143939394 , 30.66666667</text:p>
      <text:p text:style-name="P2">29.7234848485 , 42.3181818182 , 31</text:p>
      <text:p text:style-name="P2">29.7234848485 , 42.821969697 , 31.33333333</text:p>
      <text:p text:style-name="P2">29.7234848485 , 43.3257575758 , 31.66666667</text:p>
      <text:p text:style-name="P2">29.7234848485 , 43.8295454545 , 32</text:p>
      <text:p text:style-name="P2">29.7234848485 , 44.3333333333 , 32.33333333</text:p>
      <text:p text:style-name="P2">29.7234848485 , 44.8371212121 , 32.66666667</text:p>
      <text:p text:style-name="P2">29.7234848485 , 45.3409090909 , 33</text:p>
      <text:p text:style-name="P2">29.7234848485 , 45.8446969697 , 33.33333333</text:p>
      <text:p text:style-name="P2">29.7234848485 , 46.3484848485 , 33.66666667</text:p>
      <text:p text:style-name="P2">29.7234848485 , 46.8522727273 , 34</text:p>
      <text:p text:style-name="P2">29.7234848485 , 47.3560606061 , 34.33333333</text:p>
      <text:p text:style-name="P2">29.7234848485 , 47.8598484848 , 34.66666667</text:p>
      <text:p text:style-name="P2">29.7234848485 , 48.3636363636 , 35</text:p>
      <text:p text:style-name="P2">29.7234848485 , 48.8674242424 , 35</text:p>
      <text:p text:style-name="P2">29.7234848485 , 49.3712121212 , 35</text:p>
      <text:p text:style-name="P2">29.7234848485 , 49.875 , 35</text:p>
      <text:p text:style-name="P2">29.7234848485 , 50.3787878788 , 35</text:p>
      <text:p text:style-name="P2">29.7234848485 , 50.8825757576 , 35</text:p>
      <text:p text:style-name="P2">29.7234848485 , 51.3863636364 , 35</text:p>
      <text:p text:style-name="P2">29.7234848485 , 51.8901515152 , 35</text:p>
      <text:p text:style-name="P2">29.7234848485 , 52.3939393939 , 35</text:p>
      <text:p text:style-name="P2">29.7234848485 , 52.8977272727 , 35</text:p>
      <text:p text:style-name="P2">29.7234848485 , 53.4015151515 , 35</text:p>
      <text:p text:style-name="P2"><text:soft-page-break/>29.7234848485 , 53.9053030303 , 35</text:p>
      <text:p text:style-name="P2">29.7234848485 , 54.4090909091 , 35</text:p>
      <text:p text:style-name="P2">29.7234848485 , 54.9128787879 , 35</text:p>
      <text:p text:style-name="P2">29.7234848485 , 55.4166666667 , 35</text:p>
      <text:p text:style-name="P2">29.7234848485 , 55.9204545455 , 35</text:p>
      <text:p text:style-name="P2">29.7234848485 , 56.4242424242 , 35</text:p>
      <text:p text:style-name="P2">29.7234848485 , 56.928030303 , 35</text:p>
      <text:p text:style-name="P2">29.7234848485 , 57.4318181818 , 35</text:p>
      <text:p text:style-name="P2">29.7234848485 , 57.9356060606 , 35</text:p>
      <text:p text:style-name="P2">29.7234848485 , 58.4393939394 , 35</text:p>
      <text:p text:style-name="P2">29.7234848485 , 58.9431818182 , 35</text:p>
      <text:p text:style-name="P2">29.7234848485 , 59.446969697 , 35</text:p>
      <text:p text:style-name="P2">29.7234848485 , 59.9507575758 , 35</text:p>
      <text:p text:style-name="P2">29.7234848485 , 60.4545454545 , 35</text:p>
      <text:p text:style-name="P2">29.7234848485 , 60.9583333333 , 35</text:p>
      <text:p text:style-name="P2">29.7234848485 , 61.4621212121 , 35</text:p>
      <text:p text:style-name="P2">29.7234848485 , 61.9659090909 , 35</text:p>
      <text:p text:style-name="P2">29.7234848485 , 62.4696969697 , 35</text:p>
      <text:p text:style-name="P2">29.7234848485 , 62.9734848485 , 35</text:p>
      <text:p text:style-name="P2">29.7234848485 , 63.4772727273 , 35</text:p>
      <text:p text:style-name="P2">29.7234848485 , 63.9810606061 , 35</text:p>
      <text:p text:style-name="P2">29.7234848485 , 64.4848484848 , 35</text:p>
      <text:p text:style-name="P2">29.7234848485 , 64.9886363636 , 35</text:p>
      <text:p text:style-name="P2">29.7234848485 , 65.4924242424 , 35</text:p>
      <text:p text:style-name="P2">29.7234848485 , 65.9962121212 , 35</text:p>
      <text:p text:style-name="P2">29.7234848485 , 66.5 , 35</text:p>
      <text:p text:style-name="P2">30.2272727273 , 0.0 , 15</text:p>
      <text:p text:style-name="P2">30.2272727273 , 0.503787878788 , 15</text:p>
      <text:p text:style-name="P2">30.2272727273 , 1.00757575758 , 15</text:p>
      <text:p text:style-name="P2">30.2272727273 , 1.51136363636 , 15</text:p>
      <text:p text:style-name="P2">30.2272727273 , 2.01515151515 , 15</text:p>
      <text:p text:style-name="P2">30.2272727273 , 2.51893939394 , 15</text:p>
      <text:p text:style-name="P2">30.2272727273 , 3.02272727273 , 15</text:p>
      <text:p text:style-name="P2">30.2272727273 , 3.52651515152 , 15</text:p>
      <text:p text:style-name="P2">30.2272727273 , 4.0303030303 , 15</text:p>
      <text:p text:style-name="P2">30.2272727273 , 4.53409090909 , 15</text:p>
      <text:p text:style-name="P2">30.2272727273 , 5.03787878788 , 15</text:p>
      <text:p text:style-name="P2">30.2272727273 , 5.54166666667 , 15</text:p>
      <text:p text:style-name="P2">30.2272727273 , 6.04545454545 , 15</text:p>
      <text:p text:style-name="P2">30.2272727273 , 6.54924242424 , 15</text:p>
      <text:p text:style-name="P2">30.2272727273 , 7.05303030303 , 15</text:p>
      <text:p text:style-name="P2">30.2272727273 , 7.55681818182 , 15</text:p>
      <text:p text:style-name="P2">30.2272727273 , 8.06060606061 , 15</text:p>
      <text:p text:style-name="P2">30.2272727273 , 8.56439393939 , 15</text:p>
      <text:p text:style-name="P2">30.2272727273 , 9.06818181818 , 15</text:p>
      <text:p text:style-name="P2">30.2272727273 , 9.57196969697 , 15</text:p>
      <text:p text:style-name="P2">30.2272727273 , 10.0757575758 , 15</text:p>
      <text:p text:style-name="P2">30.2272727273 , 10.5795454545 , 15</text:p>
      <text:p text:style-name="P2">30.2272727273 , 11.0833333333 , 15</text:p>
      <text:p text:style-name="P2">30.2272727273 , 11.5871212121 , 15</text:p>
      <text:p text:style-name="P2">30.2272727273 , 12.0909090909 , 15</text:p>
      <text:p text:style-name="P2">30.2272727273 , 12.5946969697 , 15</text:p>
      <text:p text:style-name="P2"><text:soft-page-break/>30.2272727273 , 13.0984848485 , 15</text:p>
      <text:p text:style-name="P2">30.2272727273 , 13.6022727273 , 15</text:p>
      <text:p text:style-name="P2">30.2272727273 , 14.1060606061 , 15</text:p>
      <text:p text:style-name="P2">30.2272727273 , 14.6098484848 , 15</text:p>
      <text:p text:style-name="P2">30.2272727273 , 15.1136363636 , 15</text:p>
      <text:p text:style-name="P2">30.2272727273 , 15.6174242424 , 15</text:p>
      <text:p text:style-name="P2">30.2272727273 , 16.1212121212 , 15</text:p>
      <text:p text:style-name="P2">30.2272727273 , 16.625 , 15</text:p>
      <text:p text:style-name="P2">30.2272727273 , 17.1287878788 , 15</text:p>
      <text:p text:style-name="P2">30.2272727273 , 17.6325757576 , 15</text:p>
      <text:p text:style-name="P2">30.2272727273 , 18.1363636364 , 15</text:p>
      <text:p text:style-name="P2">30.2272727273 , 18.6401515152 , 15.33333333</text:p>
      <text:p text:style-name="P2">30.2272727273 , 19.1439393939 , 15.66666667</text:p>
      <text:p text:style-name="P2">30.2272727273 , 19.6477272727 , 16</text:p>
      <text:p text:style-name="P2">30.2272727273 , 20.1515151515 , 16.33333333</text:p>
      <text:p text:style-name="P2">30.2272727273 , 20.6553030303 , 16.66666667</text:p>
      <text:p text:style-name="P2">30.2272727273 , 21.1590909091 , 17</text:p>
      <text:p text:style-name="P2">30.2272727273 , 21.6628787879 , 17.33333333</text:p>
      <text:p text:style-name="P2">30.2272727273 , 22.1666666667 , 17.66666667</text:p>
      <text:p text:style-name="P2">30.2272727273 , 22.6704545455 , 18</text:p>
      <text:p text:style-name="P2">30.2272727273 , 23.1742424242 , 18.33333333</text:p>
      <text:p text:style-name="P2">30.2272727273 , 23.678030303 , 18.66666667</text:p>
      <text:p text:style-name="P2">30.2272727273 , 24.1818181818 , 19</text:p>
      <text:p text:style-name="P2">30.2272727273 , 24.6856060606 , 19.33333333</text:p>
      <text:p text:style-name="P2">30.2272727273 , 25.1893939394 , 19.66666667</text:p>
      <text:p text:style-name="P2">30.2272727273 , 25.6931818182 , 20</text:p>
      <text:p text:style-name="P2">30.2272727273 , 26.196969697 , 20.33333333</text:p>
      <text:p text:style-name="P2">30.2272727273 , 26.7007575758 , 20.66666667</text:p>
      <text:p text:style-name="P2">30.2272727273 , 27.2045454545 , 21</text:p>
      <text:p text:style-name="P2">30.2272727273 , 27.7083333333 , 21.33333333</text:p>
      <text:p text:style-name="P2">30.2272727273 , 28.2121212121 , 21.66666667</text:p>
      <text:p text:style-name="P2">30.2272727273 , 28.7159090909 , 22</text:p>
      <text:p text:style-name="P2">30.2272727273 , 29.2196969697 , 22.33333333</text:p>
      <text:p text:style-name="P2">30.2272727273 , 29.7234848485 , 22.66666667</text:p>
      <text:p text:style-name="P2">30.2272727273 , 30.2272727273 , 23</text:p>
      <text:p text:style-name="P2">30.2272727273 , 30.7310606061 , 23.33333333</text:p>
      <text:p text:style-name="P2">30.2272727273 , 31.2348484848 , 23.66666667</text:p>
      <text:p text:style-name="P2">30.2272727273 , 31.7386363636 , 24</text:p>
      <text:p text:style-name="P2">30.2272727273 , 32.2424242424 , 24.33333333</text:p>
      <text:p text:style-name="P2">30.2272727273 , 32.7462121212 , 24.66666667</text:p>
      <text:p text:style-name="P2">30.2272727273 , 33.25 , 25</text:p>
      <text:p text:style-name="P2">30.2272727273 , 33.7537878788 , 25.33333333</text:p>
      <text:p text:style-name="P2">30.2272727273 , 34.2575757576 , 25.66666667</text:p>
      <text:p text:style-name="P2">30.2272727273 , 34.7613636364 , 26</text:p>
      <text:p text:style-name="P2">30.2272727273 , 35.2651515152 , 26.33333333</text:p>
      <text:p text:style-name="P2">30.2272727273 , 35.7689393939 , 26.66666667</text:p>
      <text:p text:style-name="P2">30.2272727273 , 36.2727272727 , 27</text:p>
      <text:p text:style-name="P2">30.2272727273 , 36.7765151515 , 27.33333333</text:p>
      <text:p text:style-name="P2">30.2272727273 , 37.2803030303 , 27.66666667</text:p>
      <text:p text:style-name="P2">30.2272727273 , 37.7840909091 , 28</text:p>
      <text:p text:style-name="P2">30.2272727273 , 38.2878787879 , 28.33333333</text:p>
      <text:p text:style-name="P2">30.2272727273 , 38.7916666667 , 28.66666667</text:p>
      <text:p text:style-name="P2"><text:soft-page-break/>30.2272727273 , 39.2954545455 , 29</text:p>
      <text:p text:style-name="P2">30.2272727273 , 39.7992424242 , 29.33333333</text:p>
      <text:p text:style-name="P2">30.2272727273 , 40.303030303 , 29.66666667</text:p>
      <text:p text:style-name="P2">30.2272727273 , 40.8068181818 , 30</text:p>
      <text:p text:style-name="P2">30.2272727273 , 41.3106060606 , 30.33333333</text:p>
      <text:p text:style-name="P2">30.2272727273 , 41.8143939394 , 30.66666667</text:p>
      <text:p text:style-name="P2">30.2272727273 , 42.3181818182 , 31</text:p>
      <text:p text:style-name="P2">30.2272727273 , 42.821969697 , 31.33333333</text:p>
      <text:p text:style-name="P2">30.2272727273 , 43.3257575758 , 31.66666667</text:p>
      <text:p text:style-name="P2">30.2272727273 , 43.8295454545 , 32</text:p>
      <text:p text:style-name="P2">30.2272727273 , 44.3333333333 , 32.33333333</text:p>
      <text:p text:style-name="P2">30.2272727273 , 44.8371212121 , 32.66666667</text:p>
      <text:p text:style-name="P2">30.2272727273 , 45.3409090909 , 33</text:p>
      <text:p text:style-name="P2">30.2272727273 , 45.8446969697 , 33.33333333</text:p>
      <text:p text:style-name="P2">30.2272727273 , 46.3484848485 , 33.66666667</text:p>
      <text:p text:style-name="P2">30.2272727273 , 46.8522727273 , 34</text:p>
      <text:p text:style-name="P2">30.2272727273 , 47.3560606061 , 34.33333333</text:p>
      <text:p text:style-name="P2">30.2272727273 , 47.8598484848 , 34.66666667</text:p>
      <text:p text:style-name="P2">30.2272727273 , 48.3636363636 , 35</text:p>
      <text:p text:style-name="P2">30.2272727273 , 48.8674242424 , 35</text:p>
      <text:p text:style-name="P2">30.2272727273 , 49.3712121212 , 35</text:p>
      <text:p text:style-name="P2">30.2272727273 , 49.875 , 35</text:p>
      <text:p text:style-name="P2">30.2272727273 , 50.3787878788 , 35</text:p>
      <text:p text:style-name="P2">30.2272727273 , 50.8825757576 , 35</text:p>
      <text:p text:style-name="P2">30.2272727273 , 51.3863636364 , 35</text:p>
      <text:p text:style-name="P2">30.2272727273 , 51.8901515152 , 35</text:p>
      <text:p text:style-name="P2">30.2272727273 , 52.3939393939 , 35</text:p>
      <text:p text:style-name="P2">30.2272727273 , 52.8977272727 , 35</text:p>
      <text:p text:style-name="P2">30.2272727273 , 53.4015151515 , 35</text:p>
      <text:p text:style-name="P2">30.2272727273 , 53.9053030303 , 35</text:p>
      <text:p text:style-name="P2">30.2272727273 , 54.4090909091 , 35</text:p>
      <text:p text:style-name="P2">30.2272727273 , 54.9128787879 , 35</text:p>
      <text:p text:style-name="P2">30.2272727273 , 55.4166666667 , 35</text:p>
      <text:p text:style-name="P2">30.2272727273 , 55.9204545455 , 35</text:p>
      <text:p text:style-name="P2">30.2272727273 , 56.4242424242 , 35</text:p>
      <text:p text:style-name="P2">30.2272727273 , 56.928030303 , 35</text:p>
      <text:p text:style-name="P2">30.2272727273 , 57.4318181818 , 35</text:p>
      <text:p text:style-name="P2">30.2272727273 , 57.9356060606 , 35</text:p>
      <text:p text:style-name="P2">30.2272727273 , 58.4393939394 , 35</text:p>
      <text:p text:style-name="P2">30.2272727273 , 58.9431818182 , 35</text:p>
      <text:p text:style-name="P2">30.2272727273 , 59.446969697 , 35</text:p>
      <text:p text:style-name="P2">30.2272727273 , 59.9507575758 , 35</text:p>
      <text:p text:style-name="P2">30.2272727273 , 60.4545454545 , 35</text:p>
      <text:p text:style-name="P2">30.2272727273 , 60.9583333333 , 35</text:p>
      <text:p text:style-name="P2">30.2272727273 , 61.4621212121 , 35</text:p>
      <text:p text:style-name="P2">30.2272727273 , 61.9659090909 , 35</text:p>
      <text:p text:style-name="P2">30.2272727273 , 62.4696969697 , 35</text:p>
      <text:p text:style-name="P2">30.2272727273 , 62.9734848485 , 35</text:p>
      <text:p text:style-name="P2">30.2272727273 , 63.4772727273 , 35</text:p>
      <text:p text:style-name="P2">30.2272727273 , 63.9810606061 , 35</text:p>
      <text:p text:style-name="P2">30.2272727273 , 64.4848484848 , 35</text:p>
      <text:p text:style-name="P2">30.2272727273 , 64.9886363636 , 35</text:p>
      <text:p text:style-name="P2"><text:soft-page-break/>30.2272727273 , 65.4924242424 , 35</text:p>
      <text:p text:style-name="P2">30.2272727273 , 65.9962121212 , 35</text:p>
      <text:p text:style-name="P2">30.2272727273 , 66.5 , 35</text:p>
      <text:p text:style-name="P2">30.7310606061 , 0.0 , 15</text:p>
      <text:p text:style-name="P2">30.7310606061 , 0.503787878788 , 15</text:p>
      <text:p text:style-name="P2">30.7310606061 , 1.00757575758 , 15</text:p>
      <text:p text:style-name="P2">30.7310606061 , 1.51136363636 , 15</text:p>
      <text:p text:style-name="P2">30.7310606061 , 2.01515151515 , 15</text:p>
      <text:p text:style-name="P2">30.7310606061 , 2.51893939394 , 15</text:p>
      <text:p text:style-name="P2">30.7310606061 , 3.02272727273 , 15</text:p>
      <text:p text:style-name="P2">30.7310606061 , 3.52651515152 , 15</text:p>
      <text:p text:style-name="P2">30.7310606061 , 4.0303030303 , 15</text:p>
      <text:p text:style-name="P2">30.7310606061 , 4.53409090909 , 15</text:p>
      <text:p text:style-name="P2">30.7310606061 , 5.03787878788 , 15</text:p>
      <text:p text:style-name="P2">30.7310606061 , 5.54166666667 , 15</text:p>
      <text:p text:style-name="P2">30.7310606061 , 6.04545454545 , 15</text:p>
      <text:p text:style-name="P2">30.7310606061 , 6.54924242424 , 15</text:p>
      <text:p text:style-name="P2">30.7310606061 , 7.05303030303 , 15</text:p>
      <text:p text:style-name="P2">30.7310606061 , 7.55681818182 , 15</text:p>
      <text:p text:style-name="P2">30.7310606061 , 8.06060606061 , 15</text:p>
      <text:p text:style-name="P2">30.7310606061 , 8.56439393939 , 15</text:p>
      <text:p text:style-name="P2">30.7310606061 , 9.06818181818 , 15</text:p>
      <text:p text:style-name="P2">30.7310606061 , 9.57196969697 , 15</text:p>
      <text:p text:style-name="P2">30.7310606061 , 10.0757575758 , 15</text:p>
      <text:p text:style-name="P2">30.7310606061 , 10.5795454545 , 15</text:p>
      <text:p text:style-name="P2">30.7310606061 , 11.0833333333 , 15</text:p>
      <text:p text:style-name="P2">30.7310606061 , 11.5871212121 , 15</text:p>
      <text:p text:style-name="P2">30.7310606061 , 12.0909090909 , 15</text:p>
      <text:p text:style-name="P2">30.7310606061 , 12.5946969697 , 15</text:p>
      <text:p text:style-name="P2">30.7310606061 , 13.0984848485 , 15</text:p>
      <text:p text:style-name="P2">30.7310606061 , 13.6022727273 , 15</text:p>
      <text:p text:style-name="P2">30.7310606061 , 14.1060606061 , 15</text:p>
      <text:p text:style-name="P2">30.7310606061 , 14.6098484848 , 15</text:p>
      <text:p text:style-name="P2">30.7310606061 , 15.1136363636 , 15</text:p>
      <text:p text:style-name="P2">30.7310606061 , 15.6174242424 , 15</text:p>
      <text:p text:style-name="P2">30.7310606061 , 16.1212121212 , 15</text:p>
      <text:p text:style-name="P2">30.7310606061 , 16.625 , 15</text:p>
      <text:p text:style-name="P2">30.7310606061 , 17.1287878788 , 15</text:p>
      <text:p text:style-name="P2">30.7310606061 , 17.6325757576 , 15</text:p>
      <text:p text:style-name="P2">30.7310606061 , 18.1363636364 , 15</text:p>
      <text:p text:style-name="P2">30.7310606061 , 18.6401515152 , 15.33333333</text:p>
      <text:p text:style-name="P2">30.7310606061 , 19.1439393939 , 15.66666667</text:p>
      <text:p text:style-name="P2">30.7310606061 , 19.6477272727 , 16</text:p>
      <text:p text:style-name="P2">30.7310606061 , 20.1515151515 , 16.33333333</text:p>
      <text:p text:style-name="P2">30.7310606061 , 20.6553030303 , 16.66666667</text:p>
      <text:p text:style-name="P2">30.7310606061 , 21.1590909091 , 17</text:p>
      <text:p text:style-name="P2">30.7310606061 , 21.6628787879 , 17.33333333</text:p>
      <text:p text:style-name="P2">30.7310606061 , 22.1666666667 , 17.66666667</text:p>
      <text:p text:style-name="P2">30.7310606061 , 22.6704545455 , 18</text:p>
      <text:p text:style-name="P2">30.7310606061 , 23.1742424242 , 18.33333333</text:p>
      <text:p text:style-name="P2">30.7310606061 , 23.678030303 , 18.66666667</text:p>
      <text:p text:style-name="P2">30.7310606061 , 24.1818181818 , 19</text:p>
      <text:p text:style-name="P2"><text:soft-page-break/>30.7310606061 , 24.6856060606 , 19.33333333</text:p>
      <text:p text:style-name="P2">30.7310606061 , 25.1893939394 , 19.66666667</text:p>
      <text:p text:style-name="P2">30.7310606061 , 25.6931818182 , 20</text:p>
      <text:p text:style-name="P2">30.7310606061 , 26.196969697 , 20.33333333</text:p>
      <text:p text:style-name="P2">30.7310606061 , 26.7007575758 , 20.66666667</text:p>
      <text:p text:style-name="P2">30.7310606061 , 27.2045454545 , 21</text:p>
      <text:p text:style-name="P2">30.7310606061 , 27.7083333333 , 21.33333333</text:p>
      <text:p text:style-name="P2">30.7310606061 , 28.2121212121 , 21.66666667</text:p>
      <text:p text:style-name="P2">30.7310606061 , 28.7159090909 , 22</text:p>
      <text:p text:style-name="P2">30.7310606061 , 29.2196969697 , 22.33333333</text:p>
      <text:p text:style-name="P2">30.7310606061 , 29.7234848485 , 22.66666667</text:p>
      <text:p text:style-name="P2">30.7310606061 , 30.2272727273 , 23</text:p>
      <text:p text:style-name="P2">30.7310606061 , 30.7310606061 , 23.33333333</text:p>
      <text:p text:style-name="P2">30.7310606061 , 31.2348484848 , 23.66666667</text:p>
      <text:p text:style-name="P2">30.7310606061 , 31.7386363636 , 24</text:p>
      <text:p text:style-name="P2">30.7310606061 , 32.2424242424 , 24.33333333</text:p>
      <text:p text:style-name="P2">30.7310606061 , 32.7462121212 , 24.66666667</text:p>
      <text:p text:style-name="P2">30.7310606061 , 33.25 , 25</text:p>
      <text:p text:style-name="P2">30.7310606061 , 33.7537878788 , 25.33333333</text:p>
      <text:p text:style-name="P2">30.7310606061 , 34.2575757576 , 25.66666667</text:p>
      <text:p text:style-name="P2">30.7310606061 , 34.7613636364 , 26</text:p>
      <text:p text:style-name="P2">30.7310606061 , 35.2651515152 , 26.33333333</text:p>
      <text:p text:style-name="P2">30.7310606061 , 35.7689393939 , 26.66666667</text:p>
      <text:p text:style-name="P2">30.7310606061 , 36.2727272727 , 27</text:p>
      <text:p text:style-name="P2">30.7310606061 , 36.7765151515 , 27.33333333</text:p>
      <text:p text:style-name="P2">30.7310606061 , 37.2803030303 , 27.66666667</text:p>
      <text:p text:style-name="P2">30.7310606061 , 37.7840909091 , 28</text:p>
      <text:p text:style-name="P2">30.7310606061 , 38.2878787879 , 28.33333333</text:p>
      <text:p text:style-name="P2">30.7310606061 , 38.7916666667 , 28.66666667</text:p>
      <text:p text:style-name="P2">30.7310606061 , 39.2954545455 , 29</text:p>
      <text:p text:style-name="P2">30.7310606061 , 39.7992424242 , 29.33333333</text:p>
      <text:p text:style-name="P2">30.7310606061 , 40.303030303 , 29.66666667</text:p>
      <text:p text:style-name="P2">30.7310606061 , 40.8068181818 , 30</text:p>
      <text:p text:style-name="P2">30.7310606061 , 41.3106060606 , 30.33333333</text:p>
      <text:p text:style-name="P2">30.7310606061 , 41.8143939394 , 30.66666667</text:p>
      <text:p text:style-name="P2">30.7310606061 , 42.3181818182 , 31</text:p>
      <text:p text:style-name="P2">30.7310606061 , 42.821969697 , 31.33333333</text:p>
      <text:p text:style-name="P2">30.7310606061 , 43.3257575758 , 31.66666667</text:p>
      <text:p text:style-name="P2">30.7310606061 , 43.8295454545 , 32</text:p>
      <text:p text:style-name="P2">30.7310606061 , 44.3333333333 , 32.33333333</text:p>
      <text:p text:style-name="P2">30.7310606061 , 44.8371212121 , 32.66666667</text:p>
      <text:p text:style-name="P2">30.7310606061 , 45.3409090909 , 33</text:p>
      <text:p text:style-name="P2">30.7310606061 , 45.8446969697 , 33.33333333</text:p>
      <text:p text:style-name="P2">30.7310606061 , 46.3484848485 , 33.66666667</text:p>
      <text:p text:style-name="P2">30.7310606061 , 46.8522727273 , 34</text:p>
      <text:p text:style-name="P2">30.7310606061 , 47.3560606061 , 34.33333333</text:p>
      <text:p text:style-name="P2">30.7310606061 , 47.8598484848 , 34.66666667</text:p>
      <text:p text:style-name="P2">30.7310606061 , 48.3636363636 , 35</text:p>
      <text:p text:style-name="P2">30.7310606061 , 48.8674242424 , 35</text:p>
      <text:p text:style-name="P2">30.7310606061 , 49.3712121212 , 35</text:p>
      <text:p text:style-name="P2">30.7310606061 , 49.875 , 35</text:p>
      <text:p text:style-name="P2">30.7310606061 , 50.3787878788 , 35</text:p>
      <text:p text:style-name="P2"><text:soft-page-break/>30.7310606061 , 50.8825757576 , 35</text:p>
      <text:p text:style-name="P2">30.7310606061 , 51.3863636364 , 35</text:p>
      <text:p text:style-name="P2">30.7310606061 , 51.8901515152 , 35</text:p>
      <text:p text:style-name="P2">30.7310606061 , 52.3939393939 , 35</text:p>
      <text:p text:style-name="P2">30.7310606061 , 52.8977272727 , 35</text:p>
      <text:p text:style-name="P2">30.7310606061 , 53.4015151515 , 35</text:p>
      <text:p text:style-name="P2">30.7310606061 , 53.9053030303 , 35</text:p>
      <text:p text:style-name="P2">30.7310606061 , 54.4090909091 , 35</text:p>
      <text:p text:style-name="P2">30.7310606061 , 54.9128787879 , 35</text:p>
      <text:p text:style-name="P2">30.7310606061 , 55.4166666667 , 35</text:p>
      <text:p text:style-name="P2">30.7310606061 , 55.9204545455 , 35</text:p>
      <text:p text:style-name="P2">30.7310606061 , 56.4242424242 , 35</text:p>
      <text:p text:style-name="P2">30.7310606061 , 56.928030303 , 35</text:p>
      <text:p text:style-name="P2">30.7310606061 , 57.4318181818 , 35</text:p>
      <text:p text:style-name="P2">30.7310606061 , 57.9356060606 , 35</text:p>
      <text:p text:style-name="P2">30.7310606061 , 58.4393939394 , 35</text:p>
      <text:p text:style-name="P2">30.7310606061 , 58.9431818182 , 35</text:p>
      <text:p text:style-name="P2">30.7310606061 , 59.446969697 , 35</text:p>
      <text:p text:style-name="P2">30.7310606061 , 59.9507575758 , 35</text:p>
      <text:p text:style-name="P2">30.7310606061 , 60.4545454545 , 35</text:p>
      <text:p text:style-name="P2">30.7310606061 , 60.9583333333 , 35</text:p>
      <text:p text:style-name="P2">30.7310606061 , 61.4621212121 , 35</text:p>
      <text:p text:style-name="P2">30.7310606061 , 61.9659090909 , 35</text:p>
      <text:p text:style-name="P2">30.7310606061 , 62.4696969697 , 35</text:p>
      <text:p text:style-name="P2">30.7310606061 , 62.9734848485 , 35</text:p>
      <text:p text:style-name="P2">30.7310606061 , 63.4772727273 , 35</text:p>
      <text:p text:style-name="P2">30.7310606061 , 63.9810606061 , 35</text:p>
      <text:p text:style-name="P2">30.7310606061 , 64.4848484848 , 35</text:p>
      <text:p text:style-name="P2">30.7310606061 , 64.9886363636 , 35</text:p>
      <text:p text:style-name="P2">30.7310606061 , 65.4924242424 , 35</text:p>
      <text:p text:style-name="P2">30.7310606061 , 65.9962121212 , 35</text:p>
      <text:p text:style-name="P2">30.7310606061 , 66.5 , 35</text:p>
      <text:p text:style-name="P2">31.2348484848 , 0.0 , 15</text:p>
      <text:p text:style-name="P2">31.2348484848 , 0.503787878788 , 15</text:p>
      <text:p text:style-name="P2">31.2348484848 , 1.00757575758 , 15</text:p>
      <text:p text:style-name="P2">31.2348484848 , 1.51136363636 , 15</text:p>
      <text:p text:style-name="P2">31.2348484848 , 2.01515151515 , 15</text:p>
      <text:p text:style-name="P2">31.2348484848 , 2.51893939394 , 15</text:p>
      <text:p text:style-name="P2">31.2348484848 , 3.02272727273 , 15</text:p>
      <text:p text:style-name="P2">31.2348484848 , 3.52651515152 , 15</text:p>
      <text:p text:style-name="P2">31.2348484848 , 4.0303030303 , 15</text:p>
      <text:p text:style-name="P2">31.2348484848 , 4.53409090909 , 15</text:p>
      <text:p text:style-name="P2">31.2348484848 , 5.03787878788 , 15</text:p>
      <text:p text:style-name="P2">31.2348484848 , 5.54166666667 , 15</text:p>
      <text:p text:style-name="P2">31.2348484848 , 6.04545454545 , 15</text:p>
      <text:p text:style-name="P2">31.2348484848 , 6.54924242424 , 15</text:p>
      <text:p text:style-name="P2">31.2348484848 , 7.05303030303 , 15</text:p>
      <text:p text:style-name="P2">31.2348484848 , 7.55681818182 , 15</text:p>
      <text:p text:style-name="P2">31.2348484848 , 8.06060606061 , 15</text:p>
      <text:p text:style-name="P2">31.2348484848 , 8.56439393939 , 15</text:p>
      <text:p text:style-name="P2">31.2348484848 , 9.06818181818 , 15</text:p>
      <text:p text:style-name="P2">31.2348484848 , 9.57196969697 , 15</text:p>
      <text:p text:style-name="P2"><text:soft-page-break/>31.2348484848 , 10.0757575758 , 15</text:p>
      <text:p text:style-name="P2">31.2348484848 , 10.5795454545 , 15</text:p>
      <text:p text:style-name="P2">31.2348484848 , 11.0833333333 , 15</text:p>
      <text:p text:style-name="P2">31.2348484848 , 11.5871212121 , 15</text:p>
      <text:p text:style-name="P2">31.2348484848 , 12.0909090909 , 15</text:p>
      <text:p text:style-name="P2">31.2348484848 , 12.5946969697 , 15</text:p>
      <text:p text:style-name="P2">31.2348484848 , 13.0984848485 , 15</text:p>
      <text:p text:style-name="P2">31.2348484848 , 13.6022727273 , 15</text:p>
      <text:p text:style-name="P2">31.2348484848 , 14.1060606061 , 15</text:p>
      <text:p text:style-name="P2">31.2348484848 , 14.6098484848 , 15</text:p>
      <text:p text:style-name="P2">31.2348484848 , 15.1136363636 , 15</text:p>
      <text:p text:style-name="P2">31.2348484848 , 15.6174242424 , 15</text:p>
      <text:p text:style-name="P2">31.2348484848 , 16.1212121212 , 15</text:p>
      <text:p text:style-name="P2">31.2348484848 , 16.625 , 15</text:p>
      <text:p text:style-name="P2">31.2348484848 , 17.1287878788 , 15</text:p>
      <text:p text:style-name="P2">31.2348484848 , 17.6325757576 , 15</text:p>
      <text:p text:style-name="P2">31.2348484848 , 18.1363636364 , 15</text:p>
      <text:p text:style-name="P2">31.2348484848 , 18.6401515152 , 15.33333333</text:p>
      <text:p text:style-name="P2">31.2348484848 , 19.1439393939 , 15.66666667</text:p>
      <text:p text:style-name="P2">31.2348484848 , 19.6477272727 , 16</text:p>
      <text:p text:style-name="P2">31.2348484848 , 20.1515151515 , 16.33333333</text:p>
      <text:p text:style-name="P2">31.2348484848 , 20.6553030303 , 16.66666667</text:p>
      <text:p text:style-name="P2">31.2348484848 , 21.1590909091 , 17</text:p>
      <text:p text:style-name="P2">31.2348484848 , 21.6628787879 , 17.33333333</text:p>
      <text:p text:style-name="P2">31.2348484848 , 22.1666666667 , 17.66666667</text:p>
      <text:p text:style-name="P2">31.2348484848 , 22.6704545455 , 18</text:p>
      <text:p text:style-name="P2">31.2348484848 , 23.1742424242 , 18.33333333</text:p>
      <text:p text:style-name="P2">31.2348484848 , 23.678030303 , 18.66666667</text:p>
      <text:p text:style-name="P2">31.2348484848 , 24.1818181818 , 19</text:p>
      <text:p text:style-name="P2">31.2348484848 , 24.6856060606 , 19.33333333</text:p>
      <text:p text:style-name="P2">31.2348484848 , 25.1893939394 , 19.66666667</text:p>
      <text:p text:style-name="P2">31.2348484848 , 25.6931818182 , 20</text:p>
      <text:p text:style-name="P2">31.2348484848 , 26.196969697 , 20.33333333</text:p>
      <text:p text:style-name="P2">31.2348484848 , 26.7007575758 , 20.66666667</text:p>
      <text:p text:style-name="P2">31.2348484848 , 27.2045454545 , 21</text:p>
      <text:p text:style-name="P2">31.2348484848 , 27.7083333333 , 21.33333333</text:p>
      <text:p text:style-name="P2">31.2348484848 , 28.2121212121 , 21.66666667</text:p>
      <text:p text:style-name="P2">31.2348484848 , 28.7159090909 , 22</text:p>
      <text:p text:style-name="P2">31.2348484848 , 29.2196969697 , 22.33333333</text:p>
      <text:p text:style-name="P2">31.2348484848 , 29.7234848485 , 22.66666667</text:p>
      <text:p text:style-name="P2">31.2348484848 , 30.2272727273 , 23</text:p>
      <text:p text:style-name="P2">31.2348484848 , 30.7310606061 , 23.33333333</text:p>
      <text:p text:style-name="P2">31.2348484848 , 31.2348484848 , 23.66666667</text:p>
      <text:p text:style-name="P2">31.2348484848 , 31.7386363636 , 24</text:p>
      <text:p text:style-name="P2">31.2348484848 , 32.2424242424 , 24.33333333</text:p>
      <text:p text:style-name="P2">31.2348484848 , 32.7462121212 , 24.66666667</text:p>
      <text:p text:style-name="P2">31.2348484848 , 33.25 , 25</text:p>
      <text:p text:style-name="P2">31.2348484848 , 33.7537878788 , 25.33333333</text:p>
      <text:p text:style-name="P2">31.2348484848 , 34.2575757576 , 25.66666667</text:p>
      <text:p text:style-name="P2">31.2348484848 , 34.7613636364 , 26</text:p>
      <text:p text:style-name="P2">31.2348484848 , 35.2651515152 , 26.33333333</text:p>
      <text:p text:style-name="P2">31.2348484848 , 35.7689393939 , 26.66666667</text:p>
      <text:p text:style-name="P2"><text:soft-page-break/>31.2348484848 , 36.2727272727 , 27</text:p>
      <text:p text:style-name="P2">31.2348484848 , 36.7765151515 , 27.33333333</text:p>
      <text:p text:style-name="P2">31.2348484848 , 37.2803030303 , 27.66666667</text:p>
      <text:p text:style-name="P2">31.2348484848 , 37.7840909091 , 28</text:p>
      <text:p text:style-name="P2">31.2348484848 , 38.2878787879 , 28.33333333</text:p>
      <text:p text:style-name="P2">31.2348484848 , 38.7916666667 , 28.66666667</text:p>
      <text:p text:style-name="P2">31.2348484848 , 39.2954545455 , 29</text:p>
      <text:p text:style-name="P2">31.2348484848 , 39.7992424242 , 29.33333333</text:p>
      <text:p text:style-name="P2">31.2348484848 , 40.303030303 , 29.66666667</text:p>
      <text:p text:style-name="P2">31.2348484848 , 40.8068181818 , 30</text:p>
      <text:p text:style-name="P2">31.2348484848 , 41.3106060606 , 30.33333333</text:p>
      <text:p text:style-name="P2">31.2348484848 , 41.8143939394 , 30.66666667</text:p>
      <text:p text:style-name="P2">31.2348484848 , 42.3181818182 , 31</text:p>
      <text:p text:style-name="P2">31.2348484848 , 42.821969697 , 31.33333333</text:p>
      <text:p text:style-name="P2">31.2348484848 , 43.3257575758 , 31.66666667</text:p>
      <text:p text:style-name="P2">31.2348484848 , 43.8295454545 , 32</text:p>
      <text:p text:style-name="P2">31.2348484848 , 44.3333333333 , 32.33333333</text:p>
      <text:p text:style-name="P2">31.2348484848 , 44.8371212121 , 32.66666667</text:p>
      <text:p text:style-name="P2">31.2348484848 , 45.3409090909 , 33</text:p>
      <text:p text:style-name="P2">31.2348484848 , 45.8446969697 , 33.33333333</text:p>
      <text:p text:style-name="P2">31.2348484848 , 46.3484848485 , 33.66666667</text:p>
      <text:p text:style-name="P2">31.2348484848 , 46.8522727273 , 34</text:p>
      <text:p text:style-name="P2">31.2348484848 , 47.3560606061 , 34.33333333</text:p>
      <text:p text:style-name="P2">31.2348484848 , 47.8598484848 , 34.66666667</text:p>
      <text:p text:style-name="P2">31.2348484848 , 48.3636363636 , 35</text:p>
      <text:p text:style-name="P2">31.2348484848 , 48.8674242424 , 35</text:p>
      <text:p text:style-name="P2">31.2348484848 , 49.3712121212 , 35</text:p>
      <text:p text:style-name="P2">31.2348484848 , 49.875 , 35</text:p>
      <text:p text:style-name="P2">31.2348484848 , 50.3787878788 , 35</text:p>
      <text:p text:style-name="P2">31.2348484848 , 50.8825757576 , 35</text:p>
      <text:p text:style-name="P2">31.2348484848 , 51.3863636364 , 35</text:p>
      <text:p text:style-name="P2">31.2348484848 , 51.8901515152 , 35</text:p>
      <text:p text:style-name="P2">31.2348484848 , 52.3939393939 , 35</text:p>
      <text:p text:style-name="P2">31.2348484848 , 52.8977272727 , 35</text:p>
      <text:p text:style-name="P2">31.2348484848 , 53.4015151515 , 35</text:p>
      <text:p text:style-name="P2">31.2348484848 , 53.9053030303 , 35</text:p>
      <text:p text:style-name="P2">31.2348484848 , 54.4090909091 , 35</text:p>
      <text:p text:style-name="P2">31.2348484848 , 54.9128787879 , 35</text:p>
      <text:p text:style-name="P2">31.2348484848 , 55.4166666667 , 35</text:p>
      <text:p text:style-name="P2">31.2348484848 , 55.9204545455 , 35</text:p>
      <text:p text:style-name="P2">31.2348484848 , 56.4242424242 , 35</text:p>
      <text:p text:style-name="P2">31.2348484848 , 56.928030303 , 35</text:p>
      <text:p text:style-name="P2">31.2348484848 , 57.4318181818 , 35</text:p>
      <text:p text:style-name="P2">31.2348484848 , 57.9356060606 , 35</text:p>
      <text:p text:style-name="P2">31.2348484848 , 58.4393939394 , 35</text:p>
      <text:p text:style-name="P2">31.2348484848 , 58.9431818182 , 35</text:p>
      <text:p text:style-name="P2">31.2348484848 , 59.446969697 , 35</text:p>
      <text:p text:style-name="P2">31.2348484848 , 59.9507575758 , 35</text:p>
      <text:p text:style-name="P2">31.2348484848 , 60.4545454545 , 35</text:p>
      <text:p text:style-name="P2">31.2348484848 , 60.9583333333 , 35</text:p>
      <text:p text:style-name="P2">31.2348484848 , 61.4621212121 , 35</text:p>
      <text:p text:style-name="P2">31.2348484848 , 61.9659090909 , 35</text:p>
      <text:p text:style-name="P2"><text:soft-page-break/>31.2348484848 , 62.4696969697 , 35</text:p>
      <text:p text:style-name="P2">31.2348484848 , 62.9734848485 , 35</text:p>
      <text:p text:style-name="P2">31.2348484848 , 63.4772727273 , 35</text:p>
      <text:p text:style-name="P2">31.2348484848 , 63.9810606061 , 35</text:p>
      <text:p text:style-name="P2">31.2348484848 , 64.4848484848 , 35</text:p>
      <text:p text:style-name="P2">31.2348484848 , 64.9886363636 , 35</text:p>
      <text:p text:style-name="P2">31.2348484848 , 65.4924242424 , 35</text:p>
      <text:p text:style-name="P2">31.2348484848 , 65.9962121212 , 35</text:p>
      <text:p text:style-name="P2">31.2348484848 , 66.5 , 35</text:p>
      <text:p text:style-name="P2">31.7386363636 , 0.0 , 15</text:p>
      <text:p text:style-name="P2">31.7386363636 , 0.503787878788 , 15</text:p>
      <text:p text:style-name="P2">31.7386363636 , 1.00757575758 , 15</text:p>
      <text:p text:style-name="P2">31.7386363636 , 1.51136363636 , 15</text:p>
      <text:p text:style-name="P2">31.7386363636 , 2.01515151515 , 15</text:p>
      <text:p text:style-name="P2">31.7386363636 , 2.51893939394 , 15</text:p>
      <text:p text:style-name="P2">31.7386363636 , 3.02272727273 , 15</text:p>
      <text:p text:style-name="P2">31.7386363636 , 3.52651515152 , 15</text:p>
      <text:p text:style-name="P2">31.7386363636 , 4.0303030303 , 15</text:p>
      <text:p text:style-name="P2">31.7386363636 , 4.53409090909 , 15</text:p>
      <text:p text:style-name="P2">31.7386363636 , 5.03787878788 , 15</text:p>
      <text:p text:style-name="P2">31.7386363636 , 5.54166666667 , 15</text:p>
      <text:p text:style-name="P2">31.7386363636 , 6.04545454545 , 15</text:p>
      <text:p text:style-name="P2">31.7386363636 , 6.54924242424 , 15</text:p>
      <text:p text:style-name="P2">31.7386363636 , 7.05303030303 , 15</text:p>
      <text:p text:style-name="P2">31.7386363636 , 7.55681818182 , 15</text:p>
      <text:p text:style-name="P2">31.7386363636 , 8.06060606061 , 15</text:p>
      <text:p text:style-name="P2">31.7386363636 , 8.56439393939 , 15</text:p>
      <text:p text:style-name="P2">31.7386363636 , 9.06818181818 , 15</text:p>
      <text:p text:style-name="P2">31.7386363636 , 9.57196969697 , 15</text:p>
      <text:p text:style-name="P2">31.7386363636 , 10.0757575758 , 15</text:p>
      <text:p text:style-name="P2">31.7386363636 , 10.5795454545 , 15</text:p>
      <text:p text:style-name="P2">31.7386363636 , 11.0833333333 , 15</text:p>
      <text:p text:style-name="P2">31.7386363636 , 11.5871212121 , 15</text:p>
      <text:p text:style-name="P2">31.7386363636 , 12.0909090909 , 15</text:p>
      <text:p text:style-name="P2">31.7386363636 , 12.5946969697 , 15</text:p>
      <text:p text:style-name="P2">31.7386363636 , 13.0984848485 , 15</text:p>
      <text:p text:style-name="P2">31.7386363636 , 13.6022727273 , 15</text:p>
      <text:p text:style-name="P2">31.7386363636 , 14.1060606061 , 15</text:p>
      <text:p text:style-name="P2">31.7386363636 , 14.6098484848 , 15</text:p>
      <text:p text:style-name="P2">31.7386363636 , 15.1136363636 , 15</text:p>
      <text:p text:style-name="P2">31.7386363636 , 15.6174242424 , 15</text:p>
      <text:p text:style-name="P2">31.7386363636 , 16.1212121212 , 15</text:p>
      <text:p text:style-name="P2">31.7386363636 , 16.625 , 15</text:p>
      <text:p text:style-name="P2">31.7386363636 , 17.1287878788 , 15</text:p>
      <text:p text:style-name="P2">31.7386363636 , 17.6325757576 , 15</text:p>
      <text:p text:style-name="P2">31.7386363636 , 18.1363636364 , 15</text:p>
      <text:p text:style-name="P2">31.7386363636 , 18.6401515152 , 15.33333333</text:p>
      <text:p text:style-name="P2">31.7386363636 , 19.1439393939 , 15.66666667</text:p>
      <text:p text:style-name="P2">31.7386363636 , 19.6477272727 , 16</text:p>
      <text:p text:style-name="P2">31.7386363636 , 20.1515151515 , 16.33333333</text:p>
      <text:p text:style-name="P2">31.7386363636 , 20.6553030303 , 16.66666667</text:p>
      <text:p text:style-name="P2">31.7386363636 , 21.1590909091 , 17</text:p>
      <text:p text:style-name="P2"><text:soft-page-break/>31.7386363636 , 21.6628787879 , 17.33333333</text:p>
      <text:p text:style-name="P2">31.7386363636 , 22.1666666667 , 17.66666667</text:p>
      <text:p text:style-name="P2">31.7386363636 , 22.6704545455 , 18</text:p>
      <text:p text:style-name="P2">31.7386363636 , 23.1742424242 , 18.33333333</text:p>
      <text:p text:style-name="P2">31.7386363636 , 23.678030303 , 18.66666667</text:p>
      <text:p text:style-name="P2">31.7386363636 , 24.1818181818 , 19</text:p>
      <text:p text:style-name="P2">31.7386363636 , 24.6856060606 , 19.33333333</text:p>
      <text:p text:style-name="P2">31.7386363636 , 25.1893939394 , 19.66666667</text:p>
      <text:p text:style-name="P2">31.7386363636 , 25.6931818182 , 20</text:p>
      <text:p text:style-name="P2">31.7386363636 , 26.196969697 , 20.33333333</text:p>
      <text:p text:style-name="P2">31.7386363636 , 26.7007575758 , 20.66666667</text:p>
      <text:p text:style-name="P2">31.7386363636 , 27.2045454545 , 21</text:p>
      <text:p text:style-name="P2">31.7386363636 , 27.7083333333 , 21.33333333</text:p>
      <text:p text:style-name="P2">31.7386363636 , 28.2121212121 , 21.66666667</text:p>
      <text:p text:style-name="P2">31.7386363636 , 28.7159090909 , 22</text:p>
      <text:p text:style-name="P2">31.7386363636 , 29.2196969697 , 22.33333333</text:p>
      <text:p text:style-name="P2">31.7386363636 , 29.7234848485 , 22.66666667</text:p>
      <text:p text:style-name="P2">31.7386363636 , 30.2272727273 , 23</text:p>
      <text:p text:style-name="P2">31.7386363636 , 30.7310606061 , 23.33333333</text:p>
      <text:p text:style-name="P2">31.7386363636 , 31.2348484848 , 23.66666667</text:p>
      <text:p text:style-name="P2">31.7386363636 , 31.7386363636 , 24</text:p>
      <text:p text:style-name="P2">31.7386363636 , 32.2424242424 , 24.33333333</text:p>
      <text:p text:style-name="P2">31.7386363636 , 32.7462121212 , 24.66666667</text:p>
      <text:p text:style-name="P2">31.7386363636 , 33.25 , 25</text:p>
      <text:p text:style-name="P2">31.7386363636 , 33.7537878788 , 25.33333333</text:p>
      <text:p text:style-name="P2">31.7386363636 , 34.2575757576 , 25.66666667</text:p>
      <text:p text:style-name="P2">31.7386363636 , 34.7613636364 , 26</text:p>
      <text:p text:style-name="P2">31.7386363636 , 35.2651515152 , 26.33333333</text:p>
      <text:p text:style-name="P2">31.7386363636 , 35.7689393939 , 26.66666667</text:p>
      <text:p text:style-name="P2">31.7386363636 , 36.2727272727 , 27</text:p>
      <text:p text:style-name="P2">31.7386363636 , 36.7765151515 , 27.33333333</text:p>
      <text:p text:style-name="P2">31.7386363636 , 37.2803030303 , 27.66666667</text:p>
      <text:p text:style-name="P2">31.7386363636 , 37.7840909091 , 28</text:p>
      <text:p text:style-name="P2">31.7386363636 , 38.2878787879 , 28.33333333</text:p>
      <text:p text:style-name="P2">31.7386363636 , 38.7916666667 , 28.66666667</text:p>
      <text:p text:style-name="P2">31.7386363636 , 39.2954545455 , 29</text:p>
      <text:p text:style-name="P2">31.7386363636 , 39.7992424242 , 29.33333333</text:p>
      <text:p text:style-name="P2">31.7386363636 , 40.303030303 , 29.66666667</text:p>
      <text:p text:style-name="P2">31.7386363636 , 40.8068181818 , 30</text:p>
      <text:p text:style-name="P2">31.7386363636 , 41.3106060606 , 30.33333333</text:p>
      <text:p text:style-name="P2">31.7386363636 , 41.8143939394 , 30.66666667</text:p>
      <text:p text:style-name="P2">31.7386363636 , 42.3181818182 , 31</text:p>
      <text:p text:style-name="P2">31.7386363636 , 42.821969697 , 31.33333333</text:p>
      <text:p text:style-name="P2">31.7386363636 , 43.3257575758 , 31.66666667</text:p>
      <text:p text:style-name="P2">31.7386363636 , 43.8295454545 , 32</text:p>
      <text:p text:style-name="P2">31.7386363636 , 44.3333333333 , 32.33333333</text:p>
      <text:p text:style-name="P2">31.7386363636 , 44.8371212121 , 32.66666667</text:p>
      <text:p text:style-name="P2">31.7386363636 , 45.3409090909 , 33</text:p>
      <text:p text:style-name="P2">31.7386363636 , 45.8446969697 , 33.33333333</text:p>
      <text:p text:style-name="P2">31.7386363636 , 46.3484848485 , 33.66666667</text:p>
      <text:p text:style-name="P2">31.7386363636 , 46.8522727273 , 34</text:p>
      <text:p text:style-name="P2">31.7386363636 , 47.3560606061 , 34.33333333</text:p>
      <text:p text:style-name="P2"><text:soft-page-break/>31.7386363636 , 47.8598484848 , 34.66666667</text:p>
      <text:p text:style-name="P2">31.7386363636 , 48.3636363636 , 35</text:p>
      <text:p text:style-name="P2">31.7386363636 , 48.8674242424 , 35</text:p>
      <text:p text:style-name="P2">31.7386363636 , 49.3712121212 , 35</text:p>
      <text:p text:style-name="P2">31.7386363636 , 49.875 , 35</text:p>
      <text:p text:style-name="P2">31.7386363636 , 50.3787878788 , 35</text:p>
      <text:p text:style-name="P2">31.7386363636 , 50.8825757576 , 35</text:p>
      <text:p text:style-name="P2">31.7386363636 , 51.3863636364 , 35</text:p>
      <text:p text:style-name="P2">31.7386363636 , 51.8901515152 , 35</text:p>
      <text:p text:style-name="P2">31.7386363636 , 52.3939393939 , 35</text:p>
      <text:p text:style-name="P2">31.7386363636 , 52.8977272727 , 35</text:p>
      <text:p text:style-name="P2">31.7386363636 , 53.4015151515 , 35</text:p>
      <text:p text:style-name="P2">31.7386363636 , 53.9053030303 , 35</text:p>
      <text:p text:style-name="P2">31.7386363636 , 54.4090909091 , 35</text:p>
      <text:p text:style-name="P2">31.7386363636 , 54.9128787879 , 35</text:p>
      <text:p text:style-name="P2">31.7386363636 , 55.4166666667 , 35</text:p>
      <text:p text:style-name="P2">31.7386363636 , 55.9204545455 , 35</text:p>
      <text:p text:style-name="P2">31.7386363636 , 56.4242424242 , 35</text:p>
      <text:p text:style-name="P2">31.7386363636 , 56.928030303 , 35</text:p>
      <text:p text:style-name="P2">31.7386363636 , 57.4318181818 , 35</text:p>
      <text:p text:style-name="P2">31.7386363636 , 57.9356060606 , 35</text:p>
      <text:p text:style-name="P2">31.7386363636 , 58.4393939394 , 35</text:p>
      <text:p text:style-name="P2">31.7386363636 , 58.9431818182 , 35</text:p>
      <text:p text:style-name="P2">31.7386363636 , 59.446969697 , 35</text:p>
      <text:p text:style-name="P2">31.7386363636 , 59.9507575758 , 35</text:p>
      <text:p text:style-name="P2">31.7386363636 , 60.4545454545 , 35</text:p>
      <text:p text:style-name="P2">31.7386363636 , 60.9583333333 , 35</text:p>
      <text:p text:style-name="P2">31.7386363636 , 61.4621212121 , 35</text:p>
      <text:p text:style-name="P2">31.7386363636 , 61.9659090909 , 35</text:p>
      <text:p text:style-name="P2">31.7386363636 , 62.4696969697 , 35</text:p>
      <text:p text:style-name="P2">31.7386363636 , 62.9734848485 , 35</text:p>
      <text:p text:style-name="P2">31.7386363636 , 63.4772727273 , 35</text:p>
      <text:p text:style-name="P2">31.7386363636 , 63.9810606061 , 35</text:p>
      <text:p text:style-name="P2">31.7386363636 , 64.4848484848 , 35</text:p>
      <text:p text:style-name="P2">31.7386363636 , 64.9886363636 , 35</text:p>
      <text:p text:style-name="P2">31.7386363636 , 65.4924242424 , 35</text:p>
      <text:p text:style-name="P2">31.7386363636 , 65.9962121212 , 35</text:p>
      <text:p text:style-name="P2">31.7386363636 , 66.5 , 35</text:p>
      <text:p text:style-name="P2">32.2424242424 , 0.0 , 15</text:p>
      <text:p text:style-name="P2">32.2424242424 , 0.503787878788 , 15</text:p>
      <text:p text:style-name="P2">32.2424242424 , 1.00757575758 , 15</text:p>
      <text:p text:style-name="P2">32.2424242424 , 1.51136363636 , 15</text:p>
      <text:p text:style-name="P2">32.2424242424 , 2.01515151515 , 15</text:p>
      <text:p text:style-name="P2">32.2424242424 , 2.51893939394 , 15</text:p>
      <text:p text:style-name="P2">32.2424242424 , 3.02272727273 , 15</text:p>
      <text:p text:style-name="P2">32.2424242424 , 3.52651515152 , 15</text:p>
      <text:p text:style-name="P2">32.2424242424 , 4.0303030303 , 15</text:p>
      <text:p text:style-name="P2">32.2424242424 , 4.53409090909 , 15</text:p>
      <text:p text:style-name="P2">32.2424242424 , 5.03787878788 , 15</text:p>
      <text:p text:style-name="P2">32.2424242424 , 5.54166666667 , 15</text:p>
      <text:p text:style-name="P2">32.2424242424 , 6.04545454545 , 15</text:p>
      <text:p text:style-name="P2">32.2424242424 , 6.54924242424 , 15</text:p>
      <text:p text:style-name="P2"><text:soft-page-break/>32.2424242424 , 7.05303030303 , 15</text:p>
      <text:p text:style-name="P2">32.2424242424 , 7.55681818182 , 15</text:p>
      <text:p text:style-name="P2">32.2424242424 , 8.06060606061 , 15</text:p>
      <text:p text:style-name="P2">32.2424242424 , 8.56439393939 , 15</text:p>
      <text:p text:style-name="P2">32.2424242424 , 9.06818181818 , 15</text:p>
      <text:p text:style-name="P2">32.2424242424 , 9.57196969697 , 15</text:p>
      <text:p text:style-name="P2">32.2424242424 , 10.0757575758 , 15</text:p>
      <text:p text:style-name="P2">32.2424242424 , 10.5795454545 , 15</text:p>
      <text:p text:style-name="P2">32.2424242424 , 11.0833333333 , 15</text:p>
      <text:p text:style-name="P2">32.2424242424 , 11.5871212121 , 15</text:p>
      <text:p text:style-name="P2">32.2424242424 , 12.0909090909 , 15</text:p>
      <text:p text:style-name="P2">32.2424242424 , 12.5946969697 , 15</text:p>
      <text:p text:style-name="P2">32.2424242424 , 13.0984848485 , 15</text:p>
      <text:p text:style-name="P2">32.2424242424 , 13.6022727273 , 15</text:p>
      <text:p text:style-name="P2">32.2424242424 , 14.1060606061 , 15</text:p>
      <text:p text:style-name="P2">32.2424242424 , 14.6098484848 , 15</text:p>
      <text:p text:style-name="P2">32.2424242424 , 15.1136363636 , 15</text:p>
      <text:p text:style-name="P2">32.2424242424 , 15.6174242424 , 15</text:p>
      <text:p text:style-name="P2">32.2424242424 , 16.1212121212 , 15</text:p>
      <text:p text:style-name="P2">32.2424242424 , 16.625 , 15</text:p>
      <text:p text:style-name="P2">32.2424242424 , 17.1287878788 , 15</text:p>
      <text:p text:style-name="P2">32.2424242424 , 17.6325757576 , 15</text:p>
      <text:p text:style-name="P2">32.2424242424 , 18.1363636364 , 15</text:p>
      <text:p text:style-name="P2">32.2424242424 , 18.6401515152 , 15.33333333</text:p>
      <text:p text:style-name="P2">32.2424242424 , 19.1439393939 , 15.66666667</text:p>
      <text:p text:style-name="P2">32.2424242424 , 19.6477272727 , 16</text:p>
      <text:p text:style-name="P2">32.2424242424 , 20.1515151515 , 16.33333333</text:p>
      <text:p text:style-name="P2">32.2424242424 , 20.6553030303 , 16.66666667</text:p>
      <text:p text:style-name="P2">32.2424242424 , 21.1590909091 , 17</text:p>
      <text:p text:style-name="P2">32.2424242424 , 21.6628787879 , 17.33333333</text:p>
      <text:p text:style-name="P2">32.2424242424 , 22.1666666667 , 17.66666667</text:p>
      <text:p text:style-name="P2">32.2424242424 , 22.6704545455 , 18</text:p>
      <text:p text:style-name="P2">32.2424242424 , 23.1742424242 , 18.33333333</text:p>
      <text:p text:style-name="P2">32.2424242424 , 23.678030303 , 18.66666667</text:p>
      <text:p text:style-name="P2">32.2424242424 , 24.1818181818 , 19</text:p>
      <text:p text:style-name="P2">32.2424242424 , 24.6856060606 , 19.33333333</text:p>
      <text:p text:style-name="P2">32.2424242424 , 25.1893939394 , 19.66666667</text:p>
      <text:p text:style-name="P2">32.2424242424 , 25.6931818182 , 20</text:p>
      <text:p text:style-name="P2">32.2424242424 , 26.196969697 , 20.33333333</text:p>
      <text:p text:style-name="P2">32.2424242424 , 26.7007575758 , 20.66666667</text:p>
      <text:p text:style-name="P2">32.2424242424 , 27.2045454545 , 21</text:p>
      <text:p text:style-name="P2">32.2424242424 , 27.7083333333 , 21.33333333</text:p>
      <text:p text:style-name="P2">32.2424242424 , 28.2121212121 , 21.66666667</text:p>
      <text:p text:style-name="P2">32.2424242424 , 28.7159090909 , 22</text:p>
      <text:p text:style-name="P2">32.2424242424 , 29.2196969697 , 22.33333333</text:p>
      <text:p text:style-name="P2">32.2424242424 , 29.7234848485 , 22.66666667</text:p>
      <text:p text:style-name="P2">32.2424242424 , 30.2272727273 , 23</text:p>
      <text:p text:style-name="P2">32.2424242424 , 30.7310606061 , 23.33333333</text:p>
      <text:p text:style-name="P2">32.2424242424 , 31.2348484848 , 23.66666667</text:p>
      <text:p text:style-name="P2">32.2424242424 , 31.7386363636 , 24</text:p>
      <text:p text:style-name="P2">32.2424242424 , 32.2424242424 , 24.33333333</text:p>
      <text:p text:style-name="P2">32.2424242424 , 32.7462121212 , 24.66666667</text:p>
      <text:p text:style-name="P2"><text:soft-page-break/>32.2424242424 , 33.25 , 25</text:p>
      <text:p text:style-name="P2">32.2424242424 , 33.7537878788 , 25.33333333</text:p>
      <text:p text:style-name="P2">32.2424242424 , 34.2575757576 , 25.66666667</text:p>
      <text:p text:style-name="P2">32.2424242424 , 34.7613636364 , 26</text:p>
      <text:p text:style-name="P2">32.2424242424 , 35.2651515152 , 26.33333333</text:p>
      <text:p text:style-name="P2">32.2424242424 , 35.7689393939 , 26.66666667</text:p>
      <text:p text:style-name="P2">32.2424242424 , 36.2727272727 , 27</text:p>
      <text:p text:style-name="P2">32.2424242424 , 36.7765151515 , 27.33333333</text:p>
      <text:p text:style-name="P2">32.2424242424 , 37.2803030303 , 27.66666667</text:p>
      <text:p text:style-name="P2">32.2424242424 , 37.7840909091 , 28</text:p>
      <text:p text:style-name="P2">32.2424242424 , 38.2878787879 , 28.33333333</text:p>
      <text:p text:style-name="P2">32.2424242424 , 38.7916666667 , 28.66666667</text:p>
      <text:p text:style-name="P2">32.2424242424 , 39.2954545455 , 29</text:p>
      <text:p text:style-name="P2">32.2424242424 , 39.7992424242 , 29.33333333</text:p>
      <text:p text:style-name="P2">32.2424242424 , 40.303030303 , 29.66666667</text:p>
      <text:p text:style-name="P2">32.2424242424 , 40.8068181818 , 30</text:p>
      <text:p text:style-name="P2">32.2424242424 , 41.3106060606 , 30.33333333</text:p>
      <text:p text:style-name="P2">32.2424242424 , 41.8143939394 , 30.66666667</text:p>
      <text:p text:style-name="P2">32.2424242424 , 42.3181818182 , 31</text:p>
      <text:p text:style-name="P2">32.2424242424 , 42.821969697 , 31.33333333</text:p>
      <text:p text:style-name="P2">32.2424242424 , 43.3257575758 , 31.66666667</text:p>
      <text:p text:style-name="P2">32.2424242424 , 43.8295454545 , 32</text:p>
      <text:p text:style-name="P2">32.2424242424 , 44.3333333333 , 32.33333333</text:p>
      <text:p text:style-name="P2">32.2424242424 , 44.8371212121 , 32.66666667</text:p>
      <text:p text:style-name="P2">32.2424242424 , 45.3409090909 , 33</text:p>
      <text:p text:style-name="P2">32.2424242424 , 45.8446969697 , 33.33333333</text:p>
      <text:p text:style-name="P2">32.2424242424 , 46.3484848485 , 33.66666667</text:p>
      <text:p text:style-name="P2">32.2424242424 , 46.8522727273 , 34</text:p>
      <text:p text:style-name="P2">32.2424242424 , 47.3560606061 , 34.33333333</text:p>
      <text:p text:style-name="P2">32.2424242424 , 47.8598484848 , 34.66666667</text:p>
      <text:p text:style-name="P2">32.2424242424 , 48.3636363636 , 35</text:p>
      <text:p text:style-name="P2">32.2424242424 , 48.8674242424 , 35</text:p>
      <text:p text:style-name="P2">32.2424242424 , 49.3712121212 , 35</text:p>
      <text:p text:style-name="P2">32.2424242424 , 49.875 , 35</text:p>
      <text:p text:style-name="P2">32.2424242424 , 50.3787878788 , 35</text:p>
      <text:p text:style-name="P2">32.2424242424 , 50.8825757576 , 35</text:p>
      <text:p text:style-name="P2">32.2424242424 , 51.3863636364 , 35</text:p>
      <text:p text:style-name="P2">32.2424242424 , 51.8901515152 , 35</text:p>
      <text:p text:style-name="P2">32.2424242424 , 52.3939393939 , 35</text:p>
      <text:p text:style-name="P2">32.2424242424 , 52.8977272727 , 35</text:p>
      <text:p text:style-name="P2">32.2424242424 , 53.4015151515 , 35</text:p>
      <text:p text:style-name="P2">32.2424242424 , 53.9053030303 , 35</text:p>
      <text:p text:style-name="P2">32.2424242424 , 54.4090909091 , 35</text:p>
      <text:p text:style-name="P2">32.2424242424 , 54.9128787879 , 35</text:p>
      <text:p text:style-name="P2">32.2424242424 , 55.4166666667 , 35</text:p>
      <text:p text:style-name="P2">32.2424242424 , 55.9204545455 , 35</text:p>
      <text:p text:style-name="P2">32.2424242424 , 56.4242424242 , 35</text:p>
      <text:p text:style-name="P2">32.2424242424 , 56.928030303 , 35</text:p>
      <text:p text:style-name="P2">32.2424242424 , 57.4318181818 , 35</text:p>
      <text:p text:style-name="P2">32.2424242424 , 57.9356060606 , 35</text:p>
      <text:p text:style-name="P2">32.2424242424 , 58.4393939394 , 35</text:p>
      <text:p text:style-name="P2">32.2424242424 , 58.9431818182 , 35</text:p>
      <text:p text:style-name="P2"><text:soft-page-break/>32.2424242424 , 59.446969697 , 35</text:p>
      <text:p text:style-name="P2">32.2424242424 , 59.9507575758 , 35</text:p>
      <text:p text:style-name="P2">32.2424242424 , 60.4545454545 , 35</text:p>
      <text:p text:style-name="P2">32.2424242424 , 60.9583333333 , 35</text:p>
      <text:p text:style-name="P2">32.2424242424 , 61.4621212121 , 35</text:p>
      <text:p text:style-name="P2">32.2424242424 , 61.9659090909 , 35</text:p>
      <text:p text:style-name="P2">32.2424242424 , 62.4696969697 , 35</text:p>
      <text:p text:style-name="P2">32.2424242424 , 62.9734848485 , 35</text:p>
      <text:p text:style-name="P2">32.2424242424 , 63.4772727273 , 35</text:p>
      <text:p text:style-name="P2">32.2424242424 , 63.9810606061 , 35</text:p>
      <text:p text:style-name="P2">32.2424242424 , 64.4848484848 , 35</text:p>
      <text:p text:style-name="P2">32.2424242424 , 64.9886363636 , 35</text:p>
      <text:p text:style-name="P2">32.2424242424 , 65.4924242424 , 35</text:p>
      <text:p text:style-name="P2">32.2424242424 , 65.9962121212 , 35</text:p>
      <text:p text:style-name="P2">32.2424242424 , 66.5 , 35</text:p>
      <text:p text:style-name="P2">32.7462121212 , 0.0 , 15</text:p>
      <text:p text:style-name="P2">32.7462121212 , 0.503787878788 , 15</text:p>
      <text:p text:style-name="P2">32.7462121212 , 1.00757575758 , 15</text:p>
      <text:p text:style-name="P2">32.7462121212 , 1.51136363636 , 15</text:p>
      <text:p text:style-name="P2">32.7462121212 , 2.01515151515 , 15</text:p>
      <text:p text:style-name="P2">32.7462121212 , 2.51893939394 , 15</text:p>
      <text:p text:style-name="P2">32.7462121212 , 3.02272727273 , 15</text:p>
      <text:p text:style-name="P2">32.7462121212 , 3.52651515152 , 15</text:p>
      <text:p text:style-name="P2">32.7462121212 , 4.0303030303 , 15</text:p>
      <text:p text:style-name="P2">32.7462121212 , 4.53409090909 , 15</text:p>
      <text:p text:style-name="P2">32.7462121212 , 5.03787878788 , 15</text:p>
      <text:p text:style-name="P2">32.7462121212 , 5.54166666667 , 15</text:p>
      <text:p text:style-name="P2">32.7462121212 , 6.04545454545 , 15</text:p>
      <text:p text:style-name="P2">32.7462121212 , 6.54924242424 , 15</text:p>
      <text:p text:style-name="P2">32.7462121212 , 7.05303030303 , 15</text:p>
      <text:p text:style-name="P2">32.7462121212 , 7.55681818182 , 15</text:p>
      <text:p text:style-name="P2">32.7462121212 , 8.06060606061 , 15</text:p>
      <text:p text:style-name="P2">32.7462121212 , 8.56439393939 , 15</text:p>
      <text:p text:style-name="P2">32.7462121212 , 9.06818181818 , 15</text:p>
      <text:p text:style-name="P2">32.7462121212 , 9.57196969697 , 15</text:p>
      <text:p text:style-name="P2">32.7462121212 , 10.0757575758 , 15</text:p>
      <text:p text:style-name="P2">32.7462121212 , 10.5795454545 , 15</text:p>
      <text:p text:style-name="P2">32.7462121212 , 11.0833333333 , 15</text:p>
      <text:p text:style-name="P2">32.7462121212 , 11.5871212121 , 15</text:p>
      <text:p text:style-name="P2">32.7462121212 , 12.0909090909 , 15</text:p>
      <text:p text:style-name="P2">32.7462121212 , 12.5946969697 , 15</text:p>
      <text:p text:style-name="P2">32.7462121212 , 13.0984848485 , 15</text:p>
      <text:p text:style-name="P2">32.7462121212 , 13.6022727273 , 15</text:p>
      <text:p text:style-name="P2">32.7462121212 , 14.1060606061 , 15</text:p>
      <text:p text:style-name="P2">32.7462121212 , 14.6098484848 , 15</text:p>
      <text:p text:style-name="P2">32.7462121212 , 15.1136363636 , 15</text:p>
      <text:p text:style-name="P2">32.7462121212 , 15.6174242424 , 15</text:p>
      <text:p text:style-name="P2">32.7462121212 , 16.1212121212 , 15</text:p>
      <text:p text:style-name="P2">32.7462121212 , 16.625 , 15</text:p>
      <text:p text:style-name="P2">32.7462121212 , 17.1287878788 , 15</text:p>
      <text:p text:style-name="P2">32.7462121212 , 17.6325757576 , 15</text:p>
      <text:p text:style-name="P2">32.7462121212 , 18.1363636364 , 15</text:p>
      <text:p text:style-name="P2"><text:soft-page-break/>32.7462121212 , 18.6401515152 , 15.33333333</text:p>
      <text:p text:style-name="P2">32.7462121212 , 19.1439393939 , 15.66666667</text:p>
      <text:p text:style-name="P2">32.7462121212 , 19.6477272727 , 16</text:p>
      <text:p text:style-name="P2">32.7462121212 , 20.1515151515 , 16.33333333</text:p>
      <text:p text:style-name="P2">32.7462121212 , 20.6553030303 , 16.66666667</text:p>
      <text:p text:style-name="P2">32.7462121212 , 21.1590909091 , 17</text:p>
      <text:p text:style-name="P2">32.7462121212 , 21.6628787879 , 17.33333333</text:p>
      <text:p text:style-name="P2">32.7462121212 , 22.1666666667 , 17.66666667</text:p>
      <text:p text:style-name="P2">32.7462121212 , 22.6704545455 , 18</text:p>
      <text:p text:style-name="P2">32.7462121212 , 23.1742424242 , 18.33333333</text:p>
      <text:p text:style-name="P2">32.7462121212 , 23.678030303 , 18.66666667</text:p>
      <text:p text:style-name="P2">32.7462121212 , 24.1818181818 , 19</text:p>
      <text:p text:style-name="P2">32.7462121212 , 24.6856060606 , 19.33333333</text:p>
      <text:p text:style-name="P2">32.7462121212 , 25.1893939394 , 19.66666667</text:p>
      <text:p text:style-name="P2">32.7462121212 , 25.6931818182 , 20</text:p>
      <text:p text:style-name="P2">32.7462121212 , 26.196969697 , 20.33333333</text:p>
      <text:p text:style-name="P2">32.7462121212 , 26.7007575758 , 20.66666667</text:p>
      <text:p text:style-name="P2">32.7462121212 , 27.2045454545 , 21</text:p>
      <text:p text:style-name="P2">32.7462121212 , 27.7083333333 , 21.33333333</text:p>
      <text:p text:style-name="P2">32.7462121212 , 28.2121212121 , 21.66666667</text:p>
      <text:p text:style-name="P2">32.7462121212 , 28.7159090909 , 22</text:p>
      <text:p text:style-name="P2">32.7462121212 , 29.2196969697 , 22.33333333</text:p>
      <text:p text:style-name="P2">32.7462121212 , 29.7234848485 , 22.66666667</text:p>
      <text:p text:style-name="P2">32.7462121212 , 30.2272727273 , 23</text:p>
      <text:p text:style-name="P2">32.7462121212 , 30.7310606061 , 23.33333333</text:p>
      <text:p text:style-name="P2">32.7462121212 , 31.2348484848 , 23.66666667</text:p>
      <text:p text:style-name="P2">32.7462121212 , 31.7386363636 , 24</text:p>
      <text:p text:style-name="P2">32.7462121212 , 32.2424242424 , 24.33333333</text:p>
      <text:p text:style-name="P2">32.7462121212 , 32.7462121212 , 24.66666667</text:p>
      <text:p text:style-name="P2">32.7462121212 , 33.25 , 25</text:p>
      <text:p text:style-name="P2">32.7462121212 , 33.7537878788 , 25.33333333</text:p>
      <text:p text:style-name="P2">32.7462121212 , 34.2575757576 , 25.66666667</text:p>
      <text:p text:style-name="P2">32.7462121212 , 34.7613636364 , 26</text:p>
      <text:p text:style-name="P2">32.7462121212 , 35.2651515152 , 26.33333333</text:p>
      <text:p text:style-name="P2">32.7462121212 , 35.7689393939 , 26.66666667</text:p>
      <text:p text:style-name="P2">32.7462121212 , 36.2727272727 , 27</text:p>
      <text:p text:style-name="P2">32.7462121212 , 36.7765151515 , 27.33333333</text:p>
      <text:p text:style-name="P2">32.7462121212 , 37.2803030303 , 27.66666667</text:p>
      <text:p text:style-name="P2">32.7462121212 , 37.7840909091 , 28</text:p>
      <text:p text:style-name="P2">32.7462121212 , 38.2878787879 , 28.33333333</text:p>
      <text:p text:style-name="P2">32.7462121212 , 38.7916666667 , 28.66666667</text:p>
      <text:p text:style-name="P2">32.7462121212 , 39.2954545455 , 29</text:p>
      <text:p text:style-name="P2">32.7462121212 , 39.7992424242 , 29.33333333</text:p>
      <text:p text:style-name="P2">32.7462121212 , 40.303030303 , 29.66666667</text:p>
      <text:p text:style-name="P2">32.7462121212 , 40.8068181818 , 30</text:p>
      <text:p text:style-name="P2">32.7462121212 , 41.3106060606 , 30.33333333</text:p>
      <text:p text:style-name="P2">32.7462121212 , 41.8143939394 , 30.66666667</text:p>
      <text:p text:style-name="P2">32.7462121212 , 42.3181818182 , 31</text:p>
      <text:p text:style-name="P2">32.7462121212 , 42.821969697 , 31.33333333</text:p>
      <text:p text:style-name="P2">32.7462121212 , 43.3257575758 , 31.66666667</text:p>
      <text:p text:style-name="P2">32.7462121212 , 43.8295454545 , 32</text:p>
      <text:p text:style-name="P2">32.7462121212 , 44.3333333333 , 32.33333333</text:p>
      <text:p text:style-name="P2"><text:soft-page-break/>32.7462121212 , 44.8371212121 , 32.66666667</text:p>
      <text:p text:style-name="P2">32.7462121212 , 45.3409090909 , 33</text:p>
      <text:p text:style-name="P2">32.7462121212 , 45.8446969697 , 33.33333333</text:p>
      <text:p text:style-name="P2">32.7462121212 , 46.3484848485 , 33.66666667</text:p>
      <text:p text:style-name="P2">32.7462121212 , 46.8522727273 , 34</text:p>
      <text:p text:style-name="P2">32.7462121212 , 47.3560606061 , 34.33333333</text:p>
      <text:p text:style-name="P2">32.7462121212 , 47.8598484848 , 34.66666667</text:p>
      <text:p text:style-name="P2">32.7462121212 , 48.3636363636 , 35</text:p>
      <text:p text:style-name="P2">32.7462121212 , 48.8674242424 , 35</text:p>
      <text:p text:style-name="P2">32.7462121212 , 49.3712121212 , 35</text:p>
      <text:p text:style-name="P2">32.7462121212 , 49.875 , 35</text:p>
      <text:p text:style-name="P2">32.7462121212 , 50.3787878788 , 35</text:p>
      <text:p text:style-name="P2">32.7462121212 , 50.8825757576 , 35</text:p>
      <text:p text:style-name="P2">32.7462121212 , 51.3863636364 , 35</text:p>
      <text:p text:style-name="P2">32.7462121212 , 51.8901515152 , 35</text:p>
      <text:p text:style-name="P2">32.7462121212 , 52.3939393939 , 35</text:p>
      <text:p text:style-name="P2">32.7462121212 , 52.8977272727 , 35</text:p>
      <text:p text:style-name="P2">32.7462121212 , 53.4015151515 , 35</text:p>
      <text:p text:style-name="P2">32.7462121212 , 53.9053030303 , 35</text:p>
      <text:p text:style-name="P2">32.7462121212 , 54.4090909091 , 35</text:p>
      <text:p text:style-name="P2">32.7462121212 , 54.9128787879 , 35</text:p>
      <text:p text:style-name="P2">32.7462121212 , 55.4166666667 , 35</text:p>
      <text:p text:style-name="P2">32.7462121212 , 55.9204545455 , 35</text:p>
      <text:p text:style-name="P2">32.7462121212 , 56.4242424242 , 35</text:p>
      <text:p text:style-name="P2">32.7462121212 , 56.928030303 , 35</text:p>
      <text:p text:style-name="P2">32.7462121212 , 57.4318181818 , 35</text:p>
      <text:p text:style-name="P2">32.7462121212 , 57.9356060606 , 35</text:p>
      <text:p text:style-name="P2">32.7462121212 , 58.4393939394 , 35</text:p>
      <text:p text:style-name="P2">32.7462121212 , 58.9431818182 , 35</text:p>
      <text:p text:style-name="P2">32.7462121212 , 59.446969697 , 35</text:p>
      <text:p text:style-name="P2">32.7462121212 , 59.9507575758 , 35</text:p>
      <text:p text:style-name="P2">32.7462121212 , 60.4545454545 , 35</text:p>
      <text:p text:style-name="P2">32.7462121212 , 60.9583333333 , 35</text:p>
      <text:p text:style-name="P2">32.7462121212 , 61.4621212121 , 35</text:p>
      <text:p text:style-name="P2">32.7462121212 , 61.9659090909 , 35</text:p>
      <text:p text:style-name="P2">32.7462121212 , 62.4696969697 , 35</text:p>
      <text:p text:style-name="P2">32.7462121212 , 62.9734848485 , 35</text:p>
      <text:p text:style-name="P2">32.7462121212 , 63.4772727273 , 35</text:p>
      <text:p text:style-name="P2">32.7462121212 , 63.9810606061 , 35</text:p>
      <text:p text:style-name="P2">32.7462121212 , 64.4848484848 , 35</text:p>
      <text:p text:style-name="P2">32.7462121212 , 64.9886363636 , 35</text:p>
      <text:p text:style-name="P2">32.7462121212 , 65.4924242424 , 35</text:p>
      <text:p text:style-name="P2">32.7462121212 , 65.9962121212 , 35</text:p>
      <text:p text:style-name="P2">32.7462121212 , 66.5 , 35</text:p>
      <text:p text:style-name="P2">33.25 , 0.0 , 15</text:p>
      <text:p text:style-name="P2">33.25 , 0.503787878788 , 15</text:p>
      <text:p text:style-name="P2">33.25 , 1.00757575758 , 15</text:p>
      <text:p text:style-name="P2">33.25 , 1.51136363636 , 15</text:p>
      <text:p text:style-name="P2">33.25 , 2.01515151515 , 15</text:p>
      <text:p text:style-name="P2">33.25 , 2.51893939394 , 15</text:p>
      <text:p text:style-name="P2">33.25 , 3.02272727273 , 15</text:p>
      <text:p text:style-name="P2">33.25 , 3.52651515152 , 15</text:p>
      <text:p text:style-name="P2"><text:soft-page-break/>33.25 , 4.0303030303 , 15</text:p>
      <text:p text:style-name="P2">33.25 , 4.53409090909 , 15</text:p>
      <text:p text:style-name="P2">33.25 , 5.03787878788 , 15</text:p>
      <text:p text:style-name="P2">33.25 , 5.54166666667 , 15</text:p>
      <text:p text:style-name="P2">33.25 , 6.04545454545 , 15</text:p>
      <text:p text:style-name="P2">33.25 , 6.54924242424 , 15</text:p>
      <text:p text:style-name="P2">33.25 , 7.05303030303 , 15</text:p>
      <text:p text:style-name="P2">33.25 , 7.55681818182 , 15</text:p>
      <text:p text:style-name="P2">33.25 , 8.06060606061 , 15</text:p>
      <text:p text:style-name="P2">33.25 , 8.56439393939 , 15</text:p>
      <text:p text:style-name="P2">33.25 , 9.06818181818 , 15</text:p>
      <text:p text:style-name="P2">33.25 , 9.57196969697 , 15</text:p>
      <text:p text:style-name="P2">33.25 , 10.0757575758 , 15</text:p>
      <text:p text:style-name="P2">33.25 , 10.5795454545 , 15</text:p>
      <text:p text:style-name="P2">33.25 , 11.0833333333 , 15</text:p>
      <text:p text:style-name="P2">33.25 , 11.5871212121 , 15</text:p>
      <text:p text:style-name="P2">33.25 , 12.0909090909 , 15</text:p>
      <text:p text:style-name="P2">33.25 , 12.5946969697 , 15</text:p>
      <text:p text:style-name="P2">33.25 , 13.0984848485 , 15</text:p>
      <text:p text:style-name="P2">33.25 , 13.6022727273 , 15</text:p>
      <text:p text:style-name="P2">33.25 , 14.1060606061 , 15</text:p>
      <text:p text:style-name="P2">33.25 , 14.6098484848 , 15</text:p>
      <text:p text:style-name="P2">33.25 , 15.1136363636 , 15</text:p>
      <text:p text:style-name="P2">33.25 , 15.6174242424 , 15</text:p>
      <text:p text:style-name="P2">33.25 , 16.1212121212 , 15</text:p>
      <text:p text:style-name="P2">33.25 , 16.625 , 15</text:p>
      <text:p text:style-name="P2">33.25 , 17.1287878788 , 15</text:p>
      <text:p text:style-name="P2">33.25 , 17.6325757576 , 15</text:p>
      <text:p text:style-name="P2">33.25 , 18.1363636364 , 15</text:p>
      <text:p text:style-name="P2">33.25 , 18.6401515152 , 15.33333333</text:p>
      <text:p text:style-name="P2">33.25 , 19.1439393939 , 15.66666667</text:p>
      <text:p text:style-name="P2">33.25 , 19.6477272727 , 16</text:p>
      <text:p text:style-name="P2">33.25 , 20.1515151515 , 16.33333333</text:p>
      <text:p text:style-name="P2">33.25 , 20.6553030303 , 16.66666667</text:p>
      <text:p text:style-name="P2">33.25 , 21.1590909091 , 17</text:p>
      <text:p text:style-name="P2">33.25 , 21.6628787879 , 17.33333333</text:p>
      <text:p text:style-name="P2">33.25 , 22.1666666667 , 17.66666667</text:p>
      <text:p text:style-name="P2">33.25 , 22.6704545455 , 18</text:p>
      <text:p text:style-name="P2">33.25 , 23.1742424242 , 18.33333333</text:p>
      <text:p text:style-name="P2">33.25 , 23.678030303 , 18.66666667</text:p>
      <text:p text:style-name="P2">33.25 , 24.1818181818 , 19</text:p>
      <text:p text:style-name="P2">33.25 , 24.6856060606 , 19.33333333</text:p>
      <text:p text:style-name="P2">33.25 , 25.1893939394 , 19.66666667</text:p>
      <text:p text:style-name="P2">33.25 , 25.6931818182 , 20</text:p>
      <text:p text:style-name="P2">33.25 , 26.196969697 , 20.33333333</text:p>
      <text:p text:style-name="P2">33.25 , 26.7007575758 , 20.66666667</text:p>
      <text:p text:style-name="P2">33.25 , 27.2045454545 , 21</text:p>
      <text:p text:style-name="P2">33.25 , 27.7083333333 , 21.33333333</text:p>
      <text:p text:style-name="P2">33.25 , 28.2121212121 , 21.66666667</text:p>
      <text:p text:style-name="P2">33.25 , 28.7159090909 , 22</text:p>
      <text:p text:style-name="P2">33.25 , 29.2196969697 , 22.33333333</text:p>
      <text:p text:style-name="P2">33.25 , 29.7234848485 , 22.66666667</text:p>
      <text:p text:style-name="P2"><text:soft-page-break/>33.25 , 30.2272727273 , 23</text:p>
      <text:p text:style-name="P2">33.25 , 30.7310606061 , 23.33333333</text:p>
      <text:p text:style-name="P2">33.25 , 31.2348484848 , 23.66666667</text:p>
      <text:p text:style-name="P2">33.25 , 31.7386363636 , 24</text:p>
      <text:p text:style-name="P2">33.25 , 32.2424242424 , 24.33333333</text:p>
      <text:p text:style-name="P2">33.25 , 32.7462121212 , 24.66666667</text:p>
      <text:p text:style-name="P2">33.25 , 33.25 , 25</text:p>
      <text:p text:style-name="P2">33.25 , 33.7537878788 , 25.33333333</text:p>
      <text:p text:style-name="P2">33.25 , 34.2575757576 , 25.66666667</text:p>
      <text:p text:style-name="P2">33.25 , 34.7613636364 , 26</text:p>
      <text:p text:style-name="P2">33.25 , 35.2651515152 , 26.33333333</text:p>
      <text:p text:style-name="P2">33.25 , 35.7689393939 , 26.66666667</text:p>
      <text:p text:style-name="P2">33.25 , 36.2727272727 , 27</text:p>
      <text:p text:style-name="P2">33.25 , 36.7765151515 , 27.33333333</text:p>
      <text:p text:style-name="P2">33.25 , 37.2803030303 , 27.66666667</text:p>
      <text:p text:style-name="P2">33.25 , 37.7840909091 , 28</text:p>
      <text:p text:style-name="P2">33.25 , 38.2878787879 , 28.33333333</text:p>
      <text:p text:style-name="P2">33.25 , 38.7916666667 , 28.66666667</text:p>
      <text:p text:style-name="P2">33.25 , 39.2954545455 , 29</text:p>
      <text:p text:style-name="P2">33.25 , 39.7992424242 , 29.33333333</text:p>
      <text:p text:style-name="P2">33.25 , 40.303030303 , 29.66666667</text:p>
      <text:p text:style-name="P2">33.25 , 40.8068181818 , 30</text:p>
      <text:p text:style-name="P2">33.25 , 41.3106060606 , 30.33333333</text:p>
      <text:p text:style-name="P2">33.25 , 41.8143939394 , 30.66666667</text:p>
      <text:p text:style-name="P2">33.25 , 42.3181818182 , 31</text:p>
      <text:p text:style-name="P2">33.25 , 42.821969697 , 31.33333333</text:p>
      <text:p text:style-name="P2">33.25 , 43.3257575758 , 31.66666667</text:p>
      <text:p text:style-name="P2">33.25 , 43.8295454545 , 32</text:p>
      <text:p text:style-name="P2">33.25 , 44.3333333333 , 32.33333333</text:p>
      <text:p text:style-name="P2">33.25 , 44.8371212121 , 32.66666667</text:p>
      <text:p text:style-name="P2">33.25 , 45.3409090909 , 33</text:p>
      <text:p text:style-name="P2">33.25 , 45.8446969697 , 33.33333333</text:p>
      <text:p text:style-name="P2">33.25 , 46.3484848485 , 33.66666667</text:p>
      <text:p text:style-name="P2">33.25 , 46.8522727273 , 34</text:p>
      <text:p text:style-name="P2">33.25 , 47.3560606061 , 34.33333333</text:p>
      <text:p text:style-name="P2">33.25 , 47.8598484848 , 34.66666667</text:p>
      <text:p text:style-name="P2">33.25 , 48.3636363636 , 35</text:p>
      <text:p text:style-name="P2">33.25 , 48.8674242424 , 35</text:p>
      <text:p text:style-name="P2">33.25 , 49.3712121212 , 35</text:p>
      <text:p text:style-name="P2">33.25 , 49.875 , 35</text:p>
      <text:p text:style-name="P2">33.25 , 50.3787878788 , 35</text:p>
      <text:p text:style-name="P2">33.25 , 50.8825757576 , 35</text:p>
      <text:p text:style-name="P2">33.25 , 51.3863636364 , 35</text:p>
      <text:p text:style-name="P2">33.25 , 51.8901515152 , 35</text:p>
      <text:p text:style-name="P2">33.25 , 52.3939393939 , 35</text:p>
      <text:p text:style-name="P2">33.25 , 52.8977272727 , 35</text:p>
      <text:p text:style-name="P2">33.25 , 53.4015151515 , 35</text:p>
      <text:p text:style-name="P2">33.25 , 53.9053030303 , 35</text:p>
      <text:p text:style-name="P2">33.25 , 54.4090909091 , 35</text:p>
      <text:p text:style-name="P2">33.25 , 54.9128787879 , 35</text:p>
      <text:p text:style-name="P2">33.25 , 55.4166666667 , 35</text:p>
      <text:p text:style-name="P2">33.25 , 55.9204545455 , 35</text:p>
      <text:p text:style-name="P2"><text:soft-page-break/>33.25 , 56.4242424242 , 35</text:p>
      <text:p text:style-name="P2">33.25 , 56.928030303 , 35</text:p>
      <text:p text:style-name="P2">33.25 , 57.4318181818 , 35</text:p>
      <text:p text:style-name="P2">33.25 , 57.9356060606 , 35</text:p>
      <text:p text:style-name="P2">33.25 , 58.4393939394 , 35</text:p>
      <text:p text:style-name="P2">33.25 , 58.9431818182 , 35</text:p>
      <text:p text:style-name="P2">33.25 , 59.446969697 , 35</text:p>
      <text:p text:style-name="P2">33.25 , 59.9507575758 , 35</text:p>
      <text:p text:style-name="P2">33.25 , 60.4545454545 , 35</text:p>
      <text:p text:style-name="P2">33.25 , 60.9583333333 , 35</text:p>
      <text:p text:style-name="P2">33.25 , 61.4621212121 , 35</text:p>
      <text:p text:style-name="P2">33.25 , 61.9659090909 , 35</text:p>
      <text:p text:style-name="P2">33.25 , 62.4696969697 , 35</text:p>
      <text:p text:style-name="P2">33.25 , 62.9734848485 , 35</text:p>
      <text:p text:style-name="P2">33.25 , 63.4772727273 , 35</text:p>
      <text:p text:style-name="P2">33.25 , 63.9810606061 , 35</text:p>
      <text:p text:style-name="P2">33.25 , 64.4848484848 , 35</text:p>
      <text:p text:style-name="P2">33.25 , 64.9886363636 , 35</text:p>
      <text:p text:style-name="P2">33.25 , 65.4924242424 , 35</text:p>
      <text:p text:style-name="P2">33.25 , 65.9962121212 , 35</text:p>
      <text:p text:style-name="P2">33.25 , 66.5 , 35</text:p>
      <text:p text:style-name="P2">33.7537878788 , 0.0 , 15</text:p>
      <text:p text:style-name="P2">33.7537878788 , 0.503787878788 , 15</text:p>
      <text:p text:style-name="P2">33.7537878788 , 1.00757575758 , 15</text:p>
      <text:p text:style-name="P2">33.7537878788 , 1.51136363636 , 15</text:p>
      <text:p text:style-name="P2">33.7537878788 , 2.01515151515 , 15</text:p>
      <text:p text:style-name="P2">33.7537878788 , 2.51893939394 , 15</text:p>
      <text:p text:style-name="P2">33.7537878788 , 3.02272727273 , 15</text:p>
      <text:p text:style-name="P2">33.7537878788 , 3.52651515152 , 15</text:p>
      <text:p text:style-name="P2">33.7537878788 , 4.0303030303 , 15</text:p>
      <text:p text:style-name="P2">33.7537878788 , 4.53409090909 , 15</text:p>
      <text:p text:style-name="P2">33.7537878788 , 5.03787878788 , 15</text:p>
      <text:p text:style-name="P2">33.7537878788 , 5.54166666667 , 15</text:p>
      <text:p text:style-name="P2">33.7537878788 , 6.04545454545 , 15</text:p>
      <text:p text:style-name="P2">33.7537878788 , 6.54924242424 , 15</text:p>
      <text:p text:style-name="P2">33.7537878788 , 7.05303030303 , 15</text:p>
      <text:p text:style-name="P2">33.7537878788 , 7.55681818182 , 15</text:p>
      <text:p text:style-name="P2">33.7537878788 , 8.06060606061 , 15</text:p>
      <text:p text:style-name="P2">33.7537878788 , 8.56439393939 , 15</text:p>
      <text:p text:style-name="P2">33.7537878788 , 9.06818181818 , 15</text:p>
      <text:p text:style-name="P2">33.7537878788 , 9.57196969697 , 15</text:p>
      <text:p text:style-name="P2">33.7537878788 , 10.0757575758 , 15</text:p>
      <text:p text:style-name="P2">33.7537878788 , 10.5795454545 , 15</text:p>
      <text:p text:style-name="P2">33.7537878788 , 11.0833333333 , 15</text:p>
      <text:p text:style-name="P2">33.7537878788 , 11.5871212121 , 15</text:p>
      <text:p text:style-name="P2">33.7537878788 , 12.0909090909 , 15</text:p>
      <text:p text:style-name="P2">33.7537878788 , 12.5946969697 , 15</text:p>
      <text:p text:style-name="P2">33.7537878788 , 13.0984848485 , 15</text:p>
      <text:p text:style-name="P2">33.7537878788 , 13.6022727273 , 15</text:p>
      <text:p text:style-name="P2">33.7537878788 , 14.1060606061 , 15</text:p>
      <text:p text:style-name="P2">33.7537878788 , 14.6098484848 , 15</text:p>
      <text:p text:style-name="P2">33.7537878788 , 15.1136363636 , 15</text:p>
      <text:p text:style-name="P2"><text:soft-page-break/>33.7537878788 , 15.6174242424 , 15</text:p>
      <text:p text:style-name="P2">33.7537878788 , 16.1212121212 , 15</text:p>
      <text:p text:style-name="P2">33.7537878788 , 16.625 , 15</text:p>
      <text:p text:style-name="P2">33.7537878788 , 17.1287878788 , 15</text:p>
      <text:p text:style-name="P2">33.7537878788 , 17.6325757576 , 15</text:p>
      <text:p text:style-name="P2">33.7537878788 , 18.1363636364 , 15</text:p>
      <text:p text:style-name="P2">33.7537878788 , 18.6401515152 , 15.33333333</text:p>
      <text:p text:style-name="P2">33.7537878788 , 19.1439393939 , 15.66666667</text:p>
      <text:p text:style-name="P2">33.7537878788 , 19.6477272727 , 16</text:p>
      <text:p text:style-name="P2">33.7537878788 , 20.1515151515 , 16.33333333</text:p>
      <text:p text:style-name="P2">33.7537878788 , 20.6553030303 , 16.66666667</text:p>
      <text:p text:style-name="P2">33.7537878788 , 21.1590909091 , 17</text:p>
      <text:p text:style-name="P2">33.7537878788 , 21.6628787879 , 17.33333333</text:p>
      <text:p text:style-name="P2">33.7537878788 , 22.1666666667 , 17.66666667</text:p>
      <text:p text:style-name="P2">33.7537878788 , 22.6704545455 , 18</text:p>
      <text:p text:style-name="P2">33.7537878788 , 23.1742424242 , 18.33333333</text:p>
      <text:p text:style-name="P2">33.7537878788 , 23.678030303 , 18.66666667</text:p>
      <text:p text:style-name="P2">33.7537878788 , 24.1818181818 , 19</text:p>
      <text:p text:style-name="P2">33.7537878788 , 24.6856060606 , 19.33333333</text:p>
      <text:p text:style-name="P2">33.7537878788 , 25.1893939394 , 19.66666667</text:p>
      <text:p text:style-name="P2">33.7537878788 , 25.6931818182 , 20</text:p>
      <text:p text:style-name="P2">33.7537878788 , 26.196969697 , 20.33333333</text:p>
      <text:p text:style-name="P2">33.7537878788 , 26.7007575758 , 20.66666667</text:p>
      <text:p text:style-name="P2">33.7537878788 , 27.2045454545 , 21</text:p>
      <text:p text:style-name="P2">33.7537878788 , 27.7083333333 , 21.33333333</text:p>
      <text:p text:style-name="P2">33.7537878788 , 28.2121212121 , 21.66666667</text:p>
      <text:p text:style-name="P2">33.7537878788 , 28.7159090909 , 22</text:p>
      <text:p text:style-name="P2">33.7537878788 , 29.2196969697 , 22.33333333</text:p>
      <text:p text:style-name="P2">33.7537878788 , 29.7234848485 , 22.66666667</text:p>
      <text:p text:style-name="P2">33.7537878788 , 30.2272727273 , 23</text:p>
      <text:p text:style-name="P2">33.7537878788 , 30.7310606061 , 23.33333333</text:p>
      <text:p text:style-name="P2">33.7537878788 , 31.2348484848 , 23.66666667</text:p>
      <text:p text:style-name="P2">33.7537878788 , 31.7386363636 , 24</text:p>
      <text:p text:style-name="P2">33.7537878788 , 32.2424242424 , 24.33333333</text:p>
      <text:p text:style-name="P2">33.7537878788 , 32.7462121212 , 24.66666667</text:p>
      <text:p text:style-name="P2">33.7537878788 , 33.25 , 25</text:p>
      <text:p text:style-name="P2">33.7537878788 , 33.7537878788 , 25.33333333</text:p>
      <text:p text:style-name="P2">33.7537878788 , 34.2575757576 , 25.66666667</text:p>
      <text:p text:style-name="P2">33.7537878788 , 34.7613636364 , 26</text:p>
      <text:p text:style-name="P2">33.7537878788 , 35.2651515152 , 26.33333333</text:p>
      <text:p text:style-name="P2">33.7537878788 , 35.7689393939 , 26.66666667</text:p>
      <text:p text:style-name="P2">33.7537878788 , 36.2727272727 , 27</text:p>
      <text:p text:style-name="P2">33.7537878788 , 36.7765151515 , 27.33333333</text:p>
      <text:p text:style-name="P2">33.7537878788 , 37.2803030303 , 27.66666667</text:p>
      <text:p text:style-name="P2">33.7537878788 , 37.7840909091 , 28</text:p>
      <text:p text:style-name="P2">33.7537878788 , 38.2878787879 , 28.33333333</text:p>
      <text:p text:style-name="P2">33.7537878788 , 38.7916666667 , 28.66666667</text:p>
      <text:p text:style-name="P2">33.7537878788 , 39.2954545455 , 29</text:p>
      <text:p text:style-name="P2">33.7537878788 , 39.7992424242 , 29.33333333</text:p>
      <text:p text:style-name="P2">33.7537878788 , 40.303030303 , 29.66666667</text:p>
      <text:p text:style-name="P2">33.7537878788 , 40.8068181818 , 30</text:p>
      <text:p text:style-name="P2">33.7537878788 , 41.3106060606 , 30.33333333</text:p>
      <text:p text:style-name="P2"><text:soft-page-break/>33.7537878788 , 41.8143939394 , 30.66666667</text:p>
      <text:p text:style-name="P2">33.7537878788 , 42.3181818182 , 31</text:p>
      <text:p text:style-name="P2">33.7537878788 , 42.821969697 , 31.33333333</text:p>
      <text:p text:style-name="P2">33.7537878788 , 43.3257575758 , 31.66666667</text:p>
      <text:p text:style-name="P2">33.7537878788 , 43.8295454545 , 32</text:p>
      <text:p text:style-name="P2">33.7537878788 , 44.3333333333 , 32.33333333</text:p>
      <text:p text:style-name="P2">33.7537878788 , 44.8371212121 , 32.66666667</text:p>
      <text:p text:style-name="P2">33.7537878788 , 45.3409090909 , 33</text:p>
      <text:p text:style-name="P2">33.7537878788 , 45.8446969697 , 33.33333333</text:p>
      <text:p text:style-name="P2">33.7537878788 , 46.3484848485 , 33.66666667</text:p>
      <text:p text:style-name="P2">33.7537878788 , 46.8522727273 , 34</text:p>
      <text:p text:style-name="P2">33.7537878788 , 47.3560606061 , 34.33333333</text:p>
      <text:p text:style-name="P2">33.7537878788 , 47.8598484848 , 34.66666667</text:p>
      <text:p text:style-name="P2">33.7537878788 , 48.3636363636 , 35</text:p>
      <text:p text:style-name="P2">33.7537878788 , 48.8674242424 , 35</text:p>
      <text:p text:style-name="P2">33.7537878788 , 49.3712121212 , 35</text:p>
      <text:p text:style-name="P2">33.7537878788 , 49.875 , 35</text:p>
      <text:p text:style-name="P2">33.7537878788 , 50.3787878788 , 35</text:p>
      <text:p text:style-name="P2">33.7537878788 , 50.8825757576 , 35</text:p>
      <text:p text:style-name="P2">33.7537878788 , 51.3863636364 , 35</text:p>
      <text:p text:style-name="P2">33.7537878788 , 51.8901515152 , 35</text:p>
      <text:p text:style-name="P2">33.7537878788 , 52.3939393939 , 35</text:p>
      <text:p text:style-name="P2">33.7537878788 , 52.8977272727 , 35</text:p>
      <text:p text:style-name="P2">33.7537878788 , 53.4015151515 , 35</text:p>
      <text:p text:style-name="P2">33.7537878788 , 53.9053030303 , 35</text:p>
      <text:p text:style-name="P2">33.7537878788 , 54.4090909091 , 35</text:p>
      <text:p text:style-name="P2">33.7537878788 , 54.9128787879 , 35</text:p>
      <text:p text:style-name="P2">33.7537878788 , 55.4166666667 , 35</text:p>
      <text:p text:style-name="P2">33.7537878788 , 55.9204545455 , 35</text:p>
      <text:p text:style-name="P2">33.7537878788 , 56.4242424242 , 35</text:p>
      <text:p text:style-name="P2">33.7537878788 , 56.928030303 , 35</text:p>
      <text:p text:style-name="P2">33.7537878788 , 57.4318181818 , 35</text:p>
      <text:p text:style-name="P2">33.7537878788 , 57.9356060606 , 35</text:p>
      <text:p text:style-name="P2">33.7537878788 , 58.4393939394 , 35</text:p>
      <text:p text:style-name="P2">33.7537878788 , 58.9431818182 , 35</text:p>
      <text:p text:style-name="P2">33.7537878788 , 59.446969697 , 35</text:p>
      <text:p text:style-name="P2">33.7537878788 , 59.9507575758 , 35</text:p>
      <text:p text:style-name="P2">33.7537878788 , 60.4545454545 , 35</text:p>
      <text:p text:style-name="P2">33.7537878788 , 60.9583333333 , 35</text:p>
      <text:p text:style-name="P2">33.7537878788 , 61.4621212121 , 35</text:p>
      <text:p text:style-name="P2">33.7537878788 , 61.9659090909 , 35</text:p>
      <text:p text:style-name="P2">33.7537878788 , 62.4696969697 , 35</text:p>
      <text:p text:style-name="P2">33.7537878788 , 62.9734848485 , 35</text:p>
      <text:p text:style-name="P2">33.7537878788 , 63.4772727273 , 35</text:p>
      <text:p text:style-name="P2">33.7537878788 , 63.9810606061 , 35</text:p>
      <text:p text:style-name="P2">33.7537878788 , 64.4848484848 , 35</text:p>
      <text:p text:style-name="P2">33.7537878788 , 64.9886363636 , 35</text:p>
      <text:p text:style-name="P2">33.7537878788 , 65.4924242424 , 35</text:p>
      <text:p text:style-name="P2">33.7537878788 , 65.9962121212 , 35</text:p>
      <text:p text:style-name="P2">33.7537878788 , 66.5 , 35</text:p>
      <text:p text:style-name="P2">34.2575757576 , 0.0 , 15</text:p>
      <text:p text:style-name="P2">34.2575757576 , 0.503787878788 , 15</text:p>
      <text:p text:style-name="P2"><text:soft-page-break/>34.2575757576 , 1.00757575758 , 15</text:p>
      <text:p text:style-name="P2">34.2575757576 , 1.51136363636 , 15</text:p>
      <text:p text:style-name="P2">34.2575757576 , 2.01515151515 , 15</text:p>
      <text:p text:style-name="P2">34.2575757576 , 2.51893939394 , 15</text:p>
      <text:p text:style-name="P2">34.2575757576 , 3.02272727273 , 15</text:p>
      <text:p text:style-name="P2">34.2575757576 , 3.52651515152 , 15</text:p>
      <text:p text:style-name="P2">34.2575757576 , 4.0303030303 , 15</text:p>
      <text:p text:style-name="P2">34.2575757576 , 4.53409090909 , 15</text:p>
      <text:p text:style-name="P2">34.2575757576 , 5.03787878788 , 15</text:p>
      <text:p text:style-name="P2">34.2575757576 , 5.54166666667 , 15</text:p>
      <text:p text:style-name="P2">34.2575757576 , 6.04545454545 , 15</text:p>
      <text:p text:style-name="P2">34.2575757576 , 6.54924242424 , 15</text:p>
      <text:p text:style-name="P2">34.2575757576 , 7.05303030303 , 15</text:p>
      <text:p text:style-name="P2">34.2575757576 , 7.55681818182 , 15</text:p>
      <text:p text:style-name="P2">34.2575757576 , 8.06060606061 , 15</text:p>
      <text:p text:style-name="P2">34.2575757576 , 8.56439393939 , 15</text:p>
      <text:p text:style-name="P2">34.2575757576 , 9.06818181818 , 15</text:p>
      <text:p text:style-name="P2">34.2575757576 , 9.57196969697 , 15</text:p>
      <text:p text:style-name="P2">34.2575757576 , 10.0757575758 , 15</text:p>
      <text:p text:style-name="P2">34.2575757576 , 10.5795454545 , 15</text:p>
      <text:p text:style-name="P2">34.2575757576 , 11.0833333333 , 15</text:p>
      <text:p text:style-name="P2">34.2575757576 , 11.5871212121 , 15</text:p>
      <text:p text:style-name="P2">34.2575757576 , 12.0909090909 , 15</text:p>
      <text:p text:style-name="P2">34.2575757576 , 12.5946969697 , 15</text:p>
      <text:p text:style-name="P2">34.2575757576 , 13.0984848485 , 15</text:p>
      <text:p text:style-name="P2">34.2575757576 , 13.6022727273 , 15</text:p>
      <text:p text:style-name="P2">34.2575757576 , 14.1060606061 , 15</text:p>
      <text:p text:style-name="P2">34.2575757576 , 14.6098484848 , 15</text:p>
      <text:p text:style-name="P2">34.2575757576 , 15.1136363636 , 15</text:p>
      <text:p text:style-name="P2">34.2575757576 , 15.6174242424 , 15</text:p>
      <text:p text:style-name="P2">34.2575757576 , 16.1212121212 , 15</text:p>
      <text:p text:style-name="P2">34.2575757576 , 16.625 , 15</text:p>
      <text:p text:style-name="P2">34.2575757576 , 17.1287878788 , 15</text:p>
      <text:p text:style-name="P2">34.2575757576 , 17.6325757576 , 15</text:p>
      <text:p text:style-name="P2">34.2575757576 , 18.1363636364 , 15</text:p>
      <text:p text:style-name="P2">34.2575757576 , 18.6401515152 , 15.33333333</text:p>
      <text:p text:style-name="P2">34.2575757576 , 19.1439393939 , 15.66666667</text:p>
      <text:p text:style-name="P2">34.2575757576 , 19.6477272727 , 16</text:p>
      <text:p text:style-name="P2">34.2575757576 , 20.1515151515 , 16.33333333</text:p>
      <text:p text:style-name="P2">34.2575757576 , 20.6553030303 , 16.66666667</text:p>
      <text:p text:style-name="P2">34.2575757576 , 21.1590909091 , 17</text:p>
      <text:p text:style-name="P2">34.2575757576 , 21.6628787879 , 17.33333333</text:p>
      <text:p text:style-name="P2">34.2575757576 , 22.1666666667 , 17.66666667</text:p>
      <text:p text:style-name="P2">34.2575757576 , 22.6704545455 , 18</text:p>
      <text:p text:style-name="P2">34.2575757576 , 23.1742424242 , 18.33333333</text:p>
      <text:p text:style-name="P2">34.2575757576 , 23.678030303 , 18.66666667</text:p>
      <text:p text:style-name="P2">34.2575757576 , 24.1818181818 , 19</text:p>
      <text:p text:style-name="P2">34.2575757576 , 24.6856060606 , 19.33333333</text:p>
      <text:p text:style-name="P2">34.2575757576 , 25.1893939394 , 19.66666667</text:p>
      <text:p text:style-name="P2">34.2575757576 , 25.6931818182 , 20</text:p>
      <text:p text:style-name="P2">34.2575757576 , 26.196969697 , 20.33333333</text:p>
      <text:p text:style-name="P2">34.2575757576 , 26.7007575758 , 20.66666667</text:p>
      <text:p text:style-name="P2"><text:soft-page-break/>34.2575757576 , 27.2045454545 , 21</text:p>
      <text:p text:style-name="P2">34.2575757576 , 27.7083333333 , 21.33333333</text:p>
      <text:p text:style-name="P2">34.2575757576 , 28.2121212121 , 21.66666667</text:p>
      <text:p text:style-name="P2">34.2575757576 , 28.7159090909 , 22</text:p>
      <text:p text:style-name="P2">34.2575757576 , 29.2196969697 , 22.33333333</text:p>
      <text:p text:style-name="P2">34.2575757576 , 29.7234848485 , 22.66666667</text:p>
      <text:p text:style-name="P2">34.2575757576 , 30.2272727273 , 23</text:p>
      <text:p text:style-name="P2">34.2575757576 , 30.7310606061 , 23.33333333</text:p>
      <text:p text:style-name="P2">34.2575757576 , 31.2348484848 , 23.66666667</text:p>
      <text:p text:style-name="P2">34.2575757576 , 31.7386363636 , 24</text:p>
      <text:p text:style-name="P2">34.2575757576 , 32.2424242424 , 24.33333333</text:p>
      <text:p text:style-name="P2">34.2575757576 , 32.7462121212 , 24.66666667</text:p>
      <text:p text:style-name="P2">34.2575757576 , 33.25 , 25</text:p>
      <text:p text:style-name="P2">34.2575757576 , 33.7537878788 , 25.33333333</text:p>
      <text:p text:style-name="P2">34.2575757576 , 34.2575757576 , 25.66666667</text:p>
      <text:p text:style-name="P2">34.2575757576 , 34.7613636364 , 26</text:p>
      <text:p text:style-name="P2">34.2575757576 , 35.2651515152 , 26.33333333</text:p>
      <text:p text:style-name="P2">34.2575757576 , 35.7689393939 , 26.66666667</text:p>
      <text:p text:style-name="P2">34.2575757576 , 36.2727272727 , 27</text:p>
      <text:p text:style-name="P2">34.2575757576 , 36.7765151515 , 27.33333333</text:p>
      <text:p text:style-name="P2">34.2575757576 , 37.2803030303 , 27.66666667</text:p>
      <text:p text:style-name="P2">34.2575757576 , 37.7840909091 , 28</text:p>
      <text:p text:style-name="P2">34.2575757576 , 38.2878787879 , 28.33333333</text:p>
      <text:p text:style-name="P2">34.2575757576 , 38.7916666667 , 28.66666667</text:p>
      <text:p text:style-name="P2">34.2575757576 , 39.2954545455 , 29</text:p>
      <text:p text:style-name="P2">34.2575757576 , 39.7992424242 , 29.33333333</text:p>
      <text:p text:style-name="P2">34.2575757576 , 40.303030303 , 29.66666667</text:p>
      <text:p text:style-name="P2">34.2575757576 , 40.8068181818 , 30</text:p>
      <text:p text:style-name="P2">34.2575757576 , 41.3106060606 , 30.33333333</text:p>
      <text:p text:style-name="P2">34.2575757576 , 41.8143939394 , 30.66666667</text:p>
      <text:p text:style-name="P2">34.2575757576 , 42.3181818182 , 31</text:p>
      <text:p text:style-name="P2">34.2575757576 , 42.821969697 , 31.33333333</text:p>
      <text:p text:style-name="P2">34.2575757576 , 43.3257575758 , 31.66666667</text:p>
      <text:p text:style-name="P2">34.2575757576 , 43.8295454545 , 32</text:p>
      <text:p text:style-name="P2">34.2575757576 , 44.3333333333 , 32.33333333</text:p>
      <text:p text:style-name="P2">34.2575757576 , 44.8371212121 , 32.66666667</text:p>
      <text:p text:style-name="P2">34.2575757576 , 45.3409090909 , 33</text:p>
      <text:p text:style-name="P2">34.2575757576 , 45.8446969697 , 33.33333333</text:p>
      <text:p text:style-name="P2">34.2575757576 , 46.3484848485 , 33.66666667</text:p>
      <text:p text:style-name="P2">34.2575757576 , 46.8522727273 , 34</text:p>
      <text:p text:style-name="P2">34.2575757576 , 47.3560606061 , 34.33333333</text:p>
      <text:p text:style-name="P2">34.2575757576 , 47.8598484848 , 34.66666667</text:p>
      <text:p text:style-name="P2">34.2575757576 , 48.3636363636 , 35</text:p>
      <text:p text:style-name="P2">34.2575757576 , 48.8674242424 , 35</text:p>
      <text:p text:style-name="P2">34.2575757576 , 49.3712121212 , 35</text:p>
      <text:p text:style-name="P2">34.2575757576 , 49.875 , 35</text:p>
      <text:p text:style-name="P2">34.2575757576 , 50.3787878788 , 35</text:p>
      <text:p text:style-name="P2">34.2575757576 , 50.8825757576 , 35</text:p>
      <text:p text:style-name="P2">34.2575757576 , 51.3863636364 , 35</text:p>
      <text:p text:style-name="P2">34.2575757576 , 51.8901515152 , 35</text:p>
      <text:p text:style-name="P2">34.2575757576 , 52.3939393939 , 35</text:p>
      <text:p text:style-name="P2">34.2575757576 , 52.8977272727 , 35</text:p>
      <text:p text:style-name="P2"><text:soft-page-break/>34.2575757576 , 53.4015151515 , 35</text:p>
      <text:p text:style-name="P2">34.2575757576 , 53.9053030303 , 35</text:p>
      <text:p text:style-name="P2">34.2575757576 , 54.4090909091 , 35</text:p>
      <text:p text:style-name="P2">34.2575757576 , 54.9128787879 , 35</text:p>
      <text:p text:style-name="P2">34.2575757576 , 55.4166666667 , 35</text:p>
      <text:p text:style-name="P2">34.2575757576 , 55.9204545455 , 35</text:p>
      <text:p text:style-name="P2">34.2575757576 , 56.4242424242 , 35</text:p>
      <text:p text:style-name="P2">34.2575757576 , 56.928030303 , 35</text:p>
      <text:p text:style-name="P2">34.2575757576 , 57.4318181818 , 35</text:p>
      <text:p text:style-name="P2">34.2575757576 , 57.9356060606 , 35</text:p>
      <text:p text:style-name="P2">34.2575757576 , 58.4393939394 , 35</text:p>
      <text:p text:style-name="P2">34.2575757576 , 58.9431818182 , 35</text:p>
      <text:p text:style-name="P2">34.2575757576 , 59.446969697 , 35</text:p>
      <text:p text:style-name="P2">34.2575757576 , 59.9507575758 , 35</text:p>
      <text:p text:style-name="P2">34.2575757576 , 60.4545454545 , 35</text:p>
      <text:p text:style-name="P2">34.2575757576 , 60.9583333333 , 35</text:p>
      <text:p text:style-name="P2">34.2575757576 , 61.4621212121 , 35</text:p>
      <text:p text:style-name="P2">34.2575757576 , 61.9659090909 , 35</text:p>
      <text:p text:style-name="P2">34.2575757576 , 62.4696969697 , 35</text:p>
      <text:p text:style-name="P2">34.2575757576 , 62.9734848485 , 35</text:p>
      <text:p text:style-name="P2">34.2575757576 , 63.4772727273 , 35</text:p>
      <text:p text:style-name="P2">34.2575757576 , 63.9810606061 , 35</text:p>
      <text:p text:style-name="P2">34.2575757576 , 64.4848484848 , 35</text:p>
      <text:p text:style-name="P2">34.2575757576 , 64.9886363636 , 35</text:p>
      <text:p text:style-name="P2">34.2575757576 , 65.4924242424 , 35</text:p>
      <text:p text:style-name="P2">34.2575757576 , 65.9962121212 , 35</text:p>
      <text:p text:style-name="P2">34.2575757576 , 66.5 , 35</text:p>
      <text:p text:style-name="P2">34.7613636364 , 0.0 , 15</text:p>
      <text:p text:style-name="P2">34.7613636364 , 0.503787878788 , 15</text:p>
      <text:p text:style-name="P2">34.7613636364 , 1.00757575758 , 15</text:p>
      <text:p text:style-name="P2">34.7613636364 , 1.51136363636 , 15</text:p>
      <text:p text:style-name="P2">34.7613636364 , 2.01515151515 , 15</text:p>
      <text:p text:style-name="P2">34.7613636364 , 2.51893939394 , 15</text:p>
      <text:p text:style-name="P2">34.7613636364 , 3.02272727273 , 15</text:p>
      <text:p text:style-name="P2">34.7613636364 , 3.52651515152 , 15</text:p>
      <text:p text:style-name="P2">34.7613636364 , 4.0303030303 , 15</text:p>
      <text:p text:style-name="P2">34.7613636364 , 4.53409090909 , 15</text:p>
      <text:p text:style-name="P2">34.7613636364 , 5.03787878788 , 15</text:p>
      <text:p text:style-name="P2">34.7613636364 , 5.54166666667 , 15</text:p>
      <text:p text:style-name="P2">34.7613636364 , 6.04545454545 , 15</text:p>
      <text:p text:style-name="P2">34.7613636364 , 6.54924242424 , 15</text:p>
      <text:p text:style-name="P2">34.7613636364 , 7.05303030303 , 15</text:p>
      <text:p text:style-name="P2">34.7613636364 , 7.55681818182 , 15</text:p>
      <text:p text:style-name="P2">34.7613636364 , 8.06060606061 , 15</text:p>
      <text:p text:style-name="P2">34.7613636364 , 8.56439393939 , 15</text:p>
      <text:p text:style-name="P2">34.7613636364 , 9.06818181818 , 15</text:p>
      <text:p text:style-name="P2">34.7613636364 , 9.57196969697 , 15</text:p>
      <text:p text:style-name="P2">34.7613636364 , 10.0757575758 , 15</text:p>
      <text:p text:style-name="P2">34.7613636364 , 10.5795454545 , 15</text:p>
      <text:p text:style-name="P2">34.7613636364 , 11.0833333333 , 15</text:p>
      <text:p text:style-name="P2">34.7613636364 , 11.5871212121 , 15</text:p>
      <text:p text:style-name="P2">34.7613636364 , 12.0909090909 , 15</text:p>
      <text:p text:style-name="P2"><text:soft-page-break/>34.7613636364 , 12.5946969697 , 15</text:p>
      <text:p text:style-name="P2">34.7613636364 , 13.0984848485 , 15</text:p>
      <text:p text:style-name="P2">34.7613636364 , 13.6022727273 , 15</text:p>
      <text:p text:style-name="P2">34.7613636364 , 14.1060606061 , 15</text:p>
      <text:p text:style-name="P2">34.7613636364 , 14.6098484848 , 15</text:p>
      <text:p text:style-name="P2">34.7613636364 , 15.1136363636 , 15</text:p>
      <text:p text:style-name="P2">34.7613636364 , 15.6174242424 , 15</text:p>
      <text:p text:style-name="P2">34.7613636364 , 16.1212121212 , 15</text:p>
      <text:p text:style-name="P2">34.7613636364 , 16.625 , 15</text:p>
      <text:p text:style-name="P2">34.7613636364 , 17.1287878788 , 15</text:p>
      <text:p text:style-name="P2">34.7613636364 , 17.6325757576 , 15</text:p>
      <text:p text:style-name="P2">34.7613636364 , 18.1363636364 , 15</text:p>
      <text:p text:style-name="P2">34.7613636364 , 18.6401515152 , 15.33333333</text:p>
      <text:p text:style-name="P2">34.7613636364 , 19.1439393939 , 15.66666667</text:p>
      <text:p text:style-name="P2">34.7613636364 , 19.6477272727 , 16</text:p>
      <text:p text:style-name="P2">34.7613636364 , 20.1515151515 , 16.33333333</text:p>
      <text:p text:style-name="P2">34.7613636364 , 20.6553030303 , 16.66666667</text:p>
      <text:p text:style-name="P2">34.7613636364 , 21.1590909091 , 17</text:p>
      <text:p text:style-name="P2">34.7613636364 , 21.6628787879 , 17.33333333</text:p>
      <text:p text:style-name="P2">34.7613636364 , 22.1666666667 , 17.66666667</text:p>
      <text:p text:style-name="P2">34.7613636364 , 22.6704545455 , 18</text:p>
      <text:p text:style-name="P2">34.7613636364 , 23.1742424242 , 18.33333333</text:p>
      <text:p text:style-name="P2">34.7613636364 , 23.678030303 , 18.66666667</text:p>
      <text:p text:style-name="P2">34.7613636364 , 24.1818181818 , 19</text:p>
      <text:p text:style-name="P2">34.7613636364 , 24.6856060606 , 19.33333333</text:p>
      <text:p text:style-name="P2">34.7613636364 , 25.1893939394 , 19.66666667</text:p>
      <text:p text:style-name="P2">34.7613636364 , 25.6931818182 , 20</text:p>
      <text:p text:style-name="P2">34.7613636364 , 26.196969697 , 20.33333333</text:p>
      <text:p text:style-name="P2">34.7613636364 , 26.7007575758 , 20.66666667</text:p>
      <text:p text:style-name="P2">34.7613636364 , 27.2045454545 , 21</text:p>
      <text:p text:style-name="P2">34.7613636364 , 27.7083333333 , 21.33333333</text:p>
      <text:p text:style-name="P2">34.7613636364 , 28.2121212121 , 21.66666667</text:p>
      <text:p text:style-name="P2">34.7613636364 , 28.7159090909 , 22</text:p>
      <text:p text:style-name="P2">34.7613636364 , 29.2196969697 , 22.33333333</text:p>
      <text:p text:style-name="P2">34.7613636364 , 29.7234848485 , 22.66666667</text:p>
      <text:p text:style-name="P2">34.7613636364 , 30.2272727273 , 23</text:p>
      <text:p text:style-name="P2">34.7613636364 , 30.7310606061 , 23.33333333</text:p>
      <text:p text:style-name="P2">34.7613636364 , 31.2348484848 , 23.66666667</text:p>
      <text:p text:style-name="P2">34.7613636364 , 31.7386363636 , 24</text:p>
      <text:p text:style-name="P2">34.7613636364 , 32.2424242424 , 24.33333333</text:p>
      <text:p text:style-name="P2">34.7613636364 , 32.7462121212 , 24.66666667</text:p>
      <text:p text:style-name="P2">34.7613636364 , 33.25 , 25</text:p>
      <text:p text:style-name="P2">34.7613636364 , 33.7537878788 , 25.33333333</text:p>
      <text:p text:style-name="P2">34.7613636364 , 34.2575757576 , 25.66666667</text:p>
      <text:p text:style-name="P2">34.7613636364 , 34.7613636364 , 26</text:p>
      <text:p text:style-name="P2">34.7613636364 , 35.2651515152 , 26.33333333</text:p>
      <text:p text:style-name="P2">34.7613636364 , 35.7689393939 , 26.66666667</text:p>
      <text:p text:style-name="P2">34.7613636364 , 36.2727272727 , 27</text:p>
      <text:p text:style-name="P2">34.7613636364 , 36.7765151515 , 27.33333333</text:p>
      <text:p text:style-name="P2">34.7613636364 , 37.2803030303 , 27.66666667</text:p>
      <text:p text:style-name="P2">34.7613636364 , 37.7840909091 , 28</text:p>
      <text:p text:style-name="P2">34.7613636364 , 38.2878787879 , 28.33333333</text:p>
      <text:p text:style-name="P2"><text:soft-page-break/>34.7613636364 , 38.7916666667 , 28.66666667</text:p>
      <text:p text:style-name="P2">34.7613636364 , 39.2954545455 , 29</text:p>
      <text:p text:style-name="P2">34.7613636364 , 39.7992424242 , 29.33333333</text:p>
      <text:p text:style-name="P2">34.7613636364 , 40.303030303 , 29.66666667</text:p>
      <text:p text:style-name="P2">34.7613636364 , 40.8068181818 , 30</text:p>
      <text:p text:style-name="P2">34.7613636364 , 41.3106060606 , 30.33333333</text:p>
      <text:p text:style-name="P2">34.7613636364 , 41.8143939394 , 30.66666667</text:p>
      <text:p text:style-name="P2">34.7613636364 , 42.3181818182 , 31</text:p>
      <text:p text:style-name="P2">34.7613636364 , 42.821969697 , 31.33333333</text:p>
      <text:p text:style-name="P2">34.7613636364 , 43.3257575758 , 31.66666667</text:p>
      <text:p text:style-name="P2">34.7613636364 , 43.8295454545 , 32</text:p>
      <text:p text:style-name="P2">34.7613636364 , 44.3333333333 , 32.33333333</text:p>
      <text:p text:style-name="P2">34.7613636364 , 44.8371212121 , 32.66666667</text:p>
      <text:p text:style-name="P2">34.7613636364 , 45.3409090909 , 33</text:p>
      <text:p text:style-name="P2">34.7613636364 , 45.8446969697 , 33.33333333</text:p>
      <text:p text:style-name="P2">34.7613636364 , 46.3484848485 , 33.66666667</text:p>
      <text:p text:style-name="P2">34.7613636364 , 46.8522727273 , 34</text:p>
      <text:p text:style-name="P2">34.7613636364 , 47.3560606061 , 34.33333333</text:p>
      <text:p text:style-name="P2">34.7613636364 , 47.8598484848 , 34.66666667</text:p>
      <text:p text:style-name="P2">34.7613636364 , 48.3636363636 , 35</text:p>
      <text:p text:style-name="P2">34.7613636364 , 48.8674242424 , 35</text:p>
      <text:p text:style-name="P2">34.7613636364 , 49.3712121212 , 35</text:p>
      <text:p text:style-name="P2">34.7613636364 , 49.875 , 35</text:p>
      <text:p text:style-name="P2">34.7613636364 , 50.3787878788 , 35</text:p>
      <text:p text:style-name="P2">34.7613636364 , 50.8825757576 , 35</text:p>
      <text:p text:style-name="P2">34.7613636364 , 51.3863636364 , 35</text:p>
      <text:p text:style-name="P2">34.7613636364 , 51.8901515152 , 35</text:p>
      <text:p text:style-name="P2">34.7613636364 , 52.3939393939 , 35</text:p>
      <text:p text:style-name="P2">34.7613636364 , 52.8977272727 , 35</text:p>
      <text:p text:style-name="P2">34.7613636364 , 53.4015151515 , 35</text:p>
      <text:p text:style-name="P2">34.7613636364 , 53.9053030303 , 35</text:p>
      <text:p text:style-name="P2">34.7613636364 , 54.4090909091 , 35</text:p>
      <text:p text:style-name="P2">34.7613636364 , 54.9128787879 , 35</text:p>
      <text:p text:style-name="P2">34.7613636364 , 55.4166666667 , 35</text:p>
      <text:p text:style-name="P2">34.7613636364 , 55.9204545455 , 35</text:p>
      <text:p text:style-name="P2">34.7613636364 , 56.4242424242 , 35</text:p>
      <text:p text:style-name="P2">34.7613636364 , 56.928030303 , 35</text:p>
      <text:p text:style-name="P2">34.7613636364 , 57.4318181818 , 35</text:p>
      <text:p text:style-name="P2">34.7613636364 , 57.9356060606 , 35</text:p>
      <text:p text:style-name="P2">34.7613636364 , 58.4393939394 , 35</text:p>
      <text:p text:style-name="P2">34.7613636364 , 58.9431818182 , 35</text:p>
      <text:p text:style-name="P2">34.7613636364 , 59.446969697 , 35</text:p>
      <text:p text:style-name="P2">34.7613636364 , 59.9507575758 , 35</text:p>
      <text:p text:style-name="P2">34.7613636364 , 60.4545454545 , 35</text:p>
      <text:p text:style-name="P2">34.7613636364 , 60.9583333333 , 35</text:p>
      <text:p text:style-name="P2">34.7613636364 , 61.4621212121 , 35</text:p>
      <text:p text:style-name="P2">34.7613636364 , 61.9659090909 , 35</text:p>
      <text:p text:style-name="P2">34.7613636364 , 62.4696969697 , 35</text:p>
      <text:p text:style-name="P2">34.7613636364 , 62.9734848485 , 35</text:p>
      <text:p text:style-name="P2">34.7613636364 , 63.4772727273 , 35</text:p>
      <text:p text:style-name="P2">34.7613636364 , 63.9810606061 , 35</text:p>
      <text:p text:style-name="P2">34.7613636364 , 64.4848484848 , 35</text:p>
      <text:p text:style-name="P2"><text:soft-page-break/>34.7613636364 , 64.9886363636 , 35</text:p>
      <text:p text:style-name="P2">34.7613636364 , 65.4924242424 , 35</text:p>
      <text:p text:style-name="P2">34.7613636364 , 65.9962121212 , 35</text:p>
      <text:p text:style-name="P2">34.7613636364 , 66.5 , 35</text:p>
      <text:p text:style-name="P2">35.2651515152 , 0.0 , 15</text:p>
      <text:p text:style-name="P2">35.2651515152 , 0.503787878788 , 15</text:p>
      <text:p text:style-name="P2">35.2651515152 , 1.00757575758 , 15</text:p>
      <text:p text:style-name="P2">35.2651515152 , 1.51136363636 , 15</text:p>
      <text:p text:style-name="P2">35.2651515152 , 2.01515151515 , 15</text:p>
      <text:p text:style-name="P2">35.2651515152 , 2.51893939394 , 15</text:p>
      <text:p text:style-name="P2">35.2651515152 , 3.02272727273 , 15</text:p>
      <text:p text:style-name="P2">35.2651515152 , 3.52651515152 , 15</text:p>
      <text:p text:style-name="P2">35.2651515152 , 4.0303030303 , 15</text:p>
      <text:p text:style-name="P2">35.2651515152 , 4.53409090909 , 15</text:p>
      <text:p text:style-name="P2">35.2651515152 , 5.03787878788 , 15</text:p>
      <text:p text:style-name="P2">35.2651515152 , 5.54166666667 , 15</text:p>
      <text:p text:style-name="P2">35.2651515152 , 6.04545454545 , 15</text:p>
      <text:p text:style-name="P2">35.2651515152 , 6.54924242424 , 15</text:p>
      <text:p text:style-name="P2">35.2651515152 , 7.05303030303 , 15</text:p>
      <text:p text:style-name="P2">35.2651515152 , 7.55681818182 , 15</text:p>
      <text:p text:style-name="P2">35.2651515152 , 8.06060606061 , 15</text:p>
      <text:p text:style-name="P2">35.2651515152 , 8.56439393939 , 15</text:p>
      <text:p text:style-name="P2">35.2651515152 , 9.06818181818 , 15</text:p>
      <text:p text:style-name="P2">35.2651515152 , 9.57196969697 , 15</text:p>
      <text:p text:style-name="P2">35.2651515152 , 10.0757575758 , 15</text:p>
      <text:p text:style-name="P2">35.2651515152 , 10.5795454545 , 15</text:p>
      <text:p text:style-name="P2">35.2651515152 , 11.0833333333 , 15</text:p>
      <text:p text:style-name="P2">35.2651515152 , 11.5871212121 , 15</text:p>
      <text:p text:style-name="P2">35.2651515152 , 12.0909090909 , 15</text:p>
      <text:p text:style-name="P2">35.2651515152 , 12.5946969697 , 15</text:p>
      <text:p text:style-name="P2">35.2651515152 , 13.0984848485 , 15</text:p>
      <text:p text:style-name="P2">35.2651515152 , 13.6022727273 , 15</text:p>
      <text:p text:style-name="P2">35.2651515152 , 14.1060606061 , 15</text:p>
      <text:p text:style-name="P2">35.2651515152 , 14.6098484848 , 15</text:p>
      <text:p text:style-name="P2">35.2651515152 , 15.1136363636 , 15</text:p>
      <text:p text:style-name="P2">35.2651515152 , 15.6174242424 , 15</text:p>
      <text:p text:style-name="P2">35.2651515152 , 16.1212121212 , 15</text:p>
      <text:p text:style-name="P2">35.2651515152 , 16.625 , 15</text:p>
      <text:p text:style-name="P2">35.2651515152 , 17.1287878788 , 15</text:p>
      <text:p text:style-name="P2">35.2651515152 , 17.6325757576 , 15</text:p>
      <text:p text:style-name="P2">35.2651515152 , 18.1363636364 , 15</text:p>
      <text:p text:style-name="P2">35.2651515152 , 18.6401515152 , 15.33333333</text:p>
      <text:p text:style-name="P2">35.2651515152 , 19.1439393939 , 15.66666667</text:p>
      <text:p text:style-name="P2">35.2651515152 , 19.6477272727 , 16</text:p>
      <text:p text:style-name="P2">35.2651515152 , 20.1515151515 , 16.33333333</text:p>
      <text:p text:style-name="P2">35.2651515152 , 20.6553030303 , 16.66666667</text:p>
      <text:p text:style-name="P2">35.2651515152 , 21.1590909091 , 17</text:p>
      <text:p text:style-name="P2">35.2651515152 , 21.6628787879 , 17.33333333</text:p>
      <text:p text:style-name="P2">35.2651515152 , 22.1666666667 , 17.66666667</text:p>
      <text:p text:style-name="P2">35.2651515152 , 22.6704545455 , 18</text:p>
      <text:p text:style-name="P2">35.2651515152 , 23.1742424242 , 18.33333333</text:p>
      <text:p text:style-name="P2">35.2651515152 , 23.678030303 , 18.66666667</text:p>
      <text:p text:style-name="P2"><text:soft-page-break/>35.2651515152 , 24.1818181818 , 19</text:p>
      <text:p text:style-name="P2">35.2651515152 , 24.6856060606 , 19.33333333</text:p>
      <text:p text:style-name="P2">35.2651515152 , 25.1893939394 , 19.66666667</text:p>
      <text:p text:style-name="P2">35.2651515152 , 25.6931818182 , 20</text:p>
      <text:p text:style-name="P2">35.2651515152 , 26.196969697 , 20.33333333</text:p>
      <text:p text:style-name="P2">35.2651515152 , 26.7007575758 , 20.66666667</text:p>
      <text:p text:style-name="P2">35.2651515152 , 27.2045454545 , 21</text:p>
      <text:p text:style-name="P2">35.2651515152 , 27.7083333333 , 21.33333333</text:p>
      <text:p text:style-name="P2">35.2651515152 , 28.2121212121 , 21.66666667</text:p>
      <text:p text:style-name="P2">35.2651515152 , 28.7159090909 , 22</text:p>
      <text:p text:style-name="P2">35.2651515152 , 29.2196969697 , 22.33333333</text:p>
      <text:p text:style-name="P2">35.2651515152 , 29.7234848485 , 22.66666667</text:p>
      <text:p text:style-name="P2">35.2651515152 , 30.2272727273 , 23</text:p>
      <text:p text:style-name="P2">35.2651515152 , 30.7310606061 , 23.33333333</text:p>
      <text:p text:style-name="P2">35.2651515152 , 31.2348484848 , 23.66666667</text:p>
      <text:p text:style-name="P2">35.2651515152 , 31.7386363636 , 24</text:p>
      <text:p text:style-name="P2">35.2651515152 , 32.2424242424 , 24.33333333</text:p>
      <text:p text:style-name="P2">35.2651515152 , 32.7462121212 , 24.66666667</text:p>
      <text:p text:style-name="P2">35.2651515152 , 33.25 , 25</text:p>
      <text:p text:style-name="P2">35.2651515152 , 33.7537878788 , 25.33333333</text:p>
      <text:p text:style-name="P2">35.2651515152 , 34.2575757576 , 25.66666667</text:p>
      <text:p text:style-name="P2">35.2651515152 , 34.7613636364 , 26</text:p>
      <text:p text:style-name="P2">35.2651515152 , 35.2651515152 , 26.33333333</text:p>
      <text:p text:style-name="P2">35.2651515152 , 35.7689393939 , 26.66666667</text:p>
      <text:p text:style-name="P2">35.2651515152 , 36.2727272727 , 27</text:p>
      <text:p text:style-name="P2">35.2651515152 , 36.7765151515 , 27.33333333</text:p>
      <text:p text:style-name="P2">35.2651515152 , 37.2803030303 , 27.66666667</text:p>
      <text:p text:style-name="P2">35.2651515152 , 37.7840909091 , 28</text:p>
      <text:p text:style-name="P2">35.2651515152 , 38.2878787879 , 28.33333333</text:p>
      <text:p text:style-name="P2">35.2651515152 , 38.7916666667 , 28.66666667</text:p>
      <text:p text:style-name="P2">35.2651515152 , 39.2954545455 , 29</text:p>
      <text:p text:style-name="P2">35.2651515152 , 39.7992424242 , 29.33333333</text:p>
      <text:p text:style-name="P2">35.2651515152 , 40.303030303 , 29.66666667</text:p>
      <text:p text:style-name="P2">35.2651515152 , 40.8068181818 , 30</text:p>
      <text:p text:style-name="P2">35.2651515152 , 41.3106060606 , 30.33333333</text:p>
      <text:p text:style-name="P2">35.2651515152 , 41.8143939394 , 30.66666667</text:p>
      <text:p text:style-name="P2">35.2651515152 , 42.3181818182 , 31</text:p>
      <text:p text:style-name="P2">35.2651515152 , 42.821969697 , 31.33333333</text:p>
      <text:p text:style-name="P2">35.2651515152 , 43.3257575758 , 31.66666667</text:p>
      <text:p text:style-name="P2">35.2651515152 , 43.8295454545 , 32</text:p>
      <text:p text:style-name="P2">35.2651515152 , 44.3333333333 , 32.33333333</text:p>
      <text:p text:style-name="P2">35.2651515152 , 44.8371212121 , 32.66666667</text:p>
      <text:p text:style-name="P2">35.2651515152 , 45.3409090909 , 33</text:p>
      <text:p text:style-name="P2">35.2651515152 , 45.8446969697 , 33.33333333</text:p>
      <text:p text:style-name="P2">35.2651515152 , 46.3484848485 , 33.66666667</text:p>
      <text:p text:style-name="P2">35.2651515152 , 46.8522727273 , 34</text:p>
      <text:p text:style-name="P2">35.2651515152 , 47.3560606061 , 34.33333333</text:p>
      <text:p text:style-name="P2">35.2651515152 , 47.8598484848 , 34.66666667</text:p>
      <text:p text:style-name="P2">35.2651515152 , 48.3636363636 , 35</text:p>
      <text:p text:style-name="P2">35.2651515152 , 48.8674242424 , 35</text:p>
      <text:p text:style-name="P2">35.2651515152 , 49.3712121212 , 35</text:p>
      <text:p text:style-name="P2">35.2651515152 , 49.875 , 35</text:p>
      <text:p text:style-name="P2"><text:soft-page-break/>35.2651515152 , 50.3787878788 , 35</text:p>
      <text:p text:style-name="P2">35.2651515152 , 50.8825757576 , 35</text:p>
      <text:p text:style-name="P2">35.2651515152 , 51.3863636364 , 35</text:p>
      <text:p text:style-name="P2">35.2651515152 , 51.8901515152 , 35</text:p>
      <text:p text:style-name="P2">35.2651515152 , 52.3939393939 , 35</text:p>
      <text:p text:style-name="P2">35.2651515152 , 52.8977272727 , 35</text:p>
      <text:p text:style-name="P2">35.2651515152 , 53.4015151515 , 35</text:p>
      <text:p text:style-name="P2">35.2651515152 , 53.9053030303 , 35</text:p>
      <text:p text:style-name="P2">35.2651515152 , 54.4090909091 , 35</text:p>
      <text:p text:style-name="P2">35.2651515152 , 54.9128787879 , 35</text:p>
      <text:p text:style-name="P2">35.2651515152 , 55.4166666667 , 35</text:p>
      <text:p text:style-name="P2">35.2651515152 , 55.9204545455 , 35</text:p>
      <text:p text:style-name="P2">35.2651515152 , 56.4242424242 , 35</text:p>
      <text:p text:style-name="P2">35.2651515152 , 56.928030303 , 35</text:p>
      <text:p text:style-name="P2">35.2651515152 , 57.4318181818 , 35</text:p>
      <text:p text:style-name="P2">35.2651515152 , 57.9356060606 , 35</text:p>
      <text:p text:style-name="P2">35.2651515152 , 58.4393939394 , 35</text:p>
      <text:p text:style-name="P2">35.2651515152 , 58.9431818182 , 35</text:p>
      <text:p text:style-name="P2">35.2651515152 , 59.446969697 , 35</text:p>
      <text:p text:style-name="P2">35.2651515152 , 59.9507575758 , 35</text:p>
      <text:p text:style-name="P2">35.2651515152 , 60.4545454545 , 35</text:p>
      <text:p text:style-name="P2">35.2651515152 , 60.9583333333 , 35</text:p>
      <text:p text:style-name="P2">35.2651515152 , 61.4621212121 , 35</text:p>
      <text:p text:style-name="P2">35.2651515152 , 61.9659090909 , 35</text:p>
      <text:p text:style-name="P2">35.2651515152 , 62.4696969697 , 35</text:p>
      <text:p text:style-name="P2">35.2651515152 , 62.9734848485 , 35</text:p>
      <text:p text:style-name="P2">35.2651515152 , 63.4772727273 , 35</text:p>
      <text:p text:style-name="P2">35.2651515152 , 63.9810606061 , 35</text:p>
      <text:p text:style-name="P2">35.2651515152 , 64.4848484848 , 35</text:p>
      <text:p text:style-name="P2">35.2651515152 , 64.9886363636 , 35</text:p>
      <text:p text:style-name="P2">35.2651515152 , 65.4924242424 , 35</text:p>
      <text:p text:style-name="P2">35.2651515152 , 65.9962121212 , 35</text:p>
      <text:p text:style-name="P2">35.2651515152 , 66.5 , 35</text:p>
      <text:p text:style-name="P2">35.7689393939 , 0.0 , 15</text:p>
      <text:p text:style-name="P2">35.7689393939 , 0.503787878788 , 15</text:p>
      <text:p text:style-name="P2">35.7689393939 , 1.00757575758 , 15</text:p>
      <text:p text:style-name="P2">35.7689393939 , 1.51136363636 , 15</text:p>
      <text:p text:style-name="P2">35.7689393939 , 2.01515151515 , 15</text:p>
      <text:p text:style-name="P2">35.7689393939 , 2.51893939394 , 15</text:p>
      <text:p text:style-name="P2">35.7689393939 , 3.02272727273 , 15</text:p>
      <text:p text:style-name="P2">35.7689393939 , 3.52651515152 , 15</text:p>
      <text:p text:style-name="P2">35.7689393939 , 4.0303030303 , 15</text:p>
      <text:p text:style-name="P2">35.7689393939 , 4.53409090909 , 15</text:p>
      <text:p text:style-name="P2">35.7689393939 , 5.03787878788 , 15</text:p>
      <text:p text:style-name="P2">35.7689393939 , 5.54166666667 , 15</text:p>
      <text:p text:style-name="P2">35.7689393939 , 6.04545454545 , 15</text:p>
      <text:p text:style-name="P2">35.7689393939 , 6.54924242424 , 15</text:p>
      <text:p text:style-name="P2">35.7689393939 , 7.05303030303 , 15</text:p>
      <text:p text:style-name="P2">35.7689393939 , 7.55681818182 , 15</text:p>
      <text:p text:style-name="P2">35.7689393939 , 8.06060606061 , 15</text:p>
      <text:p text:style-name="P2">35.7689393939 , 8.56439393939 , 15</text:p>
      <text:p text:style-name="P2">35.7689393939 , 9.06818181818 , 15</text:p>
      <text:p text:style-name="P2"><text:soft-page-break/>35.7689393939 , 9.57196969697 , 15</text:p>
      <text:p text:style-name="P2">35.7689393939 , 10.0757575758 , 15</text:p>
      <text:p text:style-name="P2">35.7689393939 , 10.5795454545 , 15</text:p>
      <text:p text:style-name="P2">35.7689393939 , 11.0833333333 , 15</text:p>
      <text:p text:style-name="P2">35.7689393939 , 11.5871212121 , 15</text:p>
      <text:p text:style-name="P2">35.7689393939 , 12.0909090909 , 15</text:p>
      <text:p text:style-name="P2">35.7689393939 , 12.5946969697 , 15</text:p>
      <text:p text:style-name="P2">35.7689393939 , 13.0984848485 , 15</text:p>
      <text:p text:style-name="P2">35.7689393939 , 13.6022727273 , 15</text:p>
      <text:p text:style-name="P2">35.7689393939 , 14.1060606061 , 15</text:p>
      <text:p text:style-name="P2">35.7689393939 , 14.6098484848 , 15</text:p>
      <text:p text:style-name="P2">35.7689393939 , 15.1136363636 , 15</text:p>
      <text:p text:style-name="P2">35.7689393939 , 15.6174242424 , 15</text:p>
      <text:p text:style-name="P2">35.7689393939 , 16.1212121212 , 15</text:p>
      <text:p text:style-name="P2">35.7689393939 , 16.625 , 15</text:p>
      <text:p text:style-name="P2">35.7689393939 , 17.1287878788 , 15</text:p>
      <text:p text:style-name="P2">35.7689393939 , 17.6325757576 , 15</text:p>
      <text:p text:style-name="P2">35.7689393939 , 18.1363636364 , 15</text:p>
      <text:p text:style-name="P2">35.7689393939 , 18.6401515152 , 15.33333333</text:p>
      <text:p text:style-name="P2">35.7689393939 , 19.1439393939 , 15.66666667</text:p>
      <text:p text:style-name="P2">35.7689393939 , 19.6477272727 , 16</text:p>
      <text:p text:style-name="P2">35.7689393939 , 20.1515151515 , 16.33333333</text:p>
      <text:p text:style-name="P2">35.7689393939 , 20.6553030303 , 16.66666667</text:p>
      <text:p text:style-name="P2">35.7689393939 , 21.1590909091 , 17</text:p>
      <text:p text:style-name="P2">35.7689393939 , 21.6628787879 , 17.33333333</text:p>
      <text:p text:style-name="P2">35.7689393939 , 22.1666666667 , 17.66666667</text:p>
      <text:p text:style-name="P2">35.7689393939 , 22.6704545455 , 18</text:p>
      <text:p text:style-name="P2">35.7689393939 , 23.1742424242 , 18.33333333</text:p>
      <text:p text:style-name="P2">35.7689393939 , 23.678030303 , 18.66666667</text:p>
      <text:p text:style-name="P2">35.7689393939 , 24.1818181818 , 19</text:p>
      <text:p text:style-name="P2">35.7689393939 , 24.6856060606 , 19.33333333</text:p>
      <text:p text:style-name="P2">35.7689393939 , 25.1893939394 , 19.66666667</text:p>
      <text:p text:style-name="P2">35.7689393939 , 25.6931818182 , 20</text:p>
      <text:p text:style-name="P2">35.7689393939 , 26.196969697 , 20.33333333</text:p>
      <text:p text:style-name="P2">35.7689393939 , 26.7007575758 , 20.66666667</text:p>
      <text:p text:style-name="P2">35.7689393939 , 27.2045454545 , 21</text:p>
      <text:p text:style-name="P2">35.7689393939 , 27.7083333333 , 21.33333333</text:p>
      <text:p text:style-name="P2">35.7689393939 , 28.2121212121 , 21.66666667</text:p>
      <text:p text:style-name="P2">35.7689393939 , 28.7159090909 , 22</text:p>
      <text:p text:style-name="P2">35.7689393939 , 29.2196969697 , 22.33333333</text:p>
      <text:p text:style-name="P2">35.7689393939 , 29.7234848485 , 22.66666667</text:p>
      <text:p text:style-name="P2">35.7689393939 , 30.2272727273 , 23</text:p>
      <text:p text:style-name="P2">35.7689393939 , 30.7310606061 , 23.33333333</text:p>
      <text:p text:style-name="P2">35.7689393939 , 31.2348484848 , 23.66666667</text:p>
      <text:p text:style-name="P2">35.7689393939 , 31.7386363636 , 24</text:p>
      <text:p text:style-name="P2">35.7689393939 , 32.2424242424 , 24.33333333</text:p>
      <text:p text:style-name="P2">35.7689393939 , 32.7462121212 , 24.66666667</text:p>
      <text:p text:style-name="P2">35.7689393939 , 33.25 , 25</text:p>
      <text:p text:style-name="P2">35.7689393939 , 33.7537878788 , 25.33333333</text:p>
      <text:p text:style-name="P2">35.7689393939 , 34.2575757576 , 25.66666667</text:p>
      <text:p text:style-name="P2">35.7689393939 , 34.7613636364 , 26</text:p>
      <text:p text:style-name="P2">35.7689393939 , 35.2651515152 , 26.33333333</text:p>
      <text:p text:style-name="P2"><text:soft-page-break/>35.7689393939 , 35.7689393939 , 26.66666667</text:p>
      <text:p text:style-name="P2">35.7689393939 , 36.2727272727 , 27</text:p>
      <text:p text:style-name="P2">35.7689393939 , 36.7765151515 , 27.33333333</text:p>
      <text:p text:style-name="P2">35.7689393939 , 37.2803030303 , 27.66666667</text:p>
      <text:p text:style-name="P2">35.7689393939 , 37.7840909091 , 28</text:p>
      <text:p text:style-name="P2">35.7689393939 , 38.2878787879 , 28.33333333</text:p>
      <text:p text:style-name="P2">35.7689393939 , 38.7916666667 , 28.66666667</text:p>
      <text:p text:style-name="P2">35.7689393939 , 39.2954545455 , 29</text:p>
      <text:p text:style-name="P2">35.7689393939 , 39.7992424242 , 29.33333333</text:p>
      <text:p text:style-name="P2">35.7689393939 , 40.303030303 , 29.66666667</text:p>
      <text:p text:style-name="P2">35.7689393939 , 40.8068181818 , 30</text:p>
      <text:p text:style-name="P2">35.7689393939 , 41.3106060606 , 30.33333333</text:p>
      <text:p text:style-name="P2">35.7689393939 , 41.8143939394 , 30.66666667</text:p>
      <text:p text:style-name="P2">35.7689393939 , 42.3181818182 , 31</text:p>
      <text:p text:style-name="P2">35.7689393939 , 42.821969697 , 31.33333333</text:p>
      <text:p text:style-name="P2">35.7689393939 , 43.3257575758 , 31.66666667</text:p>
      <text:p text:style-name="P2">35.7689393939 , 43.8295454545 , 32</text:p>
      <text:p text:style-name="P2">35.7689393939 , 44.3333333333 , 32.33333333</text:p>
      <text:p text:style-name="P2">35.7689393939 , 44.8371212121 , 32.66666667</text:p>
      <text:p text:style-name="P2">35.7689393939 , 45.3409090909 , 33</text:p>
      <text:p text:style-name="P2">35.7689393939 , 45.8446969697 , 33.33333333</text:p>
      <text:p text:style-name="P2">35.7689393939 , 46.3484848485 , 33.66666667</text:p>
      <text:p text:style-name="P2">35.7689393939 , 46.8522727273 , 34</text:p>
      <text:p text:style-name="P2">35.7689393939 , 47.3560606061 , 34.33333333</text:p>
      <text:p text:style-name="P2">35.7689393939 , 47.8598484848 , 34.66666667</text:p>
      <text:p text:style-name="P2">35.7689393939 , 48.3636363636 , 35</text:p>
      <text:p text:style-name="P2">35.7689393939 , 48.8674242424 , 35</text:p>
      <text:p text:style-name="P2">35.7689393939 , 49.3712121212 , 35</text:p>
      <text:p text:style-name="P2">35.7689393939 , 49.875 , 35</text:p>
      <text:p text:style-name="P2">35.7689393939 , 50.3787878788 , 35</text:p>
      <text:p text:style-name="P2">35.7689393939 , 50.8825757576 , 35</text:p>
      <text:p text:style-name="P2">35.7689393939 , 51.3863636364 , 35</text:p>
      <text:p text:style-name="P2">35.7689393939 , 51.8901515152 , 35</text:p>
      <text:p text:style-name="P2">35.7689393939 , 52.3939393939 , 35</text:p>
      <text:p text:style-name="P2">35.7689393939 , 52.8977272727 , 35</text:p>
      <text:p text:style-name="P2">35.7689393939 , 53.4015151515 , 35</text:p>
      <text:p text:style-name="P2">35.7689393939 , 53.9053030303 , 35</text:p>
      <text:p text:style-name="P2">35.7689393939 , 54.4090909091 , 35</text:p>
      <text:p text:style-name="P2">35.7689393939 , 54.9128787879 , 35</text:p>
      <text:p text:style-name="P2">35.7689393939 , 55.4166666667 , 35</text:p>
      <text:p text:style-name="P2">35.7689393939 , 55.9204545455 , 35</text:p>
      <text:p text:style-name="P2">35.7689393939 , 56.4242424242 , 35</text:p>
      <text:p text:style-name="P2">35.7689393939 , 56.928030303 , 35</text:p>
      <text:p text:style-name="P2">35.7689393939 , 57.4318181818 , 35</text:p>
      <text:p text:style-name="P2">35.7689393939 , 57.9356060606 , 35</text:p>
      <text:p text:style-name="P2">35.7689393939 , 58.4393939394 , 35</text:p>
      <text:p text:style-name="P2">35.7689393939 , 58.9431818182 , 35</text:p>
      <text:p text:style-name="P2">35.7689393939 , 59.446969697 , 35</text:p>
      <text:p text:style-name="P2">35.7689393939 , 59.9507575758 , 35</text:p>
      <text:p text:style-name="P2">35.7689393939 , 60.4545454545 , 35</text:p>
      <text:p text:style-name="P2">35.7689393939 , 60.9583333333 , 35</text:p>
      <text:p text:style-name="P2">35.7689393939 , 61.4621212121 , 35</text:p>
      <text:p text:style-name="P2"><text:soft-page-break/>35.7689393939 , 61.9659090909 , 35</text:p>
      <text:p text:style-name="P2">35.7689393939 , 62.4696969697 , 35</text:p>
      <text:p text:style-name="P2">35.7689393939 , 62.9734848485 , 35</text:p>
      <text:p text:style-name="P2">35.7689393939 , 63.4772727273 , 35</text:p>
      <text:p text:style-name="P2">35.7689393939 , 63.9810606061 , 35</text:p>
      <text:p text:style-name="P2">35.7689393939 , 64.4848484848 , 35</text:p>
      <text:p text:style-name="P2">35.7689393939 , 64.9886363636 , 35</text:p>
      <text:p text:style-name="P2">35.7689393939 , 65.4924242424 , 35</text:p>
      <text:p text:style-name="P2">35.7689393939 , 65.9962121212 , 35</text:p>
      <text:p text:style-name="P2">35.7689393939 , 66.5 , 35</text:p>
      <text:p text:style-name="P2">36.2727272727 , 0.0 , 15</text:p>
      <text:p text:style-name="P2">36.2727272727 , 0.503787878788 , 15</text:p>
      <text:p text:style-name="P2">36.2727272727 , 1.00757575758 , 15</text:p>
      <text:p text:style-name="P2">36.2727272727 , 1.51136363636 , 15</text:p>
      <text:p text:style-name="P2">36.2727272727 , 2.01515151515 , 15</text:p>
      <text:p text:style-name="P2">36.2727272727 , 2.51893939394 , 15</text:p>
      <text:p text:style-name="P2">36.2727272727 , 3.02272727273 , 15</text:p>
      <text:p text:style-name="P2">36.2727272727 , 3.52651515152 , 15</text:p>
      <text:p text:style-name="P2">36.2727272727 , 4.0303030303 , 15</text:p>
      <text:p text:style-name="P2">36.2727272727 , 4.53409090909 , 15</text:p>
      <text:p text:style-name="P2">36.2727272727 , 5.03787878788 , 15</text:p>
      <text:p text:style-name="P2">36.2727272727 , 5.54166666667 , 15</text:p>
      <text:p text:style-name="P2">36.2727272727 , 6.04545454545 , 15</text:p>
      <text:p text:style-name="P2">36.2727272727 , 6.54924242424 , 15</text:p>
      <text:p text:style-name="P2">36.2727272727 , 7.05303030303 , 15</text:p>
      <text:p text:style-name="P2">36.2727272727 , 7.55681818182 , 15</text:p>
      <text:p text:style-name="P2">36.2727272727 , 8.06060606061 , 15</text:p>
      <text:p text:style-name="P2">36.2727272727 , 8.56439393939 , 15</text:p>
      <text:p text:style-name="P2">36.2727272727 , 9.06818181818 , 15</text:p>
      <text:p text:style-name="P2">36.2727272727 , 9.57196969697 , 15</text:p>
      <text:p text:style-name="P2">36.2727272727 , 10.0757575758 , 15</text:p>
      <text:p text:style-name="P2">36.2727272727 , 10.5795454545 , 15</text:p>
      <text:p text:style-name="P2">36.2727272727 , 11.0833333333 , 15</text:p>
      <text:p text:style-name="P2">36.2727272727 , 11.5871212121 , 15</text:p>
      <text:p text:style-name="P2">36.2727272727 , 12.0909090909 , 15</text:p>
      <text:p text:style-name="P2">36.2727272727 , 12.5946969697 , 15</text:p>
      <text:p text:style-name="P2">36.2727272727 , 13.0984848485 , 15</text:p>
      <text:p text:style-name="P2">36.2727272727 , 13.6022727273 , 15</text:p>
      <text:p text:style-name="P2">36.2727272727 , 14.1060606061 , 15</text:p>
      <text:p text:style-name="P2">36.2727272727 , 14.6098484848 , 15</text:p>
      <text:p text:style-name="P2">36.2727272727 , 15.1136363636 , 15</text:p>
      <text:p text:style-name="P2">36.2727272727 , 15.6174242424 , 15</text:p>
      <text:p text:style-name="P2">36.2727272727 , 16.1212121212 , 15</text:p>
      <text:p text:style-name="P2">36.2727272727 , 16.625 , 15</text:p>
      <text:p text:style-name="P2">36.2727272727 , 17.1287878788 , 15</text:p>
      <text:p text:style-name="P2">36.2727272727 , 17.6325757576 , 15</text:p>
      <text:p text:style-name="P2">36.2727272727 , 18.1363636364 , 15</text:p>
      <text:p text:style-name="P2">36.2727272727 , 18.6401515152 , 15.33333333</text:p>
      <text:p text:style-name="P2">36.2727272727 , 19.1439393939 , 15.66666667</text:p>
      <text:p text:style-name="P2">36.2727272727 , 19.6477272727 , 16</text:p>
      <text:p text:style-name="P2">36.2727272727 , 20.1515151515 , 16.33333333</text:p>
      <text:p text:style-name="P2">36.2727272727 , 20.6553030303 , 16.66666667</text:p>
      <text:p text:style-name="P2"><text:soft-page-break/>36.2727272727 , 21.1590909091 , 17</text:p>
      <text:p text:style-name="P2">36.2727272727 , 21.6628787879 , 17.33333333</text:p>
      <text:p text:style-name="P2">36.2727272727 , 22.1666666667 , 17.66666667</text:p>
      <text:p text:style-name="P2">36.2727272727 , 22.6704545455 , 18</text:p>
      <text:p text:style-name="P2">36.2727272727 , 23.1742424242 , 18.33333333</text:p>
      <text:p text:style-name="P2">36.2727272727 , 23.678030303 , 18.66666667</text:p>
      <text:p text:style-name="P2">36.2727272727 , 24.1818181818 , 19</text:p>
      <text:p text:style-name="P2">36.2727272727 , 24.6856060606 , 19.33333333</text:p>
      <text:p text:style-name="P2">36.2727272727 , 25.1893939394 , 19.66666667</text:p>
      <text:p text:style-name="P2">36.2727272727 , 25.6931818182 , 20</text:p>
      <text:p text:style-name="P2">36.2727272727 , 26.196969697 , 20.33333333</text:p>
      <text:p text:style-name="P2">36.2727272727 , 26.7007575758 , 20.66666667</text:p>
      <text:p text:style-name="P2">36.2727272727 , 27.2045454545 , 21</text:p>
      <text:p text:style-name="P2">36.2727272727 , 27.7083333333 , 21.33333333</text:p>
      <text:p text:style-name="P2">36.2727272727 , 28.2121212121 , 21.66666667</text:p>
      <text:p text:style-name="P2">36.2727272727 , 28.7159090909 , 22</text:p>
      <text:p text:style-name="P2">36.2727272727 , 29.2196969697 , 22.33333333</text:p>
      <text:p text:style-name="P2">36.2727272727 , 29.7234848485 , 22.66666667</text:p>
      <text:p text:style-name="P2">36.2727272727 , 30.2272727273 , 23</text:p>
      <text:p text:style-name="P2">36.2727272727 , 30.7310606061 , 23.33333333</text:p>
      <text:p text:style-name="P2">36.2727272727 , 31.2348484848 , 23.66666667</text:p>
      <text:p text:style-name="P2">36.2727272727 , 31.7386363636 , 24</text:p>
      <text:p text:style-name="P2">36.2727272727 , 32.2424242424 , 24.33333333</text:p>
      <text:p text:style-name="P2">36.2727272727 , 32.7462121212 , 24.66666667</text:p>
      <text:p text:style-name="P2">36.2727272727 , 33.25 , 25</text:p>
      <text:p text:style-name="P2">36.2727272727 , 33.7537878788 , 25.33333333</text:p>
      <text:p text:style-name="P2">36.2727272727 , 34.2575757576 , 25.66666667</text:p>
      <text:p text:style-name="P2">36.2727272727 , 34.7613636364 , 26</text:p>
      <text:p text:style-name="P2">36.2727272727 , 35.2651515152 , 26.33333333</text:p>
      <text:p text:style-name="P2">36.2727272727 , 35.7689393939 , 26.66666667</text:p>
      <text:p text:style-name="P2">36.2727272727 , 36.2727272727 , 27</text:p>
      <text:p text:style-name="P2">36.2727272727 , 36.7765151515 , 27.33333333</text:p>
      <text:p text:style-name="P2">36.2727272727 , 37.2803030303 , 27.66666667</text:p>
      <text:p text:style-name="P2">36.2727272727 , 37.7840909091 , 28</text:p>
      <text:p text:style-name="P2">36.2727272727 , 38.2878787879 , 28.33333333</text:p>
      <text:p text:style-name="P2">36.2727272727 , 38.7916666667 , 28.66666667</text:p>
      <text:p text:style-name="P2">36.2727272727 , 39.2954545455 , 29</text:p>
      <text:p text:style-name="P2">36.2727272727 , 39.7992424242 , 29.33333333</text:p>
      <text:p text:style-name="P2">36.2727272727 , 40.303030303 , 29.66666667</text:p>
      <text:p text:style-name="P2">36.2727272727 , 40.8068181818 , 30</text:p>
      <text:p text:style-name="P2">36.2727272727 , 41.3106060606 , 30.33333333</text:p>
      <text:p text:style-name="P2">36.2727272727 , 41.8143939394 , 30.66666667</text:p>
      <text:p text:style-name="P2">36.2727272727 , 42.3181818182 , 31</text:p>
      <text:p text:style-name="P2">36.2727272727 , 42.821969697 , 31.33333333</text:p>
      <text:p text:style-name="P2">36.2727272727 , 43.3257575758 , 31.66666667</text:p>
      <text:p text:style-name="P2">36.2727272727 , 43.8295454545 , 32</text:p>
      <text:p text:style-name="P2">36.2727272727 , 44.3333333333 , 32.33333333</text:p>
      <text:p text:style-name="P2">36.2727272727 , 44.8371212121 , 32.66666667</text:p>
      <text:p text:style-name="P2">36.2727272727 , 45.3409090909 , 33</text:p>
      <text:p text:style-name="P2">36.2727272727 , 45.8446969697 , 33.33333333</text:p>
      <text:p text:style-name="P2">36.2727272727 , 46.3484848485 , 33.66666667</text:p>
      <text:p text:style-name="P2">36.2727272727 , 46.8522727273 , 34</text:p>
      <text:p text:style-name="P2"><text:soft-page-break/>36.2727272727 , 47.3560606061 , 34.33333333</text:p>
      <text:p text:style-name="P2">36.2727272727 , 47.8598484848 , 34.66666667</text:p>
      <text:p text:style-name="P2">36.2727272727 , 48.3636363636 , 35</text:p>
      <text:p text:style-name="P2">36.2727272727 , 48.8674242424 , 35</text:p>
      <text:p text:style-name="P2">36.2727272727 , 49.3712121212 , 35</text:p>
      <text:p text:style-name="P2">36.2727272727 , 49.875 , 35</text:p>
      <text:p text:style-name="P2">36.2727272727 , 50.3787878788 , 35</text:p>
      <text:p text:style-name="P2">36.2727272727 , 50.8825757576 , 35</text:p>
      <text:p text:style-name="P2">36.2727272727 , 51.3863636364 , 35</text:p>
      <text:p text:style-name="P2">36.2727272727 , 51.8901515152 , 35</text:p>
      <text:p text:style-name="P2">36.2727272727 , 52.3939393939 , 35</text:p>
      <text:p text:style-name="P2">36.2727272727 , 52.8977272727 , 35</text:p>
      <text:p text:style-name="P2">36.2727272727 , 53.4015151515 , 35</text:p>
      <text:p text:style-name="P2">36.2727272727 , 53.9053030303 , 35</text:p>
      <text:p text:style-name="P2">36.2727272727 , 54.4090909091 , 35</text:p>
      <text:p text:style-name="P2">36.2727272727 , 54.9128787879 , 35</text:p>
      <text:p text:style-name="P2">36.2727272727 , 55.4166666667 , 35</text:p>
      <text:p text:style-name="P2">36.2727272727 , 55.9204545455 , 35</text:p>
      <text:p text:style-name="P2">36.2727272727 , 56.4242424242 , 35</text:p>
      <text:p text:style-name="P2">36.2727272727 , 56.928030303 , 35</text:p>
      <text:p text:style-name="P2">36.2727272727 , 57.4318181818 , 35</text:p>
      <text:p text:style-name="P2">36.2727272727 , 57.9356060606 , 35</text:p>
      <text:p text:style-name="P2">36.2727272727 , 58.4393939394 , 35</text:p>
      <text:p text:style-name="P2">36.2727272727 , 58.9431818182 , 35</text:p>
      <text:p text:style-name="P2">36.2727272727 , 59.446969697 , 35</text:p>
      <text:p text:style-name="P2">36.2727272727 , 59.9507575758 , 35</text:p>
      <text:p text:style-name="P2">36.2727272727 , 60.4545454545 , 35</text:p>
      <text:p text:style-name="P2">36.2727272727 , 60.9583333333 , 35</text:p>
      <text:p text:style-name="P2">36.2727272727 , 61.4621212121 , 35</text:p>
      <text:p text:style-name="P2">36.2727272727 , 61.9659090909 , 35</text:p>
      <text:p text:style-name="P2">36.2727272727 , 62.4696969697 , 35</text:p>
      <text:p text:style-name="P2">36.2727272727 , 62.9734848485 , 35</text:p>
      <text:p text:style-name="P2">36.2727272727 , 63.4772727273 , 35</text:p>
      <text:p text:style-name="P2">36.2727272727 , 63.9810606061 , 35</text:p>
      <text:p text:style-name="P2">36.2727272727 , 64.4848484848 , 35</text:p>
      <text:p text:style-name="P2">36.2727272727 , 64.9886363636 , 35</text:p>
      <text:p text:style-name="P2">36.2727272727 , 65.4924242424 , 35</text:p>
      <text:p text:style-name="P2">36.2727272727 , 65.9962121212 , 35</text:p>
      <text:p text:style-name="P2">36.2727272727 , 66.5 , 35</text:p>
      <text:p text:style-name="P2">36.7765151515 , 0.0 , 15</text:p>
      <text:p text:style-name="P2">36.7765151515 , 0.503787878788 , 15</text:p>
      <text:p text:style-name="P2">36.7765151515 , 1.00757575758 , 15</text:p>
      <text:p text:style-name="P2">36.7765151515 , 1.51136363636 , 15</text:p>
      <text:p text:style-name="P2">36.7765151515 , 2.01515151515 , 15</text:p>
      <text:p text:style-name="P2">36.7765151515 , 2.51893939394 , 15</text:p>
      <text:p text:style-name="P2">36.7765151515 , 3.02272727273 , 15</text:p>
      <text:p text:style-name="P2">36.7765151515 , 3.52651515152 , 15</text:p>
      <text:p text:style-name="P2">36.7765151515 , 4.0303030303 , 15</text:p>
      <text:p text:style-name="P2">36.7765151515 , 4.53409090909 , 15</text:p>
      <text:p text:style-name="P2">36.7765151515 , 5.03787878788 , 15</text:p>
      <text:p text:style-name="P2">36.7765151515 , 5.54166666667 , 15</text:p>
      <text:p text:style-name="P2">36.7765151515 , 6.04545454545 , 15</text:p>
      <text:p text:style-name="P2"><text:soft-page-break/>36.7765151515 , 6.54924242424 , 15</text:p>
      <text:p text:style-name="P2">36.7765151515 , 7.05303030303 , 15</text:p>
      <text:p text:style-name="P2">36.7765151515 , 7.55681818182 , 15</text:p>
      <text:p text:style-name="P2">36.7765151515 , 8.06060606061 , 15</text:p>
      <text:p text:style-name="P2">36.7765151515 , 8.56439393939 , 15</text:p>
      <text:p text:style-name="P2">36.7765151515 , 9.06818181818 , 15</text:p>
      <text:p text:style-name="P2">36.7765151515 , 9.57196969697 , 15</text:p>
      <text:p text:style-name="P2">36.7765151515 , 10.0757575758 , 15</text:p>
      <text:p text:style-name="P2">36.7765151515 , 10.5795454545 , 15</text:p>
      <text:p text:style-name="P2">36.7765151515 , 11.0833333333 , 15</text:p>
      <text:p text:style-name="P2">36.7765151515 , 11.5871212121 , 15</text:p>
      <text:p text:style-name="P2">36.7765151515 , 12.0909090909 , 15</text:p>
      <text:p text:style-name="P2">36.7765151515 , 12.5946969697 , 15</text:p>
      <text:p text:style-name="P2">36.7765151515 , 13.0984848485 , 15</text:p>
      <text:p text:style-name="P2">36.7765151515 , 13.6022727273 , 15</text:p>
      <text:p text:style-name="P2">36.7765151515 , 14.1060606061 , 15</text:p>
      <text:p text:style-name="P2">36.7765151515 , 14.6098484848 , 15</text:p>
      <text:p text:style-name="P2">36.7765151515 , 15.1136363636 , 15</text:p>
      <text:p text:style-name="P2">36.7765151515 , 15.6174242424 , 15</text:p>
      <text:p text:style-name="P2">36.7765151515 , 16.1212121212 , 15</text:p>
      <text:p text:style-name="P2">36.7765151515 , 16.625 , 15</text:p>
      <text:p text:style-name="P2">36.7765151515 , 17.1287878788 , 15</text:p>
      <text:p text:style-name="P2">36.7765151515 , 17.6325757576 , 15</text:p>
      <text:p text:style-name="P2">36.7765151515 , 18.1363636364 , 15</text:p>
      <text:p text:style-name="P2">36.7765151515 , 18.6401515152 , 15.33333333</text:p>
      <text:p text:style-name="P2">36.7765151515 , 19.1439393939 , 15.66666667</text:p>
      <text:p text:style-name="P2">36.7765151515 , 19.6477272727 , 16</text:p>
      <text:p text:style-name="P2">36.7765151515 , 20.1515151515 , 16.33333333</text:p>
      <text:p text:style-name="P2">36.7765151515 , 20.6553030303 , 16.66666667</text:p>
      <text:p text:style-name="P2">36.7765151515 , 21.1590909091 , 17</text:p>
      <text:p text:style-name="P2">36.7765151515 , 21.6628787879 , 17.33333333</text:p>
      <text:p text:style-name="P2">36.7765151515 , 22.1666666667 , 17.66666667</text:p>
      <text:p text:style-name="P2">36.7765151515 , 22.6704545455 , 18</text:p>
      <text:p text:style-name="P2">36.7765151515 , 23.1742424242 , 18.33333333</text:p>
      <text:p text:style-name="P2">36.7765151515 , 23.678030303 , 18.66666667</text:p>
      <text:p text:style-name="P2">36.7765151515 , 24.1818181818 , 19</text:p>
      <text:p text:style-name="P2">36.7765151515 , 24.6856060606 , 19.33333333</text:p>
      <text:p text:style-name="P2">36.7765151515 , 25.1893939394 , 19.66666667</text:p>
      <text:p text:style-name="P2">36.7765151515 , 25.6931818182 , 20</text:p>
      <text:p text:style-name="P2">36.7765151515 , 26.196969697 , 20.33333333</text:p>
      <text:p text:style-name="P2">36.7765151515 , 26.7007575758 , 20.66666667</text:p>
      <text:p text:style-name="P2">36.7765151515 , 27.2045454545 , 21</text:p>
      <text:p text:style-name="P2">36.7765151515 , 27.7083333333 , 21.33333333</text:p>
      <text:p text:style-name="P2">36.7765151515 , 28.2121212121 , 21.66666667</text:p>
      <text:p text:style-name="P2">36.7765151515 , 28.7159090909 , 22</text:p>
      <text:p text:style-name="P2">36.7765151515 , 29.2196969697 , 22.33333333</text:p>
      <text:p text:style-name="P2">36.7765151515 , 29.7234848485 , 22.66666667</text:p>
      <text:p text:style-name="P2">36.7765151515 , 30.2272727273 , 23</text:p>
      <text:p text:style-name="P2">36.7765151515 , 30.7310606061 , 23.33333333</text:p>
      <text:p text:style-name="P2">36.7765151515 , 31.2348484848 , 23.66666667</text:p>
      <text:p text:style-name="P2">36.7765151515 , 31.7386363636 , 24</text:p>
      <text:p text:style-name="P2">36.7765151515 , 32.2424242424 , 24.33333333</text:p>
      <text:p text:style-name="P2"><text:soft-page-break/>36.7765151515 , 32.7462121212 , 24.66666667</text:p>
      <text:p text:style-name="P2">36.7765151515 , 33.25 , 25</text:p>
      <text:p text:style-name="P2">36.7765151515 , 33.7537878788 , 25.33333333</text:p>
      <text:p text:style-name="P2">36.7765151515 , 34.2575757576 , 25.66666667</text:p>
      <text:p text:style-name="P2">36.7765151515 , 34.7613636364 , 26</text:p>
      <text:p text:style-name="P2">36.7765151515 , 35.2651515152 , 26.33333333</text:p>
      <text:p text:style-name="P2">36.7765151515 , 35.7689393939 , 26.66666667</text:p>
      <text:p text:style-name="P2">36.7765151515 , 36.2727272727 , 27</text:p>
      <text:p text:style-name="P2">36.7765151515 , 36.7765151515 , 27.33333333</text:p>
      <text:p text:style-name="P2">36.7765151515 , 37.2803030303 , 27.66666667</text:p>
      <text:p text:style-name="P2">36.7765151515 , 37.7840909091 , 28</text:p>
      <text:p text:style-name="P2">36.7765151515 , 38.2878787879 , 28.33333333</text:p>
      <text:p text:style-name="P2">36.7765151515 , 38.7916666667 , 28.66666667</text:p>
      <text:p text:style-name="P2">36.7765151515 , 39.2954545455 , 29</text:p>
      <text:p text:style-name="P2">36.7765151515 , 39.7992424242 , 29.33333333</text:p>
      <text:p text:style-name="P2">36.7765151515 , 40.303030303 , 29.66666667</text:p>
      <text:p text:style-name="P2">36.7765151515 , 40.8068181818 , 30</text:p>
      <text:p text:style-name="P2">36.7765151515 , 41.3106060606 , 30.33333333</text:p>
      <text:p text:style-name="P2">36.7765151515 , 41.8143939394 , 30.66666667</text:p>
      <text:p text:style-name="P2">36.7765151515 , 42.3181818182 , 31</text:p>
      <text:p text:style-name="P2">36.7765151515 , 42.821969697 , 31.33333333</text:p>
      <text:p text:style-name="P2">36.7765151515 , 43.3257575758 , 31.66666667</text:p>
      <text:p text:style-name="P2">36.7765151515 , 43.8295454545 , 32</text:p>
      <text:p text:style-name="P2">36.7765151515 , 44.3333333333 , 32.33333333</text:p>
      <text:p text:style-name="P2">36.7765151515 , 44.8371212121 , 32.66666667</text:p>
      <text:p text:style-name="P2">36.7765151515 , 45.3409090909 , 33</text:p>
      <text:p text:style-name="P2">36.7765151515 , 45.8446969697 , 33.33333333</text:p>
      <text:p text:style-name="P2">36.7765151515 , 46.3484848485 , 33.66666667</text:p>
      <text:p text:style-name="P2">36.7765151515 , 46.8522727273 , 34</text:p>
      <text:p text:style-name="P2">36.7765151515 , 47.3560606061 , 34.33333333</text:p>
      <text:p text:style-name="P2">36.7765151515 , 47.8598484848 , 34.66666667</text:p>
      <text:p text:style-name="P2">36.7765151515 , 48.3636363636 , 35</text:p>
      <text:p text:style-name="P2">36.7765151515 , 48.8674242424 , 35</text:p>
      <text:p text:style-name="P2">36.7765151515 , 49.3712121212 , 35</text:p>
      <text:p text:style-name="P2">36.7765151515 , 49.875 , 35</text:p>
      <text:p text:style-name="P2">36.7765151515 , 50.3787878788 , 35</text:p>
      <text:p text:style-name="P2">36.7765151515 , 50.8825757576 , 35</text:p>
      <text:p text:style-name="P2">36.7765151515 , 51.3863636364 , 35</text:p>
      <text:p text:style-name="P2">36.7765151515 , 51.8901515152 , 35</text:p>
      <text:p text:style-name="P2">36.7765151515 , 52.3939393939 , 35</text:p>
      <text:p text:style-name="P2">36.7765151515 , 52.8977272727 , 35</text:p>
      <text:p text:style-name="P2">36.7765151515 , 53.4015151515 , 35</text:p>
      <text:p text:style-name="P2">36.7765151515 , 53.9053030303 , 35</text:p>
      <text:p text:style-name="P2">36.7765151515 , 54.4090909091 , 35</text:p>
      <text:p text:style-name="P2">36.7765151515 , 54.9128787879 , 35</text:p>
      <text:p text:style-name="P2">36.7765151515 , 55.4166666667 , 35</text:p>
      <text:p text:style-name="P2">36.7765151515 , 55.9204545455 , 35</text:p>
      <text:p text:style-name="P2">36.7765151515 , 56.4242424242 , 35</text:p>
      <text:p text:style-name="P2">36.7765151515 , 56.928030303 , 35</text:p>
      <text:p text:style-name="P2">36.7765151515 , 57.4318181818 , 35</text:p>
      <text:p text:style-name="P2">36.7765151515 , 57.9356060606 , 35</text:p>
      <text:p text:style-name="P2">36.7765151515 , 58.4393939394 , 35</text:p>
      <text:p text:style-name="P2"><text:soft-page-break/>36.7765151515 , 58.9431818182 , 35</text:p>
      <text:p text:style-name="P2">36.7765151515 , 59.446969697 , 35</text:p>
      <text:p text:style-name="P2">36.7765151515 , 59.9507575758 , 35</text:p>
      <text:p text:style-name="P2">36.7765151515 , 60.4545454545 , 35</text:p>
      <text:p text:style-name="P2">36.7765151515 , 60.9583333333 , 35</text:p>
      <text:p text:style-name="P2">36.7765151515 , 61.4621212121 , 35</text:p>
      <text:p text:style-name="P2">36.7765151515 , 61.9659090909 , 35</text:p>
      <text:p text:style-name="P2">36.7765151515 , 62.4696969697 , 35</text:p>
      <text:p text:style-name="P2">36.7765151515 , 62.9734848485 , 35</text:p>
      <text:p text:style-name="P2">36.7765151515 , 63.4772727273 , 35</text:p>
      <text:p text:style-name="P2">36.7765151515 , 63.9810606061 , 35</text:p>
      <text:p text:style-name="P2">36.7765151515 , 64.4848484848 , 35</text:p>
      <text:p text:style-name="P2">36.7765151515 , 64.9886363636 , 35</text:p>
      <text:p text:style-name="P2">36.7765151515 , 65.4924242424 , 35</text:p>
      <text:p text:style-name="P2">36.7765151515 , 65.9962121212 , 35</text:p>
      <text:p text:style-name="P2">36.7765151515 , 66.5 , 35</text:p>
      <text:p text:style-name="P2">37.2803030303 , 0.0 , 15</text:p>
      <text:p text:style-name="P2">37.2803030303 , 0.503787878788 , 15</text:p>
      <text:p text:style-name="P2">37.2803030303 , 1.00757575758 , 15</text:p>
      <text:p text:style-name="P2">37.2803030303 , 1.51136363636 , 15</text:p>
      <text:p text:style-name="P2">37.2803030303 , 2.01515151515 , 15</text:p>
      <text:p text:style-name="P2">37.2803030303 , 2.51893939394 , 15</text:p>
      <text:p text:style-name="P2">37.2803030303 , 3.02272727273 , 15</text:p>
      <text:p text:style-name="P2">37.2803030303 , 3.52651515152 , 15</text:p>
      <text:p text:style-name="P2">37.2803030303 , 4.0303030303 , 15</text:p>
      <text:p text:style-name="P2">37.2803030303 , 4.53409090909 , 15</text:p>
      <text:p text:style-name="P2">37.2803030303 , 5.03787878788 , 15</text:p>
      <text:p text:style-name="P2">37.2803030303 , 5.54166666667 , 15</text:p>
      <text:p text:style-name="P2">37.2803030303 , 6.04545454545 , 15</text:p>
      <text:p text:style-name="P2">37.2803030303 , 6.54924242424 , 15</text:p>
      <text:p text:style-name="P2">37.2803030303 , 7.05303030303 , 15</text:p>
      <text:p text:style-name="P2">37.2803030303 , 7.55681818182 , 15</text:p>
      <text:p text:style-name="P2">37.2803030303 , 8.06060606061 , 15</text:p>
      <text:p text:style-name="P2">37.2803030303 , 8.56439393939 , 15</text:p>
      <text:p text:style-name="P2">37.2803030303 , 9.06818181818 , 15</text:p>
      <text:p text:style-name="P2">37.2803030303 , 9.57196969697 , 15</text:p>
      <text:p text:style-name="P2">37.2803030303 , 10.0757575758 , 15</text:p>
      <text:p text:style-name="P2">37.2803030303 , 10.5795454545 , 15</text:p>
      <text:p text:style-name="P2">37.2803030303 , 11.0833333333 , 15</text:p>
      <text:p text:style-name="P2">37.2803030303 , 11.5871212121 , 15</text:p>
      <text:p text:style-name="P2">37.2803030303 , 12.0909090909 , 15</text:p>
      <text:p text:style-name="P2">37.2803030303 , 12.5946969697 , 15</text:p>
      <text:p text:style-name="P2">37.2803030303 , 13.0984848485 , 15</text:p>
      <text:p text:style-name="P2">37.2803030303 , 13.6022727273 , 15</text:p>
      <text:p text:style-name="P2">37.2803030303 , 14.1060606061 , 15</text:p>
      <text:p text:style-name="P2">37.2803030303 , 14.6098484848 , 15</text:p>
      <text:p text:style-name="P2">37.2803030303 , 15.1136363636 , 15</text:p>
      <text:p text:style-name="P2">37.2803030303 , 15.6174242424 , 15</text:p>
      <text:p text:style-name="P2">37.2803030303 , 16.1212121212 , 15</text:p>
      <text:p text:style-name="P2">37.2803030303 , 16.625 , 15</text:p>
      <text:p text:style-name="P2">37.2803030303 , 17.1287878788 , 15</text:p>
      <text:p text:style-name="P2">37.2803030303 , 17.6325757576 , 15</text:p>
      <text:p text:style-name="P2"><text:soft-page-break/>37.2803030303 , 18.1363636364 , 15</text:p>
      <text:p text:style-name="P2">37.2803030303 , 18.6401515152 , 15.33333333</text:p>
      <text:p text:style-name="P2">37.2803030303 , 19.1439393939 , 15.66666667</text:p>
      <text:p text:style-name="P2">37.2803030303 , 19.6477272727 , 16</text:p>
      <text:p text:style-name="P2">37.2803030303 , 20.1515151515 , 16.33333333</text:p>
      <text:p text:style-name="P2">37.2803030303 , 20.6553030303 , 16.66666667</text:p>
      <text:p text:style-name="P2">37.2803030303 , 21.1590909091 , 17</text:p>
      <text:p text:style-name="P2">37.2803030303 , 21.6628787879 , 17.33333333</text:p>
      <text:p text:style-name="P2">37.2803030303 , 22.1666666667 , 17.66666667</text:p>
      <text:p text:style-name="P2">37.2803030303 , 22.6704545455 , 18</text:p>
      <text:p text:style-name="P2">37.2803030303 , 23.1742424242 , 18.33333333</text:p>
      <text:p text:style-name="P2">37.2803030303 , 23.678030303 , 18.66666667</text:p>
      <text:p text:style-name="P2">37.2803030303 , 24.1818181818 , 19</text:p>
      <text:p text:style-name="P2">37.2803030303 , 24.6856060606 , 19.33333333</text:p>
      <text:p text:style-name="P2">37.2803030303 , 25.1893939394 , 19.66666667</text:p>
      <text:p text:style-name="P2">37.2803030303 , 25.6931818182 , 20</text:p>
      <text:p text:style-name="P2">37.2803030303 , 26.196969697 , 20.33333333</text:p>
      <text:p text:style-name="P2">37.2803030303 , 26.7007575758 , 20.66666667</text:p>
      <text:p text:style-name="P2">37.2803030303 , 27.2045454545 , 21</text:p>
      <text:p text:style-name="P2">37.2803030303 , 27.7083333333 , 21.33333333</text:p>
      <text:p text:style-name="P2">37.2803030303 , 28.2121212121 , 21.66666667</text:p>
      <text:p text:style-name="P2">37.2803030303 , 28.7159090909 , 22</text:p>
      <text:p text:style-name="P2">37.2803030303 , 29.2196969697 , 22.33333333</text:p>
      <text:p text:style-name="P2">37.2803030303 , 29.7234848485 , 22.66666667</text:p>
      <text:p text:style-name="P2">37.2803030303 , 30.2272727273 , 23</text:p>
      <text:p text:style-name="P2">37.2803030303 , 30.7310606061 , 23.33333333</text:p>
      <text:p text:style-name="P2">37.2803030303 , 31.2348484848 , 23.66666667</text:p>
      <text:p text:style-name="P2">37.2803030303 , 31.7386363636 , 24</text:p>
      <text:p text:style-name="P2">37.2803030303 , 32.2424242424 , 24.33333333</text:p>
      <text:p text:style-name="P2">37.2803030303 , 32.7462121212 , 24.66666667</text:p>
      <text:p text:style-name="P2">37.2803030303 , 33.25 , 25</text:p>
      <text:p text:style-name="P2">37.2803030303 , 33.7537878788 , 25.33333333</text:p>
      <text:p text:style-name="P2">37.2803030303 , 34.2575757576 , 25.66666667</text:p>
      <text:p text:style-name="P2">37.2803030303 , 34.7613636364 , 26</text:p>
      <text:p text:style-name="P2">37.2803030303 , 35.2651515152 , 26.33333333</text:p>
      <text:p text:style-name="P2">37.2803030303 , 35.7689393939 , 26.66666667</text:p>
      <text:p text:style-name="P2">37.2803030303 , 36.2727272727 , 27</text:p>
      <text:p text:style-name="P2">37.2803030303 , 36.7765151515 , 27.33333333</text:p>
      <text:p text:style-name="P2">37.2803030303 , 37.2803030303 , 27.66666667</text:p>
      <text:p text:style-name="P2">37.2803030303 , 37.7840909091 , 28</text:p>
      <text:p text:style-name="P2">37.2803030303 , 38.2878787879 , 28.33333333</text:p>
      <text:p text:style-name="P2">37.2803030303 , 38.7916666667 , 28.66666667</text:p>
      <text:p text:style-name="P2">37.2803030303 , 39.2954545455 , 29</text:p>
      <text:p text:style-name="P2">37.2803030303 , 39.7992424242 , 29.33333333</text:p>
      <text:p text:style-name="P2">37.2803030303 , 40.303030303 , 29.66666667</text:p>
      <text:p text:style-name="P2">37.2803030303 , 40.8068181818 , 30</text:p>
      <text:p text:style-name="P2">37.2803030303 , 41.3106060606 , 30.33333333</text:p>
      <text:p text:style-name="P2">37.2803030303 , 41.8143939394 , 30.66666667</text:p>
      <text:p text:style-name="P2">37.2803030303 , 42.3181818182 , 31</text:p>
      <text:p text:style-name="P2">37.2803030303 , 42.821969697 , 31.33333333</text:p>
      <text:p text:style-name="P2">37.2803030303 , 43.3257575758 , 31.66666667</text:p>
      <text:p text:style-name="P2">37.2803030303 , 43.8295454545 , 32</text:p>
      <text:p text:style-name="P2"><text:soft-page-break/>37.2803030303 , 44.3333333333 , 32.33333333</text:p>
      <text:p text:style-name="P2">37.2803030303 , 44.8371212121 , 32.66666667</text:p>
      <text:p text:style-name="P2">37.2803030303 , 45.3409090909 , 33</text:p>
      <text:p text:style-name="P2">37.2803030303 , 45.8446969697 , 33.33333333</text:p>
      <text:p text:style-name="P2">37.2803030303 , 46.3484848485 , 33.66666667</text:p>
      <text:p text:style-name="P2">37.2803030303 , 46.8522727273 , 34</text:p>
      <text:p text:style-name="P2">37.2803030303 , 47.3560606061 , 34.33333333</text:p>
      <text:p text:style-name="P2">37.2803030303 , 47.8598484848 , 34.66666667</text:p>
      <text:p text:style-name="P2">37.2803030303 , 48.3636363636 , 35</text:p>
      <text:p text:style-name="P2">37.2803030303 , 48.8674242424 , 35</text:p>
      <text:p text:style-name="P2">37.2803030303 , 49.3712121212 , 35</text:p>
      <text:p text:style-name="P2">37.2803030303 , 49.875 , 35</text:p>
      <text:p text:style-name="P2">37.2803030303 , 50.3787878788 , 35</text:p>
      <text:p text:style-name="P2">37.2803030303 , 50.8825757576 , 35</text:p>
      <text:p text:style-name="P2">37.2803030303 , 51.3863636364 , 35</text:p>
      <text:p text:style-name="P2">37.2803030303 , 51.8901515152 , 35</text:p>
      <text:p text:style-name="P2">37.2803030303 , 52.3939393939 , 35</text:p>
      <text:p text:style-name="P2">37.2803030303 , 52.8977272727 , 35</text:p>
      <text:p text:style-name="P2">37.2803030303 , 53.4015151515 , 35</text:p>
      <text:p text:style-name="P2">37.2803030303 , 53.9053030303 , 35</text:p>
      <text:p text:style-name="P2">37.2803030303 , 54.4090909091 , 35</text:p>
      <text:p text:style-name="P2">37.2803030303 , 54.9128787879 , 35</text:p>
      <text:p text:style-name="P2">37.2803030303 , 55.4166666667 , 35</text:p>
      <text:p text:style-name="P2">37.2803030303 , 55.9204545455 , 35</text:p>
      <text:p text:style-name="P2">37.2803030303 , 56.4242424242 , 35</text:p>
      <text:p text:style-name="P2">37.2803030303 , 56.928030303 , 35</text:p>
      <text:p text:style-name="P2">37.2803030303 , 57.4318181818 , 35</text:p>
      <text:p text:style-name="P2">37.2803030303 , 57.9356060606 , 35</text:p>
      <text:p text:style-name="P2">37.2803030303 , 58.4393939394 , 35</text:p>
      <text:p text:style-name="P2">37.2803030303 , 58.9431818182 , 35</text:p>
      <text:p text:style-name="P2">37.2803030303 , 59.446969697 , 35</text:p>
      <text:p text:style-name="P2">37.2803030303 , 59.9507575758 , 35</text:p>
      <text:p text:style-name="P2">37.2803030303 , 60.4545454545 , 35</text:p>
      <text:p text:style-name="P2">37.2803030303 , 60.9583333333 , 35</text:p>
      <text:p text:style-name="P2">37.2803030303 , 61.4621212121 , 35</text:p>
      <text:p text:style-name="P2">37.2803030303 , 61.9659090909 , 35</text:p>
      <text:p text:style-name="P2">37.2803030303 , 62.4696969697 , 35</text:p>
      <text:p text:style-name="P2">37.2803030303 , 62.9734848485 , 35</text:p>
      <text:p text:style-name="P2">37.2803030303 , 63.4772727273 , 35</text:p>
      <text:p text:style-name="P2">37.2803030303 , 63.9810606061 , 35</text:p>
      <text:p text:style-name="P2">37.2803030303 , 64.4848484848 , 35</text:p>
      <text:p text:style-name="P2">37.2803030303 , 64.9886363636 , 35</text:p>
      <text:p text:style-name="P2">37.2803030303 , 65.4924242424 , 35</text:p>
      <text:p text:style-name="P2">37.2803030303 , 65.9962121212 , 35</text:p>
      <text:p text:style-name="P2">37.2803030303 , 66.5 , 35</text:p>
      <text:p text:style-name="P2">37.7840909091 , 0.0 , 15</text:p>
      <text:p text:style-name="P2">37.7840909091 , 0.503787878788 , 15</text:p>
      <text:p text:style-name="P2">37.7840909091 , 1.00757575758 , 15</text:p>
      <text:p text:style-name="P2">37.7840909091 , 1.51136363636 , 15</text:p>
      <text:p text:style-name="P2">37.7840909091 , 2.01515151515 , 15</text:p>
      <text:p text:style-name="P2">37.7840909091 , 2.51893939394 , 15</text:p>
      <text:p text:style-name="P2">37.7840909091 , 3.02272727273 , 15</text:p>
      <text:p text:style-name="P2"><text:soft-page-break/>37.7840909091 , 3.52651515152 , 15</text:p>
      <text:p text:style-name="P2">37.7840909091 , 4.0303030303 , 15</text:p>
      <text:p text:style-name="P2">37.7840909091 , 4.53409090909 , 15</text:p>
      <text:p text:style-name="P2">37.7840909091 , 5.03787878788 , 15</text:p>
      <text:p text:style-name="P2">37.7840909091 , 5.54166666667 , 15</text:p>
      <text:p text:style-name="P2">37.7840909091 , 6.04545454545 , 15</text:p>
      <text:p text:style-name="P2">37.7840909091 , 6.54924242424 , 15</text:p>
      <text:p text:style-name="P2">37.7840909091 , 7.05303030303 , 15</text:p>
      <text:p text:style-name="P2">37.7840909091 , 7.55681818182 , 15</text:p>
      <text:p text:style-name="P2">37.7840909091 , 8.06060606061 , 15</text:p>
      <text:p text:style-name="P2">37.7840909091 , 8.56439393939 , 15</text:p>
      <text:p text:style-name="P2">37.7840909091 , 9.06818181818 , 15</text:p>
      <text:p text:style-name="P2">37.7840909091 , 9.57196969697 , 15</text:p>
      <text:p text:style-name="P2">37.7840909091 , 10.0757575758 , 15</text:p>
      <text:p text:style-name="P2">37.7840909091 , 10.5795454545 , 15</text:p>
      <text:p text:style-name="P2">37.7840909091 , 11.0833333333 , 15</text:p>
      <text:p text:style-name="P2">37.7840909091 , 11.5871212121 , 15</text:p>
      <text:p text:style-name="P2">37.7840909091 , 12.0909090909 , 15</text:p>
      <text:p text:style-name="P2">37.7840909091 , 12.5946969697 , 15</text:p>
      <text:p text:style-name="P2">37.7840909091 , 13.0984848485 , 15</text:p>
      <text:p text:style-name="P2">37.7840909091 , 13.6022727273 , 15</text:p>
      <text:p text:style-name="P2">37.7840909091 , 14.1060606061 , 15</text:p>
      <text:p text:style-name="P2">37.7840909091 , 14.6098484848 , 15</text:p>
      <text:p text:style-name="P2">37.7840909091 , 15.1136363636 , 15</text:p>
      <text:p text:style-name="P2">37.7840909091 , 15.6174242424 , 15</text:p>
      <text:p text:style-name="P2">37.7840909091 , 16.1212121212 , 15</text:p>
      <text:p text:style-name="P2">37.7840909091 , 16.625 , 15</text:p>
      <text:p text:style-name="P2">37.7840909091 , 17.1287878788 , 15</text:p>
      <text:p text:style-name="P2">37.7840909091 , 17.6325757576 , 15</text:p>
      <text:p text:style-name="P2">37.7840909091 , 18.1363636364 , 15</text:p>
      <text:p text:style-name="P2">37.7840909091 , 18.6401515152 , 15.33333333</text:p>
      <text:p text:style-name="P2">37.7840909091 , 19.1439393939 , 15.66666667</text:p>
      <text:p text:style-name="P2">37.7840909091 , 19.6477272727 , 16</text:p>
      <text:p text:style-name="P2">37.7840909091 , 20.1515151515 , 16.33333333</text:p>
      <text:p text:style-name="P2">37.7840909091 , 20.6553030303 , 16.66666667</text:p>
      <text:p text:style-name="P2">37.7840909091 , 21.1590909091 , 17</text:p>
      <text:p text:style-name="P2">37.7840909091 , 21.6628787879 , 17.33333333</text:p>
      <text:p text:style-name="P2">37.7840909091 , 22.1666666667 , 17.66666667</text:p>
      <text:p text:style-name="P2">37.7840909091 , 22.6704545455 , 18</text:p>
      <text:p text:style-name="P2">37.7840909091 , 23.1742424242 , 18.33333333</text:p>
      <text:p text:style-name="P2">37.7840909091 , 23.678030303 , 18.66666667</text:p>
      <text:p text:style-name="P2">37.7840909091 , 24.1818181818 , 19</text:p>
      <text:p text:style-name="P2">37.7840909091 , 24.6856060606 , 19.33333333</text:p>
      <text:p text:style-name="P2">37.7840909091 , 25.1893939394 , 19.66666667</text:p>
      <text:p text:style-name="P2">37.7840909091 , 25.6931818182 , 20</text:p>
      <text:p text:style-name="P2">37.7840909091 , 26.196969697 , 20.33333333</text:p>
      <text:p text:style-name="P2">37.7840909091 , 26.7007575758 , 20.66666667</text:p>
      <text:p text:style-name="P2">37.7840909091 , 27.2045454545 , 21</text:p>
      <text:p text:style-name="P2">37.7840909091 , 27.7083333333 , 21.33333333</text:p>
      <text:p text:style-name="P2">37.7840909091 , 28.2121212121 , 21.66666667</text:p>
      <text:p text:style-name="P2">37.7840909091 , 28.7159090909 , 22</text:p>
      <text:p text:style-name="P2">37.7840909091 , 29.2196969697 , 22.33333333</text:p>
      <text:p text:style-name="P2"><text:soft-page-break/>37.7840909091 , 29.7234848485 , 22.66666667</text:p>
      <text:p text:style-name="P2">37.7840909091 , 30.2272727273 , 23</text:p>
      <text:p text:style-name="P2">37.7840909091 , 30.7310606061 , 23.33333333</text:p>
      <text:p text:style-name="P2">37.7840909091 , 31.2348484848 , 23.66666667</text:p>
      <text:p text:style-name="P2">37.7840909091 , 31.7386363636 , 24</text:p>
      <text:p text:style-name="P2">37.7840909091 , 32.2424242424 , 24.33333333</text:p>
      <text:p text:style-name="P2">37.7840909091 , 32.7462121212 , 24.66666667</text:p>
      <text:p text:style-name="P2">37.7840909091 , 33.25 , 25</text:p>
      <text:p text:style-name="P2">37.7840909091 , 33.7537878788 , 25.33333333</text:p>
      <text:p text:style-name="P2">37.7840909091 , 34.2575757576 , 25.66666667</text:p>
      <text:p text:style-name="P2">37.7840909091 , 34.7613636364 , 26</text:p>
      <text:p text:style-name="P2">37.7840909091 , 35.2651515152 , 26.33333333</text:p>
      <text:p text:style-name="P2">37.7840909091 , 35.7689393939 , 26.66666667</text:p>
      <text:p text:style-name="P2">37.7840909091 , 36.2727272727 , 27</text:p>
      <text:p text:style-name="P2">37.7840909091 , 36.7765151515 , 27.33333333</text:p>
      <text:p text:style-name="P2">37.7840909091 , 37.2803030303 , 27.66666667</text:p>
      <text:p text:style-name="P2">37.7840909091 , 37.7840909091 , 28</text:p>
      <text:p text:style-name="P2">37.7840909091 , 38.2878787879 , 28.33333333</text:p>
      <text:p text:style-name="P2">37.7840909091 , 38.7916666667 , 28.66666667</text:p>
      <text:p text:style-name="P2">37.7840909091 , 39.2954545455 , 29</text:p>
      <text:p text:style-name="P2">37.7840909091 , 39.7992424242 , 29.33333333</text:p>
      <text:p text:style-name="P2">37.7840909091 , 40.303030303 , 29.66666667</text:p>
      <text:p text:style-name="P2">37.7840909091 , 40.8068181818 , 30</text:p>
      <text:p text:style-name="P2">37.7840909091 , 41.3106060606 , 30.33333333</text:p>
      <text:p text:style-name="P2">37.7840909091 , 41.8143939394 , 30.66666667</text:p>
      <text:p text:style-name="P2">37.7840909091 , 42.3181818182 , 31</text:p>
      <text:p text:style-name="P2">37.7840909091 , 42.821969697 , 31.33333333</text:p>
      <text:p text:style-name="P2">37.7840909091 , 43.3257575758 , 31.66666667</text:p>
      <text:p text:style-name="P2">37.7840909091 , 43.8295454545 , 32</text:p>
      <text:p text:style-name="P2">37.7840909091 , 44.3333333333 , 32.33333333</text:p>
      <text:p text:style-name="P2">37.7840909091 , 44.8371212121 , 32.66666667</text:p>
      <text:p text:style-name="P2">37.7840909091 , 45.3409090909 , 33</text:p>
      <text:p text:style-name="P2">37.7840909091 , 45.8446969697 , 33.33333333</text:p>
      <text:p text:style-name="P2">37.7840909091 , 46.3484848485 , 33.66666667</text:p>
      <text:p text:style-name="P2">37.7840909091 , 46.8522727273 , 34</text:p>
      <text:p text:style-name="P2">37.7840909091 , 47.3560606061 , 34.33333333</text:p>
      <text:p text:style-name="P2">37.7840909091 , 47.8598484848 , 34.66666667</text:p>
      <text:p text:style-name="P2">37.7840909091 , 48.3636363636 , 35</text:p>
      <text:p text:style-name="P2">37.7840909091 , 48.8674242424 , 35</text:p>
      <text:p text:style-name="P2">37.7840909091 , 49.3712121212 , 35</text:p>
      <text:p text:style-name="P2">37.7840909091 , 49.875 , 35</text:p>
      <text:p text:style-name="P2">37.7840909091 , 50.3787878788 , 35</text:p>
      <text:p text:style-name="P2">37.7840909091 , 50.8825757576 , 35</text:p>
      <text:p text:style-name="P2">37.7840909091 , 51.3863636364 , 35</text:p>
      <text:p text:style-name="P2">37.7840909091 , 51.8901515152 , 35</text:p>
      <text:p text:style-name="P2">37.7840909091 , 52.3939393939 , 35</text:p>
      <text:p text:style-name="P2">37.7840909091 , 52.8977272727 , 35</text:p>
      <text:p text:style-name="P2">37.7840909091 , 53.4015151515 , 35</text:p>
      <text:p text:style-name="P2">37.7840909091 , 53.9053030303 , 35</text:p>
      <text:p text:style-name="P2">37.7840909091 , 54.4090909091 , 35</text:p>
      <text:p text:style-name="P2">37.7840909091 , 54.9128787879 , 35</text:p>
      <text:p text:style-name="P2">37.7840909091 , 55.4166666667 , 35</text:p>
      <text:p text:style-name="P2"><text:soft-page-break/>37.7840909091 , 55.9204545455 , 35</text:p>
      <text:p text:style-name="P2">37.7840909091 , 56.4242424242 , 35</text:p>
      <text:p text:style-name="P2">37.7840909091 , 56.928030303 , 35</text:p>
      <text:p text:style-name="P2">37.7840909091 , 57.4318181818 , 35</text:p>
      <text:p text:style-name="P2">37.7840909091 , 57.9356060606 , 35</text:p>
      <text:p text:style-name="P2">37.7840909091 , 58.4393939394 , 35</text:p>
      <text:p text:style-name="P2">37.7840909091 , 58.9431818182 , 35</text:p>
      <text:p text:style-name="P2">37.7840909091 , 59.446969697 , 35</text:p>
      <text:p text:style-name="P2">37.7840909091 , 59.9507575758 , 35</text:p>
      <text:p text:style-name="P2">37.7840909091 , 60.4545454545 , 35</text:p>
      <text:p text:style-name="P2">37.7840909091 , 60.9583333333 , 35</text:p>
      <text:p text:style-name="P2">37.7840909091 , 61.4621212121 , 35</text:p>
      <text:p text:style-name="P2">37.7840909091 , 61.9659090909 , 35</text:p>
      <text:p text:style-name="P2">37.7840909091 , 62.4696969697 , 35</text:p>
      <text:p text:style-name="P2">37.7840909091 , 62.9734848485 , 35</text:p>
      <text:p text:style-name="P2">37.7840909091 , 63.4772727273 , 35</text:p>
      <text:p text:style-name="P2">37.7840909091 , 63.9810606061 , 35</text:p>
      <text:p text:style-name="P2">37.7840909091 , 64.4848484848 , 35</text:p>
      <text:p text:style-name="P2">37.7840909091 , 64.9886363636 , 35</text:p>
      <text:p text:style-name="P2">37.7840909091 , 65.4924242424 , 35</text:p>
      <text:p text:style-name="P2">37.7840909091 , 65.9962121212 , 35</text:p>
      <text:p text:style-name="P2">37.7840909091 , 66.5 , 35</text:p>
      <text:p text:style-name="P2">38.2878787879 , 0.0 , 15</text:p>
      <text:p text:style-name="P2">38.2878787879 , 0.503787878788 , 15</text:p>
      <text:p text:style-name="P2">38.2878787879 , 1.00757575758 , 15</text:p>
      <text:p text:style-name="P2">38.2878787879 , 1.51136363636 , 15</text:p>
      <text:p text:style-name="P2">38.2878787879 , 2.01515151515 , 15</text:p>
      <text:p text:style-name="P2">38.2878787879 , 2.51893939394 , 15</text:p>
      <text:p text:style-name="P2">38.2878787879 , 3.02272727273 , 15</text:p>
      <text:p text:style-name="P2">38.2878787879 , 3.52651515152 , 15</text:p>
      <text:p text:style-name="P2">38.2878787879 , 4.0303030303 , 15</text:p>
      <text:p text:style-name="P2">38.2878787879 , 4.53409090909 , 15</text:p>
      <text:p text:style-name="P2">38.2878787879 , 5.03787878788 , 15</text:p>
      <text:p text:style-name="P2">38.2878787879 , 5.54166666667 , 15</text:p>
      <text:p text:style-name="P2">38.2878787879 , 6.04545454545 , 15</text:p>
      <text:p text:style-name="P2">38.2878787879 , 6.54924242424 , 15</text:p>
      <text:p text:style-name="P2">38.2878787879 , 7.05303030303 , 15</text:p>
      <text:p text:style-name="P2">38.2878787879 , 7.55681818182 , 15</text:p>
      <text:p text:style-name="P2">38.2878787879 , 8.06060606061 , 15</text:p>
      <text:p text:style-name="P2">38.2878787879 , 8.56439393939 , 15</text:p>
      <text:p text:style-name="P2">38.2878787879 , 9.06818181818 , 15</text:p>
      <text:p text:style-name="P2">38.2878787879 , 9.57196969697 , 15</text:p>
      <text:p text:style-name="P2">38.2878787879 , 10.0757575758 , 15</text:p>
      <text:p text:style-name="P2">38.2878787879 , 10.5795454545 , 15</text:p>
      <text:p text:style-name="P2">38.2878787879 , 11.0833333333 , 15</text:p>
      <text:p text:style-name="P2">38.2878787879 , 11.5871212121 , 15</text:p>
      <text:p text:style-name="P2">38.2878787879 , 12.0909090909 , 15</text:p>
      <text:p text:style-name="P2">38.2878787879 , 12.5946969697 , 15</text:p>
      <text:p text:style-name="P2">38.2878787879 , 13.0984848485 , 15</text:p>
      <text:p text:style-name="P2">38.2878787879 , 13.6022727273 , 15</text:p>
      <text:p text:style-name="P2">38.2878787879 , 14.1060606061 , 15</text:p>
      <text:p text:style-name="P2">38.2878787879 , 14.6098484848 , 15</text:p>
      <text:p text:style-name="P2"><text:soft-page-break/>38.2878787879 , 15.1136363636 , 15</text:p>
      <text:p text:style-name="P2">38.2878787879 , 15.6174242424 , 15</text:p>
      <text:p text:style-name="P2">38.2878787879 , 16.1212121212 , 15</text:p>
      <text:p text:style-name="P2">38.2878787879 , 16.625 , 15</text:p>
      <text:p text:style-name="P2">38.2878787879 , 17.1287878788 , 15</text:p>
      <text:p text:style-name="P2">38.2878787879 , 17.6325757576 , 15</text:p>
      <text:p text:style-name="P2">38.2878787879 , 18.1363636364 , 15</text:p>
      <text:p text:style-name="P2">38.2878787879 , 18.6401515152 , 15.33333333</text:p>
      <text:p text:style-name="P2">38.2878787879 , 19.1439393939 , 15.66666667</text:p>
      <text:p text:style-name="P2">38.2878787879 , 19.6477272727 , 16</text:p>
      <text:p text:style-name="P2">38.2878787879 , 20.1515151515 , 16.33333333</text:p>
      <text:p text:style-name="P2">38.2878787879 , 20.6553030303 , 16.66666667</text:p>
      <text:p text:style-name="P2">38.2878787879 , 21.1590909091 , 17</text:p>
      <text:p text:style-name="P2">38.2878787879 , 21.6628787879 , 17.33333333</text:p>
      <text:p text:style-name="P2">38.2878787879 , 22.1666666667 , 17.66666667</text:p>
      <text:p text:style-name="P2">38.2878787879 , 22.6704545455 , 18</text:p>
      <text:p text:style-name="P2">38.2878787879 , 23.1742424242 , 18.33333333</text:p>
      <text:p text:style-name="P2">38.2878787879 , 23.678030303 , 18.66666667</text:p>
      <text:p text:style-name="P2">38.2878787879 , 24.1818181818 , 19</text:p>
      <text:p text:style-name="P2">38.2878787879 , 24.6856060606 , 19.33333333</text:p>
      <text:p text:style-name="P2">38.2878787879 , 25.1893939394 , 19.66666667</text:p>
      <text:p text:style-name="P2">38.2878787879 , 25.6931818182 , 20</text:p>
      <text:p text:style-name="P2">38.2878787879 , 26.196969697 , 20.33333333</text:p>
      <text:p text:style-name="P2">38.2878787879 , 26.7007575758 , 20.66666667</text:p>
      <text:p text:style-name="P2">38.2878787879 , 27.2045454545 , 21</text:p>
      <text:p text:style-name="P2">38.2878787879 , 27.7083333333 , 21.33333333</text:p>
      <text:p text:style-name="P2">38.2878787879 , 28.2121212121 , 21.66666667</text:p>
      <text:p text:style-name="P2">38.2878787879 , 28.7159090909 , 22</text:p>
      <text:p text:style-name="P2">38.2878787879 , 29.2196969697 , 22.33333333</text:p>
      <text:p text:style-name="P2">38.2878787879 , 29.7234848485 , 22.66666667</text:p>
      <text:p text:style-name="P2">38.2878787879 , 30.2272727273 , 23</text:p>
      <text:p text:style-name="P2">38.2878787879 , 30.7310606061 , 23.33333333</text:p>
      <text:p text:style-name="P2">38.2878787879 , 31.2348484848 , 23.66666667</text:p>
      <text:p text:style-name="P2">38.2878787879 , 31.7386363636 , 24</text:p>
      <text:p text:style-name="P2">38.2878787879 , 32.2424242424 , 24.33333333</text:p>
      <text:p text:style-name="P2">38.2878787879 , 32.7462121212 , 24.66666667</text:p>
      <text:p text:style-name="P2">38.2878787879 , 33.25 , 25</text:p>
      <text:p text:style-name="P2">38.2878787879 , 33.7537878788 , 25.33333333</text:p>
      <text:p text:style-name="P2">38.2878787879 , 34.2575757576 , 25.66666667</text:p>
      <text:p text:style-name="P2">38.2878787879 , 34.7613636364 , 26</text:p>
      <text:p text:style-name="P2">38.2878787879 , 35.2651515152 , 26.33333333</text:p>
      <text:p text:style-name="P2">38.2878787879 , 35.7689393939 , 26.66666667</text:p>
      <text:p text:style-name="P2">38.2878787879 , 36.2727272727 , 27</text:p>
      <text:p text:style-name="P2">38.2878787879 , 36.7765151515 , 27.33333333</text:p>
      <text:p text:style-name="P2">38.2878787879 , 37.2803030303 , 27.66666667</text:p>
      <text:p text:style-name="P2">38.2878787879 , 37.7840909091 , 28</text:p>
      <text:p text:style-name="P2">38.2878787879 , 38.2878787879 , 28.33333333</text:p>
      <text:p text:style-name="P2">38.2878787879 , 38.7916666667 , 28.66666667</text:p>
      <text:p text:style-name="P2">38.2878787879 , 39.2954545455 , 29</text:p>
      <text:p text:style-name="P2">38.2878787879 , 39.7992424242 , 29.33333333</text:p>
      <text:p text:style-name="P2">38.2878787879 , 40.303030303 , 29.66666667</text:p>
      <text:p text:style-name="P2">38.2878787879 , 40.8068181818 , 30</text:p>
      <text:p text:style-name="P2"><text:soft-page-break/>38.2878787879 , 41.3106060606 , 30.33333333</text:p>
      <text:p text:style-name="P2">38.2878787879 , 41.8143939394 , 30.66666667</text:p>
      <text:p text:style-name="P2">38.2878787879 , 42.3181818182 , 31</text:p>
      <text:p text:style-name="P2">38.2878787879 , 42.821969697 , 31.33333333</text:p>
      <text:p text:style-name="P2">38.2878787879 , 43.3257575758 , 31.66666667</text:p>
      <text:p text:style-name="P2">38.2878787879 , 43.8295454545 , 32</text:p>
      <text:p text:style-name="P2">38.2878787879 , 44.3333333333 , 32.33333333</text:p>
      <text:p text:style-name="P2">38.2878787879 , 44.8371212121 , 32.66666667</text:p>
      <text:p text:style-name="P2">38.2878787879 , 45.3409090909 , 33</text:p>
      <text:p text:style-name="P2">38.2878787879 , 45.8446969697 , 33.33333333</text:p>
      <text:p text:style-name="P2">38.2878787879 , 46.3484848485 , 33.66666667</text:p>
      <text:p text:style-name="P2">38.2878787879 , 46.8522727273 , 34</text:p>
      <text:p text:style-name="P2">38.2878787879 , 47.3560606061 , 34.33333333</text:p>
      <text:p text:style-name="P2">38.2878787879 , 47.8598484848 , 34.66666667</text:p>
      <text:p text:style-name="P2">38.2878787879 , 48.3636363636 , 35</text:p>
      <text:p text:style-name="P2">38.2878787879 , 48.8674242424 , 35</text:p>
      <text:p text:style-name="P2">38.2878787879 , 49.3712121212 , 35</text:p>
      <text:p text:style-name="P2">38.2878787879 , 49.875 , 35</text:p>
      <text:p text:style-name="P2">38.2878787879 , 50.3787878788 , 35</text:p>
      <text:p text:style-name="P2">38.2878787879 , 50.8825757576 , 35</text:p>
      <text:p text:style-name="P2">38.2878787879 , 51.3863636364 , 35</text:p>
      <text:p text:style-name="P2">38.2878787879 , 51.8901515152 , 35</text:p>
      <text:p text:style-name="P2">38.2878787879 , 52.3939393939 , 35</text:p>
      <text:p text:style-name="P2">38.2878787879 , 52.8977272727 , 35</text:p>
      <text:p text:style-name="P2">38.2878787879 , 53.4015151515 , 35</text:p>
      <text:p text:style-name="P2">38.2878787879 , 53.9053030303 , 35</text:p>
      <text:p text:style-name="P2">38.2878787879 , 54.4090909091 , 35</text:p>
      <text:p text:style-name="P2">38.2878787879 , 54.9128787879 , 35</text:p>
      <text:p text:style-name="P2">38.2878787879 , 55.4166666667 , 35</text:p>
      <text:p text:style-name="P2">38.2878787879 , 55.9204545455 , 35</text:p>
      <text:p text:style-name="P2">38.2878787879 , 56.4242424242 , 35</text:p>
      <text:p text:style-name="P2">38.2878787879 , 56.928030303 , 35</text:p>
      <text:p text:style-name="P2">38.2878787879 , 57.4318181818 , 35</text:p>
      <text:p text:style-name="P2">38.2878787879 , 57.9356060606 , 35</text:p>
      <text:p text:style-name="P2">38.2878787879 , 58.4393939394 , 35</text:p>
      <text:p text:style-name="P2">38.2878787879 , 58.9431818182 , 35</text:p>
      <text:p text:style-name="P2">38.2878787879 , 59.446969697 , 35</text:p>
      <text:p text:style-name="P2">38.2878787879 , 59.9507575758 , 35</text:p>
      <text:p text:style-name="P2">38.2878787879 , 60.4545454545 , 35</text:p>
      <text:p text:style-name="P2">38.2878787879 , 60.9583333333 , 35</text:p>
      <text:p text:style-name="P2">38.2878787879 , 61.4621212121 , 35</text:p>
      <text:p text:style-name="P2">38.2878787879 , 61.9659090909 , 35</text:p>
      <text:p text:style-name="P2">38.2878787879 , 62.4696969697 , 35</text:p>
      <text:p text:style-name="P2">38.2878787879 , 62.9734848485 , 35</text:p>
      <text:p text:style-name="P2">38.2878787879 , 63.4772727273 , 35</text:p>
      <text:p text:style-name="P2">38.2878787879 , 63.9810606061 , 35</text:p>
      <text:p text:style-name="P2">38.2878787879 , 64.4848484848 , 35</text:p>
      <text:p text:style-name="P2">38.2878787879 , 64.9886363636 , 35</text:p>
      <text:p text:style-name="P2">38.2878787879 , 65.4924242424 , 35</text:p>
      <text:p text:style-name="P2">38.2878787879 , 65.9962121212 , 35</text:p>
      <text:p text:style-name="P2">38.2878787879 , 66.5 , 35</text:p>
      <text:p text:style-name="P2">38.7916666667 , 0.0 , 15</text:p>
      <text:p text:style-name="P2"><text:soft-page-break/>38.7916666667 , 0.503787878788 , 15</text:p>
      <text:p text:style-name="P2">38.7916666667 , 1.00757575758 , 15</text:p>
      <text:p text:style-name="P2">38.7916666667 , 1.51136363636 , 15</text:p>
      <text:p text:style-name="P2">38.7916666667 , 2.01515151515 , 15</text:p>
      <text:p text:style-name="P2">38.7916666667 , 2.51893939394 , 15</text:p>
      <text:p text:style-name="P2">38.7916666667 , 3.02272727273 , 15</text:p>
      <text:p text:style-name="P2">38.7916666667 , 3.52651515152 , 15</text:p>
      <text:p text:style-name="P2">38.7916666667 , 4.0303030303 , 15</text:p>
      <text:p text:style-name="P2">38.7916666667 , 4.53409090909 , 15</text:p>
      <text:p text:style-name="P2">38.7916666667 , 5.03787878788 , 15</text:p>
      <text:p text:style-name="P2">38.7916666667 , 5.54166666667 , 15</text:p>
      <text:p text:style-name="P2">38.7916666667 , 6.04545454545 , 15</text:p>
      <text:p text:style-name="P2">38.7916666667 , 6.54924242424 , 15</text:p>
      <text:p text:style-name="P2">38.7916666667 , 7.05303030303 , 15</text:p>
      <text:p text:style-name="P2">38.7916666667 , 7.55681818182 , 15</text:p>
      <text:p text:style-name="P2">38.7916666667 , 8.06060606061 , 15</text:p>
      <text:p text:style-name="P2">38.7916666667 , 8.56439393939 , 15</text:p>
      <text:p text:style-name="P2">38.7916666667 , 9.06818181818 , 15</text:p>
      <text:p text:style-name="P2">38.7916666667 , 9.57196969697 , 15</text:p>
      <text:p text:style-name="P2">38.7916666667 , 10.0757575758 , 15</text:p>
      <text:p text:style-name="P2">38.7916666667 , 10.5795454545 , 15</text:p>
      <text:p text:style-name="P2">38.7916666667 , 11.0833333333 , 15</text:p>
      <text:p text:style-name="P2">38.7916666667 , 11.5871212121 , 15</text:p>
      <text:p text:style-name="P2">38.7916666667 , 12.0909090909 , 15</text:p>
      <text:p text:style-name="P2">38.7916666667 , 12.5946969697 , 15</text:p>
      <text:p text:style-name="P2">38.7916666667 , 13.0984848485 , 15</text:p>
      <text:p text:style-name="P2">38.7916666667 , 13.6022727273 , 15</text:p>
      <text:p text:style-name="P2">38.7916666667 , 14.1060606061 , 15</text:p>
      <text:p text:style-name="P2">38.7916666667 , 14.6098484848 , 15</text:p>
      <text:p text:style-name="P2">38.7916666667 , 15.1136363636 , 15</text:p>
      <text:p text:style-name="P2">38.7916666667 , 15.6174242424 , 15</text:p>
      <text:p text:style-name="P2">38.7916666667 , 16.1212121212 , 15</text:p>
      <text:p text:style-name="P2">38.7916666667 , 16.625 , 15</text:p>
      <text:p text:style-name="P2">38.7916666667 , 17.1287878788 , 15</text:p>
      <text:p text:style-name="P2">38.7916666667 , 17.6325757576 , 15</text:p>
      <text:p text:style-name="P2">38.7916666667 , 18.1363636364 , 15</text:p>
      <text:p text:style-name="P2">38.7916666667 , 18.6401515152 , 15.33333333</text:p>
      <text:p text:style-name="P2">38.7916666667 , 19.1439393939 , 15.66666667</text:p>
      <text:p text:style-name="P2">38.7916666667 , 19.6477272727 , 16</text:p>
      <text:p text:style-name="P2">38.7916666667 , 20.1515151515 , 16.33333333</text:p>
      <text:p text:style-name="P2">38.7916666667 , 20.6553030303 , 16.66666667</text:p>
      <text:p text:style-name="P2">38.7916666667 , 21.1590909091 , 17</text:p>
      <text:p text:style-name="P2">38.7916666667 , 21.6628787879 , 17.33333333</text:p>
      <text:p text:style-name="P2">38.7916666667 , 22.1666666667 , 17.66666667</text:p>
      <text:p text:style-name="P2">38.7916666667 , 22.6704545455 , 18</text:p>
      <text:p text:style-name="P2">38.7916666667 , 23.1742424242 , 18.33333333</text:p>
      <text:p text:style-name="P2">38.7916666667 , 23.678030303 , 18.66666667</text:p>
      <text:p text:style-name="P2">38.7916666667 , 24.1818181818 , 19</text:p>
      <text:p text:style-name="P2">38.7916666667 , 24.6856060606 , 19.33333333</text:p>
      <text:p text:style-name="P2">38.7916666667 , 25.1893939394 , 19.66666667</text:p>
      <text:p text:style-name="P2">38.7916666667 , 25.6931818182 , 20</text:p>
      <text:p text:style-name="P2">38.7916666667 , 26.196969697 , 20.33333333</text:p>
      <text:p text:style-name="P2"><text:soft-page-break/>38.7916666667 , 26.7007575758 , 20.66666667</text:p>
      <text:p text:style-name="P2">38.7916666667 , 27.2045454545 , 21</text:p>
      <text:p text:style-name="P2">38.7916666667 , 27.7083333333 , 21.33333333</text:p>
      <text:p text:style-name="P2">38.7916666667 , 28.2121212121 , 21.66666667</text:p>
      <text:p text:style-name="P2">38.7916666667 , 28.7159090909 , 22</text:p>
      <text:p text:style-name="P2">38.7916666667 , 29.2196969697 , 22.33333333</text:p>
      <text:p text:style-name="P2">38.7916666667 , 29.7234848485 , 22.66666667</text:p>
      <text:p text:style-name="P2">38.7916666667 , 30.2272727273 , 23</text:p>
      <text:p text:style-name="P2">38.7916666667 , 30.7310606061 , 23.33333333</text:p>
      <text:p text:style-name="P2">38.7916666667 , 31.2348484848 , 23.66666667</text:p>
      <text:p text:style-name="P2">38.7916666667 , 31.7386363636 , 24</text:p>
      <text:p text:style-name="P2">38.7916666667 , 32.2424242424 , 24.33333333</text:p>
      <text:p text:style-name="P2">38.7916666667 , 32.7462121212 , 24.66666667</text:p>
      <text:p text:style-name="P2">38.7916666667 , 33.25 , 25</text:p>
      <text:p text:style-name="P2">38.7916666667 , 33.7537878788 , 25.33333333</text:p>
      <text:p text:style-name="P2">38.7916666667 , 34.2575757576 , 25.66666667</text:p>
      <text:p text:style-name="P2">38.7916666667 , 34.7613636364 , 26</text:p>
      <text:p text:style-name="P2">38.7916666667 , 35.2651515152 , 26.33333333</text:p>
      <text:p text:style-name="P2">38.7916666667 , 35.7689393939 , 26.66666667</text:p>
      <text:p text:style-name="P2">38.7916666667 , 36.2727272727 , 27</text:p>
      <text:p text:style-name="P2">38.7916666667 , 36.7765151515 , 27.33333333</text:p>
      <text:p text:style-name="P2">38.7916666667 , 37.2803030303 , 27.66666667</text:p>
      <text:p text:style-name="P2">38.7916666667 , 37.7840909091 , 28</text:p>
      <text:p text:style-name="P2">38.7916666667 , 38.2878787879 , 28.33333333</text:p>
      <text:p text:style-name="P2">38.7916666667 , 38.7916666667 , 28.66666667</text:p>
      <text:p text:style-name="P2">38.7916666667 , 39.2954545455 , 29</text:p>
      <text:p text:style-name="P2">38.7916666667 , 39.7992424242 , 29.33333333</text:p>
      <text:p text:style-name="P2">38.7916666667 , 40.303030303 , 29.66666667</text:p>
      <text:p text:style-name="P2">38.7916666667 , 40.8068181818 , 30</text:p>
      <text:p text:style-name="P2">38.7916666667 , 41.3106060606 , 30.33333333</text:p>
      <text:p text:style-name="P2">38.7916666667 , 41.8143939394 , 30.66666667</text:p>
      <text:p text:style-name="P2">38.7916666667 , 42.3181818182 , 31</text:p>
      <text:p text:style-name="P2">38.7916666667 , 42.821969697 , 31.33333333</text:p>
      <text:p text:style-name="P2">38.7916666667 , 43.3257575758 , 31.66666667</text:p>
      <text:p text:style-name="P2">38.7916666667 , 43.8295454545 , 32</text:p>
      <text:p text:style-name="P2">38.7916666667 , 44.3333333333 , 32.33333333</text:p>
      <text:p text:style-name="P2">38.7916666667 , 44.8371212121 , 32.66666667</text:p>
      <text:p text:style-name="P2">38.7916666667 , 45.3409090909 , 33</text:p>
      <text:p text:style-name="P2">38.7916666667 , 45.8446969697 , 33.33333333</text:p>
      <text:p text:style-name="P2">38.7916666667 , 46.3484848485 , 33.66666667</text:p>
      <text:p text:style-name="P2">38.7916666667 , 46.8522727273 , 34</text:p>
      <text:p text:style-name="P2">38.7916666667 , 47.3560606061 , 34.33333333</text:p>
      <text:p text:style-name="P2">38.7916666667 , 47.8598484848 , 34.66666667</text:p>
      <text:p text:style-name="P2">38.7916666667 , 48.3636363636 , 35</text:p>
      <text:p text:style-name="P2">38.7916666667 , 48.8674242424 , 35</text:p>
      <text:p text:style-name="P2">38.7916666667 , 49.3712121212 , 35</text:p>
      <text:p text:style-name="P2">38.7916666667 , 49.875 , 35</text:p>
      <text:p text:style-name="P2">38.7916666667 , 50.3787878788 , 35</text:p>
      <text:p text:style-name="P2">38.7916666667 , 50.8825757576 , 35</text:p>
      <text:p text:style-name="P2">38.7916666667 , 51.3863636364 , 35</text:p>
      <text:p text:style-name="P2">38.7916666667 , 51.8901515152 , 35</text:p>
      <text:p text:style-name="P2">38.7916666667 , 52.3939393939 , 35</text:p>
      <text:p text:style-name="P2"><text:soft-page-break/>38.7916666667 , 52.8977272727 , 35</text:p>
      <text:p text:style-name="P2">38.7916666667 , 53.4015151515 , 35</text:p>
      <text:p text:style-name="P2">38.7916666667 , 53.9053030303 , 35</text:p>
      <text:p text:style-name="P2">38.7916666667 , 54.4090909091 , 35</text:p>
      <text:p text:style-name="P2">38.7916666667 , 54.9128787879 , 35</text:p>
      <text:p text:style-name="P2">38.7916666667 , 55.4166666667 , 35</text:p>
      <text:p text:style-name="P2">38.7916666667 , 55.9204545455 , 35</text:p>
      <text:p text:style-name="P2">38.7916666667 , 56.4242424242 , 35</text:p>
      <text:p text:style-name="P2">38.7916666667 , 56.928030303 , 35</text:p>
      <text:p text:style-name="P2">38.7916666667 , 57.4318181818 , 35</text:p>
      <text:p text:style-name="P2">38.7916666667 , 57.9356060606 , 35</text:p>
      <text:p text:style-name="P2">38.7916666667 , 58.4393939394 , 35</text:p>
      <text:p text:style-name="P2">38.7916666667 , 58.9431818182 , 35</text:p>
      <text:p text:style-name="P2">38.7916666667 , 59.446969697 , 35</text:p>
      <text:p text:style-name="P2">38.7916666667 , 59.9507575758 , 35</text:p>
      <text:p text:style-name="P2">38.7916666667 , 60.4545454545 , 35</text:p>
      <text:p text:style-name="P2">38.7916666667 , 60.9583333333 , 35</text:p>
      <text:p text:style-name="P2">38.7916666667 , 61.4621212121 , 35</text:p>
      <text:p text:style-name="P2">38.7916666667 , 61.9659090909 , 35</text:p>
      <text:p text:style-name="P2">38.7916666667 , 62.4696969697 , 35</text:p>
      <text:p text:style-name="P2">38.7916666667 , 62.9734848485 , 35</text:p>
      <text:p text:style-name="P2">38.7916666667 , 63.4772727273 , 35</text:p>
      <text:p text:style-name="P2">38.7916666667 , 63.9810606061 , 35</text:p>
      <text:p text:style-name="P2">38.7916666667 , 64.4848484848 , 35</text:p>
      <text:p text:style-name="P2">38.7916666667 , 64.9886363636 , 35</text:p>
      <text:p text:style-name="P2">38.7916666667 , 65.4924242424 , 35</text:p>
      <text:p text:style-name="P2">38.7916666667 , 65.9962121212 , 35</text:p>
      <text:p text:style-name="P2">38.7916666667 , 66.5 , 35</text:p>
      <text:p text:style-name="P2">39.2954545455 , 0.0 , 15</text:p>
      <text:p text:style-name="P2">39.2954545455 , 0.503787878788 , 15</text:p>
      <text:p text:style-name="P2">39.2954545455 , 1.00757575758 , 15</text:p>
      <text:p text:style-name="P2">39.2954545455 , 1.51136363636 , 15</text:p>
      <text:p text:style-name="P2">39.2954545455 , 2.01515151515 , 15</text:p>
      <text:p text:style-name="P2">39.2954545455 , 2.51893939394 , 15</text:p>
      <text:p text:style-name="P2">39.2954545455 , 3.02272727273 , 15</text:p>
      <text:p text:style-name="P2">39.2954545455 , 3.52651515152 , 15</text:p>
      <text:p text:style-name="P2">39.2954545455 , 4.0303030303 , 15</text:p>
      <text:p text:style-name="P2">39.2954545455 , 4.53409090909 , 15</text:p>
      <text:p text:style-name="P2">39.2954545455 , 5.03787878788 , 15</text:p>
      <text:p text:style-name="P2">39.2954545455 , 5.54166666667 , 15</text:p>
      <text:p text:style-name="P2">39.2954545455 , 6.04545454545 , 15</text:p>
      <text:p text:style-name="P2">39.2954545455 , 6.54924242424 , 15</text:p>
      <text:p text:style-name="P2">39.2954545455 , 7.05303030303 , 15</text:p>
      <text:p text:style-name="P2">39.2954545455 , 7.55681818182 , 15</text:p>
      <text:p text:style-name="P2">39.2954545455 , 8.06060606061 , 15</text:p>
      <text:p text:style-name="P2">39.2954545455 , 8.56439393939 , 15</text:p>
      <text:p text:style-name="P2">39.2954545455 , 9.06818181818 , 15</text:p>
      <text:p text:style-name="P2">39.2954545455 , 9.57196969697 , 15</text:p>
      <text:p text:style-name="P2">39.2954545455 , 10.0757575758 , 15</text:p>
      <text:p text:style-name="P2">39.2954545455 , 10.5795454545 , 15</text:p>
      <text:p text:style-name="P2">39.2954545455 , 11.0833333333 , 15</text:p>
      <text:p text:style-name="P2">39.2954545455 , 11.5871212121 , 15</text:p>
      <text:p text:style-name="P2"><text:soft-page-break/>39.2954545455 , 12.0909090909 , 15</text:p>
      <text:p text:style-name="P2">39.2954545455 , 12.5946969697 , 15</text:p>
      <text:p text:style-name="P2">39.2954545455 , 13.0984848485 , 15</text:p>
      <text:p text:style-name="P2">39.2954545455 , 13.6022727273 , 15</text:p>
      <text:p text:style-name="P2">39.2954545455 , 14.1060606061 , 15</text:p>
      <text:p text:style-name="P2">39.2954545455 , 14.6098484848 , 15</text:p>
      <text:p text:style-name="P2">39.2954545455 , 15.1136363636 , 15</text:p>
      <text:p text:style-name="P2">39.2954545455 , 15.6174242424 , 15</text:p>
      <text:p text:style-name="P2">39.2954545455 , 16.1212121212 , 15</text:p>
      <text:p text:style-name="P2">39.2954545455 , 16.625 , 15</text:p>
      <text:p text:style-name="P2">39.2954545455 , 17.1287878788 , 15</text:p>
      <text:p text:style-name="P2">39.2954545455 , 17.6325757576 , 15</text:p>
      <text:p text:style-name="P2">39.2954545455 , 18.1363636364 , 15</text:p>
      <text:p text:style-name="P2">39.2954545455 , 18.6401515152 , 15.33333333</text:p>
      <text:p text:style-name="P2">39.2954545455 , 19.1439393939 , 15.66666667</text:p>
      <text:p text:style-name="P2">39.2954545455 , 19.6477272727 , 16</text:p>
      <text:p text:style-name="P2">39.2954545455 , 20.1515151515 , 16.33333333</text:p>
      <text:p text:style-name="P2">39.2954545455 , 20.6553030303 , 16.66666667</text:p>
      <text:p text:style-name="P2">39.2954545455 , 21.1590909091 , 17</text:p>
      <text:p text:style-name="P2">39.2954545455 , 21.6628787879 , 17.33333333</text:p>
      <text:p text:style-name="P2">39.2954545455 , 22.1666666667 , 17.66666667</text:p>
      <text:p text:style-name="P2">39.2954545455 , 22.6704545455 , 18</text:p>
      <text:p text:style-name="P2">39.2954545455 , 23.1742424242 , 18.33333333</text:p>
      <text:p text:style-name="P2">39.2954545455 , 23.678030303 , 18.66666667</text:p>
      <text:p text:style-name="P2">39.2954545455 , 24.1818181818 , 19</text:p>
      <text:p text:style-name="P2">39.2954545455 , 24.6856060606 , 19.33333333</text:p>
      <text:p text:style-name="P2">39.2954545455 , 25.1893939394 , 19.66666667</text:p>
      <text:p text:style-name="P2">39.2954545455 , 25.6931818182 , 20</text:p>
      <text:p text:style-name="P2">39.2954545455 , 26.196969697 , 20.33333333</text:p>
      <text:p text:style-name="P2">39.2954545455 , 26.7007575758 , 20.66666667</text:p>
      <text:p text:style-name="P2">39.2954545455 , 27.2045454545 , 21</text:p>
      <text:p text:style-name="P2">39.2954545455 , 27.7083333333 , 21.33333333</text:p>
      <text:p text:style-name="P2">39.2954545455 , 28.2121212121 , 21.66666667</text:p>
      <text:p text:style-name="P2">39.2954545455 , 28.7159090909 , 22</text:p>
      <text:p text:style-name="P2">39.2954545455 , 29.2196969697 , 22.33333333</text:p>
      <text:p text:style-name="P2">39.2954545455 , 29.7234848485 , 22.66666667</text:p>
      <text:p text:style-name="P2">39.2954545455 , 30.2272727273 , 23</text:p>
      <text:p text:style-name="P2">39.2954545455 , 30.7310606061 , 23.33333333</text:p>
      <text:p text:style-name="P2">39.2954545455 , 31.2348484848 , 23.66666667</text:p>
      <text:p text:style-name="P2">39.2954545455 , 31.7386363636 , 24</text:p>
      <text:p text:style-name="P2">39.2954545455 , 32.2424242424 , 24.33333333</text:p>
      <text:p text:style-name="P2">39.2954545455 , 32.7462121212 , 24.66666667</text:p>
      <text:p text:style-name="P2">39.2954545455 , 33.25 , 25</text:p>
      <text:p text:style-name="P2">39.2954545455 , 33.7537878788 , 25.33333333</text:p>
      <text:p text:style-name="P2">39.2954545455 , 34.2575757576 , 25.66666667</text:p>
      <text:p text:style-name="P2">39.2954545455 , 34.7613636364 , 26</text:p>
      <text:p text:style-name="P2">39.2954545455 , 35.2651515152 , 26.33333333</text:p>
      <text:p text:style-name="P2">39.2954545455 , 35.7689393939 , 26.66666667</text:p>
      <text:p text:style-name="P2">39.2954545455 , 36.2727272727 , 27</text:p>
      <text:p text:style-name="P2">39.2954545455 , 36.7765151515 , 27.33333333</text:p>
      <text:p text:style-name="P2">39.2954545455 , 37.2803030303 , 27.66666667</text:p>
      <text:p text:style-name="P2">39.2954545455 , 37.7840909091 , 28</text:p>
      <text:p text:style-name="P2"><text:soft-page-break/>39.2954545455 , 38.2878787879 , 28.33333333</text:p>
      <text:p text:style-name="P2">39.2954545455 , 38.7916666667 , 28.66666667</text:p>
      <text:p text:style-name="P2">39.2954545455 , 39.2954545455 , 29</text:p>
      <text:p text:style-name="P2">39.2954545455 , 39.7992424242 , 29.33333333</text:p>
      <text:p text:style-name="P2">39.2954545455 , 40.303030303 , 29.66666667</text:p>
      <text:p text:style-name="P2">39.2954545455 , 40.8068181818 , 30</text:p>
      <text:p text:style-name="P2">39.2954545455 , 41.3106060606 , 30.33333333</text:p>
      <text:p text:style-name="P2">39.2954545455 , 41.8143939394 , 30.66666667</text:p>
      <text:p text:style-name="P2">39.2954545455 , 42.3181818182 , 31</text:p>
      <text:p text:style-name="P2">39.2954545455 , 42.821969697 , 31.33333333</text:p>
      <text:p text:style-name="P2">39.2954545455 , 43.3257575758 , 31.66666667</text:p>
      <text:p text:style-name="P2">39.2954545455 , 43.8295454545 , 32</text:p>
      <text:p text:style-name="P2">39.2954545455 , 44.3333333333 , 32.33333333</text:p>
      <text:p text:style-name="P2">39.2954545455 , 44.8371212121 , 32.66666667</text:p>
      <text:p text:style-name="P2">39.2954545455 , 45.3409090909 , 33</text:p>
      <text:p text:style-name="P2">39.2954545455 , 45.8446969697 , 33.33333333</text:p>
      <text:p text:style-name="P2">39.2954545455 , 46.3484848485 , 33.66666667</text:p>
      <text:p text:style-name="P2">39.2954545455 , 46.8522727273 , 34</text:p>
      <text:p text:style-name="P2">39.2954545455 , 47.3560606061 , 34.33333333</text:p>
      <text:p text:style-name="P2">39.2954545455 , 47.8598484848 , 34.66666667</text:p>
      <text:p text:style-name="P2">39.2954545455 , 48.3636363636 , 35</text:p>
      <text:p text:style-name="P2">39.2954545455 , 48.8674242424 , 35</text:p>
      <text:p text:style-name="P2">39.2954545455 , 49.3712121212 , 35</text:p>
      <text:p text:style-name="P2">39.2954545455 , 49.875 , 35</text:p>
      <text:p text:style-name="P2">39.2954545455 , 50.3787878788 , 35</text:p>
      <text:p text:style-name="P2">39.2954545455 , 50.8825757576 , 35</text:p>
      <text:p text:style-name="P2">39.2954545455 , 51.3863636364 , 35</text:p>
      <text:p text:style-name="P2">39.2954545455 , 51.8901515152 , 35</text:p>
      <text:p text:style-name="P2">39.2954545455 , 52.3939393939 , 35</text:p>
      <text:p text:style-name="P2">39.2954545455 , 52.8977272727 , 35</text:p>
      <text:p text:style-name="P2">39.2954545455 , 53.4015151515 , 35</text:p>
      <text:p text:style-name="P2">39.2954545455 , 53.9053030303 , 35</text:p>
      <text:p text:style-name="P2">39.2954545455 , 54.4090909091 , 35</text:p>
      <text:p text:style-name="P2">39.2954545455 , 54.9128787879 , 35</text:p>
      <text:p text:style-name="P2">39.2954545455 , 55.4166666667 , 35</text:p>
      <text:p text:style-name="P2">39.2954545455 , 55.9204545455 , 35</text:p>
      <text:p text:style-name="P2">39.2954545455 , 56.4242424242 , 35</text:p>
      <text:p text:style-name="P2">39.2954545455 , 56.928030303 , 35</text:p>
      <text:p text:style-name="P2">39.2954545455 , 57.4318181818 , 35</text:p>
      <text:p text:style-name="P2">39.2954545455 , 57.9356060606 , 35</text:p>
      <text:p text:style-name="P2">39.2954545455 , 58.4393939394 , 35</text:p>
      <text:p text:style-name="P2">39.2954545455 , 58.9431818182 , 35</text:p>
      <text:p text:style-name="P2">39.2954545455 , 59.446969697 , 35</text:p>
      <text:p text:style-name="P2">39.2954545455 , 59.9507575758 , 35</text:p>
      <text:p text:style-name="P2">39.2954545455 , 60.4545454545 , 35</text:p>
      <text:p text:style-name="P2">39.2954545455 , 60.9583333333 , 35</text:p>
      <text:p text:style-name="P2">39.2954545455 , 61.4621212121 , 35</text:p>
      <text:p text:style-name="P2">39.2954545455 , 61.9659090909 , 35</text:p>
      <text:p text:style-name="P2">39.2954545455 , 62.4696969697 , 35</text:p>
      <text:p text:style-name="P2">39.2954545455 , 62.9734848485 , 35</text:p>
      <text:p text:style-name="P2">39.2954545455 , 63.4772727273 , 35</text:p>
      <text:p text:style-name="P2">39.2954545455 , 63.9810606061 , 35</text:p>
      <text:p text:style-name="P2"><text:soft-page-break/>39.2954545455 , 64.4848484848 , 35</text:p>
      <text:p text:style-name="P2">39.2954545455 , 64.9886363636 , 35</text:p>
      <text:p text:style-name="P2">39.2954545455 , 65.4924242424 , 35</text:p>
      <text:p text:style-name="P2">39.2954545455 , 65.9962121212 , 35</text:p>
      <text:p text:style-name="P2">39.2954545455 , 66.5 , 35</text:p>
      <text:p text:style-name="P2">39.7992424242 , 0.0 , 15</text:p>
      <text:p text:style-name="P2">39.7992424242 , 0.503787878788 , 15</text:p>
      <text:p text:style-name="P2">39.7992424242 , 1.00757575758 , 15</text:p>
      <text:p text:style-name="P2">39.7992424242 , 1.51136363636 , 15</text:p>
      <text:p text:style-name="P2">39.7992424242 , 2.01515151515 , 15</text:p>
      <text:p text:style-name="P2">39.7992424242 , 2.51893939394 , 15</text:p>
      <text:p text:style-name="P2">39.7992424242 , 3.02272727273 , 15</text:p>
      <text:p text:style-name="P2">39.7992424242 , 3.52651515152 , 15</text:p>
      <text:p text:style-name="P2">39.7992424242 , 4.0303030303 , 15</text:p>
      <text:p text:style-name="P2">39.7992424242 , 4.53409090909 , 15</text:p>
      <text:p text:style-name="P2">39.7992424242 , 5.03787878788 , 15</text:p>
      <text:p text:style-name="P2">39.7992424242 , 5.54166666667 , 15</text:p>
      <text:p text:style-name="P2">39.7992424242 , 6.04545454545 , 15</text:p>
      <text:p text:style-name="P2">39.7992424242 , 6.54924242424 , 15</text:p>
      <text:p text:style-name="P2">39.7992424242 , 7.05303030303 , 15</text:p>
      <text:p text:style-name="P2">39.7992424242 , 7.55681818182 , 15</text:p>
      <text:p text:style-name="P2">39.7992424242 , 8.06060606061 , 15</text:p>
      <text:p text:style-name="P2">39.7992424242 , 8.56439393939 , 15</text:p>
      <text:p text:style-name="P2">39.7992424242 , 9.06818181818 , 15</text:p>
      <text:p text:style-name="P2">39.7992424242 , 9.57196969697 , 15</text:p>
      <text:p text:style-name="P2">39.7992424242 , 10.0757575758 , 15</text:p>
      <text:p text:style-name="P2">39.7992424242 , 10.5795454545 , 15</text:p>
      <text:p text:style-name="P2">39.7992424242 , 11.0833333333 , 15</text:p>
      <text:p text:style-name="P2">39.7992424242 , 11.5871212121 , 15</text:p>
      <text:p text:style-name="P2">39.7992424242 , 12.0909090909 , 15</text:p>
      <text:p text:style-name="P2">39.7992424242 , 12.5946969697 , 15</text:p>
      <text:p text:style-name="P2">39.7992424242 , 13.0984848485 , 15</text:p>
      <text:p text:style-name="P2">39.7992424242 , 13.6022727273 , 15</text:p>
      <text:p text:style-name="P2">39.7992424242 , 14.1060606061 , 15</text:p>
      <text:p text:style-name="P2">39.7992424242 , 14.6098484848 , 15</text:p>
      <text:p text:style-name="P2">39.7992424242 , 15.1136363636 , 15</text:p>
      <text:p text:style-name="P2">39.7992424242 , 15.6174242424 , 15</text:p>
      <text:p text:style-name="P2">39.7992424242 , 16.1212121212 , 15</text:p>
      <text:p text:style-name="P2">39.7992424242 , 16.625 , 15</text:p>
      <text:p text:style-name="P2">39.7992424242 , 17.1287878788 , 15</text:p>
      <text:p text:style-name="P2">39.7992424242 , 17.6325757576 , 15</text:p>
      <text:p text:style-name="P2">39.7992424242 , 18.1363636364 , 15</text:p>
      <text:p text:style-name="P2">39.7992424242 , 18.6401515152 , 15.33333333</text:p>
      <text:p text:style-name="P2">39.7992424242 , 19.1439393939 , 15.66666667</text:p>
      <text:p text:style-name="P2">39.7992424242 , 19.6477272727 , 16</text:p>
      <text:p text:style-name="P2">39.7992424242 , 20.1515151515 , 16.33333333</text:p>
      <text:p text:style-name="P2">39.7992424242 , 20.6553030303 , 16.66666667</text:p>
      <text:p text:style-name="P2">39.7992424242 , 21.1590909091 , 17</text:p>
      <text:p text:style-name="P2">39.7992424242 , 21.6628787879 , 17.33333333</text:p>
      <text:p text:style-name="P2">39.7992424242 , 22.1666666667 , 17.66666667</text:p>
      <text:p text:style-name="P2">39.7992424242 , 22.6704545455 , 18</text:p>
      <text:p text:style-name="P2">39.7992424242 , 23.1742424242 , 18.33333333</text:p>
      <text:p text:style-name="P2"><text:soft-page-break/>39.7992424242 , 23.678030303 , 18.66666667</text:p>
      <text:p text:style-name="P2">39.7992424242 , 24.1818181818 , 19</text:p>
      <text:p text:style-name="P2">39.7992424242 , 24.6856060606 , 19.33333333</text:p>
      <text:p text:style-name="P2">39.7992424242 , 25.1893939394 , 19.66666667</text:p>
      <text:p text:style-name="P2">39.7992424242 , 25.6931818182 , 20</text:p>
      <text:p text:style-name="P2">39.7992424242 , 26.196969697 , 20.33333333</text:p>
      <text:p text:style-name="P2">39.7992424242 , 26.7007575758 , 20.66666667</text:p>
      <text:p text:style-name="P2">39.7992424242 , 27.2045454545 , 21</text:p>
      <text:p text:style-name="P2">39.7992424242 , 27.7083333333 , 21.33333333</text:p>
      <text:p text:style-name="P2">39.7992424242 , 28.2121212121 , 21.66666667</text:p>
      <text:p text:style-name="P2">39.7992424242 , 28.7159090909 , 22</text:p>
      <text:p text:style-name="P2">39.7992424242 , 29.2196969697 , 22.33333333</text:p>
      <text:p text:style-name="P2">39.7992424242 , 29.7234848485 , 22.66666667</text:p>
      <text:p text:style-name="P2">39.7992424242 , 30.2272727273 , 23</text:p>
      <text:p text:style-name="P2">39.7992424242 , 30.7310606061 , 23.33333333</text:p>
      <text:p text:style-name="P2">39.7992424242 , 31.2348484848 , 23.66666667</text:p>
      <text:p text:style-name="P2">39.7992424242 , 31.7386363636 , 24</text:p>
      <text:p text:style-name="P2">39.7992424242 , 32.2424242424 , 24.33333333</text:p>
      <text:p text:style-name="P2">39.7992424242 , 32.7462121212 , 24.66666667</text:p>
      <text:p text:style-name="P2">39.7992424242 , 33.25 , 25</text:p>
      <text:p text:style-name="P2">39.7992424242 , 33.7537878788 , 25.33333333</text:p>
      <text:p text:style-name="P2">39.7992424242 , 34.2575757576 , 25.66666667</text:p>
      <text:p text:style-name="P2">39.7992424242 , 34.7613636364 , 26</text:p>
      <text:p text:style-name="P2">39.7992424242 , 35.2651515152 , 26.33333333</text:p>
      <text:p text:style-name="P2">39.7992424242 , 35.7689393939 , 26.66666667</text:p>
      <text:p text:style-name="P2">39.7992424242 , 36.2727272727 , 27</text:p>
      <text:p text:style-name="P2">39.7992424242 , 36.7765151515 , 27.33333333</text:p>
      <text:p text:style-name="P2">39.7992424242 , 37.2803030303 , 27.66666667</text:p>
      <text:p text:style-name="P2">39.7992424242 , 37.7840909091 , 28</text:p>
      <text:p text:style-name="P2">39.7992424242 , 38.2878787879 , 28.33333333</text:p>
      <text:p text:style-name="P2">39.7992424242 , 38.7916666667 , 28.66666667</text:p>
      <text:p text:style-name="P2">39.7992424242 , 39.2954545455 , 29</text:p>
      <text:p text:style-name="P2">39.7992424242 , 39.7992424242 , 29.33333333</text:p>
      <text:p text:style-name="P2">39.7992424242 , 40.303030303 , 29.66666667</text:p>
      <text:p text:style-name="P2">39.7992424242 , 40.8068181818 , 30</text:p>
      <text:p text:style-name="P2">39.7992424242 , 41.3106060606 , 30.33333333</text:p>
      <text:p text:style-name="P2">39.7992424242 , 41.8143939394 , 30.66666667</text:p>
      <text:p text:style-name="P2">39.7992424242 , 42.3181818182 , 31</text:p>
      <text:p text:style-name="P2">39.7992424242 , 42.821969697 , 31.33333333</text:p>
      <text:p text:style-name="P2">39.7992424242 , 43.3257575758 , 31.66666667</text:p>
      <text:p text:style-name="P2">39.7992424242 , 43.8295454545 , 32</text:p>
      <text:p text:style-name="P2">39.7992424242 , 44.3333333333 , 32.33333333</text:p>
      <text:p text:style-name="P2">39.7992424242 , 44.8371212121 , 32.66666667</text:p>
      <text:p text:style-name="P2">39.7992424242 , 45.3409090909 , 33</text:p>
      <text:p text:style-name="P2">39.7992424242 , 45.8446969697 , 33.33333333</text:p>
      <text:p text:style-name="P2">39.7992424242 , 46.3484848485 , 33.66666667</text:p>
      <text:p text:style-name="P2">39.7992424242 , 46.8522727273 , 34</text:p>
      <text:p text:style-name="P2">39.7992424242 , 47.3560606061 , 34.33333333</text:p>
      <text:p text:style-name="P2">39.7992424242 , 47.8598484848 , 34.66666667</text:p>
      <text:p text:style-name="P2">39.7992424242 , 48.3636363636 , 35</text:p>
      <text:p text:style-name="P2">39.7992424242 , 48.8674242424 , 35</text:p>
      <text:p text:style-name="P2">39.7992424242 , 49.3712121212 , 35</text:p>
      <text:p text:style-name="P2"><text:soft-page-break/>39.7992424242 , 49.875 , 35</text:p>
      <text:p text:style-name="P2">39.7992424242 , 50.3787878788 , 35</text:p>
      <text:p text:style-name="P2">39.7992424242 , 50.8825757576 , 35</text:p>
      <text:p text:style-name="P2">39.7992424242 , 51.3863636364 , 35</text:p>
      <text:p text:style-name="P2">39.7992424242 , 51.8901515152 , 35</text:p>
      <text:p text:style-name="P2">39.7992424242 , 52.3939393939 , 35</text:p>
      <text:p text:style-name="P2">39.7992424242 , 52.8977272727 , 35</text:p>
      <text:p text:style-name="P2">39.7992424242 , 53.4015151515 , 35</text:p>
      <text:p text:style-name="P2">39.7992424242 , 53.9053030303 , 35</text:p>
      <text:p text:style-name="P2">39.7992424242 , 54.4090909091 , 35</text:p>
      <text:p text:style-name="P2">39.7992424242 , 54.9128787879 , 35</text:p>
      <text:p text:style-name="P2">39.7992424242 , 55.4166666667 , 35</text:p>
      <text:p text:style-name="P2">39.7992424242 , 55.9204545455 , 35</text:p>
      <text:p text:style-name="P2">39.7992424242 , 56.4242424242 , 35</text:p>
      <text:p text:style-name="P2">39.7992424242 , 56.928030303 , 35</text:p>
      <text:p text:style-name="P2">39.7992424242 , 57.4318181818 , 35</text:p>
      <text:p text:style-name="P2">39.7992424242 , 57.9356060606 , 35</text:p>
      <text:p text:style-name="P2">39.7992424242 , 58.4393939394 , 35</text:p>
      <text:p text:style-name="P2">39.7992424242 , 58.9431818182 , 35</text:p>
      <text:p text:style-name="P2">39.7992424242 , 59.446969697 , 35</text:p>
      <text:p text:style-name="P2">39.7992424242 , 59.9507575758 , 35</text:p>
      <text:p text:style-name="P2">39.7992424242 , 60.4545454545 , 35</text:p>
      <text:p text:style-name="P2">39.7992424242 , 60.9583333333 , 35</text:p>
      <text:p text:style-name="P2">39.7992424242 , 61.4621212121 , 35</text:p>
      <text:p text:style-name="P2">39.7992424242 , 61.9659090909 , 35</text:p>
      <text:p text:style-name="P2">39.7992424242 , 62.4696969697 , 35</text:p>
      <text:p text:style-name="P2">39.7992424242 , 62.9734848485 , 35</text:p>
      <text:p text:style-name="P2">39.7992424242 , 63.4772727273 , 35</text:p>
      <text:p text:style-name="P2">39.7992424242 , 63.9810606061 , 35</text:p>
      <text:p text:style-name="P2">39.7992424242 , 64.4848484848 , 35</text:p>
      <text:p text:style-name="P2">39.7992424242 , 64.9886363636 , 35</text:p>
      <text:p text:style-name="P2">39.7992424242 , 65.4924242424 , 35</text:p>
      <text:p text:style-name="P2">39.7992424242 , 65.9962121212 , 35</text:p>
      <text:p text:style-name="P2">39.7992424242 , 66.5 , 35</text:p>
      <text:p text:style-name="P2">40.303030303 , 0.0 , 15</text:p>
      <text:p text:style-name="P2">40.303030303 , 0.503787878788 , 15</text:p>
      <text:p text:style-name="P2">40.303030303 , 1.00757575758 , 15</text:p>
      <text:p text:style-name="P2">40.303030303 , 1.51136363636 , 15</text:p>
      <text:p text:style-name="P2">40.303030303 , 2.01515151515 , 15</text:p>
      <text:p text:style-name="P2">40.303030303 , 2.51893939394 , 15</text:p>
      <text:p text:style-name="P2">40.303030303 , 3.02272727273 , 15</text:p>
      <text:p text:style-name="P2">40.303030303 , 3.52651515152 , 15</text:p>
      <text:p text:style-name="P2">40.303030303 , 4.0303030303 , 15</text:p>
      <text:p text:style-name="P2">40.303030303 , 4.53409090909 , 15</text:p>
      <text:p text:style-name="P2">40.303030303 , 5.03787878788 , 15</text:p>
      <text:p text:style-name="P2">40.303030303 , 5.54166666667 , 15</text:p>
      <text:p text:style-name="P2">40.303030303 , 6.04545454545 , 15</text:p>
      <text:p text:style-name="P2">40.303030303 , 6.54924242424 , 15</text:p>
      <text:p text:style-name="P2">40.303030303 , 7.05303030303 , 15</text:p>
      <text:p text:style-name="P2">40.303030303 , 7.55681818182 , 15</text:p>
      <text:p text:style-name="P2">40.303030303 , 8.06060606061 , 15</text:p>
      <text:p text:style-name="P2">40.303030303 , 8.56439393939 , 15</text:p>
      <text:p text:style-name="P2"><text:soft-page-break/>40.303030303 , 9.06818181818 , 15</text:p>
      <text:p text:style-name="P2">40.303030303 , 9.57196969697 , 15</text:p>
      <text:p text:style-name="P2">40.303030303 , 10.0757575758 , 15</text:p>
      <text:p text:style-name="P2">40.303030303 , 10.5795454545 , 15</text:p>
      <text:p text:style-name="P2">40.303030303 , 11.0833333333 , 15</text:p>
      <text:p text:style-name="P2">40.303030303 , 11.5871212121 , 15</text:p>
      <text:p text:style-name="P2">40.303030303 , 12.0909090909 , 15</text:p>
      <text:p text:style-name="P2">40.303030303 , 12.5946969697 , 15</text:p>
      <text:p text:style-name="P2">40.303030303 , 13.0984848485 , 15</text:p>
      <text:p text:style-name="P2">40.303030303 , 13.6022727273 , 15</text:p>
      <text:p text:style-name="P2">40.303030303 , 14.1060606061 , 15</text:p>
      <text:p text:style-name="P2">40.303030303 , 14.6098484848 , 15</text:p>
      <text:p text:style-name="P2">40.303030303 , 15.1136363636 , 15</text:p>
      <text:p text:style-name="P2">40.303030303 , 15.6174242424 , 15</text:p>
      <text:p text:style-name="P2">40.303030303 , 16.1212121212 , 15</text:p>
      <text:p text:style-name="P2">40.303030303 , 16.625 , 15</text:p>
      <text:p text:style-name="P2">40.303030303 , 17.1287878788 , 15</text:p>
      <text:p text:style-name="P2">40.303030303 , 17.6325757576 , 15</text:p>
      <text:p text:style-name="P2">40.303030303 , 18.1363636364 , 15</text:p>
      <text:p text:style-name="P2">40.303030303 , 18.6401515152 , 15.33333333</text:p>
      <text:p text:style-name="P2">40.303030303 , 19.1439393939 , 15.66666667</text:p>
      <text:p text:style-name="P2">40.303030303 , 19.6477272727 , 16</text:p>
      <text:p text:style-name="P2">40.303030303 , 20.1515151515 , 16.33333333</text:p>
      <text:p text:style-name="P2">40.303030303 , 20.6553030303 , 16.66666667</text:p>
      <text:p text:style-name="P2">40.303030303 , 21.1590909091 , 17</text:p>
      <text:p text:style-name="P2">40.303030303 , 21.6628787879 , 17.33333333</text:p>
      <text:p text:style-name="P2">40.303030303 , 22.1666666667 , 17.66666667</text:p>
      <text:p text:style-name="P2">40.303030303 , 22.6704545455 , 18</text:p>
      <text:p text:style-name="P2">40.303030303 , 23.1742424242 , 18.33333333</text:p>
      <text:p text:style-name="P2">40.303030303 , 23.678030303 , 18.66666667</text:p>
      <text:p text:style-name="P2">40.303030303 , 24.1818181818 , 19</text:p>
      <text:p text:style-name="P2">40.303030303 , 24.6856060606 , 19.33333333</text:p>
      <text:p text:style-name="P2">40.303030303 , 25.1893939394 , 19.66666667</text:p>
      <text:p text:style-name="P2">40.303030303 , 25.6931818182 , 20</text:p>
      <text:p text:style-name="P2">40.303030303 , 26.196969697 , 20.33333333</text:p>
      <text:p text:style-name="P2">40.303030303 , 26.7007575758 , 20.66666667</text:p>
      <text:p text:style-name="P2">40.303030303 , 27.2045454545 , 21</text:p>
      <text:p text:style-name="P2">40.303030303 , 27.7083333333 , 21.33333333</text:p>
      <text:p text:style-name="P2">40.303030303 , 28.2121212121 , 21.66666667</text:p>
      <text:p text:style-name="P2">40.303030303 , 28.7159090909 , 22</text:p>
      <text:p text:style-name="P2">40.303030303 , 29.2196969697 , 22.33333333</text:p>
      <text:p text:style-name="P2">40.303030303 , 29.7234848485 , 22.66666667</text:p>
      <text:p text:style-name="P2">40.303030303 , 30.2272727273 , 23</text:p>
      <text:p text:style-name="P2">40.303030303 , 30.7310606061 , 23.33333333</text:p>
      <text:p text:style-name="P2">40.303030303 , 31.2348484848 , 23.66666667</text:p>
      <text:p text:style-name="P2">40.303030303 , 31.7386363636 , 24</text:p>
      <text:p text:style-name="P2">40.303030303 , 32.2424242424 , 24.33333333</text:p>
      <text:p text:style-name="P2">40.303030303 , 32.7462121212 , 24.66666667</text:p>
      <text:p text:style-name="P2">40.303030303 , 33.25 , 25</text:p>
      <text:p text:style-name="P2">40.303030303 , 33.7537878788 , 25.33333333</text:p>
      <text:p text:style-name="P2">40.303030303 , 34.2575757576 , 25.66666667</text:p>
      <text:p text:style-name="P2">40.303030303 , 34.7613636364 , 26</text:p>
      <text:p text:style-name="P2"><text:soft-page-break/>40.303030303 , 35.2651515152 , 26.33333333</text:p>
      <text:p text:style-name="P2">40.303030303 , 35.7689393939 , 26.66666667</text:p>
      <text:p text:style-name="P2">40.303030303 , 36.2727272727 , 27</text:p>
      <text:p text:style-name="P2">40.303030303 , 36.7765151515 , 27.33333333</text:p>
      <text:p text:style-name="P2">40.303030303 , 37.2803030303 , 27.66666667</text:p>
      <text:p text:style-name="P2">40.303030303 , 37.7840909091 , 28</text:p>
      <text:p text:style-name="P2">40.303030303 , 38.2878787879 , 28.33333333</text:p>
      <text:p text:style-name="P2">40.303030303 , 38.7916666667 , 28.66666667</text:p>
      <text:p text:style-name="P2">40.303030303 , 39.2954545455 , 29</text:p>
      <text:p text:style-name="P2">40.303030303 , 39.7992424242 , 29.33333333</text:p>
      <text:p text:style-name="P2">40.303030303 , 40.303030303 , 29.66666667</text:p>
      <text:p text:style-name="P2">40.303030303 , 40.8068181818 , 30</text:p>
      <text:p text:style-name="P2">40.303030303 , 41.3106060606 , 30.33333333</text:p>
      <text:p text:style-name="P2">40.303030303 , 41.8143939394 , 30.66666667</text:p>
      <text:p text:style-name="P2">40.303030303 , 42.3181818182 , 31</text:p>
      <text:p text:style-name="P2">40.303030303 , 42.821969697 , 31.33333333</text:p>
      <text:p text:style-name="P2">40.303030303 , 43.3257575758 , 31.66666667</text:p>
      <text:p text:style-name="P2">40.303030303 , 43.8295454545 , 32</text:p>
      <text:p text:style-name="P2">40.303030303 , 44.3333333333 , 32.33333333</text:p>
      <text:p text:style-name="P2">40.303030303 , 44.8371212121 , 32.66666667</text:p>
      <text:p text:style-name="P2">40.303030303 , 45.3409090909 , 33</text:p>
      <text:p text:style-name="P2">40.303030303 , 45.8446969697 , 33.33333333</text:p>
      <text:p text:style-name="P2">40.303030303 , 46.3484848485 , 33.66666667</text:p>
      <text:p text:style-name="P2">40.303030303 , 46.8522727273 , 34</text:p>
      <text:p text:style-name="P2">40.303030303 , 47.3560606061 , 34.33333333</text:p>
      <text:p text:style-name="P2">40.303030303 , 47.8598484848 , 34.66666667</text:p>
      <text:p text:style-name="P2">40.303030303 , 48.3636363636 , 35</text:p>
      <text:p text:style-name="P2">40.303030303 , 48.8674242424 , 35</text:p>
      <text:p text:style-name="P2">40.303030303 , 49.3712121212 , 35</text:p>
      <text:p text:style-name="P2">40.303030303 , 49.875 , 35</text:p>
      <text:p text:style-name="P2">40.303030303 , 50.3787878788 , 35</text:p>
      <text:p text:style-name="P2">40.303030303 , 50.8825757576 , 35</text:p>
      <text:p text:style-name="P2">40.303030303 , 51.3863636364 , 35</text:p>
      <text:p text:style-name="P2">40.303030303 , 51.8901515152 , 35</text:p>
      <text:p text:style-name="P2">40.303030303 , 52.3939393939 , 35</text:p>
      <text:p text:style-name="P2">40.303030303 , 52.8977272727 , 35</text:p>
      <text:p text:style-name="P2">40.303030303 , 53.4015151515 , 35</text:p>
      <text:p text:style-name="P2">40.303030303 , 53.9053030303 , 35</text:p>
      <text:p text:style-name="P2">40.303030303 , 54.4090909091 , 35</text:p>
      <text:p text:style-name="P2">40.303030303 , 54.9128787879 , 35</text:p>
      <text:p text:style-name="P2">40.303030303 , 55.4166666667 , 35</text:p>
      <text:p text:style-name="P2">40.303030303 , 55.9204545455 , 35</text:p>
      <text:p text:style-name="P2">40.303030303 , 56.4242424242 , 35</text:p>
      <text:p text:style-name="P2">40.303030303 , 56.928030303 , 35</text:p>
      <text:p text:style-name="P2">40.303030303 , 57.4318181818 , 35</text:p>
      <text:p text:style-name="P2">40.303030303 , 57.9356060606 , 35</text:p>
      <text:p text:style-name="P2">40.303030303 , 58.4393939394 , 35</text:p>
      <text:p text:style-name="P2">40.303030303 , 58.9431818182 , 35</text:p>
      <text:p text:style-name="P2">40.303030303 , 59.446969697 , 35</text:p>
      <text:p text:style-name="P2">40.303030303 , 59.9507575758 , 35</text:p>
      <text:p text:style-name="P2">40.303030303 , 60.4545454545 , 35</text:p>
      <text:p text:style-name="P2">40.303030303 , 60.9583333333 , 35</text:p>
      <text:p text:style-name="P2"><text:soft-page-break/>40.303030303 , 61.4621212121 , 35</text:p>
      <text:p text:style-name="P2">40.303030303 , 61.9659090909 , 35</text:p>
      <text:p text:style-name="P2">40.303030303 , 62.4696969697 , 35</text:p>
      <text:p text:style-name="P2">40.303030303 , 62.9734848485 , 35</text:p>
      <text:p text:style-name="P2">40.303030303 , 63.4772727273 , 35</text:p>
      <text:p text:style-name="P2">40.303030303 , 63.9810606061 , 35</text:p>
      <text:p text:style-name="P2">40.303030303 , 64.4848484848 , 35</text:p>
      <text:p text:style-name="P2">40.303030303 , 64.9886363636 , 35</text:p>
      <text:p text:style-name="P2">40.303030303 , 65.4924242424 , 35</text:p>
      <text:p text:style-name="P2">40.303030303 , 65.9962121212 , 35</text:p>
      <text:p text:style-name="P2">40.303030303 , 66.5 , 35</text:p>
      <text:p text:style-name="P2">40.8068181818 , 0.0 , 15</text:p>
      <text:p text:style-name="P2">40.8068181818 , 0.503787878788 , 15</text:p>
      <text:p text:style-name="P2">40.8068181818 , 1.00757575758 , 15</text:p>
      <text:p text:style-name="P2">40.8068181818 , 1.51136363636 , 15</text:p>
      <text:p text:style-name="P2">40.8068181818 , 2.01515151515 , 15</text:p>
      <text:p text:style-name="P2">40.8068181818 , 2.51893939394 , 15</text:p>
      <text:p text:style-name="P2">40.8068181818 , 3.02272727273 , 15</text:p>
      <text:p text:style-name="P2">40.8068181818 , 3.52651515152 , 15</text:p>
      <text:p text:style-name="P2">40.8068181818 , 4.0303030303 , 15</text:p>
      <text:p text:style-name="P2">40.8068181818 , 4.53409090909 , 15</text:p>
      <text:p text:style-name="P2">40.8068181818 , 5.03787878788 , 15</text:p>
      <text:p text:style-name="P2">40.8068181818 , 5.54166666667 , 15</text:p>
      <text:p text:style-name="P2">40.8068181818 , 6.04545454545 , 15</text:p>
      <text:p text:style-name="P2">40.8068181818 , 6.54924242424 , 15</text:p>
      <text:p text:style-name="P2">40.8068181818 , 7.05303030303 , 15</text:p>
      <text:p text:style-name="P2">40.8068181818 , 7.55681818182 , 15</text:p>
      <text:p text:style-name="P2">40.8068181818 , 8.06060606061 , 15</text:p>
      <text:p text:style-name="P2">40.8068181818 , 8.56439393939 , 15</text:p>
      <text:p text:style-name="P2">40.8068181818 , 9.06818181818 , 15</text:p>
      <text:p text:style-name="P2">40.8068181818 , 9.57196969697 , 15</text:p>
      <text:p text:style-name="P2">40.8068181818 , 10.0757575758 , 15</text:p>
      <text:p text:style-name="P2">40.8068181818 , 10.5795454545 , 15</text:p>
      <text:p text:style-name="P2">40.8068181818 , 11.0833333333 , 15</text:p>
      <text:p text:style-name="P2">40.8068181818 , 11.5871212121 , 15</text:p>
      <text:p text:style-name="P2">40.8068181818 , 12.0909090909 , 15</text:p>
      <text:p text:style-name="P2">40.8068181818 , 12.5946969697 , 15</text:p>
      <text:p text:style-name="P2">40.8068181818 , 13.0984848485 , 15</text:p>
      <text:p text:style-name="P2">40.8068181818 , 13.6022727273 , 15</text:p>
      <text:p text:style-name="P2">40.8068181818 , 14.1060606061 , 15</text:p>
      <text:p text:style-name="P2">40.8068181818 , 14.6098484848 , 15</text:p>
      <text:p text:style-name="P2">40.8068181818 , 15.1136363636 , 15</text:p>
      <text:p text:style-name="P2">40.8068181818 , 15.6174242424 , 15</text:p>
      <text:p text:style-name="P2">40.8068181818 , 16.1212121212 , 15</text:p>
      <text:p text:style-name="P2">40.8068181818 , 16.625 , 15</text:p>
      <text:p text:style-name="P2">40.8068181818 , 17.1287878788 , 15</text:p>
      <text:p text:style-name="P2">40.8068181818 , 17.6325757576 , 15</text:p>
      <text:p text:style-name="P2">40.8068181818 , 18.1363636364 , 15</text:p>
      <text:p text:style-name="P2">40.8068181818 , 18.6401515152 , 15.33333333</text:p>
      <text:p text:style-name="P2">40.8068181818 , 19.1439393939 , 15.66666667</text:p>
      <text:p text:style-name="P2">40.8068181818 , 19.6477272727 , 16</text:p>
      <text:p text:style-name="P2">40.8068181818 , 20.1515151515 , 16.33333333</text:p>
      <text:p text:style-name="P2"><text:soft-page-break/>40.8068181818 , 20.6553030303 , 16.66666667</text:p>
      <text:p text:style-name="P2">40.8068181818 , 21.1590909091 , 17</text:p>
      <text:p text:style-name="P2">40.8068181818 , 21.6628787879 , 17.33333333</text:p>
      <text:p text:style-name="P2">40.8068181818 , 22.1666666667 , 17.66666667</text:p>
      <text:p text:style-name="P2">40.8068181818 , 22.6704545455 , 18</text:p>
      <text:p text:style-name="P2">40.8068181818 , 23.1742424242 , 18.33333333</text:p>
      <text:p text:style-name="P2">40.8068181818 , 23.678030303 , 18.66666667</text:p>
      <text:p text:style-name="P2">40.8068181818 , 24.1818181818 , 19</text:p>
      <text:p text:style-name="P2">40.8068181818 , 24.6856060606 , 19.33333333</text:p>
      <text:p text:style-name="P2">40.8068181818 , 25.1893939394 , 19.66666667</text:p>
      <text:p text:style-name="P2">40.8068181818 , 25.6931818182 , 20</text:p>
      <text:p text:style-name="P2">40.8068181818 , 26.196969697 , 20.33333333</text:p>
      <text:p text:style-name="P2">40.8068181818 , 26.7007575758 , 20.66666667</text:p>
      <text:p text:style-name="P2">40.8068181818 , 27.2045454545 , 21</text:p>
      <text:p text:style-name="P2">40.8068181818 , 27.7083333333 , 21.33333333</text:p>
      <text:p text:style-name="P2">40.8068181818 , 28.2121212121 , 21.66666667</text:p>
      <text:p text:style-name="P2">40.8068181818 , 28.7159090909 , 22</text:p>
      <text:p text:style-name="P2">40.8068181818 , 29.2196969697 , 22.33333333</text:p>
      <text:p text:style-name="P2">40.8068181818 , 29.7234848485 , 22.66666667</text:p>
      <text:p text:style-name="P2">40.8068181818 , 30.2272727273 , 23</text:p>
      <text:p text:style-name="P2">40.8068181818 , 30.7310606061 , 23.33333333</text:p>
      <text:p text:style-name="P2">40.8068181818 , 31.2348484848 , 23.66666667</text:p>
      <text:p text:style-name="P2">40.8068181818 , 31.7386363636 , 24</text:p>
      <text:p text:style-name="P2">40.8068181818 , 32.2424242424 , 24.33333333</text:p>
      <text:p text:style-name="P2">40.8068181818 , 32.7462121212 , 24.66666667</text:p>
      <text:p text:style-name="P2">40.8068181818 , 33.25 , 25</text:p>
      <text:p text:style-name="P2">40.8068181818 , 33.7537878788 , 25.33333333</text:p>
      <text:p text:style-name="P2">40.8068181818 , 34.2575757576 , 25.66666667</text:p>
      <text:p text:style-name="P2">40.8068181818 , 34.7613636364 , 26</text:p>
      <text:p text:style-name="P2">40.8068181818 , 35.2651515152 , 26.33333333</text:p>
      <text:p text:style-name="P2">40.8068181818 , 35.7689393939 , 26.66666667</text:p>
      <text:p text:style-name="P2">40.8068181818 , 36.2727272727 , 27</text:p>
      <text:p text:style-name="P2">40.8068181818 , 36.7765151515 , 27.33333333</text:p>
      <text:p text:style-name="P2">40.8068181818 , 37.2803030303 , 27.66666667</text:p>
      <text:p text:style-name="P2">40.8068181818 , 37.7840909091 , 28</text:p>
      <text:p text:style-name="P2">40.8068181818 , 38.2878787879 , 28.33333333</text:p>
      <text:p text:style-name="P2">40.8068181818 , 38.7916666667 , 28.66666667</text:p>
      <text:p text:style-name="P2">40.8068181818 , 39.2954545455 , 29</text:p>
      <text:p text:style-name="P2">40.8068181818 , 39.7992424242 , 29.33333333</text:p>
      <text:p text:style-name="P2">40.8068181818 , 40.303030303 , 29.66666667</text:p>
      <text:p text:style-name="P2">40.8068181818 , 40.8068181818 , 30</text:p>
      <text:p text:style-name="P2">40.8068181818 , 41.3106060606 , 30.33333333</text:p>
      <text:p text:style-name="P2">40.8068181818 , 41.8143939394 , 30.66666667</text:p>
      <text:p text:style-name="P2">40.8068181818 , 42.3181818182 , 31</text:p>
      <text:p text:style-name="P2">40.8068181818 , 42.821969697 , 31.33333333</text:p>
      <text:p text:style-name="P2">40.8068181818 , 43.3257575758 , 31.66666667</text:p>
      <text:p text:style-name="P2">40.8068181818 , 43.8295454545 , 32</text:p>
      <text:p text:style-name="P2">40.8068181818 , 44.3333333333 , 32.33333333</text:p>
      <text:p text:style-name="P2">40.8068181818 , 44.8371212121 , 32.66666667</text:p>
      <text:p text:style-name="P2">40.8068181818 , 45.3409090909 , 33</text:p>
      <text:p text:style-name="P2">40.8068181818 , 45.8446969697 , 33.33333333</text:p>
      <text:p text:style-name="P2">40.8068181818 , 46.3484848485 , 33.66666667</text:p>
      <text:p text:style-name="P2"><text:soft-page-break/>40.8068181818 , 46.8522727273 , 34</text:p>
      <text:p text:style-name="P2">40.8068181818 , 47.3560606061 , 34.33333333</text:p>
      <text:p text:style-name="P2">40.8068181818 , 47.8598484848 , 34.66666667</text:p>
      <text:p text:style-name="P2">40.8068181818 , 48.3636363636 , 35</text:p>
      <text:p text:style-name="P2">40.8068181818 , 48.8674242424 , 35</text:p>
      <text:p text:style-name="P2">40.8068181818 , 49.3712121212 , 35</text:p>
      <text:p text:style-name="P2">40.8068181818 , 49.875 , 35</text:p>
      <text:p text:style-name="P2">40.8068181818 , 50.3787878788 , 35</text:p>
      <text:p text:style-name="P2">40.8068181818 , 50.8825757576 , 35</text:p>
      <text:p text:style-name="P2">40.8068181818 , 51.3863636364 , 35</text:p>
      <text:p text:style-name="P2">40.8068181818 , 51.8901515152 , 35</text:p>
      <text:p text:style-name="P2">40.8068181818 , 52.3939393939 , 35</text:p>
      <text:p text:style-name="P2">40.8068181818 , 52.8977272727 , 35</text:p>
      <text:p text:style-name="P2">40.8068181818 , 53.4015151515 , 35</text:p>
      <text:p text:style-name="P2">40.8068181818 , 53.9053030303 , 35</text:p>
      <text:p text:style-name="P2">40.8068181818 , 54.4090909091 , 35</text:p>
      <text:p text:style-name="P2">40.8068181818 , 54.9128787879 , 35</text:p>
      <text:p text:style-name="P2">40.8068181818 , 55.4166666667 , 35</text:p>
      <text:p text:style-name="P2">40.8068181818 , 55.9204545455 , 35</text:p>
      <text:p text:style-name="P2">40.8068181818 , 56.4242424242 , 35</text:p>
      <text:p text:style-name="P2">40.8068181818 , 56.928030303 , 35</text:p>
      <text:p text:style-name="P2">40.8068181818 , 57.4318181818 , 35</text:p>
      <text:p text:style-name="P2">40.8068181818 , 57.9356060606 , 35</text:p>
      <text:p text:style-name="P2">40.8068181818 , 58.4393939394 , 35</text:p>
      <text:p text:style-name="P2">40.8068181818 , 58.9431818182 , 35</text:p>
      <text:p text:style-name="P2">40.8068181818 , 59.446969697 , 35</text:p>
      <text:p text:style-name="P2">40.8068181818 , 59.9507575758 , 35</text:p>
      <text:p text:style-name="P2">40.8068181818 , 60.4545454545 , 35</text:p>
      <text:p text:style-name="P2">40.8068181818 , 60.9583333333 , 35</text:p>
      <text:p text:style-name="P2">40.8068181818 , 61.4621212121 , 35</text:p>
      <text:p text:style-name="P2">40.8068181818 , 61.9659090909 , 35</text:p>
      <text:p text:style-name="P2">40.8068181818 , 62.4696969697 , 35</text:p>
      <text:p text:style-name="P2">40.8068181818 , 62.9734848485 , 35</text:p>
      <text:p text:style-name="P2">40.8068181818 , 63.4772727273 , 35</text:p>
      <text:p text:style-name="P2">40.8068181818 , 63.9810606061 , 35</text:p>
      <text:p text:style-name="P2">40.8068181818 , 64.4848484848 , 35</text:p>
      <text:p text:style-name="P2">40.8068181818 , 64.9886363636 , 35</text:p>
      <text:p text:style-name="P2">40.8068181818 , 65.4924242424 , 35</text:p>
      <text:p text:style-name="P2">40.8068181818 , 65.9962121212 , 35</text:p>
      <text:p text:style-name="P2">40.8068181818 , 66.5 , 35</text:p>
      <text:p text:style-name="P2">41.3106060606 , 0.0 , 15</text:p>
      <text:p text:style-name="P2">41.3106060606 , 0.503787878788 , 15</text:p>
      <text:p text:style-name="P2">41.3106060606 , 1.00757575758 , 15</text:p>
      <text:p text:style-name="P2">41.3106060606 , 1.51136363636 , 15</text:p>
      <text:p text:style-name="P2">41.3106060606 , 2.01515151515 , 15</text:p>
      <text:p text:style-name="P2">41.3106060606 , 2.51893939394 , 15</text:p>
      <text:p text:style-name="P2">41.3106060606 , 3.02272727273 , 15</text:p>
      <text:p text:style-name="P2">41.3106060606 , 3.52651515152 , 15</text:p>
      <text:p text:style-name="P2">41.3106060606 , 4.0303030303 , 15</text:p>
      <text:p text:style-name="P2">41.3106060606 , 4.53409090909 , 15</text:p>
      <text:p text:style-name="P2">41.3106060606 , 5.03787878788 , 15</text:p>
      <text:p text:style-name="P2">41.3106060606 , 5.54166666667 , 15</text:p>
      <text:p text:style-name="P2"><text:soft-page-break/>41.3106060606 , 6.04545454545 , 15</text:p>
      <text:p text:style-name="P2">41.3106060606 , 6.54924242424 , 15</text:p>
      <text:p text:style-name="P2">41.3106060606 , 7.05303030303 , 15</text:p>
      <text:p text:style-name="P2">41.3106060606 , 7.55681818182 , 15</text:p>
      <text:p text:style-name="P2">41.3106060606 , 8.06060606061 , 15</text:p>
      <text:p text:style-name="P2">41.3106060606 , 8.56439393939 , 15</text:p>
      <text:p text:style-name="P2">41.3106060606 , 9.06818181818 , 15</text:p>
      <text:p text:style-name="P2">41.3106060606 , 9.57196969697 , 15</text:p>
      <text:p text:style-name="P2">41.3106060606 , 10.0757575758 , 15</text:p>
      <text:p text:style-name="P2">41.3106060606 , 10.5795454545 , 15</text:p>
      <text:p text:style-name="P2">41.3106060606 , 11.0833333333 , 15</text:p>
      <text:p text:style-name="P2">41.3106060606 , 11.5871212121 , 15</text:p>
      <text:p text:style-name="P2">41.3106060606 , 12.0909090909 , 15</text:p>
      <text:p text:style-name="P2">41.3106060606 , 12.5946969697 , 15</text:p>
      <text:p text:style-name="P2">41.3106060606 , 13.0984848485 , 15</text:p>
      <text:p text:style-name="P2">41.3106060606 , 13.6022727273 , 15</text:p>
      <text:p text:style-name="P2">41.3106060606 , 14.1060606061 , 15</text:p>
      <text:p text:style-name="P2">41.3106060606 , 14.6098484848 , 15</text:p>
      <text:p text:style-name="P2">41.3106060606 , 15.1136363636 , 15</text:p>
      <text:p text:style-name="P2">41.3106060606 , 15.6174242424 , 15</text:p>
      <text:p text:style-name="P2">41.3106060606 , 16.1212121212 , 15</text:p>
      <text:p text:style-name="P2">41.3106060606 , 16.625 , 15</text:p>
      <text:p text:style-name="P2">41.3106060606 , 17.1287878788 , 15</text:p>
      <text:p text:style-name="P2">41.3106060606 , 17.6325757576 , 15</text:p>
      <text:p text:style-name="P2">41.3106060606 , 18.1363636364 , 15</text:p>
      <text:p text:style-name="P2">41.3106060606 , 18.6401515152 , 15.33333333</text:p>
      <text:p text:style-name="P2">41.3106060606 , 19.1439393939 , 15.66666667</text:p>
      <text:p text:style-name="P2">41.3106060606 , 19.6477272727 , 16</text:p>
      <text:p text:style-name="P2">41.3106060606 , 20.1515151515 , 16.33333333</text:p>
      <text:p text:style-name="P2">41.3106060606 , 20.6553030303 , 16.66666667</text:p>
      <text:p text:style-name="P2">41.3106060606 , 21.1590909091 , 17</text:p>
      <text:p text:style-name="P2">41.3106060606 , 21.6628787879 , 17.33333333</text:p>
      <text:p text:style-name="P2">41.3106060606 , 22.1666666667 , 17.66666667</text:p>
      <text:p text:style-name="P2">41.3106060606 , 22.6704545455 , 18</text:p>
      <text:p text:style-name="P2">41.3106060606 , 23.1742424242 , 18.33333333</text:p>
      <text:p text:style-name="P2">41.3106060606 , 23.678030303 , 18.66666667</text:p>
      <text:p text:style-name="P2">41.3106060606 , 24.1818181818 , 19</text:p>
      <text:p text:style-name="P2">41.3106060606 , 24.6856060606 , 19.33333333</text:p>
      <text:p text:style-name="P2">41.3106060606 , 25.1893939394 , 19.66666667</text:p>
      <text:p text:style-name="P2">41.3106060606 , 25.6931818182 , 20</text:p>
      <text:p text:style-name="P2">41.3106060606 , 26.196969697 , 20.33333333</text:p>
      <text:p text:style-name="P2">41.3106060606 , 26.7007575758 , 20.66666667</text:p>
      <text:p text:style-name="P2">41.3106060606 , 27.2045454545 , 21</text:p>
      <text:p text:style-name="P2">41.3106060606 , 27.7083333333 , 21.33333333</text:p>
      <text:p text:style-name="P2">41.3106060606 , 28.2121212121 , 21.66666667</text:p>
      <text:p text:style-name="P2">41.3106060606 , 28.7159090909 , 22</text:p>
      <text:p text:style-name="P2">41.3106060606 , 29.2196969697 , 22.33333333</text:p>
      <text:p text:style-name="P2">41.3106060606 , 29.7234848485 , 22.66666667</text:p>
      <text:p text:style-name="P2">41.3106060606 , 30.2272727273 , 23</text:p>
      <text:p text:style-name="P2">41.3106060606 , 30.7310606061 , 23.33333333</text:p>
      <text:p text:style-name="P2">41.3106060606 , 31.2348484848 , 23.66666667</text:p>
      <text:p text:style-name="P2">41.3106060606 , 31.7386363636 , 24</text:p>
      <text:p text:style-name="P2"><text:soft-page-break/>41.3106060606 , 32.2424242424 , 24.33333333</text:p>
      <text:p text:style-name="P2">41.3106060606 , 32.7462121212 , 24.66666667</text:p>
      <text:p text:style-name="P2">41.3106060606 , 33.25 , 25</text:p>
      <text:p text:style-name="P2">41.3106060606 , 33.7537878788 , 25.33333333</text:p>
      <text:p text:style-name="P2">41.3106060606 , 34.2575757576 , 25.66666667</text:p>
      <text:p text:style-name="P2">41.3106060606 , 34.7613636364 , 26</text:p>
      <text:p text:style-name="P2">41.3106060606 , 35.2651515152 , 26.33333333</text:p>
      <text:p text:style-name="P2">41.3106060606 , 35.7689393939 , 26.66666667</text:p>
      <text:p text:style-name="P2">41.3106060606 , 36.2727272727 , 27</text:p>
      <text:p text:style-name="P2">41.3106060606 , 36.7765151515 , 27.33333333</text:p>
      <text:p text:style-name="P2">41.3106060606 , 37.2803030303 , 27.66666667</text:p>
      <text:p text:style-name="P2">41.3106060606 , 37.7840909091 , 28</text:p>
      <text:p text:style-name="P2">41.3106060606 , 38.2878787879 , 28.33333333</text:p>
      <text:p text:style-name="P2">41.3106060606 , 38.7916666667 , 28.66666667</text:p>
      <text:p text:style-name="P2">41.3106060606 , 39.2954545455 , 29</text:p>
      <text:p text:style-name="P2">41.3106060606 , 39.7992424242 , 29.33333333</text:p>
      <text:p text:style-name="P2">41.3106060606 , 40.303030303 , 29.66666667</text:p>
      <text:p text:style-name="P2">41.3106060606 , 40.8068181818 , 30</text:p>
      <text:p text:style-name="P2">41.3106060606 , 41.3106060606 , 30.33333333</text:p>
      <text:p text:style-name="P2">41.3106060606 , 41.8143939394 , 30.66666667</text:p>
      <text:p text:style-name="P2">41.3106060606 , 42.3181818182 , 31</text:p>
      <text:p text:style-name="P2">41.3106060606 , 42.821969697 , 31.33333333</text:p>
      <text:p text:style-name="P2">41.3106060606 , 43.3257575758 , 31.66666667</text:p>
      <text:p text:style-name="P2">41.3106060606 , 43.8295454545 , 32</text:p>
      <text:p text:style-name="P2">41.3106060606 , 44.3333333333 , 32.33333333</text:p>
      <text:p text:style-name="P2">41.3106060606 , 44.8371212121 , 32.66666667</text:p>
      <text:p text:style-name="P2">41.3106060606 , 45.3409090909 , 33</text:p>
      <text:p text:style-name="P2">41.3106060606 , 45.8446969697 , 33.33333333</text:p>
      <text:p text:style-name="P2">41.3106060606 , 46.3484848485 , 33.66666667</text:p>
      <text:p text:style-name="P2">41.3106060606 , 46.8522727273 , 34</text:p>
      <text:p text:style-name="P2">41.3106060606 , 47.3560606061 , 34.33333333</text:p>
      <text:p text:style-name="P2">41.3106060606 , 47.8598484848 , 34.66666667</text:p>
      <text:p text:style-name="P2">41.3106060606 , 48.3636363636 , 35</text:p>
      <text:p text:style-name="P2">41.3106060606 , 48.8674242424 , 35</text:p>
      <text:p text:style-name="P2">41.3106060606 , 49.3712121212 , 35</text:p>
      <text:p text:style-name="P2">41.3106060606 , 49.875 , 35</text:p>
      <text:p text:style-name="P2">41.3106060606 , 50.3787878788 , 35</text:p>
      <text:p text:style-name="P2">41.3106060606 , 50.8825757576 , 35</text:p>
      <text:p text:style-name="P2">41.3106060606 , 51.3863636364 , 35</text:p>
      <text:p text:style-name="P2">41.3106060606 , 51.8901515152 , 35</text:p>
      <text:p text:style-name="P2">41.3106060606 , 52.3939393939 , 35</text:p>
      <text:p text:style-name="P2">41.3106060606 , 52.8977272727 , 35</text:p>
      <text:p text:style-name="P2">41.3106060606 , 53.4015151515 , 35</text:p>
      <text:p text:style-name="P2">41.3106060606 , 53.9053030303 , 35</text:p>
      <text:p text:style-name="P2">41.3106060606 , 54.4090909091 , 35</text:p>
      <text:p text:style-name="P2">41.3106060606 , 54.9128787879 , 35</text:p>
      <text:p text:style-name="P2">41.3106060606 , 55.4166666667 , 35</text:p>
      <text:p text:style-name="P2">41.3106060606 , 55.9204545455 , 35</text:p>
      <text:p text:style-name="P2">41.3106060606 , 56.4242424242 , 35</text:p>
      <text:p text:style-name="P2">41.3106060606 , 56.928030303 , 35</text:p>
      <text:p text:style-name="P2">41.3106060606 , 57.4318181818 , 35</text:p>
      <text:p text:style-name="P2">41.3106060606 , 57.9356060606 , 35</text:p>
      <text:p text:style-name="P2"><text:soft-page-break/>41.3106060606 , 58.4393939394 , 35</text:p>
      <text:p text:style-name="P2">41.3106060606 , 58.9431818182 , 35</text:p>
      <text:p text:style-name="P2">41.3106060606 , 59.446969697 , 35</text:p>
      <text:p text:style-name="P2">41.3106060606 , 59.9507575758 , 35</text:p>
      <text:p text:style-name="P2">41.3106060606 , 60.4545454545 , 35</text:p>
      <text:p text:style-name="P2">41.3106060606 , 60.9583333333 , 35</text:p>
      <text:p text:style-name="P2">41.3106060606 , 61.4621212121 , 35</text:p>
      <text:p text:style-name="P2">41.3106060606 , 61.9659090909 , 35</text:p>
      <text:p text:style-name="P2">41.3106060606 , 62.4696969697 , 35</text:p>
      <text:p text:style-name="P2">41.3106060606 , 62.9734848485 , 35</text:p>
      <text:p text:style-name="P2">41.3106060606 , 63.4772727273 , 35</text:p>
      <text:p text:style-name="P2">41.3106060606 , 63.9810606061 , 35</text:p>
      <text:p text:style-name="P2">41.3106060606 , 64.4848484848 , 35</text:p>
      <text:p text:style-name="P2">41.3106060606 , 64.9886363636 , 35</text:p>
      <text:p text:style-name="P2">41.3106060606 , 65.4924242424 , 35</text:p>
      <text:p text:style-name="P2">41.3106060606 , 65.9962121212 , 35</text:p>
      <text:p text:style-name="P2">41.3106060606 , 66.5 , 35</text:p>
      <text:p text:style-name="P2">41.8143939394 , 0.0 , 15</text:p>
      <text:p text:style-name="P2">41.8143939394 , 0.503787878788 , 15</text:p>
      <text:p text:style-name="P2">41.8143939394 , 1.00757575758 , 15</text:p>
      <text:p text:style-name="P2">41.8143939394 , 1.51136363636 , 15</text:p>
      <text:p text:style-name="P2">41.8143939394 , 2.01515151515 , 15</text:p>
      <text:p text:style-name="P2">41.8143939394 , 2.51893939394 , 15</text:p>
      <text:p text:style-name="P2">41.8143939394 , 3.02272727273 , 15</text:p>
      <text:p text:style-name="P2">41.8143939394 , 3.52651515152 , 15</text:p>
      <text:p text:style-name="P2">41.8143939394 , 4.0303030303 , 15</text:p>
      <text:p text:style-name="P2">41.8143939394 , 4.53409090909 , 15</text:p>
      <text:p text:style-name="P2">41.8143939394 , 5.03787878788 , 15</text:p>
      <text:p text:style-name="P2">41.8143939394 , 5.54166666667 , 15</text:p>
      <text:p text:style-name="P2">41.8143939394 , 6.04545454545 , 15</text:p>
      <text:p text:style-name="P2">41.8143939394 , 6.54924242424 , 15</text:p>
      <text:p text:style-name="P2">41.8143939394 , 7.05303030303 , 15</text:p>
      <text:p text:style-name="P2">41.8143939394 , 7.55681818182 , 15</text:p>
      <text:p text:style-name="P2">41.8143939394 , 8.06060606061 , 15</text:p>
      <text:p text:style-name="P2">41.8143939394 , 8.56439393939 , 15</text:p>
      <text:p text:style-name="P2">41.8143939394 , 9.06818181818 , 15</text:p>
      <text:p text:style-name="P2">41.8143939394 , 9.57196969697 , 15</text:p>
      <text:p text:style-name="P2">41.8143939394 , 10.0757575758 , 15</text:p>
      <text:p text:style-name="P2">41.8143939394 , 10.5795454545 , 15</text:p>
      <text:p text:style-name="P2">41.8143939394 , 11.0833333333 , 15</text:p>
      <text:p text:style-name="P2">41.8143939394 , 11.5871212121 , 15</text:p>
      <text:p text:style-name="P2">41.8143939394 , 12.0909090909 , 15</text:p>
      <text:p text:style-name="P2">41.8143939394 , 12.5946969697 , 15</text:p>
      <text:p text:style-name="P2">41.8143939394 , 13.0984848485 , 15</text:p>
      <text:p text:style-name="P2">41.8143939394 , 13.6022727273 , 15</text:p>
      <text:p text:style-name="P2">41.8143939394 , 14.1060606061 , 15</text:p>
      <text:p text:style-name="P2">41.8143939394 , 14.6098484848 , 15</text:p>
      <text:p text:style-name="P2">41.8143939394 , 15.1136363636 , 15</text:p>
      <text:p text:style-name="P2">41.8143939394 , 15.6174242424 , 15</text:p>
      <text:p text:style-name="P2">41.8143939394 , 16.1212121212 , 15</text:p>
      <text:p text:style-name="P2">41.8143939394 , 16.625 , 15</text:p>
      <text:p text:style-name="P2">41.8143939394 , 17.1287878788 , 15</text:p>
      <text:p text:style-name="P2"><text:soft-page-break/>41.8143939394 , 17.6325757576 , 15</text:p>
      <text:p text:style-name="P2">41.8143939394 , 18.1363636364 , 15</text:p>
      <text:p text:style-name="P2">41.8143939394 , 18.6401515152 , 15.33333333</text:p>
      <text:p text:style-name="P2">41.8143939394 , 19.1439393939 , 15.66666667</text:p>
      <text:p text:style-name="P2">41.8143939394 , 19.6477272727 , 16</text:p>
      <text:p text:style-name="P2">41.8143939394 , 20.1515151515 , 16.33333333</text:p>
      <text:p text:style-name="P2">41.8143939394 , 20.6553030303 , 16.66666667</text:p>
      <text:p text:style-name="P2">41.8143939394 , 21.1590909091 , 17</text:p>
      <text:p text:style-name="P2">41.8143939394 , 21.6628787879 , 17.33333333</text:p>
      <text:p text:style-name="P2">41.8143939394 , 22.1666666667 , 17.66666667</text:p>
      <text:p text:style-name="P2">41.8143939394 , 22.6704545455 , 18</text:p>
      <text:p text:style-name="P2">41.8143939394 , 23.1742424242 , 18.33333333</text:p>
      <text:p text:style-name="P2">41.8143939394 , 23.678030303 , 18.66666667</text:p>
      <text:p text:style-name="P2">41.8143939394 , 24.1818181818 , 19</text:p>
      <text:p text:style-name="P2">41.8143939394 , 24.6856060606 , 19.33333333</text:p>
      <text:p text:style-name="P2">41.8143939394 , 25.1893939394 , 19.66666667</text:p>
      <text:p text:style-name="P2">41.8143939394 , 25.6931818182 , 20</text:p>
      <text:p text:style-name="P2">41.8143939394 , 26.196969697 , 20.33333333</text:p>
      <text:p text:style-name="P2">41.8143939394 , 26.7007575758 , 20.66666667</text:p>
      <text:p text:style-name="P2">41.8143939394 , 27.2045454545 , 21</text:p>
      <text:p text:style-name="P2">41.8143939394 , 27.7083333333 , 21.33333333</text:p>
      <text:p text:style-name="P2">41.8143939394 , 28.2121212121 , 21.66666667</text:p>
      <text:p text:style-name="P2">41.8143939394 , 28.7159090909 , 22</text:p>
      <text:p text:style-name="P2">41.8143939394 , 29.2196969697 , 22.33333333</text:p>
      <text:p text:style-name="P2">41.8143939394 , 29.7234848485 , 22.66666667</text:p>
      <text:p text:style-name="P2">41.8143939394 , 30.2272727273 , 23</text:p>
      <text:p text:style-name="P2">41.8143939394 , 30.7310606061 , 23.33333333</text:p>
      <text:p text:style-name="P2">41.8143939394 , 31.2348484848 , 23.66666667</text:p>
      <text:p text:style-name="P2">41.8143939394 , 31.7386363636 , 24</text:p>
      <text:p text:style-name="P2">41.8143939394 , 32.2424242424 , 24.33333333</text:p>
      <text:p text:style-name="P2">41.8143939394 , 32.7462121212 , 24.66666667</text:p>
      <text:p text:style-name="P2">41.8143939394 , 33.25 , 25</text:p>
      <text:p text:style-name="P2">41.8143939394 , 33.7537878788 , 25.33333333</text:p>
      <text:p text:style-name="P2">41.8143939394 , 34.2575757576 , 25.66666667</text:p>
      <text:p text:style-name="P2">41.8143939394 , 34.7613636364 , 26</text:p>
      <text:p text:style-name="P2">41.8143939394 , 35.2651515152 , 26.33333333</text:p>
      <text:p text:style-name="P2">41.8143939394 , 35.7689393939 , 26.66666667</text:p>
      <text:p text:style-name="P2">41.8143939394 , 36.2727272727 , 27</text:p>
      <text:p text:style-name="P2">41.8143939394 , 36.7765151515 , 27.33333333</text:p>
      <text:p text:style-name="P2">41.8143939394 , 37.2803030303 , 27.66666667</text:p>
      <text:p text:style-name="P2">41.8143939394 , 37.7840909091 , 28</text:p>
      <text:p text:style-name="P2">41.8143939394 , 38.2878787879 , 28.33333333</text:p>
      <text:p text:style-name="P2">41.8143939394 , 38.7916666667 , 28.66666667</text:p>
      <text:p text:style-name="P2">41.8143939394 , 39.2954545455 , 29</text:p>
      <text:p text:style-name="P2">41.8143939394 , 39.7992424242 , 29.33333333</text:p>
      <text:p text:style-name="P2">41.8143939394 , 40.303030303 , 29.66666667</text:p>
      <text:p text:style-name="P2">41.8143939394 , 40.8068181818 , 30</text:p>
      <text:p text:style-name="P2">41.8143939394 , 41.3106060606 , 30.33333333</text:p>
      <text:p text:style-name="P2">41.8143939394 , 41.8143939394 , 30.66666667</text:p>
      <text:p text:style-name="P2">41.8143939394 , 42.3181818182 , 31</text:p>
      <text:p text:style-name="P2">41.8143939394 , 42.821969697 , 31.33333333</text:p>
      <text:p text:style-name="P2">41.8143939394 , 43.3257575758 , 31.66666667</text:p>
      <text:p text:style-name="P2"><text:soft-page-break/>41.8143939394 , 43.8295454545 , 32</text:p>
      <text:p text:style-name="P2">41.8143939394 , 44.3333333333 , 32.33333333</text:p>
      <text:p text:style-name="P2">41.8143939394 , 44.8371212121 , 32.66666667</text:p>
      <text:p text:style-name="P2">41.8143939394 , 45.3409090909 , 33</text:p>
      <text:p text:style-name="P2">41.8143939394 , 45.8446969697 , 33.33333333</text:p>
      <text:p text:style-name="P2">41.8143939394 , 46.3484848485 , 33.66666667</text:p>
      <text:p text:style-name="P2">41.8143939394 , 46.8522727273 , 34</text:p>
      <text:p text:style-name="P2">41.8143939394 , 47.3560606061 , 34.33333333</text:p>
      <text:p text:style-name="P2">41.8143939394 , 47.8598484848 , 34.66666667</text:p>
      <text:p text:style-name="P2">41.8143939394 , 48.3636363636 , 35</text:p>
      <text:p text:style-name="P2">41.8143939394 , 48.8674242424 , 35</text:p>
      <text:p text:style-name="P2">41.8143939394 , 49.3712121212 , 35</text:p>
      <text:p text:style-name="P2">41.8143939394 , 49.875 , 35</text:p>
      <text:p text:style-name="P2">41.8143939394 , 50.3787878788 , 35</text:p>
      <text:p text:style-name="P2">41.8143939394 , 50.8825757576 , 35</text:p>
      <text:p text:style-name="P2">41.8143939394 , 51.3863636364 , 35</text:p>
      <text:p text:style-name="P2">41.8143939394 , 51.8901515152 , 35</text:p>
      <text:p text:style-name="P2">41.8143939394 , 52.3939393939 , 35</text:p>
      <text:p text:style-name="P2">41.8143939394 , 52.8977272727 , 35</text:p>
      <text:p text:style-name="P2">41.8143939394 , 53.4015151515 , 35</text:p>
      <text:p text:style-name="P2">41.8143939394 , 53.9053030303 , 35</text:p>
      <text:p text:style-name="P2">41.8143939394 , 54.4090909091 , 35</text:p>
      <text:p text:style-name="P2">41.8143939394 , 54.9128787879 , 35</text:p>
      <text:p text:style-name="P2">41.8143939394 , 55.4166666667 , 35</text:p>
      <text:p text:style-name="P2">41.8143939394 , 55.9204545455 , 35</text:p>
      <text:p text:style-name="P2">41.8143939394 , 56.4242424242 , 35</text:p>
      <text:p text:style-name="P2">41.8143939394 , 56.928030303 , 35</text:p>
      <text:p text:style-name="P2">41.8143939394 , 57.4318181818 , 35</text:p>
      <text:p text:style-name="P2">41.8143939394 , 57.9356060606 , 35</text:p>
      <text:p text:style-name="P2">41.8143939394 , 58.4393939394 , 35</text:p>
      <text:p text:style-name="P2">41.8143939394 , 58.9431818182 , 35</text:p>
      <text:p text:style-name="P2">41.8143939394 , 59.446969697 , 35</text:p>
      <text:p text:style-name="P2">41.8143939394 , 59.9507575758 , 35</text:p>
      <text:p text:style-name="P2">41.8143939394 , 60.4545454545 , 35</text:p>
      <text:p text:style-name="P2">41.8143939394 , 60.9583333333 , 35</text:p>
      <text:p text:style-name="P2">41.8143939394 , 61.4621212121 , 35</text:p>
      <text:p text:style-name="P2">41.8143939394 , 61.9659090909 , 35</text:p>
      <text:p text:style-name="P2">41.8143939394 , 62.4696969697 , 35</text:p>
      <text:p text:style-name="P2">41.8143939394 , 62.9734848485 , 35</text:p>
      <text:p text:style-name="P2">41.8143939394 , 63.4772727273 , 35</text:p>
      <text:p text:style-name="P2">41.8143939394 , 63.9810606061 , 35</text:p>
      <text:p text:style-name="P2">41.8143939394 , 64.4848484848 , 35</text:p>
      <text:p text:style-name="P2">41.8143939394 , 64.9886363636 , 35</text:p>
      <text:p text:style-name="P2">41.8143939394 , 65.4924242424 , 35</text:p>
      <text:p text:style-name="P2">41.8143939394 , 65.9962121212 , 35</text:p>
      <text:p text:style-name="P2">41.8143939394 , 66.5 , 35</text:p>
      <text:p text:style-name="P2">42.3181818182 , 0.0 , 15</text:p>
      <text:p text:style-name="P2">42.3181818182 , 0.503787878788 , 15</text:p>
      <text:p text:style-name="P2">42.3181818182 , 1.00757575758 , 15</text:p>
      <text:p text:style-name="P2">42.3181818182 , 1.51136363636 , 15</text:p>
      <text:p text:style-name="P2">42.3181818182 , 2.01515151515 , 15</text:p>
      <text:p text:style-name="P2">42.3181818182 , 2.51893939394 , 15</text:p>
      <text:p text:style-name="P2"><text:soft-page-break/>42.3181818182 , 3.02272727273 , 15</text:p>
      <text:p text:style-name="P2">42.3181818182 , 3.52651515152 , 15</text:p>
      <text:p text:style-name="P2">42.3181818182 , 4.0303030303 , 15</text:p>
      <text:p text:style-name="P2">42.3181818182 , 4.53409090909 , 15</text:p>
      <text:p text:style-name="P2">42.3181818182 , 5.03787878788 , 15</text:p>
      <text:p text:style-name="P2">42.3181818182 , 5.54166666667 , 15</text:p>
      <text:p text:style-name="P2">42.3181818182 , 6.04545454545 , 15</text:p>
      <text:p text:style-name="P2">42.3181818182 , 6.54924242424 , 15</text:p>
      <text:p text:style-name="P2">42.3181818182 , 7.05303030303 , 15</text:p>
      <text:p text:style-name="P2">42.3181818182 , 7.55681818182 , 15</text:p>
      <text:p text:style-name="P2">42.3181818182 , 8.06060606061 , 15</text:p>
      <text:p text:style-name="P2">42.3181818182 , 8.56439393939 , 15</text:p>
      <text:p text:style-name="P2">42.3181818182 , 9.06818181818 , 15</text:p>
      <text:p text:style-name="P2">42.3181818182 , 9.57196969697 , 15</text:p>
      <text:p text:style-name="P2">42.3181818182 , 10.0757575758 , 15</text:p>
      <text:p text:style-name="P2">42.3181818182 , 10.5795454545 , 15</text:p>
      <text:p text:style-name="P2">42.3181818182 , 11.0833333333 , 15</text:p>
      <text:p text:style-name="P2">42.3181818182 , 11.5871212121 , 15</text:p>
      <text:p text:style-name="P2">42.3181818182 , 12.0909090909 , 15</text:p>
      <text:p text:style-name="P2">42.3181818182 , 12.5946969697 , 15</text:p>
      <text:p text:style-name="P2">42.3181818182 , 13.0984848485 , 15</text:p>
      <text:p text:style-name="P2">42.3181818182 , 13.6022727273 , 15</text:p>
      <text:p text:style-name="P2">42.3181818182 , 14.1060606061 , 15</text:p>
      <text:p text:style-name="P2">42.3181818182 , 14.6098484848 , 15</text:p>
      <text:p text:style-name="P2">42.3181818182 , 15.1136363636 , 15</text:p>
      <text:p text:style-name="P2">42.3181818182 , 15.6174242424 , 15</text:p>
      <text:p text:style-name="P2">42.3181818182 , 16.1212121212 , 15</text:p>
      <text:p text:style-name="P2">42.3181818182 , 16.625 , 15</text:p>
      <text:p text:style-name="P2">42.3181818182 , 17.1287878788 , 15</text:p>
      <text:p text:style-name="P2">42.3181818182 , 17.6325757576 , 15</text:p>
      <text:p text:style-name="P2">42.3181818182 , 18.1363636364 , 15</text:p>
      <text:p text:style-name="P2">42.3181818182 , 18.6401515152 , 15.33333333</text:p>
      <text:p text:style-name="P2">42.3181818182 , 19.1439393939 , 15.66666667</text:p>
      <text:p text:style-name="P2">42.3181818182 , 19.6477272727 , 16</text:p>
      <text:p text:style-name="P2">42.3181818182 , 20.1515151515 , 16.33333333</text:p>
      <text:p text:style-name="P2">42.3181818182 , 20.6553030303 , 16.66666667</text:p>
      <text:p text:style-name="P2">42.3181818182 , 21.1590909091 , 17</text:p>
      <text:p text:style-name="P2">42.3181818182 , 21.6628787879 , 17.33333333</text:p>
      <text:p text:style-name="P2">42.3181818182 , 22.1666666667 , 17.66666667</text:p>
      <text:p text:style-name="P2">42.3181818182 , 22.6704545455 , 18</text:p>
      <text:p text:style-name="P2">42.3181818182 , 23.1742424242 , 18.33333333</text:p>
      <text:p text:style-name="P2">42.3181818182 , 23.678030303 , 18.66666667</text:p>
      <text:p text:style-name="P2">42.3181818182 , 24.1818181818 , 19</text:p>
      <text:p text:style-name="P2">42.3181818182 , 24.6856060606 , 19.33333333</text:p>
      <text:p text:style-name="P2">42.3181818182 , 25.1893939394 , 19.66666667</text:p>
      <text:p text:style-name="P2">42.3181818182 , 25.6931818182 , 20</text:p>
      <text:p text:style-name="P2">42.3181818182 , 26.196969697 , 20.33333333</text:p>
      <text:p text:style-name="P2">42.3181818182 , 26.7007575758 , 20.66666667</text:p>
      <text:p text:style-name="P2">42.3181818182 , 27.2045454545 , 21</text:p>
      <text:p text:style-name="P2">42.3181818182 , 27.7083333333 , 21.33333333</text:p>
      <text:p text:style-name="P2">42.3181818182 , 28.2121212121 , 21.66666667</text:p>
      <text:p text:style-name="P2">42.3181818182 , 28.7159090909 , 22</text:p>
      <text:p text:style-name="P2"><text:soft-page-break/>42.3181818182 , 29.2196969697 , 22.33333333</text:p>
      <text:p text:style-name="P2">42.3181818182 , 29.7234848485 , 22.66666667</text:p>
      <text:p text:style-name="P2">42.3181818182 , 30.2272727273 , 23</text:p>
      <text:p text:style-name="P2">42.3181818182 , 30.7310606061 , 23.33333333</text:p>
      <text:p text:style-name="P2">42.3181818182 , 31.2348484848 , 23.66666667</text:p>
      <text:p text:style-name="P2">42.3181818182 , 31.7386363636 , 24</text:p>
      <text:p text:style-name="P2">42.3181818182 , 32.2424242424 , 24.33333333</text:p>
      <text:p text:style-name="P2">42.3181818182 , 32.7462121212 , 24.66666667</text:p>
      <text:p text:style-name="P2">42.3181818182 , 33.25 , 25</text:p>
      <text:p text:style-name="P2">42.3181818182 , 33.7537878788 , 25.33333333</text:p>
      <text:p text:style-name="P2">42.3181818182 , 34.2575757576 , 25.66666667</text:p>
      <text:p text:style-name="P2">42.3181818182 , 34.7613636364 , 26</text:p>
      <text:p text:style-name="P2">42.3181818182 , 35.2651515152 , 26.33333333</text:p>
      <text:p text:style-name="P2">42.3181818182 , 35.7689393939 , 26.66666667</text:p>
      <text:p text:style-name="P2">42.3181818182 , 36.2727272727 , 27</text:p>
      <text:p text:style-name="P2">42.3181818182 , 36.7765151515 , 27.33333333</text:p>
      <text:p text:style-name="P2">42.3181818182 , 37.2803030303 , 27.66666667</text:p>
      <text:p text:style-name="P2">42.3181818182 , 37.7840909091 , 28</text:p>
      <text:p text:style-name="P2">42.3181818182 , 38.2878787879 , 28.33333333</text:p>
      <text:p text:style-name="P2">42.3181818182 , 38.7916666667 , 28.66666667</text:p>
      <text:p text:style-name="P2">42.3181818182 , 39.2954545455 , 29</text:p>
      <text:p text:style-name="P2">42.3181818182 , 39.7992424242 , 29.33333333</text:p>
      <text:p text:style-name="P2">42.3181818182 , 40.303030303 , 29.66666667</text:p>
      <text:p text:style-name="P2">42.3181818182 , 40.8068181818 , 30</text:p>
      <text:p text:style-name="P2">42.3181818182 , 41.3106060606 , 30.33333333</text:p>
      <text:p text:style-name="P2">42.3181818182 , 41.8143939394 , 30.66666667</text:p>
      <text:p text:style-name="P2">42.3181818182 , 42.3181818182 , 31</text:p>
      <text:p text:style-name="P2">42.3181818182 , 42.821969697 , 31.33333333</text:p>
      <text:p text:style-name="P2">42.3181818182 , 43.3257575758 , 31.66666667</text:p>
      <text:p text:style-name="P2">42.3181818182 , 43.8295454545 , 32</text:p>
      <text:p text:style-name="P2">42.3181818182 , 44.3333333333 , 32.33333333</text:p>
      <text:p text:style-name="P2">42.3181818182 , 44.8371212121 , 32.66666667</text:p>
      <text:p text:style-name="P2">42.3181818182 , 45.3409090909 , 33</text:p>
      <text:p text:style-name="P2">42.3181818182 , 45.8446969697 , 33.33333333</text:p>
      <text:p text:style-name="P2">42.3181818182 , 46.3484848485 , 33.66666667</text:p>
      <text:p text:style-name="P2">42.3181818182 , 46.8522727273 , 34</text:p>
      <text:p text:style-name="P2">42.3181818182 , 47.3560606061 , 34.33333333</text:p>
      <text:p text:style-name="P2">42.3181818182 , 47.8598484848 , 34.66666667</text:p>
      <text:p text:style-name="P2">42.3181818182 , 48.3636363636 , 35</text:p>
      <text:p text:style-name="P2">42.3181818182 , 48.8674242424 , 35</text:p>
      <text:p text:style-name="P2">42.3181818182 , 49.3712121212 , 35</text:p>
      <text:p text:style-name="P2">42.3181818182 , 49.875 , 35</text:p>
      <text:p text:style-name="P2">42.3181818182 , 50.3787878788 , 35</text:p>
      <text:p text:style-name="P2">42.3181818182 , 50.8825757576 , 35</text:p>
      <text:p text:style-name="P2">42.3181818182 , 51.3863636364 , 35</text:p>
      <text:p text:style-name="P2">42.3181818182 , 51.8901515152 , 35</text:p>
      <text:p text:style-name="P2">42.3181818182 , 52.3939393939 , 35</text:p>
      <text:p text:style-name="P2">42.3181818182 , 52.8977272727 , 35</text:p>
      <text:p text:style-name="P2">42.3181818182 , 53.4015151515 , 35</text:p>
      <text:p text:style-name="P2">42.3181818182 , 53.9053030303 , 35</text:p>
      <text:p text:style-name="P2">42.3181818182 , 54.4090909091 , 35</text:p>
      <text:p text:style-name="P2">42.3181818182 , 54.9128787879 , 35</text:p>
      <text:p text:style-name="P2"><text:soft-page-break/>42.3181818182 , 55.4166666667 , 35</text:p>
      <text:p text:style-name="P2">42.3181818182 , 55.9204545455 , 35</text:p>
      <text:p text:style-name="P2">42.3181818182 , 56.4242424242 , 35</text:p>
      <text:p text:style-name="P2">42.3181818182 , 56.928030303 , 35</text:p>
      <text:p text:style-name="P2">42.3181818182 , 57.4318181818 , 35</text:p>
      <text:p text:style-name="P2">42.3181818182 , 57.9356060606 , 35</text:p>
      <text:p text:style-name="P2">42.3181818182 , 58.4393939394 , 35</text:p>
      <text:p text:style-name="P2">42.3181818182 , 58.9431818182 , 35</text:p>
      <text:p text:style-name="P2">42.3181818182 , 59.446969697 , 35</text:p>
      <text:p text:style-name="P2">42.3181818182 , 59.9507575758 , 35</text:p>
      <text:p text:style-name="P2">42.3181818182 , 60.4545454545 , 35</text:p>
      <text:p text:style-name="P2">42.3181818182 , 60.9583333333 , 35</text:p>
      <text:p text:style-name="P2">42.3181818182 , 61.4621212121 , 35</text:p>
      <text:p text:style-name="P2">42.3181818182 , 61.9659090909 , 35</text:p>
      <text:p text:style-name="P2">42.3181818182 , 62.4696969697 , 35</text:p>
      <text:p text:style-name="P2">42.3181818182 , 62.9734848485 , 35</text:p>
      <text:p text:style-name="P2">42.3181818182 , 63.4772727273 , 35</text:p>
      <text:p text:style-name="P2">42.3181818182 , 63.9810606061 , 35</text:p>
      <text:p text:style-name="P2">42.3181818182 , 64.4848484848 , 35</text:p>
      <text:p text:style-name="P2">42.3181818182 , 64.9886363636 , 35</text:p>
      <text:p text:style-name="P2">42.3181818182 , 65.4924242424 , 35</text:p>
      <text:p text:style-name="P2">42.3181818182 , 65.9962121212 , 35</text:p>
      <text:p text:style-name="P2">42.3181818182 , 66.5 , 35</text:p>
      <text:p text:style-name="P2">42.821969697 , 0.0 , 15</text:p>
      <text:p text:style-name="P2">42.821969697 , 0.503787878788 , 15</text:p>
      <text:p text:style-name="P2">42.821969697 , 1.00757575758 , 15</text:p>
      <text:p text:style-name="P2">42.821969697 , 1.51136363636 , 15</text:p>
      <text:p text:style-name="P2">42.821969697 , 2.01515151515 , 15</text:p>
      <text:p text:style-name="P2">42.821969697 , 2.51893939394 , 15</text:p>
      <text:p text:style-name="P2">42.821969697 , 3.02272727273 , 15</text:p>
      <text:p text:style-name="P2">42.821969697 , 3.52651515152 , 15</text:p>
      <text:p text:style-name="P2">42.821969697 , 4.0303030303 , 15</text:p>
      <text:p text:style-name="P2">42.821969697 , 4.53409090909 , 15</text:p>
      <text:p text:style-name="P2">42.821969697 , 5.03787878788 , 15</text:p>
      <text:p text:style-name="P2">42.821969697 , 5.54166666667 , 15</text:p>
      <text:p text:style-name="P2">42.821969697 , 6.04545454545 , 15</text:p>
      <text:p text:style-name="P2">42.821969697 , 6.54924242424 , 15</text:p>
      <text:p text:style-name="P2">42.821969697 , 7.05303030303 , 15</text:p>
      <text:p text:style-name="P2">42.821969697 , 7.55681818182 , 15</text:p>
      <text:p text:style-name="P2">42.821969697 , 8.06060606061 , 15</text:p>
      <text:p text:style-name="P2">42.821969697 , 8.56439393939 , 15</text:p>
      <text:p text:style-name="P2">42.821969697 , 9.06818181818 , 15</text:p>
      <text:p text:style-name="P2">42.821969697 , 9.57196969697 , 15</text:p>
      <text:p text:style-name="P2">42.821969697 , 10.0757575758 , 15</text:p>
      <text:p text:style-name="P2">42.821969697 , 10.5795454545 , 15</text:p>
      <text:p text:style-name="P2">42.821969697 , 11.0833333333 , 15</text:p>
      <text:p text:style-name="P2">42.821969697 , 11.5871212121 , 15</text:p>
      <text:p text:style-name="P2">42.821969697 , 12.0909090909 , 15</text:p>
      <text:p text:style-name="P2">42.821969697 , 12.5946969697 , 15</text:p>
      <text:p text:style-name="P2">42.821969697 , 13.0984848485 , 15</text:p>
      <text:p text:style-name="P2">42.821969697 , 13.6022727273 , 15</text:p>
      <text:p text:style-name="P2">42.821969697 , 14.1060606061 , 15</text:p>
      <text:p text:style-name="P2"><text:soft-page-break/>42.821969697 , 14.6098484848 , 15</text:p>
      <text:p text:style-name="P2">42.821969697 , 15.1136363636 , 15</text:p>
      <text:p text:style-name="P2">42.821969697 , 15.6174242424 , 15</text:p>
      <text:p text:style-name="P2">42.821969697 , 16.1212121212 , 15</text:p>
      <text:p text:style-name="P2">42.821969697 , 16.625 , 15</text:p>
      <text:p text:style-name="P2">42.821969697 , 17.1287878788 , 15</text:p>
      <text:p text:style-name="P2">42.821969697 , 17.6325757576 , 15</text:p>
      <text:p text:style-name="P2">42.821969697 , 18.1363636364 , 15</text:p>
      <text:p text:style-name="P2">42.821969697 , 18.6401515152 , 15.33333333</text:p>
      <text:p text:style-name="P2">42.821969697 , 19.1439393939 , 15.66666667</text:p>
      <text:p text:style-name="P2">42.821969697 , 19.6477272727 , 16</text:p>
      <text:p text:style-name="P2">42.821969697 , 20.1515151515 , 16.33333333</text:p>
      <text:p text:style-name="P2">42.821969697 , 20.6553030303 , 16.66666667</text:p>
      <text:p text:style-name="P2">42.821969697 , 21.1590909091 , 17</text:p>
      <text:p text:style-name="P2">42.821969697 , 21.6628787879 , 17.33333333</text:p>
      <text:p text:style-name="P2">42.821969697 , 22.1666666667 , 17.66666667</text:p>
      <text:p text:style-name="P2">42.821969697 , 22.6704545455 , 18</text:p>
      <text:p text:style-name="P2">42.821969697 , 23.1742424242 , 18.33333333</text:p>
      <text:p text:style-name="P2">42.821969697 , 23.678030303 , 18.66666667</text:p>
      <text:p text:style-name="P2">42.821969697 , 24.1818181818 , 19</text:p>
      <text:p text:style-name="P2">42.821969697 , 24.6856060606 , 19.33333333</text:p>
      <text:p text:style-name="P2">42.821969697 , 25.1893939394 , 19.66666667</text:p>
      <text:p text:style-name="P2">42.821969697 , 25.6931818182 , 20</text:p>
      <text:p text:style-name="P2">42.821969697 , 26.196969697 , 20.33333333</text:p>
      <text:p text:style-name="P2">42.821969697 , 26.7007575758 , 20.66666667</text:p>
      <text:p text:style-name="P2">42.821969697 , 27.2045454545 , 21</text:p>
      <text:p text:style-name="P2">42.821969697 , 27.7083333333 , 21.33333333</text:p>
      <text:p text:style-name="P2">42.821969697 , 28.2121212121 , 21.66666667</text:p>
      <text:p text:style-name="P2">42.821969697 , 28.7159090909 , 22</text:p>
      <text:p text:style-name="P2">42.821969697 , 29.2196969697 , 22.33333333</text:p>
      <text:p text:style-name="P2">42.821969697 , 29.7234848485 , 22.66666667</text:p>
      <text:p text:style-name="P2">42.821969697 , 30.2272727273 , 23</text:p>
      <text:p text:style-name="P2">42.821969697 , 30.7310606061 , 23.33333333</text:p>
      <text:p text:style-name="P2">42.821969697 , 31.2348484848 , 23.66666667</text:p>
      <text:p text:style-name="P2">42.821969697 , 31.7386363636 , 24</text:p>
      <text:p text:style-name="P2">42.821969697 , 32.2424242424 , 24.33333333</text:p>
      <text:p text:style-name="P2">42.821969697 , 32.7462121212 , 24.66666667</text:p>
      <text:p text:style-name="P2">42.821969697 , 33.25 , 25</text:p>
      <text:p text:style-name="P2">42.821969697 , 33.7537878788 , 25.33333333</text:p>
      <text:p text:style-name="P2">42.821969697 , 34.2575757576 , 25.66666667</text:p>
      <text:p text:style-name="P2">42.821969697 , 34.7613636364 , 26</text:p>
      <text:p text:style-name="P2">42.821969697 , 35.2651515152 , 26.33333333</text:p>
      <text:p text:style-name="P2">42.821969697 , 35.7689393939 , 26.66666667</text:p>
      <text:p text:style-name="P2">42.821969697 , 36.2727272727 , 27</text:p>
      <text:p text:style-name="P2">42.821969697 , 36.7765151515 , 27.33333333</text:p>
      <text:p text:style-name="P2">42.821969697 , 37.2803030303 , 27.66666667</text:p>
      <text:p text:style-name="P2">42.821969697 , 37.7840909091 , 28</text:p>
      <text:p text:style-name="P2">42.821969697 , 38.2878787879 , 28.33333333</text:p>
      <text:p text:style-name="P2">42.821969697 , 38.7916666667 , 28.66666667</text:p>
      <text:p text:style-name="P2">42.821969697 , 39.2954545455 , 29</text:p>
      <text:p text:style-name="P2">42.821969697 , 39.7992424242 , 29.33333333</text:p>
      <text:p text:style-name="P2">42.821969697 , 40.303030303 , 29.66666667</text:p>
      <text:p text:style-name="P2"><text:soft-page-break/>42.821969697 , 40.8068181818 , 30</text:p>
      <text:p text:style-name="P2">42.821969697 , 41.3106060606 , 30.33333333</text:p>
      <text:p text:style-name="P2">42.821969697 , 41.8143939394 , 30.66666667</text:p>
      <text:p text:style-name="P2">42.821969697 , 42.3181818182 , 31</text:p>
      <text:p text:style-name="P2">42.821969697 , 42.821969697 , 31.33333333</text:p>
      <text:p text:style-name="P2">42.821969697 , 43.3257575758 , 31.66666667</text:p>
      <text:p text:style-name="P2">42.821969697 , 43.8295454545 , 32</text:p>
      <text:p text:style-name="P2">42.821969697 , 44.3333333333 , 32.33333333</text:p>
      <text:p text:style-name="P2">42.821969697 , 44.8371212121 , 32.66666667</text:p>
      <text:p text:style-name="P2">42.821969697 , 45.3409090909 , 33</text:p>
      <text:p text:style-name="P2">42.821969697 , 45.8446969697 , 33.33333333</text:p>
      <text:p text:style-name="P2">42.821969697 , 46.3484848485 , 33.66666667</text:p>
      <text:p text:style-name="P2">42.821969697 , 46.8522727273 , 34</text:p>
      <text:p text:style-name="P2">42.821969697 , 47.3560606061 , 34.33333333</text:p>
      <text:p text:style-name="P2">42.821969697 , 47.8598484848 , 34.66666667</text:p>
      <text:p text:style-name="P2">42.821969697 , 48.3636363636 , 35</text:p>
      <text:p text:style-name="P2">42.821969697 , 48.8674242424 , 35</text:p>
      <text:p text:style-name="P2">42.821969697 , 49.3712121212 , 35</text:p>
      <text:p text:style-name="P2">42.821969697 , 49.875 , 35</text:p>
      <text:p text:style-name="P2">42.821969697 , 50.3787878788 , 35</text:p>
      <text:p text:style-name="P2">42.821969697 , 50.8825757576 , 35</text:p>
      <text:p text:style-name="P2">42.821969697 , 51.3863636364 , 35</text:p>
      <text:p text:style-name="P2">42.821969697 , 51.8901515152 , 35</text:p>
      <text:p text:style-name="P2">42.821969697 , 52.3939393939 , 35</text:p>
      <text:p text:style-name="P2">42.821969697 , 52.8977272727 , 35</text:p>
      <text:p text:style-name="P2">42.821969697 , 53.4015151515 , 35</text:p>
      <text:p text:style-name="P2">42.821969697 , 53.9053030303 , 35</text:p>
      <text:p text:style-name="P2">42.821969697 , 54.4090909091 , 35</text:p>
      <text:p text:style-name="P2">42.821969697 , 54.9128787879 , 35</text:p>
      <text:p text:style-name="P2">42.821969697 , 55.4166666667 , 35</text:p>
      <text:p text:style-name="P2">42.821969697 , 55.9204545455 , 35</text:p>
      <text:p text:style-name="P2">42.821969697 , 56.4242424242 , 35</text:p>
      <text:p text:style-name="P2">42.821969697 , 56.928030303 , 35</text:p>
      <text:p text:style-name="P2">42.821969697 , 57.4318181818 , 35</text:p>
      <text:p text:style-name="P2">42.821969697 , 57.9356060606 , 35</text:p>
      <text:p text:style-name="P2">42.821969697 , 58.4393939394 , 35</text:p>
      <text:p text:style-name="P2">42.821969697 , 58.9431818182 , 35</text:p>
      <text:p text:style-name="P2">42.821969697 , 59.446969697 , 35</text:p>
      <text:p text:style-name="P2">42.821969697 , 59.9507575758 , 35</text:p>
      <text:p text:style-name="P2">42.821969697 , 60.4545454545 , 35</text:p>
      <text:p text:style-name="P2">42.821969697 , 60.9583333333 , 35</text:p>
      <text:p text:style-name="P2">42.821969697 , 61.4621212121 , 35</text:p>
      <text:p text:style-name="P2">42.821969697 , 61.9659090909 , 35</text:p>
      <text:p text:style-name="P2">42.821969697 , 62.4696969697 , 35</text:p>
      <text:p text:style-name="P2">42.821969697 , 62.9734848485 , 35</text:p>
      <text:p text:style-name="P2">42.821969697 , 63.4772727273 , 35</text:p>
      <text:p text:style-name="P2">42.821969697 , 63.9810606061 , 35</text:p>
      <text:p text:style-name="P2">42.821969697 , 64.4848484848 , 35</text:p>
      <text:p text:style-name="P2">42.821969697 , 64.9886363636 , 35</text:p>
      <text:p text:style-name="P2">42.821969697 , 65.4924242424 , 35</text:p>
      <text:p text:style-name="P2">42.821969697 , 65.9962121212 , 35</text:p>
      <text:p text:style-name="P2">42.821969697 , 66.5 , 35</text:p>
      <text:p text:style-name="P2"><text:soft-page-break/>43.3257575758 , 0.0 , 15</text:p>
      <text:p text:style-name="P2">43.3257575758 , 0.503787878788 , 15</text:p>
      <text:p text:style-name="P2">43.3257575758 , 1.00757575758 , 15</text:p>
      <text:p text:style-name="P2">43.3257575758 , 1.51136363636 , 15</text:p>
      <text:p text:style-name="P2">43.3257575758 , 2.01515151515 , 15</text:p>
      <text:p text:style-name="P2">43.3257575758 , 2.51893939394 , 15</text:p>
      <text:p text:style-name="P2">43.3257575758 , 3.02272727273 , 15</text:p>
      <text:p text:style-name="P2">43.3257575758 , 3.52651515152 , 15</text:p>
      <text:p text:style-name="P2">43.3257575758 , 4.0303030303 , 15</text:p>
      <text:p text:style-name="P2">43.3257575758 , 4.53409090909 , 15</text:p>
      <text:p text:style-name="P2">43.3257575758 , 5.03787878788 , 15</text:p>
      <text:p text:style-name="P2">43.3257575758 , 5.54166666667 , 15</text:p>
      <text:p text:style-name="P2">43.3257575758 , 6.04545454545 , 15</text:p>
      <text:p text:style-name="P2">43.3257575758 , 6.54924242424 , 15</text:p>
      <text:p text:style-name="P2">43.3257575758 , 7.05303030303 , 15</text:p>
      <text:p text:style-name="P2">43.3257575758 , 7.55681818182 , 15</text:p>
      <text:p text:style-name="P2">43.3257575758 , 8.06060606061 , 15</text:p>
      <text:p text:style-name="P2">43.3257575758 , 8.56439393939 , 15</text:p>
      <text:p text:style-name="P2">43.3257575758 , 9.06818181818 , 15</text:p>
      <text:p text:style-name="P2">43.3257575758 , 9.57196969697 , 15</text:p>
      <text:p text:style-name="P2">43.3257575758 , 10.0757575758 , 15</text:p>
      <text:p text:style-name="P2">43.3257575758 , 10.5795454545 , 15</text:p>
      <text:p text:style-name="P2">43.3257575758 , 11.0833333333 , 15</text:p>
      <text:p text:style-name="P2">43.3257575758 , 11.5871212121 , 15</text:p>
      <text:p text:style-name="P2">43.3257575758 , 12.0909090909 , 15</text:p>
      <text:p text:style-name="P2">43.3257575758 , 12.5946969697 , 15</text:p>
      <text:p text:style-name="P2">43.3257575758 , 13.0984848485 , 15</text:p>
      <text:p text:style-name="P2">43.3257575758 , 13.6022727273 , 15</text:p>
      <text:p text:style-name="P2">43.3257575758 , 14.1060606061 , 15</text:p>
      <text:p text:style-name="P2">43.3257575758 , 14.6098484848 , 15</text:p>
      <text:p text:style-name="P2">43.3257575758 , 15.1136363636 , 15</text:p>
      <text:p text:style-name="P2">43.3257575758 , 15.6174242424 , 15</text:p>
      <text:p text:style-name="P2">43.3257575758 , 16.1212121212 , 15</text:p>
      <text:p text:style-name="P2">43.3257575758 , 16.625 , 15</text:p>
      <text:p text:style-name="P2">43.3257575758 , 17.1287878788 , 15</text:p>
      <text:p text:style-name="P2">43.3257575758 , 17.6325757576 , 15</text:p>
      <text:p text:style-name="P2">43.3257575758 , 18.1363636364 , 15</text:p>
      <text:p text:style-name="P2">43.3257575758 , 18.6401515152 , 15.33333333</text:p>
      <text:p text:style-name="P2">43.3257575758 , 19.1439393939 , 15.66666667</text:p>
      <text:p text:style-name="P2">43.3257575758 , 19.6477272727 , 16</text:p>
      <text:p text:style-name="P2">43.3257575758 , 20.1515151515 , 16.33333333</text:p>
      <text:p text:style-name="P2">43.3257575758 , 20.6553030303 , 16.66666667</text:p>
      <text:p text:style-name="P2">43.3257575758 , 21.1590909091 , 17</text:p>
      <text:p text:style-name="P2">43.3257575758 , 21.6628787879 , 17.33333333</text:p>
      <text:p text:style-name="P2">43.3257575758 , 22.1666666667 , 17.66666667</text:p>
      <text:p text:style-name="P2">43.3257575758 , 22.6704545455 , 18</text:p>
      <text:p text:style-name="P2">43.3257575758 , 23.1742424242 , 18.33333333</text:p>
      <text:p text:style-name="P2">43.3257575758 , 23.678030303 , 18.66666667</text:p>
      <text:p text:style-name="P2">43.3257575758 , 24.1818181818 , 19</text:p>
      <text:p text:style-name="P2">43.3257575758 , 24.6856060606 , 19.33333333</text:p>
      <text:p text:style-name="P2">43.3257575758 , 25.1893939394 , 19.66666667</text:p>
      <text:p text:style-name="P2">43.3257575758 , 25.6931818182 , 20</text:p>
      <text:p text:style-name="P2"><text:soft-page-break/>43.3257575758 , 26.196969697 , 20.33333333</text:p>
      <text:p text:style-name="P2">43.3257575758 , 26.7007575758 , 20.66666667</text:p>
      <text:p text:style-name="P2">43.3257575758 , 27.2045454545 , 21</text:p>
      <text:p text:style-name="P2">43.3257575758 , 27.7083333333 , 21.33333333</text:p>
      <text:p text:style-name="P2">43.3257575758 , 28.2121212121 , 21.66666667</text:p>
      <text:p text:style-name="P2">43.3257575758 , 28.7159090909 , 22</text:p>
      <text:p text:style-name="P2">43.3257575758 , 29.2196969697 , 22.33333333</text:p>
      <text:p text:style-name="P2">43.3257575758 , 29.7234848485 , 22.66666667</text:p>
      <text:p text:style-name="P2">43.3257575758 , 30.2272727273 , 23</text:p>
      <text:p text:style-name="P2">43.3257575758 , 30.7310606061 , 23.33333333</text:p>
      <text:p text:style-name="P2">43.3257575758 , 31.2348484848 , 23.66666667</text:p>
      <text:p text:style-name="P2">43.3257575758 , 31.7386363636 , 24</text:p>
      <text:p text:style-name="P2">43.3257575758 , 32.2424242424 , 24.33333333</text:p>
      <text:p text:style-name="P2">43.3257575758 , 32.7462121212 , 24.66666667</text:p>
      <text:p text:style-name="P2">43.3257575758 , 33.25 , 25</text:p>
      <text:p text:style-name="P2">43.3257575758 , 33.7537878788 , 25.33333333</text:p>
      <text:p text:style-name="P2">43.3257575758 , 34.2575757576 , 25.66666667</text:p>
      <text:p text:style-name="P2">43.3257575758 , 34.7613636364 , 26</text:p>
      <text:p text:style-name="P2">43.3257575758 , 35.2651515152 , 26.33333333</text:p>
      <text:p text:style-name="P2">43.3257575758 , 35.7689393939 , 26.66666667</text:p>
      <text:p text:style-name="P2">43.3257575758 , 36.2727272727 , 27</text:p>
      <text:p text:style-name="P2">43.3257575758 , 36.7765151515 , 27.33333333</text:p>
      <text:p text:style-name="P2">43.3257575758 , 37.2803030303 , 27.66666667</text:p>
      <text:p text:style-name="P2">43.3257575758 , 37.7840909091 , 28</text:p>
      <text:p text:style-name="P2">43.3257575758 , 38.2878787879 , 28.33333333</text:p>
      <text:p text:style-name="P2">43.3257575758 , 38.7916666667 , 28.66666667</text:p>
      <text:p text:style-name="P2">43.3257575758 , 39.2954545455 , 29</text:p>
      <text:p text:style-name="P2">43.3257575758 , 39.7992424242 , 29.33333333</text:p>
      <text:p text:style-name="P2">43.3257575758 , 40.303030303 , 29.66666667</text:p>
      <text:p text:style-name="P2">43.3257575758 , 40.8068181818 , 30</text:p>
      <text:p text:style-name="P2">43.3257575758 , 41.3106060606 , 30.33333333</text:p>
      <text:p text:style-name="P2">43.3257575758 , 41.8143939394 , 30.66666667</text:p>
      <text:p text:style-name="P2">43.3257575758 , 42.3181818182 , 31</text:p>
      <text:p text:style-name="P2">43.3257575758 , 42.821969697 , 31.33333333</text:p>
      <text:p text:style-name="P2">43.3257575758 , 43.3257575758 , 31.66666667</text:p>
      <text:p text:style-name="P2">43.3257575758 , 43.8295454545 , 32</text:p>
      <text:p text:style-name="P2">43.3257575758 , 44.3333333333 , 32.33333333</text:p>
      <text:p text:style-name="P2">43.3257575758 , 44.8371212121 , 32.66666667</text:p>
      <text:p text:style-name="P2">43.3257575758 , 45.3409090909 , 33</text:p>
      <text:p text:style-name="P2">43.3257575758 , 45.8446969697 , 33.33333333</text:p>
      <text:p text:style-name="P2">43.3257575758 , 46.3484848485 , 33.66666667</text:p>
      <text:p text:style-name="P2">43.3257575758 , 46.8522727273 , 34</text:p>
      <text:p text:style-name="P2">43.3257575758 , 47.3560606061 , 34.33333333</text:p>
      <text:p text:style-name="P2">43.3257575758 , 47.8598484848 , 34.66666667</text:p>
      <text:p text:style-name="P2">43.3257575758 , 48.3636363636 , 35</text:p>
      <text:p text:style-name="P2">43.3257575758 , 48.8674242424 , 35</text:p>
      <text:p text:style-name="P2">43.3257575758 , 49.3712121212 , 35</text:p>
      <text:p text:style-name="P2">43.3257575758 , 49.875 , 35</text:p>
      <text:p text:style-name="P2">43.3257575758 , 50.3787878788 , 35</text:p>
      <text:p text:style-name="P2">43.3257575758 , 50.8825757576 , 35</text:p>
      <text:p text:style-name="P2">43.3257575758 , 51.3863636364 , 35</text:p>
      <text:p text:style-name="P2">43.3257575758 , 51.8901515152 , 35</text:p>
      <text:p text:style-name="P2"><text:soft-page-break/>43.3257575758 , 52.3939393939 , 35</text:p>
      <text:p text:style-name="P2">43.3257575758 , 52.8977272727 , 35</text:p>
      <text:p text:style-name="P2">43.3257575758 , 53.4015151515 , 35</text:p>
      <text:p text:style-name="P2">43.3257575758 , 53.9053030303 , 35</text:p>
      <text:p text:style-name="P2">43.3257575758 , 54.4090909091 , 35</text:p>
      <text:p text:style-name="P2">43.3257575758 , 54.9128787879 , 35</text:p>
      <text:p text:style-name="P2">43.3257575758 , 55.4166666667 , 35</text:p>
      <text:p text:style-name="P2">43.3257575758 , 55.9204545455 , 35</text:p>
      <text:p text:style-name="P2">43.3257575758 , 56.4242424242 , 35</text:p>
      <text:p text:style-name="P2">43.3257575758 , 56.928030303 , 35</text:p>
      <text:p text:style-name="P2">43.3257575758 , 57.4318181818 , 35</text:p>
      <text:p text:style-name="P2">43.3257575758 , 57.9356060606 , 35</text:p>
      <text:p text:style-name="P2">43.3257575758 , 58.4393939394 , 35</text:p>
      <text:p text:style-name="P2">43.3257575758 , 58.9431818182 , 35</text:p>
      <text:p text:style-name="P2">43.3257575758 , 59.446969697 , 35</text:p>
      <text:p text:style-name="P2">43.3257575758 , 59.9507575758 , 35</text:p>
      <text:p text:style-name="P2">43.3257575758 , 60.4545454545 , 35</text:p>
      <text:p text:style-name="P2">43.3257575758 , 60.9583333333 , 35</text:p>
      <text:p text:style-name="P2">43.3257575758 , 61.4621212121 , 35</text:p>
      <text:p text:style-name="P2">43.3257575758 , 61.9659090909 , 35</text:p>
      <text:p text:style-name="P2">43.3257575758 , 62.4696969697 , 35</text:p>
      <text:p text:style-name="P2">43.3257575758 , 62.9734848485 , 35</text:p>
      <text:p text:style-name="P2">43.3257575758 , 63.4772727273 , 35</text:p>
      <text:p text:style-name="P2">43.3257575758 , 63.9810606061 , 35</text:p>
      <text:p text:style-name="P2">43.3257575758 , 64.4848484848 , 35</text:p>
      <text:p text:style-name="P2">43.3257575758 , 64.9886363636 , 35</text:p>
      <text:p text:style-name="P2">43.3257575758 , 65.4924242424 , 35</text:p>
      <text:p text:style-name="P2">43.3257575758 , 65.9962121212 , 35</text:p>
      <text:p text:style-name="P2">43.3257575758 , 66.5 , 35</text:p>
      <text:p text:style-name="P2">43.8295454545 , 0.0 , 15</text:p>
      <text:p text:style-name="P2">43.8295454545 , 0.503787878788 , 15</text:p>
      <text:p text:style-name="P2">43.8295454545 , 1.00757575758 , 15</text:p>
      <text:p text:style-name="P2">43.8295454545 , 1.51136363636 , 15</text:p>
      <text:p text:style-name="P2">43.8295454545 , 2.01515151515 , 15</text:p>
      <text:p text:style-name="P2">43.8295454545 , 2.51893939394 , 15</text:p>
      <text:p text:style-name="P2">43.8295454545 , 3.02272727273 , 15</text:p>
      <text:p text:style-name="P2">43.8295454545 , 3.52651515152 , 15</text:p>
      <text:p text:style-name="P2">43.8295454545 , 4.0303030303 , 15</text:p>
      <text:p text:style-name="P2">43.8295454545 , 4.53409090909 , 15</text:p>
      <text:p text:style-name="P2">43.8295454545 , 5.03787878788 , 15</text:p>
      <text:p text:style-name="P2">43.8295454545 , 5.54166666667 , 15</text:p>
      <text:p text:style-name="P2">43.8295454545 , 6.04545454545 , 15</text:p>
      <text:p text:style-name="P2">43.8295454545 , 6.54924242424 , 15</text:p>
      <text:p text:style-name="P2">43.8295454545 , 7.05303030303 , 15</text:p>
      <text:p text:style-name="P2">43.8295454545 , 7.55681818182 , 15</text:p>
      <text:p text:style-name="P2">43.8295454545 , 8.06060606061 , 15</text:p>
      <text:p text:style-name="P2">43.8295454545 , 8.56439393939 , 15</text:p>
      <text:p text:style-name="P2">43.8295454545 , 9.06818181818 , 15</text:p>
      <text:p text:style-name="P2">43.8295454545 , 9.57196969697 , 15</text:p>
      <text:p text:style-name="P2">43.8295454545 , 10.0757575758 , 15</text:p>
      <text:p text:style-name="P2">43.8295454545 , 10.5795454545 , 15</text:p>
      <text:p text:style-name="P2">43.8295454545 , 11.0833333333 , 15</text:p>
      <text:p text:style-name="P2"><text:soft-page-break/>43.8295454545 , 11.5871212121 , 15</text:p>
      <text:p text:style-name="P2">43.8295454545 , 12.0909090909 , 15</text:p>
      <text:p text:style-name="P2">43.8295454545 , 12.5946969697 , 15</text:p>
      <text:p text:style-name="P2">43.8295454545 , 13.0984848485 , 15</text:p>
      <text:p text:style-name="P2">43.8295454545 , 13.6022727273 , 15</text:p>
      <text:p text:style-name="P2">43.8295454545 , 14.1060606061 , 15</text:p>
      <text:p text:style-name="P2">43.8295454545 , 14.6098484848 , 15</text:p>
      <text:p text:style-name="P2">43.8295454545 , 15.1136363636 , 15</text:p>
      <text:p text:style-name="P2">43.8295454545 , 15.6174242424 , 15</text:p>
      <text:p text:style-name="P2">43.8295454545 , 16.1212121212 , 15</text:p>
      <text:p text:style-name="P2">43.8295454545 , 16.625 , 15</text:p>
      <text:p text:style-name="P2">43.8295454545 , 17.1287878788 , 15</text:p>
      <text:p text:style-name="P2">43.8295454545 , 17.6325757576 , 15</text:p>
      <text:p text:style-name="P2">43.8295454545 , 18.1363636364 , 15</text:p>
      <text:p text:style-name="P2">43.8295454545 , 18.6401515152 , 15.33333333</text:p>
      <text:p text:style-name="P2">43.8295454545 , 19.1439393939 , 15.66666667</text:p>
      <text:p text:style-name="P2">43.8295454545 , 19.6477272727 , 16</text:p>
      <text:p text:style-name="P2">43.8295454545 , 20.1515151515 , 16.33333333</text:p>
      <text:p text:style-name="P2">43.8295454545 , 20.6553030303 , 16.66666667</text:p>
      <text:p text:style-name="P2">43.8295454545 , 21.1590909091 , 17</text:p>
      <text:p text:style-name="P2">43.8295454545 , 21.6628787879 , 17.33333333</text:p>
      <text:p text:style-name="P2">43.8295454545 , 22.1666666667 , 17.66666667</text:p>
      <text:p text:style-name="P2">43.8295454545 , 22.6704545455 , 18</text:p>
      <text:p text:style-name="P2">43.8295454545 , 23.1742424242 , 18.33333333</text:p>
      <text:p text:style-name="P2">43.8295454545 , 23.678030303 , 18.66666667</text:p>
      <text:p text:style-name="P2">43.8295454545 , 24.1818181818 , 19</text:p>
      <text:p text:style-name="P2">43.8295454545 , 24.6856060606 , 19.33333333</text:p>
      <text:p text:style-name="P2">43.8295454545 , 25.1893939394 , 19.66666667</text:p>
      <text:p text:style-name="P2">43.8295454545 , 25.6931818182 , 20</text:p>
      <text:p text:style-name="P2">43.8295454545 , 26.196969697 , 20.33333333</text:p>
      <text:p text:style-name="P2">43.8295454545 , 26.7007575758 , 20.66666667</text:p>
      <text:p text:style-name="P2">43.8295454545 , 27.2045454545 , 21</text:p>
      <text:p text:style-name="P2">43.8295454545 , 27.7083333333 , 21.33333333</text:p>
      <text:p text:style-name="P2">43.8295454545 , 28.2121212121 , 21.66666667</text:p>
      <text:p text:style-name="P2">43.8295454545 , 28.7159090909 , 22</text:p>
      <text:p text:style-name="P2">43.8295454545 , 29.2196969697 , 22.33333333</text:p>
      <text:p text:style-name="P2">43.8295454545 , 29.7234848485 , 22.66666667</text:p>
      <text:p text:style-name="P2">43.8295454545 , 30.2272727273 , 23</text:p>
      <text:p text:style-name="P2">43.8295454545 , 30.7310606061 , 23.33333333</text:p>
      <text:p text:style-name="P2">43.8295454545 , 31.2348484848 , 23.66666667</text:p>
      <text:p text:style-name="P2">43.8295454545 , 31.7386363636 , 24</text:p>
      <text:p text:style-name="P2">43.8295454545 , 32.2424242424 , 24.33333333</text:p>
      <text:p text:style-name="P2">43.8295454545 , 32.7462121212 , 24.66666667</text:p>
      <text:p text:style-name="P2">43.8295454545 , 33.25 , 25</text:p>
      <text:p text:style-name="P2">43.8295454545 , 33.7537878788 , 25.33333333</text:p>
      <text:p text:style-name="P2">43.8295454545 , 34.2575757576 , 25.66666667</text:p>
      <text:p text:style-name="P2">43.8295454545 , 34.7613636364 , 26</text:p>
      <text:p text:style-name="P2">43.8295454545 , 35.2651515152 , 26.33333333</text:p>
      <text:p text:style-name="P2">43.8295454545 , 35.7689393939 , 26.66666667</text:p>
      <text:p text:style-name="P2">43.8295454545 , 36.2727272727 , 27</text:p>
      <text:p text:style-name="P2">43.8295454545 , 36.7765151515 , 27.33333333</text:p>
      <text:p text:style-name="P2">43.8295454545 , 37.2803030303 , 27.66666667</text:p>
      <text:p text:style-name="P2"><text:soft-page-break/>43.8295454545 , 37.7840909091 , 28</text:p>
      <text:p text:style-name="P2">43.8295454545 , 38.2878787879 , 28.33333333</text:p>
      <text:p text:style-name="P2">43.8295454545 , 38.7916666667 , 28.66666667</text:p>
      <text:p text:style-name="P2">43.8295454545 , 39.2954545455 , 29</text:p>
      <text:p text:style-name="P2">43.8295454545 , 39.7992424242 , 29.33333333</text:p>
      <text:p text:style-name="P2">43.8295454545 , 40.303030303 , 29.66666667</text:p>
      <text:p text:style-name="P2">43.8295454545 , 40.8068181818 , 30</text:p>
      <text:p text:style-name="P2">43.8295454545 , 41.3106060606 , 30.33333333</text:p>
      <text:p text:style-name="P2">43.8295454545 , 41.8143939394 , 30.66666667</text:p>
      <text:p text:style-name="P2">43.8295454545 , 42.3181818182 , 31</text:p>
      <text:p text:style-name="P2">43.8295454545 , 42.821969697 , 31.33333333</text:p>
      <text:p text:style-name="P2">43.8295454545 , 43.3257575758 , 31.66666667</text:p>
      <text:p text:style-name="P2">43.8295454545 , 43.8295454545 , 32</text:p>
      <text:p text:style-name="P2">43.8295454545 , 44.3333333333 , 32.33333333</text:p>
      <text:p text:style-name="P2">43.8295454545 , 44.8371212121 , 32.66666667</text:p>
      <text:p text:style-name="P2">43.8295454545 , 45.3409090909 , 33</text:p>
      <text:p text:style-name="P2">43.8295454545 , 45.8446969697 , 33.33333333</text:p>
      <text:p text:style-name="P2">43.8295454545 , 46.3484848485 , 33.66666667</text:p>
      <text:p text:style-name="P2">43.8295454545 , 46.8522727273 , 34</text:p>
      <text:p text:style-name="P2">43.8295454545 , 47.3560606061 , 34.33333333</text:p>
      <text:p text:style-name="P2">43.8295454545 , 47.8598484848 , 34.66666667</text:p>
      <text:p text:style-name="P2">43.8295454545 , 48.3636363636 , 35</text:p>
      <text:p text:style-name="P2">43.8295454545 , 48.8674242424 , 35</text:p>
      <text:p text:style-name="P2">43.8295454545 , 49.3712121212 , 35</text:p>
      <text:p text:style-name="P2">43.8295454545 , 49.875 , 35</text:p>
      <text:p text:style-name="P2">43.8295454545 , 50.3787878788 , 35</text:p>
      <text:p text:style-name="P2">43.8295454545 , 50.8825757576 , 35</text:p>
      <text:p text:style-name="P2">43.8295454545 , 51.3863636364 , 35</text:p>
      <text:p text:style-name="P2">43.8295454545 , 51.8901515152 , 35</text:p>
      <text:p text:style-name="P2">43.8295454545 , 52.3939393939 , 35</text:p>
      <text:p text:style-name="P2">43.8295454545 , 52.8977272727 , 35</text:p>
      <text:p text:style-name="P2">43.8295454545 , 53.4015151515 , 35</text:p>
      <text:p text:style-name="P2">43.8295454545 , 53.9053030303 , 35</text:p>
      <text:p text:style-name="P2">43.8295454545 , 54.4090909091 , 35</text:p>
      <text:p text:style-name="P2">43.8295454545 , 54.9128787879 , 35</text:p>
      <text:p text:style-name="P2">43.8295454545 , 55.4166666667 , 35</text:p>
      <text:p text:style-name="P2">43.8295454545 , 55.9204545455 , 35</text:p>
      <text:p text:style-name="P2">43.8295454545 , 56.4242424242 , 35</text:p>
      <text:p text:style-name="P2">43.8295454545 , 56.928030303 , 35</text:p>
      <text:p text:style-name="P2">43.8295454545 , 57.4318181818 , 35</text:p>
      <text:p text:style-name="P2">43.8295454545 , 57.9356060606 , 35</text:p>
      <text:p text:style-name="P2">43.8295454545 , 58.4393939394 , 35</text:p>
      <text:p text:style-name="P2">43.8295454545 , 58.9431818182 , 35</text:p>
      <text:p text:style-name="P2">43.8295454545 , 59.446969697 , 35</text:p>
      <text:p text:style-name="P2">43.8295454545 , 59.9507575758 , 35</text:p>
      <text:p text:style-name="P2">43.8295454545 , 60.4545454545 , 35</text:p>
      <text:p text:style-name="P2">43.8295454545 , 60.9583333333 , 35</text:p>
      <text:p text:style-name="P2">43.8295454545 , 61.4621212121 , 35</text:p>
      <text:p text:style-name="P2">43.8295454545 , 61.9659090909 , 35</text:p>
      <text:p text:style-name="P2">43.8295454545 , 62.4696969697 , 35</text:p>
      <text:p text:style-name="P2">43.8295454545 , 62.9734848485 , 35</text:p>
      <text:p text:style-name="P2">43.8295454545 , 63.4772727273 , 35</text:p>
      <text:p text:style-name="P2"><text:soft-page-break/>43.8295454545 , 63.9810606061 , 35</text:p>
      <text:p text:style-name="P2">43.8295454545 , 64.4848484848 , 35</text:p>
      <text:p text:style-name="P2">43.8295454545 , 64.9886363636 , 35</text:p>
      <text:p text:style-name="P2">43.8295454545 , 65.4924242424 , 35</text:p>
      <text:p text:style-name="P2">43.8295454545 , 65.9962121212 , 35</text:p>
      <text:p text:style-name="P2">43.8295454545 , 66.5 , 35</text:p>
      <text:p text:style-name="P2">44.3333333333 , 0.0 , 15</text:p>
      <text:p text:style-name="P2">44.3333333333 , 0.503787878788 , 15</text:p>
      <text:p text:style-name="P2">44.3333333333 , 1.00757575758 , 15</text:p>
      <text:p text:style-name="P2">44.3333333333 , 1.51136363636 , 15</text:p>
      <text:p text:style-name="P2">44.3333333333 , 2.01515151515 , 15</text:p>
      <text:p text:style-name="P2">44.3333333333 , 2.51893939394 , 15</text:p>
      <text:p text:style-name="P2">44.3333333333 , 3.02272727273 , 15</text:p>
      <text:p text:style-name="P2">44.3333333333 , 3.52651515152 , 15</text:p>
      <text:p text:style-name="P2">44.3333333333 , 4.0303030303 , 15</text:p>
      <text:p text:style-name="P2">44.3333333333 , 4.53409090909 , 15</text:p>
      <text:p text:style-name="P2">44.3333333333 , 5.03787878788 , 15</text:p>
      <text:p text:style-name="P2">44.3333333333 , 5.54166666667 , 15</text:p>
      <text:p text:style-name="P2">44.3333333333 , 6.04545454545 , 15</text:p>
      <text:p text:style-name="P2">44.3333333333 , 6.54924242424 , 15</text:p>
      <text:p text:style-name="P2">44.3333333333 , 7.05303030303 , 15</text:p>
      <text:p text:style-name="P2">44.3333333333 , 7.55681818182 , 15</text:p>
      <text:p text:style-name="P2">44.3333333333 , 8.06060606061 , 15</text:p>
      <text:p text:style-name="P2">44.3333333333 , 8.56439393939 , 15</text:p>
      <text:p text:style-name="P2">44.3333333333 , 9.06818181818 , 15</text:p>
      <text:p text:style-name="P2">44.3333333333 , 9.57196969697 , 15</text:p>
      <text:p text:style-name="P2">44.3333333333 , 10.0757575758 , 15</text:p>
      <text:p text:style-name="P2">44.3333333333 , 10.5795454545 , 15</text:p>
      <text:p text:style-name="P2">44.3333333333 , 11.0833333333 , 15</text:p>
      <text:p text:style-name="P2">44.3333333333 , 11.5871212121 , 15</text:p>
      <text:p text:style-name="P2">44.3333333333 , 12.0909090909 , 15</text:p>
      <text:p text:style-name="P2">44.3333333333 , 12.5946969697 , 15</text:p>
      <text:p text:style-name="P2">44.3333333333 , 13.0984848485 , 15</text:p>
      <text:p text:style-name="P2">44.3333333333 , 13.6022727273 , 15</text:p>
      <text:p text:style-name="P2">44.3333333333 , 14.1060606061 , 15</text:p>
      <text:p text:style-name="P2">44.3333333333 , 14.6098484848 , 15</text:p>
      <text:p text:style-name="P2">44.3333333333 , 15.1136363636 , 15</text:p>
      <text:p text:style-name="P2">44.3333333333 , 15.6174242424 , 15</text:p>
      <text:p text:style-name="P2">44.3333333333 , 16.1212121212 , 15</text:p>
      <text:p text:style-name="P2">44.3333333333 , 16.625 , 15</text:p>
      <text:p text:style-name="P2">44.3333333333 , 17.1287878788 , 15</text:p>
      <text:p text:style-name="P2">44.3333333333 , 17.6325757576 , 15</text:p>
      <text:p text:style-name="P2">44.3333333333 , 18.1363636364 , 15</text:p>
      <text:p text:style-name="P2">44.3333333333 , 18.6401515152 , 15.33333333</text:p>
      <text:p text:style-name="P2">44.3333333333 , 19.1439393939 , 15.66666667</text:p>
      <text:p text:style-name="P2">44.3333333333 , 19.6477272727 , 16</text:p>
      <text:p text:style-name="P2">44.3333333333 , 20.1515151515 , 16.33333333</text:p>
      <text:p text:style-name="P2">44.3333333333 , 20.6553030303 , 16.66666667</text:p>
      <text:p text:style-name="P2">44.3333333333 , 21.1590909091 , 17</text:p>
      <text:p text:style-name="P2">44.3333333333 , 21.6628787879 , 17.33333333</text:p>
      <text:p text:style-name="P2">44.3333333333 , 22.1666666667 , 17.66666667</text:p>
      <text:p text:style-name="P2">44.3333333333 , 22.6704545455 , 18</text:p>
      <text:p text:style-name="P2"><text:soft-page-break/>44.3333333333 , 23.1742424242 , 18.33333333</text:p>
      <text:p text:style-name="P2">44.3333333333 , 23.678030303 , 18.66666667</text:p>
      <text:p text:style-name="P2">44.3333333333 , 24.1818181818 , 19</text:p>
      <text:p text:style-name="P2">44.3333333333 , 24.6856060606 , 19.33333333</text:p>
      <text:p text:style-name="P2">44.3333333333 , 25.1893939394 , 19.66666667</text:p>
      <text:p text:style-name="P2">44.3333333333 , 25.6931818182 , 20</text:p>
      <text:p text:style-name="P2">44.3333333333 , 26.196969697 , 20.33333333</text:p>
      <text:p text:style-name="P2">44.3333333333 , 26.7007575758 , 20.66666667</text:p>
      <text:p text:style-name="P2">44.3333333333 , 27.2045454545 , 21</text:p>
      <text:p text:style-name="P2">44.3333333333 , 27.7083333333 , 21.33333333</text:p>
      <text:p text:style-name="P2">44.3333333333 , 28.2121212121 , 21.66666667</text:p>
      <text:p text:style-name="P2">44.3333333333 , 28.7159090909 , 22</text:p>
      <text:p text:style-name="P2">44.3333333333 , 29.2196969697 , 22.33333333</text:p>
      <text:p text:style-name="P2">44.3333333333 , 29.7234848485 , 22.66666667</text:p>
      <text:p text:style-name="P2">44.3333333333 , 30.2272727273 , 23</text:p>
      <text:p text:style-name="P2">44.3333333333 , 30.7310606061 , 23.33333333</text:p>
      <text:p text:style-name="P2">44.3333333333 , 31.2348484848 , 23.66666667</text:p>
      <text:p text:style-name="P2">44.3333333333 , 31.7386363636 , 24</text:p>
      <text:p text:style-name="P2">44.3333333333 , 32.2424242424 , 24.33333333</text:p>
      <text:p text:style-name="P2">44.3333333333 , 32.7462121212 , 24.66666667</text:p>
      <text:p text:style-name="P2">44.3333333333 , 33.25 , 25</text:p>
      <text:p text:style-name="P2">44.3333333333 , 33.7537878788 , 25.33333333</text:p>
      <text:p text:style-name="P2">44.3333333333 , 34.2575757576 , 25.66666667</text:p>
      <text:p text:style-name="P2">44.3333333333 , 34.7613636364 , 26</text:p>
      <text:p text:style-name="P2">44.3333333333 , 35.2651515152 , 26.33333333</text:p>
      <text:p text:style-name="P2">44.3333333333 , 35.7689393939 , 26.66666667</text:p>
      <text:p text:style-name="P2">44.3333333333 , 36.2727272727 , 27</text:p>
      <text:p text:style-name="P2">44.3333333333 , 36.7765151515 , 27.33333333</text:p>
      <text:p text:style-name="P2">44.3333333333 , 37.2803030303 , 27.66666667</text:p>
      <text:p text:style-name="P2">44.3333333333 , 37.7840909091 , 28</text:p>
      <text:p text:style-name="P2">44.3333333333 , 38.2878787879 , 28.33333333</text:p>
      <text:p text:style-name="P2">44.3333333333 , 38.7916666667 , 28.66666667</text:p>
      <text:p text:style-name="P2">44.3333333333 , 39.2954545455 , 29</text:p>
      <text:p text:style-name="P2">44.3333333333 , 39.7992424242 , 29.33333333</text:p>
      <text:p text:style-name="P2">44.3333333333 , 40.303030303 , 29.66666667</text:p>
      <text:p text:style-name="P2">44.3333333333 , 40.8068181818 , 30</text:p>
      <text:p text:style-name="P2">44.3333333333 , 41.3106060606 , 30.33333333</text:p>
      <text:p text:style-name="P2">44.3333333333 , 41.8143939394 , 30.66666667</text:p>
      <text:p text:style-name="P2">44.3333333333 , 42.3181818182 , 31</text:p>
      <text:p text:style-name="P2">44.3333333333 , 42.821969697 , 31.33333333</text:p>
      <text:p text:style-name="P2">44.3333333333 , 43.3257575758 , 31.66666667</text:p>
      <text:p text:style-name="P2">44.3333333333 , 43.8295454545 , 32</text:p>
      <text:p text:style-name="P2">44.3333333333 , 44.3333333333 , 32.33333333</text:p>
      <text:p text:style-name="P2">44.3333333333 , 44.8371212121 , 32.66666667</text:p>
      <text:p text:style-name="P2">44.3333333333 , 45.3409090909 , 33</text:p>
      <text:p text:style-name="P2">44.3333333333 , 45.8446969697 , 33.33333333</text:p>
      <text:p text:style-name="P2">44.3333333333 , 46.3484848485 , 33.66666667</text:p>
      <text:p text:style-name="P2">44.3333333333 , 46.8522727273 , 34</text:p>
      <text:p text:style-name="P2">44.3333333333 , 47.3560606061 , 34.33333333</text:p>
      <text:p text:style-name="P2">44.3333333333 , 47.8598484848 , 34.66666667</text:p>
      <text:p text:style-name="P2">44.3333333333 , 48.3636363636 , 35</text:p>
      <text:p text:style-name="P2">44.3333333333 , 48.8674242424 , 35</text:p>
      <text:p text:style-name="P2"><text:soft-page-break/>44.3333333333 , 49.3712121212 , 35</text:p>
      <text:p text:style-name="P2">44.3333333333 , 49.875 , 35</text:p>
      <text:p text:style-name="P2">44.3333333333 , 50.3787878788 , 35</text:p>
      <text:p text:style-name="P2">44.3333333333 , 50.8825757576 , 35</text:p>
      <text:p text:style-name="P2">44.3333333333 , 51.3863636364 , 35</text:p>
      <text:p text:style-name="P2">44.3333333333 , 51.8901515152 , 35</text:p>
      <text:p text:style-name="P2">44.3333333333 , 52.3939393939 , 35</text:p>
      <text:p text:style-name="P2">44.3333333333 , 52.8977272727 , 35</text:p>
      <text:p text:style-name="P2">44.3333333333 , 53.4015151515 , 35</text:p>
      <text:p text:style-name="P2">44.3333333333 , 53.9053030303 , 35</text:p>
      <text:p text:style-name="P2">44.3333333333 , 54.4090909091 , 35</text:p>
      <text:p text:style-name="P2">44.3333333333 , 54.9128787879 , 35</text:p>
      <text:p text:style-name="P2">44.3333333333 , 55.4166666667 , 35</text:p>
      <text:p text:style-name="P2">44.3333333333 , 55.9204545455 , 35</text:p>
      <text:p text:style-name="P2">44.3333333333 , 56.4242424242 , 35</text:p>
      <text:p text:style-name="P2">44.3333333333 , 56.928030303 , 35</text:p>
      <text:p text:style-name="P2">44.3333333333 , 57.4318181818 , 35</text:p>
      <text:p text:style-name="P2">44.3333333333 , 57.9356060606 , 35</text:p>
      <text:p text:style-name="P2">44.3333333333 , 58.4393939394 , 35</text:p>
      <text:p text:style-name="P2">44.3333333333 , 58.9431818182 , 35</text:p>
      <text:p text:style-name="P2">44.3333333333 , 59.446969697 , 35</text:p>
      <text:p text:style-name="P2">44.3333333333 , 59.9507575758 , 35</text:p>
      <text:p text:style-name="P2">44.3333333333 , 60.4545454545 , 35</text:p>
      <text:p text:style-name="P2">44.3333333333 , 60.9583333333 , 35</text:p>
      <text:p text:style-name="P2">44.3333333333 , 61.4621212121 , 35</text:p>
      <text:p text:style-name="P2">44.3333333333 , 61.9659090909 , 35</text:p>
      <text:p text:style-name="P2">44.3333333333 , 62.4696969697 , 35</text:p>
      <text:p text:style-name="P2">44.3333333333 , 62.9734848485 , 35</text:p>
      <text:p text:style-name="P2">44.3333333333 , 63.4772727273 , 35</text:p>
      <text:p text:style-name="P2">44.3333333333 , 63.9810606061 , 35</text:p>
      <text:p text:style-name="P2">44.3333333333 , 64.4848484848 , 35</text:p>
      <text:p text:style-name="P2">44.3333333333 , 64.9886363636 , 35</text:p>
      <text:p text:style-name="P2">44.3333333333 , 65.4924242424 , 35</text:p>
      <text:p text:style-name="P2">44.3333333333 , 65.9962121212 , 35</text:p>
      <text:p text:style-name="P2">44.3333333333 , 66.5 , 35</text:p>
      <text:p text:style-name="P2">44.8371212121 , 0.0 , 15</text:p>
      <text:p text:style-name="P2">44.8371212121 , 0.503787878788 , 15</text:p>
      <text:p text:style-name="P2">44.8371212121 , 1.00757575758 , 15</text:p>
      <text:p text:style-name="P2">44.8371212121 , 1.51136363636 , 15</text:p>
      <text:p text:style-name="P2">44.8371212121 , 2.01515151515 , 15</text:p>
      <text:p text:style-name="P2">44.8371212121 , 2.51893939394 , 15</text:p>
      <text:p text:style-name="P2">44.8371212121 , 3.02272727273 , 15</text:p>
      <text:p text:style-name="P2">44.8371212121 , 3.52651515152 , 15</text:p>
      <text:p text:style-name="P2">44.8371212121 , 4.0303030303 , 15</text:p>
      <text:p text:style-name="P2">44.8371212121 , 4.53409090909 , 15</text:p>
      <text:p text:style-name="P2">44.8371212121 , 5.03787878788 , 15</text:p>
      <text:p text:style-name="P2">44.8371212121 , 5.54166666667 , 15</text:p>
      <text:p text:style-name="P2">44.8371212121 , 6.04545454545 , 15</text:p>
      <text:p text:style-name="P2">44.8371212121 , 6.54924242424 , 15</text:p>
      <text:p text:style-name="P2">44.8371212121 , 7.05303030303 , 15</text:p>
      <text:p text:style-name="P2">44.8371212121 , 7.55681818182 , 15</text:p>
      <text:p text:style-name="P2">44.8371212121 , 8.06060606061 , 15</text:p>
      <text:p text:style-name="P2"><text:soft-page-break/>44.8371212121 , 8.56439393939 , 15</text:p>
      <text:p text:style-name="P2">44.8371212121 , 9.06818181818 , 15</text:p>
      <text:p text:style-name="P2">44.8371212121 , 9.57196969697 , 15</text:p>
      <text:p text:style-name="P2">44.8371212121 , 10.0757575758 , 15</text:p>
      <text:p text:style-name="P2">44.8371212121 , 10.5795454545 , 15</text:p>
      <text:p text:style-name="P2">44.8371212121 , 11.0833333333 , 15</text:p>
      <text:p text:style-name="P2">44.8371212121 , 11.5871212121 , 15</text:p>
      <text:p text:style-name="P2">44.8371212121 , 12.0909090909 , 15</text:p>
      <text:p text:style-name="P2">44.8371212121 , 12.5946969697 , 15</text:p>
      <text:p text:style-name="P2">44.8371212121 , 13.0984848485 , 15</text:p>
      <text:p text:style-name="P2">44.8371212121 , 13.6022727273 , 15</text:p>
      <text:p text:style-name="P2">44.8371212121 , 14.1060606061 , 15</text:p>
      <text:p text:style-name="P2">44.8371212121 , 14.6098484848 , 15</text:p>
      <text:p text:style-name="P2">44.8371212121 , 15.1136363636 , 15</text:p>
      <text:p text:style-name="P2">44.8371212121 , 15.6174242424 , 15</text:p>
      <text:p text:style-name="P2">44.8371212121 , 16.1212121212 , 15</text:p>
      <text:p text:style-name="P2">44.8371212121 , 16.625 , 15</text:p>
      <text:p text:style-name="P2">44.8371212121 , 17.1287878788 , 15</text:p>
      <text:p text:style-name="P2">44.8371212121 , 17.6325757576 , 15</text:p>
      <text:p text:style-name="P2">44.8371212121 , 18.1363636364 , 15</text:p>
      <text:p text:style-name="P2">44.8371212121 , 18.6401515152 , 15.33333333</text:p>
      <text:p text:style-name="P2">44.8371212121 , 19.1439393939 , 15.66666667</text:p>
      <text:p text:style-name="P2">44.8371212121 , 19.6477272727 , 16</text:p>
      <text:p text:style-name="P2">44.8371212121 , 20.1515151515 , 16.33333333</text:p>
      <text:p text:style-name="P2">44.8371212121 , 20.6553030303 , 16.66666667</text:p>
      <text:p text:style-name="P2">44.8371212121 , 21.1590909091 , 17</text:p>
      <text:p text:style-name="P2">44.8371212121 , 21.6628787879 , 17.33333333</text:p>
      <text:p text:style-name="P2">44.8371212121 , 22.1666666667 , 17.66666667</text:p>
      <text:p text:style-name="P2">44.8371212121 , 22.6704545455 , 18</text:p>
      <text:p text:style-name="P2">44.8371212121 , 23.1742424242 , 18.33333333</text:p>
      <text:p text:style-name="P2">44.8371212121 , 23.678030303 , 18.66666667</text:p>
      <text:p text:style-name="P2">44.8371212121 , 24.1818181818 , 19</text:p>
      <text:p text:style-name="P2">44.8371212121 , 24.6856060606 , 19.33333333</text:p>
      <text:p text:style-name="P2">44.8371212121 , 25.1893939394 , 19.66666667</text:p>
      <text:p text:style-name="P2">44.8371212121 , 25.6931818182 , 20</text:p>
      <text:p text:style-name="P2">44.8371212121 , 26.196969697 , 20.33333333</text:p>
      <text:p text:style-name="P2">44.8371212121 , 26.7007575758 , 20.66666667</text:p>
      <text:p text:style-name="P2">44.8371212121 , 27.2045454545 , 21</text:p>
      <text:p text:style-name="P2">44.8371212121 , 27.7083333333 , 21.33333333</text:p>
      <text:p text:style-name="P2">44.8371212121 , 28.2121212121 , 21.66666667</text:p>
      <text:p text:style-name="P2">44.8371212121 , 28.7159090909 , 22</text:p>
      <text:p text:style-name="P2">44.8371212121 , 29.2196969697 , 22.33333333</text:p>
      <text:p text:style-name="P2">44.8371212121 , 29.7234848485 , 22.66666667</text:p>
      <text:p text:style-name="P2">44.8371212121 , 30.2272727273 , 23</text:p>
      <text:p text:style-name="P2">44.8371212121 , 30.7310606061 , 23.33333333</text:p>
      <text:p text:style-name="P2">44.8371212121 , 31.2348484848 , 23.66666667</text:p>
      <text:p text:style-name="P2">44.8371212121 , 31.7386363636 , 24</text:p>
      <text:p text:style-name="P2">44.8371212121 , 32.2424242424 , 24.33333333</text:p>
      <text:p text:style-name="P2">44.8371212121 , 32.7462121212 , 24.66666667</text:p>
      <text:p text:style-name="P2">44.8371212121 , 33.25 , 25</text:p>
      <text:p text:style-name="P2">44.8371212121 , 33.7537878788 , 25.33333333</text:p>
      <text:p text:style-name="P2">44.8371212121 , 34.2575757576 , 25.66666667</text:p>
      <text:p text:style-name="P2"><text:soft-page-break/>44.8371212121 , 34.7613636364 , 26</text:p>
      <text:p text:style-name="P2">44.8371212121 , 35.2651515152 , 26.33333333</text:p>
      <text:p text:style-name="P2">44.8371212121 , 35.7689393939 , 26.66666667</text:p>
      <text:p text:style-name="P2">44.8371212121 , 36.2727272727 , 27</text:p>
      <text:p text:style-name="P2">44.8371212121 , 36.7765151515 , 27.33333333</text:p>
      <text:p text:style-name="P2">44.8371212121 , 37.2803030303 , 27.66666667</text:p>
      <text:p text:style-name="P2">44.8371212121 , 37.7840909091 , 28</text:p>
      <text:p text:style-name="P2">44.8371212121 , 38.2878787879 , 28.33333333</text:p>
      <text:p text:style-name="P2">44.8371212121 , 38.7916666667 , 28.66666667</text:p>
      <text:p text:style-name="P2">44.8371212121 , 39.2954545455 , 29</text:p>
      <text:p text:style-name="P2">44.8371212121 , 39.7992424242 , 29.33333333</text:p>
      <text:p text:style-name="P2">44.8371212121 , 40.303030303 , 29.66666667</text:p>
      <text:p text:style-name="P2">44.8371212121 , 40.8068181818 , 30</text:p>
      <text:p text:style-name="P2">44.8371212121 , 41.3106060606 , 30.33333333</text:p>
      <text:p text:style-name="P2">44.8371212121 , 41.8143939394 , 30.66666667</text:p>
      <text:p text:style-name="P2">44.8371212121 , 42.3181818182 , 31</text:p>
      <text:p text:style-name="P2">44.8371212121 , 42.821969697 , 31.33333333</text:p>
      <text:p text:style-name="P2">44.8371212121 , 43.3257575758 , 31.66666667</text:p>
      <text:p text:style-name="P2">44.8371212121 , 43.8295454545 , 32</text:p>
      <text:p text:style-name="P2">44.8371212121 , 44.3333333333 , 32.33333333</text:p>
      <text:p text:style-name="P2">44.8371212121 , 44.8371212121 , 32.66666667</text:p>
      <text:p text:style-name="P2">44.8371212121 , 45.3409090909 , 33</text:p>
      <text:p text:style-name="P2">44.8371212121 , 45.8446969697 , 33.33333333</text:p>
      <text:p text:style-name="P2">44.8371212121 , 46.3484848485 , 33.66666667</text:p>
      <text:p text:style-name="P2">44.8371212121 , 46.8522727273 , 34</text:p>
      <text:p text:style-name="P2">44.8371212121 , 47.3560606061 , 34.33333333</text:p>
      <text:p text:style-name="P2">44.8371212121 , 47.8598484848 , 34.66666667</text:p>
      <text:p text:style-name="P2">44.8371212121 , 48.3636363636 , 35</text:p>
      <text:p text:style-name="P2">44.8371212121 , 48.8674242424 , 35</text:p>
      <text:p text:style-name="P2">44.8371212121 , 49.3712121212 , 35</text:p>
      <text:p text:style-name="P2">44.8371212121 , 49.875 , 35</text:p>
      <text:p text:style-name="P2">44.8371212121 , 50.3787878788 , 35</text:p>
      <text:p text:style-name="P2">44.8371212121 , 50.8825757576 , 35</text:p>
      <text:p text:style-name="P2">44.8371212121 , 51.3863636364 , 35</text:p>
      <text:p text:style-name="P2">44.8371212121 , 51.8901515152 , 35</text:p>
      <text:p text:style-name="P2">44.8371212121 , 52.3939393939 , 35</text:p>
      <text:p text:style-name="P2">44.8371212121 , 52.8977272727 , 35</text:p>
      <text:p text:style-name="P2">44.8371212121 , 53.4015151515 , 35</text:p>
      <text:p text:style-name="P2">44.8371212121 , 53.9053030303 , 35</text:p>
      <text:p text:style-name="P2">44.8371212121 , 54.4090909091 , 35</text:p>
      <text:p text:style-name="P2">44.8371212121 , 54.9128787879 , 35</text:p>
      <text:p text:style-name="P2">44.8371212121 , 55.4166666667 , 35</text:p>
      <text:p text:style-name="P2">44.8371212121 , 55.9204545455 , 35</text:p>
      <text:p text:style-name="P2">44.8371212121 , 56.4242424242 , 35</text:p>
      <text:p text:style-name="P2">44.8371212121 , 56.928030303 , 35</text:p>
      <text:p text:style-name="P2">44.8371212121 , 57.4318181818 , 35</text:p>
      <text:p text:style-name="P2">44.8371212121 , 57.9356060606 , 35</text:p>
      <text:p text:style-name="P2">44.8371212121 , 58.4393939394 , 35</text:p>
      <text:p text:style-name="P2">44.8371212121 , 58.9431818182 , 35</text:p>
      <text:p text:style-name="P2">44.8371212121 , 59.446969697 , 35</text:p>
      <text:p text:style-name="P2">44.8371212121 , 59.9507575758 , 35</text:p>
      <text:p text:style-name="P2">44.8371212121 , 60.4545454545 , 35</text:p>
      <text:p text:style-name="P2"><text:soft-page-break/>44.8371212121 , 60.9583333333 , 35</text:p>
      <text:p text:style-name="P2">44.8371212121 , 61.4621212121 , 35</text:p>
      <text:p text:style-name="P2">44.8371212121 , 61.9659090909 , 35</text:p>
      <text:p text:style-name="P2">44.8371212121 , 62.4696969697 , 35</text:p>
      <text:p text:style-name="P2">44.8371212121 , 62.9734848485 , 35</text:p>
      <text:p text:style-name="P2">44.8371212121 , 63.4772727273 , 35</text:p>
      <text:p text:style-name="P2">44.8371212121 , 63.9810606061 , 35</text:p>
      <text:p text:style-name="P2">44.8371212121 , 64.4848484848 , 35</text:p>
      <text:p text:style-name="P2">44.8371212121 , 64.9886363636 , 35</text:p>
      <text:p text:style-name="P2">44.8371212121 , 65.4924242424 , 35</text:p>
      <text:p text:style-name="P2">44.8371212121 , 65.9962121212 , 35</text:p>
      <text:p text:style-name="P2">44.8371212121 , 66.5 , 35</text:p>
      <text:p text:style-name="P2">45.3409090909 , 0.0 , 15</text:p>
      <text:p text:style-name="P2">45.3409090909 , 0.503787878788 , 15</text:p>
      <text:p text:style-name="P2">45.3409090909 , 1.00757575758 , 15</text:p>
      <text:p text:style-name="P2">45.3409090909 , 1.51136363636 , 15</text:p>
      <text:p text:style-name="P2">45.3409090909 , 2.01515151515 , 15</text:p>
      <text:p text:style-name="P2">45.3409090909 , 2.51893939394 , 15</text:p>
      <text:p text:style-name="P2">45.3409090909 , 3.02272727273 , 15</text:p>
      <text:p text:style-name="P2">45.3409090909 , 3.52651515152 , 15</text:p>
      <text:p text:style-name="P2">45.3409090909 , 4.0303030303 , 15</text:p>
      <text:p text:style-name="P2">45.3409090909 , 4.53409090909 , 15</text:p>
      <text:p text:style-name="P2">45.3409090909 , 5.03787878788 , 15</text:p>
      <text:p text:style-name="P2">45.3409090909 , 5.54166666667 , 15</text:p>
      <text:p text:style-name="P2">45.3409090909 , 6.04545454545 , 15</text:p>
      <text:p text:style-name="P2">45.3409090909 , 6.54924242424 , 15</text:p>
      <text:p text:style-name="P2">45.3409090909 , 7.05303030303 , 15</text:p>
      <text:p text:style-name="P2">45.3409090909 , 7.55681818182 , 15</text:p>
      <text:p text:style-name="P2">45.3409090909 , 8.06060606061 , 15</text:p>
      <text:p text:style-name="P2">45.3409090909 , 8.56439393939 , 15</text:p>
      <text:p text:style-name="P2">45.3409090909 , 9.06818181818 , 15</text:p>
      <text:p text:style-name="P2">45.3409090909 , 9.57196969697 , 15</text:p>
      <text:p text:style-name="P2">45.3409090909 , 10.0757575758 , 15</text:p>
      <text:p text:style-name="P2">45.3409090909 , 10.5795454545 , 15</text:p>
      <text:p text:style-name="P2">45.3409090909 , 11.0833333333 , 15</text:p>
      <text:p text:style-name="P2">45.3409090909 , 11.5871212121 , 15</text:p>
      <text:p text:style-name="P2">45.3409090909 , 12.0909090909 , 15</text:p>
      <text:p text:style-name="P2">45.3409090909 , 12.5946969697 , 15</text:p>
      <text:p text:style-name="P2">45.3409090909 , 13.0984848485 , 15</text:p>
      <text:p text:style-name="P2">45.3409090909 , 13.6022727273 , 15</text:p>
      <text:p text:style-name="P2">45.3409090909 , 14.1060606061 , 15</text:p>
      <text:p text:style-name="P2">45.3409090909 , 14.6098484848 , 15</text:p>
      <text:p text:style-name="P2">45.3409090909 , 15.1136363636 , 15</text:p>
      <text:p text:style-name="P2">45.3409090909 , 15.6174242424 , 15</text:p>
      <text:p text:style-name="P2">45.3409090909 , 16.1212121212 , 15</text:p>
      <text:p text:style-name="P2">45.3409090909 , 16.625 , 15</text:p>
      <text:p text:style-name="P2">45.3409090909 , 17.1287878788 , 15</text:p>
      <text:p text:style-name="P2">45.3409090909 , 17.6325757576 , 15</text:p>
      <text:p text:style-name="P2">45.3409090909 , 18.1363636364 , 15</text:p>
      <text:p text:style-name="P2">45.3409090909 , 18.6401515152 , 15.33333333</text:p>
      <text:p text:style-name="P2">45.3409090909 , 19.1439393939 , 15.66666667</text:p>
      <text:p text:style-name="P2">45.3409090909 , 19.6477272727 , 16</text:p>
      <text:p text:style-name="P2"><text:soft-page-break/>45.3409090909 , 20.1515151515 , 16.33333333</text:p>
      <text:p text:style-name="P2">45.3409090909 , 20.6553030303 , 16.66666667</text:p>
      <text:p text:style-name="P2">45.3409090909 , 21.1590909091 , 17</text:p>
      <text:p text:style-name="P2">45.3409090909 , 21.6628787879 , 17.33333333</text:p>
      <text:p text:style-name="P2">45.3409090909 , 22.1666666667 , 17.66666667</text:p>
      <text:p text:style-name="P2">45.3409090909 , 22.6704545455 , 18</text:p>
      <text:p text:style-name="P2">45.3409090909 , 23.1742424242 , 18.33333333</text:p>
      <text:p text:style-name="P2">45.3409090909 , 23.678030303 , 18.66666667</text:p>
      <text:p text:style-name="P2">45.3409090909 , 24.1818181818 , 19</text:p>
      <text:p text:style-name="P2">45.3409090909 , 24.6856060606 , 19.33333333</text:p>
      <text:p text:style-name="P2">45.3409090909 , 25.1893939394 , 19.66666667</text:p>
      <text:p text:style-name="P2">45.3409090909 , 25.6931818182 , 20</text:p>
      <text:p text:style-name="P2">45.3409090909 , 26.196969697 , 20.33333333</text:p>
      <text:p text:style-name="P2">45.3409090909 , 26.7007575758 , 20.66666667</text:p>
      <text:p text:style-name="P2">45.3409090909 , 27.2045454545 , 21</text:p>
      <text:p text:style-name="P2">45.3409090909 , 27.7083333333 , 21.33333333</text:p>
      <text:p text:style-name="P2">45.3409090909 , 28.2121212121 , 21.66666667</text:p>
      <text:p text:style-name="P2">45.3409090909 , 28.7159090909 , 22</text:p>
      <text:p text:style-name="P2">45.3409090909 , 29.2196969697 , 22.33333333</text:p>
      <text:p text:style-name="P2">45.3409090909 , 29.7234848485 , 22.66666667</text:p>
      <text:p text:style-name="P2">45.3409090909 , 30.2272727273 , 23</text:p>
      <text:p text:style-name="P2">45.3409090909 , 30.7310606061 , 23.33333333</text:p>
      <text:p text:style-name="P2">45.3409090909 , 31.2348484848 , 23.66666667</text:p>
      <text:p text:style-name="P2">45.3409090909 , 31.7386363636 , 24</text:p>
      <text:p text:style-name="P2">45.3409090909 , 32.2424242424 , 24.33333333</text:p>
      <text:p text:style-name="P2">45.3409090909 , 32.7462121212 , 24.66666667</text:p>
      <text:p text:style-name="P2">45.3409090909 , 33.25 , 25</text:p>
      <text:p text:style-name="P2">45.3409090909 , 33.7537878788 , 25.33333333</text:p>
      <text:p text:style-name="P2">45.3409090909 , 34.2575757576 , 25.66666667</text:p>
      <text:p text:style-name="P2">45.3409090909 , 34.7613636364 , 26</text:p>
      <text:p text:style-name="P2">45.3409090909 , 35.2651515152 , 26.33333333</text:p>
      <text:p text:style-name="P2">45.3409090909 , 35.7689393939 , 26.66666667</text:p>
      <text:p text:style-name="P2">45.3409090909 , 36.2727272727 , 27</text:p>
      <text:p text:style-name="P2">45.3409090909 , 36.7765151515 , 27.33333333</text:p>
      <text:p text:style-name="P2">45.3409090909 , 37.2803030303 , 27.66666667</text:p>
      <text:p text:style-name="P2">45.3409090909 , 37.7840909091 , 28</text:p>
      <text:p text:style-name="P2">45.3409090909 , 38.2878787879 , 28.33333333</text:p>
      <text:p text:style-name="P2">45.3409090909 , 38.7916666667 , 28.66666667</text:p>
      <text:p text:style-name="P2">45.3409090909 , 39.2954545455 , 29</text:p>
      <text:p text:style-name="P2">45.3409090909 , 39.7992424242 , 29.33333333</text:p>
      <text:p text:style-name="P2">45.3409090909 , 40.303030303 , 29.66666667</text:p>
      <text:p text:style-name="P2">45.3409090909 , 40.8068181818 , 30</text:p>
      <text:p text:style-name="P2">45.3409090909 , 41.3106060606 , 30.33333333</text:p>
      <text:p text:style-name="P2">45.3409090909 , 41.8143939394 , 30.66666667</text:p>
      <text:p text:style-name="P2">45.3409090909 , 42.3181818182 , 31</text:p>
      <text:p text:style-name="P2">45.3409090909 , 42.821969697 , 31.33333333</text:p>
      <text:p text:style-name="P2">45.3409090909 , 43.3257575758 , 31.66666667</text:p>
      <text:p text:style-name="P2">45.3409090909 , 43.8295454545 , 32</text:p>
      <text:p text:style-name="P2">45.3409090909 , 44.3333333333 , 32.33333333</text:p>
      <text:p text:style-name="P2">45.3409090909 , 44.8371212121 , 32.66666667</text:p>
      <text:p text:style-name="P2">45.3409090909 , 45.3409090909 , 33</text:p>
      <text:p text:style-name="P2">45.3409090909 , 45.8446969697 , 33.33333333</text:p>
      <text:p text:style-name="P2"><text:soft-page-break/>45.3409090909 , 46.3484848485 , 33.66666667</text:p>
      <text:p text:style-name="P2">45.3409090909 , 46.8522727273 , 34</text:p>
      <text:p text:style-name="P2">45.3409090909 , 47.3560606061 , 34.33333333</text:p>
      <text:p text:style-name="P2">45.3409090909 , 47.8598484848 , 34.66666667</text:p>
      <text:p text:style-name="P2">45.3409090909 , 48.3636363636 , 35</text:p>
      <text:p text:style-name="P2">45.3409090909 , 48.8674242424 , 35</text:p>
      <text:p text:style-name="P2">45.3409090909 , 49.3712121212 , 35</text:p>
      <text:p text:style-name="P2">45.3409090909 , 49.875 , 35</text:p>
      <text:p text:style-name="P2">45.3409090909 , 50.3787878788 , 35</text:p>
      <text:p text:style-name="P2">45.3409090909 , 50.8825757576 , 35</text:p>
      <text:p text:style-name="P2">45.3409090909 , 51.3863636364 , 35</text:p>
      <text:p text:style-name="P2">45.3409090909 , 51.8901515152 , 35</text:p>
      <text:p text:style-name="P2">45.3409090909 , 52.3939393939 , 35</text:p>
      <text:p text:style-name="P2">45.3409090909 , 52.8977272727 , 35</text:p>
      <text:p text:style-name="P2">45.3409090909 , 53.4015151515 , 35</text:p>
      <text:p text:style-name="P2">45.3409090909 , 53.9053030303 , 35</text:p>
      <text:p text:style-name="P2">45.3409090909 , 54.4090909091 , 35</text:p>
      <text:p text:style-name="P2">45.3409090909 , 54.9128787879 , 35</text:p>
      <text:p text:style-name="P2">45.3409090909 , 55.4166666667 , 35</text:p>
      <text:p text:style-name="P2">45.3409090909 , 55.9204545455 , 35</text:p>
      <text:p text:style-name="P2">45.3409090909 , 56.4242424242 , 35</text:p>
      <text:p text:style-name="P2">45.3409090909 , 56.928030303 , 35</text:p>
      <text:p text:style-name="P2">45.3409090909 , 57.4318181818 , 35</text:p>
      <text:p text:style-name="P2">45.3409090909 , 57.9356060606 , 35</text:p>
      <text:p text:style-name="P2">45.3409090909 , 58.4393939394 , 35</text:p>
      <text:p text:style-name="P2">45.3409090909 , 58.9431818182 , 35</text:p>
      <text:p text:style-name="P2">45.3409090909 , 59.446969697 , 35</text:p>
      <text:p text:style-name="P2">45.3409090909 , 59.9507575758 , 35</text:p>
      <text:p text:style-name="P2">45.3409090909 , 60.4545454545 , 35</text:p>
      <text:p text:style-name="P2">45.3409090909 , 60.9583333333 , 35</text:p>
      <text:p text:style-name="P2">45.3409090909 , 61.4621212121 , 35</text:p>
      <text:p text:style-name="P2">45.3409090909 , 61.9659090909 , 35</text:p>
      <text:p text:style-name="P2">45.3409090909 , 62.4696969697 , 35</text:p>
      <text:p text:style-name="P2">45.3409090909 , 62.9734848485 , 35</text:p>
      <text:p text:style-name="P2">45.3409090909 , 63.4772727273 , 35</text:p>
      <text:p text:style-name="P2">45.3409090909 , 63.9810606061 , 35</text:p>
      <text:p text:style-name="P2">45.3409090909 , 64.4848484848 , 35</text:p>
      <text:p text:style-name="P2">45.3409090909 , 64.9886363636 , 35</text:p>
      <text:p text:style-name="P2">45.3409090909 , 65.4924242424 , 35</text:p>
      <text:p text:style-name="P2">45.3409090909 , 65.9962121212 , 35</text:p>
      <text:p text:style-name="P2">45.3409090909 , 66.5 , 35</text:p>
      <text:p text:style-name="P2">45.8446969697 , 0.0 , 15</text:p>
      <text:p text:style-name="P2">45.8446969697 , 0.503787878788 , 15</text:p>
      <text:p text:style-name="P2">45.8446969697 , 1.00757575758 , 15</text:p>
      <text:p text:style-name="P2">45.8446969697 , 1.51136363636 , 15</text:p>
      <text:p text:style-name="P2">45.8446969697 , 2.01515151515 , 15</text:p>
      <text:p text:style-name="P2">45.8446969697 , 2.51893939394 , 15</text:p>
      <text:p text:style-name="P2">45.8446969697 , 3.02272727273 , 15</text:p>
      <text:p text:style-name="P2">45.8446969697 , 3.52651515152 , 15</text:p>
      <text:p text:style-name="P2">45.8446969697 , 4.0303030303 , 15</text:p>
      <text:p text:style-name="P2">45.8446969697 , 4.53409090909 , 15</text:p>
      <text:p text:style-name="P2">45.8446969697 , 5.03787878788 , 15</text:p>
      <text:p text:style-name="P2"><text:soft-page-break/>45.8446969697 , 5.54166666667 , 15</text:p>
      <text:p text:style-name="P2">45.8446969697 , 6.04545454545 , 15</text:p>
      <text:p text:style-name="P2">45.8446969697 , 6.54924242424 , 15</text:p>
      <text:p text:style-name="P2">45.8446969697 , 7.05303030303 , 15</text:p>
      <text:p text:style-name="P2">45.8446969697 , 7.55681818182 , 15</text:p>
      <text:p text:style-name="P2">45.8446969697 , 8.06060606061 , 15</text:p>
      <text:p text:style-name="P2">45.8446969697 , 8.56439393939 , 15</text:p>
      <text:p text:style-name="P2">45.8446969697 , 9.06818181818 , 15</text:p>
      <text:p text:style-name="P2">45.8446969697 , 9.57196969697 , 15</text:p>
      <text:p text:style-name="P2">45.8446969697 , 10.0757575758 , 15</text:p>
      <text:p text:style-name="P2">45.8446969697 , 10.5795454545 , 15</text:p>
      <text:p text:style-name="P2">45.8446969697 , 11.0833333333 , 15</text:p>
      <text:p text:style-name="P2">45.8446969697 , 11.5871212121 , 15</text:p>
      <text:p text:style-name="P2">45.8446969697 , 12.0909090909 , 15</text:p>
      <text:p text:style-name="P2">45.8446969697 , 12.5946969697 , 15</text:p>
      <text:p text:style-name="P2">45.8446969697 , 13.0984848485 , 15</text:p>
      <text:p text:style-name="P2">45.8446969697 , 13.6022727273 , 15</text:p>
      <text:p text:style-name="P2">45.8446969697 , 14.1060606061 , 15</text:p>
      <text:p text:style-name="P2">45.8446969697 , 14.6098484848 , 15</text:p>
      <text:p text:style-name="P2">45.8446969697 , 15.1136363636 , 15</text:p>
      <text:p text:style-name="P2">45.8446969697 , 15.6174242424 , 15</text:p>
      <text:p text:style-name="P2">45.8446969697 , 16.1212121212 , 15</text:p>
      <text:p text:style-name="P2">45.8446969697 , 16.625 , 15</text:p>
      <text:p text:style-name="P2">45.8446969697 , 17.1287878788 , 15</text:p>
      <text:p text:style-name="P2">45.8446969697 , 17.6325757576 , 15</text:p>
      <text:p text:style-name="P2">45.8446969697 , 18.1363636364 , 15</text:p>
      <text:p text:style-name="P2">45.8446969697 , 18.6401515152 , 15.33333333</text:p>
      <text:p text:style-name="P2">45.8446969697 , 19.1439393939 , 15.66666667</text:p>
      <text:p text:style-name="P2">45.8446969697 , 19.6477272727 , 16</text:p>
      <text:p text:style-name="P2">45.8446969697 , 20.1515151515 , 16.33333333</text:p>
      <text:p text:style-name="P2">45.8446969697 , 20.6553030303 , 16.66666667</text:p>
      <text:p text:style-name="P2">45.8446969697 , 21.1590909091 , 17</text:p>
      <text:p text:style-name="P2">45.8446969697 , 21.6628787879 , 17.33333333</text:p>
      <text:p text:style-name="P2">45.8446969697 , 22.1666666667 , 17.66666667</text:p>
      <text:p text:style-name="P2">45.8446969697 , 22.6704545455 , 18</text:p>
      <text:p text:style-name="P2">45.8446969697 , 23.1742424242 , 18.33333333</text:p>
      <text:p text:style-name="P2">45.8446969697 , 23.678030303 , 18.66666667</text:p>
      <text:p text:style-name="P2">45.8446969697 , 24.1818181818 , 19</text:p>
      <text:p text:style-name="P2">45.8446969697 , 24.6856060606 , 19.33333333</text:p>
      <text:p text:style-name="P2">45.8446969697 , 25.1893939394 , 19.66666667</text:p>
      <text:p text:style-name="P2">45.8446969697 , 25.6931818182 , 20</text:p>
      <text:p text:style-name="P2">45.8446969697 , 26.196969697 , 20.33333333</text:p>
      <text:p text:style-name="P2">45.8446969697 , 26.7007575758 , 20.66666667</text:p>
      <text:p text:style-name="P2">45.8446969697 , 27.2045454545 , 21</text:p>
      <text:p text:style-name="P2">45.8446969697 , 27.7083333333 , 21.33333333</text:p>
      <text:p text:style-name="P2">45.8446969697 , 28.2121212121 , 21.66666667</text:p>
      <text:p text:style-name="P2">45.8446969697 , 28.7159090909 , 22</text:p>
      <text:p text:style-name="P2">45.8446969697 , 29.2196969697 , 22.33333333</text:p>
      <text:p text:style-name="P2">45.8446969697 , 29.7234848485 , 22.66666667</text:p>
      <text:p text:style-name="P2">45.8446969697 , 30.2272727273 , 23</text:p>
      <text:p text:style-name="P2">45.8446969697 , 30.7310606061 , 23.33333333</text:p>
      <text:p text:style-name="P2">45.8446969697 , 31.2348484848 , 23.66666667</text:p>
      <text:p text:style-name="P2"><text:soft-page-break/>45.8446969697 , 31.7386363636 , 24</text:p>
      <text:p text:style-name="P2">45.8446969697 , 32.2424242424 , 24.33333333</text:p>
      <text:p text:style-name="P2">45.8446969697 , 32.7462121212 , 24.66666667</text:p>
      <text:p text:style-name="P2">45.8446969697 , 33.25 , 25</text:p>
      <text:p text:style-name="P2">45.8446969697 , 33.7537878788 , 25.33333333</text:p>
      <text:p text:style-name="P2">45.8446969697 , 34.2575757576 , 25.66666667</text:p>
      <text:p text:style-name="P2">45.8446969697 , 34.7613636364 , 26</text:p>
      <text:p text:style-name="P2">45.8446969697 , 35.2651515152 , 26.33333333</text:p>
      <text:p text:style-name="P2">45.8446969697 , 35.7689393939 , 26.66666667</text:p>
      <text:p text:style-name="P2">45.8446969697 , 36.2727272727 , 27</text:p>
      <text:p text:style-name="P2">45.8446969697 , 36.7765151515 , 27.33333333</text:p>
      <text:p text:style-name="P2">45.8446969697 , 37.2803030303 , 27.66666667</text:p>
      <text:p text:style-name="P2">45.8446969697 , 37.7840909091 , 28</text:p>
      <text:p text:style-name="P2">45.8446969697 , 38.2878787879 , 28.33333333</text:p>
      <text:p text:style-name="P2">45.8446969697 , 38.7916666667 , 28.66666667</text:p>
      <text:p text:style-name="P2">45.8446969697 , 39.2954545455 , 29</text:p>
      <text:p text:style-name="P2">45.8446969697 , 39.7992424242 , 29.33333333</text:p>
      <text:p text:style-name="P2">45.8446969697 , 40.303030303 , 29.66666667</text:p>
      <text:p text:style-name="P2">45.8446969697 , 40.8068181818 , 30</text:p>
      <text:p text:style-name="P2">45.8446969697 , 41.3106060606 , 30.33333333</text:p>
      <text:p text:style-name="P2">45.8446969697 , 41.8143939394 , 30.66666667</text:p>
      <text:p text:style-name="P2">45.8446969697 , 42.3181818182 , 31</text:p>
      <text:p text:style-name="P2">45.8446969697 , 42.821969697 , 31.33333333</text:p>
      <text:p text:style-name="P2">45.8446969697 , 43.3257575758 , 31.66666667</text:p>
      <text:p text:style-name="P2">45.8446969697 , 43.8295454545 , 32</text:p>
      <text:p text:style-name="P2">45.8446969697 , 44.3333333333 , 32.33333333</text:p>
      <text:p text:style-name="P2">45.8446969697 , 44.8371212121 , 32.66666667</text:p>
      <text:p text:style-name="P2">45.8446969697 , 45.3409090909 , 33</text:p>
      <text:p text:style-name="P2">45.8446969697 , 45.8446969697 , 33.33333333</text:p>
      <text:p text:style-name="P2">45.8446969697 , 46.3484848485 , 33.66666667</text:p>
      <text:p text:style-name="P2">45.8446969697 , 46.8522727273 , 34</text:p>
      <text:p text:style-name="P2">45.8446969697 , 47.3560606061 , 34.33333333</text:p>
      <text:p text:style-name="P2">45.8446969697 , 47.8598484848 , 34.66666667</text:p>
      <text:p text:style-name="P2">45.8446969697 , 48.3636363636 , 35</text:p>
      <text:p text:style-name="P2">45.8446969697 , 48.8674242424 , 35</text:p>
      <text:p text:style-name="P2">45.8446969697 , 49.3712121212 , 35</text:p>
      <text:p text:style-name="P2">45.8446969697 , 49.875 , 35</text:p>
      <text:p text:style-name="P2">45.8446969697 , 50.3787878788 , 35</text:p>
      <text:p text:style-name="P2">45.8446969697 , 50.8825757576 , 35</text:p>
      <text:p text:style-name="P2">45.8446969697 , 51.3863636364 , 35</text:p>
      <text:p text:style-name="P2">45.8446969697 , 51.8901515152 , 35</text:p>
      <text:p text:style-name="P2">45.8446969697 , 52.3939393939 , 35</text:p>
      <text:p text:style-name="P2">45.8446969697 , 52.8977272727 , 35</text:p>
      <text:p text:style-name="P2">45.8446969697 , 53.4015151515 , 35</text:p>
      <text:p text:style-name="P2">45.8446969697 , 53.9053030303 , 35</text:p>
      <text:p text:style-name="P2">45.8446969697 , 54.4090909091 , 35</text:p>
      <text:p text:style-name="P2">45.8446969697 , 54.9128787879 , 35</text:p>
      <text:p text:style-name="P2">45.8446969697 , 55.4166666667 , 35</text:p>
      <text:p text:style-name="P2">45.8446969697 , 55.9204545455 , 35</text:p>
      <text:p text:style-name="P2">45.8446969697 , 56.4242424242 , 35</text:p>
      <text:p text:style-name="P2">45.8446969697 , 56.928030303 , 35</text:p>
      <text:p text:style-name="P2">45.8446969697 , 57.4318181818 , 35</text:p>
      <text:p text:style-name="P2"><text:soft-page-break/>45.8446969697 , 57.9356060606 , 35</text:p>
      <text:p text:style-name="P2">45.8446969697 , 58.4393939394 , 35</text:p>
      <text:p text:style-name="P2">45.8446969697 , 58.9431818182 , 35</text:p>
      <text:p text:style-name="P2">45.8446969697 , 59.446969697 , 35</text:p>
      <text:p text:style-name="P2">45.8446969697 , 59.9507575758 , 35</text:p>
      <text:p text:style-name="P2">45.8446969697 , 60.4545454545 , 35</text:p>
      <text:p text:style-name="P2">45.8446969697 , 60.9583333333 , 35</text:p>
      <text:p text:style-name="P2">45.8446969697 , 61.4621212121 , 35</text:p>
      <text:p text:style-name="P2">45.8446969697 , 61.9659090909 , 35</text:p>
      <text:p text:style-name="P2">45.8446969697 , 62.4696969697 , 35</text:p>
      <text:p text:style-name="P2">45.8446969697 , 62.9734848485 , 35</text:p>
      <text:p text:style-name="P2">45.8446969697 , 63.4772727273 , 35</text:p>
      <text:p text:style-name="P2">45.8446969697 , 63.9810606061 , 35</text:p>
      <text:p text:style-name="P2">45.8446969697 , 64.4848484848 , 35</text:p>
      <text:p text:style-name="P2">45.8446969697 , 64.9886363636 , 35</text:p>
      <text:p text:style-name="P2">45.8446969697 , 65.4924242424 , 35</text:p>
      <text:p text:style-name="P2">45.8446969697 , 65.9962121212 , 35</text:p>
      <text:p text:style-name="P2">45.8446969697 , 66.5 , 35</text:p>
      <text:p text:style-name="P2">46.3484848485 , 0.0 , 15</text:p>
      <text:p text:style-name="P2">46.3484848485 , 0.503787878788 , 15</text:p>
      <text:p text:style-name="P2">46.3484848485 , 1.00757575758 , 15</text:p>
      <text:p text:style-name="P2">46.3484848485 , 1.51136363636 , 15</text:p>
      <text:p text:style-name="P2">46.3484848485 , 2.01515151515 , 15</text:p>
      <text:p text:style-name="P2">46.3484848485 , 2.51893939394 , 15</text:p>
      <text:p text:style-name="P2">46.3484848485 , 3.02272727273 , 15</text:p>
      <text:p text:style-name="P2">46.3484848485 , 3.52651515152 , 15</text:p>
      <text:p text:style-name="P2">46.3484848485 , 4.0303030303 , 15</text:p>
      <text:p text:style-name="P2">46.3484848485 , 4.53409090909 , 15</text:p>
      <text:p text:style-name="P2">46.3484848485 , 5.03787878788 , 15</text:p>
      <text:p text:style-name="P2">46.3484848485 , 5.54166666667 , 15</text:p>
      <text:p text:style-name="P2">46.3484848485 , 6.04545454545 , 15</text:p>
      <text:p text:style-name="P2">46.3484848485 , 6.54924242424 , 15</text:p>
      <text:p text:style-name="P2">46.3484848485 , 7.05303030303 , 15</text:p>
      <text:p text:style-name="P2">46.3484848485 , 7.55681818182 , 15</text:p>
      <text:p text:style-name="P2">46.3484848485 , 8.06060606061 , 15</text:p>
      <text:p text:style-name="P2">46.3484848485 , 8.56439393939 , 15</text:p>
      <text:p text:style-name="P2">46.3484848485 , 9.06818181818 , 15</text:p>
      <text:p text:style-name="P2">46.3484848485 , 9.57196969697 , 15</text:p>
      <text:p text:style-name="P2">46.3484848485 , 10.0757575758 , 15</text:p>
      <text:p text:style-name="P2">46.3484848485 , 10.5795454545 , 15</text:p>
      <text:p text:style-name="P2">46.3484848485 , 11.0833333333 , 15</text:p>
      <text:p text:style-name="P2">46.3484848485 , 11.5871212121 , 15</text:p>
      <text:p text:style-name="P2">46.3484848485 , 12.0909090909 , 15</text:p>
      <text:p text:style-name="P2">46.3484848485 , 12.5946969697 , 15</text:p>
      <text:p text:style-name="P2">46.3484848485 , 13.0984848485 , 15</text:p>
      <text:p text:style-name="P2">46.3484848485 , 13.6022727273 , 15</text:p>
      <text:p text:style-name="P2">46.3484848485 , 14.1060606061 , 15</text:p>
      <text:p text:style-name="P2">46.3484848485 , 14.6098484848 , 15</text:p>
      <text:p text:style-name="P2">46.3484848485 , 15.1136363636 , 15</text:p>
      <text:p text:style-name="P2">46.3484848485 , 15.6174242424 , 15</text:p>
      <text:p text:style-name="P2">46.3484848485 , 16.1212121212 , 15</text:p>
      <text:p text:style-name="P2">46.3484848485 , 16.625 , 15</text:p>
      <text:p text:style-name="P2"><text:soft-page-break/>46.3484848485 , 17.1287878788 , 15</text:p>
      <text:p text:style-name="P2">46.3484848485 , 17.6325757576 , 15</text:p>
      <text:p text:style-name="P2">46.3484848485 , 18.1363636364 , 15</text:p>
      <text:p text:style-name="P2">46.3484848485 , 18.6401515152 , 15.33333333</text:p>
      <text:p text:style-name="P2">46.3484848485 , 19.1439393939 , 15.66666667</text:p>
      <text:p text:style-name="P2">46.3484848485 , 19.6477272727 , 16</text:p>
      <text:p text:style-name="P2">46.3484848485 , 20.1515151515 , 16.33333333</text:p>
      <text:p text:style-name="P2">46.3484848485 , 20.6553030303 , 16.66666667</text:p>
      <text:p text:style-name="P2">46.3484848485 , 21.1590909091 , 17</text:p>
      <text:p text:style-name="P2">46.3484848485 , 21.6628787879 , 17.33333333</text:p>
      <text:p text:style-name="P2">46.3484848485 , 22.1666666667 , 17.66666667</text:p>
      <text:p text:style-name="P2">46.3484848485 , 22.6704545455 , 18</text:p>
      <text:p text:style-name="P2">46.3484848485 , 23.1742424242 , 18.33333333</text:p>
      <text:p text:style-name="P2">46.3484848485 , 23.678030303 , 18.66666667</text:p>
      <text:p text:style-name="P2">46.3484848485 , 24.1818181818 , 19</text:p>
      <text:p text:style-name="P2">46.3484848485 , 24.6856060606 , 19.33333333</text:p>
      <text:p text:style-name="P2">46.3484848485 , 25.1893939394 , 19.66666667</text:p>
      <text:p text:style-name="P2">46.3484848485 , 25.6931818182 , 20</text:p>
      <text:p text:style-name="P2">46.3484848485 , 26.196969697 , 20.33333333</text:p>
      <text:p text:style-name="P2">46.3484848485 , 26.7007575758 , 20.66666667</text:p>
      <text:p text:style-name="P2">46.3484848485 , 27.2045454545 , 21</text:p>
      <text:p text:style-name="P2">46.3484848485 , 27.7083333333 , 21.33333333</text:p>
      <text:p text:style-name="P2">46.3484848485 , 28.2121212121 , 21.66666667</text:p>
      <text:p text:style-name="P2">46.3484848485 , 28.7159090909 , 22</text:p>
      <text:p text:style-name="P2">46.3484848485 , 29.2196969697 , 22.33333333</text:p>
      <text:p text:style-name="P2">46.3484848485 , 29.7234848485 , 22.66666667</text:p>
      <text:p text:style-name="P2">46.3484848485 , 30.2272727273 , 23</text:p>
      <text:p text:style-name="P2">46.3484848485 , 30.7310606061 , 23.33333333</text:p>
      <text:p text:style-name="P2">46.3484848485 , 31.2348484848 , 23.66666667</text:p>
      <text:p text:style-name="P2">46.3484848485 , 31.7386363636 , 24</text:p>
      <text:p text:style-name="P2">46.3484848485 , 32.2424242424 , 24.33333333</text:p>
      <text:p text:style-name="P2">46.3484848485 , 32.7462121212 , 24.66666667</text:p>
      <text:p text:style-name="P2">46.3484848485 , 33.25 , 25</text:p>
      <text:p text:style-name="P2">46.3484848485 , 33.7537878788 , 25.33333333</text:p>
      <text:p text:style-name="P2">46.3484848485 , 34.2575757576 , 25.66666667</text:p>
      <text:p text:style-name="P2">46.3484848485 , 34.7613636364 , 26</text:p>
      <text:p text:style-name="P2">46.3484848485 , 35.2651515152 , 26.33333333</text:p>
      <text:p text:style-name="P2">46.3484848485 , 35.7689393939 , 26.66666667</text:p>
      <text:p text:style-name="P2">46.3484848485 , 36.2727272727 , 27</text:p>
      <text:p text:style-name="P2">46.3484848485 , 36.7765151515 , 27.33333333</text:p>
      <text:p text:style-name="P2">46.3484848485 , 37.2803030303 , 27.66666667</text:p>
      <text:p text:style-name="P2">46.3484848485 , 37.7840909091 , 28</text:p>
      <text:p text:style-name="P2">46.3484848485 , 38.2878787879 , 28.33333333</text:p>
      <text:p text:style-name="P2">46.3484848485 , 38.7916666667 , 28.66666667</text:p>
      <text:p text:style-name="P2">46.3484848485 , 39.2954545455 , 29</text:p>
      <text:p text:style-name="P2">46.3484848485 , 39.7992424242 , 29.33333333</text:p>
      <text:p text:style-name="P2">46.3484848485 , 40.303030303 , 29.66666667</text:p>
      <text:p text:style-name="P2">46.3484848485 , 40.8068181818 , 30</text:p>
      <text:p text:style-name="P2">46.3484848485 , 41.3106060606 , 30.33333333</text:p>
      <text:p text:style-name="P2">46.3484848485 , 41.8143939394 , 30.66666667</text:p>
      <text:p text:style-name="P2">46.3484848485 , 42.3181818182 , 31</text:p>
      <text:p text:style-name="P2">46.3484848485 , 42.821969697 , 31.33333333</text:p>
      <text:p text:style-name="P2"><text:soft-page-break/>46.3484848485 , 43.3257575758 , 31.66666667</text:p>
      <text:p text:style-name="P2">46.3484848485 , 43.8295454545 , 32</text:p>
      <text:p text:style-name="P2">46.3484848485 , 44.3333333333 , 32.33333333</text:p>
      <text:p text:style-name="P2">46.3484848485 , 44.8371212121 , 32.66666667</text:p>
      <text:p text:style-name="P2">46.3484848485 , 45.3409090909 , 33</text:p>
      <text:p text:style-name="P2">46.3484848485 , 45.8446969697 , 33.33333333</text:p>
      <text:p text:style-name="P2">46.3484848485 , 46.3484848485 , 33.66666667</text:p>
      <text:p text:style-name="P2">46.3484848485 , 46.8522727273 , 34</text:p>
      <text:p text:style-name="P2">46.3484848485 , 47.3560606061 , 34.33333333</text:p>
      <text:p text:style-name="P2">46.3484848485 , 47.8598484848 , 34.66666667</text:p>
      <text:p text:style-name="P2">46.3484848485 , 48.3636363636 , 35</text:p>
      <text:p text:style-name="P2">46.3484848485 , 48.8674242424 , 35</text:p>
      <text:p text:style-name="P2">46.3484848485 , 49.3712121212 , 35</text:p>
      <text:p text:style-name="P2">46.3484848485 , 49.875 , 35</text:p>
      <text:p text:style-name="P2">46.3484848485 , 50.3787878788 , 35</text:p>
      <text:p text:style-name="P2">46.3484848485 , 50.8825757576 , 35</text:p>
      <text:p text:style-name="P2">46.3484848485 , 51.3863636364 , 35</text:p>
      <text:p text:style-name="P2">46.3484848485 , 51.8901515152 , 35</text:p>
      <text:p text:style-name="P2">46.3484848485 , 52.3939393939 , 35</text:p>
      <text:p text:style-name="P2">46.3484848485 , 52.8977272727 , 35</text:p>
      <text:p text:style-name="P2">46.3484848485 , 53.4015151515 , 35</text:p>
      <text:p text:style-name="P2">46.3484848485 , 53.9053030303 , 35</text:p>
      <text:p text:style-name="P2">46.3484848485 , 54.4090909091 , 35</text:p>
      <text:p text:style-name="P2">46.3484848485 , 54.9128787879 , 35</text:p>
      <text:p text:style-name="P2">46.3484848485 , 55.4166666667 , 35</text:p>
      <text:p text:style-name="P2">46.3484848485 , 55.9204545455 , 35</text:p>
      <text:p text:style-name="P2">46.3484848485 , 56.4242424242 , 35</text:p>
      <text:p text:style-name="P2">46.3484848485 , 56.928030303 , 35</text:p>
      <text:p text:style-name="P2">46.3484848485 , 57.4318181818 , 35</text:p>
      <text:p text:style-name="P2">46.3484848485 , 57.9356060606 , 35</text:p>
      <text:p text:style-name="P2">46.3484848485 , 58.4393939394 , 35</text:p>
      <text:p text:style-name="P2">46.3484848485 , 58.9431818182 , 35</text:p>
      <text:p text:style-name="P2">46.3484848485 , 59.446969697 , 35</text:p>
      <text:p text:style-name="P2">46.3484848485 , 59.9507575758 , 35</text:p>
      <text:p text:style-name="P2">46.3484848485 , 60.4545454545 , 35</text:p>
      <text:p text:style-name="P2">46.3484848485 , 60.9583333333 , 35</text:p>
      <text:p text:style-name="P2">46.3484848485 , 61.4621212121 , 35</text:p>
      <text:p text:style-name="P2">46.3484848485 , 61.9659090909 , 35</text:p>
      <text:p text:style-name="P2">46.3484848485 , 62.4696969697 , 35</text:p>
      <text:p text:style-name="P2">46.3484848485 , 62.9734848485 , 35</text:p>
      <text:p text:style-name="P2">46.3484848485 , 63.4772727273 , 35</text:p>
      <text:p text:style-name="P2">46.3484848485 , 63.9810606061 , 35</text:p>
      <text:p text:style-name="P2">46.3484848485 , 64.4848484848 , 35</text:p>
      <text:p text:style-name="P2">46.3484848485 , 64.9886363636 , 35</text:p>
      <text:p text:style-name="P2">46.3484848485 , 65.4924242424 , 35</text:p>
      <text:p text:style-name="P2">46.3484848485 , 65.9962121212 , 35</text:p>
      <text:p text:style-name="P2">46.3484848485 , 66.5 , 35</text:p>
      <text:p text:style-name="P2">46.8522727273 , 0.0 , 15</text:p>
      <text:p text:style-name="P2">46.8522727273 , 0.503787878788 , 15</text:p>
      <text:p text:style-name="P2">46.8522727273 , 1.00757575758 , 15</text:p>
      <text:p text:style-name="P2">46.8522727273 , 1.51136363636 , 15</text:p>
      <text:p text:style-name="P2">46.8522727273 , 2.01515151515 , 15</text:p>
      <text:p text:style-name="P2"><text:soft-page-break/>46.8522727273 , 2.51893939394 , 15</text:p>
      <text:p text:style-name="P2">46.8522727273 , 3.02272727273 , 15</text:p>
      <text:p text:style-name="P2">46.8522727273 , 3.52651515152 , 15</text:p>
      <text:p text:style-name="P2">46.8522727273 , 4.0303030303 , 15</text:p>
      <text:p text:style-name="P2">46.8522727273 , 4.53409090909 , 15</text:p>
      <text:p text:style-name="P2">46.8522727273 , 5.03787878788 , 15</text:p>
      <text:p text:style-name="P2">46.8522727273 , 5.54166666667 , 15</text:p>
      <text:p text:style-name="P2">46.8522727273 , 6.04545454545 , 15</text:p>
      <text:p text:style-name="P2">46.8522727273 , 6.54924242424 , 15</text:p>
      <text:p text:style-name="P2">46.8522727273 , 7.05303030303 , 15</text:p>
      <text:p text:style-name="P2">46.8522727273 , 7.55681818182 , 15</text:p>
      <text:p text:style-name="P2">46.8522727273 , 8.06060606061 , 15</text:p>
      <text:p text:style-name="P2">46.8522727273 , 8.56439393939 , 15</text:p>
      <text:p text:style-name="P2">46.8522727273 , 9.06818181818 , 15</text:p>
      <text:p text:style-name="P2">46.8522727273 , 9.57196969697 , 15</text:p>
      <text:p text:style-name="P2">46.8522727273 , 10.0757575758 , 15</text:p>
      <text:p text:style-name="P2">46.8522727273 , 10.5795454545 , 15</text:p>
      <text:p text:style-name="P2">46.8522727273 , 11.0833333333 , 15</text:p>
      <text:p text:style-name="P2">46.8522727273 , 11.5871212121 , 15</text:p>
      <text:p text:style-name="P2">46.8522727273 , 12.0909090909 , 15</text:p>
      <text:p text:style-name="P2">46.8522727273 , 12.5946969697 , 15</text:p>
      <text:p text:style-name="P2">46.8522727273 , 13.0984848485 , 15</text:p>
      <text:p text:style-name="P2">46.8522727273 , 13.6022727273 , 15</text:p>
      <text:p text:style-name="P2">46.8522727273 , 14.1060606061 , 15</text:p>
      <text:p text:style-name="P2">46.8522727273 , 14.6098484848 , 15</text:p>
      <text:p text:style-name="P2">46.8522727273 , 15.1136363636 , 15</text:p>
      <text:p text:style-name="P2">46.8522727273 , 15.6174242424 , 15</text:p>
      <text:p text:style-name="P2">46.8522727273 , 16.1212121212 , 15</text:p>
      <text:p text:style-name="P2">46.8522727273 , 16.625 , 15</text:p>
      <text:p text:style-name="P2">46.8522727273 , 17.1287878788 , 15</text:p>
      <text:p text:style-name="P2">46.8522727273 , 17.6325757576 , 15</text:p>
      <text:p text:style-name="P2">46.8522727273 , 18.1363636364 , 15</text:p>
      <text:p text:style-name="P2">46.8522727273 , 18.6401515152 , 15.33333333</text:p>
      <text:p text:style-name="P2">46.8522727273 , 19.1439393939 , 15.66666667</text:p>
      <text:p text:style-name="P2">46.8522727273 , 19.6477272727 , 16</text:p>
      <text:p text:style-name="P2">46.8522727273 , 20.1515151515 , 16.33333333</text:p>
      <text:p text:style-name="P2">46.8522727273 , 20.6553030303 , 16.66666667</text:p>
      <text:p text:style-name="P2">46.8522727273 , 21.1590909091 , 17</text:p>
      <text:p text:style-name="P2">46.8522727273 , 21.6628787879 , 17.33333333</text:p>
      <text:p text:style-name="P2">46.8522727273 , 22.1666666667 , 17.66666667</text:p>
      <text:p text:style-name="P2">46.8522727273 , 22.6704545455 , 18</text:p>
      <text:p text:style-name="P2">46.8522727273 , 23.1742424242 , 18.33333333</text:p>
      <text:p text:style-name="P2">46.8522727273 , 23.678030303 , 18.66666667</text:p>
      <text:p text:style-name="P2">46.8522727273 , 24.1818181818 , 19</text:p>
      <text:p text:style-name="P2">46.8522727273 , 24.6856060606 , 19.33333333</text:p>
      <text:p text:style-name="P2">46.8522727273 , 25.1893939394 , 19.66666667</text:p>
      <text:p text:style-name="P2">46.8522727273 , 25.6931818182 , 20</text:p>
      <text:p text:style-name="P2">46.8522727273 , 26.196969697 , 20.33333333</text:p>
      <text:p text:style-name="P2">46.8522727273 , 26.7007575758 , 20.66666667</text:p>
      <text:p text:style-name="P2">46.8522727273 , 27.2045454545 , 21</text:p>
      <text:p text:style-name="P2">46.8522727273 , 27.7083333333 , 21.33333333</text:p>
      <text:p text:style-name="P2">46.8522727273 , 28.2121212121 , 21.66666667</text:p>
      <text:p text:style-name="P2"><text:soft-page-break/>46.8522727273 , 28.7159090909 , 22</text:p>
      <text:p text:style-name="P2">46.8522727273 , 29.2196969697 , 22.33333333</text:p>
      <text:p text:style-name="P2">46.8522727273 , 29.7234848485 , 22.66666667</text:p>
      <text:p text:style-name="P2">46.8522727273 , 30.2272727273 , 23</text:p>
      <text:p text:style-name="P2">46.8522727273 , 30.7310606061 , 23.33333333</text:p>
      <text:p text:style-name="P2">46.8522727273 , 31.2348484848 , 23.66666667</text:p>
      <text:p text:style-name="P2">46.8522727273 , 31.7386363636 , 24</text:p>
      <text:p text:style-name="P2">46.8522727273 , 32.2424242424 , 24.33333333</text:p>
      <text:p text:style-name="P2">46.8522727273 , 32.7462121212 , 24.66666667</text:p>
      <text:p text:style-name="P2">46.8522727273 , 33.25 , 25</text:p>
      <text:p text:style-name="P2">46.8522727273 , 33.7537878788 , 25.33333333</text:p>
      <text:p text:style-name="P2">46.8522727273 , 34.2575757576 , 25.66666667</text:p>
      <text:p text:style-name="P2">46.8522727273 , 34.7613636364 , 26</text:p>
      <text:p text:style-name="P2">46.8522727273 , 35.2651515152 , 26.33333333</text:p>
      <text:p text:style-name="P2">46.8522727273 , 35.7689393939 , 26.66666667</text:p>
      <text:p text:style-name="P2">46.8522727273 , 36.2727272727 , 27</text:p>
      <text:p text:style-name="P2">46.8522727273 , 36.7765151515 , 27.33333333</text:p>
      <text:p text:style-name="P2">46.8522727273 , 37.2803030303 , 27.66666667</text:p>
      <text:p text:style-name="P2">46.8522727273 , 37.7840909091 , 28</text:p>
      <text:p text:style-name="P2">46.8522727273 , 38.2878787879 , 28.33333333</text:p>
      <text:p text:style-name="P2">46.8522727273 , 38.7916666667 , 28.66666667</text:p>
      <text:p text:style-name="P2">46.8522727273 , 39.2954545455 , 29</text:p>
      <text:p text:style-name="P2">46.8522727273 , 39.7992424242 , 29.33333333</text:p>
      <text:p text:style-name="P2">46.8522727273 , 40.303030303 , 29.66666667</text:p>
      <text:p text:style-name="P2">46.8522727273 , 40.8068181818 , 30</text:p>
      <text:p text:style-name="P2">46.8522727273 , 41.3106060606 , 30.33333333</text:p>
      <text:p text:style-name="P2">46.8522727273 , 41.8143939394 , 30.66666667</text:p>
      <text:p text:style-name="P2">46.8522727273 , 42.3181818182 , 31</text:p>
      <text:p text:style-name="P2">46.8522727273 , 42.821969697 , 31.33333333</text:p>
      <text:p text:style-name="P2">46.8522727273 , 43.3257575758 , 31.66666667</text:p>
      <text:p text:style-name="P2">46.8522727273 , 43.8295454545 , 32</text:p>
      <text:p text:style-name="P2">46.8522727273 , 44.3333333333 , 32.33333333</text:p>
      <text:p text:style-name="P2">46.8522727273 , 44.8371212121 , 32.66666667</text:p>
      <text:p text:style-name="P2">46.8522727273 , 45.3409090909 , 33</text:p>
      <text:p text:style-name="P2">46.8522727273 , 45.8446969697 , 33.33333333</text:p>
      <text:p text:style-name="P2">46.8522727273 , 46.3484848485 , 33.66666667</text:p>
      <text:p text:style-name="P2">46.8522727273 , 46.8522727273 , 34</text:p>
      <text:p text:style-name="P2">46.8522727273 , 47.3560606061 , 34.33333333</text:p>
      <text:p text:style-name="P2">46.8522727273 , 47.8598484848 , 34.66666667</text:p>
      <text:p text:style-name="P2">46.8522727273 , 48.3636363636 , 35</text:p>
      <text:p text:style-name="P2">46.8522727273 , 48.8674242424 , 35</text:p>
      <text:p text:style-name="P2">46.8522727273 , 49.3712121212 , 35</text:p>
      <text:p text:style-name="P2">46.8522727273 , 49.875 , 35</text:p>
      <text:p text:style-name="P2">46.8522727273 , 50.3787878788 , 35</text:p>
      <text:p text:style-name="P2">46.8522727273 , 50.8825757576 , 35</text:p>
      <text:p text:style-name="P2">46.8522727273 , 51.3863636364 , 35</text:p>
      <text:p text:style-name="P2">46.8522727273 , 51.8901515152 , 35</text:p>
      <text:p text:style-name="P2">46.8522727273 , 52.3939393939 , 35</text:p>
      <text:p text:style-name="P2">46.8522727273 , 52.8977272727 , 35</text:p>
      <text:p text:style-name="P2">46.8522727273 , 53.4015151515 , 35</text:p>
      <text:p text:style-name="P2">46.8522727273 , 53.9053030303 , 35</text:p>
      <text:p text:style-name="P2">46.8522727273 , 54.4090909091 , 35</text:p>
      <text:p text:style-name="P2"><text:soft-page-break/>46.8522727273 , 54.9128787879 , 35</text:p>
      <text:p text:style-name="P2">46.8522727273 , 55.4166666667 , 35</text:p>
      <text:p text:style-name="P2">46.8522727273 , 55.9204545455 , 35</text:p>
      <text:p text:style-name="P2">46.8522727273 , 56.4242424242 , 35</text:p>
      <text:p text:style-name="P2">46.8522727273 , 56.928030303 , 35</text:p>
      <text:p text:style-name="P2">46.8522727273 , 57.4318181818 , 35</text:p>
      <text:p text:style-name="P2">46.8522727273 , 57.9356060606 , 35</text:p>
      <text:p text:style-name="P2">46.8522727273 , 58.4393939394 , 35</text:p>
      <text:p text:style-name="P2">46.8522727273 , 58.9431818182 , 35</text:p>
      <text:p text:style-name="P2">46.8522727273 , 59.446969697 , 35</text:p>
      <text:p text:style-name="P2">46.8522727273 , 59.9507575758 , 35</text:p>
      <text:p text:style-name="P2">46.8522727273 , 60.4545454545 , 35</text:p>
      <text:p text:style-name="P2">46.8522727273 , 60.9583333333 , 35</text:p>
      <text:p text:style-name="P2">46.8522727273 , 61.4621212121 , 35</text:p>
      <text:p text:style-name="P2">46.8522727273 , 61.9659090909 , 35</text:p>
      <text:p text:style-name="P2">46.8522727273 , 62.4696969697 , 35</text:p>
      <text:p text:style-name="P2">46.8522727273 , 62.9734848485 , 35</text:p>
      <text:p text:style-name="P2">46.8522727273 , 63.4772727273 , 35</text:p>
      <text:p text:style-name="P2">46.8522727273 , 63.9810606061 , 35</text:p>
      <text:p text:style-name="P2">46.8522727273 , 64.4848484848 , 35</text:p>
      <text:p text:style-name="P2">46.8522727273 , 64.9886363636 , 35</text:p>
      <text:p text:style-name="P2">46.8522727273 , 65.4924242424 , 35</text:p>
      <text:p text:style-name="P2">46.8522727273 , 65.9962121212 , 35</text:p>
      <text:p text:style-name="P2">46.8522727273 , 66.5 , 35</text:p>
      <text:p text:style-name="P2">47.3560606061 , 0.0 , 15</text:p>
      <text:p text:style-name="P2">47.3560606061 , 0.503787878788 , 15</text:p>
      <text:p text:style-name="P2">47.3560606061 , 1.00757575758 , 15</text:p>
      <text:p text:style-name="P2">47.3560606061 , 1.51136363636 , 15</text:p>
      <text:p text:style-name="P2">47.3560606061 , 2.01515151515 , 15</text:p>
      <text:p text:style-name="P2">47.3560606061 , 2.51893939394 , 15</text:p>
      <text:p text:style-name="P2">47.3560606061 , 3.02272727273 , 15</text:p>
      <text:p text:style-name="P2">47.3560606061 , 3.52651515152 , 15</text:p>
      <text:p text:style-name="P2">47.3560606061 , 4.0303030303 , 15</text:p>
      <text:p text:style-name="P2">47.3560606061 , 4.53409090909 , 15</text:p>
      <text:p text:style-name="P2">47.3560606061 , 5.03787878788 , 15</text:p>
      <text:p text:style-name="P2">47.3560606061 , 5.54166666667 , 15</text:p>
      <text:p text:style-name="P2">47.3560606061 , 6.04545454545 , 15</text:p>
      <text:p text:style-name="P2">47.3560606061 , 6.54924242424 , 15</text:p>
      <text:p text:style-name="P2">47.3560606061 , 7.05303030303 , 15</text:p>
      <text:p text:style-name="P2">47.3560606061 , 7.55681818182 , 15</text:p>
      <text:p text:style-name="P2">47.3560606061 , 8.06060606061 , 15</text:p>
      <text:p text:style-name="P2">47.3560606061 , 8.56439393939 , 15</text:p>
      <text:p text:style-name="P2">47.3560606061 , 9.06818181818 , 15</text:p>
      <text:p text:style-name="P2">47.3560606061 , 9.57196969697 , 15</text:p>
      <text:p text:style-name="P2">47.3560606061 , 10.0757575758 , 15</text:p>
      <text:p text:style-name="P2">47.3560606061 , 10.5795454545 , 15</text:p>
      <text:p text:style-name="P2">47.3560606061 , 11.0833333333 , 15</text:p>
      <text:p text:style-name="P2">47.3560606061 , 11.5871212121 , 15</text:p>
      <text:p text:style-name="P2">47.3560606061 , 12.0909090909 , 15</text:p>
      <text:p text:style-name="P2">47.3560606061 , 12.5946969697 , 15</text:p>
      <text:p text:style-name="P2">47.3560606061 , 13.0984848485 , 15</text:p>
      <text:p text:style-name="P2">47.3560606061 , 13.6022727273 , 15</text:p>
      <text:p text:style-name="P2"><text:soft-page-break/>47.3560606061 , 14.1060606061 , 15</text:p>
      <text:p text:style-name="P2">47.3560606061 , 14.6098484848 , 15</text:p>
      <text:p text:style-name="P2">47.3560606061 , 15.1136363636 , 15</text:p>
      <text:p text:style-name="P2">47.3560606061 , 15.6174242424 , 15</text:p>
      <text:p text:style-name="P2">47.3560606061 , 16.1212121212 , 15</text:p>
      <text:p text:style-name="P2">47.3560606061 , 16.625 , 15</text:p>
      <text:p text:style-name="P2">47.3560606061 , 17.1287878788 , 15</text:p>
      <text:p text:style-name="P2">47.3560606061 , 17.6325757576 , 15</text:p>
      <text:p text:style-name="P2">47.3560606061 , 18.1363636364 , 15</text:p>
      <text:p text:style-name="P2">47.3560606061 , 18.6401515152 , 15.33333333</text:p>
      <text:p text:style-name="P2">47.3560606061 , 19.1439393939 , 15.66666667</text:p>
      <text:p text:style-name="P2">47.3560606061 , 19.6477272727 , 16</text:p>
      <text:p text:style-name="P2">47.3560606061 , 20.1515151515 , 16.33333333</text:p>
      <text:p text:style-name="P2">47.3560606061 , 20.6553030303 , 16.66666667</text:p>
      <text:p text:style-name="P2">47.3560606061 , 21.1590909091 , 17</text:p>
      <text:p text:style-name="P2">47.3560606061 , 21.6628787879 , 17.33333333</text:p>
      <text:p text:style-name="P2">47.3560606061 , 22.1666666667 , 17.66666667</text:p>
      <text:p text:style-name="P2">47.3560606061 , 22.6704545455 , 18</text:p>
      <text:p text:style-name="P2">47.3560606061 , 23.1742424242 , 18.33333333</text:p>
      <text:p text:style-name="P2">47.3560606061 , 23.678030303 , 18.66666667</text:p>
      <text:p text:style-name="P2">47.3560606061 , 24.1818181818 , 19</text:p>
      <text:p text:style-name="P2">47.3560606061 , 24.6856060606 , 19.33333333</text:p>
      <text:p text:style-name="P2">47.3560606061 , 25.1893939394 , 19.66666667</text:p>
      <text:p text:style-name="P2">47.3560606061 , 25.6931818182 , 20</text:p>
      <text:p text:style-name="P2">47.3560606061 , 26.196969697 , 20.33333333</text:p>
      <text:p text:style-name="P2">47.3560606061 , 26.7007575758 , 20.66666667</text:p>
      <text:p text:style-name="P2">47.3560606061 , 27.2045454545 , 21</text:p>
      <text:p text:style-name="P2">47.3560606061 , 27.7083333333 , 21.33333333</text:p>
      <text:p text:style-name="P2">47.3560606061 , 28.2121212121 , 21.66666667</text:p>
      <text:p text:style-name="P2">47.3560606061 , 28.7159090909 , 22</text:p>
      <text:p text:style-name="P2">47.3560606061 , 29.2196969697 , 22.33333333</text:p>
      <text:p text:style-name="P2">47.3560606061 , 29.7234848485 , 22.66666667</text:p>
      <text:p text:style-name="P2">47.3560606061 , 30.2272727273 , 23</text:p>
      <text:p text:style-name="P2">47.3560606061 , 30.7310606061 , 23.33333333</text:p>
      <text:p text:style-name="P2">47.3560606061 , 31.2348484848 , 23.66666667</text:p>
      <text:p text:style-name="P2">47.3560606061 , 31.7386363636 , 24</text:p>
      <text:p text:style-name="P2">47.3560606061 , 32.2424242424 , 24.33333333</text:p>
      <text:p text:style-name="P2">47.3560606061 , 32.7462121212 , 24.66666667</text:p>
      <text:p text:style-name="P2">47.3560606061 , 33.25 , 25</text:p>
      <text:p text:style-name="P2">47.3560606061 , 33.7537878788 , 25.33333333</text:p>
      <text:p text:style-name="P2">47.3560606061 , 34.2575757576 , 25.66666667</text:p>
      <text:p text:style-name="P2">47.3560606061 , 34.7613636364 , 26</text:p>
      <text:p text:style-name="P2">47.3560606061 , 35.2651515152 , 26.33333333</text:p>
      <text:p text:style-name="P2">47.3560606061 , 35.7689393939 , 26.66666667</text:p>
      <text:p text:style-name="P2">47.3560606061 , 36.2727272727 , 27</text:p>
      <text:p text:style-name="P2">47.3560606061 , 36.7765151515 , 27.33333333</text:p>
      <text:p text:style-name="P2">47.3560606061 , 37.2803030303 , 27.66666667</text:p>
      <text:p text:style-name="P2">47.3560606061 , 37.7840909091 , 28</text:p>
      <text:p text:style-name="P2">47.3560606061 , 38.2878787879 , 28.33333333</text:p>
      <text:p text:style-name="P2">47.3560606061 , 38.7916666667 , 28.66666667</text:p>
      <text:p text:style-name="P2">47.3560606061 , 39.2954545455 , 29</text:p>
      <text:p text:style-name="P2">47.3560606061 , 39.7992424242 , 29.33333333</text:p>
      <text:p text:style-name="P2"><text:soft-page-break/>47.3560606061 , 40.303030303 , 29.66666667</text:p>
      <text:p text:style-name="P2">47.3560606061 , 40.8068181818 , 30</text:p>
      <text:p text:style-name="P2">47.3560606061 , 41.3106060606 , 30.33333333</text:p>
      <text:p text:style-name="P2">47.3560606061 , 41.8143939394 , 30.66666667</text:p>
      <text:p text:style-name="P2">47.3560606061 , 42.3181818182 , 31</text:p>
      <text:p text:style-name="P2">47.3560606061 , 42.821969697 , 31.33333333</text:p>
      <text:p text:style-name="P2">47.3560606061 , 43.3257575758 , 31.66666667</text:p>
      <text:p text:style-name="P2">47.3560606061 , 43.8295454545 , 32</text:p>
      <text:p text:style-name="P2">47.3560606061 , 44.3333333333 , 32.33333333</text:p>
      <text:p text:style-name="P2">47.3560606061 , 44.8371212121 , 32.66666667</text:p>
      <text:p text:style-name="P2">47.3560606061 , 45.3409090909 , 33</text:p>
      <text:p text:style-name="P2">47.3560606061 , 45.8446969697 , 33.33333333</text:p>
      <text:p text:style-name="P2">47.3560606061 , 46.3484848485 , 33.66666667</text:p>
      <text:p text:style-name="P2">47.3560606061 , 46.8522727273 , 34</text:p>
      <text:p text:style-name="P2">47.3560606061 , 47.3560606061 , 34.33333333</text:p>
      <text:p text:style-name="P2">47.3560606061 , 47.8598484848 , 34.66666667</text:p>
      <text:p text:style-name="P2">47.3560606061 , 48.3636363636 , 35</text:p>
      <text:p text:style-name="P2">47.3560606061 , 48.8674242424 , 35</text:p>
      <text:p text:style-name="P2">47.3560606061 , 49.3712121212 , 35</text:p>
      <text:p text:style-name="P2">47.3560606061 , 49.875 , 35</text:p>
      <text:p text:style-name="P2">47.3560606061 , 50.3787878788 , 35</text:p>
      <text:p text:style-name="P2">47.3560606061 , 50.8825757576 , 35</text:p>
      <text:p text:style-name="P2">47.3560606061 , 51.3863636364 , 35</text:p>
      <text:p text:style-name="P2">47.3560606061 , 51.8901515152 , 35</text:p>
      <text:p text:style-name="P2">47.3560606061 , 52.3939393939 , 35</text:p>
      <text:p text:style-name="P2">47.3560606061 , 52.8977272727 , 35</text:p>
      <text:p text:style-name="P2">47.3560606061 , 53.4015151515 , 35</text:p>
      <text:p text:style-name="P2">47.3560606061 , 53.9053030303 , 35</text:p>
      <text:p text:style-name="P2">47.3560606061 , 54.4090909091 , 35</text:p>
      <text:p text:style-name="P2">47.3560606061 , 54.9128787879 , 35</text:p>
      <text:p text:style-name="P2">47.3560606061 , 55.4166666667 , 35</text:p>
      <text:p text:style-name="P2">47.3560606061 , 55.9204545455 , 35</text:p>
      <text:p text:style-name="P2">47.3560606061 , 56.4242424242 , 35</text:p>
      <text:p text:style-name="P2">47.3560606061 , 56.928030303 , 35</text:p>
      <text:p text:style-name="P2">47.3560606061 , 57.4318181818 , 35</text:p>
      <text:p text:style-name="P2">47.3560606061 , 57.9356060606 , 35</text:p>
      <text:p text:style-name="P2">47.3560606061 , 58.4393939394 , 35</text:p>
      <text:p text:style-name="P2">47.3560606061 , 58.9431818182 , 35</text:p>
      <text:p text:style-name="P2">47.3560606061 , 59.446969697 , 35</text:p>
      <text:p text:style-name="P2">47.3560606061 , 59.9507575758 , 35</text:p>
      <text:p text:style-name="P2">47.3560606061 , 60.4545454545 , 35</text:p>
      <text:p text:style-name="P2">47.3560606061 , 60.9583333333 , 35</text:p>
      <text:p text:style-name="P2">47.3560606061 , 61.4621212121 , 35</text:p>
      <text:p text:style-name="P2">47.3560606061 , 61.9659090909 , 35</text:p>
      <text:p text:style-name="P2">47.3560606061 , 62.4696969697 , 35</text:p>
      <text:p text:style-name="P2">47.3560606061 , 62.9734848485 , 35</text:p>
      <text:p text:style-name="P2">47.3560606061 , 63.4772727273 , 35</text:p>
      <text:p text:style-name="P2">47.3560606061 , 63.9810606061 , 35</text:p>
      <text:p text:style-name="P2">47.3560606061 , 64.4848484848 , 35</text:p>
      <text:p text:style-name="P2">47.3560606061 , 64.9886363636 , 35</text:p>
      <text:p text:style-name="P2">47.3560606061 , 65.4924242424 , 35</text:p>
      <text:p text:style-name="P2">47.3560606061 , 65.9962121212 , 35</text:p>
      <text:p text:style-name="P2"><text:soft-page-break/>47.3560606061 , 66.5 , 35</text:p>
      <text:p text:style-name="P2">47.8598484848 , 0.0 , 15</text:p>
      <text:p text:style-name="P2">47.8598484848 , 0.503787878788 , 15</text:p>
      <text:p text:style-name="P2">47.8598484848 , 1.00757575758 , 15</text:p>
      <text:p text:style-name="P2">47.8598484848 , 1.51136363636 , 15</text:p>
      <text:p text:style-name="P2">47.8598484848 , 2.01515151515 , 15</text:p>
      <text:p text:style-name="P2">47.8598484848 , 2.51893939394 , 15</text:p>
      <text:p text:style-name="P2">47.8598484848 , 3.02272727273 , 15</text:p>
      <text:p text:style-name="P2">47.8598484848 , 3.52651515152 , 15</text:p>
      <text:p text:style-name="P2">47.8598484848 , 4.0303030303 , 15</text:p>
      <text:p text:style-name="P2">47.8598484848 , 4.53409090909 , 15</text:p>
      <text:p text:style-name="P2">47.8598484848 , 5.03787878788 , 15</text:p>
      <text:p text:style-name="P2">47.8598484848 , 5.54166666667 , 15</text:p>
      <text:p text:style-name="P2">47.8598484848 , 6.04545454545 , 15</text:p>
      <text:p text:style-name="P2">47.8598484848 , 6.54924242424 , 15</text:p>
      <text:p text:style-name="P2">47.8598484848 , 7.05303030303 , 15</text:p>
      <text:p text:style-name="P2">47.8598484848 , 7.55681818182 , 15</text:p>
      <text:p text:style-name="P2">47.8598484848 , 8.06060606061 , 15</text:p>
      <text:p text:style-name="P2">47.8598484848 , 8.56439393939 , 15</text:p>
      <text:p text:style-name="P2">47.8598484848 , 9.06818181818 , 15</text:p>
      <text:p text:style-name="P2">47.8598484848 , 9.57196969697 , 15</text:p>
      <text:p text:style-name="P2">47.8598484848 , 10.0757575758 , 15</text:p>
      <text:p text:style-name="P2">47.8598484848 , 10.5795454545 , 15</text:p>
      <text:p text:style-name="P2">47.8598484848 , 11.0833333333 , 15</text:p>
      <text:p text:style-name="P2">47.8598484848 , 11.5871212121 , 15</text:p>
      <text:p text:style-name="P2">47.8598484848 , 12.0909090909 , 15</text:p>
      <text:p text:style-name="P2">47.8598484848 , 12.5946969697 , 15</text:p>
      <text:p text:style-name="P2">47.8598484848 , 13.0984848485 , 15</text:p>
      <text:p text:style-name="P2">47.8598484848 , 13.6022727273 , 15</text:p>
      <text:p text:style-name="P2">47.8598484848 , 14.1060606061 , 15</text:p>
      <text:p text:style-name="P2">47.8598484848 , 14.6098484848 , 15</text:p>
      <text:p text:style-name="P2">47.8598484848 , 15.1136363636 , 15</text:p>
      <text:p text:style-name="P2">47.8598484848 , 15.6174242424 , 15</text:p>
      <text:p text:style-name="P2">47.8598484848 , 16.1212121212 , 15</text:p>
      <text:p text:style-name="P2">47.8598484848 , 16.625 , 15</text:p>
      <text:p text:style-name="P2">47.8598484848 , 17.1287878788 , 15</text:p>
      <text:p text:style-name="P2">47.8598484848 , 17.6325757576 , 15</text:p>
      <text:p text:style-name="P2">47.8598484848 , 18.1363636364 , 15</text:p>
      <text:p text:style-name="P2">47.8598484848 , 18.6401515152 , 15.33333333</text:p>
      <text:p text:style-name="P2">47.8598484848 , 19.1439393939 , 15.66666667</text:p>
      <text:p text:style-name="P2">47.8598484848 , 19.6477272727 , 16</text:p>
      <text:p text:style-name="P2">47.8598484848 , 20.1515151515 , 16.33333333</text:p>
      <text:p text:style-name="P2">47.8598484848 , 20.6553030303 , 16.66666667</text:p>
      <text:p text:style-name="P2">47.8598484848 , 21.1590909091 , 17</text:p>
      <text:p text:style-name="P2">47.8598484848 , 21.6628787879 , 17.33333333</text:p>
      <text:p text:style-name="P2">47.8598484848 , 22.1666666667 , 17.66666667</text:p>
      <text:p text:style-name="P2">47.8598484848 , 22.6704545455 , 18</text:p>
      <text:p text:style-name="P2">47.8598484848 , 23.1742424242 , 18.33333333</text:p>
      <text:p text:style-name="P2">47.8598484848 , 23.678030303 , 18.66666667</text:p>
      <text:p text:style-name="P2">47.8598484848 , 24.1818181818 , 19</text:p>
      <text:p text:style-name="P2">47.8598484848 , 24.6856060606 , 19.33333333</text:p>
      <text:p text:style-name="P2">47.8598484848 , 25.1893939394 , 19.66666667</text:p>
      <text:p text:style-name="P2"><text:soft-page-break/>47.8598484848 , 25.6931818182 , 20</text:p>
      <text:p text:style-name="P2">47.8598484848 , 26.196969697 , 20.33333333</text:p>
      <text:p text:style-name="P2">47.8598484848 , 26.7007575758 , 20.66666667</text:p>
      <text:p text:style-name="P2">47.8598484848 , 27.2045454545 , 21</text:p>
      <text:p text:style-name="P2">47.8598484848 , 27.7083333333 , 21.33333333</text:p>
      <text:p text:style-name="P2">47.8598484848 , 28.2121212121 , 21.66666667</text:p>
      <text:p text:style-name="P2">47.8598484848 , 28.7159090909 , 22</text:p>
      <text:p text:style-name="P2">47.8598484848 , 29.2196969697 , 22.33333333</text:p>
      <text:p text:style-name="P2">47.8598484848 , 29.7234848485 , 22.66666667</text:p>
      <text:p text:style-name="P2">47.8598484848 , 30.2272727273 , 23</text:p>
      <text:p text:style-name="P2">47.8598484848 , 30.7310606061 , 23.33333333</text:p>
      <text:p text:style-name="P2">47.8598484848 , 31.2348484848 , 23.66666667</text:p>
      <text:p text:style-name="P2">47.8598484848 , 31.7386363636 , 24</text:p>
      <text:p text:style-name="P2">47.8598484848 , 32.2424242424 , 24.33333333</text:p>
      <text:p text:style-name="P2">47.8598484848 , 32.7462121212 , 24.66666667</text:p>
      <text:p text:style-name="P2">47.8598484848 , 33.25 , 25</text:p>
      <text:p text:style-name="P2">47.8598484848 , 33.7537878788 , 25.33333333</text:p>
      <text:p text:style-name="P2">47.8598484848 , 34.2575757576 , 25.66666667</text:p>
      <text:p text:style-name="P2">47.8598484848 , 34.7613636364 , 26</text:p>
      <text:p text:style-name="P2">47.8598484848 , 35.2651515152 , 26.33333333</text:p>
      <text:p text:style-name="P2">47.8598484848 , 35.7689393939 , 26.66666667</text:p>
      <text:p text:style-name="P2">47.8598484848 , 36.2727272727 , 27</text:p>
      <text:p text:style-name="P2">47.8598484848 , 36.7765151515 , 27.33333333</text:p>
      <text:p text:style-name="P2">47.8598484848 , 37.2803030303 , 27.66666667</text:p>
      <text:p text:style-name="P2">47.8598484848 , 37.7840909091 , 28</text:p>
      <text:p text:style-name="P2">47.8598484848 , 38.2878787879 , 28.33333333</text:p>
      <text:p text:style-name="P2">47.8598484848 , 38.7916666667 , 28.66666667</text:p>
      <text:p text:style-name="P2">47.8598484848 , 39.2954545455 , 29</text:p>
      <text:p text:style-name="P2">47.8598484848 , 39.7992424242 , 29.33333333</text:p>
      <text:p text:style-name="P2">47.8598484848 , 40.303030303 , 29.66666667</text:p>
      <text:p text:style-name="P2">47.8598484848 , 40.8068181818 , 30</text:p>
      <text:p text:style-name="P2">47.8598484848 , 41.3106060606 , 30.33333333</text:p>
      <text:p text:style-name="P2">47.8598484848 , 41.8143939394 , 30.66666667</text:p>
      <text:p text:style-name="P2">47.8598484848 , 42.3181818182 , 31</text:p>
      <text:p text:style-name="P2">47.8598484848 , 42.821969697 , 31.33333333</text:p>
      <text:p text:style-name="P2">47.8598484848 , 43.3257575758 , 31.66666667</text:p>
      <text:p text:style-name="P2">47.8598484848 , 43.8295454545 , 32</text:p>
      <text:p text:style-name="P2">47.8598484848 , 44.3333333333 , 32.33333333</text:p>
      <text:p text:style-name="P2">47.8598484848 , 44.8371212121 , 32.66666667</text:p>
      <text:p text:style-name="P2">47.8598484848 , 45.3409090909 , 33</text:p>
      <text:p text:style-name="P2">47.8598484848 , 45.8446969697 , 33.33333333</text:p>
      <text:p text:style-name="P2">47.8598484848 , 46.3484848485 , 33.66666667</text:p>
      <text:p text:style-name="P2">47.8598484848 , 46.8522727273 , 34</text:p>
      <text:p text:style-name="P2">47.8598484848 , 47.3560606061 , 34.33333333</text:p>
      <text:p text:style-name="P2">47.8598484848 , 47.8598484848 , 34.66666667</text:p>
      <text:p text:style-name="P2">47.8598484848 , 48.3636363636 , 35</text:p>
      <text:p text:style-name="P2">47.8598484848 , 48.8674242424 , 35</text:p>
      <text:p text:style-name="P2">47.8598484848 , 49.3712121212 , 35</text:p>
      <text:p text:style-name="P2">47.8598484848 , 49.875 , 35</text:p>
      <text:p text:style-name="P2">47.8598484848 , 50.3787878788 , 35</text:p>
      <text:p text:style-name="P2">47.8598484848 , 50.8825757576 , 35</text:p>
      <text:p text:style-name="P2">47.8598484848 , 51.3863636364 , 35</text:p>
      <text:p text:style-name="P2"><text:soft-page-break/>47.8598484848 , 51.8901515152 , 35</text:p>
      <text:p text:style-name="P2">47.8598484848 , 52.3939393939 , 35</text:p>
      <text:p text:style-name="P2">47.8598484848 , 52.8977272727 , 35</text:p>
      <text:p text:style-name="P2">47.8598484848 , 53.4015151515 , 35</text:p>
      <text:p text:style-name="P2">47.8598484848 , 53.9053030303 , 35</text:p>
      <text:p text:style-name="P2">47.8598484848 , 54.4090909091 , 35</text:p>
      <text:p text:style-name="P2">47.8598484848 , 54.9128787879 , 35</text:p>
      <text:p text:style-name="P2">47.8598484848 , 55.4166666667 , 35</text:p>
      <text:p text:style-name="P2">47.8598484848 , 55.9204545455 , 35</text:p>
      <text:p text:style-name="P2">47.8598484848 , 56.4242424242 , 35</text:p>
      <text:p text:style-name="P2">47.8598484848 , 56.928030303 , 35</text:p>
      <text:p text:style-name="P2">47.8598484848 , 57.4318181818 , 35</text:p>
      <text:p text:style-name="P2">47.8598484848 , 57.9356060606 , 35</text:p>
      <text:p text:style-name="P2">47.8598484848 , 58.4393939394 , 35</text:p>
      <text:p text:style-name="P2">47.8598484848 , 58.9431818182 , 35</text:p>
      <text:p text:style-name="P2">47.8598484848 , 59.446969697 , 35</text:p>
      <text:p text:style-name="P2">47.8598484848 , 59.9507575758 , 35</text:p>
      <text:p text:style-name="P2">47.8598484848 , 60.4545454545 , 35</text:p>
      <text:p text:style-name="P2">47.8598484848 , 60.9583333333 , 35</text:p>
      <text:p text:style-name="P2">47.8598484848 , 61.4621212121 , 35</text:p>
      <text:p text:style-name="P2">47.8598484848 , 61.9659090909 , 35</text:p>
      <text:p text:style-name="P2">47.8598484848 , 62.4696969697 , 35</text:p>
      <text:p text:style-name="P2">47.8598484848 , 62.9734848485 , 35</text:p>
      <text:p text:style-name="P2">47.8598484848 , 63.4772727273 , 35</text:p>
      <text:p text:style-name="P2">47.8598484848 , 63.9810606061 , 35</text:p>
      <text:p text:style-name="P2">47.8598484848 , 64.4848484848 , 35</text:p>
      <text:p text:style-name="P2">47.8598484848 , 64.9886363636 , 35</text:p>
      <text:p text:style-name="P2">47.8598484848 , 65.4924242424 , 35</text:p>
      <text:p text:style-name="P2">47.8598484848 , 65.9962121212 , 35</text:p>
      <text:p text:style-name="P2">47.8598484848 , 66.5 , 35</text:p>
      <text:p text:style-name="P2">48.3636363636 , 0.0 , 15</text:p>
      <text:p text:style-name="P2">48.3636363636 , 0.503787878788 , 15</text:p>
      <text:p text:style-name="P2">48.3636363636 , 1.00757575758 , 15</text:p>
      <text:p text:style-name="P2">48.3636363636 , 1.51136363636 , 15</text:p>
      <text:p text:style-name="P2">48.3636363636 , 2.01515151515 , 15</text:p>
      <text:p text:style-name="P2">48.3636363636 , 2.51893939394 , 15</text:p>
      <text:p text:style-name="P2">48.3636363636 , 3.02272727273 , 15</text:p>
      <text:p text:style-name="P2">48.3636363636 , 3.52651515152 , 15</text:p>
      <text:p text:style-name="P2">48.3636363636 , 4.0303030303 , 15</text:p>
      <text:p text:style-name="P2">48.3636363636 , 4.53409090909 , 15</text:p>
      <text:p text:style-name="P2">48.3636363636 , 5.03787878788 , 15</text:p>
      <text:p text:style-name="P2">48.3636363636 , 5.54166666667 , 15</text:p>
      <text:p text:style-name="P2">48.3636363636 , 6.04545454545 , 15</text:p>
      <text:p text:style-name="P2">48.3636363636 , 6.54924242424 , 15</text:p>
      <text:p text:style-name="P2">48.3636363636 , 7.05303030303 , 15</text:p>
      <text:p text:style-name="P2">48.3636363636 , 7.55681818182 , 15</text:p>
      <text:p text:style-name="P2">48.3636363636 , 8.06060606061 , 15</text:p>
      <text:p text:style-name="P2">48.3636363636 , 8.56439393939 , 15</text:p>
      <text:p text:style-name="P2">48.3636363636 , 9.06818181818 , 15</text:p>
      <text:p text:style-name="P2">48.3636363636 , 9.57196969697 , 15</text:p>
      <text:p text:style-name="P2">48.3636363636 , 10.0757575758 , 15</text:p>
      <text:p text:style-name="P2">48.3636363636 , 10.5795454545 , 15</text:p>
      <text:p text:style-name="P2"><text:soft-page-break/>48.3636363636 , 11.0833333333 , 15</text:p>
      <text:p text:style-name="P2">48.3636363636 , 11.5871212121 , 15</text:p>
      <text:p text:style-name="P2">48.3636363636 , 12.0909090909 , 15</text:p>
      <text:p text:style-name="P2">48.3636363636 , 12.5946969697 , 15</text:p>
      <text:p text:style-name="P2">48.3636363636 , 13.0984848485 , 15</text:p>
      <text:p text:style-name="P2">48.3636363636 , 13.6022727273 , 15</text:p>
      <text:p text:style-name="P2">48.3636363636 , 14.1060606061 , 15</text:p>
      <text:p text:style-name="P2">48.3636363636 , 14.6098484848 , 15</text:p>
      <text:p text:style-name="P2">48.3636363636 , 15.1136363636 , 15</text:p>
      <text:p text:style-name="P2">48.3636363636 , 15.6174242424 , 15</text:p>
      <text:p text:style-name="P2">48.3636363636 , 16.1212121212 , 15</text:p>
      <text:p text:style-name="P2">48.3636363636 , 16.625 , 15</text:p>
      <text:p text:style-name="P2">48.3636363636 , 17.1287878788 , 15</text:p>
      <text:p text:style-name="P2">48.3636363636 , 17.6325757576 , 15</text:p>
      <text:p text:style-name="P2">48.3636363636 , 18.1363636364 , 15</text:p>
      <text:p text:style-name="P2">48.3636363636 , 18.6401515152 , 15.33333333</text:p>
      <text:p text:style-name="P2">48.3636363636 , 19.1439393939 , 15.66666667</text:p>
      <text:p text:style-name="P2">48.3636363636 , 19.6477272727 , 16</text:p>
      <text:p text:style-name="P2">48.3636363636 , 20.1515151515 , 16.33333333</text:p>
      <text:p text:style-name="P2">48.3636363636 , 20.6553030303 , 16.66666667</text:p>
      <text:p text:style-name="P2">48.3636363636 , 21.1590909091 , 17</text:p>
      <text:p text:style-name="P2">48.3636363636 , 21.6628787879 , 17.33333333</text:p>
      <text:p text:style-name="P2">48.3636363636 , 22.1666666667 , 17.66666667</text:p>
      <text:p text:style-name="P2">48.3636363636 , 22.6704545455 , 18</text:p>
      <text:p text:style-name="P2">48.3636363636 , 23.1742424242 , 18.33333333</text:p>
      <text:p text:style-name="P2">48.3636363636 , 23.678030303 , 18.66666667</text:p>
      <text:p text:style-name="P2">48.3636363636 , 24.1818181818 , 19</text:p>
      <text:p text:style-name="P2">48.3636363636 , 24.6856060606 , 19.33333333</text:p>
      <text:p text:style-name="P2">48.3636363636 , 25.1893939394 , 19.66666667</text:p>
      <text:p text:style-name="P2">48.3636363636 , 25.6931818182 , 20</text:p>
      <text:p text:style-name="P2">48.3636363636 , 26.196969697 , 20.33333333</text:p>
      <text:p text:style-name="P2">48.3636363636 , 26.7007575758 , 20.66666667</text:p>
      <text:p text:style-name="P2">48.3636363636 , 27.2045454545 , 21</text:p>
      <text:p text:style-name="P2">48.3636363636 , 27.7083333333 , 21.33333333</text:p>
      <text:p text:style-name="P2">48.3636363636 , 28.2121212121 , 21.66666667</text:p>
      <text:p text:style-name="P2">48.3636363636 , 28.7159090909 , 22</text:p>
      <text:p text:style-name="P2">48.3636363636 , 29.2196969697 , 22.33333333</text:p>
      <text:p text:style-name="P2">48.3636363636 , 29.7234848485 , 22.66666667</text:p>
      <text:p text:style-name="P2">48.3636363636 , 30.2272727273 , 23</text:p>
      <text:p text:style-name="P2">48.3636363636 , 30.7310606061 , 23.33333333</text:p>
      <text:p text:style-name="P2">48.3636363636 , 31.2348484848 , 23.66666667</text:p>
      <text:p text:style-name="P2">48.3636363636 , 31.7386363636 , 24</text:p>
      <text:p text:style-name="P2">48.3636363636 , 32.2424242424 , 24.33333333</text:p>
      <text:p text:style-name="P2">48.3636363636 , 32.7462121212 , 24.66666667</text:p>
      <text:p text:style-name="P2">48.3636363636 , 33.25 , 25</text:p>
      <text:p text:style-name="P2">48.3636363636 , 33.7537878788 , 25.33333333</text:p>
      <text:p text:style-name="P2">48.3636363636 , 34.2575757576 , 25.66666667</text:p>
      <text:p text:style-name="P2">48.3636363636 , 34.7613636364 , 26</text:p>
      <text:p text:style-name="P2">48.3636363636 , 35.2651515152 , 26.33333333</text:p>
      <text:p text:style-name="P2">48.3636363636 , 35.7689393939 , 26.66666667</text:p>
      <text:p text:style-name="P2">48.3636363636 , 36.2727272727 , 27</text:p>
      <text:p text:style-name="P2">48.3636363636 , 36.7765151515 , 27.33333333</text:p>
      <text:p text:style-name="P2"><text:soft-page-break/>48.3636363636 , 37.2803030303 , 27.66666667</text:p>
      <text:p text:style-name="P2">48.3636363636 , 37.7840909091 , 28</text:p>
      <text:p text:style-name="P2">48.3636363636 , 38.2878787879 , 28.33333333</text:p>
      <text:p text:style-name="P2">48.3636363636 , 38.7916666667 , 28.66666667</text:p>
      <text:p text:style-name="P2">48.3636363636 , 39.2954545455 , 29</text:p>
      <text:p text:style-name="P2">48.3636363636 , 39.7992424242 , 29.33333333</text:p>
      <text:p text:style-name="P2">48.3636363636 , 40.303030303 , 29.66666667</text:p>
      <text:p text:style-name="P2">48.3636363636 , 40.8068181818 , 30</text:p>
      <text:p text:style-name="P2">48.3636363636 , 41.3106060606 , 30.33333333</text:p>
      <text:p text:style-name="P2">48.3636363636 , 41.8143939394 , 30.66666667</text:p>
      <text:p text:style-name="P2">48.3636363636 , 42.3181818182 , 31</text:p>
      <text:p text:style-name="P2">48.3636363636 , 42.821969697 , 31.33333333</text:p>
      <text:p text:style-name="P2">48.3636363636 , 43.3257575758 , 31.66666667</text:p>
      <text:p text:style-name="P2">48.3636363636 , 43.8295454545 , 32</text:p>
      <text:p text:style-name="P2">48.3636363636 , 44.3333333333 , 32.33333333</text:p>
      <text:p text:style-name="P2">48.3636363636 , 44.8371212121 , 32.66666667</text:p>
      <text:p text:style-name="P2">48.3636363636 , 45.3409090909 , 33</text:p>
      <text:p text:style-name="P2">48.3636363636 , 45.8446969697 , 33.33333333</text:p>
      <text:p text:style-name="P2">48.3636363636 , 46.3484848485 , 33.66666667</text:p>
      <text:p text:style-name="P2">48.3636363636 , 46.8522727273 , 34</text:p>
      <text:p text:style-name="P2">48.3636363636 , 47.3560606061 , 34.33333333</text:p>
      <text:p text:style-name="P2">48.3636363636 , 47.8598484848 , 34.66666667</text:p>
      <text:p text:style-name="P2">48.3636363636 , 48.3636363636 , 35</text:p>
      <text:p text:style-name="P2">48.3636363636 , 48.8674242424 , 35</text:p>
      <text:p text:style-name="P2">48.3636363636 , 49.3712121212 , 35</text:p>
      <text:p text:style-name="P2">48.3636363636 , 49.875 , 35</text:p>
      <text:p text:style-name="P2">48.3636363636 , 50.3787878788 , 35</text:p>
      <text:p text:style-name="P2">48.3636363636 , 50.8825757576 , 35</text:p>
      <text:p text:style-name="P2">48.3636363636 , 51.3863636364 , 35</text:p>
      <text:p text:style-name="P2">48.3636363636 , 51.8901515152 , 35</text:p>
      <text:p text:style-name="P2">48.3636363636 , 52.3939393939 , 35</text:p>
      <text:p text:style-name="P2">48.3636363636 , 52.8977272727 , 35</text:p>
      <text:p text:style-name="P2">48.3636363636 , 53.4015151515 , 35</text:p>
      <text:p text:style-name="P2">48.3636363636 , 53.9053030303 , 35</text:p>
      <text:p text:style-name="P2">48.3636363636 , 54.4090909091 , 35</text:p>
      <text:p text:style-name="P2">48.3636363636 , 54.9128787879 , 35</text:p>
      <text:p text:style-name="P2">48.3636363636 , 55.4166666667 , 35</text:p>
      <text:p text:style-name="P2">48.3636363636 , 55.9204545455 , 35</text:p>
      <text:p text:style-name="P2">48.3636363636 , 56.4242424242 , 35</text:p>
      <text:p text:style-name="P2">48.3636363636 , 56.928030303 , 35</text:p>
      <text:p text:style-name="P2">48.3636363636 , 57.4318181818 , 35</text:p>
      <text:p text:style-name="P2">48.3636363636 , 57.9356060606 , 35</text:p>
      <text:p text:style-name="P2">48.3636363636 , 58.4393939394 , 35</text:p>
      <text:p text:style-name="P2">48.3636363636 , 58.9431818182 , 35</text:p>
      <text:p text:style-name="P2">48.3636363636 , 59.446969697 , 35</text:p>
      <text:p text:style-name="P2">48.3636363636 , 59.9507575758 , 35</text:p>
      <text:p text:style-name="P2">48.3636363636 , 60.4545454545 , 35</text:p>
      <text:p text:style-name="P2">48.3636363636 , 60.9583333333 , 35</text:p>
      <text:p text:style-name="P2">48.3636363636 , 61.4621212121 , 35</text:p>
      <text:p text:style-name="P2">48.3636363636 , 61.9659090909 , 35</text:p>
      <text:p text:style-name="P2">48.3636363636 , 62.4696969697 , 35</text:p>
      <text:p text:style-name="P2">48.3636363636 , 62.9734848485 , 35</text:p>
      <text:p text:style-name="P2"><text:soft-page-break/>48.3636363636 , 63.4772727273 , 35</text:p>
      <text:p text:style-name="P2">48.3636363636 , 63.9810606061 , 35</text:p>
      <text:p text:style-name="P2">48.3636363636 , 64.4848484848 , 35</text:p>
      <text:p text:style-name="P2">48.3636363636 , 64.9886363636 , 35</text:p>
      <text:p text:style-name="P2">48.3636363636 , 65.4924242424 , 35</text:p>
      <text:p text:style-name="P2">48.3636363636 , 65.9962121212 , 35</text:p>
      <text:p text:style-name="P2">48.3636363636 , 66.5 , 35</text:p>
      <text:p text:style-name="P2">48.8674242424 , 0.0 , 15</text:p>
      <text:p text:style-name="P2">48.8674242424 , 0.503787878788 , 15</text:p>
      <text:p text:style-name="P2">48.8674242424 , 1.00757575758 , 15</text:p>
      <text:p text:style-name="P2">48.8674242424 , 1.51136363636 , 15</text:p>
      <text:p text:style-name="P2">48.8674242424 , 2.01515151515 , 15</text:p>
      <text:p text:style-name="P2">48.8674242424 , 2.51893939394 , 15</text:p>
      <text:p text:style-name="P2">48.8674242424 , 3.02272727273 , 15</text:p>
      <text:p text:style-name="P2">48.8674242424 , 3.52651515152 , 15</text:p>
      <text:p text:style-name="P2">48.8674242424 , 4.0303030303 , 15</text:p>
      <text:p text:style-name="P2">48.8674242424 , 4.53409090909 , 15</text:p>
      <text:p text:style-name="P2">48.8674242424 , 5.03787878788 , 15</text:p>
      <text:p text:style-name="P2">48.8674242424 , 5.54166666667 , 15</text:p>
      <text:p text:style-name="P2">48.8674242424 , 6.04545454545 , 15</text:p>
      <text:p text:style-name="P2">48.8674242424 , 6.54924242424 , 15</text:p>
      <text:p text:style-name="P2">48.8674242424 , 7.05303030303 , 15</text:p>
      <text:p text:style-name="P2">48.8674242424 , 7.55681818182 , 15</text:p>
      <text:p text:style-name="P2">48.8674242424 , 8.06060606061 , 15</text:p>
      <text:p text:style-name="P2">48.8674242424 , 8.56439393939 , 15</text:p>
      <text:p text:style-name="P2">48.8674242424 , 9.06818181818 , 15</text:p>
      <text:p text:style-name="P2">48.8674242424 , 9.57196969697 , 15</text:p>
      <text:p text:style-name="P2">48.8674242424 , 10.0757575758 , 15</text:p>
      <text:p text:style-name="P2">48.8674242424 , 10.5795454545 , 15</text:p>
      <text:p text:style-name="P2">48.8674242424 , 11.0833333333 , 15</text:p>
      <text:p text:style-name="P2">48.8674242424 , 11.5871212121 , 15</text:p>
      <text:p text:style-name="P2">48.8674242424 , 12.0909090909 , 15</text:p>
      <text:p text:style-name="P2">48.8674242424 , 12.5946969697 , 15</text:p>
      <text:p text:style-name="P2">48.8674242424 , 13.0984848485 , 15</text:p>
      <text:p text:style-name="P2">48.8674242424 , 13.6022727273 , 15</text:p>
      <text:p text:style-name="P2">48.8674242424 , 14.1060606061 , 15</text:p>
      <text:p text:style-name="P2">48.8674242424 , 14.6098484848 , 15</text:p>
      <text:p text:style-name="P2">48.8674242424 , 15.1136363636 , 15</text:p>
      <text:p text:style-name="P2">48.8674242424 , 15.6174242424 , 15</text:p>
      <text:p text:style-name="P2">48.8674242424 , 16.1212121212 , 15</text:p>
      <text:p text:style-name="P2">48.8674242424 , 16.625 , 15</text:p>
      <text:p text:style-name="P2">48.8674242424 , 17.1287878788 , 15</text:p>
      <text:p text:style-name="P2">48.8674242424 , 17.6325757576 , 15</text:p>
      <text:p text:style-name="P2">48.8674242424 , 18.1363636364 , 15</text:p>
      <text:p text:style-name="P2">48.8674242424 , 18.6401515152 , 15.33333333</text:p>
      <text:p text:style-name="P2">48.8674242424 , 19.1439393939 , 15.66666667</text:p>
      <text:p text:style-name="P2">48.8674242424 , 19.6477272727 , 16</text:p>
      <text:p text:style-name="P2">48.8674242424 , 20.1515151515 , 16.33333333</text:p>
      <text:p text:style-name="P2">48.8674242424 , 20.6553030303 , 16.66666667</text:p>
      <text:p text:style-name="P2">48.8674242424 , 21.1590909091 , 17</text:p>
      <text:p text:style-name="P2">48.8674242424 , 21.6628787879 , 17.33333333</text:p>
      <text:p text:style-name="P2">48.8674242424 , 22.1666666667 , 17.66666667</text:p>
      <text:p text:style-name="P2"><text:soft-page-break/>48.8674242424 , 22.6704545455 , 18</text:p>
      <text:p text:style-name="P2">48.8674242424 , 23.1742424242 , 18.33333333</text:p>
      <text:p text:style-name="P2">48.8674242424 , 23.678030303 , 18.66666667</text:p>
      <text:p text:style-name="P2">48.8674242424 , 24.1818181818 , 19</text:p>
      <text:p text:style-name="P2">48.8674242424 , 24.6856060606 , 19.33333333</text:p>
      <text:p text:style-name="P2">48.8674242424 , 25.1893939394 , 19.66666667</text:p>
      <text:p text:style-name="P2">48.8674242424 , 25.6931818182 , 20</text:p>
      <text:p text:style-name="P2">48.8674242424 , 26.196969697 , 20.33333333</text:p>
      <text:p text:style-name="P2">48.8674242424 , 26.7007575758 , 20.66666667</text:p>
      <text:p text:style-name="P2">48.8674242424 , 27.2045454545 , 21</text:p>
      <text:p text:style-name="P2">48.8674242424 , 27.7083333333 , 21.33333333</text:p>
      <text:p text:style-name="P2">48.8674242424 , 28.2121212121 , 21.66666667</text:p>
      <text:p text:style-name="P2">48.8674242424 , 28.7159090909 , 22</text:p>
      <text:p text:style-name="P2">48.8674242424 , 29.2196969697 , 22.33333333</text:p>
      <text:p text:style-name="P2">48.8674242424 , 29.7234848485 , 22.66666667</text:p>
      <text:p text:style-name="P2">48.8674242424 , 30.2272727273 , 23</text:p>
      <text:p text:style-name="P2">48.8674242424 , 30.7310606061 , 23.33333333</text:p>
      <text:p text:style-name="P2">48.8674242424 , 31.2348484848 , 23.66666667</text:p>
      <text:p text:style-name="P2">48.8674242424 , 31.7386363636 , 24</text:p>
      <text:p text:style-name="P2">48.8674242424 , 32.2424242424 , 24.33333333</text:p>
      <text:p text:style-name="P2">48.8674242424 , 32.7462121212 , 24.66666667</text:p>
      <text:p text:style-name="P2">48.8674242424 , 33.25 , 25</text:p>
      <text:p text:style-name="P2">48.8674242424 , 33.7537878788 , 25.33333333</text:p>
      <text:p text:style-name="P2">48.8674242424 , 34.2575757576 , 25.66666667</text:p>
      <text:p text:style-name="P2">48.8674242424 , 34.7613636364 , 26</text:p>
      <text:p text:style-name="P2">48.8674242424 , 35.2651515152 , 26.33333333</text:p>
      <text:p text:style-name="P2">48.8674242424 , 35.7689393939 , 26.66666667</text:p>
      <text:p text:style-name="P2">48.8674242424 , 36.2727272727 , 27</text:p>
      <text:p text:style-name="P2">48.8674242424 , 36.7765151515 , 27.33333333</text:p>
      <text:p text:style-name="P2">48.8674242424 , 37.2803030303 , 27.66666667</text:p>
      <text:p text:style-name="P2">48.8674242424 , 37.7840909091 , 28</text:p>
      <text:p text:style-name="P2">48.8674242424 , 38.2878787879 , 28.33333333</text:p>
      <text:p text:style-name="P2">48.8674242424 , 38.7916666667 , 28.66666667</text:p>
      <text:p text:style-name="P2">48.8674242424 , 39.2954545455 , 29</text:p>
      <text:p text:style-name="P2">48.8674242424 , 39.7992424242 , 29.33333333</text:p>
      <text:p text:style-name="P2">48.8674242424 , 40.303030303 , 29.66666667</text:p>
      <text:p text:style-name="P2">48.8674242424 , 40.8068181818 , 30</text:p>
      <text:p text:style-name="P2">48.8674242424 , 41.3106060606 , 30.33333333</text:p>
      <text:p text:style-name="P2">48.8674242424 , 41.8143939394 , 30.66666667</text:p>
      <text:p text:style-name="P2">48.8674242424 , 42.3181818182 , 31</text:p>
      <text:p text:style-name="P2">48.8674242424 , 42.821969697 , 31.33333333</text:p>
      <text:p text:style-name="P2">48.8674242424 , 43.3257575758 , 31.66666667</text:p>
      <text:p text:style-name="P2">48.8674242424 , 43.8295454545 , 32</text:p>
      <text:p text:style-name="P2">48.8674242424 , 44.3333333333 , 32.33333333</text:p>
      <text:p text:style-name="P2">48.8674242424 , 44.8371212121 , 32.66666667</text:p>
      <text:p text:style-name="P2">48.8674242424 , 45.3409090909 , 33</text:p>
      <text:p text:style-name="P2">48.8674242424 , 45.8446969697 , 33.33333333</text:p>
      <text:p text:style-name="P2">48.8674242424 , 46.3484848485 , 33.66666667</text:p>
      <text:p text:style-name="P2">48.8674242424 , 46.8522727273 , 34</text:p>
      <text:p text:style-name="P2">48.8674242424 , 47.3560606061 , 34.33333333</text:p>
      <text:p text:style-name="P2">48.8674242424 , 47.8598484848 , 34.66666667</text:p>
      <text:p text:style-name="P2">48.8674242424 , 48.3636363636 , 35</text:p>
      <text:p text:style-name="P2"><text:soft-page-break/>48.8674242424 , 48.8674242424 , 35</text:p>
      <text:p text:style-name="P2">48.8674242424 , 49.3712121212 , 35</text:p>
      <text:p text:style-name="P2">48.8674242424 , 49.875 , 35</text:p>
      <text:p text:style-name="P2">48.8674242424 , 50.3787878788 , 35</text:p>
      <text:p text:style-name="P2">48.8674242424 , 50.8825757576 , 35</text:p>
      <text:p text:style-name="P2">48.8674242424 , 51.3863636364 , 35</text:p>
      <text:p text:style-name="P2">48.8674242424 , 51.8901515152 , 35</text:p>
      <text:p text:style-name="P2">48.8674242424 , 52.3939393939 , 35</text:p>
      <text:p text:style-name="P2">48.8674242424 , 52.8977272727 , 35</text:p>
      <text:p text:style-name="P2">48.8674242424 , 53.4015151515 , 35</text:p>
      <text:p text:style-name="P2">48.8674242424 , 53.9053030303 , 35</text:p>
      <text:p text:style-name="P2">48.8674242424 , 54.4090909091 , 35</text:p>
      <text:p text:style-name="P2">48.8674242424 , 54.9128787879 , 35</text:p>
      <text:p text:style-name="P2">48.8674242424 , 55.4166666667 , 35</text:p>
      <text:p text:style-name="P2">48.8674242424 , 55.9204545455 , 35</text:p>
      <text:p text:style-name="P2">48.8674242424 , 56.4242424242 , 35</text:p>
      <text:p text:style-name="P2">48.8674242424 , 56.928030303 , 35</text:p>
      <text:p text:style-name="P2">48.8674242424 , 57.4318181818 , 35</text:p>
      <text:p text:style-name="P2">48.8674242424 , 57.9356060606 , 35</text:p>
      <text:p text:style-name="P2">48.8674242424 , 58.4393939394 , 35</text:p>
      <text:p text:style-name="P2">48.8674242424 , 58.9431818182 , 35</text:p>
      <text:p text:style-name="P2">48.8674242424 , 59.446969697 , 35</text:p>
      <text:p text:style-name="P2">48.8674242424 , 59.9507575758 , 35</text:p>
      <text:p text:style-name="P2">48.8674242424 , 60.4545454545 , 35</text:p>
      <text:p text:style-name="P2">48.8674242424 , 60.9583333333 , 35</text:p>
      <text:p text:style-name="P2">48.8674242424 , 61.4621212121 , 35</text:p>
      <text:p text:style-name="P2">48.8674242424 , 61.9659090909 , 35</text:p>
      <text:p text:style-name="P2">48.8674242424 , 62.4696969697 , 35</text:p>
      <text:p text:style-name="P2">48.8674242424 , 62.9734848485 , 35</text:p>
      <text:p text:style-name="P2">48.8674242424 , 63.4772727273 , 35</text:p>
      <text:p text:style-name="P2">48.8674242424 , 63.9810606061 , 35</text:p>
      <text:p text:style-name="P2">48.8674242424 , 64.4848484848 , 35</text:p>
      <text:p text:style-name="P2">48.8674242424 , 64.9886363636 , 35</text:p>
      <text:p text:style-name="P2">48.8674242424 , 65.4924242424 , 35</text:p>
      <text:p text:style-name="P2">48.8674242424 , 65.9962121212 , 35</text:p>
      <text:p text:style-name="P2">48.8674242424 , 66.5 , 35</text:p>
      <text:p text:style-name="P2">49.3712121212 , 0.0 , 15</text:p>
      <text:p text:style-name="P2">49.3712121212 , 0.503787878788 , 15</text:p>
      <text:p text:style-name="P2">49.3712121212 , 1.00757575758 , 15</text:p>
      <text:p text:style-name="P2">49.3712121212 , 1.51136363636 , 15</text:p>
      <text:p text:style-name="P2">49.3712121212 , 2.01515151515 , 15</text:p>
      <text:p text:style-name="P2">49.3712121212 , 2.51893939394 , 15</text:p>
      <text:p text:style-name="P2">49.3712121212 , 3.02272727273 , 15</text:p>
      <text:p text:style-name="P2">49.3712121212 , 3.52651515152 , 15</text:p>
      <text:p text:style-name="P2">49.3712121212 , 4.0303030303 , 15</text:p>
      <text:p text:style-name="P2">49.3712121212 , 4.53409090909 , 15</text:p>
      <text:p text:style-name="P2">49.3712121212 , 5.03787878788 , 15</text:p>
      <text:p text:style-name="P2">49.3712121212 , 5.54166666667 , 15</text:p>
      <text:p text:style-name="P2">49.3712121212 , 6.04545454545 , 15</text:p>
      <text:p text:style-name="P2">49.3712121212 , 6.54924242424 , 15</text:p>
      <text:p text:style-name="P2">49.3712121212 , 7.05303030303 , 15</text:p>
      <text:p text:style-name="P2">49.3712121212 , 7.55681818182 , 15</text:p>
      <text:p text:style-name="P2"><text:soft-page-break/>49.3712121212 , 8.06060606061 , 15</text:p>
      <text:p text:style-name="P2">49.3712121212 , 8.56439393939 , 15</text:p>
      <text:p text:style-name="P2">49.3712121212 , 9.06818181818 , 15</text:p>
      <text:p text:style-name="P2">49.3712121212 , 9.57196969697 , 15</text:p>
      <text:p text:style-name="P2">49.3712121212 , 10.0757575758 , 15</text:p>
      <text:p text:style-name="P2">49.3712121212 , 10.5795454545 , 15</text:p>
      <text:p text:style-name="P2">49.3712121212 , 11.0833333333 , 15</text:p>
      <text:p text:style-name="P2">49.3712121212 , 11.5871212121 , 15</text:p>
      <text:p text:style-name="P2">49.3712121212 , 12.0909090909 , 15</text:p>
      <text:p text:style-name="P2">49.3712121212 , 12.5946969697 , 15</text:p>
      <text:p text:style-name="P2">49.3712121212 , 13.0984848485 , 15</text:p>
      <text:p text:style-name="P2">49.3712121212 , 13.6022727273 , 15</text:p>
      <text:p text:style-name="P2">49.3712121212 , 14.1060606061 , 15</text:p>
      <text:p text:style-name="P2">49.3712121212 , 14.6098484848 , 15</text:p>
      <text:p text:style-name="P2">49.3712121212 , 15.1136363636 , 15</text:p>
      <text:p text:style-name="P2">49.3712121212 , 15.6174242424 , 15</text:p>
      <text:p text:style-name="P2">49.3712121212 , 16.1212121212 , 15</text:p>
      <text:p text:style-name="P2">49.3712121212 , 16.625 , 15</text:p>
      <text:p text:style-name="P2">49.3712121212 , 17.1287878788 , 15</text:p>
      <text:p text:style-name="P2">49.3712121212 , 17.6325757576 , 15</text:p>
      <text:p text:style-name="P2">49.3712121212 , 18.1363636364 , 15</text:p>
      <text:p text:style-name="P2">49.3712121212 , 18.6401515152 , 15.33333333</text:p>
      <text:p text:style-name="P2">49.3712121212 , 19.1439393939 , 15.66666667</text:p>
      <text:p text:style-name="P2">49.3712121212 , 19.6477272727 , 16</text:p>
      <text:p text:style-name="P2">49.3712121212 , 20.1515151515 , 16.33333333</text:p>
      <text:p text:style-name="P2">49.3712121212 , 20.6553030303 , 16.66666667</text:p>
      <text:p text:style-name="P2">49.3712121212 , 21.1590909091 , 17</text:p>
      <text:p text:style-name="P2">49.3712121212 , 21.6628787879 , 17.33333333</text:p>
      <text:p text:style-name="P2">49.3712121212 , 22.1666666667 , 17.66666667</text:p>
      <text:p text:style-name="P2">49.3712121212 , 22.6704545455 , 18</text:p>
      <text:p text:style-name="P2">49.3712121212 , 23.1742424242 , 18.33333333</text:p>
      <text:p text:style-name="P2">49.3712121212 , 23.678030303 , 18.66666667</text:p>
      <text:p text:style-name="P2">49.3712121212 , 24.1818181818 , 19</text:p>
      <text:p text:style-name="P2">49.3712121212 , 24.6856060606 , 19.33333333</text:p>
      <text:p text:style-name="P2">49.3712121212 , 25.1893939394 , 19.66666667</text:p>
      <text:p text:style-name="P2">49.3712121212 , 25.6931818182 , 20</text:p>
      <text:p text:style-name="P2">49.3712121212 , 26.196969697 , 20.33333333</text:p>
      <text:p text:style-name="P2">49.3712121212 , 26.7007575758 , 20.66666667</text:p>
      <text:p text:style-name="P2">49.3712121212 , 27.2045454545 , 21</text:p>
      <text:p text:style-name="P2">49.3712121212 , 27.7083333333 , 21.33333333</text:p>
      <text:p text:style-name="P2">49.3712121212 , 28.2121212121 , 21.66666667</text:p>
      <text:p text:style-name="P2">49.3712121212 , 28.7159090909 , 22</text:p>
      <text:p text:style-name="P2">49.3712121212 , 29.2196969697 , 22.33333333</text:p>
      <text:p text:style-name="P2">49.3712121212 , 29.7234848485 , 22.66666667</text:p>
      <text:p text:style-name="P2">49.3712121212 , 30.2272727273 , 23</text:p>
      <text:p text:style-name="P2">49.3712121212 , 30.7310606061 , 23.33333333</text:p>
      <text:p text:style-name="P2">49.3712121212 , 31.2348484848 , 23.66666667</text:p>
      <text:p text:style-name="P2">49.3712121212 , 31.7386363636 , 24</text:p>
      <text:p text:style-name="P2">49.3712121212 , 32.2424242424 , 24.33333333</text:p>
      <text:p text:style-name="P2">49.3712121212 , 32.7462121212 , 24.66666667</text:p>
      <text:p text:style-name="P2">49.3712121212 , 33.25 , 25</text:p>
      <text:p text:style-name="P2">49.3712121212 , 33.7537878788 , 25.33333333</text:p>
      <text:p text:style-name="P2"><text:soft-page-break/>49.3712121212 , 34.2575757576 , 25.66666667</text:p>
      <text:p text:style-name="P2">49.3712121212 , 34.7613636364 , 26</text:p>
      <text:p text:style-name="P2">49.3712121212 , 35.2651515152 , 26.33333333</text:p>
      <text:p text:style-name="P2">49.3712121212 , 35.7689393939 , 26.66666667</text:p>
      <text:p text:style-name="P2">49.3712121212 , 36.2727272727 , 27</text:p>
      <text:p text:style-name="P2">49.3712121212 , 36.7765151515 , 27.33333333</text:p>
      <text:p text:style-name="P2">49.3712121212 , 37.2803030303 , 27.66666667</text:p>
      <text:p text:style-name="P2">49.3712121212 , 37.7840909091 , 28</text:p>
      <text:p text:style-name="P2">49.3712121212 , 38.2878787879 , 28.33333333</text:p>
      <text:p text:style-name="P2">49.3712121212 , 38.7916666667 , 28.66666667</text:p>
      <text:p text:style-name="P2">49.3712121212 , 39.2954545455 , 29</text:p>
      <text:p text:style-name="P2">49.3712121212 , 39.7992424242 , 29.33333333</text:p>
      <text:p text:style-name="P2">49.3712121212 , 40.303030303 , 29.66666667</text:p>
      <text:p text:style-name="P2">49.3712121212 , 40.8068181818 , 30</text:p>
      <text:p text:style-name="P2">49.3712121212 , 41.3106060606 , 30.33333333</text:p>
      <text:p text:style-name="P2">49.3712121212 , 41.8143939394 , 30.66666667</text:p>
      <text:p text:style-name="P2">49.3712121212 , 42.3181818182 , 31</text:p>
      <text:p text:style-name="P2">49.3712121212 , 42.821969697 , 31.33333333</text:p>
      <text:p text:style-name="P2">49.3712121212 , 43.3257575758 , 31.66666667</text:p>
      <text:p text:style-name="P2">49.3712121212 , 43.8295454545 , 32</text:p>
      <text:p text:style-name="P2">49.3712121212 , 44.3333333333 , 32.33333333</text:p>
      <text:p text:style-name="P2">49.3712121212 , 44.8371212121 , 32.66666667</text:p>
      <text:p text:style-name="P2">49.3712121212 , 45.3409090909 , 33</text:p>
      <text:p text:style-name="P2">49.3712121212 , 45.8446969697 , 33.33333333</text:p>
      <text:p text:style-name="P2">49.3712121212 , 46.3484848485 , 33.66666667</text:p>
      <text:p text:style-name="P2">49.3712121212 , 46.8522727273 , 34</text:p>
      <text:p text:style-name="P2">49.3712121212 , 47.3560606061 , 34.33333333</text:p>
      <text:p text:style-name="P2">49.3712121212 , 47.8598484848 , 34.66666667</text:p>
      <text:p text:style-name="P2">49.3712121212 , 48.3636363636 , 35</text:p>
      <text:p text:style-name="P2">49.3712121212 , 48.8674242424 , 35</text:p>
      <text:p text:style-name="P2">49.3712121212 , 49.3712121212 , 35</text:p>
      <text:p text:style-name="P2">49.3712121212 , 49.875 , 35</text:p>
      <text:p text:style-name="P2">49.3712121212 , 50.3787878788 , 35</text:p>
      <text:p text:style-name="P2">49.3712121212 , 50.8825757576 , 35</text:p>
      <text:p text:style-name="P2">49.3712121212 , 51.3863636364 , 35</text:p>
      <text:p text:style-name="P2">49.3712121212 , 51.8901515152 , 35</text:p>
      <text:p text:style-name="P2">49.3712121212 , 52.3939393939 , 35</text:p>
      <text:p text:style-name="P2">49.3712121212 , 52.8977272727 , 35</text:p>
      <text:p text:style-name="P2">49.3712121212 , 53.4015151515 , 35</text:p>
      <text:p text:style-name="P2">49.3712121212 , 53.9053030303 , 35</text:p>
      <text:p text:style-name="P2">49.3712121212 , 54.4090909091 , 35</text:p>
      <text:p text:style-name="P2">49.3712121212 , 54.9128787879 , 35</text:p>
      <text:p text:style-name="P2">49.3712121212 , 55.4166666667 , 35</text:p>
      <text:p text:style-name="P2">49.3712121212 , 55.9204545455 , 35</text:p>
      <text:p text:style-name="P2">49.3712121212 , 56.4242424242 , 35</text:p>
      <text:p text:style-name="P2">49.3712121212 , 56.928030303 , 35</text:p>
      <text:p text:style-name="P2">49.3712121212 , 57.4318181818 , 35</text:p>
      <text:p text:style-name="P2">49.3712121212 , 57.9356060606 , 35</text:p>
      <text:p text:style-name="P2">49.3712121212 , 58.4393939394 , 35</text:p>
      <text:p text:style-name="P2">49.3712121212 , 58.9431818182 , 35</text:p>
      <text:p text:style-name="P2">49.3712121212 , 59.446969697 , 35</text:p>
      <text:p text:style-name="P2">49.3712121212 , 59.9507575758 , 35</text:p>
      <text:p text:style-name="P2"><text:soft-page-break/>49.3712121212 , 60.4545454545 , 35</text:p>
      <text:p text:style-name="P2">49.3712121212 , 60.9583333333 , 35</text:p>
      <text:p text:style-name="P2">49.3712121212 , 61.4621212121 , 35</text:p>
      <text:p text:style-name="P2">49.3712121212 , 61.9659090909 , 35</text:p>
      <text:p text:style-name="P2">49.3712121212 , 62.4696969697 , 35</text:p>
      <text:p text:style-name="P2">49.3712121212 , 62.9734848485 , 35</text:p>
      <text:p text:style-name="P2">49.3712121212 , 63.4772727273 , 35</text:p>
      <text:p text:style-name="P2">49.3712121212 , 63.9810606061 , 35</text:p>
      <text:p text:style-name="P2">49.3712121212 , 64.4848484848 , 35</text:p>
      <text:p text:style-name="P2">49.3712121212 , 64.9886363636 , 35</text:p>
      <text:p text:style-name="P2">49.3712121212 , 65.4924242424 , 35</text:p>
      <text:p text:style-name="P2">49.3712121212 , 65.9962121212 , 35</text:p>
      <text:p text:style-name="P2">49.3712121212 , 66.5 , 35</text:p>
      <text:p text:style-name="P2">49.875 , 0.0 , 15</text:p>
      <text:p text:style-name="P2">49.875 , 0.503787878788 , 15</text:p>
      <text:p text:style-name="P2">49.875 , 1.00757575758 , 15</text:p>
      <text:p text:style-name="P2">49.875 , 1.51136363636 , 15</text:p>
      <text:p text:style-name="P2">49.875 , 2.01515151515 , 15</text:p>
      <text:p text:style-name="P2">49.875 , 2.51893939394 , 15</text:p>
      <text:p text:style-name="P2">49.875 , 3.02272727273 , 15</text:p>
      <text:p text:style-name="P2">49.875 , 3.52651515152 , 15</text:p>
      <text:p text:style-name="P2">49.875 , 4.0303030303 , 15</text:p>
      <text:p text:style-name="P2">49.875 , 4.53409090909 , 15</text:p>
      <text:p text:style-name="P2">49.875 , 5.03787878788 , 15</text:p>
      <text:p text:style-name="P2">49.875 , 5.54166666667 , 15</text:p>
      <text:p text:style-name="P2">49.875 , 6.04545454545 , 15</text:p>
      <text:p text:style-name="P2">49.875 , 6.54924242424 , 15</text:p>
      <text:p text:style-name="P2">49.875 , 7.05303030303 , 15</text:p>
      <text:p text:style-name="P2">49.875 , 7.55681818182 , 15</text:p>
      <text:p text:style-name="P2">49.875 , 8.06060606061 , 15</text:p>
      <text:p text:style-name="P2">49.875 , 8.56439393939 , 15</text:p>
      <text:p text:style-name="P2">49.875 , 9.06818181818 , 15</text:p>
      <text:p text:style-name="P2">49.875 , 9.57196969697 , 15</text:p>
      <text:p text:style-name="P2">49.875 , 10.0757575758 , 15</text:p>
      <text:p text:style-name="P2">49.875 , 10.5795454545 , 15</text:p>
      <text:p text:style-name="P2">49.875 , 11.0833333333 , 15</text:p>
      <text:p text:style-name="P2">49.875 , 11.5871212121 , 15</text:p>
      <text:p text:style-name="P2">49.875 , 12.0909090909 , 15</text:p>
      <text:p text:style-name="P2">49.875 , 12.5946969697 , 15</text:p>
      <text:p text:style-name="P2">49.875 , 13.0984848485 , 15</text:p>
      <text:p text:style-name="P2">49.875 , 13.6022727273 , 15</text:p>
      <text:p text:style-name="P2">49.875 , 14.1060606061 , 15</text:p>
      <text:p text:style-name="P2">49.875 , 14.6098484848 , 15</text:p>
      <text:p text:style-name="P2">49.875 , 15.1136363636 , 15</text:p>
      <text:p text:style-name="P2">49.875 , 15.6174242424 , 15</text:p>
      <text:p text:style-name="P2">49.875 , 16.1212121212 , 15</text:p>
      <text:p text:style-name="P2">49.875 , 16.625 , 15</text:p>
      <text:p text:style-name="P2">49.875 , 17.1287878788 , 15</text:p>
      <text:p text:style-name="P2">49.875 , 17.6325757576 , 15</text:p>
      <text:p text:style-name="P2">49.875 , 18.1363636364 , 15</text:p>
      <text:p text:style-name="P2">49.875 , 18.6401515152 , 15.33333333</text:p>
      <text:p text:style-name="P2">49.875 , 19.1439393939 , 15.66666667</text:p>
      <text:p text:style-name="P2"><text:soft-page-break/>49.875 , 19.6477272727 , 16</text:p>
      <text:p text:style-name="P2">49.875 , 20.1515151515 , 16.33333333</text:p>
      <text:p text:style-name="P2">49.875 , 20.6553030303 , 16.66666667</text:p>
      <text:p text:style-name="P2">49.875 , 21.1590909091 , 17</text:p>
      <text:p text:style-name="P2">49.875 , 21.6628787879 , 17.33333333</text:p>
      <text:p text:style-name="P2">49.875 , 22.1666666667 , 17.66666667</text:p>
      <text:p text:style-name="P2">49.875 , 22.6704545455 , 18</text:p>
      <text:p text:style-name="P2">49.875 , 23.1742424242 , 18.33333333</text:p>
      <text:p text:style-name="P2">49.875 , 23.678030303 , 18.66666667</text:p>
      <text:p text:style-name="P2">49.875 , 24.1818181818 , 19</text:p>
      <text:p text:style-name="P2">49.875 , 24.6856060606 , 19.33333333</text:p>
      <text:p text:style-name="P2">49.875 , 25.1893939394 , 19.66666667</text:p>
      <text:p text:style-name="P2">49.875 , 25.6931818182 , 20</text:p>
      <text:p text:style-name="P2">49.875 , 26.196969697 , 20.33333333</text:p>
      <text:p text:style-name="P2">49.875 , 26.7007575758 , 20.66666667</text:p>
      <text:p text:style-name="P2">49.875 , 27.2045454545 , 21</text:p>
      <text:p text:style-name="P2">49.875 , 27.7083333333 , 21.33333333</text:p>
      <text:p text:style-name="P2">49.875 , 28.2121212121 , 21.66666667</text:p>
      <text:p text:style-name="P2">49.875 , 28.7159090909 , 22</text:p>
      <text:p text:style-name="P2">49.875 , 29.2196969697 , 22.33333333</text:p>
      <text:p text:style-name="P2">49.875 , 29.7234848485 , 22.66666667</text:p>
      <text:p text:style-name="P2">49.875 , 30.2272727273 , 23</text:p>
      <text:p text:style-name="P2">49.875 , 30.7310606061 , 23.33333333</text:p>
      <text:p text:style-name="P2">49.875 , 31.2348484848 , 23.66666667</text:p>
      <text:p text:style-name="P2">49.875 , 31.7386363636 , 24</text:p>
      <text:p text:style-name="P2">49.875 , 32.2424242424 , 24.33333333</text:p>
      <text:p text:style-name="P2">49.875 , 32.7462121212 , 24.66666667</text:p>
      <text:p text:style-name="P2">49.875 , 33.25 , 25</text:p>
      <text:p text:style-name="P2">49.875 , 33.7537878788 , 25.33333333</text:p>
      <text:p text:style-name="P2">49.875 , 34.2575757576 , 25.66666667</text:p>
      <text:p text:style-name="P2">49.875 , 34.7613636364 , 26</text:p>
      <text:p text:style-name="P2">49.875 , 35.2651515152 , 26.33333333</text:p>
      <text:p text:style-name="P2">49.875 , 35.7689393939 , 26.66666667</text:p>
      <text:p text:style-name="P2">49.875 , 36.2727272727 , 27</text:p>
      <text:p text:style-name="P2">49.875 , 36.7765151515 , 27.33333333</text:p>
      <text:p text:style-name="P2">49.875 , 37.2803030303 , 27.66666667</text:p>
      <text:p text:style-name="P2">49.875 , 37.7840909091 , 28</text:p>
      <text:p text:style-name="P2">49.875 , 38.2878787879 , 28.33333333</text:p>
      <text:p text:style-name="P2">49.875 , 38.7916666667 , 28.66666667</text:p>
      <text:p text:style-name="P2">49.875 , 39.2954545455 , 29</text:p>
      <text:p text:style-name="P2">49.875 , 39.7992424242 , 29.33333333</text:p>
      <text:p text:style-name="P2">49.875 , 40.303030303 , 29.66666667</text:p>
      <text:p text:style-name="P2">49.875 , 40.8068181818 , 30</text:p>
      <text:p text:style-name="P2">49.875 , 41.3106060606 , 30.33333333</text:p>
      <text:p text:style-name="P2">49.875 , 41.8143939394 , 30.66666667</text:p>
      <text:p text:style-name="P2">49.875 , 42.3181818182 , 31</text:p>
      <text:p text:style-name="P2">49.875 , 42.821969697 , 31.33333333</text:p>
      <text:p text:style-name="P2">49.875 , 43.3257575758 , 31.66666667</text:p>
      <text:p text:style-name="P2">49.875 , 43.8295454545 , 32</text:p>
      <text:p text:style-name="P2">49.875 , 44.3333333333 , 32.33333333</text:p>
      <text:p text:style-name="P2">49.875 , 44.8371212121 , 32.66666667</text:p>
      <text:p text:style-name="P2">49.875 , 45.3409090909 , 33</text:p>
      <text:p text:style-name="P2"><text:soft-page-break/>49.875 , 45.8446969697 , 33.33333333</text:p>
      <text:p text:style-name="P2">49.875 , 46.3484848485 , 33.66666667</text:p>
      <text:p text:style-name="P2">49.875 , 46.8522727273 , 34</text:p>
      <text:p text:style-name="P2">49.875 , 47.3560606061 , 34.33333333</text:p>
      <text:p text:style-name="P2">49.875 , 47.8598484848 , 34.66666667</text:p>
      <text:p text:style-name="P2">49.875 , 48.3636363636 , 35</text:p>
      <text:p text:style-name="P2">49.875 , 48.8674242424 , 35</text:p>
      <text:p text:style-name="P2">49.875 , 49.3712121212 , 35</text:p>
      <text:p text:style-name="P2">49.875 , 49.875 , 35</text:p>
      <text:p text:style-name="P2">49.875 , 50.3787878788 , 35</text:p>
      <text:p text:style-name="P2">49.875 , 50.8825757576 , 35</text:p>
      <text:p text:style-name="P2">49.875 , 51.3863636364 , 35</text:p>
      <text:p text:style-name="P2">49.875 , 51.8901515152 , 35</text:p>
      <text:p text:style-name="P2">49.875 , 52.3939393939 , 35</text:p>
      <text:p text:style-name="P2">49.875 , 52.8977272727 , 35</text:p>
      <text:p text:style-name="P2">49.875 , 53.4015151515 , 35</text:p>
      <text:p text:style-name="P2">49.875 , 53.9053030303 , 35</text:p>
      <text:p text:style-name="P2">49.875 , 54.4090909091 , 35</text:p>
      <text:p text:style-name="P2">49.875 , 54.9128787879 , 35</text:p>
      <text:p text:style-name="P2">49.875 , 55.4166666667 , 35</text:p>
      <text:p text:style-name="P2">49.875 , 55.9204545455 , 35</text:p>
      <text:p text:style-name="P2">49.875 , 56.4242424242 , 35</text:p>
      <text:p text:style-name="P2">49.875 , 56.928030303 , 35</text:p>
      <text:p text:style-name="P2">49.875 , 57.4318181818 , 35</text:p>
      <text:p text:style-name="P2">49.875 , 57.9356060606 , 35</text:p>
      <text:p text:style-name="P2">49.875 , 58.4393939394 , 35</text:p>
      <text:p text:style-name="P2">49.875 , 58.9431818182 , 35</text:p>
      <text:p text:style-name="P2">49.875 , 59.446969697 , 35</text:p>
      <text:p text:style-name="P2">49.875 , 59.9507575758 , 35</text:p>
      <text:p text:style-name="P2">49.875 , 60.4545454545 , 35</text:p>
      <text:p text:style-name="P2">49.875 , 60.9583333333 , 35</text:p>
      <text:p text:style-name="P2">49.875 , 61.4621212121 , 35</text:p>
      <text:p text:style-name="P2">49.875 , 61.9659090909 , 35</text:p>
      <text:p text:style-name="P2">49.875 , 62.4696969697 , 35</text:p>
      <text:p text:style-name="P2">49.875 , 62.9734848485 , 35</text:p>
      <text:p text:style-name="P2">49.875 , 63.4772727273 , 35</text:p>
      <text:p text:style-name="P2">49.875 , 63.9810606061 , 35</text:p>
      <text:p text:style-name="P2">49.875 , 64.4848484848 , 35</text:p>
      <text:p text:style-name="P2">49.875 , 64.9886363636 , 35</text:p>
      <text:p text:style-name="P2">49.875 , 65.4924242424 , 35</text:p>
      <text:p text:style-name="P2">49.875 , 65.9962121212 , 35</text:p>
      <text:p text:style-name="P2">49.875 , 66.5 , 35</text:p>
      <text:p text:style-name="P2">50.3787878788 , 0.0 , 15</text:p>
      <text:p text:style-name="P2">50.3787878788 , 0.503787878788 , 15</text:p>
      <text:p text:style-name="P2">50.3787878788 , 1.00757575758 , 15</text:p>
      <text:p text:style-name="P2">50.3787878788 , 1.51136363636 , 15</text:p>
      <text:p text:style-name="P2">50.3787878788 , 2.01515151515 , 15</text:p>
      <text:p text:style-name="P2">50.3787878788 , 2.51893939394 , 15</text:p>
      <text:p text:style-name="P2">50.3787878788 , 3.02272727273 , 15</text:p>
      <text:p text:style-name="P2">50.3787878788 , 3.52651515152 , 15</text:p>
      <text:p text:style-name="P2">50.3787878788 , 4.0303030303 , 15</text:p>
      <text:p text:style-name="P2">50.3787878788 , 4.53409090909 , 15</text:p>
      <text:p text:style-name="P2"><text:soft-page-break/>50.3787878788 , 5.03787878788 , 15</text:p>
      <text:p text:style-name="P2">50.3787878788 , 5.54166666667 , 15</text:p>
      <text:p text:style-name="P2">50.3787878788 , 6.04545454545 , 15</text:p>
      <text:p text:style-name="P2">50.3787878788 , 6.54924242424 , 15</text:p>
      <text:p text:style-name="P2">50.3787878788 , 7.05303030303 , 15</text:p>
      <text:p text:style-name="P2">50.3787878788 , 7.55681818182 , 15</text:p>
      <text:p text:style-name="P2">50.3787878788 , 8.06060606061 , 15</text:p>
      <text:p text:style-name="P2">50.3787878788 , 8.56439393939 , 15</text:p>
      <text:p text:style-name="P2">50.3787878788 , 9.06818181818 , 15</text:p>
      <text:p text:style-name="P2">50.3787878788 , 9.57196969697 , 15</text:p>
      <text:p text:style-name="P2">50.3787878788 , 10.0757575758 , 15</text:p>
      <text:p text:style-name="P2">50.3787878788 , 10.5795454545 , 15</text:p>
      <text:p text:style-name="P2">50.3787878788 , 11.0833333333 , 15</text:p>
      <text:p text:style-name="P2">50.3787878788 , 11.5871212121 , 15</text:p>
      <text:p text:style-name="P2">50.3787878788 , 12.0909090909 , 15</text:p>
      <text:p text:style-name="P2">50.3787878788 , 12.5946969697 , 15</text:p>
      <text:p text:style-name="P2">50.3787878788 , 13.0984848485 , 15</text:p>
      <text:p text:style-name="P2">50.3787878788 , 13.6022727273 , 15</text:p>
      <text:p text:style-name="P2">50.3787878788 , 14.1060606061 , 15</text:p>
      <text:p text:style-name="P2">50.3787878788 , 14.6098484848 , 15</text:p>
      <text:p text:style-name="P2">50.3787878788 , 15.1136363636 , 15</text:p>
      <text:p text:style-name="P2">50.3787878788 , 15.6174242424 , 15</text:p>
      <text:p text:style-name="P2">50.3787878788 , 16.1212121212 , 15</text:p>
      <text:p text:style-name="P2">50.3787878788 , 16.625 , 15</text:p>
      <text:p text:style-name="P2">50.3787878788 , 17.1287878788 , 15</text:p>
      <text:p text:style-name="P2">50.3787878788 , 17.6325757576 , 15</text:p>
      <text:p text:style-name="P2">50.3787878788 , 18.1363636364 , 15</text:p>
      <text:p text:style-name="P2">50.3787878788 , 18.6401515152 , 15.33333333</text:p>
      <text:p text:style-name="P2">50.3787878788 , 19.1439393939 , 15.66666667</text:p>
      <text:p text:style-name="P2">50.3787878788 , 19.6477272727 , 16</text:p>
      <text:p text:style-name="P2">50.3787878788 , 20.1515151515 , 16.33333333</text:p>
      <text:p text:style-name="P2">50.3787878788 , 20.6553030303 , 16.66666667</text:p>
      <text:p text:style-name="P2">50.3787878788 , 21.1590909091 , 17</text:p>
      <text:p text:style-name="P2">50.3787878788 , 21.6628787879 , 17.33333333</text:p>
      <text:p text:style-name="P2">50.3787878788 , 22.1666666667 , 17.66666667</text:p>
      <text:p text:style-name="P2">50.3787878788 , 22.6704545455 , 18</text:p>
      <text:p text:style-name="P2">50.3787878788 , 23.1742424242 , 18.33333333</text:p>
      <text:p text:style-name="P2">50.3787878788 , 23.678030303 , 18.66666667</text:p>
      <text:p text:style-name="P2">50.3787878788 , 24.1818181818 , 19</text:p>
      <text:p text:style-name="P2">50.3787878788 , 24.6856060606 , 19.33333333</text:p>
      <text:p text:style-name="P2">50.3787878788 , 25.1893939394 , 19.66666667</text:p>
      <text:p text:style-name="P2">50.3787878788 , 25.6931818182 , 20</text:p>
      <text:p text:style-name="P2">50.3787878788 , 26.196969697 , 20.33333333</text:p>
      <text:p text:style-name="P2">50.3787878788 , 26.7007575758 , 20.66666667</text:p>
      <text:p text:style-name="P2">50.3787878788 , 27.2045454545 , 21</text:p>
      <text:p text:style-name="P2">50.3787878788 , 27.7083333333 , 21.33333333</text:p>
      <text:p text:style-name="P2">50.3787878788 , 28.2121212121 , 21.66666667</text:p>
      <text:p text:style-name="P2">50.3787878788 , 28.7159090909 , 22</text:p>
      <text:p text:style-name="P2">50.3787878788 , 29.2196969697 , 22.33333333</text:p>
      <text:p text:style-name="P2">50.3787878788 , 29.7234848485 , 22.66666667</text:p>
      <text:p text:style-name="P2">50.3787878788 , 30.2272727273 , 23</text:p>
      <text:p text:style-name="P2">50.3787878788 , 30.7310606061 , 23.33333333</text:p>
      <text:p text:style-name="P2"><text:soft-page-break/>50.3787878788 , 31.2348484848 , 23.66666667</text:p>
      <text:p text:style-name="P2">50.3787878788 , 31.7386363636 , 24</text:p>
      <text:p text:style-name="P2">50.3787878788 , 32.2424242424 , 24.33333333</text:p>
      <text:p text:style-name="P2">50.3787878788 , 32.7462121212 , 24.66666667</text:p>
      <text:p text:style-name="P2">50.3787878788 , 33.25 , 25</text:p>
      <text:p text:style-name="P2">50.3787878788 , 33.7537878788 , 25.33333333</text:p>
      <text:p text:style-name="P2">50.3787878788 , 34.2575757576 , 25.66666667</text:p>
      <text:p text:style-name="P2">50.3787878788 , 34.7613636364 , 26</text:p>
      <text:p text:style-name="P2">50.3787878788 , 35.2651515152 , 26.33333333</text:p>
      <text:p text:style-name="P2">50.3787878788 , 35.7689393939 , 26.66666667</text:p>
      <text:p text:style-name="P2">50.3787878788 , 36.2727272727 , 27</text:p>
      <text:p text:style-name="P2">50.3787878788 , 36.7765151515 , 27.33333333</text:p>
      <text:p text:style-name="P2">50.3787878788 , 37.2803030303 , 27.66666667</text:p>
      <text:p text:style-name="P2">50.3787878788 , 37.7840909091 , 28</text:p>
      <text:p text:style-name="P2">50.3787878788 , 38.2878787879 , 28.33333333</text:p>
      <text:p text:style-name="P2">50.3787878788 , 38.7916666667 , 28.66666667</text:p>
      <text:p text:style-name="P2">50.3787878788 , 39.2954545455 , 29</text:p>
      <text:p text:style-name="P2">50.3787878788 , 39.7992424242 , 29.33333333</text:p>
      <text:p text:style-name="P2">50.3787878788 , 40.303030303 , 29.66666667</text:p>
      <text:p text:style-name="P2">50.3787878788 , 40.8068181818 , 30</text:p>
      <text:p text:style-name="P2">50.3787878788 , 41.3106060606 , 30.33333333</text:p>
      <text:p text:style-name="P2">50.3787878788 , 41.8143939394 , 30.66666667</text:p>
      <text:p text:style-name="P2">50.3787878788 , 42.3181818182 , 31</text:p>
      <text:p text:style-name="P2">50.3787878788 , 42.821969697 , 31.33333333</text:p>
      <text:p text:style-name="P2">50.3787878788 , 43.3257575758 , 31.66666667</text:p>
      <text:p text:style-name="P2">50.3787878788 , 43.8295454545 , 32</text:p>
      <text:p text:style-name="P2">50.3787878788 , 44.3333333333 , 32.33333333</text:p>
      <text:p text:style-name="P2">50.3787878788 , 44.8371212121 , 32.66666667</text:p>
      <text:p text:style-name="P2">50.3787878788 , 45.3409090909 , 33</text:p>
      <text:p text:style-name="P2">50.3787878788 , 45.8446969697 , 33.33333333</text:p>
      <text:p text:style-name="P2">50.3787878788 , 46.3484848485 , 33.66666667</text:p>
      <text:p text:style-name="P2">50.3787878788 , 46.8522727273 , 34</text:p>
      <text:p text:style-name="P2">50.3787878788 , 47.3560606061 , 34.33333333</text:p>
      <text:p text:style-name="P2">50.3787878788 , 47.8598484848 , 34.66666667</text:p>
      <text:p text:style-name="P2">50.3787878788 , 48.3636363636 , 35</text:p>
      <text:p text:style-name="P2">50.3787878788 , 48.8674242424 , 35</text:p>
      <text:p text:style-name="P2">50.3787878788 , 49.3712121212 , 35</text:p>
      <text:p text:style-name="P2">50.3787878788 , 49.875 , 35</text:p>
      <text:p text:style-name="P2">50.3787878788 , 50.3787878788 , 35</text:p>
      <text:p text:style-name="P2">50.3787878788 , 50.8825757576 , 35</text:p>
      <text:p text:style-name="P2">50.3787878788 , 51.3863636364 , 35</text:p>
      <text:p text:style-name="P2">50.3787878788 , 51.8901515152 , 35</text:p>
      <text:p text:style-name="P2">50.3787878788 , 52.3939393939 , 35</text:p>
      <text:p text:style-name="P2">50.3787878788 , 52.8977272727 , 35</text:p>
      <text:p text:style-name="P2">50.3787878788 , 53.4015151515 , 35</text:p>
      <text:p text:style-name="P2">50.3787878788 , 53.9053030303 , 35</text:p>
      <text:p text:style-name="P2">50.3787878788 , 54.4090909091 , 35</text:p>
      <text:p text:style-name="P2">50.3787878788 , 54.9128787879 , 35</text:p>
      <text:p text:style-name="P2">50.3787878788 , 55.4166666667 , 35</text:p>
      <text:p text:style-name="P2">50.3787878788 , 55.9204545455 , 35</text:p>
      <text:p text:style-name="P2">50.3787878788 , 56.4242424242 , 35</text:p>
      <text:p text:style-name="P2">50.3787878788 , 56.928030303 , 35</text:p>
      <text:p text:style-name="P2"><text:soft-page-break/>50.3787878788 , 57.4318181818 , 35</text:p>
      <text:p text:style-name="P2">50.3787878788 , 57.9356060606 , 35</text:p>
      <text:p text:style-name="P2">50.3787878788 , 58.4393939394 , 35</text:p>
      <text:p text:style-name="P2">50.3787878788 , 58.9431818182 , 35</text:p>
      <text:p text:style-name="P2">50.3787878788 , 59.446969697 , 35</text:p>
      <text:p text:style-name="P2">50.3787878788 , 59.9507575758 , 35</text:p>
      <text:p text:style-name="P2">50.3787878788 , 60.4545454545 , 35</text:p>
      <text:p text:style-name="P2">50.3787878788 , 60.9583333333 , 35</text:p>
      <text:p text:style-name="P2">50.3787878788 , 61.4621212121 , 35</text:p>
      <text:p text:style-name="P2">50.3787878788 , 61.9659090909 , 35</text:p>
      <text:p text:style-name="P2">50.3787878788 , 62.4696969697 , 35</text:p>
      <text:p text:style-name="P2">50.3787878788 , 62.9734848485 , 35</text:p>
      <text:p text:style-name="P2">50.3787878788 , 63.4772727273 , 35</text:p>
      <text:p text:style-name="P2">50.3787878788 , 63.9810606061 , 35</text:p>
      <text:p text:style-name="P2">50.3787878788 , 64.4848484848 , 35</text:p>
      <text:p text:style-name="P2">50.3787878788 , 64.9886363636 , 35</text:p>
      <text:p text:style-name="P2">50.3787878788 , 65.4924242424 , 35</text:p>
      <text:p text:style-name="P2">50.3787878788 , 65.9962121212 , 35</text:p>
      <text:p text:style-name="P2">50.3787878788 , 66.5 , 35</text:p>
      <text:p text:style-name="P2">50.8825757576 , 0.0 , 15</text:p>
      <text:p text:style-name="P2">50.8825757576 , 0.503787878788 , 15</text:p>
      <text:p text:style-name="P2">50.8825757576 , 1.00757575758 , 15</text:p>
      <text:p text:style-name="P2">50.8825757576 , 1.51136363636 , 15</text:p>
      <text:p text:style-name="P2">50.8825757576 , 2.01515151515 , 15</text:p>
      <text:p text:style-name="P2">50.8825757576 , 2.51893939394 , 15</text:p>
      <text:p text:style-name="P2">50.8825757576 , 3.02272727273 , 15</text:p>
      <text:p text:style-name="P2">50.8825757576 , 3.52651515152 , 15</text:p>
      <text:p text:style-name="P2">50.8825757576 , 4.0303030303 , 15</text:p>
      <text:p text:style-name="P2">50.8825757576 , 4.53409090909 , 15</text:p>
      <text:p text:style-name="P2">50.8825757576 , 5.03787878788 , 15</text:p>
      <text:p text:style-name="P2">50.8825757576 , 5.54166666667 , 15</text:p>
      <text:p text:style-name="P2">50.8825757576 , 6.04545454545 , 15</text:p>
      <text:p text:style-name="P2">50.8825757576 , 6.54924242424 , 15</text:p>
      <text:p text:style-name="P2">50.8825757576 , 7.05303030303 , 15</text:p>
      <text:p text:style-name="P2">50.8825757576 , 7.55681818182 , 15</text:p>
      <text:p text:style-name="P2">50.8825757576 , 8.06060606061 , 15</text:p>
      <text:p text:style-name="P2">50.8825757576 , 8.56439393939 , 15</text:p>
      <text:p text:style-name="P2">50.8825757576 , 9.06818181818 , 15</text:p>
      <text:p text:style-name="P2">50.8825757576 , 9.57196969697 , 15</text:p>
      <text:p text:style-name="P2">50.8825757576 , 10.0757575758 , 15</text:p>
      <text:p text:style-name="P2">50.8825757576 , 10.5795454545 , 15</text:p>
      <text:p text:style-name="P2">50.8825757576 , 11.0833333333 , 15</text:p>
      <text:p text:style-name="P2">50.8825757576 , 11.5871212121 , 15</text:p>
      <text:p text:style-name="P2">50.8825757576 , 12.0909090909 , 15</text:p>
      <text:p text:style-name="P2">50.8825757576 , 12.5946969697 , 15</text:p>
      <text:p text:style-name="P2">50.8825757576 , 13.0984848485 , 15</text:p>
      <text:p text:style-name="P2">50.8825757576 , 13.6022727273 , 15</text:p>
      <text:p text:style-name="P2">50.8825757576 , 14.1060606061 , 15</text:p>
      <text:p text:style-name="P2">50.8825757576 , 14.6098484848 , 15</text:p>
      <text:p text:style-name="P2">50.8825757576 , 15.1136363636 , 15</text:p>
      <text:p text:style-name="P2">50.8825757576 , 15.6174242424 , 15</text:p>
      <text:p text:style-name="P2">50.8825757576 , 16.1212121212 , 15</text:p>
      <text:p text:style-name="P2"><text:soft-page-break/>50.8825757576 , 16.625 , 15</text:p>
      <text:p text:style-name="P2">50.8825757576 , 17.1287878788 , 15</text:p>
      <text:p text:style-name="P2">50.8825757576 , 17.6325757576 , 15</text:p>
      <text:p text:style-name="P2">50.8825757576 , 18.1363636364 , 15</text:p>
      <text:p text:style-name="P2">50.8825757576 , 18.6401515152 , 15.33333333</text:p>
      <text:p text:style-name="P2">50.8825757576 , 19.1439393939 , 15.66666667</text:p>
      <text:p text:style-name="P2">50.8825757576 , 19.6477272727 , 16</text:p>
      <text:p text:style-name="P2">50.8825757576 , 20.1515151515 , 16.33333333</text:p>
      <text:p text:style-name="P2">50.8825757576 , 20.6553030303 , 16.66666667</text:p>
      <text:p text:style-name="P2">50.8825757576 , 21.1590909091 , 17</text:p>
      <text:p text:style-name="P2">50.8825757576 , 21.6628787879 , 17.33333333</text:p>
      <text:p text:style-name="P2">50.8825757576 , 22.1666666667 , 17.66666667</text:p>
      <text:p text:style-name="P2">50.8825757576 , 22.6704545455 , 18</text:p>
      <text:p text:style-name="P2">50.8825757576 , 23.1742424242 , 18.33333333</text:p>
      <text:p text:style-name="P2">50.8825757576 , 23.678030303 , 18.66666667</text:p>
      <text:p text:style-name="P2">50.8825757576 , 24.1818181818 , 19</text:p>
      <text:p text:style-name="P2">50.8825757576 , 24.6856060606 , 19.33333333</text:p>
      <text:p text:style-name="P2">50.8825757576 , 25.1893939394 , 19.66666667</text:p>
      <text:p text:style-name="P2">50.8825757576 , 25.6931818182 , 20</text:p>
      <text:p text:style-name="P2">50.8825757576 , 26.196969697 , 20.33333333</text:p>
      <text:p text:style-name="P2">50.8825757576 , 26.7007575758 , 20.66666667</text:p>
      <text:p text:style-name="P2">50.8825757576 , 27.2045454545 , 21</text:p>
      <text:p text:style-name="P2">50.8825757576 , 27.7083333333 , 21.33333333</text:p>
      <text:p text:style-name="P2">50.8825757576 , 28.2121212121 , 21.66666667</text:p>
      <text:p text:style-name="P2">50.8825757576 , 28.7159090909 , 22</text:p>
      <text:p text:style-name="P2">50.8825757576 , 29.2196969697 , 22.33333333</text:p>
      <text:p text:style-name="P2">50.8825757576 , 29.7234848485 , 22.66666667</text:p>
      <text:p text:style-name="P2">50.8825757576 , 30.2272727273 , 23</text:p>
      <text:p text:style-name="P2">50.8825757576 , 30.7310606061 , 23.33333333</text:p>
      <text:p text:style-name="P2">50.8825757576 , 31.2348484848 , 23.66666667</text:p>
      <text:p text:style-name="P2">50.8825757576 , 31.7386363636 , 24</text:p>
      <text:p text:style-name="P2">50.8825757576 , 32.2424242424 , 24.33333333</text:p>
      <text:p text:style-name="P2">50.8825757576 , 32.7462121212 , 24.66666667</text:p>
      <text:p text:style-name="P2">50.8825757576 , 33.25 , 25</text:p>
      <text:p text:style-name="P2">50.8825757576 , 33.7537878788 , 25.33333333</text:p>
      <text:p text:style-name="P2">50.8825757576 , 34.2575757576 , 25.66666667</text:p>
      <text:p text:style-name="P2">50.8825757576 , 34.7613636364 , 26</text:p>
      <text:p text:style-name="P2">50.8825757576 , 35.2651515152 , 26.33333333</text:p>
      <text:p text:style-name="P2">50.8825757576 , 35.7689393939 , 26.66666667</text:p>
      <text:p text:style-name="P2">50.8825757576 , 36.2727272727 , 27</text:p>
      <text:p text:style-name="P2">50.8825757576 , 36.7765151515 , 27.33333333</text:p>
      <text:p text:style-name="P2">50.8825757576 , 37.2803030303 , 27.66666667</text:p>
      <text:p text:style-name="P2">50.8825757576 , 37.7840909091 , 28</text:p>
      <text:p text:style-name="P2">50.8825757576 , 38.2878787879 , 28.33333333</text:p>
      <text:p text:style-name="P2">50.8825757576 , 38.7916666667 , 28.66666667</text:p>
      <text:p text:style-name="P2">50.8825757576 , 39.2954545455 , 29</text:p>
      <text:p text:style-name="P2">50.8825757576 , 39.7992424242 , 29.33333333</text:p>
      <text:p text:style-name="P2">50.8825757576 , 40.303030303 , 29.66666667</text:p>
      <text:p text:style-name="P2">50.8825757576 , 40.8068181818 , 30</text:p>
      <text:p text:style-name="P2">50.8825757576 , 41.3106060606 , 30.33333333</text:p>
      <text:p text:style-name="P2">50.8825757576 , 41.8143939394 , 30.66666667</text:p>
      <text:p text:style-name="P2">50.8825757576 , 42.3181818182 , 31</text:p>
      <text:p text:style-name="P2"><text:soft-page-break/>50.8825757576 , 42.821969697 , 31.33333333</text:p>
      <text:p text:style-name="P2">50.8825757576 , 43.3257575758 , 31.66666667</text:p>
      <text:p text:style-name="P2">50.8825757576 , 43.8295454545 , 32</text:p>
      <text:p text:style-name="P2">50.8825757576 , 44.3333333333 , 32.33333333</text:p>
      <text:p text:style-name="P2">50.8825757576 , 44.8371212121 , 32.66666667</text:p>
      <text:p text:style-name="P2">50.8825757576 , 45.3409090909 , 33</text:p>
      <text:p text:style-name="P2">50.8825757576 , 45.8446969697 , 33.33333333</text:p>
      <text:p text:style-name="P2">50.8825757576 , 46.3484848485 , 33.66666667</text:p>
      <text:p text:style-name="P2">50.8825757576 , 46.8522727273 , 34</text:p>
      <text:p text:style-name="P2">50.8825757576 , 47.3560606061 , 34.33333333</text:p>
      <text:p text:style-name="P2">50.8825757576 , 47.8598484848 , 34.66666667</text:p>
      <text:p text:style-name="P2">50.8825757576 , 48.3636363636 , 35</text:p>
      <text:p text:style-name="P2">50.8825757576 , 48.8674242424 , 35</text:p>
      <text:p text:style-name="P2">50.8825757576 , 49.3712121212 , 35</text:p>
      <text:p text:style-name="P2">50.8825757576 , 49.875 , 35</text:p>
      <text:p text:style-name="P2">50.8825757576 , 50.3787878788 , 35</text:p>
      <text:p text:style-name="P2">50.8825757576 , 50.8825757576 , 35</text:p>
      <text:p text:style-name="P2">50.8825757576 , 51.3863636364 , 35</text:p>
      <text:p text:style-name="P2">50.8825757576 , 51.8901515152 , 35</text:p>
      <text:p text:style-name="P2">50.8825757576 , 52.3939393939 , 35</text:p>
      <text:p text:style-name="P2">50.8825757576 , 52.8977272727 , 35</text:p>
      <text:p text:style-name="P2">50.8825757576 , 53.4015151515 , 35</text:p>
      <text:p text:style-name="P2">50.8825757576 , 53.9053030303 , 35</text:p>
      <text:p text:style-name="P2">50.8825757576 , 54.4090909091 , 35</text:p>
      <text:p text:style-name="P2">50.8825757576 , 54.9128787879 , 35</text:p>
      <text:p text:style-name="P2">50.8825757576 , 55.4166666667 , 35</text:p>
      <text:p text:style-name="P2">50.8825757576 , 55.9204545455 , 35</text:p>
      <text:p text:style-name="P2">50.8825757576 , 56.4242424242 , 35</text:p>
      <text:p text:style-name="P2">50.8825757576 , 56.928030303 , 35</text:p>
      <text:p text:style-name="P2">50.8825757576 , 57.4318181818 , 35</text:p>
      <text:p text:style-name="P2">50.8825757576 , 57.9356060606 , 35</text:p>
      <text:p text:style-name="P2">50.8825757576 , 58.4393939394 , 35</text:p>
      <text:p text:style-name="P2">50.8825757576 , 58.9431818182 , 35</text:p>
      <text:p text:style-name="P2">50.8825757576 , 59.446969697 , 35</text:p>
      <text:p text:style-name="P2">50.8825757576 , 59.9507575758 , 35</text:p>
      <text:p text:style-name="P2">50.8825757576 , 60.4545454545 , 35</text:p>
      <text:p text:style-name="P2">50.8825757576 , 60.9583333333 , 35</text:p>
      <text:p text:style-name="P2">50.8825757576 , 61.4621212121 , 35</text:p>
      <text:p text:style-name="P2">50.8825757576 , 61.9659090909 , 35</text:p>
      <text:p text:style-name="P2">50.8825757576 , 62.4696969697 , 35</text:p>
      <text:p text:style-name="P2">50.8825757576 , 62.9734848485 , 35</text:p>
      <text:p text:style-name="P2">50.8825757576 , 63.4772727273 , 35</text:p>
      <text:p text:style-name="P2">50.8825757576 , 63.9810606061 , 35</text:p>
      <text:p text:style-name="P2">50.8825757576 , 64.4848484848 , 35</text:p>
      <text:p text:style-name="P2">50.8825757576 , 64.9886363636 , 35</text:p>
      <text:p text:style-name="P2">50.8825757576 , 65.4924242424 , 35</text:p>
      <text:p text:style-name="P2">50.8825757576 , 65.9962121212 , 35</text:p>
      <text:p text:style-name="P2">50.8825757576 , 66.5 , 35</text:p>
      <text:p text:style-name="P2">51.3863636364 , 0.0 , 15</text:p>
      <text:p text:style-name="P2">51.3863636364 , 0.503787878788 , 15</text:p>
      <text:p text:style-name="P2">51.3863636364 , 1.00757575758 , 15</text:p>
      <text:p text:style-name="P2">51.3863636364 , 1.51136363636 , 15</text:p>
      <text:p text:style-name="P2"><text:soft-page-break/>51.3863636364 , 2.01515151515 , 15</text:p>
      <text:p text:style-name="P2">51.3863636364 , 2.51893939394 , 15</text:p>
      <text:p text:style-name="P2">51.3863636364 , 3.02272727273 , 15</text:p>
      <text:p text:style-name="P2">51.3863636364 , 3.52651515152 , 15</text:p>
      <text:p text:style-name="P2">51.3863636364 , 4.0303030303 , 15</text:p>
      <text:p text:style-name="P2">51.3863636364 , 4.53409090909 , 15</text:p>
      <text:p text:style-name="P2">51.3863636364 , 5.03787878788 , 15</text:p>
      <text:p text:style-name="P2">51.3863636364 , 5.54166666667 , 15</text:p>
      <text:p text:style-name="P2">51.3863636364 , 6.04545454545 , 15</text:p>
      <text:p text:style-name="P2">51.3863636364 , 6.54924242424 , 15</text:p>
      <text:p text:style-name="P2">51.3863636364 , 7.05303030303 , 15</text:p>
      <text:p text:style-name="P2">51.3863636364 , 7.55681818182 , 15</text:p>
      <text:p text:style-name="P2">51.3863636364 , 8.06060606061 , 15</text:p>
      <text:p text:style-name="P2">51.3863636364 , 8.56439393939 , 15</text:p>
      <text:p text:style-name="P2">51.3863636364 , 9.06818181818 , 15</text:p>
      <text:p text:style-name="P2">51.3863636364 , 9.57196969697 , 15</text:p>
      <text:p text:style-name="P2">51.3863636364 , 10.0757575758 , 15</text:p>
      <text:p text:style-name="P2">51.3863636364 , 10.5795454545 , 15</text:p>
      <text:p text:style-name="P2">51.3863636364 , 11.0833333333 , 15</text:p>
      <text:p text:style-name="P2">51.3863636364 , 11.5871212121 , 15</text:p>
      <text:p text:style-name="P2">51.3863636364 , 12.0909090909 , 15</text:p>
      <text:p text:style-name="P2">51.3863636364 , 12.5946969697 , 15</text:p>
      <text:p text:style-name="P2">51.3863636364 , 13.0984848485 , 15</text:p>
      <text:p text:style-name="P2">51.3863636364 , 13.6022727273 , 15</text:p>
      <text:p text:style-name="P2">51.3863636364 , 14.1060606061 , 15</text:p>
      <text:p text:style-name="P2">51.3863636364 , 14.6098484848 , 15</text:p>
      <text:p text:style-name="P2">51.3863636364 , 15.1136363636 , 15</text:p>
      <text:p text:style-name="P2">51.3863636364 , 15.6174242424 , 15</text:p>
      <text:p text:style-name="P2">51.3863636364 , 16.1212121212 , 15</text:p>
      <text:p text:style-name="P2">51.3863636364 , 16.625 , 15</text:p>
      <text:p text:style-name="P2">51.3863636364 , 17.1287878788 , 15</text:p>
      <text:p text:style-name="P2">51.3863636364 , 17.6325757576 , 15</text:p>
      <text:p text:style-name="P2">51.3863636364 , 18.1363636364 , 15</text:p>
      <text:p text:style-name="P2">51.3863636364 , 18.6401515152 , 15.33333333</text:p>
      <text:p text:style-name="P2">51.3863636364 , 19.1439393939 , 15.66666667</text:p>
      <text:p text:style-name="P2">51.3863636364 , 19.6477272727 , 16</text:p>
      <text:p text:style-name="P2">51.3863636364 , 20.1515151515 , 16.33333333</text:p>
      <text:p text:style-name="P2">51.3863636364 , 20.6553030303 , 16.66666667</text:p>
      <text:p text:style-name="P2">51.3863636364 , 21.1590909091 , 17</text:p>
      <text:p text:style-name="P2">51.3863636364 , 21.6628787879 , 17.33333333</text:p>
      <text:p text:style-name="P2">51.3863636364 , 22.1666666667 , 17.66666667</text:p>
      <text:p text:style-name="P2">51.3863636364 , 22.6704545455 , 18</text:p>
      <text:p text:style-name="P2">51.3863636364 , 23.1742424242 , 18.33333333</text:p>
      <text:p text:style-name="P2">51.3863636364 , 23.678030303 , 18.66666667</text:p>
      <text:p text:style-name="P2">51.3863636364 , 24.1818181818 , 19</text:p>
      <text:p text:style-name="P2">51.3863636364 , 24.6856060606 , 19.33333333</text:p>
      <text:p text:style-name="P2">51.3863636364 , 25.1893939394 , 19.66666667</text:p>
      <text:p text:style-name="P2">51.3863636364 , 25.6931818182 , 20</text:p>
      <text:p text:style-name="P2">51.3863636364 , 26.196969697 , 20.33333333</text:p>
      <text:p text:style-name="P2">51.3863636364 , 26.7007575758 , 20.66666667</text:p>
      <text:p text:style-name="P2">51.3863636364 , 27.2045454545 , 21</text:p>
      <text:p text:style-name="P2">51.3863636364 , 27.7083333333 , 21.33333333</text:p>
      <text:p text:style-name="P2"><text:soft-page-break/>51.3863636364 , 28.2121212121 , 21.66666667</text:p>
      <text:p text:style-name="P2">51.3863636364 , 28.7159090909 , 22</text:p>
      <text:p text:style-name="P2">51.3863636364 , 29.2196969697 , 22.33333333</text:p>
      <text:p text:style-name="P2">51.3863636364 , 29.7234848485 , 22.66666667</text:p>
      <text:p text:style-name="P2">51.3863636364 , 30.2272727273 , 23</text:p>
      <text:p text:style-name="P2">51.3863636364 , 30.7310606061 , 23.33333333</text:p>
      <text:p text:style-name="P2">51.3863636364 , 31.2348484848 , 23.66666667</text:p>
      <text:p text:style-name="P2">51.3863636364 , 31.7386363636 , 24</text:p>
      <text:p text:style-name="P2">51.3863636364 , 32.2424242424 , 24.33333333</text:p>
      <text:p text:style-name="P2">51.3863636364 , 32.7462121212 , 24.66666667</text:p>
      <text:p text:style-name="P2">51.3863636364 , 33.25 , 25</text:p>
      <text:p text:style-name="P2">51.3863636364 , 33.7537878788 , 25.33333333</text:p>
      <text:p text:style-name="P2">51.3863636364 , 34.2575757576 , 25.66666667</text:p>
      <text:p text:style-name="P2">51.3863636364 , 34.7613636364 , 26</text:p>
      <text:p text:style-name="P2">51.3863636364 , 35.2651515152 , 26.33333333</text:p>
      <text:p text:style-name="P2">51.3863636364 , 35.7689393939 , 26.66666667</text:p>
      <text:p text:style-name="P2">51.3863636364 , 36.2727272727 , 27</text:p>
      <text:p text:style-name="P2">51.3863636364 , 36.7765151515 , 27.33333333</text:p>
      <text:p text:style-name="P2">51.3863636364 , 37.2803030303 , 27.66666667</text:p>
      <text:p text:style-name="P2">51.3863636364 , 37.7840909091 , 28</text:p>
      <text:p text:style-name="P2">51.3863636364 , 38.2878787879 , 28.33333333</text:p>
      <text:p text:style-name="P2">51.3863636364 , 38.7916666667 , 28.66666667</text:p>
      <text:p text:style-name="P2">51.3863636364 , 39.2954545455 , 29</text:p>
      <text:p text:style-name="P2">51.3863636364 , 39.7992424242 , 29.33333333</text:p>
      <text:p text:style-name="P2">51.3863636364 , 40.303030303 , 29.66666667</text:p>
      <text:p text:style-name="P2">51.3863636364 , 40.8068181818 , 30</text:p>
      <text:p text:style-name="P2">51.3863636364 , 41.3106060606 , 30.33333333</text:p>
      <text:p text:style-name="P2">51.3863636364 , 41.8143939394 , 30.66666667</text:p>
      <text:p text:style-name="P2">51.3863636364 , 42.3181818182 , 31</text:p>
      <text:p text:style-name="P2">51.3863636364 , 42.821969697 , 31.33333333</text:p>
      <text:p text:style-name="P2">51.3863636364 , 43.3257575758 , 31.66666667</text:p>
      <text:p text:style-name="P2">51.3863636364 , 43.8295454545 , 32</text:p>
      <text:p text:style-name="P2">51.3863636364 , 44.3333333333 , 32.33333333</text:p>
      <text:p text:style-name="P2">51.3863636364 , 44.8371212121 , 32.66666667</text:p>
      <text:p text:style-name="P2">51.3863636364 , 45.3409090909 , 33</text:p>
      <text:p text:style-name="P2">51.3863636364 , 45.8446969697 , 33.33333333</text:p>
      <text:p text:style-name="P2">51.3863636364 , 46.3484848485 , 33.66666667</text:p>
      <text:p text:style-name="P2">51.3863636364 , 46.8522727273 , 34</text:p>
      <text:p text:style-name="P2">51.3863636364 , 47.3560606061 , 34.33333333</text:p>
      <text:p text:style-name="P2">51.3863636364 , 47.8598484848 , 34.66666667</text:p>
      <text:p text:style-name="P2">51.3863636364 , 48.3636363636 , 35</text:p>
      <text:p text:style-name="P2">51.3863636364 , 48.8674242424 , 35</text:p>
      <text:p text:style-name="P2">51.3863636364 , 49.3712121212 , 35</text:p>
      <text:p text:style-name="P2">51.3863636364 , 49.875 , 35</text:p>
      <text:p text:style-name="P2">51.3863636364 , 50.3787878788 , 35</text:p>
      <text:p text:style-name="P2">51.3863636364 , 50.8825757576 , 35</text:p>
      <text:p text:style-name="P2">51.3863636364 , 51.3863636364 , 35</text:p>
      <text:p text:style-name="P2">51.3863636364 , 51.8901515152 , 35</text:p>
      <text:p text:style-name="P2">51.3863636364 , 52.3939393939 , 35</text:p>
      <text:p text:style-name="P2">51.3863636364 , 52.8977272727 , 35</text:p>
      <text:p text:style-name="P2">51.3863636364 , 53.4015151515 , 35</text:p>
      <text:p text:style-name="P2">51.3863636364 , 53.9053030303 , 35</text:p>
      <text:p text:style-name="P2"><text:soft-page-break/>51.3863636364 , 54.4090909091 , 35</text:p>
      <text:p text:style-name="P2">51.3863636364 , 54.9128787879 , 35</text:p>
      <text:p text:style-name="P2">51.3863636364 , 55.4166666667 , 35</text:p>
      <text:p text:style-name="P2">51.3863636364 , 55.9204545455 , 35</text:p>
      <text:p text:style-name="P2">51.3863636364 , 56.4242424242 , 35</text:p>
      <text:p text:style-name="P2">51.3863636364 , 56.928030303 , 35</text:p>
      <text:p text:style-name="P2">51.3863636364 , 57.4318181818 , 35</text:p>
      <text:p text:style-name="P2">51.3863636364 , 57.9356060606 , 35</text:p>
      <text:p text:style-name="P2">51.3863636364 , 58.4393939394 , 35</text:p>
      <text:p text:style-name="P2">51.3863636364 , 58.9431818182 , 35</text:p>
      <text:p text:style-name="P2">51.3863636364 , 59.446969697 , 35</text:p>
      <text:p text:style-name="P2">51.3863636364 , 59.9507575758 , 35</text:p>
      <text:p text:style-name="P2">51.3863636364 , 60.4545454545 , 35</text:p>
      <text:p text:style-name="P2">51.3863636364 , 60.9583333333 , 35</text:p>
      <text:p text:style-name="P2">51.3863636364 , 61.4621212121 , 35</text:p>
      <text:p text:style-name="P2">51.3863636364 , 61.9659090909 , 35</text:p>
      <text:p text:style-name="P2">51.3863636364 , 62.4696969697 , 35</text:p>
      <text:p text:style-name="P2">51.3863636364 , 62.9734848485 , 35</text:p>
      <text:p text:style-name="P2">51.3863636364 , 63.4772727273 , 35</text:p>
      <text:p text:style-name="P2">51.3863636364 , 63.9810606061 , 35</text:p>
      <text:p text:style-name="P2">51.3863636364 , 64.4848484848 , 35</text:p>
      <text:p text:style-name="P2">51.3863636364 , 64.9886363636 , 35</text:p>
      <text:p text:style-name="P2">51.3863636364 , 65.4924242424 , 35</text:p>
      <text:p text:style-name="P2">51.3863636364 , 65.9962121212 , 35</text:p>
      <text:p text:style-name="P2">51.3863636364 , 66.5 , 35</text:p>
      <text:p text:style-name="P2">51.8901515152 , 0.0 , 15</text:p>
      <text:p text:style-name="P2">51.8901515152 , 0.503787878788 , 15</text:p>
      <text:p text:style-name="P2">51.8901515152 , 1.00757575758 , 15</text:p>
      <text:p text:style-name="P2">51.8901515152 , 1.51136363636 , 15</text:p>
      <text:p text:style-name="P2">51.8901515152 , 2.01515151515 , 15</text:p>
      <text:p text:style-name="P2">51.8901515152 , 2.51893939394 , 15</text:p>
      <text:p text:style-name="P2">51.8901515152 , 3.02272727273 , 15</text:p>
      <text:p text:style-name="P2">51.8901515152 , 3.52651515152 , 15</text:p>
      <text:p text:style-name="P2">51.8901515152 , 4.0303030303 , 15</text:p>
      <text:p text:style-name="P2">51.8901515152 , 4.53409090909 , 15</text:p>
      <text:p text:style-name="P2">51.8901515152 , 5.03787878788 , 15</text:p>
      <text:p text:style-name="P2">51.8901515152 , 5.54166666667 , 15</text:p>
      <text:p text:style-name="P2">51.8901515152 , 6.04545454545 , 15</text:p>
      <text:p text:style-name="P2">51.8901515152 , 6.54924242424 , 15</text:p>
      <text:p text:style-name="P2">51.8901515152 , 7.05303030303 , 15</text:p>
      <text:p text:style-name="P2">51.8901515152 , 7.55681818182 , 15</text:p>
      <text:p text:style-name="P2">51.8901515152 , 8.06060606061 , 15</text:p>
      <text:p text:style-name="P2">51.8901515152 , 8.56439393939 , 15</text:p>
      <text:p text:style-name="P2">51.8901515152 , 9.06818181818 , 15</text:p>
      <text:p text:style-name="P2">51.8901515152 , 9.57196969697 , 15</text:p>
      <text:p text:style-name="P2">51.8901515152 , 10.0757575758 , 15</text:p>
      <text:p text:style-name="P2">51.8901515152 , 10.5795454545 , 15</text:p>
      <text:p text:style-name="P2">51.8901515152 , 11.0833333333 , 15</text:p>
      <text:p text:style-name="P2">51.8901515152 , 11.5871212121 , 15</text:p>
      <text:p text:style-name="P2">51.8901515152 , 12.0909090909 , 15</text:p>
      <text:p text:style-name="P2">51.8901515152 , 12.5946969697 , 15</text:p>
      <text:p text:style-name="P2">51.8901515152 , 13.0984848485 , 15</text:p>
      <text:p text:style-name="P2"><text:soft-page-break/>51.8901515152 , 13.6022727273 , 15</text:p>
      <text:p text:style-name="P2">51.8901515152 , 14.1060606061 , 15</text:p>
      <text:p text:style-name="P2">51.8901515152 , 14.6098484848 , 15</text:p>
      <text:p text:style-name="P2">51.8901515152 , 15.1136363636 , 15</text:p>
      <text:p text:style-name="P2">51.8901515152 , 15.6174242424 , 15</text:p>
      <text:p text:style-name="P2">51.8901515152 , 16.1212121212 , 15</text:p>
      <text:p text:style-name="P2">51.8901515152 , 16.625 , 15</text:p>
      <text:p text:style-name="P2">51.8901515152 , 17.1287878788 , 15</text:p>
      <text:p text:style-name="P2">51.8901515152 , 17.6325757576 , 15</text:p>
      <text:p text:style-name="P2">51.8901515152 , 18.1363636364 , 15</text:p>
      <text:p text:style-name="P2">51.8901515152 , 18.6401515152 , 15.33333333</text:p>
      <text:p text:style-name="P2">51.8901515152 , 19.1439393939 , 15.66666667</text:p>
      <text:p text:style-name="P2">51.8901515152 , 19.6477272727 , 16</text:p>
      <text:p text:style-name="P2">51.8901515152 , 20.1515151515 , 16.33333333</text:p>
      <text:p text:style-name="P2">51.8901515152 , 20.6553030303 , 16.66666667</text:p>
      <text:p text:style-name="P2">51.8901515152 , 21.1590909091 , 17</text:p>
      <text:p text:style-name="P2">51.8901515152 , 21.6628787879 , 17.33333333</text:p>
      <text:p text:style-name="P2">51.8901515152 , 22.1666666667 , 17.66666667</text:p>
      <text:p text:style-name="P2">51.8901515152 , 22.6704545455 , 18</text:p>
      <text:p text:style-name="P2">51.8901515152 , 23.1742424242 , 18.33333333</text:p>
      <text:p text:style-name="P2">51.8901515152 , 23.678030303 , 18.66666667</text:p>
      <text:p text:style-name="P2">51.8901515152 , 24.1818181818 , 19</text:p>
      <text:p text:style-name="P2">51.8901515152 , 24.6856060606 , 19.33333333</text:p>
      <text:p text:style-name="P2">51.8901515152 , 25.1893939394 , 19.66666667</text:p>
      <text:p text:style-name="P2">51.8901515152 , 25.6931818182 , 20</text:p>
      <text:p text:style-name="P2">51.8901515152 , 26.196969697 , 20.33333333</text:p>
      <text:p text:style-name="P2">51.8901515152 , 26.7007575758 , 20.66666667</text:p>
      <text:p text:style-name="P2">51.8901515152 , 27.2045454545 , 21</text:p>
      <text:p text:style-name="P2">51.8901515152 , 27.7083333333 , 21.33333333</text:p>
      <text:p text:style-name="P2">51.8901515152 , 28.2121212121 , 21.66666667</text:p>
      <text:p text:style-name="P2">51.8901515152 , 28.7159090909 , 22</text:p>
      <text:p text:style-name="P2">51.8901515152 , 29.2196969697 , 22.33333333</text:p>
      <text:p text:style-name="P2">51.8901515152 , 29.7234848485 , 22.66666667</text:p>
      <text:p text:style-name="P2">51.8901515152 , 30.2272727273 , 23</text:p>
      <text:p text:style-name="P2">51.8901515152 , 30.7310606061 , 23.33333333</text:p>
      <text:p text:style-name="P2">51.8901515152 , 31.2348484848 , 23.66666667</text:p>
      <text:p text:style-name="P2">51.8901515152 , 31.7386363636 , 24</text:p>
      <text:p text:style-name="P2">51.8901515152 , 32.2424242424 , 24.33333333</text:p>
      <text:p text:style-name="P2">51.8901515152 , 32.7462121212 , 24.66666667</text:p>
      <text:p text:style-name="P2">51.8901515152 , 33.25 , 25</text:p>
      <text:p text:style-name="P2">51.8901515152 , 33.7537878788 , 25.33333333</text:p>
      <text:p text:style-name="P2">51.8901515152 , 34.2575757576 , 25.66666667</text:p>
      <text:p text:style-name="P2">51.8901515152 , 34.7613636364 , 26</text:p>
      <text:p text:style-name="P2">51.8901515152 , 35.2651515152 , 26.33333333</text:p>
      <text:p text:style-name="P2">51.8901515152 , 35.7689393939 , 26.66666667</text:p>
      <text:p text:style-name="P2">51.8901515152 , 36.2727272727 , 27</text:p>
      <text:p text:style-name="P2">51.8901515152 , 36.7765151515 , 27.33333333</text:p>
      <text:p text:style-name="P2">51.8901515152 , 37.2803030303 , 27.66666667</text:p>
      <text:p text:style-name="P2">51.8901515152 , 37.7840909091 , 28</text:p>
      <text:p text:style-name="P2">51.8901515152 , 38.2878787879 , 28.33333333</text:p>
      <text:p text:style-name="P2">51.8901515152 , 38.7916666667 , 28.66666667</text:p>
      <text:p text:style-name="P2">51.8901515152 , 39.2954545455 , 29</text:p>
      <text:p text:style-name="P2"><text:soft-page-break/>51.8901515152 , 39.7992424242 , 29.33333333</text:p>
      <text:p text:style-name="P2">51.8901515152 , 40.303030303 , 29.66666667</text:p>
      <text:p text:style-name="P2">51.8901515152 , 40.8068181818 , 30</text:p>
      <text:p text:style-name="P2">51.8901515152 , 41.3106060606 , 30.33333333</text:p>
      <text:p text:style-name="P2">51.8901515152 , 41.8143939394 , 30.66666667</text:p>
      <text:p text:style-name="P2">51.8901515152 , 42.3181818182 , 31</text:p>
      <text:p text:style-name="P2">51.8901515152 , 42.821969697 , 31.33333333</text:p>
      <text:p text:style-name="P2">51.8901515152 , 43.3257575758 , 31.66666667</text:p>
      <text:p text:style-name="P2">51.8901515152 , 43.8295454545 , 32</text:p>
      <text:p text:style-name="P2">51.8901515152 , 44.3333333333 , 32.33333333</text:p>
      <text:p text:style-name="P2">51.8901515152 , 44.8371212121 , 32.66666667</text:p>
      <text:p text:style-name="P2">51.8901515152 , 45.3409090909 , 33</text:p>
      <text:p text:style-name="P2">51.8901515152 , 45.8446969697 , 33.33333333</text:p>
      <text:p text:style-name="P2">51.8901515152 , 46.3484848485 , 33.66666667</text:p>
      <text:p text:style-name="P2">51.8901515152 , 46.8522727273 , 34</text:p>
      <text:p text:style-name="P2">51.8901515152 , 47.3560606061 , 34.33333333</text:p>
      <text:p text:style-name="P2">51.8901515152 , 47.8598484848 , 34.66666667</text:p>
      <text:p text:style-name="P2">51.8901515152 , 48.3636363636 , 35</text:p>
      <text:p text:style-name="P2">51.8901515152 , 48.8674242424 , 35</text:p>
      <text:p text:style-name="P2">51.8901515152 , 49.3712121212 , 35</text:p>
      <text:p text:style-name="P2">51.8901515152 , 49.875 , 35</text:p>
      <text:p text:style-name="P2">51.8901515152 , 50.3787878788 , 35</text:p>
      <text:p text:style-name="P2">51.8901515152 , 50.8825757576 , 35</text:p>
      <text:p text:style-name="P2">51.8901515152 , 51.3863636364 , 35</text:p>
      <text:p text:style-name="P2">51.8901515152 , 51.8901515152 , 35</text:p>
      <text:p text:style-name="P2">51.8901515152 , 52.3939393939 , 35</text:p>
      <text:p text:style-name="P2">51.8901515152 , 52.8977272727 , 35</text:p>
      <text:p text:style-name="P2">51.8901515152 , 53.4015151515 , 35</text:p>
      <text:p text:style-name="P2">51.8901515152 , 53.9053030303 , 35</text:p>
      <text:p text:style-name="P2">51.8901515152 , 54.4090909091 , 35</text:p>
      <text:p text:style-name="P2">51.8901515152 , 54.9128787879 , 35</text:p>
      <text:p text:style-name="P2">51.8901515152 , 55.4166666667 , 35</text:p>
      <text:p text:style-name="P2">51.8901515152 , 55.9204545455 , 35</text:p>
      <text:p text:style-name="P2">51.8901515152 , 56.4242424242 , 35</text:p>
      <text:p text:style-name="P2">51.8901515152 , 56.928030303 , 35</text:p>
      <text:p text:style-name="P2">51.8901515152 , 57.4318181818 , 35</text:p>
      <text:p text:style-name="P2">51.8901515152 , 57.9356060606 , 35</text:p>
      <text:p text:style-name="P2">51.8901515152 , 58.4393939394 , 35</text:p>
      <text:p text:style-name="P2">51.8901515152 , 58.9431818182 , 35</text:p>
      <text:p text:style-name="P2">51.8901515152 , 59.446969697 , 35</text:p>
      <text:p text:style-name="P2">51.8901515152 , 59.9507575758 , 35</text:p>
      <text:p text:style-name="P2">51.8901515152 , 60.4545454545 , 35</text:p>
      <text:p text:style-name="P2">51.8901515152 , 60.9583333333 , 35</text:p>
      <text:p text:style-name="P2">51.8901515152 , 61.4621212121 , 35</text:p>
      <text:p text:style-name="P2">51.8901515152 , 61.9659090909 , 35</text:p>
      <text:p text:style-name="P2">51.8901515152 , 62.4696969697 , 35</text:p>
      <text:p text:style-name="P2">51.8901515152 , 62.9734848485 , 35</text:p>
      <text:p text:style-name="P2">51.8901515152 , 63.4772727273 , 35</text:p>
      <text:p text:style-name="P2">51.8901515152 , 63.9810606061 , 35</text:p>
      <text:p text:style-name="P2">51.8901515152 , 64.4848484848 , 35</text:p>
      <text:p text:style-name="P2">51.8901515152 , 64.9886363636 , 35</text:p>
      <text:p text:style-name="P2">51.8901515152 , 65.4924242424 , 35</text:p>
      <text:p text:style-name="P2"><text:soft-page-break/>51.8901515152 , 65.9962121212 , 35</text:p>
      <text:p text:style-name="P2">51.8901515152 , 66.5 , 35</text:p>
      <text:p text:style-name="P2">52.3939393939 , 0.0 , 15</text:p>
      <text:p text:style-name="P2">52.3939393939 , 0.503787878788 , 15</text:p>
      <text:p text:style-name="P2">52.3939393939 , 1.00757575758 , 15</text:p>
      <text:p text:style-name="P2">52.3939393939 , 1.51136363636 , 15</text:p>
      <text:p text:style-name="P2">52.3939393939 , 2.01515151515 , 15</text:p>
      <text:p text:style-name="P2">52.3939393939 , 2.51893939394 , 15</text:p>
      <text:p text:style-name="P2">52.3939393939 , 3.02272727273 , 15</text:p>
      <text:p text:style-name="P2">52.3939393939 , 3.52651515152 , 15</text:p>
      <text:p text:style-name="P2">52.3939393939 , 4.0303030303 , 15</text:p>
      <text:p text:style-name="P2">52.3939393939 , 4.53409090909 , 15</text:p>
      <text:p text:style-name="P2">52.3939393939 , 5.03787878788 , 15</text:p>
      <text:p text:style-name="P2">52.3939393939 , 5.54166666667 , 15</text:p>
      <text:p text:style-name="P2">52.3939393939 , 6.04545454545 , 15</text:p>
      <text:p text:style-name="P2">52.3939393939 , 6.54924242424 , 15</text:p>
      <text:p text:style-name="P2">52.3939393939 , 7.05303030303 , 15</text:p>
      <text:p text:style-name="P2">52.3939393939 , 7.55681818182 , 15</text:p>
      <text:p text:style-name="P2">52.3939393939 , 8.06060606061 , 15</text:p>
      <text:p text:style-name="P2">52.3939393939 , 8.56439393939 , 15</text:p>
      <text:p text:style-name="P2">52.3939393939 , 9.06818181818 , 15</text:p>
      <text:p text:style-name="P2">52.3939393939 , 9.57196969697 , 15</text:p>
      <text:p text:style-name="P2">52.3939393939 , 10.0757575758 , 15</text:p>
      <text:p text:style-name="P2">52.3939393939 , 10.5795454545 , 15</text:p>
      <text:p text:style-name="P2">52.3939393939 , 11.0833333333 , 15</text:p>
      <text:p text:style-name="P2">52.3939393939 , 11.5871212121 , 15</text:p>
      <text:p text:style-name="P2">52.3939393939 , 12.0909090909 , 15</text:p>
      <text:p text:style-name="P2">52.3939393939 , 12.5946969697 , 15</text:p>
      <text:p text:style-name="P2">52.3939393939 , 13.0984848485 , 15</text:p>
      <text:p text:style-name="P2">52.3939393939 , 13.6022727273 , 15</text:p>
      <text:p text:style-name="P2">52.3939393939 , 14.1060606061 , 15</text:p>
      <text:p text:style-name="P2">52.3939393939 , 14.6098484848 , 15</text:p>
      <text:p text:style-name="P2">52.3939393939 , 15.1136363636 , 15</text:p>
      <text:p text:style-name="P2">52.3939393939 , 15.6174242424 , 15</text:p>
      <text:p text:style-name="P2">52.3939393939 , 16.1212121212 , 15</text:p>
      <text:p text:style-name="P2">52.3939393939 , 16.625 , 15</text:p>
      <text:p text:style-name="P2">52.3939393939 , 17.1287878788 , 15</text:p>
      <text:p text:style-name="P2">52.3939393939 , 17.6325757576 , 15</text:p>
      <text:p text:style-name="P2">52.3939393939 , 18.1363636364 , 15</text:p>
      <text:p text:style-name="P2">52.3939393939 , 18.6401515152 , 15.33333333</text:p>
      <text:p text:style-name="P2">52.3939393939 , 19.1439393939 , 15.66666667</text:p>
      <text:p text:style-name="P2">52.3939393939 , 19.6477272727 , 16</text:p>
      <text:p text:style-name="P2">52.3939393939 , 20.1515151515 , 16.33333333</text:p>
      <text:p text:style-name="P2">52.3939393939 , 20.6553030303 , 16.66666667</text:p>
      <text:p text:style-name="P2">52.3939393939 , 21.1590909091 , 17</text:p>
      <text:p text:style-name="P2">52.3939393939 , 21.6628787879 , 17.33333333</text:p>
      <text:p text:style-name="P2">52.3939393939 , 22.1666666667 , 17.66666667</text:p>
      <text:p text:style-name="P2">52.3939393939 , 22.6704545455 , 18</text:p>
      <text:p text:style-name="P2">52.3939393939 , 23.1742424242 , 18.33333333</text:p>
      <text:p text:style-name="P2">52.3939393939 , 23.678030303 , 18.66666667</text:p>
      <text:p text:style-name="P2">52.3939393939 , 24.1818181818 , 19</text:p>
      <text:p text:style-name="P2">52.3939393939 , 24.6856060606 , 19.33333333</text:p>
      <text:p text:style-name="P2"><text:soft-page-break/>52.3939393939 , 25.1893939394 , 19.66666667</text:p>
      <text:p text:style-name="P2">52.3939393939 , 25.6931818182 , 20</text:p>
      <text:p text:style-name="P2">52.3939393939 , 26.196969697 , 20.33333333</text:p>
      <text:p text:style-name="P2">52.3939393939 , 26.7007575758 , 20.66666667</text:p>
      <text:p text:style-name="P2">52.3939393939 , 27.2045454545 , 21</text:p>
      <text:p text:style-name="P2">52.3939393939 , 27.7083333333 , 21.33333333</text:p>
      <text:p text:style-name="P2">52.3939393939 , 28.2121212121 , 21.66666667</text:p>
      <text:p text:style-name="P2">52.3939393939 , 28.7159090909 , 22</text:p>
      <text:p text:style-name="P2">52.3939393939 , 29.2196969697 , 22.33333333</text:p>
      <text:p text:style-name="P2">52.3939393939 , 29.7234848485 , 22.66666667</text:p>
      <text:p text:style-name="P2">52.3939393939 , 30.2272727273 , 23</text:p>
      <text:p text:style-name="P2">52.3939393939 , 30.7310606061 , 23.33333333</text:p>
      <text:p text:style-name="P2">52.3939393939 , 31.2348484848 , 23.66666667</text:p>
      <text:p text:style-name="P2">52.3939393939 , 31.7386363636 , 24</text:p>
      <text:p text:style-name="P2">52.3939393939 , 32.2424242424 , 24.33333333</text:p>
      <text:p text:style-name="P2">52.3939393939 , 32.7462121212 , 24.66666667</text:p>
      <text:p text:style-name="P2">52.3939393939 , 33.25 , 25</text:p>
      <text:p text:style-name="P2">52.3939393939 , 33.7537878788 , 25.33333333</text:p>
      <text:p text:style-name="P2">52.3939393939 , 34.2575757576 , 25.66666667</text:p>
      <text:p text:style-name="P2">52.3939393939 , 34.7613636364 , 26</text:p>
      <text:p text:style-name="P2">52.3939393939 , 35.2651515152 , 26.33333333</text:p>
      <text:p text:style-name="P2">52.3939393939 , 35.7689393939 , 26.66666667</text:p>
      <text:p text:style-name="P2">52.3939393939 , 36.2727272727 , 27</text:p>
      <text:p text:style-name="P2">52.3939393939 , 36.7765151515 , 27.33333333</text:p>
      <text:p text:style-name="P2">52.3939393939 , 37.2803030303 , 27.66666667</text:p>
      <text:p text:style-name="P2">52.3939393939 , 37.7840909091 , 28</text:p>
      <text:p text:style-name="P2">52.3939393939 , 38.2878787879 , 28.33333333</text:p>
      <text:p text:style-name="P2">52.3939393939 , 38.7916666667 , 28.66666667</text:p>
      <text:p text:style-name="P2">52.3939393939 , 39.2954545455 , 29</text:p>
      <text:p text:style-name="P2">52.3939393939 , 39.7992424242 , 29.33333333</text:p>
      <text:p text:style-name="P2">52.3939393939 , 40.303030303 , 29.66666667</text:p>
      <text:p text:style-name="P2">52.3939393939 , 40.8068181818 , 30</text:p>
      <text:p text:style-name="P2">52.3939393939 , 41.3106060606 , 30.33333333</text:p>
      <text:p text:style-name="P2">52.3939393939 , 41.8143939394 , 30.66666667</text:p>
      <text:p text:style-name="P2">52.3939393939 , 42.3181818182 , 31</text:p>
      <text:p text:style-name="P2">52.3939393939 , 42.821969697 , 31.33333333</text:p>
      <text:p text:style-name="P2">52.3939393939 , 43.3257575758 , 31.66666667</text:p>
      <text:p text:style-name="P2">52.3939393939 , 43.8295454545 , 32</text:p>
      <text:p text:style-name="P2">52.3939393939 , 44.3333333333 , 32.33333333</text:p>
      <text:p text:style-name="P2">52.3939393939 , 44.8371212121 , 32.66666667</text:p>
      <text:p text:style-name="P2">52.3939393939 , 45.3409090909 , 33</text:p>
      <text:p text:style-name="P2">52.3939393939 , 45.8446969697 , 33.33333333</text:p>
      <text:p text:style-name="P2">52.3939393939 , 46.3484848485 , 33.66666667</text:p>
      <text:p text:style-name="P2">52.3939393939 , 46.8522727273 , 34</text:p>
      <text:p text:style-name="P2">52.3939393939 , 47.3560606061 , 34.33333333</text:p>
      <text:p text:style-name="P2">52.3939393939 , 47.8598484848 , 34.66666667</text:p>
      <text:p text:style-name="P2">52.3939393939 , 48.3636363636 , 35</text:p>
      <text:p text:style-name="P2">52.3939393939 , 48.8674242424 , 35</text:p>
      <text:p text:style-name="P2">52.3939393939 , 49.3712121212 , 35</text:p>
      <text:p text:style-name="P2">52.3939393939 , 49.875 , 35</text:p>
      <text:p text:style-name="P2">52.3939393939 , 50.3787878788 , 35</text:p>
      <text:p text:style-name="P2">52.3939393939 , 50.8825757576 , 35</text:p>
      <text:p text:style-name="P2"><text:soft-page-break/>52.3939393939 , 51.3863636364 , 35</text:p>
      <text:p text:style-name="P2">52.3939393939 , 51.8901515152 , 35</text:p>
      <text:p text:style-name="P2">52.3939393939 , 52.3939393939 , 35</text:p>
      <text:p text:style-name="P2">52.3939393939 , 52.8977272727 , 35</text:p>
      <text:p text:style-name="P2">52.3939393939 , 53.4015151515 , 35</text:p>
      <text:p text:style-name="P2">52.3939393939 , 53.9053030303 , 35</text:p>
      <text:p text:style-name="P2">52.3939393939 , 54.4090909091 , 35</text:p>
      <text:p text:style-name="P2">52.3939393939 , 54.9128787879 , 35</text:p>
      <text:p text:style-name="P2">52.3939393939 , 55.4166666667 , 35</text:p>
      <text:p text:style-name="P2">52.3939393939 , 55.9204545455 , 35</text:p>
      <text:p text:style-name="P2">52.3939393939 , 56.4242424242 , 35</text:p>
      <text:p text:style-name="P2">52.3939393939 , 56.928030303 , 35</text:p>
      <text:p text:style-name="P2">52.3939393939 , 57.4318181818 , 35</text:p>
      <text:p text:style-name="P2">52.3939393939 , 57.9356060606 , 35</text:p>
      <text:p text:style-name="P2">52.3939393939 , 58.4393939394 , 35</text:p>
      <text:p text:style-name="P2">52.3939393939 , 58.9431818182 , 35</text:p>
      <text:p text:style-name="P2">52.3939393939 , 59.446969697 , 35</text:p>
      <text:p text:style-name="P2">52.3939393939 , 59.9507575758 , 35</text:p>
      <text:p text:style-name="P2">52.3939393939 , 60.4545454545 , 35</text:p>
      <text:p text:style-name="P2">52.3939393939 , 60.9583333333 , 35</text:p>
      <text:p text:style-name="P2">52.3939393939 , 61.4621212121 , 35</text:p>
      <text:p text:style-name="P2">52.3939393939 , 61.9659090909 , 35</text:p>
      <text:p text:style-name="P2">52.3939393939 , 62.4696969697 , 35</text:p>
      <text:p text:style-name="P2">52.3939393939 , 62.9734848485 , 35</text:p>
      <text:p text:style-name="P2">52.3939393939 , 63.4772727273 , 35</text:p>
      <text:p text:style-name="P2">52.3939393939 , 63.9810606061 , 35</text:p>
      <text:p text:style-name="P2">52.3939393939 , 64.4848484848 , 35</text:p>
      <text:p text:style-name="P2">52.3939393939 , 64.9886363636 , 35</text:p>
      <text:p text:style-name="P2">52.3939393939 , 65.4924242424 , 35</text:p>
      <text:p text:style-name="P2">52.3939393939 , 65.9962121212 , 35</text:p>
      <text:p text:style-name="P2">52.3939393939 , 66.5 , 35</text:p>
      <text:p text:style-name="P2">52.8977272727 , 0.0 , 15</text:p>
      <text:p text:style-name="P2">52.8977272727 , 0.503787878788 , 15</text:p>
      <text:p text:style-name="P2">52.8977272727 , 1.00757575758 , 15</text:p>
      <text:p text:style-name="P2">52.8977272727 , 1.51136363636 , 15</text:p>
      <text:p text:style-name="P2">52.8977272727 , 2.01515151515 , 15</text:p>
      <text:p text:style-name="P2">52.8977272727 , 2.51893939394 , 15</text:p>
      <text:p text:style-name="P2">52.8977272727 , 3.02272727273 , 15</text:p>
      <text:p text:style-name="P2">52.8977272727 , 3.52651515152 , 15</text:p>
      <text:p text:style-name="P2">52.8977272727 , 4.0303030303 , 15</text:p>
      <text:p text:style-name="P2">52.8977272727 , 4.53409090909 , 15</text:p>
      <text:p text:style-name="P2">52.8977272727 , 5.03787878788 , 15</text:p>
      <text:p text:style-name="P2">52.8977272727 , 5.54166666667 , 15</text:p>
      <text:p text:style-name="P2">52.8977272727 , 6.04545454545 , 15</text:p>
      <text:p text:style-name="P2">52.8977272727 , 6.54924242424 , 15</text:p>
      <text:p text:style-name="P2">52.8977272727 , 7.05303030303 , 15</text:p>
      <text:p text:style-name="P2">52.8977272727 , 7.55681818182 , 15</text:p>
      <text:p text:style-name="P2">52.8977272727 , 8.06060606061 , 15</text:p>
      <text:p text:style-name="P2">52.8977272727 , 8.56439393939 , 15</text:p>
      <text:p text:style-name="P2">52.8977272727 , 9.06818181818 , 15</text:p>
      <text:p text:style-name="P2">52.8977272727 , 9.57196969697 , 15</text:p>
      <text:p text:style-name="P2">52.8977272727 , 10.0757575758 , 15</text:p>
      <text:p text:style-name="P2"><text:soft-page-break/>52.8977272727 , 10.5795454545 , 15</text:p>
      <text:p text:style-name="P2">52.8977272727 , 11.0833333333 , 15</text:p>
      <text:p text:style-name="P2">52.8977272727 , 11.5871212121 , 15</text:p>
      <text:p text:style-name="P2">52.8977272727 , 12.0909090909 , 15</text:p>
      <text:p text:style-name="P2">52.8977272727 , 12.5946969697 , 15</text:p>
      <text:p text:style-name="P2">52.8977272727 , 13.0984848485 , 15</text:p>
      <text:p text:style-name="P2">52.8977272727 , 13.6022727273 , 15</text:p>
      <text:p text:style-name="P2">52.8977272727 , 14.1060606061 , 15</text:p>
      <text:p text:style-name="P2">52.8977272727 , 14.6098484848 , 15</text:p>
      <text:p text:style-name="P2">52.8977272727 , 15.1136363636 , 15</text:p>
      <text:p text:style-name="P2">52.8977272727 , 15.6174242424 , 15</text:p>
      <text:p text:style-name="P2">52.8977272727 , 16.1212121212 , 15</text:p>
      <text:p text:style-name="P2">52.8977272727 , 16.625 , 15</text:p>
      <text:p text:style-name="P2">52.8977272727 , 17.1287878788 , 15</text:p>
      <text:p text:style-name="P2">52.8977272727 , 17.6325757576 , 15</text:p>
      <text:p text:style-name="P2">52.8977272727 , 18.1363636364 , 15</text:p>
      <text:p text:style-name="P2">52.8977272727 , 18.6401515152 , 15.33333333</text:p>
      <text:p text:style-name="P2">52.8977272727 , 19.1439393939 , 15.66666667</text:p>
      <text:p text:style-name="P2">52.8977272727 , 19.6477272727 , 16</text:p>
      <text:p text:style-name="P2">52.8977272727 , 20.1515151515 , 16.33333333</text:p>
      <text:p text:style-name="P2">52.8977272727 , 20.6553030303 , 16.66666667</text:p>
      <text:p text:style-name="P2">52.8977272727 , 21.1590909091 , 17</text:p>
      <text:p text:style-name="P2">52.8977272727 , 21.6628787879 , 17.33333333</text:p>
      <text:p text:style-name="P2">52.8977272727 , 22.1666666667 , 17.66666667</text:p>
      <text:p text:style-name="P2">52.8977272727 , 22.6704545455 , 18</text:p>
      <text:p text:style-name="P2">52.8977272727 , 23.1742424242 , 18.33333333</text:p>
      <text:p text:style-name="P2">52.8977272727 , 23.678030303 , 18.66666667</text:p>
      <text:p text:style-name="P2">52.8977272727 , 24.1818181818 , 19</text:p>
      <text:p text:style-name="P2">52.8977272727 , 24.6856060606 , 19.33333333</text:p>
      <text:p text:style-name="P2">52.8977272727 , 25.1893939394 , 19.66666667</text:p>
      <text:p text:style-name="P2">52.8977272727 , 25.6931818182 , 20</text:p>
      <text:p text:style-name="P2">52.8977272727 , 26.196969697 , 20.33333333</text:p>
      <text:p text:style-name="P2">52.8977272727 , 26.7007575758 , 20.66666667</text:p>
      <text:p text:style-name="P2">52.8977272727 , 27.2045454545 , 21</text:p>
      <text:p text:style-name="P2">52.8977272727 , 27.7083333333 , 21.33333333</text:p>
      <text:p text:style-name="P2">52.8977272727 , 28.2121212121 , 21.66666667</text:p>
      <text:p text:style-name="P2">52.8977272727 , 28.7159090909 , 22</text:p>
      <text:p text:style-name="P2">52.8977272727 , 29.2196969697 , 22.33333333</text:p>
      <text:p text:style-name="P2">52.8977272727 , 29.7234848485 , 22.66666667</text:p>
      <text:p text:style-name="P2">52.8977272727 , 30.2272727273 , 23</text:p>
      <text:p text:style-name="P2">52.8977272727 , 30.7310606061 , 23.33333333</text:p>
      <text:p text:style-name="P2">52.8977272727 , 31.2348484848 , 23.66666667</text:p>
      <text:p text:style-name="P2">52.8977272727 , 31.7386363636 , 24</text:p>
      <text:p text:style-name="P2">52.8977272727 , 32.2424242424 , 24.33333333</text:p>
      <text:p text:style-name="P2">52.8977272727 , 32.7462121212 , 24.66666667</text:p>
      <text:p text:style-name="P2">52.8977272727 , 33.25 , 25</text:p>
      <text:p text:style-name="P2">52.8977272727 , 33.7537878788 , 25.33333333</text:p>
      <text:p text:style-name="P2">52.8977272727 , 34.2575757576 , 25.66666667</text:p>
      <text:p text:style-name="P2">52.8977272727 , 34.7613636364 , 26</text:p>
      <text:p text:style-name="P2">52.8977272727 , 35.2651515152 , 26.33333333</text:p>
      <text:p text:style-name="P2">52.8977272727 , 35.7689393939 , 26.66666667</text:p>
      <text:p text:style-name="P2">52.8977272727 , 36.2727272727 , 27</text:p>
      <text:p text:style-name="P2"><text:soft-page-break/>52.8977272727 , 36.7765151515 , 27.33333333</text:p>
      <text:p text:style-name="P2">52.8977272727 , 37.2803030303 , 27.66666667</text:p>
      <text:p text:style-name="P2">52.8977272727 , 37.7840909091 , 28</text:p>
      <text:p text:style-name="P2">52.8977272727 , 38.2878787879 , 28.33333333</text:p>
      <text:p text:style-name="P2">52.8977272727 , 38.7916666667 , 28.66666667</text:p>
      <text:p text:style-name="P2">52.8977272727 , 39.2954545455 , 29</text:p>
      <text:p text:style-name="P2">52.8977272727 , 39.7992424242 , 29.33333333</text:p>
      <text:p text:style-name="P2">52.8977272727 , 40.303030303 , 29.66666667</text:p>
      <text:p text:style-name="P2">52.8977272727 , 40.8068181818 , 30</text:p>
      <text:p text:style-name="P2">52.8977272727 , 41.3106060606 , 30.33333333</text:p>
      <text:p text:style-name="P2">52.8977272727 , 41.8143939394 , 30.66666667</text:p>
      <text:p text:style-name="P2">52.8977272727 , 42.3181818182 , 31</text:p>
      <text:p text:style-name="P2">52.8977272727 , 42.821969697 , 31.33333333</text:p>
      <text:p text:style-name="P2">52.8977272727 , 43.3257575758 , 31.66666667</text:p>
      <text:p text:style-name="P2">52.8977272727 , 43.8295454545 , 32</text:p>
      <text:p text:style-name="P2">52.8977272727 , 44.3333333333 , 32.33333333</text:p>
      <text:p text:style-name="P2">52.8977272727 , 44.8371212121 , 32.66666667</text:p>
      <text:p text:style-name="P2">52.8977272727 , 45.3409090909 , 33</text:p>
      <text:p text:style-name="P2">52.8977272727 , 45.8446969697 , 33.33333333</text:p>
      <text:p text:style-name="P2">52.8977272727 , 46.3484848485 , 33.66666667</text:p>
      <text:p text:style-name="P2">52.8977272727 , 46.8522727273 , 34</text:p>
      <text:p text:style-name="P2">52.8977272727 , 47.3560606061 , 34.33333333</text:p>
      <text:p text:style-name="P2">52.8977272727 , 47.8598484848 , 34.66666667</text:p>
      <text:p text:style-name="P2">52.8977272727 , 48.3636363636 , 35</text:p>
      <text:p text:style-name="P2">52.8977272727 , 48.8674242424 , 35</text:p>
      <text:p text:style-name="P2">52.8977272727 , 49.3712121212 , 35</text:p>
      <text:p text:style-name="P2">52.8977272727 , 49.875 , 35</text:p>
      <text:p text:style-name="P2">52.8977272727 , 50.3787878788 , 35</text:p>
      <text:p text:style-name="P2">52.8977272727 , 50.8825757576 , 35</text:p>
      <text:p text:style-name="P2">52.8977272727 , 51.3863636364 , 35</text:p>
      <text:p text:style-name="P2">52.8977272727 , 51.8901515152 , 35</text:p>
      <text:p text:style-name="P2">52.8977272727 , 52.3939393939 , 35</text:p>
      <text:p text:style-name="P2">52.8977272727 , 52.8977272727 , 35</text:p>
      <text:p text:style-name="P2">52.8977272727 , 53.4015151515 , 35</text:p>
      <text:p text:style-name="P2">52.8977272727 , 53.9053030303 , 35</text:p>
      <text:p text:style-name="P2">52.8977272727 , 54.4090909091 , 35</text:p>
      <text:p text:style-name="P2">52.8977272727 , 54.9128787879 , 35</text:p>
      <text:p text:style-name="P2">52.8977272727 , 55.4166666667 , 35</text:p>
      <text:p text:style-name="P2">52.8977272727 , 55.9204545455 , 35</text:p>
      <text:p text:style-name="P2">52.8977272727 , 56.4242424242 , 35</text:p>
      <text:p text:style-name="P2">52.8977272727 , 56.928030303 , 35</text:p>
      <text:p text:style-name="P2">52.8977272727 , 57.4318181818 , 35</text:p>
      <text:p text:style-name="P2">52.8977272727 , 57.9356060606 , 35</text:p>
      <text:p text:style-name="P2">52.8977272727 , 58.4393939394 , 35</text:p>
      <text:p text:style-name="P2">52.8977272727 , 58.9431818182 , 35</text:p>
      <text:p text:style-name="P2">52.8977272727 , 59.446969697 , 35</text:p>
      <text:p text:style-name="P2">52.8977272727 , 59.9507575758 , 35</text:p>
      <text:p text:style-name="P2">52.8977272727 , 60.4545454545 , 35</text:p>
      <text:p text:style-name="P2">52.8977272727 , 60.9583333333 , 35</text:p>
      <text:p text:style-name="P2">52.8977272727 , 61.4621212121 , 35</text:p>
      <text:p text:style-name="P2">52.8977272727 , 61.9659090909 , 35</text:p>
      <text:p text:style-name="P2">52.8977272727 , 62.4696969697 , 35</text:p>
      <text:p text:style-name="P2"><text:soft-page-break/>52.8977272727 , 62.9734848485 , 35</text:p>
      <text:p text:style-name="P2">52.8977272727 , 63.4772727273 , 35</text:p>
      <text:p text:style-name="P2">52.8977272727 , 63.9810606061 , 35</text:p>
      <text:p text:style-name="P2">52.8977272727 , 64.4848484848 , 35</text:p>
      <text:p text:style-name="P2">52.8977272727 , 64.9886363636 , 35</text:p>
      <text:p text:style-name="P2">52.8977272727 , 65.4924242424 , 35</text:p>
      <text:p text:style-name="P2">52.8977272727 , 65.9962121212 , 35</text:p>
      <text:p text:style-name="P2">52.8977272727 , 66.5 , 35</text:p>
      <text:p text:style-name="P2">53.4015151515 , 0.0 , 15</text:p>
      <text:p text:style-name="P2">53.4015151515 , 0.503787878788 , 15</text:p>
      <text:p text:style-name="P2">53.4015151515 , 1.00757575758 , 15</text:p>
      <text:p text:style-name="P2">53.4015151515 , 1.51136363636 , 15</text:p>
      <text:p text:style-name="P2">53.4015151515 , 2.01515151515 , 15</text:p>
      <text:p text:style-name="P2">53.4015151515 , 2.51893939394 , 15</text:p>
      <text:p text:style-name="P2">53.4015151515 , 3.02272727273 , 15</text:p>
      <text:p text:style-name="P2">53.4015151515 , 3.52651515152 , 15</text:p>
      <text:p text:style-name="P2">53.4015151515 , 4.0303030303 , 15</text:p>
      <text:p text:style-name="P2">53.4015151515 , 4.53409090909 , 15</text:p>
      <text:p text:style-name="P2">53.4015151515 , 5.03787878788 , 15</text:p>
      <text:p text:style-name="P2">53.4015151515 , 5.54166666667 , 15</text:p>
      <text:p text:style-name="P2">53.4015151515 , 6.04545454545 , 15</text:p>
      <text:p text:style-name="P2">53.4015151515 , 6.54924242424 , 15</text:p>
      <text:p text:style-name="P2">53.4015151515 , 7.05303030303 , 15</text:p>
      <text:p text:style-name="P2">53.4015151515 , 7.55681818182 , 15</text:p>
      <text:p text:style-name="P2">53.4015151515 , 8.06060606061 , 15</text:p>
      <text:p text:style-name="P2">53.4015151515 , 8.56439393939 , 15</text:p>
      <text:p text:style-name="P2">53.4015151515 , 9.06818181818 , 15</text:p>
      <text:p text:style-name="P2">53.4015151515 , 9.57196969697 , 15</text:p>
      <text:p text:style-name="P2">53.4015151515 , 10.0757575758 , 15</text:p>
      <text:p text:style-name="P2">53.4015151515 , 10.5795454545 , 15</text:p>
      <text:p text:style-name="P2">53.4015151515 , 11.0833333333 , 15</text:p>
      <text:p text:style-name="P2">53.4015151515 , 11.5871212121 , 15</text:p>
      <text:p text:style-name="P2">53.4015151515 , 12.0909090909 , 15</text:p>
      <text:p text:style-name="P2">53.4015151515 , 12.5946969697 , 15</text:p>
      <text:p text:style-name="P2">53.4015151515 , 13.0984848485 , 15</text:p>
      <text:p text:style-name="P2">53.4015151515 , 13.6022727273 , 15</text:p>
      <text:p text:style-name="P2">53.4015151515 , 14.1060606061 , 15</text:p>
      <text:p text:style-name="P2">53.4015151515 , 14.6098484848 , 15</text:p>
      <text:p text:style-name="P2">53.4015151515 , 15.1136363636 , 15</text:p>
      <text:p text:style-name="P2">53.4015151515 , 15.6174242424 , 15</text:p>
      <text:p text:style-name="P2">53.4015151515 , 16.1212121212 , 15</text:p>
      <text:p text:style-name="P2">53.4015151515 , 16.625 , 15</text:p>
      <text:p text:style-name="P2">53.4015151515 , 17.1287878788 , 15</text:p>
      <text:p text:style-name="P2">53.4015151515 , 17.6325757576 , 15</text:p>
      <text:p text:style-name="P2">53.4015151515 , 18.1363636364 , 15</text:p>
      <text:p text:style-name="P2">53.4015151515 , 18.6401515152 , 15.33333333</text:p>
      <text:p text:style-name="P2">53.4015151515 , 19.1439393939 , 15.66666667</text:p>
      <text:p text:style-name="P2">53.4015151515 , 19.6477272727 , 16</text:p>
      <text:p text:style-name="P2">53.4015151515 , 20.1515151515 , 16.33333333</text:p>
      <text:p text:style-name="P2">53.4015151515 , 20.6553030303 , 16.66666667</text:p>
      <text:p text:style-name="P2">53.4015151515 , 21.1590909091 , 17</text:p>
      <text:p text:style-name="P2">53.4015151515 , 21.6628787879 , 17.33333333</text:p>
      <text:p text:style-name="P2"><text:soft-page-break/>53.4015151515 , 22.1666666667 , 17.66666667</text:p>
      <text:p text:style-name="P2">53.4015151515 , 22.6704545455 , 18</text:p>
      <text:p text:style-name="P2">53.4015151515 , 23.1742424242 , 18.33333333</text:p>
      <text:p text:style-name="P2">53.4015151515 , 23.678030303 , 18.66666667</text:p>
      <text:p text:style-name="P2">53.4015151515 , 24.1818181818 , 19</text:p>
      <text:p text:style-name="P2">53.4015151515 , 24.6856060606 , 19.33333333</text:p>
      <text:p text:style-name="P2">53.4015151515 , 25.1893939394 , 19.66666667</text:p>
      <text:p text:style-name="P2">53.4015151515 , 25.6931818182 , 20</text:p>
      <text:p text:style-name="P2">53.4015151515 , 26.196969697 , 20.33333333</text:p>
      <text:p text:style-name="P2">53.4015151515 , 26.7007575758 , 20.66666667</text:p>
      <text:p text:style-name="P2">53.4015151515 , 27.2045454545 , 21</text:p>
      <text:p text:style-name="P2">53.4015151515 , 27.7083333333 , 21.33333333</text:p>
      <text:p text:style-name="P2">53.4015151515 , 28.2121212121 , 21.66666667</text:p>
      <text:p text:style-name="P2">53.4015151515 , 28.7159090909 , 22</text:p>
      <text:p text:style-name="P2">53.4015151515 , 29.2196969697 , 22.33333333</text:p>
      <text:p text:style-name="P2">53.4015151515 , 29.7234848485 , 22.66666667</text:p>
      <text:p text:style-name="P2">53.4015151515 , 30.2272727273 , 23</text:p>
      <text:p text:style-name="P2">53.4015151515 , 30.7310606061 , 23.33333333</text:p>
      <text:p text:style-name="P2">53.4015151515 , 31.2348484848 , 23.66666667</text:p>
      <text:p text:style-name="P2">53.4015151515 , 31.7386363636 , 24</text:p>
      <text:p text:style-name="P2">53.4015151515 , 32.2424242424 , 24.33333333</text:p>
      <text:p text:style-name="P2">53.4015151515 , 32.7462121212 , 24.66666667</text:p>
      <text:p text:style-name="P2">53.4015151515 , 33.25 , 25</text:p>
      <text:p text:style-name="P2">53.4015151515 , 33.7537878788 , 25.33333333</text:p>
      <text:p text:style-name="P2">53.4015151515 , 34.2575757576 , 25.66666667</text:p>
      <text:p text:style-name="P2">53.4015151515 , 34.7613636364 , 26</text:p>
      <text:p text:style-name="P2">53.4015151515 , 35.2651515152 , 26.33333333</text:p>
      <text:p text:style-name="P2">53.4015151515 , 35.7689393939 , 26.66666667</text:p>
      <text:p text:style-name="P2">53.4015151515 , 36.2727272727 , 27</text:p>
      <text:p text:style-name="P2">53.4015151515 , 36.7765151515 , 27.33333333</text:p>
      <text:p text:style-name="P2">53.4015151515 , 37.2803030303 , 27.66666667</text:p>
      <text:p text:style-name="P2">53.4015151515 , 37.7840909091 , 28</text:p>
      <text:p text:style-name="P2">53.4015151515 , 38.2878787879 , 28.33333333</text:p>
      <text:p text:style-name="P2">53.4015151515 , 38.7916666667 , 28.66666667</text:p>
      <text:p text:style-name="P2">53.4015151515 , 39.2954545455 , 29</text:p>
      <text:p text:style-name="P2">53.4015151515 , 39.7992424242 , 29.33333333</text:p>
      <text:p text:style-name="P2">53.4015151515 , 40.303030303 , 29.66666667</text:p>
      <text:p text:style-name="P2">53.4015151515 , 40.8068181818 , 30</text:p>
      <text:p text:style-name="P2">53.4015151515 , 41.3106060606 , 30.33333333</text:p>
      <text:p text:style-name="P2">53.4015151515 , 41.8143939394 , 30.66666667</text:p>
      <text:p text:style-name="P2">53.4015151515 , 42.3181818182 , 31</text:p>
      <text:p text:style-name="P2">53.4015151515 , 42.821969697 , 31.33333333</text:p>
      <text:p text:style-name="P2">53.4015151515 , 43.3257575758 , 31.66666667</text:p>
      <text:p text:style-name="P2">53.4015151515 , 43.8295454545 , 32</text:p>
      <text:p text:style-name="P2">53.4015151515 , 44.3333333333 , 32.33333333</text:p>
      <text:p text:style-name="P2">53.4015151515 , 44.8371212121 , 32.66666667</text:p>
      <text:p text:style-name="P2">53.4015151515 , 45.3409090909 , 33</text:p>
      <text:p text:style-name="P2">53.4015151515 , 45.8446969697 , 33.33333333</text:p>
      <text:p text:style-name="P2">53.4015151515 , 46.3484848485 , 33.66666667</text:p>
      <text:p text:style-name="P2">53.4015151515 , 46.8522727273 , 34</text:p>
      <text:p text:style-name="P2">53.4015151515 , 47.3560606061 , 34.33333333</text:p>
      <text:p text:style-name="P2">53.4015151515 , 47.8598484848 , 34.66666667</text:p>
      <text:p text:style-name="P2"><text:soft-page-break/>53.4015151515 , 48.3636363636 , 35</text:p>
      <text:p text:style-name="P2">53.4015151515 , 48.8674242424 , 35</text:p>
      <text:p text:style-name="P2">53.4015151515 , 49.3712121212 , 35</text:p>
      <text:p text:style-name="P2">53.4015151515 , 49.875 , 35</text:p>
      <text:p text:style-name="P2">53.4015151515 , 50.3787878788 , 35</text:p>
      <text:p text:style-name="P2">53.4015151515 , 50.8825757576 , 35</text:p>
      <text:p text:style-name="P2">53.4015151515 , 51.3863636364 , 35</text:p>
      <text:p text:style-name="P2">53.4015151515 , 51.8901515152 , 35</text:p>
      <text:p text:style-name="P2">53.4015151515 , 52.3939393939 , 35</text:p>
      <text:p text:style-name="P2">53.4015151515 , 52.8977272727 , 35</text:p>
      <text:p text:style-name="P2">53.4015151515 , 53.4015151515 , 35</text:p>
      <text:p text:style-name="P2">53.4015151515 , 53.9053030303 , 35</text:p>
      <text:p text:style-name="P2">53.4015151515 , 54.4090909091 , 35</text:p>
      <text:p text:style-name="P2">53.4015151515 , 54.9128787879 , 35</text:p>
      <text:p text:style-name="P2">53.4015151515 , 55.4166666667 , 35</text:p>
      <text:p text:style-name="P2">53.4015151515 , 55.9204545455 , 35</text:p>
      <text:p text:style-name="P2">53.4015151515 , 56.4242424242 , 35</text:p>
      <text:p text:style-name="P2">53.4015151515 , 56.928030303 , 35</text:p>
      <text:p text:style-name="P2">53.4015151515 , 57.4318181818 , 35</text:p>
      <text:p text:style-name="P2">53.4015151515 , 57.9356060606 , 35</text:p>
      <text:p text:style-name="P2">53.4015151515 , 58.4393939394 , 35</text:p>
      <text:p text:style-name="P2">53.4015151515 , 58.9431818182 , 35</text:p>
      <text:p text:style-name="P2">53.4015151515 , 59.446969697 , 35</text:p>
      <text:p text:style-name="P2">53.4015151515 , 59.9507575758 , 35</text:p>
      <text:p text:style-name="P2">53.4015151515 , 60.4545454545 , 35</text:p>
      <text:p text:style-name="P2">53.4015151515 , 60.9583333333 , 35</text:p>
      <text:p text:style-name="P2">53.4015151515 , 61.4621212121 , 35</text:p>
      <text:p text:style-name="P2">53.4015151515 , 61.9659090909 , 35</text:p>
      <text:p text:style-name="P2">53.4015151515 , 62.4696969697 , 35</text:p>
      <text:p text:style-name="P2">53.4015151515 , 62.9734848485 , 35</text:p>
      <text:p text:style-name="P2">53.4015151515 , 63.4772727273 , 35</text:p>
      <text:p text:style-name="P2">53.4015151515 , 63.9810606061 , 35</text:p>
      <text:p text:style-name="P2">53.4015151515 , 64.4848484848 , 35</text:p>
      <text:p text:style-name="P2">53.4015151515 , 64.9886363636 , 35</text:p>
      <text:p text:style-name="P2">53.4015151515 , 65.4924242424 , 35</text:p>
      <text:p text:style-name="P2">53.4015151515 , 65.9962121212 , 35</text:p>
      <text:p text:style-name="P2">53.4015151515 , 66.5 , 35</text:p>
      <text:p text:style-name="P2">53.9053030303 , 0.0 , 15</text:p>
      <text:p text:style-name="P2">53.9053030303 , 0.503787878788 , 15</text:p>
      <text:p text:style-name="P2">53.9053030303 , 1.00757575758 , 15</text:p>
      <text:p text:style-name="P2">53.9053030303 , 1.51136363636 , 15</text:p>
      <text:p text:style-name="P2">53.9053030303 , 2.01515151515 , 15</text:p>
      <text:p text:style-name="P2">53.9053030303 , 2.51893939394 , 15</text:p>
      <text:p text:style-name="P2">53.9053030303 , 3.02272727273 , 15</text:p>
      <text:p text:style-name="P2">53.9053030303 , 3.52651515152 , 15</text:p>
      <text:p text:style-name="P2">53.9053030303 , 4.0303030303 , 15</text:p>
      <text:p text:style-name="P2">53.9053030303 , 4.53409090909 , 15</text:p>
      <text:p text:style-name="P2">53.9053030303 , 5.03787878788 , 15</text:p>
      <text:p text:style-name="P2">53.9053030303 , 5.54166666667 , 15</text:p>
      <text:p text:style-name="P2">53.9053030303 , 6.04545454545 , 15</text:p>
      <text:p text:style-name="P2">53.9053030303 , 6.54924242424 , 15</text:p>
      <text:p text:style-name="P2">53.9053030303 , 7.05303030303 , 15</text:p>
      <text:p text:style-name="P2"><text:soft-page-break/>53.9053030303 , 7.55681818182 , 15</text:p>
      <text:p text:style-name="P2">53.9053030303 , 8.06060606061 , 15</text:p>
      <text:p text:style-name="P2">53.9053030303 , 8.56439393939 , 15</text:p>
      <text:p text:style-name="P2">53.9053030303 , 9.06818181818 , 15</text:p>
      <text:p text:style-name="P2">53.9053030303 , 9.57196969697 , 15</text:p>
      <text:p text:style-name="P2">53.9053030303 , 10.0757575758 , 15</text:p>
      <text:p text:style-name="P2">53.9053030303 , 10.5795454545 , 15</text:p>
      <text:p text:style-name="P2">53.9053030303 , 11.0833333333 , 15</text:p>
      <text:p text:style-name="P2">53.9053030303 , 11.5871212121 , 15</text:p>
      <text:p text:style-name="P2">53.9053030303 , 12.0909090909 , 15</text:p>
      <text:p text:style-name="P2">53.9053030303 , 12.5946969697 , 15</text:p>
      <text:p text:style-name="P2">53.9053030303 , 13.0984848485 , 15</text:p>
      <text:p text:style-name="P2">53.9053030303 , 13.6022727273 , 15</text:p>
      <text:p text:style-name="P2">53.9053030303 , 14.1060606061 , 15</text:p>
      <text:p text:style-name="P2">53.9053030303 , 14.6098484848 , 15</text:p>
      <text:p text:style-name="P2">53.9053030303 , 15.1136363636 , 15</text:p>
      <text:p text:style-name="P2">53.9053030303 , 15.6174242424 , 15</text:p>
      <text:p text:style-name="P2">53.9053030303 , 16.1212121212 , 15</text:p>
      <text:p text:style-name="P2">53.9053030303 , 16.625 , 15</text:p>
      <text:p text:style-name="P2">53.9053030303 , 17.1287878788 , 15</text:p>
      <text:p text:style-name="P2">53.9053030303 , 17.6325757576 , 15</text:p>
      <text:p text:style-name="P2">53.9053030303 , 18.1363636364 , 15</text:p>
      <text:p text:style-name="P2">53.9053030303 , 18.6401515152 , 15.33333333</text:p>
      <text:p text:style-name="P2">53.9053030303 , 19.1439393939 , 15.66666667</text:p>
      <text:p text:style-name="P2">53.9053030303 , 19.6477272727 , 16</text:p>
      <text:p text:style-name="P2">53.9053030303 , 20.1515151515 , 16.33333333</text:p>
      <text:p text:style-name="P2">53.9053030303 , 20.6553030303 , 16.66666667</text:p>
      <text:p text:style-name="P2">53.9053030303 , 21.1590909091 , 17</text:p>
      <text:p text:style-name="P2">53.9053030303 , 21.6628787879 , 17.33333333</text:p>
      <text:p text:style-name="P2">53.9053030303 , 22.1666666667 , 17.66666667</text:p>
      <text:p text:style-name="P2">53.9053030303 , 22.6704545455 , 18</text:p>
      <text:p text:style-name="P2">53.9053030303 , 23.1742424242 , 18.33333333</text:p>
      <text:p text:style-name="P2">53.9053030303 , 23.678030303 , 18.66666667</text:p>
      <text:p text:style-name="P2">53.9053030303 , 24.1818181818 , 19</text:p>
      <text:p text:style-name="P2">53.9053030303 , 24.6856060606 , 19.33333333</text:p>
      <text:p text:style-name="P2">53.9053030303 , 25.1893939394 , 19.66666667</text:p>
      <text:p text:style-name="P2">53.9053030303 , 25.6931818182 , 20</text:p>
      <text:p text:style-name="P2">53.9053030303 , 26.196969697 , 20.33333333</text:p>
      <text:p text:style-name="P2">53.9053030303 , 26.7007575758 , 20.66666667</text:p>
      <text:p text:style-name="P2">53.9053030303 , 27.2045454545 , 21</text:p>
      <text:p text:style-name="P2">53.9053030303 , 27.7083333333 , 21.33333333</text:p>
      <text:p text:style-name="P2">53.9053030303 , 28.2121212121 , 21.66666667</text:p>
      <text:p text:style-name="P2">53.9053030303 , 28.7159090909 , 22</text:p>
      <text:p text:style-name="P2">53.9053030303 , 29.2196969697 , 22.33333333</text:p>
      <text:p text:style-name="P2">53.9053030303 , 29.7234848485 , 22.66666667</text:p>
      <text:p text:style-name="P2">53.9053030303 , 30.2272727273 , 23</text:p>
      <text:p text:style-name="P2">53.9053030303 , 30.7310606061 , 23.33333333</text:p>
      <text:p text:style-name="P2">53.9053030303 , 31.2348484848 , 23.66666667</text:p>
      <text:p text:style-name="P2">53.9053030303 , 31.7386363636 , 24</text:p>
      <text:p text:style-name="P2">53.9053030303 , 32.2424242424 , 24.33333333</text:p>
      <text:p text:style-name="P2">53.9053030303 , 32.7462121212 , 24.66666667</text:p>
      <text:p text:style-name="P2">53.9053030303 , 33.25 , 25</text:p>
      <text:p text:style-name="P2"><text:soft-page-break/>53.9053030303 , 33.7537878788 , 25.33333333</text:p>
      <text:p text:style-name="P2">53.9053030303 , 34.2575757576 , 25.66666667</text:p>
      <text:p text:style-name="P2">53.9053030303 , 34.7613636364 , 26</text:p>
      <text:p text:style-name="P2">53.9053030303 , 35.2651515152 , 26.33333333</text:p>
      <text:p text:style-name="P2">53.9053030303 , 35.7689393939 , 26.66666667</text:p>
      <text:p text:style-name="P2">53.9053030303 , 36.2727272727 , 27</text:p>
      <text:p text:style-name="P2">53.9053030303 , 36.7765151515 , 27.33333333</text:p>
      <text:p text:style-name="P2">53.9053030303 , 37.2803030303 , 27.66666667</text:p>
      <text:p text:style-name="P2">53.9053030303 , 37.7840909091 , 28</text:p>
      <text:p text:style-name="P2">53.9053030303 , 38.2878787879 , 28.33333333</text:p>
      <text:p text:style-name="P2">53.9053030303 , 38.7916666667 , 28.66666667</text:p>
      <text:p text:style-name="P2">53.9053030303 , 39.2954545455 , 29</text:p>
      <text:p text:style-name="P2">53.9053030303 , 39.7992424242 , 29.33333333</text:p>
      <text:p text:style-name="P2">53.9053030303 , 40.303030303 , 29.66666667</text:p>
      <text:p text:style-name="P2">53.9053030303 , 40.8068181818 , 30</text:p>
      <text:p text:style-name="P2">53.9053030303 , 41.3106060606 , 30.33333333</text:p>
      <text:p text:style-name="P2">53.9053030303 , 41.8143939394 , 30.66666667</text:p>
      <text:p text:style-name="P2">53.9053030303 , 42.3181818182 , 31</text:p>
      <text:p text:style-name="P2">53.9053030303 , 42.821969697 , 31.33333333</text:p>
      <text:p text:style-name="P2">53.9053030303 , 43.3257575758 , 31.66666667</text:p>
      <text:p text:style-name="P2">53.9053030303 , 43.8295454545 , 32</text:p>
      <text:p text:style-name="P2">53.9053030303 , 44.3333333333 , 32.33333333</text:p>
      <text:p text:style-name="P2">53.9053030303 , 44.8371212121 , 32.66666667</text:p>
      <text:p text:style-name="P2">53.9053030303 , 45.3409090909 , 33</text:p>
      <text:p text:style-name="P2">53.9053030303 , 45.8446969697 , 33.33333333</text:p>
      <text:p text:style-name="P2">53.9053030303 , 46.3484848485 , 33.66666667</text:p>
      <text:p text:style-name="P2">53.9053030303 , 46.8522727273 , 34</text:p>
      <text:p text:style-name="P2">53.9053030303 , 47.3560606061 , 34.33333333</text:p>
      <text:p text:style-name="P2">53.9053030303 , 47.8598484848 , 34.66666667</text:p>
      <text:p text:style-name="P2">53.9053030303 , 48.3636363636 , 35</text:p>
      <text:p text:style-name="P2">53.9053030303 , 48.8674242424 , 35</text:p>
      <text:p text:style-name="P2">53.9053030303 , 49.3712121212 , 35</text:p>
      <text:p text:style-name="P2">53.9053030303 , 49.875 , 35</text:p>
      <text:p text:style-name="P2">53.9053030303 , 50.3787878788 , 35</text:p>
      <text:p text:style-name="P2">53.9053030303 , 50.8825757576 , 35</text:p>
      <text:p text:style-name="P2">53.9053030303 , 51.3863636364 , 35</text:p>
      <text:p text:style-name="P2">53.9053030303 , 51.8901515152 , 35</text:p>
      <text:p text:style-name="P2">53.9053030303 , 52.3939393939 , 35</text:p>
      <text:p text:style-name="P2">53.9053030303 , 52.8977272727 , 35</text:p>
      <text:p text:style-name="P2">53.9053030303 , 53.4015151515 , 35</text:p>
      <text:p text:style-name="P2">53.9053030303 , 53.9053030303 , 35</text:p>
      <text:p text:style-name="P2">53.9053030303 , 54.4090909091 , 35</text:p>
      <text:p text:style-name="P2">53.9053030303 , 54.9128787879 , 35</text:p>
      <text:p text:style-name="P2">53.9053030303 , 55.4166666667 , 35</text:p>
      <text:p text:style-name="P2">53.9053030303 , 55.9204545455 , 35</text:p>
      <text:p text:style-name="P2">53.9053030303 , 56.4242424242 , 35</text:p>
      <text:p text:style-name="P2">53.9053030303 , 56.928030303 , 35</text:p>
      <text:p text:style-name="P2">53.9053030303 , 57.4318181818 , 35</text:p>
      <text:p text:style-name="P2">53.9053030303 , 57.9356060606 , 35</text:p>
      <text:p text:style-name="P2">53.9053030303 , 58.4393939394 , 35</text:p>
      <text:p text:style-name="P2">53.9053030303 , 58.9431818182 , 35</text:p>
      <text:p text:style-name="P2">53.9053030303 , 59.446969697 , 35</text:p>
      <text:p text:style-name="P2"><text:soft-page-break/>53.9053030303 , 59.9507575758 , 35</text:p>
      <text:p text:style-name="P2">53.9053030303 , 60.4545454545 , 35</text:p>
      <text:p text:style-name="P2">53.9053030303 , 60.9583333333 , 35</text:p>
      <text:p text:style-name="P2">53.9053030303 , 61.4621212121 , 35</text:p>
      <text:p text:style-name="P2">53.9053030303 , 61.9659090909 , 35</text:p>
      <text:p text:style-name="P2">53.9053030303 , 62.4696969697 , 35</text:p>
      <text:p text:style-name="P2">53.9053030303 , 62.9734848485 , 35</text:p>
      <text:p text:style-name="P2">53.9053030303 , 63.4772727273 , 35</text:p>
      <text:p text:style-name="P2">53.9053030303 , 63.9810606061 , 35</text:p>
      <text:p text:style-name="P2">53.9053030303 , 64.4848484848 , 35</text:p>
      <text:p text:style-name="P2">53.9053030303 , 64.9886363636 , 35</text:p>
      <text:p text:style-name="P2">53.9053030303 , 65.4924242424 , 35</text:p>
      <text:p text:style-name="P2">53.9053030303 , 65.9962121212 , 35</text:p>
      <text:p text:style-name="P2">53.9053030303 , 66.5 , 35</text:p>
      <text:p text:style-name="P2">54.4090909091 , 0.0 , 15</text:p>
      <text:p text:style-name="P2">54.4090909091 , 0.503787878788 , 15</text:p>
      <text:p text:style-name="P2">54.4090909091 , 1.00757575758 , 15</text:p>
      <text:p text:style-name="P2">54.4090909091 , 1.51136363636 , 15</text:p>
      <text:p text:style-name="P2">54.4090909091 , 2.01515151515 , 15</text:p>
      <text:p text:style-name="P2">54.4090909091 , 2.51893939394 , 15</text:p>
      <text:p text:style-name="P2">54.4090909091 , 3.02272727273 , 15</text:p>
      <text:p text:style-name="P2">54.4090909091 , 3.52651515152 , 15</text:p>
      <text:p text:style-name="P2">54.4090909091 , 4.0303030303 , 15</text:p>
      <text:p text:style-name="P2">54.4090909091 , 4.53409090909 , 15</text:p>
      <text:p text:style-name="P2">54.4090909091 , 5.03787878788 , 15</text:p>
      <text:p text:style-name="P2">54.4090909091 , 5.54166666667 , 15</text:p>
      <text:p text:style-name="P2">54.4090909091 , 6.04545454545 , 15</text:p>
      <text:p text:style-name="P2">54.4090909091 , 6.54924242424 , 15</text:p>
      <text:p text:style-name="P2">54.4090909091 , 7.05303030303 , 15</text:p>
      <text:p text:style-name="P2">54.4090909091 , 7.55681818182 , 15</text:p>
      <text:p text:style-name="P2">54.4090909091 , 8.06060606061 , 15</text:p>
      <text:p text:style-name="P2">54.4090909091 , 8.56439393939 , 15</text:p>
      <text:p text:style-name="P2">54.4090909091 , 9.06818181818 , 15</text:p>
      <text:p text:style-name="P2">54.4090909091 , 9.57196969697 , 15</text:p>
      <text:p text:style-name="P2">54.4090909091 , 10.0757575758 , 15</text:p>
      <text:p text:style-name="P2">54.4090909091 , 10.5795454545 , 15</text:p>
      <text:p text:style-name="P2">54.4090909091 , 11.0833333333 , 15</text:p>
      <text:p text:style-name="P2">54.4090909091 , 11.5871212121 , 15</text:p>
      <text:p text:style-name="P2">54.4090909091 , 12.0909090909 , 15</text:p>
      <text:p text:style-name="P2">54.4090909091 , 12.5946969697 , 15</text:p>
      <text:p text:style-name="P2">54.4090909091 , 13.0984848485 , 15</text:p>
      <text:p text:style-name="P2">54.4090909091 , 13.6022727273 , 15</text:p>
      <text:p text:style-name="P2">54.4090909091 , 14.1060606061 , 15</text:p>
      <text:p text:style-name="P2">54.4090909091 , 14.6098484848 , 15</text:p>
      <text:p text:style-name="P2">54.4090909091 , 15.1136363636 , 15</text:p>
      <text:p text:style-name="P2">54.4090909091 , 15.6174242424 , 15</text:p>
      <text:p text:style-name="P2">54.4090909091 , 16.1212121212 , 15</text:p>
      <text:p text:style-name="P2">54.4090909091 , 16.625 , 15</text:p>
      <text:p text:style-name="P2">54.4090909091 , 17.1287878788 , 15</text:p>
      <text:p text:style-name="P2">54.4090909091 , 17.6325757576 , 15</text:p>
      <text:p text:style-name="P2">54.4090909091 , 18.1363636364 , 15</text:p>
      <text:p text:style-name="P2">54.4090909091 , 18.6401515152 , 15.33333333</text:p>
      <text:p text:style-name="P2"><text:soft-page-break/>54.4090909091 , 19.1439393939 , 15.66666667</text:p>
      <text:p text:style-name="P2">54.4090909091 , 19.6477272727 , 16</text:p>
      <text:p text:style-name="P2">54.4090909091 , 20.1515151515 , 16.33333333</text:p>
      <text:p text:style-name="P2">54.4090909091 , 20.6553030303 , 16.66666667</text:p>
      <text:p text:style-name="P2">54.4090909091 , 21.1590909091 , 17</text:p>
      <text:p text:style-name="P2">54.4090909091 , 21.6628787879 , 17.33333333</text:p>
      <text:p text:style-name="P2">54.4090909091 , 22.1666666667 , 17.66666667</text:p>
      <text:p text:style-name="P2">54.4090909091 , 22.6704545455 , 18</text:p>
      <text:p text:style-name="P2">54.4090909091 , 23.1742424242 , 18.33333333</text:p>
      <text:p text:style-name="P2">54.4090909091 , 23.678030303 , 18.66666667</text:p>
      <text:p text:style-name="P2">54.4090909091 , 24.1818181818 , 19</text:p>
      <text:p text:style-name="P2">54.4090909091 , 24.6856060606 , 19.33333333</text:p>
      <text:p text:style-name="P2">54.4090909091 , 25.1893939394 , 19.66666667</text:p>
      <text:p text:style-name="P2">54.4090909091 , 25.6931818182 , 20</text:p>
      <text:p text:style-name="P2">54.4090909091 , 26.196969697 , 20.33333333</text:p>
      <text:p text:style-name="P2">54.4090909091 , 26.7007575758 , 20.66666667</text:p>
      <text:p text:style-name="P2">54.4090909091 , 27.2045454545 , 21</text:p>
      <text:p text:style-name="P2">54.4090909091 , 27.7083333333 , 21.33333333</text:p>
      <text:p text:style-name="P2">54.4090909091 , 28.2121212121 , 21.66666667</text:p>
      <text:p text:style-name="P2">54.4090909091 , 28.7159090909 , 22</text:p>
      <text:p text:style-name="P2">54.4090909091 , 29.2196969697 , 22.33333333</text:p>
      <text:p text:style-name="P2">54.4090909091 , 29.7234848485 , 22.66666667</text:p>
      <text:p text:style-name="P2">54.4090909091 , 30.2272727273 , 23</text:p>
      <text:p text:style-name="P2">54.4090909091 , 30.7310606061 , 23.33333333</text:p>
      <text:p text:style-name="P2">54.4090909091 , 31.2348484848 , 23.66666667</text:p>
      <text:p text:style-name="P2">54.4090909091 , 31.7386363636 , 24</text:p>
      <text:p text:style-name="P2">54.4090909091 , 32.2424242424 , 24.33333333</text:p>
      <text:p text:style-name="P2">54.4090909091 , 32.7462121212 , 24.66666667</text:p>
      <text:p text:style-name="P2">54.4090909091 , 33.25 , 25</text:p>
      <text:p text:style-name="P2">54.4090909091 , 33.7537878788 , 25.33333333</text:p>
      <text:p text:style-name="P2">54.4090909091 , 34.2575757576 , 25.66666667</text:p>
      <text:p text:style-name="P2">54.4090909091 , 34.7613636364 , 26</text:p>
      <text:p text:style-name="P2">54.4090909091 , 35.2651515152 , 26.33333333</text:p>
      <text:p text:style-name="P2">54.4090909091 , 35.7689393939 , 26.66666667</text:p>
      <text:p text:style-name="P2">54.4090909091 , 36.2727272727 , 27</text:p>
      <text:p text:style-name="P2">54.4090909091 , 36.7765151515 , 27.33333333</text:p>
      <text:p text:style-name="P2">54.4090909091 , 37.2803030303 , 27.66666667</text:p>
      <text:p text:style-name="P2">54.4090909091 , 37.7840909091 , 28</text:p>
      <text:p text:style-name="P2">54.4090909091 , 38.2878787879 , 28.33333333</text:p>
      <text:p text:style-name="P2">54.4090909091 , 38.7916666667 , 28.66666667</text:p>
      <text:p text:style-name="P2">54.4090909091 , 39.2954545455 , 29</text:p>
      <text:p text:style-name="P2">54.4090909091 , 39.7992424242 , 29.33333333</text:p>
      <text:p text:style-name="P2">54.4090909091 , 40.303030303 , 29.66666667</text:p>
      <text:p text:style-name="P2">54.4090909091 , 40.8068181818 , 30</text:p>
      <text:p text:style-name="P2">54.4090909091 , 41.3106060606 , 30.33333333</text:p>
      <text:p text:style-name="P2">54.4090909091 , 41.8143939394 , 30.66666667</text:p>
      <text:p text:style-name="P2">54.4090909091 , 42.3181818182 , 31</text:p>
      <text:p text:style-name="P2">54.4090909091 , 42.821969697 , 31.33333333</text:p>
      <text:p text:style-name="P2">54.4090909091 , 43.3257575758 , 31.66666667</text:p>
      <text:p text:style-name="P2">54.4090909091 , 43.8295454545 , 32</text:p>
      <text:p text:style-name="P2">54.4090909091 , 44.3333333333 , 32.33333333</text:p>
      <text:p text:style-name="P2">54.4090909091 , 44.8371212121 , 32.66666667</text:p>
      <text:p text:style-name="P2"><text:soft-page-break/>54.4090909091 , 45.3409090909 , 33</text:p>
      <text:p text:style-name="P2">54.4090909091 , 45.8446969697 , 33.33333333</text:p>
      <text:p text:style-name="P2">54.4090909091 , 46.3484848485 , 33.66666667</text:p>
      <text:p text:style-name="P2">54.4090909091 , 46.8522727273 , 34</text:p>
      <text:p text:style-name="P2">54.4090909091 , 47.3560606061 , 34.33333333</text:p>
      <text:p text:style-name="P2">54.4090909091 , 47.8598484848 , 34.66666667</text:p>
      <text:p text:style-name="P2">54.4090909091 , 48.3636363636 , 35</text:p>
      <text:p text:style-name="P2">54.4090909091 , 48.8674242424 , 35</text:p>
      <text:p text:style-name="P2">54.4090909091 , 49.3712121212 , 35</text:p>
      <text:p text:style-name="P2">54.4090909091 , 49.875 , 35</text:p>
      <text:p text:style-name="P2">54.4090909091 , 50.3787878788 , 35</text:p>
      <text:p text:style-name="P2">54.4090909091 , 50.8825757576 , 35</text:p>
      <text:p text:style-name="P2">54.4090909091 , 51.3863636364 , 35</text:p>
      <text:p text:style-name="P2">54.4090909091 , 51.8901515152 , 35</text:p>
      <text:p text:style-name="P2">54.4090909091 , 52.3939393939 , 35</text:p>
      <text:p text:style-name="P2">54.4090909091 , 52.8977272727 , 35</text:p>
      <text:p text:style-name="P2">54.4090909091 , 53.4015151515 , 35</text:p>
      <text:p text:style-name="P2">54.4090909091 , 53.9053030303 , 35</text:p>
      <text:p text:style-name="P2">54.4090909091 , 54.4090909091 , 35</text:p>
      <text:p text:style-name="P2">54.4090909091 , 54.9128787879 , 35</text:p>
      <text:p text:style-name="P2">54.4090909091 , 55.4166666667 , 35</text:p>
      <text:p text:style-name="P2">54.4090909091 , 55.9204545455 , 35</text:p>
      <text:p text:style-name="P2">54.4090909091 , 56.4242424242 , 35</text:p>
      <text:p text:style-name="P2">54.4090909091 , 56.928030303 , 35</text:p>
      <text:p text:style-name="P2">54.4090909091 , 57.4318181818 , 35</text:p>
      <text:p text:style-name="P2">54.4090909091 , 57.9356060606 , 35</text:p>
      <text:p text:style-name="P2">54.4090909091 , 58.4393939394 , 35</text:p>
      <text:p text:style-name="P2">54.4090909091 , 58.9431818182 , 35</text:p>
      <text:p text:style-name="P2">54.4090909091 , 59.446969697 , 35</text:p>
      <text:p text:style-name="P2">54.4090909091 , 59.9507575758 , 35</text:p>
      <text:p text:style-name="P2">54.4090909091 , 60.4545454545 , 35</text:p>
      <text:p text:style-name="P2">54.4090909091 , 60.9583333333 , 35</text:p>
      <text:p text:style-name="P2">54.4090909091 , 61.4621212121 , 35</text:p>
      <text:p text:style-name="P2">54.4090909091 , 61.9659090909 , 35</text:p>
      <text:p text:style-name="P2">54.4090909091 , 62.4696969697 , 35</text:p>
      <text:p text:style-name="P2">54.4090909091 , 62.9734848485 , 35</text:p>
      <text:p text:style-name="P2">54.4090909091 , 63.4772727273 , 35</text:p>
      <text:p text:style-name="P2">54.4090909091 , 63.9810606061 , 35</text:p>
      <text:p text:style-name="P2">54.4090909091 , 64.4848484848 , 35</text:p>
      <text:p text:style-name="P2">54.4090909091 , 64.9886363636 , 35</text:p>
      <text:p text:style-name="P2">54.4090909091 , 65.4924242424 , 35</text:p>
      <text:p text:style-name="P2">54.4090909091 , 65.9962121212 , 35</text:p>
      <text:p text:style-name="P2">54.4090909091 , 66.5 , 35</text:p>
      <text:p text:style-name="P2">54.9128787879 , 0.0 , 15</text:p>
      <text:p text:style-name="P2">54.9128787879 , 0.503787878788 , 15</text:p>
      <text:p text:style-name="P2">54.9128787879 , 1.00757575758 , 15</text:p>
      <text:p text:style-name="P2">54.9128787879 , 1.51136363636 , 15</text:p>
      <text:p text:style-name="P2">54.9128787879 , 2.01515151515 , 15</text:p>
      <text:p text:style-name="P2">54.9128787879 , 2.51893939394 , 15</text:p>
      <text:p text:style-name="P2">54.9128787879 , 3.02272727273 , 15</text:p>
      <text:p text:style-name="P2">54.9128787879 , 3.52651515152 , 15</text:p>
      <text:p text:style-name="P2">54.9128787879 , 4.0303030303 , 15</text:p>
      <text:p text:style-name="P2"><text:soft-page-break/>54.9128787879 , 4.53409090909 , 15</text:p>
      <text:p text:style-name="P2">54.9128787879 , 5.03787878788 , 15</text:p>
      <text:p text:style-name="P2">54.9128787879 , 5.54166666667 , 15</text:p>
      <text:p text:style-name="P2">54.9128787879 , 6.04545454545 , 15</text:p>
      <text:p text:style-name="P2">54.9128787879 , 6.54924242424 , 15</text:p>
      <text:p text:style-name="P2">54.9128787879 , 7.05303030303 , 15</text:p>
      <text:p text:style-name="P2">54.9128787879 , 7.55681818182 , 15</text:p>
      <text:p text:style-name="P2">54.9128787879 , 8.06060606061 , 15</text:p>
      <text:p text:style-name="P2">54.9128787879 , 8.56439393939 , 15</text:p>
      <text:p text:style-name="P2">54.9128787879 , 9.06818181818 , 15</text:p>
      <text:p text:style-name="P2">54.9128787879 , 9.57196969697 , 15</text:p>
      <text:p text:style-name="P2">54.9128787879 , 10.0757575758 , 15</text:p>
      <text:p text:style-name="P2">54.9128787879 , 10.5795454545 , 15</text:p>
      <text:p text:style-name="P2">54.9128787879 , 11.0833333333 , 15</text:p>
      <text:p text:style-name="P2">54.9128787879 , 11.5871212121 , 15</text:p>
      <text:p text:style-name="P2">54.9128787879 , 12.0909090909 , 15</text:p>
      <text:p text:style-name="P2">54.9128787879 , 12.5946969697 , 15</text:p>
      <text:p text:style-name="P2">54.9128787879 , 13.0984848485 , 15</text:p>
      <text:p text:style-name="P2">54.9128787879 , 13.6022727273 , 15</text:p>
      <text:p text:style-name="P2">54.9128787879 , 14.1060606061 , 15</text:p>
      <text:p text:style-name="P2">54.9128787879 , 14.6098484848 , 15</text:p>
      <text:p text:style-name="P2">54.9128787879 , 15.1136363636 , 15</text:p>
      <text:p text:style-name="P2">54.9128787879 , 15.6174242424 , 15</text:p>
      <text:p text:style-name="P2">54.9128787879 , 16.1212121212 , 15</text:p>
      <text:p text:style-name="P2">54.9128787879 , 16.625 , 15</text:p>
      <text:p text:style-name="P2">54.9128787879 , 17.1287878788 , 15</text:p>
      <text:p text:style-name="P2">54.9128787879 , 17.6325757576 , 15</text:p>
      <text:p text:style-name="P2">54.9128787879 , 18.1363636364 , 15</text:p>
      <text:p text:style-name="P2">54.9128787879 , 18.6401515152 , 15.33333333</text:p>
      <text:p text:style-name="P2">54.9128787879 , 19.1439393939 , 15.66666667</text:p>
      <text:p text:style-name="P2">54.9128787879 , 19.6477272727 , 16</text:p>
      <text:p text:style-name="P2">54.9128787879 , 20.1515151515 , 16.33333333</text:p>
      <text:p text:style-name="P2">54.9128787879 , 20.6553030303 , 16.66666667</text:p>
      <text:p text:style-name="P2">54.9128787879 , 21.1590909091 , 17</text:p>
      <text:p text:style-name="P2">54.9128787879 , 21.6628787879 , 17.33333333</text:p>
      <text:p text:style-name="P2">54.9128787879 , 22.1666666667 , 17.66666667</text:p>
      <text:p text:style-name="P2">54.9128787879 , 22.6704545455 , 18</text:p>
      <text:p text:style-name="P2">54.9128787879 , 23.1742424242 , 18.33333333</text:p>
      <text:p text:style-name="P2">54.9128787879 , 23.678030303 , 18.66666667</text:p>
      <text:p text:style-name="P2">54.9128787879 , 24.1818181818 , 19</text:p>
      <text:p text:style-name="P2">54.9128787879 , 24.6856060606 , 19.33333333</text:p>
      <text:p text:style-name="P2">54.9128787879 , 25.1893939394 , 19.66666667</text:p>
      <text:p text:style-name="P2">54.9128787879 , 25.6931818182 , 20</text:p>
      <text:p text:style-name="P2">54.9128787879 , 26.196969697 , 20.33333333</text:p>
      <text:p text:style-name="P2">54.9128787879 , 26.7007575758 , 20.66666667</text:p>
      <text:p text:style-name="P2">54.9128787879 , 27.2045454545 , 21</text:p>
      <text:p text:style-name="P2">54.9128787879 , 27.7083333333 , 21.33333333</text:p>
      <text:p text:style-name="P2">54.9128787879 , 28.2121212121 , 21.66666667</text:p>
      <text:p text:style-name="P2">54.9128787879 , 28.7159090909 , 22</text:p>
      <text:p text:style-name="P2">54.9128787879 , 29.2196969697 , 22.33333333</text:p>
      <text:p text:style-name="P2">54.9128787879 , 29.7234848485 , 22.66666667</text:p>
      <text:p text:style-name="P2">54.9128787879 , 30.2272727273 , 23</text:p>
      <text:p text:style-name="P2"><text:soft-page-break/>54.9128787879 , 30.7310606061 , 23.33333333</text:p>
      <text:p text:style-name="P2">54.9128787879 , 31.2348484848 , 23.66666667</text:p>
      <text:p text:style-name="P2">54.9128787879 , 31.7386363636 , 24</text:p>
      <text:p text:style-name="P2">54.9128787879 , 32.2424242424 , 24.33333333</text:p>
      <text:p text:style-name="P2">54.9128787879 , 32.7462121212 , 24.66666667</text:p>
      <text:p text:style-name="P2">54.9128787879 , 33.25 , 25</text:p>
      <text:p text:style-name="P2">54.9128787879 , 33.7537878788 , 25.33333333</text:p>
      <text:p text:style-name="P2">54.9128787879 , 34.2575757576 , 25.66666667</text:p>
      <text:p text:style-name="P2">54.9128787879 , 34.7613636364 , 26</text:p>
      <text:p text:style-name="P2">54.9128787879 , 35.2651515152 , 26.33333333</text:p>
      <text:p text:style-name="P2">54.9128787879 , 35.7689393939 , 26.66666667</text:p>
      <text:p text:style-name="P2">54.9128787879 , 36.2727272727 , 27</text:p>
      <text:p text:style-name="P2">54.9128787879 , 36.7765151515 , 27.33333333</text:p>
      <text:p text:style-name="P2">54.9128787879 , 37.2803030303 , 27.66666667</text:p>
      <text:p text:style-name="P2">54.9128787879 , 37.7840909091 , 28</text:p>
      <text:p text:style-name="P2">54.9128787879 , 38.2878787879 , 28.33333333</text:p>
      <text:p text:style-name="P2">54.9128787879 , 38.7916666667 , 28.66666667</text:p>
      <text:p text:style-name="P2">54.9128787879 , 39.2954545455 , 29</text:p>
      <text:p text:style-name="P2">54.9128787879 , 39.7992424242 , 29.33333333</text:p>
      <text:p text:style-name="P2">54.9128787879 , 40.303030303 , 29.66666667</text:p>
      <text:p text:style-name="P2">54.9128787879 , 40.8068181818 , 30</text:p>
      <text:p text:style-name="P2">54.9128787879 , 41.3106060606 , 30.33333333</text:p>
      <text:p text:style-name="P2">54.9128787879 , 41.8143939394 , 30.66666667</text:p>
      <text:p text:style-name="P2">54.9128787879 , 42.3181818182 , 31</text:p>
      <text:p text:style-name="P2">54.9128787879 , 42.821969697 , 31.33333333</text:p>
      <text:p text:style-name="P2">54.9128787879 , 43.3257575758 , 31.66666667</text:p>
      <text:p text:style-name="P2">54.9128787879 , 43.8295454545 , 32</text:p>
      <text:p text:style-name="P2">54.9128787879 , 44.3333333333 , 32.33333333</text:p>
      <text:p text:style-name="P2">54.9128787879 , 44.8371212121 , 32.66666667</text:p>
      <text:p text:style-name="P2">54.9128787879 , 45.3409090909 , 33</text:p>
      <text:p text:style-name="P2">54.9128787879 , 45.8446969697 , 33.33333333</text:p>
      <text:p text:style-name="P2">54.9128787879 , 46.3484848485 , 33.66666667</text:p>
      <text:p text:style-name="P2">54.9128787879 , 46.8522727273 , 34</text:p>
      <text:p text:style-name="P2">54.9128787879 , 47.3560606061 , 34.33333333</text:p>
      <text:p text:style-name="P2">54.9128787879 , 47.8598484848 , 34.66666667</text:p>
      <text:p text:style-name="P2">54.9128787879 , 48.3636363636 , 35</text:p>
      <text:p text:style-name="P2">54.9128787879 , 48.8674242424 , 35</text:p>
      <text:p text:style-name="P2">54.9128787879 , 49.3712121212 , 35</text:p>
      <text:p text:style-name="P2">54.9128787879 , 49.875 , 35</text:p>
      <text:p text:style-name="P2">54.9128787879 , 50.3787878788 , 35</text:p>
      <text:p text:style-name="P2">54.9128787879 , 50.8825757576 , 35</text:p>
      <text:p text:style-name="P2">54.9128787879 , 51.3863636364 , 35</text:p>
      <text:p text:style-name="P2">54.9128787879 , 51.8901515152 , 35</text:p>
      <text:p text:style-name="P2">54.9128787879 , 52.3939393939 , 35</text:p>
      <text:p text:style-name="P2">54.9128787879 , 52.8977272727 , 35</text:p>
      <text:p text:style-name="P2">54.9128787879 , 53.4015151515 , 35</text:p>
      <text:p text:style-name="P2">54.9128787879 , 53.9053030303 , 35</text:p>
      <text:p text:style-name="P2">54.9128787879 , 54.4090909091 , 35</text:p>
      <text:p text:style-name="P2">54.9128787879 , 54.9128787879 , 35</text:p>
      <text:p text:style-name="P2">54.9128787879 , 55.4166666667 , 35</text:p>
      <text:p text:style-name="P2">54.9128787879 , 55.9204545455 , 35</text:p>
      <text:p text:style-name="P2">54.9128787879 , 56.4242424242 , 35</text:p>
      <text:p text:style-name="P2"><text:soft-page-break/>54.9128787879 , 56.928030303 , 35</text:p>
      <text:p text:style-name="P2">54.9128787879 , 57.4318181818 , 35</text:p>
      <text:p text:style-name="P2">54.9128787879 , 57.9356060606 , 35</text:p>
      <text:p text:style-name="P2">54.9128787879 , 58.4393939394 , 35</text:p>
      <text:p text:style-name="P2">54.9128787879 , 58.9431818182 , 35</text:p>
      <text:p text:style-name="P2">54.9128787879 , 59.446969697 , 35</text:p>
      <text:p text:style-name="P2">54.9128787879 , 59.9507575758 , 35</text:p>
      <text:p text:style-name="P2">54.9128787879 , 60.4545454545 , 35</text:p>
      <text:p text:style-name="P2">54.9128787879 , 60.9583333333 , 35</text:p>
      <text:p text:style-name="P2">54.9128787879 , 61.4621212121 , 35</text:p>
      <text:p text:style-name="P2">54.9128787879 , 61.9659090909 , 35</text:p>
      <text:p text:style-name="P2">54.9128787879 , 62.4696969697 , 35</text:p>
      <text:p text:style-name="P2">54.9128787879 , 62.9734848485 , 35</text:p>
      <text:p text:style-name="P2">54.9128787879 , 63.4772727273 , 35</text:p>
      <text:p text:style-name="P2">54.9128787879 , 63.9810606061 , 35</text:p>
      <text:p text:style-name="P2">54.9128787879 , 64.4848484848 , 35</text:p>
      <text:p text:style-name="P2">54.9128787879 , 64.9886363636 , 35</text:p>
      <text:p text:style-name="P2">54.9128787879 , 65.4924242424 , 35</text:p>
      <text:p text:style-name="P2">54.9128787879 , 65.9962121212 , 35</text:p>
      <text:p text:style-name="P2">54.9128787879 , 66.5 , 35</text:p>
      <text:p text:style-name="P2">55.4166666667 , 0.0 , 15</text:p>
      <text:p text:style-name="P2">55.4166666667 , 0.503787878788 , 15</text:p>
      <text:p text:style-name="P2">55.4166666667 , 1.00757575758 , 15</text:p>
      <text:p text:style-name="P2">55.4166666667 , 1.51136363636 , 15</text:p>
      <text:p text:style-name="P2">55.4166666667 , 2.01515151515 , 15</text:p>
      <text:p text:style-name="P2">55.4166666667 , 2.51893939394 , 15</text:p>
      <text:p text:style-name="P2">55.4166666667 , 3.02272727273 , 15</text:p>
      <text:p text:style-name="P2">55.4166666667 , 3.52651515152 , 15</text:p>
      <text:p text:style-name="P2">55.4166666667 , 4.0303030303 , 15</text:p>
      <text:p text:style-name="P2">55.4166666667 , 4.53409090909 , 15</text:p>
      <text:p text:style-name="P2">55.4166666667 , 5.03787878788 , 15</text:p>
      <text:p text:style-name="P2">55.4166666667 , 5.54166666667 , 15</text:p>
      <text:p text:style-name="P2">55.4166666667 , 6.04545454545 , 15</text:p>
      <text:p text:style-name="P2">55.4166666667 , 6.54924242424 , 15</text:p>
      <text:p text:style-name="P2">55.4166666667 , 7.05303030303 , 15</text:p>
      <text:p text:style-name="P2">55.4166666667 , 7.55681818182 , 15</text:p>
      <text:p text:style-name="P2">55.4166666667 , 8.06060606061 , 15</text:p>
      <text:p text:style-name="P2">55.4166666667 , 8.56439393939 , 15</text:p>
      <text:p text:style-name="P2">55.4166666667 , 9.06818181818 , 15</text:p>
      <text:p text:style-name="P2">55.4166666667 , 9.57196969697 , 15</text:p>
      <text:p text:style-name="P2">55.4166666667 , 10.0757575758 , 15</text:p>
      <text:p text:style-name="P2">55.4166666667 , 10.5795454545 , 15</text:p>
      <text:p text:style-name="P2">55.4166666667 , 11.0833333333 , 15</text:p>
      <text:p text:style-name="P2">55.4166666667 , 11.5871212121 , 15</text:p>
      <text:p text:style-name="P2">55.4166666667 , 12.0909090909 , 15</text:p>
      <text:p text:style-name="P2">55.4166666667 , 12.5946969697 , 15</text:p>
      <text:p text:style-name="P2">55.4166666667 , 13.0984848485 , 15</text:p>
      <text:p text:style-name="P2">55.4166666667 , 13.6022727273 , 15</text:p>
      <text:p text:style-name="P2">55.4166666667 , 14.1060606061 , 15</text:p>
      <text:p text:style-name="P2">55.4166666667 , 14.6098484848 , 15</text:p>
      <text:p text:style-name="P2">55.4166666667 , 15.1136363636 , 15</text:p>
      <text:p text:style-name="P2">55.4166666667 , 15.6174242424 , 15</text:p>
      <text:p text:style-name="P2"><text:soft-page-break/>55.4166666667 , 16.1212121212 , 15</text:p>
      <text:p text:style-name="P2">55.4166666667 , 16.625 , 15</text:p>
      <text:p text:style-name="P2">55.4166666667 , 17.1287878788 , 15</text:p>
      <text:p text:style-name="P2">55.4166666667 , 17.6325757576 , 15</text:p>
      <text:p text:style-name="P2">55.4166666667 , 18.1363636364 , 15</text:p>
      <text:p text:style-name="P2">55.4166666667 , 18.6401515152 , 15.33333333</text:p>
      <text:p text:style-name="P2">55.4166666667 , 19.1439393939 , 15.66666667</text:p>
      <text:p text:style-name="P2">55.4166666667 , 19.6477272727 , 16</text:p>
      <text:p text:style-name="P2">55.4166666667 , 20.1515151515 , 16.33333333</text:p>
      <text:p text:style-name="P2">55.4166666667 , 20.6553030303 , 16.66666667</text:p>
      <text:p text:style-name="P2">55.4166666667 , 21.1590909091 , 17</text:p>
      <text:p text:style-name="P2">55.4166666667 , 21.6628787879 , 17.33333333</text:p>
      <text:p text:style-name="P2">55.4166666667 , 22.1666666667 , 17.66666667</text:p>
      <text:p text:style-name="P2">55.4166666667 , 22.6704545455 , 18</text:p>
      <text:p text:style-name="P2">55.4166666667 , 23.1742424242 , 18.33333333</text:p>
      <text:p text:style-name="P2">55.4166666667 , 23.678030303 , 18.66666667</text:p>
      <text:p text:style-name="P2">55.4166666667 , 24.1818181818 , 19</text:p>
      <text:p text:style-name="P2">55.4166666667 , 24.6856060606 , 19.33333333</text:p>
      <text:p text:style-name="P2">55.4166666667 , 25.1893939394 , 19.66666667</text:p>
      <text:p text:style-name="P2">55.4166666667 , 25.6931818182 , 20</text:p>
      <text:p text:style-name="P2">55.4166666667 , 26.196969697 , 20.33333333</text:p>
      <text:p text:style-name="P2">55.4166666667 , 26.7007575758 , 20.66666667</text:p>
      <text:p text:style-name="P2">55.4166666667 , 27.2045454545 , 21</text:p>
      <text:p text:style-name="P2">55.4166666667 , 27.7083333333 , 21.33333333</text:p>
      <text:p text:style-name="P2">55.4166666667 , 28.2121212121 , 21.66666667</text:p>
      <text:p text:style-name="P2">55.4166666667 , 28.7159090909 , 22</text:p>
      <text:p text:style-name="P2">55.4166666667 , 29.2196969697 , 22.33333333</text:p>
      <text:p text:style-name="P2">55.4166666667 , 29.7234848485 , 22.66666667</text:p>
      <text:p text:style-name="P2">55.4166666667 , 30.2272727273 , 23</text:p>
      <text:p text:style-name="P2">55.4166666667 , 30.7310606061 , 23.33333333</text:p>
      <text:p text:style-name="P2">55.4166666667 , 31.2348484848 , 23.66666667</text:p>
      <text:p text:style-name="P2">55.4166666667 , 31.7386363636 , 24</text:p>
      <text:p text:style-name="P2">55.4166666667 , 32.2424242424 , 24.33333333</text:p>
      <text:p text:style-name="P2">55.4166666667 , 32.7462121212 , 24.66666667</text:p>
      <text:p text:style-name="P2">55.4166666667 , 33.25 , 25</text:p>
      <text:p text:style-name="P2">55.4166666667 , 33.7537878788 , 25.33333333</text:p>
      <text:p text:style-name="P2">55.4166666667 , 34.2575757576 , 25.66666667</text:p>
      <text:p text:style-name="P2">55.4166666667 , 34.7613636364 , 26</text:p>
      <text:p text:style-name="P2">55.4166666667 , 35.2651515152 , 26.33333333</text:p>
      <text:p text:style-name="P2">55.4166666667 , 35.7689393939 , 26.66666667</text:p>
      <text:p text:style-name="P2">55.4166666667 , 36.2727272727 , 27</text:p>
      <text:p text:style-name="P2">55.4166666667 , 36.7765151515 , 27.33333333</text:p>
      <text:p text:style-name="P2">55.4166666667 , 37.2803030303 , 27.66666667</text:p>
      <text:p text:style-name="P2">55.4166666667 , 37.7840909091 , 28</text:p>
      <text:p text:style-name="P2">55.4166666667 , 38.2878787879 , 28.33333333</text:p>
      <text:p text:style-name="P2">55.4166666667 , 38.7916666667 , 28.66666667</text:p>
      <text:p text:style-name="P2">55.4166666667 , 39.2954545455 , 29</text:p>
      <text:p text:style-name="P2">55.4166666667 , 39.7992424242 , 29.33333333</text:p>
      <text:p text:style-name="P2">55.4166666667 , 40.303030303 , 29.66666667</text:p>
      <text:p text:style-name="P2">55.4166666667 , 40.8068181818 , 30</text:p>
      <text:p text:style-name="P2">55.4166666667 , 41.3106060606 , 30.33333333</text:p>
      <text:p text:style-name="P2">55.4166666667 , 41.8143939394 , 30.66666667</text:p>
      <text:p text:style-name="P2"><text:soft-page-break/>55.4166666667 , 42.3181818182 , 31</text:p>
      <text:p text:style-name="P2">55.4166666667 , 42.821969697 , 31.33333333</text:p>
      <text:p text:style-name="P2">55.4166666667 , 43.3257575758 , 31.66666667</text:p>
      <text:p text:style-name="P2">55.4166666667 , 43.8295454545 , 32</text:p>
      <text:p text:style-name="P2">55.4166666667 , 44.3333333333 , 32.33333333</text:p>
      <text:p text:style-name="P2">55.4166666667 , 44.8371212121 , 32.66666667</text:p>
      <text:p text:style-name="P2">55.4166666667 , 45.3409090909 , 33</text:p>
      <text:p text:style-name="P2">55.4166666667 , 45.8446969697 , 33.33333333</text:p>
      <text:p text:style-name="P2">55.4166666667 , 46.3484848485 , 33.66666667</text:p>
      <text:p text:style-name="P2">55.4166666667 , 46.8522727273 , 34</text:p>
      <text:p text:style-name="P2">55.4166666667 , 47.3560606061 , 34.33333333</text:p>
      <text:p text:style-name="P2">55.4166666667 , 47.8598484848 , 34.66666667</text:p>
      <text:p text:style-name="P2">55.4166666667 , 48.3636363636 , 35</text:p>
      <text:p text:style-name="P2">55.4166666667 , 48.8674242424 , 35</text:p>
      <text:p text:style-name="P2">55.4166666667 , 49.3712121212 , 35</text:p>
      <text:p text:style-name="P2">55.4166666667 , 49.875 , 35</text:p>
      <text:p text:style-name="P2">55.4166666667 , 50.3787878788 , 35</text:p>
      <text:p text:style-name="P2">55.4166666667 , 50.8825757576 , 35</text:p>
      <text:p text:style-name="P2">55.4166666667 , 51.3863636364 , 35</text:p>
      <text:p text:style-name="P2">55.4166666667 , 51.8901515152 , 35</text:p>
      <text:p text:style-name="P2">55.4166666667 , 52.3939393939 , 35</text:p>
      <text:p text:style-name="P2">55.4166666667 , 52.8977272727 , 35</text:p>
      <text:p text:style-name="P2">55.4166666667 , 53.4015151515 , 35</text:p>
      <text:p text:style-name="P2">55.4166666667 , 53.9053030303 , 35</text:p>
      <text:p text:style-name="P2">55.4166666667 , 54.4090909091 , 35</text:p>
      <text:p text:style-name="P2">55.4166666667 , 54.9128787879 , 35</text:p>
      <text:p text:style-name="P2">55.4166666667 , 55.4166666667 , 35</text:p>
      <text:p text:style-name="P2">55.4166666667 , 55.9204545455 , 35</text:p>
      <text:p text:style-name="P2">55.4166666667 , 56.4242424242 , 35</text:p>
      <text:p text:style-name="P2">55.4166666667 , 56.928030303 , 35</text:p>
      <text:p text:style-name="P2">55.4166666667 , 57.4318181818 , 35</text:p>
      <text:p text:style-name="P2">55.4166666667 , 57.9356060606 , 35</text:p>
      <text:p text:style-name="P2">55.4166666667 , 58.4393939394 , 35</text:p>
      <text:p text:style-name="P2">55.4166666667 , 58.9431818182 , 35</text:p>
      <text:p text:style-name="P2">55.4166666667 , 59.446969697 , 35</text:p>
      <text:p text:style-name="P2">55.4166666667 , 59.9507575758 , 35</text:p>
      <text:p text:style-name="P2">55.4166666667 , 60.4545454545 , 35</text:p>
      <text:p text:style-name="P2">55.4166666667 , 60.9583333333 , 35</text:p>
      <text:p text:style-name="P2">55.4166666667 , 61.4621212121 , 35</text:p>
      <text:p text:style-name="P2">55.4166666667 , 61.9659090909 , 35</text:p>
      <text:p text:style-name="P2">55.4166666667 , 62.4696969697 , 35</text:p>
      <text:p text:style-name="P2">55.4166666667 , 62.9734848485 , 35</text:p>
      <text:p text:style-name="P2">55.4166666667 , 63.4772727273 , 35</text:p>
      <text:p text:style-name="P2">55.4166666667 , 63.9810606061 , 35</text:p>
      <text:p text:style-name="P2">55.4166666667 , 64.4848484848 , 35</text:p>
      <text:p text:style-name="P2">55.4166666667 , 64.9886363636 , 35</text:p>
      <text:p text:style-name="P2">55.4166666667 , 65.4924242424 , 35</text:p>
      <text:p text:style-name="P2">55.4166666667 , 65.9962121212 , 35</text:p>
      <text:p text:style-name="P2">55.4166666667 , 66.5 , 35</text:p>
      <text:p text:style-name="P2">55.9204545455 , 0.0 , 15</text:p>
      <text:p text:style-name="P2">55.9204545455 , 0.503787878788 , 15</text:p>
      <text:p text:style-name="P2">55.9204545455 , 1.00757575758 , 15</text:p>
      <text:p text:style-name="P2"><text:soft-page-break/>55.9204545455 , 1.51136363636 , 15</text:p>
      <text:p text:style-name="P2">55.9204545455 , 2.01515151515 , 15</text:p>
      <text:p text:style-name="P2">55.9204545455 , 2.51893939394 , 15</text:p>
      <text:p text:style-name="P2">55.9204545455 , 3.02272727273 , 15</text:p>
      <text:p text:style-name="P2">55.9204545455 , 3.52651515152 , 15</text:p>
      <text:p text:style-name="P2">55.9204545455 , 4.0303030303 , 15</text:p>
      <text:p text:style-name="P2">55.9204545455 , 4.53409090909 , 15</text:p>
      <text:p text:style-name="P2">55.9204545455 , 5.03787878788 , 15</text:p>
      <text:p text:style-name="P2">55.9204545455 , 5.54166666667 , 15</text:p>
      <text:p text:style-name="P2">55.9204545455 , 6.04545454545 , 15</text:p>
      <text:p text:style-name="P2">55.9204545455 , 6.54924242424 , 15</text:p>
      <text:p text:style-name="P2">55.9204545455 , 7.05303030303 , 15</text:p>
      <text:p text:style-name="P2">55.9204545455 , 7.55681818182 , 15</text:p>
      <text:p text:style-name="P2">55.9204545455 , 8.06060606061 , 15</text:p>
      <text:p text:style-name="P2">55.9204545455 , 8.56439393939 , 15</text:p>
      <text:p text:style-name="P2">55.9204545455 , 9.06818181818 , 15</text:p>
      <text:p text:style-name="P2">55.9204545455 , 9.57196969697 , 15</text:p>
      <text:p text:style-name="P2">55.9204545455 , 10.0757575758 , 15</text:p>
      <text:p text:style-name="P2">55.9204545455 , 10.5795454545 , 15</text:p>
      <text:p text:style-name="P2">55.9204545455 , 11.0833333333 , 15</text:p>
      <text:p text:style-name="P2">55.9204545455 , 11.5871212121 , 15</text:p>
      <text:p text:style-name="P2">55.9204545455 , 12.0909090909 , 15</text:p>
      <text:p text:style-name="P2">55.9204545455 , 12.5946969697 , 15</text:p>
      <text:p text:style-name="P2">55.9204545455 , 13.0984848485 , 15</text:p>
      <text:p text:style-name="P2">55.9204545455 , 13.6022727273 , 15</text:p>
      <text:p text:style-name="P2">55.9204545455 , 14.1060606061 , 15</text:p>
      <text:p text:style-name="P2">55.9204545455 , 14.6098484848 , 15</text:p>
      <text:p text:style-name="P2">55.9204545455 , 15.1136363636 , 15</text:p>
      <text:p text:style-name="P2">55.9204545455 , 15.6174242424 , 15</text:p>
      <text:p text:style-name="P2">55.9204545455 , 16.1212121212 , 15</text:p>
      <text:p text:style-name="P2">55.9204545455 , 16.625 , 15</text:p>
      <text:p text:style-name="P2">55.9204545455 , 17.1287878788 , 15</text:p>
      <text:p text:style-name="P2">55.9204545455 , 17.6325757576 , 15</text:p>
      <text:p text:style-name="P2">55.9204545455 , 18.1363636364 , 15</text:p>
      <text:p text:style-name="P2">55.9204545455 , 18.6401515152 , 15.33333333</text:p>
      <text:p text:style-name="P2">55.9204545455 , 19.1439393939 , 15.66666667</text:p>
      <text:p text:style-name="P2">55.9204545455 , 19.6477272727 , 16</text:p>
      <text:p text:style-name="P2">55.9204545455 , 20.1515151515 , 16.33333333</text:p>
      <text:p text:style-name="P2">55.9204545455 , 20.6553030303 , 16.66666667</text:p>
      <text:p text:style-name="P2">55.9204545455 , 21.1590909091 , 17</text:p>
      <text:p text:style-name="P2">55.9204545455 , 21.6628787879 , 17.33333333</text:p>
      <text:p text:style-name="P2">55.9204545455 , 22.1666666667 , 17.66666667</text:p>
      <text:p text:style-name="P2">55.9204545455 , 22.6704545455 , 18</text:p>
      <text:p text:style-name="P2">55.9204545455 , 23.1742424242 , 18.33333333</text:p>
      <text:p text:style-name="P2">55.9204545455 , 23.678030303 , 18.66666667</text:p>
      <text:p text:style-name="P2">55.9204545455 , 24.1818181818 , 19</text:p>
      <text:p text:style-name="P2">55.9204545455 , 24.6856060606 , 19.33333333</text:p>
      <text:p text:style-name="P2">55.9204545455 , 25.1893939394 , 19.66666667</text:p>
      <text:p text:style-name="P2">55.9204545455 , 25.6931818182 , 20</text:p>
      <text:p text:style-name="P2">55.9204545455 , 26.196969697 , 20.33333333</text:p>
      <text:p text:style-name="P2">55.9204545455 , 26.7007575758 , 20.66666667</text:p>
      <text:p text:style-name="P2">55.9204545455 , 27.2045454545 , 21</text:p>
      <text:p text:style-name="P2"><text:soft-page-break/>55.9204545455 , 27.7083333333 , 21.33333333</text:p>
      <text:p text:style-name="P2">55.9204545455 , 28.2121212121 , 21.66666667</text:p>
      <text:p text:style-name="P2">55.9204545455 , 28.7159090909 , 22</text:p>
      <text:p text:style-name="P2">55.9204545455 , 29.2196969697 , 22.33333333</text:p>
      <text:p text:style-name="P2">55.9204545455 , 29.7234848485 , 22.66666667</text:p>
      <text:p text:style-name="P2">55.9204545455 , 30.2272727273 , 23</text:p>
      <text:p text:style-name="P2">55.9204545455 , 30.7310606061 , 23.33333333</text:p>
      <text:p text:style-name="P2">55.9204545455 , 31.2348484848 , 23.66666667</text:p>
      <text:p text:style-name="P2">55.9204545455 , 31.7386363636 , 24</text:p>
      <text:p text:style-name="P2">55.9204545455 , 32.2424242424 , 24.33333333</text:p>
      <text:p text:style-name="P2">55.9204545455 , 32.7462121212 , 24.66666667</text:p>
      <text:p text:style-name="P2">55.9204545455 , 33.25 , 25</text:p>
      <text:p text:style-name="P2">55.9204545455 , 33.7537878788 , 25.33333333</text:p>
      <text:p text:style-name="P2">55.9204545455 , 34.2575757576 , 25.66666667</text:p>
      <text:p text:style-name="P2">55.9204545455 , 34.7613636364 , 26</text:p>
      <text:p text:style-name="P2">55.9204545455 , 35.2651515152 , 26.33333333</text:p>
      <text:p text:style-name="P2">55.9204545455 , 35.7689393939 , 26.66666667</text:p>
      <text:p text:style-name="P2">55.9204545455 , 36.2727272727 , 27</text:p>
      <text:p text:style-name="P2">55.9204545455 , 36.7765151515 , 27.33333333</text:p>
      <text:p text:style-name="P2">55.9204545455 , 37.2803030303 , 27.66666667</text:p>
      <text:p text:style-name="P2">55.9204545455 , 37.7840909091 , 28</text:p>
      <text:p text:style-name="P2">55.9204545455 , 38.2878787879 , 28.33333333</text:p>
      <text:p text:style-name="P2">55.9204545455 , 38.7916666667 , 28.66666667</text:p>
      <text:p text:style-name="P2">55.9204545455 , 39.2954545455 , 29</text:p>
      <text:p text:style-name="P2">55.9204545455 , 39.7992424242 , 29.33333333</text:p>
      <text:p text:style-name="P2">55.9204545455 , 40.303030303 , 29.66666667</text:p>
      <text:p text:style-name="P2">55.9204545455 , 40.8068181818 , 30</text:p>
      <text:p text:style-name="P2">55.9204545455 , 41.3106060606 , 30.33333333</text:p>
      <text:p text:style-name="P2">55.9204545455 , 41.8143939394 , 30.66666667</text:p>
      <text:p text:style-name="P2">55.9204545455 , 42.3181818182 , 31</text:p>
      <text:p text:style-name="P2">55.9204545455 , 42.821969697 , 31.33333333</text:p>
      <text:p text:style-name="P2">55.9204545455 , 43.3257575758 , 31.66666667</text:p>
      <text:p text:style-name="P2">55.9204545455 , 43.8295454545 , 32</text:p>
      <text:p text:style-name="P2">55.9204545455 , 44.3333333333 , 32.33333333</text:p>
      <text:p text:style-name="P2">55.9204545455 , 44.8371212121 , 32.66666667</text:p>
      <text:p text:style-name="P2">55.9204545455 , 45.3409090909 , 33</text:p>
      <text:p text:style-name="P2">55.9204545455 , 45.8446969697 , 33.33333333</text:p>
      <text:p text:style-name="P2">55.9204545455 , 46.3484848485 , 33.66666667</text:p>
      <text:p text:style-name="P2">55.9204545455 , 46.8522727273 , 34</text:p>
      <text:p text:style-name="P2">55.9204545455 , 47.3560606061 , 34.33333333</text:p>
      <text:p text:style-name="P2">55.9204545455 , 47.8598484848 , 34.66666667</text:p>
      <text:p text:style-name="P2">55.9204545455 , 48.3636363636 , 35</text:p>
      <text:p text:style-name="P2">55.9204545455 , 48.8674242424 , 35</text:p>
      <text:p text:style-name="P2">55.9204545455 , 49.3712121212 , 35</text:p>
      <text:p text:style-name="P2">55.9204545455 , 49.875 , 35</text:p>
      <text:p text:style-name="P2">55.9204545455 , 50.3787878788 , 35</text:p>
      <text:p text:style-name="P2">55.9204545455 , 50.8825757576 , 35</text:p>
      <text:p text:style-name="P2">55.9204545455 , 51.3863636364 , 35</text:p>
      <text:p text:style-name="P2">55.9204545455 , 51.8901515152 , 35</text:p>
      <text:p text:style-name="P2">55.9204545455 , 52.3939393939 , 35</text:p>
      <text:p text:style-name="P2">55.9204545455 , 52.8977272727 , 35</text:p>
      <text:p text:style-name="P2">55.9204545455 , 53.4015151515 , 35</text:p>
      <text:p text:style-name="P2"><text:soft-page-break/>55.9204545455 , 53.9053030303 , 35</text:p>
      <text:p text:style-name="P2">55.9204545455 , 54.4090909091 , 35</text:p>
      <text:p text:style-name="P2">55.9204545455 , 54.9128787879 , 35</text:p>
      <text:p text:style-name="P2">55.9204545455 , 55.4166666667 , 35</text:p>
      <text:p text:style-name="P2">55.9204545455 , 55.9204545455 , 35</text:p>
      <text:p text:style-name="P2">55.9204545455 , 56.4242424242 , 35</text:p>
      <text:p text:style-name="P2">55.9204545455 , 56.928030303 , 35</text:p>
      <text:p text:style-name="P2">55.9204545455 , 57.4318181818 , 35</text:p>
      <text:p text:style-name="P2">55.9204545455 , 57.9356060606 , 35</text:p>
      <text:p text:style-name="P2">55.9204545455 , 58.4393939394 , 35</text:p>
      <text:p text:style-name="P2">55.9204545455 , 58.9431818182 , 35</text:p>
      <text:p text:style-name="P2">55.9204545455 , 59.446969697 , 35</text:p>
      <text:p text:style-name="P2">55.9204545455 , 59.9507575758 , 35</text:p>
      <text:p text:style-name="P2">55.9204545455 , 60.4545454545 , 35</text:p>
      <text:p text:style-name="P2">55.9204545455 , 60.9583333333 , 35</text:p>
      <text:p text:style-name="P2">55.9204545455 , 61.4621212121 , 35</text:p>
      <text:p text:style-name="P2">55.9204545455 , 61.9659090909 , 35</text:p>
      <text:p text:style-name="P2">55.9204545455 , 62.4696969697 , 35</text:p>
      <text:p text:style-name="P2">55.9204545455 , 62.9734848485 , 35</text:p>
      <text:p text:style-name="P2">55.9204545455 , 63.4772727273 , 35</text:p>
      <text:p text:style-name="P2">55.9204545455 , 63.9810606061 , 35</text:p>
      <text:p text:style-name="P2">55.9204545455 , 64.4848484848 , 35</text:p>
      <text:p text:style-name="P2">55.9204545455 , 64.9886363636 , 35</text:p>
      <text:p text:style-name="P2">55.9204545455 , 65.4924242424 , 35</text:p>
      <text:p text:style-name="P2">55.9204545455 , 65.9962121212 , 35</text:p>
      <text:p text:style-name="P2">55.9204545455 , 66.5 , 35</text:p>
      <text:p text:style-name="P2">56.4242424242 , 0.0 , 15</text:p>
      <text:p text:style-name="P2">56.4242424242 , 0.503787878788 , 15</text:p>
      <text:p text:style-name="P2">56.4242424242 , 1.00757575758 , 15</text:p>
      <text:p text:style-name="P2">56.4242424242 , 1.51136363636 , 15</text:p>
      <text:p text:style-name="P2">56.4242424242 , 2.01515151515 , 15</text:p>
      <text:p text:style-name="P2">56.4242424242 , 2.51893939394 , 15</text:p>
      <text:p text:style-name="P2">56.4242424242 , 3.02272727273 , 15</text:p>
      <text:p text:style-name="P2">56.4242424242 , 3.52651515152 , 15</text:p>
      <text:p text:style-name="P2">56.4242424242 , 4.0303030303 , 15</text:p>
      <text:p text:style-name="P2">56.4242424242 , 4.53409090909 , 15</text:p>
      <text:p text:style-name="P2">56.4242424242 , 5.03787878788 , 15</text:p>
      <text:p text:style-name="P2">56.4242424242 , 5.54166666667 , 15</text:p>
      <text:p text:style-name="P2">56.4242424242 , 6.04545454545 , 15</text:p>
      <text:p text:style-name="P2">56.4242424242 , 6.54924242424 , 15</text:p>
      <text:p text:style-name="P2">56.4242424242 , 7.05303030303 , 15</text:p>
      <text:p text:style-name="P2">56.4242424242 , 7.55681818182 , 15</text:p>
      <text:p text:style-name="P2">56.4242424242 , 8.06060606061 , 15</text:p>
      <text:p text:style-name="P2">56.4242424242 , 8.56439393939 , 15</text:p>
      <text:p text:style-name="P2">56.4242424242 , 9.06818181818 , 15</text:p>
      <text:p text:style-name="P2">56.4242424242 , 9.57196969697 , 15</text:p>
      <text:p text:style-name="P2">56.4242424242 , 10.0757575758 , 15</text:p>
      <text:p text:style-name="P2">56.4242424242 , 10.5795454545 , 15</text:p>
      <text:p text:style-name="P2">56.4242424242 , 11.0833333333 , 15</text:p>
      <text:p text:style-name="P2">56.4242424242 , 11.5871212121 , 15</text:p>
      <text:p text:style-name="P2">56.4242424242 , 12.0909090909 , 15</text:p>
      <text:p text:style-name="P2">56.4242424242 , 12.5946969697 , 15</text:p>
      <text:p text:style-name="P2"><text:soft-page-break/>56.4242424242 , 13.0984848485 , 15</text:p>
      <text:p text:style-name="P2">56.4242424242 , 13.6022727273 , 15</text:p>
      <text:p text:style-name="P2">56.4242424242 , 14.1060606061 , 15</text:p>
      <text:p text:style-name="P2">56.4242424242 , 14.6098484848 , 15</text:p>
      <text:p text:style-name="P2">56.4242424242 , 15.1136363636 , 15</text:p>
      <text:p text:style-name="P2">56.4242424242 , 15.6174242424 , 15</text:p>
      <text:p text:style-name="P2">56.4242424242 , 16.1212121212 , 15</text:p>
      <text:p text:style-name="P2">56.4242424242 , 16.625 , 15</text:p>
      <text:p text:style-name="P2">56.4242424242 , 17.1287878788 , 15</text:p>
      <text:p text:style-name="P2">56.4242424242 , 17.6325757576 , 15</text:p>
      <text:p text:style-name="P2">56.4242424242 , 18.1363636364 , 15</text:p>
      <text:p text:style-name="P2">56.4242424242 , 18.6401515152 , 15.33333333</text:p>
      <text:p text:style-name="P2">56.4242424242 , 19.1439393939 , 15.66666667</text:p>
      <text:p text:style-name="P2">56.4242424242 , 19.6477272727 , 16</text:p>
      <text:p text:style-name="P2">56.4242424242 , 20.1515151515 , 16.33333333</text:p>
      <text:p text:style-name="P2">56.4242424242 , 20.6553030303 , 16.66666667</text:p>
      <text:p text:style-name="P2">56.4242424242 , 21.1590909091 , 17</text:p>
      <text:p text:style-name="P2">56.4242424242 , 21.6628787879 , 17.33333333</text:p>
      <text:p text:style-name="P2">56.4242424242 , 22.1666666667 , 17.66666667</text:p>
      <text:p text:style-name="P2">56.4242424242 , 22.6704545455 , 18</text:p>
      <text:p text:style-name="P2">56.4242424242 , 23.1742424242 , 18.33333333</text:p>
      <text:p text:style-name="P2">56.4242424242 , 23.678030303 , 18.66666667</text:p>
      <text:p text:style-name="P2">56.4242424242 , 24.1818181818 , 19</text:p>
      <text:p text:style-name="P2">56.4242424242 , 24.6856060606 , 19.33333333</text:p>
      <text:p text:style-name="P2">56.4242424242 , 25.1893939394 , 19.66666667</text:p>
      <text:p text:style-name="P2">56.4242424242 , 25.6931818182 , 20</text:p>
      <text:p text:style-name="P2">56.4242424242 , 26.196969697 , 20.33333333</text:p>
      <text:p text:style-name="P2">56.4242424242 , 26.7007575758 , 20.66666667</text:p>
      <text:p text:style-name="P2">56.4242424242 , 27.2045454545 , 21</text:p>
      <text:p text:style-name="P2">56.4242424242 , 27.7083333333 , 21.33333333</text:p>
      <text:p text:style-name="P2">56.4242424242 , 28.2121212121 , 21.66666667</text:p>
      <text:p text:style-name="P2">56.4242424242 , 28.7159090909 , 22</text:p>
      <text:p text:style-name="P2">56.4242424242 , 29.2196969697 , 22.33333333</text:p>
      <text:p text:style-name="P2">56.4242424242 , 29.7234848485 , 22.66666667</text:p>
      <text:p text:style-name="P2">56.4242424242 , 30.2272727273 , 23</text:p>
      <text:p text:style-name="P2">56.4242424242 , 30.7310606061 , 23.33333333</text:p>
      <text:p text:style-name="P2">56.4242424242 , 31.2348484848 , 23.66666667</text:p>
      <text:p text:style-name="P2">56.4242424242 , 31.7386363636 , 24</text:p>
      <text:p text:style-name="P2">56.4242424242 , 32.2424242424 , 24.33333333</text:p>
      <text:p text:style-name="P2">56.4242424242 , 32.7462121212 , 24.66666667</text:p>
      <text:p text:style-name="P2">56.4242424242 , 33.25 , 25</text:p>
      <text:p text:style-name="P2">56.4242424242 , 33.7537878788 , 25.33333333</text:p>
      <text:p text:style-name="P2">56.4242424242 , 34.2575757576 , 25.66666667</text:p>
      <text:p text:style-name="P2">56.4242424242 , 34.7613636364 , 26</text:p>
      <text:p text:style-name="P2">56.4242424242 , 35.2651515152 , 26.33333333</text:p>
      <text:p text:style-name="P2">56.4242424242 , 35.7689393939 , 26.66666667</text:p>
      <text:p text:style-name="P2">56.4242424242 , 36.2727272727 , 27</text:p>
      <text:p text:style-name="P2">56.4242424242 , 36.7765151515 , 27.33333333</text:p>
      <text:p text:style-name="P2">56.4242424242 , 37.2803030303 , 27.66666667</text:p>
      <text:p text:style-name="P2">56.4242424242 , 37.7840909091 , 28</text:p>
      <text:p text:style-name="P2">56.4242424242 , 38.2878787879 , 28.33333333</text:p>
      <text:p text:style-name="P2">56.4242424242 , 38.7916666667 , 28.66666667</text:p>
      <text:p text:style-name="P2"><text:soft-page-break/>56.4242424242 , 39.2954545455 , 29</text:p>
      <text:p text:style-name="P2">56.4242424242 , 39.7992424242 , 29.33333333</text:p>
      <text:p text:style-name="P2">56.4242424242 , 40.303030303 , 29.66666667</text:p>
      <text:p text:style-name="P2">56.4242424242 , 40.8068181818 , 30</text:p>
      <text:p text:style-name="P2">56.4242424242 , 41.3106060606 , 30.33333333</text:p>
      <text:p text:style-name="P2">56.4242424242 , 41.8143939394 , 30.66666667</text:p>
      <text:p text:style-name="P2">56.4242424242 , 42.3181818182 , 31</text:p>
      <text:p text:style-name="P2">56.4242424242 , 42.821969697 , 31.33333333</text:p>
      <text:p text:style-name="P2">56.4242424242 , 43.3257575758 , 31.66666667</text:p>
      <text:p text:style-name="P2">56.4242424242 , 43.8295454545 , 32</text:p>
      <text:p text:style-name="P2">56.4242424242 , 44.3333333333 , 32.33333333</text:p>
      <text:p text:style-name="P2">56.4242424242 , 44.8371212121 , 32.66666667</text:p>
      <text:p text:style-name="P2">56.4242424242 , 45.3409090909 , 33</text:p>
      <text:p text:style-name="P2">56.4242424242 , 45.8446969697 , 33.33333333</text:p>
      <text:p text:style-name="P2">56.4242424242 , 46.3484848485 , 33.66666667</text:p>
      <text:p text:style-name="P2">56.4242424242 , 46.8522727273 , 34</text:p>
      <text:p text:style-name="P2">56.4242424242 , 47.3560606061 , 34.33333333</text:p>
      <text:p text:style-name="P2">56.4242424242 , 47.8598484848 , 34.66666667</text:p>
      <text:p text:style-name="P2">56.4242424242 , 48.3636363636 , 35</text:p>
      <text:p text:style-name="P2">56.4242424242 , 48.8674242424 , 35</text:p>
      <text:p text:style-name="P2">56.4242424242 , 49.3712121212 , 35</text:p>
      <text:p text:style-name="P2">56.4242424242 , 49.875 , 35</text:p>
      <text:p text:style-name="P2">56.4242424242 , 50.3787878788 , 35</text:p>
      <text:p text:style-name="P2">56.4242424242 , 50.8825757576 , 35</text:p>
      <text:p text:style-name="P2">56.4242424242 , 51.3863636364 , 35</text:p>
      <text:p text:style-name="P2">56.4242424242 , 51.8901515152 , 35</text:p>
      <text:p text:style-name="P2">56.4242424242 , 52.3939393939 , 35</text:p>
      <text:p text:style-name="P2">56.4242424242 , 52.8977272727 , 35</text:p>
      <text:p text:style-name="P2">56.4242424242 , 53.4015151515 , 35</text:p>
      <text:p text:style-name="P2">56.4242424242 , 53.9053030303 , 35</text:p>
      <text:p text:style-name="P2">56.4242424242 , 54.4090909091 , 35</text:p>
      <text:p text:style-name="P2">56.4242424242 , 54.9128787879 , 35</text:p>
      <text:p text:style-name="P2">56.4242424242 , 55.4166666667 , 35</text:p>
      <text:p text:style-name="P2">56.4242424242 , 55.9204545455 , 35</text:p>
      <text:p text:style-name="P2">56.4242424242 , 56.4242424242 , 35</text:p>
      <text:p text:style-name="P2">56.4242424242 , 56.928030303 , 35</text:p>
      <text:p text:style-name="P2">56.4242424242 , 57.4318181818 , 35</text:p>
      <text:p text:style-name="P2">56.4242424242 , 57.9356060606 , 35</text:p>
      <text:p text:style-name="P2">56.4242424242 , 58.4393939394 , 35</text:p>
      <text:p text:style-name="P2">56.4242424242 , 58.9431818182 , 35</text:p>
      <text:p text:style-name="P2">56.4242424242 , 59.446969697 , 35</text:p>
      <text:p text:style-name="P2">56.4242424242 , 59.9507575758 , 35</text:p>
      <text:p text:style-name="P2">56.4242424242 , 60.4545454545 , 35</text:p>
      <text:p text:style-name="P2">56.4242424242 , 60.9583333333 , 35</text:p>
      <text:p text:style-name="P2">56.4242424242 , 61.4621212121 , 35</text:p>
      <text:p text:style-name="P2">56.4242424242 , 61.9659090909 , 35</text:p>
      <text:p text:style-name="P2">56.4242424242 , 62.4696969697 , 35</text:p>
      <text:p text:style-name="P2">56.4242424242 , 62.9734848485 , 35</text:p>
      <text:p text:style-name="P2">56.4242424242 , 63.4772727273 , 35</text:p>
      <text:p text:style-name="P2">56.4242424242 , 63.9810606061 , 35</text:p>
      <text:p text:style-name="P2">56.4242424242 , 64.4848484848 , 35</text:p>
      <text:p text:style-name="P2">56.4242424242 , 64.9886363636 , 35</text:p>
      <text:p text:style-name="P2"><text:soft-page-break/>56.4242424242 , 65.4924242424 , 35</text:p>
      <text:p text:style-name="P2">56.4242424242 , 65.9962121212 , 35</text:p>
      <text:p text:style-name="P2">56.4242424242 , 66.5 , 35</text:p>
      <text:p text:style-name="P2">56.928030303 , 0.0 , 15</text:p>
      <text:p text:style-name="P2">56.928030303 , 0.503787878788 , 15</text:p>
      <text:p text:style-name="P2">56.928030303 , 1.00757575758 , 15</text:p>
      <text:p text:style-name="P2">56.928030303 , 1.51136363636 , 15</text:p>
      <text:p text:style-name="P2">56.928030303 , 2.01515151515 , 15</text:p>
      <text:p text:style-name="P2">56.928030303 , 2.51893939394 , 15</text:p>
      <text:p text:style-name="P2">56.928030303 , 3.02272727273 , 15</text:p>
      <text:p text:style-name="P2">56.928030303 , 3.52651515152 , 15</text:p>
      <text:p text:style-name="P2">56.928030303 , 4.0303030303 , 15</text:p>
      <text:p text:style-name="P2">56.928030303 , 4.53409090909 , 15</text:p>
      <text:p text:style-name="P2">56.928030303 , 5.03787878788 , 15</text:p>
      <text:p text:style-name="P2">56.928030303 , 5.54166666667 , 15</text:p>
      <text:p text:style-name="P2">56.928030303 , 6.04545454545 , 15</text:p>
      <text:p text:style-name="P2">56.928030303 , 6.54924242424 , 15</text:p>
      <text:p text:style-name="P2">56.928030303 , 7.05303030303 , 15</text:p>
      <text:p text:style-name="P2">56.928030303 , 7.55681818182 , 15</text:p>
      <text:p text:style-name="P2">56.928030303 , 8.06060606061 , 15</text:p>
      <text:p text:style-name="P2">56.928030303 , 8.56439393939 , 15</text:p>
      <text:p text:style-name="P2">56.928030303 , 9.06818181818 , 15</text:p>
      <text:p text:style-name="P2">56.928030303 , 9.57196969697 , 15</text:p>
      <text:p text:style-name="P2">56.928030303 , 10.0757575758 , 15</text:p>
      <text:p text:style-name="P2">56.928030303 , 10.5795454545 , 15</text:p>
      <text:p text:style-name="P2">56.928030303 , 11.0833333333 , 15</text:p>
      <text:p text:style-name="P2">56.928030303 , 11.5871212121 , 15</text:p>
      <text:p text:style-name="P2">56.928030303 , 12.0909090909 , 15</text:p>
      <text:p text:style-name="P2">56.928030303 , 12.5946969697 , 15</text:p>
      <text:p text:style-name="P2">56.928030303 , 13.0984848485 , 15</text:p>
      <text:p text:style-name="P2">56.928030303 , 13.6022727273 , 15</text:p>
      <text:p text:style-name="P2">56.928030303 , 14.1060606061 , 15</text:p>
      <text:p text:style-name="P2">56.928030303 , 14.6098484848 , 15</text:p>
      <text:p text:style-name="P2">56.928030303 , 15.1136363636 , 15</text:p>
      <text:p text:style-name="P2">56.928030303 , 15.6174242424 , 15</text:p>
      <text:p text:style-name="P2">56.928030303 , 16.1212121212 , 15</text:p>
      <text:p text:style-name="P2">56.928030303 , 16.625 , 15</text:p>
      <text:p text:style-name="P2">56.928030303 , 17.1287878788 , 15</text:p>
      <text:p text:style-name="P2">56.928030303 , 17.6325757576 , 15</text:p>
      <text:p text:style-name="P2">56.928030303 , 18.1363636364 , 15</text:p>
      <text:p text:style-name="P2">56.928030303 , 18.6401515152 , 15.33333333</text:p>
      <text:p text:style-name="P2">56.928030303 , 19.1439393939 , 15.66666667</text:p>
      <text:p text:style-name="P2">56.928030303 , 19.6477272727 , 16</text:p>
      <text:p text:style-name="P2">56.928030303 , 20.1515151515 , 16.33333333</text:p>
      <text:p text:style-name="P2">56.928030303 , 20.6553030303 , 16.66666667</text:p>
      <text:p text:style-name="P2">56.928030303 , 21.1590909091 , 17</text:p>
      <text:p text:style-name="P2">56.928030303 , 21.6628787879 , 17.33333333</text:p>
      <text:p text:style-name="P2">56.928030303 , 22.1666666667 , 17.66666667</text:p>
      <text:p text:style-name="P2">56.928030303 , 22.6704545455 , 18</text:p>
      <text:p text:style-name="P2">56.928030303 , 23.1742424242 , 18.33333333</text:p>
      <text:p text:style-name="P2">56.928030303 , 23.678030303 , 18.66666667</text:p>
      <text:p text:style-name="P2">56.928030303 , 24.1818181818 , 19</text:p>
      <text:p text:style-name="P2"><text:soft-page-break/>56.928030303 , 24.6856060606 , 19.33333333</text:p>
      <text:p text:style-name="P2">56.928030303 , 25.1893939394 , 19.66666667</text:p>
      <text:p text:style-name="P2">56.928030303 , 25.6931818182 , 20</text:p>
      <text:p text:style-name="P2">56.928030303 , 26.196969697 , 20.33333333</text:p>
      <text:p text:style-name="P2">56.928030303 , 26.7007575758 , 20.66666667</text:p>
      <text:p text:style-name="P2">56.928030303 , 27.2045454545 , 21</text:p>
      <text:p text:style-name="P2">56.928030303 , 27.7083333333 , 21.33333333</text:p>
      <text:p text:style-name="P2">56.928030303 , 28.2121212121 , 21.66666667</text:p>
      <text:p text:style-name="P2">56.928030303 , 28.7159090909 , 22</text:p>
      <text:p text:style-name="P2">56.928030303 , 29.2196969697 , 22.33333333</text:p>
      <text:p text:style-name="P2">56.928030303 , 29.7234848485 , 22.66666667</text:p>
      <text:p text:style-name="P2">56.928030303 , 30.2272727273 , 23</text:p>
      <text:p text:style-name="P2">56.928030303 , 30.7310606061 , 23.33333333</text:p>
      <text:p text:style-name="P2">56.928030303 , 31.2348484848 , 23.66666667</text:p>
      <text:p text:style-name="P2">56.928030303 , 31.7386363636 , 24</text:p>
      <text:p text:style-name="P2">56.928030303 , 32.2424242424 , 24.33333333</text:p>
      <text:p text:style-name="P2">56.928030303 , 32.7462121212 , 24.66666667</text:p>
      <text:p text:style-name="P2">56.928030303 , 33.25 , 25</text:p>
      <text:p text:style-name="P2">56.928030303 , 33.7537878788 , 25.33333333</text:p>
      <text:p text:style-name="P2">56.928030303 , 34.2575757576 , 25.66666667</text:p>
      <text:p text:style-name="P2">56.928030303 , 34.7613636364 , 26</text:p>
      <text:p text:style-name="P2">56.928030303 , 35.2651515152 , 26.33333333</text:p>
      <text:p text:style-name="P2">56.928030303 , 35.7689393939 , 26.66666667</text:p>
      <text:p text:style-name="P2">56.928030303 , 36.2727272727 , 27</text:p>
      <text:p text:style-name="P2">56.928030303 , 36.7765151515 , 27.33333333</text:p>
      <text:p text:style-name="P2">56.928030303 , 37.2803030303 , 27.66666667</text:p>
      <text:p text:style-name="P2">56.928030303 , 37.7840909091 , 28</text:p>
      <text:p text:style-name="P2">56.928030303 , 38.2878787879 , 28.33333333</text:p>
      <text:p text:style-name="P2">56.928030303 , 38.7916666667 , 28.66666667</text:p>
      <text:p text:style-name="P2">56.928030303 , 39.2954545455 , 29</text:p>
      <text:p text:style-name="P2">56.928030303 , 39.7992424242 , 29.33333333</text:p>
      <text:p text:style-name="P2">56.928030303 , 40.303030303 , 29.66666667</text:p>
      <text:p text:style-name="P2">56.928030303 , 40.8068181818 , 30</text:p>
      <text:p text:style-name="P2">56.928030303 , 41.3106060606 , 30.33333333</text:p>
      <text:p text:style-name="P2">56.928030303 , 41.8143939394 , 30.66666667</text:p>
      <text:p text:style-name="P2">56.928030303 , 42.3181818182 , 31</text:p>
      <text:p text:style-name="P2">56.928030303 , 42.821969697 , 31.33333333</text:p>
      <text:p text:style-name="P2">56.928030303 , 43.3257575758 , 31.66666667</text:p>
      <text:p text:style-name="P2">56.928030303 , 43.8295454545 , 32</text:p>
      <text:p text:style-name="P2">56.928030303 , 44.3333333333 , 32.33333333</text:p>
      <text:p text:style-name="P2">56.928030303 , 44.8371212121 , 32.66666667</text:p>
      <text:p text:style-name="P2">56.928030303 , 45.3409090909 , 33</text:p>
      <text:p text:style-name="P2">56.928030303 , 45.8446969697 , 33.33333333</text:p>
      <text:p text:style-name="P2">56.928030303 , 46.3484848485 , 33.66666667</text:p>
      <text:p text:style-name="P2">56.928030303 , 46.8522727273 , 34</text:p>
      <text:p text:style-name="P2">56.928030303 , 47.3560606061 , 34.33333333</text:p>
      <text:p text:style-name="P2">56.928030303 , 47.8598484848 , 34.66666667</text:p>
      <text:p text:style-name="P2">56.928030303 , 48.3636363636 , 35</text:p>
      <text:p text:style-name="P2">56.928030303 , 48.8674242424 , 35</text:p>
      <text:p text:style-name="P2">56.928030303 , 49.3712121212 , 35</text:p>
      <text:p text:style-name="P2">56.928030303 , 49.875 , 35</text:p>
      <text:p text:style-name="P2">56.928030303 , 50.3787878788 , 35</text:p>
      <text:p text:style-name="P2"><text:soft-page-break/>56.928030303 , 50.8825757576 , 35</text:p>
      <text:p text:style-name="P2">56.928030303 , 51.3863636364 , 35</text:p>
      <text:p text:style-name="P2">56.928030303 , 51.8901515152 , 35</text:p>
      <text:p text:style-name="P2">56.928030303 , 52.3939393939 , 35</text:p>
      <text:p text:style-name="P2">56.928030303 , 52.8977272727 , 35</text:p>
      <text:p text:style-name="P2">56.928030303 , 53.4015151515 , 35</text:p>
      <text:p text:style-name="P2">56.928030303 , 53.9053030303 , 35</text:p>
      <text:p text:style-name="P2">56.928030303 , 54.4090909091 , 35</text:p>
      <text:p text:style-name="P2">56.928030303 , 54.9128787879 , 35</text:p>
      <text:p text:style-name="P2">56.928030303 , 55.4166666667 , 35</text:p>
      <text:p text:style-name="P2">56.928030303 , 55.9204545455 , 35</text:p>
      <text:p text:style-name="P2">56.928030303 , 56.4242424242 , 35</text:p>
      <text:p text:style-name="P2">56.928030303 , 56.928030303 , 35</text:p>
      <text:p text:style-name="P2">56.928030303 , 57.4318181818 , 35</text:p>
      <text:p text:style-name="P2">56.928030303 , 57.9356060606 , 35</text:p>
      <text:p text:style-name="P2">56.928030303 , 58.4393939394 , 35</text:p>
      <text:p text:style-name="P2">56.928030303 , 58.9431818182 , 35</text:p>
      <text:p text:style-name="P2">56.928030303 , 59.446969697 , 35</text:p>
      <text:p text:style-name="P2">56.928030303 , 59.9507575758 , 35</text:p>
      <text:p text:style-name="P2">56.928030303 , 60.4545454545 , 35</text:p>
      <text:p text:style-name="P2">56.928030303 , 60.9583333333 , 35</text:p>
      <text:p text:style-name="P2">56.928030303 , 61.4621212121 , 35</text:p>
      <text:p text:style-name="P2">56.928030303 , 61.9659090909 , 35</text:p>
      <text:p text:style-name="P2">56.928030303 , 62.4696969697 , 35</text:p>
      <text:p text:style-name="P2">56.928030303 , 62.9734848485 , 35</text:p>
      <text:p text:style-name="P2">56.928030303 , 63.4772727273 , 35</text:p>
      <text:p text:style-name="P2">56.928030303 , 63.9810606061 , 35</text:p>
      <text:p text:style-name="P2">56.928030303 , 64.4848484848 , 35</text:p>
      <text:p text:style-name="P2">56.928030303 , 64.9886363636 , 35</text:p>
      <text:p text:style-name="P2">56.928030303 , 65.4924242424 , 35</text:p>
      <text:p text:style-name="P2">56.928030303 , 65.9962121212 , 35</text:p>
      <text:p text:style-name="P2">56.928030303 , 66.5 , 35</text:p>
      <text:p text:style-name="P2">57.4318181818 , 0.0 , 15</text:p>
      <text:p text:style-name="P2">57.4318181818 , 0.503787878788 , 15</text:p>
      <text:p text:style-name="P2">57.4318181818 , 1.00757575758 , 15</text:p>
      <text:p text:style-name="P2">57.4318181818 , 1.51136363636 , 15</text:p>
      <text:p text:style-name="P2">57.4318181818 , 2.01515151515 , 15</text:p>
      <text:p text:style-name="P2">57.4318181818 , 2.51893939394 , 15</text:p>
      <text:p text:style-name="P2">57.4318181818 , 3.02272727273 , 15</text:p>
      <text:p text:style-name="P2">57.4318181818 , 3.52651515152 , 15</text:p>
      <text:p text:style-name="P2">57.4318181818 , 4.0303030303 , 15</text:p>
      <text:p text:style-name="P2">57.4318181818 , 4.53409090909 , 15</text:p>
      <text:p text:style-name="P2">57.4318181818 , 5.03787878788 , 15</text:p>
      <text:p text:style-name="P2">57.4318181818 , 5.54166666667 , 15</text:p>
      <text:p text:style-name="P2">57.4318181818 , 6.04545454545 , 15</text:p>
      <text:p text:style-name="P2">57.4318181818 , 6.54924242424 , 15</text:p>
      <text:p text:style-name="P2">57.4318181818 , 7.05303030303 , 15</text:p>
      <text:p text:style-name="P2">57.4318181818 , 7.55681818182 , 15</text:p>
      <text:p text:style-name="P2">57.4318181818 , 8.06060606061 , 15</text:p>
      <text:p text:style-name="P2">57.4318181818 , 8.56439393939 , 15</text:p>
      <text:p text:style-name="P2">57.4318181818 , 9.06818181818 , 15</text:p>
      <text:p text:style-name="P2">57.4318181818 , 9.57196969697 , 15</text:p>
      <text:p text:style-name="P2"><text:soft-page-break/>57.4318181818 , 10.0757575758 , 15</text:p>
      <text:p text:style-name="P2">57.4318181818 , 10.5795454545 , 15</text:p>
      <text:p text:style-name="P2">57.4318181818 , 11.0833333333 , 15</text:p>
      <text:p text:style-name="P2">57.4318181818 , 11.5871212121 , 15</text:p>
      <text:p text:style-name="P2">57.4318181818 , 12.0909090909 , 15</text:p>
      <text:p text:style-name="P2">57.4318181818 , 12.5946969697 , 15</text:p>
      <text:p text:style-name="P2">57.4318181818 , 13.0984848485 , 15</text:p>
      <text:p text:style-name="P2">57.4318181818 , 13.6022727273 , 15</text:p>
      <text:p text:style-name="P2">57.4318181818 , 14.1060606061 , 15</text:p>
      <text:p text:style-name="P2">57.4318181818 , 14.6098484848 , 15</text:p>
      <text:p text:style-name="P2">57.4318181818 , 15.1136363636 , 15</text:p>
      <text:p text:style-name="P2">57.4318181818 , 15.6174242424 , 15</text:p>
      <text:p text:style-name="P2">57.4318181818 , 16.1212121212 , 15</text:p>
      <text:p text:style-name="P2">57.4318181818 , 16.625 , 15</text:p>
      <text:p text:style-name="P2">57.4318181818 , 17.1287878788 , 15</text:p>
      <text:p text:style-name="P2">57.4318181818 , 17.6325757576 , 15</text:p>
      <text:p text:style-name="P2">57.4318181818 , 18.1363636364 , 15</text:p>
      <text:p text:style-name="P2">57.4318181818 , 18.6401515152 , 15.33333333</text:p>
      <text:p text:style-name="P2">57.4318181818 , 19.1439393939 , 15.66666667</text:p>
      <text:p text:style-name="P2">57.4318181818 , 19.6477272727 , 16</text:p>
      <text:p text:style-name="P2">57.4318181818 , 20.1515151515 , 16.33333333</text:p>
      <text:p text:style-name="P2">57.4318181818 , 20.6553030303 , 16.66666667</text:p>
      <text:p text:style-name="P2">57.4318181818 , 21.1590909091 , 17</text:p>
      <text:p text:style-name="P2">57.4318181818 , 21.6628787879 , 17.33333333</text:p>
      <text:p text:style-name="P2">57.4318181818 , 22.1666666667 , 17.66666667</text:p>
      <text:p text:style-name="P2">57.4318181818 , 22.6704545455 , 18</text:p>
      <text:p text:style-name="P2">57.4318181818 , 23.1742424242 , 18.33333333</text:p>
      <text:p text:style-name="P2">57.4318181818 , 23.678030303 , 18.66666667</text:p>
      <text:p text:style-name="P2">57.4318181818 , 24.1818181818 , 19</text:p>
      <text:p text:style-name="P2">57.4318181818 , 24.6856060606 , 19.33333333</text:p>
      <text:p text:style-name="P2">57.4318181818 , 25.1893939394 , 19.66666667</text:p>
      <text:p text:style-name="P2">57.4318181818 , 25.6931818182 , 20</text:p>
      <text:p text:style-name="P2">57.4318181818 , 26.196969697 , 20.33333333</text:p>
      <text:p text:style-name="P2">57.4318181818 , 26.7007575758 , 20.66666667</text:p>
      <text:p text:style-name="P2">57.4318181818 , 27.2045454545 , 21</text:p>
      <text:p text:style-name="P2">57.4318181818 , 27.7083333333 , 21.33333333</text:p>
      <text:p text:style-name="P2">57.4318181818 , 28.2121212121 , 21.66666667</text:p>
      <text:p text:style-name="P2">57.4318181818 , 28.7159090909 , 22</text:p>
      <text:p text:style-name="P2">57.4318181818 , 29.2196969697 , 22.33333333</text:p>
      <text:p text:style-name="P2">57.4318181818 , 29.7234848485 , 22.66666667</text:p>
      <text:p text:style-name="P2">57.4318181818 , 30.2272727273 , 23</text:p>
      <text:p text:style-name="P2">57.4318181818 , 30.7310606061 , 23.33333333</text:p>
      <text:p text:style-name="P2">57.4318181818 , 31.2348484848 , 23.66666667</text:p>
      <text:p text:style-name="P2">57.4318181818 , 31.7386363636 , 24</text:p>
      <text:p text:style-name="P2">57.4318181818 , 32.2424242424 , 24.33333333</text:p>
      <text:p text:style-name="P2">57.4318181818 , 32.7462121212 , 24.66666667</text:p>
      <text:p text:style-name="P2">57.4318181818 , 33.25 , 25</text:p>
      <text:p text:style-name="P2">57.4318181818 , 33.7537878788 , 25.33333333</text:p>
      <text:p text:style-name="P2">57.4318181818 , 34.2575757576 , 25.66666667</text:p>
      <text:p text:style-name="P2">57.4318181818 , 34.7613636364 , 26</text:p>
      <text:p text:style-name="P2">57.4318181818 , 35.2651515152 , 26.33333333</text:p>
      <text:p text:style-name="P2">57.4318181818 , 35.7689393939 , 26.66666667</text:p>
      <text:p text:style-name="P2"><text:soft-page-break/>57.4318181818 , 36.2727272727 , 27</text:p>
      <text:p text:style-name="P2">57.4318181818 , 36.7765151515 , 27.33333333</text:p>
      <text:p text:style-name="P2">57.4318181818 , 37.2803030303 , 27.66666667</text:p>
      <text:p text:style-name="P2">57.4318181818 , 37.7840909091 , 28</text:p>
      <text:p text:style-name="P2">57.4318181818 , 38.2878787879 , 28.33333333</text:p>
      <text:p text:style-name="P2">57.4318181818 , 38.7916666667 , 28.66666667</text:p>
      <text:p text:style-name="P2">57.4318181818 , 39.2954545455 , 29</text:p>
      <text:p text:style-name="P2">57.4318181818 , 39.7992424242 , 29.33333333</text:p>
      <text:p text:style-name="P2">57.4318181818 , 40.303030303 , 29.66666667</text:p>
      <text:p text:style-name="P2">57.4318181818 , 40.8068181818 , 30</text:p>
      <text:p text:style-name="P2">57.4318181818 , 41.3106060606 , 30.33333333</text:p>
      <text:p text:style-name="P2">57.4318181818 , 41.8143939394 , 30.66666667</text:p>
      <text:p text:style-name="P2">57.4318181818 , 42.3181818182 , 31</text:p>
      <text:p text:style-name="P2">57.4318181818 , 42.821969697 , 31.33333333</text:p>
      <text:p text:style-name="P2">57.4318181818 , 43.3257575758 , 31.66666667</text:p>
      <text:p text:style-name="P2">57.4318181818 , 43.8295454545 , 32</text:p>
      <text:p text:style-name="P2">57.4318181818 , 44.3333333333 , 32.33333333</text:p>
      <text:p text:style-name="P2">57.4318181818 , 44.8371212121 , 32.66666667</text:p>
      <text:p text:style-name="P2">57.4318181818 , 45.3409090909 , 33</text:p>
      <text:p text:style-name="P2">57.4318181818 , 45.8446969697 , 33.33333333</text:p>
      <text:p text:style-name="P2">57.4318181818 , 46.3484848485 , 33.66666667</text:p>
      <text:p text:style-name="P2">57.4318181818 , 46.8522727273 , 34</text:p>
      <text:p text:style-name="P2">57.4318181818 , 47.3560606061 , 34.33333333</text:p>
      <text:p text:style-name="P2">57.4318181818 , 47.8598484848 , 34.66666667</text:p>
      <text:p text:style-name="P2">57.4318181818 , 48.3636363636 , 35</text:p>
      <text:p text:style-name="P2">57.4318181818 , 48.8674242424 , 35</text:p>
      <text:p text:style-name="P2">57.4318181818 , 49.3712121212 , 35</text:p>
      <text:p text:style-name="P2">57.4318181818 , 49.875 , 35</text:p>
      <text:p text:style-name="P2">57.4318181818 , 50.3787878788 , 35</text:p>
      <text:p text:style-name="P2">57.4318181818 , 50.8825757576 , 35</text:p>
      <text:p text:style-name="P2">57.4318181818 , 51.3863636364 , 35</text:p>
      <text:p text:style-name="P2">57.4318181818 , 51.8901515152 , 35</text:p>
      <text:p text:style-name="P2">57.4318181818 , 52.3939393939 , 35</text:p>
      <text:p text:style-name="P2">57.4318181818 , 52.8977272727 , 35</text:p>
      <text:p text:style-name="P2">57.4318181818 , 53.4015151515 , 35</text:p>
      <text:p text:style-name="P2">57.4318181818 , 53.9053030303 , 35</text:p>
      <text:p text:style-name="P2">57.4318181818 , 54.4090909091 , 35</text:p>
      <text:p text:style-name="P2">57.4318181818 , 54.9128787879 , 35</text:p>
      <text:p text:style-name="P2">57.4318181818 , 55.4166666667 , 35</text:p>
      <text:p text:style-name="P2">57.4318181818 , 55.9204545455 , 35</text:p>
      <text:p text:style-name="P2">57.4318181818 , 56.4242424242 , 35</text:p>
      <text:p text:style-name="P2">57.4318181818 , 56.928030303 , 35</text:p>
      <text:p text:style-name="P2">57.4318181818 , 57.4318181818 , 35</text:p>
      <text:p text:style-name="P2">57.4318181818 , 57.9356060606 , 35</text:p>
      <text:p text:style-name="P2">57.4318181818 , 58.4393939394 , 35</text:p>
      <text:p text:style-name="P2">57.4318181818 , 58.9431818182 , 35</text:p>
      <text:p text:style-name="P2">57.4318181818 , 59.446969697 , 35</text:p>
      <text:p text:style-name="P2">57.4318181818 , 59.9507575758 , 35</text:p>
      <text:p text:style-name="P2">57.4318181818 , 60.4545454545 , 35</text:p>
      <text:p text:style-name="P2">57.4318181818 , 60.9583333333 , 35</text:p>
      <text:p text:style-name="P2">57.4318181818 , 61.4621212121 , 35</text:p>
      <text:p text:style-name="P2">57.4318181818 , 61.9659090909 , 35</text:p>
      <text:p text:style-name="P2"><text:soft-page-break/>57.4318181818 , 62.4696969697 , 35</text:p>
      <text:p text:style-name="P2">57.4318181818 , 62.9734848485 , 35</text:p>
      <text:p text:style-name="P2">57.4318181818 , 63.4772727273 , 35</text:p>
      <text:p text:style-name="P2">57.4318181818 , 63.9810606061 , 35</text:p>
      <text:p text:style-name="P2">57.4318181818 , 64.4848484848 , 35</text:p>
      <text:p text:style-name="P2">57.4318181818 , 64.9886363636 , 35</text:p>
      <text:p text:style-name="P2">57.4318181818 , 65.4924242424 , 35</text:p>
      <text:p text:style-name="P2">57.4318181818 , 65.9962121212 , 35</text:p>
      <text:p text:style-name="P2">57.4318181818 , 66.5 , 35</text:p>
      <text:p text:style-name="P2">57.9356060606 , 0.0 , 15</text:p>
      <text:p text:style-name="P2">57.9356060606 , 0.503787878788 , 15</text:p>
      <text:p text:style-name="P2">57.9356060606 , 1.00757575758 , 15</text:p>
      <text:p text:style-name="P2">57.9356060606 , 1.51136363636 , 15</text:p>
      <text:p text:style-name="P2">57.9356060606 , 2.01515151515 , 15</text:p>
      <text:p text:style-name="P2">57.9356060606 , 2.51893939394 , 15</text:p>
      <text:p text:style-name="P2">57.9356060606 , 3.02272727273 , 15</text:p>
      <text:p text:style-name="P2">57.9356060606 , 3.52651515152 , 15</text:p>
      <text:p text:style-name="P2">57.9356060606 , 4.0303030303 , 15</text:p>
      <text:p text:style-name="P2">57.9356060606 , 4.53409090909 , 15</text:p>
      <text:p text:style-name="P2">57.9356060606 , 5.03787878788 , 15</text:p>
      <text:p text:style-name="P2">57.9356060606 , 5.54166666667 , 15</text:p>
      <text:p text:style-name="P2">57.9356060606 , 6.04545454545 , 15</text:p>
      <text:p text:style-name="P2">57.9356060606 , 6.54924242424 , 15</text:p>
      <text:p text:style-name="P2">57.9356060606 , 7.05303030303 , 15</text:p>
      <text:p text:style-name="P2">57.9356060606 , 7.55681818182 , 15</text:p>
      <text:p text:style-name="P2">57.9356060606 , 8.06060606061 , 15</text:p>
      <text:p text:style-name="P2">57.9356060606 , 8.56439393939 , 15</text:p>
      <text:p text:style-name="P2">57.9356060606 , 9.06818181818 , 15</text:p>
      <text:p text:style-name="P2">57.9356060606 , 9.57196969697 , 15</text:p>
      <text:p text:style-name="P2">57.9356060606 , 10.0757575758 , 15</text:p>
      <text:p text:style-name="P2">57.9356060606 , 10.5795454545 , 15</text:p>
      <text:p text:style-name="P2">57.9356060606 , 11.0833333333 , 15</text:p>
      <text:p text:style-name="P2">57.9356060606 , 11.5871212121 , 15</text:p>
      <text:p text:style-name="P2">57.9356060606 , 12.0909090909 , 15</text:p>
      <text:p text:style-name="P2">57.9356060606 , 12.5946969697 , 15</text:p>
      <text:p text:style-name="P2">57.9356060606 , 13.0984848485 , 15</text:p>
      <text:p text:style-name="P2">57.9356060606 , 13.6022727273 , 15</text:p>
      <text:p text:style-name="P2">57.9356060606 , 14.1060606061 , 15</text:p>
      <text:p text:style-name="P2">57.9356060606 , 14.6098484848 , 15</text:p>
      <text:p text:style-name="P2">57.9356060606 , 15.1136363636 , 15</text:p>
      <text:p text:style-name="P2">57.9356060606 , 15.6174242424 , 15</text:p>
      <text:p text:style-name="P2">57.9356060606 , 16.1212121212 , 15</text:p>
      <text:p text:style-name="P2">57.9356060606 , 16.625 , 15</text:p>
      <text:p text:style-name="P2">57.9356060606 , 17.1287878788 , 15</text:p>
      <text:p text:style-name="P2">57.9356060606 , 17.6325757576 , 15</text:p>
      <text:p text:style-name="P2">57.9356060606 , 18.1363636364 , 15</text:p>
      <text:p text:style-name="P2">57.9356060606 , 18.6401515152 , 15.33333333</text:p>
      <text:p text:style-name="P2">57.9356060606 , 19.1439393939 , 15.66666667</text:p>
      <text:p text:style-name="P2">57.9356060606 , 19.6477272727 , 16</text:p>
      <text:p text:style-name="P2">57.9356060606 , 20.1515151515 , 16.33333333</text:p>
      <text:p text:style-name="P2">57.9356060606 , 20.6553030303 , 16.66666667</text:p>
      <text:p text:style-name="P2">57.9356060606 , 21.1590909091 , 17</text:p>
      <text:p text:style-name="P2"><text:soft-page-break/>57.9356060606 , 21.6628787879 , 17.33333333</text:p>
      <text:p text:style-name="P2">57.9356060606 , 22.1666666667 , 17.66666667</text:p>
      <text:p text:style-name="P2">57.9356060606 , 22.6704545455 , 18</text:p>
      <text:p text:style-name="P2">57.9356060606 , 23.1742424242 , 18.33333333</text:p>
      <text:p text:style-name="P2">57.9356060606 , 23.678030303 , 18.66666667</text:p>
      <text:p text:style-name="P2">57.9356060606 , 24.1818181818 , 19</text:p>
      <text:p text:style-name="P2">57.9356060606 , 24.6856060606 , 19.33333333</text:p>
      <text:p text:style-name="P2">57.9356060606 , 25.1893939394 , 19.66666667</text:p>
      <text:p text:style-name="P2">57.9356060606 , 25.6931818182 , 20</text:p>
      <text:p text:style-name="P2">57.9356060606 , 26.196969697 , 20.33333333</text:p>
      <text:p text:style-name="P2">57.9356060606 , 26.7007575758 , 20.66666667</text:p>
      <text:p text:style-name="P2">57.9356060606 , 27.2045454545 , 21</text:p>
      <text:p text:style-name="P2">57.9356060606 , 27.7083333333 , 21.33333333</text:p>
      <text:p text:style-name="P2">57.9356060606 , 28.2121212121 , 21.66666667</text:p>
      <text:p text:style-name="P2">57.9356060606 , 28.7159090909 , 22</text:p>
      <text:p text:style-name="P2">57.9356060606 , 29.2196969697 , 22.33333333</text:p>
      <text:p text:style-name="P2">57.9356060606 , 29.7234848485 , 22.66666667</text:p>
      <text:p text:style-name="P2">57.9356060606 , 30.2272727273 , 23</text:p>
      <text:p text:style-name="P2">57.9356060606 , 30.7310606061 , 23.33333333</text:p>
      <text:p text:style-name="P2">57.9356060606 , 31.2348484848 , 23.66666667</text:p>
      <text:p text:style-name="P2">57.9356060606 , 31.7386363636 , 24</text:p>
      <text:p text:style-name="P2">57.9356060606 , 32.2424242424 , 24.33333333</text:p>
      <text:p text:style-name="P2">57.9356060606 , 32.7462121212 , 24.66666667</text:p>
      <text:p text:style-name="P2">57.9356060606 , 33.25 , 25</text:p>
      <text:p text:style-name="P2">57.9356060606 , 33.7537878788 , 25.33333333</text:p>
      <text:p text:style-name="P2">57.9356060606 , 34.2575757576 , 25.66666667</text:p>
      <text:p text:style-name="P2">57.9356060606 , 34.7613636364 , 26</text:p>
      <text:p text:style-name="P2">57.9356060606 , 35.2651515152 , 26.33333333</text:p>
      <text:p text:style-name="P2">57.9356060606 , 35.7689393939 , 26.66666667</text:p>
      <text:p text:style-name="P2">57.9356060606 , 36.2727272727 , 27</text:p>
      <text:p text:style-name="P2">57.9356060606 , 36.7765151515 , 27.33333333</text:p>
      <text:p text:style-name="P2">57.9356060606 , 37.2803030303 , 27.66666667</text:p>
      <text:p text:style-name="P2">57.9356060606 , 37.7840909091 , 28</text:p>
      <text:p text:style-name="P2">57.9356060606 , 38.2878787879 , 28.33333333</text:p>
      <text:p text:style-name="P2">57.9356060606 , 38.7916666667 , 28.66666667</text:p>
      <text:p text:style-name="P2">57.9356060606 , 39.2954545455 , 29</text:p>
      <text:p text:style-name="P2">57.9356060606 , 39.7992424242 , 29.33333333</text:p>
      <text:p text:style-name="P2">57.9356060606 , 40.303030303 , 29.66666667</text:p>
      <text:p text:style-name="P2">57.9356060606 , 40.8068181818 , 30</text:p>
      <text:p text:style-name="P2">57.9356060606 , 41.3106060606 , 30.33333333</text:p>
      <text:p text:style-name="P2">57.9356060606 , 41.8143939394 , 30.66666667</text:p>
      <text:p text:style-name="P2">57.9356060606 , 42.3181818182 , 31</text:p>
      <text:p text:style-name="P2">57.9356060606 , 42.821969697 , 31.33333333</text:p>
      <text:p text:style-name="P2">57.9356060606 , 43.3257575758 , 31.66666667</text:p>
      <text:p text:style-name="P2">57.9356060606 , 43.8295454545 , 32</text:p>
      <text:p text:style-name="P2">57.9356060606 , 44.3333333333 , 32.33333333</text:p>
      <text:p text:style-name="P2">57.9356060606 , 44.8371212121 , 32.66666667</text:p>
      <text:p text:style-name="P2">57.9356060606 , 45.3409090909 , 33</text:p>
      <text:p text:style-name="P2">57.9356060606 , 45.8446969697 , 33.33333333</text:p>
      <text:p text:style-name="P2">57.9356060606 , 46.3484848485 , 33.66666667</text:p>
      <text:p text:style-name="P2">57.9356060606 , 46.8522727273 , 34</text:p>
      <text:p text:style-name="P2">57.9356060606 , 47.3560606061 , 34.33333333</text:p>
      <text:p text:style-name="P2"><text:soft-page-break/>57.9356060606 , 47.8598484848 , 34.66666667</text:p>
      <text:p text:style-name="P2">57.9356060606 , 48.3636363636 , 35</text:p>
      <text:p text:style-name="P2">57.9356060606 , 48.8674242424 , 35</text:p>
      <text:p text:style-name="P2">57.9356060606 , 49.3712121212 , 35</text:p>
      <text:p text:style-name="P2">57.9356060606 , 49.875 , 35</text:p>
      <text:p text:style-name="P2">57.9356060606 , 50.3787878788 , 35</text:p>
      <text:p text:style-name="P2">57.9356060606 , 50.8825757576 , 35</text:p>
      <text:p text:style-name="P2">57.9356060606 , 51.3863636364 , 35</text:p>
      <text:p text:style-name="P2">57.9356060606 , 51.8901515152 , 35</text:p>
      <text:p text:style-name="P2">57.9356060606 , 52.3939393939 , 35</text:p>
      <text:p text:style-name="P2">57.9356060606 , 52.8977272727 , 35</text:p>
      <text:p text:style-name="P2">57.9356060606 , 53.4015151515 , 35</text:p>
      <text:p text:style-name="P2">57.9356060606 , 53.9053030303 , 35</text:p>
      <text:p text:style-name="P2">57.9356060606 , 54.4090909091 , 35</text:p>
      <text:p text:style-name="P2">57.9356060606 , 54.9128787879 , 35</text:p>
      <text:p text:style-name="P2">57.9356060606 , 55.4166666667 , 35</text:p>
      <text:p text:style-name="P2">57.9356060606 , 55.9204545455 , 35</text:p>
      <text:p text:style-name="P2">57.9356060606 , 56.4242424242 , 35</text:p>
      <text:p text:style-name="P2">57.9356060606 , 56.928030303 , 35</text:p>
      <text:p text:style-name="P2">57.9356060606 , 57.4318181818 , 35</text:p>
      <text:p text:style-name="P2">57.9356060606 , 57.9356060606 , 35</text:p>
      <text:p text:style-name="P2">57.9356060606 , 58.4393939394 , 35</text:p>
      <text:p text:style-name="P2">57.9356060606 , 58.9431818182 , 35</text:p>
      <text:p text:style-name="P2">57.9356060606 , 59.446969697 , 35</text:p>
      <text:p text:style-name="P2">57.9356060606 , 59.9507575758 , 35</text:p>
      <text:p text:style-name="P2">57.9356060606 , 60.4545454545 , 35</text:p>
      <text:p text:style-name="P2">57.9356060606 , 60.9583333333 , 35</text:p>
      <text:p text:style-name="P2">57.9356060606 , 61.4621212121 , 35</text:p>
      <text:p text:style-name="P2">57.9356060606 , 61.9659090909 , 35</text:p>
      <text:p text:style-name="P2">57.9356060606 , 62.4696969697 , 35</text:p>
      <text:p text:style-name="P2">57.9356060606 , 62.9734848485 , 35</text:p>
      <text:p text:style-name="P2">57.9356060606 , 63.4772727273 , 35</text:p>
      <text:p text:style-name="P2">57.9356060606 , 63.9810606061 , 35</text:p>
      <text:p text:style-name="P2">57.9356060606 , 64.4848484848 , 35</text:p>
      <text:p text:style-name="P2">57.9356060606 , 64.9886363636 , 35</text:p>
      <text:p text:style-name="P2">57.9356060606 , 65.4924242424 , 35</text:p>
      <text:p text:style-name="P2">57.9356060606 , 65.9962121212 , 35</text:p>
      <text:p text:style-name="P2">57.9356060606 , 66.5 , 35</text:p>
      <text:p text:style-name="P2">58.4393939394 , 0.0 , 15</text:p>
      <text:p text:style-name="P2">58.4393939394 , 0.503787878788 , 15</text:p>
      <text:p text:style-name="P2">58.4393939394 , 1.00757575758 , 15</text:p>
      <text:p text:style-name="P2">58.4393939394 , 1.51136363636 , 15</text:p>
      <text:p text:style-name="P2">58.4393939394 , 2.01515151515 , 15</text:p>
      <text:p text:style-name="P2">58.4393939394 , 2.51893939394 , 15</text:p>
      <text:p text:style-name="P2">58.4393939394 , 3.02272727273 , 15</text:p>
      <text:p text:style-name="P2">58.4393939394 , 3.52651515152 , 15</text:p>
      <text:p text:style-name="P2">58.4393939394 , 4.0303030303 , 15</text:p>
      <text:p text:style-name="P2">58.4393939394 , 4.53409090909 , 15</text:p>
      <text:p text:style-name="P2">58.4393939394 , 5.03787878788 , 15</text:p>
      <text:p text:style-name="P2">58.4393939394 , 5.54166666667 , 15</text:p>
      <text:p text:style-name="P2">58.4393939394 , 6.04545454545 , 15</text:p>
      <text:p text:style-name="P2">58.4393939394 , 6.54924242424 , 15</text:p>
      <text:p text:style-name="P2"><text:soft-page-break/>58.4393939394 , 7.05303030303 , 15</text:p>
      <text:p text:style-name="P2">58.4393939394 , 7.55681818182 , 15</text:p>
      <text:p text:style-name="P2">58.4393939394 , 8.06060606061 , 15</text:p>
      <text:p text:style-name="P2">58.4393939394 , 8.56439393939 , 15</text:p>
      <text:p text:style-name="P2">58.4393939394 , 9.06818181818 , 15</text:p>
      <text:p text:style-name="P2">58.4393939394 , 9.57196969697 , 15</text:p>
      <text:p text:style-name="P2">58.4393939394 , 10.0757575758 , 15</text:p>
      <text:p text:style-name="P2">58.4393939394 , 10.5795454545 , 15</text:p>
      <text:p text:style-name="P2">58.4393939394 , 11.0833333333 , 15</text:p>
      <text:p text:style-name="P2">58.4393939394 , 11.5871212121 , 15</text:p>
      <text:p text:style-name="P2">58.4393939394 , 12.0909090909 , 15</text:p>
      <text:p text:style-name="P2">58.4393939394 , 12.5946969697 , 15</text:p>
      <text:p text:style-name="P2">58.4393939394 , 13.0984848485 , 15</text:p>
      <text:p text:style-name="P2">58.4393939394 , 13.6022727273 , 15</text:p>
      <text:p text:style-name="P2">58.4393939394 , 14.1060606061 , 15</text:p>
      <text:p text:style-name="P2">58.4393939394 , 14.6098484848 , 15</text:p>
      <text:p text:style-name="P2">58.4393939394 , 15.1136363636 , 15</text:p>
      <text:p text:style-name="P2">58.4393939394 , 15.6174242424 , 15</text:p>
      <text:p text:style-name="P2">58.4393939394 , 16.1212121212 , 15</text:p>
      <text:p text:style-name="P2">58.4393939394 , 16.625 , 15</text:p>
      <text:p text:style-name="P2">58.4393939394 , 17.1287878788 , 15</text:p>
      <text:p text:style-name="P2">58.4393939394 , 17.6325757576 , 15</text:p>
      <text:p text:style-name="P2">58.4393939394 , 18.1363636364 , 15</text:p>
      <text:p text:style-name="P2">58.4393939394 , 18.6401515152 , 15.33333333</text:p>
      <text:p text:style-name="P2">58.4393939394 , 19.1439393939 , 15.66666667</text:p>
      <text:p text:style-name="P2">58.4393939394 , 19.6477272727 , 16</text:p>
      <text:p text:style-name="P2">58.4393939394 , 20.1515151515 , 16.33333333</text:p>
      <text:p text:style-name="P2">58.4393939394 , 20.6553030303 , 16.66666667</text:p>
      <text:p text:style-name="P2">58.4393939394 , 21.1590909091 , 17</text:p>
      <text:p text:style-name="P2">58.4393939394 , 21.6628787879 , 17.33333333</text:p>
      <text:p text:style-name="P2">58.4393939394 , 22.1666666667 , 17.66666667</text:p>
      <text:p text:style-name="P2">58.4393939394 , 22.6704545455 , 18</text:p>
      <text:p text:style-name="P2">58.4393939394 , 23.1742424242 , 18.33333333</text:p>
      <text:p text:style-name="P2">58.4393939394 , 23.678030303 , 18.66666667</text:p>
      <text:p text:style-name="P2">58.4393939394 , 24.1818181818 , 19</text:p>
      <text:p text:style-name="P2">58.4393939394 , 24.6856060606 , 19.33333333</text:p>
      <text:p text:style-name="P2">58.4393939394 , 25.1893939394 , 19.66666667</text:p>
      <text:p text:style-name="P2">58.4393939394 , 25.6931818182 , 20</text:p>
      <text:p text:style-name="P2">58.4393939394 , 26.196969697 , 20.33333333</text:p>
      <text:p text:style-name="P2">58.4393939394 , 26.7007575758 , 20.66666667</text:p>
      <text:p text:style-name="P2">58.4393939394 , 27.2045454545 , 21</text:p>
      <text:p text:style-name="P2">58.4393939394 , 27.7083333333 , 21.33333333</text:p>
      <text:p text:style-name="P2">58.4393939394 , 28.2121212121 , 21.66666667</text:p>
      <text:p text:style-name="P2">58.4393939394 , 28.7159090909 , 22</text:p>
      <text:p text:style-name="P2">58.4393939394 , 29.2196969697 , 22.33333333</text:p>
      <text:p text:style-name="P2">58.4393939394 , 29.7234848485 , 22.66666667</text:p>
      <text:p text:style-name="P2">58.4393939394 , 30.2272727273 , 23</text:p>
      <text:p text:style-name="P2">58.4393939394 , 30.7310606061 , 23.33333333</text:p>
      <text:p text:style-name="P2">58.4393939394 , 31.2348484848 , 23.66666667</text:p>
      <text:p text:style-name="P2">58.4393939394 , 31.7386363636 , 24</text:p>
      <text:p text:style-name="P2">58.4393939394 , 32.2424242424 , 24.33333333</text:p>
      <text:p text:style-name="P2">58.4393939394 , 32.7462121212 , 24.66666667</text:p>
      <text:p text:style-name="P2"><text:soft-page-break/>58.4393939394 , 33.25 , 25</text:p>
      <text:p text:style-name="P2">58.4393939394 , 33.7537878788 , 25.33333333</text:p>
      <text:p text:style-name="P2">58.4393939394 , 34.2575757576 , 25.66666667</text:p>
      <text:p text:style-name="P2">58.4393939394 , 34.7613636364 , 26</text:p>
      <text:p text:style-name="P2">58.4393939394 , 35.2651515152 , 26.33333333</text:p>
      <text:p text:style-name="P2">58.4393939394 , 35.7689393939 , 26.66666667</text:p>
      <text:p text:style-name="P2">58.4393939394 , 36.2727272727 , 27</text:p>
      <text:p text:style-name="P2">58.4393939394 , 36.7765151515 , 27.33333333</text:p>
      <text:p text:style-name="P2">58.4393939394 , 37.2803030303 , 27.66666667</text:p>
      <text:p text:style-name="P2">58.4393939394 , 37.7840909091 , 28</text:p>
      <text:p text:style-name="P2">58.4393939394 , 38.2878787879 , 28.33333333</text:p>
      <text:p text:style-name="P2">58.4393939394 , 38.7916666667 , 28.66666667</text:p>
      <text:p text:style-name="P2">58.4393939394 , 39.2954545455 , 29</text:p>
      <text:p text:style-name="P2">58.4393939394 , 39.7992424242 , 29.33333333</text:p>
      <text:p text:style-name="P2">58.4393939394 , 40.303030303 , 29.66666667</text:p>
      <text:p text:style-name="P2">58.4393939394 , 40.8068181818 , 30</text:p>
      <text:p text:style-name="P2">58.4393939394 , 41.3106060606 , 30.33333333</text:p>
      <text:p text:style-name="P2">58.4393939394 , 41.8143939394 , 30.66666667</text:p>
      <text:p text:style-name="P2">58.4393939394 , 42.3181818182 , 31</text:p>
      <text:p text:style-name="P2">58.4393939394 , 42.821969697 , 31.33333333</text:p>
      <text:p text:style-name="P2">58.4393939394 , 43.3257575758 , 31.66666667</text:p>
      <text:p text:style-name="P2">58.4393939394 , 43.8295454545 , 32</text:p>
      <text:p text:style-name="P2">58.4393939394 , 44.3333333333 , 32.33333333</text:p>
      <text:p text:style-name="P2">58.4393939394 , 44.8371212121 , 32.66666667</text:p>
      <text:p text:style-name="P2">58.4393939394 , 45.3409090909 , 33</text:p>
      <text:p text:style-name="P2">58.4393939394 , 45.8446969697 , 33.33333333</text:p>
      <text:p text:style-name="P2">58.4393939394 , 46.3484848485 , 33.66666667</text:p>
      <text:p text:style-name="P2">58.4393939394 , 46.8522727273 , 34</text:p>
      <text:p text:style-name="P2">58.4393939394 , 47.3560606061 , 34.33333333</text:p>
      <text:p text:style-name="P2">58.4393939394 , 47.8598484848 , 34.66666667</text:p>
      <text:p text:style-name="P2">58.4393939394 , 48.3636363636 , 35</text:p>
      <text:p text:style-name="P2">58.4393939394 , 48.8674242424 , 35</text:p>
      <text:p text:style-name="P2">58.4393939394 , 49.3712121212 , 35</text:p>
      <text:p text:style-name="P2">58.4393939394 , 49.875 , 35</text:p>
      <text:p text:style-name="P2">58.4393939394 , 50.3787878788 , 35</text:p>
      <text:p text:style-name="P2">58.4393939394 , 50.8825757576 , 35</text:p>
      <text:p text:style-name="P2">58.4393939394 , 51.3863636364 , 35</text:p>
      <text:p text:style-name="P2">58.4393939394 , 51.8901515152 , 35</text:p>
      <text:p text:style-name="P2">58.4393939394 , 52.3939393939 , 35</text:p>
      <text:p text:style-name="P2">58.4393939394 , 52.8977272727 , 35</text:p>
      <text:p text:style-name="P2">58.4393939394 , 53.4015151515 , 35</text:p>
      <text:p text:style-name="P2">58.4393939394 , 53.9053030303 , 35</text:p>
      <text:p text:style-name="P2">58.4393939394 , 54.4090909091 , 35</text:p>
      <text:p text:style-name="P2">58.4393939394 , 54.9128787879 , 35</text:p>
      <text:p text:style-name="P2">58.4393939394 , 55.4166666667 , 35</text:p>
      <text:p text:style-name="P2">58.4393939394 , 55.9204545455 , 35</text:p>
      <text:p text:style-name="P2">58.4393939394 , 56.4242424242 , 35</text:p>
      <text:p text:style-name="P2">58.4393939394 , 56.928030303 , 35</text:p>
      <text:p text:style-name="P2">58.4393939394 , 57.4318181818 , 35</text:p>
      <text:p text:style-name="P2">58.4393939394 , 57.9356060606 , 35</text:p>
      <text:p text:style-name="P2">58.4393939394 , 58.4393939394 , 35</text:p>
      <text:p text:style-name="P2">58.4393939394 , 58.9431818182 , 35</text:p>
      <text:p text:style-name="P2"><text:soft-page-break/>58.4393939394 , 59.446969697 , 35</text:p>
      <text:p text:style-name="P2">58.4393939394 , 59.9507575758 , 35</text:p>
      <text:p text:style-name="P2">58.4393939394 , 60.4545454545 , 35</text:p>
      <text:p text:style-name="P2">58.4393939394 , 60.9583333333 , 35</text:p>
      <text:p text:style-name="P2">58.4393939394 , 61.4621212121 , 35</text:p>
      <text:p text:style-name="P2">58.4393939394 , 61.9659090909 , 35</text:p>
      <text:p text:style-name="P2">58.4393939394 , 62.4696969697 , 35</text:p>
      <text:p text:style-name="P2">58.4393939394 , 62.9734848485 , 35</text:p>
      <text:p text:style-name="P2">58.4393939394 , 63.4772727273 , 35</text:p>
      <text:p text:style-name="P2">58.4393939394 , 63.9810606061 , 35</text:p>
      <text:p text:style-name="P2">58.4393939394 , 64.4848484848 , 35</text:p>
      <text:p text:style-name="P2">58.4393939394 , 64.9886363636 , 35</text:p>
      <text:p text:style-name="P2">58.4393939394 , 65.4924242424 , 35</text:p>
      <text:p text:style-name="P2">58.4393939394 , 65.9962121212 , 35</text:p>
      <text:p text:style-name="P2">58.4393939394 , 66.5 , 35</text:p>
      <text:p text:style-name="P2">58.9431818182 , 0.0 , 15</text:p>
      <text:p text:style-name="P2">58.9431818182 , 0.503787878788 , 15</text:p>
      <text:p text:style-name="P2">58.9431818182 , 1.00757575758 , 15</text:p>
      <text:p text:style-name="P2">58.9431818182 , 1.51136363636 , 15</text:p>
      <text:p text:style-name="P2">58.9431818182 , 2.01515151515 , 15</text:p>
      <text:p text:style-name="P2">58.9431818182 , 2.51893939394 , 15</text:p>
      <text:p text:style-name="P2">58.9431818182 , 3.02272727273 , 15</text:p>
      <text:p text:style-name="P2">58.9431818182 , 3.52651515152 , 15</text:p>
      <text:p text:style-name="P2">58.9431818182 , 4.0303030303 , 15</text:p>
      <text:p text:style-name="P2">58.9431818182 , 4.53409090909 , 15</text:p>
      <text:p text:style-name="P2">58.9431818182 , 5.03787878788 , 15</text:p>
      <text:p text:style-name="P2">58.9431818182 , 5.54166666667 , 15</text:p>
      <text:p text:style-name="P2">58.9431818182 , 6.04545454545 , 15</text:p>
      <text:p text:style-name="P2">58.9431818182 , 6.54924242424 , 15</text:p>
      <text:p text:style-name="P2">58.9431818182 , 7.05303030303 , 15</text:p>
      <text:p text:style-name="P2">58.9431818182 , 7.55681818182 , 15</text:p>
      <text:p text:style-name="P2">58.9431818182 , 8.06060606061 , 15</text:p>
      <text:p text:style-name="P2">58.9431818182 , 8.56439393939 , 15</text:p>
      <text:p text:style-name="P2">58.9431818182 , 9.06818181818 , 15</text:p>
      <text:p text:style-name="P2">58.9431818182 , 9.57196969697 , 15</text:p>
      <text:p text:style-name="P2">58.9431818182 , 10.0757575758 , 15</text:p>
      <text:p text:style-name="P2">58.9431818182 , 10.5795454545 , 15</text:p>
      <text:p text:style-name="P2">58.9431818182 , 11.0833333333 , 15</text:p>
      <text:p text:style-name="P2">58.9431818182 , 11.5871212121 , 15</text:p>
      <text:p text:style-name="P2">58.9431818182 , 12.0909090909 , 15</text:p>
      <text:p text:style-name="P2">58.9431818182 , 12.5946969697 , 15</text:p>
      <text:p text:style-name="P2">58.9431818182 , 13.0984848485 , 15</text:p>
      <text:p text:style-name="P2">58.9431818182 , 13.6022727273 , 15</text:p>
      <text:p text:style-name="P2">58.9431818182 , 14.1060606061 , 15</text:p>
      <text:p text:style-name="P2">58.9431818182 , 14.6098484848 , 15</text:p>
      <text:p text:style-name="P2">58.9431818182 , 15.1136363636 , 15</text:p>
      <text:p text:style-name="P2">58.9431818182 , 15.6174242424 , 15</text:p>
      <text:p text:style-name="P2">58.9431818182 , 16.1212121212 , 15</text:p>
      <text:p text:style-name="P2">58.9431818182 , 16.625 , 15</text:p>
      <text:p text:style-name="P2">58.9431818182 , 17.1287878788 , 15</text:p>
      <text:p text:style-name="P2">58.9431818182 , 17.6325757576 , 15</text:p>
      <text:p text:style-name="P2">58.9431818182 , 18.1363636364 , 15</text:p>
      <text:p text:style-name="P2"><text:soft-page-break/>58.9431818182 , 18.6401515152 , 15.33333333</text:p>
      <text:p text:style-name="P2">58.9431818182 , 19.1439393939 , 15.66666667</text:p>
      <text:p text:style-name="P2">58.9431818182 , 19.6477272727 , 16</text:p>
      <text:p text:style-name="P2">58.9431818182 , 20.1515151515 , 16.33333333</text:p>
      <text:p text:style-name="P2">58.9431818182 , 20.6553030303 , 16.66666667</text:p>
      <text:p text:style-name="P2">58.9431818182 , 21.1590909091 , 17</text:p>
      <text:p text:style-name="P2">58.9431818182 , 21.6628787879 , 17.33333333</text:p>
      <text:p text:style-name="P2">58.9431818182 , 22.1666666667 , 17.66666667</text:p>
      <text:p text:style-name="P2">58.9431818182 , 22.6704545455 , 18</text:p>
      <text:p text:style-name="P2">58.9431818182 , 23.1742424242 , 18.33333333</text:p>
      <text:p text:style-name="P2">58.9431818182 , 23.678030303 , 18.66666667</text:p>
      <text:p text:style-name="P2">58.9431818182 , 24.1818181818 , 19</text:p>
      <text:p text:style-name="P2">58.9431818182 , 24.6856060606 , 19.33333333</text:p>
      <text:p text:style-name="P2">58.9431818182 , 25.1893939394 , 19.66666667</text:p>
      <text:p text:style-name="P2">58.9431818182 , 25.6931818182 , 20</text:p>
      <text:p text:style-name="P2">58.9431818182 , 26.196969697 , 20.33333333</text:p>
      <text:p text:style-name="P2">58.9431818182 , 26.7007575758 , 20.66666667</text:p>
      <text:p text:style-name="P2">58.9431818182 , 27.2045454545 , 21</text:p>
      <text:p text:style-name="P2">58.9431818182 , 27.7083333333 , 21.33333333</text:p>
      <text:p text:style-name="P2">58.9431818182 , 28.2121212121 , 21.66666667</text:p>
      <text:p text:style-name="P2">58.9431818182 , 28.7159090909 , 22</text:p>
      <text:p text:style-name="P2">58.9431818182 , 29.2196969697 , 22.33333333</text:p>
      <text:p text:style-name="P2">58.9431818182 , 29.7234848485 , 22.66666667</text:p>
      <text:p text:style-name="P2">58.9431818182 , 30.2272727273 , 23</text:p>
      <text:p text:style-name="P2">58.9431818182 , 30.7310606061 , 23.33333333</text:p>
      <text:p text:style-name="P2">58.9431818182 , 31.2348484848 , 23.66666667</text:p>
      <text:p text:style-name="P2">58.9431818182 , 31.7386363636 , 24</text:p>
      <text:p text:style-name="P2">58.9431818182 , 32.2424242424 , 24.33333333</text:p>
      <text:p text:style-name="P2">58.9431818182 , 32.7462121212 , 24.66666667</text:p>
      <text:p text:style-name="P2">58.9431818182 , 33.25 , 25</text:p>
      <text:p text:style-name="P2">58.9431818182 , 33.7537878788 , 25.33333333</text:p>
      <text:p text:style-name="P2">58.9431818182 , 34.2575757576 , 25.66666667</text:p>
      <text:p text:style-name="P2">58.9431818182 , 34.7613636364 , 26</text:p>
      <text:p text:style-name="P2">58.9431818182 , 35.2651515152 , 26.33333333</text:p>
      <text:p text:style-name="P2">58.9431818182 , 35.7689393939 , 26.66666667</text:p>
      <text:p text:style-name="P2">58.9431818182 , 36.2727272727 , 27</text:p>
      <text:p text:style-name="P2">58.9431818182 , 36.7765151515 , 27.33333333</text:p>
      <text:p text:style-name="P2">58.9431818182 , 37.2803030303 , 27.66666667</text:p>
      <text:p text:style-name="P2">58.9431818182 , 37.7840909091 , 28</text:p>
      <text:p text:style-name="P2">58.9431818182 , 38.2878787879 , 28.33333333</text:p>
      <text:p text:style-name="P2">58.9431818182 , 38.7916666667 , 28.66666667</text:p>
      <text:p text:style-name="P2">58.9431818182 , 39.2954545455 , 29</text:p>
      <text:p text:style-name="P2">58.9431818182 , 39.7992424242 , 29.33333333</text:p>
      <text:p text:style-name="P2">58.9431818182 , 40.303030303 , 29.66666667</text:p>
      <text:p text:style-name="P2">58.9431818182 , 40.8068181818 , 30</text:p>
      <text:p text:style-name="P2">58.9431818182 , 41.3106060606 , 30.33333333</text:p>
      <text:p text:style-name="P2">58.9431818182 , 41.8143939394 , 30.66666667</text:p>
      <text:p text:style-name="P2">58.9431818182 , 42.3181818182 , 31</text:p>
      <text:p text:style-name="P2">58.9431818182 , 42.821969697 , 31.33333333</text:p>
      <text:p text:style-name="P2">58.9431818182 , 43.3257575758 , 31.66666667</text:p>
      <text:p text:style-name="P2">58.9431818182 , 43.8295454545 , 32</text:p>
      <text:p text:style-name="P2">58.9431818182 , 44.3333333333 , 32.33333333</text:p>
      <text:p text:style-name="P2"><text:soft-page-break/>58.9431818182 , 44.8371212121 , 32.66666667</text:p>
      <text:p text:style-name="P2">58.9431818182 , 45.3409090909 , 33</text:p>
      <text:p text:style-name="P2">58.9431818182 , 45.8446969697 , 33.33333333</text:p>
      <text:p text:style-name="P2">58.9431818182 , 46.3484848485 , 33.66666667</text:p>
      <text:p text:style-name="P2">58.9431818182 , 46.8522727273 , 34</text:p>
      <text:p text:style-name="P2">58.9431818182 , 47.3560606061 , 34.33333333</text:p>
      <text:p text:style-name="P2">58.9431818182 , 47.8598484848 , 34.66666667</text:p>
      <text:p text:style-name="P2">58.9431818182 , 48.3636363636 , 35</text:p>
      <text:p text:style-name="P2">58.9431818182 , 48.8674242424 , 35</text:p>
      <text:p text:style-name="P2">58.9431818182 , 49.3712121212 , 35</text:p>
      <text:p text:style-name="P2">58.9431818182 , 49.875 , 35</text:p>
      <text:p text:style-name="P2">58.9431818182 , 50.3787878788 , 35</text:p>
      <text:p text:style-name="P2">58.9431818182 , 50.8825757576 , 35</text:p>
      <text:p text:style-name="P2">58.9431818182 , 51.3863636364 , 35</text:p>
      <text:p text:style-name="P2">58.9431818182 , 51.8901515152 , 35</text:p>
      <text:p text:style-name="P2">58.9431818182 , 52.3939393939 , 35</text:p>
      <text:p text:style-name="P2">58.9431818182 , 52.8977272727 , 35</text:p>
      <text:p text:style-name="P2">58.9431818182 , 53.4015151515 , 35</text:p>
      <text:p text:style-name="P2">58.9431818182 , 53.9053030303 , 35</text:p>
      <text:p text:style-name="P2">58.9431818182 , 54.4090909091 , 35</text:p>
      <text:p text:style-name="P2">58.9431818182 , 54.9128787879 , 35</text:p>
      <text:p text:style-name="P2">58.9431818182 , 55.4166666667 , 35</text:p>
      <text:p text:style-name="P2">58.9431818182 , 55.9204545455 , 35</text:p>
      <text:p text:style-name="P2">58.9431818182 , 56.4242424242 , 35</text:p>
      <text:p text:style-name="P2">58.9431818182 , 56.928030303 , 35</text:p>
      <text:p text:style-name="P2">58.9431818182 , 57.4318181818 , 35</text:p>
      <text:p text:style-name="P2">58.9431818182 , 57.9356060606 , 35</text:p>
      <text:p text:style-name="P2">58.9431818182 , 58.4393939394 , 35</text:p>
      <text:p text:style-name="P2">58.9431818182 , 58.9431818182 , 35</text:p>
      <text:p text:style-name="P2">58.9431818182 , 59.446969697 , 35</text:p>
      <text:p text:style-name="P2">58.9431818182 , 59.9507575758 , 35</text:p>
      <text:p text:style-name="P2">58.9431818182 , 60.4545454545 , 35</text:p>
      <text:p text:style-name="P2">58.9431818182 , 60.9583333333 , 35</text:p>
      <text:p text:style-name="P2">58.9431818182 , 61.4621212121 , 35</text:p>
      <text:p text:style-name="P2">58.9431818182 , 61.9659090909 , 35</text:p>
      <text:p text:style-name="P2">58.9431818182 , 62.4696969697 , 35</text:p>
      <text:p text:style-name="P2">58.9431818182 , 62.9734848485 , 35</text:p>
      <text:p text:style-name="P2">58.9431818182 , 63.4772727273 , 35</text:p>
      <text:p text:style-name="P2">58.9431818182 , 63.9810606061 , 35</text:p>
      <text:p text:style-name="P2">58.9431818182 , 64.4848484848 , 35</text:p>
      <text:p text:style-name="P2">58.9431818182 , 64.9886363636 , 35</text:p>
      <text:p text:style-name="P2">58.9431818182 , 65.4924242424 , 35</text:p>
      <text:p text:style-name="P2">58.9431818182 , 65.9962121212 , 35</text:p>
      <text:p text:style-name="P2">58.9431818182 , 66.5 , 35</text:p>
      <text:p text:style-name="P2">59.446969697 , 0.0 , 15</text:p>
      <text:p text:style-name="P2">59.446969697 , 0.503787878788 , 15</text:p>
      <text:p text:style-name="P2">59.446969697 , 1.00757575758 , 15</text:p>
      <text:p text:style-name="P2">59.446969697 , 1.51136363636 , 15</text:p>
      <text:p text:style-name="P2">59.446969697 , 2.01515151515 , 15</text:p>
      <text:p text:style-name="P2">59.446969697 , 2.51893939394 , 15</text:p>
      <text:p text:style-name="P2">59.446969697 , 3.02272727273 , 15</text:p>
      <text:p text:style-name="P2">59.446969697 , 3.52651515152 , 15</text:p>
      <text:p text:style-name="P2"><text:soft-page-break/>59.446969697 , 4.0303030303 , 15</text:p>
      <text:p text:style-name="P2">59.446969697 , 4.53409090909 , 15</text:p>
      <text:p text:style-name="P2">59.446969697 , 5.03787878788 , 15</text:p>
      <text:p text:style-name="P2">59.446969697 , 5.54166666667 , 15</text:p>
      <text:p text:style-name="P2">59.446969697 , 6.04545454545 , 15</text:p>
      <text:p text:style-name="P2">59.446969697 , 6.54924242424 , 15</text:p>
      <text:p text:style-name="P2">59.446969697 , 7.05303030303 , 15</text:p>
      <text:p text:style-name="P2">59.446969697 , 7.55681818182 , 15</text:p>
      <text:p text:style-name="P2">59.446969697 , 8.06060606061 , 15</text:p>
      <text:p text:style-name="P2">59.446969697 , 8.56439393939 , 15</text:p>
      <text:p text:style-name="P2">59.446969697 , 9.06818181818 , 15</text:p>
      <text:p text:style-name="P2">59.446969697 , 9.57196969697 , 15</text:p>
      <text:p text:style-name="P2">59.446969697 , 10.0757575758 , 15</text:p>
      <text:p text:style-name="P2">59.446969697 , 10.5795454545 , 15</text:p>
      <text:p text:style-name="P2">59.446969697 , 11.0833333333 , 15</text:p>
      <text:p text:style-name="P2">59.446969697 , 11.5871212121 , 15</text:p>
      <text:p text:style-name="P2">59.446969697 , 12.0909090909 , 15</text:p>
      <text:p text:style-name="P2">59.446969697 , 12.5946969697 , 15</text:p>
      <text:p text:style-name="P2">59.446969697 , 13.0984848485 , 15</text:p>
      <text:p text:style-name="P2">59.446969697 , 13.6022727273 , 15</text:p>
      <text:p text:style-name="P2">59.446969697 , 14.1060606061 , 15</text:p>
      <text:p text:style-name="P2">59.446969697 , 14.6098484848 , 15</text:p>
      <text:p text:style-name="P2">59.446969697 , 15.1136363636 , 15</text:p>
      <text:p text:style-name="P2">59.446969697 , 15.6174242424 , 15</text:p>
      <text:p text:style-name="P2">59.446969697 , 16.1212121212 , 15</text:p>
      <text:p text:style-name="P2">59.446969697 , 16.625 , 15</text:p>
      <text:p text:style-name="P2">59.446969697 , 17.1287878788 , 15</text:p>
      <text:p text:style-name="P2">59.446969697 , 17.6325757576 , 15</text:p>
      <text:p text:style-name="P2">59.446969697 , 18.1363636364 , 15</text:p>
      <text:p text:style-name="P2">59.446969697 , 18.6401515152 , 15.33333333</text:p>
      <text:p text:style-name="P2">59.446969697 , 19.1439393939 , 15.66666667</text:p>
      <text:p text:style-name="P2">59.446969697 , 19.6477272727 , 16</text:p>
      <text:p text:style-name="P2">59.446969697 , 20.1515151515 , 16.33333333</text:p>
      <text:p text:style-name="P2">59.446969697 , 20.6553030303 , 16.66666667</text:p>
      <text:p text:style-name="P2">59.446969697 , 21.1590909091 , 17</text:p>
      <text:p text:style-name="P2">59.446969697 , 21.6628787879 , 17.33333333</text:p>
      <text:p text:style-name="P2">59.446969697 , 22.1666666667 , 17.66666667</text:p>
      <text:p text:style-name="P2">59.446969697 , 22.6704545455 , 18</text:p>
      <text:p text:style-name="P2">59.446969697 , 23.1742424242 , 18.33333333</text:p>
      <text:p text:style-name="P2">59.446969697 , 23.678030303 , 18.66666667</text:p>
      <text:p text:style-name="P2">59.446969697 , 24.1818181818 , 19</text:p>
      <text:p text:style-name="P2">59.446969697 , 24.6856060606 , 19.33333333</text:p>
      <text:p text:style-name="P2">59.446969697 , 25.1893939394 , 19.66666667</text:p>
      <text:p text:style-name="P2">59.446969697 , 25.6931818182 , 20</text:p>
      <text:p text:style-name="P2">59.446969697 , 26.196969697 , 20.33333333</text:p>
      <text:p text:style-name="P2">59.446969697 , 26.7007575758 , 20.66666667</text:p>
      <text:p text:style-name="P2">59.446969697 , 27.2045454545 , 21</text:p>
      <text:p text:style-name="P2">59.446969697 , 27.7083333333 , 21.33333333</text:p>
      <text:p text:style-name="P2">59.446969697 , 28.2121212121 , 21.66666667</text:p>
      <text:p text:style-name="P2">59.446969697 , 28.7159090909 , 22</text:p>
      <text:p text:style-name="P2">59.446969697 , 29.2196969697 , 22.33333333</text:p>
      <text:p text:style-name="P2">59.446969697 , 29.7234848485 , 22.66666667</text:p>
      <text:p text:style-name="P2"><text:soft-page-break/>59.446969697 , 30.2272727273 , 23</text:p>
      <text:p text:style-name="P2">59.446969697 , 30.7310606061 , 23.33333333</text:p>
      <text:p text:style-name="P2">59.446969697 , 31.2348484848 , 23.66666667</text:p>
      <text:p text:style-name="P2">59.446969697 , 31.7386363636 , 24</text:p>
      <text:p text:style-name="P2">59.446969697 , 32.2424242424 , 24.33333333</text:p>
      <text:p text:style-name="P2">59.446969697 , 32.7462121212 , 24.66666667</text:p>
      <text:p text:style-name="P2">59.446969697 , 33.25 , 25</text:p>
      <text:p text:style-name="P2">59.446969697 , 33.7537878788 , 25.33333333</text:p>
      <text:p text:style-name="P2">59.446969697 , 34.2575757576 , 25.66666667</text:p>
      <text:p text:style-name="P2">59.446969697 , 34.7613636364 , 26</text:p>
      <text:p text:style-name="P2">59.446969697 , 35.2651515152 , 26.33333333</text:p>
      <text:p text:style-name="P2">59.446969697 , 35.7689393939 , 26.66666667</text:p>
      <text:p text:style-name="P2">59.446969697 , 36.2727272727 , 27</text:p>
      <text:p text:style-name="P2">59.446969697 , 36.7765151515 , 27.33333333</text:p>
      <text:p text:style-name="P2">59.446969697 , 37.2803030303 , 27.66666667</text:p>
      <text:p text:style-name="P2">59.446969697 , 37.7840909091 , 28</text:p>
      <text:p text:style-name="P2">59.446969697 , 38.2878787879 , 28.33333333</text:p>
      <text:p text:style-name="P2">59.446969697 , 38.7916666667 , 28.66666667</text:p>
      <text:p text:style-name="P2">59.446969697 , 39.2954545455 , 29</text:p>
      <text:p text:style-name="P2">59.446969697 , 39.7992424242 , 29.33333333</text:p>
      <text:p text:style-name="P2">59.446969697 , 40.303030303 , 29.66666667</text:p>
      <text:p text:style-name="P2">59.446969697 , 40.8068181818 , 30</text:p>
      <text:p text:style-name="P2">59.446969697 , 41.3106060606 , 30.33333333</text:p>
      <text:p text:style-name="P2">59.446969697 , 41.8143939394 , 30.66666667</text:p>
      <text:p text:style-name="P2">59.446969697 , 42.3181818182 , 31</text:p>
      <text:p text:style-name="P2">59.446969697 , 42.821969697 , 31.33333333</text:p>
      <text:p text:style-name="P2">59.446969697 , 43.3257575758 , 31.66666667</text:p>
      <text:p text:style-name="P2">59.446969697 , 43.8295454545 , 32</text:p>
      <text:p text:style-name="P2">59.446969697 , 44.3333333333 , 32.33333333</text:p>
      <text:p text:style-name="P2">59.446969697 , 44.8371212121 , 32.66666667</text:p>
      <text:p text:style-name="P2">59.446969697 , 45.3409090909 , 33</text:p>
      <text:p text:style-name="P2">59.446969697 , 45.8446969697 , 33.33333333</text:p>
      <text:p text:style-name="P2">59.446969697 , 46.3484848485 , 33.66666667</text:p>
      <text:p text:style-name="P2">59.446969697 , 46.8522727273 , 34</text:p>
      <text:p text:style-name="P2">59.446969697 , 47.3560606061 , 34.33333333</text:p>
      <text:p text:style-name="P2">59.446969697 , 47.8598484848 , 34.66666667</text:p>
      <text:p text:style-name="P2">59.446969697 , 48.3636363636 , 35</text:p>
      <text:p text:style-name="P2">59.446969697 , 48.8674242424 , 35</text:p>
      <text:p text:style-name="P2">59.446969697 , 49.3712121212 , 35</text:p>
      <text:p text:style-name="P2">59.446969697 , 49.875 , 35</text:p>
      <text:p text:style-name="P2">59.446969697 , 50.3787878788 , 35</text:p>
      <text:p text:style-name="P2">59.446969697 , 50.8825757576 , 35</text:p>
      <text:p text:style-name="P2">59.446969697 , 51.3863636364 , 35</text:p>
      <text:p text:style-name="P2">59.446969697 , 51.8901515152 , 35</text:p>
      <text:p text:style-name="P2">59.446969697 , 52.3939393939 , 35</text:p>
      <text:p text:style-name="P2">59.446969697 , 52.8977272727 , 35</text:p>
      <text:p text:style-name="P2">59.446969697 , 53.4015151515 , 35</text:p>
      <text:p text:style-name="P2">59.446969697 , 53.9053030303 , 35</text:p>
      <text:p text:style-name="P2">59.446969697 , 54.4090909091 , 35</text:p>
      <text:p text:style-name="P2">59.446969697 , 54.9128787879 , 35</text:p>
      <text:p text:style-name="P2">59.446969697 , 55.4166666667 , 35</text:p>
      <text:p text:style-name="P2">59.446969697 , 55.9204545455 , 35</text:p>
      <text:p text:style-name="P2"><text:soft-page-break/>59.446969697 , 56.4242424242 , 35</text:p>
      <text:p text:style-name="P2">59.446969697 , 56.928030303 , 35</text:p>
      <text:p text:style-name="P2">59.446969697 , 57.4318181818 , 35</text:p>
      <text:p text:style-name="P2">59.446969697 , 57.9356060606 , 35</text:p>
      <text:p text:style-name="P2">59.446969697 , 58.4393939394 , 35</text:p>
      <text:p text:style-name="P2">59.446969697 , 58.9431818182 , 35</text:p>
      <text:p text:style-name="P2">59.446969697 , 59.446969697 , 35</text:p>
      <text:p text:style-name="P2">59.446969697 , 59.9507575758 , 35</text:p>
      <text:p text:style-name="P2">59.446969697 , 60.4545454545 , 35</text:p>
      <text:p text:style-name="P2">59.446969697 , 60.9583333333 , 35</text:p>
      <text:p text:style-name="P2">59.446969697 , 61.4621212121 , 35</text:p>
      <text:p text:style-name="P2">59.446969697 , 61.9659090909 , 35</text:p>
      <text:p text:style-name="P2">59.446969697 , 62.4696969697 , 35</text:p>
      <text:p text:style-name="P2">59.446969697 , 62.9734848485 , 35</text:p>
      <text:p text:style-name="P2">59.446969697 , 63.4772727273 , 35</text:p>
      <text:p text:style-name="P2">59.446969697 , 63.9810606061 , 35</text:p>
      <text:p text:style-name="P2">59.446969697 , 64.4848484848 , 35</text:p>
      <text:p text:style-name="P2">59.446969697 , 64.9886363636 , 35</text:p>
      <text:p text:style-name="P2">59.446969697 , 65.4924242424 , 35</text:p>
      <text:p text:style-name="P2">59.446969697 , 65.9962121212 , 35</text:p>
      <text:p text:style-name="P2">59.446969697 , 66.5 , 35</text:p>
      <text:p text:style-name="P2">59.9507575758 , 0.0 , 15</text:p>
      <text:p text:style-name="P2">59.9507575758 , 0.503787878788 , 15</text:p>
      <text:p text:style-name="P2">59.9507575758 , 1.00757575758 , 15</text:p>
      <text:p text:style-name="P2">59.9507575758 , 1.51136363636 , 15</text:p>
      <text:p text:style-name="P2">59.9507575758 , 2.01515151515 , 15</text:p>
      <text:p text:style-name="P2">59.9507575758 , 2.51893939394 , 15</text:p>
      <text:p text:style-name="P2">59.9507575758 , 3.02272727273 , 15</text:p>
      <text:p text:style-name="P2">59.9507575758 , 3.52651515152 , 15</text:p>
      <text:p text:style-name="P2">59.9507575758 , 4.0303030303 , 15</text:p>
      <text:p text:style-name="P2">59.9507575758 , 4.53409090909 , 15</text:p>
      <text:p text:style-name="P2">59.9507575758 , 5.03787878788 , 15</text:p>
      <text:p text:style-name="P2">59.9507575758 , 5.54166666667 , 15</text:p>
      <text:p text:style-name="P2">59.9507575758 , 6.04545454545 , 15</text:p>
      <text:p text:style-name="P2">59.9507575758 , 6.54924242424 , 15</text:p>
      <text:p text:style-name="P2">59.9507575758 , 7.05303030303 , 15</text:p>
      <text:p text:style-name="P2">59.9507575758 , 7.55681818182 , 15</text:p>
      <text:p text:style-name="P2">59.9507575758 , 8.06060606061 , 15</text:p>
      <text:p text:style-name="P2">59.9507575758 , 8.56439393939 , 15</text:p>
      <text:p text:style-name="P2">59.9507575758 , 9.06818181818 , 15</text:p>
      <text:p text:style-name="P2">59.9507575758 , 9.57196969697 , 15</text:p>
      <text:p text:style-name="P2">59.9507575758 , 10.0757575758 , 15</text:p>
      <text:p text:style-name="P2">59.9507575758 , 10.5795454545 , 15</text:p>
      <text:p text:style-name="P2">59.9507575758 , 11.0833333333 , 15</text:p>
      <text:p text:style-name="P2">59.9507575758 , 11.5871212121 , 15</text:p>
      <text:p text:style-name="P2">59.9507575758 , 12.0909090909 , 15</text:p>
      <text:p text:style-name="P2">59.9507575758 , 12.5946969697 , 15</text:p>
      <text:p text:style-name="P2">59.9507575758 , 13.0984848485 , 15</text:p>
      <text:p text:style-name="P2">59.9507575758 , 13.6022727273 , 15</text:p>
      <text:p text:style-name="P2">59.9507575758 , 14.1060606061 , 15</text:p>
      <text:p text:style-name="P2">59.9507575758 , 14.6098484848 , 15</text:p>
      <text:p text:style-name="P2">59.9507575758 , 15.1136363636 , 15</text:p>
      <text:p text:style-name="P2"><text:soft-page-break/>59.9507575758 , 15.6174242424 , 15</text:p>
      <text:p text:style-name="P2">59.9507575758 , 16.1212121212 , 15</text:p>
      <text:p text:style-name="P2">59.9507575758 , 16.625 , 15</text:p>
      <text:p text:style-name="P2">59.9507575758 , 17.1287878788 , 15</text:p>
      <text:p text:style-name="P2">59.9507575758 , 17.6325757576 , 15</text:p>
      <text:p text:style-name="P2">59.9507575758 , 18.1363636364 , 15</text:p>
      <text:p text:style-name="P2">59.9507575758 , 18.6401515152 , 15.33333333</text:p>
      <text:p text:style-name="P2">59.9507575758 , 19.1439393939 , 15.66666667</text:p>
      <text:p text:style-name="P2">59.9507575758 , 19.6477272727 , 16</text:p>
      <text:p text:style-name="P2">59.9507575758 , 20.1515151515 , 16.33333333</text:p>
      <text:p text:style-name="P2">59.9507575758 , 20.6553030303 , 16.66666667</text:p>
      <text:p text:style-name="P2">59.9507575758 , 21.1590909091 , 17</text:p>
      <text:p text:style-name="P2">59.9507575758 , 21.6628787879 , 17.33333333</text:p>
      <text:p text:style-name="P2">59.9507575758 , 22.1666666667 , 17.66666667</text:p>
      <text:p text:style-name="P2">59.9507575758 , 22.6704545455 , 18</text:p>
      <text:p text:style-name="P2">59.9507575758 , 23.1742424242 , 18.33333333</text:p>
      <text:p text:style-name="P2">59.9507575758 , 23.678030303 , 18.66666667</text:p>
      <text:p text:style-name="P2">59.9507575758 , 24.1818181818 , 19</text:p>
      <text:p text:style-name="P2">59.9507575758 , 24.6856060606 , 19.33333333</text:p>
      <text:p text:style-name="P2">59.9507575758 , 25.1893939394 , 19.66666667</text:p>
      <text:p text:style-name="P2">59.9507575758 , 25.6931818182 , 20</text:p>
      <text:p text:style-name="P2">59.9507575758 , 26.196969697 , 20.33333333</text:p>
      <text:p text:style-name="P2">59.9507575758 , 26.7007575758 , 20.66666667</text:p>
      <text:p text:style-name="P2">59.9507575758 , 27.2045454545 , 21</text:p>
      <text:p text:style-name="P2">59.9507575758 , 27.7083333333 , 21.33333333</text:p>
      <text:p text:style-name="P2">59.9507575758 , 28.2121212121 , 21.66666667</text:p>
      <text:p text:style-name="P2">59.9507575758 , 28.7159090909 , 22</text:p>
      <text:p text:style-name="P2">59.9507575758 , 29.2196969697 , 22.33333333</text:p>
      <text:p text:style-name="P2">59.9507575758 , 29.7234848485 , 22.66666667</text:p>
      <text:p text:style-name="P2">59.9507575758 , 30.2272727273 , 23</text:p>
      <text:p text:style-name="P2">59.9507575758 , 30.7310606061 , 23.33333333</text:p>
      <text:p text:style-name="P2">59.9507575758 , 31.2348484848 , 23.66666667</text:p>
      <text:p text:style-name="P2">59.9507575758 , 31.7386363636 , 24</text:p>
      <text:p text:style-name="P2">59.9507575758 , 32.2424242424 , 24.33333333</text:p>
      <text:p text:style-name="P2">59.9507575758 , 32.7462121212 , 24.66666667</text:p>
      <text:p text:style-name="P2">59.9507575758 , 33.25 , 25</text:p>
      <text:p text:style-name="P2">59.9507575758 , 33.7537878788 , 25.33333333</text:p>
      <text:p text:style-name="P2">59.9507575758 , 34.2575757576 , 25.66666667</text:p>
      <text:p text:style-name="P2">59.9507575758 , 34.7613636364 , 26</text:p>
      <text:p text:style-name="P2">59.9507575758 , 35.2651515152 , 26.33333333</text:p>
      <text:p text:style-name="P2">59.9507575758 , 35.7689393939 , 26.66666667</text:p>
      <text:p text:style-name="P2">59.9507575758 , 36.2727272727 , 27</text:p>
      <text:p text:style-name="P2">59.9507575758 , 36.7765151515 , 27.33333333</text:p>
      <text:p text:style-name="P2">59.9507575758 , 37.2803030303 , 27.66666667</text:p>
      <text:p text:style-name="P2">59.9507575758 , 37.7840909091 , 28</text:p>
      <text:p text:style-name="P2">59.9507575758 , 38.2878787879 , 28.33333333</text:p>
      <text:p text:style-name="P2">59.9507575758 , 38.7916666667 , 28.66666667</text:p>
      <text:p text:style-name="P2">59.9507575758 , 39.2954545455 , 29</text:p>
      <text:p text:style-name="P2">59.9507575758 , 39.7992424242 , 29.33333333</text:p>
      <text:p text:style-name="P2">59.9507575758 , 40.303030303 , 29.66666667</text:p>
      <text:p text:style-name="P2">59.9507575758 , 40.8068181818 , 30</text:p>
      <text:p text:style-name="P2">59.9507575758 , 41.3106060606 , 30.33333333</text:p>
      <text:p text:style-name="P2"><text:soft-page-break/>59.9507575758 , 41.8143939394 , 30.66666667</text:p>
      <text:p text:style-name="P2">59.9507575758 , 42.3181818182 , 31</text:p>
      <text:p text:style-name="P2">59.9507575758 , 42.821969697 , 31.33333333</text:p>
      <text:p text:style-name="P2">59.9507575758 , 43.3257575758 , 31.66666667</text:p>
      <text:p text:style-name="P2">59.9507575758 , 43.8295454545 , 32</text:p>
      <text:p text:style-name="P2">59.9507575758 , 44.3333333333 , 32.33333333</text:p>
      <text:p text:style-name="P2">59.9507575758 , 44.8371212121 , 32.66666667</text:p>
      <text:p text:style-name="P2">59.9507575758 , 45.3409090909 , 33</text:p>
      <text:p text:style-name="P2">59.9507575758 , 45.8446969697 , 33.33333333</text:p>
      <text:p text:style-name="P2">59.9507575758 , 46.3484848485 , 33.66666667</text:p>
      <text:p text:style-name="P2">59.9507575758 , 46.8522727273 , 34</text:p>
      <text:p text:style-name="P2">59.9507575758 , 47.3560606061 , 34.33333333</text:p>
      <text:p text:style-name="P2">59.9507575758 , 47.8598484848 , 34.66666667</text:p>
      <text:p text:style-name="P2">59.9507575758 , 48.3636363636 , 35</text:p>
      <text:p text:style-name="P2">59.9507575758 , 48.8674242424 , 35</text:p>
      <text:p text:style-name="P2">59.9507575758 , 49.3712121212 , 35</text:p>
      <text:p text:style-name="P2">59.9507575758 , 49.875 , 35</text:p>
      <text:p text:style-name="P2">59.9507575758 , 50.3787878788 , 35</text:p>
      <text:p text:style-name="P2">59.9507575758 , 50.8825757576 , 35</text:p>
      <text:p text:style-name="P2">59.9507575758 , 51.3863636364 , 35</text:p>
      <text:p text:style-name="P2">59.9507575758 , 51.8901515152 , 35</text:p>
      <text:p text:style-name="P2">59.9507575758 , 52.3939393939 , 35</text:p>
      <text:p text:style-name="P2">59.9507575758 , 52.8977272727 , 35</text:p>
      <text:p text:style-name="P2">59.9507575758 , 53.4015151515 , 35</text:p>
      <text:p text:style-name="P2">59.9507575758 , 53.9053030303 , 35</text:p>
      <text:p text:style-name="P2">59.9507575758 , 54.4090909091 , 35</text:p>
      <text:p text:style-name="P2">59.9507575758 , 54.9128787879 , 35</text:p>
      <text:p text:style-name="P2">59.9507575758 , 55.4166666667 , 35</text:p>
      <text:p text:style-name="P2">59.9507575758 , 55.9204545455 , 35</text:p>
      <text:p text:style-name="P2">59.9507575758 , 56.4242424242 , 35</text:p>
      <text:p text:style-name="P2">59.9507575758 , 56.928030303 , 35</text:p>
      <text:p text:style-name="P2">59.9507575758 , 57.4318181818 , 35</text:p>
      <text:p text:style-name="P2">59.9507575758 , 57.9356060606 , 35</text:p>
      <text:p text:style-name="P2">59.9507575758 , 58.4393939394 , 35</text:p>
      <text:p text:style-name="P2">59.9507575758 , 58.9431818182 , 35</text:p>
      <text:p text:style-name="P2">59.9507575758 , 59.446969697 , 35</text:p>
      <text:p text:style-name="P2">59.9507575758 , 59.9507575758 , 35</text:p>
      <text:p text:style-name="P2">59.9507575758 , 60.4545454545 , 35</text:p>
      <text:p text:style-name="P2">59.9507575758 , 60.9583333333 , 35</text:p>
      <text:p text:style-name="P2">59.9507575758 , 61.4621212121 , 35</text:p>
      <text:p text:style-name="P2">59.9507575758 , 61.9659090909 , 35</text:p>
      <text:p text:style-name="P2">59.9507575758 , 62.4696969697 , 35</text:p>
      <text:p text:style-name="P2">59.9507575758 , 62.9734848485 , 35</text:p>
      <text:p text:style-name="P2">59.9507575758 , 63.4772727273 , 35</text:p>
      <text:p text:style-name="P2">59.9507575758 , 63.9810606061 , 35</text:p>
      <text:p text:style-name="P2">59.9507575758 , 64.4848484848 , 35</text:p>
      <text:p text:style-name="P2">59.9507575758 , 64.9886363636 , 35</text:p>
      <text:p text:style-name="P2">59.9507575758 , 65.4924242424 , 35</text:p>
      <text:p text:style-name="P2">59.9507575758 , 65.9962121212 , 35</text:p>
      <text:p text:style-name="P2">59.9507575758 , 66.5 , 35</text:p>
      <text:p text:style-name="P2">60.4545454545 , 0.0 , 15</text:p>
      <text:p text:style-name="P2">60.4545454545 , 0.503787878788 , 15</text:p>
      <text:p text:style-name="P2"><text:soft-page-break/>60.4545454545 , 1.00757575758 , 15</text:p>
      <text:p text:style-name="P2">60.4545454545 , 1.51136363636 , 15</text:p>
      <text:p text:style-name="P2">60.4545454545 , 2.01515151515 , 15</text:p>
      <text:p text:style-name="P2">60.4545454545 , 2.51893939394 , 15</text:p>
      <text:p text:style-name="P2">60.4545454545 , 3.02272727273 , 15</text:p>
      <text:p text:style-name="P2">60.4545454545 , 3.52651515152 , 15</text:p>
      <text:p text:style-name="P2">60.4545454545 , 4.0303030303 , 15</text:p>
      <text:p text:style-name="P2">60.4545454545 , 4.53409090909 , 15</text:p>
      <text:p text:style-name="P2">60.4545454545 , 5.03787878788 , 15</text:p>
      <text:p text:style-name="P2">60.4545454545 , 5.54166666667 , 15</text:p>
      <text:p text:style-name="P2">60.4545454545 , 6.04545454545 , 15</text:p>
      <text:p text:style-name="P2">60.4545454545 , 6.54924242424 , 15</text:p>
      <text:p text:style-name="P2">60.4545454545 , 7.05303030303 , 15</text:p>
      <text:p text:style-name="P2">60.4545454545 , 7.55681818182 , 15</text:p>
      <text:p text:style-name="P2">60.4545454545 , 8.06060606061 , 15</text:p>
      <text:p text:style-name="P2">60.4545454545 , 8.56439393939 , 15</text:p>
      <text:p text:style-name="P2">60.4545454545 , 9.06818181818 , 15</text:p>
      <text:p text:style-name="P2">60.4545454545 , 9.57196969697 , 15</text:p>
      <text:p text:style-name="P2">60.4545454545 , 10.0757575758 , 15</text:p>
      <text:p text:style-name="P2">60.4545454545 , 10.5795454545 , 15</text:p>
      <text:p text:style-name="P2">60.4545454545 , 11.0833333333 , 15</text:p>
      <text:p text:style-name="P2">60.4545454545 , 11.5871212121 , 15</text:p>
      <text:p text:style-name="P2">60.4545454545 , 12.0909090909 , 15</text:p>
      <text:p text:style-name="P2">60.4545454545 , 12.5946969697 , 15</text:p>
      <text:p text:style-name="P2">60.4545454545 , 13.0984848485 , 15</text:p>
      <text:p text:style-name="P2">60.4545454545 , 13.6022727273 , 15</text:p>
      <text:p text:style-name="P2">60.4545454545 , 14.1060606061 , 15</text:p>
      <text:p text:style-name="P2">60.4545454545 , 14.6098484848 , 15</text:p>
      <text:p text:style-name="P2">60.4545454545 , 15.1136363636 , 15</text:p>
      <text:p text:style-name="P2">60.4545454545 , 15.6174242424 , 15</text:p>
      <text:p text:style-name="P2">60.4545454545 , 16.1212121212 , 15</text:p>
      <text:p text:style-name="P2">60.4545454545 , 16.625 , 15</text:p>
      <text:p text:style-name="P2">60.4545454545 , 17.1287878788 , 15</text:p>
      <text:p text:style-name="P2">60.4545454545 , 17.6325757576 , 15</text:p>
      <text:p text:style-name="P2">60.4545454545 , 18.1363636364 , 15</text:p>
      <text:p text:style-name="P2">60.4545454545 , 18.6401515152 , 15.33333333</text:p>
      <text:p text:style-name="P2">60.4545454545 , 19.1439393939 , 15.66666667</text:p>
      <text:p text:style-name="P2">60.4545454545 , 19.6477272727 , 16</text:p>
      <text:p text:style-name="P2">60.4545454545 , 20.1515151515 , 16.33333333</text:p>
      <text:p text:style-name="P2">60.4545454545 , 20.6553030303 , 16.66666667</text:p>
      <text:p text:style-name="P2">60.4545454545 , 21.1590909091 , 17</text:p>
      <text:p text:style-name="P2">60.4545454545 , 21.6628787879 , 17.33333333</text:p>
      <text:p text:style-name="P2">60.4545454545 , 22.1666666667 , 17.66666667</text:p>
      <text:p text:style-name="P2">60.4545454545 , 22.6704545455 , 18</text:p>
      <text:p text:style-name="P2">60.4545454545 , 23.1742424242 , 18.33333333</text:p>
      <text:p text:style-name="P2">60.4545454545 , 23.678030303 , 18.66666667</text:p>
      <text:p text:style-name="P2">60.4545454545 , 24.1818181818 , 19</text:p>
      <text:p text:style-name="P2">60.4545454545 , 24.6856060606 , 19.33333333</text:p>
      <text:p text:style-name="P2">60.4545454545 , 25.1893939394 , 19.66666667</text:p>
      <text:p text:style-name="P2">60.4545454545 , 25.6931818182 , 20</text:p>
      <text:p text:style-name="P2">60.4545454545 , 26.196969697 , 20.33333333</text:p>
      <text:p text:style-name="P2">60.4545454545 , 26.7007575758 , 20.66666667</text:p>
      <text:p text:style-name="P2"><text:soft-page-break/>60.4545454545 , 27.2045454545 , 21</text:p>
      <text:p text:style-name="P2">60.4545454545 , 27.7083333333 , 21.33333333</text:p>
      <text:p text:style-name="P2">60.4545454545 , 28.2121212121 , 21.66666667</text:p>
      <text:p text:style-name="P2">60.4545454545 , 28.7159090909 , 22</text:p>
      <text:p text:style-name="P2">60.4545454545 , 29.2196969697 , 22.33333333</text:p>
      <text:p text:style-name="P2">60.4545454545 , 29.7234848485 , 22.66666667</text:p>
      <text:p text:style-name="P2">60.4545454545 , 30.2272727273 , 23</text:p>
      <text:p text:style-name="P2">60.4545454545 , 30.7310606061 , 23.33333333</text:p>
      <text:p text:style-name="P2">60.4545454545 , 31.2348484848 , 23.66666667</text:p>
      <text:p text:style-name="P2">60.4545454545 , 31.7386363636 , 24</text:p>
      <text:p text:style-name="P2">60.4545454545 , 32.2424242424 , 24.33333333</text:p>
      <text:p text:style-name="P2">60.4545454545 , 32.7462121212 , 24.66666667</text:p>
      <text:p text:style-name="P2">60.4545454545 , 33.25 , 25</text:p>
      <text:p text:style-name="P2">60.4545454545 , 33.7537878788 , 25.33333333</text:p>
      <text:p text:style-name="P2">60.4545454545 , 34.2575757576 , 25.66666667</text:p>
      <text:p text:style-name="P2">60.4545454545 , 34.7613636364 , 26</text:p>
      <text:p text:style-name="P2">60.4545454545 , 35.2651515152 , 26.33333333</text:p>
      <text:p text:style-name="P2">60.4545454545 , 35.7689393939 , 26.66666667</text:p>
      <text:p text:style-name="P2">60.4545454545 , 36.2727272727 , 27</text:p>
      <text:p text:style-name="P2">60.4545454545 , 36.7765151515 , 27.33333333</text:p>
      <text:p text:style-name="P2">60.4545454545 , 37.2803030303 , 27.66666667</text:p>
      <text:p text:style-name="P2">60.4545454545 , 37.7840909091 , 28</text:p>
      <text:p text:style-name="P2">60.4545454545 , 38.2878787879 , 28.33333333</text:p>
      <text:p text:style-name="P2">60.4545454545 , 38.7916666667 , 28.66666667</text:p>
      <text:p text:style-name="P2">60.4545454545 , 39.2954545455 , 29</text:p>
      <text:p text:style-name="P2">60.4545454545 , 39.7992424242 , 29.33333333</text:p>
      <text:p text:style-name="P2">60.4545454545 , 40.303030303 , 29.66666667</text:p>
      <text:p text:style-name="P2">60.4545454545 , 40.8068181818 , 30</text:p>
      <text:p text:style-name="P2">60.4545454545 , 41.3106060606 , 30.33333333</text:p>
      <text:p text:style-name="P2">60.4545454545 , 41.8143939394 , 30.66666667</text:p>
      <text:p text:style-name="P2">60.4545454545 , 42.3181818182 , 31</text:p>
      <text:p text:style-name="P2">60.4545454545 , 42.821969697 , 31.33333333</text:p>
      <text:p text:style-name="P2">60.4545454545 , 43.3257575758 , 31.66666667</text:p>
      <text:p text:style-name="P2">60.4545454545 , 43.8295454545 , 32</text:p>
      <text:p text:style-name="P2">60.4545454545 , 44.3333333333 , 32.33333333</text:p>
      <text:p text:style-name="P2">60.4545454545 , 44.8371212121 , 32.66666667</text:p>
      <text:p text:style-name="P2">60.4545454545 , 45.3409090909 , 33</text:p>
      <text:p text:style-name="P2">60.4545454545 , 45.8446969697 , 33.33333333</text:p>
      <text:p text:style-name="P2">60.4545454545 , 46.3484848485 , 33.66666667</text:p>
      <text:p text:style-name="P2">60.4545454545 , 46.8522727273 , 34</text:p>
      <text:p text:style-name="P2">60.4545454545 , 47.3560606061 , 34.33333333</text:p>
      <text:p text:style-name="P2">60.4545454545 , 47.8598484848 , 34.66666667</text:p>
      <text:p text:style-name="P2">60.4545454545 , 48.3636363636 , 35</text:p>
      <text:p text:style-name="P2">60.4545454545 , 48.8674242424 , 35</text:p>
      <text:p text:style-name="P2">60.4545454545 , 49.3712121212 , 35</text:p>
      <text:p text:style-name="P2">60.4545454545 , 49.875 , 35</text:p>
      <text:p text:style-name="P2">60.4545454545 , 50.3787878788 , 35</text:p>
      <text:p text:style-name="P2">60.4545454545 , 50.8825757576 , 35</text:p>
      <text:p text:style-name="P2">60.4545454545 , 51.3863636364 , 35</text:p>
      <text:p text:style-name="P2">60.4545454545 , 51.8901515152 , 35</text:p>
      <text:p text:style-name="P2">60.4545454545 , 52.3939393939 , 35</text:p>
      <text:p text:style-name="P2">60.4545454545 , 52.8977272727 , 35</text:p>
      <text:p text:style-name="P2"><text:soft-page-break/>60.4545454545 , 53.4015151515 , 35</text:p>
      <text:p text:style-name="P2">60.4545454545 , 53.9053030303 , 35</text:p>
      <text:p text:style-name="P2">60.4545454545 , 54.4090909091 , 35</text:p>
      <text:p text:style-name="P2">60.4545454545 , 54.9128787879 , 35</text:p>
      <text:p text:style-name="P2">60.4545454545 , 55.4166666667 , 35</text:p>
      <text:p text:style-name="P2">60.4545454545 , 55.9204545455 , 35</text:p>
      <text:p text:style-name="P2">60.4545454545 , 56.4242424242 , 35</text:p>
      <text:p text:style-name="P2">60.4545454545 , 56.928030303 , 35</text:p>
      <text:p text:style-name="P2">60.4545454545 , 57.4318181818 , 35</text:p>
      <text:p text:style-name="P2">60.4545454545 , 57.9356060606 , 35</text:p>
      <text:p text:style-name="P2">60.4545454545 , 58.4393939394 , 35</text:p>
      <text:p text:style-name="P2">60.4545454545 , 58.9431818182 , 35</text:p>
      <text:p text:style-name="P2">60.4545454545 , 59.446969697 , 35</text:p>
      <text:p text:style-name="P2">60.4545454545 , 59.9507575758 , 35</text:p>
      <text:p text:style-name="P2">60.4545454545 , 60.4545454545 , 35</text:p>
      <text:p text:style-name="P2">60.4545454545 , 60.9583333333 , 35</text:p>
      <text:p text:style-name="P2">60.4545454545 , 61.4621212121 , 35</text:p>
      <text:p text:style-name="P2">60.4545454545 , 61.9659090909 , 35</text:p>
      <text:p text:style-name="P2">60.4545454545 , 62.4696969697 , 35</text:p>
      <text:p text:style-name="P2">60.4545454545 , 62.9734848485 , 35</text:p>
      <text:p text:style-name="P2">60.4545454545 , 63.4772727273 , 35</text:p>
      <text:p text:style-name="P2">60.4545454545 , 63.9810606061 , 35</text:p>
      <text:p text:style-name="P2">60.4545454545 , 64.4848484848 , 35</text:p>
      <text:p text:style-name="P2">60.4545454545 , 64.9886363636 , 35</text:p>
      <text:p text:style-name="P2">60.4545454545 , 65.4924242424 , 35</text:p>
      <text:p text:style-name="P2">60.4545454545 , 65.9962121212 , 35</text:p>
      <text:p text:style-name="P2">60.4545454545 , 66.5 , 35</text:p>
      <text:p text:style-name="P2">60.9583333333 , 0.0 , 15</text:p>
      <text:p text:style-name="P2">60.9583333333 , 0.503787878788 , 15</text:p>
      <text:p text:style-name="P2">60.9583333333 , 1.00757575758 , 15</text:p>
      <text:p text:style-name="P2">60.9583333333 , 1.51136363636 , 15</text:p>
      <text:p text:style-name="P2">60.9583333333 , 2.01515151515 , 15</text:p>
      <text:p text:style-name="P2">60.9583333333 , 2.51893939394 , 15</text:p>
      <text:p text:style-name="P2">60.9583333333 , 3.02272727273 , 15</text:p>
      <text:p text:style-name="P2">60.9583333333 , 3.52651515152 , 15</text:p>
      <text:p text:style-name="P2">60.9583333333 , 4.0303030303 , 15</text:p>
      <text:p text:style-name="P2">60.9583333333 , 4.53409090909 , 15</text:p>
      <text:p text:style-name="P2">60.9583333333 , 5.03787878788 , 15</text:p>
      <text:p text:style-name="P2">60.9583333333 , 5.54166666667 , 15</text:p>
      <text:p text:style-name="P2">60.9583333333 , 6.04545454545 , 15</text:p>
      <text:p text:style-name="P2">60.9583333333 , 6.54924242424 , 15</text:p>
      <text:p text:style-name="P2">60.9583333333 , 7.05303030303 , 15</text:p>
      <text:p text:style-name="P2">60.9583333333 , 7.55681818182 , 15</text:p>
      <text:p text:style-name="P2">60.9583333333 , 8.06060606061 , 15</text:p>
      <text:p text:style-name="P2">60.9583333333 , 8.56439393939 , 15</text:p>
      <text:p text:style-name="P2">60.9583333333 , 9.06818181818 , 15</text:p>
      <text:p text:style-name="P2">60.9583333333 , 9.57196969697 , 15</text:p>
      <text:p text:style-name="P2">60.9583333333 , 10.0757575758 , 15</text:p>
      <text:p text:style-name="P2">60.9583333333 , 10.5795454545 , 15</text:p>
      <text:p text:style-name="P2">60.9583333333 , 11.0833333333 , 15</text:p>
      <text:p text:style-name="P2">60.9583333333 , 11.5871212121 , 15</text:p>
      <text:p text:style-name="P2">60.9583333333 , 12.0909090909 , 15</text:p>
      <text:p text:style-name="P2"><text:soft-page-break/>60.9583333333 , 12.5946969697 , 15</text:p>
      <text:p text:style-name="P2">60.9583333333 , 13.0984848485 , 15</text:p>
      <text:p text:style-name="P2">60.9583333333 , 13.6022727273 , 15</text:p>
      <text:p text:style-name="P2">60.9583333333 , 14.1060606061 , 15</text:p>
      <text:p text:style-name="P2">60.9583333333 , 14.6098484848 , 15</text:p>
      <text:p text:style-name="P2">60.9583333333 , 15.1136363636 , 15</text:p>
      <text:p text:style-name="P2">60.9583333333 , 15.6174242424 , 15</text:p>
      <text:p text:style-name="P2">60.9583333333 , 16.1212121212 , 15</text:p>
      <text:p text:style-name="P2">60.9583333333 , 16.625 , 15</text:p>
      <text:p text:style-name="P2">60.9583333333 , 17.1287878788 , 15</text:p>
      <text:p text:style-name="P2">60.9583333333 , 17.6325757576 , 15</text:p>
      <text:p text:style-name="P2">60.9583333333 , 18.1363636364 , 15</text:p>
      <text:p text:style-name="P2">60.9583333333 , 18.6401515152 , 15.33333333</text:p>
      <text:p text:style-name="P2">60.9583333333 , 19.1439393939 , 15.66666667</text:p>
      <text:p text:style-name="P2">60.9583333333 , 19.6477272727 , 16</text:p>
      <text:p text:style-name="P2">60.9583333333 , 20.1515151515 , 16.33333333</text:p>
      <text:p text:style-name="P2">60.9583333333 , 20.6553030303 , 16.66666667</text:p>
      <text:p text:style-name="P2">60.9583333333 , 21.1590909091 , 17</text:p>
      <text:p text:style-name="P2">60.9583333333 , 21.6628787879 , 17.33333333</text:p>
      <text:p text:style-name="P2">60.9583333333 , 22.1666666667 , 17.66666667</text:p>
      <text:p text:style-name="P2">60.9583333333 , 22.6704545455 , 18</text:p>
      <text:p text:style-name="P2">60.9583333333 , 23.1742424242 , 18.33333333</text:p>
      <text:p text:style-name="P2">60.9583333333 , 23.678030303 , 18.66666667</text:p>
      <text:p text:style-name="P2">60.9583333333 , 24.1818181818 , 19</text:p>
      <text:p text:style-name="P2">60.9583333333 , 24.6856060606 , 19.33333333</text:p>
      <text:p text:style-name="P2">60.9583333333 , 25.1893939394 , 19.66666667</text:p>
      <text:p text:style-name="P2">60.9583333333 , 25.6931818182 , 20</text:p>
      <text:p text:style-name="P2">60.9583333333 , 26.196969697 , 20.33333333</text:p>
      <text:p text:style-name="P2">60.9583333333 , 26.7007575758 , 20.66666667</text:p>
      <text:p text:style-name="P2">60.9583333333 , 27.2045454545 , 21</text:p>
      <text:p text:style-name="P2">60.9583333333 , 27.7083333333 , 21.33333333</text:p>
      <text:p text:style-name="P2">60.9583333333 , 28.2121212121 , 21.66666667</text:p>
      <text:p text:style-name="P2">60.9583333333 , 28.7159090909 , 22</text:p>
      <text:p text:style-name="P2">60.9583333333 , 29.2196969697 , 22.33333333</text:p>
      <text:p text:style-name="P2">60.9583333333 , 29.7234848485 , 22.66666667</text:p>
      <text:p text:style-name="P2">60.9583333333 , 30.2272727273 , 23</text:p>
      <text:p text:style-name="P2">60.9583333333 , 30.7310606061 , 23.33333333</text:p>
      <text:p text:style-name="P2">60.9583333333 , 31.2348484848 , 23.66666667</text:p>
      <text:p text:style-name="P2">60.9583333333 , 31.7386363636 , 24</text:p>
      <text:p text:style-name="P2">60.9583333333 , 32.2424242424 , 24.33333333</text:p>
      <text:p text:style-name="P2">60.9583333333 , 32.7462121212 , 24.66666667</text:p>
      <text:p text:style-name="P2">60.9583333333 , 33.25 , 25</text:p>
      <text:p text:style-name="P2">60.9583333333 , 33.7537878788 , 25.33333333</text:p>
      <text:p text:style-name="P2">60.9583333333 , 34.2575757576 , 25.66666667</text:p>
      <text:p text:style-name="P2">60.9583333333 , 34.7613636364 , 26</text:p>
      <text:p text:style-name="P2">60.9583333333 , 35.2651515152 , 26.33333333</text:p>
      <text:p text:style-name="P2">60.9583333333 , 35.7689393939 , 26.66666667</text:p>
      <text:p text:style-name="P2">60.9583333333 , 36.2727272727 , 27</text:p>
      <text:p text:style-name="P2">60.9583333333 , 36.7765151515 , 27.33333333</text:p>
      <text:p text:style-name="P2">60.9583333333 , 37.2803030303 , 27.66666667</text:p>
      <text:p text:style-name="P2">60.9583333333 , 37.7840909091 , 28</text:p>
      <text:p text:style-name="P2">60.9583333333 , 38.2878787879 , 28.33333333</text:p>
      <text:p text:style-name="P2"><text:soft-page-break/>60.9583333333 , 38.7916666667 , 28.66666667</text:p>
      <text:p text:style-name="P2">60.9583333333 , 39.2954545455 , 29</text:p>
      <text:p text:style-name="P2">60.9583333333 , 39.7992424242 , 29.33333333</text:p>
      <text:p text:style-name="P2">60.9583333333 , 40.303030303 , 29.66666667</text:p>
      <text:p text:style-name="P2">60.9583333333 , 40.8068181818 , 30</text:p>
      <text:p text:style-name="P2">60.9583333333 , 41.3106060606 , 30.33333333</text:p>
      <text:p text:style-name="P2">60.9583333333 , 41.8143939394 , 30.66666667</text:p>
      <text:p text:style-name="P2">60.9583333333 , 42.3181818182 , 31</text:p>
      <text:p text:style-name="P2">60.9583333333 , 42.821969697 , 31.33333333</text:p>
      <text:p text:style-name="P2">60.9583333333 , 43.3257575758 , 31.66666667</text:p>
      <text:p text:style-name="P2">60.9583333333 , 43.8295454545 , 32</text:p>
      <text:p text:style-name="P2">60.9583333333 , 44.3333333333 , 32.33333333</text:p>
      <text:p text:style-name="P2">60.9583333333 , 44.8371212121 , 32.66666667</text:p>
      <text:p text:style-name="P2">60.9583333333 , 45.3409090909 , 33</text:p>
      <text:p text:style-name="P2">60.9583333333 , 45.8446969697 , 33.33333333</text:p>
      <text:p text:style-name="P2">60.9583333333 , 46.3484848485 , 33.66666667</text:p>
      <text:p text:style-name="P2">60.9583333333 , 46.8522727273 , 34</text:p>
      <text:p text:style-name="P2">60.9583333333 , 47.3560606061 , 34.33333333</text:p>
      <text:p text:style-name="P2">60.9583333333 , 47.8598484848 , 34.66666667</text:p>
      <text:p text:style-name="P2">60.9583333333 , 48.3636363636 , 35</text:p>
      <text:p text:style-name="P2">60.9583333333 , 48.8674242424 , 35</text:p>
      <text:p text:style-name="P2">60.9583333333 , 49.3712121212 , 35</text:p>
      <text:p text:style-name="P2">60.9583333333 , 49.875 , 35</text:p>
      <text:p text:style-name="P2">60.9583333333 , 50.3787878788 , 35</text:p>
      <text:p text:style-name="P2">60.9583333333 , 50.8825757576 , 35</text:p>
      <text:p text:style-name="P2">60.9583333333 , 51.3863636364 , 35</text:p>
      <text:p text:style-name="P2">60.9583333333 , 51.8901515152 , 35</text:p>
      <text:p text:style-name="P2">60.9583333333 , 52.3939393939 , 35</text:p>
      <text:p text:style-name="P2">60.9583333333 , 52.8977272727 , 35</text:p>
      <text:p text:style-name="P2">60.9583333333 , 53.4015151515 , 35</text:p>
      <text:p text:style-name="P2">60.9583333333 , 53.9053030303 , 35</text:p>
      <text:p text:style-name="P2">60.9583333333 , 54.4090909091 , 35</text:p>
      <text:p text:style-name="P2">60.9583333333 , 54.9128787879 , 35</text:p>
      <text:p text:style-name="P2">60.9583333333 , 55.4166666667 , 35</text:p>
      <text:p text:style-name="P2">60.9583333333 , 55.9204545455 , 35</text:p>
      <text:p text:style-name="P2">60.9583333333 , 56.4242424242 , 35</text:p>
      <text:p text:style-name="P2">60.9583333333 , 56.928030303 , 35</text:p>
      <text:p text:style-name="P2">60.9583333333 , 57.4318181818 , 35</text:p>
      <text:p text:style-name="P2">60.9583333333 , 57.9356060606 , 35</text:p>
      <text:p text:style-name="P2">60.9583333333 , 58.4393939394 , 35</text:p>
      <text:p text:style-name="P2">60.9583333333 , 58.9431818182 , 35</text:p>
      <text:p text:style-name="P2">60.9583333333 , 59.446969697 , 35</text:p>
      <text:p text:style-name="P2">60.9583333333 , 59.9507575758 , 35</text:p>
      <text:p text:style-name="P2">60.9583333333 , 60.4545454545 , 35</text:p>
      <text:p text:style-name="P2">60.9583333333 , 60.9583333333 , 35</text:p>
      <text:p text:style-name="P2">60.9583333333 , 61.4621212121 , 35</text:p>
      <text:p text:style-name="P2">60.9583333333 , 61.9659090909 , 35</text:p>
      <text:p text:style-name="P2">60.9583333333 , 62.4696969697 , 35</text:p>
      <text:p text:style-name="P2">60.9583333333 , 62.9734848485 , 35</text:p>
      <text:p text:style-name="P2">60.9583333333 , 63.4772727273 , 35</text:p>
      <text:p text:style-name="P2">60.9583333333 , 63.9810606061 , 35</text:p>
      <text:p text:style-name="P2">60.9583333333 , 64.4848484848 , 35</text:p>
      <text:p text:style-name="P2"><text:soft-page-break/>60.9583333333 , 64.9886363636 , 35</text:p>
      <text:p text:style-name="P2">60.9583333333 , 65.4924242424 , 35</text:p>
      <text:p text:style-name="P2">60.9583333333 , 65.9962121212 , 35</text:p>
      <text:p text:style-name="P2">60.9583333333 , 66.5 , 35</text:p>
      <text:p text:style-name="P2">61.4621212121 , 0.0 , 15</text:p>
      <text:p text:style-name="P2">61.4621212121 , 0.503787878788 , 15</text:p>
      <text:p text:style-name="P2">61.4621212121 , 1.00757575758 , 15</text:p>
      <text:p text:style-name="P2">61.4621212121 , 1.51136363636 , 15</text:p>
      <text:p text:style-name="P2">61.4621212121 , 2.01515151515 , 15</text:p>
      <text:p text:style-name="P2">61.4621212121 , 2.51893939394 , 15</text:p>
      <text:p text:style-name="P2">61.4621212121 , 3.02272727273 , 15</text:p>
      <text:p text:style-name="P2">61.4621212121 , 3.52651515152 , 15</text:p>
      <text:p text:style-name="P2">61.4621212121 , 4.0303030303 , 15</text:p>
      <text:p text:style-name="P2">61.4621212121 , 4.53409090909 , 15</text:p>
      <text:p text:style-name="P2">61.4621212121 , 5.03787878788 , 15</text:p>
      <text:p text:style-name="P2">61.4621212121 , 5.54166666667 , 15</text:p>
      <text:p text:style-name="P2">61.4621212121 , 6.04545454545 , 15</text:p>
      <text:p text:style-name="P2">61.4621212121 , 6.54924242424 , 15</text:p>
      <text:p text:style-name="P2">61.4621212121 , 7.05303030303 , 15</text:p>
      <text:p text:style-name="P2">61.4621212121 , 7.55681818182 , 15</text:p>
      <text:p text:style-name="P2">61.4621212121 , 8.06060606061 , 15</text:p>
      <text:p text:style-name="P2">61.4621212121 , 8.56439393939 , 15</text:p>
      <text:p text:style-name="P2">61.4621212121 , 9.06818181818 , 15</text:p>
      <text:p text:style-name="P2">61.4621212121 , 9.57196969697 , 15</text:p>
      <text:p text:style-name="P2">61.4621212121 , 10.0757575758 , 15</text:p>
      <text:p text:style-name="P2">61.4621212121 , 10.5795454545 , 15</text:p>
      <text:p text:style-name="P2">61.4621212121 , 11.0833333333 , 15</text:p>
      <text:p text:style-name="P2">61.4621212121 , 11.5871212121 , 15</text:p>
      <text:p text:style-name="P2">61.4621212121 , 12.0909090909 , 15</text:p>
      <text:p text:style-name="P2">61.4621212121 , 12.5946969697 , 15</text:p>
      <text:p text:style-name="P2">61.4621212121 , 13.0984848485 , 15</text:p>
      <text:p text:style-name="P2">61.4621212121 , 13.6022727273 , 15</text:p>
      <text:p text:style-name="P2">61.4621212121 , 14.1060606061 , 15</text:p>
      <text:p text:style-name="P2">61.4621212121 , 14.6098484848 , 15</text:p>
      <text:p text:style-name="P2">61.4621212121 , 15.1136363636 , 15</text:p>
      <text:p text:style-name="P2">61.4621212121 , 15.6174242424 , 15</text:p>
      <text:p text:style-name="P2">61.4621212121 , 16.1212121212 , 15</text:p>
      <text:p text:style-name="P2">61.4621212121 , 16.625 , 15</text:p>
      <text:p text:style-name="P2">61.4621212121 , 17.1287878788 , 15</text:p>
      <text:p text:style-name="P2">61.4621212121 , 17.6325757576 , 15</text:p>
      <text:p text:style-name="P2">61.4621212121 , 18.1363636364 , 15</text:p>
      <text:p text:style-name="P2">61.4621212121 , 18.6401515152 , 15.33333333</text:p>
      <text:p text:style-name="P2">61.4621212121 , 19.1439393939 , 15.66666667</text:p>
      <text:p text:style-name="P2">61.4621212121 , 19.6477272727 , 16</text:p>
      <text:p text:style-name="P2">61.4621212121 , 20.1515151515 , 16.33333333</text:p>
      <text:p text:style-name="P2">61.4621212121 , 20.6553030303 , 16.66666667</text:p>
      <text:p text:style-name="P2">61.4621212121 , 21.1590909091 , 17</text:p>
      <text:p text:style-name="P2">61.4621212121 , 21.6628787879 , 17.33333333</text:p>
      <text:p text:style-name="P2">61.4621212121 , 22.1666666667 , 17.66666667</text:p>
      <text:p text:style-name="P2">61.4621212121 , 22.6704545455 , 18</text:p>
      <text:p text:style-name="P2">61.4621212121 , 23.1742424242 , 18.33333333</text:p>
      <text:p text:style-name="P2">61.4621212121 , 23.678030303 , 18.66666667</text:p>
      <text:p text:style-name="P2"><text:soft-page-break/>61.4621212121 , 24.1818181818 , 19</text:p>
      <text:p text:style-name="P2">61.4621212121 , 24.6856060606 , 19.33333333</text:p>
      <text:p text:style-name="P2">61.4621212121 , 25.1893939394 , 19.66666667</text:p>
      <text:p text:style-name="P2">61.4621212121 , 25.6931818182 , 20</text:p>
      <text:p text:style-name="P2">61.4621212121 , 26.196969697 , 20.33333333</text:p>
      <text:p text:style-name="P2">61.4621212121 , 26.7007575758 , 20.66666667</text:p>
      <text:p text:style-name="P2">61.4621212121 , 27.2045454545 , 21</text:p>
      <text:p text:style-name="P2">61.4621212121 , 27.7083333333 , 21.33333333</text:p>
      <text:p text:style-name="P2">61.4621212121 , 28.2121212121 , 21.66666667</text:p>
      <text:p text:style-name="P2">61.4621212121 , 28.7159090909 , 22</text:p>
      <text:p text:style-name="P2">61.4621212121 , 29.2196969697 , 22.33333333</text:p>
      <text:p text:style-name="P2">61.4621212121 , 29.7234848485 , 22.66666667</text:p>
      <text:p text:style-name="P2">61.4621212121 , 30.2272727273 , 23</text:p>
      <text:p text:style-name="P2">61.4621212121 , 30.7310606061 , 23.33333333</text:p>
      <text:p text:style-name="P2">61.4621212121 , 31.2348484848 , 23.66666667</text:p>
      <text:p text:style-name="P2">61.4621212121 , 31.7386363636 , 24</text:p>
      <text:p text:style-name="P2">61.4621212121 , 32.2424242424 , 24.33333333</text:p>
      <text:p text:style-name="P2">61.4621212121 , 32.7462121212 , 24.66666667</text:p>
      <text:p text:style-name="P2">61.4621212121 , 33.25 , 25</text:p>
      <text:p text:style-name="P2">61.4621212121 , 33.7537878788 , 25.33333333</text:p>
      <text:p text:style-name="P2">61.4621212121 , 34.2575757576 , 25.66666667</text:p>
      <text:p text:style-name="P2">61.4621212121 , 34.7613636364 , 26</text:p>
      <text:p text:style-name="P2">61.4621212121 , 35.2651515152 , 26.33333333</text:p>
      <text:p text:style-name="P2">61.4621212121 , 35.7689393939 , 26.66666667</text:p>
      <text:p text:style-name="P2">61.4621212121 , 36.2727272727 , 27</text:p>
      <text:p text:style-name="P2">61.4621212121 , 36.7765151515 , 27.33333333</text:p>
      <text:p text:style-name="P2">61.4621212121 , 37.2803030303 , 27.66666667</text:p>
      <text:p text:style-name="P2">61.4621212121 , 37.7840909091 , 28</text:p>
      <text:p text:style-name="P2">61.4621212121 , 38.2878787879 , 28.33333333</text:p>
      <text:p text:style-name="P2">61.4621212121 , 38.7916666667 , 28.66666667</text:p>
      <text:p text:style-name="P2">61.4621212121 , 39.2954545455 , 29</text:p>
      <text:p text:style-name="P2">61.4621212121 , 39.7992424242 , 29.33333333</text:p>
      <text:p text:style-name="P2">61.4621212121 , 40.303030303 , 29.66666667</text:p>
      <text:p text:style-name="P2">61.4621212121 , 40.8068181818 , 30</text:p>
      <text:p text:style-name="P2">61.4621212121 , 41.3106060606 , 30.33333333</text:p>
      <text:p text:style-name="P2">61.4621212121 , 41.8143939394 , 30.66666667</text:p>
      <text:p text:style-name="P2">61.4621212121 , 42.3181818182 , 31</text:p>
      <text:p text:style-name="P2">61.4621212121 , 42.821969697 , 31.33333333</text:p>
      <text:p text:style-name="P2">61.4621212121 , 43.3257575758 , 31.66666667</text:p>
      <text:p text:style-name="P2">61.4621212121 , 43.8295454545 , 32</text:p>
      <text:p text:style-name="P2">61.4621212121 , 44.3333333333 , 32.33333333</text:p>
      <text:p text:style-name="P2">61.4621212121 , 44.8371212121 , 32.66666667</text:p>
      <text:p text:style-name="P2">61.4621212121 , 45.3409090909 , 33</text:p>
      <text:p text:style-name="P2">61.4621212121 , 45.8446969697 , 33.33333333</text:p>
      <text:p text:style-name="P2">61.4621212121 , 46.3484848485 , 33.66666667</text:p>
      <text:p text:style-name="P2">61.4621212121 , 46.8522727273 , 34</text:p>
      <text:p text:style-name="P2">61.4621212121 , 47.3560606061 , 34.33333333</text:p>
      <text:p text:style-name="P2">61.4621212121 , 47.8598484848 , 34.66666667</text:p>
      <text:p text:style-name="P2">61.4621212121 , 48.3636363636 , 35</text:p>
      <text:p text:style-name="P2">61.4621212121 , 48.8674242424 , 35</text:p>
      <text:p text:style-name="P2">61.4621212121 , 49.3712121212 , 35</text:p>
      <text:p text:style-name="P2">61.4621212121 , 49.875 , 35</text:p>
      <text:p text:style-name="P2"><text:soft-page-break/>61.4621212121 , 50.3787878788 , 35</text:p>
      <text:p text:style-name="P2">61.4621212121 , 50.8825757576 , 35</text:p>
      <text:p text:style-name="P2">61.4621212121 , 51.3863636364 , 35</text:p>
      <text:p text:style-name="P2">61.4621212121 , 51.8901515152 , 35</text:p>
      <text:p text:style-name="P2">61.4621212121 , 52.3939393939 , 35</text:p>
      <text:p text:style-name="P2">61.4621212121 , 52.8977272727 , 35</text:p>
      <text:p text:style-name="P2">61.4621212121 , 53.4015151515 , 35</text:p>
      <text:p text:style-name="P2">61.4621212121 , 53.9053030303 , 35</text:p>
      <text:p text:style-name="P2">61.4621212121 , 54.4090909091 , 35</text:p>
      <text:p text:style-name="P2">61.4621212121 , 54.9128787879 , 35</text:p>
      <text:p text:style-name="P2">61.4621212121 , 55.4166666667 , 35</text:p>
      <text:p text:style-name="P2">61.4621212121 , 55.9204545455 , 35</text:p>
      <text:p text:style-name="P2">61.4621212121 , 56.4242424242 , 35</text:p>
      <text:p text:style-name="P2">61.4621212121 , 56.928030303 , 35</text:p>
      <text:p text:style-name="P2">61.4621212121 , 57.4318181818 , 35</text:p>
      <text:p text:style-name="P2">61.4621212121 , 57.9356060606 , 35</text:p>
      <text:p text:style-name="P2">61.4621212121 , 58.4393939394 , 35</text:p>
      <text:p text:style-name="P2">61.4621212121 , 58.9431818182 , 35</text:p>
      <text:p text:style-name="P2">61.4621212121 , 59.446969697 , 35</text:p>
      <text:p text:style-name="P2">61.4621212121 , 59.9507575758 , 35</text:p>
      <text:p text:style-name="P2">61.4621212121 , 60.4545454545 , 35</text:p>
      <text:p text:style-name="P2">61.4621212121 , 60.9583333333 , 35</text:p>
      <text:p text:style-name="P2">61.4621212121 , 61.4621212121 , 35</text:p>
      <text:p text:style-name="P2">61.4621212121 , 61.9659090909 , 35</text:p>
      <text:p text:style-name="P2">61.4621212121 , 62.4696969697 , 35</text:p>
      <text:p text:style-name="P2">61.4621212121 , 62.9734848485 , 35</text:p>
      <text:p text:style-name="P2">61.4621212121 , 63.4772727273 , 35</text:p>
      <text:p text:style-name="P2">61.4621212121 , 63.9810606061 , 35</text:p>
      <text:p text:style-name="P2">61.4621212121 , 64.4848484848 , 35</text:p>
      <text:p text:style-name="P2">61.4621212121 , 64.9886363636 , 35</text:p>
      <text:p text:style-name="P2">61.4621212121 , 65.4924242424 , 35</text:p>
      <text:p text:style-name="P2">61.4621212121 , 65.9962121212 , 35</text:p>
      <text:p text:style-name="P2">61.4621212121 , 66.5 , 35</text:p>
      <text:p text:style-name="P2">61.9659090909 , 0.0 , 15</text:p>
      <text:p text:style-name="P2">61.9659090909 , 0.503787878788 , 15</text:p>
      <text:p text:style-name="P2">61.9659090909 , 1.00757575758 , 15</text:p>
      <text:p text:style-name="P2">61.9659090909 , 1.51136363636 , 15</text:p>
      <text:p text:style-name="P2">61.9659090909 , 2.01515151515 , 15</text:p>
      <text:p text:style-name="P2">61.9659090909 , 2.51893939394 , 15</text:p>
      <text:p text:style-name="P2">61.9659090909 , 3.02272727273 , 15</text:p>
      <text:p text:style-name="P2">61.9659090909 , 3.52651515152 , 15</text:p>
      <text:p text:style-name="P2">61.9659090909 , 4.0303030303 , 15</text:p>
      <text:p text:style-name="P2">61.9659090909 , 4.53409090909 , 15</text:p>
      <text:p text:style-name="P2">61.9659090909 , 5.03787878788 , 15</text:p>
      <text:p text:style-name="P2">61.9659090909 , 5.54166666667 , 15</text:p>
      <text:p text:style-name="P2">61.9659090909 , 6.04545454545 , 15</text:p>
      <text:p text:style-name="P2">61.9659090909 , 6.54924242424 , 15</text:p>
      <text:p text:style-name="P2">61.9659090909 , 7.05303030303 , 15</text:p>
      <text:p text:style-name="P2">61.9659090909 , 7.55681818182 , 15</text:p>
      <text:p text:style-name="P2">61.9659090909 , 8.06060606061 , 15</text:p>
      <text:p text:style-name="P2">61.9659090909 , 8.56439393939 , 15</text:p>
      <text:p text:style-name="P2">61.9659090909 , 9.06818181818 , 15</text:p>
      <text:p text:style-name="P2"><text:soft-page-break/>61.9659090909 , 9.57196969697 , 15</text:p>
      <text:p text:style-name="P2">61.9659090909 , 10.0757575758 , 15</text:p>
      <text:p text:style-name="P2">61.9659090909 , 10.5795454545 , 15</text:p>
      <text:p text:style-name="P2">61.9659090909 , 11.0833333333 , 15</text:p>
      <text:p text:style-name="P2">61.9659090909 , 11.5871212121 , 15</text:p>
      <text:p text:style-name="P2">61.9659090909 , 12.0909090909 , 15</text:p>
      <text:p text:style-name="P2">61.9659090909 , 12.5946969697 , 15</text:p>
      <text:p text:style-name="P2">61.9659090909 , 13.0984848485 , 15</text:p>
      <text:p text:style-name="P2">61.9659090909 , 13.6022727273 , 15</text:p>
      <text:p text:style-name="P2">61.9659090909 , 14.1060606061 , 15</text:p>
      <text:p text:style-name="P2">61.9659090909 , 14.6098484848 , 15</text:p>
      <text:p text:style-name="P2">61.9659090909 , 15.1136363636 , 15</text:p>
      <text:p text:style-name="P2">61.9659090909 , 15.6174242424 , 15</text:p>
      <text:p text:style-name="P2">61.9659090909 , 16.1212121212 , 15</text:p>
      <text:p text:style-name="P2">61.9659090909 , 16.625 , 15</text:p>
      <text:p text:style-name="P2">61.9659090909 , 17.1287878788 , 15</text:p>
      <text:p text:style-name="P2">61.9659090909 , 17.6325757576 , 15</text:p>
      <text:p text:style-name="P2">61.9659090909 , 18.1363636364 , 15</text:p>
      <text:p text:style-name="P2">61.9659090909 , 18.6401515152 , 15.33333333</text:p>
      <text:p text:style-name="P2">61.9659090909 , 19.1439393939 , 15.66666667</text:p>
      <text:p text:style-name="P2">61.9659090909 , 19.6477272727 , 16</text:p>
      <text:p text:style-name="P2">61.9659090909 , 20.1515151515 , 16.33333333</text:p>
      <text:p text:style-name="P2">61.9659090909 , 20.6553030303 , 16.66666667</text:p>
      <text:p text:style-name="P2">61.9659090909 , 21.1590909091 , 17</text:p>
      <text:p text:style-name="P2">61.9659090909 , 21.6628787879 , 17.33333333</text:p>
      <text:p text:style-name="P2">61.9659090909 , 22.1666666667 , 17.66666667</text:p>
      <text:p text:style-name="P2">61.9659090909 , 22.6704545455 , 18</text:p>
      <text:p text:style-name="P2">61.9659090909 , 23.1742424242 , 18.33333333</text:p>
      <text:p text:style-name="P2">61.9659090909 , 23.678030303 , 18.66666667</text:p>
      <text:p text:style-name="P2">61.9659090909 , 24.1818181818 , 19</text:p>
      <text:p text:style-name="P2">61.9659090909 , 24.6856060606 , 19.33333333</text:p>
      <text:p text:style-name="P2">61.9659090909 , 25.1893939394 , 19.66666667</text:p>
      <text:p text:style-name="P2">61.9659090909 , 25.6931818182 , 20</text:p>
      <text:p text:style-name="P2">61.9659090909 , 26.196969697 , 20.33333333</text:p>
      <text:p text:style-name="P2">61.9659090909 , 26.7007575758 , 20.66666667</text:p>
      <text:p text:style-name="P2">61.9659090909 , 27.2045454545 , 21</text:p>
      <text:p text:style-name="P2">61.9659090909 , 27.7083333333 , 21.33333333</text:p>
      <text:p text:style-name="P2">61.9659090909 , 28.2121212121 , 21.66666667</text:p>
      <text:p text:style-name="P2">61.9659090909 , 28.7159090909 , 22</text:p>
      <text:p text:style-name="P2">61.9659090909 , 29.2196969697 , 22.33333333</text:p>
      <text:p text:style-name="P2">61.9659090909 , 29.7234848485 , 22.66666667</text:p>
      <text:p text:style-name="P2">61.9659090909 , 30.2272727273 , 23</text:p>
      <text:p text:style-name="P2">61.9659090909 , 30.7310606061 , 23.33333333</text:p>
      <text:p text:style-name="P2">61.9659090909 , 31.2348484848 , 23.66666667</text:p>
      <text:p text:style-name="P2">61.9659090909 , 31.7386363636 , 24</text:p>
      <text:p text:style-name="P2">61.9659090909 , 32.2424242424 , 24.33333333</text:p>
      <text:p text:style-name="P2">61.9659090909 , 32.7462121212 , 24.66666667</text:p>
      <text:p text:style-name="P2">61.9659090909 , 33.25 , 25</text:p>
      <text:p text:style-name="P2">61.9659090909 , 33.7537878788 , 25.33333333</text:p>
      <text:p text:style-name="P2">61.9659090909 , 34.2575757576 , 25.66666667</text:p>
      <text:p text:style-name="P2">61.9659090909 , 34.7613636364 , 26</text:p>
      <text:p text:style-name="P2">61.9659090909 , 35.2651515152 , 26.33333333</text:p>
      <text:p text:style-name="P2"><text:soft-page-break/>61.9659090909 , 35.7689393939 , 26.66666667</text:p>
      <text:p text:style-name="P2">61.9659090909 , 36.2727272727 , 27</text:p>
      <text:p text:style-name="P2">61.9659090909 , 36.7765151515 , 27.33333333</text:p>
      <text:p text:style-name="P2">61.9659090909 , 37.2803030303 , 27.66666667</text:p>
      <text:p text:style-name="P2">61.9659090909 , 37.7840909091 , 28</text:p>
      <text:p text:style-name="P2">61.9659090909 , 38.2878787879 , 28.33333333</text:p>
      <text:p text:style-name="P2">61.9659090909 , 38.7916666667 , 28.66666667</text:p>
      <text:p text:style-name="P2">61.9659090909 , 39.2954545455 , 29</text:p>
      <text:p text:style-name="P2">61.9659090909 , 39.7992424242 , 29.33333333</text:p>
      <text:p text:style-name="P2">61.9659090909 , 40.303030303 , 29.66666667</text:p>
      <text:p text:style-name="P2">61.9659090909 , 40.8068181818 , 30</text:p>
      <text:p text:style-name="P2">61.9659090909 , 41.3106060606 , 30.33333333</text:p>
      <text:p text:style-name="P2">61.9659090909 , 41.8143939394 , 30.66666667</text:p>
      <text:p text:style-name="P2">61.9659090909 , 42.3181818182 , 31</text:p>
      <text:p text:style-name="P2">61.9659090909 , 42.821969697 , 31.33333333</text:p>
      <text:p text:style-name="P2">61.9659090909 , 43.3257575758 , 31.66666667</text:p>
      <text:p text:style-name="P2">61.9659090909 , 43.8295454545 , 32</text:p>
      <text:p text:style-name="P2">61.9659090909 , 44.3333333333 , 32.33333333</text:p>
      <text:p text:style-name="P2">61.9659090909 , 44.8371212121 , 32.66666667</text:p>
      <text:p text:style-name="P2">61.9659090909 , 45.3409090909 , 33</text:p>
      <text:p text:style-name="P2">61.9659090909 , 45.8446969697 , 33.33333333</text:p>
      <text:p text:style-name="P2">61.9659090909 , 46.3484848485 , 33.66666667</text:p>
      <text:p text:style-name="P2">61.9659090909 , 46.8522727273 , 34</text:p>
      <text:p text:style-name="P2">61.9659090909 , 47.3560606061 , 34.33333333</text:p>
      <text:p text:style-name="P2">61.9659090909 , 47.8598484848 , 34.66666667</text:p>
      <text:p text:style-name="P2">61.9659090909 , 48.3636363636 , 35</text:p>
      <text:p text:style-name="P2">61.9659090909 , 48.8674242424 , 35</text:p>
      <text:p text:style-name="P2">61.9659090909 , 49.3712121212 , 35</text:p>
      <text:p text:style-name="P2">61.9659090909 , 49.875 , 35</text:p>
      <text:p text:style-name="P2">61.9659090909 , 50.3787878788 , 35</text:p>
      <text:p text:style-name="P2">61.9659090909 , 50.8825757576 , 35</text:p>
      <text:p text:style-name="P2">61.9659090909 , 51.3863636364 , 35</text:p>
      <text:p text:style-name="P2">61.9659090909 , 51.8901515152 , 35</text:p>
      <text:p text:style-name="P2">61.9659090909 , 52.3939393939 , 35</text:p>
      <text:p text:style-name="P2">61.9659090909 , 52.8977272727 , 35</text:p>
      <text:p text:style-name="P2">61.9659090909 , 53.4015151515 , 35</text:p>
      <text:p text:style-name="P2">61.9659090909 , 53.9053030303 , 35</text:p>
      <text:p text:style-name="P2">61.9659090909 , 54.4090909091 , 35</text:p>
      <text:p text:style-name="P2">61.9659090909 , 54.9128787879 , 35</text:p>
      <text:p text:style-name="P2">61.9659090909 , 55.4166666667 , 35</text:p>
      <text:p text:style-name="P2">61.9659090909 , 55.9204545455 , 35</text:p>
      <text:p text:style-name="P2">61.9659090909 , 56.4242424242 , 35</text:p>
      <text:p text:style-name="P2">61.9659090909 , 56.928030303 , 35</text:p>
      <text:p text:style-name="P2">61.9659090909 , 57.4318181818 , 35</text:p>
      <text:p text:style-name="P2">61.9659090909 , 57.9356060606 , 35</text:p>
      <text:p text:style-name="P2">61.9659090909 , 58.4393939394 , 35</text:p>
      <text:p text:style-name="P2">61.9659090909 , 58.9431818182 , 35</text:p>
      <text:p text:style-name="P2">61.9659090909 , 59.446969697 , 35</text:p>
      <text:p text:style-name="P2">61.9659090909 , 59.9507575758 , 35</text:p>
      <text:p text:style-name="P2">61.9659090909 , 60.4545454545 , 35</text:p>
      <text:p text:style-name="P2">61.9659090909 , 60.9583333333 , 35</text:p>
      <text:p text:style-name="P2">61.9659090909 , 61.4621212121 , 35</text:p>
      <text:p text:style-name="P2"><text:soft-page-break/>61.9659090909 , 61.9659090909 , 35</text:p>
      <text:p text:style-name="P2">61.9659090909 , 62.4696969697 , 35</text:p>
      <text:p text:style-name="P2">61.9659090909 , 62.9734848485 , 35</text:p>
      <text:p text:style-name="P2">61.9659090909 , 63.4772727273 , 35</text:p>
      <text:p text:style-name="P2">61.9659090909 , 63.9810606061 , 35</text:p>
      <text:p text:style-name="P2">61.9659090909 , 64.4848484848 , 35</text:p>
      <text:p text:style-name="P2">61.9659090909 , 64.9886363636 , 35</text:p>
      <text:p text:style-name="P2">61.9659090909 , 65.4924242424 , 35</text:p>
      <text:p text:style-name="P2">61.9659090909 , 65.9962121212 , 35</text:p>
      <text:p text:style-name="P2">61.9659090909 , 66.5 , 35</text:p>
      <text:p text:style-name="P2">62.4696969697 , 0.0 , 15</text:p>
      <text:p text:style-name="P2">62.4696969697 , 0.503787878788 , 15</text:p>
      <text:p text:style-name="P2">62.4696969697 , 1.00757575758 , 15</text:p>
      <text:p text:style-name="P2">62.4696969697 , 1.51136363636 , 15</text:p>
      <text:p text:style-name="P2">62.4696969697 , 2.01515151515 , 15</text:p>
      <text:p text:style-name="P2">62.4696969697 , 2.51893939394 , 15</text:p>
      <text:p text:style-name="P2">62.4696969697 , 3.02272727273 , 15</text:p>
      <text:p text:style-name="P2">62.4696969697 , 3.52651515152 , 15</text:p>
      <text:p text:style-name="P2">62.4696969697 , 4.0303030303 , 15</text:p>
      <text:p text:style-name="P2">62.4696969697 , 4.53409090909 , 15</text:p>
      <text:p text:style-name="P2">62.4696969697 , 5.03787878788 , 15</text:p>
      <text:p text:style-name="P2">62.4696969697 , 5.54166666667 , 15</text:p>
      <text:p text:style-name="P2">62.4696969697 , 6.04545454545 , 15</text:p>
      <text:p text:style-name="P2">62.4696969697 , 6.54924242424 , 15</text:p>
      <text:p text:style-name="P2">62.4696969697 , 7.05303030303 , 15</text:p>
      <text:p text:style-name="P2">62.4696969697 , 7.55681818182 , 15</text:p>
      <text:p text:style-name="P2">62.4696969697 , 8.06060606061 , 15</text:p>
      <text:p text:style-name="P2">62.4696969697 , 8.56439393939 , 15</text:p>
      <text:p text:style-name="P2">62.4696969697 , 9.06818181818 , 15</text:p>
      <text:p text:style-name="P2">62.4696969697 , 9.57196969697 , 15</text:p>
      <text:p text:style-name="P2">62.4696969697 , 10.0757575758 , 15</text:p>
      <text:p text:style-name="P2">62.4696969697 , 10.5795454545 , 15</text:p>
      <text:p text:style-name="P2">62.4696969697 , 11.0833333333 , 15</text:p>
      <text:p text:style-name="P2">62.4696969697 , 11.5871212121 , 15</text:p>
      <text:p text:style-name="P2">62.4696969697 , 12.0909090909 , 15</text:p>
      <text:p text:style-name="P2">62.4696969697 , 12.5946969697 , 15</text:p>
      <text:p text:style-name="P2">62.4696969697 , 13.0984848485 , 15</text:p>
      <text:p text:style-name="P2">62.4696969697 , 13.6022727273 , 15</text:p>
      <text:p text:style-name="P2">62.4696969697 , 14.1060606061 , 15</text:p>
      <text:p text:style-name="P2">62.4696969697 , 14.6098484848 , 15</text:p>
      <text:p text:style-name="P2">62.4696969697 , 15.1136363636 , 15</text:p>
      <text:p text:style-name="P2">62.4696969697 , 15.6174242424 , 15</text:p>
      <text:p text:style-name="P2">62.4696969697 , 16.1212121212 , 15</text:p>
      <text:p text:style-name="P2">62.4696969697 , 16.625 , 15</text:p>
      <text:p text:style-name="P2">62.4696969697 , 17.1287878788 , 15</text:p>
      <text:p text:style-name="P2">62.4696969697 , 17.6325757576 , 15</text:p>
      <text:p text:style-name="P2">62.4696969697 , 18.1363636364 , 15</text:p>
      <text:p text:style-name="P2">62.4696969697 , 18.6401515152 , 15.33333333</text:p>
      <text:p text:style-name="P2">62.4696969697 , 19.1439393939 , 15.66666667</text:p>
      <text:p text:style-name="P2">62.4696969697 , 19.6477272727 , 16</text:p>
      <text:p text:style-name="P2">62.4696969697 , 20.1515151515 , 16.33333333</text:p>
      <text:p text:style-name="P2">62.4696969697 , 20.6553030303 , 16.66666667</text:p>
      <text:p text:style-name="P2"><text:soft-page-break/>62.4696969697 , 21.1590909091 , 17</text:p>
      <text:p text:style-name="P2">62.4696969697 , 21.6628787879 , 17.33333333</text:p>
      <text:p text:style-name="P2">62.4696969697 , 22.1666666667 , 17.66666667</text:p>
      <text:p text:style-name="P2">62.4696969697 , 22.6704545455 , 18</text:p>
      <text:p text:style-name="P2">62.4696969697 , 23.1742424242 , 18.33333333</text:p>
      <text:p text:style-name="P2">62.4696969697 , 23.678030303 , 18.66666667</text:p>
      <text:p text:style-name="P2">62.4696969697 , 24.1818181818 , 19</text:p>
      <text:p text:style-name="P2">62.4696969697 , 24.6856060606 , 19.33333333</text:p>
      <text:p text:style-name="P2">62.4696969697 , 25.1893939394 , 19.66666667</text:p>
      <text:p text:style-name="P2">62.4696969697 , 25.6931818182 , 20</text:p>
      <text:p text:style-name="P2">62.4696969697 , 26.196969697 , 20.33333333</text:p>
      <text:p text:style-name="P2">62.4696969697 , 26.7007575758 , 20.66666667</text:p>
      <text:p text:style-name="P2">62.4696969697 , 27.2045454545 , 21</text:p>
      <text:p text:style-name="P2">62.4696969697 , 27.7083333333 , 21.33333333</text:p>
      <text:p text:style-name="P2">62.4696969697 , 28.2121212121 , 21.66666667</text:p>
      <text:p text:style-name="P2">62.4696969697 , 28.7159090909 , 22</text:p>
      <text:p text:style-name="P2">62.4696969697 , 29.2196969697 , 22.33333333</text:p>
      <text:p text:style-name="P2">62.4696969697 , 29.7234848485 , 22.66666667</text:p>
      <text:p text:style-name="P2">62.4696969697 , 30.2272727273 , 23</text:p>
      <text:p text:style-name="P2">62.4696969697 , 30.7310606061 , 23.33333333</text:p>
      <text:p text:style-name="P2">62.4696969697 , 31.2348484848 , 23.66666667</text:p>
      <text:p text:style-name="P2">62.4696969697 , 31.7386363636 , 24</text:p>
      <text:p text:style-name="P2">62.4696969697 , 32.2424242424 , 24.33333333</text:p>
      <text:p text:style-name="P2">62.4696969697 , 32.7462121212 , 24.66666667</text:p>
      <text:p text:style-name="P2">62.4696969697 , 33.25 , 25</text:p>
      <text:p text:style-name="P2">62.4696969697 , 33.7537878788 , 25.33333333</text:p>
      <text:p text:style-name="P2">62.4696969697 , 34.2575757576 , 25.66666667</text:p>
      <text:p text:style-name="P2">62.4696969697 , 34.7613636364 , 26</text:p>
      <text:p text:style-name="P2">62.4696969697 , 35.2651515152 , 26.33333333</text:p>
      <text:p text:style-name="P2">62.4696969697 , 35.7689393939 , 26.66666667</text:p>
      <text:p text:style-name="P2">62.4696969697 , 36.2727272727 , 27</text:p>
      <text:p text:style-name="P2">62.4696969697 , 36.7765151515 , 27.33333333</text:p>
      <text:p text:style-name="P2">62.4696969697 , 37.2803030303 , 27.66666667</text:p>
      <text:p text:style-name="P2">62.4696969697 , 37.7840909091 , 28</text:p>
      <text:p text:style-name="P2">62.4696969697 , 38.2878787879 , 28.33333333</text:p>
      <text:p text:style-name="P2">62.4696969697 , 38.7916666667 , 28.66666667</text:p>
      <text:p text:style-name="P2">62.4696969697 , 39.2954545455 , 29</text:p>
      <text:p text:style-name="P2">62.4696969697 , 39.7992424242 , 29.33333333</text:p>
      <text:p text:style-name="P2">62.4696969697 , 40.303030303 , 29.66666667</text:p>
      <text:p text:style-name="P2">62.4696969697 , 40.8068181818 , 30</text:p>
      <text:p text:style-name="P2">62.4696969697 , 41.3106060606 , 30.33333333</text:p>
      <text:p text:style-name="P2">62.4696969697 , 41.8143939394 , 30.66666667</text:p>
      <text:p text:style-name="P2">62.4696969697 , 42.3181818182 , 31</text:p>
      <text:p text:style-name="P2">62.4696969697 , 42.821969697 , 31.33333333</text:p>
      <text:p text:style-name="P2">62.4696969697 , 43.3257575758 , 31.66666667</text:p>
      <text:p text:style-name="P2">62.4696969697 , 43.8295454545 , 32</text:p>
      <text:p text:style-name="P2">62.4696969697 , 44.3333333333 , 32.33333333</text:p>
      <text:p text:style-name="P2">62.4696969697 , 44.8371212121 , 32.66666667</text:p>
      <text:p text:style-name="P2">62.4696969697 , 45.3409090909 , 33</text:p>
      <text:p text:style-name="P2">62.4696969697 , 45.8446969697 , 33.33333333</text:p>
      <text:p text:style-name="P2">62.4696969697 , 46.3484848485 , 33.66666667</text:p>
      <text:p text:style-name="P2">62.4696969697 , 46.8522727273 , 34</text:p>
      <text:p text:style-name="P2"><text:soft-page-break/>62.4696969697 , 47.3560606061 , 34.33333333</text:p>
      <text:p text:style-name="P2">62.4696969697 , 47.8598484848 , 34.66666667</text:p>
      <text:p text:style-name="P2">62.4696969697 , 48.3636363636 , 35</text:p>
      <text:p text:style-name="P2">62.4696969697 , 48.8674242424 , 35</text:p>
      <text:p text:style-name="P2">62.4696969697 , 49.3712121212 , 35</text:p>
      <text:p text:style-name="P2">62.4696969697 , 49.875 , 35</text:p>
      <text:p text:style-name="P2">62.4696969697 , 50.3787878788 , 35</text:p>
      <text:p text:style-name="P2">62.4696969697 , 50.8825757576 , 35</text:p>
      <text:p text:style-name="P2">62.4696969697 , 51.3863636364 , 35</text:p>
      <text:p text:style-name="P2">62.4696969697 , 51.8901515152 , 35</text:p>
      <text:p text:style-name="P2">62.4696969697 , 52.3939393939 , 35</text:p>
      <text:p text:style-name="P2">62.4696969697 , 52.8977272727 , 35</text:p>
      <text:p text:style-name="P2">62.4696969697 , 53.4015151515 , 35</text:p>
      <text:p text:style-name="P2">62.4696969697 , 53.9053030303 , 35</text:p>
      <text:p text:style-name="P2">62.4696969697 , 54.4090909091 , 35</text:p>
      <text:p text:style-name="P2">62.4696969697 , 54.9128787879 , 35</text:p>
      <text:p text:style-name="P2">62.4696969697 , 55.4166666667 , 35</text:p>
      <text:p text:style-name="P2">62.4696969697 , 55.9204545455 , 35</text:p>
      <text:p text:style-name="P2">62.4696969697 , 56.4242424242 , 35</text:p>
      <text:p text:style-name="P2">62.4696969697 , 56.928030303 , 35</text:p>
      <text:p text:style-name="P2">62.4696969697 , 57.4318181818 , 35</text:p>
      <text:p text:style-name="P2">62.4696969697 , 57.9356060606 , 35</text:p>
      <text:p text:style-name="P2">62.4696969697 , 58.4393939394 , 35</text:p>
      <text:p text:style-name="P2">62.4696969697 , 58.9431818182 , 35</text:p>
      <text:p text:style-name="P2">62.4696969697 , 59.446969697 , 35</text:p>
      <text:p text:style-name="P2">62.4696969697 , 59.9507575758 , 35</text:p>
      <text:p text:style-name="P2">62.4696969697 , 60.4545454545 , 35</text:p>
      <text:p text:style-name="P2">62.4696969697 , 60.9583333333 , 35</text:p>
      <text:p text:style-name="P2">62.4696969697 , 61.4621212121 , 35</text:p>
      <text:p text:style-name="P2">62.4696969697 , 61.9659090909 , 35</text:p>
      <text:p text:style-name="P2">62.4696969697 , 62.4696969697 , 35</text:p>
      <text:p text:style-name="P2">62.4696969697 , 62.9734848485 , 35</text:p>
      <text:p text:style-name="P2">62.4696969697 , 63.4772727273 , 35</text:p>
      <text:p text:style-name="P2">62.4696969697 , 63.9810606061 , 35</text:p>
      <text:p text:style-name="P2">62.4696969697 , 64.4848484848 , 35</text:p>
      <text:p text:style-name="P2">62.4696969697 , 64.9886363636 , 35</text:p>
      <text:p text:style-name="P2">62.4696969697 , 65.4924242424 , 35</text:p>
      <text:p text:style-name="P2">62.4696969697 , 65.9962121212 , 35</text:p>
      <text:p text:style-name="P2">62.4696969697 , 66.5 , 35</text:p>
      <text:p text:style-name="P2">62.9734848485 , 0.0 , 15</text:p>
      <text:p text:style-name="P2">62.9734848485 , 0.503787878788 , 15</text:p>
      <text:p text:style-name="P2">62.9734848485 , 1.00757575758 , 15</text:p>
      <text:p text:style-name="P2">62.9734848485 , 1.51136363636 , 15</text:p>
      <text:p text:style-name="P2">62.9734848485 , 2.01515151515 , 15</text:p>
      <text:p text:style-name="P2">62.9734848485 , 2.51893939394 , 15</text:p>
      <text:p text:style-name="P2">62.9734848485 , 3.02272727273 , 15</text:p>
      <text:p text:style-name="P2">62.9734848485 , 3.52651515152 , 15</text:p>
      <text:p text:style-name="P2">62.9734848485 , 4.0303030303 , 15</text:p>
      <text:p text:style-name="P2">62.9734848485 , 4.53409090909 , 15</text:p>
      <text:p text:style-name="P2">62.9734848485 , 5.03787878788 , 15</text:p>
      <text:p text:style-name="P2">62.9734848485 , 5.54166666667 , 15</text:p>
      <text:p text:style-name="P2">62.9734848485 , 6.04545454545 , 15</text:p>
      <text:p text:style-name="P2"><text:soft-page-break/>62.9734848485 , 6.54924242424 , 15</text:p>
      <text:p text:style-name="P2">62.9734848485 , 7.05303030303 , 15</text:p>
      <text:p text:style-name="P2">62.9734848485 , 7.55681818182 , 15</text:p>
      <text:p text:style-name="P2">62.9734848485 , 8.06060606061 , 15</text:p>
      <text:p text:style-name="P2">62.9734848485 , 8.56439393939 , 15</text:p>
      <text:p text:style-name="P2">62.9734848485 , 9.06818181818 , 15</text:p>
      <text:p text:style-name="P2">62.9734848485 , 9.57196969697 , 15</text:p>
      <text:p text:style-name="P2">62.9734848485 , 10.0757575758 , 15</text:p>
      <text:p text:style-name="P2">62.9734848485 , 10.5795454545 , 15</text:p>
      <text:p text:style-name="P2">62.9734848485 , 11.0833333333 , 15</text:p>
      <text:p text:style-name="P2">62.9734848485 , 11.5871212121 , 15</text:p>
      <text:p text:style-name="P2">62.9734848485 , 12.0909090909 , 15</text:p>
      <text:p text:style-name="P2">62.9734848485 , 12.5946969697 , 15</text:p>
      <text:p text:style-name="P2">62.9734848485 , 13.0984848485 , 15</text:p>
      <text:p text:style-name="P2">62.9734848485 , 13.6022727273 , 15</text:p>
      <text:p text:style-name="P2">62.9734848485 , 14.1060606061 , 15</text:p>
      <text:p text:style-name="P2">62.9734848485 , 14.6098484848 , 15</text:p>
      <text:p text:style-name="P2">62.9734848485 , 15.1136363636 , 15</text:p>
      <text:p text:style-name="P2">62.9734848485 , 15.6174242424 , 15</text:p>
      <text:p text:style-name="P2">62.9734848485 , 16.1212121212 , 15</text:p>
      <text:p text:style-name="P2">62.9734848485 , 16.625 , 15</text:p>
      <text:p text:style-name="P2">62.9734848485 , 17.1287878788 , 15</text:p>
      <text:p text:style-name="P2">62.9734848485 , 17.6325757576 , 15</text:p>
      <text:p text:style-name="P2">62.9734848485 , 18.1363636364 , 15</text:p>
      <text:p text:style-name="P2">62.9734848485 , 18.6401515152 , 15.33333333</text:p>
      <text:p text:style-name="P2">62.9734848485 , 19.1439393939 , 15.66666667</text:p>
      <text:p text:style-name="P2">62.9734848485 , 19.6477272727 , 16</text:p>
      <text:p text:style-name="P2">62.9734848485 , 20.1515151515 , 16.33333333</text:p>
      <text:p text:style-name="P2">62.9734848485 , 20.6553030303 , 16.66666667</text:p>
      <text:p text:style-name="P2">62.9734848485 , 21.1590909091 , 17</text:p>
      <text:p text:style-name="P2">62.9734848485 , 21.6628787879 , 17.33333333</text:p>
      <text:p text:style-name="P2">62.9734848485 , 22.1666666667 , 17.66666667</text:p>
      <text:p text:style-name="P2">62.9734848485 , 22.6704545455 , 18</text:p>
      <text:p text:style-name="P2">62.9734848485 , 23.1742424242 , 18.33333333</text:p>
      <text:p text:style-name="P2">62.9734848485 , 23.678030303 , 18.66666667</text:p>
      <text:p text:style-name="P2">62.9734848485 , 24.1818181818 , 19</text:p>
      <text:p text:style-name="P2">62.9734848485 , 24.6856060606 , 19.33333333</text:p>
      <text:p text:style-name="P2">62.9734848485 , 25.1893939394 , 19.66666667</text:p>
      <text:p text:style-name="P2">62.9734848485 , 25.6931818182 , 20</text:p>
      <text:p text:style-name="P2">62.9734848485 , 26.196969697 , 20.33333333</text:p>
      <text:p text:style-name="P2">62.9734848485 , 26.7007575758 , 20.66666667</text:p>
      <text:p text:style-name="P2">62.9734848485 , 27.2045454545 , 21</text:p>
      <text:p text:style-name="P2">62.9734848485 , 27.7083333333 , 21.33333333</text:p>
      <text:p text:style-name="P2">62.9734848485 , 28.2121212121 , 21.66666667</text:p>
      <text:p text:style-name="P2">62.9734848485 , 28.7159090909 , 22</text:p>
      <text:p text:style-name="P2">62.9734848485 , 29.2196969697 , 22.33333333</text:p>
      <text:p text:style-name="P2">62.9734848485 , 29.7234848485 , 22.66666667</text:p>
      <text:p text:style-name="P2">62.9734848485 , 30.2272727273 , 23</text:p>
      <text:p text:style-name="P2">62.9734848485 , 30.7310606061 , 23.33333333</text:p>
      <text:p text:style-name="P2">62.9734848485 , 31.2348484848 , 23.66666667</text:p>
      <text:p text:style-name="P2">62.9734848485 , 31.7386363636 , 24</text:p>
      <text:p text:style-name="P2">62.9734848485 , 32.2424242424 , 24.33333333</text:p>
      <text:p text:style-name="P2"><text:soft-page-break/>62.9734848485 , 32.7462121212 , 24.66666667</text:p>
      <text:p text:style-name="P2">62.9734848485 , 33.25 , 25</text:p>
      <text:p text:style-name="P2">62.9734848485 , 33.7537878788 , 25.33333333</text:p>
      <text:p text:style-name="P2">62.9734848485 , 34.2575757576 , 25.66666667</text:p>
      <text:p text:style-name="P2">62.9734848485 , 34.7613636364 , 26</text:p>
      <text:p text:style-name="P2">62.9734848485 , 35.2651515152 , 26.33333333</text:p>
      <text:p text:style-name="P2">62.9734848485 , 35.7689393939 , 26.66666667</text:p>
      <text:p text:style-name="P2">62.9734848485 , 36.2727272727 , 27</text:p>
      <text:p text:style-name="P2">62.9734848485 , 36.7765151515 , 27.33333333</text:p>
      <text:p text:style-name="P2">62.9734848485 , 37.2803030303 , 27.66666667</text:p>
      <text:p text:style-name="P2">62.9734848485 , 37.7840909091 , 28</text:p>
      <text:p text:style-name="P2">62.9734848485 , 38.2878787879 , 28.33333333</text:p>
      <text:p text:style-name="P2">62.9734848485 , 38.7916666667 , 28.66666667</text:p>
      <text:p text:style-name="P2">62.9734848485 , 39.2954545455 , 29</text:p>
      <text:p text:style-name="P2">62.9734848485 , 39.7992424242 , 29.33333333</text:p>
      <text:p text:style-name="P2">62.9734848485 , 40.303030303 , 29.66666667</text:p>
      <text:p text:style-name="P2">62.9734848485 , 40.8068181818 , 30</text:p>
      <text:p text:style-name="P2">62.9734848485 , 41.3106060606 , 30.33333333</text:p>
      <text:p text:style-name="P2">62.9734848485 , 41.8143939394 , 30.66666667</text:p>
      <text:p text:style-name="P2">62.9734848485 , 42.3181818182 , 31</text:p>
      <text:p text:style-name="P2">62.9734848485 , 42.821969697 , 31.33333333</text:p>
      <text:p text:style-name="P2">62.9734848485 , 43.3257575758 , 31.66666667</text:p>
      <text:p text:style-name="P2">62.9734848485 , 43.8295454545 , 32</text:p>
      <text:p text:style-name="P2">62.9734848485 , 44.3333333333 , 32.33333333</text:p>
      <text:p text:style-name="P2">62.9734848485 , 44.8371212121 , 32.66666667</text:p>
      <text:p text:style-name="P2">62.9734848485 , 45.3409090909 , 33</text:p>
      <text:p text:style-name="P2">62.9734848485 , 45.8446969697 , 33.33333333</text:p>
      <text:p text:style-name="P2">62.9734848485 , 46.3484848485 , 33.66666667</text:p>
      <text:p text:style-name="P2">62.9734848485 , 46.8522727273 , 34</text:p>
      <text:p text:style-name="P2">62.9734848485 , 47.3560606061 , 34.33333333</text:p>
      <text:p text:style-name="P2">62.9734848485 , 47.8598484848 , 34.66666667</text:p>
      <text:p text:style-name="P2">62.9734848485 , 48.3636363636 , 35</text:p>
      <text:p text:style-name="P2">62.9734848485 , 48.8674242424 , 35</text:p>
      <text:p text:style-name="P2">62.9734848485 , 49.3712121212 , 35</text:p>
      <text:p text:style-name="P2">62.9734848485 , 49.875 , 35</text:p>
      <text:p text:style-name="P2">62.9734848485 , 50.3787878788 , 35</text:p>
      <text:p text:style-name="P2">62.9734848485 , 50.8825757576 , 35</text:p>
      <text:p text:style-name="P2">62.9734848485 , 51.3863636364 , 35</text:p>
      <text:p text:style-name="P2">62.9734848485 , 51.8901515152 , 35</text:p>
      <text:p text:style-name="P2">62.9734848485 , 52.3939393939 , 35</text:p>
      <text:p text:style-name="P2">62.9734848485 , 52.8977272727 , 35</text:p>
      <text:p text:style-name="P2">62.9734848485 , 53.4015151515 , 35</text:p>
      <text:p text:style-name="P2">62.9734848485 , 53.9053030303 , 35</text:p>
      <text:p text:style-name="P2">62.9734848485 , 54.4090909091 , 35</text:p>
      <text:p text:style-name="P2">62.9734848485 , 54.9128787879 , 35</text:p>
      <text:p text:style-name="P2">62.9734848485 , 55.4166666667 , 35</text:p>
      <text:p text:style-name="P2">62.9734848485 , 55.9204545455 , 35</text:p>
      <text:p text:style-name="P2">62.9734848485 , 56.4242424242 , 35</text:p>
      <text:p text:style-name="P2">62.9734848485 , 56.928030303 , 35</text:p>
      <text:p text:style-name="P2">62.9734848485 , 57.4318181818 , 35</text:p>
      <text:p text:style-name="P2">62.9734848485 , 57.9356060606 , 35</text:p>
      <text:p text:style-name="P2">62.9734848485 , 58.4393939394 , 35</text:p>
      <text:p text:style-name="P2"><text:soft-page-break/>62.9734848485 , 58.9431818182 , 35</text:p>
      <text:p text:style-name="P2">62.9734848485 , 59.446969697 , 35</text:p>
      <text:p text:style-name="P2">62.9734848485 , 59.9507575758 , 35</text:p>
      <text:p text:style-name="P2">62.9734848485 , 60.4545454545 , 35</text:p>
      <text:p text:style-name="P2">62.9734848485 , 60.9583333333 , 35</text:p>
      <text:p text:style-name="P2">62.9734848485 , 61.4621212121 , 35</text:p>
      <text:p text:style-name="P2">62.9734848485 , 61.9659090909 , 35</text:p>
      <text:p text:style-name="P2">62.9734848485 , 62.4696969697 , 35</text:p>
      <text:p text:style-name="P2">62.9734848485 , 62.9734848485 , 35</text:p>
      <text:p text:style-name="P2">62.9734848485 , 63.4772727273 , 35</text:p>
      <text:p text:style-name="P2">62.9734848485 , 63.9810606061 , 35</text:p>
      <text:p text:style-name="P2">62.9734848485 , 64.4848484848 , 35</text:p>
      <text:p text:style-name="P2">62.9734848485 , 64.9886363636 , 35</text:p>
      <text:p text:style-name="P2">62.9734848485 , 65.4924242424 , 35</text:p>
      <text:p text:style-name="P2">62.9734848485 , 65.9962121212 , 35</text:p>
      <text:p text:style-name="P2">62.9734848485 , 66.5 , 35</text:p>
      <text:p text:style-name="P2">63.4772727273 , 0.0 , 15</text:p>
      <text:p text:style-name="P2">63.4772727273 , 0.503787878788 , 15</text:p>
      <text:p text:style-name="P2">63.4772727273 , 1.00757575758 , 15</text:p>
      <text:p text:style-name="P2">63.4772727273 , 1.51136363636 , 15</text:p>
      <text:p text:style-name="P2">63.4772727273 , 2.01515151515 , 15</text:p>
      <text:p text:style-name="P2">63.4772727273 , 2.51893939394 , 15</text:p>
      <text:p text:style-name="P2">63.4772727273 , 3.02272727273 , 15</text:p>
      <text:p text:style-name="P2">63.4772727273 , 3.52651515152 , 15</text:p>
      <text:p text:style-name="P2">63.4772727273 , 4.0303030303 , 15</text:p>
      <text:p text:style-name="P2">63.4772727273 , 4.53409090909 , 15</text:p>
      <text:p text:style-name="P2">63.4772727273 , 5.03787878788 , 15</text:p>
      <text:p text:style-name="P2">63.4772727273 , 5.54166666667 , 15</text:p>
      <text:p text:style-name="P2">63.4772727273 , 6.04545454545 , 15</text:p>
      <text:p text:style-name="P2">63.4772727273 , 6.54924242424 , 15</text:p>
      <text:p text:style-name="P2">63.4772727273 , 7.05303030303 , 15</text:p>
      <text:p text:style-name="P2">63.4772727273 , 7.55681818182 , 15</text:p>
      <text:p text:style-name="P2">63.4772727273 , 8.06060606061 , 15</text:p>
      <text:p text:style-name="P2">63.4772727273 , 8.56439393939 , 15</text:p>
      <text:p text:style-name="P2">63.4772727273 , 9.06818181818 , 15</text:p>
      <text:p text:style-name="P2">63.4772727273 , 9.57196969697 , 15</text:p>
      <text:p text:style-name="P2">63.4772727273 , 10.0757575758 , 15</text:p>
      <text:p text:style-name="P2">63.4772727273 , 10.5795454545 , 15</text:p>
      <text:p text:style-name="P2">63.4772727273 , 11.0833333333 , 15</text:p>
      <text:p text:style-name="P2">63.4772727273 , 11.5871212121 , 15</text:p>
      <text:p text:style-name="P2">63.4772727273 , 12.0909090909 , 15</text:p>
      <text:p text:style-name="P2">63.4772727273 , 12.5946969697 , 15</text:p>
      <text:p text:style-name="P2">63.4772727273 , 13.0984848485 , 15</text:p>
      <text:p text:style-name="P2">63.4772727273 , 13.6022727273 , 15</text:p>
      <text:p text:style-name="P2">63.4772727273 , 14.1060606061 , 15</text:p>
      <text:p text:style-name="P2">63.4772727273 , 14.6098484848 , 15</text:p>
      <text:p text:style-name="P2">63.4772727273 , 15.1136363636 , 15</text:p>
      <text:p text:style-name="P2">63.4772727273 , 15.6174242424 , 15</text:p>
      <text:p text:style-name="P2">63.4772727273 , 16.1212121212 , 15</text:p>
      <text:p text:style-name="P2">63.4772727273 , 16.625 , 15</text:p>
      <text:p text:style-name="P2">63.4772727273 , 17.1287878788 , 15</text:p>
      <text:p text:style-name="P2">63.4772727273 , 17.6325757576 , 15</text:p>
      <text:p text:style-name="P2"><text:soft-page-break/>63.4772727273 , 18.1363636364 , 15</text:p>
      <text:p text:style-name="P2">63.4772727273 , 18.6401515152 , 15.33333333</text:p>
      <text:p text:style-name="P2">63.4772727273 , 19.1439393939 , 15.66666667</text:p>
      <text:p text:style-name="P2">63.4772727273 , 19.6477272727 , 16</text:p>
      <text:p text:style-name="P2">63.4772727273 , 20.1515151515 , 16.33333333</text:p>
      <text:p text:style-name="P2">63.4772727273 , 20.6553030303 , 16.66666667</text:p>
      <text:p text:style-name="P2">63.4772727273 , 21.1590909091 , 17</text:p>
      <text:p text:style-name="P2">63.4772727273 , 21.6628787879 , 17.33333333</text:p>
      <text:p text:style-name="P2">63.4772727273 , 22.1666666667 , 17.66666667</text:p>
      <text:p text:style-name="P2">63.4772727273 , 22.6704545455 , 18</text:p>
      <text:p text:style-name="P2">63.4772727273 , 23.1742424242 , 18.33333333</text:p>
      <text:p text:style-name="P2">63.4772727273 , 23.678030303 , 18.66666667</text:p>
      <text:p text:style-name="P2">63.4772727273 , 24.1818181818 , 19</text:p>
      <text:p text:style-name="P2">63.4772727273 , 24.6856060606 , 19.33333333</text:p>
      <text:p text:style-name="P2">63.4772727273 , 25.1893939394 , 19.66666667</text:p>
      <text:p text:style-name="P2">63.4772727273 , 25.6931818182 , 20</text:p>
      <text:p text:style-name="P2">63.4772727273 , 26.196969697 , 20.33333333</text:p>
      <text:p text:style-name="P2">63.4772727273 , 26.7007575758 , 20.66666667</text:p>
      <text:p text:style-name="P2">63.4772727273 , 27.2045454545 , 21</text:p>
      <text:p text:style-name="P2">63.4772727273 , 27.7083333333 , 21.33333333</text:p>
      <text:p text:style-name="P2">63.4772727273 , 28.2121212121 , 21.66666667</text:p>
      <text:p text:style-name="P2">63.4772727273 , 28.7159090909 , 22</text:p>
      <text:p text:style-name="P2">63.4772727273 , 29.2196969697 , 22.33333333</text:p>
      <text:p text:style-name="P2">63.4772727273 , 29.7234848485 , 22.66666667</text:p>
      <text:p text:style-name="P2">63.4772727273 , 30.2272727273 , 23</text:p>
      <text:p text:style-name="P2">63.4772727273 , 30.7310606061 , 23.33333333</text:p>
      <text:p text:style-name="P2">63.4772727273 , 31.2348484848 , 23.66666667</text:p>
      <text:p text:style-name="P2">63.4772727273 , 31.7386363636 , 24</text:p>
      <text:p text:style-name="P2">63.4772727273 , 32.2424242424 , 24.33333333</text:p>
      <text:p text:style-name="P2">63.4772727273 , 32.7462121212 , 24.66666667</text:p>
      <text:p text:style-name="P2">63.4772727273 , 33.25 , 25</text:p>
      <text:p text:style-name="P2">63.4772727273 , 33.7537878788 , 25.33333333</text:p>
      <text:p text:style-name="P2">63.4772727273 , 34.2575757576 , 25.66666667</text:p>
      <text:p text:style-name="P2">63.4772727273 , 34.7613636364 , 26</text:p>
      <text:p text:style-name="P2">63.4772727273 , 35.2651515152 , 26.33333333</text:p>
      <text:p text:style-name="P2">63.4772727273 , 35.7689393939 , 26.66666667</text:p>
      <text:p text:style-name="P2">63.4772727273 , 36.2727272727 , 27</text:p>
      <text:p text:style-name="P2">63.4772727273 , 36.7765151515 , 27.33333333</text:p>
      <text:p text:style-name="P2">63.4772727273 , 37.2803030303 , 27.66666667</text:p>
      <text:p text:style-name="P2">63.4772727273 , 37.7840909091 , 28</text:p>
      <text:p text:style-name="P2">63.4772727273 , 38.2878787879 , 28.33333333</text:p>
      <text:p text:style-name="P2">63.4772727273 , 38.7916666667 , 28.66666667</text:p>
      <text:p text:style-name="P2">63.4772727273 , 39.2954545455 , 29</text:p>
      <text:p text:style-name="P2">63.4772727273 , 39.7992424242 , 29.33333333</text:p>
      <text:p text:style-name="P2">63.4772727273 , 40.303030303 , 29.66666667</text:p>
      <text:p text:style-name="P2">63.4772727273 , 40.8068181818 , 30</text:p>
      <text:p text:style-name="P2">63.4772727273 , 41.3106060606 , 30.33333333</text:p>
      <text:p text:style-name="P2">63.4772727273 , 41.8143939394 , 30.66666667</text:p>
      <text:p text:style-name="P2">63.4772727273 , 42.3181818182 , 31</text:p>
      <text:p text:style-name="P2">63.4772727273 , 42.821969697 , 31.33333333</text:p>
      <text:p text:style-name="P2">63.4772727273 , 43.3257575758 , 31.66666667</text:p>
      <text:p text:style-name="P2">63.4772727273 , 43.8295454545 , 32</text:p>
      <text:p text:style-name="P2"><text:soft-page-break/>63.4772727273 , 44.3333333333 , 32.33333333</text:p>
      <text:p text:style-name="P2">63.4772727273 , 44.8371212121 , 32.66666667</text:p>
      <text:p text:style-name="P2">63.4772727273 , 45.3409090909 , 33</text:p>
      <text:p text:style-name="P2">63.4772727273 , 45.8446969697 , 33.33333333</text:p>
      <text:p text:style-name="P2">63.4772727273 , 46.3484848485 , 33.66666667</text:p>
      <text:p text:style-name="P2">63.4772727273 , 46.8522727273 , 34</text:p>
      <text:p text:style-name="P2">63.4772727273 , 47.3560606061 , 34.33333333</text:p>
      <text:p text:style-name="P2">63.4772727273 , 47.8598484848 , 34.66666667</text:p>
      <text:p text:style-name="P2">63.4772727273 , 48.3636363636 , 35</text:p>
      <text:p text:style-name="P2">63.4772727273 , 48.8674242424 , 35</text:p>
      <text:p text:style-name="P2">63.4772727273 , 49.3712121212 , 35</text:p>
      <text:p text:style-name="P2">63.4772727273 , 49.875 , 35</text:p>
      <text:p text:style-name="P2">63.4772727273 , 50.3787878788 , 35</text:p>
      <text:p text:style-name="P2">63.4772727273 , 50.8825757576 , 35</text:p>
      <text:p text:style-name="P2">63.4772727273 , 51.3863636364 , 35</text:p>
      <text:p text:style-name="P2">63.4772727273 , 51.8901515152 , 35</text:p>
      <text:p text:style-name="P2">63.4772727273 , 52.3939393939 , 35</text:p>
      <text:p text:style-name="P2">63.4772727273 , 52.8977272727 , 35</text:p>
      <text:p text:style-name="P2">63.4772727273 , 53.4015151515 , 35</text:p>
      <text:p text:style-name="P2">63.4772727273 , 53.9053030303 , 35</text:p>
      <text:p text:style-name="P2">63.4772727273 , 54.4090909091 , 35</text:p>
      <text:p text:style-name="P2">63.4772727273 , 54.9128787879 , 35</text:p>
      <text:p text:style-name="P2">63.4772727273 , 55.4166666667 , 35</text:p>
      <text:p text:style-name="P2">63.4772727273 , 55.9204545455 , 35</text:p>
      <text:p text:style-name="P2">63.4772727273 , 56.4242424242 , 35</text:p>
      <text:p text:style-name="P2">63.4772727273 , 56.928030303 , 35</text:p>
      <text:p text:style-name="P2">63.4772727273 , 57.4318181818 , 35</text:p>
      <text:p text:style-name="P2">63.4772727273 , 57.9356060606 , 35</text:p>
      <text:p text:style-name="P2">63.4772727273 , 58.4393939394 , 35</text:p>
      <text:p text:style-name="P2">63.4772727273 , 58.9431818182 , 35</text:p>
      <text:p text:style-name="P2">63.4772727273 , 59.446969697 , 35</text:p>
      <text:p text:style-name="P2">63.4772727273 , 59.9507575758 , 35</text:p>
      <text:p text:style-name="P2">63.4772727273 , 60.4545454545 , 35</text:p>
      <text:p text:style-name="P2">63.4772727273 , 60.9583333333 , 35</text:p>
      <text:p text:style-name="P2">63.4772727273 , 61.4621212121 , 35</text:p>
      <text:p text:style-name="P2">63.4772727273 , 61.9659090909 , 35</text:p>
      <text:p text:style-name="P2">63.4772727273 , 62.4696969697 , 35</text:p>
      <text:p text:style-name="P2">63.4772727273 , 62.9734848485 , 35</text:p>
      <text:p text:style-name="P2">63.4772727273 , 63.4772727273 , 35</text:p>
      <text:p text:style-name="P2">63.4772727273 , 63.9810606061 , 35</text:p>
      <text:p text:style-name="P2">63.4772727273 , 64.4848484848 , 35</text:p>
      <text:p text:style-name="P2">63.4772727273 , 64.9886363636 , 35</text:p>
      <text:p text:style-name="P2">63.4772727273 , 65.4924242424 , 35</text:p>
      <text:p text:style-name="P2">63.4772727273 , 65.9962121212 , 35</text:p>
      <text:p text:style-name="P2">63.4772727273 , 66.5 , 35</text:p>
      <text:p text:style-name="P2">63.9810606061 , 0.0 , 15</text:p>
      <text:p text:style-name="P2">63.9810606061 , 0.503787878788 , 15</text:p>
      <text:p text:style-name="P2">63.9810606061 , 1.00757575758 , 15</text:p>
      <text:p text:style-name="P2">63.9810606061 , 1.51136363636 , 15</text:p>
      <text:p text:style-name="P2">63.9810606061 , 2.01515151515 , 15</text:p>
      <text:p text:style-name="P2">63.9810606061 , 2.51893939394 , 15</text:p>
      <text:p text:style-name="P2">63.9810606061 , 3.02272727273 , 15</text:p>
      <text:p text:style-name="P2"><text:soft-page-break/>63.9810606061 , 3.52651515152 , 15</text:p>
      <text:p text:style-name="P2">63.9810606061 , 4.0303030303 , 15</text:p>
      <text:p text:style-name="P2">63.9810606061 , 4.53409090909 , 15</text:p>
      <text:p text:style-name="P2">63.9810606061 , 5.03787878788 , 15</text:p>
      <text:p text:style-name="P2">63.9810606061 , 5.54166666667 , 15</text:p>
      <text:p text:style-name="P2">63.9810606061 , 6.04545454545 , 15</text:p>
      <text:p text:style-name="P2">63.9810606061 , 6.54924242424 , 15</text:p>
      <text:p text:style-name="P2">63.9810606061 , 7.05303030303 , 15</text:p>
      <text:p text:style-name="P2">63.9810606061 , 7.55681818182 , 15</text:p>
      <text:p text:style-name="P2">63.9810606061 , 8.06060606061 , 15</text:p>
      <text:p text:style-name="P2">63.9810606061 , 8.56439393939 , 15</text:p>
      <text:p text:style-name="P2">63.9810606061 , 9.06818181818 , 15</text:p>
      <text:p text:style-name="P2">63.9810606061 , 9.57196969697 , 15</text:p>
      <text:p text:style-name="P2">63.9810606061 , 10.0757575758 , 15</text:p>
      <text:p text:style-name="P2">63.9810606061 , 10.5795454545 , 15</text:p>
      <text:p text:style-name="P2">63.9810606061 , 11.0833333333 , 15</text:p>
      <text:p text:style-name="P2">63.9810606061 , 11.5871212121 , 15</text:p>
      <text:p text:style-name="P2">63.9810606061 , 12.0909090909 , 15</text:p>
      <text:p text:style-name="P2">63.9810606061 , 12.5946969697 , 15</text:p>
      <text:p text:style-name="P2">63.9810606061 , 13.0984848485 , 15</text:p>
      <text:p text:style-name="P2">63.9810606061 , 13.6022727273 , 15</text:p>
      <text:p text:style-name="P2">63.9810606061 , 14.1060606061 , 15</text:p>
      <text:p text:style-name="P2">63.9810606061 , 14.6098484848 , 15</text:p>
      <text:p text:style-name="P2">63.9810606061 , 15.1136363636 , 15</text:p>
      <text:p text:style-name="P2">63.9810606061 , 15.6174242424 , 15</text:p>
      <text:p text:style-name="P2">63.9810606061 , 16.1212121212 , 15</text:p>
      <text:p text:style-name="P2">63.9810606061 , 16.625 , 15</text:p>
      <text:p text:style-name="P2">63.9810606061 , 17.1287878788 , 15</text:p>
      <text:p text:style-name="P2">63.9810606061 , 17.6325757576 , 15</text:p>
      <text:p text:style-name="P2">63.9810606061 , 18.1363636364 , 15</text:p>
      <text:p text:style-name="P2">63.9810606061 , 18.6401515152 , 15.33333333</text:p>
      <text:p text:style-name="P2">63.9810606061 , 19.1439393939 , 15.66666667</text:p>
      <text:p text:style-name="P2">63.9810606061 , 19.6477272727 , 16</text:p>
      <text:p text:style-name="P2">63.9810606061 , 20.1515151515 , 16.33333333</text:p>
      <text:p text:style-name="P2">63.9810606061 , 20.6553030303 , 16.66666667</text:p>
      <text:p text:style-name="P2">63.9810606061 , 21.1590909091 , 17</text:p>
      <text:p text:style-name="P2">63.9810606061 , 21.6628787879 , 17.33333333</text:p>
      <text:p text:style-name="P2">63.9810606061 , 22.1666666667 , 17.66666667</text:p>
      <text:p text:style-name="P2">63.9810606061 , 22.6704545455 , 18</text:p>
      <text:p text:style-name="P2">63.9810606061 , 23.1742424242 , 18.33333333</text:p>
      <text:p text:style-name="P2">63.9810606061 , 23.678030303 , 18.66666667</text:p>
      <text:p text:style-name="P2">63.9810606061 , 24.1818181818 , 19</text:p>
      <text:p text:style-name="P2">63.9810606061 , 24.6856060606 , 19.33333333</text:p>
      <text:p text:style-name="P2">63.9810606061 , 25.1893939394 , 19.66666667</text:p>
      <text:p text:style-name="P2">63.9810606061 , 25.6931818182 , 20</text:p>
      <text:p text:style-name="P2">63.9810606061 , 26.196969697 , 20.33333333</text:p>
      <text:p text:style-name="P2">63.9810606061 , 26.7007575758 , 20.66666667</text:p>
      <text:p text:style-name="P2">63.9810606061 , 27.2045454545 , 21</text:p>
      <text:p text:style-name="P2">63.9810606061 , 27.7083333333 , 21.33333333</text:p>
      <text:p text:style-name="P2">63.9810606061 , 28.2121212121 , 21.66666667</text:p>
      <text:p text:style-name="P2">63.9810606061 , 28.7159090909 , 22</text:p>
      <text:p text:style-name="P2">63.9810606061 , 29.2196969697 , 22.33333333</text:p>
      <text:p text:style-name="P2"><text:soft-page-break/>63.9810606061 , 29.7234848485 , 22.66666667</text:p>
      <text:p text:style-name="P2">63.9810606061 , 30.2272727273 , 23</text:p>
      <text:p text:style-name="P2">63.9810606061 , 30.7310606061 , 23.33333333</text:p>
      <text:p text:style-name="P2">63.9810606061 , 31.2348484848 , 23.66666667</text:p>
      <text:p text:style-name="P2">63.9810606061 , 31.7386363636 , 24</text:p>
      <text:p text:style-name="P2">63.9810606061 , 32.2424242424 , 24.33333333</text:p>
      <text:p text:style-name="P2">63.9810606061 , 32.7462121212 , 24.66666667</text:p>
      <text:p text:style-name="P2">63.9810606061 , 33.25 , 25</text:p>
      <text:p text:style-name="P2">63.9810606061 , 33.7537878788 , 25.33333333</text:p>
      <text:p text:style-name="P2">63.9810606061 , 34.2575757576 , 25.66666667</text:p>
      <text:p text:style-name="P2">63.9810606061 , 34.7613636364 , 26</text:p>
      <text:p text:style-name="P2">63.9810606061 , 35.2651515152 , 26.33333333</text:p>
      <text:p text:style-name="P2">63.9810606061 , 35.7689393939 , 26.66666667</text:p>
      <text:p text:style-name="P2">63.9810606061 , 36.2727272727 , 27</text:p>
      <text:p text:style-name="P2">63.9810606061 , 36.7765151515 , 27.33333333</text:p>
      <text:p text:style-name="P2">63.9810606061 , 37.2803030303 , 27.66666667</text:p>
      <text:p text:style-name="P2">63.9810606061 , 37.7840909091 , 28</text:p>
      <text:p text:style-name="P2">63.9810606061 , 38.2878787879 , 28.33333333</text:p>
      <text:p text:style-name="P2">63.9810606061 , 38.7916666667 , 28.66666667</text:p>
      <text:p text:style-name="P2">63.9810606061 , 39.2954545455 , 29</text:p>
      <text:p text:style-name="P2">63.9810606061 , 39.7992424242 , 29.33333333</text:p>
      <text:p text:style-name="P2">63.9810606061 , 40.303030303 , 29.66666667</text:p>
      <text:p text:style-name="P2">63.9810606061 , 40.8068181818 , 30</text:p>
      <text:p text:style-name="P2">63.9810606061 , 41.3106060606 , 30.33333333</text:p>
      <text:p text:style-name="P2">63.9810606061 , 41.8143939394 , 30.66666667</text:p>
      <text:p text:style-name="P2">63.9810606061 , 42.3181818182 , 31</text:p>
      <text:p text:style-name="P2">63.9810606061 , 42.821969697 , 31.33333333</text:p>
      <text:p text:style-name="P2">63.9810606061 , 43.3257575758 , 31.66666667</text:p>
      <text:p text:style-name="P2">63.9810606061 , 43.8295454545 , 32</text:p>
      <text:p text:style-name="P2">63.9810606061 , 44.3333333333 , 32.33333333</text:p>
      <text:p text:style-name="P2">63.9810606061 , 44.8371212121 , 32.66666667</text:p>
      <text:p text:style-name="P2">63.9810606061 , 45.3409090909 , 33</text:p>
      <text:p text:style-name="P2">63.9810606061 , 45.8446969697 , 33.33333333</text:p>
      <text:p text:style-name="P2">63.9810606061 , 46.3484848485 , 33.66666667</text:p>
      <text:p text:style-name="P2">63.9810606061 , 46.8522727273 , 34</text:p>
      <text:p text:style-name="P2">63.9810606061 , 47.3560606061 , 34.33333333</text:p>
      <text:p text:style-name="P2">63.9810606061 , 47.8598484848 , 34.66666667</text:p>
      <text:p text:style-name="P2">63.9810606061 , 48.3636363636 , 35</text:p>
      <text:p text:style-name="P2">63.9810606061 , 48.8674242424 , 35</text:p>
      <text:p text:style-name="P2">63.9810606061 , 49.3712121212 , 35</text:p>
      <text:p text:style-name="P2">63.9810606061 , 49.875 , 35</text:p>
      <text:p text:style-name="P2">63.9810606061 , 50.3787878788 , 35</text:p>
      <text:p text:style-name="P2">63.9810606061 , 50.8825757576 , 35</text:p>
      <text:p text:style-name="P2">63.9810606061 , 51.3863636364 , 35</text:p>
      <text:p text:style-name="P2">63.9810606061 , 51.8901515152 , 35</text:p>
      <text:p text:style-name="P2">63.9810606061 , 52.3939393939 , 35</text:p>
      <text:p text:style-name="P2">63.9810606061 , 52.8977272727 , 35</text:p>
      <text:p text:style-name="P2">63.9810606061 , 53.4015151515 , 35</text:p>
      <text:p text:style-name="P2">63.9810606061 , 53.9053030303 , 35</text:p>
      <text:p text:style-name="P2">63.9810606061 , 54.4090909091 , 35</text:p>
      <text:p text:style-name="P2">63.9810606061 , 54.9128787879 , 35</text:p>
      <text:p text:style-name="P2">63.9810606061 , 55.4166666667 , 35</text:p>
      <text:p text:style-name="P2"><text:soft-page-break/>63.9810606061 , 55.9204545455 , 35</text:p>
      <text:p text:style-name="P2">63.9810606061 , 56.4242424242 , 35</text:p>
      <text:p text:style-name="P2">63.9810606061 , 56.928030303 , 35</text:p>
      <text:p text:style-name="P2">63.9810606061 , 57.4318181818 , 35</text:p>
      <text:p text:style-name="P2">63.9810606061 , 57.9356060606 , 35</text:p>
      <text:p text:style-name="P2">63.9810606061 , 58.4393939394 , 35</text:p>
      <text:p text:style-name="P2">63.9810606061 , 58.9431818182 , 35</text:p>
      <text:p text:style-name="P2">63.9810606061 , 59.446969697 , 35</text:p>
      <text:p text:style-name="P2">63.9810606061 , 59.9507575758 , 35</text:p>
      <text:p text:style-name="P2">63.9810606061 , 60.4545454545 , 35</text:p>
      <text:p text:style-name="P2">63.9810606061 , 60.9583333333 , 35</text:p>
      <text:p text:style-name="P2">63.9810606061 , 61.4621212121 , 35</text:p>
      <text:p text:style-name="P2">63.9810606061 , 61.9659090909 , 35</text:p>
      <text:p text:style-name="P2">63.9810606061 , 62.4696969697 , 35</text:p>
      <text:p text:style-name="P2">63.9810606061 , 62.9734848485 , 35</text:p>
      <text:p text:style-name="P2">63.9810606061 , 63.4772727273 , 35</text:p>
      <text:p text:style-name="P2">63.9810606061 , 63.9810606061 , 35</text:p>
      <text:p text:style-name="P2">63.9810606061 , 64.4848484848 , 35</text:p>
      <text:p text:style-name="P2">63.9810606061 , 64.9886363636 , 35</text:p>
      <text:p text:style-name="P2">63.9810606061 , 65.4924242424 , 35</text:p>
      <text:p text:style-name="P2">63.9810606061 , 65.9962121212 , 35</text:p>
      <text:p text:style-name="P2">63.9810606061 , 66.5 , 35</text:p>
      <text:p text:style-name="P2">64.4848484848 , 0.0 , 15</text:p>
      <text:p text:style-name="P2">64.4848484848 , 0.503787878788 , 15</text:p>
      <text:p text:style-name="P2">64.4848484848 , 1.00757575758 , 15</text:p>
      <text:p text:style-name="P2">64.4848484848 , 1.51136363636 , 15</text:p>
      <text:p text:style-name="P2">64.4848484848 , 2.01515151515 , 15</text:p>
      <text:p text:style-name="P2">64.4848484848 , 2.51893939394 , 15</text:p>
      <text:p text:style-name="P2">64.4848484848 , 3.02272727273 , 15</text:p>
      <text:p text:style-name="P2">64.4848484848 , 3.52651515152 , 15</text:p>
      <text:p text:style-name="P2">64.4848484848 , 4.0303030303 , 15</text:p>
      <text:p text:style-name="P2">64.4848484848 , 4.53409090909 , 15</text:p>
      <text:p text:style-name="P2">64.4848484848 , 5.03787878788 , 15</text:p>
      <text:p text:style-name="P2">64.4848484848 , 5.54166666667 , 15</text:p>
      <text:p text:style-name="P2">64.4848484848 , 6.04545454545 , 15</text:p>
      <text:p text:style-name="P2">64.4848484848 , 6.54924242424 , 15</text:p>
      <text:p text:style-name="P2">64.4848484848 , 7.05303030303 , 15</text:p>
      <text:p text:style-name="P2">64.4848484848 , 7.55681818182 , 15</text:p>
      <text:p text:style-name="P2">64.4848484848 , 8.06060606061 , 15</text:p>
      <text:p text:style-name="P2">64.4848484848 , 8.56439393939 , 15</text:p>
      <text:p text:style-name="P2">64.4848484848 , 9.06818181818 , 15</text:p>
      <text:p text:style-name="P2">64.4848484848 , 9.57196969697 , 15</text:p>
      <text:p text:style-name="P2">64.4848484848 , 10.0757575758 , 15</text:p>
      <text:p text:style-name="P2">64.4848484848 , 10.5795454545 , 15</text:p>
      <text:p text:style-name="P2">64.4848484848 , 11.0833333333 , 15</text:p>
      <text:p text:style-name="P2">64.4848484848 , 11.5871212121 , 15</text:p>
      <text:p text:style-name="P2">64.4848484848 , 12.0909090909 , 15</text:p>
      <text:p text:style-name="P2">64.4848484848 , 12.5946969697 , 15</text:p>
      <text:p text:style-name="P2">64.4848484848 , 13.0984848485 , 15</text:p>
      <text:p text:style-name="P2">64.4848484848 , 13.6022727273 , 15</text:p>
      <text:p text:style-name="P2">64.4848484848 , 14.1060606061 , 15</text:p>
      <text:p text:style-name="P2">64.4848484848 , 14.6098484848 , 15</text:p>
      <text:p text:style-name="P2"><text:soft-page-break/>64.4848484848 , 15.1136363636 , 15</text:p>
      <text:p text:style-name="P2">64.4848484848 , 15.6174242424 , 15</text:p>
      <text:p text:style-name="P2">64.4848484848 , 16.1212121212 , 15</text:p>
      <text:p text:style-name="P2">64.4848484848 , 16.625 , 15</text:p>
      <text:p text:style-name="P2">64.4848484848 , 17.1287878788 , 15</text:p>
      <text:p text:style-name="P2">64.4848484848 , 17.6325757576 , 15</text:p>
      <text:p text:style-name="P2">64.4848484848 , 18.1363636364 , 15</text:p>
      <text:p text:style-name="P2">64.4848484848 , 18.6401515152 , 15.33333333</text:p>
      <text:p text:style-name="P2">64.4848484848 , 19.1439393939 , 15.66666667</text:p>
      <text:p text:style-name="P2">64.4848484848 , 19.6477272727 , 16</text:p>
      <text:p text:style-name="P2">64.4848484848 , 20.1515151515 , 16.33333333</text:p>
      <text:p text:style-name="P2">64.4848484848 , 20.6553030303 , 16.66666667</text:p>
      <text:p text:style-name="P2">64.4848484848 , 21.1590909091 , 17</text:p>
      <text:p text:style-name="P2">64.4848484848 , 21.6628787879 , 17.33333333</text:p>
      <text:p text:style-name="P2">64.4848484848 , 22.1666666667 , 17.66666667</text:p>
      <text:p text:style-name="P2">64.4848484848 , 22.6704545455 , 18</text:p>
      <text:p text:style-name="P2">64.4848484848 , 23.1742424242 , 18.33333333</text:p>
      <text:p text:style-name="P2">64.4848484848 , 23.678030303 , 18.66666667</text:p>
      <text:p text:style-name="P2">64.4848484848 , 24.1818181818 , 19</text:p>
      <text:p text:style-name="P2">64.4848484848 , 24.6856060606 , 19.33333333</text:p>
      <text:p text:style-name="P2">64.4848484848 , 25.1893939394 , 19.66666667</text:p>
      <text:p text:style-name="P2">64.4848484848 , 25.6931818182 , 20</text:p>
      <text:p text:style-name="P2">64.4848484848 , 26.196969697 , 20.33333333</text:p>
      <text:p text:style-name="P2">64.4848484848 , 26.7007575758 , 20.66666667</text:p>
      <text:p text:style-name="P2">64.4848484848 , 27.2045454545 , 21</text:p>
      <text:p text:style-name="P2">64.4848484848 , 27.7083333333 , 21.33333333</text:p>
      <text:p text:style-name="P2">64.4848484848 , 28.2121212121 , 21.66666667</text:p>
      <text:p text:style-name="P2">64.4848484848 , 28.7159090909 , 22</text:p>
      <text:p text:style-name="P2">64.4848484848 , 29.2196969697 , 22.33333333</text:p>
      <text:p text:style-name="P2">64.4848484848 , 29.7234848485 , 22.66666667</text:p>
      <text:p text:style-name="P2">64.4848484848 , 30.2272727273 , 23</text:p>
      <text:p text:style-name="P2">64.4848484848 , 30.7310606061 , 23.33333333</text:p>
      <text:p text:style-name="P2">64.4848484848 , 31.2348484848 , 23.66666667</text:p>
      <text:p text:style-name="P2">64.4848484848 , 31.7386363636 , 24</text:p>
      <text:p text:style-name="P2">64.4848484848 , 32.2424242424 , 24.33333333</text:p>
      <text:p text:style-name="P2">64.4848484848 , 32.7462121212 , 24.66666667</text:p>
      <text:p text:style-name="P2">64.4848484848 , 33.25 , 25</text:p>
      <text:p text:style-name="P2">64.4848484848 , 33.7537878788 , 25.33333333</text:p>
      <text:p text:style-name="P2">64.4848484848 , 34.2575757576 , 25.66666667</text:p>
      <text:p text:style-name="P2">64.4848484848 , 34.7613636364 , 26</text:p>
      <text:p text:style-name="P2">64.4848484848 , 35.2651515152 , 26.33333333</text:p>
      <text:p text:style-name="P2">64.4848484848 , 35.7689393939 , 26.66666667</text:p>
      <text:p text:style-name="P2">64.4848484848 , 36.2727272727 , 27</text:p>
      <text:p text:style-name="P2">64.4848484848 , 36.7765151515 , 27.33333333</text:p>
      <text:p text:style-name="P2">64.4848484848 , 37.2803030303 , 27.66666667</text:p>
      <text:p text:style-name="P2">64.4848484848 , 37.7840909091 , 28</text:p>
      <text:p text:style-name="P2">64.4848484848 , 38.2878787879 , 28.33333333</text:p>
      <text:p text:style-name="P2">64.4848484848 , 38.7916666667 , 28.66666667</text:p>
      <text:p text:style-name="P2">64.4848484848 , 39.2954545455 , 29</text:p>
      <text:p text:style-name="P2">64.4848484848 , 39.7992424242 , 29.33333333</text:p>
      <text:p text:style-name="P2">64.4848484848 , 40.303030303 , 29.66666667</text:p>
      <text:p text:style-name="P2">64.4848484848 , 40.8068181818 , 30</text:p>
      <text:p text:style-name="P2"><text:soft-page-break/>64.4848484848 , 41.3106060606 , 30.33333333</text:p>
      <text:p text:style-name="P2">64.4848484848 , 41.8143939394 , 30.66666667</text:p>
      <text:p text:style-name="P2">64.4848484848 , 42.3181818182 , 31</text:p>
      <text:p text:style-name="P2">64.4848484848 , 42.821969697 , 31.33333333</text:p>
      <text:p text:style-name="P2">64.4848484848 , 43.3257575758 , 31.66666667</text:p>
      <text:p text:style-name="P2">64.4848484848 , 43.8295454545 , 32</text:p>
      <text:p text:style-name="P2">64.4848484848 , 44.3333333333 , 32.33333333</text:p>
      <text:p text:style-name="P2">64.4848484848 , 44.8371212121 , 32.66666667</text:p>
      <text:p text:style-name="P2">64.4848484848 , 45.3409090909 , 33</text:p>
      <text:p text:style-name="P2">64.4848484848 , 45.8446969697 , 33.33333333</text:p>
      <text:p text:style-name="P2">64.4848484848 , 46.3484848485 , 33.66666667</text:p>
      <text:p text:style-name="P2">64.4848484848 , 46.8522727273 , 34</text:p>
      <text:p text:style-name="P2">64.4848484848 , 47.3560606061 , 34.33333333</text:p>
      <text:p text:style-name="P2">64.4848484848 , 47.8598484848 , 34.66666667</text:p>
      <text:p text:style-name="P2">64.4848484848 , 48.3636363636 , 35</text:p>
      <text:p text:style-name="P2">64.4848484848 , 48.8674242424 , 35</text:p>
      <text:p text:style-name="P2">64.4848484848 , 49.3712121212 , 35</text:p>
      <text:p text:style-name="P2">64.4848484848 , 49.875 , 35</text:p>
      <text:p text:style-name="P2">64.4848484848 , 50.3787878788 , 35</text:p>
      <text:p text:style-name="P2">64.4848484848 , 50.8825757576 , 35</text:p>
      <text:p text:style-name="P2">64.4848484848 , 51.3863636364 , 35</text:p>
      <text:p text:style-name="P2">64.4848484848 , 51.8901515152 , 35</text:p>
      <text:p text:style-name="P2">64.4848484848 , 52.3939393939 , 35</text:p>
      <text:p text:style-name="P2">64.4848484848 , 52.8977272727 , 35</text:p>
      <text:p text:style-name="P2">64.4848484848 , 53.4015151515 , 35</text:p>
      <text:p text:style-name="P2">64.4848484848 , 53.9053030303 , 35</text:p>
      <text:p text:style-name="P2">64.4848484848 , 54.4090909091 , 35</text:p>
      <text:p text:style-name="P2">64.4848484848 , 54.9128787879 , 35</text:p>
      <text:p text:style-name="P2">64.4848484848 , 55.4166666667 , 35</text:p>
      <text:p text:style-name="P2">64.4848484848 , 55.9204545455 , 35</text:p>
      <text:p text:style-name="P2">64.4848484848 , 56.4242424242 , 35</text:p>
      <text:p text:style-name="P2">64.4848484848 , 56.928030303 , 35</text:p>
      <text:p text:style-name="P2">64.4848484848 , 57.4318181818 , 35</text:p>
      <text:p text:style-name="P2">64.4848484848 , 57.9356060606 , 35</text:p>
      <text:p text:style-name="P2">64.4848484848 , 58.4393939394 , 35</text:p>
      <text:p text:style-name="P2">64.4848484848 , 58.9431818182 , 35</text:p>
      <text:p text:style-name="P2">64.4848484848 , 59.446969697 , 35</text:p>
      <text:p text:style-name="P2">64.4848484848 , 59.9507575758 , 35</text:p>
      <text:p text:style-name="P2">64.4848484848 , 60.4545454545 , 35</text:p>
      <text:p text:style-name="P2">64.4848484848 , 60.9583333333 , 35</text:p>
      <text:p text:style-name="P2">64.4848484848 , 61.4621212121 , 35</text:p>
      <text:p text:style-name="P2">64.4848484848 , 61.9659090909 , 35</text:p>
      <text:p text:style-name="P2">64.4848484848 , 62.4696969697 , 35</text:p>
      <text:p text:style-name="P2">64.4848484848 , 62.9734848485 , 35</text:p>
      <text:p text:style-name="P2">64.4848484848 , 63.4772727273 , 35</text:p>
      <text:p text:style-name="P2">64.4848484848 , 63.9810606061 , 35</text:p>
      <text:p text:style-name="P2">64.4848484848 , 64.4848484848 , 35</text:p>
      <text:p text:style-name="P2">64.4848484848 , 64.9886363636 , 35</text:p>
      <text:p text:style-name="P2">64.4848484848 , 65.4924242424 , 35</text:p>
      <text:p text:style-name="P2">64.4848484848 , 65.9962121212 , 35</text:p>
      <text:p text:style-name="P2">64.4848484848 , 66.5 , 35</text:p>
      <text:p text:style-name="P2">64.9886363636 , 0.0 , 15</text:p>
      <text:p text:style-name="P2"><text:soft-page-break/>64.9886363636 , 0.503787878788 , 15</text:p>
      <text:p text:style-name="P2">64.9886363636 , 1.00757575758 , 15</text:p>
      <text:p text:style-name="P2">64.9886363636 , 1.51136363636 , 15</text:p>
      <text:p text:style-name="P2">64.9886363636 , 2.01515151515 , 15</text:p>
      <text:p text:style-name="P2">64.9886363636 , 2.51893939394 , 15</text:p>
      <text:p text:style-name="P2">64.9886363636 , 3.02272727273 , 15</text:p>
      <text:p text:style-name="P2">64.9886363636 , 3.52651515152 , 15</text:p>
      <text:p text:style-name="P2">64.9886363636 , 4.0303030303 , 15</text:p>
      <text:p text:style-name="P2">64.9886363636 , 4.53409090909 , 15</text:p>
      <text:p text:style-name="P2">64.9886363636 , 5.03787878788 , 15</text:p>
      <text:p text:style-name="P2">64.9886363636 , 5.54166666667 , 15</text:p>
      <text:p text:style-name="P2">64.9886363636 , 6.04545454545 , 15</text:p>
      <text:p text:style-name="P2">64.9886363636 , 6.54924242424 , 15</text:p>
      <text:p text:style-name="P2">64.9886363636 , 7.05303030303 , 15</text:p>
      <text:p text:style-name="P2">64.9886363636 , 7.55681818182 , 15</text:p>
      <text:p text:style-name="P2">64.9886363636 , 8.06060606061 , 15</text:p>
      <text:p text:style-name="P2">64.9886363636 , 8.56439393939 , 15</text:p>
      <text:p text:style-name="P2">64.9886363636 , 9.06818181818 , 15</text:p>
      <text:p text:style-name="P2">64.9886363636 , 9.57196969697 , 15</text:p>
      <text:p text:style-name="P2">64.9886363636 , 10.0757575758 , 15</text:p>
      <text:p text:style-name="P2">64.9886363636 , 10.5795454545 , 15</text:p>
      <text:p text:style-name="P2">64.9886363636 , 11.0833333333 , 15</text:p>
      <text:p text:style-name="P2">64.9886363636 , 11.5871212121 , 15</text:p>
      <text:p text:style-name="P2">64.9886363636 , 12.0909090909 , 15</text:p>
      <text:p text:style-name="P2">64.9886363636 , 12.5946969697 , 15</text:p>
      <text:p text:style-name="P2">64.9886363636 , 13.0984848485 , 15</text:p>
      <text:p text:style-name="P2">64.9886363636 , 13.6022727273 , 15</text:p>
      <text:p text:style-name="P2">64.9886363636 , 14.1060606061 , 15</text:p>
      <text:p text:style-name="P2">64.9886363636 , 14.6098484848 , 15</text:p>
      <text:p text:style-name="P2">64.9886363636 , 15.1136363636 , 15</text:p>
      <text:p text:style-name="P2">64.9886363636 , 15.6174242424 , 15</text:p>
      <text:p text:style-name="P2">64.9886363636 , 16.1212121212 , 15</text:p>
      <text:p text:style-name="P2">64.9886363636 , 16.625 , 15</text:p>
      <text:p text:style-name="P2">64.9886363636 , 17.1287878788 , 15</text:p>
      <text:p text:style-name="P2">64.9886363636 , 17.6325757576 , 15</text:p>
      <text:p text:style-name="P2">64.9886363636 , 18.1363636364 , 15</text:p>
      <text:p text:style-name="P2">64.9886363636 , 18.6401515152 , 15.33333333</text:p>
      <text:p text:style-name="P2">64.9886363636 , 19.1439393939 , 15.66666667</text:p>
      <text:p text:style-name="P2">64.9886363636 , 19.6477272727 , 16</text:p>
      <text:p text:style-name="P2">64.9886363636 , 20.1515151515 , 16.33333333</text:p>
      <text:p text:style-name="P2">64.9886363636 , 20.6553030303 , 16.66666667</text:p>
      <text:p text:style-name="P2">64.9886363636 , 21.1590909091 , 17</text:p>
      <text:p text:style-name="P2">64.9886363636 , 21.6628787879 , 17.33333333</text:p>
      <text:p text:style-name="P2">64.9886363636 , 22.1666666667 , 17.66666667</text:p>
      <text:p text:style-name="P2">64.9886363636 , 22.6704545455 , 18</text:p>
      <text:p text:style-name="P2">64.9886363636 , 23.1742424242 , 18.33333333</text:p>
      <text:p text:style-name="P2">64.9886363636 , 23.678030303 , 18.66666667</text:p>
      <text:p text:style-name="P2">64.9886363636 , 24.1818181818 , 19</text:p>
      <text:p text:style-name="P2">64.9886363636 , 24.6856060606 , 19.33333333</text:p>
      <text:p text:style-name="P2">64.9886363636 , 25.1893939394 , 19.66666667</text:p>
      <text:p text:style-name="P2">64.9886363636 , 25.6931818182 , 20</text:p>
      <text:p text:style-name="P2">64.9886363636 , 26.196969697 , 20.33333333</text:p>
      <text:p text:style-name="P2"><text:soft-page-break/>64.9886363636 , 26.7007575758 , 20.66666667</text:p>
      <text:p text:style-name="P2">64.9886363636 , 27.2045454545 , 21</text:p>
      <text:p text:style-name="P2">64.9886363636 , 27.7083333333 , 21.33333333</text:p>
      <text:p text:style-name="P2">64.9886363636 , 28.2121212121 , 21.66666667</text:p>
      <text:p text:style-name="P2">64.9886363636 , 28.7159090909 , 22</text:p>
      <text:p text:style-name="P2">64.9886363636 , 29.2196969697 , 22.33333333</text:p>
      <text:p text:style-name="P2">64.9886363636 , 29.7234848485 , 22.66666667</text:p>
      <text:p text:style-name="P2">64.9886363636 , 30.2272727273 , 23</text:p>
      <text:p text:style-name="P2">64.9886363636 , 30.7310606061 , 23.33333333</text:p>
      <text:p text:style-name="P2">64.9886363636 , 31.2348484848 , 23.66666667</text:p>
      <text:p text:style-name="P2">64.9886363636 , 31.7386363636 , 24</text:p>
      <text:p text:style-name="P2">64.9886363636 , 32.2424242424 , 24.33333333</text:p>
      <text:p text:style-name="P2">64.9886363636 , 32.7462121212 , 24.66666667</text:p>
      <text:p text:style-name="P2">64.9886363636 , 33.25 , 25</text:p>
      <text:p text:style-name="P2">64.9886363636 , 33.7537878788 , 25.33333333</text:p>
      <text:p text:style-name="P2">64.9886363636 , 34.2575757576 , 25.66666667</text:p>
      <text:p text:style-name="P2">64.9886363636 , 34.7613636364 , 26</text:p>
      <text:p text:style-name="P2">64.9886363636 , 35.2651515152 , 26.33333333</text:p>
      <text:p text:style-name="P2">64.9886363636 , 35.7689393939 , 26.66666667</text:p>
      <text:p text:style-name="P2">64.9886363636 , 36.2727272727 , 27</text:p>
      <text:p text:style-name="P2">64.9886363636 , 36.7765151515 , 27.33333333</text:p>
      <text:p text:style-name="P2">64.9886363636 , 37.2803030303 , 27.66666667</text:p>
      <text:p text:style-name="P2">64.9886363636 , 37.7840909091 , 28</text:p>
      <text:p text:style-name="P2">64.9886363636 , 38.2878787879 , 28.33333333</text:p>
      <text:p text:style-name="P2">64.9886363636 , 38.7916666667 , 28.66666667</text:p>
      <text:p text:style-name="P2">64.9886363636 , 39.2954545455 , 29</text:p>
      <text:p text:style-name="P2">64.9886363636 , 39.7992424242 , 29.33333333</text:p>
      <text:p text:style-name="P2">64.9886363636 , 40.303030303 , 29.66666667</text:p>
      <text:p text:style-name="P2">64.9886363636 , 40.8068181818 , 30</text:p>
      <text:p text:style-name="P2">64.9886363636 , 41.3106060606 , 30.33333333</text:p>
      <text:p text:style-name="P2">64.9886363636 , 41.8143939394 , 30.66666667</text:p>
      <text:p text:style-name="P2">64.9886363636 , 42.3181818182 , 31</text:p>
      <text:p text:style-name="P2">64.9886363636 , 42.821969697 , 31.33333333</text:p>
      <text:p text:style-name="P2">64.9886363636 , 43.3257575758 , 31.66666667</text:p>
      <text:p text:style-name="P2">64.9886363636 , 43.8295454545 , 32</text:p>
      <text:p text:style-name="P2">64.9886363636 , 44.3333333333 , 32.33333333</text:p>
      <text:p text:style-name="P2">64.9886363636 , 44.8371212121 , 32.66666667</text:p>
      <text:p text:style-name="P2">64.9886363636 , 45.3409090909 , 33</text:p>
      <text:p text:style-name="P2">64.9886363636 , 45.8446969697 , 33.33333333</text:p>
      <text:p text:style-name="P2">64.9886363636 , 46.3484848485 , 33.66666667</text:p>
      <text:p text:style-name="P2">64.9886363636 , 46.8522727273 , 34</text:p>
      <text:p text:style-name="P2">64.9886363636 , 47.3560606061 , 34.33333333</text:p>
      <text:p text:style-name="P2">64.9886363636 , 47.8598484848 , 34.66666667</text:p>
      <text:p text:style-name="P2">64.9886363636 , 48.3636363636 , 35</text:p>
      <text:p text:style-name="P2">64.9886363636 , 48.8674242424 , 35</text:p>
      <text:p text:style-name="P2">64.9886363636 , 49.3712121212 , 35</text:p>
      <text:p text:style-name="P2">64.9886363636 , 49.875 , 35</text:p>
      <text:p text:style-name="P2">64.9886363636 , 50.3787878788 , 35</text:p>
      <text:p text:style-name="P2">64.9886363636 , 50.8825757576 , 35</text:p>
      <text:p text:style-name="P2">64.9886363636 , 51.3863636364 , 35</text:p>
      <text:p text:style-name="P2">64.9886363636 , 51.8901515152 , 35</text:p>
      <text:p text:style-name="P2">64.9886363636 , 52.3939393939 , 35</text:p>
      <text:p text:style-name="P2"><text:soft-page-break/>64.9886363636 , 52.8977272727 , 35</text:p>
      <text:p text:style-name="P2">64.9886363636 , 53.4015151515 , 35</text:p>
      <text:p text:style-name="P2">64.9886363636 , 53.9053030303 , 35</text:p>
      <text:p text:style-name="P2">64.9886363636 , 54.4090909091 , 35</text:p>
      <text:p text:style-name="P2">64.9886363636 , 54.9128787879 , 35</text:p>
      <text:p text:style-name="P2">64.9886363636 , 55.4166666667 , 35</text:p>
      <text:p text:style-name="P2">64.9886363636 , 55.9204545455 , 35</text:p>
      <text:p text:style-name="P2">64.9886363636 , 56.4242424242 , 35</text:p>
      <text:p text:style-name="P2">64.9886363636 , 56.928030303 , 35</text:p>
      <text:p text:style-name="P2">64.9886363636 , 57.4318181818 , 35</text:p>
      <text:p text:style-name="P2">64.9886363636 , 57.9356060606 , 35</text:p>
      <text:p text:style-name="P2">64.9886363636 , 58.4393939394 , 35</text:p>
      <text:p text:style-name="P2">64.9886363636 , 58.9431818182 , 35</text:p>
      <text:p text:style-name="P2">64.9886363636 , 59.446969697 , 35</text:p>
      <text:p text:style-name="P2">64.9886363636 , 59.9507575758 , 35</text:p>
      <text:p text:style-name="P2">64.9886363636 , 60.4545454545 , 35</text:p>
      <text:p text:style-name="P2">64.9886363636 , 60.9583333333 , 35</text:p>
      <text:p text:style-name="P2">64.9886363636 , 61.4621212121 , 35</text:p>
      <text:p text:style-name="P2">64.9886363636 , 61.9659090909 , 35</text:p>
      <text:p text:style-name="P2">64.9886363636 , 62.4696969697 , 35</text:p>
      <text:p text:style-name="P2">64.9886363636 , 62.9734848485 , 35</text:p>
      <text:p text:style-name="P2">64.9886363636 , 63.4772727273 , 35</text:p>
      <text:p text:style-name="P2">64.9886363636 , 63.9810606061 , 35</text:p>
      <text:p text:style-name="P2">64.9886363636 , 64.4848484848 , 35</text:p>
      <text:p text:style-name="P2">64.9886363636 , 64.9886363636 , 35</text:p>
      <text:p text:style-name="P2">64.9886363636 , 65.4924242424 , 35</text:p>
      <text:p text:style-name="P2">64.9886363636 , 65.9962121212 , 35</text:p>
      <text:p text:style-name="P2">64.9886363636 , 66.5 , 35</text:p>
      <text:p text:style-name="P2">65.4924242424 , 0.0 , 15</text:p>
      <text:p text:style-name="P2">65.4924242424 , 0.503787878788 , 15</text:p>
      <text:p text:style-name="P2">65.4924242424 , 1.00757575758 , 15</text:p>
      <text:p text:style-name="P2">65.4924242424 , 1.51136363636 , 15</text:p>
      <text:p text:style-name="P2">65.4924242424 , 2.01515151515 , 15</text:p>
      <text:p text:style-name="P2">65.4924242424 , 2.51893939394 , 15</text:p>
      <text:p text:style-name="P2">65.4924242424 , 3.02272727273 , 15</text:p>
      <text:p text:style-name="P2">65.4924242424 , 3.52651515152 , 15</text:p>
      <text:p text:style-name="P2">65.4924242424 , 4.0303030303 , 15</text:p>
      <text:p text:style-name="P2">65.4924242424 , 4.53409090909 , 15</text:p>
      <text:p text:style-name="P2">65.4924242424 , 5.03787878788 , 15</text:p>
      <text:p text:style-name="P2">65.4924242424 , 5.54166666667 , 15</text:p>
      <text:p text:style-name="P2">65.4924242424 , 6.04545454545 , 15</text:p>
      <text:p text:style-name="P2">65.4924242424 , 6.54924242424 , 15</text:p>
      <text:p text:style-name="P2">65.4924242424 , 7.05303030303 , 15</text:p>
      <text:p text:style-name="P2">65.4924242424 , 7.55681818182 , 15</text:p>
      <text:p text:style-name="P2">65.4924242424 , 8.06060606061 , 15</text:p>
      <text:p text:style-name="P2">65.4924242424 , 8.56439393939 , 15</text:p>
      <text:p text:style-name="P2">65.4924242424 , 9.06818181818 , 15</text:p>
      <text:p text:style-name="P2">65.4924242424 , 9.57196969697 , 15</text:p>
      <text:p text:style-name="P2">65.4924242424 , 10.0757575758 , 15</text:p>
      <text:p text:style-name="P2">65.4924242424 , 10.5795454545 , 15</text:p>
      <text:p text:style-name="P2">65.4924242424 , 11.0833333333 , 15</text:p>
      <text:p text:style-name="P2">65.4924242424 , 11.5871212121 , 15</text:p>
      <text:p text:style-name="P2"><text:soft-page-break/>65.4924242424 , 12.0909090909 , 15</text:p>
      <text:p text:style-name="P2">65.4924242424 , 12.5946969697 , 15</text:p>
      <text:p text:style-name="P2">65.4924242424 , 13.0984848485 , 15</text:p>
      <text:p text:style-name="P2">65.4924242424 , 13.6022727273 , 15</text:p>
      <text:p text:style-name="P2">65.4924242424 , 14.1060606061 , 15</text:p>
      <text:p text:style-name="P2">65.4924242424 , 14.6098484848 , 15</text:p>
      <text:p text:style-name="P2">65.4924242424 , 15.1136363636 , 15</text:p>
      <text:p text:style-name="P2">65.4924242424 , 15.6174242424 , 15</text:p>
      <text:p text:style-name="P2">65.4924242424 , 16.1212121212 , 15</text:p>
      <text:p text:style-name="P2">65.4924242424 , 16.625 , 15</text:p>
      <text:p text:style-name="P2">65.4924242424 , 17.1287878788 , 15</text:p>
      <text:p text:style-name="P2">65.4924242424 , 17.6325757576 , 15</text:p>
      <text:p text:style-name="P2">65.4924242424 , 18.1363636364 , 15</text:p>
      <text:p text:style-name="P2">65.4924242424 , 18.6401515152 , 15.33333333</text:p>
      <text:p text:style-name="P2">65.4924242424 , 19.1439393939 , 15.66666667</text:p>
      <text:p text:style-name="P2">65.4924242424 , 19.6477272727 , 16</text:p>
      <text:p text:style-name="P2">65.4924242424 , 20.1515151515 , 16.33333333</text:p>
      <text:p text:style-name="P2">65.4924242424 , 20.6553030303 , 16.66666667</text:p>
      <text:p text:style-name="P2">65.4924242424 , 21.1590909091 , 17</text:p>
      <text:p text:style-name="P2">65.4924242424 , 21.6628787879 , 17.33333333</text:p>
      <text:p text:style-name="P2">65.4924242424 , 22.1666666667 , 17.66666667</text:p>
      <text:p text:style-name="P2">65.4924242424 , 22.6704545455 , 18</text:p>
      <text:p text:style-name="P2">65.4924242424 , 23.1742424242 , 18.33333333</text:p>
      <text:p text:style-name="P2">65.4924242424 , 23.678030303 , 18.66666667</text:p>
      <text:p text:style-name="P2">65.4924242424 , 24.1818181818 , 19</text:p>
      <text:p text:style-name="P2">65.4924242424 , 24.6856060606 , 19.33333333</text:p>
      <text:p text:style-name="P2">65.4924242424 , 25.1893939394 , 19.66666667</text:p>
      <text:p text:style-name="P2">65.4924242424 , 25.6931818182 , 20</text:p>
      <text:p text:style-name="P2">65.4924242424 , 26.196969697 , 20.33333333</text:p>
      <text:p text:style-name="P2">65.4924242424 , 26.7007575758 , 20.66666667</text:p>
      <text:p text:style-name="P2">65.4924242424 , 27.2045454545 , 21</text:p>
      <text:p text:style-name="P2">65.4924242424 , 27.7083333333 , 21.33333333</text:p>
      <text:p text:style-name="P2">65.4924242424 , 28.2121212121 , 21.66666667</text:p>
      <text:p text:style-name="P2">65.4924242424 , 28.7159090909 , 22</text:p>
      <text:p text:style-name="P2">65.4924242424 , 29.2196969697 , 22.33333333</text:p>
      <text:p text:style-name="P2">65.4924242424 , 29.7234848485 , 22.66666667</text:p>
      <text:p text:style-name="P2">65.4924242424 , 30.2272727273 , 23</text:p>
      <text:p text:style-name="P2">65.4924242424 , 30.7310606061 , 23.33333333</text:p>
      <text:p text:style-name="P2">65.4924242424 , 31.2348484848 , 23.66666667</text:p>
      <text:p text:style-name="P2">65.4924242424 , 31.7386363636 , 24</text:p>
      <text:p text:style-name="P2">65.4924242424 , 32.2424242424 , 24.33333333</text:p>
      <text:p text:style-name="P2">65.4924242424 , 32.7462121212 , 24.66666667</text:p>
      <text:p text:style-name="P2">65.4924242424 , 33.25 , 25</text:p>
      <text:p text:style-name="P2">65.4924242424 , 33.7537878788 , 25.33333333</text:p>
      <text:p text:style-name="P2">65.4924242424 , 34.2575757576 , 25.66666667</text:p>
      <text:p text:style-name="P2">65.4924242424 , 34.7613636364 , 26</text:p>
      <text:p text:style-name="P2">65.4924242424 , 35.2651515152 , 26.33333333</text:p>
      <text:p text:style-name="P2">65.4924242424 , 35.7689393939 , 26.66666667</text:p>
      <text:p text:style-name="P2">65.4924242424 , 36.2727272727 , 27</text:p>
      <text:p text:style-name="P2">65.4924242424 , 36.7765151515 , 27.33333333</text:p>
      <text:p text:style-name="P2">65.4924242424 , 37.2803030303 , 27.66666667</text:p>
      <text:p text:style-name="P2">65.4924242424 , 37.7840909091 , 28</text:p>
      <text:p text:style-name="P2"><text:soft-page-break/>65.4924242424 , 38.2878787879 , 28.33333333</text:p>
      <text:p text:style-name="P2">65.4924242424 , 38.7916666667 , 28.66666667</text:p>
      <text:p text:style-name="P2">65.4924242424 , 39.2954545455 , 29</text:p>
      <text:p text:style-name="P2">65.4924242424 , 39.7992424242 , 29.33333333</text:p>
      <text:p text:style-name="P2">65.4924242424 , 40.303030303 , 29.66666667</text:p>
      <text:p text:style-name="P2">65.4924242424 , 40.8068181818 , 30</text:p>
      <text:p text:style-name="P2">65.4924242424 , 41.3106060606 , 30.33333333</text:p>
      <text:p text:style-name="P2">65.4924242424 , 41.8143939394 , 30.66666667</text:p>
      <text:p text:style-name="P2">65.4924242424 , 42.3181818182 , 31</text:p>
      <text:p text:style-name="P2">65.4924242424 , 42.821969697 , 31.33333333</text:p>
      <text:p text:style-name="P2">65.4924242424 , 43.3257575758 , 31.66666667</text:p>
      <text:p text:style-name="P2">65.4924242424 , 43.8295454545 , 32</text:p>
      <text:p text:style-name="P2">65.4924242424 , 44.3333333333 , 32.33333333</text:p>
      <text:p text:style-name="P2">65.4924242424 , 44.8371212121 , 32.66666667</text:p>
      <text:p text:style-name="P2">65.4924242424 , 45.3409090909 , 33</text:p>
      <text:p text:style-name="P2">65.4924242424 , 45.8446969697 , 33.33333333</text:p>
      <text:p text:style-name="P2">65.4924242424 , 46.3484848485 , 33.66666667</text:p>
      <text:p text:style-name="P2">65.4924242424 , 46.8522727273 , 34</text:p>
      <text:p text:style-name="P2">65.4924242424 , 47.3560606061 , 34.33333333</text:p>
      <text:p text:style-name="P2">65.4924242424 , 47.8598484848 , 34.66666667</text:p>
      <text:p text:style-name="P2">65.4924242424 , 48.3636363636 , 35</text:p>
      <text:p text:style-name="P2">65.4924242424 , 48.8674242424 , 35</text:p>
      <text:p text:style-name="P2">65.4924242424 , 49.3712121212 , 35</text:p>
      <text:p text:style-name="P2">65.4924242424 , 49.875 , 35</text:p>
      <text:p text:style-name="P2">65.4924242424 , 50.3787878788 , 35</text:p>
      <text:p text:style-name="P2">65.4924242424 , 50.8825757576 , 35</text:p>
      <text:p text:style-name="P2">65.4924242424 , 51.3863636364 , 35</text:p>
      <text:p text:style-name="P2">65.4924242424 , 51.8901515152 , 35</text:p>
      <text:p text:style-name="P2">65.4924242424 , 52.3939393939 , 35</text:p>
      <text:p text:style-name="P2">65.4924242424 , 52.8977272727 , 35</text:p>
      <text:p text:style-name="P2">65.4924242424 , 53.4015151515 , 35</text:p>
      <text:p text:style-name="P2">65.4924242424 , 53.9053030303 , 35</text:p>
      <text:p text:style-name="P2">65.4924242424 , 54.4090909091 , 35</text:p>
      <text:p text:style-name="P2">65.4924242424 , 54.9128787879 , 35</text:p>
      <text:p text:style-name="P2">65.4924242424 , 55.4166666667 , 35</text:p>
      <text:p text:style-name="P2">65.4924242424 , 55.9204545455 , 35</text:p>
      <text:p text:style-name="P2">65.4924242424 , 56.4242424242 , 35</text:p>
      <text:p text:style-name="P2">65.4924242424 , 56.928030303 , 35</text:p>
      <text:p text:style-name="P2">65.4924242424 , 57.4318181818 , 35</text:p>
      <text:p text:style-name="P2">65.4924242424 , 57.9356060606 , 35</text:p>
      <text:p text:style-name="P2">65.4924242424 , 58.4393939394 , 35</text:p>
      <text:p text:style-name="P2">65.4924242424 , 58.9431818182 , 35</text:p>
      <text:p text:style-name="P2">65.4924242424 , 59.446969697 , 35</text:p>
      <text:p text:style-name="P2">65.4924242424 , 59.9507575758 , 35</text:p>
      <text:p text:style-name="P2">65.4924242424 , 60.4545454545 , 35</text:p>
      <text:p text:style-name="P2">65.4924242424 , 60.9583333333 , 35</text:p>
      <text:p text:style-name="P2">65.4924242424 , 61.4621212121 , 35</text:p>
      <text:p text:style-name="P2">65.4924242424 , 61.9659090909 , 35</text:p>
      <text:p text:style-name="P2">65.4924242424 , 62.4696969697 , 35</text:p>
      <text:p text:style-name="P2">65.4924242424 , 62.9734848485 , 35</text:p>
      <text:p text:style-name="P2">65.4924242424 , 63.4772727273 , 35</text:p>
      <text:p text:style-name="P2">65.4924242424 , 63.9810606061 , 35</text:p>
      <text:p text:style-name="P2"><text:soft-page-break/>65.4924242424 , 64.4848484848 , 35</text:p>
      <text:p text:style-name="P2">65.4924242424 , 64.9886363636 , 35</text:p>
      <text:p text:style-name="P2">65.4924242424 , 65.4924242424 , 35</text:p>
      <text:p text:style-name="P2">65.4924242424 , 65.9962121212 , 35</text:p>
      <text:p text:style-name="P2">65.4924242424 , 66.5 , 35</text:p>
      <text:p text:style-name="P2">65.9962121212 , 0.0 , 15</text:p>
      <text:p text:style-name="P2">65.9962121212 , 0.503787878788 , 15</text:p>
      <text:p text:style-name="P2">65.9962121212 , 1.00757575758 , 15</text:p>
      <text:p text:style-name="P2">65.9962121212 , 1.51136363636 , 15</text:p>
      <text:p text:style-name="P2">65.9962121212 , 2.01515151515 , 15</text:p>
      <text:p text:style-name="P2">65.9962121212 , 2.51893939394 , 15</text:p>
      <text:p text:style-name="P2">65.9962121212 , 3.02272727273 , 15</text:p>
      <text:p text:style-name="P2">65.9962121212 , 3.52651515152 , 15</text:p>
      <text:p text:style-name="P2">65.9962121212 , 4.0303030303 , 15</text:p>
      <text:p text:style-name="P2">65.9962121212 , 4.53409090909 , 15</text:p>
      <text:p text:style-name="P2">65.9962121212 , 5.03787878788 , 15</text:p>
      <text:p text:style-name="P2">65.9962121212 , 5.54166666667 , 15</text:p>
      <text:p text:style-name="P2">65.9962121212 , 6.04545454545 , 15</text:p>
      <text:p text:style-name="P2">65.9962121212 , 6.54924242424 , 15</text:p>
      <text:p text:style-name="P2">65.9962121212 , 7.05303030303 , 15</text:p>
      <text:p text:style-name="P2">65.9962121212 , 7.55681818182 , 15</text:p>
      <text:p text:style-name="P2">65.9962121212 , 8.06060606061 , 15</text:p>
      <text:p text:style-name="P2">65.9962121212 , 8.56439393939 , 15</text:p>
      <text:p text:style-name="P2">65.9962121212 , 9.06818181818 , 15</text:p>
      <text:p text:style-name="P2">65.9962121212 , 9.57196969697 , 15</text:p>
      <text:p text:style-name="P2">65.9962121212 , 10.0757575758 , 15</text:p>
      <text:p text:style-name="P2">65.9962121212 , 10.5795454545 , 15</text:p>
      <text:p text:style-name="P2">65.9962121212 , 11.0833333333 , 15</text:p>
      <text:p text:style-name="P2">65.9962121212 , 11.5871212121 , 15</text:p>
      <text:p text:style-name="P2">65.9962121212 , 12.0909090909 , 15</text:p>
      <text:p text:style-name="P2">65.9962121212 , 12.5946969697 , 15</text:p>
      <text:p text:style-name="P2">65.9962121212 , 13.0984848485 , 15</text:p>
      <text:p text:style-name="P2">65.9962121212 , 13.6022727273 , 15</text:p>
      <text:p text:style-name="P2">65.9962121212 , 14.1060606061 , 15</text:p>
      <text:p text:style-name="P2">65.9962121212 , 14.6098484848 , 15</text:p>
      <text:p text:style-name="P2">65.9962121212 , 15.1136363636 , 15</text:p>
      <text:p text:style-name="P2">65.9962121212 , 15.6174242424 , 15</text:p>
      <text:p text:style-name="P2">65.9962121212 , 16.1212121212 , 15</text:p>
      <text:p text:style-name="P2">65.9962121212 , 16.625 , 15</text:p>
      <text:p text:style-name="P2">65.9962121212 , 17.1287878788 , 15</text:p>
      <text:p text:style-name="P2">65.9962121212 , 17.6325757576 , 15</text:p>
      <text:p text:style-name="P2">65.9962121212 , 18.1363636364 , 15</text:p>
      <text:p text:style-name="P2">65.9962121212 , 18.6401515152 , 15.33333333</text:p>
      <text:p text:style-name="P2">65.9962121212 , 19.1439393939 , 15.66666667</text:p>
      <text:p text:style-name="P2">65.9962121212 , 19.6477272727 , 16</text:p>
      <text:p text:style-name="P2">65.9962121212 , 20.1515151515 , 16.33333333</text:p>
      <text:p text:style-name="P2">65.9962121212 , 20.6553030303 , 16.66666667</text:p>
      <text:p text:style-name="P2">65.9962121212 , 21.1590909091 , 17</text:p>
      <text:p text:style-name="P2">65.9962121212 , 21.6628787879 , 17.33333333</text:p>
      <text:p text:style-name="P2">65.9962121212 , 22.1666666667 , 17.66666667</text:p>
      <text:p text:style-name="P2">65.9962121212 , 22.6704545455 , 18</text:p>
      <text:p text:style-name="P2">65.9962121212 , 23.1742424242 , 18.33333333</text:p>
      <text:p text:style-name="P2"><text:soft-page-break/>65.9962121212 , 23.678030303 , 18.66666667</text:p>
      <text:p text:style-name="P2">65.9962121212 , 24.1818181818 , 19</text:p>
      <text:p text:style-name="P2">65.9962121212 , 24.6856060606 , 19.33333333</text:p>
      <text:p text:style-name="P2">65.9962121212 , 25.1893939394 , 19.66666667</text:p>
      <text:p text:style-name="P2">65.9962121212 , 25.6931818182 , 20</text:p>
      <text:p text:style-name="P2">65.9962121212 , 26.196969697 , 20.33333333</text:p>
      <text:p text:style-name="P2">65.9962121212 , 26.7007575758 , 20.66666667</text:p>
      <text:p text:style-name="P2">65.9962121212 , 27.2045454545 , 21</text:p>
      <text:p text:style-name="P2">65.9962121212 , 27.7083333333 , 21.33333333</text:p>
      <text:p text:style-name="P2">65.9962121212 , 28.2121212121 , 21.66666667</text:p>
      <text:p text:style-name="P2">65.9962121212 , 28.7159090909 , 22</text:p>
      <text:p text:style-name="P2">65.9962121212 , 29.2196969697 , 22.33333333</text:p>
      <text:p text:style-name="P2">65.9962121212 , 29.7234848485 , 22.66666667</text:p>
      <text:p text:style-name="P2">65.9962121212 , 30.2272727273 , 23</text:p>
      <text:p text:style-name="P2">65.9962121212 , 30.7310606061 , 23.33333333</text:p>
      <text:p text:style-name="P2">65.9962121212 , 31.2348484848 , 23.66666667</text:p>
      <text:p text:style-name="P2">65.9962121212 , 31.7386363636 , 24</text:p>
      <text:p text:style-name="P2">65.9962121212 , 32.2424242424 , 24.33333333</text:p>
      <text:p text:style-name="P2">65.9962121212 , 32.7462121212 , 24.66666667</text:p>
      <text:p text:style-name="P2">65.9962121212 , 33.25 , 25</text:p>
      <text:p text:style-name="P2">65.9962121212 , 33.7537878788 , 25.33333333</text:p>
      <text:p text:style-name="P2">65.9962121212 , 34.2575757576 , 25.66666667</text:p>
      <text:p text:style-name="P2">65.9962121212 , 34.7613636364 , 26</text:p>
      <text:p text:style-name="P2">65.9962121212 , 35.2651515152 , 26.33333333</text:p>
      <text:p text:style-name="P2">65.9962121212 , 35.7689393939 , 26.66666667</text:p>
      <text:p text:style-name="P2">65.9962121212 , 36.2727272727 , 27</text:p>
      <text:p text:style-name="P2">65.9962121212 , 36.7765151515 , 27.33333333</text:p>
      <text:p text:style-name="P2">65.9962121212 , 37.2803030303 , 27.66666667</text:p>
      <text:p text:style-name="P2">65.9962121212 , 37.7840909091 , 28</text:p>
      <text:p text:style-name="P2">65.9962121212 , 38.2878787879 , 28.33333333</text:p>
      <text:p text:style-name="P2">65.9962121212 , 38.7916666667 , 28.66666667</text:p>
      <text:p text:style-name="P2">65.9962121212 , 39.2954545455 , 29</text:p>
      <text:p text:style-name="P2">65.9962121212 , 39.7992424242 , 29.33333333</text:p>
      <text:p text:style-name="P2">65.9962121212 , 40.303030303 , 29.66666667</text:p>
      <text:p text:style-name="P2">65.9962121212 , 40.8068181818 , 30</text:p>
      <text:p text:style-name="P2">65.9962121212 , 41.3106060606 , 30.33333333</text:p>
      <text:p text:style-name="P2">65.9962121212 , 41.8143939394 , 30.66666667</text:p>
      <text:p text:style-name="P2">65.9962121212 , 42.3181818182 , 31</text:p>
      <text:p text:style-name="P2">65.9962121212 , 42.821969697 , 31.33333333</text:p>
      <text:p text:style-name="P2">65.9962121212 , 43.3257575758 , 31.66666667</text:p>
      <text:p text:style-name="P2">65.9962121212 , 43.8295454545 , 32</text:p>
      <text:p text:style-name="P2">65.9962121212 , 44.3333333333 , 32.33333333</text:p>
      <text:p text:style-name="P2">65.9962121212 , 44.8371212121 , 32.66666667</text:p>
      <text:p text:style-name="P2">65.9962121212 , 45.3409090909 , 33</text:p>
      <text:p text:style-name="P2">65.9962121212 , 45.8446969697 , 33.33333333</text:p>
      <text:p text:style-name="P2">65.9962121212 , 46.3484848485 , 33.66666667</text:p>
      <text:p text:style-name="P2">65.9962121212 , 46.8522727273 , 34</text:p>
      <text:p text:style-name="P2">65.9962121212 , 47.3560606061 , 34.33333333</text:p>
      <text:p text:style-name="P2">65.9962121212 , 47.8598484848 , 34.66666667</text:p>
      <text:p text:style-name="P2">65.9962121212 , 48.3636363636 , 35</text:p>
      <text:p text:style-name="P2">65.9962121212 , 48.8674242424 , 35</text:p>
      <text:p text:style-name="P2">65.9962121212 , 49.3712121212 , 35</text:p>
      <text:p text:style-name="P2"><text:soft-page-break/>65.9962121212 , 49.875 , 35</text:p>
      <text:p text:style-name="P2">65.9962121212 , 50.3787878788 , 35</text:p>
      <text:p text:style-name="P2">65.9962121212 , 50.8825757576 , 35</text:p>
      <text:p text:style-name="P2">65.9962121212 , 51.3863636364 , 35</text:p>
      <text:p text:style-name="P2">65.9962121212 , 51.8901515152 , 35</text:p>
      <text:p text:style-name="P2">65.9962121212 , 52.3939393939 , 35</text:p>
      <text:p text:style-name="P2">65.9962121212 , 52.8977272727 , 35</text:p>
      <text:p text:style-name="P2">65.9962121212 , 53.4015151515 , 35</text:p>
      <text:p text:style-name="P2">65.9962121212 , 53.9053030303 , 35</text:p>
      <text:p text:style-name="P2">65.9962121212 , 54.4090909091 , 35</text:p>
      <text:p text:style-name="P2">65.9962121212 , 54.9128787879 , 35</text:p>
      <text:p text:style-name="P2">65.9962121212 , 55.4166666667 , 35</text:p>
      <text:p text:style-name="P2">65.9962121212 , 55.9204545455 , 35</text:p>
      <text:p text:style-name="P2">65.9962121212 , 56.4242424242 , 35</text:p>
      <text:p text:style-name="P2">65.9962121212 , 56.928030303 , 35</text:p>
      <text:p text:style-name="P2">65.9962121212 , 57.4318181818 , 35</text:p>
      <text:p text:style-name="P2">65.9962121212 , 57.9356060606 , 35</text:p>
      <text:p text:style-name="P2">65.9962121212 , 58.4393939394 , 35</text:p>
      <text:p text:style-name="P2">65.9962121212 , 58.9431818182 , 35</text:p>
      <text:p text:style-name="P2">65.9962121212 , 59.446969697 , 35</text:p>
      <text:p text:style-name="P2">65.9962121212 , 59.9507575758 , 35</text:p>
      <text:p text:style-name="P2">65.9962121212 , 60.4545454545 , 35</text:p>
      <text:p text:style-name="P2">65.9962121212 , 60.9583333333 , 35</text:p>
      <text:p text:style-name="P2">65.9962121212 , 61.4621212121 , 35</text:p>
      <text:p text:style-name="P2">65.9962121212 , 61.9659090909 , 35</text:p>
      <text:p text:style-name="P2">65.9962121212 , 62.4696969697 , 35</text:p>
      <text:p text:style-name="P2">65.9962121212 , 62.9734848485 , 35</text:p>
      <text:p text:style-name="P2">65.9962121212 , 63.4772727273 , 35</text:p>
      <text:p text:style-name="P2">65.9962121212 , 63.9810606061 , 35</text:p>
      <text:p text:style-name="P2">65.9962121212 , 64.4848484848 , 35</text:p>
      <text:p text:style-name="P2">65.9962121212 , 64.9886363636 , 35</text:p>
      <text:p text:style-name="P2">65.9962121212 , 65.4924242424 , 35</text:p>
      <text:p text:style-name="P2">65.9962121212 , 65.9962121212 , 35</text:p>
      <text:p text:style-name="P2">65.9962121212 , 66.5 , 35</text:p>
      <text:p text:style-name="P2">66.5 , 0.0 , 15</text:p>
      <text:p text:style-name="P2">66.5 , 0.503787878788 , 15</text:p>
      <text:p text:style-name="P2">66.5 , 1.00757575758 , 15</text:p>
      <text:p text:style-name="P2">66.5 , 1.51136363636 , 15</text:p>
      <text:p text:style-name="P2">66.5 , 2.01515151515 , 15</text:p>
      <text:p text:style-name="P2">66.5 , 2.51893939394 , 15</text:p>
      <text:p text:style-name="P2">66.5 , 3.02272727273 , 15</text:p>
      <text:p text:style-name="P2">66.5 , 3.52651515152 , 15</text:p>
      <text:p text:style-name="P2">66.5 , 4.0303030303 , 15</text:p>
      <text:p text:style-name="P2">66.5 , 4.53409090909 , 15</text:p>
      <text:p text:style-name="P2">66.5 , 5.03787878788 , 15</text:p>
      <text:p text:style-name="P2">66.5 , 5.54166666667 , 15</text:p>
      <text:p text:style-name="P2">66.5 , 6.04545454545 , 15</text:p>
      <text:p text:style-name="P2">66.5 , 6.54924242424 , 15</text:p>
      <text:p text:style-name="P2">66.5 , 7.05303030303 , 15</text:p>
      <text:p text:style-name="P2">66.5 , 7.55681818182 , 15</text:p>
      <text:p text:style-name="P2">66.5 , 8.06060606061 , 15</text:p>
      <text:p text:style-name="P2">66.5 , 8.56439393939 , 15</text:p>
      <text:p text:style-name="P2"><text:soft-page-break/>66.5 , 9.06818181818 , 15</text:p>
      <text:p text:style-name="P2">66.5 , 9.57196969697 , 15</text:p>
      <text:p text:style-name="P2">66.5 , 10.0757575758 , 15</text:p>
      <text:p text:style-name="P2">66.5 , 10.5795454545 , 15</text:p>
      <text:p text:style-name="P2">66.5 , 11.0833333333 , 15</text:p>
      <text:p text:style-name="P2">66.5 , 11.5871212121 , 15</text:p>
      <text:p text:style-name="P2">66.5 , 12.0909090909 , 15</text:p>
      <text:p text:style-name="P2">66.5 , 12.5946969697 , 15</text:p>
      <text:p text:style-name="P2">66.5 , 13.0984848485 , 15</text:p>
      <text:p text:style-name="P2">66.5 , 13.6022727273 , 15</text:p>
      <text:p text:style-name="P2">66.5 , 14.1060606061 , 15</text:p>
      <text:p text:style-name="P2">66.5 , 14.6098484848 , 15</text:p>
      <text:p text:style-name="P2">66.5 , 15.1136363636 , 15</text:p>
      <text:p text:style-name="P2">66.5 , 15.6174242424 , 15</text:p>
      <text:p text:style-name="P2">66.5 , 16.1212121212 , 15</text:p>
      <text:p text:style-name="P2">66.5 , 16.625 , 15</text:p>
      <text:p text:style-name="P2">66.5 , 17.1287878788 , 15</text:p>
      <text:p text:style-name="P2">66.5 , 17.6325757576 , 15</text:p>
      <text:p text:style-name="P2">66.5 , 18.1363636364 , 15</text:p>
      <text:p text:style-name="P2">66.5 , 18.6401515152 , 15.33333333</text:p>
      <text:p text:style-name="P2">66.5 , 19.1439393939 , 15.66666667</text:p>
      <text:p text:style-name="P2">66.5 , 19.6477272727 , 16</text:p>
      <text:p text:style-name="P2">66.5 , 20.1515151515 , 16.33333333</text:p>
      <text:p text:style-name="P2">66.5 , 20.6553030303 , 16.66666667</text:p>
      <text:p text:style-name="P2">66.5 , 21.1590909091 , 17</text:p>
      <text:p text:style-name="P2">66.5 , 21.6628787879 , 17.33333333</text:p>
      <text:p text:style-name="P2">66.5 , 22.1666666667 , 17.66666667</text:p>
      <text:p text:style-name="P2">66.5 , 22.6704545455 , 18</text:p>
      <text:p text:style-name="P2">66.5 , 23.1742424242 , 18.33333333</text:p>
      <text:p text:style-name="P2">66.5 , 23.678030303 , 18.66666667</text:p>
      <text:p text:style-name="P2">66.5 , 24.1818181818 , 19</text:p>
      <text:p text:style-name="P2">66.5 , 24.6856060606 , 19.33333333</text:p>
      <text:p text:style-name="P2">66.5 , 25.1893939394 , 19.66666667</text:p>
      <text:p text:style-name="P2">66.5 , 25.6931818182 , 20</text:p>
      <text:p text:style-name="P2">66.5 , 26.196969697 , 20.33333333</text:p>
      <text:p text:style-name="P2">66.5 , 26.7007575758 , 20.66666667</text:p>
      <text:p text:style-name="P2">66.5 , 27.2045454545 , 21</text:p>
      <text:p text:style-name="P2">66.5 , 27.7083333333 , 21.33333333</text:p>
      <text:p text:style-name="P2">66.5 , 28.2121212121 , 21.66666667</text:p>
      <text:p text:style-name="P2">66.5 , 28.7159090909 , 22</text:p>
      <text:p text:style-name="P2">66.5 , 29.2196969697 , 22.33333333</text:p>
      <text:p text:style-name="P2">66.5 , 29.7234848485 , 22.66666667</text:p>
      <text:p text:style-name="P2">66.5 , 30.2272727273 , 23</text:p>
      <text:p text:style-name="P2">66.5 , 30.7310606061 , 23.33333333</text:p>
      <text:p text:style-name="P2">66.5 , 31.2348484848 , 23.66666667</text:p>
      <text:p text:style-name="P2">66.5 , 31.7386363636 , 24</text:p>
      <text:p text:style-name="P2">66.5 , 32.2424242424 , 24.33333333</text:p>
      <text:p text:style-name="P2">66.5 , 32.7462121212 , 24.66666667</text:p>
      <text:p text:style-name="P2">66.5 , 33.25 , 25</text:p>
      <text:p text:style-name="P2">66.5 , 33.7537878788 , 25.33333333</text:p>
      <text:p text:style-name="P2">66.5 , 34.2575757576 , 25.66666667</text:p>
      <text:p text:style-name="P2">66.5 , 34.7613636364 , 26</text:p>
      <text:p text:style-name="P2"><text:soft-page-break/>66.5 , 35.2651515152 , 26.33333333</text:p>
      <text:p text:style-name="P2">66.5 , 35.7689393939 , 26.66666667</text:p>
      <text:p text:style-name="P2">66.5 , 36.2727272727 , 27</text:p>
      <text:p text:style-name="P2">66.5 , 36.7765151515 , 27.33333333</text:p>
      <text:p text:style-name="P2">66.5 , 37.2803030303 , 27.66666667</text:p>
      <text:p text:style-name="P2">66.5 , 37.7840909091 , 28</text:p>
      <text:p text:style-name="P2">66.5 , 38.2878787879 , 28.33333333</text:p>
      <text:p text:style-name="P2">66.5 , 38.7916666667 , 28.66666667</text:p>
      <text:p text:style-name="P2">66.5 , 39.2954545455 , 29</text:p>
      <text:p text:style-name="P2">66.5 , 39.7992424242 , 29.33333333</text:p>
      <text:p text:style-name="P2">66.5 , 40.303030303 , 29.66666667</text:p>
      <text:p text:style-name="P2">66.5 , 40.8068181818 , 30</text:p>
      <text:p text:style-name="P2">66.5 , 41.3106060606 , 30.33333333</text:p>
      <text:p text:style-name="P2">66.5 , 41.8143939394 , 30.66666667</text:p>
      <text:p text:style-name="P2">66.5 , 42.3181818182 , 31</text:p>
      <text:p text:style-name="P2">66.5 , 42.821969697 , 31.33333333</text:p>
      <text:p text:style-name="P2">66.5 , 43.3257575758 , 31.66666667</text:p>
      <text:p text:style-name="P2">66.5 , 43.8295454545 , 32</text:p>
      <text:p text:style-name="P2">66.5 , 44.3333333333 , 32.33333333</text:p>
      <text:p text:style-name="P2">66.5 , 44.8371212121 , 32.66666667</text:p>
      <text:p text:style-name="P2">66.5 , 45.3409090909 , 33</text:p>
      <text:p text:style-name="P2">66.5 , 45.8446969697 , 33.33333333</text:p>
      <text:p text:style-name="P2">66.5 , 46.3484848485 , 33.66666667</text:p>
      <text:p text:style-name="P2">66.5 , 46.8522727273 , 34</text:p>
      <text:p text:style-name="P2">66.5 , 47.3560606061 , 34.33333333</text:p>
      <text:p text:style-name="P2">66.5 , 47.8598484848 , 34.66666667</text:p>
      <text:p text:style-name="P2">66.5 , 48.3636363636 , 35</text:p>
      <text:p text:style-name="P2">66.5 , 48.8674242424 , 35</text:p>
      <text:p text:style-name="P2">66.5 , 49.3712121212 , 35</text:p>
      <text:p text:style-name="P2">66.5 , 49.875 , 35</text:p>
      <text:p text:style-name="P2">66.5 , 50.3787878788 , 35</text:p>
      <text:p text:style-name="P2">66.5 , 50.8825757576 , 35</text:p>
      <text:p text:style-name="P2">66.5 , 51.3863636364 , 35</text:p>
      <text:p text:style-name="P2">66.5 , 51.8901515152 , 35</text:p>
      <text:p text:style-name="P2">66.5 , 52.3939393939 , 35</text:p>
      <text:p text:style-name="P2">66.5 , 52.8977272727 , 35</text:p>
      <text:p text:style-name="P2">66.5 , 53.4015151515 , 35</text:p>
      <text:p text:style-name="P2">66.5 , 53.9053030303 , 35</text:p>
      <text:p text:style-name="P2">66.5 , 54.4090909091 , 35</text:p>
      <text:p text:style-name="P2">66.5 , 54.9128787879 , 35</text:p>
      <text:p text:style-name="P2">66.5 , 55.4166666667 , 35</text:p>
      <text:p text:style-name="P2">66.5 , 55.9204545455 , 35</text:p>
      <text:p text:style-name="P2">66.5 , 56.4242424242 , 35</text:p>
      <text:p text:style-name="P2">66.5 , 56.928030303 , 35</text:p>
      <text:p text:style-name="P2">66.5 , 57.4318181818 , 35</text:p>
      <text:p text:style-name="P2">66.5 , 57.9356060606 , 35</text:p>
      <text:p text:style-name="P2">66.5 , 58.4393939394 , 35</text:p>
      <text:p text:style-name="P2">66.5 , 58.9431818182 , 35</text:p>
      <text:p text:style-name="P2">66.5 , 59.446969697 , 35</text:p>
      <text:p text:style-name="P2">66.5 , 59.9507575758 , 35</text:p>
      <text:p text:style-name="P2">66.5 , 60.4545454545 , 35</text:p>
      <text:p text:style-name="P2">66.5 , 60.9583333333 , 35</text:p>
      <text:p text:style-name="P2"><text:soft-page-break/>66.5 , 61.4621212121 , 35</text:p>
      <text:p text:style-name="P2">66.5 , 61.9659090909 , 35</text:p>
      <text:p text:style-name="P2">66.5 , 62.4696969697 , 35</text:p>
      <text:p text:style-name="P2">66.5 , 62.9734848485 , 35</text:p>
      <text:p text:style-name="P2">66.5 , 63.4772727273 , 35</text:p>
      <text:p text:style-name="P2">66.5 , 63.9810606061 , 35</text:p>
      <text:p text:style-name="P2">66.5 , 64.4848484848 , 35</text:p>
      <text:p text:style-name="P2">66.5 , 64.9886363636 , 35</text:p>
      <text:p text:style-name="P2">66.5 , 65.4924242424 , 35</text:p>
      <text:p text:style-name="P2">66.5 , 65.9962121212 , 35</text:p>
      <text:p text:style-name="P2">66.5 , 66.5 , 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09:46:23.880779566</meta:creation-date>
    <dc:date>2016-02-19T11:07:48.171223858</dc:date>
    <meta:editing-duration>PT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41" meta:paragraph-count="17690" meta:word-count="88449" meta:character-count="636890" meta:non-whitespace-character-count="566131"/>
  </office:meta>
</office:document-meta>
</file>